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unicipios</text:p>
          </table:table-cell>
          <table:table-cell office:value-type="string" calcext:value-type="string">
            <text:p>quantidade_ucs</text:p>
          </table:table-cell>
          <table:table-cell office:value-type="string" calcext:value-type="string">
            <text:p>populacao_2010</text:p>
          </table:table-cell>
          <table:table-cell office:value-type="string" calcext:value-type="string">
            <text:p><text:span text:style-name="T1">populacao_</text:span>2011</text:p>
          </table:table-cell>
          <table:table-cell office:value-type="string" calcext:value-type="string">
            <text:p><text:span text:style-name="T1">Populacao_</text:span>2012</text:p>
          </table:table-cell>
          <table:table-cell office:value-type="string" calcext:value-type="string">
            <text:p><text:span text:style-name="T1">Populacao_</text:span>2013</text:p>
          </table:table-cell>
          <table:table-cell office:value-type="string" calcext:value-type="string">
            <text:p><text:span text:style-name="T1">Populacao_</text:span>2014</text:p>
          </table:table-cell>
          <table:table-cell office:value-type="string" calcext:value-type="string">
            <text:p><text:span text:style-name="T1">Populacao_</text:span>2015</text:p>
          </table:table-cell>
          <table:table-cell office:value-type="string" calcext:value-type="string">
            <text:p><text:span text:style-name="T1">Populacao_</text:span>2016</text:p>
          </table:table-cell>
          <table:table-cell office:value-type="string" calcext:value-type="string">
            <text:p><text:span text:style-name="T1">Populacao_</text:span>2017</text:p>
          </table:table-cell>
          <table:table-cell office:value-type="string" calcext:value-type="string">
            <text:p><text:span text:style-name="T1">Populacao_</text:span>2018</text:p>
          </table:table-cell>
          <table:table-cell office:value-type="string" calcext:value-type="string">
            <text:p><text:span text:style-name="T1">Populacao_</text:span>2019</text:p>
          </table:table-cell>
          <table:table-cell office:value-type="string" calcext:value-type="string">
            <text:p><text:span text:style-name="T1">Populacao_</text:span>2020</text:p>
          </table:table-cell>
          <table:table-cell office:value-type="string" calcext:value-type="string">
            <text:p>massa_salarial_2010</text:p>
          </table:table-cell>
          <table:table-cell office:value-type="string" calcext:value-type="string">
            <text:p><text:span text:style-name="T1">massa_salarial_</text:span>2011</text:p>
          </table:table-cell>
          <table:table-cell office:value-type="string" calcext:value-type="string">
            <text:p><text:span text:style-name="T1">massa_salarial_</text:span>2012</text:p>
          </table:table-cell>
          <table:table-cell office:value-type="string" calcext:value-type="string">
            <text:p><text:span text:style-name="T1">massa_salarial_</text:span>2013</text:p>
          </table:table-cell>
          <table:table-cell office:value-type="string" calcext:value-type="string">
            <text:p><text:span text:style-name="T1">massa_salarial_</text:span>2014</text:p>
          </table:table-cell>
          <table:table-cell office:value-type="string" calcext:value-type="string">
            <text:p><text:span text:style-name="T1">massa_salarial_</text:span>2015</text:p>
          </table:table-cell>
          <table:table-cell office:value-type="string" calcext:value-type="string">
            <text:p><text:span text:style-name="T1">massa_salarial_</text:span>2016</text:p>
          </table:table-cell>
          <table:table-cell office:value-type="string" calcext:value-type="string">
            <text:p><text:span text:style-name="T1">massa_salarial_</text:span>2017</text:p>
          </table:table-cell>
          <table:table-cell office:value-type="string" calcext:value-type="string">
            <text:p><text:span text:style-name="T1">massa_salarial_</text:span>2018</text:p>
          </table:table-cell>
          <table:table-cell office:value-type="string" calcext:value-type="string">
            <text:p><text:span text:style-name="T1">massa_salarial_</text:span>2019</text:p>
          </table:table-cell>
          <table:table-cell office:value-type="string" calcext:value-type="string">
            <text:p><text:span text:style-name="T1">massa_salarial_</text:span>2020</text:p>
          </table:table-cell>
          <table:table-cell office:value-type="string" calcext:value-type="string">
            <text:p>pib_municipio_2010</text:p>
          </table:table-cell>
          <table:table-cell office:value-type="string" calcext:value-type="string">
            <text:p><text:span text:style-name="T1">pib_municipio_</text:span>2011</text:p>
          </table:table-cell>
          <table:table-cell office:value-type="string" calcext:value-type="string">
            <text:p><text:span text:style-name="T1">pib_municipio_</text:span>2012</text:p>
          </table:table-cell>
          <table:table-cell office:value-type="string" calcext:value-type="string">
            <text:p><text:span text:style-name="T1">pib_municipio_</text:span>2013</text:p>
          </table:table-cell>
          <table:table-cell office:value-type="string" calcext:value-type="string">
            <text:p><text:span text:style-name="T1">pib_municipio_</text:span>2014</text:p>
          </table:table-cell>
          <table:table-cell office:value-type="string" calcext:value-type="string">
            <text:p><text:span text:style-name="T1">pib_municipio_</text:span>2015</text:p>
          </table:table-cell>
          <table:table-cell office:value-type="string" calcext:value-type="string">
            <text:p><text:span text:style-name="T1">pib_municipio_</text:span>2016</text:p>
          </table:table-cell>
          <table:table-cell office:value-type="string" calcext:value-type="string">
            <text:p><text:span text:style-name="T1">pib_municipio_</text:span>2017</text:p>
          </table:table-cell>
          <table:table-cell office:value-type="string" calcext:value-type="string">
            <text:p><text:span text:style-name="T1">pib_municipio_</text:span>2018</text:p>
          </table:table-cell>
          <table:table-cell office:value-type="string" calcext:value-type="string">
            <text:p><text:span text:style-name="T1">pib_municipio_</text:span>2019</text:p>
          </table:table-cell>
          <table:table-cell office:value-type="string" calcext:value-type="string">
            <text:p><text:span text:style-name="T1">pib_municipio_</text:span>2020</text:p>
          </table:table-cell>
          <table:table-cell office:value-type="string" calcext:value-type="string">
            <text:p>empregados_2010</text:p>
          </table:table-cell>
          <table:table-cell office:value-type="string" calcext:value-type="string">
            <text:p><text:span text:style-name="T1">empregados_</text:span>2011</text:p>
          </table:table-cell>
          <table:table-cell office:value-type="string" calcext:value-type="string">
            <text:p><text:span text:style-name="T1">empregados_</text:span>2012</text:p>
          </table:table-cell>
          <table:table-cell office:value-type="string" calcext:value-type="string">
            <text:p><text:span text:style-name="T1">empregados_</text:span>2013</text:p>
          </table:table-cell>
          <table:table-cell office:value-type="string" calcext:value-type="string">
            <text:p><text:span text:style-name="T1">empregados_</text:span>2014</text:p>
          </table:table-cell>
          <table:table-cell office:value-type="string" calcext:value-type="string">
            <text:p><text:span text:style-name="T1">empregados_</text:span>2015</text:p>
          </table:table-cell>
          <table:table-cell office:value-type="string" calcext:value-type="string">
            <text:p><text:span text:style-name="T1">empregados_</text:span>2016</text:p>
          </table:table-cell>
          <table:table-cell office:value-type="string" calcext:value-type="string">
            <text:p><text:span text:style-name="T1">empregados_</text:span>2017</text:p>
          </table:table-cell>
          <table:table-cell office:value-type="string" calcext:value-type="string">
            <text:p><text:span text:style-name="T1">empregados_</text:span>2018</text:p>
          </table:table-cell>
          <table:table-cell office:value-type="string" calcext:value-type="string">
            <text:p><text:span text:style-name="T1">empregados_</text:span>2019</text:p>
          </table:table-cell>
          <table:table-cell office:value-type="string" calcext:value-type="string">
            <text:p><text:span text:style-name="T1">empregados_</text:span>2020</text:p>
          </table:table-cell>
          <table:table-cell office:value-type="string" calcext:value-type="string">
            <text:p>Estabelecimentos</text:p>
          </table:table-cell>
        </table:table-row>
        <table:table-row table:style-name="ro1">
          <table:table-cell office:value-type="string" calcext:value-type="string">
            <text:p>ABDON BAT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44" calcext:value-type="float">
            <text:p>2644</text:p>
          </table:table-cell>
          <table:table-cell office:value-type="float" office:value="2635" calcext:value-type="float">
            <text:p>2635</text:p>
          </table:table-cell>
          <table:table-cell office:value-type="float" office:value="2656" calcext:value-type="float">
            <text:p>2656</text:p>
          </table:table-cell>
          <table:table-cell office:value-type="float" office:value="2643" calcext:value-type="float">
            <text:p>2643</text:p>
          </table:table-cell>
          <table:table-cell office:value-type="float" office:value="2630" calcext:value-type="float">
            <text:p>2630</text:p>
          </table:table-cell>
          <table:table-cell office:value-type="float" office:value="2617" calcext:value-type="float">
            <text:p>2617</text:p>
          </table:table-cell>
          <table:table-cell office:value-type="float" office:value="2604" calcext:value-type="float">
            <text:p>2604</text:p>
          </table:table-cell>
          <table:table-cell office:value-type="float" office:value="2577" calcext:value-type="float">
            <text:p>2577</text:p>
          </table:table-cell>
          <table:table-cell office:value-type="float" office:value="2563" calcext:value-type="float">
            <text:p>2563</text:p>
          </table:table-cell>
          <table:table-cell office:value-type="float" office:value="2548" calcext:value-type="float">
            <text:p>2548</text:p>
          </table:table-cell>
          <table:table-cell office:value-type="float" office:value="45003.64" calcext:value-type="float">
            <text:p>45003.64</text:p>
          </table:table-cell>
          <table:table-cell office:value-type="float" office:value="112374.22" calcext:value-type="float">
            <text:p>112374.22</text:p>
          </table:table-cell>
          <table:table-cell office:value-type="float" office:value="182584.4" calcext:value-type="float">
            <text:p>182584.4</text:p>
          </table:table-cell>
          <table:table-cell office:value-type="float" office:value="494210.31" calcext:value-type="float">
            <text:p>494210.31</text:p>
          </table:table-cell>
          <table:table-cell office:value-type="float" office:value="938579.56" calcext:value-type="float">
            <text:p>938579.56</text:p>
          </table:table-cell>
          <table:table-cell office:value-type="float" office:value="2322124.51" calcext:value-type="float">
            <text:p>2322124.51</text:p>
          </table:table-cell>
          <table:table-cell office:value-type="float" office:value="820921.92" calcext:value-type="float">
            <text:p>820921.92</text:p>
          </table:table-cell>
          <table:table-cell office:value-type="float" office:value="569428.9" calcext:value-type="float">
            <text:p>569428.9</text:p>
          </table:table-cell>
          <table:table-cell office:value-type="float" office:value="870089.19" calcext:value-type="float">
            <text:p>870089.19</text:p>
          </table:table-cell>
          <table:table-cell office:value-type="float" office:value="634405.4" calcext:value-type="float">
            <text:p>634405.4</text:p>
          </table:table-cell>
          <table:table-cell office:value-type="float" office:value="638593.5" calcext:value-type="float">
            <text:p>638593.5</text:p>
          </table:table-cell>
          <table:table-cell office:value-type="float" office:value="36435830" calcext:value-type="float">
            <text:p>36435830</text:p>
          </table:table-cell>
          <table:table-cell office:value-type="float" office:value="48810540" calcext:value-type="float">
            <text:p>48810540</text:p>
          </table:table-cell>
          <table:table-cell office:value-type="float" office:value="62605280" calcext:value-type="float">
            <text:p>62605280</text:p>
          </table:table-cell>
          <table:table-cell office:value-type="float" office:value="65844650" calcext:value-type="float">
            <text:p>65844650</text:p>
          </table:table-cell>
          <table:table-cell office:value-type="float" office:value="62400460" calcext:value-type="float">
            <text:p>62400460</text:p>
          </table:table-cell>
          <table:table-cell office:value-type="float" office:value="63126640" calcext:value-type="float">
            <text:p>63126640</text:p>
          </table:table-cell>
          <table:table-cell office:value-type="float" office:value="64722960" calcext:value-type="float">
            <text:p>64722960</text:p>
          </table:table-cell>
          <table:table-cell office:value-type="float" office:value="63044710" calcext:value-type="float">
            <text:p>63044710</text:p>
          </table:table-cell>
          <table:table-cell office:value-type="float" office:value="63182190" calcext:value-type="float">
            <text:p>63182190</text:p>
          </table:table-cell>
          <table:table-cell office:value-type="float" office:value="65192000" calcext:value-type="float">
            <text:p>65192000</text:p>
          </table:table-cell>
          <table:table-cell office:value-type="float" office:value="62066000" calcext:value-type="float">
            <text:p>62066000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581" calcext:value-type="float">
            <text:p>581</text:p>
          </table:table-cell>
          <table:table-cell office:value-type="float" office:value="1111" calcext:value-type="float">
            <text:p>1111</text:p>
          </table:table-cell>
          <table:table-cell office:value-type="float" office:value="292" calcext:value-type="float">
            <text:p>292</text:p>
          </table:table-cell>
          <table:table-cell office:value-type="float" office:value="232" calcext:value-type="float">
            <text:p>232</text:p>
          </table:table-cell>
          <table:table-cell office:value-type="float" office:value="352" calcext:value-type="float">
            <text:p>352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BELARDO LU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51" calcext:value-type="float">
            <text:p>17151</text:p>
          </table:table-cell>
          <table:table-cell office:value-type="float" office:value="17200" calcext:value-type="float">
            <text:p>17200</text:p>
          </table:table-cell>
          <table:table-cell office:value-type="float" office:value="17584" calcext:value-type="float">
            <text:p>17584</text:p>
          </table:table-cell>
          <table:table-cell office:value-type="float" office:value="17651" calcext:value-type="float">
            <text:p>17651</text:p>
          </table:table-cell>
          <table:table-cell office:value-type="float" office:value="17717" calcext:value-type="float">
            <text:p>17717</text:p>
          </table:table-cell>
          <table:table-cell office:value-type="float" office:value="17782" calcext:value-type="float">
            <text:p>17782</text:p>
          </table:table-cell>
          <table:table-cell table:number-columns-repeated="2" office:value-type="float" office:value="17847" calcext:value-type="float">
            <text:p>17847</text:p>
          </table:table-cell>
          <table:table-cell office:value-type="float" office:value="17904" calcext:value-type="float">
            <text:p>17904</text:p>
          </table:table-cell>
          <table:table-cell office:value-type="float" office:value="17960" calcext:value-type="float">
            <text:p>17960</text:p>
          </table:table-cell>
          <table:table-cell office:value-type="float" office:value="1971260" calcext:value-type="float">
            <text:p>1971260</text:p>
          </table:table-cell>
          <table:table-cell office:value-type="float" office:value="3044732.43" calcext:value-type="float">
            <text:p>3044732.43</text:p>
          </table:table-cell>
          <table:table-cell office:value-type="float" office:value="3769626.7" calcext:value-type="float">
            <text:p>3769626.7</text:p>
          </table:table-cell>
          <table:table-cell office:value-type="float" office:value="4242495.15" calcext:value-type="float">
            <text:p>4242495.15</text:p>
          </table:table-cell>
          <table:table-cell office:value-type="float" office:value="5048506.66" calcext:value-type="float">
            <text:p>5048506.66</text:p>
          </table:table-cell>
          <table:table-cell office:value-type="float" office:value="5485801.19" calcext:value-type="float">
            <text:p>5485801.19</text:p>
          </table:table-cell>
          <table:table-cell office:value-type="float" office:value="5707277.89" calcext:value-type="float">
            <text:p>5707277.89</text:p>
          </table:table-cell>
          <table:table-cell office:value-type="float" office:value="6547077.5" calcext:value-type="float">
            <text:p>6547077.5</text:p>
          </table:table-cell>
          <table:table-cell office:value-type="float" office:value="6344404.99" calcext:value-type="float">
            <text:p>6344404.99</text:p>
          </table:table-cell>
          <table:table-cell office:value-type="float" office:value="7097555.18" calcext:value-type="float">
            <text:p>7097555.18</text:p>
          </table:table-cell>
          <table:table-cell office:value-type="float" office:value="7511531.22" calcext:value-type="float">
            <text:p>7511531.22</text:p>
          </table:table-cell>
          <table:table-cell office:value-type="float" office:value="446167300" calcext:value-type="float">
            <text:p>446167300</text:p>
          </table:table-cell>
          <table:table-cell office:value-type="float" office:value="680662400" calcext:value-type="float">
            <text:p>680662400</text:p>
          </table:table-cell>
          <table:table-cell office:value-type="float" office:value="692750000" calcext:value-type="float">
            <text:p>692750000</text:p>
          </table:table-cell>
          <table:table-cell office:value-type="float" office:value="766837500" calcext:value-type="float">
            <text:p>766837500</text:p>
          </table:table-cell>
          <table:table-cell office:value-type="float" office:value="579947800" calcext:value-type="float">
            <text:p>579947800</text:p>
          </table:table-cell>
          <table:table-cell office:value-type="float" office:value="562305700" calcext:value-type="float">
            <text:p>562305700</text:p>
          </table:table-cell>
          <table:table-cell office:value-type="float" office:value="604764200" calcext:value-type="float">
            <text:p>604764200</text:p>
          </table:table-cell>
          <table:table-cell office:value-type="float" office:value="606396800" calcext:value-type="float">
            <text:p>606396800</text:p>
          </table:table-cell>
          <table:table-cell office:value-type="float" office:value="697968400" calcext:value-type="float">
            <text:p>697968400</text:p>
          </table:table-cell>
          <table:table-cell office:value-type="float" office:value="661728000" calcext:value-type="float">
            <text:p>661728000</text:p>
          </table:table-cell>
          <table:table-cell office:value-type="float" office:value="800447000" calcext:value-type="float">
            <text:p>800447000</text:p>
          </table:table-cell>
          <table:table-cell office:value-type="float" office:value="2059" calcext:value-type="float">
            <text:p>2059</text:p>
          </table:table-cell>
          <table:table-cell office:value-type="float" office:value="3001" calcext:value-type="float">
            <text:p>3001</text:p>
          </table:table-cell>
          <table:table-cell office:value-type="float" office:value="3208" calcext:value-type="float">
            <text:p>3208</text:p>
          </table:table-cell>
          <table:table-cell office:value-type="float" office:value="3291" calcext:value-type="float">
            <text:p>3291</text:p>
          </table:table-cell>
          <table:table-cell office:value-type="float" office:value="3484" calcext:value-type="float">
            <text:p>3484</text:p>
          </table:table-cell>
          <table:table-cell office:value-type="float" office:value="3494" calcext:value-type="float">
            <text:p>3494</text:p>
          </table:table-cell>
          <table:table-cell office:value-type="float" office:value="3348" calcext:value-type="float">
            <text:p>3348</text:p>
          </table:table-cell>
          <table:table-cell office:value-type="float" office:value="3378" calcext:value-type="float">
            <text:p>3378</text:p>
          </table:table-cell>
          <table:table-cell office:value-type="float" office:value="3303" calcext:value-type="float">
            <text:p>3303</text:p>
          </table:table-cell>
          <table:table-cell office:value-type="float" office:value="3505" calcext:value-type="float">
            <text:p>3505</text:p>
          </table:table-cell>
          <table:table-cell office:value-type="float" office:value="3670" calcext:value-type="float">
            <text:p>3670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AGROLÂND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40" calcext:value-type="float">
            <text:p>9440</text:p>
          </table:table-cell>
          <table:table-cell office:value-type="float" office:value="9552" calcext:value-type="float">
            <text:p>9552</text:p>
          </table:table-cell>
          <table:table-cell office:value-type="float" office:value="9957" calcext:value-type="float">
            <text:p>9957</text:p>
          </table:table-cell>
          <table:table-cell office:value-type="float" office:value="10115" calcext:value-type="float">
            <text:p>10115</text:p>
          </table:table-cell>
          <table:table-cell office:value-type="float" office:value="10272" calcext:value-type="float">
            <text:p>10272</text:p>
          </table:table-cell>
          <table:table-cell office:value-type="float" office:value="10427" calcext:value-type="float">
            <text:p>10427</text:p>
          </table:table-cell>
          <table:table-cell office:value-type="float" office:value="10581" calcext:value-type="float">
            <text:p>10581</text:p>
          </table:table-cell>
          <table:table-cell office:value-type="float" office:value="10711" calcext:value-type="float">
            <text:p>10711</text:p>
          </table:table-cell>
          <table:table-cell office:value-type="float" office:value="10864" calcext:value-type="float">
            <text:p>10864</text:p>
          </table:table-cell>
          <table:table-cell office:value-type="float" office:value="11013" calcext:value-type="float">
            <text:p>11013</text:p>
          </table:table-cell>
          <table:table-cell office:value-type="float" office:value="3057104.62" calcext:value-type="float">
            <text:p>3057104.62</text:p>
          </table:table-cell>
          <table:table-cell office:value-type="float" office:value="3525341.63" calcext:value-type="float">
            <text:p>3525341.63</text:p>
          </table:table-cell>
          <table:table-cell office:value-type="float" office:value="3816374.82" calcext:value-type="float">
            <text:p>3816374.82</text:p>
          </table:table-cell>
          <table:table-cell office:value-type="float" office:value="4768979.72" calcext:value-type="float">
            <text:p>4768979.72</text:p>
          </table:table-cell>
          <table:table-cell office:value-type="float" office:value="5442174.31" calcext:value-type="float">
            <text:p>5442174.31</text:p>
          </table:table-cell>
          <table:table-cell office:value-type="float" office:value="5225128.92" calcext:value-type="float">
            <text:p>5225128.92</text:p>
          </table:table-cell>
          <table:table-cell office:value-type="float" office:value="4910638.01" calcext:value-type="float">
            <text:p>4910638.01</text:p>
          </table:table-cell>
          <table:table-cell office:value-type="float" office:value="5052380.96" calcext:value-type="float">
            <text:p>5052380.96</text:p>
          </table:table-cell>
          <table:table-cell office:value-type="float" office:value="5502702.04" calcext:value-type="float">
            <text:p>5502702.04</text:p>
          </table:table-cell>
          <table:table-cell office:value-type="float" office:value="5575141.65" calcext:value-type="float">
            <text:p>5575141.65</text:p>
          </table:table-cell>
          <table:table-cell office:value-type="float" office:value="5745021.31" calcext:value-type="float">
            <text:p>5745021.31</text:p>
          </table:table-cell>
          <table:table-cell office:value-type="float" office:value="165800100" calcext:value-type="float">
            <text:p>165800100</text:p>
          </table:table-cell>
          <table:table-cell office:value-type="float" office:value="180813300" calcext:value-type="float">
            <text:p>180813300</text:p>
          </table:table-cell>
          <table:table-cell office:value-type="float" office:value="188997500" calcext:value-type="float">
            <text:p>188997500</text:p>
          </table:table-cell>
          <table:table-cell office:value-type="float" office:value="216977600" calcext:value-type="float">
            <text:p>216977600</text:p>
          </table:table-cell>
          <table:table-cell office:value-type="float" office:value="259512200" calcext:value-type="float">
            <text:p>259512200</text:p>
          </table:table-cell>
          <table:table-cell office:value-type="float" office:value="231501500" calcext:value-type="float">
            <text:p>231501500</text:p>
          </table:table-cell>
          <table:table-cell office:value-type="float" office:value="225853000" calcext:value-type="float">
            <text:p>225853000</text:p>
          </table:table-cell>
          <table:table-cell office:value-type="float" office:value="243183800" calcext:value-type="float">
            <text:p>243183800</text:p>
          </table:table-cell>
          <table:table-cell office:value-type="float" office:value="248754000" calcext:value-type="float">
            <text:p>248754000</text:p>
          </table:table-cell>
          <table:table-cell office:value-type="float" office:value="275841000" calcext:value-type="float">
            <text:p>275841000</text:p>
          </table:table-cell>
          <table:table-cell office:value-type="float" office:value="301554000" calcext:value-type="float">
            <text:p>301554000</text:p>
          </table:table-cell>
          <table:table-cell office:value-type="float" office:value="2637" calcext:value-type="float">
            <text:p>2637</text:p>
          </table:table-cell>
          <table:table-cell office:value-type="float" office:value="2618" calcext:value-type="float">
            <text:p>2618</text:p>
          </table:table-cell>
          <table:table-cell office:value-type="float" office:value="2639" calcext:value-type="float">
            <text:p>2639</text:p>
          </table:table-cell>
          <table:table-cell office:value-type="float" office:value="2944" calcext:value-type="float">
            <text:p>2944</text:p>
          </table:table-cell>
          <table:table-cell office:value-type="float" office:value="3083" calcext:value-type="float">
            <text:p>3083</text:p>
          </table:table-cell>
          <table:table-cell office:value-type="float" office:value="2776" calcext:value-type="float">
            <text:p>2776</text:p>
          </table:table-cell>
          <table:table-cell office:value-type="float" office:value="2557" calcext:value-type="float">
            <text:p>2557</text:p>
          </table:table-cell>
          <table:table-cell office:value-type="float" office:value="2457" calcext:value-type="float">
            <text:p>2457</text:p>
          </table:table-cell>
          <table:table-cell office:value-type="float" office:value="2441" calcext:value-type="float">
            <text:p>2441</text:p>
          </table:table-cell>
          <table:table-cell office:value-type="float" office:value="2622" calcext:value-type="float">
            <text:p>2622</text:p>
          </table:table-cell>
          <table:table-cell office:value-type="float" office:value="2700" calcext:value-type="float">
            <text:p>270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AGRONÔMIC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54" calcext:value-type="float">
            <text:p>4954</text:p>
          </table:table-cell>
          <table:table-cell office:value-type="float" office:value="4985" calcext:value-type="float">
            <text:p>4985</text:p>
          </table:table-cell>
          <table:table-cell office:value-type="float" office:value="5172" calcext:value-type="float">
            <text:p>5172</text:p>
          </table:table-cell>
          <table:table-cell office:value-type="float" office:value="5239" calcext:value-type="float">
            <text:p>5239</text:p>
          </table:table-cell>
          <table:table-cell office:value-type="float" office:value="5306" calcext:value-type="float">
            <text:p>5306</text:p>
          </table:table-cell>
          <table:table-cell office:value-type="float" office:value="5371" calcext:value-type="float">
            <text:p>5371</text:p>
          </table:table-cell>
          <table:table-cell office:value-type="float" office:value="5437" calcext:value-type="float">
            <text:p>5437</text:p>
          </table:table-cell>
          <table:table-cell office:value-type="float" office:value="5385" calcext:value-type="float">
            <text:p>5385</text:p>
          </table:table-cell>
          <table:table-cell office:value-type="float" office:value="5448" calcext:value-type="float">
            <text:p>5448</text:p>
          </table:table-cell>
          <table:table-cell office:value-type="float" office:value="5509" calcext:value-type="float">
            <text:p>5509</text:p>
          </table:table-cell>
          <table:table-cell office:value-type="float" office:value="533361.66" calcext:value-type="float">
            <text:p>533361.66</text:p>
          </table:table-cell>
          <table:table-cell office:value-type="float" office:value="665936.07" calcext:value-type="float">
            <text:p>665936.07</text:p>
          </table:table-cell>
          <table:table-cell office:value-type="float" office:value="856489.53" calcext:value-type="float">
            <text:p>856489.53</text:p>
          </table:table-cell>
          <table:table-cell office:value-type="float" office:value="988298.15" calcext:value-type="float">
            <text:p>988298.15</text:p>
          </table:table-cell>
          <table:table-cell office:value-type="float" office:value="1102390.53" calcext:value-type="float">
            <text:p>1102390.53</text:p>
          </table:table-cell>
          <table:table-cell office:value-type="float" office:value="1286354.47" calcext:value-type="float">
            <text:p>1286354.47</text:p>
          </table:table-cell>
          <table:table-cell office:value-type="float" office:value="1281178.68" calcext:value-type="float">
            <text:p>1281178.68</text:p>
          </table:table-cell>
          <table:table-cell office:value-type="float" office:value="1430290.44" calcext:value-type="float">
            <text:p>1430290.44</text:p>
          </table:table-cell>
          <table:table-cell office:value-type="float" office:value="1624738.75" calcext:value-type="float">
            <text:p>1624738.75</text:p>
          </table:table-cell>
          <table:table-cell office:value-type="float" office:value="1833998.35" calcext:value-type="float">
            <text:p>1833998.35</text:p>
          </table:table-cell>
          <table:table-cell office:value-type="float" office:value="1901199.41" calcext:value-type="float">
            <text:p>1901199.41</text:p>
          </table:table-cell>
          <table:table-cell office:value-type="float" office:value="84351930" calcext:value-type="float">
            <text:p>84351930</text:p>
          </table:table-cell>
          <table:table-cell office:value-type="float" office:value="87884470" calcext:value-type="float">
            <text:p>87884470</text:p>
          </table:table-cell>
          <table:table-cell office:value-type="float" office:value="96968540" calcext:value-type="float">
            <text:p>96968540</text:p>
          </table:table-cell>
          <table:table-cell office:value-type="float" office:value="118448600" calcext:value-type="float">
            <text:p>118448600</text:p>
          </table:table-cell>
          <table:table-cell office:value-type="float" office:value="134086400" calcext:value-type="float">
            <text:p>134086400</text:p>
          </table:table-cell>
          <table:table-cell office:value-type="float" office:value="125673100" calcext:value-type="float">
            <text:p>125673100</text:p>
          </table:table-cell>
          <table:table-cell office:value-type="float" office:value="138746200" calcext:value-type="float">
            <text:p>138746200</text:p>
          </table:table-cell>
          <table:table-cell office:value-type="float" office:value="155575500" calcext:value-type="float">
            <text:p>155575500</text:p>
          </table:table-cell>
          <table:table-cell office:value-type="float" office:value="158291600" calcext:value-type="float">
            <text:p>158291600</text:p>
          </table:table-cell>
          <table:table-cell office:value-type="float" office:value="161878000" calcext:value-type="float">
            <text:p>161878000</text:p>
          </table:table-cell>
          <table:table-cell office:value-type="float" office:value="186955000" calcext:value-type="float">
            <text:p>186955000</text:p>
          </table:table-cell>
          <table:table-cell office:value-type="float" office:value="589" calcext:value-type="float">
            <text:p>589</text:p>
          </table:table-cell>
          <table:table-cell office:value-type="float" office:value="626" calcext:value-type="float">
            <text:p>626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69" calcext:value-type="float">
            <text:p>769</text:p>
          </table:table-cell>
          <table:table-cell office:value-type="float" office:value="761" calcext:value-type="float">
            <text:p>761</text:p>
          </table:table-cell>
          <table:table-cell office:value-type="float" office:value="746" calcext:value-type="float">
            <text:p>746</text:p>
          </table:table-cell>
          <table:table-cell office:value-type="float" office:value="732" calcext:value-type="float">
            <text:p>732</text:p>
          </table:table-cell>
          <table:table-cell office:value-type="float" office:value="796" calcext:value-type="float">
            <text:p>796</text:p>
          </table:table-cell>
          <table:table-cell office:value-type="float" office:value="849" calcext:value-type="float">
            <text:p>849</text:p>
          </table:table-cell>
          <table:table-cell office:value-type="float" office:value="887" calcext:value-type="float">
            <text:p>88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ÁGUA DO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71" calcext:value-type="float">
            <text:p>6971</text:p>
          </table:table-cell>
          <table:table-cell office:value-type="float" office:value="6979" calcext:value-type="float">
            <text:p>6979</text:p>
          </table:table-cell>
          <table:table-cell office:value-type="float" office:value="7110" calcext:value-type="float">
            <text:p>7110</text:p>
          </table:table-cell>
          <table:table-cell office:value-type="float" office:value="7121" calcext:value-type="float">
            <text:p>7121</text:p>
          </table:table-cell>
          <table:table-cell office:value-type="float" office:value="7132" calcext:value-type="float">
            <text:p>7132</text:p>
          </table:table-cell>
          <table:table-cell office:value-type="float" office:value="7143" calcext:value-type="float">
            <text:p>7143</text:p>
          </table:table-cell>
          <table:table-cell office:value-type="float" office:value="7154" calcext:value-type="float">
            <text:p>7154</text:p>
          </table:table-cell>
          <table:table-cell office:value-type="float" office:value="7138" calcext:value-type="float">
            <text:p>7138</text:p>
          </table:table-cell>
          <table:table-cell office:value-type="float" office:value="7145" calcext:value-type="float">
            <text:p>7145</text:p>
          </table:table-cell>
          <table:table-cell office:value-type="float" office:value="7152" calcext:value-type="float">
            <text:p>7152</text:p>
          </table:table-cell>
          <table:table-cell office:value-type="float" office:value="1090635.15" calcext:value-type="float">
            <text:p>1090635.15</text:p>
          </table:table-cell>
          <table:table-cell office:value-type="float" office:value="1269370.99" calcext:value-type="float">
            <text:p>1269370.99</text:p>
          </table:table-cell>
          <table:table-cell office:value-type="float" office:value="1161454.25" calcext:value-type="float">
            <text:p>1161454.25</text:p>
          </table:table-cell>
          <table:table-cell office:value-type="float" office:value="1343111.37" calcext:value-type="float">
            <text:p>1343111.37</text:p>
          </table:table-cell>
          <table:table-cell office:value-type="float" office:value="1611577.07" calcext:value-type="float">
            <text:p>1611577.07</text:p>
          </table:table-cell>
          <table:table-cell office:value-type="float" office:value="1954388.25" calcext:value-type="float">
            <text:p>1954388.25</text:p>
          </table:table-cell>
          <table:table-cell office:value-type="float" office:value="2167374.55" calcext:value-type="float">
            <text:p>2167374.55</text:p>
          </table:table-cell>
          <table:table-cell office:value-type="float" office:value="2394234.43" calcext:value-type="float">
            <text:p>2394234.43</text:p>
          </table:table-cell>
          <table:table-cell office:value-type="float" office:value="2704752.56" calcext:value-type="float">
            <text:p>2704752.56</text:p>
          </table:table-cell>
          <table:table-cell office:value-type="float" office:value="2826421.35" calcext:value-type="float">
            <text:p>2826421.35</text:p>
          </table:table-cell>
          <table:table-cell office:value-type="float" office:value="3068535.22" calcext:value-type="float">
            <text:p>3068535.22</text:p>
          </table:table-cell>
          <table:table-cell office:value-type="float" office:value="205616700" calcext:value-type="float">
            <text:p>205616700</text:p>
          </table:table-cell>
          <table:table-cell office:value-type="float" office:value="206253500" calcext:value-type="float">
            <text:p>206253500</text:p>
          </table:table-cell>
          <table:table-cell office:value-type="float" office:value="208502900" calcext:value-type="float">
            <text:p>208502900</text:p>
          </table:table-cell>
          <table:table-cell office:value-type="float" office:value="253496500" calcext:value-type="float">
            <text:p>253496500</text:p>
          </table:table-cell>
          <table:table-cell office:value-type="float" office:value="261044700" calcext:value-type="float">
            <text:p>261044700</text:p>
          </table:table-cell>
          <table:table-cell office:value-type="float" office:value="273565200" calcext:value-type="float">
            <text:p>273565200</text:p>
          </table:table-cell>
          <table:table-cell office:value-type="float" office:value="317771900" calcext:value-type="float">
            <text:p>317771900</text:p>
          </table:table-cell>
          <table:table-cell office:value-type="float" office:value="297990700" calcext:value-type="float">
            <text:p>297990700</text:p>
          </table:table-cell>
          <table:table-cell office:value-type="float" office:value="310516500" calcext:value-type="float">
            <text:p>310516500</text:p>
          </table:table-cell>
          <table:table-cell office:value-type="float" office:value="356256000" calcext:value-type="float">
            <text:p>356256000</text:p>
          </table:table-cell>
          <table:table-cell office:value-type="float" office:value="545991000" calcext:value-type="float">
            <text:p>545991000</text:p>
          </table:table-cell>
          <table:table-cell office:value-type="float" office:value="1270" calcext:value-type="float">
            <text:p>1270</text:p>
          </table:table-cell>
          <table:table-cell office:value-type="float" office:value="1265" calcext:value-type="float">
            <text:p>1265</text:p>
          </table:table-cell>
          <table:table-cell office:value-type="float" office:value="1099" calcext:value-type="float">
            <text:p>1099</text:p>
          </table:table-cell>
          <table:table-cell office:value-type="float" office:value="1144" calcext:value-type="float">
            <text:p>1144</text:p>
          </table:table-cell>
          <table:table-cell office:value-type="float" office:value="1227" calcext:value-type="float">
            <text:p>1227</text:p>
          </table:table-cell>
          <table:table-cell office:value-type="float" office:value="1270" calcext:value-type="float">
            <text:p>1270</text:p>
          </table:table-cell>
          <table:table-cell office:value-type="float" office:value="1313" calcext:value-type="float">
            <text:p>1313</text:p>
          </table:table-cell>
          <table:table-cell office:value-type="float" office:value="1273" calcext:value-type="float">
            <text:p>1273</text:p>
          </table:table-cell>
          <table:table-cell office:value-type="float" office:value="1332" calcext:value-type="float">
            <text:p>1332</text:p>
          </table:table-cell>
          <table:table-cell office:value-type="float" office:value="1356" calcext:value-type="float">
            <text:p>1356</text:p>
          </table:table-cell>
          <table:table-cell office:value-type="float" office:value="1452" calcext:value-type="float">
            <text:p>145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ÁGUAS DE CHAPECÓ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36" calcext:value-type="float">
            <text:p>6136</text:p>
          </table:table-cell>
          <table:table-cell office:value-type="float" office:value="6160" calcext:value-type="float">
            <text:p>6160</text:p>
          </table:table-cell>
          <table:table-cell office:value-type="float" office:value="6313" calcext:value-type="float">
            <text:p>6313</text:p>
          </table:table-cell>
          <table:table-cell office:value-type="float" office:value="6346" calcext:value-type="float">
            <text:p>6346</text:p>
          </table:table-cell>
          <table:table-cell office:value-type="float" office:value="6379" calcext:value-type="float">
            <text:p>6379</text:p>
          </table:table-cell>
          <table:table-cell office:value-type="float" office:value="6412" calcext:value-type="float">
            <text:p>6412</text:p>
          </table:table-cell>
          <table:table-cell office:value-type="float" office:value="6445" calcext:value-type="float">
            <text:p>6445</text:p>
          </table:table-cell>
          <table:table-cell office:value-type="float" office:value="6455" calcext:value-type="float">
            <text:p>6455</text:p>
          </table:table-cell>
          <table:table-cell office:value-type="float" office:value="6486" calcext:value-type="float">
            <text:p>6486</text:p>
          </table:table-cell>
          <table:table-cell office:value-type="float" office:value="6515" calcext:value-type="float">
            <text:p>6515</text:p>
          </table:table-cell>
          <table:table-cell office:value-type="float" office:value="2384177.13" calcext:value-type="float">
            <text:p>2384177.13</text:p>
          </table:table-cell>
          <table:table-cell office:value-type="float" office:value="502494.48" calcext:value-type="float">
            <text:p>502494.48</text:p>
          </table:table-cell>
          <table:table-cell office:value-type="float" office:value="538962.95" calcext:value-type="float">
            <text:p>538962.95</text:p>
          </table:table-cell>
          <table:table-cell office:value-type="float" office:value="580742.9" calcext:value-type="float">
            <text:p>580742.9</text:p>
          </table:table-cell>
          <table:table-cell office:value-type="float" office:value="612634.08" calcext:value-type="float">
            <text:p>612634.08</text:p>
          </table:table-cell>
          <table:table-cell office:value-type="float" office:value="454586.11" calcext:value-type="float">
            <text:p>454586.11</text:p>
          </table:table-cell>
          <table:table-cell office:value-type="float" office:value="432352.09" calcext:value-type="float">
            <text:p>432352.09</text:p>
          </table:table-cell>
          <table:table-cell office:value-type="float" office:value="530381.36" calcext:value-type="float">
            <text:p>530381.36</text:p>
          </table:table-cell>
          <table:table-cell office:value-type="float" office:value="670292.46" calcext:value-type="float">
            <text:p>670292.46</text:p>
          </table:table-cell>
          <table:table-cell office:value-type="float" office:value="770961.89" calcext:value-type="float">
            <text:p>770961.89</text:p>
          </table:table-cell>
          <table:table-cell office:value-type="float" office:value="599712.57" calcext:value-type="float">
            <text:p>599712.57</text:p>
          </table:table-cell>
          <table:table-cell office:value-type="float" office:value="161139600" calcext:value-type="float">
            <text:p>161139600</text:p>
          </table:table-cell>
          <table:table-cell office:value-type="float" office:value="117489000" calcext:value-type="float">
            <text:p>117489000</text:p>
          </table:table-cell>
          <table:table-cell office:value-type="float" office:value="123721200" calcext:value-type="float">
            <text:p>123721200</text:p>
          </table:table-cell>
          <table:table-cell office:value-type="float" office:value="84905090" calcext:value-type="float">
            <text:p>84905090</text:p>
          </table:table-cell>
          <table:table-cell office:value-type="float" office:value="87948200" calcext:value-type="float">
            <text:p>87948200</text:p>
          </table:table-cell>
          <table:table-cell office:value-type="float" office:value="87031800" calcext:value-type="float">
            <text:p>87031800</text:p>
          </table:table-cell>
          <table:table-cell office:value-type="float" office:value="100894800" calcext:value-type="float">
            <text:p>100894800</text:p>
          </table:table-cell>
          <table:table-cell office:value-type="float" office:value="97141700" calcext:value-type="float">
            <text:p>97141700</text:p>
          </table:table-cell>
          <table:table-cell office:value-type="float" office:value="103559200" calcext:value-type="float">
            <text:p>103559200</text:p>
          </table:table-cell>
          <table:table-cell office:value-type="float" office:value="111391000" calcext:value-type="float">
            <text:p>111391000</text:p>
          </table:table-cell>
          <table:table-cell office:value-type="float" office:value="118571000" calcext:value-type="float">
            <text:p>118571000</text:p>
          </table:table-cell>
          <table:table-cell office:value-type="float" office:value="1200" calcext:value-type="float">
            <text:p>1200</text:p>
          </table:table-cell>
          <table:table-cell office:value-type="float" office:value="359" calcext:value-type="float">
            <text:p>359</text:p>
          </table:table-cell>
          <table:table-cell office:value-type="float" office:value="383" calcext:value-type="float">
            <text:p>383</text:p>
          </table:table-cell>
          <table:table-cell office:value-type="float" office:value="457" calcext:value-type="float">
            <text:p>457</text:p>
          </table:table-cell>
          <table:table-cell office:value-type="float" office:value="404" calcext:value-type="float">
            <text:p>404</text:p>
          </table:table-cell>
          <table:table-cell office:value-type="float" office:value="354" calcext:value-type="float">
            <text:p>354</text:p>
          </table:table-cell>
          <table:table-cell office:value-type="float" office:value="297" calcext:value-type="float">
            <text:p>297</text:p>
          </table:table-cell>
          <table:table-cell office:value-type="float" office:value="350" calcext:value-type="float">
            <text:p>350</text:p>
          </table:table-cell>
          <table:table-cell office:value-type="float" office:value="432" calcext:value-type="float">
            <text:p>432</text:p>
          </table:table-cell>
          <table:table-cell office:value-type="float" office:value="459" calcext:value-type="float">
            <text:p>459</text:p>
          </table:table-cell>
          <table:table-cell office:value-type="float" office:value="370" calcext:value-type="float">
            <text:p>37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ÁGUAS FR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17" calcext:value-type="float">
            <text:p>2417</text:p>
          </table:table-cell>
          <table:table-cell office:value-type="float" office:value="2409" calcext:value-type="float">
            <text:p>2409</text:p>
          </table:table-cell>
          <table:table-cell office:value-type="float" office:value="2430" calcext:value-type="float">
            <text:p>2430</text:p>
          </table:table-cell>
          <table:table-cell office:value-type="float" office:value="2419" calcext:value-type="float">
            <text:p>2419</text:p>
          </table:table-cell>
          <table:table-cell office:value-type="float" office:value="2408" calcext:value-type="float">
            <text:p>2408</text:p>
          </table:table-cell>
          <table:table-cell office:value-type="float" office:value="2397" calcext:value-type="float">
            <text:p>2397</text:p>
          </table:table-cell>
          <table:table-cell office:value-type="float" office:value="2387" calcext:value-type="float">
            <text:p>2387</text:p>
          </table:table-cell>
          <table:table-cell office:value-type="float" office:value="2378" calcext:value-type="float">
            <text:p>2378</text:p>
          </table:table-cell>
          <table:table-cell office:value-type="float" office:value="2366" calcext:value-type="float">
            <text:p>2366</text:p>
          </table:table-cell>
          <table:table-cell office:value-type="float" office:value="2354" calcext:value-type="float">
            <text:p>2354</text:p>
          </table:table-cell>
          <table:table-cell office:value-type="float" office:value="269483.5" calcext:value-type="float">
            <text:p>269483.5</text:p>
          </table:table-cell>
          <table:table-cell office:value-type="float" office:value="476402.31" calcext:value-type="float">
            <text:p>476402.31</text:p>
          </table:table-cell>
          <table:table-cell office:value-type="float" office:value="669186.2" calcext:value-type="float">
            <text:p>669186.2</text:p>
          </table:table-cell>
          <table:table-cell office:value-type="float" office:value="595133.35" calcext:value-type="float">
            <text:p>595133.35</text:p>
          </table:table-cell>
          <table:table-cell office:value-type="float" office:value="807937.75" calcext:value-type="float">
            <text:p>807937.75</text:p>
          </table:table-cell>
          <table:table-cell office:value-type="float" office:value="890729.53" calcext:value-type="float">
            <text:p>890729.53</text:p>
          </table:table-cell>
          <table:table-cell office:value-type="float" office:value="961625.41" calcext:value-type="float">
            <text:p>961625.41</text:p>
          </table:table-cell>
          <table:table-cell office:value-type="float" office:value="1007684.44" calcext:value-type="float">
            <text:p>1007684.44</text:p>
          </table:table-cell>
          <table:table-cell office:value-type="float" office:value="1161781.75" calcext:value-type="float">
            <text:p>1161781.75</text:p>
          </table:table-cell>
          <table:table-cell office:value-type="float" office:value="1114524.74" calcext:value-type="float">
            <text:p>1114524.74</text:p>
          </table:table-cell>
          <table:table-cell office:value-type="float" office:value="1232853.8" calcext:value-type="float">
            <text:p>1232853.8</text:p>
          </table:table-cell>
          <table:table-cell office:value-type="float" office:value="45649830" calcext:value-type="float">
            <text:p>45649830</text:p>
          </table:table-cell>
          <table:table-cell office:value-type="float" office:value="49747690" calcext:value-type="float">
            <text:p>49747690</text:p>
          </table:table-cell>
          <table:table-cell office:value-type="float" office:value="112739900" calcext:value-type="float">
            <text:p>112739900</text:p>
          </table:table-cell>
          <table:table-cell office:value-type="float" office:value="117112200" calcext:value-type="float">
            <text:p>117112200</text:p>
          </table:table-cell>
          <table:table-cell office:value-type="float" office:value="69901740" calcext:value-type="float">
            <text:p>69901740</text:p>
          </table:table-cell>
          <table:table-cell office:value-type="float" office:value="72335980" calcext:value-type="float">
            <text:p>72335980</text:p>
          </table:table-cell>
          <table:table-cell office:value-type="float" office:value="87594200" calcext:value-type="float">
            <text:p>87594200</text:p>
          </table:table-cell>
          <table:table-cell office:value-type="float" office:value="93307100" calcext:value-type="float">
            <text:p>93307100</text:p>
          </table:table-cell>
          <table:table-cell office:value-type="float" office:value="98761600" calcext:value-type="float">
            <text:p>98761600</text:p>
          </table:table-cell>
          <table:table-cell office:value-type="float" office:value="109874000" calcext:value-type="float">
            <text:p>109874000</text:p>
          </table:table-cell>
          <table:table-cell office:value-type="float" office:value="126766000" calcext:value-type="float">
            <text:p>126766000</text:p>
          </table:table-cell>
          <table:table-cell office:value-type="float" office:value="253" calcext:value-type="float">
            <text:p>253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409" calcext:value-type="float">
            <text:p>409</text:p>
          </table:table-cell>
          <table:table-cell office:value-type="float" office:value="433" calcext:value-type="float">
            <text:p>433</text:p>
          </table:table-cell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86" calcext:value-type="float">
            <text:p>486</text:p>
          </table:table-cell>
          <table:table-cell office:value-type="float" office:value="442" calcext:value-type="float">
            <text:p>442</text:p>
          </table:table-cell>
          <table:table-cell office:value-type="float" office:value="486" calcext:value-type="float">
            <text:p>48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ÁGUAS MORN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18" calcext:value-type="float">
            <text:p>5618</text:p>
          </table:table-cell>
          <table:table-cell office:value-type="float" office:value="5685" calcext:value-type="float">
            <text:p>5685</text:p>
          </table:table-cell>
          <table:table-cell office:value-type="float" office:value="5926" calcext:value-type="float">
            <text:p>5926</text:p>
          </table:table-cell>
          <table:table-cell office:value-type="float" office:value="6020" calcext:value-type="float">
            <text:p>6020</text:p>
          </table:table-cell>
          <table:table-cell office:value-type="float" office:value="6113" calcext:value-type="float">
            <text:p>6113</text:p>
          </table:table-cell>
          <table:table-cell office:value-type="float" office:value="6206" calcext:value-type="float">
            <text:p>6206</text:p>
          </table:table-cell>
          <table:table-cell office:value-type="float" office:value="6298" calcext:value-type="float">
            <text:p>6298</text:p>
          </table:table-cell>
          <table:table-cell office:value-type="float" office:value="6378" calcext:value-type="float">
            <text:p>6378</text:p>
          </table:table-cell>
          <table:table-cell office:value-type="float" office:value="6469" calcext:value-type="float">
            <text:p>6469</text:p>
          </table:table-cell>
          <table:table-cell office:value-type="float" office:value="6559" calcext:value-type="float">
            <text:p>6559</text:p>
          </table:table-cell>
          <table:table-cell office:value-type="float" office:value="581839.53" calcext:value-type="float">
            <text:p>581839.53</text:p>
          </table:table-cell>
          <table:table-cell office:value-type="float" office:value="777498.93" calcext:value-type="float">
            <text:p>777498.93</text:p>
          </table:table-cell>
          <table:table-cell office:value-type="float" office:value="981883.62" calcext:value-type="float">
            <text:p>981883.62</text:p>
          </table:table-cell>
          <table:table-cell office:value-type="float" office:value="1122137.11" calcext:value-type="float">
            <text:p>1122137.11</text:p>
          </table:table-cell>
          <table:table-cell office:value-type="float" office:value="1183591.07" calcext:value-type="float">
            <text:p>1183591.07</text:p>
          </table:table-cell>
          <table:table-cell office:value-type="float" office:value="1354993.93" calcext:value-type="float">
            <text:p>1354993.93</text:p>
          </table:table-cell>
          <table:table-cell office:value-type="float" office:value="1239571.45" calcext:value-type="float">
            <text:p>1239571.45</text:p>
          </table:table-cell>
          <table:table-cell office:value-type="float" office:value="1429138.05" calcext:value-type="float">
            <text:p>1429138.05</text:p>
          </table:table-cell>
          <table:table-cell office:value-type="float" office:value="1934011.72" calcext:value-type="float">
            <text:p>1934011.72</text:p>
          </table:table-cell>
          <table:table-cell office:value-type="float" office:value="2109628.18" calcext:value-type="float">
            <text:p>2109628.18</text:p>
          </table:table-cell>
          <table:table-cell office:value-type="float" office:value="1718211.78" calcext:value-type="float">
            <text:p>1718211.78</text:p>
          </table:table-cell>
          <table:table-cell office:value-type="float" office:value="111461900" calcext:value-type="float">
            <text:p>111461900</text:p>
          </table:table-cell>
          <table:table-cell office:value-type="float" office:value="107704300" calcext:value-type="float">
            <text:p>107704300</text:p>
          </table:table-cell>
          <table:table-cell office:value-type="float" office:value="123094100" calcext:value-type="float">
            <text:p>123094100</text:p>
          </table:table-cell>
          <table:table-cell office:value-type="float" office:value="150493700" calcext:value-type="float">
            <text:p>150493700</text:p>
          </table:table-cell>
          <table:table-cell office:value-type="float" office:value="145819000" calcext:value-type="float">
            <text:p>145819000</text:p>
          </table:table-cell>
          <table:table-cell office:value-type="float" office:value="138402300" calcext:value-type="float">
            <text:p>138402300</text:p>
          </table:table-cell>
          <table:table-cell office:value-type="float" office:value="146847000" calcext:value-type="float">
            <text:p>146847000</text:p>
          </table:table-cell>
          <table:table-cell office:value-type="float" office:value="137239600" calcext:value-type="float">
            <text:p>137239600</text:p>
          </table:table-cell>
          <table:table-cell office:value-type="float" office:value="164490900" calcext:value-type="float">
            <text:p>164490900</text:p>
          </table:table-cell>
          <table:table-cell office:value-type="float" office:value="174756000" calcext:value-type="float">
            <text:p>174756000</text:p>
          </table:table-cell>
          <table:table-cell office:value-type="float" office:value="180121000" calcext:value-type="float">
            <text:p>180121000</text:p>
          </table:table-cell>
          <table:table-cell office:value-type="float" office:value="671" calcext:value-type="float">
            <text:p>671</text:p>
          </table:table-cell>
          <table:table-cell office:value-type="float" office:value="755" calcext:value-type="float">
            <text:p>755</text:p>
          </table:table-cell>
          <table:table-cell office:value-type="float" office:value="861" calcext:value-type="float">
            <text:p>861</text:p>
          </table:table-cell>
          <table:table-cell office:value-type="float" office:value="895" calcext:value-type="float">
            <text:p>895</text:p>
          </table:table-cell>
          <table:table-cell office:value-type="float" office:value="836" calcext:value-type="float">
            <text:p>836</text:p>
          </table:table-cell>
          <table:table-cell office:value-type="float" office:value="874" calcext:value-type="float">
            <text:p>874</text:p>
          </table:table-cell>
          <table:table-cell office:value-type="float" office:value="745" calcext:value-type="float">
            <text:p>745</text:p>
          </table:table-cell>
          <table:table-cell office:value-type="float" office:value="805" calcext:value-type="float">
            <text:p>805</text:p>
          </table:table-cell>
          <table:table-cell office:value-type="float" office:value="985" calcext:value-type="float">
            <text:p>985</text:p>
          </table:table-cell>
          <table:table-cell office:value-type="float" office:value="1062" calcext:value-type="float">
            <text:p>1062</text:p>
          </table:table-cell>
          <table:table-cell office:value-type="float" office:value="936" calcext:value-type="float">
            <text:p>93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LFREDO WAG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453" calcext:value-type="float">
            <text:p>9453</text:p>
          </table:table-cell>
          <table:table-cell office:value-type="float" office:value="9494" calcext:value-type="float">
            <text:p>9494</text:p>
          </table:table-cell>
          <table:table-cell office:value-type="float" office:value="9737" calcext:value-type="float">
            <text:p>9737</text:p>
          </table:table-cell>
          <table:table-cell office:value-type="float" office:value="9794" calcext:value-type="float">
            <text:p>9794</text:p>
          </table:table-cell>
          <table:table-cell office:value-type="float" office:value="9850" calcext:value-type="float">
            <text:p>9850</text:p>
          </table:table-cell>
          <table:table-cell office:value-type="float" office:value="9905" calcext:value-type="float">
            <text:p>9905</text:p>
          </table:table-cell>
          <table:table-cell office:value-type="float" office:value="9960" calcext:value-type="float">
            <text:p>9960</text:p>
          </table:table-cell>
          <table:table-cell office:value-type="float" office:value="9984" calcext:value-type="float">
            <text:p>9984</text:p>
          </table:table-cell>
          <table:table-cell office:value-type="float" office:value="10036" calcext:value-type="float">
            <text:p>10036</text:p>
          </table:table-cell>
          <table:table-cell office:value-type="float" office:value="10086" calcext:value-type="float">
            <text:p>10086</text:p>
          </table:table-cell>
          <table:table-cell office:value-type="float" office:value="513005.19" calcext:value-type="float">
            <text:p>513005.19</text:p>
          </table:table-cell>
          <table:table-cell office:value-type="float" office:value="586513.18" calcext:value-type="float">
            <text:p>586513.18</text:p>
          </table:table-cell>
          <table:table-cell office:value-type="float" office:value="659317.09" calcext:value-type="float">
            <text:p>659317.09</text:p>
          </table:table-cell>
          <table:table-cell office:value-type="float" office:value="804004.48" calcext:value-type="float">
            <text:p>804004.48</text:p>
          </table:table-cell>
          <table:table-cell office:value-type="float" office:value="955665.59" calcext:value-type="float">
            <text:p>955665.59</text:p>
          </table:table-cell>
          <table:table-cell office:value-type="float" office:value="1072878.74" calcext:value-type="float">
            <text:p>1072878.74</text:p>
          </table:table-cell>
          <table:table-cell office:value-type="float" office:value="1217678.61" calcext:value-type="float">
            <text:p>1217678.61</text:p>
          </table:table-cell>
          <table:table-cell office:value-type="float" office:value="1263038.17" calcext:value-type="float">
            <text:p>1263038.17</text:p>
          </table:table-cell>
          <table:table-cell office:value-type="float" office:value="1399325.52" calcext:value-type="float">
            <text:p>1399325.52</text:p>
          </table:table-cell>
          <table:table-cell office:value-type="float" office:value="1461055.53" calcext:value-type="float">
            <text:p>1461055.53</text:p>
          </table:table-cell>
          <table:table-cell office:value-type="float" office:value="1454891.86" calcext:value-type="float">
            <text:p>1454891.86</text:p>
          </table:table-cell>
          <table:table-cell office:value-type="float" office:value="130668100" calcext:value-type="float">
            <text:p>130668100</text:p>
          </table:table-cell>
          <table:table-cell office:value-type="float" office:value="125951900" calcext:value-type="float">
            <text:p>125951900</text:p>
          </table:table-cell>
          <table:table-cell office:value-type="float" office:value="136414600" calcext:value-type="float">
            <text:p>136414600</text:p>
          </table:table-cell>
          <table:table-cell office:value-type="float" office:value="163892300" calcext:value-type="float">
            <text:p>163892300</text:p>
          </table:table-cell>
          <table:table-cell office:value-type="float" office:value="177694300" calcext:value-type="float">
            <text:p>177694300</text:p>
          </table:table-cell>
          <table:table-cell office:value-type="float" office:value="192916700" calcext:value-type="float">
            <text:p>192916700</text:p>
          </table:table-cell>
          <table:table-cell office:value-type="float" office:value="213006000" calcext:value-type="float">
            <text:p>213006000</text:p>
          </table:table-cell>
          <table:table-cell office:value-type="float" office:value="229721100" calcext:value-type="float">
            <text:p>229721100</text:p>
          </table:table-cell>
          <table:table-cell office:value-type="float" office:value="259521600" calcext:value-type="float">
            <text:p>259521600</text:p>
          </table:table-cell>
          <table:table-cell office:value-type="float" office:value="270030000" calcext:value-type="float">
            <text:p>270030000</text:p>
          </table:table-cell>
          <table:table-cell office:value-type="float" office:value="318156000" calcext:value-type="float">
            <text:p>318156000</text:p>
          </table:table-cell>
          <table:table-cell office:value-type="float" office:value="644" calcext:value-type="float">
            <text:p>644</text:p>
          </table:table-cell>
          <table:table-cell office:value-type="float" office:value="679" calcext:value-type="float">
            <text:p>679</text:p>
          </table:table-cell>
          <table:table-cell office:value-type="float" office:value="677" calcext:value-type="float">
            <text:p>677</text:p>
          </table:table-cell>
          <table:table-cell office:value-type="float" office:value="741" calcext:value-type="float">
            <text:p>741</text:p>
          </table:table-cell>
          <table:table-cell office:value-type="float" office:value="801" calcext:value-type="float">
            <text:p>801</text:p>
          </table:table-cell>
          <table:table-cell office:value-type="float" office:value="788" calcext:value-type="float">
            <text:p>788</text:p>
          </table:table-cell>
          <table:table-cell office:value-type="float" office:value="803" calcext:value-type="float">
            <text:p>803</text:p>
          </table:table-cell>
          <table:table-cell office:value-type="float" office:value="799" calcext:value-type="float">
            <text:p>799</text:p>
          </table:table-cell>
          <table:table-cell office:value-type="float" office:value="866" calcext:value-type="float">
            <text:p>866</text:p>
          </table:table-cell>
          <table:table-cell office:value-type="float" office:value="876" calcext:value-type="float">
            <text:p>876</text:p>
          </table:table-cell>
          <table:table-cell office:value-type="float" office:value="852" calcext:value-type="float">
            <text:p>85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ALTO BELA V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1991" calcext:value-type="float">
            <text:p>1991</text:p>
          </table:table-cell>
          <table:table-cell office:value-type="float" office:value="2007" calcext:value-type="float">
            <text:p>2007</text:p>
          </table:table-cell>
          <table:table-cell office:value-type="float" office:value="1997" calcext:value-type="float">
            <text:p>1997</text:p>
          </table:table-cell>
          <table:table-cell office:value-type="float" office:value="1987" calcext:value-type="float">
            <text:p>1987</text:p>
          </table:table-cell>
          <table:table-cell office:value-type="float" office:value="1977" calcext:value-type="float">
            <text:p>1977</text:p>
          </table:table-cell>
          <table:table-cell office:value-type="float" office:value="1967" calcext:value-type="float">
            <text:p>1967</text:p>
          </table:table-cell>
          <table:table-cell office:value-type="float" office:value="1948" calcext:value-type="float">
            <text:p>1948</text:p>
          </table:table-cell>
          <table:table-cell office:value-type="float" office:value="1937" calcext:value-type="float">
            <text:p>1937</text:p>
          </table:table-cell>
          <table:table-cell office:value-type="float" office:value="1926" calcext:value-type="float">
            <text:p>1926</text:p>
          </table:table-cell>
          <table:table-cell office:value-type="float" office:value="132592.44" calcext:value-type="float">
            <text:p>132592.44</text:p>
          </table:table-cell>
          <table:table-cell office:value-type="float" office:value="194969.47" calcext:value-type="float">
            <text:p>194969.47</text:p>
          </table:table-cell>
          <table:table-cell office:value-type="float" office:value="151670.74" calcext:value-type="float">
            <text:p>151670.74</text:p>
          </table:table-cell>
          <table:table-cell office:value-type="float" office:value="157511.45" calcext:value-type="float">
            <text:p>157511.45</text:p>
          </table:table-cell>
          <table:table-cell office:value-type="float" office:value="209932.51" calcext:value-type="float">
            <text:p>209932.51</text:p>
          </table:table-cell>
          <table:table-cell office:value-type="float" office:value="206842.4" calcext:value-type="float">
            <text:p>206842.4</text:p>
          </table:table-cell>
          <table:table-cell office:value-type="float" office:value="223182.75" calcext:value-type="float">
            <text:p>223182.75</text:p>
          </table:table-cell>
          <table:table-cell office:value-type="float" office:value="245486.37" calcext:value-type="float">
            <text:p>245486.37</text:p>
          </table:table-cell>
          <table:table-cell office:value-type="float" office:value="289924.31" calcext:value-type="float">
            <text:p>289924.31</text:p>
          </table:table-cell>
          <table:table-cell office:value-type="float" office:value="316950.16" calcext:value-type="float">
            <text:p>316950.16</text:p>
          </table:table-cell>
          <table:table-cell office:value-type="float" office:value="304061.1" calcext:value-type="float">
            <text:p>304061.1</text:p>
          </table:table-cell>
          <table:table-cell office:value-type="float" office:value="32077250" calcext:value-type="float">
            <text:p>32077250</text:p>
          </table:table-cell>
          <table:table-cell office:value-type="float" office:value="35657720" calcext:value-type="float">
            <text:p>35657720</text:p>
          </table:table-cell>
          <table:table-cell office:value-type="float" office:value="35855640" calcext:value-type="float">
            <text:p>35855640</text:p>
          </table:table-cell>
          <table:table-cell office:value-type="float" office:value="39898020" calcext:value-type="float">
            <text:p>39898020</text:p>
          </table:table-cell>
          <table:table-cell office:value-type="float" office:value="45057720" calcext:value-type="float">
            <text:p>45057720</text:p>
          </table:table-cell>
          <table:table-cell office:value-type="float" office:value="48233790" calcext:value-type="float">
            <text:p>48233790</text:p>
          </table:table-cell>
          <table:table-cell office:value-type="float" office:value="48788780" calcext:value-type="float">
            <text:p>48788780</text:p>
          </table:table-cell>
          <table:table-cell office:value-type="float" office:value="51585850" calcext:value-type="float">
            <text:p>51585850</text:p>
          </table:table-cell>
          <table:table-cell office:value-type="float" office:value="55910170" calcext:value-type="float">
            <text:p>55910170</text:p>
          </table:table-cell>
          <table:table-cell office:value-type="float" office:value="60655000" calcext:value-type="float">
            <text:p>60655000</text:p>
          </table:table-cell>
          <table:table-cell office:value-type="float" office:value="72493000" calcext:value-type="float">
            <text:p>72493000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ANCHIE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23" calcext:value-type="float">
            <text:p>6323</text:p>
          </table:table-cell>
          <table:table-cell office:value-type="float" office:value="6172" calcext:value-type="float">
            <text:p>6172</text:p>
          </table:table-cell>
          <table:table-cell office:value-type="float" office:value="6145" calcext:value-type="float">
            <text:p>6145</text:p>
          </table:table-cell>
          <table:table-cell office:value-type="float" office:value="6066" calcext:value-type="float">
            <text:p>6066</text:p>
          </table:table-cell>
          <table:table-cell office:value-type="float" office:value="5987" calcext:value-type="float">
            <text:p>5987</text:p>
          </table:table-cell>
          <table:table-cell office:value-type="float" office:value="5909" calcext:value-type="float">
            <text:p>5909</text:p>
          </table:table-cell>
          <table:table-cell office:value-type="float" office:value="5832" calcext:value-type="float">
            <text:p>5832</text:p>
          </table:table-cell>
          <table:table-cell office:value-type="float" office:value="5721" calcext:value-type="float">
            <text:p>5721</text:p>
          </table:table-cell>
          <table:table-cell office:value-type="float" office:value="5638" calcext:value-type="float">
            <text:p>5638</text:p>
          </table:table-cell>
          <table:table-cell office:value-type="float" office:value="5557" calcext:value-type="float">
            <text:p>5557</text:p>
          </table:table-cell>
          <table:table-cell office:value-type="float" office:value="477504.98" calcext:value-type="float">
            <text:p>477504.98</text:p>
          </table:table-cell>
          <table:table-cell office:value-type="float" office:value="565973.43" calcext:value-type="float">
            <text:p>565973.43</text:p>
          </table:table-cell>
          <table:table-cell office:value-type="float" office:value="629184.29" calcext:value-type="float">
            <text:p>629184.29</text:p>
          </table:table-cell>
          <table:table-cell office:value-type="float" office:value="712454.59" calcext:value-type="float">
            <text:p>712454.59</text:p>
          </table:table-cell>
          <table:table-cell office:value-type="float" office:value="829059.05" calcext:value-type="float">
            <text:p>829059.05</text:p>
          </table:table-cell>
          <table:table-cell office:value-type="float" office:value="923830.28" calcext:value-type="float">
            <text:p>923830.28</text:p>
          </table:table-cell>
          <table:table-cell office:value-type="float" office:value="1049278.03" calcext:value-type="float">
            <text:p>1049278.03</text:p>
          </table:table-cell>
          <table:table-cell office:value-type="float" office:value="1096414.61" calcext:value-type="float">
            <text:p>1096414.61</text:p>
          </table:table-cell>
          <table:table-cell office:value-type="float" office:value="1226294.62" calcext:value-type="float">
            <text:p>1226294.62</text:p>
          </table:table-cell>
          <table:table-cell office:value-type="float" office:value="1260474.06" calcext:value-type="float">
            <text:p>1260474.06</text:p>
          </table:table-cell>
          <table:table-cell office:value-type="float" office:value="1422336.82" calcext:value-type="float">
            <text:p>1422336.82</text:p>
          </table:table-cell>
          <table:table-cell office:value-type="float" office:value="109195700" calcext:value-type="float">
            <text:p>109195700</text:p>
          </table:table-cell>
          <table:table-cell office:value-type="float" office:value="123820000" calcext:value-type="float">
            <text:p>123820000</text:p>
          </table:table-cell>
          <table:table-cell office:value-type="float" office:value="147281800" calcext:value-type="float">
            <text:p>147281800</text:p>
          </table:table-cell>
          <table:table-cell office:value-type="float" office:value="162915000" calcext:value-type="float">
            <text:p>162915000</text:p>
          </table:table-cell>
          <table:table-cell office:value-type="float" office:value="114199700" calcext:value-type="float">
            <text:p>114199700</text:p>
          </table:table-cell>
          <table:table-cell office:value-type="float" office:value="119248800" calcext:value-type="float">
            <text:p>119248800</text:p>
          </table:table-cell>
          <table:table-cell office:value-type="float" office:value="138445900" calcext:value-type="float">
            <text:p>138445900</text:p>
          </table:table-cell>
          <table:table-cell office:value-type="float" office:value="129241800" calcext:value-type="float">
            <text:p>129241800</text:p>
          </table:table-cell>
          <table:table-cell office:value-type="float" office:value="134502600" calcext:value-type="float">
            <text:p>134502600</text:p>
          </table:table-cell>
          <table:table-cell office:value-type="float" office:value="143688000" calcext:value-type="float">
            <text:p>143688000</text:p>
          </table:table-cell>
          <table:table-cell office:value-type="float" office:value="175522000" calcext:value-type="float">
            <text:p>175522000</text:p>
          </table:table-cell>
          <table:table-cell office:value-type="float" office:value="584" calcext:value-type="float">
            <text:p>584</text:p>
          </table:table-cell>
          <table:table-cell office:value-type="float" office:value="633" calcext:value-type="float">
            <text:p>633</text:p>
          </table:table-cell>
          <table:table-cell office:value-type="float" office:value="644" calcext:value-type="float">
            <text:p>644</text:p>
          </table:table-cell>
          <table:table-cell office:value-type="float" office:value="651" calcext:value-type="float">
            <text:p>651</text:p>
          </table:table-cell>
          <table:table-cell office:value-type="float" office:value="685" calcext:value-type="float">
            <text:p>685</text:p>
          </table:table-cell>
          <table:table-cell office:value-type="float" office:value="709" calcext:value-type="float">
            <text:p>709</text:p>
          </table:table-cell>
          <table:table-cell office:value-type="float" office:value="739" calcext:value-type="float">
            <text:p>739</text:p>
          </table:table-cell>
          <table:table-cell office:value-type="float" office:value="693" calcext:value-type="float">
            <text:p>693</text:p>
          </table:table-cell>
          <table:table-cell office:value-type="float" office:value="733" calcext:value-type="float">
            <text:p>733</text:p>
          </table:table-cell>
          <table:table-cell office:value-type="float" office:value="750" calcext:value-type="float">
            <text:p>750</text:p>
          </table:table-cell>
          <table:table-cell office:value-type="float" office:value="794" calcext:value-type="float">
            <text:p>794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ANGEL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10" calcext:value-type="float">
            <text:p>5210</text:p>
          </table:table-cell>
          <table:table-cell office:value-type="float" office:value="5171" calcext:value-type="float">
            <text:p>5171</text:p>
          </table:table-cell>
          <table:table-cell office:value-type="float" office:value="5166" calcext:value-type="float">
            <text:p>5166</text:p>
          </table:table-cell>
          <table:table-cell office:value-type="float" office:value="5109" calcext:value-type="float">
            <text:p>5109</text:p>
          </table:table-cell>
          <table:table-cell office:value-type="float" office:value="5053" calcext:value-type="float">
            <text:p>5053</text:p>
          </table:table-cell>
          <table:table-cell office:value-type="float" office:value="4998" calcext:value-type="float">
            <text:p>4998</text:p>
          </table:table-cell>
          <table:table-cell office:value-type="float" office:value="4943" calcext:value-type="float">
            <text:p>4943</text:p>
          </table:table-cell>
          <table:table-cell office:value-type="float" office:value="4860" calcext:value-type="float">
            <text:p>4860</text:p>
          </table:table-cell>
          <table:table-cell office:value-type="float" office:value="4801" calcext:value-type="float">
            <text:p>4801</text:p>
          </table:table-cell>
          <table:table-cell office:value-type="float" office:value="4743" calcext:value-type="float">
            <text:p>4743</text:p>
          </table:table-cell>
          <table:table-cell office:value-type="float" office:value="276916.8" calcext:value-type="float">
            <text:p>276916.8</text:p>
          </table:table-cell>
          <table:table-cell office:value-type="float" office:value="333859.21" calcext:value-type="float">
            <text:p>333859.21</text:p>
          </table:table-cell>
          <table:table-cell office:value-type="float" office:value="454589.35" calcext:value-type="float">
            <text:p>454589.35</text:p>
          </table:table-cell>
          <table:table-cell office:value-type="float" office:value="520199.57" calcext:value-type="float">
            <text:p>520199.57</text:p>
          </table:table-cell>
          <table:table-cell office:value-type="float" office:value="701784.86" calcext:value-type="float">
            <text:p>701784.86</text:p>
          </table:table-cell>
          <table:table-cell office:value-type="float" office:value="572163.93" calcext:value-type="float">
            <text:p>572163.93</text:p>
          </table:table-cell>
          <table:table-cell office:value-type="float" office:value="556906.99" calcext:value-type="float">
            <text:p>556906.99</text:p>
          </table:table-cell>
          <table:table-cell office:value-type="float" office:value="611908.68" calcext:value-type="float">
            <text:p>611908.68</text:p>
          </table:table-cell>
          <table:table-cell office:value-type="float" office:value="954727.53" calcext:value-type="float">
            <text:p>954727.53</text:p>
          </table:table-cell>
          <table:table-cell office:value-type="float" office:value="668746.6" calcext:value-type="float">
            <text:p>668746.6</text:p>
          </table:table-cell>
          <table:table-cell office:value-type="float" office:value="811204.34" calcext:value-type="float">
            <text:p>811204.34</text:p>
          </table:table-cell>
          <table:table-cell office:value-type="float" office:value="80114820" calcext:value-type="float">
            <text:p>80114820</text:p>
          </table:table-cell>
          <table:table-cell office:value-type="float" office:value="75965360" calcext:value-type="float">
            <text:p>75965360</text:p>
          </table:table-cell>
          <table:table-cell office:value-type="float" office:value="82745530" calcext:value-type="float">
            <text:p>82745530</text:p>
          </table:table-cell>
          <table:table-cell office:value-type="float" office:value="102563900" calcext:value-type="float">
            <text:p>102563900</text:p>
          </table:table-cell>
          <table:table-cell office:value-type="float" office:value="105191600" calcext:value-type="float">
            <text:p>105191600</text:p>
          </table:table-cell>
          <table:table-cell office:value-type="float" office:value="103375300" calcext:value-type="float">
            <text:p>103375300</text:p>
          </table:table-cell>
          <table:table-cell office:value-type="float" office:value="114333600" calcext:value-type="float">
            <text:p>114333600</text:p>
          </table:table-cell>
          <table:table-cell office:value-type="float" office:value="97759230" calcext:value-type="float">
            <text:p>97759230</text:p>
          </table:table-cell>
          <table:table-cell office:value-type="float" office:value="112093700" calcext:value-type="float">
            <text:p>112093700</text:p>
          </table:table-cell>
          <table:table-cell office:value-type="float" office:value="133383000" calcext:value-type="float">
            <text:p>133383000</text:p>
          </table:table-cell>
          <table:table-cell office:value-type="float" office:value="149339000" calcext:value-type="float">
            <text:p>149339000</text:p>
          </table:table-cell>
          <table:table-cell office:value-type="float" office:value="346" calcext:value-type="float">
            <text:p>346</text:p>
          </table:table-cell>
          <table:table-cell office:value-type="float" office:value="369" calcext:value-type="float">
            <text:p>369</text:p>
          </table:table-cell>
          <table:table-cell office:value-type="float" office:value="488" calcext:value-type="float">
            <text:p>488</text:p>
          </table:table-cell>
          <table:table-cell office:value-type="float" office:value="485" calcext:value-type="float">
            <text:p>485</text:p>
          </table:table-cell>
          <table:table-cell office:value-type="float" office:value="548" calcext:value-type="float">
            <text:p>548</text:p>
          </table:table-cell>
          <table:table-cell office:value-type="float" office:value="411" calcext:value-type="float">
            <text:p>411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 office:value-type="float" office:value="519" calcext:value-type="float">
            <text:p>519</text:p>
          </table:table-cell>
          <table:table-cell office:value-type="float" office:value="444" calcext:value-type="float">
            <text:p>444</text:p>
          </table:table-cell>
          <table:table-cell office:value-type="float" office:value="512" calcext:value-type="float">
            <text:p>51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ANITA GARIBALD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97" calcext:value-type="float">
            <text:p>8497</text:p>
          </table:table-cell>
          <table:table-cell office:value-type="float" office:value="8374" calcext:value-type="float">
            <text:p>8374</text:p>
          </table:table-cell>
          <table:table-cell office:value-type="float" office:value="8230" calcext:value-type="float">
            <text:p>8230</text:p>
          </table:table-cell>
          <table:table-cell office:value-type="float" office:value="8055" calcext:value-type="float">
            <text:p>8055</text:p>
          </table:table-cell>
          <table:table-cell office:value-type="float" office:value="7881" calcext:value-type="float">
            <text:p>7881</text:p>
          </table:table-cell>
          <table:table-cell office:value-type="float" office:value="7708" calcext:value-type="float">
            <text:p>7708</text:p>
          </table:table-cell>
          <table:table-cell office:value-type="float" office:value="7537" calcext:value-type="float">
            <text:p>7537</text:p>
          </table:table-cell>
          <table:table-cell office:value-type="float" office:value="7313" calcext:value-type="float">
            <text:p>7313</text:p>
          </table:table-cell>
          <table:table-cell office:value-type="float" office:value="7133" calcext:value-type="float">
            <text:p>7133</text:p>
          </table:table-cell>
          <table:table-cell office:value-type="float" office:value="6957" calcext:value-type="float">
            <text:p>6957</text:p>
          </table:table-cell>
          <table:table-cell office:value-type="float" office:value="432080.67" calcext:value-type="float">
            <text:p>432080.67</text:p>
          </table:table-cell>
          <table:table-cell office:value-type="float" office:value="518270.33" calcext:value-type="float">
            <text:p>518270.33</text:p>
          </table:table-cell>
          <table:table-cell office:value-type="float" office:value="608407.94" calcext:value-type="float">
            <text:p>608407.94</text:p>
          </table:table-cell>
          <table:table-cell office:value-type="float" office:value="726418.94" calcext:value-type="float">
            <text:p>726418.94</text:p>
          </table:table-cell>
          <table:table-cell office:value-type="float" office:value="815582.81" calcext:value-type="float">
            <text:p>815582.81</text:p>
          </table:table-cell>
          <table:table-cell office:value-type="float" office:value="929757.95" calcext:value-type="float">
            <text:p>929757.95</text:p>
          </table:table-cell>
          <table:table-cell office:value-type="float" office:value="1037097.55" calcext:value-type="float">
            <text:p>1037097.55</text:p>
          </table:table-cell>
          <table:table-cell office:value-type="float" office:value="1231725.35" calcext:value-type="float">
            <text:p>1231725.35</text:p>
          </table:table-cell>
          <table:table-cell office:value-type="float" office:value="1192175.37" calcext:value-type="float">
            <text:p>1192175.37</text:p>
          </table:table-cell>
          <table:table-cell office:value-type="float" office:value="1230565.5" calcext:value-type="float">
            <text:p>1230565.5</text:p>
          </table:table-cell>
          <table:table-cell office:value-type="float" office:value="1398853.91" calcext:value-type="float">
            <text:p>1398853.91</text:p>
          </table:table-cell>
          <table:table-cell office:value-type="float" office:value="75744960" calcext:value-type="float">
            <text:p>75744960</text:p>
          </table:table-cell>
          <table:table-cell office:value-type="float" office:value="90039690" calcext:value-type="float">
            <text:p>90039690</text:p>
          </table:table-cell>
          <table:table-cell office:value-type="float" office:value="89381840" calcext:value-type="float">
            <text:p>89381840</text:p>
          </table:table-cell>
          <table:table-cell office:value-type="float" office:value="92832080" calcext:value-type="float">
            <text:p>92832080</text:p>
          </table:table-cell>
          <table:table-cell office:value-type="float" office:value="100899500" calcext:value-type="float">
            <text:p>100899500</text:p>
          </table:table-cell>
          <table:table-cell office:value-type="float" office:value="117197500" calcext:value-type="float">
            <text:p>117197500</text:p>
          </table:table-cell>
          <table:table-cell office:value-type="float" office:value="139124800" calcext:value-type="float">
            <text:p>139124800</text:p>
          </table:table-cell>
          <table:table-cell office:value-type="float" office:value="137557900" calcext:value-type="float">
            <text:p>137557900</text:p>
          </table:table-cell>
          <table:table-cell office:value-type="float" office:value="145956200" calcext:value-type="float">
            <text:p>145956200</text:p>
          </table:table-cell>
          <table:table-cell office:value-type="float" office:value="170974000" calcext:value-type="float">
            <text:p>170974000</text:p>
          </table:table-cell>
          <table:table-cell office:value-type="float" office:value="180856000" calcext:value-type="float">
            <text:p>180856000</text:p>
          </table:table-cell>
          <table:table-cell office:value-type="float" office:value="580" calcext:value-type="float">
            <text:p>580</text:p>
          </table:table-cell>
          <table:table-cell office:value-type="float" office:value="613" calcext:value-type="float">
            <text:p>613</text:p>
          </table:table-cell>
          <table:table-cell office:value-type="float" office:value="629" calcext:value-type="float">
            <text:p>629</text:p>
          </table:table-cell>
          <table:table-cell office:value-type="float" office:value="646" calcext:value-type="float">
            <text:p>646</text:p>
          </table:table-cell>
          <table:table-cell office:value-type="float" office:value="684" calcext:value-type="float">
            <text:p>684</text:p>
          </table:table-cell>
          <table:table-cell office:value-type="float" office:value="724" calcext:value-type="float">
            <text:p>724</text:p>
          </table:table-cell>
          <table:table-cell office:value-type="float" office:value="705" calcext:value-type="float">
            <text:p>705</text:p>
          </table:table-cell>
          <table:table-cell office:value-type="float" office:value="762" calcext:value-type="float">
            <text:p>762</text:p>
          </table:table-cell>
          <table:table-cell office:value-type="float" office:value="755" calcext:value-type="float">
            <text:p>755</text:p>
          </table:table-cell>
          <table:table-cell office:value-type="float" office:value="748" calcext:value-type="float">
            <text:p>748</text:p>
          </table:table-cell>
          <table:table-cell office:value-type="float" office:value="825" calcext:value-type="float">
            <text:p>82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ANITÁPOLI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13" calcext:value-type="float">
            <text:p>3213</text:p>
          </table:table-cell>
          <table:table-cell office:value-type="float" office:value="3211" calcext:value-type="float">
            <text:p>3211</text:p>
          </table:table-cell>
          <table:table-cell office:value-type="float" office:value="3259" calcext:value-type="float">
            <text:p>3259</text:p>
          </table:table-cell>
          <table:table-cell office:value-type="float" office:value="3256" calcext:value-type="float">
            <text:p>3256</text:p>
          </table:table-cell>
          <table:table-cell office:value-type="float" office:value="3253" calcext:value-type="float">
            <text:p>3253</text:p>
          </table:table-cell>
          <table:table-cell office:value-type="float" office:value="3251" calcext:value-type="float">
            <text:p>3251</text:p>
          </table:table-cell>
          <table:table-cell office:value-type="float" office:value="3248" calcext:value-type="float">
            <text:p>3248</text:p>
          </table:table-cell>
          <table:table-cell office:value-type="float" office:value="3236" calcext:value-type="float">
            <text:p>3236</text:p>
          </table:table-cell>
          <table:table-cell office:value-type="float" office:value="3232" calcext:value-type="float">
            <text:p>3232</text:p>
          </table:table-cell>
          <table:table-cell office:value-type="float" office:value="3228" calcext:value-type="float">
            <text:p>3228</text:p>
          </table:table-cell>
          <table:table-cell office:value-type="float" office:value="202048.69" calcext:value-type="float">
            <text:p>202048.69</text:p>
          </table:table-cell>
          <table:table-cell office:value-type="float" office:value="179420.06" calcext:value-type="float">
            <text:p>179420.06</text:p>
          </table:table-cell>
          <table:table-cell office:value-type="float" office:value="189520.96" calcext:value-type="float">
            <text:p>189520.96</text:p>
          </table:table-cell>
          <table:table-cell office:value-type="float" office:value="214802.21" calcext:value-type="float">
            <text:p>214802.21</text:p>
          </table:table-cell>
          <table:table-cell office:value-type="float" office:value="210761.79" calcext:value-type="float">
            <text:p>210761.79</text:p>
          </table:table-cell>
          <table:table-cell office:value-type="float" office:value="274893.84" calcext:value-type="float">
            <text:p>274893.84</text:p>
          </table:table-cell>
          <table:table-cell office:value-type="float" office:value="334948.73" calcext:value-type="float">
            <text:p>334948.73</text:p>
          </table:table-cell>
          <table:table-cell office:value-type="float" office:value="344033.4" calcext:value-type="float">
            <text:p>344033.4</text:p>
          </table:table-cell>
          <table:table-cell office:value-type="float" office:value="507271.79" calcext:value-type="float">
            <text:p>507271.79</text:p>
          </table:table-cell>
          <table:table-cell office:value-type="float" office:value="521757.82" calcext:value-type="float">
            <text:p>521757.82</text:p>
          </table:table-cell>
          <table:table-cell office:value-type="float" office:value="522628.51" calcext:value-type="float">
            <text:p>522628.51</text:p>
          </table:table-cell>
          <table:table-cell office:value-type="float" office:value="41181140" calcext:value-type="float">
            <text:p>41181140</text:p>
          </table:table-cell>
          <table:table-cell office:value-type="float" office:value="41479070" calcext:value-type="float">
            <text:p>41479070</text:p>
          </table:table-cell>
          <table:table-cell office:value-type="float" office:value="39240250" calcext:value-type="float">
            <text:p>39240250</text:p>
          </table:table-cell>
          <table:table-cell office:value-type="float" office:value="55288420" calcext:value-type="float">
            <text:p>55288420</text:p>
          </table:table-cell>
          <table:table-cell office:value-type="float" office:value="51715080" calcext:value-type="float">
            <text:p>51715080</text:p>
          </table:table-cell>
          <table:table-cell office:value-type="float" office:value="54310190" calcext:value-type="float">
            <text:p>54310190</text:p>
          </table:table-cell>
          <table:table-cell office:value-type="float" office:value="59909880" calcext:value-type="float">
            <text:p>59909880</text:p>
          </table:table-cell>
          <table:table-cell office:value-type="float" office:value="53476060" calcext:value-type="float">
            <text:p>53476060</text:p>
          </table:table-cell>
          <table:table-cell office:value-type="float" office:value="57077820" calcext:value-type="float">
            <text:p>57077820</text:p>
          </table:table-cell>
          <table:table-cell office:value-type="float" office:value="62259000" calcext:value-type="float">
            <text:p>62259000</text:p>
          </table:table-cell>
          <table:table-cell office:value-type="float" office:value="67085000" calcext:value-type="float">
            <text:p>67085000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280" calcext:value-type="float">
            <text:p>2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string" calcext:value-type="string">
            <text:p>ANTÔNIO CARL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37" calcext:value-type="float">
            <text:p>7537</text:p>
          </table:table-cell>
          <table:table-cell office:value-type="float" office:value="7613" calcext:value-type="float">
            <text:p>7613</text:p>
          </table:table-cell>
          <table:table-cell office:value-type="float" office:value="7906" calcext:value-type="float">
            <text:p>7906</text:p>
          </table:table-cell>
          <table:table-cell office:value-type="float" office:value="8012" calcext:value-type="float">
            <text:p>8012</text:p>
          </table:table-cell>
          <table:table-cell office:value-type="float" office:value="8118" calcext:value-type="float">
            <text:p>8118</text:p>
          </table:table-cell>
          <table:table-cell office:value-type="float" office:value="8223" calcext:value-type="float">
            <text:p>8223</text:p>
          </table:table-cell>
          <table:table-cell office:value-type="float" office:value="8327" calcext:value-type="float">
            <text:p>8327</text:p>
          </table:table-cell>
          <table:table-cell office:value-type="float" office:value="8411" calcext:value-type="float">
            <text:p>8411</text:p>
          </table:table-cell>
          <table:table-cell office:value-type="float" office:value="8513" calcext:value-type="float">
            <text:p>8513</text:p>
          </table:table-cell>
          <table:table-cell office:value-type="float" office:value="8613" calcext:value-type="float">
            <text:p>8613</text:p>
          </table:table-cell>
          <table:table-cell office:value-type="float" office:value="1692112.88" calcext:value-type="float">
            <text:p>1692112.88</text:p>
          </table:table-cell>
          <table:table-cell office:value-type="float" office:value="1788582.16" calcext:value-type="float">
            <text:p>1788582.16</text:p>
          </table:table-cell>
          <table:table-cell office:value-type="float" office:value="2258304.19" calcext:value-type="float">
            <text:p>2258304.19</text:p>
          </table:table-cell>
          <table:table-cell office:value-type="float" office:value="3556806.27" calcext:value-type="float">
            <text:p>3556806.27</text:p>
          </table:table-cell>
          <table:table-cell office:value-type="float" office:value="2798164.47" calcext:value-type="float">
            <text:p>2798164.47</text:p>
          </table:table-cell>
          <table:table-cell office:value-type="float" office:value="3328909.18" calcext:value-type="float">
            <text:p>3328909.18</text:p>
          </table:table-cell>
          <table:table-cell office:value-type="float" office:value="3296910.56" calcext:value-type="float">
            <text:p>3296910.56</text:p>
          </table:table-cell>
          <table:table-cell office:value-type="float" office:value="5553788.56" calcext:value-type="float">
            <text:p>5553788.56</text:p>
          </table:table-cell>
          <table:table-cell office:value-type="float" office:value="6048002.09" calcext:value-type="float">
            <text:p>6048002.09</text:p>
          </table:table-cell>
          <table:table-cell office:value-type="float" office:value="4466895.35" calcext:value-type="float">
            <text:p>4466895.35</text:p>
          </table:table-cell>
          <table:table-cell office:value-type="float" office:value="4750371.12" calcext:value-type="float">
            <text:p>4750371.12</text:p>
          </table:table-cell>
          <table:table-cell office:value-type="float" office:value="300522700" calcext:value-type="float">
            <text:p>300522700</text:p>
          </table:table-cell>
          <table:table-cell office:value-type="float" office:value="258688200" calcext:value-type="float">
            <text:p>258688200</text:p>
          </table:table-cell>
          <table:table-cell office:value-type="float" office:value="324020600" calcext:value-type="float">
            <text:p>324020600</text:p>
          </table:table-cell>
          <table:table-cell office:value-type="float" office:value="484072500" calcext:value-type="float">
            <text:p>484072500</text:p>
          </table:table-cell>
          <table:table-cell office:value-type="float" office:value="540850200" calcext:value-type="float">
            <text:p>540850200</text:p>
          </table:table-cell>
          <table:table-cell office:value-type="float" office:value="555357600" calcext:value-type="float">
            <text:p>555357600</text:p>
          </table:table-cell>
          <table:table-cell office:value-type="float" office:value="599424000" calcext:value-type="float">
            <text:p>599424000</text:p>
          </table:table-cell>
          <table:table-cell office:value-type="float" office:value="577414900" calcext:value-type="float">
            <text:p>577414900</text:p>
          </table:table-cell>
          <table:table-cell office:value-type="float" office:value="656108500" calcext:value-type="float">
            <text:p>656108500</text:p>
          </table:table-cell>
          <table:table-cell office:value-type="float" office:value="789080000" calcext:value-type="float">
            <text:p>789080000</text:p>
          </table:table-cell>
          <table:table-cell office:value-type="float" office:value="788434000" calcext:value-type="float">
            <text:p>788434000</text:p>
          </table:table-cell>
          <table:table-cell office:value-type="float" office:value="1567" calcext:value-type="float">
            <text:p>1567</text:p>
          </table:table-cell>
          <table:table-cell office:value-type="float" office:value="1582" calcext:value-type="float">
            <text:p>1582</text:p>
          </table:table-cell>
          <table:table-cell office:value-type="float" office:value="1686" calcext:value-type="float">
            <text:p>1686</text:p>
          </table:table-cell>
          <table:table-cell office:value-type="float" office:value="2696" calcext:value-type="float">
            <text:p>2696</text:p>
          </table:table-cell>
          <table:table-cell office:value-type="float" office:value="1740" calcext:value-type="float">
            <text:p>1740</text:p>
          </table:table-cell>
          <table:table-cell office:value-type="float" office:value="1828" calcext:value-type="float">
            <text:p>1828</text:p>
          </table:table-cell>
          <table:table-cell office:value-type="float" office:value="1748" calcext:value-type="float">
            <text:p>1748</text:p>
          </table:table-cell>
          <table:table-cell office:value-type="float" office:value="2472" calcext:value-type="float">
            <text:p>2472</text:p>
          </table:table-cell>
          <table:table-cell office:value-type="float" office:value="2344" calcext:value-type="float">
            <text:p>2344</text:p>
          </table:table-cell>
          <table:table-cell office:value-type="float" office:value="2005" calcext:value-type="float">
            <text:p>2005</text:p>
          </table:table-cell>
          <table:table-cell office:value-type="float" office:value="2141" calcext:value-type="float">
            <text:p>2141</text:p>
          </table:table-cell>
          <table:table-cell office:value-type="float" office:value="10381" calcext:value-type="float">
            <text:p>10381</text:p>
          </table:table-cell>
        </table:table-row>
        <table:table-row table:style-name="ro1">
          <table:table-cell office:value-type="string" calcext:value-type="string">
            <text:p>APIÚ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83" calcext:value-type="float">
            <text:p>9683</text:p>
          </table:table-cell>
          <table:table-cell office:value-type="float" office:value="9764" calcext:value-type="float">
            <text:p>9764</text:p>
          </table:table-cell>
          <table:table-cell office:value-type="float" office:value="10099" calcext:value-type="float">
            <text:p>10099</text:p>
          </table:table-cell>
          <table:table-cell office:value-type="float" office:value="10211" calcext:value-type="float">
            <text:p>10211</text:p>
          </table:table-cell>
          <table:table-cell office:value-type="float" office:value="10322" calcext:value-type="float">
            <text:p>10322</text:p>
          </table:table-cell>
          <table:table-cell office:value-type="float" office:value="10432" calcext:value-type="float">
            <text:p>10432</text:p>
          </table:table-cell>
          <table:table-cell office:value-type="float" office:value="10542" calcext:value-type="float">
            <text:p>10542</text:p>
          </table:table-cell>
          <table:table-cell office:value-type="float" office:value="10636" calcext:value-type="float">
            <text:p>10636</text:p>
          </table:table-cell>
          <table:table-cell office:value-type="float" office:value="10743" calcext:value-type="float">
            <text:p>10743</text:p>
          </table:table-cell>
          <table:table-cell office:value-type="float" office:value="10848" calcext:value-type="float">
            <text:p>10848</text:p>
          </table:table-cell>
          <table:table-cell office:value-type="float" office:value="3467173.22" calcext:value-type="float">
            <text:p>3467173.22</text:p>
          </table:table-cell>
          <table:table-cell office:value-type="float" office:value="3651206.29" calcext:value-type="float">
            <text:p>3651206.29</text:p>
          </table:table-cell>
          <table:table-cell office:value-type="float" office:value="4226477.89" calcext:value-type="float">
            <text:p>4226477.89</text:p>
          </table:table-cell>
          <table:table-cell office:value-type="float" office:value="4253863.13" calcext:value-type="float">
            <text:p>4253863.13</text:p>
          </table:table-cell>
          <table:table-cell office:value-type="float" office:value="4738853.14" calcext:value-type="float">
            <text:p>4738853.14</text:p>
          </table:table-cell>
          <table:table-cell office:value-type="float" office:value="4893190.07" calcext:value-type="float">
            <text:p>4893190.07</text:p>
          </table:table-cell>
          <table:table-cell office:value-type="float" office:value="5121767.73" calcext:value-type="float">
            <text:p>5121767.73</text:p>
          </table:table-cell>
          <table:table-cell office:value-type="float" office:value="5269455.17" calcext:value-type="float">
            <text:p>5269455.17</text:p>
          </table:table-cell>
          <table:table-cell office:value-type="float" office:value="5413748.74" calcext:value-type="float">
            <text:p>5413748.74</text:p>
          </table:table-cell>
          <table:table-cell office:value-type="float" office:value="5486751.39" calcext:value-type="float">
            <text:p>5486751.39</text:p>
          </table:table-cell>
          <table:table-cell office:value-type="float" office:value="5059106.65" calcext:value-type="float">
            <text:p>5059106.65</text:p>
          </table:table-cell>
          <table:table-cell office:value-type="float" office:value="231412600" calcext:value-type="float">
            <text:p>231412600</text:p>
          </table:table-cell>
          <table:table-cell office:value-type="float" office:value="306135400" calcext:value-type="float">
            <text:p>306135400</text:p>
          </table:table-cell>
          <table:table-cell office:value-type="float" office:value="330164700" calcext:value-type="float">
            <text:p>330164700</text:p>
          </table:table-cell>
          <table:table-cell office:value-type="float" office:value="289588500" calcext:value-type="float">
            <text:p>289588500</text:p>
          </table:table-cell>
          <table:table-cell office:value-type="float" office:value="387602000" calcext:value-type="float">
            <text:p>387602000</text:p>
          </table:table-cell>
          <table:table-cell office:value-type="float" office:value="411808700" calcext:value-type="float">
            <text:p>411808700</text:p>
          </table:table-cell>
          <table:table-cell office:value-type="float" office:value="386869300" calcext:value-type="float">
            <text:p>386869300</text:p>
          </table:table-cell>
          <table:table-cell office:value-type="float" office:value="414988500" calcext:value-type="float">
            <text:p>414988500</text:p>
          </table:table-cell>
          <table:table-cell office:value-type="float" office:value="415532200" calcext:value-type="float">
            <text:p>415532200</text:p>
          </table:table-cell>
          <table:table-cell office:value-type="float" office:value="401008000" calcext:value-type="float">
            <text:p>401008000</text:p>
          </table:table-cell>
          <table:table-cell office:value-type="float" office:value="371624000" calcext:value-type="float">
            <text:p>371624000</text:p>
          </table:table-cell>
          <table:table-cell office:value-type="float" office:value="2757" calcext:value-type="float">
            <text:p>2757</text:p>
          </table:table-cell>
          <table:table-cell office:value-type="float" office:value="2717" calcext:value-type="float">
            <text:p>2717</text:p>
          </table:table-cell>
          <table:table-cell office:value-type="float" office:value="2956" calcext:value-type="float">
            <text:p>2956</text:p>
          </table:table-cell>
          <table:table-cell office:value-type="float" office:value="2817" calcext:value-type="float">
            <text:p>2817</text:p>
          </table:table-cell>
          <table:table-cell office:value-type="float" office:value="2799" calcext:value-type="float">
            <text:p>2799</text:p>
          </table:table-cell>
          <table:table-cell office:value-type="float" office:value="2691" calcext:value-type="float">
            <text:p>2691</text:p>
          </table:table-cell>
          <table:table-cell office:value-type="float" office:value="2576" calcext:value-type="float">
            <text:p>2576</text:p>
          </table:table-cell>
          <table:table-cell office:value-type="float" office:value="2538" calcext:value-type="float">
            <text:p>2538</text:p>
          </table:table-cell>
          <table:table-cell office:value-type="float" office:value="2491" calcext:value-type="float">
            <text:p>2491</text:p>
          </table:table-cell>
          <table:table-cell office:value-type="float" office:value="2521" calcext:value-type="float">
            <text:p>2521</text:p>
          </table:table-cell>
          <table:table-cell office:value-type="float" office:value="2391" calcext:value-type="float">
            <text:p>239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ARABUTÃ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6" calcext:value-type="float">
            <text:p>4196</text:p>
          </table:table-cell>
          <table:table-cell office:value-type="float" office:value="4198" calcext:value-type="float">
            <text:p>4198</text:p>
          </table:table-cell>
          <table:table-cell office:value-type="float" office:value="4270" calcext:value-type="float">
            <text:p>4270</text:p>
          </table:table-cell>
          <table:table-cell office:value-type="float" office:value="4273" calcext:value-type="float">
            <text:p>4273</text:p>
          </table:table-cell>
          <table:table-cell office:value-type="float" office:value="4276" calcext:value-type="float">
            <text:p>4276</text:p>
          </table:table-cell>
          <table:table-cell office:value-type="float" office:value="4278" calcext:value-type="float">
            <text:p>4278</text:p>
          </table:table-cell>
          <table:table-cell office:value-type="float" office:value="4281" calcext:value-type="float">
            <text:p>4281</text:p>
          </table:table-cell>
          <table:table-cell office:value-type="float" office:value="4266" calcext:value-type="float">
            <text:p>4266</text:p>
          </table:table-cell>
          <table:table-cell table:number-columns-repeated="2" office:value-type="float" office:value="4267" calcext:value-type="float">
            <text:p>4267</text:p>
          </table:table-cell>
          <table:table-cell office:value-type="float" office:value="215846.4" calcext:value-type="float">
            <text:p>215846.4</text:p>
          </table:table-cell>
          <table:table-cell office:value-type="float" office:value="263604.12" calcext:value-type="float">
            <text:p>263604.12</text:p>
          </table:table-cell>
          <table:table-cell office:value-type="float" office:value="346396.12" calcext:value-type="float">
            <text:p>346396.12</text:p>
          </table:table-cell>
          <table:table-cell office:value-type="float" office:value="361207.54" calcext:value-type="float">
            <text:p>361207.54</text:p>
          </table:table-cell>
          <table:table-cell office:value-type="float" office:value="388900.51" calcext:value-type="float">
            <text:p>388900.51</text:p>
          </table:table-cell>
          <table:table-cell office:value-type="float" office:value="429842.37" calcext:value-type="float">
            <text:p>429842.37</text:p>
          </table:table-cell>
          <table:table-cell office:value-type="float" office:value="514293.46" calcext:value-type="float">
            <text:p>514293.46</text:p>
          </table:table-cell>
          <table:table-cell office:value-type="float" office:value="698474.21" calcext:value-type="float">
            <text:p>698474.21</text:p>
          </table:table-cell>
          <table:table-cell office:value-type="float" office:value="885111.5" calcext:value-type="float">
            <text:p>885111.5</text:p>
          </table:table-cell>
          <table:table-cell office:value-type="float" office:value="980294.96" calcext:value-type="float">
            <text:p>980294.96</text:p>
          </table:table-cell>
          <table:table-cell office:value-type="float" office:value="1129399.68" calcext:value-type="float">
            <text:p>1129399.68</text:p>
          </table:table-cell>
          <table:table-cell office:value-type="float" office:value="71203710" calcext:value-type="float">
            <text:p>71203710</text:p>
          </table:table-cell>
          <table:table-cell office:value-type="float" office:value="71407850" calcext:value-type="float">
            <text:p>71407850</text:p>
          </table:table-cell>
          <table:table-cell office:value-type="float" office:value="77226330" calcext:value-type="float">
            <text:p>77226330</text:p>
          </table:table-cell>
          <table:table-cell office:value-type="float" office:value="90654980" calcext:value-type="float">
            <text:p>90654980</text:p>
          </table:table-cell>
          <table:table-cell office:value-type="float" office:value="99248680" calcext:value-type="float">
            <text:p>99248680</text:p>
          </table:table-cell>
          <table:table-cell office:value-type="float" office:value="104974100" calcext:value-type="float">
            <text:p>104974100</text:p>
          </table:table-cell>
          <table:table-cell office:value-type="float" office:value="106410800" calcext:value-type="float">
            <text:p>106410800</text:p>
          </table:table-cell>
          <table:table-cell office:value-type="float" office:value="126169900" calcext:value-type="float">
            <text:p>126169900</text:p>
          </table:table-cell>
          <table:table-cell office:value-type="float" office:value="137614000" calcext:value-type="float">
            <text:p>137614000</text:p>
          </table:table-cell>
          <table:table-cell office:value-type="float" office:value="174014000" calcext:value-type="float">
            <text:p>174014000</text:p>
          </table:table-cell>
          <table:table-cell office:value-type="float" office:value="205798000" calcext:value-type="float">
            <text:p>205798000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office:value-type="float" office:value="324" calcext:value-type="float">
            <text:p>324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327" calcext:value-type="float">
            <text:p>327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527" calcext:value-type="float">
            <text:p>52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ARAQUA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60" calcext:value-type="float">
            <text:p>25860</text:p>
          </table:table-cell>
          <table:table-cell office:value-type="float" office:value="26875" calcext:value-type="float">
            <text:p>26875</text:p>
          </table:table-cell>
          <table:table-cell office:value-type="float" office:value="29593" calcext:value-type="float">
            <text:p>29593</text:p>
          </table:table-cell>
          <table:table-cell office:value-type="float" office:value="31030" calcext:value-type="float">
            <text:p>31030</text:p>
          </table:table-cell>
          <table:table-cell office:value-type="float" office:value="32454" calcext:value-type="float">
            <text:p>32454</text:p>
          </table:table-cell>
          <table:table-cell office:value-type="float" office:value="33867" calcext:value-type="float">
            <text:p>33867</text:p>
          </table:table-cell>
          <table:table-cell office:value-type="float" office:value="35268" calcext:value-type="float">
            <text:p>35268</text:p>
          </table:table-cell>
          <table:table-cell office:value-type="float" office:value="36710" calcext:value-type="float">
            <text:p>36710</text:p>
          </table:table-cell>
          <table:table-cell office:value-type="float" office:value="38129" calcext:value-type="float">
            <text:p>38129</text:p>
          </table:table-cell>
          <table:table-cell office:value-type="float" office:value="39524" calcext:value-type="float">
            <text:p>39524</text:p>
          </table:table-cell>
          <table:table-cell office:value-type="float" office:value="6719433.99" calcext:value-type="float">
            <text:p>6719433.99</text:p>
          </table:table-cell>
          <table:table-cell office:value-type="float" office:value="9176244.6" calcext:value-type="float">
            <text:p>9176244.6</text:p>
          </table:table-cell>
          <table:table-cell office:value-type="float" office:value="11672463.36" calcext:value-type="float">
            <text:p>11672463.36</text:p>
          </table:table-cell>
          <table:table-cell office:value-type="float" office:value="14661298.15" calcext:value-type="float">
            <text:p>14661298.15</text:p>
          </table:table-cell>
          <table:table-cell office:value-type="float" office:value="19706063.09" calcext:value-type="float">
            <text:p>19706063.09</text:p>
          </table:table-cell>
          <table:table-cell office:value-type="float" office:value="20996101.86" calcext:value-type="float">
            <text:p>20996101.86</text:p>
          </table:table-cell>
          <table:table-cell office:value-type="float" office:value="23708288.18" calcext:value-type="float">
            <text:p>23708288.18</text:p>
          </table:table-cell>
          <table:table-cell office:value-type="float" office:value="28932638.4" calcext:value-type="float">
            <text:p>28932638.4</text:p>
          </table:table-cell>
          <table:table-cell office:value-type="float" office:value="32383857.4" calcext:value-type="float">
            <text:p>32383857.4</text:p>
          </table:table-cell>
          <table:table-cell office:value-type="float" office:value="33756090.7" calcext:value-type="float">
            <text:p>33756090.7</text:p>
          </table:table-cell>
          <table:table-cell office:value-type="float" office:value="38330956.21" calcext:value-type="float">
            <text:p>38330956.21</text:p>
          </table:table-cell>
          <table:table-cell office:value-type="float" office:value="532599800" calcext:value-type="float">
            <text:p>532599800</text:p>
          </table:table-cell>
          <table:table-cell office:value-type="float" office:value="690004300" calcext:value-type="float">
            <text:p>690004300</text:p>
          </table:table-cell>
          <table:table-cell office:value-type="float" office:value="832601700" calcext:value-type="float">
            <text:p>832601700</text:p>
          </table:table-cell>
          <table:table-cell office:value-type="float" office:value="1017531000" calcext:value-type="float">
            <text:p>1017531000</text:p>
          </table:table-cell>
          <table:table-cell office:value-type="float" office:value="1633990000" calcext:value-type="float">
            <text:p>1633990000</text:p>
          </table:table-cell>
          <table:table-cell office:value-type="float" office:value="2724010000" calcext:value-type="float">
            <text:p>2724010000</text:p>
          </table:table-cell>
          <table:table-cell office:value-type="float" office:value="3206663000" calcext:value-type="float">
            <text:p>3206663000</text:p>
          </table:table-cell>
          <table:table-cell office:value-type="float" office:value="3928868000" calcext:value-type="float">
            <text:p>3928868000</text:p>
          </table:table-cell>
          <table:table-cell office:value-type="float" office:value="4151191000" calcext:value-type="float">
            <text:p>4151191000</text:p>
          </table:table-cell>
          <table:table-cell office:value-type="float" office:value="4856255000" calcext:value-type="float">
            <text:p>4856255000</text:p>
          </table:table-cell>
          <table:table-cell office:value-type="float" office:value="5510946000" calcext:value-type="float">
            <text:p>5510946000</text:p>
          </table:table-cell>
          <table:table-cell office:value-type="float" office:value="5507" calcext:value-type="float">
            <text:p>5507</text:p>
          </table:table-cell>
          <table:table-cell office:value-type="float" office:value="6802" calcext:value-type="float">
            <text:p>6802</text:p>
          </table:table-cell>
          <table:table-cell office:value-type="float" office:value="7531" calcext:value-type="float">
            <text:p>7531</text:p>
          </table:table-cell>
          <table:table-cell office:value-type="float" office:value="8553" calcext:value-type="float">
            <text:p>8553</text:p>
          </table:table-cell>
          <table:table-cell office:value-type="float" office:value="9957" calcext:value-type="float">
            <text:p>9957</text:p>
          </table:table-cell>
          <table:table-cell office:value-type="float" office:value="9845" calcext:value-type="float">
            <text:p>9845</text:p>
          </table:table-cell>
          <table:table-cell office:value-type="float" office:value="10092" calcext:value-type="float">
            <text:p>10092</text:p>
          </table:table-cell>
          <table:table-cell office:value-type="float" office:value="12370" calcext:value-type="float">
            <text:p>12370</text:p>
          </table:table-cell>
          <table:table-cell office:value-type="float" office:value="13232" calcext:value-type="float">
            <text:p>13232</text:p>
          </table:table-cell>
          <table:table-cell office:value-type="float" office:value="13685" calcext:value-type="float">
            <text:p>13685</text:p>
          </table:table-cell>
          <table:table-cell office:value-type="float" office:value="15300" calcext:value-type="float">
            <text:p>1530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RARANGUÁ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817" calcext:value-type="float">
            <text:p>61817</text:p>
          </table:table-cell>
          <table:table-cell office:value-type="float" office:value="62308" calcext:value-type="float">
            <text:p>62308</text:p>
          </table:table-cell>
          <table:table-cell office:value-type="float" office:value="64405" calcext:value-type="float">
            <text:p>64405</text:p>
          </table:table-cell>
          <table:table-cell office:value-type="float" office:value="65090" calcext:value-type="float">
            <text:p>65090</text:p>
          </table:table-cell>
          <table:table-cell office:value-type="float" office:value="65769" calcext:value-type="float">
            <text:p>65769</text:p>
          </table:table-cell>
          <table:table-cell office:value-type="float" office:value="66442" calcext:value-type="float">
            <text:p>66442</text:p>
          </table:table-cell>
          <table:table-cell office:value-type="float" office:value="67110" calcext:value-type="float">
            <text:p>67110</text:p>
          </table:table-cell>
          <table:table-cell office:value-type="float" office:value="67578" calcext:value-type="float">
            <text:p>67578</text:p>
          </table:table-cell>
          <table:table-cell office:value-type="float" office:value="68228" calcext:value-type="float">
            <text:p>68228</text:p>
          </table:table-cell>
          <table:table-cell office:value-type="float" office:value="68867" calcext:value-type="float">
            <text:p>68867</text:p>
          </table:table-cell>
          <table:table-cell office:value-type="float" office:value="11635314.34" calcext:value-type="float">
            <text:p>11635314.34</text:p>
          </table:table-cell>
          <table:table-cell office:value-type="float" office:value="13195931.12" calcext:value-type="float">
            <text:p>13195931.12</text:p>
          </table:table-cell>
          <table:table-cell office:value-type="float" office:value="14750086" calcext:value-type="float">
            <text:p>14750086</text:p>
          </table:table-cell>
          <table:table-cell office:value-type="float" office:value="16647926.95" calcext:value-type="float">
            <text:p>16647926.95</text:p>
          </table:table-cell>
          <table:table-cell office:value-type="float" office:value="18893070.43" calcext:value-type="float">
            <text:p>18893070.43</text:p>
          </table:table-cell>
          <table:table-cell office:value-type="float" office:value="19795944.31" calcext:value-type="float">
            <text:p>19795944.31</text:p>
          </table:table-cell>
          <table:table-cell office:value-type="float" office:value="20706379.57" calcext:value-type="float">
            <text:p>20706379.57</text:p>
          </table:table-cell>
          <table:table-cell office:value-type="float" office:value="22236951.59" calcext:value-type="float">
            <text:p>22236951.59</text:p>
          </table:table-cell>
          <table:table-cell office:value-type="float" office:value="23557484.54" calcext:value-type="float">
            <text:p>23557484.54</text:p>
          </table:table-cell>
          <table:table-cell office:value-type="float" office:value="23208683.69" calcext:value-type="float">
            <text:p>23208683.69</text:p>
          </table:table-cell>
          <table:table-cell office:value-type="float" office:value="23182332.35" calcext:value-type="float">
            <text:p>23182332.35</text:p>
          </table:table-cell>
          <table:table-cell office:value-type="float" office:value="991569300" calcext:value-type="float">
            <text:p>991569300</text:p>
          </table:table-cell>
          <table:table-cell office:value-type="float" office:value="1204545000" calcext:value-type="float">
            <text:p>1204545000</text:p>
          </table:table-cell>
          <table:table-cell office:value-type="float" office:value="1254563000" calcext:value-type="float">
            <text:p>1254563000</text:p>
          </table:table-cell>
          <table:table-cell office:value-type="float" office:value="1339435000" calcext:value-type="float">
            <text:p>1339435000</text:p>
          </table:table-cell>
          <table:table-cell office:value-type="float" office:value="1510259000" calcext:value-type="float">
            <text:p>1510259000</text:p>
          </table:table-cell>
          <table:table-cell office:value-type="float" office:value="1549048000" calcext:value-type="float">
            <text:p>1549048000</text:p>
          </table:table-cell>
          <table:table-cell office:value-type="float" office:value="1572795000" calcext:value-type="float">
            <text:p>1572795000</text:p>
          </table:table-cell>
          <table:table-cell office:value-type="float" office:value="1724987000" calcext:value-type="float">
            <text:p>1724987000</text:p>
          </table:table-cell>
          <table:table-cell office:value-type="float" office:value="1833576000" calcext:value-type="float">
            <text:p>1833576000</text:p>
          </table:table-cell>
          <table:table-cell office:value-type="float" office:value="1941337000" calcext:value-type="float">
            <text:p>1941337000</text:p>
          </table:table-cell>
          <table:table-cell office:value-type="float" office:value="2067725000" calcext:value-type="float">
            <text:p>2067725000</text:p>
          </table:table-cell>
          <table:table-cell office:value-type="float" office:value="11329" calcext:value-type="float">
            <text:p>11329</text:p>
          </table:table-cell>
          <table:table-cell office:value-type="float" office:value="11832" calcext:value-type="float">
            <text:p>11832</text:p>
          </table:table-cell>
          <table:table-cell office:value-type="float" office:value="11794" calcext:value-type="float">
            <text:p>11794</text:p>
          </table:table-cell>
          <table:table-cell office:value-type="float" office:value="12284" calcext:value-type="float">
            <text:p>12284</text:p>
          </table:table-cell>
          <table:table-cell office:value-type="float" office:value="12777" calcext:value-type="float">
            <text:p>12777</text:p>
          </table:table-cell>
          <table:table-cell office:value-type="float" office:value="12207" calcext:value-type="float">
            <text:p>12207</text:p>
          </table:table-cell>
          <table:table-cell office:value-type="float" office:value="11823" calcext:value-type="float">
            <text:p>11823</text:p>
          </table:table-cell>
          <table:table-cell office:value-type="float" office:value="12133" calcext:value-type="float">
            <text:p>12133</text:p>
          </table:table-cell>
          <table:table-cell office:value-type="float" office:value="12555" calcext:value-type="float">
            <text:p>12555</text:p>
          </table:table-cell>
          <table:table-cell office:value-type="float" office:value="12843" calcext:value-type="float">
            <text:p>12843</text:p>
          </table:table-cell>
          <table:table-cell office:value-type="float" office:value="12543" calcext:value-type="float">
            <text:p>1254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RMAZÉ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21" calcext:value-type="float">
            <text:p>7821</text:p>
          </table:table-cell>
          <table:table-cell office:value-type="float" office:value="7886" calcext:value-type="float">
            <text:p>7886</text:p>
          </table:table-cell>
          <table:table-cell office:value-type="float" office:value="8159" calcext:value-type="float">
            <text:p>8159</text:p>
          </table:table-cell>
          <table:table-cell office:value-type="float" office:value="8251" calcext:value-type="float">
            <text:p>8251</text:p>
          </table:table-cell>
          <table:table-cell office:value-type="float" office:value="8341" calcext:value-type="float">
            <text:p>8341</text:p>
          </table:table-cell>
          <table:table-cell office:value-type="float" office:value="8431" calcext:value-type="float">
            <text:p>8431</text:p>
          </table:table-cell>
          <table:table-cell office:value-type="float" office:value="8520" calcext:value-type="float">
            <text:p>8520</text:p>
          </table:table-cell>
          <table:table-cell office:value-type="float" office:value="8587" calcext:value-type="float">
            <text:p>8587</text:p>
          </table:table-cell>
          <table:table-cell office:value-type="float" office:value="8674" calcext:value-type="float">
            <text:p>8674</text:p>
          </table:table-cell>
          <table:table-cell office:value-type="float" office:value="8759" calcext:value-type="float">
            <text:p>8759</text:p>
          </table:table-cell>
          <table:table-cell office:value-type="float" office:value="1405421.85" calcext:value-type="float">
            <text:p>1405421.85</text:p>
          </table:table-cell>
          <table:table-cell office:value-type="float" office:value="1552648.54" calcext:value-type="float">
            <text:p>1552648.54</text:p>
          </table:table-cell>
          <table:table-cell office:value-type="float" office:value="1824089.38" calcext:value-type="float">
            <text:p>1824089.38</text:p>
          </table:table-cell>
          <table:table-cell office:value-type="float" office:value="2074723.94" calcext:value-type="float">
            <text:p>2074723.94</text:p>
          </table:table-cell>
          <table:table-cell office:value-type="float" office:value="2181420.86" calcext:value-type="float">
            <text:p>2181420.86</text:p>
          </table:table-cell>
          <table:table-cell office:value-type="float" office:value="2705466.61" calcext:value-type="float">
            <text:p>2705466.61</text:p>
          </table:table-cell>
          <table:table-cell office:value-type="float" office:value="3083934.59" calcext:value-type="float">
            <text:p>3083934.59</text:p>
          </table:table-cell>
          <table:table-cell office:value-type="float" office:value="3345224.69" calcext:value-type="float">
            <text:p>3345224.69</text:p>
          </table:table-cell>
          <table:table-cell office:value-type="float" office:value="3408618.16" calcext:value-type="float">
            <text:p>3408618.16</text:p>
          </table:table-cell>
          <table:table-cell office:value-type="float" office:value="3566350.99" calcext:value-type="float">
            <text:p>3566350.99</text:p>
          </table:table-cell>
          <table:table-cell office:value-type="float" office:value="3521222.85" calcext:value-type="float">
            <text:p>3521222.85</text:p>
          </table:table-cell>
          <table:table-cell office:value-type="float" office:value="97447170" calcext:value-type="float">
            <text:p>97447170</text:p>
          </table:table-cell>
          <table:table-cell office:value-type="float" office:value="106725500" calcext:value-type="float">
            <text:p>106725500</text:p>
          </table:table-cell>
          <table:table-cell office:value-type="float" office:value="108785300" calcext:value-type="float">
            <text:p>108785300</text:p>
          </table:table-cell>
          <table:table-cell office:value-type="float" office:value="136966900" calcext:value-type="float">
            <text:p>136966900</text:p>
          </table:table-cell>
          <table:table-cell office:value-type="float" office:value="167032500" calcext:value-type="float">
            <text:p>167032500</text:p>
          </table:table-cell>
          <table:table-cell office:value-type="float" office:value="160101000" calcext:value-type="float">
            <text:p>160101000</text:p>
          </table:table-cell>
          <table:table-cell office:value-type="float" office:value="165510200" calcext:value-type="float">
            <text:p>165510200</text:p>
          </table:table-cell>
          <table:table-cell office:value-type="float" office:value="168494600" calcext:value-type="float">
            <text:p>168494600</text:p>
          </table:table-cell>
          <table:table-cell office:value-type="float" office:value="190726400" calcext:value-type="float">
            <text:p>190726400</text:p>
          </table:table-cell>
          <table:table-cell office:value-type="float" office:value="210909000" calcext:value-type="float">
            <text:p>210909000</text:p>
          </table:table-cell>
          <table:table-cell office:value-type="float" office:value="230242000" calcext:value-type="float">
            <text:p>230242000</text:p>
          </table:table-cell>
          <table:table-cell office:value-type="float" office:value="1723" calcext:value-type="float">
            <text:p>1723</text:p>
          </table:table-cell>
          <table:table-cell office:value-type="float" office:value="1763" calcext:value-type="float">
            <text:p>1763</text:p>
          </table:table-cell>
          <table:table-cell office:value-type="float" office:value="1842" calcext:value-type="float">
            <text:p>1842</text:p>
          </table:table-cell>
          <table:table-cell office:value-type="float" office:value="1875" calcext:value-type="float">
            <text:p>1875</text:p>
          </table:table-cell>
          <table:table-cell office:value-type="float" office:value="1854" calcext:value-type="float">
            <text:p>1854</text:p>
          </table:table-cell>
          <table:table-cell office:value-type="float" office:value="1950" calcext:value-type="float">
            <text:p>1950</text:p>
          </table:table-cell>
          <table:table-cell office:value-type="float" office:value="2022" calcext:value-type="float">
            <text:p>2022</text:p>
          </table:table-cell>
          <table:table-cell office:value-type="float" office:value="2073" calcext:value-type="float">
            <text:p>2073</text:p>
          </table:table-cell>
          <table:table-cell office:value-type="float" office:value="2034" calcext:value-type="float">
            <text:p>2034</text:p>
          </table:table-cell>
          <table:table-cell office:value-type="float" office:value="2098" calcext:value-type="float">
            <text:p>2098</text:p>
          </table:table-cell>
          <table:table-cell office:value-type="float" office:value="2079" calcext:value-type="float">
            <text:p>207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ARROIO TRIN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03" calcext:value-type="float">
            <text:p>3503</text:p>
          </table:table-cell>
          <table:table-cell office:value-type="float" office:value="3504" calcext:value-type="float">
            <text:p>3504</text:p>
          </table:table-cell>
          <table:table-cell office:value-type="float" office:value="3562" calcext:value-type="float">
            <text:p>3562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3551" calcext:value-type="float">
            <text:p>3551</text:p>
          </table:table-cell>
          <table:table-cell office:value-type="float" office:value="3550" calcext:value-type="float">
            <text:p>3550</text:p>
          </table:table-cell>
          <table:table-cell office:value-type="float" office:value="3549" calcext:value-type="float">
            <text:p>3549</text:p>
          </table:table-cell>
          <table:table-cell office:value-type="float" office:value="561097.51" calcext:value-type="float">
            <text:p>561097.51</text:p>
          </table:table-cell>
          <table:table-cell office:value-type="float" office:value="621918.44" calcext:value-type="float">
            <text:p>621918.44</text:p>
          </table:table-cell>
          <table:table-cell office:value-type="float" office:value="702564.33" calcext:value-type="float">
            <text:p>702564.33</text:p>
          </table:table-cell>
          <table:table-cell office:value-type="float" office:value="876551.25" calcext:value-type="float">
            <text:p>876551.25</text:p>
          </table:table-cell>
          <table:table-cell office:value-type="float" office:value="965128.61" calcext:value-type="float">
            <text:p>965128.61</text:p>
          </table:table-cell>
          <table:table-cell office:value-type="float" office:value="1014142.36" calcext:value-type="float">
            <text:p>1014142.36</text:p>
          </table:table-cell>
          <table:table-cell office:value-type="float" office:value="994820.45" calcext:value-type="float">
            <text:p>994820.45</text:p>
          </table:table-cell>
          <table:table-cell office:value-type="float" office:value="1059430.31" calcext:value-type="float">
            <text:p>1059430.31</text:p>
          </table:table-cell>
          <table:table-cell office:value-type="float" office:value="1079307.85" calcext:value-type="float">
            <text:p>1079307.85</text:p>
          </table:table-cell>
          <table:table-cell office:value-type="float" office:value="1205007.21" calcext:value-type="float">
            <text:p>1205007.21</text:p>
          </table:table-cell>
          <table:table-cell office:value-type="float" office:value="1328086.45" calcext:value-type="float">
            <text:p>1328086.45</text:p>
          </table:table-cell>
          <table:table-cell office:value-type="float" office:value="49320040" calcext:value-type="float">
            <text:p>49320040</text:p>
          </table:table-cell>
          <table:table-cell office:value-type="float" office:value="68505560" calcext:value-type="float">
            <text:p>68505560</text:p>
          </table:table-cell>
          <table:table-cell office:value-type="float" office:value="65695510" calcext:value-type="float">
            <text:p>65695510</text:p>
          </table:table-cell>
          <table:table-cell office:value-type="float" office:value="81827840" calcext:value-type="float">
            <text:p>81827840</text:p>
          </table:table-cell>
          <table:table-cell office:value-type="float" office:value="81356450" calcext:value-type="float">
            <text:p>81356450</text:p>
          </table:table-cell>
          <table:table-cell office:value-type="float" office:value="81216440" calcext:value-type="float">
            <text:p>81216440</text:p>
          </table:table-cell>
          <table:table-cell office:value-type="float" office:value="89756970" calcext:value-type="float">
            <text:p>89756970</text:p>
          </table:table-cell>
          <table:table-cell office:value-type="float" office:value="92187650" calcext:value-type="float">
            <text:p>92187650</text:p>
          </table:table-cell>
          <table:table-cell office:value-type="float" office:value="89321530" calcext:value-type="float">
            <text:p>89321530</text:p>
          </table:table-cell>
          <table:table-cell office:value-type="float" office:value="97443000" calcext:value-type="float">
            <text:p>97443000</text:p>
          </table:table-cell>
          <table:table-cell office:value-type="float" office:value="111049000" calcext:value-type="float">
            <text:p>111049000</text:p>
          </table:table-cell>
          <table:table-cell office:value-type="float" office:value="665" calcext:value-type="float">
            <text:p>665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office:value-type="float" office:value="745" calcext:value-type="float">
            <text:p>745</text:p>
          </table:table-cell>
          <table:table-cell office:value-type="float" office:value="741" calcext:value-type="float">
            <text:p>741</text:p>
          </table:table-cell>
          <table:table-cell office:value-type="float" office:value="718" calcext:value-type="float">
            <text:p>718</text:p>
          </table:table-cell>
          <table:table-cell office:value-type="float" office:value="623" calcext:value-type="float">
            <text:p>623</text:p>
          </table:table-cell>
          <table:table-cell office:value-type="float" office:value="644" calcext:value-type="float">
            <text:p>644</text:p>
          </table:table-cell>
          <table:table-cell office:value-type="float" office:value="633" calcext:value-type="float">
            <text:p>633</text:p>
          </table:table-cell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ARVORE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2254" calcext:value-type="float">
            <text:p>2254</text:p>
          </table:table-cell>
          <table:table-cell office:value-type="float" office:value="2281" calcext:value-type="float">
            <text:p>2281</text:p>
          </table:table-cell>
          <table:table-cell office:value-type="float" office:value="2276" calcext:value-type="float">
            <text:p>2276</text:p>
          </table:table-cell>
          <table:table-cell office:value-type="float" office:value="2271" calcext:value-type="float">
            <text:p>2271</text:p>
          </table:table-cell>
          <table:table-cell office:value-type="float" office:value="2266" calcext:value-type="float">
            <text:p>2266</text:p>
          </table:table-cell>
          <table:table-cell office:value-type="float" office:value="2261" calcext:value-type="float">
            <text:p>2261</text:p>
          </table:table-cell>
          <table:table-cell office:value-type="float" office:value="2246" calcext:value-type="float">
            <text:p>2246</text:p>
          </table:table-cell>
          <table:table-cell office:value-type="float" office:value="2240" calcext:value-type="float">
            <text:p>2240</text:p>
          </table:table-cell>
          <table:table-cell office:value-type="float" office:value="2234" calcext:value-type="float">
            <text:p>2234</text:p>
          </table:table-cell>
          <table:table-cell office:value-type="float" office:value="68273.15" calcext:value-type="float">
            <text:p>68273.15</text:p>
          </table:table-cell>
          <table:table-cell office:value-type="float" office:value="96416.68" calcext:value-type="float">
            <text:p>96416.68</text:p>
          </table:table-cell>
          <table:table-cell office:value-type="float" office:value="151439.25" calcext:value-type="float">
            <text:p>151439.25</text:p>
          </table:table-cell>
          <table:table-cell office:value-type="float" office:value="261713.37" calcext:value-type="float">
            <text:p>261713.37</text:p>
          </table:table-cell>
          <table:table-cell office:value-type="float" office:value="346768.07" calcext:value-type="float">
            <text:p>346768.07</text:p>
          </table:table-cell>
          <table:table-cell office:value-type="float" office:value="358109.06" calcext:value-type="float">
            <text:p>358109.06</text:p>
          </table:table-cell>
          <table:table-cell office:value-type="float" office:value="475768.58" calcext:value-type="float">
            <text:p>475768.58</text:p>
          </table:table-cell>
          <table:table-cell office:value-type="float" office:value="686532.9" calcext:value-type="float">
            <text:p>686532.9</text:p>
          </table:table-cell>
          <table:table-cell office:value-type="float" office:value="855075.32" calcext:value-type="float">
            <text:p>855075.32</text:p>
          </table:table-cell>
          <table:table-cell office:value-type="float" office:value="1224789.22" calcext:value-type="float">
            <text:p>1224789.22</text:p>
          </table:table-cell>
          <table:table-cell office:value-type="float" office:value="1042744.92" calcext:value-type="float">
            <text:p>1042744.92</text:p>
          </table:table-cell>
          <table:table-cell office:value-type="float" office:value="39178690" calcext:value-type="float">
            <text:p>39178690</text:p>
          </table:table-cell>
          <table:table-cell office:value-type="float" office:value="49316070" calcext:value-type="float">
            <text:p>49316070</text:p>
          </table:table-cell>
          <table:table-cell office:value-type="float" office:value="56830860" calcext:value-type="float">
            <text:p>56830860</text:p>
          </table:table-cell>
          <table:table-cell office:value-type="float" office:value="68032830" calcext:value-type="float">
            <text:p>68032830</text:p>
          </table:table-cell>
          <table:table-cell office:value-type="float" office:value="62700950" calcext:value-type="float">
            <text:p>62700950</text:p>
          </table:table-cell>
          <table:table-cell office:value-type="float" office:value="95565500" calcext:value-type="float">
            <text:p>95565500</text:p>
          </table:table-cell>
          <table:table-cell office:value-type="float" office:value="91388570" calcext:value-type="float">
            <text:p>91388570</text:p>
          </table:table-cell>
          <table:table-cell office:value-type="float" office:value="87210310" calcext:value-type="float">
            <text:p>87210310</text:p>
          </table:table-cell>
          <table:table-cell office:value-type="float" office:value="100362800" calcext:value-type="float">
            <text:p>100362800</text:p>
          </table:table-cell>
          <table:table-cell office:value-type="float" office:value="115571000" calcext:value-type="float">
            <text:p>115571000</text:p>
          </table:table-cell>
          <table:table-cell office:value-type="float" office:value="135522000" calcext:value-type="float">
            <text:p>135522000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243" calcext:value-type="float">
            <text:p>243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office:value-type="float" office:value="304" calcext:value-type="float">
            <text:p>304</text:p>
          </table:table-cell>
          <table:table-cell office:value-type="float" office:value="426" calcext:value-type="float">
            <text:p>426</text:p>
          </table:table-cell>
          <table:table-cell office:value-type="float" office:value="527" calcext:value-type="float">
            <text:p>527</text:p>
          </table:table-cell>
          <table:table-cell office:value-type="float" office:value="690" calcext:value-type="float">
            <text:p>690</text:p>
          </table:table-cell>
          <table:table-cell office:value-type="float" office:value="581" calcext:value-type="float">
            <text:p>581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ASCUR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49" calcext:value-type="float">
            <text:p>7449</text:p>
          </table:table-cell>
          <table:table-cell office:value-type="float" office:value="7485" calcext:value-type="float">
            <text:p>7485</text:p>
          </table:table-cell>
          <table:table-cell office:value-type="float" office:value="7683" calcext:value-type="float">
            <text:p>7683</text:p>
          </table:table-cell>
          <table:table-cell office:value-type="float" office:value="7732" calcext:value-type="float">
            <text:p>7732</text:p>
          </table:table-cell>
          <table:table-cell office:value-type="float" office:value="7781" calcext:value-type="float">
            <text:p>7781</text:p>
          </table:table-cell>
          <table:table-cell office:value-type="float" office:value="7829" calcext:value-type="float">
            <text:p>7829</text:p>
          </table:table-cell>
          <table:table-cell office:value-type="float" office:value="7877" calcext:value-type="float">
            <text:p>7877</text:p>
          </table:table-cell>
          <table:table-cell office:value-type="float" office:value="7889" calcext:value-type="float">
            <text:p>7889</text:p>
          </table:table-cell>
          <table:table-cell office:value-type="float" office:value="7934" calcext:value-type="float">
            <text:p>7934</text:p>
          </table:table-cell>
          <table:table-cell office:value-type="float" office:value="7978" calcext:value-type="float">
            <text:p>7978</text:p>
          </table:table-cell>
          <table:table-cell office:value-type="float" office:value="1726792.29" calcext:value-type="float">
            <text:p>1726792.29</text:p>
          </table:table-cell>
          <table:table-cell office:value-type="float" office:value="1975434.63" calcext:value-type="float">
            <text:p>1975434.63</text:p>
          </table:table-cell>
          <table:table-cell office:value-type="float" office:value="2356504.41" calcext:value-type="float">
            <text:p>2356504.41</text:p>
          </table:table-cell>
          <table:table-cell office:value-type="float" office:value="2628198.99" calcext:value-type="float">
            <text:p>2628198.99</text:p>
          </table:table-cell>
          <table:table-cell office:value-type="float" office:value="2666410.19" calcext:value-type="float">
            <text:p>2666410.19</text:p>
          </table:table-cell>
          <table:table-cell office:value-type="float" office:value="3010921.23" calcext:value-type="float">
            <text:p>3010921.23</text:p>
          </table:table-cell>
          <table:table-cell office:value-type="float" office:value="3632506.66" calcext:value-type="float">
            <text:p>3632506.66</text:p>
          </table:table-cell>
          <table:table-cell office:value-type="float" office:value="4017622.67" calcext:value-type="float">
            <text:p>4017622.67</text:p>
          </table:table-cell>
          <table:table-cell office:value-type="float" office:value="4266697.71" calcext:value-type="float">
            <text:p>4266697.71</text:p>
          </table:table-cell>
          <table:table-cell office:value-type="float" office:value="4323711.68" calcext:value-type="float">
            <text:p>4323711.68</text:p>
          </table:table-cell>
          <table:table-cell office:value-type="float" office:value="4119567.69" calcext:value-type="float">
            <text:p>4119567.69</text:p>
          </table:table-cell>
          <table:table-cell office:value-type="float" office:value="108995600" calcext:value-type="float">
            <text:p>108995600</text:p>
          </table:table-cell>
          <table:table-cell office:value-type="float" office:value="120754800" calcext:value-type="float">
            <text:p>120754800</text:p>
          </table:table-cell>
          <table:table-cell office:value-type="float" office:value="174623500" calcext:value-type="float">
            <text:p>174623500</text:p>
          </table:table-cell>
          <table:table-cell office:value-type="float" office:value="213618300" calcext:value-type="float">
            <text:p>213618300</text:p>
          </table:table-cell>
          <table:table-cell office:value-type="float" office:value="159321100" calcext:value-type="float">
            <text:p>159321100</text:p>
          </table:table-cell>
          <table:table-cell office:value-type="float" office:value="147713800" calcext:value-type="float">
            <text:p>147713800</text:p>
          </table:table-cell>
          <table:table-cell office:value-type="float" office:value="157750500" calcext:value-type="float">
            <text:p>157750500</text:p>
          </table:table-cell>
          <table:table-cell office:value-type="float" office:value="192659400" calcext:value-type="float">
            <text:p>192659400</text:p>
          </table:table-cell>
          <table:table-cell office:value-type="float" office:value="196977800" calcext:value-type="float">
            <text:p>196977800</text:p>
          </table:table-cell>
          <table:table-cell office:value-type="float" office:value="210524000" calcext:value-type="float">
            <text:p>210524000</text:p>
          </table:table-cell>
          <table:table-cell office:value-type="float" office:value="207603000" calcext:value-type="float">
            <text:p>207603000</text:p>
          </table:table-cell>
          <table:table-cell office:value-type="float" office:value="1799" calcext:value-type="float">
            <text:p>1799</text:p>
          </table:table-cell>
          <table:table-cell office:value-type="float" office:value="1868" calcext:value-type="float">
            <text:p>1868</text:p>
          </table:table-cell>
          <table:table-cell office:value-type="float" office:value="2022" calcext:value-type="float">
            <text:p>2022</text:p>
          </table:table-cell>
          <table:table-cell office:value-type="float" office:value="1999" calcext:value-type="float">
            <text:p>1999</text:p>
          </table:table-cell>
          <table:table-cell office:value-type="float" office:value="1898" calcext:value-type="float">
            <text:p>1898</text:p>
          </table:table-cell>
          <table:table-cell office:value-type="float" office:value="1918" calcext:value-type="float">
            <text:p>1918</text:p>
          </table:table-cell>
          <table:table-cell office:value-type="float" office:value="2115" calcext:value-type="float">
            <text:p>2115</text:p>
          </table:table-cell>
          <table:table-cell office:value-type="float" office:value="2198" calcext:value-type="float">
            <text:p>2198</text:p>
          </table:table-cell>
          <table:table-cell office:value-type="float" office:value="2244" calcext:value-type="float">
            <text:p>2244</text:p>
          </table:table-cell>
          <table:table-cell office:value-type="float" office:value="2170" calcext:value-type="float">
            <text:p>2170</text:p>
          </table:table-cell>
          <table:table-cell office:value-type="float" office:value="2054" calcext:value-type="float">
            <text:p>2054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ATALAN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1" calcext:value-type="float">
            <text:p>3291</text:p>
          </table:table-cell>
          <table:table-cell office:value-type="float" office:value="3281" calcext:value-type="float">
            <text:p>3281</text:p>
          </table:table-cell>
          <table:table-cell office:value-type="float" office:value="3310" calcext:value-type="float">
            <text:p>3310</text:p>
          </table:table-cell>
          <table:table-cell office:value-type="float" office:value="3296" calcext:value-type="float">
            <text:p>3296</text:p>
          </table:table-cell>
          <table:table-cell office:value-type="float" office:value="3282" calcext:value-type="float">
            <text:p>3282</text:p>
          </table:table-cell>
          <table:table-cell office:value-type="float" office:value="3268" calcext:value-type="float">
            <text:p>3268</text:p>
          </table:table-cell>
          <table:table-cell office:value-type="float" office:value="3254" calcext:value-type="float">
            <text:p>3254</text:p>
          </table:table-cell>
          <table:table-cell office:value-type="float" office:value="3226" calcext:value-type="float">
            <text:p>3226</text:p>
          </table:table-cell>
          <table:table-cell office:value-type="float" office:value="3210" calcext:value-type="float">
            <text:p>3210</text:p>
          </table:table-cell>
          <table:table-cell office:value-type="float" office:value="3195" calcext:value-type="float">
            <text:p>3195</text:p>
          </table:table-cell>
          <table:table-cell office:value-type="float" office:value="326156.09" calcext:value-type="float">
            <text:p>326156.09</text:p>
          </table:table-cell>
          <table:table-cell office:value-type="float" office:value="397777.26" calcext:value-type="float">
            <text:p>397777.26</text:p>
          </table:table-cell>
          <table:table-cell office:value-type="float" office:value="469307.24" calcext:value-type="float">
            <text:p>469307.24</text:p>
          </table:table-cell>
          <table:table-cell office:value-type="float" office:value="521425.76" calcext:value-type="float">
            <text:p>521425.76</text:p>
          </table:table-cell>
          <table:table-cell office:value-type="float" office:value="622281.55" calcext:value-type="float">
            <text:p>622281.55</text:p>
          </table:table-cell>
          <table:table-cell office:value-type="float" office:value="651599.1" calcext:value-type="float">
            <text:p>651599.1</text:p>
          </table:table-cell>
          <table:table-cell office:value-type="float" office:value="541575.49" calcext:value-type="float">
            <text:p>541575.49</text:p>
          </table:table-cell>
          <table:table-cell office:value-type="float" office:value="818290.61" calcext:value-type="float">
            <text:p>818290.61</text:p>
          </table:table-cell>
          <table:table-cell office:value-type="float" office:value="746803.82" calcext:value-type="float">
            <text:p>746803.82</text:p>
          </table:table-cell>
          <table:table-cell office:value-type="float" office:value="570940.94" calcext:value-type="float">
            <text:p>570940.94</text:p>
          </table:table-cell>
          <table:table-cell office:value-type="float" office:value="607173.13" calcext:value-type="float">
            <text:p>607173.13</text:p>
          </table:table-cell>
          <table:table-cell office:value-type="float" office:value="57455360" calcext:value-type="float">
            <text:p>57455360</text:p>
          </table:table-cell>
          <table:table-cell office:value-type="float" office:value="53846020" calcext:value-type="float">
            <text:p>53846020</text:p>
          </table:table-cell>
          <table:table-cell office:value-type="float" office:value="68021850" calcext:value-type="float">
            <text:p>68021850</text:p>
          </table:table-cell>
          <table:table-cell office:value-type="float" office:value="109391500" calcext:value-type="float">
            <text:p>109391500</text:p>
          </table:table-cell>
          <table:table-cell office:value-type="float" office:value="83834120" calcext:value-type="float">
            <text:p>83834120</text:p>
          </table:table-cell>
          <table:table-cell office:value-type="float" office:value="87579740" calcext:value-type="float">
            <text:p>87579740</text:p>
          </table:table-cell>
          <table:table-cell office:value-type="float" office:value="97704450" calcext:value-type="float">
            <text:p>97704450</text:p>
          </table:table-cell>
          <table:table-cell office:value-type="float" office:value="99538270" calcext:value-type="float">
            <text:p>99538270</text:p>
          </table:table-cell>
          <table:table-cell office:value-type="float" office:value="99243990" calcext:value-type="float">
            <text:p>99243990</text:p>
          </table:table-cell>
          <table:table-cell office:value-type="float" office:value="100727000" calcext:value-type="float">
            <text:p>100727000</text:p>
          </table:table-cell>
          <table:table-cell office:value-type="float" office:value="101201000" calcext:value-type="float">
            <text:p>101201000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345" calcext:value-type="float">
            <text:p>345</text:p>
          </table:table-cell>
          <table:table-cell office:value-type="float" office:value="441" calcext:value-type="float">
            <text:p>441</text:p>
          </table:table-cell>
          <table:table-cell office:value-type="float" office:value="392" calcext:value-type="float">
            <text:p>392</text:p>
          </table:table-cell>
          <table:table-cell office:value-type="float" office:value="319" calcext:value-type="float">
            <text:p>319</text:p>
          </table:table-cell>
          <table:table-cell office:value-type="float" office:value="344" calcext:value-type="float">
            <text:p>344</text:p>
          </table:table-cell>
          <table:table-cell office:value-type="float" office:value="37022" calcext:value-type="float">
            <text:p>37022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55" calcext:value-type="float">
            <text:p>5555</text:p>
          </table:table-cell>
          <table:table-cell office:value-type="float" office:value="5561" calcext:value-type="float">
            <text:p>5561</text:p>
          </table:table-cell>
          <table:table-cell office:value-type="float" office:value="5661" calcext:value-type="float">
            <text:p>5661</text:p>
          </table:table-cell>
          <table:table-cell office:value-type="float" office:value="5668" calcext:value-type="float">
            <text:p>5668</text:p>
          </table:table-cell>
          <table:table-cell office:value-type="float" office:value="5674" calcext:value-type="float">
            <text:p>5674</text:p>
          </table:table-cell>
          <table:table-cell office:value-type="float" office:value="5681" calcext:value-type="float">
            <text:p>5681</text:p>
          </table:table-cell>
          <table:table-cell office:value-type="float" office:value="5688" calcext:value-type="float">
            <text:p>5688</text:p>
          </table:table-cell>
          <table:table-cell office:value-type="float" office:value="5676" calcext:value-type="float">
            <text:p>5676</text:p>
          </table:table-cell>
          <table:table-cell office:value-type="float" office:value="5679" calcext:value-type="float">
            <text:p>5679</text:p>
          </table:table-cell>
          <table:table-cell office:value-type="float" office:value="5683" calcext:value-type="float">
            <text:p>5683</text:p>
          </table:table-cell>
          <table:table-cell office:value-type="float" office:value="464909.42" calcext:value-type="float">
            <text:p>464909.42</text:p>
          </table:table-cell>
          <table:table-cell office:value-type="float" office:value="517418.06" calcext:value-type="float">
            <text:p>517418.06</text:p>
          </table:table-cell>
          <table:table-cell office:value-type="float" office:value="712839.18" calcext:value-type="float">
            <text:p>712839.18</text:p>
          </table:table-cell>
          <table:table-cell office:value-type="float" office:value="913081.59" calcext:value-type="float">
            <text:p>913081.59</text:p>
          </table:table-cell>
          <table:table-cell office:value-type="float" office:value="1137234.86" calcext:value-type="float">
            <text:p>1137234.86</text:p>
          </table:table-cell>
          <table:table-cell office:value-type="float" office:value="1321707.22" calcext:value-type="float">
            <text:p>1321707.22</text:p>
          </table:table-cell>
          <table:table-cell office:value-type="float" office:value="1538951.73" calcext:value-type="float">
            <text:p>1538951.73</text:p>
          </table:table-cell>
          <table:table-cell office:value-type="float" office:value="1761603.66" calcext:value-type="float">
            <text:p>1761603.66</text:p>
          </table:table-cell>
          <table:table-cell office:value-type="float" office:value="1946258.41" calcext:value-type="float">
            <text:p>1946258.41</text:p>
          </table:table-cell>
          <table:table-cell office:value-type="float" office:value="2345408.74" calcext:value-type="float">
            <text:p>2345408.74</text:p>
          </table:table-cell>
          <table:table-cell office:value-type="float" office:value="2847148.88" calcext:value-type="float">
            <text:p>2847148.88</text:p>
          </table:table-cell>
          <table:table-cell office:value-type="float" office:value="83024550" calcext:value-type="float">
            <text:p>83024550</text:p>
          </table:table-cell>
          <table:table-cell office:value-type="float" office:value="81607720" calcext:value-type="float">
            <text:p>81607720</text:p>
          </table:table-cell>
          <table:table-cell office:value-type="float" office:value="105183000" calcext:value-type="float">
            <text:p>105183000</text:p>
          </table:table-cell>
          <table:table-cell office:value-type="float" office:value="129850700" calcext:value-type="float">
            <text:p>129850700</text:p>
          </table:table-cell>
          <table:table-cell office:value-type="float" office:value="152685600" calcext:value-type="float">
            <text:p>152685600</text:p>
          </table:table-cell>
          <table:table-cell office:value-type="float" office:value="152886900" calcext:value-type="float">
            <text:p>152886900</text:p>
          </table:table-cell>
          <table:table-cell office:value-type="float" office:value="150186800" calcext:value-type="float">
            <text:p>150186800</text:p>
          </table:table-cell>
          <table:table-cell office:value-type="float" office:value="166813400" calcext:value-type="float">
            <text:p>166813400</text:p>
          </table:table-cell>
          <table:table-cell office:value-type="float" office:value="210338300" calcext:value-type="float">
            <text:p>210338300</text:p>
          </table:table-cell>
          <table:table-cell office:value-type="float" office:value="176938000" calcext:value-type="float">
            <text:p>176938000</text:p>
          </table:table-cell>
          <table:table-cell office:value-type="float" office:value="268262000" calcext:value-type="float">
            <text:p>268262000</text:p>
          </table:table-cell>
          <table:table-cell office:value-type="float" office:value="488" calcext:value-type="float">
            <text:p>488</text:p>
          </table:table-cell>
          <table:table-cell office:value-type="float" office:value="505" calcext:value-type="float">
            <text:p>505</text:p>
          </table:table-cell>
          <table:table-cell office:value-type="float" office:value="600" calcext:value-type="float">
            <text:p>600</text:p>
          </table:table-cell>
          <table:table-cell office:value-type="float" office:value="659" calcext:value-type="float">
            <text:p>659</text:p>
          </table:table-cell>
          <table:table-cell office:value-type="float" office:value="754" calcext:value-type="float">
            <text:p>754</text:p>
          </table:table-cell>
          <table:table-cell office:value-type="float" office:value="786" calcext:value-type="float">
            <text:p>786</text:p>
          </table:table-cell>
          <table:table-cell office:value-type="float" office:value="834" calcext:value-type="float">
            <text:p>834</text:p>
          </table:table-cell>
          <table:table-cell office:value-type="float" office:value="915" calcext:value-type="float">
            <text:p>915</text:p>
          </table:table-cell>
          <table:table-cell office:value-type="float" office:value="973" calcext:value-type="float">
            <text:p>973</text:p>
          </table:table-cell>
          <table:table-cell office:value-type="float" office:value="1108" calcext:value-type="float">
            <text:p>1108</text:p>
          </table:table-cell>
          <table:table-cell office:value-type="float" office:value="1312" calcext:value-type="float">
            <text:p>1312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BALNEÁRIO ARROIO DO SIL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58" calcext:value-type="float">
            <text:p>9858</text:p>
          </table:table-cell>
          <table:table-cell office:value-type="float" office:value="10121" calcext:value-type="float">
            <text:p>10121</text:p>
          </table:table-cell>
          <table:table-cell office:value-type="float" office:value="10876" calcext:value-type="float">
            <text:p>10876</text:p>
          </table:table-cell>
          <table:table-cell office:value-type="float" office:value="11248" calcext:value-type="float">
            <text:p>11248</text:p>
          </table:table-cell>
          <table:table-cell office:value-type="float" office:value="11616" calcext:value-type="float">
            <text:p>11616</text:p>
          </table:table-cell>
          <table:table-cell office:value-type="float" office:value="11982" calcext:value-type="float">
            <text:p>11982</text:p>
          </table:table-cell>
          <table:table-cell office:value-type="float" office:value="12344" calcext:value-type="float">
            <text:p>12344</text:p>
          </table:table-cell>
          <table:table-cell office:value-type="float" office:value="12705" calcext:value-type="float">
            <text:p>12705</text:p>
          </table:table-cell>
          <table:table-cell office:value-type="float" office:value="13071" calcext:value-type="float">
            <text:p>13071</text:p>
          </table:table-cell>
          <table:table-cell office:value-type="float" office:value="13430" calcext:value-type="float">
            <text:p>13430</text:p>
          </table:table-cell>
          <table:table-cell office:value-type="float" office:value="524584.72" calcext:value-type="float">
            <text:p>524584.72</text:p>
          </table:table-cell>
          <table:table-cell office:value-type="float" office:value="509171.24" calcext:value-type="float">
            <text:p>509171.24</text:p>
          </table:table-cell>
          <table:table-cell office:value-type="float" office:value="590383.06" calcext:value-type="float">
            <text:p>590383.06</text:p>
          </table:table-cell>
          <table:table-cell office:value-type="float" office:value="868070.89" calcext:value-type="float">
            <text:p>868070.89</text:p>
          </table:table-cell>
          <table:table-cell office:value-type="float" office:value="947674.17" calcext:value-type="float">
            <text:p>947674.17</text:p>
          </table:table-cell>
          <table:table-cell office:value-type="float" office:value="947251.44" calcext:value-type="float">
            <text:p>947251.44</text:p>
          </table:table-cell>
          <table:table-cell office:value-type="float" office:value="1094061.7" calcext:value-type="float">
            <text:p>1094061.7</text:p>
          </table:table-cell>
          <table:table-cell office:value-type="float" office:value="1184914.73" calcext:value-type="float">
            <text:p>1184914.73</text:p>
          </table:table-cell>
          <table:table-cell office:value-type="float" office:value="1137506.86" calcext:value-type="float">
            <text:p>1137506.86</text:p>
          </table:table-cell>
          <table:table-cell office:value-type="float" office:value="1147208.28" calcext:value-type="float">
            <text:p>1147208.28</text:p>
          </table:table-cell>
          <table:table-cell office:value-type="float" office:value="1012080.6" calcext:value-type="float">
            <text:p>1012080.6</text:p>
          </table:table-cell>
          <table:table-cell office:value-type="float" office:value="83341150" calcext:value-type="float">
            <text:p>83341150</text:p>
          </table:table-cell>
          <table:table-cell office:value-type="float" office:value="104960100" calcext:value-type="float">
            <text:p>104960100</text:p>
          </table:table-cell>
          <table:table-cell office:value-type="float" office:value="112702000" calcext:value-type="float">
            <text:p>112702000</text:p>
          </table:table-cell>
          <table:table-cell office:value-type="float" office:value="109757000" calcext:value-type="float">
            <text:p>109757000</text:p>
          </table:table-cell>
          <table:table-cell office:value-type="float" office:value="125115400" calcext:value-type="float">
            <text:p>125115400</text:p>
          </table:table-cell>
          <table:table-cell office:value-type="float" office:value="130894600" calcext:value-type="float">
            <text:p>130894600</text:p>
          </table:table-cell>
          <table:table-cell office:value-type="float" office:value="142875800" calcext:value-type="float">
            <text:p>142875800</text:p>
          </table:table-cell>
          <table:table-cell office:value-type="float" office:value="158894300" calcext:value-type="float">
            <text:p>158894300</text:p>
          </table:table-cell>
          <table:table-cell office:value-type="float" office:value="171555600" calcext:value-type="float">
            <text:p>171555600</text:p>
          </table:table-cell>
          <table:table-cell office:value-type="float" office:value="179680000" calcext:value-type="float">
            <text:p>179680000</text:p>
          </table:table-cell>
          <table:table-cell office:value-type="float" office:value="195738000" calcext:value-type="float">
            <text:p>195738000</text:p>
          </table:table-cell>
          <table:table-cell office:value-type="float" office:value="618" calcext:value-type="float">
            <text:p>618</text:p>
          </table:table-cell>
          <table:table-cell office:value-type="float" office:value="555" calcext:value-type="float">
            <text:p>555</text:p>
          </table:table-cell>
          <table:table-cell office:value-type="float" office:value="614" calcext:value-type="float">
            <text:p>614</text:p>
          </table:table-cell>
          <table:table-cell office:value-type="float" office:value="769" calcext:value-type="float">
            <text:p>769</text:p>
          </table:table-cell>
          <table:table-cell office:value-type="float" office:value="764" calcext:value-type="float">
            <text:p>764</text:p>
          </table:table-cell>
          <table:table-cell office:value-type="float" office:value="673" calcext:value-type="float">
            <text:p>673</text:p>
          </table:table-cell>
          <table:table-cell office:value-type="float" office:value="709" calcext:value-type="float">
            <text:p>709</text:p>
          </table:table-cell>
          <table:table-cell office:value-type="float" office:value="718" calcext:value-type="float">
            <text:p>718</text:p>
          </table:table-cell>
          <table:table-cell office:value-type="float" office:value="696" calcext:value-type="float">
            <text:p>696</text:p>
          </table:table-cell>
          <table:table-cell office:value-type="float" office:value="683" calcext:value-type="float">
            <text:p>683</text:p>
          </table:table-cell>
          <table:table-cell office:value-type="float" office:value="652" calcext:value-type="float">
            <text:p>652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string" calcext:value-type="string">
            <text:p>BALNEÁRIO BARRA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14" calcext:value-type="float">
            <text:p>8614</text:p>
          </table:table-cell>
          <table:table-cell office:value-type="float" office:value="8791" calcext:value-type="float">
            <text:p>8791</text:p>
          </table:table-cell>
          <table:table-cell office:value-type="float" office:value="9330" calcext:value-type="float">
            <text:p>9330</text:p>
          </table:table-cell>
          <table:table-cell office:value-type="float" office:value="9580" calcext:value-type="float">
            <text:p>9580</text:p>
          </table:table-cell>
          <table:table-cell office:value-type="float" office:value="9828" calcext:value-type="float">
            <text:p>9828</text:p>
          </table:table-cell>
          <table:table-cell office:value-type="float" office:value="10073" calcext:value-type="float">
            <text:p>10073</text:p>
          </table:table-cell>
          <table:table-cell office:value-type="float" office:value="10317" calcext:value-type="float">
            <text:p>10317</text:p>
          </table:table-cell>
          <table:table-cell office:value-type="float" office:value="10550" calcext:value-type="float">
            <text:p>10550</text:p>
          </table:table-cell>
          <table:table-cell office:value-type="float" office:value="10795" calcext:value-type="float">
            <text:p>10795</text:p>
          </table:table-cell>
          <table:table-cell office:value-type="float" office:value="11035" calcext:value-type="float">
            <text:p>11035</text:p>
          </table:table-cell>
          <table:table-cell office:value-type="float" office:value="660570.96" calcext:value-type="float">
            <text:p>660570.96</text:p>
          </table:table-cell>
          <table:table-cell office:value-type="float" office:value="769098.96" calcext:value-type="float">
            <text:p>769098.96</text:p>
          </table:table-cell>
          <table:table-cell office:value-type="float" office:value="1014728.99" calcext:value-type="float">
            <text:p>1014728.99</text:p>
          </table:table-cell>
          <table:table-cell office:value-type="float" office:value="1173485.7" calcext:value-type="float">
            <text:p>1173485.7</text:p>
          </table:table-cell>
          <table:table-cell office:value-type="float" office:value="1278452.51" calcext:value-type="float">
            <text:p>1278452.51</text:p>
          </table:table-cell>
          <table:table-cell office:value-type="float" office:value="1449467.41" calcext:value-type="float">
            <text:p>1449467.41</text:p>
          </table:table-cell>
          <table:table-cell office:value-type="float" office:value="1445133.1" calcext:value-type="float">
            <text:p>1445133.1</text:p>
          </table:table-cell>
          <table:table-cell office:value-type="float" office:value="1593437.6" calcext:value-type="float">
            <text:p>1593437.6</text:p>
          </table:table-cell>
          <table:table-cell office:value-type="float" office:value="1508185.95" calcext:value-type="float">
            <text:p>1508185.95</text:p>
          </table:table-cell>
          <table:table-cell office:value-type="float" office:value="1505939.73" calcext:value-type="float">
            <text:p>1505939.73</text:p>
          </table:table-cell>
          <table:table-cell office:value-type="float" office:value="1552159.17" calcext:value-type="float">
            <text:p>1552159.17</text:p>
          </table:table-cell>
          <table:table-cell office:value-type="float" office:value="96881750" calcext:value-type="float">
            <text:p>96881750</text:p>
          </table:table-cell>
          <table:table-cell office:value-type="float" office:value="107906900" calcext:value-type="float">
            <text:p>107906900</text:p>
          </table:table-cell>
          <table:table-cell office:value-type="float" office:value="125050200" calcext:value-type="float">
            <text:p>125050200</text:p>
          </table:table-cell>
          <table:table-cell office:value-type="float" office:value="130436700" calcext:value-type="float">
            <text:p>130436700</text:p>
          </table:table-cell>
          <table:table-cell office:value-type="float" office:value="151355200" calcext:value-type="float">
            <text:p>151355200</text:p>
          </table:table-cell>
          <table:table-cell office:value-type="float" office:value="163615800" calcext:value-type="float">
            <text:p>163615800</text:p>
          </table:table-cell>
          <table:table-cell office:value-type="float" office:value="176327300" calcext:value-type="float">
            <text:p>176327300</text:p>
          </table:table-cell>
          <table:table-cell office:value-type="float" office:value="188053300" calcext:value-type="float">
            <text:p>188053300</text:p>
          </table:table-cell>
          <table:table-cell office:value-type="float" office:value="185960700" calcext:value-type="float">
            <text:p>185960700</text:p>
          </table:table-cell>
          <table:table-cell office:value-type="float" office:value="202180000" calcext:value-type="float">
            <text:p>202180000</text:p>
          </table:table-cell>
          <table:table-cell office:value-type="float" office:value="216071000" calcext:value-type="float">
            <text:p>216071000</text:p>
          </table:table-cell>
          <table:table-cell office:value-type="float" office:value="698" calcext:value-type="float">
            <text:p>698</text:p>
          </table:table-cell>
          <table:table-cell office:value-type="float" office:value="688" calcext:value-type="float">
            <text:p>688</text:p>
          </table:table-cell>
          <table:table-cell office:value-type="float" office:value="861" calcext:value-type="float">
            <text:p>861</text:p>
          </table:table-cell>
          <table:table-cell office:value-type="float" office:value="850" calcext:value-type="float">
            <text:p>850</text:p>
          </table:table-cell>
          <table:table-cell office:value-type="float" office:value="880" calcext:value-type="float">
            <text:p>880</text:p>
          </table:table-cell>
          <table:table-cell office:value-type="float" office:value="892" calcext:value-type="float">
            <text:p>892</text:p>
          </table:table-cell>
          <table:table-cell office:value-type="float" office:value="847" calcext:value-type="float">
            <text:p>847</text:p>
          </table:table-cell>
          <table:table-cell office:value-type="float" office:value="873" calcext:value-type="float">
            <text:p>873</text:p>
          </table:table-cell>
          <table:table-cell office:value-type="float" office:value="754" calcext:value-type="float">
            <text:p>754</text:p>
          </table:table-cell>
          <table:table-cell office:value-type="float" office:value="765" calcext:value-type="float">
            <text:p>765</text:p>
          </table:table-cell>
          <table:table-cell office:value-type="float" office:value="781" calcext:value-type="float">
            <text:p>781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BALNEÁRIO CAMBORIÚ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0748" calcext:value-type="float">
            <text:p>110748</text:p>
          </table:table-cell>
          <table:table-cell office:value-type="float" office:value="113319" calcext:value-type="float">
            <text:p>113319</text:p>
          </table:table-cell>
          <table:table-cell office:value-type="float" office:value="120926" calcext:value-type="float">
            <text:p>120926</text:p>
          </table:table-cell>
          <table:table-cell office:value-type="float" office:value="124557" calcext:value-type="float">
            <text:p>124557</text:p>
          </table:table-cell>
          <table:table-cell office:value-type="float" office:value="128155" calcext:value-type="float">
            <text:p>128155</text:p>
          </table:table-cell>
          <table:table-cell office:value-type="float" office:value="131727" calcext:value-type="float">
            <text:p>131727</text:p>
          </table:table-cell>
          <table:table-cell office:value-type="float" office:value="135268" calcext:value-type="float">
            <text:p>135268</text:p>
          </table:table-cell>
          <table:table-cell office:value-type="float" office:value="138732" calcext:value-type="float">
            <text:p>138732</text:p>
          </table:table-cell>
          <table:table-cell office:value-type="float" office:value="142295" calcext:value-type="float">
            <text:p>142295</text:p>
          </table:table-cell>
          <table:table-cell office:value-type="float" office:value="145796" calcext:value-type="float">
            <text:p>145796</text:p>
          </table:table-cell>
          <table:table-cell office:value-type="float" office:value="33571741.85" calcext:value-type="float">
            <text:p>33571741.85</text:p>
          </table:table-cell>
          <table:table-cell office:value-type="float" office:value="40155892.97" calcext:value-type="float">
            <text:p>40155892.97</text:p>
          </table:table-cell>
          <table:table-cell office:value-type="float" office:value="48462283.07" calcext:value-type="float">
            <text:p>48462283.07</text:p>
          </table:table-cell>
          <table:table-cell office:value-type="float" office:value="55853393.17" calcext:value-type="float">
            <text:p>55853393.17</text:p>
          </table:table-cell>
          <table:table-cell office:value-type="float" office:value="66875808.15" calcext:value-type="float">
            <text:p>66875808.15</text:p>
          </table:table-cell>
          <table:table-cell office:value-type="float" office:value="72064233.75" calcext:value-type="float">
            <text:p>72064233.75</text:p>
          </table:table-cell>
          <table:table-cell office:value-type="float" office:value="75404336.68" calcext:value-type="float">
            <text:p>75404336.68</text:p>
          </table:table-cell>
          <table:table-cell office:value-type="float" office:value="80919358.41" calcext:value-type="float">
            <text:p>80919358.41</text:p>
          </table:table-cell>
          <table:table-cell office:value-type="float" office:value="89399847.64" calcext:value-type="float">
            <text:p>89399847.64</text:p>
          </table:table-cell>
          <table:table-cell office:value-type="float" office:value="92408526" calcext:value-type="float">
            <text:p>92408526</text:p>
          </table:table-cell>
          <table:table-cell office:value-type="float" office:value="85814050.43" calcext:value-type="float">
            <text:p>85814050.43</text:p>
          </table:table-cell>
          <table:table-cell office:value-type="float" office:value="2735408000" calcext:value-type="float">
            <text:p>2735408000</text:p>
          </table:table-cell>
          <table:table-cell office:value-type="float" office:value="3046187000" calcext:value-type="float">
            <text:p>3046187000</text:p>
          </table:table-cell>
          <table:table-cell office:value-type="float" office:value="3347853000" calcext:value-type="float">
            <text:p>3347853000</text:p>
          </table:table-cell>
          <table:table-cell office:value-type="float" office:value="3954013000" calcext:value-type="float">
            <text:p>3954013000</text:p>
          </table:table-cell>
          <table:table-cell office:value-type="float" office:value="4464558000" calcext:value-type="float">
            <text:p>4464558000</text:p>
          </table:table-cell>
          <table:table-cell office:value-type="float" office:value="4812598000" calcext:value-type="float">
            <text:p>4812598000</text:p>
          </table:table-cell>
          <table:table-cell office:value-type="float" office:value="4931619000" calcext:value-type="float">
            <text:p>4931619000</text:p>
          </table:table-cell>
          <table:table-cell office:value-type="float" office:value="5149750000" calcext:value-type="float">
            <text:p>5149750000</text:p>
          </table:table-cell>
          <table:table-cell office:value-type="float" office:value="5549599000" calcext:value-type="float">
            <text:p>5549599000</text:p>
          </table:table-cell>
          <table:table-cell office:value-type="float" office:value="6051067000" calcext:value-type="float">
            <text:p>6051067000</text:p>
          </table:table-cell>
          <table:table-cell office:value-type="float" office:value="6212892000" calcext:value-type="float">
            <text:p>6212892000</text:p>
          </table:table-cell>
          <table:table-cell office:value-type="float" office:value="31873" calcext:value-type="float">
            <text:p>31873</text:p>
          </table:table-cell>
          <table:table-cell office:value-type="float" office:value="33773" calcext:value-type="float">
            <text:p>33773</text:p>
          </table:table-cell>
          <table:table-cell office:value-type="float" office:value="35629" calcext:value-type="float">
            <text:p>35629</text:p>
          </table:table-cell>
          <table:table-cell office:value-type="float" office:value="36358" calcext:value-type="float">
            <text:p>36358</text:p>
          </table:table-cell>
          <table:table-cell office:value-type="float" office:value="38217" calcext:value-type="float">
            <text:p>38217</text:p>
          </table:table-cell>
          <table:table-cell office:value-type="float" office:value="37843" calcext:value-type="float">
            <text:p>37843</text:p>
          </table:table-cell>
          <table:table-cell office:value-type="float" office:value="37265" calcext:value-type="float">
            <text:p>37265</text:p>
          </table:table-cell>
          <table:table-cell office:value-type="float" office:value="38187" calcext:value-type="float">
            <text:p>38187</text:p>
          </table:table-cell>
          <table:table-cell office:value-type="float" office:value="39723" calcext:value-type="float">
            <text:p>39723</text:p>
          </table:table-cell>
          <table:table-cell office:value-type="float" office:value="41398" calcext:value-type="float">
            <text:p>41398</text:p>
          </table:table-cell>
          <table:table-cell office:value-type="float" office:value="39454" calcext:value-type="float">
            <text:p>3945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BALNEÁRIO GAIVO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48" calcext:value-type="float">
            <text:p>8448</text:p>
          </table:table-cell>
          <table:table-cell office:value-type="float" office:value="8655" calcext:value-type="float">
            <text:p>8655</text:p>
          </table:table-cell>
          <table:table-cell office:value-type="float" office:value="9259" calcext:value-type="float">
            <text:p>9259</text:p>
          </table:table-cell>
          <table:table-cell office:value-type="float" office:value="9551" calcext:value-type="float">
            <text:p>9551</text:p>
          </table:table-cell>
          <table:table-cell office:value-type="float" office:value="9841" calcext:value-type="float">
            <text:p>9841</text:p>
          </table:table-cell>
          <table:table-cell office:value-type="float" office:value="10128" calcext:value-type="float">
            <text:p>10128</text:p>
          </table:table-cell>
          <table:table-cell office:value-type="float" office:value="10413" calcext:value-type="float">
            <text:p>10413</text:p>
          </table:table-cell>
          <table:table-cell office:value-type="float" office:value="10692" calcext:value-type="float">
            <text:p>10692</text:p>
          </table:table-cell>
          <table:table-cell office:value-type="float" office:value="10979" calcext:value-type="float">
            <text:p>10979</text:p>
          </table:table-cell>
          <table:table-cell office:value-type="float" office:value="11260" calcext:value-type="float">
            <text:p>11260</text:p>
          </table:table-cell>
          <table:table-cell office:value-type="float" office:value="388809.61" calcext:value-type="float">
            <text:p>388809.61</text:p>
          </table:table-cell>
          <table:table-cell office:value-type="float" office:value="446478.97" calcext:value-type="float">
            <text:p>446478.97</text:p>
          </table:table-cell>
          <table:table-cell office:value-type="float" office:value="527774.99" calcext:value-type="float">
            <text:p>527774.99</text:p>
          </table:table-cell>
          <table:table-cell office:value-type="float" office:value="667600.34" calcext:value-type="float">
            <text:p>667600.34</text:p>
          </table:table-cell>
          <table:table-cell office:value-type="float" office:value="798655.74" calcext:value-type="float">
            <text:p>798655.74</text:p>
          </table:table-cell>
          <table:table-cell office:value-type="float" office:value="945571.22" calcext:value-type="float">
            <text:p>945571.22</text:p>
          </table:table-cell>
          <table:table-cell office:value-type="float" office:value="953161.81" calcext:value-type="float">
            <text:p>953161.81</text:p>
          </table:table-cell>
          <table:table-cell office:value-type="float" office:value="1013994.85" calcext:value-type="float">
            <text:p>1013994.85</text:p>
          </table:table-cell>
          <table:table-cell office:value-type="float" office:value="1146445.49" calcext:value-type="float">
            <text:p>1146445.49</text:p>
          </table:table-cell>
          <table:table-cell office:value-type="float" office:value="1280975.17" calcext:value-type="float">
            <text:p>1280975.17</text:p>
          </table:table-cell>
          <table:table-cell office:value-type="float" office:value="1176351.53" calcext:value-type="float">
            <text:p>1176351.53</text:p>
          </table:table-cell>
          <table:table-cell office:value-type="float" office:value="68223220" calcext:value-type="float">
            <text:p>68223220</text:p>
          </table:table-cell>
          <table:table-cell office:value-type="float" office:value="75404200" calcext:value-type="float">
            <text:p>75404200</text:p>
          </table:table-cell>
          <table:table-cell office:value-type="float" office:value="82505570" calcext:value-type="float">
            <text:p>82505570</text:p>
          </table:table-cell>
          <table:table-cell office:value-type="float" office:value="97091820" calcext:value-type="float">
            <text:p>97091820</text:p>
          </table:table-cell>
          <table:table-cell office:value-type="float" office:value="112124000" calcext:value-type="float">
            <text:p>112124000</text:p>
          </table:table-cell>
          <table:table-cell office:value-type="float" office:value="124580000" calcext:value-type="float">
            <text:p>124580000</text:p>
          </table:table-cell>
          <table:table-cell office:value-type="float" office:value="128503800" calcext:value-type="float">
            <text:p>128503800</text:p>
          </table:table-cell>
          <table:table-cell office:value-type="float" office:value="140778300" calcext:value-type="float">
            <text:p>140778300</text:p>
          </table:table-cell>
          <table:table-cell office:value-type="float" office:value="152250200" calcext:value-type="float">
            <text:p>152250200</text:p>
          </table:table-cell>
          <table:table-cell office:value-type="float" office:value="166797000" calcext:value-type="float">
            <text:p>166797000</text:p>
          </table:table-cell>
          <table:table-cell office:value-type="float" office:value="182757000" calcext:value-type="float">
            <text:p>182757000</text:p>
          </table:table-cell>
          <table:table-cell office:value-type="float" office:value="496" calcext:value-type="float">
            <text:p>496</text:p>
          </table:table-cell>
          <table:table-cell office:value-type="float" office:value="515" calcext:value-type="float">
            <text:p>515</text:p>
          </table:table-cell>
          <table:table-cell office:value-type="float" office:value="567" calcext:value-type="float">
            <text:p>567</text:p>
          </table:table-cell>
          <table:table-cell office:value-type="float" office:value="633" calcext:value-type="float">
            <text:p>633</text:p>
          </table:table-cell>
          <table:table-cell office:value-type="float" office:value="666" calcext:value-type="float">
            <text:p>666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682" calcext:value-type="float">
            <text:p>682</text:p>
          </table:table-cell>
          <table:table-cell office:value-type="float" office:value="733" calcext:value-type="float">
            <text:p>733</text:p>
          </table:table-cell>
          <table:table-cell office:value-type="float" office:value="829" calcext:value-type="float">
            <text:p>829</text:p>
          </table:table-cell>
          <table:table-cell office:value-type="float" office:value="775" calcext:value-type="float">
            <text:p>77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ALNEÁRIO PIÇARR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52" calcext:value-type="float">
            <text:p>17552</text:p>
          </table:table-cell>
          <table:table-cell office:value-type="float" office:value="18010" calcext:value-type="float">
            <text:p>18010</text:p>
          </table:table-cell>
          <table:table-cell office:value-type="float" office:value="19329" calcext:value-type="float">
            <text:p>19329</text:p>
          </table:table-cell>
          <table:table-cell office:value-type="float" office:value="19976" calcext:value-type="float">
            <text:p>19976</text:p>
          </table:table-cell>
          <table:table-cell office:value-type="float" office:value="20617" calcext:value-type="float">
            <text:p>20617</text:p>
          </table:table-cell>
          <table:table-cell office:value-type="float" office:value="21253" calcext:value-type="float">
            <text:p>21253</text:p>
          </table:table-cell>
          <table:table-cell office:value-type="float" office:value="21884" calcext:value-type="float">
            <text:p>21884</text:p>
          </table:table-cell>
          <table:table-cell office:value-type="float" office:value="22511" calcext:value-type="float">
            <text:p>22511</text:p>
          </table:table-cell>
          <table:table-cell office:value-type="float" office:value="23147" calcext:value-type="float">
            <text:p>23147</text:p>
          </table:table-cell>
          <table:table-cell office:value-type="float" office:value="23772" calcext:value-type="float">
            <text:p>23772</text:p>
          </table:table-cell>
          <table:table-cell office:value-type="float" office:value="3297044.14" calcext:value-type="float">
            <text:p>3297044.14</text:p>
          </table:table-cell>
          <table:table-cell office:value-type="float" office:value="3782148.63" calcext:value-type="float">
            <text:p>3782148.63</text:p>
          </table:table-cell>
          <table:table-cell office:value-type="float" office:value="4807513.05" calcext:value-type="float">
            <text:p>4807513.05</text:p>
          </table:table-cell>
          <table:table-cell office:value-type="float" office:value="5739981.13" calcext:value-type="float">
            <text:p>5739981.13</text:p>
          </table:table-cell>
          <table:table-cell office:value-type="float" office:value="6693856.28" calcext:value-type="float">
            <text:p>6693856.28</text:p>
          </table:table-cell>
          <table:table-cell office:value-type="float" office:value="6880234.25" calcext:value-type="float">
            <text:p>6880234.25</text:p>
          </table:table-cell>
          <table:table-cell office:value-type="float" office:value="6626770.65" calcext:value-type="float">
            <text:p>6626770.65</text:p>
          </table:table-cell>
          <table:table-cell office:value-type="float" office:value="7226085.15" calcext:value-type="float">
            <text:p>7226085.15</text:p>
          </table:table-cell>
          <table:table-cell office:value-type="float" office:value="7155313" calcext:value-type="float">
            <text:p>7155313</text:p>
          </table:table-cell>
          <table:table-cell office:value-type="float" office:value="9485914.04" calcext:value-type="float">
            <text:p>9485914.04</text:p>
          </table:table-cell>
          <table:table-cell office:value-type="float" office:value="9574714.36" calcext:value-type="float">
            <text:p>9574714.36</text:p>
          </table:table-cell>
          <table:table-cell office:value-type="float" office:value="282332300" calcext:value-type="float">
            <text:p>282332300</text:p>
          </table:table-cell>
          <table:table-cell office:value-type="float" office:value="359192100" calcext:value-type="float">
            <text:p>359192100</text:p>
          </table:table-cell>
          <table:table-cell office:value-type="float" office:value="322065800" calcext:value-type="float">
            <text:p>322065800</text:p>
          </table:table-cell>
          <table:table-cell office:value-type="float" office:value="449503500" calcext:value-type="float">
            <text:p>449503500</text:p>
          </table:table-cell>
          <table:table-cell office:value-type="float" office:value="511935600" calcext:value-type="float">
            <text:p>511935600</text:p>
          </table:table-cell>
          <table:table-cell office:value-type="float" office:value="511354100" calcext:value-type="float">
            <text:p>511354100</text:p>
          </table:table-cell>
          <table:table-cell office:value-type="float" office:value="594627400" calcext:value-type="float">
            <text:p>594627400</text:p>
          </table:table-cell>
          <table:table-cell office:value-type="float" office:value="841169200" calcext:value-type="float">
            <text:p>841169200</text:p>
          </table:table-cell>
          <table:table-cell office:value-type="float" office:value="939638400" calcext:value-type="float">
            <text:p>939638400</text:p>
          </table:table-cell>
          <table:table-cell office:value-type="float" office:value="1109527000" calcext:value-type="float">
            <text:p>1109527000</text:p>
          </table:table-cell>
          <table:table-cell office:value-type="float" office:value="1222086000" calcext:value-type="float">
            <text:p>1222086000</text:p>
          </table:table-cell>
          <table:table-cell office:value-type="float" office:value="2797" calcext:value-type="float">
            <text:p>2797</text:p>
          </table:table-cell>
          <table:table-cell office:value-type="float" office:value="2853" calcext:value-type="float">
            <text:p>2853</text:p>
          </table:table-cell>
          <table:table-cell office:value-type="float" office:value="3232" calcext:value-type="float">
            <text:p>3232</text:p>
          </table:table-cell>
          <table:table-cell office:value-type="float" office:value="3424" calcext:value-type="float">
            <text:p>3424</text:p>
          </table:table-cell>
          <table:table-cell office:value-type="float" office:value="3749" calcext:value-type="float">
            <text:p>3749</text:p>
          </table:table-cell>
          <table:table-cell office:value-type="float" office:value="3648" calcext:value-type="float">
            <text:p>3648</text:p>
          </table:table-cell>
          <table:table-cell office:value-type="float" office:value="3353" calcext:value-type="float">
            <text:p>3353</text:p>
          </table:table-cell>
          <table:table-cell office:value-type="float" office:value="3457" calcext:value-type="float">
            <text:p>3457</text:p>
          </table:table-cell>
          <table:table-cell office:value-type="float" office:value="3347" calcext:value-type="float">
            <text:p>3347</text:p>
          </table:table-cell>
          <table:table-cell office:value-type="float" office:value="3894" calcext:value-type="float">
            <text:p>3894</text:p>
          </table:table-cell>
          <table:table-cell office:value-type="float" office:value="3839" calcext:value-type="float">
            <text:p>3839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BALNEÁRIO RINCÃ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136" calcext:value-type="float">
            <text:p>11136</text:p>
          </table:table-cell>
          <table:table-cell office:value-type="float" office:value="11628" calcext:value-type="float">
            <text:p>11628</text:p>
          </table:table-cell>
          <table:table-cell office:value-type="float" office:value="11824" calcext:value-type="float">
            <text:p>11824</text:p>
          </table:table-cell>
          <table:table-cell office:value-type="float" office:value="12018" calcext:value-type="float">
            <text:p>12018</text:p>
          </table:table-cell>
          <table:table-cell office:value-type="float" office:value="12212" calcext:value-type="float">
            <text:p>12212</text:p>
          </table:table-cell>
          <table:table-cell office:value-type="float" office:value="12403" calcext:value-type="float">
            <text:p>12403</text:p>
          </table:table-cell>
          <table:table-cell office:value-type="float" office:value="12570" calcext:value-type="float">
            <text:p>12570</text:p>
          </table:table-cell>
          <table:table-cell office:value-type="float" office:value="12760" calcext:value-type="float">
            <text:p>12760</text:p>
          </table:table-cell>
          <table:table-cell office:value-type="float" office:value="12946" calcext:value-type="float">
            <text:p>12946</text:p>
          </table:table-cell>
          <table:table-cell table:number-columns-repeated="4" office:value-type="float" office:value="293629.5" calcext:value-type="float">
            <text:p>293629.5</text:p>
          </table:table-cell>
          <table:table-cell office:value-type="float" office:value="547691.13" calcext:value-type="float">
            <text:p>547691.13</text:p>
          </table:table-cell>
          <table:table-cell office:value-type="float" office:value="1066439.44" calcext:value-type="float">
            <text:p>1066439.44</text:p>
          </table:table-cell>
          <table:table-cell office:value-type="float" office:value="2572738.88" calcext:value-type="float">
            <text:p>2572738.88</text:p>
          </table:table-cell>
          <table:table-cell office:value-type="float" office:value="2836174.06" calcext:value-type="float">
            <text:p>2836174.06</text:p>
          </table:table-cell>
          <table:table-cell office:value-type="float" office:value="1832017.21" calcext:value-type="float">
            <text:p>1832017.21</text:p>
          </table:table-cell>
          <table:table-cell office:value-type="float" office:value="1892220.4" calcext:value-type="float">
            <text:p>1892220.4</text:p>
          </table:table-cell>
          <table:table-cell office:value-type="float" office:value="2175920.64" calcext:value-type="float">
            <text:p>2175920.64</text:p>
          </table:table-cell>
          <table:table-cell table:number-columns-repeated="4" office:value-type="float" office:value="129061300" calcext:value-type="float">
            <text:p>129061300</text:p>
          </table:table-cell>
          <table:table-cell office:value-type="float" office:value="152996100" calcext:value-type="float">
            <text:p>152996100</text:p>
          </table:table-cell>
          <table:table-cell office:value-type="float" office:value="164469000" calcext:value-type="float">
            <text:p>164469000</text:p>
          </table:table-cell>
          <table:table-cell office:value-type="float" office:value="217335200" calcext:value-type="float">
            <text:p>217335200</text:p>
          </table:table-cell>
          <table:table-cell office:value-type="float" office:value="212953200" calcext:value-type="float">
            <text:p>212953200</text:p>
          </table:table-cell>
          <table:table-cell office:value-type="float" office:value="225341500" calcext:value-type="float">
            <text:p>225341500</text:p>
          </table:table-cell>
          <table:table-cell office:value-type="float" office:value="242539000" calcext:value-type="float">
            <text:p>242539000</text:p>
          </table:table-cell>
          <table:table-cell office:value-type="float" office:value="270465000" calcext:value-type="float">
            <text:p>270465000</text:p>
          </table:table-cell>
          <table:table-cell table:number-columns-repeated="4" office:value-type="float" office:value="237" calcext:value-type="float">
            <text:p>237</text:p>
          </table:table-cell>
          <table:table-cell office:value-type="float" office:value="430" calcext:value-type="float">
            <text:p>430</text:p>
          </table:table-cell>
          <table:table-cell office:value-type="float" office:value="710" calcext:value-type="float">
            <text:p>710</text:p>
          </table:table-cell>
          <table:table-cell office:value-type="float" office:value="1245" calcext:value-type="float">
            <text:p>1245</text:p>
          </table:table-cell>
          <table:table-cell office:value-type="float" office:value="1347" calcext:value-type="float">
            <text:p>1347</text:p>
          </table:table-cell>
          <table:table-cell office:value-type="float" office:value="1101" calcext:value-type="float">
            <text:p>1101</text:p>
          </table:table-cell>
          <table:table-cell office:value-type="float" office:value="1132" calcext:value-type="float">
            <text:p>1132</text:p>
          </table:table-cell>
          <table:table-cell office:value-type="float" office:value="1259" calcext:value-type="float">
            <text:p>125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ANDEIRA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86" calcext:value-type="float">
            <text:p>2886</text:p>
          </table:table-cell>
          <table:table-cell office:value-type="float" office:value="2866" calcext:value-type="float">
            <text:p>2866</text:p>
          </table:table-cell>
          <table:table-cell office:value-type="float" office:value="2865" calcext:value-type="float">
            <text:p>2865</text:p>
          </table:table-cell>
          <table:table-cell office:value-type="float" office:value="2836" calcext:value-type="float">
            <text:p>2836</text:p>
          </table:table-cell>
          <table:table-cell office:value-type="float" office:value="2808" calcext:value-type="float">
            <text:p>2808</text:p>
          </table:table-cell>
          <table:table-cell office:value-type="float" office:value="2779" calcext:value-type="float">
            <text:p>2779</text:p>
          </table:table-cell>
          <table:table-cell office:value-type="float" office:value="2751" calcext:value-type="float">
            <text:p>2751</text:p>
          </table:table-cell>
          <table:table-cell office:value-type="float" office:value="2708" calcext:value-type="float">
            <text:p>2708</text:p>
          </table:table-cell>
          <table:table-cell office:value-type="float" office:value="2678" calcext:value-type="float">
            <text:p>2678</text:p>
          </table:table-cell>
          <table:table-cell office:value-type="float" office:value="2648" calcext:value-type="float">
            <text:p>2648</text:p>
          </table:table-cell>
          <table:table-cell office:value-type="float" office:value="27459.36" calcext:value-type="float">
            <text:p>27459.36</text:p>
          </table:table-cell>
          <table:table-cell office:value-type="float" office:value="54551.7" calcext:value-type="float">
            <text:p>54551.7</text:p>
          </table:table-cell>
          <table:table-cell office:value-type="float" office:value="57979.82" calcext:value-type="float">
            <text:p>57979.82</text:p>
          </table:table-cell>
          <table:table-cell office:value-type="float" office:value="55821.34" calcext:value-type="float">
            <text:p>55821.34</text:p>
          </table:table-cell>
          <table:table-cell office:value-type="float" office:value="210796.89" calcext:value-type="float">
            <text:p>210796.89</text:p>
          </table:table-cell>
          <table:table-cell office:value-type="float" office:value="238506.72" calcext:value-type="float">
            <text:p>238506.72</text:p>
          </table:table-cell>
          <table:table-cell office:value-type="float" office:value="258655.96" calcext:value-type="float">
            <text:p>258655.96</text:p>
          </table:table-cell>
          <table:table-cell office:value-type="float" office:value="418929.14" calcext:value-type="float">
            <text:p>418929.14</text:p>
          </table:table-cell>
          <table:table-cell office:value-type="float" office:value="378358.81" calcext:value-type="float">
            <text:p>378358.81</text:p>
          </table:table-cell>
          <table:table-cell office:value-type="float" office:value="445050.44" calcext:value-type="float">
            <text:p>445050.44</text:p>
          </table:table-cell>
          <table:table-cell office:value-type="float" office:value="587755.26" calcext:value-type="float">
            <text:p>587755.26</text:p>
          </table:table-cell>
          <table:table-cell office:value-type="float" office:value="27557810" calcext:value-type="float">
            <text:p>27557810</text:p>
          </table:table-cell>
          <table:table-cell office:value-type="float" office:value="32290280" calcext:value-type="float">
            <text:p>32290280</text:p>
          </table:table-cell>
          <table:table-cell office:value-type="float" office:value="32441790" calcext:value-type="float">
            <text:p>32441790</text:p>
          </table:table-cell>
          <table:table-cell office:value-type="float" office:value="41768100" calcext:value-type="float">
            <text:p>41768100</text:p>
          </table:table-cell>
          <table:table-cell office:value-type="float" office:value="47095570" calcext:value-type="float">
            <text:p>47095570</text:p>
          </table:table-cell>
          <table:table-cell office:value-type="float" office:value="57170130" calcext:value-type="float">
            <text:p>57170130</text:p>
          </table:table-cell>
          <table:table-cell office:value-type="float" office:value="62748030" calcext:value-type="float">
            <text:p>62748030</text:p>
          </table:table-cell>
          <table:table-cell office:value-type="float" office:value="62541770" calcext:value-type="float">
            <text:p>62541770</text:p>
          </table:table-cell>
          <table:table-cell office:value-type="float" office:value="61176810" calcext:value-type="float">
            <text:p>61176810</text:p>
          </table:table-cell>
          <table:table-cell office:value-type="float" office:value="79441000" calcext:value-type="float">
            <text:p>79441000</text:p>
          </table:table-cell>
          <table:table-cell office:value-type="float" office:value="106897000" calcext:value-type="float">
            <text:p>10689700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BARRA BONI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1853" calcext:value-type="float">
            <text:p>1853</text:p>
          </table:table-cell>
          <table:table-cell office:value-type="float" office:value="1842" calcext:value-type="float">
            <text:p>1842</text:p>
          </table:table-cell>
          <table:table-cell office:value-type="float" office:value="1815" calcext:value-type="float">
            <text:p>1815</text:p>
          </table:table-cell>
          <table:table-cell office:value-type="float" office:value="1790" calcext:value-type="float">
            <text:p>1790</text:p>
          </table:table-cell>
          <table:table-cell office:value-type="float" office:value="1764" calcext:value-type="float">
            <text:p>1764</text:p>
          </table:table-cell>
          <table:table-cell office:value-type="float" office:value="1739" calcext:value-type="float">
            <text:p>1739</text:p>
          </table:table-cell>
          <table:table-cell office:value-type="float" office:value="1704" calcext:value-type="float">
            <text:p>1704</text:p>
          </table:table-cell>
          <table:table-cell office:value-type="float" office:value="1677" calcext:value-type="float">
            <text:p>1677</text:p>
          </table:table-cell>
          <table:table-cell office:value-type="float" office:value="1651" calcext:value-type="float">
            <text:p>1651</text:p>
          </table:table-cell>
          <table:table-cell office:value-type="float" office:value="19736.63" calcext:value-type="float">
            <text:p>19736.63</text:p>
          </table:table-cell>
          <table:table-cell office:value-type="float" office:value="20557.7" calcext:value-type="float">
            <text:p>20557.7</text:p>
          </table:table-cell>
          <table:table-cell office:value-type="float" office:value="24305.24" calcext:value-type="float">
            <text:p>24305.24</text:p>
          </table:table-cell>
          <table:table-cell office:value-type="float" office:value="23850.16" calcext:value-type="float">
            <text:p>23850.16</text:p>
          </table:table-cell>
          <table:table-cell office:value-type="float" office:value="30777.71" calcext:value-type="float">
            <text:p>30777.71</text:p>
          </table:table-cell>
          <table:table-cell office:value-type="float" office:value="26281.65" calcext:value-type="float">
            <text:p>26281.65</text:p>
          </table:table-cell>
          <table:table-cell office:value-type="float" office:value="65344.05" calcext:value-type="float">
            <text:p>65344.05</text:p>
          </table:table-cell>
          <table:table-cell office:value-type="float" office:value="70981.32" calcext:value-type="float">
            <text:p>70981.32</text:p>
          </table:table-cell>
          <table:table-cell office:value-type="float" office:value="100318.86" calcext:value-type="float">
            <text:p>100318.86</text:p>
          </table:table-cell>
          <table:table-cell office:value-type="float" office:value="93999.83" calcext:value-type="float">
            <text:p>93999.83</text:p>
          </table:table-cell>
          <table:table-cell office:value-type="float" office:value="73360.64" calcext:value-type="float">
            <text:p>73360.64</text:p>
          </table:table-cell>
          <table:table-cell office:value-type="float" office:value="24341330" calcext:value-type="float">
            <text:p>24341330</text:p>
          </table:table-cell>
          <table:table-cell office:value-type="float" office:value="24815280" calcext:value-type="float">
            <text:p>24815280</text:p>
          </table:table-cell>
          <table:table-cell office:value-type="float" office:value="25516140" calcext:value-type="float">
            <text:p>25516140</text:p>
          </table:table-cell>
          <table:table-cell office:value-type="float" office:value="30427540" calcext:value-type="float">
            <text:p>30427540</text:p>
          </table:table-cell>
          <table:table-cell office:value-type="float" office:value="31431680" calcext:value-type="float">
            <text:p>31431680</text:p>
          </table:table-cell>
          <table:table-cell office:value-type="float" office:value="33790670" calcext:value-type="float">
            <text:p>33790670</text:p>
          </table:table-cell>
          <table:table-cell office:value-type="float" office:value="38422500" calcext:value-type="float">
            <text:p>38422500</text:p>
          </table:table-cell>
          <table:table-cell office:value-type="float" office:value="39993500" calcext:value-type="float">
            <text:p>39993500</text:p>
          </table:table-cell>
          <table:table-cell office:value-type="float" office:value="35313900" calcext:value-type="float">
            <text:p>35313900</text:p>
          </table:table-cell>
          <table:table-cell office:value-type="float" office:value="36897000" calcext:value-type="float">
            <text:p>36897000</text:p>
          </table:table-cell>
          <table:table-cell office:value-type="float" office:value="42593000" calcext:value-type="float">
            <text:p>42593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BARRA VELH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913" calcext:value-type="float">
            <text:p>22913</text:p>
          </table:table-cell>
          <table:table-cell office:value-type="float" office:value="23422" calcext:value-type="float">
            <text:p>23422</text:p>
          </table:table-cell>
          <table:table-cell office:value-type="float" office:value="24943" calcext:value-type="float">
            <text:p>24943</text:p>
          </table:table-cell>
          <table:table-cell office:value-type="float" office:value="25662" calcext:value-type="float">
            <text:p>25662</text:p>
          </table:table-cell>
          <table:table-cell office:value-type="float" office:value="26374" calcext:value-type="float">
            <text:p>26374</text:p>
          </table:table-cell>
          <table:table-cell office:value-type="float" office:value="27080" calcext:value-type="float">
            <text:p>27080</text:p>
          </table:table-cell>
          <table:table-cell office:value-type="float" office:value="27781" calcext:value-type="float">
            <text:p>27781</text:p>
          </table:table-cell>
          <table:table-cell office:value-type="float" office:value="28463" calcext:value-type="float">
            <text:p>28463</text:p>
          </table:table-cell>
          <table:table-cell office:value-type="float" office:value="29168" calcext:value-type="float">
            <text:p>29168</text:p>
          </table:table-cell>
          <table:table-cell office:value-type="float" office:value="29860" calcext:value-type="float">
            <text:p>29860</text:p>
          </table:table-cell>
          <table:table-cell office:value-type="float" office:value="3203999.75" calcext:value-type="float">
            <text:p>3203999.75</text:p>
          </table:table-cell>
          <table:table-cell office:value-type="float" office:value="4139443.43" calcext:value-type="float">
            <text:p>4139443.43</text:p>
          </table:table-cell>
          <table:table-cell office:value-type="float" office:value="4691733.14" calcext:value-type="float">
            <text:p>4691733.14</text:p>
          </table:table-cell>
          <table:table-cell office:value-type="float" office:value="5844084.48" calcext:value-type="float">
            <text:p>5844084.48</text:p>
          </table:table-cell>
          <table:table-cell office:value-type="float" office:value="6712913.07" calcext:value-type="float">
            <text:p>6712913.07</text:p>
          </table:table-cell>
          <table:table-cell office:value-type="float" office:value="7482035.63" calcext:value-type="float">
            <text:p>7482035.63</text:p>
          </table:table-cell>
          <table:table-cell office:value-type="float" office:value="8051000.07" calcext:value-type="float">
            <text:p>8051000.07</text:p>
          </table:table-cell>
          <table:table-cell office:value-type="float" office:value="9333635.52" calcext:value-type="float">
            <text:p>9333635.52</text:p>
          </table:table-cell>
          <table:table-cell office:value-type="float" office:value="12003589.35" calcext:value-type="float">
            <text:p>12003589.35</text:p>
          </table:table-cell>
          <table:table-cell office:value-type="float" office:value="16813445.66" calcext:value-type="float">
            <text:p>16813445.66</text:p>
          </table:table-cell>
          <table:table-cell office:value-type="float" office:value="13451772.59" calcext:value-type="float">
            <text:p>13451772.59</text:p>
          </table:table-cell>
          <table:table-cell office:value-type="float" office:value="365510600" calcext:value-type="float">
            <text:p>365510600</text:p>
          </table:table-cell>
          <table:table-cell office:value-type="float" office:value="698695600" calcext:value-type="float">
            <text:p>698695600</text:p>
          </table:table-cell>
          <table:table-cell office:value-type="float" office:value="933375700" calcext:value-type="float">
            <text:p>933375700</text:p>
          </table:table-cell>
          <table:table-cell office:value-type="float" office:value="982779000" calcext:value-type="float">
            <text:p>982779000</text:p>
          </table:table-cell>
          <table:table-cell office:value-type="float" office:value="1280955000" calcext:value-type="float">
            <text:p>1280955000</text:p>
          </table:table-cell>
          <table:table-cell office:value-type="float" office:value="1297219000" calcext:value-type="float">
            <text:p>1297219000</text:p>
          </table:table-cell>
          <table:table-cell office:value-type="float" office:value="1300555000" calcext:value-type="float">
            <text:p>1300555000</text:p>
          </table:table-cell>
          <table:table-cell office:value-type="float" office:value="1666892000" calcext:value-type="float">
            <text:p>1666892000</text:p>
          </table:table-cell>
          <table:table-cell office:value-type="float" office:value="1393275000" calcext:value-type="float">
            <text:p>1393275000</text:p>
          </table:table-cell>
          <table:table-cell office:value-type="float" office:value="1831228000" calcext:value-type="float">
            <text:p>1831228000</text:p>
          </table:table-cell>
          <table:table-cell office:value-type="float" office:value="1843428000" calcext:value-type="float">
            <text:p>1843428000</text:p>
          </table:table-cell>
          <table:table-cell office:value-type="float" office:value="2891" calcext:value-type="float">
            <text:p>2891</text:p>
          </table:table-cell>
          <table:table-cell office:value-type="float" office:value="3497" calcext:value-type="float">
            <text:p>3497</text:p>
          </table:table-cell>
          <table:table-cell office:value-type="float" office:value="3712" calcext:value-type="float">
            <text:p>3712</text:p>
          </table:table-cell>
          <table:table-cell office:value-type="float" office:value="4225" calcext:value-type="float">
            <text:p>4225</text:p>
          </table:table-cell>
          <table:table-cell office:value-type="float" office:value="4454" calcext:value-type="float">
            <text:p>4454</text:p>
          </table:table-cell>
          <table:table-cell office:value-type="float" office:value="4437" calcext:value-type="float">
            <text:p>4437</text:p>
          </table:table-cell>
          <table:table-cell office:value-type="float" office:value="4347" calcext:value-type="float">
            <text:p>4347</text:p>
          </table:table-cell>
          <table:table-cell office:value-type="float" office:value="4659" calcext:value-type="float">
            <text:p>4659</text:p>
          </table:table-cell>
          <table:table-cell office:value-type="float" office:value="5395" calcext:value-type="float">
            <text:p>5395</text:p>
          </table:table-cell>
          <table:table-cell office:value-type="float" office:value="7140" calcext:value-type="float">
            <text:p>7140</text:p>
          </table:table-cell>
          <table:table-cell office:value-type="float" office:value="6447" calcext:value-type="float">
            <text:p>6447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1">
          <table:table-cell office:value-type="string" calcext:value-type="string">
            <text:p>BELA VISTA DO TOL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26" calcext:value-type="float">
            <text:p>6026</text:p>
          </table:table-cell>
          <table:table-cell office:value-type="float" office:value="6047" calcext:value-type="float">
            <text:p>6047</text:p>
          </table:table-cell>
          <table:table-cell office:value-type="float" office:value="6191" calcext:value-type="float">
            <text:p>6191</text:p>
          </table:table-cell>
          <table:table-cell office:value-type="float" office:value="6219" calcext:value-type="float">
            <text:p>6219</text:p>
          </table:table-cell>
          <table:table-cell office:value-type="float" office:value="6248" calcext:value-type="float">
            <text:p>6248</text:p>
          </table:table-cell>
          <table:table-cell office:value-type="float" office:value="6276" calcext:value-type="float">
            <text:p>6276</text:p>
          </table:table-cell>
          <table:table-cell office:value-type="float" office:value="6304" calcext:value-type="float">
            <text:p>6304</text:p>
          </table:table-cell>
          <table:table-cell office:value-type="float" office:value="6311" calcext:value-type="float">
            <text:p>6311</text:p>
          </table:table-cell>
          <table:table-cell office:value-type="float" office:value="6337" calcext:value-type="float">
            <text:p>6337</text:p>
          </table:table-cell>
          <table:table-cell office:value-type="float" office:value="6362" calcext:value-type="float">
            <text:p>6362</text:p>
          </table:table-cell>
          <table:table-cell office:value-type="float" office:value="141305.42" calcext:value-type="float">
            <text:p>141305.42</text:p>
          </table:table-cell>
          <table:table-cell office:value-type="float" office:value="145997.59" calcext:value-type="float">
            <text:p>145997.59</text:p>
          </table:table-cell>
          <table:table-cell office:value-type="float" office:value="189498.81" calcext:value-type="float">
            <text:p>189498.81</text:p>
          </table:table-cell>
          <table:table-cell office:value-type="float" office:value="206820.61" calcext:value-type="float">
            <text:p>206820.61</text:p>
          </table:table-cell>
          <table:table-cell office:value-type="float" office:value="240469.59" calcext:value-type="float">
            <text:p>240469.59</text:p>
          </table:table-cell>
          <table:table-cell office:value-type="float" office:value="221681.54" calcext:value-type="float">
            <text:p>221681.54</text:p>
          </table:table-cell>
          <table:table-cell office:value-type="float" office:value="246290.41" calcext:value-type="float">
            <text:p>246290.41</text:p>
          </table:table-cell>
          <table:table-cell office:value-type="float" office:value="243756.8" calcext:value-type="float">
            <text:p>243756.8</text:p>
          </table:table-cell>
          <table:table-cell office:value-type="float" office:value="274254.75" calcext:value-type="float">
            <text:p>274254.75</text:p>
          </table:table-cell>
          <table:table-cell office:value-type="float" office:value="282703.35" calcext:value-type="float">
            <text:p>282703.35</text:p>
          </table:table-cell>
          <table:table-cell office:value-type="float" office:value="313135.31" calcext:value-type="float">
            <text:p>313135.31</text:p>
          </table:table-cell>
          <table:table-cell office:value-type="float" office:value="98942720" calcext:value-type="float">
            <text:p>98942720</text:p>
          </table:table-cell>
          <table:table-cell office:value-type="float" office:value="95742220" calcext:value-type="float">
            <text:p>95742220</text:p>
          </table:table-cell>
          <table:table-cell office:value-type="float" office:value="109428300" calcext:value-type="float">
            <text:p>109428300</text:p>
          </table:table-cell>
          <table:table-cell office:value-type="float" office:value="145080000" calcext:value-type="float">
            <text:p>145080000</text:p>
          </table:table-cell>
          <table:table-cell office:value-type="float" office:value="137802700" calcext:value-type="float">
            <text:p>137802700</text:p>
          </table:table-cell>
          <table:table-cell office:value-type="float" office:value="135393500" calcext:value-type="float">
            <text:p>135393500</text:p>
          </table:table-cell>
          <table:table-cell office:value-type="float" office:value="149702400" calcext:value-type="float">
            <text:p>149702400</text:p>
          </table:table-cell>
          <table:table-cell office:value-type="float" office:value="139123600" calcext:value-type="float">
            <text:p>139123600</text:p>
          </table:table-cell>
          <table:table-cell office:value-type="float" office:value="149970400" calcext:value-type="float">
            <text:p>149970400</text:p>
          </table:table-cell>
          <table:table-cell office:value-type="float" office:value="153413000" calcext:value-type="float">
            <text:p>153413000</text:p>
          </table:table-cell>
          <table:table-cell office:value-type="float" office:value="175770000" calcext:value-type="float">
            <text:p>175770000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66266" calcext:value-type="float">
            <text:p>66266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9" calcext:value-type="float">
            <text:p>2639</text:p>
          </table:table-cell>
          <table:table-cell office:value-type="float" office:value="2643" calcext:value-type="float">
            <text:p>2643</text:p>
          </table:table-cell>
          <table:table-cell office:value-type="float" office:value="2692" calcext:value-type="float">
            <text:p>2692</text:p>
          </table:table-cell>
          <table:table-cell office:value-type="float" office:value="2696" calcext:value-type="float">
            <text:p>2696</text:p>
          </table:table-cell>
          <table:table-cell office:value-type="float" office:value="2700" calcext:value-type="float">
            <text:p>2700</text:p>
          </table:table-cell>
          <table:table-cell office:value-type="float" office:value="2705" calcext:value-type="float">
            <text:p>2705</text:p>
          </table:table-cell>
          <table:table-cell office:value-type="float" office:value="2709" calcext:value-type="float">
            <text:p>2709</text:p>
          </table:table-cell>
          <table:table-cell office:value-type="float" office:value="2703" calcext:value-type="float">
            <text:p>2703</text:p>
          </table:table-cell>
          <table:table-cell office:value-type="float" office:value="2706" calcext:value-type="float">
            <text:p>2706</text:p>
          </table:table-cell>
          <table:table-cell office:value-type="float" office:value="2709" calcext:value-type="float">
            <text:p>2709</text:p>
          </table:table-cell>
          <table:table-cell office:value-type="float" office:value="98419.72" calcext:value-type="float">
            <text:p>98419.72</text:p>
          </table:table-cell>
          <table:table-cell office:value-type="float" office:value="123450.84" calcext:value-type="float">
            <text:p>123450.84</text:p>
          </table:table-cell>
          <table:table-cell office:value-type="float" office:value="174342.78" calcext:value-type="float">
            <text:p>174342.78</text:p>
          </table:table-cell>
          <table:table-cell office:value-type="float" office:value="211724.7" calcext:value-type="float">
            <text:p>211724.7</text:p>
          </table:table-cell>
          <table:table-cell office:value-type="float" office:value="203743.65" calcext:value-type="float">
            <text:p>203743.65</text:p>
          </table:table-cell>
          <table:table-cell office:value-type="float" office:value="214494.62" calcext:value-type="float">
            <text:p>214494.62</text:p>
          </table:table-cell>
          <table:table-cell office:value-type="float" office:value="215926.27" calcext:value-type="float">
            <text:p>215926.27</text:p>
          </table:table-cell>
          <table:table-cell office:value-type="float" office:value="237146.32" calcext:value-type="float">
            <text:p>237146.32</text:p>
          </table:table-cell>
          <table:table-cell office:value-type="float" office:value="254855.53" calcext:value-type="float">
            <text:p>254855.53</text:p>
          </table:table-cell>
          <table:table-cell office:value-type="float" office:value="271787.59" calcext:value-type="float">
            <text:p>271787.59</text:p>
          </table:table-cell>
          <table:table-cell office:value-type="float" office:value="335443.87" calcext:value-type="float">
            <text:p>335443.87</text:p>
          </table:table-cell>
          <table:table-cell office:value-type="float" office:value="27073950" calcext:value-type="float">
            <text:p>27073950</text:p>
          </table:table-cell>
          <table:table-cell office:value-type="float" office:value="31181020" calcext:value-type="float">
            <text:p>31181020</text:p>
          </table:table-cell>
          <table:table-cell office:value-type="float" office:value="32709650" calcext:value-type="float">
            <text:p>32709650</text:p>
          </table:table-cell>
          <table:table-cell office:value-type="float" office:value="43169630" calcext:value-type="float">
            <text:p>43169630</text:p>
          </table:table-cell>
          <table:table-cell office:value-type="float" office:value="46446900" calcext:value-type="float">
            <text:p>46446900</text:p>
          </table:table-cell>
          <table:table-cell office:value-type="float" office:value="46414140" calcext:value-type="float">
            <text:p>46414140</text:p>
          </table:table-cell>
          <table:table-cell office:value-type="float" office:value="49592170" calcext:value-type="float">
            <text:p>49592170</text:p>
          </table:table-cell>
          <table:table-cell office:value-type="float" office:value="53318860" calcext:value-type="float">
            <text:p>53318860</text:p>
          </table:table-cell>
          <table:table-cell office:value-type="float" office:value="51749340" calcext:value-type="float">
            <text:p>51749340</text:p>
          </table:table-cell>
          <table:table-cell office:value-type="float" office:value="53277000" calcext:value-type="float">
            <text:p>53277000</text:p>
          </table:table-cell>
          <table:table-cell office:value-type="float" office:value="61745000" calcext:value-type="float">
            <text:p>61745000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BENEDITO NOV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34" calcext:value-type="float">
            <text:p>10434</text:p>
          </table:table-cell>
          <table:table-cell office:value-type="float" office:value="10528" calcext:value-type="float">
            <text:p>10528</text:p>
          </table:table-cell>
          <table:table-cell office:value-type="float" office:value="10906" calcext:value-type="float">
            <text:p>10906</text:p>
          </table:table-cell>
          <table:table-cell office:value-type="float" office:value="11037" calcext:value-type="float">
            <text:p>11037</text:p>
          </table:table-cell>
          <table:table-cell office:value-type="float" office:value="11168" calcext:value-type="float">
            <text:p>11168</text:p>
          </table:table-cell>
          <table:table-cell office:value-type="float" office:value="11297" calcext:value-type="float">
            <text:p>11297</text:p>
          </table:table-cell>
          <table:table-cell office:value-type="float" office:value="11425" calcext:value-type="float">
            <text:p>11425</text:p>
          </table:table-cell>
          <table:table-cell office:value-type="float" office:value="11526" calcext:value-type="float">
            <text:p>11526</text:p>
          </table:table-cell>
          <table:table-cell office:value-type="float" office:value="11652" calcext:value-type="float">
            <text:p>11652</text:p>
          </table:table-cell>
          <table:table-cell office:value-type="float" office:value="11775" calcext:value-type="float">
            <text:p>11775</text:p>
          </table:table-cell>
          <table:table-cell office:value-type="float" office:value="3237490.23" calcext:value-type="float">
            <text:p>3237490.23</text:p>
          </table:table-cell>
          <table:table-cell office:value-type="float" office:value="3353499.61" calcext:value-type="float">
            <text:p>3353499.61</text:p>
          </table:table-cell>
          <table:table-cell office:value-type="float" office:value="3695645.11" calcext:value-type="float">
            <text:p>3695645.11</text:p>
          </table:table-cell>
          <table:table-cell office:value-type="float" office:value="4356398.19" calcext:value-type="float">
            <text:p>4356398.19</text:p>
          </table:table-cell>
          <table:table-cell office:value-type="float" office:value="4837920.95" calcext:value-type="float">
            <text:p>4837920.95</text:p>
          </table:table-cell>
          <table:table-cell office:value-type="float" office:value="5262687.14" calcext:value-type="float">
            <text:p>5262687.14</text:p>
          </table:table-cell>
          <table:table-cell office:value-type="float" office:value="5710026.02" calcext:value-type="float">
            <text:p>5710026.02</text:p>
          </table:table-cell>
          <table:table-cell office:value-type="float" office:value="5618405.54" calcext:value-type="float">
            <text:p>5618405.54</text:p>
          </table:table-cell>
          <table:table-cell office:value-type="float" office:value="5651872.25" calcext:value-type="float">
            <text:p>5651872.25</text:p>
          </table:table-cell>
          <table:table-cell office:value-type="float" office:value="5835258.53" calcext:value-type="float">
            <text:p>5835258.53</text:p>
          </table:table-cell>
          <table:table-cell office:value-type="float" office:value="5901504.63" calcext:value-type="float">
            <text:p>5901504.63</text:p>
          </table:table-cell>
          <table:table-cell office:value-type="float" office:value="135840900" calcext:value-type="float">
            <text:p>135840900</text:p>
          </table:table-cell>
          <table:table-cell office:value-type="float" office:value="150174900" calcext:value-type="float">
            <text:p>150174900</text:p>
          </table:table-cell>
          <table:table-cell office:value-type="float" office:value="160781900" calcext:value-type="float">
            <text:p>160781900</text:p>
          </table:table-cell>
          <table:table-cell office:value-type="float" office:value="169745100" calcext:value-type="float">
            <text:p>169745100</text:p>
          </table:table-cell>
          <table:table-cell office:value-type="float" office:value="202898500" calcext:value-type="float">
            <text:p>202898500</text:p>
          </table:table-cell>
          <table:table-cell office:value-type="float" office:value="233129600" calcext:value-type="float">
            <text:p>233129600</text:p>
          </table:table-cell>
          <table:table-cell office:value-type="float" office:value="255623100" calcext:value-type="float">
            <text:p>255623100</text:p>
          </table:table-cell>
          <table:table-cell office:value-type="float" office:value="293990900" calcext:value-type="float">
            <text:p>293990900</text:p>
          </table:table-cell>
          <table:table-cell office:value-type="float" office:value="302394100" calcext:value-type="float">
            <text:p>302394100</text:p>
          </table:table-cell>
          <table:table-cell office:value-type="float" office:value="330162000" calcext:value-type="float">
            <text:p>330162000</text:p>
          </table:table-cell>
          <table:table-cell office:value-type="float" office:value="370109000" calcext:value-type="float">
            <text:p>370109000</text:p>
          </table:table-cell>
          <table:table-cell office:value-type="float" office:value="2915" calcext:value-type="float">
            <text:p>2915</text:p>
          </table:table-cell>
          <table:table-cell office:value-type="float" office:value="2772" calcext:value-type="float">
            <text:p>2772</text:p>
          </table:table-cell>
          <table:table-cell office:value-type="float" office:value="2770" calcext:value-type="float">
            <text:p>2770</text:p>
          </table:table-cell>
          <table:table-cell office:value-type="float" office:value="2915" calcext:value-type="float">
            <text:p>2915</text:p>
          </table:table-cell>
          <table:table-cell office:value-type="float" office:value="2932" calcext:value-type="float">
            <text:p>2932</text:p>
          </table:table-cell>
          <table:table-cell office:value-type="float" office:value="2896" calcext:value-type="float">
            <text:p>2896</text:p>
          </table:table-cell>
          <table:table-cell office:value-type="float" office:value="2869" calcext:value-type="float">
            <text:p>2869</text:p>
          </table:table-cell>
          <table:table-cell office:value-type="float" office:value="2759" calcext:value-type="float">
            <text:p>2759</text:p>
          </table:table-cell>
          <table:table-cell office:value-type="float" office:value="2638" calcext:value-type="float">
            <text:p>2638</text:p>
          </table:table-cell>
          <table:table-cell office:value-type="float" office:value="2605" calcext:value-type="float">
            <text:p>2605</text:p>
          </table:table-cell>
          <table:table-cell office:value-type="float" office:value="2629" calcext:value-type="float">
            <text:p>262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IGUAÇ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8984" calcext:value-type="float">
            <text:p>58984</text:p>
          </table:table-cell>
          <table:table-cell office:value-type="float" office:value="59736" calcext:value-type="float">
            <text:p>59736</text:p>
          </table:table-cell>
          <table:table-cell office:value-type="float" office:value="62383" calcext:value-type="float">
            <text:p>62383</text:p>
          </table:table-cell>
          <table:table-cell office:value-type="float" office:value="63440" calcext:value-type="float">
            <text:p>63440</text:p>
          </table:table-cell>
          <table:table-cell office:value-type="float" office:value="64488" calcext:value-type="float">
            <text:p>64488</text:p>
          </table:table-cell>
          <table:table-cell office:value-type="float" office:value="65528" calcext:value-type="float">
            <text:p>65528</text:p>
          </table:table-cell>
          <table:table-cell office:value-type="float" office:value="66558" calcext:value-type="float">
            <text:p>66558</text:p>
          </table:table-cell>
          <table:table-cell office:value-type="float" office:value="67458" calcext:value-type="float">
            <text:p>67458</text:p>
          </table:table-cell>
          <table:table-cell office:value-type="float" office:value="68481" calcext:value-type="float">
            <text:p>68481</text:p>
          </table:table-cell>
          <table:table-cell office:value-type="float" office:value="69486" calcext:value-type="float">
            <text:p>69486</text:p>
          </table:table-cell>
          <table:table-cell office:value-type="float" office:value="10992931.76" calcext:value-type="float">
            <text:p>10992931.76</text:p>
          </table:table-cell>
          <table:table-cell office:value-type="float" office:value="13459833.46" calcext:value-type="float">
            <text:p>13459833.46</text:p>
          </table:table-cell>
          <table:table-cell office:value-type="float" office:value="16444454.46" calcext:value-type="float">
            <text:p>16444454.46</text:p>
          </table:table-cell>
          <table:table-cell office:value-type="float" office:value="19437396.75" calcext:value-type="float">
            <text:p>19437396.75</text:p>
          </table:table-cell>
          <table:table-cell office:value-type="float" office:value="21798325.94" calcext:value-type="float">
            <text:p>21798325.94</text:p>
          </table:table-cell>
          <table:table-cell office:value-type="float" office:value="21389704.26" calcext:value-type="float">
            <text:p>21389704.26</text:p>
          </table:table-cell>
          <table:table-cell office:value-type="float" office:value="22540098.78" calcext:value-type="float">
            <text:p>22540098.78</text:p>
          </table:table-cell>
          <table:table-cell office:value-type="float" office:value="23753192.67" calcext:value-type="float">
            <text:p>23753192.67</text:p>
          </table:table-cell>
          <table:table-cell office:value-type="float" office:value="26788790.08" calcext:value-type="float">
            <text:p>26788790.08</text:p>
          </table:table-cell>
          <table:table-cell office:value-type="float" office:value="28847660.76" calcext:value-type="float">
            <text:p>28847660.76</text:p>
          </table:table-cell>
          <table:table-cell office:value-type="float" office:value="30837971.67" calcext:value-type="float">
            <text:p>30837971.67</text:p>
          </table:table-cell>
          <table:table-cell office:value-type="float" office:value="1001116000" calcext:value-type="float">
            <text:p>1001116000</text:p>
          </table:table-cell>
          <table:table-cell office:value-type="float" office:value="1186477000" calcext:value-type="float">
            <text:p>1186477000</text:p>
          </table:table-cell>
          <table:table-cell office:value-type="float" office:value="1338683000" calcext:value-type="float">
            <text:p>1338683000</text:p>
          </table:table-cell>
          <table:table-cell office:value-type="float" office:value="1381738000" calcext:value-type="float">
            <text:p>1381738000</text:p>
          </table:table-cell>
          <table:table-cell office:value-type="float" office:value="1558399000" calcext:value-type="float">
            <text:p>1558399000</text:p>
          </table:table-cell>
          <table:table-cell office:value-type="float" office:value="1455244000" calcext:value-type="float">
            <text:p>1455244000</text:p>
          </table:table-cell>
          <table:table-cell office:value-type="float" office:value="1523083000" calcext:value-type="float">
            <text:p>1523083000</text:p>
          </table:table-cell>
          <table:table-cell office:value-type="float" office:value="1609731000" calcext:value-type="float">
            <text:p>1609731000</text:p>
          </table:table-cell>
          <table:table-cell office:value-type="float" office:value="1864510000" calcext:value-type="float">
            <text:p>1864510000</text:p>
          </table:table-cell>
          <table:table-cell office:value-type="float" office:value="2217970000" calcext:value-type="float">
            <text:p>2217970000</text:p>
          </table:table-cell>
          <table:table-cell office:value-type="float" office:value="2395794000" calcext:value-type="float">
            <text:p>2395794000</text:p>
          </table:table-cell>
          <table:table-cell office:value-type="float" office:value="9044" calcext:value-type="float">
            <text:p>9044</text:p>
          </table:table-cell>
          <table:table-cell office:value-type="float" office:value="10110" calcext:value-type="float">
            <text:p>10110</text:p>
          </table:table-cell>
          <table:table-cell office:value-type="float" office:value="11087" calcext:value-type="float">
            <text:p>11087</text:p>
          </table:table-cell>
          <table:table-cell office:value-type="float" office:value="11791" calcext:value-type="float">
            <text:p>11791</text:p>
          </table:table-cell>
          <table:table-cell office:value-type="float" office:value="11704" calcext:value-type="float">
            <text:p>11704</text:p>
          </table:table-cell>
          <table:table-cell office:value-type="float" office:value="11054" calcext:value-type="float">
            <text:p>11054</text:p>
          </table:table-cell>
          <table:table-cell office:value-type="float" office:value="10607" calcext:value-type="float">
            <text:p>10607</text:p>
          </table:table-cell>
          <table:table-cell office:value-type="float" office:value="10678" calcext:value-type="float">
            <text:p>10678</text:p>
          </table:table-cell>
          <table:table-cell office:value-type="float" office:value="11515" calcext:value-type="float">
            <text:p>11515</text:p>
          </table:table-cell>
          <table:table-cell office:value-type="float" office:value="12075" calcext:value-type="float">
            <text:p>12075</text:p>
          </table:table-cell>
          <table:table-cell office:value-type="float" office:value="13172" calcext:value-type="float">
            <text:p>1317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BLUMENA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2635" calcext:value-type="float">
            <text:p>312635</text:p>
          </table:table-cell>
          <table:table-cell office:value-type="float" office:value="316139" calcext:value-type="float">
            <text:p>316139</text:p>
          </table:table-cell>
          <table:table-cell office:value-type="float" office:value="329082" calcext:value-type="float">
            <text:p>329082</text:p>
          </table:table-cell>
          <table:table-cell office:value-type="float" office:value="334002" calcext:value-type="float">
            <text:p>334002</text:p>
          </table:table-cell>
          <table:table-cell office:value-type="float" office:value="338876" calcext:value-type="float">
            <text:p>338876</text:p>
          </table:table-cell>
          <table:table-cell office:value-type="float" office:value="343715" calcext:value-type="float">
            <text:p>343715</text:p>
          </table:table-cell>
          <table:table-cell office:value-type="float" office:value="348513" calcext:value-type="float">
            <text:p>348513</text:p>
          </table:table-cell>
          <table:table-cell office:value-type="float" office:value="352460" calcext:value-type="float">
            <text:p>352460</text:p>
          </table:table-cell>
          <table:table-cell office:value-type="float" office:value="357199" calcext:value-type="float">
            <text:p>357199</text:p>
          </table:table-cell>
          <table:table-cell office:value-type="float" office:value="361855" calcext:value-type="float">
            <text:p>361855</text:p>
          </table:table-cell>
          <table:table-cell office:value-type="float" office:value="155644806.45" calcext:value-type="float">
            <text:p>155644806.45</text:p>
          </table:table-cell>
          <table:table-cell office:value-type="float" office:value="174950672.64" calcext:value-type="float">
            <text:p>174950672.64</text:p>
          </table:table-cell>
          <table:table-cell office:value-type="float" office:value="195470499.92" calcext:value-type="float">
            <text:p>195470499.92</text:p>
          </table:table-cell>
          <table:table-cell office:value-type="float" office:value="221663459.51" calcext:value-type="float">
            <text:p>221663459.51</text:p>
          </table:table-cell>
          <table:table-cell office:value-type="float" office:value="240573508.55" calcext:value-type="float">
            <text:p>240573508.55</text:p>
          </table:table-cell>
          <table:table-cell office:value-type="float" office:value="253714731.85" calcext:value-type="float">
            <text:p>253714731.85</text:p>
          </table:table-cell>
          <table:table-cell office:value-type="float" office:value="259474923.67" calcext:value-type="float">
            <text:p>259474923.67</text:p>
          </table:table-cell>
          <table:table-cell office:value-type="float" office:value="273745119.55" calcext:value-type="float">
            <text:p>273745119.55</text:p>
          </table:table-cell>
          <table:table-cell office:value-type="float" office:value="285691701.9" calcext:value-type="float">
            <text:p>285691701.9</text:p>
          </table:table-cell>
          <table:table-cell office:value-type="float" office:value="292796354.61" calcext:value-type="float">
            <text:p>292796354.61</text:p>
          </table:table-cell>
          <table:table-cell office:value-type="float" office:value="292943762.59" calcext:value-type="float">
            <text:p>292943762.59</text:p>
          </table:table-cell>
          <table:table-cell office:value-type="float" office:value="9908621000" calcext:value-type="float">
            <text:p>9908621000</text:p>
          </table:table-cell>
          <table:table-cell office:value-type="float" office:value="11082983000" calcext:value-type="float">
            <text:p>11082983000</text:p>
          </table:table-cell>
          <table:table-cell office:value-type="float" office:value="12101671000" calcext:value-type="float">
            <text:p>12101671000</text:p>
          </table:table-cell>
          <table:table-cell office:value-type="float" office:value="13084850000" calcext:value-type="float">
            <text:p>13084850000</text:p>
          </table:table-cell>
          <table:table-cell office:value-type="float" office:value="15885446000" calcext:value-type="float">
            <text:p>15885446000</text:p>
          </table:table-cell>
          <table:table-cell office:value-type="float" office:value="15438661000" calcext:value-type="float">
            <text:p>15438661000</text:p>
          </table:table-cell>
          <table:table-cell office:value-type="float" office:value="15405704000" calcext:value-type="float">
            <text:p>15405704000</text:p>
          </table:table-cell>
          <table:table-cell office:value-type="float" office:value="16013864000" calcext:value-type="float">
            <text:p>16013864000</text:p>
          </table:table-cell>
          <table:table-cell office:value-type="float" office:value="16958783000" calcext:value-type="float">
            <text:p>16958783000</text:p>
          </table:table-cell>
          <table:table-cell office:value-type="float" office:value="17294179000" calcext:value-type="float">
            <text:p>17294179000</text:p>
          </table:table-cell>
          <table:table-cell office:value-type="float" office:value="17783621000" calcext:value-type="float">
            <text:p>17783621000</text:p>
          </table:table-cell>
          <table:table-cell office:value-type="float" office:value="111287" calcext:value-type="float">
            <text:p>111287</text:p>
          </table:table-cell>
          <table:table-cell office:value-type="float" office:value="114234" calcext:value-type="float">
            <text:p>114234</text:p>
          </table:table-cell>
          <table:table-cell office:value-type="float" office:value="115273" calcext:value-type="float">
            <text:p>115273</text:p>
          </table:table-cell>
          <table:table-cell office:value-type="float" office:value="117493" calcext:value-type="float">
            <text:p>117493</text:p>
          </table:table-cell>
          <table:table-cell office:value-type="float" office:value="117225" calcext:value-type="float">
            <text:p>117225</text:p>
          </table:table-cell>
          <table:table-cell office:value-type="float" office:value="112772" calcext:value-type="float">
            <text:p>112772</text:p>
          </table:table-cell>
          <table:table-cell office:value-type="float" office:value="108082" calcext:value-type="float">
            <text:p>108082</text:p>
          </table:table-cell>
          <table:table-cell office:value-type="float" office:value="109408" calcext:value-type="float">
            <text:p>109408</text:p>
          </table:table-cell>
          <table:table-cell office:value-type="float" office:value="110802" calcext:value-type="float">
            <text:p>110802</text:p>
          </table:table-cell>
          <table:table-cell office:value-type="float" office:value="109849" calcext:value-type="float">
            <text:p>109849</text:p>
          </table:table-cell>
          <table:table-cell office:value-type="float" office:value="109955" calcext:value-type="float">
            <text:p>10995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BOCAINA DO 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03" calcext:value-type="float">
            <text:p>3303</text:p>
          </table:table-cell>
          <table:table-cell office:value-type="float" office:value="3314" calcext:value-type="float">
            <text:p>3314</text:p>
          </table:table-cell>
          <table:table-cell office:value-type="float" office:value="3393" calcext:value-type="float">
            <text:p>3393</text:p>
          </table:table-cell>
          <table:table-cell office:value-type="float" office:value="3408" calcext:value-type="float">
            <text:p>3408</text:p>
          </table:table-cell>
          <table:table-cell office:value-type="float" office:value="3424" calcext:value-type="float">
            <text:p>3424</text:p>
          </table:table-cell>
          <table:table-cell office:value-type="float" office:value="3440" calcext:value-type="float">
            <text:p>3440</text:p>
          </table:table-cell>
          <table:table-cell office:value-type="float" office:value="3456" calcext:value-type="float">
            <text:p>3456</text:p>
          </table:table-cell>
          <table:table-cell office:value-type="float" office:value="3460" calcext:value-type="float">
            <text:p>3460</text:p>
          </table:table-cell>
          <table:table-cell office:value-type="float" office:value="3474" calcext:value-type="float">
            <text:p>3474</text:p>
          </table:table-cell>
          <table:table-cell office:value-type="float" office:value="3488" calcext:value-type="float">
            <text:p>3488</text:p>
          </table:table-cell>
          <table:table-cell office:value-type="float" office:value="65699.99" calcext:value-type="float">
            <text:p>65699.99</text:p>
          </table:table-cell>
          <table:table-cell office:value-type="float" office:value="85783.02" calcext:value-type="float">
            <text:p>85783.02</text:p>
          </table:table-cell>
          <table:table-cell office:value-type="float" office:value="100389.72" calcext:value-type="float">
            <text:p>100389.72</text:p>
          </table:table-cell>
          <table:table-cell office:value-type="float" office:value="125387.2" calcext:value-type="float">
            <text:p>125387.2</text:p>
          </table:table-cell>
          <table:table-cell office:value-type="float" office:value="156036.15" calcext:value-type="float">
            <text:p>156036.15</text:p>
          </table:table-cell>
          <table:table-cell office:value-type="float" office:value="230744.26" calcext:value-type="float">
            <text:p>230744.26</text:p>
          </table:table-cell>
          <table:table-cell office:value-type="float" office:value="234082.24" calcext:value-type="float">
            <text:p>234082.24</text:p>
          </table:table-cell>
          <table:table-cell office:value-type="float" office:value="274344.83" calcext:value-type="float">
            <text:p>274344.83</text:p>
          </table:table-cell>
          <table:table-cell office:value-type="float" office:value="273101.13" calcext:value-type="float">
            <text:p>273101.13</text:p>
          </table:table-cell>
          <table:table-cell office:value-type="float" office:value="328443.88" calcext:value-type="float">
            <text:p>328443.88</text:p>
          </table:table-cell>
          <table:table-cell office:value-type="float" office:value="325975.55" calcext:value-type="float">
            <text:p>325975.55</text:p>
          </table:table-cell>
          <table:table-cell office:value-type="float" office:value="46247540" calcext:value-type="float">
            <text:p>46247540</text:p>
          </table:table-cell>
          <table:table-cell office:value-type="float" office:value="53417220" calcext:value-type="float">
            <text:p>53417220</text:p>
          </table:table-cell>
          <table:table-cell office:value-type="float" office:value="44201040" calcext:value-type="float">
            <text:p>44201040</text:p>
          </table:table-cell>
          <table:table-cell office:value-type="float" office:value="55123850" calcext:value-type="float">
            <text:p>55123850</text:p>
          </table:table-cell>
          <table:table-cell office:value-type="float" office:value="58761450" calcext:value-type="float">
            <text:p>58761450</text:p>
          </table:table-cell>
          <table:table-cell office:value-type="float" office:value="64646730" calcext:value-type="float">
            <text:p>64646730</text:p>
          </table:table-cell>
          <table:table-cell office:value-type="float" office:value="70413450" calcext:value-type="float">
            <text:p>70413450</text:p>
          </table:table-cell>
          <table:table-cell office:value-type="float" office:value="68269900" calcext:value-type="float">
            <text:p>68269900</text:p>
          </table:table-cell>
          <table:table-cell office:value-type="float" office:value="77864990" calcext:value-type="float">
            <text:p>77864990</text:p>
          </table:table-cell>
          <table:table-cell office:value-type="float" office:value="86229000" calcext:value-type="float">
            <text:p>86229000</text:p>
          </table:table-cell>
          <table:table-cell office:value-type="float" office:value="96114000" calcext:value-type="float">
            <text:p>9611400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BOM JARDIM DA SER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20" calcext:value-type="float">
            <text:p>4420</text:p>
          </table:table-cell>
          <table:table-cell office:value-type="float" office:value="4443" calcext:value-type="float">
            <text:p>4443</text:p>
          </table:table-cell>
          <table:table-cell office:value-type="float" office:value="4566" calcext:value-type="float">
            <text:p>4566</text:p>
          </table:table-cell>
          <table:table-cell office:value-type="float" office:value="4598" calcext:value-type="float">
            <text:p>4598</text:p>
          </table:table-cell>
          <table:table-cell office:value-type="float" office:value="4631" calcext:value-type="float">
            <text:p>4631</text:p>
          </table:table-cell>
          <table:table-cell office:value-type="float" office:value="4663" calcext:value-type="float">
            <text:p>4663</text:p>
          </table:table-cell>
          <table:table-cell office:value-type="float" office:value="4694" calcext:value-type="float">
            <text:p>4694</text:p>
          </table:table-cell>
          <table:table-cell office:value-type="float" office:value="4712" calcext:value-type="float">
            <text:p>4712</text:p>
          </table:table-cell>
          <table:table-cell office:value-type="float" office:value="4743" calcext:value-type="float">
            <text:p>4743</text:p>
          </table:table-cell>
          <table:table-cell office:value-type="float" office:value="4772" calcext:value-type="float">
            <text:p>4772</text:p>
          </table:table-cell>
          <table:table-cell office:value-type="float" office:value="217369.47" calcext:value-type="float">
            <text:p>217369.47</text:p>
          </table:table-cell>
          <table:table-cell office:value-type="float" office:value="257200.92" calcext:value-type="float">
            <text:p>257200.92</text:p>
          </table:table-cell>
          <table:table-cell office:value-type="float" office:value="281406.75" calcext:value-type="float">
            <text:p>281406.75</text:p>
          </table:table-cell>
          <table:table-cell office:value-type="float" office:value="307751.16" calcext:value-type="float">
            <text:p>307751.16</text:p>
          </table:table-cell>
          <table:table-cell office:value-type="float" office:value="363413.92" calcext:value-type="float">
            <text:p>363413.92</text:p>
          </table:table-cell>
          <table:table-cell office:value-type="float" office:value="454140.71" calcext:value-type="float">
            <text:p>454140.71</text:p>
          </table:table-cell>
          <table:table-cell office:value-type="float" office:value="449912.11" calcext:value-type="float">
            <text:p>449912.11</text:p>
          </table:table-cell>
          <table:table-cell office:value-type="float" office:value="453231.63" calcext:value-type="float">
            <text:p>453231.63</text:p>
          </table:table-cell>
          <table:table-cell office:value-type="float" office:value="482260.66" calcext:value-type="float">
            <text:p>482260.66</text:p>
          </table:table-cell>
          <table:table-cell office:value-type="float" office:value="600321.59" calcext:value-type="float">
            <text:p>600321.59</text:p>
          </table:table-cell>
          <table:table-cell office:value-type="float" office:value="578395.66" calcext:value-type="float">
            <text:p>578395.66</text:p>
          </table:table-cell>
          <table:table-cell office:value-type="float" office:value="56027370" calcext:value-type="float">
            <text:p>56027370</text:p>
          </table:table-cell>
          <table:table-cell office:value-type="float" office:value="69526160" calcext:value-type="float">
            <text:p>69526160</text:p>
          </table:table-cell>
          <table:table-cell office:value-type="float" office:value="70472500" calcext:value-type="float">
            <text:p>70472500</text:p>
          </table:table-cell>
          <table:table-cell office:value-type="float" office:value="77810440" calcext:value-type="float">
            <text:p>77810440</text:p>
          </table:table-cell>
          <table:table-cell office:value-type="float" office:value="83543320" calcext:value-type="float">
            <text:p>83543320</text:p>
          </table:table-cell>
          <table:table-cell office:value-type="float" office:value="78719690" calcext:value-type="float">
            <text:p>78719690</text:p>
          </table:table-cell>
          <table:table-cell office:value-type="float" office:value="116194300" calcext:value-type="float">
            <text:p>116194300</text:p>
          </table:table-cell>
          <table:table-cell office:value-type="float" office:value="119837200" calcext:value-type="float">
            <text:p>119837200</text:p>
          </table:table-cell>
          <table:table-cell office:value-type="float" office:value="99802520" calcext:value-type="float">
            <text:p>99802520</text:p>
          </table:table-cell>
          <table:table-cell office:value-type="float" office:value="132717000" calcext:value-type="float">
            <text:p>132717000</text:p>
          </table:table-cell>
          <table:table-cell office:value-type="float" office:value="242312000" calcext:value-type="float">
            <text:p>242312000</text:p>
          </table:table-cell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59" calcext:value-type="float">
            <text:p>359</text:p>
          </table:table-cell>
          <table:table-cell office:value-type="float" office:value="319" calcext:value-type="float">
            <text:p>31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BOM JES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63" calcext:value-type="float">
            <text:p>2563</text:p>
          </table:table-cell>
          <table:table-cell office:value-type="float" office:value="2599" calcext:value-type="float">
            <text:p>2599</text:p>
          </table:table-cell>
          <table:table-cell office:value-type="float" office:value="2721" calcext:value-type="float">
            <text:p>2721</text:p>
          </table:table-cell>
          <table:table-cell office:value-type="float" office:value="2771" calcext:value-type="float">
            <text:p>2771</text:p>
          </table:table-cell>
          <table:table-cell office:value-type="float" office:value="2821" calcext:value-type="float">
            <text:p>2821</text:p>
          </table:table-cell>
          <table:table-cell office:value-type="float" office:value="2870" calcext:value-type="float">
            <text:p>2870</text:p>
          </table:table-cell>
          <table:table-cell office:value-type="float" office:value="2919" calcext:value-type="float">
            <text:p>2919</text:p>
          </table:table-cell>
          <table:table-cell office:value-type="float" office:value="2961" calcext:value-type="float">
            <text:p>2961</text:p>
          </table:table-cell>
          <table:table-cell office:value-type="float" office:value="3010" calcext:value-type="float">
            <text:p>3010</text:p>
          </table:table-cell>
          <table:table-cell office:value-type="float" office:value="3057" calcext:value-type="float">
            <text:p>3057</text:p>
          </table:table-cell>
          <table:table-cell office:value-type="float" office:value="217863.25" calcext:value-type="float">
            <text:p>217863.25</text:p>
          </table:table-cell>
          <table:table-cell office:value-type="float" office:value="226551.23" calcext:value-type="float">
            <text:p>226551.23</text:p>
          </table:table-cell>
          <table:table-cell office:value-type="float" office:value="277021.57" calcext:value-type="float">
            <text:p>277021.57</text:p>
          </table:table-cell>
          <table:table-cell office:value-type="float" office:value="306059.04" calcext:value-type="float">
            <text:p>306059.04</text:p>
          </table:table-cell>
          <table:table-cell office:value-type="float" office:value="396603.9" calcext:value-type="float">
            <text:p>396603.9</text:p>
          </table:table-cell>
          <table:table-cell office:value-type="float" office:value="443783.44" calcext:value-type="float">
            <text:p>443783.44</text:p>
          </table:table-cell>
          <table:table-cell office:value-type="float" office:value="509701.87" calcext:value-type="float">
            <text:p>509701.87</text:p>
          </table:table-cell>
          <table:table-cell office:value-type="float" office:value="540443.52" calcext:value-type="float">
            <text:p>540443.52</text:p>
          </table:table-cell>
          <table:table-cell office:value-type="float" office:value="626240.49" calcext:value-type="float">
            <text:p>626240.49</text:p>
          </table:table-cell>
          <table:table-cell office:value-type="float" office:value="671508.2" calcext:value-type="float">
            <text:p>671508.2</text:p>
          </table:table-cell>
          <table:table-cell office:value-type="float" office:value="703075.22" calcext:value-type="float">
            <text:p>703075.22</text:p>
          </table:table-cell>
          <table:table-cell office:value-type="float" office:value="46692110" calcext:value-type="float">
            <text:p>46692110</text:p>
          </table:table-cell>
          <table:table-cell office:value-type="float" office:value="62286020" calcext:value-type="float">
            <text:p>62286020</text:p>
          </table:table-cell>
          <table:table-cell office:value-type="float" office:value="63531590" calcext:value-type="float">
            <text:p>63531590</text:p>
          </table:table-cell>
          <table:table-cell office:value-type="float" office:value="73065850" calcext:value-type="float">
            <text:p>73065850</text:p>
          </table:table-cell>
          <table:table-cell office:value-type="float" office:value="56648550" calcext:value-type="float">
            <text:p>56648550</text:p>
          </table:table-cell>
          <table:table-cell office:value-type="float" office:value="64665360" calcext:value-type="float">
            <text:p>64665360</text:p>
          </table:table-cell>
          <table:table-cell office:value-type="float" office:value="93090790" calcext:value-type="float">
            <text:p>93090790</text:p>
          </table:table-cell>
          <table:table-cell office:value-type="float" office:value="92071150" calcext:value-type="float">
            <text:p>92071150</text:p>
          </table:table-cell>
          <table:table-cell office:value-type="float" office:value="100707300" calcext:value-type="float">
            <text:p>100707300</text:p>
          </table:table-cell>
          <table:table-cell office:value-type="float" office:value="119112000" calcext:value-type="float">
            <text:p>119112000</text:p>
          </table:table-cell>
          <table:table-cell office:value-type="float" office:value="131102000" calcext:value-type="float">
            <text:p>131102000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BOM JESUS DO 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2130" calcext:value-type="float">
            <text:p>2130</text:p>
          </table:table-cell>
          <table:table-cell office:value-type="float" office:value="2160" calcext:value-type="float">
            <text:p>2160</text:p>
          </table:table-cell>
          <table:table-cell office:value-type="float" office:value="2158" calcext:value-type="float">
            <text:p>2158</text:p>
          </table:table-cell>
          <table:table-cell office:value-type="float" office:value="2156" calcext:value-type="float">
            <text:p>2156</text:p>
          </table:table-cell>
          <table:table-cell office:value-type="float" office:value="2153" calcext:value-type="float">
            <text:p>2153</text:p>
          </table:table-cell>
          <table:table-cell office:value-type="float" office:value="2151" calcext:value-type="float">
            <text:p>2151</text:p>
          </table:table-cell>
          <table:table-cell office:value-type="float" office:value="2146" calcext:value-type="float">
            <text:p>2146</text:p>
          </table:table-cell>
          <table:table-cell office:value-type="float" office:value="2142" calcext:value-type="float">
            <text:p>2142</text:p>
          </table:table-cell>
          <table:table-cell office:value-type="float" office:value="2139" calcext:value-type="float">
            <text:p>2139</text:p>
          </table:table-cell>
          <table:table-cell office:value-type="float" office:value="64341.89" calcext:value-type="float">
            <text:p>64341.89</text:p>
          </table:table-cell>
          <table:table-cell office:value-type="float" office:value="89831.99" calcext:value-type="float">
            <text:p>89831.99</text:p>
          </table:table-cell>
          <table:table-cell office:value-type="float" office:value="77572.15" calcext:value-type="float">
            <text:p>77572.15</text:p>
          </table:table-cell>
          <table:table-cell office:value-type="float" office:value="110191.26" calcext:value-type="float">
            <text:p>110191.26</text:p>
          </table:table-cell>
          <table:table-cell office:value-type="float" office:value="135113.45" calcext:value-type="float">
            <text:p>135113.45</text:p>
          </table:table-cell>
          <table:table-cell office:value-type="float" office:value="137242.1" calcext:value-type="float">
            <text:p>137242.1</text:p>
          </table:table-cell>
          <table:table-cell office:value-type="float" office:value="135485.88" calcext:value-type="float">
            <text:p>135485.88</text:p>
          </table:table-cell>
          <table:table-cell office:value-type="float" office:value="194687.89" calcext:value-type="float">
            <text:p>194687.89</text:p>
          </table:table-cell>
          <table:table-cell office:value-type="float" office:value="201881.97" calcext:value-type="float">
            <text:p>201881.97</text:p>
          </table:table-cell>
          <table:table-cell office:value-type="float" office:value="215767.31" calcext:value-type="float">
            <text:p>215767.31</text:p>
          </table:table-cell>
          <table:table-cell office:value-type="float" office:value="243374.1" calcext:value-type="float">
            <text:p>243374.1</text:p>
          </table:table-cell>
          <table:table-cell office:value-type="float" office:value="64023030" calcext:value-type="float">
            <text:p>64023030</text:p>
          </table:table-cell>
          <table:table-cell office:value-type="float" office:value="72591660" calcext:value-type="float">
            <text:p>72591660</text:p>
          </table:table-cell>
          <table:table-cell office:value-type="float" office:value="75412000" calcext:value-type="float">
            <text:p>75412000</text:p>
          </table:table-cell>
          <table:table-cell office:value-type="float" office:value="87772540" calcext:value-type="float">
            <text:p>87772540</text:p>
          </table:table-cell>
          <table:table-cell office:value-type="float" office:value="41716770" calcext:value-type="float">
            <text:p>41716770</text:p>
          </table:table-cell>
          <table:table-cell office:value-type="float" office:value="41243680" calcext:value-type="float">
            <text:p>41243680</text:p>
          </table:table-cell>
          <table:table-cell office:value-type="float" office:value="42792590" calcext:value-type="float">
            <text:p>42792590</text:p>
          </table:table-cell>
          <table:table-cell office:value-type="float" office:value="52470630" calcext:value-type="float">
            <text:p>52470630</text:p>
          </table:table-cell>
          <table:table-cell office:value-type="float" office:value="52850600" calcext:value-type="float">
            <text:p>52850600</text:p>
          </table:table-cell>
          <table:table-cell office:value-type="float" office:value="53813000" calcext:value-type="float">
            <text:p>53813000</text:p>
          </table:table-cell>
          <table:table-cell office:value-type="float" office:value="64583000" calcext:value-type="float">
            <text:p>64583000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OM RETI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017" calcext:value-type="float">
            <text:p>9017</text:p>
          </table:table-cell>
          <table:table-cell office:value-type="float" office:value="9090" calcext:value-type="float">
            <text:p>9090</text:p>
          </table:table-cell>
          <table:table-cell office:value-type="float" office:value="9397" calcext:value-type="float">
            <text:p>9397</text:p>
          </table:table-cell>
          <table:table-cell office:value-type="float" office:value="9498" calcext:value-type="float">
            <text:p>9498</text:p>
          </table:table-cell>
          <table:table-cell office:value-type="float" office:value="9598" calcext:value-type="float">
            <text:p>9598</text:p>
          </table:table-cell>
          <table:table-cell office:value-type="float" office:value="9698" calcext:value-type="float">
            <text:p>9698</text:p>
          </table:table-cell>
          <table:table-cell office:value-type="float" office:value="9796" calcext:value-type="float">
            <text:p>9796</text:p>
          </table:table-cell>
          <table:table-cell office:value-type="float" office:value="9870" calcext:value-type="float">
            <text:p>9870</text:p>
          </table:table-cell>
          <table:table-cell office:value-type="float" office:value="9966" calcext:value-type="float">
            <text:p>9966</text:p>
          </table:table-cell>
          <table:table-cell office:value-type="float" office:value="10060" calcext:value-type="float">
            <text:p>10060</text:p>
          </table:table-cell>
          <table:table-cell office:value-type="float" office:value="1247606.39" calcext:value-type="float">
            <text:p>1247606.39</text:p>
          </table:table-cell>
          <table:table-cell office:value-type="float" office:value="1199495.7" calcext:value-type="float">
            <text:p>1199495.7</text:p>
          </table:table-cell>
          <table:table-cell office:value-type="float" office:value="1332351.82" calcext:value-type="float">
            <text:p>1332351.82</text:p>
          </table:table-cell>
          <table:table-cell office:value-type="float" office:value="1595388.35" calcext:value-type="float">
            <text:p>1595388.35</text:p>
          </table:table-cell>
          <table:table-cell office:value-type="float" office:value="1777161.63" calcext:value-type="float">
            <text:p>1777161.63</text:p>
          </table:table-cell>
          <table:table-cell office:value-type="float" office:value="1855007.15" calcext:value-type="float">
            <text:p>1855007.15</text:p>
          </table:table-cell>
          <table:table-cell office:value-type="float" office:value="1824838.36" calcext:value-type="float">
            <text:p>1824838.36</text:p>
          </table:table-cell>
          <table:table-cell office:value-type="float" office:value="1930957.3" calcext:value-type="float">
            <text:p>1930957.3</text:p>
          </table:table-cell>
          <table:table-cell office:value-type="float" office:value="1878484.59" calcext:value-type="float">
            <text:p>1878484.59</text:p>
          </table:table-cell>
          <table:table-cell office:value-type="float" office:value="1971485.16" calcext:value-type="float">
            <text:p>1971485.16</text:p>
          </table:table-cell>
          <table:table-cell office:value-type="float" office:value="1818563.19" calcext:value-type="float">
            <text:p>1818563.19</text:p>
          </table:table-cell>
          <table:table-cell office:value-type="float" office:value="147648500" calcext:value-type="float">
            <text:p>147648500</text:p>
          </table:table-cell>
          <table:table-cell office:value-type="float" office:value="165446600" calcext:value-type="float">
            <text:p>165446600</text:p>
          </table:table-cell>
          <table:table-cell office:value-type="float" office:value="179431900" calcext:value-type="float">
            <text:p>179431900</text:p>
          </table:table-cell>
          <table:table-cell office:value-type="float" office:value="230571900" calcext:value-type="float">
            <text:p>230571900</text:p>
          </table:table-cell>
          <table:table-cell office:value-type="float" office:value="229038800" calcext:value-type="float">
            <text:p>229038800</text:p>
          </table:table-cell>
          <table:table-cell office:value-type="float" office:value="232721400" calcext:value-type="float">
            <text:p>232721400</text:p>
          </table:table-cell>
          <table:table-cell office:value-type="float" office:value="285350100" calcext:value-type="float">
            <text:p>285350100</text:p>
          </table:table-cell>
          <table:table-cell office:value-type="float" office:value="254185500" calcext:value-type="float">
            <text:p>254185500</text:p>
          </table:table-cell>
          <table:table-cell office:value-type="float" office:value="272608600" calcext:value-type="float">
            <text:p>272608600</text:p>
          </table:table-cell>
          <table:table-cell office:value-type="float" office:value="313892000" calcext:value-type="float">
            <text:p>313892000</text:p>
          </table:table-cell>
          <table:table-cell office:value-type="float" office:value="346836000" calcext:value-type="float">
            <text:p>346836000</text:p>
          </table:table-cell>
          <table:table-cell office:value-type="float" office:value="1429" calcext:value-type="float">
            <text:p>1429</text:p>
          </table:table-cell>
          <table:table-cell office:value-type="float" office:value="1228" calcext:value-type="float">
            <text:p>1228</text:p>
          </table:table-cell>
          <table:table-cell office:value-type="float" office:value="1219" calcext:value-type="float">
            <text:p>1219</text:p>
          </table:table-cell>
          <table:table-cell office:value-type="float" office:value="1347" calcext:value-type="float">
            <text:p>1347</text:p>
          </table:table-cell>
          <table:table-cell office:value-type="float" office:value="1329" calcext:value-type="float">
            <text:p>1329</text:p>
          </table:table-cell>
          <table:table-cell office:value-type="float" office:value="1269" calcext:value-type="float">
            <text:p>1269</text:p>
          </table:table-cell>
          <table:table-cell office:value-type="float" office:value="1204" calcext:value-type="float">
            <text:p>1204</text:p>
          </table:table-cell>
          <table:table-cell office:value-type="float" office:value="1190" calcext:value-type="float">
            <text:p>1190</text:p>
          </table:table-cell>
          <table:table-cell office:value-type="float" office:value="1115" calcext:value-type="float">
            <text:p>1115</text:p>
          </table:table-cell>
          <table:table-cell office:value-type="float" office:value="1162" calcext:value-type="float">
            <text:p>1162</text:p>
          </table:table-cell>
          <table:table-cell office:value-type="float" office:value="1082" calcext:value-type="float">
            <text:p>108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BOMBIN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22" calcext:value-type="float">
            <text:p>14722</text:p>
          </table:table-cell>
          <table:table-cell office:value-type="float" office:value="15136" calcext:value-type="float">
            <text:p>15136</text:p>
          </table:table-cell>
          <table:table-cell office:value-type="float" office:value="16311" calcext:value-type="float">
            <text:p>16311</text:p>
          </table:table-cell>
          <table:table-cell office:value-type="float" office:value="16897" calcext:value-type="float">
            <text:p>16897</text:p>
          </table:table-cell>
          <table:table-cell office:value-type="float" office:value="17477" calcext:value-type="float">
            <text:p>17477</text:p>
          </table:table-cell>
          <table:table-cell office:value-type="float" office:value="18052" calcext:value-type="float">
            <text:p>18052</text:p>
          </table:table-cell>
          <table:table-cell office:value-type="float" office:value="18623" calcext:value-type="float">
            <text:p>18623</text:p>
          </table:table-cell>
          <table:table-cell office:value-type="float" office:value="19193" calcext:value-type="float">
            <text:p>19193</text:p>
          </table:table-cell>
          <table:table-cell office:value-type="float" office:value="19769" calcext:value-type="float">
            <text:p>19769</text:p>
          </table:table-cell>
          <table:table-cell office:value-type="float" office:value="20335" calcext:value-type="float">
            <text:p>20335</text:p>
          </table:table-cell>
          <table:table-cell office:value-type="float" office:value="2875240.43" calcext:value-type="float">
            <text:p>2875240.43</text:p>
          </table:table-cell>
          <table:table-cell office:value-type="float" office:value="3424832.68" calcext:value-type="float">
            <text:p>3424832.68</text:p>
          </table:table-cell>
          <table:table-cell office:value-type="float" office:value="4090425.19" calcext:value-type="float">
            <text:p>4090425.19</text:p>
          </table:table-cell>
          <table:table-cell office:value-type="float" office:value="4751467.14" calcext:value-type="float">
            <text:p>4751467.14</text:p>
          </table:table-cell>
          <table:table-cell office:value-type="float" office:value="5539740.03" calcext:value-type="float">
            <text:p>5539740.03</text:p>
          </table:table-cell>
          <table:table-cell office:value-type="float" office:value="6254016.14" calcext:value-type="float">
            <text:p>6254016.14</text:p>
          </table:table-cell>
          <table:table-cell office:value-type="float" office:value="7402174.21" calcext:value-type="float">
            <text:p>7402174.21</text:p>
          </table:table-cell>
          <table:table-cell office:value-type="float" office:value="8389805.76" calcext:value-type="float">
            <text:p>8389805.76</text:p>
          </table:table-cell>
          <table:table-cell office:value-type="float" office:value="8862867.84" calcext:value-type="float">
            <text:p>8862867.84</text:p>
          </table:table-cell>
          <table:table-cell office:value-type="float" office:value="8766781.09" calcext:value-type="float">
            <text:p>8766781.09</text:p>
          </table:table-cell>
          <table:table-cell office:value-type="float" office:value="8501806.14" calcext:value-type="float">
            <text:p>8501806.14</text:p>
          </table:table-cell>
          <table:table-cell office:value-type="float" office:value="283236200" calcext:value-type="float">
            <text:p>283236200</text:p>
          </table:table-cell>
          <table:table-cell office:value-type="float" office:value="286357300" calcext:value-type="float">
            <text:p>286357300</text:p>
          </table:table-cell>
          <table:table-cell office:value-type="float" office:value="332352700" calcext:value-type="float">
            <text:p>332352700</text:p>
          </table:table-cell>
          <table:table-cell office:value-type="float" office:value="368731700" calcext:value-type="float">
            <text:p>368731700</text:p>
          </table:table-cell>
          <table:table-cell office:value-type="float" office:value="451195100" calcext:value-type="float">
            <text:p>451195100</text:p>
          </table:table-cell>
          <table:table-cell office:value-type="float" office:value="512112100" calcext:value-type="float">
            <text:p>512112100</text:p>
          </table:table-cell>
          <table:table-cell office:value-type="float" office:value="593208900" calcext:value-type="float">
            <text:p>593208900</text:p>
          </table:table-cell>
          <table:table-cell office:value-type="float" office:value="598334900" calcext:value-type="float">
            <text:p>598334900</text:p>
          </table:table-cell>
          <table:table-cell office:value-type="float" office:value="655739700" calcext:value-type="float">
            <text:p>655739700</text:p>
          </table:table-cell>
          <table:table-cell office:value-type="float" office:value="721662000" calcext:value-type="float">
            <text:p>721662000</text:p>
          </table:table-cell>
          <table:table-cell office:value-type="float" office:value="787570000" calcext:value-type="float">
            <text:p>787570000</text:p>
          </table:table-cell>
          <table:table-cell office:value-type="float" office:value="3276" calcext:value-type="float">
            <text:p>3276</text:p>
          </table:table-cell>
          <table:table-cell office:value-type="float" office:value="3479" calcext:value-type="float">
            <text:p>3479</text:p>
          </table:table-cell>
          <table:table-cell office:value-type="float" office:value="3661" calcext:value-type="float">
            <text:p>3661</text:p>
          </table:table-cell>
          <table:table-cell office:value-type="float" office:value="3814" calcext:value-type="float">
            <text:p>3814</text:p>
          </table:table-cell>
          <table:table-cell office:value-type="float" office:value="4053" calcext:value-type="float">
            <text:p>4053</text:p>
          </table:table-cell>
          <table:table-cell office:value-type="float" office:value="4205" calcext:value-type="float">
            <text:p>4205</text:p>
          </table:table-cell>
          <table:table-cell office:value-type="float" office:value="4663" calcext:value-type="float">
            <text:p>4663</text:p>
          </table:table-cell>
          <table:table-cell office:value-type="float" office:value="4986" calcext:value-type="float">
            <text:p>4986</text:p>
          </table:table-cell>
          <table:table-cell office:value-type="float" office:value="5007" calcext:value-type="float">
            <text:p>5007</text:p>
          </table:table-cell>
          <table:table-cell office:value-type="float" office:value="4735" calcext:value-type="float">
            <text:p>4735</text:p>
          </table:table-cell>
          <table:table-cell office:value-type="float" office:value="4879" calcext:value-type="float">
            <text:p>4879</text:p>
          </table:table-cell>
          <table:table-cell office:value-type="float" office:value="22809" calcext:value-type="float">
            <text:p>22809</text:p>
          </table:table-cell>
        </table:table-row>
        <table:table-row table:style-name="ro1">
          <table:table-cell office:value-type="string" calcext:value-type="string">
            <text:p>BOTUVERÁ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27" calcext:value-type="float">
            <text:p>4527</text:p>
          </table:table-cell>
          <table:table-cell office:value-type="float" office:value="4584" calcext:value-type="float">
            <text:p>4584</text:p>
          </table:table-cell>
          <table:table-cell office:value-type="float" office:value="4785" calcext:value-type="float">
            <text:p>4785</text:p>
          </table:table-cell>
          <table:table-cell office:value-type="float" office:value="4864" calcext:value-type="float">
            <text:p>4864</text:p>
          </table:table-cell>
          <table:table-cell office:value-type="float" office:value="4943" calcext:value-type="float">
            <text:p>4943</text:p>
          </table:table-cell>
          <table:table-cell office:value-type="float" office:value="5022" calcext:value-type="float">
            <text:p>5022</text:p>
          </table:table-cell>
          <table:table-cell office:value-type="float" office:value="5100" calcext:value-type="float">
            <text:p>5100</text:p>
          </table:table-cell>
          <table:table-cell office:value-type="float" office:value="5169" calcext:value-type="float">
            <text:p>5169</text:p>
          </table:table-cell>
          <table:table-cell office:value-type="float" office:value="5246" calcext:value-type="float">
            <text:p>5246</text:p>
          </table:table-cell>
          <table:table-cell office:value-type="float" office:value="5322" calcext:value-type="float">
            <text:p>5322</text:p>
          </table:table-cell>
          <table:table-cell office:value-type="float" office:value="1969174.11" calcext:value-type="float">
            <text:p>1969174.11</text:p>
          </table:table-cell>
          <table:table-cell office:value-type="float" office:value="2121054.85" calcext:value-type="float">
            <text:p>2121054.85</text:p>
          </table:table-cell>
          <table:table-cell office:value-type="float" office:value="2780808.87" calcext:value-type="float">
            <text:p>2780808.87</text:p>
          </table:table-cell>
          <table:table-cell office:value-type="float" office:value="3665933.84" calcext:value-type="float">
            <text:p>3665933.84</text:p>
          </table:table-cell>
          <table:table-cell office:value-type="float" office:value="4146765.83" calcext:value-type="float">
            <text:p>4146765.83</text:p>
          </table:table-cell>
          <table:table-cell office:value-type="float" office:value="4110265.02" calcext:value-type="float">
            <text:p>4110265.02</text:p>
          </table:table-cell>
          <table:table-cell office:value-type="float" office:value="4451287.06" calcext:value-type="float">
            <text:p>4451287.06</text:p>
          </table:table-cell>
          <table:table-cell office:value-type="float" office:value="4943612.69" calcext:value-type="float">
            <text:p>4943612.69</text:p>
          </table:table-cell>
          <table:table-cell office:value-type="float" office:value="5073896.03" calcext:value-type="float">
            <text:p>5073896.03</text:p>
          </table:table-cell>
          <table:table-cell office:value-type="float" office:value="5341340.66" calcext:value-type="float">
            <text:p>5341340.66</text:p>
          </table:table-cell>
          <table:table-cell office:value-type="float" office:value="5867470.73" calcext:value-type="float">
            <text:p>5867470.73</text:p>
          </table:table-cell>
          <table:table-cell office:value-type="float" office:value="102589600" calcext:value-type="float">
            <text:p>102589600</text:p>
          </table:table-cell>
          <table:table-cell office:value-type="float" office:value="106425300" calcext:value-type="float">
            <text:p>106425300</text:p>
          </table:table-cell>
          <table:table-cell office:value-type="float" office:value="117963100" calcext:value-type="float">
            <text:p>117963100</text:p>
          </table:table-cell>
          <table:table-cell office:value-type="float" office:value="171422000" calcext:value-type="float">
            <text:p>171422000</text:p>
          </table:table-cell>
          <table:table-cell office:value-type="float" office:value="223517600" calcext:value-type="float">
            <text:p>223517600</text:p>
          </table:table-cell>
          <table:table-cell office:value-type="float" office:value="231446500" calcext:value-type="float">
            <text:p>231446500</text:p>
          </table:table-cell>
          <table:table-cell office:value-type="float" office:value="250924700" calcext:value-type="float">
            <text:p>250924700</text:p>
          </table:table-cell>
          <table:table-cell office:value-type="float" office:value="282609600" calcext:value-type="float">
            <text:p>282609600</text:p>
          </table:table-cell>
          <table:table-cell office:value-type="float" office:value="321269100" calcext:value-type="float">
            <text:p>321269100</text:p>
          </table:table-cell>
          <table:table-cell office:value-type="float" office:value="325291000" calcext:value-type="float">
            <text:p>325291000</text:p>
          </table:table-cell>
          <table:table-cell office:value-type="float" office:value="348847000" calcext:value-type="float">
            <text:p>348847000</text:p>
          </table:table-cell>
          <table:table-cell office:value-type="float" office:value="1491" calcext:value-type="float">
            <text:p>1491</text:p>
          </table:table-cell>
          <table:table-cell office:value-type="float" office:value="1579" calcext:value-type="float">
            <text:p>1579</text:p>
          </table:table-cell>
          <table:table-cell office:value-type="float" office:value="1758" calcext:value-type="float">
            <text:p>1758</text:p>
          </table:table-cell>
          <table:table-cell office:value-type="float" office:value="1962" calcext:value-type="float">
            <text:p>1962</text:p>
          </table:table-cell>
          <table:table-cell office:value-type="float" office:value="1992" calcext:value-type="float">
            <text:p>1992</text:p>
          </table:table-cell>
          <table:table-cell office:value-type="float" office:value="1809" calcext:value-type="float">
            <text:p>1809</text:p>
          </table:table-cell>
          <table:table-cell office:value-type="float" office:value="1830" calcext:value-type="float">
            <text:p>1830</text:p>
          </table:table-cell>
          <table:table-cell office:value-type="float" office:value="1876" calcext:value-type="float">
            <text:p>1876</text:p>
          </table:table-cell>
          <table:table-cell office:value-type="float" office:value="1827" calcext:value-type="float">
            <text:p>1827</text:p>
          </table:table-cell>
          <table:table-cell office:value-type="float" office:value="1953" calcext:value-type="float">
            <text:p>1953</text:p>
          </table:table-cell>
          <table:table-cell office:value-type="float" office:value="2035" calcext:value-type="float">
            <text:p>203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BRAÇO DO TROMBU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78" calcext:value-type="float">
            <text:p>3478</text:p>
          </table:table-cell>
          <table:table-cell office:value-type="float" office:value="3498" calcext:value-type="float">
            <text:p>3498</text:p>
          </table:table-cell>
          <table:table-cell office:value-type="float" office:value="3599" calcext:value-type="float">
            <text:p>3599</text:p>
          </table:table-cell>
          <table:table-cell office:value-type="float" office:value="3627" calcext:value-type="float">
            <text:p>3627</text:p>
          </table:table-cell>
          <table:table-cell office:value-type="float" office:value="3654" calcext:value-type="float">
            <text:p>3654</text:p>
          </table:table-cell>
          <table:table-cell office:value-type="float" office:value="3682" calcext:value-type="float">
            <text:p>3682</text:p>
          </table:table-cell>
          <table:table-cell office:value-type="float" office:value="3709" calcext:value-type="float">
            <text:p>3709</text:p>
          </table:table-cell>
          <table:table-cell office:value-type="float" office:value="3718" calcext:value-type="float">
            <text:p>3718</text:p>
          </table:table-cell>
          <table:table-cell office:value-type="float" office:value="3743" calcext:value-type="float">
            <text:p>3743</text:p>
          </table:table-cell>
          <table:table-cell office:value-type="float" office:value="3769" calcext:value-type="float">
            <text:p>3769</text:p>
          </table:table-cell>
          <table:table-cell office:value-type="float" office:value="1759127.01" calcext:value-type="float">
            <text:p>1759127.01</text:p>
          </table:table-cell>
          <table:table-cell office:value-type="float" office:value="2066169.04" calcext:value-type="float">
            <text:p>2066169.04</text:p>
          </table:table-cell>
          <table:table-cell office:value-type="float" office:value="2203091.4" calcext:value-type="float">
            <text:p>2203091.4</text:p>
          </table:table-cell>
          <table:table-cell office:value-type="float" office:value="2386919.61" calcext:value-type="float">
            <text:p>2386919.61</text:p>
          </table:table-cell>
          <table:table-cell office:value-type="float" office:value="2497411.74" calcext:value-type="float">
            <text:p>2497411.74</text:p>
          </table:table-cell>
          <table:table-cell office:value-type="float" office:value="2628528.34" calcext:value-type="float">
            <text:p>2628528.34</text:p>
          </table:table-cell>
          <table:table-cell office:value-type="float" office:value="2802573.86" calcext:value-type="float">
            <text:p>2802573.86</text:p>
          </table:table-cell>
          <table:table-cell office:value-type="float" office:value="2343566.12" calcext:value-type="float">
            <text:p>2343566.12</text:p>
          </table:table-cell>
          <table:table-cell office:value-type="float" office:value="2562994.97" calcext:value-type="float">
            <text:p>2562994.97</text:p>
          </table:table-cell>
          <table:table-cell office:value-type="float" office:value="2629697.15" calcext:value-type="float">
            <text:p>2629697.15</text:p>
          </table:table-cell>
          <table:table-cell office:value-type="float" office:value="2759019.84" calcext:value-type="float">
            <text:p>2759019.84</text:p>
          </table:table-cell>
          <table:table-cell office:value-type="float" office:value="108789300" calcext:value-type="float">
            <text:p>108789300</text:p>
          </table:table-cell>
          <table:table-cell office:value-type="float" office:value="137937100" calcext:value-type="float">
            <text:p>137937100</text:p>
          </table:table-cell>
          <table:table-cell office:value-type="float" office:value="140111000" calcext:value-type="float">
            <text:p>140111000</text:p>
          </table:table-cell>
          <table:table-cell office:value-type="float" office:value="150053900" calcext:value-type="float">
            <text:p>150053900</text:p>
          </table:table-cell>
          <table:table-cell office:value-type="float" office:value="177309200" calcext:value-type="float">
            <text:p>177309200</text:p>
          </table:table-cell>
          <table:table-cell office:value-type="float" office:value="143141900" calcext:value-type="float">
            <text:p>143141900</text:p>
          </table:table-cell>
          <table:table-cell office:value-type="float" office:value="140351500" calcext:value-type="float">
            <text:p>140351500</text:p>
          </table:table-cell>
          <table:table-cell office:value-type="float" office:value="137910600" calcext:value-type="float">
            <text:p>137910600</text:p>
          </table:table-cell>
          <table:table-cell office:value-type="float" office:value="155673300" calcext:value-type="float">
            <text:p>155673300</text:p>
          </table:table-cell>
          <table:table-cell office:value-type="float" office:value="155526000" calcext:value-type="float">
            <text:p>155526000</text:p>
          </table:table-cell>
          <table:table-cell office:value-type="float" office:value="181509000" calcext:value-type="float">
            <text:p>181509000</text:p>
          </table:table-cell>
          <table:table-cell office:value-type="float" office:value="1095" calcext:value-type="float">
            <text:p>1095</text:p>
          </table:table-cell>
          <table:table-cell office:value-type="float" office:value="1167" calcext:value-type="float">
            <text:p>1167</text:p>
          </table:table-cell>
          <table:table-cell office:value-type="float" office:value="1143" calcext:value-type="float">
            <text:p>1143</text:p>
          </table:table-cell>
          <table:table-cell office:value-type="float" office:value="1203" calcext:value-type="float">
            <text:p>1203</text:p>
          </table:table-cell>
          <table:table-cell office:value-type="float" office:value="1186" calcext:value-type="float">
            <text:p>1186</text:p>
          </table:table-cell>
          <table:table-cell office:value-type="float" office:value="1096" calcext:value-type="float">
            <text:p>1096</text:p>
          </table:table-cell>
          <table:table-cell office:value-type="float" office:value="1112" calcext:value-type="float">
            <text:p>1112</text:p>
          </table:table-cell>
          <table:table-cell office:value-type="float" office:value="925" calcext:value-type="float">
            <text:p>925</text:p>
          </table:table-cell>
          <table:table-cell office:value-type="float" office:value="955" calcext:value-type="float">
            <text:p>955</text:p>
          </table:table-cell>
          <table:table-cell office:value-type="float" office:value="938" calcext:value-type="float">
            <text:p>938</text:p>
          </table:table-cell>
          <table:table-cell office:value-type="float" office:value="980" calcext:value-type="float">
            <text:p>98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RUNÓPO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4" calcext:value-type="float">
            <text:p>2814</text:p>
          </table:table-cell>
          <table:table-cell office:value-type="float" office:value="2778" calcext:value-type="float">
            <text:p>2778</text:p>
          </table:table-cell>
          <table:table-cell office:value-type="float" office:value="2741" calcext:value-type="float">
            <text:p>2741</text:p>
          </table:table-cell>
          <table:table-cell office:value-type="float" office:value="2690" calcext:value-type="float">
            <text:p>2690</text:p>
          </table:table-cell>
          <table:table-cell office:value-type="float" office:value="2639" calcext:value-type="float">
            <text:p>2639</text:p>
          </table:table-cell>
          <table:table-cell office:value-type="float" office:value="2589" calcext:value-type="float">
            <text:p>2589</text:p>
          </table:table-cell>
          <table:table-cell office:value-type="float" office:value="2539" calcext:value-type="float">
            <text:p>2539</text:p>
          </table:table-cell>
          <table:table-cell office:value-type="float" office:value="2473" calcext:value-type="float">
            <text:p>2473</text:p>
          </table:table-cell>
          <table:table-cell office:value-type="float" office:value="2420" calcext:value-type="float">
            <text:p>2420</text:p>
          </table:table-cell>
          <table:table-cell office:value-type="float" office:value="2368" calcext:value-type="float">
            <text:p>2368</text:p>
          </table:table-cell>
          <table:table-cell office:value-type="float" office:value="72561.58" calcext:value-type="float">
            <text:p>72561.58</text:p>
          </table:table-cell>
          <table:table-cell office:value-type="float" office:value="69670.71" calcext:value-type="float">
            <text:p>69670.71</text:p>
          </table:table-cell>
          <table:table-cell office:value-type="float" office:value="73697.8" calcext:value-type="float">
            <text:p>73697.8</text:p>
          </table:table-cell>
          <table:table-cell office:value-type="float" office:value="96315.48" calcext:value-type="float">
            <text:p>96315.48</text:p>
          </table:table-cell>
          <table:table-cell office:value-type="float" office:value="176697.58" calcext:value-type="float">
            <text:p>176697.58</text:p>
          </table:table-cell>
          <table:table-cell office:value-type="float" office:value="131908" calcext:value-type="float">
            <text:p>131908</text:p>
          </table:table-cell>
          <table:table-cell office:value-type="float" office:value="156435.65" calcext:value-type="float">
            <text:p>156435.65</text:p>
          </table:table-cell>
          <table:table-cell office:value-type="float" office:value="321210.54" calcext:value-type="float">
            <text:p>321210.54</text:p>
          </table:table-cell>
          <table:table-cell office:value-type="float" office:value="348729.2" calcext:value-type="float">
            <text:p>348729.2</text:p>
          </table:table-cell>
          <table:table-cell office:value-type="float" office:value="398375.64" calcext:value-type="float">
            <text:p>398375.64</text:p>
          </table:table-cell>
          <table:table-cell office:value-type="float" office:value="440391.71" calcext:value-type="float">
            <text:p>440391.71</text:p>
          </table:table-cell>
          <table:table-cell office:value-type="float" office:value="41162030" calcext:value-type="float">
            <text:p>41162030</text:p>
          </table:table-cell>
          <table:table-cell office:value-type="float" office:value="50761550" calcext:value-type="float">
            <text:p>50761550</text:p>
          </table:table-cell>
          <table:table-cell office:value-type="float" office:value="63926010" calcext:value-type="float">
            <text:p>63926010</text:p>
          </table:table-cell>
          <table:table-cell office:value-type="float" office:value="51258730" calcext:value-type="float">
            <text:p>51258730</text:p>
          </table:table-cell>
          <table:table-cell office:value-type="float" office:value="60321180" calcext:value-type="float">
            <text:p>60321180</text:p>
          </table:table-cell>
          <table:table-cell office:value-type="float" office:value="64094670" calcext:value-type="float">
            <text:p>64094670</text:p>
          </table:table-cell>
          <table:table-cell office:value-type="float" office:value="76313290" calcext:value-type="float">
            <text:p>76313290</text:p>
          </table:table-cell>
          <table:table-cell office:value-type="float" office:value="76675070" calcext:value-type="float">
            <text:p>76675070</text:p>
          </table:table-cell>
          <table:table-cell office:value-type="float" office:value="81241720" calcext:value-type="float">
            <text:p>81241720</text:p>
          </table:table-cell>
          <table:table-cell office:value-type="float" office:value="90130000" calcext:value-type="float">
            <text:p>90130000</text:p>
          </table:table-cell>
          <table:table-cell office:value-type="float" office:value="95763000" calcext:value-type="float">
            <text:p>9576300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6301" calcext:value-type="float">
            <text:p>1630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7764" calcext:value-type="float">
            <text:p>107764</text:p>
          </table:table-cell>
          <table:table-cell office:value-type="float" office:value="109950" calcext:value-type="float">
            <text:p>109950</text:p>
          </table:table-cell>
          <table:table-cell office:value-type="float" office:value="116634" calcext:value-type="float">
            <text:p>116634</text:p>
          </table:table-cell>
          <table:table-cell office:value-type="float" office:value="119719" calcext:value-type="float">
            <text:p>119719</text:p>
          </table:table-cell>
          <table:table-cell office:value-type="float" office:value="122775" calcext:value-type="float">
            <text:p>122775</text:p>
          </table:table-cell>
          <table:table-cell office:value-type="float" office:value="125810" calcext:value-type="float">
            <text:p>125810</text:p>
          </table:table-cell>
          <table:table-cell office:value-type="float" office:value="128818" calcext:value-type="float">
            <text:p>128818</text:p>
          </table:table-cell>
          <table:table-cell office:value-type="float" office:value="131703" calcext:value-type="float">
            <text:p>131703</text:p>
          </table:table-cell>
          <table:table-cell office:value-type="float" office:value="134723" calcext:value-type="float">
            <text:p>134723</text:p>
          </table:table-cell>
          <table:table-cell office:value-type="float" office:value="137689" calcext:value-type="float">
            <text:p>137689</text:p>
          </table:table-cell>
          <table:table-cell office:value-type="float" office:value="55037885.39" calcext:value-type="float">
            <text:p>55037885.39</text:p>
          </table:table-cell>
          <table:table-cell office:value-type="float" office:value="60769186.01" calcext:value-type="float">
            <text:p>60769186.01</text:p>
          </table:table-cell>
          <table:table-cell office:value-type="float" office:value="68888759.91" calcext:value-type="float">
            <text:p>68888759.91</text:p>
          </table:table-cell>
          <table:table-cell office:value-type="float" office:value="77366341.21" calcext:value-type="float">
            <text:p>77366341.21</text:p>
          </table:table-cell>
          <table:table-cell office:value-type="float" office:value="86764172.68" calcext:value-type="float">
            <text:p>86764172.68</text:p>
          </table:table-cell>
          <table:table-cell office:value-type="float" office:value="89153389.73" calcext:value-type="float">
            <text:p>89153389.73</text:p>
          </table:table-cell>
          <table:table-cell office:value-type="float" office:value="91641999.56" calcext:value-type="float">
            <text:p>91641999.56</text:p>
          </table:table-cell>
          <table:table-cell office:value-type="float" office:value="100046515.59" calcext:value-type="float">
            <text:p>100046515.59</text:p>
          </table:table-cell>
          <table:table-cell office:value-type="float" office:value="106810390.12" calcext:value-type="float">
            <text:p>106810390.12</text:p>
          </table:table-cell>
          <table:table-cell office:value-type="float" office:value="106751610.28" calcext:value-type="float">
            <text:p>106751610.28</text:p>
          </table:table-cell>
          <table:table-cell office:value-type="float" office:value="111967539.32" calcext:value-type="float">
            <text:p>111967539.32</text:p>
          </table:table-cell>
          <table:table-cell office:value-type="float" office:value="3346225000" calcext:value-type="float">
            <text:p>3346225000</text:p>
          </table:table-cell>
          <table:table-cell office:value-type="float" office:value="3628164000" calcext:value-type="float">
            <text:p>3628164000</text:p>
          </table:table-cell>
          <table:table-cell office:value-type="float" office:value="3937395000" calcext:value-type="float">
            <text:p>3937395000</text:p>
          </table:table-cell>
          <table:table-cell office:value-type="float" office:value="4394724000" calcext:value-type="float">
            <text:p>4394724000</text:p>
          </table:table-cell>
          <table:table-cell office:value-type="float" office:value="5256958000" calcext:value-type="float">
            <text:p>5256958000</text:p>
          </table:table-cell>
          <table:table-cell office:value-type="float" office:value="4953144000" calcext:value-type="float">
            <text:p>4953144000</text:p>
          </table:table-cell>
          <table:table-cell office:value-type="float" office:value="5249639000" calcext:value-type="float">
            <text:p>5249639000</text:p>
          </table:table-cell>
          <table:table-cell office:value-type="float" office:value="5885107000" calcext:value-type="float">
            <text:p>5885107000</text:p>
          </table:table-cell>
          <table:table-cell office:value-type="float" office:value="6375501000" calcext:value-type="float">
            <text:p>6375501000</text:p>
          </table:table-cell>
          <table:table-cell office:value-type="float" office:value="6931830000" calcext:value-type="float">
            <text:p>6931830000</text:p>
          </table:table-cell>
          <table:table-cell office:value-type="float" office:value="7001785000" calcext:value-type="float">
            <text:p>7001785000</text:p>
          </table:table-cell>
          <table:table-cell office:value-type="float" office:value="41448" calcext:value-type="float">
            <text:p>41448</text:p>
          </table:table-cell>
          <table:table-cell office:value-type="float" office:value="42111" calcext:value-type="float">
            <text:p>42111</text:p>
          </table:table-cell>
          <table:table-cell office:value-type="float" office:value="43173" calcext:value-type="float">
            <text:p>43173</text:p>
          </table:table-cell>
          <table:table-cell office:value-type="float" office:value="43726" calcext:value-type="float">
            <text:p>43726</text:p>
          </table:table-cell>
          <table:table-cell office:value-type="float" office:value="44846" calcext:value-type="float">
            <text:p>44846</text:p>
          </table:table-cell>
          <table:table-cell office:value-type="float" office:value="42309" calcext:value-type="float">
            <text:p>42309</text:p>
          </table:table-cell>
          <table:table-cell office:value-type="float" office:value="40395" calcext:value-type="float">
            <text:p>40395</text:p>
          </table:table-cell>
          <table:table-cell office:value-type="float" office:value="42157" calcext:value-type="float">
            <text:p>42157</text:p>
          </table:table-cell>
          <table:table-cell office:value-type="float" office:value="43410" calcext:value-type="float">
            <text:p>43410</text:p>
          </table:table-cell>
          <table:table-cell office:value-type="float" office:value="42941" calcext:value-type="float">
            <text:p>42941</text:p>
          </table:table-cell>
          <table:table-cell office:value-type="float" office:value="43843" calcext:value-type="float">
            <text:p>4384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CAÇAD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334" calcext:value-type="float">
            <text:p>71334</text:p>
          </table:table-cell>
          <table:table-cell office:value-type="float" office:value="71886" calcext:value-type="float">
            <text:p>71886</text:p>
          </table:table-cell>
          <table:table-cell office:value-type="float" office:value="74276" calcext:value-type="float">
            <text:p>74276</text:p>
          </table:table-cell>
          <table:table-cell office:value-type="float" office:value="75048" calcext:value-type="float">
            <text:p>75048</text:p>
          </table:table-cell>
          <table:table-cell office:value-type="float" office:value="75812" calcext:value-type="float">
            <text:p>75812</text:p>
          </table:table-cell>
          <table:table-cell office:value-type="float" office:value="76571" calcext:value-type="float">
            <text:p>76571</text:p>
          </table:table-cell>
          <table:table-cell office:value-type="float" office:value="77323" calcext:value-type="float">
            <text:p>77323</text:p>
          </table:table-cell>
          <table:table-cell office:value-type="float" office:value="77863" calcext:value-type="float">
            <text:p>77863</text:p>
          </table:table-cell>
          <table:table-cell office:value-type="float" office:value="78595" calcext:value-type="float">
            <text:p>78595</text:p>
          </table:table-cell>
          <table:table-cell office:value-type="float" office:value="79313" calcext:value-type="float">
            <text:p>79313</text:p>
          </table:table-cell>
          <table:table-cell office:value-type="float" office:value="22406178.58" calcext:value-type="float">
            <text:p>22406178.58</text:p>
          </table:table-cell>
          <table:table-cell office:value-type="float" office:value="25009846.39" calcext:value-type="float">
            <text:p>25009846.39</text:p>
          </table:table-cell>
          <table:table-cell office:value-type="float" office:value="28828083.04" calcext:value-type="float">
            <text:p>28828083.04</text:p>
          </table:table-cell>
          <table:table-cell office:value-type="float" office:value="34286619.58" calcext:value-type="float">
            <text:p>34286619.58</text:p>
          </table:table-cell>
          <table:table-cell office:value-type="float" office:value="37761515" calcext:value-type="float">
            <text:p>37761515</text:p>
          </table:table-cell>
          <table:table-cell office:value-type="float" office:value="40322372.27" calcext:value-type="float">
            <text:p>40322372.27</text:p>
          </table:table-cell>
          <table:table-cell office:value-type="float" office:value="43611334.38" calcext:value-type="float">
            <text:p>43611334.38</text:p>
          </table:table-cell>
          <table:table-cell office:value-type="float" office:value="44649031.49" calcext:value-type="float">
            <text:p>44649031.49</text:p>
          </table:table-cell>
          <table:table-cell office:value-type="float" office:value="48019038.01" calcext:value-type="float">
            <text:p>48019038.01</text:p>
          </table:table-cell>
          <table:table-cell office:value-type="float" office:value="49265975.99" calcext:value-type="float">
            <text:p>49265975.99</text:p>
          </table:table-cell>
          <table:table-cell office:value-type="float" office:value="54089812.13" calcext:value-type="float">
            <text:p>54089812.13</text:p>
          </table:table-cell>
          <table:table-cell office:value-type="float" office:value="1534459000" calcext:value-type="float">
            <text:p>1534459000</text:p>
          </table:table-cell>
          <table:table-cell office:value-type="float" office:value="1780967000" calcext:value-type="float">
            <text:p>1780967000</text:p>
          </table:table-cell>
          <table:table-cell office:value-type="float" office:value="1906689000" calcext:value-type="float">
            <text:p>1906689000</text:p>
          </table:table-cell>
          <table:table-cell office:value-type="float" office:value="2559871000" calcext:value-type="float">
            <text:p>2559871000</text:p>
          </table:table-cell>
          <table:table-cell office:value-type="float" office:value="2714396000" calcext:value-type="float">
            <text:p>2714396000</text:p>
          </table:table-cell>
          <table:table-cell office:value-type="float" office:value="2588654000" calcext:value-type="float">
            <text:p>2588654000</text:p>
          </table:table-cell>
          <table:table-cell office:value-type="float" office:value="2733645000" calcext:value-type="float">
            <text:p>2733645000</text:p>
          </table:table-cell>
          <table:table-cell office:value-type="float" office:value="3074094000" calcext:value-type="float">
            <text:p>3074094000</text:p>
          </table:table-cell>
          <table:table-cell office:value-type="float" office:value="3298867000" calcext:value-type="float">
            <text:p>3298867000</text:p>
          </table:table-cell>
          <table:table-cell office:value-type="float" office:value="3530193000" calcext:value-type="float">
            <text:p>3530193000</text:p>
          </table:table-cell>
          <table:table-cell office:value-type="float" office:value="3967128000" calcext:value-type="float">
            <text:p>3967128000</text:p>
          </table:table-cell>
          <table:table-cell office:value-type="float" office:value="19409" calcext:value-type="float">
            <text:p>19409</text:p>
          </table:table-cell>
          <table:table-cell office:value-type="float" office:value="19479" calcext:value-type="float">
            <text:p>19479</text:p>
          </table:table-cell>
          <table:table-cell office:value-type="float" office:value="19646" calcext:value-type="float">
            <text:p>19646</text:p>
          </table:table-cell>
          <table:table-cell office:value-type="float" office:value="20833" calcext:value-type="float">
            <text:p>20833</text:p>
          </table:table-cell>
          <table:table-cell office:value-type="float" office:value="20894" calcext:value-type="float">
            <text:p>20894</text:p>
          </table:table-cell>
          <table:table-cell office:value-type="float" office:value="20217" calcext:value-type="float">
            <text:p>20217</text:p>
          </table:table-cell>
          <table:table-cell office:value-type="float" office:value="20282" calcext:value-type="float">
            <text:p>20282</text:p>
          </table:table-cell>
          <table:table-cell office:value-type="float" office:value="20163" calcext:value-type="float">
            <text:p>20163</text:p>
          </table:table-cell>
          <table:table-cell office:value-type="float" office:value="20835" calcext:value-type="float">
            <text:p>20835</text:p>
          </table:table-cell>
          <table:table-cell office:value-type="float" office:value="21230" calcext:value-type="float">
            <text:p>21230</text:p>
          </table:table-cell>
          <table:table-cell office:value-type="float" office:value="22329" calcext:value-type="float">
            <text:p>2232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CAIB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09" calcext:value-type="float">
            <text:p>6209</text:p>
          </table:table-cell>
          <table:table-cell office:value-type="float" office:value="6199" calcext:value-type="float">
            <text:p>6199</text:p>
          </table:table-cell>
          <table:table-cell office:value-type="float" office:value="6274" calcext:value-type="float">
            <text:p>6274</text:p>
          </table:table-cell>
          <table:table-cell office:value-type="float" office:value="6259" calcext:value-type="float">
            <text:p>6259</text:p>
          </table:table-cell>
          <table:table-cell office:value-type="float" office:value="6243" calcext:value-type="float">
            <text:p>6243</text:p>
          </table:table-cell>
          <table:table-cell office:value-type="float" office:value="6228" calcext:value-type="float">
            <text:p>6228</text:p>
          </table:table-cell>
          <table:table-cell office:value-type="float" office:value="6213" calcext:value-type="float">
            <text:p>6213</text:p>
          </table:table-cell>
          <table:table-cell office:value-type="float" office:value="6167" calcext:value-type="float">
            <text:p>6167</text:p>
          </table:table-cell>
          <table:table-cell office:value-type="float" office:value="6148" calcext:value-type="float">
            <text:p>6148</text:p>
          </table:table-cell>
          <table:table-cell office:value-type="float" office:value="6130" calcext:value-type="float">
            <text:p>6130</text:p>
          </table:table-cell>
          <table:table-cell office:value-type="float" office:value="855644.05" calcext:value-type="float">
            <text:p>855644.05</text:p>
          </table:table-cell>
          <table:table-cell office:value-type="float" office:value="965897.91" calcext:value-type="float">
            <text:p>965897.91</text:p>
          </table:table-cell>
          <table:table-cell office:value-type="float" office:value="1131732.89" calcext:value-type="float">
            <text:p>1131732.89</text:p>
          </table:table-cell>
          <table:table-cell office:value-type="float" office:value="1325908.75" calcext:value-type="float">
            <text:p>1325908.75</text:p>
          </table:table-cell>
          <table:table-cell office:value-type="float" office:value="1600483.31" calcext:value-type="float">
            <text:p>1600483.31</text:p>
          </table:table-cell>
          <table:table-cell office:value-type="float" office:value="1643830.11" calcext:value-type="float">
            <text:p>1643830.11</text:p>
          </table:table-cell>
          <table:table-cell office:value-type="float" office:value="1745424.19" calcext:value-type="float">
            <text:p>1745424.19</text:p>
          </table:table-cell>
          <table:table-cell office:value-type="float" office:value="1800019.03" calcext:value-type="float">
            <text:p>1800019.03</text:p>
          </table:table-cell>
          <table:table-cell office:value-type="float" office:value="2021018.68" calcext:value-type="float">
            <text:p>2021018.68</text:p>
          </table:table-cell>
          <table:table-cell office:value-type="float" office:value="2194379.83" calcext:value-type="float">
            <text:p>2194379.83</text:p>
          </table:table-cell>
          <table:table-cell office:value-type="float" office:value="2621038.62" calcext:value-type="float">
            <text:p>2621038.62</text:p>
          </table:table-cell>
          <table:table-cell office:value-type="float" office:value="98726650" calcext:value-type="float">
            <text:p>98726650</text:p>
          </table:table-cell>
          <table:table-cell office:value-type="float" office:value="113739200" calcext:value-type="float">
            <text:p>113739200</text:p>
          </table:table-cell>
          <table:table-cell office:value-type="float" office:value="107883400" calcext:value-type="float">
            <text:p>107883400</text:p>
          </table:table-cell>
          <table:table-cell office:value-type="float" office:value="126888900" calcext:value-type="float">
            <text:p>126888900</text:p>
          </table:table-cell>
          <table:table-cell office:value-type="float" office:value="182406500" calcext:value-type="float">
            <text:p>182406500</text:p>
          </table:table-cell>
          <table:table-cell office:value-type="float" office:value="169217300" calcext:value-type="float">
            <text:p>169217300</text:p>
          </table:table-cell>
          <table:table-cell office:value-type="float" office:value="183043100" calcext:value-type="float">
            <text:p>183043100</text:p>
          </table:table-cell>
          <table:table-cell office:value-type="float" office:value="197558600" calcext:value-type="float">
            <text:p>197558600</text:p>
          </table:table-cell>
          <table:table-cell office:value-type="float" office:value="207598700" calcext:value-type="float">
            <text:p>207598700</text:p>
          </table:table-cell>
          <table:table-cell office:value-type="float" office:value="250713000" calcext:value-type="float">
            <text:p>250713000</text:p>
          </table:table-cell>
          <table:table-cell office:value-type="float" office:value="285306000" calcext:value-type="float">
            <text:p>285306000</text:p>
          </table:table-cell>
          <table:table-cell office:value-type="float" office:value="865" calcext:value-type="float">
            <text:p>865</text:p>
          </table:table-cell>
          <table:table-cell office:value-type="float" office:value="920" calcext:value-type="float">
            <text:p>920</text:p>
          </table:table-cell>
          <table:table-cell office:value-type="float" office:value="962" calcext:value-type="float">
            <text:p>962</text:p>
          </table:table-cell>
          <table:table-cell office:value-type="float" office:value="1045" calcext:value-type="float">
            <text:p>1045</text:p>
          </table:table-cell>
          <table:table-cell office:value-type="float" office:value="1109" calcext:value-type="float">
            <text:p>1109</text:p>
          </table:table-cell>
          <table:table-cell office:value-type="float" office:value="1040" calcext:value-type="float">
            <text:p>1040</text:p>
          </table:table-cell>
          <table:table-cell office:value-type="float" office:value="1026" calcext:value-type="float">
            <text:p>1026</text:p>
          </table:table-cell>
          <table:table-cell office:value-type="float" office:value="1001" calcext:value-type="float">
            <text:p>1001</text:p>
          </table:table-cell>
          <table:table-cell office:value-type="float" office:value="1036" calcext:value-type="float">
            <text:p>1036</text:p>
          </table:table-cell>
          <table:table-cell office:value-type="float" office:value="1097" calcext:value-type="float">
            <text:p>1097</text:p>
          </table:table-cell>
          <table:table-cell office:value-type="float" office:value="1209" calcext:value-type="float">
            <text:p>1209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CALM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1" calcext:value-type="float">
            <text:p>3381</text:p>
          </table:table-cell>
          <table:table-cell office:value-type="float" office:value="3375" calcext:value-type="float">
            <text:p>3375</text:p>
          </table:table-cell>
          <table:table-cell office:value-type="float" office:value="3416" calcext:value-type="float">
            <text:p>3416</text:p>
          </table:table-cell>
          <table:table-cell office:value-type="float" office:value="3407" calcext:value-type="float">
            <text:p>3407</text:p>
          </table:table-cell>
          <table:table-cell office:value-type="float" office:value="3398" calcext:value-type="float">
            <text:p>3398</text:p>
          </table:table-cell>
          <table:table-cell office:value-type="float" office:value="3389" calcext:value-type="float">
            <text:p>3389</text:p>
          </table:table-cell>
          <table:table-cell office:value-type="float" office:value="3380" calcext:value-type="float">
            <text:p>3380</text:p>
          </table:table-cell>
          <table:table-cell office:value-type="float" office:value="3357" calcext:value-type="float">
            <text:p>3357</text:p>
          </table:table-cell>
          <table:table-cell office:value-type="float" office:value="3346" calcext:value-type="float">
            <text:p>3346</text:p>
          </table:table-cell>
          <table:table-cell office:value-type="float" office:value="3335" calcext:value-type="float">
            <text:p>3335</text:p>
          </table:table-cell>
          <table:table-cell office:value-type="float" office:value="292604.08" calcext:value-type="float">
            <text:p>292604.08</text:p>
          </table:table-cell>
          <table:table-cell office:value-type="float" office:value="296365.26" calcext:value-type="float">
            <text:p>296365.26</text:p>
          </table:table-cell>
          <table:table-cell office:value-type="float" office:value="309111.07" calcext:value-type="float">
            <text:p>309111.07</text:p>
          </table:table-cell>
          <table:table-cell office:value-type="float" office:value="402249.87" calcext:value-type="float">
            <text:p>402249.87</text:p>
          </table:table-cell>
          <table:table-cell office:value-type="float" office:value="415903.77" calcext:value-type="float">
            <text:p>415903.77</text:p>
          </table:table-cell>
          <table:table-cell office:value-type="float" office:value="438290.94" calcext:value-type="float">
            <text:p>438290.94</text:p>
          </table:table-cell>
          <table:table-cell office:value-type="float" office:value="439434.23" calcext:value-type="float">
            <text:p>439434.23</text:p>
          </table:table-cell>
          <table:table-cell office:value-type="float" office:value="456118.14" calcext:value-type="float">
            <text:p>456118.14</text:p>
          </table:table-cell>
          <table:table-cell office:value-type="float" office:value="482480.38" calcext:value-type="float">
            <text:p>482480.38</text:p>
          </table:table-cell>
          <table:table-cell office:value-type="float" office:value="600162.67" calcext:value-type="float">
            <text:p>600162.67</text:p>
          </table:table-cell>
          <table:table-cell office:value-type="float" office:value="742609.99" calcext:value-type="float">
            <text:p>742609.99</text:p>
          </table:table-cell>
          <table:table-cell office:value-type="float" office:value="56991220" calcext:value-type="float">
            <text:p>56991220</text:p>
          </table:table-cell>
          <table:table-cell office:value-type="float" office:value="48296110" calcext:value-type="float">
            <text:p>48296110</text:p>
          </table:table-cell>
          <table:table-cell office:value-type="float" office:value="43038090" calcext:value-type="float">
            <text:p>43038090</text:p>
          </table:table-cell>
          <table:table-cell office:value-type="float" office:value="68969230" calcext:value-type="float">
            <text:p>68969230</text:p>
          </table:table-cell>
          <table:table-cell office:value-type="float" office:value="60512250" calcext:value-type="float">
            <text:p>60512250</text:p>
          </table:table-cell>
          <table:table-cell office:value-type="float" office:value="65974590" calcext:value-type="float">
            <text:p>65974590</text:p>
          </table:table-cell>
          <table:table-cell office:value-type="float" office:value="76734740" calcext:value-type="float">
            <text:p>76734740</text:p>
          </table:table-cell>
          <table:table-cell office:value-type="float" office:value="63554220" calcext:value-type="float">
            <text:p>63554220</text:p>
          </table:table-cell>
          <table:table-cell office:value-type="float" office:value="70124990" calcext:value-type="float">
            <text:p>70124990</text:p>
          </table:table-cell>
          <table:table-cell office:value-type="float" office:value="78612000" calcext:value-type="float">
            <text:p>78612000</text:p>
          </table:table-cell>
          <table:table-cell office:value-type="float" office:value="85931000" calcext:value-type="float">
            <text:p>85931000</text:p>
          </table:table-cell>
          <table:table-cell office:value-type="float" office:value="364" calcext:value-type="float">
            <text:p>364</text:p>
          </table:table-cell>
          <table:table-cell office:value-type="float" office:value="345" calcext:value-type="float">
            <text:p>345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14" calcext:value-type="float">
            <text:p>314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office:value-type="float" office:value="301" calcext:value-type="float">
            <text:p>301</text:p>
          </table:table-cell>
          <table:table-cell office:value-type="float" office:value="363" calcext:value-type="float">
            <text:p>363</text:p>
          </table:table-cell>
          <table:table-cell office:value-type="float" office:value="396" calcext:value-type="float">
            <text:p>396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CAMBORI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967" calcext:value-type="float">
            <text:p>63967</text:p>
          </table:table-cell>
          <table:table-cell office:value-type="float" office:value="65520" calcext:value-type="float">
            <text:p>65520</text:p>
          </table:table-cell>
          <table:table-cell office:value-type="float" office:value="70068" calcext:value-type="float">
            <text:p>70068</text:p>
          </table:table-cell>
          <table:table-cell office:value-type="float" office:value="72261" calcext:value-type="float">
            <text:p>72261</text:p>
          </table:table-cell>
          <table:table-cell office:value-type="float" office:value="74434" calcext:value-type="float">
            <text:p>74434</text:p>
          </table:table-cell>
          <table:table-cell office:value-type="float" office:value="76592" calcext:value-type="float">
            <text:p>76592</text:p>
          </table:table-cell>
          <table:table-cell office:value-type="float" office:value="78731" calcext:value-type="float">
            <text:p>78731</text:p>
          </table:table-cell>
          <table:table-cell office:value-type="float" office:value="80834" calcext:value-type="float">
            <text:p>80834</text:p>
          </table:table-cell>
          <table:table-cell office:value-type="float" office:value="82989" calcext:value-type="float">
            <text:p>82989</text:p>
          </table:table-cell>
          <table:table-cell office:value-type="float" office:value="85105" calcext:value-type="float">
            <text:p>85105</text:p>
          </table:table-cell>
          <table:table-cell office:value-type="float" office:value="6655455.8" calcext:value-type="float">
            <text:p>6655455.8</text:p>
          </table:table-cell>
          <table:table-cell office:value-type="float" office:value="7874880" calcext:value-type="float">
            <text:p>7874880</text:p>
          </table:table-cell>
          <table:table-cell office:value-type="float" office:value="9527382.12" calcext:value-type="float">
            <text:p>9527382.12</text:p>
          </table:table-cell>
          <table:table-cell office:value-type="float" office:value="12269037.46" calcext:value-type="float">
            <text:p>12269037.46</text:p>
          </table:table-cell>
          <table:table-cell office:value-type="float" office:value="12604922.02" calcext:value-type="float">
            <text:p>12604922.02</text:p>
          </table:table-cell>
          <table:table-cell office:value-type="float" office:value="13445047.9" calcext:value-type="float">
            <text:p>13445047.9</text:p>
          </table:table-cell>
          <table:table-cell office:value-type="float" office:value="13864971.04" calcext:value-type="float">
            <text:p>13864971.04</text:p>
          </table:table-cell>
          <table:table-cell office:value-type="float" office:value="14772993.56" calcext:value-type="float">
            <text:p>14772993.56</text:p>
          </table:table-cell>
          <table:table-cell office:value-type="float" office:value="18190207.47" calcext:value-type="float">
            <text:p>18190207.47</text:p>
          </table:table-cell>
          <table:table-cell office:value-type="float" office:value="17871245.45" calcext:value-type="float">
            <text:p>17871245.45</text:p>
          </table:table-cell>
          <table:table-cell office:value-type="float" office:value="17896170.82" calcext:value-type="float">
            <text:p>17896170.82</text:p>
          </table:table-cell>
          <table:table-cell office:value-type="float" office:value="581748900" calcext:value-type="float">
            <text:p>581748900</text:p>
          </table:table-cell>
          <table:table-cell office:value-type="float" office:value="673783000" calcext:value-type="float">
            <text:p>673783000</text:p>
          </table:table-cell>
          <table:table-cell office:value-type="float" office:value="777494600" calcext:value-type="float">
            <text:p>777494600</text:p>
          </table:table-cell>
          <table:table-cell office:value-type="float" office:value="849907100" calcext:value-type="float">
            <text:p>849907100</text:p>
          </table:table-cell>
          <table:table-cell office:value-type="float" office:value="1013982000" calcext:value-type="float">
            <text:p>1013982000</text:p>
          </table:table-cell>
          <table:table-cell office:value-type="float" office:value="1126513000" calcext:value-type="float">
            <text:p>1126513000</text:p>
          </table:table-cell>
          <table:table-cell office:value-type="float" office:value="1211402000" calcext:value-type="float">
            <text:p>1211402000</text:p>
          </table:table-cell>
          <table:table-cell office:value-type="float" office:value="1350979000" calcext:value-type="float">
            <text:p>1350979000</text:p>
          </table:table-cell>
          <table:table-cell office:value-type="float" office:value="1501132000" calcext:value-type="float">
            <text:p>1501132000</text:p>
          </table:table-cell>
          <table:table-cell office:value-type="float" office:value="1684153000" calcext:value-type="float">
            <text:p>1684153000</text:p>
          </table:table-cell>
          <table:table-cell office:value-type="float" office:value="1828301000" calcext:value-type="float">
            <text:p>1828301000</text:p>
          </table:table-cell>
          <table:table-cell office:value-type="float" office:value="5960" calcext:value-type="float">
            <text:p>5960</text:p>
          </table:table-cell>
          <table:table-cell office:value-type="float" office:value="6626" calcext:value-type="float">
            <text:p>6626</text:p>
          </table:table-cell>
          <table:table-cell office:value-type="float" office:value="7076" calcext:value-type="float">
            <text:p>7076</text:p>
          </table:table-cell>
          <table:table-cell office:value-type="float" office:value="8005" calcext:value-type="float">
            <text:p>8005</text:p>
          </table:table-cell>
          <table:table-cell office:value-type="float" office:value="7805" calcext:value-type="float">
            <text:p>7805</text:p>
          </table:table-cell>
          <table:table-cell office:value-type="float" office:value="7719" calcext:value-type="float">
            <text:p>7719</text:p>
          </table:table-cell>
          <table:table-cell office:value-type="float" office:value="7281" calcext:value-type="float">
            <text:p>7281</text:p>
          </table:table-cell>
          <table:table-cell office:value-type="float" office:value="7475" calcext:value-type="float">
            <text:p>7475</text:p>
          </table:table-cell>
          <table:table-cell office:value-type="float" office:value="8503" calcext:value-type="float">
            <text:p>8503</text:p>
          </table:table-cell>
          <table:table-cell office:value-type="float" office:value="8736" calcext:value-type="float">
            <text:p>8736</text:p>
          </table:table-cell>
          <table:table-cell office:value-type="float" office:value="9122" calcext:value-type="float">
            <text:p>912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CAMPO ALEG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757" calcext:value-type="float">
            <text:p>11757</text:p>
          </table:table-cell>
          <table:table-cell office:value-type="float" office:value="11766" calcext:value-type="float">
            <text:p>11766</text:p>
          </table:table-cell>
          <table:table-cell office:value-type="float" office:value="11972" calcext:value-type="float">
            <text:p>11972</text:p>
          </table:table-cell>
          <table:table-cell office:value-type="float" office:value="11982" calcext:value-type="float">
            <text:p>11982</text:p>
          </table:table-cell>
          <table:table-cell office:value-type="float" office:value="11992" calcext:value-type="float">
            <text:p>11992</text:p>
          </table:table-cell>
          <table:table-cell office:value-type="float" office:value="12002" calcext:value-type="float">
            <text:p>12002</text:p>
          </table:table-cell>
          <table:table-cell office:value-type="float" office:value="12012" calcext:value-type="float">
            <text:p>12012</text:p>
          </table:table-cell>
          <table:table-cell office:value-type="float" office:value="11974" calcext:value-type="float">
            <text:p>11974</text:p>
          </table:table-cell>
          <table:table-cell office:value-type="float" office:value="11978" calcext:value-type="float">
            <text:p>11978</text:p>
          </table:table-cell>
          <table:table-cell office:value-type="float" office:value="11981" calcext:value-type="float">
            <text:p>11981</text:p>
          </table:table-cell>
          <table:table-cell office:value-type="float" office:value="2281833.35" calcext:value-type="float">
            <text:p>2281833.35</text:p>
          </table:table-cell>
          <table:table-cell office:value-type="float" office:value="2975207.76" calcext:value-type="float">
            <text:p>2975207.76</text:p>
          </table:table-cell>
          <table:table-cell office:value-type="float" office:value="4282237.84" calcext:value-type="float">
            <text:p>4282237.84</text:p>
          </table:table-cell>
          <table:table-cell office:value-type="float" office:value="5528254.25" calcext:value-type="float">
            <text:p>5528254.25</text:p>
          </table:table-cell>
          <table:table-cell office:value-type="float" office:value="6433606.59" calcext:value-type="float">
            <text:p>6433606.59</text:p>
          </table:table-cell>
          <table:table-cell office:value-type="float" office:value="6550966.02" calcext:value-type="float">
            <text:p>6550966.02</text:p>
          </table:table-cell>
          <table:table-cell office:value-type="float" office:value="6757693.09" calcext:value-type="float">
            <text:p>6757693.09</text:p>
          </table:table-cell>
          <table:table-cell office:value-type="float" office:value="8038629.51" calcext:value-type="float">
            <text:p>8038629.51</text:p>
          </table:table-cell>
          <table:table-cell office:value-type="float" office:value="9257590.66" calcext:value-type="float">
            <text:p>9257590.66</text:p>
          </table:table-cell>
          <table:table-cell office:value-type="float" office:value="9927291.53" calcext:value-type="float">
            <text:p>9927291.53</text:p>
          </table:table-cell>
          <table:table-cell office:value-type="float" office:value="10535204.15" calcext:value-type="float">
            <text:p>10535204.15</text:p>
          </table:table-cell>
          <table:table-cell office:value-type="float" office:value="200338100" calcext:value-type="float">
            <text:p>200338100</text:p>
          </table:table-cell>
          <table:table-cell office:value-type="float" office:value="265964700" calcext:value-type="float">
            <text:p>265964700</text:p>
          </table:table-cell>
          <table:table-cell office:value-type="float" office:value="239911300" calcext:value-type="float">
            <text:p>239911300</text:p>
          </table:table-cell>
          <table:table-cell office:value-type="float" office:value="278921100" calcext:value-type="float">
            <text:p>278921100</text:p>
          </table:table-cell>
          <table:table-cell office:value-type="float" office:value="356805000" calcext:value-type="float">
            <text:p>356805000</text:p>
          </table:table-cell>
          <table:table-cell office:value-type="float" office:value="335093000" calcext:value-type="float">
            <text:p>335093000</text:p>
          </table:table-cell>
          <table:table-cell office:value-type="float" office:value="389858300" calcext:value-type="float">
            <text:p>389858300</text:p>
          </table:table-cell>
          <table:table-cell office:value-type="float" office:value="456443600" calcext:value-type="float">
            <text:p>456443600</text:p>
          </table:table-cell>
          <table:table-cell office:value-type="float" office:value="490997700" calcext:value-type="float">
            <text:p>490997700</text:p>
          </table:table-cell>
          <table:table-cell office:value-type="float" office:value="559588000" calcext:value-type="float">
            <text:p>559588000</text:p>
          </table:table-cell>
          <table:table-cell office:value-type="float" office:value="562758000" calcext:value-type="float">
            <text:p>562758000</text:p>
          </table:table-cell>
          <table:table-cell office:value-type="float" office:value="2105" calcext:value-type="float">
            <text:p>2105</text:p>
          </table:table-cell>
          <table:table-cell office:value-type="float" office:value="2801" calcext:value-type="float">
            <text:p>2801</text:p>
          </table:table-cell>
          <table:table-cell office:value-type="float" office:value="3358" calcext:value-type="float">
            <text:p>3358</text:p>
          </table:table-cell>
          <table:table-cell office:value-type="float" office:value="3672" calcext:value-type="float">
            <text:p>3672</text:p>
          </table:table-cell>
          <table:table-cell office:value-type="float" office:value="3895" calcext:value-type="float">
            <text:p>3895</text:p>
          </table:table-cell>
          <table:table-cell office:value-type="float" office:value="3474" calcext:value-type="float">
            <text:p>3474</text:p>
          </table:table-cell>
          <table:table-cell office:value-type="float" office:value="3586" calcext:value-type="float">
            <text:p>3586</text:p>
          </table:table-cell>
          <table:table-cell office:value-type="float" office:value="4064" calcext:value-type="float">
            <text:p>4064</text:p>
          </table:table-cell>
          <table:table-cell office:value-type="float" office:value="4182" calcext:value-type="float">
            <text:p>4182</text:p>
          </table:table-cell>
          <table:table-cell office:value-type="float" office:value="4456" calcext:value-type="float">
            <text:p>4456</text:p>
          </table:table-cell>
          <table:table-cell office:value-type="float" office:value="4526" calcext:value-type="float">
            <text:p>4526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string" calcext:value-type="string">
            <text:p>CAMPO BELO DO 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40" calcext:value-type="float">
            <text:p>7440</text:p>
          </table:table-cell>
          <table:table-cell office:value-type="float" office:value="7398" calcext:value-type="float">
            <text:p>7398</text:p>
          </table:table-cell>
          <table:table-cell office:value-type="float" office:value="7419" calcext:value-type="float">
            <text:p>7419</text:p>
          </table:table-cell>
          <table:table-cell office:value-type="float" office:value="7358" calcext:value-type="float">
            <text:p>7358</text:p>
          </table:table-cell>
          <table:table-cell office:value-type="float" office:value="7297" calcext:value-type="float">
            <text:p>7297</text:p>
          </table:table-cell>
          <table:table-cell office:value-type="float" office:value="7237" calcext:value-type="float">
            <text:p>7237</text:p>
          </table:table-cell>
          <table:table-cell office:value-type="float" office:value="7177" calcext:value-type="float">
            <text:p>7177</text:p>
          </table:table-cell>
          <table:table-cell office:value-type="float" office:value="7081" calcext:value-type="float">
            <text:p>7081</text:p>
          </table:table-cell>
          <table:table-cell office:value-type="float" office:value="7016" calcext:value-type="float">
            <text:p>7016</text:p>
          </table:table-cell>
          <table:table-cell office:value-type="float" office:value="6952" calcext:value-type="float">
            <text:p>6952</text:p>
          </table:table-cell>
          <table:table-cell office:value-type="float" office:value="728057.02" calcext:value-type="float">
            <text:p>728057.02</text:p>
          </table:table-cell>
          <table:table-cell office:value-type="float" office:value="809586.24" calcext:value-type="float">
            <text:p>809586.24</text:p>
          </table:table-cell>
          <table:table-cell office:value-type="float" office:value="805337.28" calcext:value-type="float">
            <text:p>805337.28</text:p>
          </table:table-cell>
          <table:table-cell office:value-type="float" office:value="1088450.94" calcext:value-type="float">
            <text:p>1088450.94</text:p>
          </table:table-cell>
          <table:table-cell office:value-type="float" office:value="1262854.22" calcext:value-type="float">
            <text:p>1262854.22</text:p>
          </table:table-cell>
          <table:table-cell office:value-type="float" office:value="1419305.54" calcext:value-type="float">
            <text:p>1419305.54</text:p>
          </table:table-cell>
          <table:table-cell office:value-type="float" office:value="1451905.7" calcext:value-type="float">
            <text:p>1451905.7</text:p>
          </table:table-cell>
          <table:table-cell office:value-type="float" office:value="1620202.82" calcext:value-type="float">
            <text:p>1620202.82</text:p>
          </table:table-cell>
          <table:table-cell office:value-type="float" office:value="1784005.13" calcext:value-type="float">
            <text:p>1784005.13</text:p>
          </table:table-cell>
          <table:table-cell office:value-type="float" office:value="1597242.5" calcext:value-type="float">
            <text:p>1597242.5</text:p>
          </table:table-cell>
          <table:table-cell office:value-type="float" office:value="1574161.51" calcext:value-type="float">
            <text:p>1574161.51</text:p>
          </table:table-cell>
          <table:table-cell office:value-type="float" office:value="109079400" calcext:value-type="float">
            <text:p>109079400</text:p>
          </table:table-cell>
          <table:table-cell office:value-type="float" office:value="132470200" calcext:value-type="float">
            <text:p>132470200</text:p>
          </table:table-cell>
          <table:table-cell office:value-type="float" office:value="139215800" calcext:value-type="float">
            <text:p>139215800</text:p>
          </table:table-cell>
          <table:table-cell office:value-type="float" office:value="148617500" calcext:value-type="float">
            <text:p>148617500</text:p>
          </table:table-cell>
          <table:table-cell office:value-type="float" office:value="148604700" calcext:value-type="float">
            <text:p>148604700</text:p>
          </table:table-cell>
          <table:table-cell office:value-type="float" office:value="167985800" calcext:value-type="float">
            <text:p>167985800</text:p>
          </table:table-cell>
          <table:table-cell office:value-type="float" office:value="213741300" calcext:value-type="float">
            <text:p>213741300</text:p>
          </table:table-cell>
          <table:table-cell office:value-type="float" office:value="219724900" calcext:value-type="float">
            <text:p>219724900</text:p>
          </table:table-cell>
          <table:table-cell office:value-type="float" office:value="228163000" calcext:value-type="float">
            <text:p>228163000</text:p>
          </table:table-cell>
          <table:table-cell office:value-type="float" office:value="228816000" calcext:value-type="float">
            <text:p>228816000</text:p>
          </table:table-cell>
          <table:table-cell office:value-type="float" office:value="234898000" calcext:value-type="float">
            <text:p>234898000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  <table:table-cell office:value-type="float" office:value="785" calcext:value-type="float">
            <text:p>785</text:p>
          </table:table-cell>
          <table:table-cell office:value-type="float" office:value="908" calcext:value-type="float">
            <text:p>908</text:p>
          </table:table-cell>
          <table:table-cell office:value-type="float" office:value="939" calcext:value-type="float">
            <text:p>939</text:p>
          </table:table-cell>
          <table:table-cell office:value-type="float" office:value="950" calcext:value-type="float">
            <text:p>950</text:p>
          </table:table-cell>
          <table:table-cell office:value-type="float" office:value="911" calcext:value-type="float">
            <text:p>911</text:p>
          </table:table-cell>
          <table:table-cell office:value-type="float" office:value="916" calcext:value-type="float">
            <text:p>916</text:p>
          </table:table-cell>
          <table:table-cell office:value-type="float" office:value="983" calcext:value-type="float">
            <text:p>983</text:p>
          </table:table-cell>
          <table:table-cell office:value-type="float" office:value="772" calcext:value-type="float">
            <text:p>772</text:p>
          </table:table-cell>
          <table:table-cell office:value-type="float" office:value="935" calcext:value-type="float">
            <text:p>935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CAMPO ERÊ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95" calcext:value-type="float">
            <text:p>9295</text:p>
          </table:table-cell>
          <table:table-cell office:value-type="float" office:value="9222" calcext:value-type="float">
            <text:p>9222</text:p>
          </table:table-cell>
          <table:table-cell office:value-type="float" office:value="9203" calcext:value-type="float">
            <text:p>9203</text:p>
          </table:table-cell>
          <table:table-cell office:value-type="float" office:value="9098" calcext:value-type="float">
            <text:p>9098</text:p>
          </table:table-cell>
          <table:table-cell office:value-type="float" office:value="8993" calcext:value-type="float">
            <text:p>8993</text:p>
          </table:table-cell>
          <table:table-cell office:value-type="float" office:value="8890" calcext:value-type="float">
            <text:p>8890</text:p>
          </table:table-cell>
          <table:table-cell office:value-type="float" office:value="8787" calcext:value-type="float">
            <text:p>8787</text:p>
          </table:table-cell>
          <table:table-cell office:value-type="float" office:value="8636" calcext:value-type="float">
            <text:p>8636</text:p>
          </table:table-cell>
          <table:table-cell office:value-type="float" office:value="8526" calcext:value-type="float">
            <text:p>8526</text:p>
          </table:table-cell>
          <table:table-cell office:value-type="float" office:value="8418" calcext:value-type="float">
            <text:p>8418</text:p>
          </table:table-cell>
          <table:table-cell office:value-type="float" office:value="794617.78" calcext:value-type="float">
            <text:p>794617.78</text:p>
          </table:table-cell>
          <table:table-cell office:value-type="float" office:value="884308.7" calcext:value-type="float">
            <text:p>884308.7</text:p>
          </table:table-cell>
          <table:table-cell office:value-type="float" office:value="1067585.08" calcext:value-type="float">
            <text:p>1067585.08</text:p>
          </table:table-cell>
          <table:table-cell office:value-type="float" office:value="1218193.66" calcext:value-type="float">
            <text:p>1218193.66</text:p>
          </table:table-cell>
          <table:table-cell office:value-type="float" office:value="1471059.87" calcext:value-type="float">
            <text:p>1471059.87</text:p>
          </table:table-cell>
          <table:table-cell office:value-type="float" office:value="1716450.68" calcext:value-type="float">
            <text:p>1716450.68</text:p>
          </table:table-cell>
          <table:table-cell office:value-type="float" office:value="1797682.8" calcext:value-type="float">
            <text:p>1797682.8</text:p>
          </table:table-cell>
          <table:table-cell office:value-type="float" office:value="2194113.37" calcext:value-type="float">
            <text:p>2194113.37</text:p>
          </table:table-cell>
          <table:table-cell office:value-type="float" office:value="2402404.53" calcext:value-type="float">
            <text:p>2402404.53</text:p>
          </table:table-cell>
          <table:table-cell office:value-type="float" office:value="2547794.51" calcext:value-type="float">
            <text:p>2547794.51</text:p>
          </table:table-cell>
          <table:table-cell office:value-type="float" office:value="2827360.18" calcext:value-type="float">
            <text:p>2827360.18</text:p>
          </table:table-cell>
          <table:table-cell office:value-type="float" office:value="194818900" calcext:value-type="float">
            <text:p>194818900</text:p>
          </table:table-cell>
          <table:table-cell office:value-type="float" office:value="178035300" calcext:value-type="float">
            <text:p>178035300</text:p>
          </table:table-cell>
          <table:table-cell office:value-type="float" office:value="236213600" calcext:value-type="float">
            <text:p>236213600</text:p>
          </table:table-cell>
          <table:table-cell office:value-type="float" office:value="284979900" calcext:value-type="float">
            <text:p>284979900</text:p>
          </table:table-cell>
          <table:table-cell office:value-type="float" office:value="228639900" calcext:value-type="float">
            <text:p>228639900</text:p>
          </table:table-cell>
          <table:table-cell office:value-type="float" office:value="232323000" calcext:value-type="float">
            <text:p>232323000</text:p>
          </table:table-cell>
          <table:table-cell office:value-type="float" office:value="266885200" calcext:value-type="float">
            <text:p>266885200</text:p>
          </table:table-cell>
          <table:table-cell office:value-type="float" office:value="265130800" calcext:value-type="float">
            <text:p>265130800</text:p>
          </table:table-cell>
          <table:table-cell office:value-type="float" office:value="293752600" calcext:value-type="float">
            <text:p>293752600</text:p>
          </table:table-cell>
          <table:table-cell office:value-type="float" office:value="278432000" calcext:value-type="float">
            <text:p>278432000</text:p>
          </table:table-cell>
          <table:table-cell office:value-type="float" office:value="330921000" calcext:value-type="float">
            <text:p>330921000</text:p>
          </table:table-cell>
          <table:table-cell office:value-type="float" office:value="993" calcext:value-type="float">
            <text:p>993</text:p>
          </table:table-cell>
          <table:table-cell office:value-type="float" office:value="1006" calcext:value-type="float">
            <text:p>1006</text:p>
          </table:table-cell>
          <table:table-cell office:value-type="float" office:value="1058" calcext:value-type="float">
            <text:p>1058</text:p>
          </table:table-cell>
          <table:table-cell office:value-type="float" office:value="1068" calcext:value-type="float">
            <text:p>1068</text:p>
          </table:table-cell>
          <table:table-cell office:value-type="float" office:value="1209" calcext:value-type="float">
            <text:p>1209</text:p>
          </table:table-cell>
          <table:table-cell office:value-type="float" office:value="1229" calcext:value-type="float">
            <text:p>1229</text:p>
          </table:table-cell>
          <table:table-cell office:value-type="float" office:value="1251" calcext:value-type="float">
            <text:p>1251</text:p>
          </table:table-cell>
          <table:table-cell office:value-type="float" office:value="1428" calcext:value-type="float">
            <text:p>1428</text:p>
          </table:table-cell>
          <table:table-cell office:value-type="float" office:value="1505" calcext:value-type="float">
            <text:p>1505</text:p>
          </table:table-cell>
          <table:table-cell office:value-type="float" office:value="1524" calcext:value-type="float">
            <text:p>1524</text:p>
          </table:table-cell>
          <table:table-cell office:value-type="float" office:value="1589" calcext:value-type="float">
            <text:p>1589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CAMPOS NOV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073" calcext:value-type="float">
            <text:p>33073</text:p>
          </table:table-cell>
          <table:table-cell office:value-type="float" office:value="33313" calcext:value-type="float">
            <text:p>33313</text:p>
          </table:table-cell>
          <table:table-cell office:value-type="float" office:value="34386" calcext:value-type="float">
            <text:p>34386</text:p>
          </table:table-cell>
          <table:table-cell office:value-type="float" office:value="34721" calcext:value-type="float">
            <text:p>34721</text:p>
          </table:table-cell>
          <table:table-cell office:value-type="float" office:value="35054" calcext:value-type="float">
            <text:p>35054</text:p>
          </table:table-cell>
          <table:table-cell office:value-type="float" office:value="35383" calcext:value-type="float">
            <text:p>35383</text:p>
          </table:table-cell>
          <table:table-cell office:value-type="float" office:value="35710" calcext:value-type="float">
            <text:p>35710</text:p>
          </table:table-cell>
          <table:table-cell office:value-type="float" office:value="35930" calcext:value-type="float">
            <text:p>35930</text:p>
          </table:table-cell>
          <table:table-cell office:value-type="float" office:value="36244" calcext:value-type="float">
            <text:p>36244</text:p>
          </table:table-cell>
          <table:table-cell office:value-type="float" office:value="36556" calcext:value-type="float">
            <text:p>36556</text:p>
          </table:table-cell>
          <table:table-cell office:value-type="float" office:value="6692273.1" calcext:value-type="float">
            <text:p>6692273.1</text:p>
          </table:table-cell>
          <table:table-cell office:value-type="float" office:value="8397534.34" calcext:value-type="float">
            <text:p>8397534.34</text:p>
          </table:table-cell>
          <table:table-cell office:value-type="float" office:value="10112405.1" calcext:value-type="float">
            <text:p>10112405.1</text:p>
          </table:table-cell>
          <table:table-cell office:value-type="float" office:value="12162228.59" calcext:value-type="float">
            <text:p>12162228.59</text:p>
          </table:table-cell>
          <table:table-cell office:value-type="float" office:value="13723211.8" calcext:value-type="float">
            <text:p>13723211.8</text:p>
          </table:table-cell>
          <table:table-cell office:value-type="float" office:value="16458792.05" calcext:value-type="float">
            <text:p>16458792.05</text:p>
          </table:table-cell>
          <table:table-cell office:value-type="float" office:value="17187512.22" calcext:value-type="float">
            <text:p>17187512.22</text:p>
          </table:table-cell>
          <table:table-cell office:value-type="float" office:value="17395576.89" calcext:value-type="float">
            <text:p>17395576.89</text:p>
          </table:table-cell>
          <table:table-cell office:value-type="float" office:value="18125743.27" calcext:value-type="float">
            <text:p>18125743.27</text:p>
          </table:table-cell>
          <table:table-cell office:value-type="float" office:value="20036807.13" calcext:value-type="float">
            <text:p>20036807.13</text:p>
          </table:table-cell>
          <table:table-cell office:value-type="float" office:value="21205469.52" calcext:value-type="float">
            <text:p>21205469.52</text:p>
          </table:table-cell>
          <table:table-cell office:value-type="float" office:value="1307033000" calcext:value-type="float">
            <text:p>1307033000</text:p>
          </table:table-cell>
          <table:table-cell office:value-type="float" office:value="1412611000" calcext:value-type="float">
            <text:p>1412611000</text:p>
          </table:table-cell>
          <table:table-cell office:value-type="float" office:value="1545230000" calcext:value-type="float">
            <text:p>1545230000</text:p>
          </table:table-cell>
          <table:table-cell office:value-type="float" office:value="1669360000" calcext:value-type="float">
            <text:p>1669360000</text:p>
          </table:table-cell>
          <table:table-cell office:value-type="float" office:value="1725100000" calcext:value-type="float">
            <text:p>1725100000</text:p>
          </table:table-cell>
          <table:table-cell office:value-type="float" office:value="1889322000" calcext:value-type="float">
            <text:p>1889322000</text:p>
          </table:table-cell>
          <table:table-cell office:value-type="float" office:value="1952635000" calcext:value-type="float">
            <text:p>1952635000</text:p>
          </table:table-cell>
          <table:table-cell office:value-type="float" office:value="1965649000" calcext:value-type="float">
            <text:p>1965649000</text:p>
          </table:table-cell>
          <table:table-cell office:value-type="float" office:value="1948611000" calcext:value-type="float">
            <text:p>1948611000</text:p>
          </table:table-cell>
          <table:table-cell office:value-type="float" office:value="2194251000" calcext:value-type="float">
            <text:p>2194251000</text:p>
          </table:table-cell>
          <table:table-cell office:value-type="float" office:value="2436870000" calcext:value-type="float">
            <text:p>2436870000</text:p>
          </table:table-cell>
          <table:table-cell office:value-type="float" office:value="6031" calcext:value-type="float">
            <text:p>6031</text:p>
          </table:table-cell>
          <table:table-cell office:value-type="float" office:value="7000" calcext:value-type="float">
            <text:p>7000</text:p>
          </table:table-cell>
          <table:table-cell office:value-type="float" office:value="7455" calcext:value-type="float">
            <text:p>7455</text:p>
          </table:table-cell>
          <table:table-cell office:value-type="float" office:value="7818" calcext:value-type="float">
            <text:p>7818</text:p>
          </table:table-cell>
          <table:table-cell office:value-type="float" office:value="8300" calcext:value-type="float">
            <text:p>8300</text:p>
          </table:table-cell>
          <table:table-cell office:value-type="float" office:value="8642" calcext:value-type="float">
            <text:p>8642</text:p>
          </table:table-cell>
          <table:table-cell office:value-type="float" office:value="8535" calcext:value-type="float">
            <text:p>8535</text:p>
          </table:table-cell>
          <table:table-cell office:value-type="float" office:value="8298" calcext:value-type="float">
            <text:p>8298</text:p>
          </table:table-cell>
          <table:table-cell office:value-type="float" office:value="8297" calcext:value-type="float">
            <text:p>8297</text:p>
          </table:table-cell>
          <table:table-cell office:value-type="float" office:value="8743" calcext:value-type="float">
            <text:p>8743</text:p>
          </table:table-cell>
          <table:table-cell office:value-type="float" office:value="9040" calcext:value-type="float">
            <text:p>904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ANELINH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26" calcext:value-type="float">
            <text:p>10726</text:p>
          </table:table-cell>
          <table:table-cell office:value-type="float" office:value="10845" calcext:value-type="float">
            <text:p>10845</text:p>
          </table:table-cell>
          <table:table-cell office:value-type="float" office:value="11286" calcext:value-type="float">
            <text:p>11286</text:p>
          </table:table-cell>
          <table:table-cell office:value-type="float" office:value="11452" calcext:value-type="float">
            <text:p>11452</text:p>
          </table:table-cell>
          <table:table-cell office:value-type="float" office:value="11617" calcext:value-type="float">
            <text:p>11617</text:p>
          </table:table-cell>
          <table:table-cell office:value-type="float" office:value="11781" calcext:value-type="float">
            <text:p>11781</text:p>
          </table:table-cell>
          <table:table-cell office:value-type="float" office:value="11944" calcext:value-type="float">
            <text:p>11944</text:p>
          </table:table-cell>
          <table:table-cell office:value-type="float" office:value="12080" calcext:value-type="float">
            <text:p>12080</text:p>
          </table:table-cell>
          <table:table-cell office:value-type="float" office:value="12240" calcext:value-type="float">
            <text:p>12240</text:p>
          </table:table-cell>
          <table:table-cell office:value-type="float" office:value="12398" calcext:value-type="float">
            <text:p>12398</text:p>
          </table:table-cell>
          <table:table-cell office:value-type="float" office:value="2130013.45" calcext:value-type="float">
            <text:p>2130013.45</text:p>
          </table:table-cell>
          <table:table-cell office:value-type="float" office:value="2378891.69" calcext:value-type="float">
            <text:p>2378891.69</text:p>
          </table:table-cell>
          <table:table-cell office:value-type="float" office:value="2587079.52" calcext:value-type="float">
            <text:p>2587079.52</text:p>
          </table:table-cell>
          <table:table-cell office:value-type="float" office:value="2967434.6" calcext:value-type="float">
            <text:p>2967434.6</text:p>
          </table:table-cell>
          <table:table-cell office:value-type="float" office:value="3103489.32" calcext:value-type="float">
            <text:p>3103489.32</text:p>
          </table:table-cell>
          <table:table-cell office:value-type="float" office:value="3302073.58" calcext:value-type="float">
            <text:p>3302073.58</text:p>
          </table:table-cell>
          <table:table-cell office:value-type="float" office:value="3110861.87" calcext:value-type="float">
            <text:p>3110861.87</text:p>
          </table:table-cell>
          <table:table-cell office:value-type="float" office:value="3388827.73" calcext:value-type="float">
            <text:p>3388827.73</text:p>
          </table:table-cell>
          <table:table-cell office:value-type="float" office:value="3413931.29" calcext:value-type="float">
            <text:p>3413931.29</text:p>
          </table:table-cell>
          <table:table-cell office:value-type="float" office:value="3773247.01" calcext:value-type="float">
            <text:p>3773247.01</text:p>
          </table:table-cell>
          <table:table-cell office:value-type="float" office:value="3858065.52" calcext:value-type="float">
            <text:p>3858065.52</text:p>
          </table:table-cell>
          <table:table-cell office:value-type="float" office:value="129365900" calcext:value-type="float">
            <text:p>129365900</text:p>
          </table:table-cell>
          <table:table-cell office:value-type="float" office:value="129511900" calcext:value-type="float">
            <text:p>129511900</text:p>
          </table:table-cell>
          <table:table-cell office:value-type="float" office:value="143960800" calcext:value-type="float">
            <text:p>143960800</text:p>
          </table:table-cell>
          <table:table-cell office:value-type="float" office:value="161170600" calcext:value-type="float">
            <text:p>161170600</text:p>
          </table:table-cell>
          <table:table-cell office:value-type="float" office:value="185506500" calcext:value-type="float">
            <text:p>185506500</text:p>
          </table:table-cell>
          <table:table-cell office:value-type="float" office:value="177358400" calcext:value-type="float">
            <text:p>177358400</text:p>
          </table:table-cell>
          <table:table-cell office:value-type="float" office:value="165499700" calcext:value-type="float">
            <text:p>165499700</text:p>
          </table:table-cell>
          <table:table-cell office:value-type="float" office:value="177572800" calcext:value-type="float">
            <text:p>177572800</text:p>
          </table:table-cell>
          <table:table-cell office:value-type="float" office:value="189951800" calcext:value-type="float">
            <text:p>189951800</text:p>
          </table:table-cell>
          <table:table-cell office:value-type="float" office:value="206053000" calcext:value-type="float">
            <text:p>206053000</text:p>
          </table:table-cell>
          <table:table-cell office:value-type="float" office:value="215240000" calcext:value-type="float">
            <text:p>215240000</text:p>
          </table:table-cell>
          <table:table-cell office:value-type="float" office:value="2068" calcext:value-type="float">
            <text:p>2068</text:p>
          </table:table-cell>
          <table:table-cell office:value-type="float" office:value="2157" calcext:value-type="float">
            <text:p>2157</text:p>
          </table:table-cell>
          <table:table-cell office:value-type="float" office:value="2070" calcext:value-type="float">
            <text:p>2070</text:p>
          </table:table-cell>
          <table:table-cell office:value-type="float" office:value="2133" calcext:value-type="float">
            <text:p>2133</text:p>
          </table:table-cell>
          <table:table-cell office:value-type="float" office:value="2061" calcext:value-type="float">
            <text:p>2061</text:p>
          </table:table-cell>
          <table:table-cell office:value-type="float" office:value="1994" calcext:value-type="float">
            <text:p>1994</text:p>
          </table:table-cell>
          <table:table-cell office:value-type="float" office:value="1734" calcext:value-type="float">
            <text:p>1734</text:p>
          </table:table-cell>
          <table:table-cell office:value-type="float" office:value="1887" calcext:value-type="float">
            <text:p>1887</text:p>
          </table:table-cell>
          <table:table-cell office:value-type="float" office:value="1817" calcext:value-type="float">
            <text:p>1817</text:p>
          </table:table-cell>
          <table:table-cell office:value-type="float" office:value="1955" calcext:value-type="float">
            <text:p>1955</text:p>
          </table:table-cell>
          <table:table-cell office:value-type="float" office:value="1989" calcext:value-type="float">
            <text:p>198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CANOINH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53" calcext:value-type="float">
            <text:p>52853</text:p>
          </table:table-cell>
          <table:table-cell office:value-type="float" office:value="52937" calcext:value-type="float">
            <text:p>52937</text:p>
          </table:table-cell>
          <table:table-cell office:value-type="float" office:value="53969" calcext:value-type="float">
            <text:p>53969</text:p>
          </table:table-cell>
          <table:table-cell office:value-type="float" office:value="54079" calcext:value-type="float">
            <text:p>54079</text:p>
          </table:table-cell>
          <table:table-cell office:value-type="float" office:value="54188" calcext:value-type="float">
            <text:p>54188</text:p>
          </table:table-cell>
          <table:table-cell office:value-type="float" office:value="54296" calcext:value-type="float">
            <text:p>54296</text:p>
          </table:table-cell>
          <table:table-cell office:value-type="float" office:value="54403" calcext:value-type="float">
            <text:p>54403</text:p>
          </table:table-cell>
          <table:table-cell office:value-type="float" office:value="54319" calcext:value-type="float">
            <text:p>54319</text:p>
          </table:table-cell>
          <table:table-cell office:value-type="float" office:value="54401" calcext:value-type="float">
            <text:p>54401</text:p>
          </table:table-cell>
          <table:table-cell office:value-type="float" office:value="54480" calcext:value-type="float">
            <text:p>54480</text:p>
          </table:table-cell>
          <table:table-cell office:value-type="float" office:value="8562701.92" calcext:value-type="float">
            <text:p>8562701.92</text:p>
          </table:table-cell>
          <table:table-cell office:value-type="float" office:value="9536217.37" calcext:value-type="float">
            <text:p>9536217.37</text:p>
          </table:table-cell>
          <table:table-cell office:value-type="float" office:value="10981038.03" calcext:value-type="float">
            <text:p>10981038.03</text:p>
          </table:table-cell>
          <table:table-cell office:value-type="float" office:value="12662332.68" calcext:value-type="float">
            <text:p>12662332.68</text:p>
          </table:table-cell>
          <table:table-cell office:value-type="float" office:value="14983425.1" calcext:value-type="float">
            <text:p>14983425.1</text:p>
          </table:table-cell>
          <table:table-cell office:value-type="float" office:value="15429022.11" calcext:value-type="float">
            <text:p>15429022.11</text:p>
          </table:table-cell>
          <table:table-cell office:value-type="float" office:value="16273015.96" calcext:value-type="float">
            <text:p>16273015.96</text:p>
          </table:table-cell>
          <table:table-cell office:value-type="float" office:value="17302247.88" calcext:value-type="float">
            <text:p>17302247.88</text:p>
          </table:table-cell>
          <table:table-cell office:value-type="float" office:value="18108103.98" calcext:value-type="float">
            <text:p>18108103.98</text:p>
          </table:table-cell>
          <table:table-cell office:value-type="float" office:value="19049054.52" calcext:value-type="float">
            <text:p>19049054.52</text:p>
          </table:table-cell>
          <table:table-cell office:value-type="float" office:value="21193324.88" calcext:value-type="float">
            <text:p>21193324.88</text:p>
          </table:table-cell>
          <table:table-cell office:value-type="float" office:value="982357100" calcext:value-type="float">
            <text:p>982357100</text:p>
          </table:table-cell>
          <table:table-cell office:value-type="float" office:value="1103532000" calcext:value-type="float">
            <text:p>1103532000</text:p>
          </table:table-cell>
          <table:table-cell office:value-type="float" office:value="1217087000" calcext:value-type="float">
            <text:p>1217087000</text:p>
          </table:table-cell>
          <table:table-cell office:value-type="float" office:value="1377032000" calcext:value-type="float">
            <text:p>1377032000</text:p>
          </table:table-cell>
          <table:table-cell office:value-type="float" office:value="1437868000" calcext:value-type="float">
            <text:p>1437868000</text:p>
          </table:table-cell>
          <table:table-cell office:value-type="float" office:value="1464295000" calcext:value-type="float">
            <text:p>1464295000</text:p>
          </table:table-cell>
          <table:table-cell office:value-type="float" office:value="1452117000" calcext:value-type="float">
            <text:p>1452117000</text:p>
          </table:table-cell>
          <table:table-cell office:value-type="float" office:value="1591335000" calcext:value-type="float">
            <text:p>1591335000</text:p>
          </table:table-cell>
          <table:table-cell office:value-type="float" office:value="1702047000" calcext:value-type="float">
            <text:p>1702047000</text:p>
          </table:table-cell>
          <table:table-cell office:value-type="float" office:value="1756153000" calcext:value-type="float">
            <text:p>1756153000</text:p>
          </table:table-cell>
          <table:table-cell office:value-type="float" office:value="1865146000" calcext:value-type="float">
            <text:p>1865146000</text:p>
          </table:table-cell>
          <table:table-cell office:value-type="float" office:value="8405" calcext:value-type="float">
            <text:p>8405</text:p>
          </table:table-cell>
          <table:table-cell office:value-type="float" office:value="8791" calcext:value-type="float">
            <text:p>8791</text:p>
          </table:table-cell>
          <table:table-cell office:value-type="float" office:value="8993" calcext:value-type="float">
            <text:p>8993</text:p>
          </table:table-cell>
          <table:table-cell office:value-type="float" office:value="9094" calcext:value-type="float">
            <text:p>9094</text:p>
          </table:table-cell>
          <table:table-cell office:value-type="float" office:value="9583" calcext:value-type="float">
            <text:p>9583</text:p>
          </table:table-cell>
          <table:table-cell office:value-type="float" office:value="9261" calcext:value-type="float">
            <text:p>9261</text:p>
          </table:table-cell>
          <table:table-cell office:value-type="float" office:value="8985" calcext:value-type="float">
            <text:p>8985</text:p>
          </table:table-cell>
          <table:table-cell office:value-type="float" office:value="9131" calcext:value-type="float">
            <text:p>9131</text:p>
          </table:table-cell>
          <table:table-cell office:value-type="float" office:value="9108" calcext:value-type="float">
            <text:p>9108</text:p>
          </table:table-cell>
          <table:table-cell office:value-type="float" office:value="9370" calcext:value-type="float">
            <text:p>9370</text:p>
          </table:table-cell>
          <table:table-cell office:value-type="float" office:value="10045" calcext:value-type="float">
            <text:p>1004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CAPÃO AL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33" calcext:value-type="float">
            <text:p>2733</text:p>
          </table:table-cell>
          <table:table-cell office:value-type="float" office:value="2713" calcext:value-type="float">
            <text:p>2713</text:p>
          </table:table-cell>
          <table:table-cell office:value-type="float" office:value="2711" calcext:value-type="float">
            <text:p>2711</text:p>
          </table:table-cell>
          <table:table-cell office:value-type="float" office:value="2682" calcext:value-type="float">
            <text:p>2682</text:p>
          </table:table-cell>
          <table:table-cell office:value-type="float" office:value="2654" calcext:value-type="float">
            <text:p>2654</text:p>
          </table:table-cell>
          <table:table-cell office:value-type="float" office:value="2625" calcext:value-type="float">
            <text:p>2625</text:p>
          </table:table-cell>
          <table:table-cell office:value-type="float" office:value="2597" calcext:value-type="float">
            <text:p>2597</text:p>
          </table:table-cell>
          <table:table-cell office:value-type="float" office:value="2556" calcext:value-type="float">
            <text:p>2556</text:p>
          </table:table-cell>
          <table:table-cell office:value-type="float" office:value="2525" calcext:value-type="float">
            <text:p>2525</text:p>
          </table:table-cell>
          <table:table-cell office:value-type="float" office:value="2496" calcext:value-type="float">
            <text:p>2496</text:p>
          </table:table-cell>
          <table:table-cell office:value-type="float" office:value="269724.06" calcext:value-type="float">
            <text:p>269724.06</text:p>
          </table:table-cell>
          <table:table-cell office:value-type="float" office:value="332111.16" calcext:value-type="float">
            <text:p>332111.16</text:p>
          </table:table-cell>
          <table:table-cell office:value-type="float" office:value="375974.28" calcext:value-type="float">
            <text:p>375974.28</text:p>
          </table:table-cell>
          <table:table-cell office:value-type="float" office:value="399978.27" calcext:value-type="float">
            <text:p>399978.27</text:p>
          </table:table-cell>
          <table:table-cell office:value-type="float" office:value="480614.08" calcext:value-type="float">
            <text:p>480614.08</text:p>
          </table:table-cell>
          <table:table-cell office:value-type="float" office:value="507681.63" calcext:value-type="float">
            <text:p>507681.63</text:p>
          </table:table-cell>
          <table:table-cell office:value-type="float" office:value="657258.93" calcext:value-type="float">
            <text:p>657258.93</text:p>
          </table:table-cell>
          <table:table-cell office:value-type="float" office:value="619940.78" calcext:value-type="float">
            <text:p>619940.78</text:p>
          </table:table-cell>
          <table:table-cell office:value-type="float" office:value="718336.76" calcext:value-type="float">
            <text:p>718336.76</text:p>
          </table:table-cell>
          <table:table-cell office:value-type="float" office:value="591856.05" calcext:value-type="float">
            <text:p>591856.05</text:p>
          </table:table-cell>
          <table:table-cell office:value-type="float" office:value="754317.87" calcext:value-type="float">
            <text:p>754317.87</text:p>
          </table:table-cell>
          <table:table-cell office:value-type="float" office:value="43105510" calcext:value-type="float">
            <text:p>43105510</text:p>
          </table:table-cell>
          <table:table-cell office:value-type="float" office:value="54378600" calcext:value-type="float">
            <text:p>54378600</text:p>
          </table:table-cell>
          <table:table-cell office:value-type="float" office:value="86860930" calcext:value-type="float">
            <text:p>86860930</text:p>
          </table:table-cell>
          <table:table-cell office:value-type="float" office:value="99801210" calcext:value-type="float">
            <text:p>99801210</text:p>
          </table:table-cell>
          <table:table-cell office:value-type="float" office:value="70681400" calcext:value-type="float">
            <text:p>70681400</text:p>
          </table:table-cell>
          <table:table-cell office:value-type="float" office:value="82723570" calcext:value-type="float">
            <text:p>82723570</text:p>
          </table:table-cell>
          <table:table-cell office:value-type="float" office:value="107709500" calcext:value-type="float">
            <text:p>107709500</text:p>
          </table:table-cell>
          <table:table-cell office:value-type="float" office:value="101045000" calcext:value-type="float">
            <text:p>101045000</text:p>
          </table:table-cell>
          <table:table-cell office:value-type="float" office:value="118404200" calcext:value-type="float">
            <text:p>118404200</text:p>
          </table:table-cell>
          <table:table-cell office:value-type="float" office:value="136810000" calcext:value-type="float">
            <text:p>136810000</text:p>
          </table:table-cell>
          <table:table-cell office:value-type="float" office:value="157629000" calcext:value-type="float">
            <text:p>157629000</text:p>
          </table:table-cell>
          <table:table-cell office:value-type="float" office:value="300" calcext:value-type="float">
            <text:p>300</text:p>
          </table:table-cell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string" calcext:value-type="string">
            <text:p>CAPINZ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19" calcext:value-type="float">
            <text:p>20919</text:p>
          </table:table-cell>
          <table:table-cell office:value-type="float" office:value="21064" calcext:value-type="float">
            <text:p>21064</text:p>
          </table:table-cell>
          <table:table-cell office:value-type="float" office:value="21726" calcext:value-type="float">
            <text:p>21726</text:p>
          </table:table-cell>
          <table:table-cell office:value-type="float" office:value="21928" calcext:value-type="float">
            <text:p>21928</text:p>
          </table:table-cell>
          <table:table-cell office:value-type="float" office:value="22129" calcext:value-type="float">
            <text:p>22129</text:p>
          </table:table-cell>
          <table:table-cell office:value-type="float" office:value="22327" calcext:value-type="float">
            <text:p>22327</text:p>
          </table:table-cell>
          <table:table-cell office:value-type="float" office:value="22524" calcext:value-type="float">
            <text:p>22524</text:p>
          </table:table-cell>
          <table:table-cell office:value-type="float" office:value="22658" calcext:value-type="float">
            <text:p>22658</text:p>
          </table:table-cell>
          <table:table-cell office:value-type="float" office:value="22848" calcext:value-type="float">
            <text:p>22848</text:p>
          </table:table-cell>
          <table:table-cell office:value-type="float" office:value="23035" calcext:value-type="float">
            <text:p>23035</text:p>
          </table:table-cell>
          <table:table-cell office:value-type="float" office:value="8603861.04" calcext:value-type="float">
            <text:p>8603861.04</text:p>
          </table:table-cell>
          <table:table-cell office:value-type="float" office:value="10245736.76" calcext:value-type="float">
            <text:p>10245736.76</text:p>
          </table:table-cell>
          <table:table-cell office:value-type="float" office:value="10469499.22" calcext:value-type="float">
            <text:p>10469499.22</text:p>
          </table:table-cell>
          <table:table-cell office:value-type="float" office:value="11381812.28" calcext:value-type="float">
            <text:p>11381812.28</text:p>
          </table:table-cell>
          <table:table-cell office:value-type="float" office:value="11959104.78" calcext:value-type="float">
            <text:p>11959104.78</text:p>
          </table:table-cell>
          <table:table-cell office:value-type="float" office:value="13873292.36" calcext:value-type="float">
            <text:p>13873292.36</text:p>
          </table:table-cell>
          <table:table-cell office:value-type="float" office:value="14722983.56" calcext:value-type="float">
            <text:p>14722983.56</text:p>
          </table:table-cell>
          <table:table-cell office:value-type="float" office:value="16203748.73" calcext:value-type="float">
            <text:p>16203748.73</text:p>
          </table:table-cell>
          <table:table-cell office:value-type="float" office:value="16272338.17" calcext:value-type="float">
            <text:p>16272338.17</text:p>
          </table:table-cell>
          <table:table-cell office:value-type="float" office:value="18455376.17" calcext:value-type="float">
            <text:p>18455376.17</text:p>
          </table:table-cell>
          <table:table-cell office:value-type="float" office:value="19025907.24" calcext:value-type="float">
            <text:p>19025907.24</text:p>
          </table:table-cell>
          <table:table-cell office:value-type="float" office:value="430395900" calcext:value-type="float">
            <text:p>430395900</text:p>
          </table:table-cell>
          <table:table-cell office:value-type="float" office:value="492701400" calcext:value-type="float">
            <text:p>492701400</text:p>
          </table:table-cell>
          <table:table-cell office:value-type="float" office:value="526881200" calcext:value-type="float">
            <text:p>526881200</text:p>
          </table:table-cell>
          <table:table-cell office:value-type="float" office:value="556716800" calcext:value-type="float">
            <text:p>556716800</text:p>
          </table:table-cell>
          <table:table-cell office:value-type="float" office:value="763884500" calcext:value-type="float">
            <text:p>763884500</text:p>
          </table:table-cell>
          <table:table-cell office:value-type="float" office:value="748653000" calcext:value-type="float">
            <text:p>748653000</text:p>
          </table:table-cell>
          <table:table-cell office:value-type="float" office:value="786849500" calcext:value-type="float">
            <text:p>786849500</text:p>
          </table:table-cell>
          <table:table-cell office:value-type="float" office:value="838098300" calcext:value-type="float">
            <text:p>838098300</text:p>
          </table:table-cell>
          <table:table-cell office:value-type="float" office:value="833963600" calcext:value-type="float">
            <text:p>833963600</text:p>
          </table:table-cell>
          <table:table-cell office:value-type="float" office:value="949033000" calcext:value-type="float">
            <text:p>949033000</text:p>
          </table:table-cell>
          <table:table-cell office:value-type="float" office:value="961809000" calcext:value-type="float">
            <text:p>961809000</text:p>
          </table:table-cell>
          <table:table-cell office:value-type="float" office:value="8054" calcext:value-type="float">
            <text:p>8054</text:p>
          </table:table-cell>
          <table:table-cell office:value-type="float" office:value="8361" calcext:value-type="float">
            <text:p>8361</text:p>
          </table:table-cell>
          <table:table-cell office:value-type="float" office:value="8227" calcext:value-type="float">
            <text:p>8227</text:p>
          </table:table-cell>
          <table:table-cell office:value-type="float" office:value="8194" calcext:value-type="float">
            <text:p>8194</text:p>
          </table:table-cell>
          <table:table-cell office:value-type="float" office:value="8070" calcext:value-type="float">
            <text:p>8070</text:p>
          </table:table-cell>
          <table:table-cell office:value-type="float" office:value="7809" calcext:value-type="float">
            <text:p>7809</text:p>
          </table:table-cell>
          <table:table-cell office:value-type="float" office:value="7580" calcext:value-type="float">
            <text:p>7580</text:p>
          </table:table-cell>
          <table:table-cell office:value-type="float" office:value="7829" calcext:value-type="float">
            <text:p>7829</text:p>
          </table:table-cell>
          <table:table-cell office:value-type="float" office:value="7710" calcext:value-type="float">
            <text:p>7710</text:p>
          </table:table-cell>
          <table:table-cell office:value-type="float" office:value="8358" calcext:value-type="float">
            <text:p>8358</text:p>
          </table:table-cell>
          <table:table-cell office:value-type="float" office:value="8878" calcext:value-type="float">
            <text:p>887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APIVARI DE BAIX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13" calcext:value-type="float">
            <text:p>21913</text:p>
          </table:table-cell>
          <table:table-cell office:value-type="float" office:value="22145" calcext:value-type="float">
            <text:p>22145</text:p>
          </table:table-cell>
          <table:table-cell office:value-type="float" office:value="23018" calcext:value-type="float">
            <text:p>23018</text:p>
          </table:table-cell>
          <table:table-cell office:value-type="float" office:value="23342" calcext:value-type="float">
            <text:p>23342</text:p>
          </table:table-cell>
          <table:table-cell office:value-type="float" office:value="23663" calcext:value-type="float">
            <text:p>23663</text:p>
          </table:table-cell>
          <table:table-cell office:value-type="float" office:value="23982" calcext:value-type="float">
            <text:p>23982</text:p>
          </table:table-cell>
          <table:table-cell office:value-type="float" office:value="24298" calcext:value-type="float">
            <text:p>24298</text:p>
          </table:table-cell>
          <table:table-cell office:value-type="float" office:value="24559" calcext:value-type="float">
            <text:p>24559</text:p>
          </table:table-cell>
          <table:table-cell office:value-type="float" office:value="24871" calcext:value-type="float">
            <text:p>24871</text:p>
          </table:table-cell>
          <table:table-cell office:value-type="float" office:value="25177" calcext:value-type="float">
            <text:p>25177</text:p>
          </table:table-cell>
          <table:table-cell office:value-type="float" office:value="4689312.63" calcext:value-type="float">
            <text:p>4689312.63</text:p>
          </table:table-cell>
          <table:table-cell office:value-type="float" office:value="5559380.42" calcext:value-type="float">
            <text:p>5559380.42</text:p>
          </table:table-cell>
          <table:table-cell office:value-type="float" office:value="6518911.32" calcext:value-type="float">
            <text:p>6518911.32</text:p>
          </table:table-cell>
          <table:table-cell office:value-type="float" office:value="7386582.93" calcext:value-type="float">
            <text:p>7386582.93</text:p>
          </table:table-cell>
          <table:table-cell office:value-type="float" office:value="7730027.35" calcext:value-type="float">
            <text:p>7730027.35</text:p>
          </table:table-cell>
          <table:table-cell office:value-type="float" office:value="7941238.61" calcext:value-type="float">
            <text:p>7941238.61</text:p>
          </table:table-cell>
          <table:table-cell office:value-type="float" office:value="6670985.49" calcext:value-type="float">
            <text:p>6670985.49</text:p>
          </table:table-cell>
          <table:table-cell office:value-type="float" office:value="7266207.86" calcext:value-type="float">
            <text:p>7266207.86</text:p>
          </table:table-cell>
          <table:table-cell office:value-type="float" office:value="8080032.9" calcext:value-type="float">
            <text:p>8080032.9</text:p>
          </table:table-cell>
          <table:table-cell office:value-type="float" office:value="8433393.47" calcext:value-type="float">
            <text:p>8433393.47</text:p>
          </table:table-cell>
          <table:table-cell office:value-type="float" office:value="9396094.84" calcext:value-type="float">
            <text:p>9396094.84</text:p>
          </table:table-cell>
          <table:table-cell office:value-type="float" office:value="676627000" calcext:value-type="float">
            <text:p>676627000</text:p>
          </table:table-cell>
          <table:table-cell office:value-type="float" office:value="634087900" calcext:value-type="float">
            <text:p>634087900</text:p>
          </table:table-cell>
          <table:table-cell office:value-type="float" office:value="771381800" calcext:value-type="float">
            <text:p>771381800</text:p>
          </table:table-cell>
          <table:table-cell office:value-type="float" office:value="817911400" calcext:value-type="float">
            <text:p>817911400</text:p>
          </table:table-cell>
          <table:table-cell office:value-type="float" office:value="705393100" calcext:value-type="float">
            <text:p>705393100</text:p>
          </table:table-cell>
          <table:table-cell office:value-type="float" office:value="559625500" calcext:value-type="float">
            <text:p>559625500</text:p>
          </table:table-cell>
          <table:table-cell office:value-type="float" office:value="634459900" calcext:value-type="float">
            <text:p>634459900</text:p>
          </table:table-cell>
          <table:table-cell office:value-type="float" office:value="429810800" calcext:value-type="float">
            <text:p>429810800</text:p>
          </table:table-cell>
          <table:table-cell office:value-type="float" office:value="783870900" calcext:value-type="float">
            <text:p>783870900</text:p>
          </table:table-cell>
          <table:table-cell office:value-type="float" office:value="916317000" calcext:value-type="float">
            <text:p>916317000</text:p>
          </table:table-cell>
          <table:table-cell office:value-type="float" office:value="1271714000" calcext:value-type="float">
            <text:p>1271714000</text:p>
          </table:table-cell>
          <table:table-cell office:value-type="float" office:value="2876" calcext:value-type="float">
            <text:p>2876</text:p>
          </table:table-cell>
          <table:table-cell office:value-type="float" office:value="3127" calcext:value-type="float">
            <text:p>3127</text:p>
          </table:table-cell>
          <table:table-cell office:value-type="float" office:value="3359" calcext:value-type="float">
            <text:p>3359</text:p>
          </table:table-cell>
          <table:table-cell office:value-type="float" office:value="3482" calcext:value-type="float">
            <text:p>3482</text:p>
          </table:table-cell>
          <table:table-cell office:value-type="float" office:value="3364" calcext:value-type="float">
            <text:p>3364</text:p>
          </table:table-cell>
          <table:table-cell office:value-type="float" office:value="3292" calcext:value-type="float">
            <text:p>3292</text:p>
          </table:table-cell>
          <table:table-cell office:value-type="float" office:value="3046" calcext:value-type="float">
            <text:p>3046</text:p>
          </table:table-cell>
          <table:table-cell office:value-type="float" office:value="3017" calcext:value-type="float">
            <text:p>3017</text:p>
          </table:table-cell>
          <table:table-cell office:value-type="float" office:value="3175" calcext:value-type="float">
            <text:p>3175</text:p>
          </table:table-cell>
          <table:table-cell office:value-type="float" office:value="3234" calcext:value-type="float">
            <text:p>3234</text:p>
          </table:table-cell>
          <table:table-cell office:value-type="float" office:value="3496" calcext:value-type="float">
            <text:p>349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ATANDUVAS</text:p>
          </table:table-cell>
          <table:table-cell office:value-type="float" office:value="0" calcext:value-type="float">
            <text:p>0</text:p>
          </table:table-cell>
          <table:table-cell office:value-type="float" office:value="10213" calcext:value-type="float">
            <text:p>10213</text:p>
          </table:table-cell>
          <table:table-cell office:value-type="float" office:value="19842" calcext:value-type="float">
            <text:p>19842</text:p>
          </table:table-cell>
          <table:table-cell office:value-type="float" office:value="9746" calcext:value-type="float">
            <text:p>9746</text:p>
          </table:table-cell>
          <table:table-cell office:value-type="float" office:value="10112" calcext:value-type="float">
            <text:p>10112</text:p>
          </table:table-cell>
          <table:table-cell office:value-type="float" office:value="10244" calcext:value-type="float">
            <text:p>10244</text:p>
          </table:table-cell>
          <table:table-cell office:value-type="float" office:value="10374" calcext:value-type="float">
            <text:p>10374</text:p>
          </table:table-cell>
          <table:table-cell office:value-type="float" office:value="10503" calcext:value-type="float">
            <text:p>10503</text:p>
          </table:table-cell>
          <table:table-cell office:value-type="float" office:value="10632" calcext:value-type="float">
            <text:p>10632</text:p>
          </table:table-cell>
          <table:table-cell office:value-type="float" office:value="10735" calcext:value-type="float">
            <text:p>10735</text:p>
          </table:table-cell>
          <table:table-cell office:value-type="float" office:value="21047" calcext:value-type="float">
            <text:p>21047</text:p>
          </table:table-cell>
          <table:table-cell office:value-type="float" office:value="21153" calcext:value-type="float">
            <text:p>21153</text:p>
          </table:table-cell>
          <table:table-cell office:value-type="float" office:value="2239565.41" calcext:value-type="float">
            <text:p>2239565.41</text:p>
          </table:table-cell>
          <table:table-cell office:value-type="float" office:value="2249845" calcext:value-type="float">
            <text:p>2249845</text:p>
          </table:table-cell>
          <table:table-cell office:value-type="float" office:value="2932411.21" calcext:value-type="float">
            <text:p>2932411.21</text:p>
          </table:table-cell>
          <table:table-cell office:value-type="float" office:value="3348443.24" calcext:value-type="float">
            <text:p>3348443.24</text:p>
          </table:table-cell>
          <table:table-cell office:value-type="float" office:value="3726962.52" calcext:value-type="float">
            <text:p>3726962.52</text:p>
          </table:table-cell>
          <table:table-cell office:value-type="float" office:value="3945104.89" calcext:value-type="float">
            <text:p>3945104.89</text:p>
          </table:table-cell>
          <table:table-cell office:value-type="float" office:value="4467079.41" calcext:value-type="float">
            <text:p>4467079.41</text:p>
          </table:table-cell>
          <table:table-cell office:value-type="float" office:value="5084747.04" calcext:value-type="float">
            <text:p>5084747.04</text:p>
          </table:table-cell>
          <table:table-cell office:value-type="float" office:value="4900439.16" calcext:value-type="float">
            <text:p>4900439.16</text:p>
          </table:table-cell>
          <table:table-cell office:value-type="float" office:value="5803388.11" calcext:value-type="float">
            <text:p>5803388.11</text:p>
          </table:table-cell>
          <table:table-cell office:value-type="float" office:value="5821909.72" calcext:value-type="float">
            <text:p>5821909.72</text:p>
          </table:table-cell>
          <table:table-cell office:value-type="float" office:value="185683800" calcext:value-type="float">
            <text:p>185683800</text:p>
          </table:table-cell>
          <table:table-cell office:value-type="float" office:value="207287200" calcext:value-type="float">
            <text:p>207287200</text:p>
          </table:table-cell>
          <table:table-cell office:value-type="float" office:value="219279900" calcext:value-type="float">
            <text:p>219279900</text:p>
          </table:table-cell>
          <table:table-cell office:value-type="float" office:value="264207300" calcext:value-type="float">
            <text:p>264207300</text:p>
          </table:table-cell>
          <table:table-cell office:value-type="float" office:value="366234100" calcext:value-type="float">
            <text:p>366234100</text:p>
          </table:table-cell>
          <table:table-cell office:value-type="float" office:value="355297900" calcext:value-type="float">
            <text:p>355297900</text:p>
          </table:table-cell>
          <table:table-cell office:value-type="float" office:value="402535700" calcext:value-type="float">
            <text:p>402535700</text:p>
          </table:table-cell>
          <table:table-cell office:value-type="float" office:value="392499000" calcext:value-type="float">
            <text:p>392499000</text:p>
          </table:table-cell>
          <table:table-cell office:value-type="float" office:value="406680300" calcext:value-type="float">
            <text:p>406680300</text:p>
          </table:table-cell>
          <table:table-cell office:value-type="float" office:value="436259000" calcext:value-type="float">
            <text:p>436259000</text:p>
          </table:table-cell>
          <table:table-cell office:value-type="float" office:value="455395000" calcext:value-type="float">
            <text:p>455395000</text:p>
          </table:table-cell>
          <table:table-cell office:value-type="float" office:value="2246" calcext:value-type="float">
            <text:p>2246</text:p>
          </table:table-cell>
          <table:table-cell office:value-type="float" office:value="2155" calcext:value-type="float">
            <text:p>2155</text:p>
          </table:table-cell>
          <table:table-cell office:value-type="float" office:value="2332" calcext:value-type="float">
            <text:p>2332</text:p>
          </table:table-cell>
          <table:table-cell office:value-type="float" office:value="2422" calcext:value-type="float">
            <text:p>2422</text:p>
          </table:table-cell>
          <table:table-cell table:number-columns-repeated="2" office:value-type="float" office:value="2447" calcext:value-type="float">
            <text:p>2447</text:p>
          </table:table-cell>
          <table:table-cell office:value-type="float" office:value="2502" calcext:value-type="float">
            <text:p>2502</text:p>
          </table:table-cell>
          <table:table-cell office:value-type="float" office:value="2673" calcext:value-type="float">
            <text:p>2673</text:p>
          </table:table-cell>
          <table:table-cell office:value-type="float" office:value="2595" calcext:value-type="float">
            <text:p>2595</text:p>
          </table:table-cell>
          <table:table-cell office:value-type="float" office:value="2744" calcext:value-type="float">
            <text:p>2744</text:p>
          </table:table-cell>
          <table:table-cell office:value-type="float" office:value="2822" calcext:value-type="float">
            <text:p>282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AXAMBU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46" calcext:value-type="float">
            <text:p>4346</text:p>
          </table:table-cell>
          <table:table-cell office:value-type="float" office:value="4283" calcext:value-type="float">
            <text:p>4283</text:p>
          </table:table-cell>
          <table:table-cell office:value-type="float" office:value="4208" calcext:value-type="float">
            <text:p>4208</text:p>
          </table:table-cell>
          <table:table-cell office:value-type="float" office:value="4118" calcext:value-type="float">
            <text:p>4118</text:p>
          </table:table-cell>
          <table:table-cell office:value-type="float" office:value="4028" calcext:value-type="float">
            <text:p>4028</text:p>
          </table:table-cell>
          <table:table-cell office:value-type="float" office:value="3939" calcext:value-type="float">
            <text:p>3939</text:p>
          </table:table-cell>
          <table:table-cell office:value-type="float" office:value="3850" calcext:value-type="float">
            <text:p>3850</text:p>
          </table:table-cell>
          <table:table-cell office:value-type="float" office:value="3735" calcext:value-type="float">
            <text:p>3735</text:p>
          </table:table-cell>
          <table:table-cell office:value-type="float" office:value="3642" calcext:value-type="float">
            <text:p>3642</text:p>
          </table:table-cell>
          <table:table-cell office:value-type="float" office:value="3551" calcext:value-type="float">
            <text:p>3551</text:p>
          </table:table-cell>
          <table:table-cell office:value-type="float" office:value="190262.59" calcext:value-type="float">
            <text:p>190262.59</text:p>
          </table:table-cell>
          <table:table-cell office:value-type="float" office:value="237597.11" calcext:value-type="float">
            <text:p>237597.11</text:p>
          </table:table-cell>
          <table:table-cell office:value-type="float" office:value="313615.23" calcext:value-type="float">
            <text:p>313615.23</text:p>
          </table:table-cell>
          <table:table-cell office:value-type="float" office:value="348335.86" calcext:value-type="float">
            <text:p>348335.86</text:p>
          </table:table-cell>
          <table:table-cell office:value-type="float" office:value="386701.86" calcext:value-type="float">
            <text:p>386701.86</text:p>
          </table:table-cell>
          <table:table-cell office:value-type="float" office:value="425772.63" calcext:value-type="float">
            <text:p>425772.63</text:p>
          </table:table-cell>
          <table:table-cell office:value-type="float" office:value="462839.03" calcext:value-type="float">
            <text:p>462839.03</text:p>
          </table:table-cell>
          <table:table-cell office:value-type="float" office:value="523509.64" calcext:value-type="float">
            <text:p>523509.64</text:p>
          </table:table-cell>
          <table:table-cell office:value-type="float" office:value="659387.6" calcext:value-type="float">
            <text:p>659387.6</text:p>
          </table:table-cell>
          <table:table-cell office:value-type="float" office:value="725758.54" calcext:value-type="float">
            <text:p>725758.54</text:p>
          </table:table-cell>
          <table:table-cell office:value-type="float" office:value="870859.04" calcext:value-type="float">
            <text:p>870859.04</text:p>
          </table:table-cell>
          <table:table-cell office:value-type="float" office:value="99239590" calcext:value-type="float">
            <text:p>99239590</text:p>
          </table:table-cell>
          <table:table-cell office:value-type="float" office:value="116110700" calcext:value-type="float">
            <text:p>116110700</text:p>
          </table:table-cell>
          <table:table-cell office:value-type="float" office:value="130619200" calcext:value-type="float">
            <text:p>130619200</text:p>
          </table:table-cell>
          <table:table-cell office:value-type="float" office:value="135410300" calcext:value-type="float">
            <text:p>135410300</text:p>
          </table:table-cell>
          <table:table-cell office:value-type="float" office:value="96811040" calcext:value-type="float">
            <text:p>96811040</text:p>
          </table:table-cell>
          <table:table-cell office:value-type="float" office:value="96834730" calcext:value-type="float">
            <text:p>96834730</text:p>
          </table:table-cell>
          <table:table-cell office:value-type="float" office:value="108914400" calcext:value-type="float">
            <text:p>108914400</text:p>
          </table:table-cell>
          <table:table-cell office:value-type="float" office:value="122744800" calcext:value-type="float">
            <text:p>122744800</text:p>
          </table:table-cell>
          <table:table-cell office:value-type="float" office:value="119271800" calcext:value-type="float">
            <text:p>119271800</text:p>
          </table:table-cell>
          <table:table-cell office:value-type="float" office:value="141188000" calcext:value-type="float">
            <text:p>141188000</text:p>
          </table:table-cell>
          <table:table-cell office:value-type="float" office:value="193795000" calcext:value-type="float">
            <text:p>193795000</text:p>
          </table:table-cell>
          <table:table-cell office:value-type="float" office:value="199" calcext:value-type="float">
            <text:p>199</text:p>
          </table:table-cell>
          <table:table-cell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office:value-type="float" office:value="304" calcext:value-type="float">
            <text:p>304</text:p>
          </table:table-cell>
          <table:table-cell office:value-type="float" office:value="354" calcext:value-type="float">
            <text:p>354</text:p>
          </table:table-cell>
          <table:table-cell office:value-type="float" office:value="387" calcext:value-type="float">
            <text:p>387</text:p>
          </table:table-cell>
          <table:table-cell office:value-type="float" office:value="442" calcext:value-type="float">
            <text:p>442</text:p>
          </table:table-cell>
          <table:table-cell office:value-type="float" office:value="41249" calcext:value-type="float">
            <text:p>41249</text:p>
          </table:table-cell>
        </table:table-row>
        <table:table-row table:style-name="ro1">
          <table:table-cell office:value-type="string" calcext:value-type="string">
            <text:p>CELSO RAM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66" calcext:value-type="float">
            <text:p>2766</text:p>
          </table:table-cell>
          <table:table-cell office:value-type="float" office:value="2760" calcext:value-type="float">
            <text:p>2760</text:p>
          </table:table-cell>
          <table:table-cell office:value-type="float" office:value="2792" calcext:value-type="float">
            <text:p>2792</text:p>
          </table:table-cell>
          <table:table-cell office:value-type="float" office:value="2784" calcext:value-type="float">
            <text:p>2784</text:p>
          </table:table-cell>
          <table:table-cell office:value-type="float" office:value="2776" calcext:value-type="float">
            <text:p>2776</text:p>
          </table:table-cell>
          <table:table-cell office:value-type="float" office:value="2768" calcext:value-type="float">
            <text:p>2768</text:p>
          </table:table-cell>
          <table:table-cell office:value-type="float" office:value="2760" calcext:value-type="float">
            <text:p>2760</text:p>
          </table:table-cell>
          <table:table-cell office:value-type="float" office:value="2738" calcext:value-type="float">
            <text:p>2738</text:p>
          </table:table-cell>
          <table:table-cell office:value-type="float" office:value="2728" calcext:value-type="float">
            <text:p>2728</text:p>
          </table:table-cell>
          <table:table-cell office:value-type="float" office:value="2719" calcext:value-type="float">
            <text:p>2719</text:p>
          </table:table-cell>
          <table:table-cell office:value-type="float" office:value="102432.45" calcext:value-type="float">
            <text:p>102432.45</text:p>
          </table:table-cell>
          <table:table-cell office:value-type="float" office:value="117421.19" calcext:value-type="float">
            <text:p>117421.19</text:p>
          </table:table-cell>
          <table:table-cell office:value-type="float" office:value="168797.11" calcext:value-type="float">
            <text:p>168797.11</text:p>
          </table:table-cell>
          <table:table-cell office:value-type="float" office:value="241093.47" calcext:value-type="float">
            <text:p>241093.47</text:p>
          </table:table-cell>
          <table:table-cell office:value-type="float" office:value="258161.68" calcext:value-type="float">
            <text:p>258161.68</text:p>
          </table:table-cell>
          <table:table-cell office:value-type="float" office:value="283629.36" calcext:value-type="float">
            <text:p>283629.36</text:p>
          </table:table-cell>
          <table:table-cell office:value-type="float" office:value="305713.88" calcext:value-type="float">
            <text:p>305713.88</text:p>
          </table:table-cell>
          <table:table-cell office:value-type="float" office:value="333358.08" calcext:value-type="float">
            <text:p>333358.08</text:p>
          </table:table-cell>
          <table:table-cell office:value-type="float" office:value="311225.22" calcext:value-type="float">
            <text:p>311225.22</text:p>
          </table:table-cell>
          <table:table-cell office:value-type="float" office:value="293464.6" calcext:value-type="float">
            <text:p>293464.6</text:p>
          </table:table-cell>
          <table:table-cell office:value-type="float" office:value="349134.6" calcext:value-type="float">
            <text:p>349134.6</text:p>
          </table:table-cell>
          <table:table-cell office:value-type="float" office:value="35887750" calcext:value-type="float">
            <text:p>35887750</text:p>
          </table:table-cell>
          <table:table-cell office:value-type="float" office:value="42113880" calcext:value-type="float">
            <text:p>42113880</text:p>
          </table:table-cell>
          <table:table-cell office:value-type="float" office:value="33985390" calcext:value-type="float">
            <text:p>33985390</text:p>
          </table:table-cell>
          <table:table-cell office:value-type="float" office:value="44070700" calcext:value-type="float">
            <text:p>44070700</text:p>
          </table:table-cell>
          <table:table-cell office:value-type="float" office:value="44401620" calcext:value-type="float">
            <text:p>44401620</text:p>
          </table:table-cell>
          <table:table-cell office:value-type="float" office:value="49823580" calcext:value-type="float">
            <text:p>49823580</text:p>
          </table:table-cell>
          <table:table-cell office:value-type="float" office:value="57879190" calcext:value-type="float">
            <text:p>57879190</text:p>
          </table:table-cell>
          <table:table-cell office:value-type="float" office:value="54227460" calcext:value-type="float">
            <text:p>54227460</text:p>
          </table:table-cell>
          <table:table-cell office:value-type="float" office:value="55171630" calcext:value-type="float">
            <text:p>55171630</text:p>
          </table:table-cell>
          <table:table-cell office:value-type="float" office:value="59456000" calcext:value-type="float">
            <text:p>59456000</text:p>
          </table:table-cell>
          <table:table-cell office:value-type="float" office:value="57113000" calcext:value-type="float">
            <text:p>57113000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CERRO NEG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42" calcext:value-type="float">
            <text:p>3542</text:p>
          </table:table-cell>
          <table:table-cell office:value-type="float" office:value="3503" calcext:value-type="float">
            <text:p>3503</text:p>
          </table:table-cell>
          <table:table-cell office:value-type="float" office:value="3472" calcext:value-type="float">
            <text:p>3472</text:p>
          </table:table-cell>
          <table:table-cell office:value-type="float" office:value="3417" calcext:value-type="float">
            <text:p>3417</text:p>
          </table:table-cell>
          <table:table-cell office:value-type="float" office:value="3362" calcext:value-type="float">
            <text:p>3362</text:p>
          </table:table-cell>
          <table:table-cell office:value-type="float" office:value="3308" calcext:value-type="float">
            <text:p>3308</text:p>
          </table:table-cell>
          <table:table-cell office:value-type="float" office:value="3254" calcext:value-type="float">
            <text:p>3254</text:p>
          </table:table-cell>
          <table:table-cell office:value-type="float" office:value="3181" calcext:value-type="float">
            <text:p>3181</text:p>
          </table:table-cell>
          <table:table-cell office:value-type="float" office:value="3124" calcext:value-type="float">
            <text:p>3124</text:p>
          </table:table-cell>
          <table:table-cell office:value-type="float" office:value="3068" calcext:value-type="float">
            <text:p>3068</text:p>
          </table:table-cell>
          <table:table-cell office:value-type="float" office:value="60083.18" calcext:value-type="float">
            <text:p>60083.18</text:p>
          </table:table-cell>
          <table:table-cell office:value-type="float" office:value="53804.41" calcext:value-type="float">
            <text:p>53804.41</text:p>
          </table:table-cell>
          <table:table-cell office:value-type="float" office:value="71191.92" calcext:value-type="float">
            <text:p>71191.92</text:p>
          </table:table-cell>
          <table:table-cell office:value-type="float" office:value="100872.26" calcext:value-type="float">
            <text:p>100872.26</text:p>
          </table:table-cell>
          <table:table-cell office:value-type="float" office:value="88006.28" calcext:value-type="float">
            <text:p>88006.28</text:p>
          </table:table-cell>
          <table:table-cell office:value-type="float" office:value="112457.17" calcext:value-type="float">
            <text:p>112457.17</text:p>
          </table:table-cell>
          <table:table-cell office:value-type="float" office:value="173653" calcext:value-type="float">
            <text:p>173653</text:p>
          </table:table-cell>
          <table:table-cell office:value-type="float" office:value="159830.75" calcext:value-type="float">
            <text:p>159830.75</text:p>
          </table:table-cell>
          <table:table-cell office:value-type="float" office:value="165639.73" calcext:value-type="float">
            <text:p>165639.73</text:p>
          </table:table-cell>
          <table:table-cell office:value-type="float" office:value="180531.74" calcext:value-type="float">
            <text:p>180531.74</text:p>
          </table:table-cell>
          <table:table-cell office:value-type="float" office:value="140636.06" calcext:value-type="float">
            <text:p>140636.06</text:p>
          </table:table-cell>
          <table:table-cell office:value-type="float" office:value="30086590" calcext:value-type="float">
            <text:p>30086590</text:p>
          </table:table-cell>
          <table:table-cell office:value-type="float" office:value="38358400" calcext:value-type="float">
            <text:p>38358400</text:p>
          </table:table-cell>
          <table:table-cell office:value-type="float" office:value="42882320" calcext:value-type="float">
            <text:p>42882320</text:p>
          </table:table-cell>
          <table:table-cell office:value-type="float" office:value="57012110" calcext:value-type="float">
            <text:p>57012110</text:p>
          </table:table-cell>
          <table:table-cell office:value-type="float" office:value="53339880" calcext:value-type="float">
            <text:p>53339880</text:p>
          </table:table-cell>
          <table:table-cell office:value-type="float" office:value="67445170" calcext:value-type="float">
            <text:p>67445170</text:p>
          </table:table-cell>
          <table:table-cell office:value-type="float" office:value="84985510" calcext:value-type="float">
            <text:p>84985510</text:p>
          </table:table-cell>
          <table:table-cell office:value-type="float" office:value="72289540" calcext:value-type="float">
            <text:p>72289540</text:p>
          </table:table-cell>
          <table:table-cell office:value-type="float" office:value="80998680" calcext:value-type="float">
            <text:p>80998680</text:p>
          </table:table-cell>
          <table:table-cell office:value-type="float" office:value="80226000" calcext:value-type="float">
            <text:p>80226000</text:p>
          </table:table-cell>
          <table:table-cell office:value-type="float" office:value="78259000" calcext:value-type="float">
            <text:p>7825900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string" calcext:value-type="string">
            <text:p>CHAPADÃO DO LAGE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2793" calcext:value-type="float">
            <text:p>2793</text:p>
          </table:table-cell>
          <table:table-cell office:value-type="float" office:value="2871" calcext:value-type="float">
            <text:p>2871</text:p>
          </table:table-cell>
          <table:table-cell office:value-type="float" office:value="2892" calcext:value-type="float">
            <text:p>2892</text:p>
          </table:table-cell>
          <table:table-cell office:value-type="float" office:value="2912" calcext:value-type="float">
            <text:p>2912</text:p>
          </table:table-cell>
          <table:table-cell office:value-type="float" office:value="2933" calcext:value-type="float">
            <text:p>2933</text:p>
          </table:table-cell>
          <table:table-cell office:value-type="float" office:value="2953" calcext:value-type="float">
            <text:p>2953</text:p>
          </table:table-cell>
          <table:table-cell office:value-type="float" office:value="2969" calcext:value-type="float">
            <text:p>2969</text:p>
          </table:table-cell>
          <table:table-cell office:value-type="float" office:value="2988" calcext:value-type="float">
            <text:p>2988</text:p>
          </table:table-cell>
          <table:table-cell office:value-type="float" office:value="3006" calcext:value-type="float">
            <text:p>3006</text:p>
          </table:table-cell>
          <table:table-cell office:value-type="float" office:value="63917.64" calcext:value-type="float">
            <text:p>63917.64</text:p>
          </table:table-cell>
          <table:table-cell office:value-type="float" office:value="44520.46" calcext:value-type="float">
            <text:p>44520.46</text:p>
          </table:table-cell>
          <table:table-cell office:value-type="float" office:value="46328.01" calcext:value-type="float">
            <text:p>46328.01</text:p>
          </table:table-cell>
          <table:table-cell office:value-type="float" office:value="61979.65" calcext:value-type="float">
            <text:p>61979.65</text:p>
          </table:table-cell>
          <table:table-cell office:value-type="float" office:value="63538.97" calcext:value-type="float">
            <text:p>63538.97</text:p>
          </table:table-cell>
          <table:table-cell office:value-type="float" office:value="75009.55" calcext:value-type="float">
            <text:p>75009.55</text:p>
          </table:table-cell>
          <table:table-cell office:value-type="float" office:value="92852.15" calcext:value-type="float">
            <text:p>92852.15</text:p>
          </table:table-cell>
          <table:table-cell office:value-type="float" office:value="110764.6" calcext:value-type="float">
            <text:p>110764.6</text:p>
          </table:table-cell>
          <table:table-cell office:value-type="float" office:value="104491.04" calcext:value-type="float">
            <text:p>104491.04</text:p>
          </table:table-cell>
          <table:table-cell office:value-type="float" office:value="118047" calcext:value-type="float">
            <text:p>118047</text:p>
          </table:table-cell>
          <table:table-cell office:value-type="float" office:value="157973.91" calcext:value-type="float">
            <text:p>157973.91</text:p>
          </table:table-cell>
          <table:table-cell office:value-type="float" office:value="52331970" calcext:value-type="float">
            <text:p>52331970</text:p>
          </table:table-cell>
          <table:table-cell office:value-type="float" office:value="47027490" calcext:value-type="float">
            <text:p>47027490</text:p>
          </table:table-cell>
          <table:table-cell office:value-type="float" office:value="61546690" calcext:value-type="float">
            <text:p>61546690</text:p>
          </table:table-cell>
          <table:table-cell office:value-type="float" office:value="67631510" calcext:value-type="float">
            <text:p>67631510</text:p>
          </table:table-cell>
          <table:table-cell office:value-type="float" office:value="59138840" calcext:value-type="float">
            <text:p>59138840</text:p>
          </table:table-cell>
          <table:table-cell office:value-type="float" office:value="57756900" calcext:value-type="float">
            <text:p>57756900</text:p>
          </table:table-cell>
          <table:table-cell office:value-type="float" office:value="72603310" calcext:value-type="float">
            <text:p>72603310</text:p>
          </table:table-cell>
          <table:table-cell office:value-type="float" office:value="82487040" calcext:value-type="float">
            <text:p>82487040</text:p>
          </table:table-cell>
          <table:table-cell office:value-type="float" office:value="83224150" calcext:value-type="float">
            <text:p>83224150</text:p>
          </table:table-cell>
          <table:table-cell office:value-type="float" office:value="80329000" calcext:value-type="float">
            <text:p>80329000</text:p>
          </table:table-cell>
          <table:table-cell office:value-type="float" office:value="98061000" calcext:value-type="float">
            <text:p>980610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CHAPECÓ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337" calcext:value-type="float">
            <text:p>186337</text:p>
          </table:table-cell>
          <table:table-cell office:value-type="float" office:value="189052" calcext:value-type="float">
            <text:p>189052</text:p>
          </table:table-cell>
          <table:table-cell office:value-type="float" office:value="198188" calcext:value-type="float">
            <text:p>198188</text:p>
          </table:table-cell>
          <table:table-cell office:value-type="float" office:value="202009" calcext:value-type="float">
            <text:p>202009</text:p>
          </table:table-cell>
          <table:table-cell office:value-type="float" office:value="205795" calcext:value-type="float">
            <text:p>205795</text:p>
          </table:table-cell>
          <table:table-cell office:value-type="float" office:value="209553" calcext:value-type="float">
            <text:p>209553</text:p>
          </table:table-cell>
          <table:table-cell office:value-type="float" office:value="213279" calcext:value-type="float">
            <text:p>213279</text:p>
          </table:table-cell>
          <table:table-cell office:value-type="float" office:value="216654" calcext:value-type="float">
            <text:p>216654</text:p>
          </table:table-cell>
          <table:table-cell office:value-type="float" office:value="220367" calcext:value-type="float">
            <text:p>220367</text:p>
          </table:table-cell>
          <table:table-cell office:value-type="float" office:value="224013" calcext:value-type="float">
            <text:p>224013</text:p>
          </table:table-cell>
          <table:table-cell office:value-type="float" office:value="65192768.17" calcext:value-type="float">
            <text:p>65192768.17</text:p>
          </table:table-cell>
          <table:table-cell office:value-type="float" office:value="78046075.03" calcext:value-type="float">
            <text:p>78046075.03</text:p>
          </table:table-cell>
          <table:table-cell office:value-type="float" office:value="82178178" calcext:value-type="float">
            <text:p>82178178</text:p>
          </table:table-cell>
          <table:table-cell office:value-type="float" office:value="104558053.03" calcext:value-type="float">
            <text:p>104558053.03</text:p>
          </table:table-cell>
          <table:table-cell office:value-type="float" office:value="121115620.56" calcext:value-type="float">
            <text:p>121115620.56</text:p>
          </table:table-cell>
          <table:table-cell office:value-type="float" office:value="128890121.89" calcext:value-type="float">
            <text:p>128890121.89</text:p>
          </table:table-cell>
          <table:table-cell office:value-type="float" office:value="136721270.25" calcext:value-type="float">
            <text:p>136721270.25</text:p>
          </table:table-cell>
          <table:table-cell office:value-type="float" office:value="150868863.13" calcext:value-type="float">
            <text:p>150868863.13</text:p>
          </table:table-cell>
          <table:table-cell office:value-type="float" office:value="158050953.71" calcext:value-type="float">
            <text:p>158050953.71</text:p>
          </table:table-cell>
          <table:table-cell office:value-type="float" office:value="177599547.16" calcext:value-type="float">
            <text:p>177599547.16</text:p>
          </table:table-cell>
          <table:table-cell office:value-type="float" office:value="189946149.57" calcext:value-type="float">
            <text:p>189946149.57</text:p>
          </table:table-cell>
          <table:table-cell office:value-type="float" office:value="4604297000" calcext:value-type="float">
            <text:p>4604297000</text:p>
          </table:table-cell>
          <table:table-cell office:value-type="float" office:value="5320638000" calcext:value-type="float">
            <text:p>5320638000</text:p>
          </table:table-cell>
          <table:table-cell office:value-type="float" office:value="5879022000" calcext:value-type="float">
            <text:p>5879022000</text:p>
          </table:table-cell>
          <table:table-cell office:value-type="float" office:value="6785874000" calcext:value-type="float">
            <text:p>6785874000</text:p>
          </table:table-cell>
          <table:table-cell office:value-type="float" office:value="7978974000" calcext:value-type="float">
            <text:p>7978974000</text:p>
          </table:table-cell>
          <table:table-cell office:value-type="float" office:value="7946821000" calcext:value-type="float">
            <text:p>7946821000</text:p>
          </table:table-cell>
          <table:table-cell office:value-type="float" office:value="8321372000" calcext:value-type="float">
            <text:p>8321372000</text:p>
          </table:table-cell>
          <table:table-cell office:value-type="float" office:value="8893190000" calcext:value-type="float">
            <text:p>8893190000</text:p>
          </table:table-cell>
          <table:table-cell office:value-type="float" office:value="9602337000" calcext:value-type="float">
            <text:p>9602337000</text:p>
          </table:table-cell>
          <table:table-cell office:value-type="float" office:value="10522379000" calcext:value-type="float">
            <text:p>10522379000</text:p>
          </table:table-cell>
          <table:table-cell office:value-type="float" office:value="11954532000" calcext:value-type="float">
            <text:p>11954532000</text:p>
          </table:table-cell>
          <table:table-cell office:value-type="float" office:value="59092" calcext:value-type="float">
            <text:p>59092</text:p>
          </table:table-cell>
          <table:table-cell office:value-type="float" office:value="64226" calcext:value-type="float">
            <text:p>64226</text:p>
          </table:table-cell>
          <table:table-cell office:value-type="float" office:value="60898" calcext:value-type="float">
            <text:p>60898</text:p>
          </table:table-cell>
          <table:table-cell office:value-type="float" office:value="68781" calcext:value-type="float">
            <text:p>68781</text:p>
          </table:table-cell>
          <table:table-cell office:value-type="float" office:value="69274" calcext:value-type="float">
            <text:p>69274</text:p>
          </table:table-cell>
          <table:table-cell office:value-type="float" office:value="66600" calcext:value-type="float">
            <text:p>66600</text:p>
          </table:table-cell>
          <table:table-cell office:value-type="float" office:value="65433" calcext:value-type="float">
            <text:p>65433</text:p>
          </table:table-cell>
          <table:table-cell office:value-type="float" office:value="67395" calcext:value-type="float">
            <text:p>67395</text:p>
          </table:table-cell>
          <table:table-cell office:value-type="float" office:value="68490" calcext:value-type="float">
            <text:p>68490</text:p>
          </table:table-cell>
          <table:table-cell office:value-type="float" office:value="74492" calcext:value-type="float">
            <text:p>74492</text:p>
          </table:table-cell>
          <table:table-cell office:value-type="float" office:value="78878" calcext:value-type="float">
            <text:p>78878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COCAL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69" calcext:value-type="float">
            <text:p>15269</text:p>
          </table:table-cell>
          <table:table-cell office:value-type="float" office:value="15376" calcext:value-type="float">
            <text:p>15376</text:p>
          </table:table-cell>
          <table:table-cell office:value-type="float" office:value="15860" calcext:value-type="float">
            <text:p>15860</text:p>
          </table:table-cell>
          <table:table-cell office:value-type="float" office:value="16009" calcext:value-type="float">
            <text:p>16009</text:p>
          </table:table-cell>
          <table:table-cell office:value-type="float" office:value="16156" calcext:value-type="float">
            <text:p>16156</text:p>
          </table:table-cell>
          <table:table-cell office:value-type="float" office:value="16301" calcext:value-type="float">
            <text:p>16301</text:p>
          </table:table-cell>
          <table:table-cell office:value-type="float" office:value="16446" calcext:value-type="float">
            <text:p>16446</text:p>
          </table:table-cell>
          <table:table-cell office:value-type="float" office:value="16544" calcext:value-type="float">
            <text:p>16544</text:p>
          </table:table-cell>
          <table:table-cell office:value-type="float" office:value="16684" calcext:value-type="float">
            <text:p>16684</text:p>
          </table:table-cell>
          <table:table-cell office:value-type="float" office:value="16821" calcext:value-type="float">
            <text:p>16821</text:p>
          </table:table-cell>
          <table:table-cell office:value-type="float" office:value="6443905.58" calcext:value-type="float">
            <text:p>6443905.58</text:p>
          </table:table-cell>
          <table:table-cell office:value-type="float" office:value="7390482.27" calcext:value-type="float">
            <text:p>7390482.27</text:p>
          </table:table-cell>
          <table:table-cell office:value-type="float" office:value="7737146.08" calcext:value-type="float">
            <text:p>7737146.08</text:p>
          </table:table-cell>
          <table:table-cell office:value-type="float" office:value="8406734.95" calcext:value-type="float">
            <text:p>8406734.95</text:p>
          </table:table-cell>
          <table:table-cell office:value-type="float" office:value="9514625.84" calcext:value-type="float">
            <text:p>9514625.84</text:p>
          </table:table-cell>
          <table:table-cell office:value-type="float" office:value="10623038.29" calcext:value-type="float">
            <text:p>10623038.29</text:p>
          </table:table-cell>
          <table:table-cell office:value-type="float" office:value="11173956.36" calcext:value-type="float">
            <text:p>11173956.36</text:p>
          </table:table-cell>
          <table:table-cell office:value-type="float" office:value="11333055.39" calcext:value-type="float">
            <text:p>11333055.39</text:p>
          </table:table-cell>
          <table:table-cell office:value-type="float" office:value="11820438.69" calcext:value-type="float">
            <text:p>11820438.69</text:p>
          </table:table-cell>
          <table:table-cell office:value-type="float" office:value="12828927.29" calcext:value-type="float">
            <text:p>12828927.29</text:p>
          </table:table-cell>
          <table:table-cell office:value-type="float" office:value="13236318.14" calcext:value-type="float">
            <text:p>13236318.14</text:p>
          </table:table-cell>
          <table:table-cell office:value-type="float" office:value="342339800" calcext:value-type="float">
            <text:p>342339800</text:p>
          </table:table-cell>
          <table:table-cell office:value-type="float" office:value="385285200" calcext:value-type="float">
            <text:p>385285200</text:p>
          </table:table-cell>
          <table:table-cell office:value-type="float" office:value="393689400" calcext:value-type="float">
            <text:p>393689400</text:p>
          </table:table-cell>
          <table:table-cell office:value-type="float" office:value="468438000" calcext:value-type="float">
            <text:p>468438000</text:p>
          </table:table-cell>
          <table:table-cell office:value-type="float" office:value="593531000" calcext:value-type="float">
            <text:p>593531000</text:p>
          </table:table-cell>
          <table:table-cell office:value-type="float" office:value="589196000" calcext:value-type="float">
            <text:p>589196000</text:p>
          </table:table-cell>
          <table:table-cell office:value-type="float" office:value="604411400" calcext:value-type="float">
            <text:p>604411400</text:p>
          </table:table-cell>
          <table:table-cell office:value-type="float" office:value="706082100" calcext:value-type="float">
            <text:p>706082100</text:p>
          </table:table-cell>
          <table:table-cell office:value-type="float" office:value="655400400" calcext:value-type="float">
            <text:p>655400400</text:p>
          </table:table-cell>
          <table:table-cell office:value-type="float" office:value="684520000" calcext:value-type="float">
            <text:p>684520000</text:p>
          </table:table-cell>
          <table:table-cell office:value-type="float" office:value="707172000" calcext:value-type="float">
            <text:p>707172000</text:p>
          </table:table-cell>
          <table:table-cell office:value-type="float" office:value="3997" calcext:value-type="float">
            <text:p>3997</text:p>
          </table:table-cell>
          <table:table-cell office:value-type="float" office:value="4296" calcext:value-type="float">
            <text:p>4296</text:p>
          </table:table-cell>
          <table:table-cell office:value-type="float" office:value="4042" calcext:value-type="float">
            <text:p>4042</text:p>
          </table:table-cell>
          <table:table-cell office:value-type="float" office:value="4139" calcext:value-type="float">
            <text:p>4139</text:p>
          </table:table-cell>
          <table:table-cell office:value-type="float" office:value="4417" calcext:value-type="float">
            <text:p>4417</text:p>
          </table:table-cell>
          <table:table-cell office:value-type="float" office:value="4470" calcext:value-type="float">
            <text:p>4470</text:p>
          </table:table-cell>
          <table:table-cell office:value-type="float" office:value="4377" calcext:value-type="float">
            <text:p>4377</text:p>
          </table:table-cell>
          <table:table-cell office:value-type="float" office:value="4409" calcext:value-type="float">
            <text:p>4409</text:p>
          </table:table-cell>
          <table:table-cell office:value-type="float" office:value="4469" calcext:value-type="float">
            <text:p>4469</text:p>
          </table:table-cell>
          <table:table-cell office:value-type="float" office:value="4795" calcext:value-type="float">
            <text:p>4795</text:p>
          </table:table-cell>
          <table:table-cell office:value-type="float" office:value="4735" calcext:value-type="float">
            <text:p>47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ONCÓRD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048" calcext:value-type="float">
            <text:p>69048</text:p>
          </table:table-cell>
          <table:table-cell office:value-type="float" office:value="69462" calcext:value-type="float">
            <text:p>69462</text:p>
          </table:table-cell>
          <table:table-cell office:value-type="float" office:value="71499" calcext:value-type="float">
            <text:p>71499</text:p>
          </table:table-cell>
          <table:table-cell office:value-type="float" office:value="72073" calcext:value-type="float">
            <text:p>72073</text:p>
          </table:table-cell>
          <table:table-cell office:value-type="float" office:value="72642" calcext:value-type="float">
            <text:p>72642</text:p>
          </table:table-cell>
          <table:table-cell office:value-type="float" office:value="73206" calcext:value-type="float">
            <text:p>73206</text:p>
          </table:table-cell>
          <table:table-cell office:value-type="float" office:value="73766" calcext:value-type="float">
            <text:p>73766</text:p>
          </table:table-cell>
          <table:table-cell office:value-type="float" office:value="74106" calcext:value-type="float">
            <text:p>74106</text:p>
          </table:table-cell>
          <table:table-cell office:value-type="float" office:value="74641" calcext:value-type="float">
            <text:p>74641</text:p>
          </table:table-cell>
          <table:table-cell office:value-type="float" office:value="75167" calcext:value-type="float">
            <text:p>75167</text:p>
          </table:table-cell>
          <table:table-cell office:value-type="float" office:value="23679099.28" calcext:value-type="float">
            <text:p>23679099.28</text:p>
          </table:table-cell>
          <table:table-cell office:value-type="float" office:value="27057454.52" calcext:value-type="float">
            <text:p>27057454.52</text:p>
          </table:table-cell>
          <table:table-cell office:value-type="float" office:value="22795103.23" calcext:value-type="float">
            <text:p>22795103.23</text:p>
          </table:table-cell>
          <table:table-cell office:value-type="float" office:value="36418808.66" calcext:value-type="float">
            <text:p>36418808.66</text:p>
          </table:table-cell>
          <table:table-cell office:value-type="float" office:value="41319472.6" calcext:value-type="float">
            <text:p>41319472.6</text:p>
          </table:table-cell>
          <table:table-cell office:value-type="float" office:value="43691030.36" calcext:value-type="float">
            <text:p>43691030.36</text:p>
          </table:table-cell>
          <table:table-cell office:value-type="float" office:value="45329087.65" calcext:value-type="float">
            <text:p>45329087.65</text:p>
          </table:table-cell>
          <table:table-cell office:value-type="float" office:value="49680345.74" calcext:value-type="float">
            <text:p>49680345.74</text:p>
          </table:table-cell>
          <table:table-cell office:value-type="float" office:value="51631941.46" calcext:value-type="float">
            <text:p>51631941.46</text:p>
          </table:table-cell>
          <table:table-cell office:value-type="float" office:value="57561446.69" calcext:value-type="float">
            <text:p>57561446.69</text:p>
          </table:table-cell>
          <table:table-cell office:value-type="float" office:value="58188312.33" calcext:value-type="float">
            <text:p>58188312.33</text:p>
          </table:table-cell>
          <table:table-cell office:value-type="float" office:value="1669961000" calcext:value-type="float">
            <text:p>1669961000</text:p>
          </table:table-cell>
          <table:table-cell office:value-type="float" office:value="1851243000" calcext:value-type="float">
            <text:p>1851243000</text:p>
          </table:table-cell>
          <table:table-cell office:value-type="float" office:value="1883170000" calcext:value-type="float">
            <text:p>1883170000</text:p>
          </table:table-cell>
          <table:table-cell office:value-type="float" office:value="2384736000" calcext:value-type="float">
            <text:p>2384736000</text:p>
          </table:table-cell>
          <table:table-cell office:value-type="float" office:value="2215742000" calcext:value-type="float">
            <text:p>2215742000</text:p>
          </table:table-cell>
          <table:table-cell office:value-type="float" office:value="2733439000" calcext:value-type="float">
            <text:p>2733439000</text:p>
          </table:table-cell>
          <table:table-cell office:value-type="float" office:value="2929909000" calcext:value-type="float">
            <text:p>2929909000</text:p>
          </table:table-cell>
          <table:table-cell office:value-type="float" office:value="3179422000" calcext:value-type="float">
            <text:p>3179422000</text:p>
          </table:table-cell>
          <table:table-cell office:value-type="float" office:value="3349381000" calcext:value-type="float">
            <text:p>3349381000</text:p>
          </table:table-cell>
          <table:table-cell office:value-type="float" office:value="3722642000" calcext:value-type="float">
            <text:p>3722642000</text:p>
          </table:table-cell>
          <table:table-cell office:value-type="float" office:value="3913064000" calcext:value-type="float">
            <text:p>3913064000</text:p>
          </table:table-cell>
          <table:table-cell office:value-type="float" office:value="21870" calcext:value-type="float">
            <text:p>21870</text:p>
          </table:table-cell>
          <table:table-cell office:value-type="float" office:value="22698" calcext:value-type="float">
            <text:p>22698</text:p>
          </table:table-cell>
          <table:table-cell office:value-type="float" office:value="17540" calcext:value-type="float">
            <text:p>17540</text:p>
          </table:table-cell>
          <table:table-cell office:value-type="float" office:value="23754" calcext:value-type="float">
            <text:p>23754</text:p>
          </table:table-cell>
          <table:table-cell office:value-type="float" office:value="24425" calcext:value-type="float">
            <text:p>24425</text:p>
          </table:table-cell>
          <table:table-cell office:value-type="float" office:value="23507" calcext:value-type="float">
            <text:p>23507</text:p>
          </table:table-cell>
          <table:table-cell office:value-type="float" office:value="22768" calcext:value-type="float">
            <text:p>22768</text:p>
          </table:table-cell>
          <table:table-cell office:value-type="float" office:value="23426" calcext:value-type="float">
            <text:p>23426</text:p>
          </table:table-cell>
          <table:table-cell office:value-type="float" office:value="24111" calcext:value-type="float">
            <text:p>24111</text:p>
          </table:table-cell>
          <table:table-cell office:value-type="float" office:value="25948" calcext:value-type="float">
            <text:p>25948</text:p>
          </table:table-cell>
          <table:table-cell office:value-type="float" office:value="25925" calcext:value-type="float">
            <text:p>2592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CORDILHEIRA AL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19" calcext:value-type="float">
            <text:p>3819</text:p>
          </table:table-cell>
          <table:table-cell office:value-type="float" office:value="3869" calcext:value-type="float">
            <text:p>3869</text:p>
          </table:table-cell>
          <table:table-cell office:value-type="float" office:value="4043" calcext:value-type="float">
            <text:p>4043</text:p>
          </table:table-cell>
          <table:table-cell office:value-type="float" office:value="4114" calcext:value-type="float">
            <text:p>4114</text:p>
          </table:table-cell>
          <table:table-cell office:value-type="float" office:value="4184" calcext:value-type="float">
            <text:p>4184</text:p>
          </table:table-cell>
          <table:table-cell office:value-type="float" office:value="4253" calcext:value-type="float">
            <text:p>4253</text:p>
          </table:table-cell>
          <table:table-cell office:value-type="float" office:value="4321" calcext:value-type="float">
            <text:p>4321</text:p>
          </table:table-cell>
          <table:table-cell office:value-type="float" office:value="4385" calcext:value-type="float">
            <text:p>4385</text:p>
          </table:table-cell>
          <table:table-cell office:value-type="float" office:value="4453" calcext:value-type="float">
            <text:p>4453</text:p>
          </table:table-cell>
          <table:table-cell office:value-type="float" office:value="4520" calcext:value-type="float">
            <text:p>4520</text:p>
          </table:table-cell>
          <table:table-cell office:value-type="float" office:value="1463083.13" calcext:value-type="float">
            <text:p>1463083.13</text:p>
          </table:table-cell>
          <table:table-cell office:value-type="float" office:value="1811936.19" calcext:value-type="float">
            <text:p>1811936.19</text:p>
          </table:table-cell>
          <table:table-cell office:value-type="float" office:value="1988464.75" calcext:value-type="float">
            <text:p>1988464.75</text:p>
          </table:table-cell>
          <table:table-cell office:value-type="float" office:value="2322869.09" calcext:value-type="float">
            <text:p>2322869.09</text:p>
          </table:table-cell>
          <table:table-cell office:value-type="float" office:value="2310729.7" calcext:value-type="float">
            <text:p>2310729.7</text:p>
          </table:table-cell>
          <table:table-cell office:value-type="float" office:value="3018727.45" calcext:value-type="float">
            <text:p>3018727.45</text:p>
          </table:table-cell>
          <table:table-cell office:value-type="float" office:value="3063173.7" calcext:value-type="float">
            <text:p>3063173.7</text:p>
          </table:table-cell>
          <table:table-cell office:value-type="float" office:value="3438660.42" calcext:value-type="float">
            <text:p>3438660.42</text:p>
          </table:table-cell>
          <table:table-cell office:value-type="float" office:value="3689027.77" calcext:value-type="float">
            <text:p>3689027.77</text:p>
          </table:table-cell>
          <table:table-cell office:value-type="float" office:value="3781742.7" calcext:value-type="float">
            <text:p>3781742.7</text:p>
          </table:table-cell>
          <table:table-cell office:value-type="float" office:value="4557890.17" calcext:value-type="float">
            <text:p>4557890.17</text:p>
          </table:table-cell>
          <table:table-cell office:value-type="float" office:value="189345800" calcext:value-type="float">
            <text:p>189345800</text:p>
          </table:table-cell>
          <table:table-cell office:value-type="float" office:value="203252500" calcext:value-type="float">
            <text:p>203252500</text:p>
          </table:table-cell>
          <table:table-cell office:value-type="float" office:value="157443000" calcext:value-type="float">
            <text:p>157443000</text:p>
          </table:table-cell>
          <table:table-cell office:value-type="float" office:value="192859800" calcext:value-type="float">
            <text:p>192859800</text:p>
          </table:table-cell>
          <table:table-cell office:value-type="float" office:value="193179900" calcext:value-type="float">
            <text:p>193179900</text:p>
          </table:table-cell>
          <table:table-cell office:value-type="float" office:value="185108400" calcext:value-type="float">
            <text:p>185108400</text:p>
          </table:table-cell>
          <table:table-cell office:value-type="float" office:value="188463600" calcext:value-type="float">
            <text:p>188463600</text:p>
          </table:table-cell>
          <table:table-cell office:value-type="float" office:value="219813800" calcext:value-type="float">
            <text:p>219813800</text:p>
          </table:table-cell>
          <table:table-cell office:value-type="float" office:value="257006600" calcext:value-type="float">
            <text:p>257006600</text:p>
          </table:table-cell>
          <table:table-cell office:value-type="float" office:value="299687000" calcext:value-type="float">
            <text:p>299687000</text:p>
          </table:table-cell>
          <table:table-cell office:value-type="float" office:value="314683000" calcext:value-type="float">
            <text:p>314683000</text:p>
          </table:table-cell>
          <table:table-cell office:value-type="float" office:value="1142" calcext:value-type="float">
            <text:p>1142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60" calcext:value-type="float">
            <text:p>1360</text:p>
          </table:table-cell>
          <table:table-cell office:value-type="float" office:value="1354" calcext:value-type="float">
            <text:p>1354</text:p>
          </table:table-cell>
          <table:table-cell office:value-type="float" office:value="1540" calcext:value-type="float">
            <text:p>1540</text:p>
          </table:table-cell>
          <table:table-cell office:value-type="float" office:value="1440" calcext:value-type="float">
            <text:p>1440</text:p>
          </table:table-cell>
          <table:table-cell office:value-type="float" office:value="1471" calcext:value-type="float">
            <text:p>1471</text:p>
          </table:table-cell>
          <table:table-cell office:value-type="float" office:value="1583" calcext:value-type="float">
            <text:p>1583</text:p>
          </table:table-cell>
          <table:table-cell office:value-type="float" office:value="1582" calcext:value-type="float">
            <text:p>1582</text:p>
          </table:table-cell>
          <table:table-cell office:value-type="float" office:value="1813" calcext:value-type="float">
            <text:p>181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CORONEL FREIT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89" calcext:value-type="float">
            <text:p>10189</text:p>
          </table:table-cell>
          <table:table-cell office:value-type="float" office:value="10165" calcext:value-type="float">
            <text:p>10165</text:p>
          </table:table-cell>
          <table:table-cell office:value-type="float" office:value="10272" calcext:value-type="float">
            <text:p>10272</text:p>
          </table:table-cell>
          <table:table-cell office:value-type="float" office:value="10236" calcext:value-type="float">
            <text:p>10236</text:p>
          </table:table-cell>
          <table:table-cell office:value-type="float" office:value="10201" calcext:value-type="float">
            <text:p>10201</text:p>
          </table:table-cell>
          <table:table-cell office:value-type="float" office:value="10165" calcext:value-type="float">
            <text:p>10165</text:p>
          </table:table-cell>
          <table:table-cell office:value-type="float" office:value="10130" calcext:value-type="float">
            <text:p>10130</text:p>
          </table:table-cell>
          <table:table-cell office:value-type="float" office:value="10022" calcext:value-type="float">
            <text:p>10022</text:p>
          </table:table-cell>
          <table:table-cell office:value-type="float" office:value="9981" calcext:value-type="float">
            <text:p>9981</text:p>
          </table:table-cell>
          <table:table-cell office:value-type="float" office:value="9940" calcext:value-type="float">
            <text:p>9940</text:p>
          </table:table-cell>
          <table:table-cell office:value-type="float" office:value="1271264.17" calcext:value-type="float">
            <text:p>1271264.17</text:p>
          </table:table-cell>
          <table:table-cell office:value-type="float" office:value="1573340.99" calcext:value-type="float">
            <text:p>1573340.99</text:p>
          </table:table-cell>
          <table:table-cell office:value-type="float" office:value="1848092.52" calcext:value-type="float">
            <text:p>1848092.52</text:p>
          </table:table-cell>
          <table:table-cell office:value-type="float" office:value="2057906.22" calcext:value-type="float">
            <text:p>2057906.22</text:p>
          </table:table-cell>
          <table:table-cell office:value-type="float" office:value="2355628.04" calcext:value-type="float">
            <text:p>2355628.04</text:p>
          </table:table-cell>
          <table:table-cell office:value-type="float" office:value="2407229.56" calcext:value-type="float">
            <text:p>2407229.56</text:p>
          </table:table-cell>
          <table:table-cell office:value-type="float" office:value="2695070.98" calcext:value-type="float">
            <text:p>2695070.98</text:p>
          </table:table-cell>
          <table:table-cell office:value-type="float" office:value="2865098.75" calcext:value-type="float">
            <text:p>2865098.75</text:p>
          </table:table-cell>
          <table:table-cell office:value-type="float" office:value="3148662.33" calcext:value-type="float">
            <text:p>3148662.33</text:p>
          </table:table-cell>
          <table:table-cell office:value-type="float" office:value="3345926.26" calcext:value-type="float">
            <text:p>3345926.26</text:p>
          </table:table-cell>
          <table:table-cell office:value-type="float" office:value="3549410.66" calcext:value-type="float">
            <text:p>3549410.66</text:p>
          </table:table-cell>
          <table:table-cell office:value-type="float" office:value="154181000" calcext:value-type="float">
            <text:p>154181000</text:p>
          </table:table-cell>
          <table:table-cell office:value-type="float" office:value="219124400" calcext:value-type="float">
            <text:p>219124400</text:p>
          </table:table-cell>
          <table:table-cell office:value-type="float" office:value="182767000" calcext:value-type="float">
            <text:p>182767000</text:p>
          </table:table-cell>
          <table:table-cell office:value-type="float" office:value="266224400" calcext:value-type="float">
            <text:p>266224400</text:p>
          </table:table-cell>
          <table:table-cell office:value-type="float" office:value="234133300" calcext:value-type="float">
            <text:p>234133300</text:p>
          </table:table-cell>
          <table:table-cell office:value-type="float" office:value="238691200" calcext:value-type="float">
            <text:p>238691200</text:p>
          </table:table-cell>
          <table:table-cell office:value-type="float" office:value="257645200" calcext:value-type="float">
            <text:p>257645200</text:p>
          </table:table-cell>
          <table:table-cell office:value-type="float" office:value="256490300" calcext:value-type="float">
            <text:p>256490300</text:p>
          </table:table-cell>
          <table:table-cell office:value-type="float" office:value="269997900" calcext:value-type="float">
            <text:p>269997900</text:p>
          </table:table-cell>
          <table:table-cell office:value-type="float" office:value="283657000" calcext:value-type="float">
            <text:p>283657000</text:p>
          </table:table-cell>
          <table:table-cell office:value-type="float" office:value="332005000" calcext:value-type="float">
            <text:p>332005000</text:p>
          </table:table-cell>
          <table:table-cell office:value-type="float" office:value="1481" calcext:value-type="float">
            <text:p>1481</text:p>
          </table:table-cell>
          <table:table-cell office:value-type="float" office:value="1596" calcext:value-type="float">
            <text:p>1596</text:p>
          </table:table-cell>
          <table:table-cell office:value-type="float" office:value="1624" calcext:value-type="float">
            <text:p>1624</text:p>
          </table:table-cell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1566" calcext:value-type="float">
            <text:p>1566</text:p>
          </table:table-cell>
          <table:table-cell office:value-type="float" office:value="1601" calcext:value-type="float">
            <text:p>1601</text:p>
          </table:table-cell>
          <table:table-cell office:value-type="float" office:value="1585" calcext:value-type="float">
            <text:p>1585</text:p>
          </table:table-cell>
          <table:table-cell office:value-type="float" office:value="1711" calcext:value-type="float">
            <text:p>1711</text:p>
          </table:table-cell>
          <table:table-cell office:value-type="float" office:value="1780" calcext:value-type="float">
            <text:p>1780</text:p>
          </table:table-cell>
          <table:table-cell office:value-type="float" office:value="1805" calcext:value-type="float">
            <text:p>1805</text:p>
          </table:table-cell>
          <table:table-cell office:value-type="float" office:value="32537" calcext:value-type="float">
            <text:p>32537</text:p>
          </table:table-cell>
        </table:table-row>
        <table:table-row table:style-name="ro1">
          <table:table-cell office:value-type="string" calcext:value-type="string">
            <text:p>CORONEL MARTI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4" calcext:value-type="float">
            <text:p>2464</text:p>
          </table:table-cell>
          <table:table-cell office:value-type="float" office:value="2469" calcext:value-type="float">
            <text:p>2469</text:p>
          </table:table-cell>
          <table:table-cell office:value-type="float" office:value="2520" calcext:value-type="float">
            <text:p>2520</text:p>
          </table:table-cell>
          <table:table-cell office:value-type="float" office:value="2527" calcext:value-type="float">
            <text:p>2527</text:p>
          </table:table-cell>
          <table:table-cell office:value-type="float" office:value="2534" calcext:value-type="float">
            <text:p>2534</text:p>
          </table:table-cell>
          <table:table-cell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office:value-type="float" office:value="2544" calcext:value-type="float">
            <text:p>2544</text:p>
          </table:table-cell>
          <table:table-cell office:value-type="float" office:value="2549" calcext:value-type="float">
            <text:p>2549</text:p>
          </table:table-cell>
          <table:table-cell office:value-type="float" office:value="2555" calcext:value-type="float">
            <text:p>2555</text:p>
          </table:table-cell>
          <table:table-cell office:value-type="float" office:value="77433.59" calcext:value-type="float">
            <text:p>77433.59</text:p>
          </table:table-cell>
          <table:table-cell office:value-type="float" office:value="82125.93" calcext:value-type="float">
            <text:p>82125.93</text:p>
          </table:table-cell>
          <table:table-cell office:value-type="float" office:value="92089.37" calcext:value-type="float">
            <text:p>92089.37</text:p>
          </table:table-cell>
          <table:table-cell office:value-type="float" office:value="151976.48" calcext:value-type="float">
            <text:p>151976.48</text:p>
          </table:table-cell>
          <table:table-cell office:value-type="float" office:value="148359.71" calcext:value-type="float">
            <text:p>148359.71</text:p>
          </table:table-cell>
          <table:table-cell office:value-type="float" office:value="156740.22" calcext:value-type="float">
            <text:p>156740.22</text:p>
          </table:table-cell>
          <table:table-cell office:value-type="float" office:value="168507.26" calcext:value-type="float">
            <text:p>168507.26</text:p>
          </table:table-cell>
          <table:table-cell office:value-type="float" office:value="150265.69" calcext:value-type="float">
            <text:p>150265.69</text:p>
          </table:table-cell>
          <table:table-cell office:value-type="float" office:value="131862.08" calcext:value-type="float">
            <text:p>131862.08</text:p>
          </table:table-cell>
          <table:table-cell office:value-type="float" office:value="141363.69" calcext:value-type="float">
            <text:p>141363.69</text:p>
          </table:table-cell>
          <table:table-cell office:value-type="float" office:value="167054.37" calcext:value-type="float">
            <text:p>167054.37</text:p>
          </table:table-cell>
          <table:table-cell office:value-type="float" office:value="24996930" calcext:value-type="float">
            <text:p>24996930</text:p>
          </table:table-cell>
          <table:table-cell office:value-type="float" office:value="39679770" calcext:value-type="float">
            <text:p>39679770</text:p>
          </table:table-cell>
          <table:table-cell office:value-type="float" office:value="29049630" calcext:value-type="float">
            <text:p>29049630</text:p>
          </table:table-cell>
          <table:table-cell office:value-type="float" office:value="41123880" calcext:value-type="float">
            <text:p>41123880</text:p>
          </table:table-cell>
          <table:table-cell office:value-type="float" office:value="38196690" calcext:value-type="float">
            <text:p>38196690</text:p>
          </table:table-cell>
          <table:table-cell office:value-type="float" office:value="42015170" calcext:value-type="float">
            <text:p>42015170</text:p>
          </table:table-cell>
          <table:table-cell office:value-type="float" office:value="48931550" calcext:value-type="float">
            <text:p>48931550</text:p>
          </table:table-cell>
          <table:table-cell office:value-type="float" office:value="48555810" calcext:value-type="float">
            <text:p>48555810</text:p>
          </table:table-cell>
          <table:table-cell office:value-type="float" office:value="50009080" calcext:value-type="float">
            <text:p>50009080</text:p>
          </table:table-cell>
          <table:table-cell office:value-type="float" office:value="47853000" calcext:value-type="float">
            <text:p>47853000</text:p>
          </table:table-cell>
          <table:table-cell office:value-type="float" office:value="53376000" calcext:value-type="float">
            <text:p>5337600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CORREIA PIN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13" calcext:value-type="float">
            <text:p>14613</text:p>
          </table:table-cell>
          <table:table-cell office:value-type="float" office:value="14447" calcext:value-type="float">
            <text:p>14447</text:p>
          </table:table-cell>
          <table:table-cell office:value-type="float" office:value="14301" calcext:value-type="float">
            <text:p>14301</text:p>
          </table:table-cell>
          <table:table-cell office:value-type="float" office:value="14063" calcext:value-type="float">
            <text:p>14063</text:p>
          </table:table-cell>
          <table:table-cell office:value-type="float" office:value="13826" calcext:value-type="float">
            <text:p>13826</text:p>
          </table:table-cell>
          <table:table-cell office:value-type="float" office:value="13591" calcext:value-type="float">
            <text:p>13591</text:p>
          </table:table-cell>
          <table:table-cell office:value-type="float" office:value="13358" calcext:value-type="float">
            <text:p>13358</text:p>
          </table:table-cell>
          <table:table-cell office:value-type="float" office:value="13040" calcext:value-type="float">
            <text:p>13040</text:p>
          </table:table-cell>
          <table:table-cell office:value-type="float" office:value="12795" calcext:value-type="float">
            <text:p>12795</text:p>
          </table:table-cell>
          <table:table-cell office:value-type="float" office:value="12553" calcext:value-type="float">
            <text:p>12553</text:p>
          </table:table-cell>
          <table:table-cell office:value-type="float" office:value="3440748.97" calcext:value-type="float">
            <text:p>3440748.97</text:p>
          </table:table-cell>
          <table:table-cell office:value-type="float" office:value="4049333.67" calcext:value-type="float">
            <text:p>4049333.67</text:p>
          </table:table-cell>
          <table:table-cell office:value-type="float" office:value="4847581.05" calcext:value-type="float">
            <text:p>4847581.05</text:p>
          </table:table-cell>
          <table:table-cell office:value-type="float" office:value="5007970.43" calcext:value-type="float">
            <text:p>5007970.43</text:p>
          </table:table-cell>
          <table:table-cell office:value-type="float" office:value="5355648.37" calcext:value-type="float">
            <text:p>5355648.37</text:p>
          </table:table-cell>
          <table:table-cell office:value-type="float" office:value="5239160.35" calcext:value-type="float">
            <text:p>5239160.35</text:p>
          </table:table-cell>
          <table:table-cell office:value-type="float" office:value="5479798.59" calcext:value-type="float">
            <text:p>5479798.59</text:p>
          </table:table-cell>
          <table:table-cell office:value-type="float" office:value="5619977.33" calcext:value-type="float">
            <text:p>5619977.33</text:p>
          </table:table-cell>
          <table:table-cell office:value-type="float" office:value="6038217.66" calcext:value-type="float">
            <text:p>6038217.66</text:p>
          </table:table-cell>
          <table:table-cell office:value-type="float" office:value="6066791.66" calcext:value-type="float">
            <text:p>6066791.66</text:p>
          </table:table-cell>
          <table:table-cell office:value-type="float" office:value="5914418.24" calcext:value-type="float">
            <text:p>5914418.24</text:p>
          </table:table-cell>
          <table:table-cell office:value-type="float" office:value="357103900" calcext:value-type="float">
            <text:p>357103900</text:p>
          </table:table-cell>
          <table:table-cell office:value-type="float" office:value="393405700" calcext:value-type="float">
            <text:p>393405700</text:p>
          </table:table-cell>
          <table:table-cell office:value-type="float" office:value="398290600" calcext:value-type="float">
            <text:p>398290600</text:p>
          </table:table-cell>
          <table:table-cell office:value-type="float" office:value="454785500" calcext:value-type="float">
            <text:p>454785500</text:p>
          </table:table-cell>
          <table:table-cell office:value-type="float" office:value="481887200" calcext:value-type="float">
            <text:p>481887200</text:p>
          </table:table-cell>
          <table:table-cell office:value-type="float" office:value="530350300" calcext:value-type="float">
            <text:p>530350300</text:p>
          </table:table-cell>
          <table:table-cell office:value-type="float" office:value="520499100" calcext:value-type="float">
            <text:p>520499100</text:p>
          </table:table-cell>
          <table:table-cell office:value-type="float" office:value="616434200" calcext:value-type="float">
            <text:p>616434200</text:p>
          </table:table-cell>
          <table:table-cell office:value-type="float" office:value="578597800" calcext:value-type="float">
            <text:p>578597800</text:p>
          </table:table-cell>
          <table:table-cell office:value-type="float" office:value="618967000" calcext:value-type="float">
            <text:p>618967000</text:p>
          </table:table-cell>
          <table:table-cell office:value-type="float" office:value="670531000" calcext:value-type="float">
            <text:p>670531000</text:p>
          </table:table-cell>
          <table:table-cell office:value-type="float" office:value="2136" calcext:value-type="float">
            <text:p>2136</text:p>
          </table:table-cell>
          <table:table-cell office:value-type="float" office:value="2175" calcext:value-type="float">
            <text:p>2175</text:p>
          </table:table-cell>
          <table:table-cell office:value-type="float" office:value="2181" calcext:value-type="float">
            <text:p>2181</text:p>
          </table:table-cell>
          <table:table-cell office:value-type="float" office:value="2333" calcext:value-type="float">
            <text:p>2333</text:p>
          </table:table-cell>
          <table:table-cell office:value-type="float" office:value="2408" calcext:value-type="float">
            <text:p>2408</text:p>
          </table:table-cell>
          <table:table-cell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float" office:value="2366" calcext:value-type="float">
            <text:p>2366</text:p>
          </table:table-cell>
          <table:table-cell office:value-type="float" office:value="2420" calcext:value-type="float">
            <text:p>2420</text:p>
          </table:table-cell>
          <table:table-cell office:value-type="float" office:value="2538" calcext:value-type="float">
            <text:p>2538</text:p>
          </table:table-cell>
          <table:table-cell office:value-type="float" office:value="2543" calcext:value-type="float">
            <text:p>254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RUPÁ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006" calcext:value-type="float">
            <text:p>14006</text:p>
          </table:table-cell>
          <table:table-cell office:value-type="float" office:value="14155" calcext:value-type="float">
            <text:p>14155</text:p>
          </table:table-cell>
          <table:table-cell office:value-type="float" office:value="14716" calcext:value-type="float">
            <text:p>14716</text:p>
          </table:table-cell>
          <table:table-cell office:value-type="float" office:value="14925" calcext:value-type="float">
            <text:p>14925</text:p>
          </table:table-cell>
          <table:table-cell office:value-type="float" office:value="15132" calcext:value-type="float">
            <text:p>15132</text:p>
          </table:table-cell>
          <table:table-cell office:value-type="float" office:value="15337" calcext:value-type="float">
            <text:p>15337</text:p>
          </table:table-cell>
          <table:table-cell office:value-type="float" office:value="15541" calcext:value-type="float">
            <text:p>15541</text:p>
          </table:table-cell>
          <table:table-cell office:value-type="float" office:value="15709" calcext:value-type="float">
            <text:p>15709</text:p>
          </table:table-cell>
          <table:table-cell office:value-type="float" office:value="15909" calcext:value-type="float">
            <text:p>15909</text:p>
          </table:table-cell>
          <table:table-cell office:value-type="float" office:value="16107" calcext:value-type="float">
            <text:p>16107</text:p>
          </table:table-cell>
          <table:table-cell office:value-type="float" office:value="4980128.47" calcext:value-type="float">
            <text:p>4980128.47</text:p>
          </table:table-cell>
          <table:table-cell office:value-type="float" office:value="5254747.95" calcext:value-type="float">
            <text:p>5254747.95</text:p>
          </table:table-cell>
          <table:table-cell office:value-type="float" office:value="6029309.42" calcext:value-type="float">
            <text:p>6029309.42</text:p>
          </table:table-cell>
          <table:table-cell office:value-type="float" office:value="6623363.69" calcext:value-type="float">
            <text:p>6623363.69</text:p>
          </table:table-cell>
          <table:table-cell office:value-type="float" office:value="7142122.26" calcext:value-type="float">
            <text:p>7142122.26</text:p>
          </table:table-cell>
          <table:table-cell office:value-type="float" office:value="7468610.63" calcext:value-type="float">
            <text:p>7468610.63</text:p>
          </table:table-cell>
          <table:table-cell office:value-type="float" office:value="7597151.98" calcext:value-type="float">
            <text:p>7597151.98</text:p>
          </table:table-cell>
          <table:table-cell office:value-type="float" office:value="8233090.13" calcext:value-type="float">
            <text:p>8233090.13</text:p>
          </table:table-cell>
          <table:table-cell office:value-type="float" office:value="8707116.65" calcext:value-type="float">
            <text:p>8707116.65</text:p>
          </table:table-cell>
          <table:table-cell office:value-type="float" office:value="9523000.49" calcext:value-type="float">
            <text:p>9523000.49</text:p>
          </table:table-cell>
          <table:table-cell office:value-type="float" office:value="9876266.34" calcext:value-type="float">
            <text:p>9876266.34</text:p>
          </table:table-cell>
          <table:table-cell office:value-type="float" office:value="284590700" calcext:value-type="float">
            <text:p>284590700</text:p>
          </table:table-cell>
          <table:table-cell office:value-type="float" office:value="338343000" calcext:value-type="float">
            <text:p>338343000</text:p>
          </table:table-cell>
          <table:table-cell office:value-type="float" office:value="351490000" calcext:value-type="float">
            <text:p>351490000</text:p>
          </table:table-cell>
          <table:table-cell office:value-type="float" office:value="393006300" calcext:value-type="float">
            <text:p>393006300</text:p>
          </table:table-cell>
          <table:table-cell office:value-type="float" office:value="379977400" calcext:value-type="float">
            <text:p>379977400</text:p>
          </table:table-cell>
          <table:table-cell office:value-type="float" office:value="357835500" calcext:value-type="float">
            <text:p>357835500</text:p>
          </table:table-cell>
          <table:table-cell office:value-type="float" office:value="380267500" calcext:value-type="float">
            <text:p>380267500</text:p>
          </table:table-cell>
          <table:table-cell office:value-type="float" office:value="520312600" calcext:value-type="float">
            <text:p>520312600</text:p>
          </table:table-cell>
          <table:table-cell office:value-type="float" office:value="442369600" calcext:value-type="float">
            <text:p>442369600</text:p>
          </table:table-cell>
          <table:table-cell office:value-type="float" office:value="465349000" calcext:value-type="float">
            <text:p>465349000</text:p>
          </table:table-cell>
          <table:table-cell office:value-type="float" office:value="676915000" calcext:value-type="float">
            <text:p>676915000</text:p>
          </table:table-cell>
          <table:table-cell office:value-type="float" office:value="3802" calcext:value-type="float">
            <text:p>3802</text:p>
          </table:table-cell>
          <table:table-cell office:value-type="float" office:value="3778" calcext:value-type="float">
            <text:p>3778</text:p>
          </table:table-cell>
          <table:table-cell office:value-type="float" office:value="3862" calcext:value-type="float">
            <text:p>3862</text:p>
          </table:table-cell>
          <table:table-cell office:value-type="float" office:value="3880" calcext:value-type="float">
            <text:p>3880</text:p>
          </table:table-cell>
          <table:table-cell office:value-type="float" office:value="3908" calcext:value-type="float">
            <text:p>3908</text:p>
          </table:table-cell>
          <table:table-cell office:value-type="float" office:value="3834" calcext:value-type="float">
            <text:p>3834</text:p>
          </table:table-cell>
          <table:table-cell office:value-type="float" office:value="3591" calcext:value-type="float">
            <text:p>3591</text:p>
          </table:table-cell>
          <table:table-cell office:value-type="float" office:value="3713" calcext:value-type="float">
            <text:p>3713</text:p>
          </table:table-cell>
          <table:table-cell office:value-type="float" office:value="3765" calcext:value-type="float">
            <text:p>3765</text:p>
          </table:table-cell>
          <table:table-cell office:value-type="float" office:value="3944" calcext:value-type="float">
            <text:p>3944</text:p>
          </table:table-cell>
          <table:table-cell office:value-type="float" office:value="4034" calcext:value-type="float">
            <text:p>4034</text:p>
          </table:table-cell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string" calcext:value-type="string">
            <text:p>CRICIÚ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3989" calcext:value-type="float">
            <text:p>193989</text:p>
          </table:table-cell>
          <table:table-cell office:value-type="float" office:value="195614" calcext:value-type="float">
            <text:p>195614</text:p>
          </table:table-cell>
          <table:table-cell office:value-type="float" office:value="202395" calcext:value-type="float">
            <text:p>202395</text:p>
          </table:table-cell>
          <table:table-cell office:value-type="float" office:value="204667" calcext:value-type="float">
            <text:p>204667</text:p>
          </table:table-cell>
          <table:table-cell office:value-type="float" office:value="206918" calcext:value-type="float">
            <text:p>206918</text:p>
          </table:table-cell>
          <table:table-cell office:value-type="float" office:value="209153" calcext:value-type="float">
            <text:p>209153</text:p>
          </table:table-cell>
          <table:table-cell office:value-type="float" office:value="211369" calcext:value-type="float">
            <text:p>211369</text:p>
          </table:table-cell>
          <table:table-cell office:value-type="float" office:value="213023" calcext:value-type="float">
            <text:p>213023</text:p>
          </table:table-cell>
          <table:table-cell office:value-type="float" office:value="215186" calcext:value-type="float">
            <text:p>215186</text:p>
          </table:table-cell>
          <table:table-cell office:value-type="float" office:value="217311" calcext:value-type="float">
            <text:p>217311</text:p>
          </table:table-cell>
          <table:table-cell office:value-type="float" office:value="59771035.22" calcext:value-type="float">
            <text:p>59771035.22</text:p>
          </table:table-cell>
          <table:table-cell office:value-type="float" office:value="69642705.66" calcext:value-type="float">
            <text:p>69642705.66</text:p>
          </table:table-cell>
          <table:table-cell office:value-type="float" office:value="79595766.06" calcext:value-type="float">
            <text:p>79595766.06</text:p>
          </table:table-cell>
          <table:table-cell office:value-type="float" office:value="92217623.98" calcext:value-type="float">
            <text:p>92217623.98</text:p>
          </table:table-cell>
          <table:table-cell office:value-type="float" office:value="101059608.69" calcext:value-type="float">
            <text:p>101059608.69</text:p>
          </table:table-cell>
          <table:table-cell office:value-type="float" office:value="108364794.17" calcext:value-type="float">
            <text:p>108364794.17</text:p>
          </table:table-cell>
          <table:table-cell office:value-type="float" office:value="114060580.35" calcext:value-type="float">
            <text:p>114060580.35</text:p>
          </table:table-cell>
          <table:table-cell office:value-type="float" office:value="120520157.42" calcext:value-type="float">
            <text:p>120520157.42</text:p>
          </table:table-cell>
          <table:table-cell office:value-type="float" office:value="127231115.33" calcext:value-type="float">
            <text:p>127231115.33</text:p>
          </table:table-cell>
          <table:table-cell office:value-type="float" office:value="131284747.19" calcext:value-type="float">
            <text:p>131284747.19</text:p>
          </table:table-cell>
          <table:table-cell office:value-type="float" office:value="133795300.2" calcext:value-type="float">
            <text:p>133795300.2</text:p>
          </table:table-cell>
          <table:table-cell office:value-type="float" office:value="3870771000" calcext:value-type="float">
            <text:p>3870771000</text:p>
          </table:table-cell>
          <table:table-cell office:value-type="float" office:value="4758666000" calcext:value-type="float">
            <text:p>4758666000</text:p>
          </table:table-cell>
          <table:table-cell office:value-type="float" office:value="5016311000" calcext:value-type="float">
            <text:p>5016311000</text:p>
          </table:table-cell>
          <table:table-cell office:value-type="float" office:value="5496582000" calcext:value-type="float">
            <text:p>5496582000</text:p>
          </table:table-cell>
          <table:table-cell office:value-type="float" office:value="6349390000" calcext:value-type="float">
            <text:p>6349390000</text:p>
          </table:table-cell>
          <table:table-cell office:value-type="float" office:value="6998879000" calcext:value-type="float">
            <text:p>6998879000</text:p>
          </table:table-cell>
          <table:table-cell office:value-type="float" office:value="6898752000" calcext:value-type="float">
            <text:p>6898752000</text:p>
          </table:table-cell>
          <table:table-cell office:value-type="float" office:value="7149694000" calcext:value-type="float">
            <text:p>7149694000</text:p>
          </table:table-cell>
          <table:table-cell office:value-type="float" office:value="7684445000" calcext:value-type="float">
            <text:p>7684445000</text:p>
          </table:table-cell>
          <table:table-cell office:value-type="float" office:value="8229743000" calcext:value-type="float">
            <text:p>8229743000</text:p>
          </table:table-cell>
          <table:table-cell office:value-type="float" office:value="8805204000" calcext:value-type="float">
            <text:p>8805204000</text:p>
          </table:table-cell>
          <table:table-cell office:value-type="float" office:value="48940" calcext:value-type="float">
            <text:p>48940</text:p>
          </table:table-cell>
          <table:table-cell office:value-type="float" office:value="51724" calcext:value-type="float">
            <text:p>51724</text:p>
          </table:table-cell>
          <table:table-cell office:value-type="float" office:value="53259" calcext:value-type="float">
            <text:p>53259</text:p>
          </table:table-cell>
          <table:table-cell office:value-type="float" office:value="55181" calcext:value-type="float">
            <text:p>55181</text:p>
          </table:table-cell>
          <table:table-cell office:value-type="float" office:value="55840" calcext:value-type="float">
            <text:p>55840</text:p>
          </table:table-cell>
          <table:table-cell office:value-type="float" office:value="54583" calcext:value-type="float">
            <text:p>54583</text:p>
          </table:table-cell>
          <table:table-cell office:value-type="float" office:value="53737" calcext:value-type="float">
            <text:p>53737</text:p>
          </table:table-cell>
          <table:table-cell office:value-type="float" office:value="53799" calcext:value-type="float">
            <text:p>53799</text:p>
          </table:table-cell>
          <table:table-cell office:value-type="float" office:value="54972" calcext:value-type="float">
            <text:p>54972</text:p>
          </table:table-cell>
          <table:table-cell office:value-type="float" office:value="57166" calcext:value-type="float">
            <text:p>57166</text:p>
          </table:table-cell>
          <table:table-cell office:value-type="float" office:value="56772" calcext:value-type="float">
            <text:p>5677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CUNHA PORÃ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43" calcext:value-type="float">
            <text:p>10643</text:p>
          </table:table-cell>
          <table:table-cell office:value-type="float" office:value="10671" calcext:value-type="float">
            <text:p>10671</text:p>
          </table:table-cell>
          <table:table-cell office:value-type="float" office:value="10905" calcext:value-type="float">
            <text:p>10905</text:p>
          </table:table-cell>
          <table:table-cell office:value-type="float" office:value="10944" calcext:value-type="float">
            <text:p>10944</text:p>
          </table:table-cell>
          <table:table-cell office:value-type="float" office:value="10982" calcext:value-type="float">
            <text:p>10982</text:p>
          </table:table-cell>
          <table:table-cell office:value-type="float" office:value="11020" calcext:value-type="float">
            <text:p>11020</text:p>
          </table:table-cell>
          <table:table-cell office:value-type="float" office:value="11057" calcext:value-type="float">
            <text:p>11057</text:p>
          </table:table-cell>
          <table:table-cell office:value-type="float" office:value="11053" calcext:value-type="float">
            <text:p>11053</text:p>
          </table:table-cell>
          <table:table-cell office:value-type="float" office:value="11086" calcext:value-type="float">
            <text:p>11086</text:p>
          </table:table-cell>
          <table:table-cell office:value-type="float" office:value="11118" calcext:value-type="float">
            <text:p>11118</text:p>
          </table:table-cell>
          <table:table-cell office:value-type="float" office:value="1574811.28" calcext:value-type="float">
            <text:p>1574811.28</text:p>
          </table:table-cell>
          <table:table-cell office:value-type="float" office:value="1835735.55" calcext:value-type="float">
            <text:p>1835735.55</text:p>
          </table:table-cell>
          <table:table-cell office:value-type="float" office:value="2361786.55" calcext:value-type="float">
            <text:p>2361786.55</text:p>
          </table:table-cell>
          <table:table-cell office:value-type="float" office:value="3137879.77" calcext:value-type="float">
            <text:p>3137879.77</text:p>
          </table:table-cell>
          <table:table-cell office:value-type="float" office:value="3475808.37" calcext:value-type="float">
            <text:p>3475808.37</text:p>
          </table:table-cell>
          <table:table-cell office:value-type="float" office:value="3956796.38" calcext:value-type="float">
            <text:p>3956796.38</text:p>
          </table:table-cell>
          <table:table-cell office:value-type="float" office:value="4736014.87" calcext:value-type="float">
            <text:p>4736014.87</text:p>
          </table:table-cell>
          <table:table-cell office:value-type="float" office:value="4545255" calcext:value-type="float">
            <text:p>4545255</text:p>
          </table:table-cell>
          <table:table-cell office:value-type="float" office:value="4946129.08" calcext:value-type="float">
            <text:p>4946129.08</text:p>
          </table:table-cell>
          <table:table-cell office:value-type="float" office:value="5136193.17" calcext:value-type="float">
            <text:p>5136193.17</text:p>
          </table:table-cell>
          <table:table-cell office:value-type="float" office:value="5832228.21" calcext:value-type="float">
            <text:p>5832228.21</text:p>
          </table:table-cell>
          <table:table-cell office:value-type="float" office:value="411456400" calcext:value-type="float">
            <text:p>411456400</text:p>
          </table:table-cell>
          <table:table-cell office:value-type="float" office:value="531159400" calcext:value-type="float">
            <text:p>531159400</text:p>
          </table:table-cell>
          <table:table-cell office:value-type="float" office:value="524850800" calcext:value-type="float">
            <text:p>524850800</text:p>
          </table:table-cell>
          <table:table-cell office:value-type="float" office:value="557470100" calcext:value-type="float">
            <text:p>557470100</text:p>
          </table:table-cell>
          <table:table-cell office:value-type="float" office:value="479615700" calcext:value-type="float">
            <text:p>479615700</text:p>
          </table:table-cell>
          <table:table-cell office:value-type="float" office:value="473969900" calcext:value-type="float">
            <text:p>473969900</text:p>
          </table:table-cell>
          <table:table-cell office:value-type="float" office:value="513282900" calcext:value-type="float">
            <text:p>513282900</text:p>
          </table:table-cell>
          <table:table-cell office:value-type="float" office:value="519840200" calcext:value-type="float">
            <text:p>519840200</text:p>
          </table:table-cell>
          <table:table-cell office:value-type="float" office:value="534164000" calcext:value-type="float">
            <text:p>534164000</text:p>
          </table:table-cell>
          <table:table-cell office:value-type="float" office:value="596671000" calcext:value-type="float">
            <text:p>596671000</text:p>
          </table:table-cell>
          <table:table-cell office:value-type="float" office:value="704046000" calcext:value-type="float">
            <text:p>704046000</text:p>
          </table:table-cell>
          <table:table-cell office:value-type="float" office:value="1673" calcext:value-type="float">
            <text:p>1673</text:p>
          </table:table-cell>
          <table:table-cell office:value-type="float" office:value="1777" calcext:value-type="float">
            <text:p>1777</text:p>
          </table:table-cell>
          <table:table-cell office:value-type="float" office:value="1903" calcext:value-type="float">
            <text:p>1903</text:p>
          </table:table-cell>
          <table:table-cell office:value-type="float" office:value="2348" calcext:value-type="float">
            <text:p>2348</text:p>
          </table:table-cell>
          <table:table-cell office:value-type="float" office:value="2319" calcext:value-type="float">
            <text:p>2319</text:p>
          </table:table-cell>
          <table:table-cell office:value-type="float" office:value="2382" calcext:value-type="float">
            <text:p>2382</text:p>
          </table:table-cell>
          <table:table-cell office:value-type="float" office:value="2245" calcext:value-type="float">
            <text:p>2245</text:p>
          </table:table-cell>
          <table:table-cell office:value-type="float" office:value="2282" calcext:value-type="float">
            <text:p>2282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565" calcext:value-type="float">
            <text:p>256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CUNHATAÍ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87" calcext:value-type="float">
            <text:p>1887</text:p>
          </table:table-cell>
          <table:table-cell office:value-type="float" office:value="1892" calcext:value-type="float">
            <text:p>1892</text:p>
          </table:table-cell>
          <table:table-cell office:value-type="float" office:value="1931" calcext:value-type="float">
            <text:p>1931</text:p>
          </table:table-cell>
          <table:table-cell office:value-type="float" office:value="1937" calcext:value-type="float">
            <text:p>1937</text:p>
          </table:table-cell>
          <table:table-cell office:value-type="float" office:value="1943" calcext:value-type="float">
            <text:p>1943</text:p>
          </table:table-cell>
          <table:table-cell office:value-type="float" office:value="1949" calcext:value-type="float">
            <text:p>1949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float" office:value="1962" calcext:value-type="float">
            <text:p>1962</text:p>
          </table:table-cell>
          <table:table-cell office:value-type="float" office:value="1967" calcext:value-type="float">
            <text:p>1967</text:p>
          </table:table-cell>
          <table:table-cell office:value-type="float" office:value="80369.74" calcext:value-type="float">
            <text:p>80369.74</text:p>
          </table:table-cell>
          <table:table-cell office:value-type="float" office:value="99090.81" calcext:value-type="float">
            <text:p>99090.81</text:p>
          </table:table-cell>
          <table:table-cell office:value-type="float" office:value="101765.72" calcext:value-type="float">
            <text:p>101765.72</text:p>
          </table:table-cell>
          <table:table-cell office:value-type="float" office:value="124012.64" calcext:value-type="float">
            <text:p>124012.64</text:p>
          </table:table-cell>
          <table:table-cell office:value-type="float" office:value="160921.2" calcext:value-type="float">
            <text:p>160921.2</text:p>
          </table:table-cell>
          <table:table-cell office:value-type="float" office:value="204191.12" calcext:value-type="float">
            <text:p>204191.12</text:p>
          </table:table-cell>
          <table:table-cell office:value-type="float" office:value="230915.04" calcext:value-type="float">
            <text:p>230915.04</text:p>
          </table:table-cell>
          <table:table-cell office:value-type="float" office:value="271418.57" calcext:value-type="float">
            <text:p>271418.57</text:p>
          </table:table-cell>
          <table:table-cell office:value-type="float" office:value="273641.38" calcext:value-type="float">
            <text:p>273641.38</text:p>
          </table:table-cell>
          <table:table-cell office:value-type="float" office:value="293891.33" calcext:value-type="float">
            <text:p>293891.33</text:p>
          </table:table-cell>
          <table:table-cell office:value-type="float" office:value="319466.73" calcext:value-type="float">
            <text:p>319466.73</text:p>
          </table:table-cell>
          <table:table-cell office:value-type="float" office:value="24570040" calcext:value-type="float">
            <text:p>24570040</text:p>
          </table:table-cell>
          <table:table-cell office:value-type="float" office:value="26271220" calcext:value-type="float">
            <text:p>26271220</text:p>
          </table:table-cell>
          <table:table-cell office:value-type="float" office:value="27045630" calcext:value-type="float">
            <text:p>27045630</text:p>
          </table:table-cell>
          <table:table-cell office:value-type="float" office:value="34545590" calcext:value-type="float">
            <text:p>34545590</text:p>
          </table:table-cell>
          <table:table-cell office:value-type="float" office:value="35810970" calcext:value-type="float">
            <text:p>35810970</text:p>
          </table:table-cell>
          <table:table-cell office:value-type="float" office:value="38920500" calcext:value-type="float">
            <text:p>38920500</text:p>
          </table:table-cell>
          <table:table-cell office:value-type="float" office:value="40673980" calcext:value-type="float">
            <text:p>40673980</text:p>
          </table:table-cell>
          <table:table-cell office:value-type="float" office:value="45987240" calcext:value-type="float">
            <text:p>45987240</text:p>
          </table:table-cell>
          <table:table-cell office:value-type="float" office:value="51349580" calcext:value-type="float">
            <text:p>51349580</text:p>
          </table:table-cell>
          <table:table-cell office:value-type="float" office:value="51920000" calcext:value-type="float">
            <text:p>51920000</text:p>
          </table:table-cell>
          <table:table-cell office:value-type="float" office:value="58490000" calcext:value-type="float">
            <text:p>58490000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CURITIBAN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878" calcext:value-type="float">
            <text:p>37878</text:p>
          </table:table-cell>
          <table:table-cell office:value-type="float" office:value="38003" calcext:value-type="float">
            <text:p>38003</text:p>
          </table:table-cell>
          <table:table-cell office:value-type="float" office:value="38890" calcext:value-type="float">
            <text:p>38890</text:p>
          </table:table-cell>
          <table:table-cell office:value-type="float" office:value="39061" calcext:value-type="float">
            <text:p>39061</text:p>
          </table:table-cell>
          <table:table-cell office:value-type="float" office:value="39231" calcext:value-type="float">
            <text:p>39231</text:p>
          </table:table-cell>
          <table:table-cell office:value-type="float" office:value="39399" calcext:value-type="float">
            <text:p>39399</text:p>
          </table:table-cell>
          <table:table-cell office:value-type="float" office:value="39566" calcext:value-type="float">
            <text:p>39566</text:p>
          </table:table-cell>
          <table:table-cell office:value-type="float" office:value="39595" calcext:value-type="float">
            <text:p>39595</text:p>
          </table:table-cell>
          <table:table-cell office:value-type="float" office:value="39745" calcext:value-type="float">
            <text:p>39745</text:p>
          </table:table-cell>
          <table:table-cell office:value-type="float" office:value="39893" calcext:value-type="float">
            <text:p>39893</text:p>
          </table:table-cell>
          <table:table-cell office:value-type="float" office:value="5883833.87" calcext:value-type="float">
            <text:p>5883833.87</text:p>
          </table:table-cell>
          <table:table-cell office:value-type="float" office:value="7549636.84" calcext:value-type="float">
            <text:p>7549636.84</text:p>
          </table:table-cell>
          <table:table-cell office:value-type="float" office:value="8301385.4" calcext:value-type="float">
            <text:p>8301385.4</text:p>
          </table:table-cell>
          <table:table-cell office:value-type="float" office:value="10010329.62" calcext:value-type="float">
            <text:p>10010329.62</text:p>
          </table:table-cell>
          <table:table-cell office:value-type="float" office:value="11368115.3" calcext:value-type="float">
            <text:p>11368115.3</text:p>
          </table:table-cell>
          <table:table-cell office:value-type="float" office:value="12347257.52" calcext:value-type="float">
            <text:p>12347257.52</text:p>
          </table:table-cell>
          <table:table-cell office:value-type="float" office:value="13716591.78" calcext:value-type="float">
            <text:p>13716591.78</text:p>
          </table:table-cell>
          <table:table-cell office:value-type="float" office:value="14407395.2" calcext:value-type="float">
            <text:p>14407395.2</text:p>
          </table:table-cell>
          <table:table-cell office:value-type="float" office:value="14637998.23" calcext:value-type="float">
            <text:p>14637998.23</text:p>
          </table:table-cell>
          <table:table-cell office:value-type="float" office:value="15089815.59" calcext:value-type="float">
            <text:p>15089815.59</text:p>
          </table:table-cell>
          <table:table-cell office:value-type="float" office:value="15611544.06" calcext:value-type="float">
            <text:p>15611544.06</text:p>
          </table:table-cell>
          <table:table-cell office:value-type="float" office:value="646797000" calcext:value-type="float">
            <text:p>646797000</text:p>
          </table:table-cell>
          <table:table-cell office:value-type="float" office:value="732850700" calcext:value-type="float">
            <text:p>732850700</text:p>
          </table:table-cell>
          <table:table-cell office:value-type="float" office:value="842490400" calcext:value-type="float">
            <text:p>842490400</text:p>
          </table:table-cell>
          <table:table-cell office:value-type="float" office:value="934827500" calcext:value-type="float">
            <text:p>934827500</text:p>
          </table:table-cell>
          <table:table-cell office:value-type="float" office:value="1063004000" calcext:value-type="float">
            <text:p>1063004000</text:p>
          </table:table-cell>
          <table:table-cell office:value-type="float" office:value="1082175000" calcext:value-type="float">
            <text:p>1082175000</text:p>
          </table:table-cell>
          <table:table-cell office:value-type="float" office:value="1226428000" calcext:value-type="float">
            <text:p>1226428000</text:p>
          </table:table-cell>
          <table:table-cell office:value-type="float" office:value="1495894000" calcext:value-type="float">
            <text:p>1495894000</text:p>
          </table:table-cell>
          <table:table-cell office:value-type="float" office:value="1425005000" calcext:value-type="float">
            <text:p>1425005000</text:p>
          </table:table-cell>
          <table:table-cell office:value-type="float" office:value="1494455000" calcext:value-type="float">
            <text:p>1494455000</text:p>
          </table:table-cell>
          <table:table-cell office:value-type="float" office:value="1604543000" calcext:value-type="float">
            <text:p>1604543000</text:p>
          </table:table-cell>
          <table:table-cell office:value-type="float" office:value="5855" calcext:value-type="float">
            <text:p>5855</text:p>
          </table:table-cell>
          <table:table-cell office:value-type="float" office:value="6497" calcext:value-type="float">
            <text:p>6497</text:p>
          </table:table-cell>
          <table:table-cell office:value-type="float" office:value="6590" calcext:value-type="float">
            <text:p>6590</text:p>
          </table:table-cell>
          <table:table-cell office:value-type="float" office:value="7039" calcext:value-type="float">
            <text:p>7039</text:p>
          </table:table-cell>
          <table:table-cell office:value-type="float" office:value="7340" calcext:value-type="float">
            <text:p>7340</text:p>
          </table:table-cell>
          <table:table-cell office:value-type="float" office:value="7147" calcext:value-type="float">
            <text:p>7147</text:p>
          </table:table-cell>
          <table:table-cell office:value-type="float" office:value="7300" calcext:value-type="float">
            <text:p>7300</text:p>
          </table:table-cell>
          <table:table-cell office:value-type="float" office:value="7410" calcext:value-type="float">
            <text:p>7410</text:p>
          </table:table-cell>
          <table:table-cell office:value-type="float" office:value="7415" calcext:value-type="float">
            <text:p>7415</text:p>
          </table:table-cell>
          <table:table-cell office:value-type="float" office:value="7545" calcext:value-type="float">
            <text:p>7545</text:p>
          </table:table-cell>
          <table:table-cell office:value-type="float" office:value="7684" calcext:value-type="float">
            <text:p>768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DESCAN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97" calcext:value-type="float">
            <text:p>8597</text:p>
          </table:table-cell>
          <table:table-cell office:value-type="float" office:value="8560" calcext:value-type="float">
            <text:p>8560</text:p>
          </table:table-cell>
          <table:table-cell office:value-type="float" office:value="8612" calcext:value-type="float">
            <text:p>8612</text:p>
          </table:table-cell>
          <table:table-cell office:value-type="float" office:value="8558" calcext:value-type="float">
            <text:p>8558</text:p>
          </table:table-cell>
          <table:table-cell office:value-type="float" office:value="8505" calcext:value-type="float">
            <text:p>8505</text:p>
          </table:table-cell>
          <table:table-cell office:value-type="float" office:value="8452" calcext:value-type="float">
            <text:p>8452</text:p>
          </table:table-cell>
          <table:table-cell office:value-type="float" office:value="8399" calcext:value-type="float">
            <text:p>8399</text:p>
          </table:table-cell>
          <table:table-cell office:value-type="float" office:value="8308" calcext:value-type="float">
            <text:p>8308</text:p>
          </table:table-cell>
          <table:table-cell office:value-type="float" office:value="8250" calcext:value-type="float">
            <text:p>8250</text:p>
          </table:table-cell>
          <table:table-cell office:value-type="float" office:value="8192" calcext:value-type="float">
            <text:p>8192</text:p>
          </table:table-cell>
          <table:table-cell office:value-type="float" office:value="542243.51" calcext:value-type="float">
            <text:p>542243.51</text:p>
          </table:table-cell>
          <table:table-cell office:value-type="float" office:value="677967.3" calcext:value-type="float">
            <text:p>677967.3</text:p>
          </table:table-cell>
          <table:table-cell office:value-type="float" office:value="837849.15" calcext:value-type="float">
            <text:p>837849.15</text:p>
          </table:table-cell>
          <table:table-cell office:value-type="float" office:value="959723.47" calcext:value-type="float">
            <text:p>959723.47</text:p>
          </table:table-cell>
          <table:table-cell office:value-type="float" office:value="1079494.11" calcext:value-type="float">
            <text:p>1079494.11</text:p>
          </table:table-cell>
          <table:table-cell office:value-type="float" office:value="1153022.41" calcext:value-type="float">
            <text:p>1153022.41</text:p>
          </table:table-cell>
          <table:table-cell office:value-type="float" office:value="1223870.07" calcext:value-type="float">
            <text:p>1223870.07</text:p>
          </table:table-cell>
          <table:table-cell office:value-type="float" office:value="1272944" calcext:value-type="float">
            <text:p>1272944</text:p>
          </table:table-cell>
          <table:table-cell office:value-type="float" office:value="1343246.83" calcext:value-type="float">
            <text:p>1343246.83</text:p>
          </table:table-cell>
          <table:table-cell office:value-type="float" office:value="1476947.57" calcext:value-type="float">
            <text:p>1476947.57</text:p>
          </table:table-cell>
          <table:table-cell office:value-type="float" office:value="1511750.57" calcext:value-type="float">
            <text:p>1511750.57</text:p>
          </table:table-cell>
          <table:table-cell office:value-type="float" office:value="115125700" calcext:value-type="float">
            <text:p>115125700</text:p>
          </table:table-cell>
          <table:table-cell office:value-type="float" office:value="131661700" calcext:value-type="float">
            <text:p>131661700</text:p>
          </table:table-cell>
          <table:table-cell office:value-type="float" office:value="133913800" calcext:value-type="float">
            <text:p>133913800</text:p>
          </table:table-cell>
          <table:table-cell office:value-type="float" office:value="181564000" calcext:value-type="float">
            <text:p>181564000</text:p>
          </table:table-cell>
          <table:table-cell office:value-type="float" office:value="202862900" calcext:value-type="float">
            <text:p>202862900</text:p>
          </table:table-cell>
          <table:table-cell office:value-type="float" office:value="207537500" calcext:value-type="float">
            <text:p>207537500</text:p>
          </table:table-cell>
          <table:table-cell office:value-type="float" office:value="220616400" calcext:value-type="float">
            <text:p>220616400</text:p>
          </table:table-cell>
          <table:table-cell office:value-type="float" office:value="228895700" calcext:value-type="float">
            <text:p>228895700</text:p>
          </table:table-cell>
          <table:table-cell office:value-type="float" office:value="216846700" calcext:value-type="float">
            <text:p>216846700</text:p>
          </table:table-cell>
          <table:table-cell office:value-type="float" office:value="226295000" calcext:value-type="float">
            <text:p>226295000</text:p>
          </table:table-cell>
          <table:table-cell office:value-type="float" office:value="266237000" calcext:value-type="float">
            <text:p>266237000</text:p>
          </table:table-cell>
          <table:table-cell office:value-type="float" office:value="712" calcext:value-type="float">
            <text:p>712</text:p>
          </table:table-cell>
          <table:table-cell office:value-type="float" office:value="800" calcext:value-type="float">
            <text:p>800</text:p>
          </table:table-cell>
          <table:table-cell office:value-type="float" office:value="849" calcext:value-type="float">
            <text:p>849</text:p>
          </table:table-cell>
          <table:table-cell office:value-type="float" office:value="891" calcext:value-type="float">
            <text:p>891</text:p>
          </table:table-cell>
          <table:table-cell office:value-type="float" office:value="911" calcext:value-type="float">
            <text:p>911</text:p>
          </table:table-cell>
          <table:table-cell office:value-type="float" office:value="866" calcext:value-type="float">
            <text:p>866</text:p>
          </table:table-cell>
          <table:table-cell office:value-type="float" office:value="858" calcext:value-type="float">
            <text:p>858</text:p>
          </table:table-cell>
          <table:table-cell office:value-type="float" office:value="852" calcext:value-type="float">
            <text:p>852</text:p>
          </table:table-cell>
          <table:table-cell office:value-type="float" office:value="849" calcext:value-type="float">
            <text:p>849</text:p>
          </table:table-cell>
          <table:table-cell office:value-type="float" office:value="902" calcext:value-type="float">
            <text:p>902</text:p>
          </table:table-cell>
          <table:table-cell office:value-type="float" office:value="896" calcext:value-type="float">
            <text:p>8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DIONÍSIO CERQUEI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55" calcext:value-type="float">
            <text:p>14855</text:p>
          </table:table-cell>
          <table:table-cell office:value-type="float" office:value="14896" calcext:value-type="float">
            <text:p>14896</text:p>
          </table:table-cell>
          <table:table-cell office:value-type="float" office:value="15227" calcext:value-type="float">
            <text:p>15227</text:p>
          </table:table-cell>
          <table:table-cell office:value-type="float" office:value="15283" calcext:value-type="float">
            <text:p>15283</text:p>
          </table:table-cell>
          <table:table-cell office:value-type="float" office:value="15339" calcext:value-type="float">
            <text:p>15339</text:p>
          </table:table-cell>
          <table:table-cell office:value-type="float" office:value="15395" calcext:value-type="float">
            <text:p>15395</text:p>
          </table:table-cell>
          <table:table-cell table:number-columns-repeated="2" office:value-type="float" office:value="15450" calcext:value-type="float">
            <text:p>15450</text:p>
          </table:table-cell>
          <table:table-cell office:value-type="float" office:value="15498" calcext:value-type="float">
            <text:p>15498</text:p>
          </table:table-cell>
          <table:table-cell office:value-type="float" office:value="15545" calcext:value-type="float">
            <text:p>15545</text:p>
          </table:table-cell>
          <table:table-cell office:value-type="float" office:value="778138.3" calcext:value-type="float">
            <text:p>778138.3</text:p>
          </table:table-cell>
          <table:table-cell office:value-type="float" office:value="935660.84" calcext:value-type="float">
            <text:p>935660.84</text:p>
          </table:table-cell>
          <table:table-cell office:value-type="float" office:value="1158244.45" calcext:value-type="float">
            <text:p>1158244.45</text:p>
          </table:table-cell>
          <table:table-cell office:value-type="float" office:value="1426136.65" calcext:value-type="float">
            <text:p>1426136.65</text:p>
          </table:table-cell>
          <table:table-cell office:value-type="float" office:value="1574042.53" calcext:value-type="float">
            <text:p>1574042.53</text:p>
          </table:table-cell>
          <table:table-cell office:value-type="float" office:value="1759225.63" calcext:value-type="float">
            <text:p>1759225.63</text:p>
          </table:table-cell>
          <table:table-cell office:value-type="float" office:value="2086344.1" calcext:value-type="float">
            <text:p>2086344.1</text:p>
          </table:table-cell>
          <table:table-cell office:value-type="float" office:value="2092354.55" calcext:value-type="float">
            <text:p>2092354.55</text:p>
          </table:table-cell>
          <table:table-cell office:value-type="float" office:value="2332769.8" calcext:value-type="float">
            <text:p>2332769.8</text:p>
          </table:table-cell>
          <table:table-cell office:value-type="float" office:value="2516756.29" calcext:value-type="float">
            <text:p>2516756.29</text:p>
          </table:table-cell>
          <table:table-cell office:value-type="float" office:value="2614192.36" calcext:value-type="float">
            <text:p>2614192.36</text:p>
          </table:table-cell>
          <table:table-cell office:value-type="float" office:value="189575300" calcext:value-type="float">
            <text:p>189575300</text:p>
          </table:table-cell>
          <table:table-cell office:value-type="float" office:value="232367800" calcext:value-type="float">
            <text:p>232367800</text:p>
          </table:table-cell>
          <table:table-cell office:value-type="float" office:value="267436800" calcext:value-type="float">
            <text:p>267436800</text:p>
          </table:table-cell>
          <table:table-cell office:value-type="float" office:value="338168000" calcext:value-type="float">
            <text:p>338168000</text:p>
          </table:table-cell>
          <table:table-cell office:value-type="float" office:value="364587000" calcext:value-type="float">
            <text:p>364587000</text:p>
          </table:table-cell>
          <table:table-cell office:value-type="float" office:value="386425100" calcext:value-type="float">
            <text:p>386425100</text:p>
          </table:table-cell>
          <table:table-cell office:value-type="float" office:value="400590400" calcext:value-type="float">
            <text:p>400590400</text:p>
          </table:table-cell>
          <table:table-cell office:value-type="float" office:value="400533300" calcext:value-type="float">
            <text:p>400533300</text:p>
          </table:table-cell>
          <table:table-cell office:value-type="float" office:value="394622500" calcext:value-type="float">
            <text:p>394622500</text:p>
          </table:table-cell>
          <table:table-cell office:value-type="float" office:value="414671000" calcext:value-type="float">
            <text:p>414671000</text:p>
          </table:table-cell>
          <table:table-cell office:value-type="float" office:value="495285000" calcext:value-type="float">
            <text:p>495285000</text:p>
          </table:table-cell>
          <table:table-cell office:value-type="float" office:value="938" calcext:value-type="float">
            <text:p>938</text:p>
          </table:table-cell>
          <table:table-cell office:value-type="float" office:value="1033" calcext:value-type="float">
            <text:p>1033</text:p>
          </table:table-cell>
          <table:table-cell office:value-type="float" office:value="1137" calcext:value-type="float">
            <text:p>1137</text:p>
          </table:table-cell>
          <table:table-cell office:value-type="float" office:value="1293" calcext:value-type="float">
            <text:p>1293</text:p>
          </table:table-cell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411" calcext:value-type="float">
            <text:p>1411</text:p>
          </table:table-cell>
          <table:table-cell office:value-type="float" office:value="1352" calcext:value-type="float">
            <text:p>1352</text:p>
          </table:table-cell>
          <table:table-cell office:value-type="float" office:value="1412" calcext:value-type="float">
            <text:p>1412</text:p>
          </table:table-cell>
          <table:table-cell office:value-type="float" office:value="1511" calcext:value-type="float">
            <text:p>1511</text:p>
          </table:table-cell>
          <table:table-cell office:value-type="float" office:value="1487" calcext:value-type="float">
            <text:p>148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ONA EM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53" calcext:value-type="float">
            <text:p>3753</text:p>
          </table:table-cell>
          <table:table-cell office:value-type="float" office:value="3784" calcext:value-type="float">
            <text:p>3784</text:p>
          </table:table-cell>
          <table:table-cell office:value-type="float" office:value="3912" calcext:value-type="float">
            <text:p>3912</text:p>
          </table:table-cell>
          <table:table-cell office:value-type="float" office:value="3955" calcext:value-type="float">
            <text:p>3955</text:p>
          </table:table-cell>
          <table:table-cell office:value-type="float" office:value="3997" calcext:value-type="float">
            <text:p>3997</text:p>
          </table:table-cell>
          <table:table-cell office:value-type="float" office:value="4039" calcext:value-type="float">
            <text:p>4039</text:p>
          </table:table-cell>
          <table:table-cell office:value-type="float" office:value="4081" calcext:value-type="float">
            <text:p>4081</text:p>
          </table:table-cell>
          <table:table-cell office:value-type="float" office:value="4105" calcext:value-type="float">
            <text:p>4105</text:p>
          </table:table-cell>
          <table:table-cell office:value-type="float" office:value="4146" calcext:value-type="float">
            <text:p>4146</text:p>
          </table:table-cell>
          <table:table-cell office:value-type="float" office:value="4186" calcext:value-type="float">
            <text:p>4186</text:p>
          </table:table-cell>
          <table:table-cell office:value-type="float" office:value="620907.69" calcext:value-type="float">
            <text:p>620907.69</text:p>
          </table:table-cell>
          <table:table-cell office:value-type="float" office:value="760830.64" calcext:value-type="float">
            <text:p>760830.64</text:p>
          </table:table-cell>
          <table:table-cell office:value-type="float" office:value="995138.08" calcext:value-type="float">
            <text:p>995138.08</text:p>
          </table:table-cell>
          <table:table-cell office:value-type="float" office:value="1176646.92" calcext:value-type="float">
            <text:p>1176646.92</text:p>
          </table:table-cell>
          <table:table-cell office:value-type="float" office:value="1323836.61" calcext:value-type="float">
            <text:p>1323836.61</text:p>
          </table:table-cell>
          <table:table-cell office:value-type="float" office:value="1302065.85" calcext:value-type="float">
            <text:p>1302065.85</text:p>
          </table:table-cell>
          <table:table-cell office:value-type="float" office:value="1367803.68" calcext:value-type="float">
            <text:p>1367803.68</text:p>
          </table:table-cell>
          <table:table-cell office:value-type="float" office:value="1505686.63" calcext:value-type="float">
            <text:p>1505686.63</text:p>
          </table:table-cell>
          <table:table-cell office:value-type="float" office:value="1612380.61" calcext:value-type="float">
            <text:p>1612380.61</text:p>
          </table:table-cell>
          <table:table-cell office:value-type="float" office:value="1638906.84" calcext:value-type="float">
            <text:p>1638906.84</text:p>
          </table:table-cell>
          <table:table-cell office:value-type="float" office:value="1772536.29" calcext:value-type="float">
            <text:p>1772536.29</text:p>
          </table:table-cell>
          <table:table-cell office:value-type="float" office:value="50370270" calcext:value-type="float">
            <text:p>50370270</text:p>
          </table:table-cell>
          <table:table-cell office:value-type="float" office:value="51435310" calcext:value-type="float">
            <text:p>51435310</text:p>
          </table:table-cell>
          <table:table-cell office:value-type="float" office:value="58793180" calcext:value-type="float">
            <text:p>58793180</text:p>
          </table:table-cell>
          <table:table-cell office:value-type="float" office:value="70484310" calcext:value-type="float">
            <text:p>70484310</text:p>
          </table:table-cell>
          <table:table-cell office:value-type="float" office:value="83510260" calcext:value-type="float">
            <text:p>83510260</text:p>
          </table:table-cell>
          <table:table-cell office:value-type="float" office:value="81879320" calcext:value-type="float">
            <text:p>81879320</text:p>
          </table:table-cell>
          <table:table-cell office:value-type="float" office:value="88075150" calcext:value-type="float">
            <text:p>88075150</text:p>
          </table:table-cell>
          <table:table-cell office:value-type="float" office:value="101243900" calcext:value-type="float">
            <text:p>101243900</text:p>
          </table:table-cell>
          <table:table-cell office:value-type="float" office:value="114413700" calcext:value-type="float">
            <text:p>114413700</text:p>
          </table:table-cell>
          <table:table-cell office:value-type="float" office:value="116476000" calcext:value-type="float">
            <text:p>116476000</text:p>
          </table:table-cell>
          <table:table-cell office:value-type="float" office:value="135649000" calcext:value-type="float">
            <text:p>135649000</text:p>
          </table:table-cell>
          <table:table-cell office:value-type="float" office:value="737" calcext:value-type="float">
            <text:p>737</text:p>
          </table:table-cell>
          <table:table-cell office:value-type="float" office:value="823" calcext:value-type="float">
            <text:p>823</text:p>
          </table:table-cell>
          <table:table-cell office:value-type="float" office:value="911" calcext:value-type="float">
            <text:p>911</text:p>
          </table:table-cell>
          <table:table-cell office:value-type="float" office:value="920" calcext:value-type="float">
            <text:p>920</text:p>
          </table:table-cell>
          <table:table-cell office:value-type="float" office:value="952" calcext:value-type="float">
            <text:p>952</text:p>
          </table:table-cell>
          <table:table-cell office:value-type="float" office:value="906" calcext:value-type="float">
            <text:p>906</text:p>
          </table:table-cell>
          <table:table-cell office:value-type="float" office:value="883" calcext:value-type="float">
            <text:p>883</text:p>
          </table:table-cell>
          <table:table-cell office:value-type="float" office:value="932" calcext:value-type="float">
            <text:p>932</text:p>
          </table:table-cell>
          <table:table-cell office:value-type="float" office:value="985" calcext:value-type="float">
            <text:p>985</text:p>
          </table:table-cell>
          <table:table-cell office:value-type="float" office:value="961" calcext:value-type="float">
            <text:p>961</text:p>
          </table:table-cell>
          <table:table-cell office:value-type="float" office:value="1007" calcext:value-type="float">
            <text:p>100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DOUTOR PEDRINH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45" calcext:value-type="float">
            <text:p>3645</text:p>
          </table:table-cell>
          <table:table-cell office:value-type="float" office:value="3683" calcext:value-type="float">
            <text:p>3683</text:p>
          </table:table-cell>
          <table:table-cell office:value-type="float" office:value="3828" calcext:value-type="float">
            <text:p>3828</text:p>
          </table:table-cell>
          <table:table-cell office:value-type="float" office:value="3883" calcext:value-type="float">
            <text:p>3883</text:p>
          </table:table-cell>
          <table:table-cell office:value-type="float" office:value="3937" calcext:value-type="float">
            <text:p>3937</text:p>
          </table:table-cell>
          <table:table-cell office:value-type="float" office:value="3990" calcext:value-type="float">
            <text:p>3990</text:p>
          </table:table-cell>
          <table:table-cell office:value-type="float" office:value="4043" calcext:value-type="float">
            <text:p>4043</text:p>
          </table:table-cell>
          <table:table-cell office:value-type="float" office:value="4013" calcext:value-type="float">
            <text:p>4013</text:p>
          </table:table-cell>
          <table:table-cell office:value-type="float" office:value="4064" calcext:value-type="float">
            <text:p>4064</text:p>
          </table:table-cell>
          <table:table-cell office:value-type="float" office:value="4115" calcext:value-type="float">
            <text:p>4115</text:p>
          </table:table-cell>
          <table:table-cell office:value-type="float" office:value="719712.25" calcext:value-type="float">
            <text:p>719712.25</text:p>
          </table:table-cell>
          <table:table-cell office:value-type="float" office:value="780014.1" calcext:value-type="float">
            <text:p>780014.1</text:p>
          </table:table-cell>
          <table:table-cell office:value-type="float" office:value="931341.52" calcext:value-type="float">
            <text:p>931341.52</text:p>
          </table:table-cell>
          <table:table-cell office:value-type="float" office:value="1197713.46" calcext:value-type="float">
            <text:p>1197713.46</text:p>
          </table:table-cell>
          <table:table-cell office:value-type="float" office:value="1414655.82" calcext:value-type="float">
            <text:p>1414655.82</text:p>
          </table:table-cell>
          <table:table-cell office:value-type="float" office:value="1448218.5" calcext:value-type="float">
            <text:p>1448218.5</text:p>
          </table:table-cell>
          <table:table-cell office:value-type="float" office:value="1629135.04" calcext:value-type="float">
            <text:p>1629135.04</text:p>
          </table:table-cell>
          <table:table-cell office:value-type="float" office:value="1692615.83" calcext:value-type="float">
            <text:p>1692615.83</text:p>
          </table:table-cell>
          <table:table-cell office:value-type="float" office:value="1632127.19" calcext:value-type="float">
            <text:p>1632127.19</text:p>
          </table:table-cell>
          <table:table-cell office:value-type="float" office:value="1626758.86" calcext:value-type="float">
            <text:p>1626758.86</text:p>
          </table:table-cell>
          <table:table-cell office:value-type="float" office:value="1667382" calcext:value-type="float">
            <text:p>1667382</text:p>
          </table:table-cell>
          <table:table-cell office:value-type="float" office:value="36868480" calcext:value-type="float">
            <text:p>36868480</text:p>
          </table:table-cell>
          <table:table-cell office:value-type="float" office:value="41012920" calcext:value-type="float">
            <text:p>41012920</text:p>
          </table:table-cell>
          <table:table-cell office:value-type="float" office:value="47678870" calcext:value-type="float">
            <text:p>47678870</text:p>
          </table:table-cell>
          <table:table-cell office:value-type="float" office:value="57365510" calcext:value-type="float">
            <text:p>57365510</text:p>
          </table:table-cell>
          <table:table-cell office:value-type="float" office:value="72495240" calcext:value-type="float">
            <text:p>72495240</text:p>
          </table:table-cell>
          <table:table-cell office:value-type="float" office:value="80246590" calcext:value-type="float">
            <text:p>80246590</text:p>
          </table:table-cell>
          <table:table-cell office:value-type="float" office:value="98778440" calcext:value-type="float">
            <text:p>98778440</text:p>
          </table:table-cell>
          <table:table-cell office:value-type="float" office:value="112866400" calcext:value-type="float">
            <text:p>112866400</text:p>
          </table:table-cell>
          <table:table-cell office:value-type="float" office:value="114121400" calcext:value-type="float">
            <text:p>114121400</text:p>
          </table:table-cell>
          <table:table-cell office:value-type="float" office:value="118683000" calcext:value-type="float">
            <text:p>118683000</text:p>
          </table:table-cell>
          <table:table-cell office:value-type="float" office:value="131349000" calcext:value-type="float">
            <text:p>131349000</text:p>
          </table:table-cell>
          <table:table-cell office:value-type="float" office:value="795" calcext:value-type="float">
            <text:p>795</text:p>
          </table:table-cell>
          <table:table-cell office:value-type="float" office:value="817" calcext:value-type="float">
            <text:p>817</text:p>
          </table:table-cell>
          <table:table-cell office:value-type="float" office:value="872" calcext:value-type="float">
            <text:p>872</text:p>
          </table:table-cell>
          <table:table-cell office:value-type="float" office:value="963" calcext:value-type="float">
            <text:p>963</text:p>
          </table:table-cell>
          <table:table-cell office:value-type="float" office:value="987" calcext:value-type="float">
            <text:p>987</text:p>
          </table:table-cell>
          <table:table-cell office:value-type="float" office:value="953" calcext:value-type="float">
            <text:p>953</text:p>
          </table:table-cell>
          <table:table-cell office:value-type="float" office:value="974" calcext:value-type="float">
            <text:p>974</text:p>
          </table:table-cell>
          <table:table-cell office:value-type="float" office:value="980" calcext:value-type="float">
            <text:p>980</text:p>
          </table:table-cell>
          <table:table-cell office:value-type="float" office:value="885" calcext:value-type="float">
            <text:p>885</text:p>
          </table:table-cell>
          <table:table-cell office:value-type="float" office:value="867" calcext:value-type="float">
            <text:p>867</text:p>
          </table:table-cell>
          <table:table-cell office:value-type="float" office:value="838" calcext:value-type="float">
            <text:p>838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31" calcext:value-type="float">
            <text:p>3031</text:p>
          </table:table-cell>
          <table:table-cell office:value-type="float" office:value="3043" calcext:value-type="float">
            <text:p>3043</text:p>
          </table:table-cell>
          <table:table-cell office:value-type="float" office:value="3118" calcext:value-type="float">
            <text:p>3118</text:p>
          </table:table-cell>
          <table:table-cell office:value-type="float" office:value="3135" calcext:value-type="float">
            <text:p>3135</text:p>
          </table:table-cell>
          <table:table-cell office:value-type="float" office:value="3151" calcext:value-type="float">
            <text:p>3151</text:p>
          </table:table-cell>
          <table:table-cell office:value-type="float" office:value="3167" calcext:value-type="float">
            <text:p>3167</text:p>
          </table:table-cell>
          <table:table-cell office:value-type="float" office:value="3183" calcext:value-type="float">
            <text:p>3183</text:p>
          </table:table-cell>
          <table:table-cell office:value-type="float" office:value="3189" calcext:value-type="float">
            <text:p>3189</text:p>
          </table:table-cell>
          <table:table-cell office:value-type="float" office:value="3203" calcext:value-type="float">
            <text:p>3203</text:p>
          </table:table-cell>
          <table:table-cell office:value-type="float" office:value="3218" calcext:value-type="float">
            <text:p>3218</text:p>
          </table:table-cell>
          <table:table-cell office:value-type="float" office:value="42040.13" calcext:value-type="float">
            <text:p>42040.13</text:p>
          </table:table-cell>
          <table:table-cell office:value-type="float" office:value="48566.47" calcext:value-type="float">
            <text:p>48566.47</text:p>
          </table:table-cell>
          <table:table-cell office:value-type="float" office:value="74033.3" calcext:value-type="float">
            <text:p>74033.3</text:p>
          </table:table-cell>
          <table:table-cell office:value-type="float" office:value="96088.85" calcext:value-type="float">
            <text:p>96088.85</text:p>
          </table:table-cell>
          <table:table-cell office:value-type="float" office:value="93539.28" calcext:value-type="float">
            <text:p>93539.28</text:p>
          </table:table-cell>
          <table:table-cell office:value-type="float" office:value="96396.12" calcext:value-type="float">
            <text:p>96396.12</text:p>
          </table:table-cell>
          <table:table-cell office:value-type="float" office:value="118850.77" calcext:value-type="float">
            <text:p>118850.77</text:p>
          </table:table-cell>
          <table:table-cell office:value-type="float" office:value="104251.59" calcext:value-type="float">
            <text:p>104251.59</text:p>
          </table:table-cell>
          <table:table-cell office:value-type="float" office:value="98152.32" calcext:value-type="float">
            <text:p>98152.32</text:p>
          </table:table-cell>
          <table:table-cell office:value-type="float" office:value="105646.31" calcext:value-type="float">
            <text:p>105646.31</text:p>
          </table:table-cell>
          <table:table-cell office:value-type="float" office:value="86712.9" calcext:value-type="float">
            <text:p>86712.9</text:p>
          </table:table-cell>
          <table:table-cell office:value-type="float" office:value="25847820" calcext:value-type="float">
            <text:p>25847820</text:p>
          </table:table-cell>
          <table:table-cell office:value-type="float" office:value="80354250" calcext:value-type="float">
            <text:p>80354250</text:p>
          </table:table-cell>
          <table:table-cell office:value-type="float" office:value="91410210" calcext:value-type="float">
            <text:p>91410210</text:p>
          </table:table-cell>
          <table:table-cell office:value-type="float" office:value="88845070" calcext:value-type="float">
            <text:p>88845070</text:p>
          </table:table-cell>
          <table:table-cell office:value-type="float" office:value="46944170" calcext:value-type="float">
            <text:p>46944170</text:p>
          </table:table-cell>
          <table:table-cell office:value-type="float" office:value="49210290" calcext:value-type="float">
            <text:p>49210290</text:p>
          </table:table-cell>
          <table:table-cell office:value-type="float" office:value="51105990" calcext:value-type="float">
            <text:p>51105990</text:p>
          </table:table-cell>
          <table:table-cell office:value-type="float" office:value="47077150" calcext:value-type="float">
            <text:p>47077150</text:p>
          </table:table-cell>
          <table:table-cell office:value-type="float" office:value="47981020" calcext:value-type="float">
            <text:p>47981020</text:p>
          </table:table-cell>
          <table:table-cell office:value-type="float" office:value="50589000" calcext:value-type="float">
            <text:p>50589000</text:p>
          </table:table-cell>
          <table:table-cell office:value-type="float" office:value="54417000" calcext:value-type="float">
            <text:p>5441700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R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2049" calcext:value-type="float">
            <text:p>2049</text:p>
          </table:table-cell>
          <table:table-cell office:value-type="float" office:value="2081" calcext:value-type="float">
            <text:p>2081</text:p>
          </table:table-cell>
          <table:table-cell office:value-type="float" office:value="2079" calcext:value-type="float">
            <text:p>2079</text:p>
          </table:table-cell>
          <table:table-cell office:value-type="float" office:value="2078" calcext:value-type="float">
            <text:p>2078</text:p>
          </table:table-cell>
          <table:table-cell office:value-type="float" office:value="2077" calcext:value-type="float">
            <text:p>2077</text:p>
          </table:table-cell>
          <table:table-cell office:value-type="float" office:value="2076" calcext:value-type="float">
            <text:p>2076</text:p>
          </table:table-cell>
          <table:table-cell office:value-type="float" office:value="2066" calcext:value-type="float">
            <text:p>2066</text:p>
          </table:table-cell>
          <table:table-cell office:value-type="float" office:value="2063" calcext:value-type="float">
            <text:p>2063</text:p>
          </table:table-cell>
          <table:table-cell office:value-type="float" office:value="2061" calcext:value-type="float">
            <text:p>2061</text:p>
          </table:table-cell>
          <table:table-cell office:value-type="float" office:value="101401.06" calcext:value-type="float">
            <text:p>101401.06</text:p>
          </table:table-cell>
          <table:table-cell office:value-type="float" office:value="154177.78" calcext:value-type="float">
            <text:p>154177.78</text:p>
          </table:table-cell>
          <table:table-cell office:value-type="float" office:value="175775.65" calcext:value-type="float">
            <text:p>175775.65</text:p>
          </table:table-cell>
          <table:table-cell office:value-type="float" office:value="249420.24" calcext:value-type="float">
            <text:p>249420.24</text:p>
          </table:table-cell>
          <table:table-cell office:value-type="float" office:value="315247.12" calcext:value-type="float">
            <text:p>315247.12</text:p>
          </table:table-cell>
          <table:table-cell office:value-type="float" office:value="375996.24" calcext:value-type="float">
            <text:p>375996.24</text:p>
          </table:table-cell>
          <table:table-cell office:value-type="float" office:value="416144.45" calcext:value-type="float">
            <text:p>416144.45</text:p>
          </table:table-cell>
          <table:table-cell office:value-type="float" office:value="419913.35" calcext:value-type="float">
            <text:p>419913.35</text:p>
          </table:table-cell>
          <table:table-cell office:value-type="float" office:value="676230.2" calcext:value-type="float">
            <text:p>676230.2</text:p>
          </table:table-cell>
          <table:table-cell office:value-type="float" office:value="1109316.02" calcext:value-type="float">
            <text:p>1109316.02</text:p>
          </table:table-cell>
          <table:table-cell office:value-type="float" office:value="1221226.6" calcext:value-type="float">
            <text:p>1221226.6</text:p>
          </table:table-cell>
          <table:table-cell office:value-type="float" office:value="39959570" calcext:value-type="float">
            <text:p>39959570</text:p>
          </table:table-cell>
          <table:table-cell office:value-type="float" office:value="33253340" calcext:value-type="float">
            <text:p>33253340</text:p>
          </table:table-cell>
          <table:table-cell office:value-type="float" office:value="38721240" calcext:value-type="float">
            <text:p>38721240</text:p>
          </table:table-cell>
          <table:table-cell office:value-type="float" office:value="53600170" calcext:value-type="float">
            <text:p>53600170</text:p>
          </table:table-cell>
          <table:table-cell office:value-type="float" office:value="60468120" calcext:value-type="float">
            <text:p>60468120</text:p>
          </table:table-cell>
          <table:table-cell office:value-type="float" office:value="61915900" calcext:value-type="float">
            <text:p>61915900</text:p>
          </table:table-cell>
          <table:table-cell office:value-type="float" office:value="79092080" calcext:value-type="float">
            <text:p>79092080</text:p>
          </table:table-cell>
          <table:table-cell office:value-type="float" office:value="85981730" calcext:value-type="float">
            <text:p>85981730</text:p>
          </table:table-cell>
          <table:table-cell office:value-type="float" office:value="84008190" calcext:value-type="float">
            <text:p>84008190</text:p>
          </table:table-cell>
          <table:table-cell office:value-type="float" office:value="93400000" calcext:value-type="float">
            <text:p>93400000</text:p>
          </table:table-cell>
          <table:table-cell office:value-type="float" office:value="120356000" calcext:value-type="float">
            <text:p>120356000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367" calcext:value-type="float">
            <text:p>367</text:p>
          </table:table-cell>
          <table:table-cell office:value-type="float" office:value="631" calcext:value-type="float">
            <text:p>631</text:p>
          </table:table-cell>
          <table:table-cell office:value-type="float" office:value="668" calcext:value-type="float">
            <text:p>668</text:p>
          </table:table-cell>
          <table:table-cell office:value-type="float" office:value="121928" calcext:value-type="float">
            <text:p>121928</text:p>
          </table:table-cell>
        </table:table-row>
        <table:table-row table:style-name="ro1">
          <table:table-cell office:value-type="string" calcext:value-type="string">
            <text:p>ERVAL VELH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59" calcext:value-type="float">
            <text:p>4359</text:p>
          </table:table-cell>
          <table:table-cell office:value-type="float" office:value="4365" calcext:value-type="float">
            <text:p>4365</text:p>
          </table:table-cell>
          <table:table-cell office:value-type="float" office:value="4448" calcext:value-type="float">
            <text:p>4448</text:p>
          </table:table-cell>
          <table:table-cell office:value-type="float" office:value="4456" calcext:value-type="float">
            <text:p>4456</text:p>
          </table:table-cell>
          <table:table-cell office:value-type="float" office:value="4464" calcext:value-type="float">
            <text:p>4464</text:p>
          </table:table-cell>
          <table:table-cell office:value-type="float" office:value="4472" calcext:value-type="float">
            <text:p>4472</text:p>
          </table:table-cell>
          <table:table-cell office:value-type="float" office:value="4480" calcext:value-type="float">
            <text:p>4480</text:p>
          </table:table-cell>
          <table:table-cell office:value-type="float" office:value="4407" calcext:value-type="float">
            <text:p>4407</text:p>
          </table:table-cell>
          <table:table-cell office:value-type="float" office:value="4412" calcext:value-type="float">
            <text:p>4412</text:p>
          </table:table-cell>
          <table:table-cell office:value-type="float" office:value="4418" calcext:value-type="float">
            <text:p>4418</text:p>
          </table:table-cell>
          <table:table-cell office:value-type="float" office:value="440281.06" calcext:value-type="float">
            <text:p>440281.06</text:p>
          </table:table-cell>
          <table:table-cell office:value-type="float" office:value="518551.29" calcext:value-type="float">
            <text:p>518551.29</text:p>
          </table:table-cell>
          <table:table-cell office:value-type="float" office:value="639406.65" calcext:value-type="float">
            <text:p>639406.65</text:p>
          </table:table-cell>
          <table:table-cell office:value-type="float" office:value="658511.25" calcext:value-type="float">
            <text:p>658511.25</text:p>
          </table:table-cell>
          <table:table-cell office:value-type="float" office:value="819868.64" calcext:value-type="float">
            <text:p>819868.64</text:p>
          </table:table-cell>
          <table:table-cell office:value-type="float" office:value="927854.26" calcext:value-type="float">
            <text:p>927854.26</text:p>
          </table:table-cell>
          <table:table-cell office:value-type="float" office:value="946042.5" calcext:value-type="float">
            <text:p>946042.5</text:p>
          </table:table-cell>
          <table:table-cell office:value-type="float" office:value="1011113.54" calcext:value-type="float">
            <text:p>1011113.54</text:p>
          </table:table-cell>
          <table:table-cell office:value-type="float" office:value="993607.25" calcext:value-type="float">
            <text:p>993607.25</text:p>
          </table:table-cell>
          <table:table-cell office:value-type="float" office:value="1096362.08" calcext:value-type="float">
            <text:p>1096362.08</text:p>
          </table:table-cell>
          <table:table-cell office:value-type="float" office:value="1221770" calcext:value-type="float">
            <text:p>1221770</text:p>
          </table:table-cell>
          <table:table-cell office:value-type="float" office:value="66302890" calcext:value-type="float">
            <text:p>66302890</text:p>
          </table:table-cell>
          <table:table-cell office:value-type="float" office:value="81289720" calcext:value-type="float">
            <text:p>81289720</text:p>
          </table:table-cell>
          <table:table-cell office:value-type="float" office:value="83046620" calcext:value-type="float">
            <text:p>83046620</text:p>
          </table:table-cell>
          <table:table-cell office:value-type="float" office:value="108025800" calcext:value-type="float">
            <text:p>108025800</text:p>
          </table:table-cell>
          <table:table-cell office:value-type="float" office:value="111098700" calcext:value-type="float">
            <text:p>111098700</text:p>
          </table:table-cell>
          <table:table-cell office:value-type="float" office:value="116179300" calcext:value-type="float">
            <text:p>116179300</text:p>
          </table:table-cell>
          <table:table-cell office:value-type="float" office:value="127051600" calcext:value-type="float">
            <text:p>127051600</text:p>
          </table:table-cell>
          <table:table-cell office:value-type="float" office:value="140484300" calcext:value-type="float">
            <text:p>140484300</text:p>
          </table:table-cell>
          <table:table-cell office:value-type="float" office:value="140080300" calcext:value-type="float">
            <text:p>140080300</text:p>
          </table:table-cell>
          <table:table-cell office:value-type="float" office:value="136967000" calcext:value-type="float">
            <text:p>136967000</text:p>
          </table:table-cell>
          <table:table-cell office:value-type="float" office:value="151868000" calcext:value-type="float">
            <text:p>151868000</text:p>
          </table:table-cell>
          <table:table-cell office:value-type="float" office:value="566" calcext:value-type="float">
            <text:p>566</text:p>
          </table:table-cell>
          <table:table-cell office:value-type="float" office:value="593" calcext:value-type="float">
            <text:p>593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87" calcext:value-type="float">
            <text:p>687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68" calcext:value-type="float">
            <text:p>668</text:p>
          </table:table-cell>
          <table:table-cell office:value-type="float" office:value="624" calcext:value-type="float">
            <text:p>624</text:p>
          </table:table-cell>
          <table:table-cell office:value-type="float" office:value="676" calcext:value-type="float">
            <text:p>676</text:p>
          </table:table-cell>
          <table:table-cell office:value-type="float" office:value="729" calcext:value-type="float">
            <text:p>72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FAXINAL DOS GUED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53" calcext:value-type="float">
            <text:p>10653</text:p>
          </table:table-cell>
          <table:table-cell office:value-type="float" office:value="10645" calcext:value-type="float">
            <text:p>10645</text:p>
          </table:table-cell>
          <table:table-cell office:value-type="float" office:value="10797" calcext:value-type="float">
            <text:p>10797</text:p>
          </table:table-cell>
          <table:table-cell office:value-type="float" office:value="10784" calcext:value-type="float">
            <text:p>10784</text:p>
          </table:table-cell>
          <table:table-cell office:value-type="float" office:value="10771" calcext:value-type="float">
            <text:p>10771</text:p>
          </table:table-cell>
          <table:table-cell office:value-type="float" office:value="10758" calcext:value-type="float">
            <text:p>10758</text:p>
          </table:table-cell>
          <table:table-cell office:value-type="float" office:value="10745" calcext:value-type="float">
            <text:p>10745</text:p>
          </table:table-cell>
          <table:table-cell office:value-type="float" office:value="10686" calcext:value-type="float">
            <text:p>10686</text:p>
          </table:table-cell>
          <table:table-cell office:value-type="float" office:value="10667" calcext:value-type="float">
            <text:p>10667</text:p>
          </table:table-cell>
          <table:table-cell office:value-type="float" office:value="10649" calcext:value-type="float">
            <text:p>10649</text:p>
          </table:table-cell>
          <table:table-cell office:value-type="float" office:value="3324573.91" calcext:value-type="float">
            <text:p>3324573.91</text:p>
          </table:table-cell>
          <table:table-cell office:value-type="float" office:value="3896158.93" calcext:value-type="float">
            <text:p>3896158.93</text:p>
          </table:table-cell>
          <table:table-cell office:value-type="float" office:value="3083005.2" calcext:value-type="float">
            <text:p>3083005.2</text:p>
          </table:table-cell>
          <table:table-cell office:value-type="float" office:value="4875247.02" calcext:value-type="float">
            <text:p>4875247.02</text:p>
          </table:table-cell>
          <table:table-cell office:value-type="float" office:value="5260048.99" calcext:value-type="float">
            <text:p>5260048.99</text:p>
          </table:table-cell>
          <table:table-cell office:value-type="float" office:value="5579305.6" calcext:value-type="float">
            <text:p>5579305.6</text:p>
          </table:table-cell>
          <table:table-cell office:value-type="float" office:value="5629570.59" calcext:value-type="float">
            <text:p>5629570.59</text:p>
          </table:table-cell>
          <table:table-cell office:value-type="float" office:value="6306601.41" calcext:value-type="float">
            <text:p>6306601.41</text:p>
          </table:table-cell>
          <table:table-cell office:value-type="float" office:value="6445943.61" calcext:value-type="float">
            <text:p>6445943.61</text:p>
          </table:table-cell>
          <table:table-cell office:value-type="float" office:value="7117326.25" calcext:value-type="float">
            <text:p>7117326.25</text:p>
          </table:table-cell>
          <table:table-cell office:value-type="float" office:value="7470963.14" calcext:value-type="float">
            <text:p>7470963.14</text:p>
          </table:table-cell>
          <table:table-cell office:value-type="float" office:value="325049200" calcext:value-type="float">
            <text:p>325049200</text:p>
          </table:table-cell>
          <table:table-cell office:value-type="float" office:value="356040800" calcext:value-type="float">
            <text:p>356040800</text:p>
          </table:table-cell>
          <table:table-cell office:value-type="float" office:value="367356000" calcext:value-type="float">
            <text:p>367356000</text:p>
          </table:table-cell>
          <table:table-cell office:value-type="float" office:value="450808600" calcext:value-type="float">
            <text:p>450808600</text:p>
          </table:table-cell>
          <table:table-cell office:value-type="float" office:value="390425600" calcext:value-type="float">
            <text:p>390425600</text:p>
          </table:table-cell>
          <table:table-cell office:value-type="float" office:value="368140800" calcext:value-type="float">
            <text:p>368140800</text:p>
          </table:table-cell>
          <table:table-cell office:value-type="float" office:value="402978500" calcext:value-type="float">
            <text:p>402978500</text:p>
          </table:table-cell>
          <table:table-cell office:value-type="float" office:value="434704100" calcext:value-type="float">
            <text:p>434704100</text:p>
          </table:table-cell>
          <table:table-cell office:value-type="float" office:value="440649600" calcext:value-type="float">
            <text:p>440649600</text:p>
          </table:table-cell>
          <table:table-cell office:value-type="float" office:value="470844000" calcext:value-type="float">
            <text:p>470844000</text:p>
          </table:table-cell>
          <table:table-cell office:value-type="float" office:value="578782000" calcext:value-type="float">
            <text:p>578782000</text:p>
          </table:table-cell>
          <table:table-cell office:value-type="float" office:value="3062" calcext:value-type="float">
            <text:p>3062</text:p>
          </table:table-cell>
          <table:table-cell office:value-type="float" office:value="3211" calcext:value-type="float">
            <text:p>3211</text:p>
          </table:table-cell>
          <table:table-cell office:value-type="float" office:value="2390" calcext:value-type="float">
            <text:p>2390</text:p>
          </table:table-cell>
          <table:table-cell office:value-type="float" office:value="3258" calcext:value-type="float">
            <text:p>3258</text:p>
          </table:table-cell>
          <table:table-cell office:value-type="float" office:value="3209" calcext:value-type="float">
            <text:p>3209</text:p>
          </table:table-cell>
          <table:table-cell office:value-type="float" office:value="3160" calcext:value-type="float">
            <text:p>3160</text:p>
          </table:table-cell>
          <table:table-cell office:value-type="float" office:value="2963" calcext:value-type="float">
            <text:p>2963</text:p>
          </table:table-cell>
          <table:table-cell office:value-type="float" office:value="3123" calcext:value-type="float">
            <text:p>3123</text:p>
          </table:table-cell>
          <table:table-cell office:value-type="float" office:value="3080" calcext:value-type="float">
            <text:p>3080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FLOR DO SERTÃ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87" calcext:value-type="float">
            <text:p>1587</text:p>
          </table:table-cell>
          <table:table-cell office:value-type="float" office:value="1585" calcext:value-type="float">
            <text:p>1585</text:p>
          </table:table-cell>
          <table:table-cell office:value-type="float" office:value="1605" calcext:value-type="float">
            <text:p>1605</text:p>
          </table:table-cell>
          <table:table-cell office:value-type="float" office:value="1603" calcext:value-type="float">
            <text:p>1603</text:p>
          </table:table-cell>
          <table:table-cell office:value-type="float" office:value="1600" calcext:value-type="float">
            <text:p>1600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1586" calcext:value-type="float">
            <text:p>1586</text:p>
          </table:table-cell>
          <table:table-cell office:value-type="float" office:value="1582" calcext:value-type="float">
            <text:p>1582</text:p>
          </table:table-cell>
          <table:table-cell office:value-type="float" office:value="1579" calcext:value-type="float">
            <text:p>1579</text:p>
          </table:table-cell>
          <table:table-cell office:value-type="float" office:value="32846.67" calcext:value-type="float">
            <text:p>32846.67</text:p>
          </table:table-cell>
          <table:table-cell office:value-type="float" office:value="103099.25" calcext:value-type="float">
            <text:p>103099.25</text:p>
          </table:table-cell>
          <table:table-cell office:value-type="float" office:value="90003.48" calcext:value-type="float">
            <text:p>90003.48</text:p>
          </table:table-cell>
          <table:table-cell office:value-type="float" office:value="153416.36" calcext:value-type="float">
            <text:p>153416.36</text:p>
          </table:table-cell>
          <table:table-cell office:value-type="float" office:value="168474.26" calcext:value-type="float">
            <text:p>168474.26</text:p>
          </table:table-cell>
          <table:table-cell office:value-type="float" office:value="177300.29" calcext:value-type="float">
            <text:p>177300.29</text:p>
          </table:table-cell>
          <table:table-cell office:value-type="float" office:value="237921.92" calcext:value-type="float">
            <text:p>237921.92</text:p>
          </table:table-cell>
          <table:table-cell office:value-type="float" office:value="225293.2" calcext:value-type="float">
            <text:p>225293.2</text:p>
          </table:table-cell>
          <table:table-cell office:value-type="float" office:value="285537.31" calcext:value-type="float">
            <text:p>285537.31</text:p>
          </table:table-cell>
          <table:table-cell office:value-type="float" office:value="335145.33" calcext:value-type="float">
            <text:p>335145.33</text:p>
          </table:table-cell>
          <table:table-cell office:value-type="float" office:value="391107.79" calcext:value-type="float">
            <text:p>391107.79</text:p>
          </table:table-cell>
          <table:table-cell office:value-type="float" office:value="17047800" calcext:value-type="float">
            <text:p>17047800</text:p>
          </table:table-cell>
          <table:table-cell office:value-type="float" office:value="18390920" calcext:value-type="float">
            <text:p>18390920</text:p>
          </table:table-cell>
          <table:table-cell office:value-type="float" office:value="20017820" calcext:value-type="float">
            <text:p>20017820</text:p>
          </table:table-cell>
          <table:table-cell office:value-type="float" office:value="25331110" calcext:value-type="float">
            <text:p>25331110</text:p>
          </table:table-cell>
          <table:table-cell office:value-type="float" office:value="33170890" calcext:value-type="float">
            <text:p>33170890</text:p>
          </table:table-cell>
          <table:table-cell office:value-type="float" office:value="33929780" calcext:value-type="float">
            <text:p>33929780</text:p>
          </table:table-cell>
          <table:table-cell office:value-type="float" office:value="40575400" calcext:value-type="float">
            <text:p>40575400</text:p>
          </table:table-cell>
          <table:table-cell office:value-type="float" office:value="39865900" calcext:value-type="float">
            <text:p>39865900</text:p>
          </table:table-cell>
          <table:table-cell office:value-type="float" office:value="40693450" calcext:value-type="float">
            <text:p>40693450</text:p>
          </table:table-cell>
          <table:table-cell office:value-type="float" office:value="49094000" calcext:value-type="float">
            <text:p>49094000</text:p>
          </table:table-cell>
          <table:table-cell office:value-type="float" office:value="54830000" calcext:value-type="float">
            <text:p>54830000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FLORIANÓPOLI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7298" calcext:value-type="float">
            <text:p>427298</text:p>
          </table:table-cell>
          <table:table-cell office:value-type="float" office:value="433158" calcext:value-type="float">
            <text:p>433158</text:p>
          </table:table-cell>
          <table:table-cell office:value-type="float" office:value="453285" calcext:value-type="float">
            <text:p>453285</text:p>
          </table:table-cell>
          <table:table-cell office:value-type="float" office:value="461524" calcext:value-type="float">
            <text:p>461524</text:p>
          </table:table-cell>
          <table:table-cell office:value-type="float" office:value="469690" calcext:value-type="float">
            <text:p>469690</text:p>
          </table:table-cell>
          <table:table-cell office:value-type="float" office:value="477798" calcext:value-type="float">
            <text:p>477798</text:p>
          </table:table-cell>
          <table:table-cell office:value-type="float" office:value="485838" calcext:value-type="float">
            <text:p>485838</text:p>
          </table:table-cell>
          <table:table-cell office:value-type="float" office:value="492977" calcext:value-type="float">
            <text:p>492977</text:p>
          </table:table-cell>
          <table:table-cell office:value-type="float" office:value="500973" calcext:value-type="float">
            <text:p>500973</text:p>
          </table:table-cell>
          <table:table-cell office:value-type="float" office:value="508826" calcext:value-type="float">
            <text:p>508826</text:p>
          </table:table-cell>
          <table:table-cell office:value-type="float" office:value="160672091.19" calcext:value-type="float">
            <text:p>160672091.19</text:p>
          </table:table-cell>
          <table:table-cell office:value-type="float" office:value="192122943.22" calcext:value-type="float">
            <text:p>192122943.22</text:p>
          </table:table-cell>
          <table:table-cell office:value-type="float" office:value="223064560.1" calcext:value-type="float">
            <text:p>223064560.1</text:p>
          </table:table-cell>
          <table:table-cell office:value-type="float" office:value="252472836.63" calcext:value-type="float">
            <text:p>252472836.63</text:p>
          </table:table-cell>
          <table:table-cell office:value-type="float" office:value="286663970.85" calcext:value-type="float">
            <text:p>286663970.85</text:p>
          </table:table-cell>
          <table:table-cell office:value-type="float" office:value="302557962.87" calcext:value-type="float">
            <text:p>302557962.87</text:p>
          </table:table-cell>
          <table:table-cell office:value-type="float" office:value="319357032.08" calcext:value-type="float">
            <text:p>319357032.08</text:p>
          </table:table-cell>
          <table:table-cell office:value-type="float" office:value="332883080.38" calcext:value-type="float">
            <text:p>332883080.38</text:p>
          </table:table-cell>
          <table:table-cell office:value-type="float" office:value="364184007.77" calcext:value-type="float">
            <text:p>364184007.77</text:p>
          </table:table-cell>
          <table:table-cell office:value-type="float" office:value="374090011.58" calcext:value-type="float">
            <text:p>374090011.58</text:p>
          </table:table-cell>
          <table:table-cell office:value-type="float" office:value="357048764.01" calcext:value-type="float">
            <text:p>357048764.01</text:p>
          </table:table-cell>
          <table:table-cell office:value-type="float" office:value="11276680000" calcext:value-type="float">
            <text:p>11276680000</text:p>
          </table:table-cell>
          <table:table-cell office:value-type="float" office:value="12731618000" calcext:value-type="float">
            <text:p>12731618000</text:p>
          </table:table-cell>
          <table:table-cell office:value-type="float" office:value="13946621000" calcext:value-type="float">
            <text:p>13946621000</text:p>
          </table:table-cell>
          <table:table-cell office:value-type="float" office:value="14974993000" calcext:value-type="float">
            <text:p>14974993000</text:p>
          </table:table-cell>
          <table:table-cell office:value-type="float" office:value="16915926000" calcext:value-type="float">
            <text:p>16915926000</text:p>
          </table:table-cell>
          <table:table-cell office:value-type="float" office:value="17619984000" calcext:value-type="float">
            <text:p>17619984000</text:p>
          </table:table-cell>
          <table:table-cell office:value-type="float" office:value="18660876000" calcext:value-type="float">
            <text:p>18660876000</text:p>
          </table:table-cell>
          <table:table-cell office:value-type="float" office:value="19516694000" calcext:value-type="float">
            <text:p>19516694000</text:p>
          </table:table-cell>
          <table:table-cell office:value-type="float" office:value="21059561000" calcext:value-type="float">
            <text:p>21059561000</text:p>
          </table:table-cell>
          <table:table-cell office:value-type="float" office:value="21963928000" calcext:value-type="float">
            <text:p>21963928000</text:p>
          </table:table-cell>
          <table:table-cell office:value-type="float" office:value="21312447000" calcext:value-type="float">
            <text:p>21312447000</text:p>
          </table:table-cell>
          <table:table-cell office:value-type="float" office:value="127467" calcext:value-type="float">
            <text:p>127467</text:p>
          </table:table-cell>
          <table:table-cell office:value-type="float" office:value="136037" calcext:value-type="float">
            <text:p>136037</text:p>
          </table:table-cell>
          <table:table-cell office:value-type="float" office:value="141972" calcext:value-type="float">
            <text:p>141972</text:p>
          </table:table-cell>
          <table:table-cell office:value-type="float" office:value="147047" calcext:value-type="float">
            <text:p>147047</text:p>
          </table:table-cell>
          <table:table-cell office:value-type="float" office:value="153304" calcext:value-type="float">
            <text:p>153304</text:p>
          </table:table-cell>
          <table:table-cell office:value-type="float" office:value="149780" calcext:value-type="float">
            <text:p>149780</text:p>
          </table:table-cell>
          <table:table-cell office:value-type="float" office:value="146759" calcext:value-type="float">
            <text:p>146759</text:p>
          </table:table-cell>
          <table:table-cell office:value-type="float" office:value="142896" calcext:value-type="float">
            <text:p>142896</text:p>
          </table:table-cell>
          <table:table-cell office:value-type="float" office:value="147455" calcext:value-type="float">
            <text:p>147455</text:p>
          </table:table-cell>
          <table:table-cell office:value-type="float" office:value="154647" calcext:value-type="float">
            <text:p>154647</text:p>
          </table:table-cell>
          <table:table-cell office:value-type="float" office:value="147935" calcext:value-type="float">
            <text:p>14793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FORMOSA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2" calcext:value-type="float">
            <text:p>2592</text:p>
          </table:table-cell>
          <table:table-cell office:value-type="float" office:value="2583" calcext:value-type="float">
            <text:p>2583</text:p>
          </table:table-cell>
          <table:table-cell office:value-type="float" office:value="2603" calcext:value-type="float">
            <text:p>2603</text:p>
          </table:table-cell>
          <table:table-cell office:value-type="float" office:value="2589" calcext:value-type="float">
            <text:p>2589</text:p>
          </table:table-cell>
          <table:table-cell office:value-type="float" office:value="2576" calcext:value-type="float">
            <text:p>2576</text:p>
          </table:table-cell>
          <table:table-cell office:value-type="float" office:value="2562" calcext:value-type="float">
            <text:p>2562</text:p>
          </table:table-cell>
          <table:table-cell office:value-type="float" office:value="2549" calcext:value-type="float">
            <text:p>2549</text:p>
          </table:table-cell>
          <table:table-cell office:value-type="float" office:value="2525" calcext:value-type="float">
            <text:p>2525</text:p>
          </table:table-cell>
          <table:table-cell office:value-type="float" office:value="2510" calcext:value-type="float">
            <text:p>2510</text:p>
          </table:table-cell>
          <table:table-cell office:value-type="float" office:value="2495" calcext:value-type="float">
            <text:p>2495</text:p>
          </table:table-cell>
          <table:table-cell office:value-type="float" office:value="87865.85" calcext:value-type="float">
            <text:p>87865.85</text:p>
          </table:table-cell>
          <table:table-cell office:value-type="float" office:value="118401.38" calcext:value-type="float">
            <text:p>118401.38</text:p>
          </table:table-cell>
          <table:table-cell office:value-type="float" office:value="148937.01" calcext:value-type="float">
            <text:p>148937.01</text:p>
          </table:table-cell>
          <table:table-cell office:value-type="float" office:value="196058.81" calcext:value-type="float">
            <text:p>196058.81</text:p>
          </table:table-cell>
          <table:table-cell office:value-type="float" office:value="203741.96" calcext:value-type="float">
            <text:p>203741.96</text:p>
          </table:table-cell>
          <table:table-cell office:value-type="float" office:value="221721.33" calcext:value-type="float">
            <text:p>221721.33</text:p>
          </table:table-cell>
          <table:table-cell office:value-type="float" office:value="242933.92" calcext:value-type="float">
            <text:p>242933.92</text:p>
          </table:table-cell>
          <table:table-cell office:value-type="float" office:value="223513.78" calcext:value-type="float">
            <text:p>223513.78</text:p>
          </table:table-cell>
          <table:table-cell office:value-type="float" office:value="291100.49" calcext:value-type="float">
            <text:p>291100.49</text:p>
          </table:table-cell>
          <table:table-cell office:value-type="float" office:value="266232.05" calcext:value-type="float">
            <text:p>266232.05</text:p>
          </table:table-cell>
          <table:table-cell office:value-type="float" office:value="310136.38" calcext:value-type="float">
            <text:p>310136.38</text:p>
          </table:table-cell>
          <table:table-cell office:value-type="float" office:value="28588440" calcext:value-type="float">
            <text:p>28588440</text:p>
          </table:table-cell>
          <table:table-cell office:value-type="float" office:value="31559900" calcext:value-type="float">
            <text:p>31559900</text:p>
          </table:table-cell>
          <table:table-cell office:value-type="float" office:value="41654920" calcext:value-type="float">
            <text:p>41654920</text:p>
          </table:table-cell>
          <table:table-cell office:value-type="float" office:value="44559030" calcext:value-type="float">
            <text:p>44559030</text:p>
          </table:table-cell>
          <table:table-cell office:value-type="float" office:value="48785310" calcext:value-type="float">
            <text:p>48785310</text:p>
          </table:table-cell>
          <table:table-cell office:value-type="float" office:value="43901930" calcext:value-type="float">
            <text:p>43901930</text:p>
          </table:table-cell>
          <table:table-cell office:value-type="float" office:value="51673500" calcext:value-type="float">
            <text:p>51673500</text:p>
          </table:table-cell>
          <table:table-cell office:value-type="float" office:value="49743570" calcext:value-type="float">
            <text:p>49743570</text:p>
          </table:table-cell>
          <table:table-cell office:value-type="float" office:value="55333880" calcext:value-type="float">
            <text:p>55333880</text:p>
          </table:table-cell>
          <table:table-cell office:value-type="float" office:value="56944000" calcext:value-type="float">
            <text:p>56944000</text:p>
          </table:table-cell>
          <table:table-cell office:value-type="float" office:value="60840000" calcext:value-type="float">
            <text:p>60840000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FORQUILHINH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71" calcext:value-type="float">
            <text:p>22871</text:p>
          </table:table-cell>
          <table:table-cell office:value-type="float" office:value="23183" calcext:value-type="float">
            <text:p>23183</text:p>
          </table:table-cell>
          <table:table-cell office:value-type="float" office:value="24256" calcext:value-type="float">
            <text:p>24256</text:p>
          </table:table-cell>
          <table:table-cell office:value-type="float" office:value="24694" calcext:value-type="float">
            <text:p>24694</text:p>
          </table:table-cell>
          <table:table-cell office:value-type="float" office:value="25129" calcext:value-type="float">
            <text:p>25129</text:p>
          </table:table-cell>
          <table:table-cell office:value-type="float" office:value="25560" calcext:value-type="float">
            <text:p>25560</text:p>
          </table:table-cell>
          <table:table-cell office:value-type="float" office:value="25988" calcext:value-type="float">
            <text:p>25988</text:p>
          </table:table-cell>
          <table:table-cell office:value-type="float" office:value="26368" calcext:value-type="float">
            <text:p>26368</text:p>
          </table:table-cell>
          <table:table-cell office:value-type="float" office:value="26793" calcext:value-type="float">
            <text:p>26793</text:p>
          </table:table-cell>
          <table:table-cell office:value-type="float" office:value="27211" calcext:value-type="float">
            <text:p>27211</text:p>
          </table:table-cell>
          <table:table-cell office:value-type="float" office:value="7912619.03" calcext:value-type="float">
            <text:p>7912619.03</text:p>
          </table:table-cell>
          <table:table-cell office:value-type="float" office:value="8588536.72" calcext:value-type="float">
            <text:p>8588536.72</text:p>
          </table:table-cell>
          <table:table-cell office:value-type="float" office:value="10269094.32" calcext:value-type="float">
            <text:p>10269094.32</text:p>
          </table:table-cell>
          <table:table-cell office:value-type="float" office:value="11014579.95" calcext:value-type="float">
            <text:p>11014579.95</text:p>
          </table:table-cell>
          <table:table-cell office:value-type="float" office:value="12305443.21" calcext:value-type="float">
            <text:p>12305443.21</text:p>
          </table:table-cell>
          <table:table-cell office:value-type="float" office:value="11957134.75" calcext:value-type="float">
            <text:p>11957134.75</text:p>
          </table:table-cell>
          <table:table-cell office:value-type="float" office:value="13108618.3" calcext:value-type="float">
            <text:p>13108618.3</text:p>
          </table:table-cell>
          <table:table-cell office:value-type="float" office:value="13588387.02" calcext:value-type="float">
            <text:p>13588387.02</text:p>
          </table:table-cell>
          <table:table-cell office:value-type="float" office:value="13481180.02" calcext:value-type="float">
            <text:p>13481180.02</text:p>
          </table:table-cell>
          <table:table-cell office:value-type="float" office:value="14659136.75" calcext:value-type="float">
            <text:p>14659136.75</text:p>
          </table:table-cell>
          <table:table-cell office:value-type="float" office:value="15727277.2" calcext:value-type="float">
            <text:p>15727277.2</text:p>
          </table:table-cell>
          <table:table-cell office:value-type="float" office:value="433874300" calcext:value-type="float">
            <text:p>433874300</text:p>
          </table:table-cell>
          <table:table-cell office:value-type="float" office:value="423648200" calcext:value-type="float">
            <text:p>423648200</text:p>
          </table:table-cell>
          <table:table-cell office:value-type="float" office:value="472519400" calcext:value-type="float">
            <text:p>472519400</text:p>
          </table:table-cell>
          <table:table-cell office:value-type="float" office:value="527713100" calcext:value-type="float">
            <text:p>527713100</text:p>
          </table:table-cell>
          <table:table-cell office:value-type="float" office:value="739261000" calcext:value-type="float">
            <text:p>739261000</text:p>
          </table:table-cell>
          <table:table-cell office:value-type="float" office:value="745907800" calcext:value-type="float">
            <text:p>745907800</text:p>
          </table:table-cell>
          <table:table-cell office:value-type="float" office:value="714768700" calcext:value-type="float">
            <text:p>714768700</text:p>
          </table:table-cell>
          <table:table-cell office:value-type="float" office:value="813485400" calcext:value-type="float">
            <text:p>813485400</text:p>
          </table:table-cell>
          <table:table-cell office:value-type="float" office:value="850666900" calcext:value-type="float">
            <text:p>850666900</text:p>
          </table:table-cell>
          <table:table-cell office:value-type="float" office:value="898164000" calcext:value-type="float">
            <text:p>898164000</text:p>
          </table:table-cell>
          <table:table-cell office:value-type="float" office:value="978821000" calcext:value-type="float">
            <text:p>978821000</text:p>
          </table:table-cell>
          <table:table-cell office:value-type="float" office:value="6073" calcext:value-type="float">
            <text:p>6073</text:p>
          </table:table-cell>
          <table:table-cell office:value-type="float" office:value="6216" calcext:value-type="float">
            <text:p>6216</text:p>
          </table:table-cell>
          <table:table-cell office:value-type="float" office:value="6565" calcext:value-type="float">
            <text:p>6565</text:p>
          </table:table-cell>
          <table:table-cell office:value-type="float" office:value="6748" calcext:value-type="float">
            <text:p>6748</text:p>
          </table:table-cell>
          <table:table-cell office:value-type="float" office:value="6878" calcext:value-type="float">
            <text:p>6878</text:p>
          </table:table-cell>
          <table:table-cell office:value-type="float" office:value="6182" calcext:value-type="float">
            <text:p>6182</text:p>
          </table:table-cell>
          <table:table-cell office:value-type="float" office:value="6422" calcext:value-type="float">
            <text:p>6422</text:p>
          </table:table-cell>
          <table:table-cell office:value-type="float" office:value="6411" calcext:value-type="float">
            <text:p>6411</text:p>
          </table:table-cell>
          <table:table-cell office:value-type="float" office:value="6380" calcext:value-type="float">
            <text:p>6380</text:p>
          </table:table-cell>
          <table:table-cell office:value-type="float" office:value="6893" calcext:value-type="float">
            <text:p>6893</text:p>
          </table:table-cell>
          <table:table-cell office:value-type="float" office:value="7333" calcext:value-type="float">
            <text:p>7333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string" calcext:value-type="string">
            <text:p>FRAIBUR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677" calcext:value-type="float">
            <text:p>34677</text:p>
          </table:table-cell>
          <table:table-cell office:value-type="float" office:value="34796" calcext:value-type="float">
            <text:p>34796</text:p>
          </table:table-cell>
          <table:table-cell office:value-type="float" office:value="35618" calcext:value-type="float">
            <text:p>35618</text:p>
          </table:table-cell>
          <table:table-cell office:value-type="float" office:value="35781" calcext:value-type="float">
            <text:p>35781</text:p>
          </table:table-cell>
          <table:table-cell office:value-type="float" office:value="35942" calcext:value-type="float">
            <text:p>35942</text:p>
          </table:table-cell>
          <table:table-cell office:value-type="float" office:value="36102" calcext:value-type="float">
            <text:p>36102</text:p>
          </table:table-cell>
          <table:table-cell office:value-type="float" office:value="36261" calcext:value-type="float">
            <text:p>36261</text:p>
          </table:table-cell>
          <table:table-cell office:value-type="float" office:value="36299" calcext:value-type="float">
            <text:p>36299</text:p>
          </table:table-cell>
          <table:table-cell office:value-type="float" office:value="36443" calcext:value-type="float">
            <text:p>36443</text:p>
          </table:table-cell>
          <table:table-cell office:value-type="float" office:value="36584" calcext:value-type="float">
            <text:p>36584</text:p>
          </table:table-cell>
          <table:table-cell office:value-type="float" office:value="8587322.57" calcext:value-type="float">
            <text:p>8587322.57</text:p>
          </table:table-cell>
          <table:table-cell office:value-type="float" office:value="9165394.75" calcext:value-type="float">
            <text:p>9165394.75</text:p>
          </table:table-cell>
          <table:table-cell office:value-type="float" office:value="10142304.87" calcext:value-type="float">
            <text:p>10142304.87</text:p>
          </table:table-cell>
          <table:table-cell office:value-type="float" office:value="11108496.83" calcext:value-type="float">
            <text:p>11108496.83</text:p>
          </table:table-cell>
          <table:table-cell office:value-type="float" office:value="12962167.47" calcext:value-type="float">
            <text:p>12962167.47</text:p>
          </table:table-cell>
          <table:table-cell office:value-type="float" office:value="13047276.62" calcext:value-type="float">
            <text:p>13047276.62</text:p>
          </table:table-cell>
          <table:table-cell office:value-type="float" office:value="13688021.45" calcext:value-type="float">
            <text:p>13688021.45</text:p>
          </table:table-cell>
          <table:table-cell office:value-type="float" office:value="14464109.96" calcext:value-type="float">
            <text:p>14464109.96</text:p>
          </table:table-cell>
          <table:table-cell office:value-type="float" office:value="14665007.18" calcext:value-type="float">
            <text:p>14665007.18</text:p>
          </table:table-cell>
          <table:table-cell office:value-type="float" office:value="15529356" calcext:value-type="float">
            <text:p>15529356</text:p>
          </table:table-cell>
          <table:table-cell office:value-type="float" office:value="15401424.02" calcext:value-type="float">
            <text:p>15401424.02</text:p>
          </table:table-cell>
          <table:table-cell office:value-type="float" office:value="667226900" calcext:value-type="float">
            <text:p>667226900</text:p>
          </table:table-cell>
          <table:table-cell office:value-type="float" office:value="713379700" calcext:value-type="float">
            <text:p>713379700</text:p>
          </table:table-cell>
          <table:table-cell office:value-type="float" office:value="835216800" calcext:value-type="float">
            <text:p>835216800</text:p>
          </table:table-cell>
          <table:table-cell office:value-type="float" office:value="825667200" calcext:value-type="float">
            <text:p>825667200</text:p>
          </table:table-cell>
          <table:table-cell office:value-type="float" office:value="799594900" calcext:value-type="float">
            <text:p>799594900</text:p>
          </table:table-cell>
          <table:table-cell office:value-type="float" office:value="869130600" calcext:value-type="float">
            <text:p>869130600</text:p>
          </table:table-cell>
          <table:table-cell office:value-type="float" office:value="952107300" calcext:value-type="float">
            <text:p>952107300</text:p>
          </table:table-cell>
          <table:table-cell office:value-type="float" office:value="907570300" calcext:value-type="float">
            <text:p>907570300</text:p>
          </table:table-cell>
          <table:table-cell office:value-type="float" office:value="925584000" calcext:value-type="float">
            <text:p>925584000</text:p>
          </table:table-cell>
          <table:table-cell office:value-type="float" office:value="977423000" calcext:value-type="float">
            <text:p>977423000</text:p>
          </table:table-cell>
          <table:table-cell office:value-type="float" office:value="1151367000" calcext:value-type="float">
            <text:p>1151367000</text:p>
          </table:table-cell>
          <table:table-cell office:value-type="float" office:value="8690" calcext:value-type="float">
            <text:p>8690</text:p>
          </table:table-cell>
          <table:table-cell office:value-type="float" office:value="8592" calcext:value-type="float">
            <text:p>8592</text:p>
          </table:table-cell>
          <table:table-cell office:value-type="float" office:value="8395" calcext:value-type="float">
            <text:p>8395</text:p>
          </table:table-cell>
          <table:table-cell office:value-type="float" office:value="8256" calcext:value-type="float">
            <text:p>8256</text:p>
          </table:table-cell>
          <table:table-cell office:value-type="float" office:value="8688" calcext:value-type="float">
            <text:p>8688</text:p>
          </table:table-cell>
          <table:table-cell office:value-type="float" office:value="7840" calcext:value-type="float">
            <text:p>7840</text:p>
          </table:table-cell>
          <table:table-cell office:value-type="float" office:value="7356" calcext:value-type="float">
            <text:p>7356</text:p>
          </table:table-cell>
          <table:table-cell office:value-type="float" office:value="7387" calcext:value-type="float">
            <text:p>7387</text:p>
          </table:table-cell>
          <table:table-cell office:value-type="float" office:value="7421" calcext:value-type="float">
            <text:p>7421</text:p>
          </table:table-cell>
          <table:table-cell office:value-type="float" office:value="7290" calcext:value-type="float">
            <text:p>7290</text:p>
          </table:table-cell>
          <table:table-cell office:value-type="float" office:value="7412" calcext:value-type="float">
            <text:p>741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FREI ROGÉR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6" calcext:value-type="float">
            <text:p>2436</text:p>
          </table:table-cell>
          <table:table-cell office:value-type="float" office:value="2399" calcext:value-type="float">
            <text:p>2399</text:p>
          </table:table-cell>
          <table:table-cell office:value-type="float" office:value="2354" calcext:value-type="float">
            <text:p>2354</text:p>
          </table:table-cell>
          <table:table-cell office:value-type="float" office:value="2301" calcext:value-type="float">
            <text:p>2301</text:p>
          </table:table-cell>
          <table:table-cell office:value-type="float" office:value="2249" calcext:value-type="float">
            <text:p>2249</text:p>
          </table:table-cell>
          <table:table-cell office:value-type="float" office:value="2197" calcext:value-type="float">
            <text:p>2197</text:p>
          </table:table-cell>
          <table:table-cell office:value-type="float" office:value="2146" calcext:value-type="float">
            <text:p>2146</text:p>
          </table:table-cell>
          <table:table-cell office:value-type="float" office:value="2077" calcext:value-type="float">
            <text:p>2077</text:p>
          </table:table-cell>
          <table:table-cell office:value-type="float" office:value="2023" calcext:value-type="float">
            <text:p>2023</text:p>
          </table:table-cell>
          <table:table-cell office:value-type="float" office:value="1970" calcext:value-type="float">
            <text:p>1970</text:p>
          </table:table-cell>
          <table:table-cell office:value-type="float" office:value="113997.82" calcext:value-type="float">
            <text:p>113997.82</text:p>
          </table:table-cell>
          <table:table-cell office:value-type="float" office:value="115406.81" calcext:value-type="float">
            <text:p>115406.81</text:p>
          </table:table-cell>
          <table:table-cell office:value-type="float" office:value="116015.32" calcext:value-type="float">
            <text:p>116015.32</text:p>
          </table:table-cell>
          <table:table-cell office:value-type="float" office:value="132230.2" calcext:value-type="float">
            <text:p>132230.2</text:p>
          </table:table-cell>
          <table:table-cell office:value-type="float" office:value="145745.11" calcext:value-type="float">
            <text:p>145745.11</text:p>
          </table:table-cell>
          <table:table-cell office:value-type="float" office:value="173635.71" calcext:value-type="float">
            <text:p>173635.71</text:p>
          </table:table-cell>
          <table:table-cell office:value-type="float" office:value="169953.71" calcext:value-type="float">
            <text:p>169953.71</text:p>
          </table:table-cell>
          <table:table-cell office:value-type="float" office:value="154921.45" calcext:value-type="float">
            <text:p>154921.45</text:p>
          </table:table-cell>
          <table:table-cell office:value-type="float" office:value="185757.59" calcext:value-type="float">
            <text:p>185757.59</text:p>
          </table:table-cell>
          <table:table-cell office:value-type="float" office:value="206203.64" calcext:value-type="float">
            <text:p>206203.64</text:p>
          </table:table-cell>
          <table:table-cell office:value-type="float" office:value="216952.22" calcext:value-type="float">
            <text:p>216952.22</text:p>
          </table:table-cell>
          <table:table-cell office:value-type="float" office:value="32682390" calcext:value-type="float">
            <text:p>32682390</text:p>
          </table:table-cell>
          <table:table-cell office:value-type="float" office:value="31107490" calcext:value-type="float">
            <text:p>31107490</text:p>
          </table:table-cell>
          <table:table-cell office:value-type="float" office:value="42764060" calcext:value-type="float">
            <text:p>42764060</text:p>
          </table:table-cell>
          <table:table-cell office:value-type="float" office:value="54025270" calcext:value-type="float">
            <text:p>54025270</text:p>
          </table:table-cell>
          <table:table-cell office:value-type="float" office:value="42617700" calcext:value-type="float">
            <text:p>42617700</text:p>
          </table:table-cell>
          <table:table-cell office:value-type="float" office:value="52486690" calcext:value-type="float">
            <text:p>52486690</text:p>
          </table:table-cell>
          <table:table-cell office:value-type="float" office:value="60956250" calcext:value-type="float">
            <text:p>60956250</text:p>
          </table:table-cell>
          <table:table-cell office:value-type="float" office:value="67306870" calcext:value-type="float">
            <text:p>67306870</text:p>
          </table:table-cell>
          <table:table-cell office:value-type="float" office:value="49315210" calcext:value-type="float">
            <text:p>49315210</text:p>
          </table:table-cell>
          <table:table-cell office:value-type="float" office:value="72673000" calcext:value-type="float">
            <text:p>72673000</text:p>
          </table:table-cell>
          <table:table-cell office:value-type="float" office:value="71706000" calcext:value-type="float">
            <text:p>7170600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GALVÃ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14" calcext:value-type="float">
            <text:p>3414</text:p>
          </table:table-cell>
          <table:table-cell office:value-type="float" office:value="3452" calcext:value-type="float">
            <text:p>3452</text:p>
          </table:table-cell>
          <table:table-cell office:value-type="float" office:value="3379" calcext:value-type="float">
            <text:p>3379</text:p>
          </table:table-cell>
          <table:table-cell office:value-type="float" office:value="3297" calcext:value-type="float">
            <text:p>3297</text:p>
          </table:table-cell>
          <table:table-cell office:value-type="float" office:value="3217" calcext:value-type="float">
            <text:p>3217</text:p>
          </table:table-cell>
          <table:table-cell office:value-type="float" office:value="3137" calcext:value-type="float">
            <text:p>3137</text:p>
          </table:table-cell>
          <table:table-cell office:value-type="float" office:value="3058" calcext:value-type="float">
            <text:p>3058</text:p>
          </table:table-cell>
          <table:table-cell office:value-type="float" office:value="2956" calcext:value-type="float">
            <text:p>2956</text:p>
          </table:table-cell>
          <table:table-cell office:value-type="float" office:value="2873" calcext:value-type="float">
            <text:p>2873</text:p>
          </table:table-cell>
          <table:table-cell office:value-type="float" office:value="2791" calcext:value-type="float">
            <text:p>2791</text:p>
          </table:table-cell>
          <table:table-cell office:value-type="float" office:value="139616.15" calcext:value-type="float">
            <text:p>139616.15</text:p>
          </table:table-cell>
          <table:table-cell office:value-type="float" office:value="137577.13" calcext:value-type="float">
            <text:p>137577.13</text:p>
          </table:table-cell>
          <table:table-cell office:value-type="float" office:value="158501.47" calcext:value-type="float">
            <text:p>158501.47</text:p>
          </table:table-cell>
          <table:table-cell office:value-type="float" office:value="214497.04" calcext:value-type="float">
            <text:p>214497.04</text:p>
          </table:table-cell>
          <table:table-cell office:value-type="float" office:value="195646.26" calcext:value-type="float">
            <text:p>195646.26</text:p>
          </table:table-cell>
          <table:table-cell office:value-type="float" office:value="279644.91" calcext:value-type="float">
            <text:p>279644.91</text:p>
          </table:table-cell>
          <table:table-cell office:value-type="float" office:value="295603.6" calcext:value-type="float">
            <text:p>295603.6</text:p>
          </table:table-cell>
          <table:table-cell office:value-type="float" office:value="311292.56" calcext:value-type="float">
            <text:p>311292.56</text:p>
          </table:table-cell>
          <table:table-cell office:value-type="float" office:value="377756.94" calcext:value-type="float">
            <text:p>377756.94</text:p>
          </table:table-cell>
          <table:table-cell office:value-type="float" office:value="315241.59" calcext:value-type="float">
            <text:p>315241.59</text:p>
          </table:table-cell>
          <table:table-cell office:value-type="float" office:value="360263.62" calcext:value-type="float">
            <text:p>360263.62</text:p>
          </table:table-cell>
          <table:table-cell office:value-type="float" office:value="77393210" calcext:value-type="float">
            <text:p>77393210</text:p>
          </table:table-cell>
          <table:table-cell office:value-type="float" office:value="93486740" calcext:value-type="float">
            <text:p>93486740</text:p>
          </table:table-cell>
          <table:table-cell office:value-type="float" office:value="90492560" calcext:value-type="float">
            <text:p>90492560</text:p>
          </table:table-cell>
          <table:table-cell office:value-type="float" office:value="106757400" calcext:value-type="float">
            <text:p>106757400</text:p>
          </table:table-cell>
          <table:table-cell office:value-type="float" office:value="61503460" calcext:value-type="float">
            <text:p>61503460</text:p>
          </table:table-cell>
          <table:table-cell office:value-type="float" office:value="67074900" calcext:value-type="float">
            <text:p>67074900</text:p>
          </table:table-cell>
          <table:table-cell office:value-type="float" office:value="80375010" calcext:value-type="float">
            <text:p>80375010</text:p>
          </table:table-cell>
          <table:table-cell office:value-type="float" office:value="66674200" calcext:value-type="float">
            <text:p>66674200</text:p>
          </table:table-cell>
          <table:table-cell office:value-type="float" office:value="75572800" calcext:value-type="float">
            <text:p>75572800</text:p>
          </table:table-cell>
          <table:table-cell office:value-type="float" office:value="76466000" calcext:value-type="float">
            <text:p>76466000</text:p>
          </table:table-cell>
          <table:table-cell office:value-type="float" office:value="95530000" calcext:value-type="float">
            <text:p>95530000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GAROPA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520" calcext:value-type="float">
            <text:p>18520</text:p>
          </table:table-cell>
          <table:table-cell office:value-type="float" office:value="18890" calcext:value-type="float">
            <text:p>18890</text:p>
          </table:table-cell>
          <table:table-cell office:value-type="float" office:value="20024" calcext:value-type="float">
            <text:p>20024</text:p>
          </table:table-cell>
          <table:table-cell office:value-type="float" office:value="20545" calcext:value-type="float">
            <text:p>20545</text:p>
          </table:table-cell>
          <table:table-cell office:value-type="float" office:value="21061" calcext:value-type="float">
            <text:p>21061</text:p>
          </table:table-cell>
          <table:table-cell office:value-type="float" office:value="21573" calcext:value-type="float">
            <text:p>21573</text:p>
          </table:table-cell>
          <table:table-cell office:value-type="float" office:value="22082" calcext:value-type="float">
            <text:p>22082</text:p>
          </table:table-cell>
          <table:table-cell office:value-type="float" office:value="22568" calcext:value-type="float">
            <text:p>22568</text:p>
          </table:table-cell>
          <table:table-cell office:value-type="float" office:value="23078" calcext:value-type="float">
            <text:p>23078</text:p>
          </table:table-cell>
          <table:table-cell office:value-type="float" office:value="23579" calcext:value-type="float">
            <text:p>23579</text:p>
          </table:table-cell>
          <table:table-cell office:value-type="float" office:value="3040572.26" calcext:value-type="float">
            <text:p>3040572.26</text:p>
          </table:table-cell>
          <table:table-cell office:value-type="float" office:value="3609894.66" calcext:value-type="float">
            <text:p>3609894.66</text:p>
          </table:table-cell>
          <table:table-cell office:value-type="float" office:value="4542454.68" calcext:value-type="float">
            <text:p>4542454.68</text:p>
          </table:table-cell>
          <table:table-cell office:value-type="float" office:value="5489691.44" calcext:value-type="float">
            <text:p>5489691.44</text:p>
          </table:table-cell>
          <table:table-cell office:value-type="float" office:value="6180404.75" calcext:value-type="float">
            <text:p>6180404.75</text:p>
          </table:table-cell>
          <table:table-cell office:value-type="float" office:value="6713529.56" calcext:value-type="float">
            <text:p>6713529.56</text:p>
          </table:table-cell>
          <table:table-cell office:value-type="float" office:value="7419669.7" calcext:value-type="float">
            <text:p>7419669.7</text:p>
          </table:table-cell>
          <table:table-cell office:value-type="float" office:value="8191509.66" calcext:value-type="float">
            <text:p>8191509.66</text:p>
          </table:table-cell>
          <table:table-cell office:value-type="float" office:value="8875684.5" calcext:value-type="float">
            <text:p>8875684.5</text:p>
          </table:table-cell>
          <table:table-cell office:value-type="float" office:value="9274645.77" calcext:value-type="float">
            <text:p>9274645.77</text:p>
          </table:table-cell>
          <table:table-cell office:value-type="float" office:value="9343594.7" calcext:value-type="float">
            <text:p>9343594.7</text:p>
          </table:table-cell>
          <table:table-cell office:value-type="float" office:value="231533900" calcext:value-type="float">
            <text:p>231533900</text:p>
          </table:table-cell>
          <table:table-cell office:value-type="float" office:value="261002600" calcext:value-type="float">
            <text:p>261002600</text:p>
          </table:table-cell>
          <table:table-cell office:value-type="float" office:value="303007000" calcext:value-type="float">
            <text:p>303007000</text:p>
          </table:table-cell>
          <table:table-cell office:value-type="float" office:value="346584200" calcext:value-type="float">
            <text:p>346584200</text:p>
          </table:table-cell>
          <table:table-cell office:value-type="float" office:value="405903100" calcext:value-type="float">
            <text:p>405903100</text:p>
          </table:table-cell>
          <table:table-cell office:value-type="float" office:value="439794700" calcext:value-type="float">
            <text:p>439794700</text:p>
          </table:table-cell>
          <table:table-cell office:value-type="float" office:value="478206100" calcext:value-type="float">
            <text:p>478206100</text:p>
          </table:table-cell>
          <table:table-cell office:value-type="float" office:value="534236700" calcext:value-type="float">
            <text:p>534236700</text:p>
          </table:table-cell>
          <table:table-cell office:value-type="float" office:value="584882600" calcext:value-type="float">
            <text:p>584882600</text:p>
          </table:table-cell>
          <table:table-cell office:value-type="float" office:value="617279000" calcext:value-type="float">
            <text:p>617279000</text:p>
          </table:table-cell>
          <table:table-cell office:value-type="float" office:value="684966000" calcext:value-type="float">
            <text:p>684966000</text:p>
          </table:table-cell>
          <table:table-cell office:value-type="float" office:value="3068" calcext:value-type="float">
            <text:p>3068</text:p>
          </table:table-cell>
          <table:table-cell office:value-type="float" office:value="3261" calcext:value-type="float">
            <text:p>3261</text:p>
          </table:table-cell>
          <table:table-cell office:value-type="float" office:value="3482" calcext:value-type="float">
            <text:p>3482</text:p>
          </table:table-cell>
          <table:table-cell office:value-type="float" office:value="3685" calcext:value-type="float">
            <text:p>3685</text:p>
          </table:table-cell>
          <table:table-cell office:value-type="float" office:value="3892" calcext:value-type="float">
            <text:p>3892</text:p>
          </table:table-cell>
          <table:table-cell office:value-type="float" office:value="4021" calcext:value-type="float">
            <text:p>4021</text:p>
          </table:table-cell>
          <table:table-cell office:value-type="float" office:value="4234" calcext:value-type="float">
            <text:p>4234</text:p>
          </table:table-cell>
          <table:table-cell office:value-type="float" office:value="4526" calcext:value-type="float">
            <text:p>4526</text:p>
          </table:table-cell>
          <table:table-cell office:value-type="float" office:value="4818" calcext:value-type="float">
            <text:p>4818</text:p>
          </table:table-cell>
          <table:table-cell office:value-type="float" office:value="4952" calcext:value-type="float">
            <text:p>4952</text:p>
          </table:table-cell>
          <table:table-cell office:value-type="float" office:value="5081" calcext:value-type="float">
            <text:p>5081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ARU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1" calcext:value-type="float">
            <text:p>15021</text:p>
          </table:table-cell>
          <table:table-cell office:value-type="float" office:value="15272" calcext:value-type="float">
            <text:p>15272</text:p>
          </table:table-cell>
          <table:table-cell office:value-type="float" office:value="16081" calcext:value-type="float">
            <text:p>16081</text:p>
          </table:table-cell>
          <table:table-cell office:value-type="float" office:value="16435" calcext:value-type="float">
            <text:p>16435</text:p>
          </table:table-cell>
          <table:table-cell office:value-type="float" office:value="16786" calcext:value-type="float">
            <text:p>16786</text:p>
          </table:table-cell>
          <table:table-cell office:value-type="float" office:value="17134" calcext:value-type="float">
            <text:p>17134</text:p>
          </table:table-cell>
          <table:table-cell office:value-type="float" office:value="17479" calcext:value-type="float">
            <text:p>17479</text:p>
          </table:table-cell>
          <table:table-cell office:value-type="float" office:value="17800" calcext:value-type="float">
            <text:p>17800</text:p>
          </table:table-cell>
          <table:table-cell office:value-type="float" office:value="18145" calcext:value-type="float">
            <text:p>18145</text:p>
          </table:table-cell>
          <table:table-cell office:value-type="float" office:value="18484" calcext:value-type="float">
            <text:p>18484</text:p>
          </table:table-cell>
          <table:table-cell office:value-type="float" office:value="3538711.16" calcext:value-type="float">
            <text:p>3538711.16</text:p>
          </table:table-cell>
          <table:table-cell office:value-type="float" office:value="3954659.79" calcext:value-type="float">
            <text:p>3954659.79</text:p>
          </table:table-cell>
          <table:table-cell office:value-type="float" office:value="4648680.59" calcext:value-type="float">
            <text:p>4648680.59</text:p>
          </table:table-cell>
          <table:table-cell office:value-type="float" office:value="5842383.17" calcext:value-type="float">
            <text:p>5842383.17</text:p>
          </table:table-cell>
          <table:table-cell office:value-type="float" office:value="5955886.41" calcext:value-type="float">
            <text:p>5955886.41</text:p>
          </table:table-cell>
          <table:table-cell office:value-type="float" office:value="6408149.01" calcext:value-type="float">
            <text:p>6408149.01</text:p>
          </table:table-cell>
          <table:table-cell office:value-type="float" office:value="7165913.81" calcext:value-type="float">
            <text:p>7165913.81</text:p>
          </table:table-cell>
          <table:table-cell office:value-type="float" office:value="7118306.76" calcext:value-type="float">
            <text:p>7118306.76</text:p>
          </table:table-cell>
          <table:table-cell office:value-type="float" office:value="7500280.09" calcext:value-type="float">
            <text:p>7500280.09</text:p>
          </table:table-cell>
          <table:table-cell office:value-type="float" office:value="8422424.65" calcext:value-type="float">
            <text:p>8422424.65</text:p>
          </table:table-cell>
          <table:table-cell office:value-type="float" office:value="8141361.88" calcext:value-type="float">
            <text:p>8141361.88</text:p>
          </table:table-cell>
          <table:table-cell office:value-type="float" office:value="323276400" calcext:value-type="float">
            <text:p>323276400</text:p>
          </table:table-cell>
          <table:table-cell office:value-type="float" office:value="397888900" calcext:value-type="float">
            <text:p>397888900</text:p>
          </table:table-cell>
          <table:table-cell office:value-type="float" office:value="455419100" calcext:value-type="float">
            <text:p>455419100</text:p>
          </table:table-cell>
          <table:table-cell office:value-type="float" office:value="549508300" calcext:value-type="float">
            <text:p>549508300</text:p>
          </table:table-cell>
          <table:table-cell office:value-type="float" office:value="733700200" calcext:value-type="float">
            <text:p>733700200</text:p>
          </table:table-cell>
          <table:table-cell office:value-type="float" office:value="664963800" calcext:value-type="float">
            <text:p>664963800</text:p>
          </table:table-cell>
          <table:table-cell office:value-type="float" office:value="663047500" calcext:value-type="float">
            <text:p>663047500</text:p>
          </table:table-cell>
          <table:table-cell office:value-type="float" office:value="912747400" calcext:value-type="float">
            <text:p>912747400</text:p>
          </table:table-cell>
          <table:table-cell office:value-type="float" office:value="1071261000" calcext:value-type="float">
            <text:p>1071261000</text:p>
          </table:table-cell>
          <table:table-cell office:value-type="float" office:value="1098318000" calcext:value-type="float">
            <text:p>1098318000</text:p>
          </table:table-cell>
          <table:table-cell office:value-type="float" office:value="1388845000" calcext:value-type="float">
            <text:p>1388845000</text:p>
          </table:table-cell>
          <table:table-cell office:value-type="float" office:value="2992" calcext:value-type="float">
            <text:p>2992</text:p>
          </table:table-cell>
          <table:table-cell office:value-type="float" office:value="3194" calcext:value-type="float">
            <text:p>3194</text:p>
          </table:table-cell>
          <table:table-cell office:value-type="float" office:value="3305" calcext:value-type="float">
            <text:p>3305</text:p>
          </table:table-cell>
          <table:table-cell office:value-type="float" office:value="3606" calcext:value-type="float">
            <text:p>3606</text:p>
          </table:table-cell>
          <table:table-cell office:value-type="float" office:value="3393" calcext:value-type="float">
            <text:p>3393</text:p>
          </table:table-cell>
          <table:table-cell office:value-type="float" office:value="3426" calcext:value-type="float">
            <text:p>3426</text:p>
          </table:table-cell>
          <table:table-cell office:value-type="float" office:value="3488" calcext:value-type="float">
            <text:p>3488</text:p>
          </table:table-cell>
          <table:table-cell office:value-type="float" office:value="3321" calcext:value-type="float">
            <text:p>3321</text:p>
          </table:table-cell>
          <table:table-cell office:value-type="float" office:value="3438" calcext:value-type="float">
            <text:p>3438</text:p>
          </table:table-cell>
          <table:table-cell office:value-type="float" office:value="3695" calcext:value-type="float">
            <text:p>3695</text:p>
          </table:table-cell>
          <table:table-cell office:value-type="float" office:value="3751" calcext:value-type="float">
            <text:p>375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GASP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869" calcext:value-type="float">
            <text:p>58869</text:p>
          </table:table-cell>
          <table:table-cell office:value-type="float" office:value="59728" calcext:value-type="float">
            <text:p>59728</text:p>
          </table:table-cell>
          <table:table-cell office:value-type="float" office:value="62618" calcext:value-type="float">
            <text:p>62618</text:p>
          </table:table-cell>
          <table:table-cell office:value-type="float" office:value="63826" calcext:value-type="float">
            <text:p>63826</text:p>
          </table:table-cell>
          <table:table-cell office:value-type="float" office:value="65024" calcext:value-type="float">
            <text:p>65024</text:p>
          </table:table-cell>
          <table:table-cell office:value-type="float" office:value="66213" calcext:value-type="float">
            <text:p>66213</text:p>
          </table:table-cell>
          <table:table-cell office:value-type="float" office:value="67392" calcext:value-type="float">
            <text:p>67392</text:p>
          </table:table-cell>
          <table:table-cell office:value-type="float" office:value="68465" calcext:value-type="float">
            <text:p>68465</text:p>
          </table:table-cell>
          <table:table-cell office:value-type="float" office:value="69639" calcext:value-type="float">
            <text:p>69639</text:p>
          </table:table-cell>
          <table:table-cell office:value-type="float" office:value="70793" calcext:value-type="float">
            <text:p>70793</text:p>
          </table:table-cell>
          <table:table-cell office:value-type="float" office:value="28073902.27" calcext:value-type="float">
            <text:p>28073902.27</text:p>
          </table:table-cell>
          <table:table-cell office:value-type="float" office:value="29195671.99" calcext:value-type="float">
            <text:p>29195671.99</text:p>
          </table:table-cell>
          <table:table-cell office:value-type="float" office:value="27387391.09" calcext:value-type="float">
            <text:p>27387391.09</text:p>
          </table:table-cell>
          <table:table-cell office:value-type="float" office:value="32712304.3" calcext:value-type="float">
            <text:p>32712304.3</text:p>
          </table:table-cell>
          <table:table-cell office:value-type="float" office:value="36467742.06" calcext:value-type="float">
            <text:p>36467742.06</text:p>
          </table:table-cell>
          <table:table-cell office:value-type="float" office:value="37839099.42" calcext:value-type="float">
            <text:p>37839099.42</text:p>
          </table:table-cell>
          <table:table-cell office:value-type="float" office:value="42220500.3" calcext:value-type="float">
            <text:p>42220500.3</text:p>
          </table:table-cell>
          <table:table-cell office:value-type="float" office:value="46721705.08" calcext:value-type="float">
            <text:p>46721705.08</text:p>
          </table:table-cell>
          <table:table-cell office:value-type="float" office:value="49950373.36" calcext:value-type="float">
            <text:p>49950373.36</text:p>
          </table:table-cell>
          <table:table-cell office:value-type="float" office:value="53922706.69" calcext:value-type="float">
            <text:p>53922706.69</text:p>
          </table:table-cell>
          <table:table-cell office:value-type="float" office:value="56398222.71" calcext:value-type="float">
            <text:p>56398222.71</text:p>
          </table:table-cell>
          <table:table-cell office:value-type="float" office:value="1427625000" calcext:value-type="float">
            <text:p>1427625000</text:p>
          </table:table-cell>
          <table:table-cell office:value-type="float" office:value="1596705000" calcext:value-type="float">
            <text:p>1596705000</text:p>
          </table:table-cell>
          <table:table-cell office:value-type="float" office:value="1682185000" calcext:value-type="float">
            <text:p>1682185000</text:p>
          </table:table-cell>
          <table:table-cell office:value-type="float" office:value="1830763000" calcext:value-type="float">
            <text:p>1830763000</text:p>
          </table:table-cell>
          <table:table-cell office:value-type="float" office:value="2508454000" calcext:value-type="float">
            <text:p>2508454000</text:p>
          </table:table-cell>
          <table:table-cell office:value-type="float" office:value="2381770000" calcext:value-type="float">
            <text:p>2381770000</text:p>
          </table:table-cell>
          <table:table-cell office:value-type="float" office:value="2444847000" calcext:value-type="float">
            <text:p>2444847000</text:p>
          </table:table-cell>
          <table:table-cell office:value-type="float" office:value="2824158000" calcext:value-type="float">
            <text:p>2824158000</text:p>
          </table:table-cell>
          <table:table-cell office:value-type="float" office:value="2977369000" calcext:value-type="float">
            <text:p>2977369000</text:p>
          </table:table-cell>
          <table:table-cell office:value-type="float" office:value="3187387000" calcext:value-type="float">
            <text:p>3187387000</text:p>
          </table:table-cell>
          <table:table-cell office:value-type="float" office:value="3351068000" calcext:value-type="float">
            <text:p>3351068000</text:p>
          </table:table-cell>
          <table:table-cell office:value-type="float" office:value="18554" calcext:value-type="float">
            <text:p>18554</text:p>
          </table:table-cell>
          <table:table-cell office:value-type="float" office:value="19061" calcext:value-type="float">
            <text:p>19061</text:p>
          </table:table-cell>
          <table:table-cell office:value-type="float" office:value="18561" calcext:value-type="float">
            <text:p>18561</text:p>
          </table:table-cell>
          <table:table-cell office:value-type="float" office:value="18850" calcext:value-type="float">
            <text:p>18850</text:p>
          </table:table-cell>
          <table:table-cell office:value-type="float" office:value="19391" calcext:value-type="float">
            <text:p>19391</text:p>
          </table:table-cell>
          <table:table-cell office:value-type="float" office:value="18627" calcext:value-type="float">
            <text:p>18627</text:p>
          </table:table-cell>
          <table:table-cell office:value-type="float" office:value="19307" calcext:value-type="float">
            <text:p>19307</text:p>
          </table:table-cell>
          <table:table-cell office:value-type="float" office:value="20440" calcext:value-type="float">
            <text:p>20440</text:p>
          </table:table-cell>
          <table:table-cell office:value-type="float" office:value="21007" calcext:value-type="float">
            <text:p>21007</text:p>
          </table:table-cell>
          <table:table-cell office:value-type="float" office:value="22065" calcext:value-type="float">
            <text:p>22065</text:p>
          </table:table-cell>
          <table:table-cell office:value-type="float" office:value="22669" calcext:value-type="float">
            <text:p>22669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GOVERNADOR CELSO RAM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107" calcext:value-type="float">
            <text:p>13107</text:p>
          </table:table-cell>
          <table:table-cell office:value-type="float" office:value="13211" calcext:value-type="float">
            <text:p>13211</text:p>
          </table:table-cell>
          <table:table-cell office:value-type="float" office:value="13655" calcext:value-type="float">
            <text:p>13655</text:p>
          </table:table-cell>
          <table:table-cell office:value-type="float" office:value="13801" calcext:value-type="float">
            <text:p>13801</text:p>
          </table:table-cell>
          <table:table-cell office:value-type="float" office:value="13944" calcext:value-type="float">
            <text:p>13944</text:p>
          </table:table-cell>
          <table:table-cell office:value-type="float" office:value="14087" calcext:value-type="float">
            <text:p>14087</text:p>
          </table:table-cell>
          <table:table-cell office:value-type="float" office:value="14229" calcext:value-type="float">
            <text:p>14229</text:p>
          </table:table-cell>
          <table:table-cell office:value-type="float" office:value="14333" calcext:value-type="float">
            <text:p>14333</text:p>
          </table:table-cell>
          <table:table-cell office:value-type="float" office:value="14471" calcext:value-type="float">
            <text:p>14471</text:p>
          </table:table-cell>
          <table:table-cell office:value-type="float" office:value="14606" calcext:value-type="float">
            <text:p>14606</text:p>
          </table:table-cell>
          <table:table-cell office:value-type="float" office:value="936932.75" calcext:value-type="float">
            <text:p>936932.75</text:p>
          </table:table-cell>
          <table:table-cell office:value-type="float" office:value="1150577.71" calcext:value-type="float">
            <text:p>1150577.71</text:p>
          </table:table-cell>
          <table:table-cell office:value-type="float" office:value="1219778.09" calcext:value-type="float">
            <text:p>1219778.09</text:p>
          </table:table-cell>
          <table:table-cell office:value-type="float" office:value="2105633.69" calcext:value-type="float">
            <text:p>2105633.69</text:p>
          </table:table-cell>
          <table:table-cell office:value-type="float" office:value="2389910.93" calcext:value-type="float">
            <text:p>2389910.93</text:p>
          </table:table-cell>
          <table:table-cell office:value-type="float" office:value="2859773.11" calcext:value-type="float">
            <text:p>2859773.11</text:p>
          </table:table-cell>
          <table:table-cell office:value-type="float" office:value="2956577.96" calcext:value-type="float">
            <text:p>2956577.96</text:p>
          </table:table-cell>
          <table:table-cell office:value-type="float" office:value="3567436.59" calcext:value-type="float">
            <text:p>3567436.59</text:p>
          </table:table-cell>
          <table:table-cell office:value-type="float" office:value="3985851.76" calcext:value-type="float">
            <text:p>3985851.76</text:p>
          </table:table-cell>
          <table:table-cell office:value-type="float" office:value="3439187.77" calcext:value-type="float">
            <text:p>3439187.77</text:p>
          </table:table-cell>
          <table:table-cell office:value-type="float" office:value="3061872.28" calcext:value-type="float">
            <text:p>3061872.28</text:p>
          </table:table-cell>
          <table:table-cell office:value-type="float" office:value="128123400" calcext:value-type="float">
            <text:p>128123400</text:p>
          </table:table-cell>
          <table:table-cell office:value-type="float" office:value="143376400" calcext:value-type="float">
            <text:p>143376400</text:p>
          </table:table-cell>
          <table:table-cell office:value-type="float" office:value="159048200" calcext:value-type="float">
            <text:p>159048200</text:p>
          </table:table-cell>
          <table:table-cell office:value-type="float" office:value="182344600" calcext:value-type="float">
            <text:p>182344600</text:p>
          </table:table-cell>
          <table:table-cell office:value-type="float" office:value="214876400" calcext:value-type="float">
            <text:p>214876400</text:p>
          </table:table-cell>
          <table:table-cell office:value-type="float" office:value="243065300" calcext:value-type="float">
            <text:p>243065300</text:p>
          </table:table-cell>
          <table:table-cell office:value-type="float" office:value="267761000" calcext:value-type="float">
            <text:p>267761000</text:p>
          </table:table-cell>
          <table:table-cell office:value-type="float" office:value="296408500" calcext:value-type="float">
            <text:p>296408500</text:p>
          </table:table-cell>
          <table:table-cell office:value-type="float" office:value="316537000" calcext:value-type="float">
            <text:p>316537000</text:p>
          </table:table-cell>
          <table:table-cell office:value-type="float" office:value="352431000" calcext:value-type="float">
            <text:p>352431000</text:p>
          </table:table-cell>
          <table:table-cell office:value-type="float" office:value="379763000" calcext:value-type="float">
            <text:p>379763000</text:p>
          </table:table-cell>
          <table:table-cell office:value-type="float" office:value="987" calcext:value-type="float">
            <text:p>987</text:p>
          </table:table-cell>
          <table:table-cell office:value-type="float" office:value="1059" calcext:value-type="float">
            <text:p>1059</text:p>
          </table:table-cell>
          <table:table-cell office:value-type="float" office:value="1028" calcext:value-type="float">
            <text:p>1028</text:p>
          </table:table-cell>
          <table:table-cell office:value-type="float" office:value="1423" calcext:value-type="float">
            <text:p>1423</text:p>
          </table:table-cell>
          <table:table-cell office:value-type="float" office:value="1542" calcext:value-type="float">
            <text:p>1542</text:p>
          </table:table-cell>
          <table:table-cell office:value-type="float" office:value="1658" calcext:value-type="float">
            <text:p>1658</text:p>
          </table:table-cell>
          <table:table-cell office:value-type="float" office:value="1633" calcext:value-type="float">
            <text:p>1633</text:p>
          </table:table-cell>
          <table:table-cell office:value-type="float" office:value="1848" calcext:value-type="float">
            <text:p>1848</text:p>
          </table:table-cell>
          <table:table-cell office:value-type="float" office:value="2005" calcext:value-type="float">
            <text:p>2005</text:p>
          </table:table-cell>
          <table:table-cell office:value-type="float" office:value="1818" calcext:value-type="float">
            <text:p>1818</text:p>
          </table:table-cell>
          <table:table-cell office:value-type="float" office:value="1713" calcext:value-type="float">
            <text:p>171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GRÃO PARÁ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246" calcext:value-type="float">
            <text:p>6246</text:p>
          </table:table-cell>
          <table:table-cell office:value-type="float" office:value="6268" calcext:value-type="float">
            <text:p>6268</text:p>
          </table:table-cell>
          <table:table-cell office:value-type="float" office:value="6418" calcext:value-type="float">
            <text:p>6418</text:p>
          </table:table-cell>
          <table:table-cell office:value-type="float" office:value="6448" calcext:value-type="float">
            <text:p>6448</text:p>
          </table:table-cell>
          <table:table-cell office:value-type="float" office:value="6478" calcext:value-type="float">
            <text:p>6478</text:p>
          </table:table-cell>
          <table:table-cell office:value-type="float" office:value="6507" calcext:value-type="float">
            <text:p>6507</text:p>
          </table:table-cell>
          <table:table-cell office:value-type="float" office:value="6537" calcext:value-type="float">
            <text:p>6537</text:p>
          </table:table-cell>
          <table:table-cell office:value-type="float" office:value="6542" calcext:value-type="float">
            <text:p>6542</text:p>
          </table:table-cell>
          <table:table-cell office:value-type="float" office:value="6569" calcext:value-type="float">
            <text:p>6569</text:p>
          </table:table-cell>
          <table:table-cell office:value-type="float" office:value="6595" calcext:value-type="float">
            <text:p>6595</text:p>
          </table:table-cell>
          <table:table-cell office:value-type="float" office:value="846651.32" calcext:value-type="float">
            <text:p>846651.32</text:p>
          </table:table-cell>
          <table:table-cell office:value-type="float" office:value="969824.09" calcext:value-type="float">
            <text:p>969824.09</text:p>
          </table:table-cell>
          <table:table-cell office:value-type="float" office:value="1093230" calcext:value-type="float">
            <text:p>1093230</text:p>
          </table:table-cell>
          <table:table-cell office:value-type="float" office:value="1304274.33" calcext:value-type="float">
            <text:p>1304274.33</text:p>
          </table:table-cell>
          <table:table-cell office:value-type="float" office:value="1390301.02" calcext:value-type="float">
            <text:p>1390301.02</text:p>
          </table:table-cell>
          <table:table-cell office:value-type="float" office:value="1751066.69" calcext:value-type="float">
            <text:p>1751066.69</text:p>
          </table:table-cell>
          <table:table-cell office:value-type="float" office:value="1741018.61" calcext:value-type="float">
            <text:p>1741018.61</text:p>
          </table:table-cell>
          <table:table-cell office:value-type="float" office:value="2224298.94" calcext:value-type="float">
            <text:p>2224298.94</text:p>
          </table:table-cell>
          <table:table-cell office:value-type="float" office:value="2271580.25" calcext:value-type="float">
            <text:p>2271580.25</text:p>
          </table:table-cell>
          <table:table-cell office:value-type="float" office:value="2416300.72" calcext:value-type="float">
            <text:p>2416300.72</text:p>
          </table:table-cell>
          <table:table-cell office:value-type="float" office:value="2664392.39" calcext:value-type="float">
            <text:p>2664392.39</text:p>
          </table:table-cell>
          <table:table-cell office:value-type="float" office:value="99936970" calcext:value-type="float">
            <text:p>99936970</text:p>
          </table:table-cell>
          <table:table-cell office:value-type="float" office:value="122921000" calcext:value-type="float">
            <text:p>122921000</text:p>
          </table:table-cell>
          <table:table-cell office:value-type="float" office:value="126307200" calcext:value-type="float">
            <text:p>126307200</text:p>
          </table:table-cell>
          <table:table-cell office:value-type="float" office:value="150128100" calcext:value-type="float">
            <text:p>150128100</text:p>
          </table:table-cell>
          <table:table-cell office:value-type="float" office:value="183992200" calcext:value-type="float">
            <text:p>183992200</text:p>
          </table:table-cell>
          <table:table-cell office:value-type="float" office:value="184904400" calcext:value-type="float">
            <text:p>184904400</text:p>
          </table:table-cell>
          <table:table-cell office:value-type="float" office:value="197913500" calcext:value-type="float">
            <text:p>197913500</text:p>
          </table:table-cell>
          <table:table-cell office:value-type="float" office:value="227778100" calcext:value-type="float">
            <text:p>227778100</text:p>
          </table:table-cell>
          <table:table-cell office:value-type="float" office:value="218836100" calcext:value-type="float">
            <text:p>218836100</text:p>
          </table:table-cell>
          <table:table-cell office:value-type="float" office:value="248771000" calcext:value-type="float">
            <text:p>248771000</text:p>
          </table:table-cell>
          <table:table-cell office:value-type="float" office:value="263484000" calcext:value-type="float">
            <text:p>263484000</text:p>
          </table:table-cell>
          <table:table-cell office:value-type="float" office:value="985" calcext:value-type="float">
            <text:p>985</text:p>
          </table:table-cell>
          <table:table-cell office:value-type="float" office:value="1057" calcext:value-type="float">
            <text:p>1057</text:p>
          </table:table-cell>
          <table:table-cell office:value-type="float" office:value="1076" calcext:value-type="float">
            <text:p>1076</text:p>
          </table:table-cell>
          <table:table-cell office:value-type="float" office:value="1145" calcext:value-type="float">
            <text:p>1145</text:p>
          </table:table-cell>
          <table:table-cell office:value-type="float" office:value="1135" calcext:value-type="float">
            <text:p>1135</text:p>
          </table:table-cell>
          <table:table-cell office:value-type="float" office:value="1287" calcext:value-type="float">
            <text:p>1287</text:p>
          </table:table-cell>
          <table:table-cell office:value-type="float" office:value="1150" calcext:value-type="float">
            <text:p>1150</text:p>
          </table:table-cell>
          <table:table-cell office:value-type="float" office:value="1399" calcext:value-type="float">
            <text:p>1399</text:p>
          </table:table-cell>
          <table:table-cell office:value-type="float" office:value="1379" calcext:value-type="float">
            <text:p>1379</text:p>
          </table:table-cell>
          <table:table-cell office:value-type="float" office:value="1483" calcext:value-type="float">
            <text:p>1483</text:p>
          </table:table-cell>
          <table:table-cell office:value-type="float" office:value="1536" calcext:value-type="float">
            <text:p>1536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string" calcext:value-type="string">
            <text:p>GRAVAT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98" calcext:value-type="float">
            <text:p>10698</text:p>
          </table:table-cell>
          <table:table-cell office:value-type="float" office:value="10758" calcext:value-type="float">
            <text:p>10758</text:p>
          </table:table-cell>
          <table:table-cell office:value-type="float" office:value="11064" calcext:value-type="float">
            <text:p>11064</text:p>
          </table:table-cell>
          <table:table-cell office:value-type="float" office:value="11148" calcext:value-type="float">
            <text:p>11148</text:p>
          </table:table-cell>
          <table:table-cell office:value-type="float" office:value="11231" calcext:value-type="float">
            <text:p>11231</text:p>
          </table:table-cell>
          <table:table-cell office:value-type="float" office:value="11313" calcext:value-type="float">
            <text:p>11313</text:p>
          </table:table-cell>
          <table:table-cell office:value-type="float" office:value="11394" calcext:value-type="float">
            <text:p>11394</text:p>
          </table:table-cell>
          <table:table-cell office:value-type="float" office:value="11423" calcext:value-type="float">
            <text:p>11423</text:p>
          </table:table-cell>
          <table:table-cell office:value-type="float" office:value="11501" calcext:value-type="float">
            <text:p>11501</text:p>
          </table:table-cell>
          <table:table-cell office:value-type="float" office:value="11577" calcext:value-type="float">
            <text:p>11577</text:p>
          </table:table-cell>
          <table:table-cell office:value-type="float" office:value="1851220.15" calcext:value-type="float">
            <text:p>1851220.15</text:p>
          </table:table-cell>
          <table:table-cell office:value-type="float" office:value="1745474.03" calcext:value-type="float">
            <text:p>1745474.03</text:p>
          </table:table-cell>
          <table:table-cell office:value-type="float" office:value="2315114.87" calcext:value-type="float">
            <text:p>2315114.87</text:p>
          </table:table-cell>
          <table:table-cell office:value-type="float" office:value="2484205.85" calcext:value-type="float">
            <text:p>2484205.85</text:p>
          </table:table-cell>
          <table:table-cell office:value-type="float" office:value="2872777.83" calcext:value-type="float">
            <text:p>2872777.83</text:p>
          </table:table-cell>
          <table:table-cell office:value-type="float" office:value="3356315.75" calcext:value-type="float">
            <text:p>3356315.75</text:p>
          </table:table-cell>
          <table:table-cell office:value-type="float" office:value="3494797.2" calcext:value-type="float">
            <text:p>3494797.2</text:p>
          </table:table-cell>
          <table:table-cell office:value-type="float" office:value="3929283.48" calcext:value-type="float">
            <text:p>3929283.48</text:p>
          </table:table-cell>
          <table:table-cell office:value-type="float" office:value="4149145.65" calcext:value-type="float">
            <text:p>4149145.65</text:p>
          </table:table-cell>
          <table:table-cell office:value-type="float" office:value="4264823.05" calcext:value-type="float">
            <text:p>4264823.05</text:p>
          </table:table-cell>
          <table:table-cell office:value-type="float" office:value="4137288.28" calcext:value-type="float">
            <text:p>4137288.28</text:p>
          </table:table-cell>
          <table:table-cell office:value-type="float" office:value="110220400" calcext:value-type="float">
            <text:p>110220400</text:p>
          </table:table-cell>
          <table:table-cell office:value-type="float" office:value="112506900" calcext:value-type="float">
            <text:p>112506900</text:p>
          </table:table-cell>
          <table:table-cell office:value-type="float" office:value="118622300" calcext:value-type="float">
            <text:p>118622300</text:p>
          </table:table-cell>
          <table:table-cell office:value-type="float" office:value="137243000" calcext:value-type="float">
            <text:p>137243000</text:p>
          </table:table-cell>
          <table:table-cell office:value-type="float" office:value="146658800" calcext:value-type="float">
            <text:p>146658800</text:p>
          </table:table-cell>
          <table:table-cell office:value-type="float" office:value="189465800" calcext:value-type="float">
            <text:p>189465800</text:p>
          </table:table-cell>
          <table:table-cell office:value-type="float" office:value="203117800" calcext:value-type="float">
            <text:p>203117800</text:p>
          </table:table-cell>
          <table:table-cell office:value-type="float" office:value="224292700" calcext:value-type="float">
            <text:p>224292700</text:p>
          </table:table-cell>
          <table:table-cell office:value-type="float" office:value="240758900" calcext:value-type="float">
            <text:p>240758900</text:p>
          </table:table-cell>
          <table:table-cell office:value-type="float" office:value="264765000" calcext:value-type="float">
            <text:p>264765000</text:p>
          </table:table-cell>
          <table:table-cell office:value-type="float" office:value="289249000" calcext:value-type="float">
            <text:p>289249000</text:p>
          </table:table-cell>
          <table:table-cell office:value-type="float" office:value="2109" calcext:value-type="float">
            <text:p>2109</text:p>
          </table:table-cell>
          <table:table-cell office:value-type="float" office:value="1908" calcext:value-type="float">
            <text:p>1908</text:p>
          </table:table-cell>
          <table:table-cell office:value-type="float" office:value="2201" calcext:value-type="float">
            <text:p>2201</text:p>
          </table:table-cell>
          <table:table-cell office:value-type="float" office:value="2127" calcext:value-type="float">
            <text:p>2127</text:p>
          </table:table-cell>
          <table:table-cell office:value-type="float" office:value="2179" calcext:value-type="float">
            <text:p>2179</text:p>
          </table:table-cell>
          <table:table-cell office:value-type="float" office:value="2263" calcext:value-type="float">
            <text:p>2263</text:p>
          </table:table-cell>
          <table:table-cell office:value-type="float" office:value="2183" calcext:value-type="float">
            <text:p>2183</text:p>
          </table:table-cell>
          <table:table-cell office:value-type="float" office:value="2260" calcext:value-type="float">
            <text:p>2260</text:p>
          </table:table-cell>
          <table:table-cell office:value-type="float" office:value="2246" calcext:value-type="float">
            <text:p>2246</text:p>
          </table:table-cell>
          <table:table-cell office:value-type="float" office:value="2264" calcext:value-type="float">
            <text:p>2264</text:p>
          </table:table-cell>
          <table:table-cell office:value-type="float" office:value="2308" calcext:value-type="float">
            <text:p>230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GUABIRUB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849" calcext:value-type="float">
            <text:p>18849</text:p>
          </table:table-cell>
          <table:table-cell office:value-type="float" office:value="19254" calcext:value-type="float">
            <text:p>19254</text:p>
          </table:table-cell>
          <table:table-cell office:value-type="float" office:value="20474" calcext:value-type="float">
            <text:p>20474</text:p>
          </table:table-cell>
          <table:table-cell office:value-type="float" office:value="21046" calcext:value-type="float">
            <text:p>21046</text:p>
          </table:table-cell>
          <table:table-cell office:value-type="float" office:value="21612" calcext:value-type="float">
            <text:p>21612</text:p>
          </table:table-cell>
          <table:table-cell office:value-type="float" office:value="22174" calcext:value-type="float">
            <text:p>22174</text:p>
          </table:table-cell>
          <table:table-cell office:value-type="float" office:value="22732" calcext:value-type="float">
            <text:p>22732</text:p>
          </table:table-cell>
          <table:table-cell office:value-type="float" office:value="23272" calcext:value-type="float">
            <text:p>23272</text:p>
          </table:table-cell>
          <table:table-cell office:value-type="float" office:value="23832" calcext:value-type="float">
            <text:p>23832</text:p>
          </table:table-cell>
          <table:table-cell office:value-type="float" office:value="24382" calcext:value-type="float">
            <text:p>24382</text:p>
          </table:table-cell>
          <table:table-cell office:value-type="float" office:value="6494071.06" calcext:value-type="float">
            <text:p>6494071.06</text:p>
          </table:table-cell>
          <table:table-cell office:value-type="float" office:value="7433389.12" calcext:value-type="float">
            <text:p>7433389.12</text:p>
          </table:table-cell>
          <table:table-cell office:value-type="float" office:value="8390876.84" calcext:value-type="float">
            <text:p>8390876.84</text:p>
          </table:table-cell>
          <table:table-cell office:value-type="float" office:value="9873838.58" calcext:value-type="float">
            <text:p>9873838.58</text:p>
          </table:table-cell>
          <table:table-cell office:value-type="float" office:value="11262305.13" calcext:value-type="float">
            <text:p>11262305.13</text:p>
          </table:table-cell>
          <table:table-cell office:value-type="float" office:value="11631510.64" calcext:value-type="float">
            <text:p>11631510.64</text:p>
          </table:table-cell>
          <table:table-cell office:value-type="float" office:value="12863831.24" calcext:value-type="float">
            <text:p>12863831.24</text:p>
          </table:table-cell>
          <table:table-cell office:value-type="float" office:value="14220317.82" calcext:value-type="float">
            <text:p>14220317.82</text:p>
          </table:table-cell>
          <table:table-cell office:value-type="float" office:value="15209947.11" calcext:value-type="float">
            <text:p>15209947.11</text:p>
          </table:table-cell>
          <table:table-cell office:value-type="float" office:value="16868311.89" calcext:value-type="float">
            <text:p>16868311.89</text:p>
          </table:table-cell>
          <table:table-cell office:value-type="float" office:value="16767984.86" calcext:value-type="float">
            <text:p>16767984.86</text:p>
          </table:table-cell>
          <table:table-cell office:value-type="float" office:value="520381900" calcext:value-type="float">
            <text:p>520381900</text:p>
          </table:table-cell>
          <table:table-cell office:value-type="float" office:value="601841900" calcext:value-type="float">
            <text:p>601841900</text:p>
          </table:table-cell>
          <table:table-cell office:value-type="float" office:value="642875900" calcext:value-type="float">
            <text:p>642875900</text:p>
          </table:table-cell>
          <table:table-cell office:value-type="float" office:value="780901900" calcext:value-type="float">
            <text:p>780901900</text:p>
          </table:table-cell>
          <table:table-cell office:value-type="float" office:value="969405100" calcext:value-type="float">
            <text:p>969405100</text:p>
          </table:table-cell>
          <table:table-cell office:value-type="float" office:value="872836500" calcext:value-type="float">
            <text:p>872836500</text:p>
          </table:table-cell>
          <table:table-cell office:value-type="float" office:value="816352200" calcext:value-type="float">
            <text:p>816352200</text:p>
          </table:table-cell>
          <table:table-cell office:value-type="float" office:value="902724100" calcext:value-type="float">
            <text:p>902724100</text:p>
          </table:table-cell>
          <table:table-cell office:value-type="float" office:value="977304600" calcext:value-type="float">
            <text:p>977304600</text:p>
          </table:table-cell>
          <table:table-cell office:value-type="float" office:value="1001317000" calcext:value-type="float">
            <text:p>1001317000</text:p>
          </table:table-cell>
          <table:table-cell office:value-type="float" office:value="1016740000" calcext:value-type="float">
            <text:p>1016740000</text:p>
          </table:table-cell>
          <table:table-cell office:value-type="float" office:value="5035" calcext:value-type="float">
            <text:p>5035</text:p>
          </table:table-cell>
          <table:table-cell office:value-type="float" office:value="5243" calcext:value-type="float">
            <text:p>5243</text:p>
          </table:table-cell>
          <table:table-cell office:value-type="float" office:value="5528" calcext:value-type="float">
            <text:p>5528</text:p>
          </table:table-cell>
          <table:table-cell office:value-type="float" office:value="5728" calcext:value-type="float">
            <text:p>5728</text:p>
          </table:table-cell>
          <table:table-cell office:value-type="float" office:value="5940" calcext:value-type="float">
            <text:p>5940</text:p>
          </table:table-cell>
          <table:table-cell office:value-type="float" office:value="5634" calcext:value-type="float">
            <text:p>5634</text:p>
          </table:table-cell>
          <table:table-cell office:value-type="float" office:value="5739" calcext:value-type="float">
            <text:p>5739</text:p>
          </table:table-cell>
          <table:table-cell office:value-type="float" office:value="6007" calcext:value-type="float">
            <text:p>6007</text:p>
          </table:table-cell>
          <table:table-cell office:value-type="float" office:value="6172" calcext:value-type="float">
            <text:p>6172</text:p>
          </table:table-cell>
          <table:table-cell office:value-type="float" office:value="6555" calcext:value-type="float">
            <text:p>6555</text:p>
          </table:table-cell>
          <table:table-cell office:value-type="float" office:value="6374" calcext:value-type="float">
            <text:p>637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GUARACIABA</text:p>
          </table:table-cell>
          <table:table-cell/>
          <table:table-cell table:number-columns-repeated="2" office:value-type="float" office:value="10457" calcext:value-type="float">
            <text:p>10457</text:p>
          </table:table-cell>
          <table:table-cell office:value-type="float" office:value="10417" calcext:value-type="float">
            <text:p>10417</text:p>
          </table:table-cell>
          <table:table-cell office:value-type="float" office:value="10492" calcext:value-type="float">
            <text:p>10492</text:p>
          </table:table-cell>
          <table:table-cell office:value-type="float" office:value="10433" calcext:value-type="float">
            <text:p>10433</text:p>
          </table:table-cell>
          <table:table-cell office:value-type="float" office:value="10374" calcext:value-type="float">
            <text:p>10374</text:p>
          </table:table-cell>
          <table:table-cell office:value-type="float" office:value="10316" calcext:value-type="float">
            <text:p>10316</text:p>
          </table:table-cell>
          <table:table-cell office:value-type="float" office:value="10259" calcext:value-type="float">
            <text:p>10259</text:p>
          </table:table-cell>
          <table:table-cell office:value-type="float" office:value="10154" calcext:value-type="float">
            <text:p>10154</text:p>
          </table:table-cell>
          <table:table-cell office:value-type="float" office:value="10090" calcext:value-type="float">
            <text:p>10090</text:p>
          </table:table-cell>
          <table:table-cell office:value-type="float" office:value="10026" calcext:value-type="float">
            <text:p>10026</text:p>
          </table:table-cell>
          <table:table-cell office:value-type="float" office:value="1043991.84" calcext:value-type="float">
            <text:p>1043991.84</text:p>
          </table:table-cell>
          <table:table-cell office:value-type="float" office:value="1284608.51" calcext:value-type="float">
            <text:p>1284608.51</text:p>
          </table:table-cell>
          <table:table-cell office:value-type="float" office:value="1477025.77" calcext:value-type="float">
            <text:p>1477025.77</text:p>
          </table:table-cell>
          <table:table-cell office:value-type="float" office:value="1742573.17" calcext:value-type="float">
            <text:p>1742573.17</text:p>
          </table:table-cell>
          <table:table-cell office:value-type="float" office:value="2010646.42" calcext:value-type="float">
            <text:p>2010646.42</text:p>
          </table:table-cell>
          <table:table-cell office:value-type="float" office:value="1961891.85" calcext:value-type="float">
            <text:p>1961891.85</text:p>
          </table:table-cell>
          <table:table-cell office:value-type="float" office:value="2318379.06" calcext:value-type="float">
            <text:p>2318379.06</text:p>
          </table:table-cell>
          <table:table-cell office:value-type="float" office:value="2547208.52" calcext:value-type="float">
            <text:p>2547208.52</text:p>
          </table:table-cell>
          <table:table-cell office:value-type="float" office:value="2938262.8" calcext:value-type="float">
            <text:p>2938262.8</text:p>
          </table:table-cell>
          <table:table-cell office:value-type="float" office:value="3181730.07" calcext:value-type="float">
            <text:p>3181730.07</text:p>
          </table:table-cell>
          <table:table-cell office:value-type="float" office:value="3286351.37" calcext:value-type="float">
            <text:p>3286351.37</text:p>
          </table:table-cell>
          <table:table-cell office:value-type="float" office:value="162707600" calcext:value-type="float">
            <text:p>162707600</text:p>
          </table:table-cell>
          <table:table-cell office:value-type="float" office:value="196190100" calcext:value-type="float">
            <text:p>196190100</text:p>
          </table:table-cell>
          <table:table-cell office:value-type="float" office:value="202795000" calcext:value-type="float">
            <text:p>202795000</text:p>
          </table:table-cell>
          <table:table-cell office:value-type="float" office:value="254118100" calcext:value-type="float">
            <text:p>254118100</text:p>
          </table:table-cell>
          <table:table-cell office:value-type="float" office:value="231182900" calcext:value-type="float">
            <text:p>231182900</text:p>
          </table:table-cell>
          <table:table-cell office:value-type="float" office:value="239305500" calcext:value-type="float">
            <text:p>239305500</text:p>
          </table:table-cell>
          <table:table-cell office:value-type="float" office:value="276994400" calcext:value-type="float">
            <text:p>276994400</text:p>
          </table:table-cell>
          <table:table-cell office:value-type="float" office:value="287358500" calcext:value-type="float">
            <text:p>287358500</text:p>
          </table:table-cell>
          <table:table-cell office:value-type="float" office:value="346572600" calcext:value-type="float">
            <text:p>346572600</text:p>
          </table:table-cell>
          <table:table-cell office:value-type="float" office:value="347355000" calcext:value-type="float">
            <text:p>347355000</text:p>
          </table:table-cell>
          <table:table-cell office:value-type="float" office:value="397775000" calcext:value-type="float">
            <text:p>397775000</text:p>
          </table:table-cell>
          <table:table-cell office:value-type="float" office:value="1420" calcext:value-type="float">
            <text:p>1420</text:p>
          </table:table-cell>
          <table:table-cell office:value-type="float" office:value="1576" calcext:value-type="float">
            <text:p>1576</text:p>
          </table:table-cell>
          <table:table-cell office:value-type="float" office:value="1568" calcext:value-type="float">
            <text:p>1568</text:p>
          </table:table-cell>
          <table:table-cell office:value-type="float" office:value="1694" calcext:value-type="float">
            <text:p>1694</text:p>
          </table:table-cell>
          <table:table-cell office:value-type="float" office:value="1801" calcext:value-type="float">
            <text:p>1801</text:p>
          </table:table-cell>
          <table:table-cell office:value-type="float" office:value="1726" calcext:value-type="float">
            <text:p>1726</text:p>
          </table:table-cell>
          <table:table-cell office:value-type="float" office:value="1718" calcext:value-type="float">
            <text:p>1718</text:p>
          </table:table-cell>
          <table:table-cell office:value-type="float" office:value="1750" calcext:value-type="float">
            <text:p>1750</text:p>
          </table:table-cell>
          <table:table-cell office:value-type="float" office:value="1830" calcext:value-type="float">
            <text:p>1830</text:p>
          </table:table-cell>
          <table:table-cell office:value-type="float" office:value="1913" calcext:value-type="float">
            <text:p>1913</text:p>
          </table:table-cell>
          <table:table-cell office:value-type="float" office:value="1892" calcext:value-type="float">
            <text:p>189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GUARAMIR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5918" calcext:value-type="float">
            <text:p>35918</text:p>
          </table:table-cell>
          <table:table-cell office:value-type="float" office:value="36640" calcext:value-type="float">
            <text:p>36640</text:p>
          </table:table-cell>
          <table:table-cell office:value-type="float" office:value="38851" calcext:value-type="float">
            <text:p>38851</text:p>
          </table:table-cell>
          <table:table-cell office:value-type="float" office:value="39869" calcext:value-type="float">
            <text:p>39869</text:p>
          </table:table-cell>
          <table:table-cell office:value-type="float" office:value="40878" calcext:value-type="float">
            <text:p>40878</text:p>
          </table:table-cell>
          <table:table-cell office:value-type="float" office:value="41879" calcext:value-type="float">
            <text:p>41879</text:p>
          </table:table-cell>
          <table:table-cell office:value-type="float" office:value="42872" calcext:value-type="float">
            <text:p>42872</text:p>
          </table:table-cell>
          <table:table-cell office:value-type="float" office:value="43822" calcext:value-type="float">
            <text:p>43822</text:p>
          </table:table-cell>
          <table:table-cell office:value-type="float" office:value="44819" calcext:value-type="float">
            <text:p>44819</text:p>
          </table:table-cell>
          <table:table-cell office:value-type="float" office:value="45797" calcext:value-type="float">
            <text:p>45797</text:p>
          </table:table-cell>
          <table:table-cell office:value-type="float" office:value="14799602.16" calcext:value-type="float">
            <text:p>14799602.16</text:p>
          </table:table-cell>
          <table:table-cell office:value-type="float" office:value="16473760.35" calcext:value-type="float">
            <text:p>16473760.35</text:p>
          </table:table-cell>
          <table:table-cell office:value-type="float" office:value="19239749.98" calcext:value-type="float">
            <text:p>19239749.98</text:p>
          </table:table-cell>
          <table:table-cell office:value-type="float" office:value="22217791.87" calcext:value-type="float">
            <text:p>22217791.87</text:p>
          </table:table-cell>
          <table:table-cell office:value-type="float" office:value="24337638.84" calcext:value-type="float">
            <text:p>24337638.84</text:p>
          </table:table-cell>
          <table:table-cell office:value-type="float" office:value="24803048.78" calcext:value-type="float">
            <text:p>24803048.78</text:p>
          </table:table-cell>
          <table:table-cell office:value-type="float" office:value="24939250.65" calcext:value-type="float">
            <text:p>24939250.65</text:p>
          </table:table-cell>
          <table:table-cell office:value-type="float" office:value="26909792" calcext:value-type="float">
            <text:p>26909792</text:p>
          </table:table-cell>
          <table:table-cell office:value-type="float" office:value="28548957.66" calcext:value-type="float">
            <text:p>28548957.66</text:p>
          </table:table-cell>
          <table:table-cell office:value-type="float" office:value="30761437.01" calcext:value-type="float">
            <text:p>30761437.01</text:p>
          </table:table-cell>
          <table:table-cell office:value-type="float" office:value="31603499.47" calcext:value-type="float">
            <text:p>31603499.47</text:p>
          </table:table-cell>
          <table:table-cell office:value-type="float" office:value="1012210000" calcext:value-type="float">
            <text:p>1012210000</text:p>
          </table:table-cell>
          <table:table-cell office:value-type="float" office:value="1153527000" calcext:value-type="float">
            <text:p>1153527000</text:p>
          </table:table-cell>
          <table:table-cell office:value-type="float" office:value="1167585000" calcext:value-type="float">
            <text:p>1167585000</text:p>
          </table:table-cell>
          <table:table-cell office:value-type="float" office:value="1296423000" calcext:value-type="float">
            <text:p>1296423000</text:p>
          </table:table-cell>
          <table:table-cell office:value-type="float" office:value="1538532000" calcext:value-type="float">
            <text:p>1538532000</text:p>
          </table:table-cell>
          <table:table-cell office:value-type="float" office:value="1472352000" calcext:value-type="float">
            <text:p>1472352000</text:p>
          </table:table-cell>
          <table:table-cell office:value-type="float" office:value="1465631000" calcext:value-type="float">
            <text:p>1465631000</text:p>
          </table:table-cell>
          <table:table-cell office:value-type="float" office:value="1541865000" calcext:value-type="float">
            <text:p>1541865000</text:p>
          </table:table-cell>
          <table:table-cell office:value-type="float" office:value="1695622000" calcext:value-type="float">
            <text:p>1695622000</text:p>
          </table:table-cell>
          <table:table-cell office:value-type="float" office:value="1957712000" calcext:value-type="float">
            <text:p>1957712000</text:p>
          </table:table-cell>
          <table:table-cell office:value-type="float" office:value="2013747000" calcext:value-type="float">
            <text:p>2013747000</text:p>
          </table:table-cell>
          <table:table-cell office:value-type="float" office:value="10477" calcext:value-type="float">
            <text:p>10477</text:p>
          </table:table-cell>
          <table:table-cell office:value-type="float" office:value="10828" calcext:value-type="float">
            <text:p>10828</text:p>
          </table:table-cell>
          <table:table-cell office:value-type="float" office:value="11200" calcext:value-type="float">
            <text:p>11200</text:p>
          </table:table-cell>
          <table:table-cell office:value-type="float" office:value="11768" calcext:value-type="float">
            <text:p>11768</text:p>
          </table:table-cell>
          <table:table-cell office:value-type="float" office:value="12013" calcext:value-type="float">
            <text:p>12013</text:p>
          </table:table-cell>
          <table:table-cell office:value-type="float" office:value="11189" calcext:value-type="float">
            <text:p>11189</text:p>
          </table:table-cell>
          <table:table-cell office:value-type="float" office:value="10598" calcext:value-type="float">
            <text:p>10598</text:p>
          </table:table-cell>
          <table:table-cell office:value-type="float" office:value="10977" calcext:value-type="float">
            <text:p>10977</text:p>
          </table:table-cell>
          <table:table-cell office:value-type="float" office:value="11177" calcext:value-type="float">
            <text:p>11177</text:p>
          </table:table-cell>
          <table:table-cell office:value-type="float" office:value="12029" calcext:value-type="float">
            <text:p>12029</text:p>
          </table:table-cell>
          <table:table-cell office:value-type="float" office:value="11918" calcext:value-type="float">
            <text:p>1191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GUARUJÁ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25" calcext:value-type="float">
            <text:p>4925</text:p>
          </table:table-cell>
          <table:table-cell office:value-type="float" office:value="4941" calcext:value-type="float">
            <text:p>4941</text:p>
          </table:table-cell>
          <table:table-cell office:value-type="float" office:value="5054" calcext:value-type="float">
            <text:p>5054</text:p>
          </table:table-cell>
          <table:table-cell office:value-type="float" office:value="5076" calcext:value-type="float">
            <text:p>5076</text:p>
          </table:table-cell>
          <table:table-cell office:value-type="float" office:value="5097" calcext:value-type="float">
            <text:p>5097</text:p>
          </table:table-cell>
          <table:table-cell office:value-type="float" office:value="5118" calcext:value-type="float">
            <text:p>5118</text:p>
          </table:table-cell>
          <table:table-cell office:value-type="float" office:value="5139" calcext:value-type="float">
            <text:p>5139</text:p>
          </table:table-cell>
          <table:table-cell office:value-type="float" office:value="5141" calcext:value-type="float">
            <text:p>5141</text:p>
          </table:table-cell>
          <table:table-cell office:value-type="float" office:value="5160" calcext:value-type="float">
            <text:p>5160</text:p>
          </table:table-cell>
          <table:table-cell office:value-type="float" office:value="5178" calcext:value-type="float">
            <text:p>5178</text:p>
          </table:table-cell>
          <table:table-cell office:value-type="float" office:value="446769.64" calcext:value-type="float">
            <text:p>446769.64</text:p>
          </table:table-cell>
          <table:table-cell office:value-type="float" office:value="546742.98" calcext:value-type="float">
            <text:p>546742.98</text:p>
          </table:table-cell>
          <table:table-cell office:value-type="float" office:value="711511.79" calcext:value-type="float">
            <text:p>711511.79</text:p>
          </table:table-cell>
          <table:table-cell office:value-type="float" office:value="831850.44" calcext:value-type="float">
            <text:p>831850.44</text:p>
          </table:table-cell>
          <table:table-cell office:value-type="float" office:value="897255.29" calcext:value-type="float">
            <text:p>897255.29</text:p>
          </table:table-cell>
          <table:table-cell office:value-type="float" office:value="1004857.56" calcext:value-type="float">
            <text:p>1004857.56</text:p>
          </table:table-cell>
          <table:table-cell office:value-type="float" office:value="1061943.27" calcext:value-type="float">
            <text:p>1061943.27</text:p>
          </table:table-cell>
          <table:table-cell office:value-type="float" office:value="1127195.3" calcext:value-type="float">
            <text:p>1127195.3</text:p>
          </table:table-cell>
          <table:table-cell office:value-type="float" office:value="1260981.2" calcext:value-type="float">
            <text:p>1260981.2</text:p>
          </table:table-cell>
          <table:table-cell office:value-type="float" office:value="1378222.43" calcext:value-type="float">
            <text:p>1378222.43</text:p>
          </table:table-cell>
          <table:table-cell office:value-type="float" office:value="1345994.71" calcext:value-type="float">
            <text:p>1345994.71</text:p>
          </table:table-cell>
          <table:table-cell office:value-type="float" office:value="67644640" calcext:value-type="float">
            <text:p>67644640</text:p>
          </table:table-cell>
          <table:table-cell office:value-type="float" office:value="81961150" calcext:value-type="float">
            <text:p>81961150</text:p>
          </table:table-cell>
          <table:table-cell office:value-type="float" office:value="97097720" calcext:value-type="float">
            <text:p>97097720</text:p>
          </table:table-cell>
          <table:table-cell office:value-type="float" office:value="108953900" calcext:value-type="float">
            <text:p>108953900</text:p>
          </table:table-cell>
          <table:table-cell office:value-type="float" office:value="132252900" calcext:value-type="float">
            <text:p>132252900</text:p>
          </table:table-cell>
          <table:table-cell office:value-type="float" office:value="129888900" calcext:value-type="float">
            <text:p>129888900</text:p>
          </table:table-cell>
          <table:table-cell office:value-type="float" office:value="148611200" calcext:value-type="float">
            <text:p>148611200</text:p>
          </table:table-cell>
          <table:table-cell office:value-type="float" office:value="150698700" calcext:value-type="float">
            <text:p>150698700</text:p>
          </table:table-cell>
          <table:table-cell office:value-type="float" office:value="153775800" calcext:value-type="float">
            <text:p>153775800</text:p>
          </table:table-cell>
          <table:table-cell office:value-type="float" office:value="166720000" calcext:value-type="float">
            <text:p>166720000</text:p>
          </table:table-cell>
          <table:table-cell office:value-type="float" office:value="180214000" calcext:value-type="float">
            <text:p>180214000</text:p>
          </table:table-cell>
          <table:table-cell office:value-type="float" office:value="553" calcext:value-type="float">
            <text:p>553</text:p>
          </table:table-cell>
          <table:table-cell office:value-type="float" office:value="605" calcext:value-type="float">
            <text:p>605</text:p>
          </table:table-cell>
          <table:table-cell office:value-type="float" office:value="697" calcext:value-type="float">
            <text:p>697</text:p>
          </table:table-cell>
          <table:table-cell office:value-type="float" office:value="738" calcext:value-type="float">
            <text:p>738</text:p>
          </table:table-cell>
          <table:table-cell office:value-type="float" office:value="697" calcext:value-type="float">
            <text:p>697</text:p>
          </table:table-cell>
          <table:table-cell office:value-type="float" office:value="742" calcext:value-type="float">
            <text:p>742</text:p>
          </table:table-cell>
          <table:table-cell office:value-type="float" office:value="706" calcext:value-type="float">
            <text:p>706</text:p>
          </table:table-cell>
          <table:table-cell office:value-type="float" office:value="738" calcext:value-type="float">
            <text:p>738</text:p>
          </table:table-cell>
          <table:table-cell office:value-type="float" office:value="776" calcext:value-type="float">
            <text:p>776</text:p>
          </table:table-cell>
          <table:table-cell office:value-type="float" office:value="840" calcext:value-type="float">
            <text:p>840</text:p>
          </table:table-cell>
          <table:table-cell office:value-type="float" office:value="777" calcext:value-type="float">
            <text:p>77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GUATAMB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78" calcext:value-type="float">
            <text:p>4678</text:p>
          </table:table-cell>
          <table:table-cell office:value-type="float" office:value="4676" calcext:value-type="float">
            <text:p>4676</text:p>
          </table:table-cell>
          <table:table-cell office:value-type="float" office:value="4746" calcext:value-type="float">
            <text:p>4746</text:p>
          </table:table-cell>
          <table:table-cell office:value-type="float" office:value="4743" calcext:value-type="float">
            <text:p>4743</text:p>
          </table:table-cell>
          <table:table-cell office:value-type="float" office:value="4739" calcext:value-type="float">
            <text:p>4739</text:p>
          </table:table-cell>
          <table:table-cell office:value-type="float" office:value="4736" calcext:value-type="float">
            <text:p>4736</text:p>
          </table:table-cell>
          <table:table-cell office:value-type="float" office:value="4733" calcext:value-type="float">
            <text:p>4733</text:p>
          </table:table-cell>
          <table:table-cell office:value-type="float" office:value="4710" calcext:value-type="float">
            <text:p>4710</text:p>
          </table:table-cell>
          <table:table-cell office:value-type="float" office:value="4704" calcext:value-type="float">
            <text:p>4704</text:p>
          </table:table-cell>
          <table:table-cell office:value-type="float" office:value="4698" calcext:value-type="float">
            <text:p>4698</text:p>
          </table:table-cell>
          <table:table-cell office:value-type="float" office:value="1660390.38" calcext:value-type="float">
            <text:p>1660390.38</text:p>
          </table:table-cell>
          <table:table-cell office:value-type="float" office:value="1742797.16" calcext:value-type="float">
            <text:p>1742797.16</text:p>
          </table:table-cell>
          <table:table-cell office:value-type="float" office:value="2007132.76" calcext:value-type="float">
            <text:p>2007132.76</text:p>
          </table:table-cell>
          <table:table-cell office:value-type="float" office:value="2539098.07" calcext:value-type="float">
            <text:p>2539098.07</text:p>
          </table:table-cell>
          <table:table-cell office:value-type="float" office:value="3063912.63" calcext:value-type="float">
            <text:p>3063912.63</text:p>
          </table:table-cell>
          <table:table-cell office:value-type="float" office:value="3540962.79" calcext:value-type="float">
            <text:p>3540962.79</text:p>
          </table:table-cell>
          <table:table-cell office:value-type="float" office:value="3698420.03" calcext:value-type="float">
            <text:p>3698420.03</text:p>
          </table:table-cell>
          <table:table-cell office:value-type="float" office:value="4481969.97" calcext:value-type="float">
            <text:p>4481969.97</text:p>
          </table:table-cell>
          <table:table-cell office:value-type="float" office:value="4202229.72" calcext:value-type="float">
            <text:p>4202229.72</text:p>
          </table:table-cell>
          <table:table-cell office:value-type="float" office:value="4593445.77" calcext:value-type="float">
            <text:p>4593445.77</text:p>
          </table:table-cell>
          <table:table-cell office:value-type="float" office:value="4794186.97" calcext:value-type="float">
            <text:p>4794186.97</text:p>
          </table:table-cell>
          <table:table-cell office:value-type="float" office:value="177639400" calcext:value-type="float">
            <text:p>177639400</text:p>
          </table:table-cell>
          <table:table-cell office:value-type="float" office:value="218336600" calcext:value-type="float">
            <text:p>218336600</text:p>
          </table:table-cell>
          <table:table-cell office:value-type="float" office:value="352934300" calcext:value-type="float">
            <text:p>352934300</text:p>
          </table:table-cell>
          <table:table-cell office:value-type="float" office:value="388627600" calcext:value-type="float">
            <text:p>388627600</text:p>
          </table:table-cell>
          <table:table-cell office:value-type="float" office:value="199529900" calcext:value-type="float">
            <text:p>199529900</text:p>
          </table:table-cell>
          <table:table-cell office:value-type="float" office:value="241440500" calcext:value-type="float">
            <text:p>241440500</text:p>
          </table:table-cell>
          <table:table-cell office:value-type="float" office:value="241884000" calcext:value-type="float">
            <text:p>241884000</text:p>
          </table:table-cell>
          <table:table-cell office:value-type="float" office:value="244350000" calcext:value-type="float">
            <text:p>244350000</text:p>
          </table:table-cell>
          <table:table-cell office:value-type="float" office:value="226280200" calcext:value-type="float">
            <text:p>226280200</text:p>
          </table:table-cell>
          <table:table-cell office:value-type="float" office:value="253815000" calcext:value-type="float">
            <text:p>253815000</text:p>
          </table:table-cell>
          <table:table-cell office:value-type="float" office:value="293514000" calcext:value-type="float">
            <text:p>293514000</text:p>
          </table:table-cell>
          <table:table-cell office:value-type="float" office:value="1915" calcext:value-type="float">
            <text:p>1915</text:p>
          </table:table-cell>
          <table:table-cell office:value-type="float" office:value="1818" calcext:value-type="float">
            <text:p>1818</text:p>
          </table:table-cell>
          <table:table-cell office:value-type="float" office:value="1806" calcext:value-type="float">
            <text:p>1806</text:p>
          </table:table-cell>
          <table:table-cell office:value-type="float" office:value="1974" calcext:value-type="float">
            <text:p>1974</text:p>
          </table:table-cell>
          <table:table-cell office:value-type="float" office:value="1980" calcext:value-type="float">
            <text:p>1980</text:p>
          </table:table-cell>
          <table:table-cell office:value-type="float" office:value="2079" calcext:value-type="float">
            <text:p>2079</text:p>
          </table:table-cell>
          <table:table-cell office:value-type="float" office:value="2019" calcext:value-type="float">
            <text:p>2019</text:p>
          </table:table-cell>
          <table:table-cell office:value-type="float" office:value="2160" calcext:value-type="float">
            <text:p>2160</text:p>
          </table:table-cell>
          <table:table-cell office:value-type="float" office:value="2103" calcext:value-type="float">
            <text:p>2103</text:p>
          </table:table-cell>
          <table:table-cell office:value-type="float" office:value="2163" calcext:value-type="float">
            <text:p>2163</text:p>
          </table:table-cell>
          <table:table-cell office:value-type="float" office:value="2284" calcext:value-type="float">
            <text:p>2284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HERVAL D'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31" calcext:value-type="float">
            <text:p>21331</text:p>
          </table:table-cell>
          <table:table-cell office:value-type="float" office:value="21420" calcext:value-type="float">
            <text:p>21420</text:p>
          </table:table-cell>
          <table:table-cell office:value-type="float" office:value="21961" calcext:value-type="float">
            <text:p>21961</text:p>
          </table:table-cell>
          <table:table-cell office:value-type="float" office:value="22083" calcext:value-type="float">
            <text:p>22083</text:p>
          </table:table-cell>
          <table:table-cell office:value-type="float" office:value="22204" calcext:value-type="float">
            <text:p>22204</text:p>
          </table:table-cell>
          <table:table-cell office:value-type="float" office:value="22324" calcext:value-type="float">
            <text:p>22324</text:p>
          </table:table-cell>
          <table:table-cell office:value-type="float" office:value="22443" calcext:value-type="float">
            <text:p>22443</text:p>
          </table:table-cell>
          <table:table-cell office:value-type="float" office:value="22495" calcext:value-type="float">
            <text:p>22495</text:p>
          </table:table-cell>
          <table:table-cell office:value-type="float" office:value="22606" calcext:value-type="float">
            <text:p>22606</text:p>
          </table:table-cell>
          <table:table-cell office:value-type="float" office:value="22714" calcext:value-type="float">
            <text:p>22714</text:p>
          </table:table-cell>
          <table:table-cell office:value-type="float" office:value="3233265.06" calcext:value-type="float">
            <text:p>3233265.06</text:p>
          </table:table-cell>
          <table:table-cell office:value-type="float" office:value="3943822.36" calcext:value-type="float">
            <text:p>3943822.36</text:p>
          </table:table-cell>
          <table:table-cell office:value-type="float" office:value="4524440.43" calcext:value-type="float">
            <text:p>4524440.43</text:p>
          </table:table-cell>
          <table:table-cell office:value-type="float" office:value="4619502.95" calcext:value-type="float">
            <text:p>4619502.95</text:p>
          </table:table-cell>
          <table:table-cell office:value-type="float" office:value="5328394.42" calcext:value-type="float">
            <text:p>5328394.42</text:p>
          </table:table-cell>
          <table:table-cell office:value-type="float" office:value="4364492.63" calcext:value-type="float">
            <text:p>4364492.63</text:p>
          </table:table-cell>
          <table:table-cell office:value-type="float" office:value="5041514.22" calcext:value-type="float">
            <text:p>5041514.22</text:p>
          </table:table-cell>
          <table:table-cell office:value-type="float" office:value="6821487.87" calcext:value-type="float">
            <text:p>6821487.87</text:p>
          </table:table-cell>
          <table:table-cell office:value-type="float" office:value="7060880.75" calcext:value-type="float">
            <text:p>7060880.75</text:p>
          </table:table-cell>
          <table:table-cell office:value-type="float" office:value="6296990.75" calcext:value-type="float">
            <text:p>6296990.75</text:p>
          </table:table-cell>
          <table:table-cell office:value-type="float" office:value="6669841.66" calcext:value-type="float">
            <text:p>6669841.66</text:p>
          </table:table-cell>
          <table:table-cell office:value-type="float" office:value="317436300" calcext:value-type="float">
            <text:p>317436300</text:p>
          </table:table-cell>
          <table:table-cell office:value-type="float" office:value="328476200" calcext:value-type="float">
            <text:p>328476200</text:p>
          </table:table-cell>
          <table:table-cell office:value-type="float" office:value="365992100" calcext:value-type="float">
            <text:p>365992100</text:p>
          </table:table-cell>
          <table:table-cell office:value-type="float" office:value="378802600" calcext:value-type="float">
            <text:p>378802600</text:p>
          </table:table-cell>
          <table:table-cell office:value-type="float" office:value="445889100" calcext:value-type="float">
            <text:p>445889100</text:p>
          </table:table-cell>
          <table:table-cell office:value-type="float" office:value="410796500" calcext:value-type="float">
            <text:p>410796500</text:p>
          </table:table-cell>
          <table:table-cell office:value-type="float" office:value="393952500" calcext:value-type="float">
            <text:p>393952500</text:p>
          </table:table-cell>
          <table:table-cell office:value-type="float" office:value="430260400" calcext:value-type="float">
            <text:p>430260400</text:p>
          </table:table-cell>
          <table:table-cell office:value-type="float" office:value="476452500" calcext:value-type="float">
            <text:p>476452500</text:p>
          </table:table-cell>
          <table:table-cell office:value-type="float" office:value="482408000" calcext:value-type="float">
            <text:p>482408000</text:p>
          </table:table-cell>
          <table:table-cell office:value-type="float" office:value="540594000" calcext:value-type="float">
            <text:p>540594000</text:p>
          </table:table-cell>
          <table:table-cell office:value-type="float" office:value="2966" calcext:value-type="float">
            <text:p>2966</text:p>
          </table:table-cell>
          <table:table-cell office:value-type="float" office:value="3111" calcext:value-type="float">
            <text:p>3111</text:p>
          </table:table-cell>
          <table:table-cell office:value-type="float" office:value="3208" calcext:value-type="float">
            <text:p>3208</text:p>
          </table:table-cell>
          <table:table-cell office:value-type="float" office:value="3109" calcext:value-type="float">
            <text:p>3109</text:p>
          </table:table-cell>
          <table:table-cell office:value-type="float" office:value="3237" calcext:value-type="float">
            <text:p>3237</text:p>
          </table:table-cell>
          <table:table-cell office:value-type="float" office:value="2697" calcext:value-type="float">
            <text:p>2697</text:p>
          </table:table-cell>
          <table:table-cell office:value-type="float" office:value="2889" calcext:value-type="float">
            <text:p>2889</text:p>
          </table:table-cell>
          <table:table-cell office:value-type="float" office:value="4101" calcext:value-type="float">
            <text:p>4101</text:p>
          </table:table-cell>
          <table:table-cell office:value-type="float" office:value="4116" calcext:value-type="float">
            <text:p>4116</text:p>
          </table:table-cell>
          <table:table-cell office:value-type="float" office:value="3152" calcext:value-type="float">
            <text:p>3152</text:p>
          </table:table-cell>
          <table:table-cell office:value-type="float" office:value="3503" calcext:value-type="float">
            <text:p>3503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IBIA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1944" calcext:value-type="float">
            <text:p>1944</text:p>
          </table:table-cell>
          <table:table-cell office:value-type="float" office:value="1973" calcext:value-type="float">
            <text:p>1973</text:p>
          </table:table-cell>
          <table:table-cell office:value-type="float" office:value="1971" calcext:value-type="float">
            <text:p>1971</text:p>
          </table:table-cell>
          <table:table-cell office:value-type="float" office:value="1970" calcext:value-type="float">
            <text:p>1970</text:p>
          </table:table-cell>
          <table:table-cell office:value-type="float" office:value="1968" calcext:value-type="float">
            <text:p>1968</text:p>
          </table:table-cell>
          <table:table-cell office:value-type="float" office:value="1967" calcext:value-type="float">
            <text:p>1967</text:p>
          </table:table-cell>
          <table:table-cell office:value-type="float" office:value="1959" calcext:value-type="float">
            <text:p>1959</text:p>
          </table:table-cell>
          <table:table-cell office:value-type="float" office:value="1957" calcext:value-type="float">
            <text:p>1957</text:p>
          </table:table-cell>
          <table:table-cell office:value-type="float" office:value="1954" calcext:value-type="float">
            <text:p>1954</text:p>
          </table:table-cell>
          <table:table-cell office:value-type="float" office:value="61972.81" calcext:value-type="float">
            <text:p>61972.81</text:p>
          </table:table-cell>
          <table:table-cell office:value-type="float" office:value="101872.99" calcext:value-type="float">
            <text:p>101872.99</text:p>
          </table:table-cell>
          <table:table-cell office:value-type="float" office:value="88739.67" calcext:value-type="float">
            <text:p>88739.67</text:p>
          </table:table-cell>
          <table:table-cell office:value-type="float" office:value="95312.44" calcext:value-type="float">
            <text:p>95312.44</text:p>
          </table:table-cell>
          <table:table-cell office:value-type="float" office:value="108404.5" calcext:value-type="float">
            <text:p>108404.5</text:p>
          </table:table-cell>
          <table:table-cell office:value-type="float" office:value="138562.1" calcext:value-type="float">
            <text:p>138562.1</text:p>
          </table:table-cell>
          <table:table-cell office:value-type="float" office:value="213377.53" calcext:value-type="float">
            <text:p>213377.53</text:p>
          </table:table-cell>
          <table:table-cell office:value-type="float" office:value="147467.51" calcext:value-type="float">
            <text:p>147467.51</text:p>
          </table:table-cell>
          <table:table-cell office:value-type="float" office:value="185472.83" calcext:value-type="float">
            <text:p>185472.83</text:p>
          </table:table-cell>
          <table:table-cell office:value-type="float" office:value="229045.15" calcext:value-type="float">
            <text:p>229045.15</text:p>
          </table:table-cell>
          <table:table-cell office:value-type="float" office:value="294630.22" calcext:value-type="float">
            <text:p>294630.22</text:p>
          </table:table-cell>
          <table:table-cell office:value-type="float" office:value="29274790" calcext:value-type="float">
            <text:p>29274790</text:p>
          </table:table-cell>
          <table:table-cell office:value-type="float" office:value="30321870" calcext:value-type="float">
            <text:p>30321870</text:p>
          </table:table-cell>
          <table:table-cell office:value-type="float" office:value="30158270" calcext:value-type="float">
            <text:p>30158270</text:p>
          </table:table-cell>
          <table:table-cell office:value-type="float" office:value="52552080" calcext:value-type="float">
            <text:p>52552080</text:p>
          </table:table-cell>
          <table:table-cell office:value-type="float" office:value="40292700" calcext:value-type="float">
            <text:p>40292700</text:p>
          </table:table-cell>
          <table:table-cell office:value-type="float" office:value="42024370" calcext:value-type="float">
            <text:p>42024370</text:p>
          </table:table-cell>
          <table:table-cell office:value-type="float" office:value="47559870" calcext:value-type="float">
            <text:p>47559870</text:p>
          </table:table-cell>
          <table:table-cell office:value-type="float" office:value="47325590" calcext:value-type="float">
            <text:p>47325590</text:p>
          </table:table-cell>
          <table:table-cell office:value-type="float" office:value="53459800" calcext:value-type="float">
            <text:p>53459800</text:p>
          </table:table-cell>
          <table:table-cell office:value-type="float" office:value="52597000" calcext:value-type="float">
            <text:p>52597000</text:p>
          </table:table-cell>
          <table:table-cell office:value-type="float" office:value="62632000" calcext:value-type="float">
            <text:p>6263200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IBICAR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57" calcext:value-type="float">
            <text:p>3357</text:p>
          </table:table-cell>
          <table:table-cell office:value-type="float" office:value="3341" calcext:value-type="float">
            <text:p>3341</text:p>
          </table:table-cell>
          <table:table-cell office:value-type="float" office:value="3359" calcext:value-type="float">
            <text:p>3359</text:p>
          </table:table-cell>
          <table:table-cell office:value-type="float" office:value="3336" calcext:value-type="float">
            <text:p>3336</text:p>
          </table:table-cell>
          <table:table-cell office:value-type="float" office:value="3313" calcext:value-type="float">
            <text:p>3313</text:p>
          </table:table-cell>
          <table:table-cell office:value-type="float" office:value="3290" calcext:value-type="float">
            <text:p>3290</text:p>
          </table:table-cell>
          <table:table-cell office:value-type="float" office:value="3268" calcext:value-type="float">
            <text:p>3268</text:p>
          </table:table-cell>
          <table:table-cell office:value-type="float" office:value="3227" calcext:value-type="float">
            <text:p>3227</text:p>
          </table:table-cell>
          <table:table-cell office:value-type="float" office:value="3202" calcext:value-type="float">
            <text:p>3202</text:p>
          </table:table-cell>
          <table:table-cell office:value-type="float" office:value="3178" calcext:value-type="float">
            <text:p>3178</text:p>
          </table:table-cell>
          <table:table-cell office:value-type="float" office:value="324620.89" calcext:value-type="float">
            <text:p>324620.89</text:p>
          </table:table-cell>
          <table:table-cell office:value-type="float" office:value="424279.07" calcext:value-type="float">
            <text:p>424279.07</text:p>
          </table:table-cell>
          <table:table-cell office:value-type="float" office:value="518692.28" calcext:value-type="float">
            <text:p>518692.28</text:p>
          </table:table-cell>
          <table:table-cell office:value-type="float" office:value="597341.37" calcext:value-type="float">
            <text:p>597341.37</text:p>
          </table:table-cell>
          <table:table-cell office:value-type="float" office:value="685274.43" calcext:value-type="float">
            <text:p>685274.43</text:p>
          </table:table-cell>
          <table:table-cell office:value-type="float" office:value="786485.81" calcext:value-type="float">
            <text:p>786485.81</text:p>
          </table:table-cell>
          <table:table-cell office:value-type="float" office:value="880189.27" calcext:value-type="float">
            <text:p>880189.27</text:p>
          </table:table-cell>
          <table:table-cell office:value-type="float" office:value="952117.92" calcext:value-type="float">
            <text:p>952117.92</text:p>
          </table:table-cell>
          <table:table-cell office:value-type="float" office:value="896118.11" calcext:value-type="float">
            <text:p>896118.11</text:p>
          </table:table-cell>
          <table:table-cell office:value-type="float" office:value="945552.2" calcext:value-type="float">
            <text:p>945552.2</text:p>
          </table:table-cell>
          <table:table-cell office:value-type="float" office:value="1658679.64" calcext:value-type="float">
            <text:p>1658679.64</text:p>
          </table:table-cell>
          <table:table-cell office:value-type="float" office:value="49785460" calcext:value-type="float">
            <text:p>49785460</text:p>
          </table:table-cell>
          <table:table-cell office:value-type="float" office:value="55868150" calcext:value-type="float">
            <text:p>55868150</text:p>
          </table:table-cell>
          <table:table-cell office:value-type="float" office:value="59566380" calcext:value-type="float">
            <text:p>59566380</text:p>
          </table:table-cell>
          <table:table-cell office:value-type="float" office:value="72029730" calcext:value-type="float">
            <text:p>72029730</text:p>
          </table:table-cell>
          <table:table-cell office:value-type="float" office:value="78313910" calcext:value-type="float">
            <text:p>78313910</text:p>
          </table:table-cell>
          <table:table-cell office:value-type="float" office:value="80617110" calcext:value-type="float">
            <text:p>80617110</text:p>
          </table:table-cell>
          <table:table-cell office:value-type="float" office:value="94380720" calcext:value-type="float">
            <text:p>94380720</text:p>
          </table:table-cell>
          <table:table-cell office:value-type="float" office:value="96940210" calcext:value-type="float">
            <text:p>96940210</text:p>
          </table:table-cell>
          <table:table-cell office:value-type="float" office:value="99571500" calcext:value-type="float">
            <text:p>99571500</text:p>
          </table:table-cell>
          <table:table-cell office:value-type="float" office:value="113048000" calcext:value-type="float">
            <text:p>113048000</text:p>
          </table:table-cell>
          <table:table-cell office:value-type="float" office:value="126446000" calcext:value-type="float">
            <text:p>126446000</text:p>
          </table:table-cell>
          <table:table-cell office:value-type="float" office:value="378" calcext:value-type="float">
            <text:p>378</text:p>
          </table:table-cell>
          <table:table-cell office:value-type="float" office:value="429" calcext:value-type="float">
            <text:p>429</text:p>
          </table:table-cell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office:value-type="float" office:value="490" calcext:value-type="float">
            <text:p>490</text:p>
          </table:table-cell>
          <table:table-cell office:value-type="float" office:value="499" calcext:value-type="float">
            <text:p>499</text:p>
          </table:table-cell>
          <table:table-cell office:value-type="float" office:value="514" calcext:value-type="float">
            <text:p>514</text:p>
          </table:table-cell>
          <table:table-cell office:value-type="float" office:value="496" calcext:value-type="float">
            <text:p>496</text:p>
          </table:table-cell>
          <table:table-cell office:value-type="float" office:value="475" calcext:value-type="float">
            <text:p>475</text:p>
          </table:table-cell>
          <table:table-cell office:value-type="float" office:value="492" calcext:value-type="float">
            <text:p>492</text:p>
          </table:table-cell>
          <table:table-cell office:value-type="float" office:value="830" calcext:value-type="float">
            <text:p>830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string" calcext:value-type="string">
            <text:p>IBIRA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48" calcext:value-type="float">
            <text:p>17448</text:p>
          </table:table-cell>
          <table:table-cell office:value-type="float" office:value="17561" calcext:value-type="float">
            <text:p>17561</text:p>
          </table:table-cell>
          <table:table-cell office:value-type="float" office:value="18097" calcext:value-type="float">
            <text:p>18097</text:p>
          </table:table-cell>
          <table:table-cell office:value-type="float" office:value="18255" calcext:value-type="float">
            <text:p>18255</text:p>
          </table:table-cell>
          <table:table-cell office:value-type="float" office:value="18412" calcext:value-type="float">
            <text:p>18412</text:p>
          </table:table-cell>
          <table:table-cell office:value-type="float" office:value="18567" calcext:value-type="float">
            <text:p>18567</text:p>
          </table:table-cell>
          <table:table-cell office:value-type="float" office:value="18721" calcext:value-type="float">
            <text:p>18721</text:p>
          </table:table-cell>
          <table:table-cell office:value-type="float" office:value="18802" calcext:value-type="float">
            <text:p>18802</text:p>
          </table:table-cell>
          <table:table-cell office:value-type="float" office:value="18950" calcext:value-type="float">
            <text:p>18950</text:p>
          </table:table-cell>
          <table:table-cell office:value-type="float" office:value="19096" calcext:value-type="float">
            <text:p>19096</text:p>
          </table:table-cell>
          <table:table-cell office:value-type="float" office:value="4774498.76" calcext:value-type="float">
            <text:p>4774498.76</text:p>
          </table:table-cell>
          <table:table-cell office:value-type="float" office:value="5300207.63" calcext:value-type="float">
            <text:p>5300207.63</text:p>
          </table:table-cell>
          <table:table-cell office:value-type="float" office:value="6377492.3" calcext:value-type="float">
            <text:p>6377492.3</text:p>
          </table:table-cell>
          <table:table-cell office:value-type="float" office:value="7349391.49" calcext:value-type="float">
            <text:p>7349391.49</text:p>
          </table:table-cell>
          <table:table-cell office:value-type="float" office:value="8221377.86" calcext:value-type="float">
            <text:p>8221377.86</text:p>
          </table:table-cell>
          <table:table-cell office:value-type="float" office:value="8788359.13" calcext:value-type="float">
            <text:p>8788359.13</text:p>
          </table:table-cell>
          <table:table-cell office:value-type="float" office:value="9090688.29" calcext:value-type="float">
            <text:p>9090688.29</text:p>
          </table:table-cell>
          <table:table-cell office:value-type="float" office:value="9744166.82" calcext:value-type="float">
            <text:p>9744166.82</text:p>
          </table:table-cell>
          <table:table-cell office:value-type="float" office:value="10219387.94" calcext:value-type="float">
            <text:p>10219387.94</text:p>
          </table:table-cell>
          <table:table-cell office:value-type="float" office:value="11291317.43" calcext:value-type="float">
            <text:p>11291317.43</text:p>
          </table:table-cell>
          <table:table-cell office:value-type="float" office:value="11537969.82" calcext:value-type="float">
            <text:p>11537969.82</text:p>
          </table:table-cell>
          <table:table-cell office:value-type="float" office:value="269202600" calcext:value-type="float">
            <text:p>269202600</text:p>
          </table:table-cell>
          <table:table-cell office:value-type="float" office:value="335191300" calcext:value-type="float">
            <text:p>335191300</text:p>
          </table:table-cell>
          <table:table-cell office:value-type="float" office:value="335644600" calcext:value-type="float">
            <text:p>335644600</text:p>
          </table:table-cell>
          <table:table-cell office:value-type="float" office:value="344581700" calcext:value-type="float">
            <text:p>344581700</text:p>
          </table:table-cell>
          <table:table-cell office:value-type="float" office:value="378617100" calcext:value-type="float">
            <text:p>378617100</text:p>
          </table:table-cell>
          <table:table-cell office:value-type="float" office:value="379668100" calcext:value-type="float">
            <text:p>379668100</text:p>
          </table:table-cell>
          <table:table-cell office:value-type="float" office:value="387869700" calcext:value-type="float">
            <text:p>387869700</text:p>
          </table:table-cell>
          <table:table-cell office:value-type="float" office:value="421610500" calcext:value-type="float">
            <text:p>421610500</text:p>
          </table:table-cell>
          <table:table-cell office:value-type="float" office:value="444095700" calcext:value-type="float">
            <text:p>444095700</text:p>
          </table:table-cell>
          <table:table-cell office:value-type="float" office:value="471134000" calcext:value-type="float">
            <text:p>471134000</text:p>
          </table:table-cell>
          <table:table-cell office:value-type="float" office:value="486338000" calcext:value-type="float">
            <text:p>486338000</text:p>
          </table:table-cell>
          <table:table-cell office:value-type="float" office:value="5395" calcext:value-type="float">
            <text:p>5395</text:p>
          </table:table-cell>
          <table:table-cell office:value-type="float" office:value="5209" calcext:value-type="float">
            <text:p>5209</text:p>
          </table:table-cell>
          <table:table-cell office:value-type="float" office:value="5397" calcext:value-type="float">
            <text:p>5397</text:p>
          </table:table-cell>
          <table:table-cell office:value-type="float" office:value="5634" calcext:value-type="float">
            <text:p>5634</text:p>
          </table:table-cell>
          <table:table-cell office:value-type="float" office:value="5195" calcext:value-type="float">
            <text:p>5195</text:p>
          </table:table-cell>
          <table:table-cell office:value-type="float" office:value="5128" calcext:value-type="float">
            <text:p>5128</text:p>
          </table:table-cell>
          <table:table-cell office:value-type="float" office:value="4944" calcext:value-type="float">
            <text:p>4944</text:p>
          </table:table-cell>
          <table:table-cell office:value-type="float" office:value="5022" calcext:value-type="float">
            <text:p>5022</text:p>
          </table:table-cell>
          <table:table-cell office:value-type="float" office:value="5093" calcext:value-type="float">
            <text:p>5093</text:p>
          </table:table-cell>
          <table:table-cell office:value-type="float" office:value="5327" calcext:value-type="float">
            <text:p>5327</text:p>
          </table:table-cell>
          <table:table-cell office:value-type="float" office:value="5454" calcext:value-type="float">
            <text:p>545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IÇA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616" calcext:value-type="float">
            <text:p>59616</text:p>
          </table:table-cell>
          <table:table-cell office:value-type="float" office:value="49238" calcext:value-type="float">
            <text:p>49238</text:p>
          </table:table-cell>
          <table:table-cell office:value-type="float" office:value="51416" calcext:value-type="float">
            <text:p>51416</text:p>
          </table:table-cell>
          <table:table-cell office:value-type="float" office:value="52284" calcext:value-type="float">
            <text:p>52284</text:p>
          </table:table-cell>
          <table:table-cell office:value-type="float" office:value="53145" calcext:value-type="float">
            <text:p>53145</text:p>
          </table:table-cell>
          <table:table-cell office:value-type="float" office:value="53998" calcext:value-type="float">
            <text:p>53998</text:p>
          </table:table-cell>
          <table:table-cell office:value-type="float" office:value="54845" calcext:value-type="float">
            <text:p>54845</text:p>
          </table:table-cell>
          <table:table-cell office:value-type="float" office:value="55581" calcext:value-type="float">
            <text:p>55581</text:p>
          </table:table-cell>
          <table:table-cell office:value-type="float" office:value="56421" calcext:value-type="float">
            <text:p>56421</text:p>
          </table:table-cell>
          <table:table-cell office:value-type="float" office:value="57247" calcext:value-type="float">
            <text:p>57247</text:p>
          </table:table-cell>
          <table:table-cell office:value-type="float" office:value="14743060.91" calcext:value-type="float">
            <text:p>14743060.91</text:p>
          </table:table-cell>
          <table:table-cell office:value-type="float" office:value="16899257.46" calcext:value-type="float">
            <text:p>16899257.46</text:p>
          </table:table-cell>
          <table:table-cell office:value-type="float" office:value="20212902.5" calcext:value-type="float">
            <text:p>20212902.5</text:p>
          </table:table-cell>
          <table:table-cell office:value-type="float" office:value="23630396.85" calcext:value-type="float">
            <text:p>23630396.85</text:p>
          </table:table-cell>
          <table:table-cell office:value-type="float" office:value="26226887.37" calcext:value-type="float">
            <text:p>26226887.37</text:p>
          </table:table-cell>
          <table:table-cell office:value-type="float" office:value="27444970.5" calcext:value-type="float">
            <text:p>27444970.5</text:p>
          </table:table-cell>
          <table:table-cell office:value-type="float" office:value="28544012.94" calcext:value-type="float">
            <text:p>28544012.94</text:p>
          </table:table-cell>
          <table:table-cell office:value-type="float" office:value="31161445.76" calcext:value-type="float">
            <text:p>31161445.76</text:p>
          </table:table-cell>
          <table:table-cell office:value-type="float" office:value="35024650.28" calcext:value-type="float">
            <text:p>35024650.28</text:p>
          </table:table-cell>
          <table:table-cell office:value-type="float" office:value="36739056.12" calcext:value-type="float">
            <text:p>36739056.12</text:p>
          </table:table-cell>
          <table:table-cell office:value-type="float" office:value="41060000.42" calcext:value-type="float">
            <text:p>41060000.42</text:p>
          </table:table-cell>
          <table:table-cell office:value-type="float" office:value="1142742000" calcext:value-type="float">
            <text:p>1142742000</text:p>
          </table:table-cell>
          <table:table-cell office:value-type="float" office:value="1242877000" calcext:value-type="float">
            <text:p>1242877000</text:p>
          </table:table-cell>
          <table:table-cell office:value-type="float" office:value="1350906000" calcext:value-type="float">
            <text:p>1350906000</text:p>
          </table:table-cell>
          <table:table-cell office:value-type="float" office:value="1540550000" calcext:value-type="float">
            <text:p>1540550000</text:p>
          </table:table-cell>
          <table:table-cell office:value-type="float" office:value="1832170000" calcext:value-type="float">
            <text:p>1832170000</text:p>
          </table:table-cell>
          <table:table-cell office:value-type="float" office:value="1827679000" calcext:value-type="float">
            <text:p>1827679000</text:p>
          </table:table-cell>
          <table:table-cell office:value-type="float" office:value="1890768000" calcext:value-type="float">
            <text:p>1890768000</text:p>
          </table:table-cell>
          <table:table-cell office:value-type="float" office:value="2102972000" calcext:value-type="float">
            <text:p>2102972000</text:p>
          </table:table-cell>
          <table:table-cell office:value-type="float" office:value="2336748000" calcext:value-type="float">
            <text:p>2336748000</text:p>
          </table:table-cell>
          <table:table-cell office:value-type="float" office:value="2556950000" calcext:value-type="float">
            <text:p>2556950000</text:p>
          </table:table-cell>
          <table:table-cell office:value-type="float" office:value="2775481000" calcext:value-type="float">
            <text:p>2775481000</text:p>
          </table:table-cell>
          <table:table-cell office:value-type="float" office:value="12292" calcext:value-type="float">
            <text:p>12292</text:p>
          </table:table-cell>
          <table:table-cell office:value-type="float" office:value="12939" calcext:value-type="float">
            <text:p>12939</text:p>
          </table:table-cell>
          <table:table-cell office:value-type="float" office:value="14068" calcext:value-type="float">
            <text:p>14068</text:p>
          </table:table-cell>
          <table:table-cell office:value-type="float" office:value="14472" calcext:value-type="float">
            <text:p>14472</text:p>
          </table:table-cell>
          <table:table-cell office:value-type="float" office:value="14802" calcext:value-type="float">
            <text:p>14802</text:p>
          </table:table-cell>
          <table:table-cell office:value-type="float" office:value="14194" calcext:value-type="float">
            <text:p>14194</text:p>
          </table:table-cell>
          <table:table-cell office:value-type="float" office:value="13912" calcext:value-type="float">
            <text:p>13912</text:p>
          </table:table-cell>
          <table:table-cell office:value-type="float" office:value="14179" calcext:value-type="float">
            <text:p>14179</text:p>
          </table:table-cell>
          <table:table-cell office:value-type="float" office:value="14981" calcext:value-type="float">
            <text:p>14981</text:p>
          </table:table-cell>
          <table:table-cell office:value-type="float" office:value="15898" calcext:value-type="float">
            <text:p>15898</text:p>
          </table:table-cell>
          <table:table-cell office:value-type="float" office:value="17147" calcext:value-type="float">
            <text:p>17147</text:p>
          </table:table-cell>
          <table:table-cell office:value-type="float" office:value="11167" calcext:value-type="float">
            <text:p>11167</text:p>
          </table:table-cell>
        </table:table-row>
        <table:table-row table:style-name="ro1">
          <table:table-cell office:value-type="string" calcext:value-type="string">
            <text:p>ILHO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92" calcext:value-type="float">
            <text:p>12492</text:p>
          </table:table-cell>
          <table:table-cell office:value-type="float" office:value="12624" calcext:value-type="float">
            <text:p>12624</text:p>
          </table:table-cell>
          <table:table-cell office:value-type="float" office:value="13124" calcext:value-type="float">
            <text:p>13124</text:p>
          </table:table-cell>
          <table:table-cell office:value-type="float" office:value="13309" calcext:value-type="float">
            <text:p>13309</text:p>
          </table:table-cell>
          <table:table-cell office:value-type="float" office:value="13493" calcext:value-type="float">
            <text:p>13493</text:p>
          </table:table-cell>
          <table:table-cell office:value-type="float" office:value="13676" calcext:value-type="float">
            <text:p>13676</text:p>
          </table:table-cell>
          <table:table-cell office:value-type="float" office:value="13857" calcext:value-type="float">
            <text:p>13857</text:p>
          </table:table-cell>
          <table:table-cell office:value-type="float" office:value="14005" calcext:value-type="float">
            <text:p>14005</text:p>
          </table:table-cell>
          <table:table-cell office:value-type="float" office:value="14184" calcext:value-type="float">
            <text:p>14184</text:p>
          </table:table-cell>
          <table:table-cell office:value-type="float" office:value="14359" calcext:value-type="float">
            <text:p>14359</text:p>
          </table:table-cell>
          <table:table-cell office:value-type="float" office:value="2582193.27" calcext:value-type="float">
            <text:p>2582193.27</text:p>
          </table:table-cell>
          <table:table-cell office:value-type="float" office:value="2962372.49" calcext:value-type="float">
            <text:p>2962372.49</text:p>
          </table:table-cell>
          <table:table-cell office:value-type="float" office:value="3366758.75" calcext:value-type="float">
            <text:p>3366758.75</text:p>
          </table:table-cell>
          <table:table-cell office:value-type="float" office:value="3897123.89" calcext:value-type="float">
            <text:p>3897123.89</text:p>
          </table:table-cell>
          <table:table-cell office:value-type="float" office:value="4306206.84" calcext:value-type="float">
            <text:p>4306206.84</text:p>
          </table:table-cell>
          <table:table-cell office:value-type="float" office:value="4700364.23" calcext:value-type="float">
            <text:p>4700364.23</text:p>
          </table:table-cell>
          <table:table-cell office:value-type="float" office:value="5124809.71" calcext:value-type="float">
            <text:p>5124809.71</text:p>
          </table:table-cell>
          <table:table-cell office:value-type="float" office:value="5638044.77" calcext:value-type="float">
            <text:p>5638044.77</text:p>
          </table:table-cell>
          <table:table-cell office:value-type="float" office:value="6235031.24" calcext:value-type="float">
            <text:p>6235031.24</text:p>
          </table:table-cell>
          <table:table-cell office:value-type="float" office:value="6287248.46" calcext:value-type="float">
            <text:p>6287248.46</text:p>
          </table:table-cell>
          <table:table-cell office:value-type="float" office:value="6332984.12" calcext:value-type="float">
            <text:p>6332984.12</text:p>
          </table:table-cell>
          <table:table-cell office:value-type="float" office:value="206642800" calcext:value-type="float">
            <text:p>206642800</text:p>
          </table:table-cell>
          <table:table-cell office:value-type="float" office:value="292489500" calcext:value-type="float">
            <text:p>292489500</text:p>
          </table:table-cell>
          <table:table-cell office:value-type="float" office:value="318454300" calcext:value-type="float">
            <text:p>318454300</text:p>
          </table:table-cell>
          <table:table-cell office:value-type="float" office:value="356093500" calcext:value-type="float">
            <text:p>356093500</text:p>
          </table:table-cell>
          <table:table-cell office:value-type="float" office:value="449310300" calcext:value-type="float">
            <text:p>449310300</text:p>
          </table:table-cell>
          <table:table-cell office:value-type="float" office:value="462779100" calcext:value-type="float">
            <text:p>462779100</text:p>
          </table:table-cell>
          <table:table-cell office:value-type="float" office:value="632581600" calcext:value-type="float">
            <text:p>632581600</text:p>
          </table:table-cell>
          <table:table-cell office:value-type="float" office:value="683686600" calcext:value-type="float">
            <text:p>683686600</text:p>
          </table:table-cell>
          <table:table-cell office:value-type="float" office:value="708734500" calcext:value-type="float">
            <text:p>708734500</text:p>
          </table:table-cell>
          <table:table-cell office:value-type="float" office:value="724130000" calcext:value-type="float">
            <text:p>724130000</text:p>
          </table:table-cell>
          <table:table-cell office:value-type="float" office:value="739697000" calcext:value-type="float">
            <text:p>739697000</text:p>
          </table:table-cell>
          <table:table-cell office:value-type="float" office:value="2573" calcext:value-type="float">
            <text:p>2573</text:p>
          </table:table-cell>
          <table:table-cell office:value-type="float" office:value="2630" calcext:value-type="float">
            <text:p>2630</text:p>
          </table:table-cell>
          <table:table-cell office:value-type="float" office:value="2659" calcext:value-type="float">
            <text:p>2659</text:p>
          </table:table-cell>
          <table:table-cell office:value-type="float" office:value="2705" calcext:value-type="float">
            <text:p>2705</text:p>
          </table:table-cell>
          <table:table-cell office:value-type="float" office:value="2769" calcext:value-type="float">
            <text:p>2769</text:p>
          </table:table-cell>
          <table:table-cell office:value-type="float" office:value="2721" calcext:value-type="float">
            <text:p>2721</text:p>
          </table:table-cell>
          <table:table-cell office:value-type="float" office:value="2724" calcext:value-type="float">
            <text:p>2724</text:p>
          </table:table-cell>
          <table:table-cell office:value-type="float" office:value="2891" calcext:value-type="float">
            <text:p>2891</text:p>
          </table:table-cell>
          <table:table-cell office:value-type="float" office:value="2950" calcext:value-type="float">
            <text:p>2950</text:p>
          </table:table-cell>
          <table:table-cell office:value-type="float" office:value="2906" calcext:value-type="float">
            <text:p>2906</text:p>
          </table:table-cell>
          <table:table-cell office:value-type="float" office:value="2944" calcext:value-type="float">
            <text:p>294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IMARUÍ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540" calcext:value-type="float">
            <text:p>11540</text:p>
          </table:table-cell>
          <table:table-cell office:value-type="float" office:value="11411" calcext:value-type="float">
            <text:p>11411</text:p>
          </table:table-cell>
          <table:table-cell office:value-type="float" office:value="11301" calcext:value-type="float">
            <text:p>11301</text:p>
          </table:table-cell>
          <table:table-cell office:value-type="float" office:value="11117" calcext:value-type="float">
            <text:p>11117</text:p>
          </table:table-cell>
          <table:table-cell office:value-type="float" office:value="10933" calcext:value-type="float">
            <text:p>10933</text:p>
          </table:table-cell>
          <table:table-cell office:value-type="float" office:value="10752" calcext:value-type="float">
            <text:p>10752</text:p>
          </table:table-cell>
          <table:table-cell office:value-type="float" office:value="10571" calcext:value-type="float">
            <text:p>10571</text:p>
          </table:table-cell>
          <table:table-cell office:value-type="float" office:value="10326" calcext:value-type="float">
            <text:p>10326</text:p>
          </table:table-cell>
          <table:table-cell office:value-type="float" office:value="10135" calcext:value-type="float">
            <text:p>10135</text:p>
          </table:table-cell>
          <table:table-cell office:value-type="float" office:value="9948" calcext:value-type="float">
            <text:p>9948</text:p>
          </table:table-cell>
          <table:table-cell office:value-type="float" office:value="371549.06" calcext:value-type="float">
            <text:p>371549.06</text:p>
          </table:table-cell>
          <table:table-cell office:value-type="float" office:value="517729.74" calcext:value-type="float">
            <text:p>517729.74</text:p>
          </table:table-cell>
          <table:table-cell office:value-type="float" office:value="660126.49" calcext:value-type="float">
            <text:p>660126.49</text:p>
          </table:table-cell>
          <table:table-cell office:value-type="float" office:value="791411.1" calcext:value-type="float">
            <text:p>791411.1</text:p>
          </table:table-cell>
          <table:table-cell office:value-type="float" office:value="785712.62" calcext:value-type="float">
            <text:p>785712.62</text:p>
          </table:table-cell>
          <table:table-cell office:value-type="float" office:value="888302.8" calcext:value-type="float">
            <text:p>888302.8</text:p>
          </table:table-cell>
          <table:table-cell office:value-type="float" office:value="1051525.4" calcext:value-type="float">
            <text:p>1051525.4</text:p>
          </table:table-cell>
          <table:table-cell office:value-type="float" office:value="999036.4" calcext:value-type="float">
            <text:p>999036.4</text:p>
          </table:table-cell>
          <table:table-cell office:value-type="float" office:value="1004509.2" calcext:value-type="float">
            <text:p>1004509.2</text:p>
          </table:table-cell>
          <table:table-cell office:value-type="float" office:value="1094835.47" calcext:value-type="float">
            <text:p>1094835.47</text:p>
          </table:table-cell>
          <table:table-cell office:value-type="float" office:value="1180699.7" calcext:value-type="float">
            <text:p>1180699.7</text:p>
          </table:table-cell>
          <table:table-cell office:value-type="float" office:value="109020400" calcext:value-type="float">
            <text:p>109020400</text:p>
          </table:table-cell>
          <table:table-cell office:value-type="float" office:value="114892600" calcext:value-type="float">
            <text:p>114892600</text:p>
          </table:table-cell>
          <table:table-cell office:value-type="float" office:value="124114000" calcext:value-type="float">
            <text:p>124114000</text:p>
          </table:table-cell>
          <table:table-cell office:value-type="float" office:value="151885600" calcext:value-type="float">
            <text:p>151885600</text:p>
          </table:table-cell>
          <table:table-cell office:value-type="float" office:value="157060200" calcext:value-type="float">
            <text:p>157060200</text:p>
          </table:table-cell>
          <table:table-cell office:value-type="float" office:value="163862800" calcext:value-type="float">
            <text:p>163862800</text:p>
          </table:table-cell>
          <table:table-cell office:value-type="float" office:value="173628000" calcext:value-type="float">
            <text:p>173628000</text:p>
          </table:table-cell>
          <table:table-cell office:value-type="float" office:value="181532100" calcext:value-type="float">
            <text:p>181532100</text:p>
          </table:table-cell>
          <table:table-cell office:value-type="float" office:value="196345100" calcext:value-type="float">
            <text:p>196345100</text:p>
          </table:table-cell>
          <table:table-cell office:value-type="float" office:value="196002000" calcext:value-type="float">
            <text:p>196002000</text:p>
          </table:table-cell>
          <table:table-cell office:value-type="float" office:value="237231000" calcext:value-type="float">
            <text:p>237231000</text:p>
          </table:table-cell>
          <table:table-cell office:value-type="float" office:value="447" calcext:value-type="float">
            <text:p>447</text:p>
          </table:table-cell>
          <table:table-cell office:value-type="float" office:value="569" calcext:value-type="float">
            <text:p>569</text:p>
          </table:table-cell>
          <table:table-cell office:value-type="float" office:value="639" calcext:value-type="float">
            <text:p>639</text:p>
          </table:table-cell>
          <table:table-cell office:value-type="float" office:value="696" calcext:value-type="float">
            <text:p>696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office:value-type="float" office:value="692" calcext:value-type="float">
            <text:p>692</text:p>
          </table:table-cell>
          <table:table-cell office:value-type="float" office:value="639" calcext:value-type="float">
            <text:p>639</text:p>
          </table:table-cell>
          <table:table-cell office:value-type="float" office:value="617" calcext:value-type="float">
            <text:p>617</text:p>
          </table:table-cell>
          <table:table-cell office:value-type="float" office:value="646" calcext:value-type="float">
            <text:p>646</text:p>
          </table:table-cell>
          <table:table-cell office:value-type="float" office:value="689" calcext:value-type="float">
            <text:p>68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IMBITUB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514" calcext:value-type="float">
            <text:p>40514</text:p>
          </table:table-cell>
          <table:table-cell office:value-type="float" office:value="40845" calcext:value-type="float">
            <text:p>40845</text:p>
          </table:table-cell>
          <table:table-cell office:value-type="float" office:value="42244" calcext:value-type="float">
            <text:p>42244</text:p>
          </table:table-cell>
          <table:table-cell office:value-type="float" office:value="42708" calcext:value-type="float">
            <text:p>42708</text:p>
          </table:table-cell>
          <table:table-cell office:value-type="float" office:value="43168" calcext:value-type="float">
            <text:p>43168</text:p>
          </table:table-cell>
          <table:table-cell office:value-type="float" office:value="43624" calcext:value-type="float">
            <text:p>43624</text:p>
          </table:table-cell>
          <table:table-cell office:value-type="float" office:value="44076" calcext:value-type="float">
            <text:p>44076</text:p>
          </table:table-cell>
          <table:table-cell office:value-type="float" office:value="44412" calcext:value-type="float">
            <text:p>44412</text:p>
          </table:table-cell>
          <table:table-cell office:value-type="float" office:value="44853" calcext:value-type="float">
            <text:p>44853</text:p>
          </table:table-cell>
          <table:table-cell office:value-type="float" office:value="45286" calcext:value-type="float">
            <text:p>45286</text:p>
          </table:table-cell>
          <table:table-cell office:value-type="float" office:value="5583202.62" calcext:value-type="float">
            <text:p>5583202.62</text:p>
          </table:table-cell>
          <table:table-cell office:value-type="float" office:value="6100165.11" calcext:value-type="float">
            <text:p>6100165.11</text:p>
          </table:table-cell>
          <table:table-cell office:value-type="float" office:value="7048895.26" calcext:value-type="float">
            <text:p>7048895.26</text:p>
          </table:table-cell>
          <table:table-cell office:value-type="float" office:value="8456609.76" calcext:value-type="float">
            <text:p>8456609.76</text:p>
          </table:table-cell>
          <table:table-cell office:value-type="float" office:value="9865177.72" calcext:value-type="float">
            <text:p>9865177.72</text:p>
          </table:table-cell>
          <table:table-cell office:value-type="float" office:value="11774529.74" calcext:value-type="float">
            <text:p>11774529.74</text:p>
          </table:table-cell>
          <table:table-cell office:value-type="float" office:value="13043866.08" calcext:value-type="float">
            <text:p>13043866.08</text:p>
          </table:table-cell>
          <table:table-cell office:value-type="float" office:value="14208662.08" calcext:value-type="float">
            <text:p>14208662.08</text:p>
          </table:table-cell>
          <table:table-cell office:value-type="float" office:value="15485598.04" calcext:value-type="float">
            <text:p>15485598.04</text:p>
          </table:table-cell>
          <table:table-cell office:value-type="float" office:value="15115334.4" calcext:value-type="float">
            <text:p>15115334.4</text:p>
          </table:table-cell>
          <table:table-cell office:value-type="float" office:value="15053970.1" calcext:value-type="float">
            <text:p>15053970.1</text:p>
          </table:table-cell>
          <table:table-cell office:value-type="float" office:value="701969400" calcext:value-type="float">
            <text:p>701969400</text:p>
          </table:table-cell>
          <table:table-cell office:value-type="float" office:value="727707300" calcext:value-type="float">
            <text:p>727707300</text:p>
          </table:table-cell>
          <table:table-cell office:value-type="float" office:value="824126000" calcext:value-type="float">
            <text:p>824126000</text:p>
          </table:table-cell>
          <table:table-cell office:value-type="float" office:value="989629900" calcext:value-type="float">
            <text:p>989629900</text:p>
          </table:table-cell>
          <table:table-cell office:value-type="float" office:value="1074231000" calcext:value-type="float">
            <text:p>1074231000</text:p>
          </table:table-cell>
          <table:table-cell office:value-type="float" office:value="1178408000" calcext:value-type="float">
            <text:p>1178408000</text:p>
          </table:table-cell>
          <table:table-cell office:value-type="float" office:value="1369594000" calcext:value-type="float">
            <text:p>1369594000</text:p>
          </table:table-cell>
          <table:table-cell office:value-type="float" office:value="1548283000" calcext:value-type="float">
            <text:p>1548283000</text:p>
          </table:table-cell>
          <table:table-cell office:value-type="float" office:value="1773195000" calcext:value-type="float">
            <text:p>1773195000</text:p>
          </table:table-cell>
          <table:table-cell office:value-type="float" office:value="2021093000" calcext:value-type="float">
            <text:p>2021093000</text:p>
          </table:table-cell>
          <table:table-cell office:value-type="float" office:value="2148020000" calcext:value-type="float">
            <text:p>2148020000</text:p>
          </table:table-cell>
          <table:table-cell office:value-type="float" office:value="4981" calcext:value-type="float">
            <text:p>4981</text:p>
          </table:table-cell>
          <table:table-cell office:value-type="float" office:value="5247" calcext:value-type="float">
            <text:p>5247</text:p>
          </table:table-cell>
          <table:table-cell office:value-type="float" office:value="5625" calcext:value-type="float">
            <text:p>5625</text:p>
          </table:table-cell>
          <table:table-cell office:value-type="float" office:value="6145" calcext:value-type="float">
            <text:p>6145</text:p>
          </table:table-cell>
          <table:table-cell office:value-type="float" office:value="6546" calcext:value-type="float">
            <text:p>6546</text:p>
          </table:table-cell>
          <table:table-cell office:value-type="float" office:value="6930" calcext:value-type="float">
            <text:p>6930</text:p>
          </table:table-cell>
          <table:table-cell office:value-type="float" office:value="7251" calcext:value-type="float">
            <text:p>7251</text:p>
          </table:table-cell>
          <table:table-cell office:value-type="float" office:value="7451" calcext:value-type="float">
            <text:p>7451</text:p>
          </table:table-cell>
          <table:table-cell office:value-type="float" office:value="7942" calcext:value-type="float">
            <text:p>7942</text:p>
          </table:table-cell>
          <table:table-cell office:value-type="float" office:value="7934" calcext:value-type="float">
            <text:p>7934</text:p>
          </table:table-cell>
          <table:table-cell office:value-type="float" office:value="7831" calcext:value-type="float">
            <text:p>7831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IMBU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5777" calcext:value-type="float">
            <text:p>5777</text:p>
          </table:table-cell>
          <table:table-cell office:value-type="float" office:value="5946" calcext:value-type="float">
            <text:p>5946</text:p>
          </table:table-cell>
          <table:table-cell office:value-type="float" office:value="5993" calcext:value-type="float">
            <text:p>5993</text:p>
          </table:table-cell>
          <table:table-cell office:value-type="float" office:value="6040" calcext:value-type="float">
            <text:p>6040</text:p>
          </table:table-cell>
          <table:table-cell office:value-type="float" office:value="6087" calcext:value-type="float">
            <text:p>6087</text:p>
          </table:table-cell>
          <table:table-cell office:value-type="float" office:value="6133" calcext:value-type="float">
            <text:p>6133</text:p>
          </table:table-cell>
          <table:table-cell office:value-type="float" office:value="6153" calcext:value-type="float">
            <text:p>6153</text:p>
          </table:table-cell>
          <table:table-cell office:value-type="float" office:value="6197" calcext:value-type="float">
            <text:p>6197</text:p>
          </table:table-cell>
          <table:table-cell office:value-type="float" office:value="6241" calcext:value-type="float">
            <text:p>6241</text:p>
          </table:table-cell>
          <table:table-cell office:value-type="float" office:value="347630.12" calcext:value-type="float">
            <text:p>347630.12</text:p>
          </table:table-cell>
          <table:table-cell office:value-type="float" office:value="373395.27" calcext:value-type="float">
            <text:p>373395.27</text:p>
          </table:table-cell>
          <table:table-cell office:value-type="float" office:value="474023.73" calcext:value-type="float">
            <text:p>474023.73</text:p>
          </table:table-cell>
          <table:table-cell office:value-type="float" office:value="583733.55" calcext:value-type="float">
            <text:p>583733.55</text:p>
          </table:table-cell>
          <table:table-cell office:value-type="float" office:value="702334.23" calcext:value-type="float">
            <text:p>702334.23</text:p>
          </table:table-cell>
          <table:table-cell office:value-type="float" office:value="716725.65" calcext:value-type="float">
            <text:p>716725.65</text:p>
          </table:table-cell>
          <table:table-cell office:value-type="float" office:value="767854.54" calcext:value-type="float">
            <text:p>767854.54</text:p>
          </table:table-cell>
          <table:table-cell office:value-type="float" office:value="766514.16" calcext:value-type="float">
            <text:p>766514.16</text:p>
          </table:table-cell>
          <table:table-cell office:value-type="float" office:value="917107.82" calcext:value-type="float">
            <text:p>917107.82</text:p>
          </table:table-cell>
          <table:table-cell office:value-type="float" office:value="1006191.76" calcext:value-type="float">
            <text:p>1006191.76</text:p>
          </table:table-cell>
          <table:table-cell office:value-type="float" office:value="1090871.46" calcext:value-type="float">
            <text:p>1090871.46</text:p>
          </table:table-cell>
          <table:table-cell office:value-type="float" office:value="84820200" calcext:value-type="float">
            <text:p>84820200</text:p>
          </table:table-cell>
          <table:table-cell office:value-type="float" office:value="85332600" calcext:value-type="float">
            <text:p>85332600</text:p>
          </table:table-cell>
          <table:table-cell office:value-type="float" office:value="94828830" calcext:value-type="float">
            <text:p>94828830</text:p>
          </table:table-cell>
          <table:table-cell office:value-type="float" office:value="113767200" calcext:value-type="float">
            <text:p>113767200</text:p>
          </table:table-cell>
          <table:table-cell office:value-type="float" office:value="113726900" calcext:value-type="float">
            <text:p>113726900</text:p>
          </table:table-cell>
          <table:table-cell office:value-type="float" office:value="117462800" calcext:value-type="float">
            <text:p>117462800</text:p>
          </table:table-cell>
          <table:table-cell office:value-type="float" office:value="133387000" calcext:value-type="float">
            <text:p>133387000</text:p>
          </table:table-cell>
          <table:table-cell office:value-type="float" office:value="123586300" calcext:value-type="float">
            <text:p>123586300</text:p>
          </table:table-cell>
          <table:table-cell office:value-type="float" office:value="178458900" calcext:value-type="float">
            <text:p>178458900</text:p>
          </table:table-cell>
          <table:table-cell office:value-type="float" office:value="174757000" calcext:value-type="float">
            <text:p>174757000</text:p>
          </table:table-cell>
          <table:table-cell office:value-type="float" office:value="212724000" calcext:value-type="float">
            <text:p>212724000</text:p>
          </table:table-cell>
          <table:table-cell office:value-type="float" office:value="413" calcext:value-type="float">
            <text:p>413</text:p>
          </table:table-cell>
          <table:table-cell office:value-type="float" office:value="438" calcext:value-type="float">
            <text:p>438</text:p>
          </table:table-cell>
          <table:table-cell office:value-type="float" office:value="464" calcext:value-type="float">
            <text:p>464</text:p>
          </table:table-cell>
          <table:table-cell office:value-type="float" office:value="492" calcext:value-type="float">
            <text:p>492</text:p>
          </table:table-cell>
          <table:table-cell office:value-type="float" office:value="588" calcext:value-type="float">
            <text:p>588</text:p>
          </table:table-cell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office:value-type="float" office:value="565" calcext:value-type="float">
            <text:p>565</text:p>
          </table:table-cell>
          <table:table-cell office:value-type="float" office:value="588" calcext:value-type="float">
            <text:p>588</text:p>
          </table:table-cell>
          <table:table-cell office:value-type="float" office:value="631" calcext:value-type="float">
            <text:p>6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INDA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980" calcext:value-type="float">
            <text:p>55980</text:p>
          </table:table-cell>
          <table:table-cell office:value-type="float" office:value="57068" calcext:value-type="float">
            <text:p>57068</text:p>
          </table:table-cell>
          <table:table-cell office:value-type="float" office:value="60433" calcext:value-type="float">
            <text:p>60433</text:p>
          </table:table-cell>
          <table:table-cell office:value-type="float" office:value="61968" calcext:value-type="float">
            <text:p>61968</text:p>
          </table:table-cell>
          <table:table-cell office:value-type="float" office:value="63489" calcext:value-type="float">
            <text:p>63489</text:p>
          </table:table-cell>
          <table:table-cell office:value-type="float" office:value="65000" calcext:value-type="float">
            <text:p>65000</text:p>
          </table:table-cell>
          <table:table-cell office:value-type="float" office:value="66497" calcext:value-type="float">
            <text:p>66497</text:p>
          </table:table-cell>
          <table:table-cell office:value-type="float" office:value="67923" calcext:value-type="float">
            <text:p>67923</text:p>
          </table:table-cell>
          <table:table-cell office:value-type="float" office:value="69425" calcext:value-type="float">
            <text:p>69425</text:p>
          </table:table-cell>
          <table:table-cell office:value-type="float" office:value="70900" calcext:value-type="float">
            <text:p>70900</text:p>
          </table:table-cell>
          <table:table-cell office:value-type="float" office:value="25764088.29" calcext:value-type="float">
            <text:p>25764088.29</text:p>
          </table:table-cell>
          <table:table-cell office:value-type="float" office:value="28544598.31" calcext:value-type="float">
            <text:p>28544598.31</text:p>
          </table:table-cell>
          <table:table-cell office:value-type="float" office:value="32855670.88" calcext:value-type="float">
            <text:p>32855670.88</text:p>
          </table:table-cell>
          <table:table-cell office:value-type="float" office:value="37980289.44" calcext:value-type="float">
            <text:p>37980289.44</text:p>
          </table:table-cell>
          <table:table-cell office:value-type="float" office:value="40579504.17" calcext:value-type="float">
            <text:p>40579504.17</text:p>
          </table:table-cell>
          <table:table-cell office:value-type="float" office:value="41413475.57" calcext:value-type="float">
            <text:p>41413475.57</text:p>
          </table:table-cell>
          <table:table-cell office:value-type="float" office:value="44505451.09" calcext:value-type="float">
            <text:p>44505451.09</text:p>
          </table:table-cell>
          <table:table-cell office:value-type="float" office:value="46559960.22" calcext:value-type="float">
            <text:p>46559960.22</text:p>
          </table:table-cell>
          <table:table-cell office:value-type="float" office:value="48418857.14" calcext:value-type="float">
            <text:p>48418857.14</text:p>
          </table:table-cell>
          <table:table-cell office:value-type="float" office:value="53546775.85" calcext:value-type="float">
            <text:p>53546775.85</text:p>
          </table:table-cell>
          <table:table-cell office:value-type="float" office:value="54018556.75" calcext:value-type="float">
            <text:p>54018556.75</text:p>
          </table:table-cell>
          <table:table-cell office:value-type="float" office:value="1425283000" calcext:value-type="float">
            <text:p>1425283000</text:p>
          </table:table-cell>
          <table:table-cell office:value-type="float" office:value="1608948000" calcext:value-type="float">
            <text:p>1608948000</text:p>
          </table:table-cell>
          <table:table-cell office:value-type="float" office:value="1801648000" calcext:value-type="float">
            <text:p>1801648000</text:p>
          </table:table-cell>
          <table:table-cell office:value-type="float" office:value="1834322000" calcext:value-type="float">
            <text:p>1834322000</text:p>
          </table:table-cell>
          <table:table-cell office:value-type="float" office:value="2288292000" calcext:value-type="float">
            <text:p>2288292000</text:p>
          </table:table-cell>
          <table:table-cell office:value-type="float" office:value="2219339000" calcext:value-type="float">
            <text:p>2219339000</text:p>
          </table:table-cell>
          <table:table-cell office:value-type="float" office:value="2321940000" calcext:value-type="float">
            <text:p>2321940000</text:p>
          </table:table-cell>
          <table:table-cell office:value-type="float" office:value="2500546000" calcext:value-type="float">
            <text:p>2500546000</text:p>
          </table:table-cell>
          <table:table-cell office:value-type="float" office:value="2589757000" calcext:value-type="float">
            <text:p>2589757000</text:p>
          </table:table-cell>
          <table:table-cell office:value-type="float" office:value="2976159000" calcext:value-type="float">
            <text:p>2976159000</text:p>
          </table:table-cell>
          <table:table-cell office:value-type="float" office:value="3128704000" calcext:value-type="float">
            <text:p>3128704000</text:p>
          </table:table-cell>
          <table:table-cell office:value-type="float" office:value="20590" calcext:value-type="float">
            <text:p>20590</text:p>
          </table:table-cell>
          <table:table-cell office:value-type="float" office:value="20876" calcext:value-type="float">
            <text:p>20876</text:p>
          </table:table-cell>
          <table:table-cell office:value-type="float" office:value="21572" calcext:value-type="float">
            <text:p>21572</text:p>
          </table:table-cell>
          <table:table-cell office:value-type="float" office:value="22324" calcext:value-type="float">
            <text:p>22324</text:p>
          </table:table-cell>
          <table:table-cell office:value-type="float" office:value="22284" calcext:value-type="float">
            <text:p>22284</text:p>
          </table:table-cell>
          <table:table-cell office:value-type="float" office:value="21158" calcext:value-type="float">
            <text:p>21158</text:p>
          </table:table-cell>
          <table:table-cell office:value-type="float" office:value="20902" calcext:value-type="float">
            <text:p>20902</text:p>
          </table:table-cell>
          <table:table-cell office:value-type="float" office:value="21149" calcext:value-type="float">
            <text:p>21149</text:p>
          </table:table-cell>
          <table:table-cell office:value-type="float" office:value="21863" calcext:value-type="float">
            <text:p>21863</text:p>
          </table:table-cell>
          <table:table-cell office:value-type="float" office:value="23187" calcext:value-type="float">
            <text:p>23187</text:p>
          </table:table-cell>
          <table:table-cell office:value-type="float" office:value="23401" calcext:value-type="float">
            <text:p>2340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IOMERÊ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54" calcext:value-type="float">
            <text:p>2754</text:p>
          </table:table-cell>
          <table:table-cell office:value-type="float" office:value="2768" calcext:value-type="float">
            <text:p>2768</text:p>
          </table:table-cell>
          <table:table-cell office:value-type="float" office:value="2842" calcext:value-type="float">
            <text:p>2842</text:p>
          </table:table-cell>
          <table:table-cell office:value-type="float" office:value="2861" calcext:value-type="float">
            <text:p>2861</text:p>
          </table:table-cell>
          <table:table-cell office:value-type="float" office:value="2880" calcext:value-type="float">
            <text:p>2880</text:p>
          </table:table-cell>
          <table:table-cell office:value-type="float" office:value="2899" calcext:value-type="float">
            <text:p>2899</text:p>
          </table:table-cell>
          <table:table-cell office:value-type="float" office:value="2917" calcext:value-type="float">
            <text:p>2917</text:p>
          </table:table-cell>
          <table:table-cell office:value-type="float" office:value="2927" calcext:value-type="float">
            <text:p>2927</text:p>
          </table:table-cell>
          <table:table-cell office:value-type="float" office:value="2945" calcext:value-type="float">
            <text:p>2945</text:p>
          </table:table-cell>
          <table:table-cell office:value-type="float" office:value="2962" calcext:value-type="float">
            <text:p>2962</text:p>
          </table:table-cell>
          <table:table-cell office:value-type="float" office:value="422278.71" calcext:value-type="float">
            <text:p>422278.71</text:p>
          </table:table-cell>
          <table:table-cell office:value-type="float" office:value="577028.35" calcext:value-type="float">
            <text:p>577028.35</text:p>
          </table:table-cell>
          <table:table-cell office:value-type="float" office:value="655116.22" calcext:value-type="float">
            <text:p>655116.22</text:p>
          </table:table-cell>
          <table:table-cell office:value-type="float" office:value="650464.49" calcext:value-type="float">
            <text:p>650464.49</text:p>
          </table:table-cell>
          <table:table-cell office:value-type="float" office:value="761349.91" calcext:value-type="float">
            <text:p>761349.91</text:p>
          </table:table-cell>
          <table:table-cell office:value-type="float" office:value="908989.3" calcext:value-type="float">
            <text:p>908989.3</text:p>
          </table:table-cell>
          <table:table-cell office:value-type="float" office:value="999491.72" calcext:value-type="float">
            <text:p>999491.72</text:p>
          </table:table-cell>
          <table:table-cell office:value-type="float" office:value="1053609.02" calcext:value-type="float">
            <text:p>1053609.02</text:p>
          </table:table-cell>
          <table:table-cell office:value-type="float" office:value="1075743.09" calcext:value-type="float">
            <text:p>1075743.09</text:p>
          </table:table-cell>
          <table:table-cell office:value-type="float" office:value="1138544.66" calcext:value-type="float">
            <text:p>1138544.66</text:p>
          </table:table-cell>
          <table:table-cell office:value-type="float" office:value="1342707.45" calcext:value-type="float">
            <text:p>1342707.45</text:p>
          </table:table-cell>
          <table:table-cell office:value-type="float" office:value="81163840" calcext:value-type="float">
            <text:p>81163840</text:p>
          </table:table-cell>
          <table:table-cell office:value-type="float" office:value="91155640" calcext:value-type="float">
            <text:p>91155640</text:p>
          </table:table-cell>
          <table:table-cell office:value-type="float" office:value="74176930" calcext:value-type="float">
            <text:p>74176930</text:p>
          </table:table-cell>
          <table:table-cell office:value-type="float" office:value="96230140" calcext:value-type="float">
            <text:p>96230140</text:p>
          </table:table-cell>
          <table:table-cell office:value-type="float" office:value="96019160" calcext:value-type="float">
            <text:p>96019160</text:p>
          </table:table-cell>
          <table:table-cell office:value-type="float" office:value="92778130" calcext:value-type="float">
            <text:p>92778130</text:p>
          </table:table-cell>
          <table:table-cell office:value-type="float" office:value="96915530" calcext:value-type="float">
            <text:p>96915530</text:p>
          </table:table-cell>
          <table:table-cell office:value-type="float" office:value="127194100" calcext:value-type="float">
            <text:p>127194100</text:p>
          </table:table-cell>
          <table:table-cell office:value-type="float" office:value="124805200" calcext:value-type="float">
            <text:p>124805200</text:p>
          </table:table-cell>
          <table:table-cell office:value-type="float" office:value="162274000" calcext:value-type="float">
            <text:p>162274000</text:p>
          </table:table-cell>
          <table:table-cell office:value-type="float" office:value="185751000" calcext:value-type="float">
            <text:p>185751000</text:p>
          </table:table-cell>
          <table:table-cell office:value-type="float" office:value="455" calcext:value-type="float">
            <text:p>455</text:p>
          </table:table-cell>
          <table:table-cell office:value-type="float" office:value="543" calcext:value-type="float">
            <text:p>543</text:p>
          </table:table-cell>
          <table:table-cell office:value-type="float" office:value="537" calcext:value-type="float">
            <text:p>537</text:p>
          </table:table-cell>
          <table:table-cell office:value-type="float" office:value="487" calcext:value-type="float">
            <text:p>487</text:p>
          </table:table-cell>
          <table:table-cell office:value-type="float" office:value="499" calcext:value-type="float">
            <text:p>499</text:p>
          </table:table-cell>
          <table:table-cell office:value-type="float" office:value="524" calcext:value-type="float">
            <text:p>524</text:p>
          </table:table-cell>
          <table:table-cell office:value-type="float" office:value="541" calcext:value-type="float">
            <text:p>541</text:p>
          </table:table-cell>
          <table:table-cell office:value-type="float" office:value="576" calcext:value-type="float">
            <text:p>576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float" office:value="637" calcext:value-type="float">
            <text:p>63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IPI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25" calcext:value-type="float">
            <text:p>4725</text:p>
          </table:table-cell>
          <table:table-cell office:value-type="float" office:value="4699" calcext:value-type="float">
            <text:p>4699</text:p>
          </table:table-cell>
          <table:table-cell office:value-type="float" office:value="4713" calcext:value-type="float">
            <text:p>4713</text:p>
          </table:table-cell>
          <table:table-cell office:value-type="float" office:value="4675" calcext:value-type="float">
            <text:p>4675</text:p>
          </table:table-cell>
          <table:table-cell office:value-type="float" office:value="4637" calcext:value-type="float">
            <text:p>4637</text:p>
          </table:table-cell>
          <table:table-cell office:value-type="float" office:value="4599" calcext:value-type="float">
            <text:p>4599</text:p>
          </table:table-cell>
          <table:table-cell office:value-type="float" office:value="4562" calcext:value-type="float">
            <text:p>4562</text:p>
          </table:table-cell>
          <table:table-cell office:value-type="float" office:value="4486" calcext:value-type="float">
            <text:p>4486</text:p>
          </table:table-cell>
          <table:table-cell office:value-type="float" office:value="4446" calcext:value-type="float">
            <text:p>4446</text:p>
          </table:table-cell>
          <table:table-cell office:value-type="float" office:value="4406" calcext:value-type="float">
            <text:p>4406</text:p>
          </table:table-cell>
          <table:table-cell office:value-type="float" office:value="160047.42" calcext:value-type="float">
            <text:p>160047.42</text:p>
          </table:table-cell>
          <table:table-cell office:value-type="float" office:value="180107.49" calcext:value-type="float">
            <text:p>180107.49</text:p>
          </table:table-cell>
          <table:table-cell office:value-type="float" office:value="223695.12" calcext:value-type="float">
            <text:p>223695.12</text:p>
          </table:table-cell>
          <table:table-cell office:value-type="float" office:value="266944.63" calcext:value-type="float">
            <text:p>266944.63</text:p>
          </table:table-cell>
          <table:table-cell office:value-type="float" office:value="286318.94" calcext:value-type="float">
            <text:p>286318.94</text:p>
          </table:table-cell>
          <table:table-cell office:value-type="float" office:value="335033.41" calcext:value-type="float">
            <text:p>335033.41</text:p>
          </table:table-cell>
          <table:table-cell office:value-type="float" office:value="364103.78" calcext:value-type="float">
            <text:p>364103.78</text:p>
          </table:table-cell>
          <table:table-cell office:value-type="float" office:value="382855.35" calcext:value-type="float">
            <text:p>382855.35</text:p>
          </table:table-cell>
          <table:table-cell office:value-type="float" office:value="375498.04" calcext:value-type="float">
            <text:p>375498.04</text:p>
          </table:table-cell>
          <table:table-cell office:value-type="float" office:value="388243.01" calcext:value-type="float">
            <text:p>388243.01</text:p>
          </table:table-cell>
          <table:table-cell office:value-type="float" office:value="380479.42" calcext:value-type="float">
            <text:p>380479.42</text:p>
          </table:table-cell>
          <table:table-cell office:value-type="float" office:value="50378680" calcext:value-type="float">
            <text:p>50378680</text:p>
          </table:table-cell>
          <table:table-cell office:value-type="float" office:value="56247130" calcext:value-type="float">
            <text:p>56247130</text:p>
          </table:table-cell>
          <table:table-cell office:value-type="float" office:value="61099080" calcext:value-type="float">
            <text:p>61099080</text:p>
          </table:table-cell>
          <table:table-cell office:value-type="float" office:value="65818980" calcext:value-type="float">
            <text:p>65818980</text:p>
          </table:table-cell>
          <table:table-cell office:value-type="float" office:value="75234640" calcext:value-type="float">
            <text:p>75234640</text:p>
          </table:table-cell>
          <table:table-cell office:value-type="float" office:value="74263620" calcext:value-type="float">
            <text:p>74263620</text:p>
          </table:table-cell>
          <table:table-cell office:value-type="float" office:value="81058240" calcext:value-type="float">
            <text:p>81058240</text:p>
          </table:table-cell>
          <table:table-cell office:value-type="float" office:value="84447400" calcext:value-type="float">
            <text:p>84447400</text:p>
          </table:table-cell>
          <table:table-cell office:value-type="float" office:value="84685060" calcext:value-type="float">
            <text:p>84685060</text:p>
          </table:table-cell>
          <table:table-cell office:value-type="float" office:value="87799000" calcext:value-type="float">
            <text:p>87799000</text:p>
          </table:table-cell>
          <table:table-cell office:value-type="float" office:value="97829000" calcext:value-type="float">
            <text:p>97829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IPORÃ DO 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50" calcext:value-type="float">
            <text:p>8450</text:p>
          </table:table-cell>
          <table:table-cell office:value-type="float" office:value="8490" calcext:value-type="float">
            <text:p>8490</text:p>
          </table:table-cell>
          <table:table-cell office:value-type="float" office:value="8714" calcext:value-type="float">
            <text:p>8714</text:p>
          </table:table-cell>
          <table:table-cell office:value-type="float" office:value="8769" calcext:value-type="float">
            <text:p>8769</text:p>
          </table:table-cell>
          <table:table-cell office:value-type="float" office:value="8823" calcext:value-type="float">
            <text:p>8823</text:p>
          </table:table-cell>
          <table:table-cell office:value-type="float" office:value="8876" calcext:value-type="float">
            <text:p>8876</text:p>
          </table:table-cell>
          <table:table-cell office:value-type="float" office:value="8930" calcext:value-type="float">
            <text:p>8930</text:p>
          </table:table-cell>
          <table:table-cell office:value-type="float" office:value="8945" calcext:value-type="float">
            <text:p>8945</text:p>
          </table:table-cell>
          <table:table-cell office:value-type="float" office:value="8996" calcext:value-type="float">
            <text:p>8996</text:p>
          </table:table-cell>
          <table:table-cell office:value-type="float" office:value="9045" calcext:value-type="float">
            <text:p>9045</text:p>
          </table:table-cell>
          <table:table-cell office:value-type="float" office:value="831890.26" calcext:value-type="float">
            <text:p>831890.26</text:p>
          </table:table-cell>
          <table:table-cell office:value-type="float" office:value="1064911.39" calcext:value-type="float">
            <text:p>1064911.39</text:p>
          </table:table-cell>
          <table:table-cell office:value-type="float" office:value="1317065.02" calcext:value-type="float">
            <text:p>1317065.02</text:p>
          </table:table-cell>
          <table:table-cell office:value-type="float" office:value="1478720.4" calcext:value-type="float">
            <text:p>1478720.4</text:p>
          </table:table-cell>
          <table:table-cell office:value-type="float" office:value="1670034.99" calcext:value-type="float">
            <text:p>1670034.99</text:p>
          </table:table-cell>
          <table:table-cell office:value-type="float" office:value="1772195.42" calcext:value-type="float">
            <text:p>1772195.42</text:p>
          </table:table-cell>
          <table:table-cell office:value-type="float" office:value="1922511.95" calcext:value-type="float">
            <text:p>1922511.95</text:p>
          </table:table-cell>
          <table:table-cell office:value-type="float" office:value="2096661.23" calcext:value-type="float">
            <text:p>2096661.23</text:p>
          </table:table-cell>
          <table:table-cell office:value-type="float" office:value="2284144.83" calcext:value-type="float">
            <text:p>2284144.83</text:p>
          </table:table-cell>
          <table:table-cell office:value-type="float" office:value="2526977.09" calcext:value-type="float">
            <text:p>2526977.09</text:p>
          </table:table-cell>
          <table:table-cell office:value-type="float" office:value="2682331.24" calcext:value-type="float">
            <text:p>2682331.24</text:p>
          </table:table-cell>
          <table:table-cell office:value-type="float" office:value="121323100" calcext:value-type="float">
            <text:p>121323100</text:p>
          </table:table-cell>
          <table:table-cell office:value-type="float" office:value="144095300" calcext:value-type="float">
            <text:p>144095300</text:p>
          </table:table-cell>
          <table:table-cell office:value-type="float" office:value="153921900" calcext:value-type="float">
            <text:p>153921900</text:p>
          </table:table-cell>
          <table:table-cell office:value-type="float" office:value="177918200" calcext:value-type="float">
            <text:p>177918200</text:p>
          </table:table-cell>
          <table:table-cell office:value-type="float" office:value="208974400" calcext:value-type="float">
            <text:p>208974400</text:p>
          </table:table-cell>
          <table:table-cell office:value-type="float" office:value="213006200" calcext:value-type="float">
            <text:p>213006200</text:p>
          </table:table-cell>
          <table:table-cell office:value-type="float" office:value="243256300" calcext:value-type="float">
            <text:p>243256300</text:p>
          </table:table-cell>
          <table:table-cell office:value-type="float" office:value="256043200" calcext:value-type="float">
            <text:p>256043200</text:p>
          </table:table-cell>
          <table:table-cell office:value-type="float" office:value="254540800" calcext:value-type="float">
            <text:p>254540800</text:p>
          </table:table-cell>
          <table:table-cell office:value-type="float" office:value="293637000" calcext:value-type="float">
            <text:p>293637000</text:p>
          </table:table-cell>
          <table:table-cell office:value-type="float" office:value="326493000" calcext:value-type="float">
            <text:p>326493000</text:p>
          </table:table-cell>
          <table:table-cell office:value-type="float" office:value="1004" calcext:value-type="float">
            <text:p>1004</text:p>
          </table:table-cell>
          <table:table-cell office:value-type="float" office:value="1190" calcext:value-type="float">
            <text:p>1190</text:p>
          </table:table-cell>
          <table:table-cell office:value-type="float" office:value="1293" calcext:value-type="float">
            <text:p>1293</text:p>
          </table:table-cell>
          <table:table-cell office:value-type="float" office:value="1349" calcext:value-type="float">
            <text:p>1349</text:p>
          </table:table-cell>
          <table:table-cell office:value-type="float" office:value="1419" calcext:value-type="float">
            <text:p>1419</text:p>
          </table:table-cell>
          <table:table-cell office:value-type="float" office:value="1327" calcext:value-type="float">
            <text:p>1327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367" calcext:value-type="float">
            <text:p>1367</text:p>
          </table:table-cell>
          <table:table-cell office:value-type="float" office:value="1431" calcext:value-type="float">
            <text:p>1431</text:p>
          </table:table-cell>
          <table:table-cell office:value-type="float" office:value="1472" calcext:value-type="float">
            <text:p>147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PUAÇ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50" calcext:value-type="float">
            <text:p>6850</text:p>
          </table:table-cell>
          <table:table-cell office:value-type="float" office:value="6901" calcext:value-type="float">
            <text:p>6901</text:p>
          </table:table-cell>
          <table:table-cell office:value-type="float" office:value="7123" calcext:value-type="float">
            <text:p>7123</text:p>
          </table:table-cell>
          <table:table-cell office:value-type="float" office:value="7193" calcext:value-type="float">
            <text:p>7193</text:p>
          </table:table-cell>
          <table:table-cell office:value-type="float" office:value="7262" calcext:value-type="float">
            <text:p>7262</text:p>
          </table:table-cell>
          <table:table-cell office:value-type="float" office:value="7331" calcext:value-type="float">
            <text:p>7331</text:p>
          </table:table-cell>
          <table:table-cell office:value-type="float" office:value="7400" calcext:value-type="float">
            <text:p>7400</text:p>
          </table:table-cell>
          <table:table-cell office:value-type="float" office:value="7448" calcext:value-type="float">
            <text:p>7448</text:p>
          </table:table-cell>
          <table:table-cell office:value-type="float" office:value="7514" calcext:value-type="float">
            <text:p>7514</text:p>
          </table:table-cell>
          <table:table-cell office:value-type="float" office:value="7579" calcext:value-type="float">
            <text:p>7579</text:p>
          </table:table-cell>
          <table:table-cell office:value-type="float" office:value="366240.41" calcext:value-type="float">
            <text:p>366240.41</text:p>
          </table:table-cell>
          <table:table-cell office:value-type="float" office:value="480585.36" calcext:value-type="float">
            <text:p>480585.36</text:p>
          </table:table-cell>
          <table:table-cell office:value-type="float" office:value="473183.05" calcext:value-type="float">
            <text:p>473183.05</text:p>
          </table:table-cell>
          <table:table-cell office:value-type="float" office:value="1031360.15" calcext:value-type="float">
            <text:p>1031360.15</text:p>
          </table:table-cell>
          <table:table-cell office:value-type="float" office:value="1377830.2" calcext:value-type="float">
            <text:p>1377830.2</text:p>
          </table:table-cell>
          <table:table-cell office:value-type="float" office:value="1908886.79" calcext:value-type="float">
            <text:p>1908886.79</text:p>
          </table:table-cell>
          <table:table-cell office:value-type="float" office:value="1951830.69" calcext:value-type="float">
            <text:p>1951830.69</text:p>
          </table:table-cell>
          <table:table-cell office:value-type="float" office:value="2144737.79" calcext:value-type="float">
            <text:p>2144737.79</text:p>
          </table:table-cell>
          <table:table-cell office:value-type="float" office:value="2021491.38" calcext:value-type="float">
            <text:p>2021491.38</text:p>
          </table:table-cell>
          <table:table-cell office:value-type="float" office:value="2429010.45" calcext:value-type="float">
            <text:p>2429010.45</text:p>
          </table:table-cell>
          <table:table-cell office:value-type="float" office:value="2404546.07" calcext:value-type="float">
            <text:p>2404546.07</text:p>
          </table:table-cell>
          <table:table-cell office:value-type="float" office:value="110649900" calcext:value-type="float">
            <text:p>110649900</text:p>
          </table:table-cell>
          <table:table-cell office:value-type="float" office:value="152522200" calcext:value-type="float">
            <text:p>152522200</text:p>
          </table:table-cell>
          <table:table-cell office:value-type="float" office:value="221380800" calcext:value-type="float">
            <text:p>221380800</text:p>
          </table:table-cell>
          <table:table-cell office:value-type="float" office:value="297051500" calcext:value-type="float">
            <text:p>297051500</text:p>
          </table:table-cell>
          <table:table-cell office:value-type="float" office:value="182540600" calcext:value-type="float">
            <text:p>182540600</text:p>
          </table:table-cell>
          <table:table-cell office:value-type="float" office:value="227992400" calcext:value-type="float">
            <text:p>227992400</text:p>
          </table:table-cell>
          <table:table-cell office:value-type="float" office:value="232907800" calcext:value-type="float">
            <text:p>232907800</text:p>
          </table:table-cell>
          <table:table-cell office:value-type="float" office:value="223156400" calcext:value-type="float">
            <text:p>223156400</text:p>
          </table:table-cell>
          <table:table-cell office:value-type="float" office:value="223185500" calcext:value-type="float">
            <text:p>223185500</text:p>
          </table:table-cell>
          <table:table-cell office:value-type="float" office:value="253097000" calcext:value-type="float">
            <text:p>253097000</text:p>
          </table:table-cell>
          <table:table-cell office:value-type="float" office:value="277344000" calcext:value-type="float">
            <text:p>277344000</text:p>
          </table:table-cell>
          <table:table-cell office:value-type="float" office:value="371" calcext:value-type="float">
            <text:p>371</text:p>
          </table:table-cell>
          <table:table-cell office:value-type="float" office:value="438" calcext:value-type="float">
            <text:p>438</text:p>
          </table:table-cell>
          <table:table-cell office:value-type="float" office:value="385" calcext:value-type="float">
            <text:p>385</text:p>
          </table:table-cell>
          <table:table-cell office:value-type="float" office:value="814" calcext:value-type="float">
            <text:p>814</text:p>
          </table:table-cell>
          <table:table-cell office:value-type="float" office:value="1007" calcext:value-type="float">
            <text:p>1007</text:p>
          </table:table-cell>
          <table:table-cell office:value-type="float" office:value="1153" calcext:value-type="float">
            <text:p>1153</text:p>
          </table:table-cell>
          <table:table-cell office:value-type="float" office:value="1131" calcext:value-type="float">
            <text:p>1131</text:p>
          </table:table-cell>
          <table:table-cell office:value-type="float" office:value="1199" calcext:value-type="float">
            <text:p>1199</text:p>
          </table:table-cell>
          <table:table-cell office:value-type="float" office:value="1168" calcext:value-type="float">
            <text:p>1168</text:p>
          </table:table-cell>
          <table:table-cell office:value-type="float" office:value="1282" calcext:value-type="float">
            <text:p>1282</text:p>
          </table:table-cell>
          <table:table-cell office:value-type="float" office:value="1245" calcext:value-type="float">
            <text:p>124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IPUMIR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45" calcext:value-type="float">
            <text:p>7245</text:p>
          </table:table-cell>
          <table:table-cell office:value-type="float" office:value="7268" calcext:value-type="float">
            <text:p>7268</text:p>
          </table:table-cell>
          <table:table-cell office:value-type="float" office:value="7435" calcext:value-type="float">
            <text:p>7435</text:p>
          </table:table-cell>
          <table:table-cell office:value-type="float" office:value="7467" calcext:value-type="float">
            <text:p>7467</text:p>
          </table:table-cell>
          <table:table-cell office:value-type="float" office:value="7499" calcext:value-type="float">
            <text:p>7499</text:p>
          </table:table-cell>
          <table:table-cell office:value-type="float" office:value="7530" calcext:value-type="float">
            <text:p>7530</text:p>
          </table:table-cell>
          <table:table-cell office:value-type="float" office:value="7561" calcext:value-type="float">
            <text:p>7561</text:p>
          </table:table-cell>
          <table:table-cell office:value-type="float" office:value="7565" calcext:value-type="float">
            <text:p>7565</text:p>
          </table:table-cell>
          <table:table-cell office:value-type="float" office:value="7593" calcext:value-type="float">
            <text:p>7593</text:p>
          </table:table-cell>
          <table:table-cell office:value-type="float" office:value="7620" calcext:value-type="float">
            <text:p>7620</text:p>
          </table:table-cell>
          <table:table-cell office:value-type="float" office:value="2004432.67" calcext:value-type="float">
            <text:p>2004432.67</text:p>
          </table:table-cell>
          <table:table-cell office:value-type="float" office:value="2691744.7" calcext:value-type="float">
            <text:p>2691744.7</text:p>
          </table:table-cell>
          <table:table-cell office:value-type="float" office:value="2873297.03" calcext:value-type="float">
            <text:p>2873297.03</text:p>
          </table:table-cell>
          <table:table-cell office:value-type="float" office:value="3171084.15" calcext:value-type="float">
            <text:p>3171084.15</text:p>
          </table:table-cell>
          <table:table-cell office:value-type="float" office:value="3762634.88" calcext:value-type="float">
            <text:p>3762634.88</text:p>
          </table:table-cell>
          <table:table-cell office:value-type="float" office:value="4295522.28" calcext:value-type="float">
            <text:p>4295522.28</text:p>
          </table:table-cell>
          <table:table-cell office:value-type="float" office:value="4405608.68" calcext:value-type="float">
            <text:p>4405608.68</text:p>
          </table:table-cell>
          <table:table-cell office:value-type="float" office:value="4561655.84" calcext:value-type="float">
            <text:p>4561655.84</text:p>
          </table:table-cell>
          <table:table-cell office:value-type="float" office:value="4798731" calcext:value-type="float">
            <text:p>4798731</text:p>
          </table:table-cell>
          <table:table-cell office:value-type="float" office:value="5147215.63" calcext:value-type="float">
            <text:p>5147215.63</text:p>
          </table:table-cell>
          <table:table-cell office:value-type="float" office:value="5608520.45" calcext:value-type="float">
            <text:p>5608520.45</text:p>
          </table:table-cell>
          <table:table-cell office:value-type="float" office:value="163885600" calcext:value-type="float">
            <text:p>163885600</text:p>
          </table:table-cell>
          <table:table-cell office:value-type="float" office:value="188655900" calcext:value-type="float">
            <text:p>188655900</text:p>
          </table:table-cell>
          <table:table-cell office:value-type="float" office:value="184712700" calcext:value-type="float">
            <text:p>184712700</text:p>
          </table:table-cell>
          <table:table-cell office:value-type="float" office:value="210856400" calcext:value-type="float">
            <text:p>210856400</text:p>
          </table:table-cell>
          <table:table-cell office:value-type="float" office:value="304183200" calcext:value-type="float">
            <text:p>304183200</text:p>
          </table:table-cell>
          <table:table-cell office:value-type="float" office:value="306611800" calcext:value-type="float">
            <text:p>306611800</text:p>
          </table:table-cell>
          <table:table-cell office:value-type="float" office:value="309827100" calcext:value-type="float">
            <text:p>309827100</text:p>
          </table:table-cell>
          <table:table-cell office:value-type="float" office:value="313269400" calcext:value-type="float">
            <text:p>313269400</text:p>
          </table:table-cell>
          <table:table-cell office:value-type="float" office:value="332210800" calcext:value-type="float">
            <text:p>332210800</text:p>
          </table:table-cell>
          <table:table-cell office:value-type="float" office:value="356128000" calcext:value-type="float">
            <text:p>356128000</text:p>
          </table:table-cell>
          <table:table-cell office:value-type="float" office:value="398968000" calcext:value-type="float">
            <text:p>398968000</text:p>
          </table:table-cell>
          <table:table-cell office:value-type="float" office:value="2341" calcext:value-type="float">
            <text:p>2341</text:p>
          </table:table-cell>
          <table:table-cell office:value-type="float" office:value="2707" calcext:value-type="float">
            <text:p>2707</text:p>
          </table:table-cell>
          <table:table-cell office:value-type="float" office:value="2796" calcext:value-type="float">
            <text:p>2796</text:p>
          </table:table-cell>
          <table:table-cell office:value-type="float" office:value="2752" calcext:value-type="float">
            <text:p>2752</text:p>
          </table:table-cell>
          <table:table-cell office:value-type="float" office:value="2833" calcext:value-type="float">
            <text:p>2833</text:p>
          </table:table-cell>
          <table:table-cell office:value-type="float" office:value="2955" calcext:value-type="float">
            <text:p>2955</text:p>
          </table:table-cell>
          <table:table-cell office:value-type="float" office:value="2846" calcext:value-type="float">
            <text:p>2846</text:p>
          </table:table-cell>
          <table:table-cell office:value-type="float" office:value="2875" calcext:value-type="float">
            <text:p>2875</text:p>
          </table:table-cell>
          <table:table-cell office:value-type="float" office:value="2902" calcext:value-type="float">
            <text:p>2902</text:p>
          </table:table-cell>
          <table:table-cell office:value-type="float" office:value="2897" calcext:value-type="float">
            <text:p>2897</text:p>
          </table:table-cell>
          <table:table-cell office:value-type="float" office:value="3085" calcext:value-type="float">
            <text:p>3085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IRACEMINH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27" calcext:value-type="float">
            <text:p>4227</text:p>
          </table:table-cell>
          <table:table-cell office:value-type="float" office:value="4202" calcext:value-type="float">
            <text:p>4202</text:p>
          </table:table-cell>
          <table:table-cell office:value-type="float" office:value="4212" calcext:value-type="float">
            <text:p>4212</text:p>
          </table:table-cell>
          <table:table-cell office:value-type="float" office:value="4175" calcext:value-type="float">
            <text:p>4175</text:p>
          </table:table-cell>
          <table:table-cell office:value-type="float" office:value="4139" calcext:value-type="float">
            <text:p>4139</text:p>
          </table:table-cell>
          <table:table-cell office:value-type="float" office:value="4103" calcext:value-type="float">
            <text:p>4103</text:p>
          </table:table-cell>
          <table:table-cell office:value-type="float" office:value="4067" calcext:value-type="float">
            <text:p>4067</text:p>
          </table:table-cell>
          <table:table-cell office:value-type="float" office:value="4015" calcext:value-type="float">
            <text:p>4015</text:p>
          </table:table-cell>
          <table:table-cell office:value-type="float" office:value="3976" calcext:value-type="float">
            <text:p>3976</text:p>
          </table:table-cell>
          <table:table-cell office:value-type="float" office:value="3938" calcext:value-type="float">
            <text:p>3938</text:p>
          </table:table-cell>
          <table:table-cell office:value-type="float" office:value="138054.82" calcext:value-type="float">
            <text:p>138054.82</text:p>
          </table:table-cell>
          <table:table-cell office:value-type="float" office:value="161771.36" calcext:value-type="float">
            <text:p>161771.36</text:p>
          </table:table-cell>
          <table:table-cell office:value-type="float" office:value="152310.75" calcext:value-type="float">
            <text:p>152310.75</text:p>
          </table:table-cell>
          <table:table-cell office:value-type="float" office:value="179543.76" calcext:value-type="float">
            <text:p>179543.76</text:p>
          </table:table-cell>
          <table:table-cell office:value-type="float" office:value="185678.94" calcext:value-type="float">
            <text:p>185678.94</text:p>
          </table:table-cell>
          <table:table-cell office:value-type="float" office:value="201382.44" calcext:value-type="float">
            <text:p>201382.44</text:p>
          </table:table-cell>
          <table:table-cell office:value-type="float" office:value="210595.39" calcext:value-type="float">
            <text:p>210595.39</text:p>
          </table:table-cell>
          <table:table-cell office:value-type="float" office:value="230953.84" calcext:value-type="float">
            <text:p>230953.84</text:p>
          </table:table-cell>
          <table:table-cell office:value-type="float" office:value="262588.87" calcext:value-type="float">
            <text:p>262588.87</text:p>
          </table:table-cell>
          <table:table-cell office:value-type="float" office:value="291791.52" calcext:value-type="float">
            <text:p>291791.52</text:p>
          </table:table-cell>
          <table:table-cell office:value-type="float" office:value="338366.12" calcext:value-type="float">
            <text:p>338366.12</text:p>
          </table:table-cell>
          <table:table-cell office:value-type="float" office:value="53905910" calcext:value-type="float">
            <text:p>53905910</text:p>
          </table:table-cell>
          <table:table-cell office:value-type="float" office:value="62604730" calcext:value-type="float">
            <text:p>62604730</text:p>
          </table:table-cell>
          <table:table-cell office:value-type="float" office:value="62289410" calcext:value-type="float">
            <text:p>62289410</text:p>
          </table:table-cell>
          <table:table-cell office:value-type="float" office:value="81686190" calcext:value-type="float">
            <text:p>81686190</text:p>
          </table:table-cell>
          <table:table-cell office:value-type="float" office:value="84882870" calcext:value-type="float">
            <text:p>84882870</text:p>
          </table:table-cell>
          <table:table-cell office:value-type="float" office:value="87971350" calcext:value-type="float">
            <text:p>87971350</text:p>
          </table:table-cell>
          <table:table-cell office:value-type="float" office:value="97003880" calcext:value-type="float">
            <text:p>97003880</text:p>
          </table:table-cell>
          <table:table-cell office:value-type="float" office:value="95684170" calcext:value-type="float">
            <text:p>95684170</text:p>
          </table:table-cell>
          <table:table-cell office:value-type="float" office:value="98132750" calcext:value-type="float">
            <text:p>98132750</text:p>
          </table:table-cell>
          <table:table-cell office:value-type="float" office:value="99233000" calcext:value-type="float">
            <text:p>99233000</text:p>
          </table:table-cell>
          <table:table-cell office:value-type="float" office:value="111997000" calcext:value-type="float">
            <text:p>111997000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54253" calcext:value-type="float">
            <text:p>54253</text:p>
          </table:table-cell>
        </table:table-row>
        <table:table-row table:style-name="ro1">
          <table:table-cell office:value-type="string" calcext:value-type="string">
            <text:p>IRAN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95" calcext:value-type="float">
            <text:p>9595</text:p>
          </table:table-cell>
          <table:table-cell office:value-type="float" office:value="9656" calcext:value-type="float">
            <text:p>9656</text:p>
          </table:table-cell>
          <table:table-cell office:value-type="float" office:value="9948" calcext:value-type="float">
            <text:p>9948</text:p>
          </table:table-cell>
          <table:table-cell office:value-type="float" office:value="10033" calcext:value-type="float">
            <text:p>10033</text:p>
          </table:table-cell>
          <table:table-cell office:value-type="float" office:value="10118" calcext:value-type="float">
            <text:p>10118</text:p>
          </table:table-cell>
          <table:table-cell office:value-type="float" office:value="10202" calcext:value-type="float">
            <text:p>10202</text:p>
          </table:table-cell>
          <table:table-cell office:value-type="float" office:value="10285" calcext:value-type="float">
            <text:p>10285</text:p>
          </table:table-cell>
          <table:table-cell office:value-type="float" office:value="10339" calcext:value-type="float">
            <text:p>10339</text:p>
          </table:table-cell>
          <table:table-cell office:value-type="float" office:value="10419" calcext:value-type="float">
            <text:p>10419</text:p>
          </table:table-cell>
          <table:table-cell office:value-type="float" office:value="10498" calcext:value-type="float">
            <text:p>10498</text:p>
          </table:table-cell>
          <table:table-cell office:value-type="float" office:value="873964.7" calcext:value-type="float">
            <text:p>873964.7</text:p>
          </table:table-cell>
          <table:table-cell office:value-type="float" office:value="1051137.41" calcext:value-type="float">
            <text:p>1051137.41</text:p>
          </table:table-cell>
          <table:table-cell office:value-type="float" office:value="1235073.92" calcext:value-type="float">
            <text:p>1235073.92</text:p>
          </table:table-cell>
          <table:table-cell office:value-type="float" office:value="1458628.31" calcext:value-type="float">
            <text:p>1458628.31</text:p>
          </table:table-cell>
          <table:table-cell office:value-type="float" office:value="1663460.45" calcext:value-type="float">
            <text:p>1663460.45</text:p>
          </table:table-cell>
          <table:table-cell office:value-type="float" office:value="1611533.02" calcext:value-type="float">
            <text:p>1611533.02</text:p>
          </table:table-cell>
          <table:table-cell office:value-type="float" office:value="1778805.34" calcext:value-type="float">
            <text:p>1778805.34</text:p>
          </table:table-cell>
          <table:table-cell office:value-type="float" office:value="1943122.89" calcext:value-type="float">
            <text:p>1943122.89</text:p>
          </table:table-cell>
          <table:table-cell office:value-type="float" office:value="1986498.51" calcext:value-type="float">
            <text:p>1986498.51</text:p>
          </table:table-cell>
          <table:table-cell office:value-type="float" office:value="2218885.75" calcext:value-type="float">
            <text:p>2218885.75</text:p>
          </table:table-cell>
          <table:table-cell office:value-type="float" office:value="2211950.53" calcext:value-type="float">
            <text:p>2211950.53</text:p>
          </table:table-cell>
          <table:table-cell office:value-type="float" office:value="115299800" calcext:value-type="float">
            <text:p>115299800</text:p>
          </table:table-cell>
          <table:table-cell office:value-type="float" office:value="130140000" calcext:value-type="float">
            <text:p>130140000</text:p>
          </table:table-cell>
          <table:table-cell office:value-type="float" office:value="144769000" calcext:value-type="float">
            <text:p>144769000</text:p>
          </table:table-cell>
          <table:table-cell office:value-type="float" office:value="180511600" calcext:value-type="float">
            <text:p>180511600</text:p>
          </table:table-cell>
          <table:table-cell office:value-type="float" office:value="194845800" calcext:value-type="float">
            <text:p>194845800</text:p>
          </table:table-cell>
          <table:table-cell office:value-type="float" office:value="190920900" calcext:value-type="float">
            <text:p>190920900</text:p>
          </table:table-cell>
          <table:table-cell office:value-type="float" office:value="196138200" calcext:value-type="float">
            <text:p>196138200</text:p>
          </table:table-cell>
          <table:table-cell office:value-type="float" office:value="210934200" calcext:value-type="float">
            <text:p>210934200</text:p>
          </table:table-cell>
          <table:table-cell office:value-type="float" office:value="238409800" calcext:value-type="float">
            <text:p>238409800</text:p>
          </table:table-cell>
          <table:table-cell office:value-type="float" office:value="242272000" calcext:value-type="float">
            <text:p>242272000</text:p>
          </table:table-cell>
          <table:table-cell office:value-type="float" office:value="269570000" calcext:value-type="float">
            <text:p>269570000</text:p>
          </table:table-cell>
          <table:table-cell office:value-type="float" office:value="1039" calcext:value-type="float">
            <text:p>1039</text:p>
          </table:table-cell>
          <table:table-cell office:value-type="float" office:value="1121" calcext:value-type="float">
            <text:p>1121</text:p>
          </table:table-cell>
          <table:table-cell office:value-type="float" office:value="1184" calcext:value-type="float">
            <text:p>1184</text:p>
          </table:table-cell>
          <table:table-cell office:value-type="float" office:value="1212" calcext:value-type="float">
            <text:p>1212</text:p>
          </table:table-cell>
          <table:table-cell office:value-type="float" office:value="1238" calcext:value-type="float">
            <text:p>1238</text:p>
          </table:table-cell>
          <table:table-cell office:value-type="float" office:value="1129" calcext:value-type="float">
            <text:p>1129</text:p>
          </table:table-cell>
          <table:table-cell office:value-type="float" office:value="1113" calcext:value-type="float">
            <text:p>1113</text:p>
          </table:table-cell>
          <table:table-cell office:value-type="float" office:value="1132" calcext:value-type="float">
            <text:p>1132</text:p>
          </table:table-cell>
          <table:table-cell office:value-type="float" office:value="1115" calcext:value-type="float">
            <text:p>1115</text:p>
          </table:table-cell>
          <table:table-cell office:value-type="float" office:value="1183" calcext:value-type="float">
            <text:p>1183</text:p>
          </table:table-cell>
          <table:table-cell office:value-type="float" office:value="1228" calcext:value-type="float">
            <text:p>1228</text:p>
          </table:table-cell>
          <table:table-cell office:value-type="float" office:value="18554" calcext:value-type="float">
            <text:p>18554</text:p>
          </table:table-cell>
        </table:table-row>
        <table:table-row table:style-name="ro1">
          <table:table-cell office:value-type="string" calcext:value-type="string">
            <text:p>IRATI</text:p>
          </table:table-cell>
          <table:table-cell office:value-type="float" office:value="0" calcext:value-type="float">
            <text:p>0</text:p>
          </table:table-cell>
          <table:table-cell office:value-type="float" office:value="60357" calcext:value-type="float">
            <text:p>60357</text:p>
          </table:table-cell>
          <table:table-cell office:value-type="float" office:value="62808" calcext:value-type="float">
            <text:p>62808</text:p>
          </table:table-cell>
          <table:table-cell table:number-columns-repeated="2" office:value-type="float" office:value="2067" calcext:value-type="float">
            <text:p>2067</text:p>
          </table:table-cell>
          <table:table-cell office:value-type="float" office:value="2046" calcext:value-type="float">
            <text:p>2046</text:p>
          </table:table-cell>
          <table:table-cell office:value-type="float" office:value="2025" calcext:value-type="float">
            <text:p>2025</text:p>
          </table:table-cell>
          <table:table-cell office:value-type="float" office:value="2004" calcext:value-type="float">
            <text:p>2004</text:p>
          </table:table-cell>
          <table:table-cell office:value-type="float" office:value="1984" calcext:value-type="float">
            <text:p>1984</text:p>
          </table:table-cell>
          <table:table-cell office:value-type="float" office:value="1952" calcext:value-type="float">
            <text:p>1952</text:p>
          </table:table-cell>
          <table:table-cell office:value-type="float" office:value="58433" calcext:value-type="float">
            <text:p>58433</text:p>
          </table:table-cell>
          <table:table-cell office:value-type="float" office:value="58699" calcext:value-type="float">
            <text:p>58699</text:p>
          </table:table-cell>
          <table:table-cell office:value-type="float" office:value="99294.34" calcext:value-type="float">
            <text:p>99294.34</text:p>
          </table:table-cell>
          <table:table-cell office:value-type="float" office:value="116139.01" calcext:value-type="float">
            <text:p>116139.01</text:p>
          </table:table-cell>
          <table:table-cell office:value-type="float" office:value="173307.13" calcext:value-type="float">
            <text:p>173307.13</text:p>
          </table:table-cell>
          <table:table-cell office:value-type="float" office:value="176234.84" calcext:value-type="float">
            <text:p>176234.84</text:p>
          </table:table-cell>
          <table:table-cell office:value-type="float" office:value="184535.52" calcext:value-type="float">
            <text:p>184535.52</text:p>
          </table:table-cell>
          <table:table-cell office:value-type="float" office:value="185396.13" calcext:value-type="float">
            <text:p>185396.13</text:p>
          </table:table-cell>
          <table:table-cell office:value-type="float" office:value="245284.57" calcext:value-type="float">
            <text:p>245284.57</text:p>
          </table:table-cell>
          <table:table-cell office:value-type="float" office:value="265763.19" calcext:value-type="float">
            <text:p>265763.19</text:p>
          </table:table-cell>
          <table:table-cell office:value-type="float" office:value="274323.65" calcext:value-type="float">
            <text:p>274323.65</text:p>
          </table:table-cell>
          <table:table-cell office:value-type="float" office:value="364915.14" calcext:value-type="float">
            <text:p>364915.14</text:p>
          </table:table-cell>
          <table:table-cell office:value-type="float" office:value="701337.48" calcext:value-type="float">
            <text:p>701337.48</text:p>
          </table:table-cell>
          <table:table-cell office:value-type="float" office:value="64528020" calcext:value-type="float">
            <text:p>64528020</text:p>
          </table:table-cell>
          <table:table-cell office:value-type="float" office:value="42381590" calcext:value-type="float">
            <text:p>42381590</text:p>
          </table:table-cell>
          <table:table-cell office:value-type="float" office:value="22055680" calcext:value-type="float">
            <text:p>22055680</text:p>
          </table:table-cell>
          <table:table-cell office:value-type="float" office:value="44768270" calcext:value-type="float">
            <text:p>44768270</text:p>
          </table:table-cell>
          <table:table-cell office:value-type="float" office:value="32570420" calcext:value-type="float">
            <text:p>32570420</text:p>
          </table:table-cell>
          <table:table-cell office:value-type="float" office:value="32948260" calcext:value-type="float">
            <text:p>32948260</text:p>
          </table:table-cell>
          <table:table-cell office:value-type="float" office:value="39324130" calcext:value-type="float">
            <text:p>39324130</text:p>
          </table:table-cell>
          <table:table-cell office:value-type="float" office:value="34945540" calcext:value-type="float">
            <text:p>34945540</text:p>
          </table:table-cell>
          <table:table-cell office:value-type="float" office:value="37201110" calcext:value-type="float">
            <text:p>37201110</text:p>
          </table:table-cell>
          <table:table-cell office:value-type="float" office:value="38885000" calcext:value-type="float">
            <text:p>38885000</text:p>
          </table:table-cell>
          <table:table-cell office:value-type="float" office:value="46534000" calcext:value-type="float">
            <text:p>4653400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IRINEÓPO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03" calcext:value-type="float">
            <text:p>10503</text:p>
          </table:table-cell>
          <table:table-cell office:value-type="float" office:value="10556" calcext:value-type="float">
            <text:p>10556</text:p>
          </table:table-cell>
          <table:table-cell office:value-type="float" office:value="10843" calcext:value-type="float">
            <text:p>10843</text:p>
          </table:table-cell>
          <table:table-cell office:value-type="float" office:value="10916" calcext:value-type="float">
            <text:p>10916</text:p>
          </table:table-cell>
          <table:table-cell office:value-type="float" office:value="10989" calcext:value-type="float">
            <text:p>10989</text:p>
          </table:table-cell>
          <table:table-cell office:value-type="float" office:value="11061" calcext:value-type="float">
            <text:p>11061</text:p>
          </table:table-cell>
          <table:table-cell office:value-type="float" office:value="11133" calcext:value-type="float">
            <text:p>11133</text:p>
          </table:table-cell>
          <table:table-cell office:value-type="float" office:value="11155" calcext:value-type="float">
            <text:p>11155</text:p>
          </table:table-cell>
          <table:table-cell office:value-type="float" office:value="11222" calcext:value-type="float">
            <text:p>11222</text:p>
          </table:table-cell>
          <table:table-cell office:value-type="float" office:value="11289" calcext:value-type="float">
            <text:p>11289</text:p>
          </table:table-cell>
          <table:table-cell office:value-type="float" office:value="440954.97" calcext:value-type="float">
            <text:p>440954.97</text:p>
          </table:table-cell>
          <table:table-cell office:value-type="float" office:value="473036.53" calcext:value-type="float">
            <text:p>473036.53</text:p>
          </table:table-cell>
          <table:table-cell office:value-type="float" office:value="608141.01" calcext:value-type="float">
            <text:p>608141.01</text:p>
          </table:table-cell>
          <table:table-cell office:value-type="float" office:value="667404.82" calcext:value-type="float">
            <text:p>667404.82</text:p>
          </table:table-cell>
          <table:table-cell office:value-type="float" office:value="875482.56" calcext:value-type="float">
            <text:p>875482.56</text:p>
          </table:table-cell>
          <table:table-cell office:value-type="float" office:value="935721.44" calcext:value-type="float">
            <text:p>935721.44</text:p>
          </table:table-cell>
          <table:table-cell office:value-type="float" office:value="1046542.66" calcext:value-type="float">
            <text:p>1046542.66</text:p>
          </table:table-cell>
          <table:table-cell office:value-type="float" office:value="1060246.32" calcext:value-type="float">
            <text:p>1060246.32</text:p>
          </table:table-cell>
          <table:table-cell office:value-type="float" office:value="1235444.85" calcext:value-type="float">
            <text:p>1235444.85</text:p>
          </table:table-cell>
          <table:table-cell office:value-type="float" office:value="1253773.23" calcext:value-type="float">
            <text:p>1253773.23</text:p>
          </table:table-cell>
          <table:table-cell office:value-type="float" office:value="1375321.67" calcext:value-type="float">
            <text:p>1375321.67</text:p>
          </table:table-cell>
          <table:table-cell office:value-type="float" office:value="199266300" calcext:value-type="float">
            <text:p>199266300</text:p>
          </table:table-cell>
          <table:table-cell office:value-type="float" office:value="194032600" calcext:value-type="float">
            <text:p>194032600</text:p>
          </table:table-cell>
          <table:table-cell office:value-type="float" office:value="202113100" calcext:value-type="float">
            <text:p>202113100</text:p>
          </table:table-cell>
          <table:table-cell office:value-type="float" office:value="266231700" calcext:value-type="float">
            <text:p>266231700</text:p>
          </table:table-cell>
          <table:table-cell office:value-type="float" office:value="286181200" calcext:value-type="float">
            <text:p>286181200</text:p>
          </table:table-cell>
          <table:table-cell office:value-type="float" office:value="281634500" calcext:value-type="float">
            <text:p>281634500</text:p>
          </table:table-cell>
          <table:table-cell office:value-type="float" office:value="324904900" calcext:value-type="float">
            <text:p>324904900</text:p>
          </table:table-cell>
          <table:table-cell office:value-type="float" office:value="299113100" calcext:value-type="float">
            <text:p>299113100</text:p>
          </table:table-cell>
          <table:table-cell office:value-type="float" office:value="347397000" calcext:value-type="float">
            <text:p>347397000</text:p>
          </table:table-cell>
          <table:table-cell office:value-type="float" office:value="334983000" calcext:value-type="float">
            <text:p>334983000</text:p>
          </table:table-cell>
          <table:table-cell office:value-type="float" office:value="389770000" calcext:value-type="float">
            <text:p>389770000</text:p>
          </table:table-cell>
          <table:table-cell office:value-type="float" office:value="490" calcext:value-type="float">
            <text:p>490</text:p>
          </table:table-cell>
          <table:table-cell office:value-type="float" office:value="499" calcext:value-type="float">
            <text:p>499</text:p>
          </table:table-cell>
          <table:table-cell office:value-type="float" office:value="550" calcext:value-type="float">
            <text:p>550</text:p>
          </table:table-cell>
          <table:table-cell office:value-type="float" office:value="539" calcext:value-type="float">
            <text:p>539</text:p>
          </table:table-cell>
          <table:table-cell office:value-type="float" office:value="693" calcext:value-type="float">
            <text:p>693</text:p>
          </table:table-cell>
          <table:table-cell office:value-type="float" office:value="662" calcext:value-type="float">
            <text:p>662</text:p>
          </table:table-cell>
          <table:table-cell office:value-type="float" office:value="644" calcext:value-type="float">
            <text:p>644</text:p>
          </table:table-cell>
          <table:table-cell office:value-type="float" office:value="636" calcext:value-type="float">
            <text:p>636</text:p>
          </table:table-cell>
          <table:table-cell office:value-type="float" office:value="686" calcext:value-type="float">
            <text:p>686</text:p>
          </table:table-cell>
          <table:table-cell office:value-type="float" office:value="711" calcext:value-type="float">
            <text:p>711</text:p>
          </table:table-cell>
          <table:table-cell office:value-type="float" office:value="715" calcext:value-type="float">
            <text:p>715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string" calcext:value-type="string">
            <text:p>ITÁ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01" calcext:value-type="float">
            <text:p>6401</text:p>
          </table:table-cell>
          <table:table-cell office:value-type="float" office:value="6375" calcext:value-type="float">
            <text:p>6375</text:p>
          </table:table-cell>
          <table:table-cell office:value-type="float" office:value="6420" calcext:value-type="float">
            <text:p>6420</text:p>
          </table:table-cell>
          <table:table-cell office:value-type="float" office:value="6383" calcext:value-type="float">
            <text:p>6383</text:p>
          </table:table-cell>
          <table:table-cell office:value-type="float" office:value="6347" calcext:value-type="float">
            <text:p>6347</text:p>
          </table:table-cell>
          <table:table-cell office:value-type="float" office:value="6311" calcext:value-type="float">
            <text:p>6311</text:p>
          </table:table-cell>
          <table:table-cell office:value-type="float" office:value="6275" calcext:value-type="float">
            <text:p>6275</text:p>
          </table:table-cell>
          <table:table-cell office:value-type="float" office:value="6209" calcext:value-type="float">
            <text:p>6209</text:p>
          </table:table-cell>
          <table:table-cell office:value-type="float" office:value="6169" calcext:value-type="float">
            <text:p>6169</text:p>
          </table:table-cell>
          <table:table-cell office:value-type="float" office:value="6129" calcext:value-type="float">
            <text:p>6129</text:p>
          </table:table-cell>
          <table:table-cell office:value-type="float" office:value="3616763.51" calcext:value-type="float">
            <text:p>3616763.51</text:p>
          </table:table-cell>
          <table:table-cell office:value-type="float" office:value="1292497.48" calcext:value-type="float">
            <text:p>1292497.48</text:p>
          </table:table-cell>
          <table:table-cell office:value-type="float" office:value="1428245.21" calcext:value-type="float">
            <text:p>1428245.21</text:p>
          </table:table-cell>
          <table:table-cell office:value-type="float" office:value="1701863.02" calcext:value-type="float">
            <text:p>1701863.02</text:p>
          </table:table-cell>
          <table:table-cell office:value-type="float" office:value="1912004.62" calcext:value-type="float">
            <text:p>1912004.62</text:p>
          </table:table-cell>
          <table:table-cell office:value-type="float" office:value="2089756.5" calcext:value-type="float">
            <text:p>2089756.5</text:p>
          </table:table-cell>
          <table:table-cell office:value-type="float" office:value="2320798.27" calcext:value-type="float">
            <text:p>2320798.27</text:p>
          </table:table-cell>
          <table:table-cell office:value-type="float" office:value="2570373.93" calcext:value-type="float">
            <text:p>2570373.93</text:p>
          </table:table-cell>
          <table:table-cell office:value-type="float" office:value="2668637.28" calcext:value-type="float">
            <text:p>2668637.28</text:p>
          </table:table-cell>
          <table:table-cell office:value-type="float" office:value="2768649.05" calcext:value-type="float">
            <text:p>2768649.05</text:p>
          </table:table-cell>
          <table:table-cell office:value-type="float" office:value="2902606.26" calcext:value-type="float">
            <text:p>2902606.26</text:p>
          </table:table-cell>
          <table:table-cell office:value-type="float" office:value="162658300" calcext:value-type="float">
            <text:p>162658300</text:p>
          </table:table-cell>
          <table:table-cell office:value-type="float" office:value="159981000" calcext:value-type="float">
            <text:p>159981000</text:p>
          </table:table-cell>
          <table:table-cell office:value-type="float" office:value="175905200" calcext:value-type="float">
            <text:p>175905200</text:p>
          </table:table-cell>
          <table:table-cell office:value-type="float" office:value="175332600" calcext:value-type="float">
            <text:p>175332600</text:p>
          </table:table-cell>
          <table:table-cell office:value-type="float" office:value="211518800" calcext:value-type="float">
            <text:p>211518800</text:p>
          </table:table-cell>
          <table:table-cell office:value-type="float" office:value="210696800" calcext:value-type="float">
            <text:p>210696800</text:p>
          </table:table-cell>
          <table:table-cell office:value-type="float" office:value="220124700" calcext:value-type="float">
            <text:p>220124700</text:p>
          </table:table-cell>
          <table:table-cell office:value-type="float" office:value="240150200" calcext:value-type="float">
            <text:p>240150200</text:p>
          </table:table-cell>
          <table:table-cell office:value-type="float" office:value="265045800" calcext:value-type="float">
            <text:p>265045800</text:p>
          </table:table-cell>
          <table:table-cell office:value-type="float" office:value="307852000" calcext:value-type="float">
            <text:p>307852000</text:p>
          </table:table-cell>
          <table:table-cell office:value-type="float" office:value="374364000" calcext:value-type="float">
            <text:p>374364000</text:p>
          </table:table-cell>
          <table:table-cell office:value-type="float" office:value="1482" calcext:value-type="float">
            <text:p>1482</text:p>
          </table:table-cell>
          <table:table-cell office:value-type="float" office:value="1222" calcext:value-type="float">
            <text:p>1222</text:p>
          </table:table-cell>
          <table:table-cell office:value-type="float" office:value="1090" calcext:value-type="float">
            <text:p>1090</text:p>
          </table:table-cell>
          <table:table-cell office:value-type="float" office:value="1102" calcext:value-type="float">
            <text:p>1102</text:p>
          </table:table-cell>
          <table:table-cell office:value-type="float" office:value="1139" calcext:value-type="float">
            <text:p>1139</text:p>
          </table:table-cell>
          <table:table-cell office:value-type="float" office:value="1121" calcext:value-type="float">
            <text:p>1121</text:p>
          </table:table-cell>
          <table:table-cell office:value-type="float" office:value="1146" calcext:value-type="float">
            <text:p>1146</text:p>
          </table:table-cell>
          <table:table-cell office:value-type="float" office:value="1160" calcext:value-type="float">
            <text:p>1160</text:p>
          </table:table-cell>
          <table:table-cell office:value-type="float" office:value="1208" calcext:value-type="float">
            <text:p>1208</text:p>
          </table:table-cell>
          <table:table-cell office:value-type="float" office:value="1195" calcext:value-type="float">
            <text:p>1195</text:p>
          </table:table-cell>
          <table:table-cell office:value-type="float" office:value="1198" calcext:value-type="float">
            <text:p>1198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ITAIÓPOL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95" calcext:value-type="float">
            <text:p>20395</text:p>
          </table:table-cell>
          <table:table-cell office:value-type="float" office:value="20485" calcext:value-type="float">
            <text:p>20485</text:p>
          </table:table-cell>
          <table:table-cell office:value-type="float" office:value="21015" calcext:value-type="float">
            <text:p>21015</text:p>
          </table:table-cell>
          <table:table-cell office:value-type="float" office:value="21139" calcext:value-type="float">
            <text:p>21139</text:p>
          </table:table-cell>
          <table:table-cell office:value-type="float" office:value="21263" calcext:value-type="float">
            <text:p>21263</text:p>
          </table:table-cell>
          <table:table-cell office:value-type="float" office:value="21385" calcext:value-type="float">
            <text:p>21385</text:p>
          </table:table-cell>
          <table:table-cell office:value-type="float" office:value="21506" calcext:value-type="float">
            <text:p>21506</text:p>
          </table:table-cell>
          <table:table-cell office:value-type="float" office:value="21556" calcext:value-type="float">
            <text:p>21556</text:p>
          </table:table-cell>
          <table:table-cell office:value-type="float" office:value="21669" calcext:value-type="float">
            <text:p>21669</text:p>
          </table:table-cell>
          <table:table-cell office:value-type="float" office:value="21780" calcext:value-type="float">
            <text:p>21780</text:p>
          </table:table-cell>
          <table:table-cell office:value-type="float" office:value="2433397.5" calcext:value-type="float">
            <text:p>2433397.5</text:p>
          </table:table-cell>
          <table:table-cell office:value-type="float" office:value="2701691.59" calcext:value-type="float">
            <text:p>2701691.59</text:p>
          </table:table-cell>
          <table:table-cell office:value-type="float" office:value="3795064.52" calcext:value-type="float">
            <text:p>3795064.52</text:p>
          </table:table-cell>
          <table:table-cell office:value-type="float" office:value="4714004.08" calcext:value-type="float">
            <text:p>4714004.08</text:p>
          </table:table-cell>
          <table:table-cell office:value-type="float" office:value="5303734.63" calcext:value-type="float">
            <text:p>5303734.63</text:p>
          </table:table-cell>
          <table:table-cell office:value-type="float" office:value="5686079.21" calcext:value-type="float">
            <text:p>5686079.21</text:p>
          </table:table-cell>
          <table:table-cell office:value-type="float" office:value="5742054.27" calcext:value-type="float">
            <text:p>5742054.27</text:p>
          </table:table-cell>
          <table:table-cell office:value-type="float" office:value="5762231.86" calcext:value-type="float">
            <text:p>5762231.86</text:p>
          </table:table-cell>
          <table:table-cell office:value-type="float" office:value="5955587" calcext:value-type="float">
            <text:p>5955587</text:p>
          </table:table-cell>
          <table:table-cell office:value-type="float" office:value="5597051.27" calcext:value-type="float">
            <text:p>5597051.27</text:p>
          </table:table-cell>
          <table:table-cell office:value-type="float" office:value="6171393.77" calcext:value-type="float">
            <text:p>6171393.77</text:p>
          </table:table-cell>
          <table:table-cell office:value-type="float" office:value="359640400" calcext:value-type="float">
            <text:p>359640400</text:p>
          </table:table-cell>
          <table:table-cell office:value-type="float" office:value="499185600" calcext:value-type="float">
            <text:p>499185600</text:p>
          </table:table-cell>
          <table:table-cell office:value-type="float" office:value="484723300" calcext:value-type="float">
            <text:p>484723300</text:p>
          </table:table-cell>
          <table:table-cell office:value-type="float" office:value="530724400" calcext:value-type="float">
            <text:p>530724400</text:p>
          </table:table-cell>
          <table:table-cell office:value-type="float" office:value="666254400" calcext:value-type="float">
            <text:p>666254400</text:p>
          </table:table-cell>
          <table:table-cell office:value-type="float" office:value="649003800" calcext:value-type="float">
            <text:p>649003800</text:p>
          </table:table-cell>
          <table:table-cell office:value-type="float" office:value="677197900" calcext:value-type="float">
            <text:p>677197900</text:p>
          </table:table-cell>
          <table:table-cell office:value-type="float" office:value="704121700" calcext:value-type="float">
            <text:p>704121700</text:p>
          </table:table-cell>
          <table:table-cell office:value-type="float" office:value="749483700" calcext:value-type="float">
            <text:p>749483700</text:p>
          </table:table-cell>
          <table:table-cell office:value-type="float" office:value="772918000" calcext:value-type="float">
            <text:p>772918000</text:p>
          </table:table-cell>
          <table:table-cell office:value-type="float" office:value="855758000" calcext:value-type="float">
            <text:p>855758000</text:p>
          </table:table-cell>
          <table:table-cell office:value-type="float" office:value="2557" calcext:value-type="float">
            <text:p>2557</text:p>
          </table:table-cell>
          <table:table-cell office:value-type="float" office:value="2644" calcext:value-type="float">
            <text:p>2644</text:p>
          </table:table-cell>
          <table:table-cell office:value-type="float" office:value="3241" calcext:value-type="float">
            <text:p>3241</text:p>
          </table:table-cell>
          <table:table-cell office:value-type="float" office:value="3665" calcext:value-type="float">
            <text:p>3665</text:p>
          </table:table-cell>
          <table:table-cell office:value-type="float" office:value="3849" calcext:value-type="float">
            <text:p>3849</text:p>
          </table:table-cell>
          <table:table-cell office:value-type="float" office:value="3587" calcext:value-type="float">
            <text:p>3587</text:p>
          </table:table-cell>
          <table:table-cell office:value-type="float" office:value="3312" calcext:value-type="float">
            <text:p>3312</text:p>
          </table:table-cell>
          <table:table-cell office:value-type="float" office:value="3555" calcext:value-type="float">
            <text:p>3555</text:p>
          </table:table-cell>
          <table:table-cell office:value-type="float" office:value="4014" calcext:value-type="float">
            <text:p>4014</text:p>
          </table:table-cell>
          <table:table-cell office:value-type="float" office:value="3579" calcext:value-type="float">
            <text:p>3579</text:p>
          </table:table-cell>
          <table:table-cell office:value-type="float" office:value="3821" calcext:value-type="float">
            <text:p>3821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ITAJAÍ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6127" calcext:value-type="float">
            <text:p>186127</text:p>
          </table:table-cell>
          <table:table-cell office:value-type="float" office:value="188791" calcext:value-type="float">
            <text:p>188791</text:p>
          </table:table-cell>
          <table:table-cell office:value-type="float" office:value="197809" calcext:value-type="float">
            <text:p>197809</text:p>
          </table:table-cell>
          <table:table-cell office:value-type="float" office:value="201557" calcext:value-type="float">
            <text:p>201557</text:p>
          </table:table-cell>
          <table:table-cell office:value-type="float" office:value="205271" calcext:value-type="float">
            <text:p>205271</text:p>
          </table:table-cell>
          <table:table-cell office:value-type="float" office:value="208958" calcext:value-type="float">
            <text:p>208958</text:p>
          </table:table-cell>
          <table:table-cell office:value-type="float" office:value="212615" calcext:value-type="float">
            <text:p>212615</text:p>
          </table:table-cell>
          <table:table-cell office:value-type="float" office:value="215895" calcext:value-type="float">
            <text:p>215895</text:p>
          </table:table-cell>
          <table:table-cell office:value-type="float" office:value="219536" calcext:value-type="float">
            <text:p>219536</text:p>
          </table:table-cell>
          <table:table-cell office:value-type="float" office:value="223112" calcext:value-type="float">
            <text:p>223112</text:p>
          </table:table-cell>
          <table:table-cell office:value-type="float" office:value="80634230.49" calcext:value-type="float">
            <text:p>80634230.49</text:p>
          </table:table-cell>
          <table:table-cell office:value-type="float" office:value="95424513.38" calcext:value-type="float">
            <text:p>95424513.38</text:p>
          </table:table-cell>
          <table:table-cell office:value-type="float" office:value="108665873.75" calcext:value-type="float">
            <text:p>108665873.75</text:p>
          </table:table-cell>
          <table:table-cell office:value-type="float" office:value="124460918.1" calcext:value-type="float">
            <text:p>124460918.1</text:p>
          </table:table-cell>
          <table:table-cell office:value-type="float" office:value="151747648.72" calcext:value-type="float">
            <text:p>151747648.72</text:p>
          </table:table-cell>
          <table:table-cell office:value-type="float" office:value="155551147.17" calcext:value-type="float">
            <text:p>155551147.17</text:p>
          </table:table-cell>
          <table:table-cell office:value-type="float" office:value="158628501.92" calcext:value-type="float">
            <text:p>158628501.92</text:p>
          </table:table-cell>
          <table:table-cell office:value-type="float" office:value="170156533.49" calcext:value-type="float">
            <text:p>170156533.49</text:p>
          </table:table-cell>
          <table:table-cell office:value-type="float" office:value="175992286.26" calcext:value-type="float">
            <text:p>175992286.26</text:p>
          </table:table-cell>
          <table:table-cell office:value-type="float" office:value="186811206.26" calcext:value-type="float">
            <text:p>186811206.26</text:p>
          </table:table-cell>
          <table:table-cell office:value-type="float" office:value="200969588.14" calcext:value-type="float">
            <text:p>200969588.14</text:p>
          </table:table-cell>
          <table:table-cell office:value-type="float" office:value="10060381000" calcext:value-type="float">
            <text:p>10060381000</text:p>
          </table:table-cell>
          <table:table-cell office:value-type="float" office:value="12178894000" calcext:value-type="float">
            <text:p>12178894000</text:p>
          </table:table-cell>
          <table:table-cell office:value-type="float" office:value="13577096000" calcext:value-type="float">
            <text:p>13577096000</text:p>
          </table:table-cell>
          <table:table-cell office:value-type="float" office:value="15485921000" calcext:value-type="float">
            <text:p>15485921000</text:p>
          </table:table-cell>
          <table:table-cell office:value-type="float" office:value="18072445000" calcext:value-type="float">
            <text:p>18072445000</text:p>
          </table:table-cell>
          <table:table-cell office:value-type="float" office:value="18708229000" calcext:value-type="float">
            <text:p>18708229000</text:p>
          </table:table-cell>
          <table:table-cell office:value-type="float" office:value="19288428000" calcext:value-type="float">
            <text:p>19288428000</text:p>
          </table:table-cell>
          <table:table-cell office:value-type="float" office:value="21932201000" calcext:value-type="float">
            <text:p>21932201000</text:p>
          </table:table-cell>
          <table:table-cell office:value-type="float" office:value="25413432000" calcext:value-type="float">
            <text:p>25413432000</text:p>
          </table:table-cell>
          <table:table-cell office:value-type="float" office:value="28215220000" calcext:value-type="float">
            <text:p>28215220000</text:p>
          </table:table-cell>
          <table:table-cell office:value-type="float" office:value="33084145000" calcext:value-type="float">
            <text:p>33084145000</text:p>
          </table:table-cell>
          <table:table-cell office:value-type="float" office:value="58950" calcext:value-type="float">
            <text:p>58950</text:p>
          </table:table-cell>
          <table:table-cell office:value-type="float" office:value="63133" calcext:value-type="float">
            <text:p>63133</text:p>
          </table:table-cell>
          <table:table-cell office:value-type="float" office:value="63190" calcext:value-type="float">
            <text:p>63190</text:p>
          </table:table-cell>
          <table:table-cell office:value-type="float" office:value="64714" calcext:value-type="float">
            <text:p>64714</text:p>
          </table:table-cell>
          <table:table-cell office:value-type="float" office:value="72380" calcext:value-type="float">
            <text:p>72380</text:p>
          </table:table-cell>
          <table:table-cell office:value-type="float" office:value="69979" calcext:value-type="float">
            <text:p>69979</text:p>
          </table:table-cell>
          <table:table-cell office:value-type="float" office:value="66228" calcext:value-type="float">
            <text:p>66228</text:p>
          </table:table-cell>
          <table:table-cell office:value-type="float" office:value="68166" calcext:value-type="float">
            <text:p>68166</text:p>
          </table:table-cell>
          <table:table-cell office:value-type="float" office:value="69202" calcext:value-type="float">
            <text:p>69202</text:p>
          </table:table-cell>
          <table:table-cell office:value-type="float" office:value="73215" calcext:value-type="float">
            <text:p>73215</text:p>
          </table:table-cell>
          <table:table-cell office:value-type="float" office:value="78125" calcext:value-type="float">
            <text:p>78125</text:p>
          </table:table-cell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string" calcext:value-type="string">
            <text:p>ITAPE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327" calcext:value-type="float">
            <text:p>47327</text:p>
          </table:table-cell>
          <table:table-cell office:value-type="float" office:value="48807" calcext:value-type="float">
            <text:p>48807</text:p>
          </table:table-cell>
          <table:table-cell office:value-type="float" office:value="52923" calcext:value-type="float">
            <text:p>52923</text:p>
          </table:table-cell>
          <table:table-cell office:value-type="float" office:value="55016" calcext:value-type="float">
            <text:p>55016</text:p>
          </table:table-cell>
          <table:table-cell office:value-type="float" office:value="57089" calcext:value-type="float">
            <text:p>57089</text:p>
          </table:table-cell>
          <table:table-cell office:value-type="float" office:value="59147" calcext:value-type="float">
            <text:p>59147</text:p>
          </table:table-cell>
          <table:table-cell office:value-type="float" office:value="61187" calcext:value-type="float">
            <text:p>61187</text:p>
          </table:table-cell>
          <table:table-cell office:value-type="float" office:value="63250" calcext:value-type="float">
            <text:p>63250</text:p>
          </table:table-cell>
          <table:table-cell office:value-type="float" office:value="65312" calcext:value-type="float">
            <text:p>65312</text:p>
          </table:table-cell>
          <table:table-cell office:value-type="float" office:value="67338" calcext:value-type="float">
            <text:p>67338</text:p>
          </table:table-cell>
          <table:table-cell office:value-type="float" office:value="8477509.25" calcext:value-type="float">
            <text:p>8477509.25</text:p>
          </table:table-cell>
          <table:table-cell office:value-type="float" office:value="10841633.16" calcext:value-type="float">
            <text:p>10841633.16</text:p>
          </table:table-cell>
          <table:table-cell office:value-type="float" office:value="13622935.14" calcext:value-type="float">
            <text:p>13622935.14</text:p>
          </table:table-cell>
          <table:table-cell office:value-type="float" office:value="15725249.08" calcext:value-type="float">
            <text:p>15725249.08</text:p>
          </table:table-cell>
          <table:table-cell office:value-type="float" office:value="18551576.65" calcext:value-type="float">
            <text:p>18551576.65</text:p>
          </table:table-cell>
          <table:table-cell office:value-type="float" office:value="20981366.8" calcext:value-type="float">
            <text:p>20981366.8</text:p>
          </table:table-cell>
          <table:table-cell office:value-type="float" office:value="23235261.01" calcext:value-type="float">
            <text:p>23235261.01</text:p>
          </table:table-cell>
          <table:table-cell office:value-type="float" office:value="25797504.42" calcext:value-type="float">
            <text:p>25797504.42</text:p>
          </table:table-cell>
          <table:table-cell office:value-type="float" office:value="30695446.96" calcext:value-type="float">
            <text:p>30695446.96</text:p>
          </table:table-cell>
          <table:table-cell office:value-type="float" office:value="32115834.63" calcext:value-type="float">
            <text:p>32115834.63</text:p>
          </table:table-cell>
          <table:table-cell office:value-type="float" office:value="34875342.73" calcext:value-type="float">
            <text:p>34875342.73</text:p>
          </table:table-cell>
          <table:table-cell office:value-type="float" office:value="798638300" calcext:value-type="float">
            <text:p>798638300</text:p>
          </table:table-cell>
          <table:table-cell office:value-type="float" office:value="922711600" calcext:value-type="float">
            <text:p>922711600</text:p>
          </table:table-cell>
          <table:table-cell office:value-type="float" office:value="1076310000" calcext:value-type="float">
            <text:p>1076310000</text:p>
          </table:table-cell>
          <table:table-cell office:value-type="float" office:value="1155218000" calcext:value-type="float">
            <text:p>1155218000</text:p>
          </table:table-cell>
          <table:table-cell office:value-type="float" office:value="1352819000" calcext:value-type="float">
            <text:p>1352819000</text:p>
          </table:table-cell>
          <table:table-cell office:value-type="float" office:value="1476770000" calcext:value-type="float">
            <text:p>1476770000</text:p>
          </table:table-cell>
          <table:table-cell office:value-type="float" office:value="1581139000" calcext:value-type="float">
            <text:p>1581139000</text:p>
          </table:table-cell>
          <table:table-cell office:value-type="float" office:value="1698461000" calcext:value-type="float">
            <text:p>1698461000</text:p>
          </table:table-cell>
          <table:table-cell office:value-type="float" office:value="1872017000" calcext:value-type="float">
            <text:p>1872017000</text:p>
          </table:table-cell>
          <table:table-cell office:value-type="float" office:value="2140616000" calcext:value-type="float">
            <text:p>2140616000</text:p>
          </table:table-cell>
          <table:table-cell office:value-type="float" office:value="2406021000" calcext:value-type="float">
            <text:p>2406021000</text:p>
          </table:table-cell>
          <table:table-cell office:value-type="float" office:value="8756" calcext:value-type="float">
            <text:p>8756</text:p>
          </table:table-cell>
          <table:table-cell office:value-type="float" office:value="10177" calcext:value-type="float">
            <text:p>10177</text:p>
          </table:table-cell>
          <table:table-cell office:value-type="float" office:value="11189" calcext:value-type="float">
            <text:p>11189</text:p>
          </table:table-cell>
          <table:table-cell office:value-type="float" office:value="11061" calcext:value-type="float">
            <text:p>11061</text:p>
          </table:table-cell>
          <table:table-cell office:value-type="float" office:value="11782" calcext:value-type="float">
            <text:p>11782</text:p>
          </table:table-cell>
          <table:table-cell office:value-type="float" office:value="12079" calcext:value-type="float">
            <text:p>12079</text:p>
          </table:table-cell>
          <table:table-cell office:value-type="float" office:value="12658" calcext:value-type="float">
            <text:p>12658</text:p>
          </table:table-cell>
          <table:table-cell office:value-type="float" office:value="13453" calcext:value-type="float">
            <text:p>13453</text:p>
          </table:table-cell>
          <table:table-cell office:value-type="float" office:value="14929" calcext:value-type="float">
            <text:p>14929</text:p>
          </table:table-cell>
          <table:table-cell office:value-type="float" office:value="16733" calcext:value-type="float">
            <text:p>16733</text:p>
          </table:table-cell>
          <table:table-cell office:value-type="float" office:value="17341" calcext:value-type="float">
            <text:p>1734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ITAPIRAN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18" calcext:value-type="float">
            <text:p>15518</text:p>
          </table:table-cell>
          <table:table-cell office:value-type="float" office:value="15623" calcext:value-type="float">
            <text:p>15623</text:p>
          </table:table-cell>
          <table:table-cell office:value-type="float" office:value="16107" calcext:value-type="float">
            <text:p>16107</text:p>
          </table:table-cell>
          <table:table-cell office:value-type="float" office:value="16253" calcext:value-type="float">
            <text:p>16253</text:p>
          </table:table-cell>
          <table:table-cell office:value-type="float" office:value="16398" calcext:value-type="float">
            <text:p>16398</text:p>
          </table:table-cell>
          <table:table-cell office:value-type="float" office:value="16541" calcext:value-type="float">
            <text:p>16541</text:p>
          </table:table-cell>
          <table:table-cell office:value-type="float" office:value="16683" calcext:value-type="float">
            <text:p>16683</text:p>
          </table:table-cell>
          <table:table-cell office:value-type="float" office:value="16736" calcext:value-type="float">
            <text:p>16736</text:p>
          </table:table-cell>
          <table:table-cell office:value-type="float" office:value="16872" calcext:value-type="float">
            <text:p>16872</text:p>
          </table:table-cell>
          <table:table-cell office:value-type="float" office:value="17007" calcext:value-type="float">
            <text:p>17007</text:p>
          </table:table-cell>
          <table:table-cell office:value-type="float" office:value="5229859.91" calcext:value-type="float">
            <text:p>5229859.91</text:p>
          </table:table-cell>
          <table:table-cell office:value-type="float" office:value="5554557.02" calcext:value-type="float">
            <text:p>5554557.02</text:p>
          </table:table-cell>
          <table:table-cell office:value-type="float" office:value="6114999.26" calcext:value-type="float">
            <text:p>6114999.26</text:p>
          </table:table-cell>
          <table:table-cell office:value-type="float" office:value="6541770.65" calcext:value-type="float">
            <text:p>6541770.65</text:p>
          </table:table-cell>
          <table:table-cell office:value-type="float" office:value="7197228.36" calcext:value-type="float">
            <text:p>7197228.36</text:p>
          </table:table-cell>
          <table:table-cell office:value-type="float" office:value="7984474.06" calcext:value-type="float">
            <text:p>7984474.06</text:p>
          </table:table-cell>
          <table:table-cell office:value-type="float" office:value="9188158.64" calcext:value-type="float">
            <text:p>9188158.64</text:p>
          </table:table-cell>
          <table:table-cell office:value-type="float" office:value="9576130.56" calcext:value-type="float">
            <text:p>9576130.56</text:p>
          </table:table-cell>
          <table:table-cell office:value-type="float" office:value="10471612.39" calcext:value-type="float">
            <text:p>10471612.39</text:p>
          </table:table-cell>
          <table:table-cell office:value-type="float" office:value="11944265.89" calcext:value-type="float">
            <text:p>11944265.89</text:p>
          </table:table-cell>
          <table:table-cell office:value-type="float" office:value="12465275.1" calcext:value-type="float">
            <text:p>12465275.1</text:p>
          </table:table-cell>
          <table:table-cell office:value-type="float" office:value="352392600" calcext:value-type="float">
            <text:p>352392600</text:p>
          </table:table-cell>
          <table:table-cell office:value-type="float" office:value="479709700" calcext:value-type="float">
            <text:p>479709700</text:p>
          </table:table-cell>
          <table:table-cell office:value-type="float" office:value="446459900" calcext:value-type="float">
            <text:p>446459900</text:p>
          </table:table-cell>
          <table:table-cell office:value-type="float" office:value="590528000" calcext:value-type="float">
            <text:p>590528000</text:p>
          </table:table-cell>
          <table:table-cell office:value-type="float" office:value="670279000" calcext:value-type="float">
            <text:p>670279000</text:p>
          </table:table-cell>
          <table:table-cell office:value-type="float" office:value="784744200" calcext:value-type="float">
            <text:p>784744200</text:p>
          </table:table-cell>
          <table:table-cell office:value-type="float" office:value="727686200" calcext:value-type="float">
            <text:p>727686200</text:p>
          </table:table-cell>
          <table:table-cell office:value-type="float" office:value="753937300" calcext:value-type="float">
            <text:p>753937300</text:p>
          </table:table-cell>
          <table:table-cell office:value-type="float" office:value="773554200" calcext:value-type="float">
            <text:p>773554200</text:p>
          </table:table-cell>
          <table:table-cell office:value-type="float" office:value="832983000" calcext:value-type="float">
            <text:p>832983000</text:p>
          </table:table-cell>
          <table:table-cell office:value-type="float" office:value="945782000" calcext:value-type="float">
            <text:p>945782000</text:p>
          </table:table-cell>
          <table:table-cell office:value-type="float" office:value="5975" calcext:value-type="float">
            <text:p>5975</text:p>
          </table:table-cell>
          <table:table-cell office:value-type="float" office:value="5479" calcext:value-type="float">
            <text:p>5479</text:p>
          </table:table-cell>
          <table:table-cell office:value-type="float" office:value="5483" calcext:value-type="float">
            <text:p>5483</text:p>
          </table:table-cell>
          <table:table-cell office:value-type="float" office:value="5352" calcext:value-type="float">
            <text:p>5352</text:p>
          </table:table-cell>
          <table:table-cell office:value-type="float" office:value="5347" calcext:value-type="float">
            <text:p>5347</text:p>
          </table:table-cell>
          <table:table-cell office:value-type="float" office:value="5556" calcext:value-type="float">
            <text:p>5556</text:p>
          </table:table-cell>
          <table:table-cell office:value-type="float" office:value="5688" calcext:value-type="float">
            <text:p>5688</text:p>
          </table:table-cell>
          <table:table-cell office:value-type="float" office:value="5766" calcext:value-type="float">
            <text:p>5766</text:p>
          </table:table-cell>
          <table:table-cell office:value-type="float" office:value="6327" calcext:value-type="float">
            <text:p>6327</text:p>
          </table:table-cell>
          <table:table-cell office:value-type="float" office:value="6758" calcext:value-type="float">
            <text:p>6758</text:p>
          </table:table-cell>
          <table:table-cell office:value-type="float" office:value="7215" calcext:value-type="float">
            <text:p>721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ITAPOÁ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218" calcext:value-type="float">
            <text:p>15218</text:p>
          </table:table-cell>
          <table:table-cell office:value-type="float" office:value="15658" calcext:value-type="float">
            <text:p>15658</text:p>
          </table:table-cell>
          <table:table-cell office:value-type="float" office:value="16899" calcext:value-type="float">
            <text:p>16899</text:p>
          </table:table-cell>
          <table:table-cell office:value-type="float" office:value="17521" calcext:value-type="float">
            <text:p>17521</text:p>
          </table:table-cell>
          <table:table-cell office:value-type="float" office:value="18137" calcext:value-type="float">
            <text:p>18137</text:p>
          </table:table-cell>
          <table:table-cell office:value-type="float" office:value="18749" calcext:value-type="float">
            <text:p>18749</text:p>
          </table:table-cell>
          <table:table-cell office:value-type="float" office:value="19355" calcext:value-type="float">
            <text:p>19355</text:p>
          </table:table-cell>
          <table:table-cell office:value-type="float" office:value="19963" calcext:value-type="float">
            <text:p>19963</text:p>
          </table:table-cell>
          <table:table-cell office:value-type="float" office:value="20576" calcext:value-type="float">
            <text:p>20576</text:p>
          </table:table-cell>
          <table:table-cell office:value-type="float" office:value="21177" calcext:value-type="float">
            <text:p>21177</text:p>
          </table:table-cell>
          <table:table-cell office:value-type="float" office:value="1680822.76" calcext:value-type="float">
            <text:p>1680822.76</text:p>
          </table:table-cell>
          <table:table-cell office:value-type="float" office:value="2543299.02" calcext:value-type="float">
            <text:p>2543299.02</text:p>
          </table:table-cell>
          <table:table-cell office:value-type="float" office:value="3207529.81" calcext:value-type="float">
            <text:p>3207529.81</text:p>
          </table:table-cell>
          <table:table-cell office:value-type="float" office:value="4129680.31" calcext:value-type="float">
            <text:p>4129680.31</text:p>
          </table:table-cell>
          <table:table-cell office:value-type="float" office:value="4848182.97" calcext:value-type="float">
            <text:p>4848182.97</text:p>
          </table:table-cell>
          <table:table-cell office:value-type="float" office:value="5594672.93" calcext:value-type="float">
            <text:p>5594672.93</text:p>
          </table:table-cell>
          <table:table-cell office:value-type="float" office:value="6256576.93" calcext:value-type="float">
            <text:p>6256576.93</text:p>
          </table:table-cell>
          <table:table-cell office:value-type="float" office:value="7018936.01" calcext:value-type="float">
            <text:p>7018936.01</text:p>
          </table:table-cell>
          <table:table-cell office:value-type="float" office:value="7934433.85" calcext:value-type="float">
            <text:p>7934433.85</text:p>
          </table:table-cell>
          <table:table-cell office:value-type="float" office:value="7713867.22" calcext:value-type="float">
            <text:p>7713867.22</text:p>
          </table:table-cell>
          <table:table-cell office:value-type="float" office:value="8438144.46" calcext:value-type="float">
            <text:p>8438144.46</text:p>
          </table:table-cell>
          <table:table-cell office:value-type="float" office:value="179832200" calcext:value-type="float">
            <text:p>179832200</text:p>
          </table:table-cell>
          <table:table-cell office:value-type="float" office:value="403613000" calcext:value-type="float">
            <text:p>403613000</text:p>
          </table:table-cell>
          <table:table-cell office:value-type="float" office:value="461132100" calcext:value-type="float">
            <text:p>461132100</text:p>
          </table:table-cell>
          <table:table-cell office:value-type="float" office:value="632481000" calcext:value-type="float">
            <text:p>632481000</text:p>
          </table:table-cell>
          <table:table-cell office:value-type="float" office:value="456044800" calcext:value-type="float">
            <text:p>456044800</text:p>
          </table:table-cell>
          <table:table-cell office:value-type="float" office:value="547472800" calcext:value-type="float">
            <text:p>547472800</text:p>
          </table:table-cell>
          <table:table-cell office:value-type="float" office:value="617184500" calcext:value-type="float">
            <text:p>617184500</text:p>
          </table:table-cell>
          <table:table-cell office:value-type="float" office:value="714775200" calcext:value-type="float">
            <text:p>714775200</text:p>
          </table:table-cell>
          <table:table-cell office:value-type="float" office:value="793233100" calcext:value-type="float">
            <text:p>793233100</text:p>
          </table:table-cell>
          <table:table-cell office:value-type="float" office:value="919064000" calcext:value-type="float">
            <text:p>919064000</text:p>
          </table:table-cell>
          <table:table-cell office:value-type="float" office:value="1139768000" calcext:value-type="float">
            <text:p>1139768000</text:p>
          </table:table-cell>
          <table:table-cell office:value-type="float" office:value="1352" calcext:value-type="float">
            <text:p>1352</text:p>
          </table:table-cell>
          <table:table-cell office:value-type="float" office:value="1634" calcext:value-type="float">
            <text:p>1634</text:p>
          </table:table-cell>
          <table:table-cell office:value-type="float" office:value="1928" calcext:value-type="float">
            <text:p>1928</text:p>
          </table:table-cell>
          <table:table-cell office:value-type="float" office:value="2160" calcext:value-type="float">
            <text:p>2160</text:p>
          </table:table-cell>
          <table:table-cell office:value-type="float" office:value="2459" calcext:value-type="float">
            <text:p>2459</text:p>
          </table:table-cell>
          <table:table-cell office:value-type="float" office:value="2618" calcext:value-type="float">
            <text:p>2618</text:p>
          </table:table-cell>
          <table:table-cell office:value-type="float" office:value="2701" calcext:value-type="float">
            <text:p>2701</text:p>
          </table:table-cell>
          <table:table-cell office:value-type="float" office:value="2851" calcext:value-type="float">
            <text:p>2851</text:p>
          </table:table-cell>
          <table:table-cell office:value-type="float" office:value="3204" calcext:value-type="float">
            <text:p>3204</text:p>
          </table:table-cell>
          <table:table-cell office:value-type="float" office:value="3307" calcext:value-type="float">
            <text:p>3307</text:p>
          </table:table-cell>
          <table:table-cell office:value-type="float" office:value="3513" calcext:value-type="float">
            <text:p>3513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ITUPORA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462" calcext:value-type="float">
            <text:p>22462</text:p>
          </table:table-cell>
          <table:table-cell office:value-type="float" office:value="22667" calcext:value-type="float">
            <text:p>22667</text:p>
          </table:table-cell>
          <table:table-cell office:value-type="float" office:value="23490" calcext:value-type="float">
            <text:p>23490</text:p>
          </table:table-cell>
          <table:table-cell office:value-type="float" office:value="23777" calcext:value-type="float">
            <text:p>23777</text:p>
          </table:table-cell>
          <table:table-cell office:value-type="float" office:value="24061" calcext:value-type="float">
            <text:p>24061</text:p>
          </table:table-cell>
          <table:table-cell office:value-type="float" office:value="24343" calcext:value-type="float">
            <text:p>24343</text:p>
          </table:table-cell>
          <table:table-cell office:value-type="float" office:value="24622" calcext:value-type="float">
            <text:p>24622</text:p>
          </table:table-cell>
          <table:table-cell office:value-type="float" office:value="24812" calcext:value-type="float">
            <text:p>24812</text:p>
          </table:table-cell>
          <table:table-cell office:value-type="float" office:value="25086" calcext:value-type="float">
            <text:p>25086</text:p>
          </table:table-cell>
          <table:table-cell office:value-type="float" office:value="25355" calcext:value-type="float">
            <text:p>25355</text:p>
          </table:table-cell>
          <table:table-cell office:value-type="float" office:value="3864960.8" calcext:value-type="float">
            <text:p>3864960.8</text:p>
          </table:table-cell>
          <table:table-cell office:value-type="float" office:value="4551232.96" calcext:value-type="float">
            <text:p>4551232.96</text:p>
          </table:table-cell>
          <table:table-cell office:value-type="float" office:value="5315640.48" calcext:value-type="float">
            <text:p>5315640.48</text:p>
          </table:table-cell>
          <table:table-cell office:value-type="float" office:value="6356345.51" calcext:value-type="float">
            <text:p>6356345.51</text:p>
          </table:table-cell>
          <table:table-cell office:value-type="float" office:value="7429360.96" calcext:value-type="float">
            <text:p>7429360.96</text:p>
          </table:table-cell>
          <table:table-cell office:value-type="float" office:value="8589091.15" calcext:value-type="float">
            <text:p>8589091.15</text:p>
          </table:table-cell>
          <table:table-cell office:value-type="float" office:value="9336552.46" calcext:value-type="float">
            <text:p>9336552.46</text:p>
          </table:table-cell>
          <table:table-cell office:value-type="float" office:value="9377062.12" calcext:value-type="float">
            <text:p>9377062.12</text:p>
          </table:table-cell>
          <table:table-cell office:value-type="float" office:value="10334560.16" calcext:value-type="float">
            <text:p>10334560.16</text:p>
          </table:table-cell>
          <table:table-cell office:value-type="float" office:value="11059873.82" calcext:value-type="float">
            <text:p>11059873.82</text:p>
          </table:table-cell>
          <table:table-cell office:value-type="float" office:value="11968173.49" calcext:value-type="float">
            <text:p>11968173.49</text:p>
          </table:table-cell>
          <table:table-cell office:value-type="float" office:value="445916300" calcext:value-type="float">
            <text:p>445916300</text:p>
          </table:table-cell>
          <table:table-cell office:value-type="float" office:value="436303800" calcext:value-type="float">
            <text:p>436303800</text:p>
          </table:table-cell>
          <table:table-cell office:value-type="float" office:value="518425400" calcext:value-type="float">
            <text:p>518425400</text:p>
          </table:table-cell>
          <table:table-cell office:value-type="float" office:value="592435600" calcext:value-type="float">
            <text:p>592435600</text:p>
          </table:table-cell>
          <table:table-cell office:value-type="float" office:value="703407500" calcext:value-type="float">
            <text:p>703407500</text:p>
          </table:table-cell>
          <table:table-cell office:value-type="float" office:value="702223600" calcext:value-type="float">
            <text:p>702223600</text:p>
          </table:table-cell>
          <table:table-cell office:value-type="float" office:value="781569700" calcext:value-type="float">
            <text:p>781569700</text:p>
          </table:table-cell>
          <table:table-cell office:value-type="float" office:value="831856900" calcext:value-type="float">
            <text:p>831856900</text:p>
          </table:table-cell>
          <table:table-cell office:value-type="float" office:value="933730200" calcext:value-type="float">
            <text:p>933730200</text:p>
          </table:table-cell>
          <table:table-cell office:value-type="float" office:value="967257000" calcext:value-type="float">
            <text:p>967257000</text:p>
          </table:table-cell>
          <table:table-cell office:value-type="float" office:value="1109876000" calcext:value-type="float">
            <text:p>1109876000</text:p>
          </table:table-cell>
          <table:table-cell office:value-type="float" office:value="4088" calcext:value-type="float">
            <text:p>4088</text:p>
          </table:table-cell>
          <table:table-cell office:value-type="float" office:value="4357" calcext:value-type="float">
            <text:p>4357</text:p>
          </table:table-cell>
          <table:table-cell office:value-type="float" office:value="4407" calcext:value-type="float">
            <text:p>4407</text:p>
          </table:table-cell>
          <table:table-cell office:value-type="float" office:value="4709" calcext:value-type="float">
            <text:p>4709</text:p>
          </table:table-cell>
          <table:table-cell office:value-type="float" office:value="4904" calcext:value-type="float">
            <text:p>4904</text:p>
          </table:table-cell>
          <table:table-cell office:value-type="float" office:value="5108" calcext:value-type="float">
            <text:p>5108</text:p>
          </table:table-cell>
          <table:table-cell office:value-type="float" office:value="5146" calcext:value-type="float">
            <text:p>5146</text:p>
          </table:table-cell>
          <table:table-cell office:value-type="float" office:value="4916" calcext:value-type="float">
            <text:p>4916</text:p>
          </table:table-cell>
          <table:table-cell office:value-type="float" office:value="5146" calcext:value-type="float">
            <text:p>5146</text:p>
          </table:table-cell>
          <table:table-cell office:value-type="float" office:value="5443" calcext:value-type="float">
            <text:p>5443</text:p>
          </table:table-cell>
          <table:table-cell office:value-type="float" office:value="5696" calcext:value-type="float">
            <text:p>5696</text:p>
          </table:table-cell>
          <table:table-cell office:value-type="float" office:value="30069" calcext:value-type="float">
            <text:p>30069</text:p>
          </table:table-cell>
        </table:table-row>
        <table:table-row table:style-name="ro1">
          <table:table-cell office:value-type="string" calcext:value-type="string">
            <text:p>JABORÁ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0" calcext:value-type="float">
            <text:p>4030</text:p>
          </table:table-cell>
          <table:table-cell office:value-type="float" office:value="4018" calcext:value-type="float">
            <text:p>4018</text:p>
          </table:table-cell>
          <table:table-cell office:value-type="float" office:value="4057" calcext:value-type="float">
            <text:p>4057</text:p>
          </table:table-cell>
          <table:table-cell office:value-type="float" office:value="4040" calcext:value-type="float">
            <text:p>4040</text:p>
          </table:table-cell>
          <table:table-cell office:value-type="float" office:value="4023" calcext:value-type="float">
            <text:p>4023</text:p>
          </table:table-cell>
          <table:table-cell office:value-type="float" office:value="4006" calcext:value-type="float">
            <text:p>4006</text:p>
          </table:table-cell>
          <table:table-cell office:value-type="float" office:value="3990" calcext:value-type="float">
            <text:p>3990</text:p>
          </table:table-cell>
          <table:table-cell office:value-type="float" office:value="3955" calcext:value-type="float">
            <text:p>3955</text:p>
          </table:table-cell>
          <table:table-cell office:value-type="float" office:value="3936" calcext:value-type="float">
            <text:p>3936</text:p>
          </table:table-cell>
          <table:table-cell office:value-type="float" office:value="3918" calcext:value-type="float">
            <text:p>3918</text:p>
          </table:table-cell>
          <table:table-cell office:value-type="float" office:value="338710.79" calcext:value-type="float">
            <text:p>338710.79</text:p>
          </table:table-cell>
          <table:table-cell office:value-type="float" office:value="397010.83" calcext:value-type="float">
            <text:p>397010.83</text:p>
          </table:table-cell>
          <table:table-cell office:value-type="float" office:value="418108.01" calcext:value-type="float">
            <text:p>418108.01</text:p>
          </table:table-cell>
          <table:table-cell office:value-type="float" office:value="456374.49" calcext:value-type="float">
            <text:p>456374.49</text:p>
          </table:table-cell>
          <table:table-cell office:value-type="float" office:value="554430.66" calcext:value-type="float">
            <text:p>554430.66</text:p>
          </table:table-cell>
          <table:table-cell office:value-type="float" office:value="646049.44" calcext:value-type="float">
            <text:p>646049.44</text:p>
          </table:table-cell>
          <table:table-cell office:value-type="float" office:value="707511.97" calcext:value-type="float">
            <text:p>707511.97</text:p>
          </table:table-cell>
          <table:table-cell office:value-type="float" office:value="763420.45" calcext:value-type="float">
            <text:p>763420.45</text:p>
          </table:table-cell>
          <table:table-cell office:value-type="float" office:value="1013226.28" calcext:value-type="float">
            <text:p>1013226.28</text:p>
          </table:table-cell>
          <table:table-cell office:value-type="float" office:value="931490.15" calcext:value-type="float">
            <text:p>931490.15</text:p>
          </table:table-cell>
          <table:table-cell office:value-type="float" office:value="1057577.5" calcext:value-type="float">
            <text:p>1057577.5</text:p>
          </table:table-cell>
          <table:table-cell office:value-type="float" office:value="78689980" calcext:value-type="float">
            <text:p>78689980</text:p>
          </table:table-cell>
          <table:table-cell office:value-type="float" office:value="81850790" calcext:value-type="float">
            <text:p>81850790</text:p>
          </table:table-cell>
          <table:table-cell office:value-type="float" office:value="79823470" calcext:value-type="float">
            <text:p>79823470</text:p>
          </table:table-cell>
          <table:table-cell office:value-type="float" office:value="101754900" calcext:value-type="float">
            <text:p>101754900</text:p>
          </table:table-cell>
          <table:table-cell office:value-type="float" office:value="120122500" calcext:value-type="float">
            <text:p>120122500</text:p>
          </table:table-cell>
          <table:table-cell office:value-type="float" office:value="116182700" calcext:value-type="float">
            <text:p>116182700</text:p>
          </table:table-cell>
          <table:table-cell office:value-type="float" office:value="123627800" calcext:value-type="float">
            <text:p>123627800</text:p>
          </table:table-cell>
          <table:table-cell office:value-type="float" office:value="141481200" calcext:value-type="float">
            <text:p>141481200</text:p>
          </table:table-cell>
          <table:table-cell office:value-type="float" office:value="126921500" calcext:value-type="float">
            <text:p>126921500</text:p>
          </table:table-cell>
          <table:table-cell office:value-type="float" office:value="139974000" calcext:value-type="float">
            <text:p>139974000</text:p>
          </table:table-cell>
          <table:table-cell office:value-type="float" office:value="161516000" calcext:value-type="float">
            <text:p>161516000</text:p>
          </table:table-cell>
          <table:table-cell office:value-type="float" office:value="441" calcext:value-type="float">
            <text:p>441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502" calcext:value-type="float">
            <text:p>502</text:p>
          </table:table-cell>
          <table:table-cell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JACINTO MACH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85" calcext:value-type="float">
            <text:p>10585</text:p>
          </table:table-cell>
          <table:table-cell office:value-type="float" office:value="10562" calcext:value-type="float">
            <text:p>10562</text:p>
          </table:table-cell>
          <table:table-cell office:value-type="float" office:value="10677" calcext:value-type="float">
            <text:p>10677</text:p>
          </table:table-cell>
          <table:table-cell office:value-type="float" office:value="10642" calcext:value-type="float">
            <text:p>10642</text:p>
          </table:table-cell>
          <table:table-cell office:value-type="float" office:value="10608" calcext:value-type="float">
            <text:p>10608</text:p>
          </table:table-cell>
          <table:table-cell office:value-type="float" office:value="10573" calcext:value-type="float">
            <text:p>10573</text:p>
          </table:table-cell>
          <table:table-cell office:value-type="float" office:value="10539" calcext:value-type="float">
            <text:p>10539</text:p>
          </table:table-cell>
          <table:table-cell office:value-type="float" office:value="10457" calcext:value-type="float">
            <text:p>10457</text:p>
          </table:table-cell>
          <table:table-cell office:value-type="float" office:value="10416" calcext:value-type="float">
            <text:p>10416</text:p>
          </table:table-cell>
          <table:table-cell office:value-type="float" office:value="10376" calcext:value-type="float">
            <text:p>10376</text:p>
          </table:table-cell>
          <table:table-cell office:value-type="float" office:value="1409564.87" calcext:value-type="float">
            <text:p>1409564.87</text:p>
          </table:table-cell>
          <table:table-cell office:value-type="float" office:value="1664954.79" calcext:value-type="float">
            <text:p>1664954.79</text:p>
          </table:table-cell>
          <table:table-cell office:value-type="float" office:value="2017313.88" calcext:value-type="float">
            <text:p>2017313.88</text:p>
          </table:table-cell>
          <table:table-cell office:value-type="float" office:value="2292711.7" calcext:value-type="float">
            <text:p>2292711.7</text:p>
          </table:table-cell>
          <table:table-cell office:value-type="float" office:value="2661142.05" calcext:value-type="float">
            <text:p>2661142.05</text:p>
          </table:table-cell>
          <table:table-cell office:value-type="float" office:value="2861647.02" calcext:value-type="float">
            <text:p>2861647.02</text:p>
          </table:table-cell>
          <table:table-cell office:value-type="float" office:value="3237557.51" calcext:value-type="float">
            <text:p>3237557.51</text:p>
          </table:table-cell>
          <table:table-cell office:value-type="float" office:value="3442342.92" calcext:value-type="float">
            <text:p>3442342.92</text:p>
          </table:table-cell>
          <table:table-cell office:value-type="float" office:value="3439339.51" calcext:value-type="float">
            <text:p>3439339.51</text:p>
          </table:table-cell>
          <table:table-cell office:value-type="float" office:value="3721210.84" calcext:value-type="float">
            <text:p>3721210.84</text:p>
          </table:table-cell>
          <table:table-cell office:value-type="float" office:value="3959597.17" calcext:value-type="float">
            <text:p>3959597.17</text:p>
          </table:table-cell>
          <table:table-cell office:value-type="float" office:value="153791600" calcext:value-type="float">
            <text:p>153791600</text:p>
          </table:table-cell>
          <table:table-cell office:value-type="float" office:value="148193400" calcext:value-type="float">
            <text:p>148193400</text:p>
          </table:table-cell>
          <table:table-cell office:value-type="float" office:value="214591100" calcext:value-type="float">
            <text:p>214591100</text:p>
          </table:table-cell>
          <table:table-cell office:value-type="float" office:value="272987000" calcext:value-type="float">
            <text:p>272987000</text:p>
          </table:table-cell>
          <table:table-cell office:value-type="float" office:value="254621500" calcext:value-type="float">
            <text:p>254621500</text:p>
          </table:table-cell>
          <table:table-cell office:value-type="float" office:value="256439800" calcext:value-type="float">
            <text:p>256439800</text:p>
          </table:table-cell>
          <table:table-cell office:value-type="float" office:value="289946000" calcext:value-type="float">
            <text:p>289946000</text:p>
          </table:table-cell>
          <table:table-cell office:value-type="float" office:value="322629800" calcext:value-type="float">
            <text:p>322629800</text:p>
          </table:table-cell>
          <table:table-cell office:value-type="float" office:value="331496400" calcext:value-type="float">
            <text:p>331496400</text:p>
          </table:table-cell>
          <table:table-cell office:value-type="float" office:value="377316000" calcext:value-type="float">
            <text:p>377316000</text:p>
          </table:table-cell>
          <table:table-cell office:value-type="float" office:value="454946000" calcext:value-type="float">
            <text:p>454946000</text:p>
          </table:table-cell>
          <table:table-cell office:value-type="float" office:value="1363" calcext:value-type="float">
            <text:p>1363</text:p>
          </table:table-cell>
          <table:table-cell office:value-type="float" office:value="1460" calcext:value-type="float">
            <text:p>1460</text:p>
          </table:table-cell>
          <table:table-cell office:value-type="float" office:value="1617" calcext:value-type="float">
            <text:p>1617</text:p>
          </table:table-cell>
          <table:table-cell office:value-type="float" office:value="1623" calcext:value-type="float">
            <text:p>1623</text:p>
          </table:table-cell>
          <table:table-cell office:value-type="float" office:value="1691" calcext:value-type="float">
            <text:p>1691</text:p>
          </table:table-cell>
          <table:table-cell office:value-type="float" office:value="1643" calcext:value-type="float">
            <text:p>1643</text:p>
          </table:table-cell>
          <table:table-cell office:value-type="float" office:value="1690" calcext:value-type="float">
            <text:p>1690</text:p>
          </table:table-cell>
          <table:table-cell office:value-type="float" office:value="1699" calcext:value-type="float">
            <text:p>1699</text:p>
          </table:table-cell>
          <table:table-cell office:value-type="float" office:value="1663" calcext:value-type="float">
            <text:p>1663</text:p>
          </table:table-cell>
          <table:table-cell office:value-type="float" office:value="1804" calcext:value-type="float">
            <text:p>1804</text:p>
          </table:table-cell>
          <table:table-cell office:value-type="float" office:value="1802" calcext:value-type="float">
            <text:p>1802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JAGUARU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96" calcext:value-type="float">
            <text:p>17496</text:p>
          </table:table-cell>
          <table:table-cell office:value-type="float" office:value="17695" calcext:value-type="float">
            <text:p>17695</text:p>
          </table:table-cell>
          <table:table-cell office:value-type="float" office:value="18425" calcext:value-type="float">
            <text:p>18425</text:p>
          </table:table-cell>
          <table:table-cell office:value-type="float" office:value="18704" calcext:value-type="float">
            <text:p>18704</text:p>
          </table:table-cell>
          <table:table-cell office:value-type="float" office:value="18980" calcext:value-type="float">
            <text:p>18980</text:p>
          </table:table-cell>
          <table:table-cell office:value-type="float" office:value="19254" calcext:value-type="float">
            <text:p>19254</text:p>
          </table:table-cell>
          <table:table-cell office:value-type="float" office:value="19527" calcext:value-type="float">
            <text:p>19527</text:p>
          </table:table-cell>
          <table:table-cell office:value-type="float" office:value="19755" calcext:value-type="float">
            <text:p>19755</text:p>
          </table:table-cell>
          <table:table-cell office:value-type="float" office:value="20024" calcext:value-type="float">
            <text:p>20024</text:p>
          </table:table-cell>
          <table:table-cell office:value-type="float" office:value="20288" calcext:value-type="float">
            <text:p>20288</text:p>
          </table:table-cell>
          <table:table-cell office:value-type="float" office:value="1953197.51" calcext:value-type="float">
            <text:p>1953197.51</text:p>
          </table:table-cell>
          <table:table-cell office:value-type="float" office:value="2278768.18" calcext:value-type="float">
            <text:p>2278768.18</text:p>
          </table:table-cell>
          <table:table-cell office:value-type="float" office:value="2666338.19" calcext:value-type="float">
            <text:p>2666338.19</text:p>
          </table:table-cell>
          <table:table-cell office:value-type="float" office:value="3188368.2" calcext:value-type="float">
            <text:p>3188368.2</text:p>
          </table:table-cell>
          <table:table-cell office:value-type="float" office:value="3681467.5" calcext:value-type="float">
            <text:p>3681467.5</text:p>
          </table:table-cell>
          <table:table-cell office:value-type="float" office:value="4499418.08" calcext:value-type="float">
            <text:p>4499418.08</text:p>
          </table:table-cell>
          <table:table-cell office:value-type="float" office:value="4937446.14" calcext:value-type="float">
            <text:p>4937446.14</text:p>
          </table:table-cell>
          <table:table-cell office:value-type="float" office:value="5239406.25" calcext:value-type="float">
            <text:p>5239406.25</text:p>
          </table:table-cell>
          <table:table-cell office:value-type="float" office:value="6108869.97" calcext:value-type="float">
            <text:p>6108869.97</text:p>
          </table:table-cell>
          <table:table-cell office:value-type="float" office:value="6408484.13" calcext:value-type="float">
            <text:p>6408484.13</text:p>
          </table:table-cell>
          <table:table-cell office:value-type="float" office:value="6765052.39" calcext:value-type="float">
            <text:p>6765052.39</text:p>
          </table:table-cell>
          <table:table-cell office:value-type="float" office:value="221481600" calcext:value-type="float">
            <text:p>221481600</text:p>
          </table:table-cell>
          <table:table-cell office:value-type="float" office:value="239017600" calcext:value-type="float">
            <text:p>239017600</text:p>
          </table:table-cell>
          <table:table-cell office:value-type="float" office:value="259030600" calcext:value-type="float">
            <text:p>259030600</text:p>
          </table:table-cell>
          <table:table-cell office:value-type="float" office:value="304926600" calcext:value-type="float">
            <text:p>304926600</text:p>
          </table:table-cell>
          <table:table-cell office:value-type="float" office:value="360336800" calcext:value-type="float">
            <text:p>360336800</text:p>
          </table:table-cell>
          <table:table-cell office:value-type="float" office:value="401205200" calcext:value-type="float">
            <text:p>401205200</text:p>
          </table:table-cell>
          <table:table-cell office:value-type="float" office:value="456297800" calcext:value-type="float">
            <text:p>456297800</text:p>
          </table:table-cell>
          <table:table-cell office:value-type="float" office:value="473335500" calcext:value-type="float">
            <text:p>473335500</text:p>
          </table:table-cell>
          <table:table-cell office:value-type="float" office:value="469914200" calcext:value-type="float">
            <text:p>469914200</text:p>
          </table:table-cell>
          <table:table-cell office:value-type="float" office:value="581543000" calcext:value-type="float">
            <text:p>581543000</text:p>
          </table:table-cell>
          <table:table-cell office:value-type="float" office:value="813588000" calcext:value-type="float">
            <text:p>813588000</text:p>
          </table:table-cell>
          <table:table-cell office:value-type="float" office:value="2269" calcext:value-type="float">
            <text:p>2269</text:p>
          </table:table-cell>
          <table:table-cell office:value-type="float" office:value="2454" calcext:value-type="float">
            <text:p>2454</text:p>
          </table:table-cell>
          <table:table-cell office:value-type="float" office:value="2541" calcext:value-type="float">
            <text:p>2541</text:p>
          </table:table-cell>
          <table:table-cell office:value-type="float" office:value="2750" calcext:value-type="float">
            <text:p>2750</text:p>
          </table:table-cell>
          <table:table-cell office:value-type="float" office:value="2897" calcext:value-type="float">
            <text:p>2897</text:p>
          </table:table-cell>
          <table:table-cell office:value-type="float" office:value="3081" calcext:value-type="float">
            <text:p>3081</text:p>
          </table:table-cell>
          <table:table-cell office:value-type="float" office:value="3129" calcext:value-type="float">
            <text:p>3129</text:p>
          </table:table-cell>
          <table:table-cell office:value-type="float" office:value="3116" calcext:value-type="float">
            <text:p>3116</text:p>
          </table:table-cell>
          <table:table-cell office:value-type="float" office:value="3275" calcext:value-type="float">
            <text:p>3275</text:p>
          </table:table-cell>
          <table:table-cell office:value-type="float" office:value="3527" calcext:value-type="float">
            <text:p>3527</text:p>
          </table:table-cell>
          <table:table-cell office:value-type="float" office:value="3884" calcext:value-type="float">
            <text:p>3884</text:p>
          </table:table-cell>
          <table:table-cell office:value-type="float" office:value="101692" calcext:value-type="float">
            <text:p>101692</text:p>
          </table:table-cell>
        </table:table-row>
        <table:table-row table:style-name="ro1">
          <table:table-cell office:value-type="string" calcext:value-type="string">
            <text:p>JARAGUÁ DO SU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5782" calcext:value-type="float">
            <text:p>145782</text:p>
          </table:table-cell>
          <table:table-cell office:value-type="float" office:value="148353" calcext:value-type="float">
            <text:p>148353</text:p>
          </table:table-cell>
          <table:table-cell office:value-type="float" office:value="156519" calcext:value-type="float">
            <text:p>156519</text:p>
          </table:table-cell>
          <table:table-cell office:value-type="float" office:value="160143" calcext:value-type="float">
            <text:p>160143</text:p>
          </table:table-cell>
          <table:table-cell office:value-type="float" office:value="163735" calcext:value-type="float">
            <text:p>163735</text:p>
          </table:table-cell>
          <table:table-cell office:value-type="float" office:value="167300" calcext:value-type="float">
            <text:p>167300</text:p>
          </table:table-cell>
          <table:table-cell office:value-type="float" office:value="170835" calcext:value-type="float">
            <text:p>170835</text:p>
          </table:table-cell>
          <table:table-cell office:value-type="float" office:value="174158" calcext:value-type="float">
            <text:p>174158</text:p>
          </table:table-cell>
          <table:table-cell office:value-type="float" office:value="177697" calcext:value-type="float">
            <text:p>177697</text:p>
          </table:table-cell>
          <table:table-cell office:value-type="float" office:value="181173" calcext:value-type="float">
            <text:p>181173</text:p>
          </table:table-cell>
          <table:table-cell office:value-type="float" office:value="99986992.74" calcext:value-type="float">
            <text:p>99986992.74</text:p>
          </table:table-cell>
          <table:table-cell office:value-type="float" office:value="110249063.79" calcext:value-type="float">
            <text:p>110249063.79</text:p>
          </table:table-cell>
          <table:table-cell office:value-type="float" office:value="115084801.63" calcext:value-type="float">
            <text:p>115084801.63</text:p>
          </table:table-cell>
          <table:table-cell office:value-type="float" office:value="138730955.55" calcext:value-type="float">
            <text:p>138730955.55</text:p>
          </table:table-cell>
          <table:table-cell office:value-type="float" office:value="149640094.23" calcext:value-type="float">
            <text:p>149640094.23</text:p>
          </table:table-cell>
          <table:table-cell office:value-type="float" office:value="155151325.99" calcext:value-type="float">
            <text:p>155151325.99</text:p>
          </table:table-cell>
          <table:table-cell office:value-type="float" office:value="153003717.14" calcext:value-type="float">
            <text:p>153003717.14</text:p>
          </table:table-cell>
          <table:table-cell office:value-type="float" office:value="161332250.98" calcext:value-type="float">
            <text:p>161332250.98</text:p>
          </table:table-cell>
          <table:table-cell office:value-type="float" office:value="167532694.5" calcext:value-type="float">
            <text:p>167532694.5</text:p>
          </table:table-cell>
          <table:table-cell office:value-type="float" office:value="175456066.18" calcext:value-type="float">
            <text:p>175456066.18</text:p>
          </table:table-cell>
          <table:table-cell office:value-type="float" office:value="177003618.27" calcext:value-type="float">
            <text:p>177003618.27</text:p>
          </table:table-cell>
          <table:table-cell office:value-type="float" office:value="5515806000" calcext:value-type="float">
            <text:p>5515806000</text:p>
          </table:table-cell>
          <table:table-cell office:value-type="float" office:value="6546829000" calcext:value-type="float">
            <text:p>6546829000</text:p>
          </table:table-cell>
          <table:table-cell office:value-type="float" office:value="6844962000" calcext:value-type="float">
            <text:p>6844962000</text:p>
          </table:table-cell>
          <table:table-cell office:value-type="float" office:value="7782911000" calcext:value-type="float">
            <text:p>7782911000</text:p>
          </table:table-cell>
          <table:table-cell office:value-type="float" office:value="7055656000" calcext:value-type="float">
            <text:p>7055656000</text:p>
          </table:table-cell>
          <table:table-cell office:value-type="float" office:value="7916277000" calcext:value-type="float">
            <text:p>7916277000</text:p>
          </table:table-cell>
          <table:table-cell office:value-type="float" office:value="7768568000" calcext:value-type="float">
            <text:p>7768568000</text:p>
          </table:table-cell>
          <table:table-cell office:value-type="float" office:value="8523055000" calcext:value-type="float">
            <text:p>8523055000</text:p>
          </table:table-cell>
          <table:table-cell office:value-type="float" office:value="8995686000" calcext:value-type="float">
            <text:p>8995686000</text:p>
          </table:table-cell>
          <table:table-cell office:value-type="float" office:value="9805824000" calcext:value-type="float">
            <text:p>9805824000</text:p>
          </table:table-cell>
          <table:table-cell office:value-type="float" office:value="9984243000" calcext:value-type="float">
            <text:p>9984243000</text:p>
          </table:table-cell>
          <table:table-cell office:value-type="float" office:value="61532" calcext:value-type="float">
            <text:p>61532</text:p>
          </table:table-cell>
          <table:table-cell office:value-type="float" office:value="62591" calcext:value-type="float">
            <text:p>62591</text:p>
          </table:table-cell>
          <table:table-cell office:value-type="float" office:value="58706" calcext:value-type="float">
            <text:p>58706</text:p>
          </table:table-cell>
          <table:table-cell office:value-type="float" office:value="64287" calcext:value-type="float">
            <text:p>64287</text:p>
          </table:table-cell>
          <table:table-cell office:value-type="float" office:value="64156" calcext:value-type="float">
            <text:p>64156</text:p>
          </table:table-cell>
          <table:table-cell office:value-type="float" office:value="60971" calcext:value-type="float">
            <text:p>60971</text:p>
          </table:table-cell>
          <table:table-cell office:value-type="float" office:value="57048" calcext:value-type="float">
            <text:p>57048</text:p>
          </table:table-cell>
          <table:table-cell office:value-type="float" office:value="57373" calcext:value-type="float">
            <text:p>57373</text:p>
          </table:table-cell>
          <table:table-cell office:value-type="float" office:value="57713" calcext:value-type="float">
            <text:p>57713</text:p>
          </table:table-cell>
          <table:table-cell office:value-type="float" office:value="58931" calcext:value-type="float">
            <text:p>58931</text:p>
          </table:table-cell>
          <table:table-cell office:value-type="float" office:value="59200" calcext:value-type="float">
            <text:p>592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JARDINÓPO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49" calcext:value-type="float">
            <text:p>1749</text:p>
          </table:table-cell>
          <table:table-cell office:value-type="float" office:value="1732" calcext:value-type="float">
            <text:p>1732</text:p>
          </table:table-cell>
          <table:table-cell office:value-type="float" office:value="1721" calcext:value-type="float">
            <text:p>1721</text:p>
          </table:table-cell>
          <table:table-cell office:value-type="float" office:value="1697" calcext:value-type="float">
            <text:p>1697</text:p>
          </table:table-cell>
          <table:table-cell office:value-type="float" office:value="1672" calcext:value-type="float">
            <text:p>1672</text:p>
          </table:table-cell>
          <table:table-cell office:value-type="float" office:value="1649" calcext:value-type="float">
            <text:p>1649</text:p>
          </table:table-cell>
          <table:table-cell office:value-type="float" office:value="1625" calcext:value-type="float">
            <text:p>1625</text:p>
          </table:table-cell>
          <table:table-cell office:value-type="float" office:value="1595" calcext:value-type="float">
            <text:p>1595</text:p>
          </table:table-cell>
          <table:table-cell office:value-type="float" office:value="1570" calcext:value-type="float">
            <text:p>1570</text:p>
          </table:table-cell>
          <table:table-cell office:value-type="float" office:value="1546" calcext:value-type="float">
            <text:p>1546</text:p>
          </table:table-cell>
          <table:table-cell office:value-type="float" office:value="72769.45" calcext:value-type="float">
            <text:p>72769.45</text:p>
          </table:table-cell>
          <table:table-cell office:value-type="float" office:value="79916.69" calcext:value-type="float">
            <text:p>79916.69</text:p>
          </table:table-cell>
          <table:table-cell office:value-type="float" office:value="90837.65" calcext:value-type="float">
            <text:p>90837.65</text:p>
          </table:table-cell>
          <table:table-cell office:value-type="float" office:value="113836.16" calcext:value-type="float">
            <text:p>113836.16</text:p>
          </table:table-cell>
          <table:table-cell office:value-type="float" office:value="96049.46" calcext:value-type="float">
            <text:p>96049.46</text:p>
          </table:table-cell>
          <table:table-cell office:value-type="float" office:value="77530.37" calcext:value-type="float">
            <text:p>77530.37</text:p>
          </table:table-cell>
          <table:table-cell office:value-type="float" office:value="92921.71" calcext:value-type="float">
            <text:p>92921.71</text:p>
          </table:table-cell>
          <table:table-cell office:value-type="float" office:value="99272.86" calcext:value-type="float">
            <text:p>99272.86</text:p>
          </table:table-cell>
          <table:table-cell office:value-type="float" office:value="133160.86" calcext:value-type="float">
            <text:p>133160.86</text:p>
          </table:table-cell>
          <table:table-cell office:value-type="float" office:value="136731.14" calcext:value-type="float">
            <text:p>136731.14</text:p>
          </table:table-cell>
          <table:table-cell office:value-type="float" office:value="222958.95" calcext:value-type="float">
            <text:p>222958.95</text:p>
          </table:table-cell>
          <table:table-cell office:value-type="float" office:value="27232380" calcext:value-type="float">
            <text:p>27232380</text:p>
          </table:table-cell>
          <table:table-cell office:value-type="float" office:value="49631690" calcext:value-type="float">
            <text:p>49631690</text:p>
          </table:table-cell>
          <table:table-cell office:value-type="float" office:value="32524650" calcext:value-type="float">
            <text:p>32524650</text:p>
          </table:table-cell>
          <table:table-cell office:value-type="float" office:value="38526250" calcext:value-type="float">
            <text:p>38526250</text:p>
          </table:table-cell>
          <table:table-cell office:value-type="float" office:value="30702760" calcext:value-type="float">
            <text:p>30702760</text:p>
          </table:table-cell>
          <table:table-cell office:value-type="float" office:value="32062240" calcext:value-type="float">
            <text:p>32062240</text:p>
          </table:table-cell>
          <table:table-cell office:value-type="float" office:value="45526820" calcext:value-type="float">
            <text:p>45526820</text:p>
          </table:table-cell>
          <table:table-cell office:value-type="float" office:value="37698680" calcext:value-type="float">
            <text:p>37698680</text:p>
          </table:table-cell>
          <table:table-cell office:value-type="float" office:value="39803110" calcext:value-type="float">
            <text:p>39803110</text:p>
          </table:table-cell>
          <table:table-cell office:value-type="float" office:value="51411000" calcext:value-type="float">
            <text:p>51411000</text:p>
          </table:table-cell>
          <table:table-cell office:value-type="float" office:value="59402000" calcext:value-type="float">
            <text:p>5940200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JOAÇA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47" calcext:value-type="float">
            <text:p>27247</text:p>
          </table:table-cell>
          <table:table-cell office:value-type="float" office:value="27467" calcext:value-type="float">
            <text:p>27467</text:p>
          </table:table-cell>
          <table:table-cell office:value-type="float" office:value="28398" calcext:value-type="float">
            <text:p>28398</text:p>
          </table:table-cell>
          <table:table-cell office:value-type="float" office:value="28705" calcext:value-type="float">
            <text:p>28705</text:p>
          </table:table-cell>
          <table:table-cell office:value-type="float" office:value="29008" calcext:value-type="float">
            <text:p>29008</text:p>
          </table:table-cell>
          <table:table-cell office:value-type="float" office:value="29310" calcext:value-type="float">
            <text:p>29310</text:p>
          </table:table-cell>
          <table:table-cell office:value-type="float" office:value="29608" calcext:value-type="float">
            <text:p>29608</text:p>
          </table:table-cell>
          <table:table-cell office:value-type="float" office:value="29827" calcext:value-type="float">
            <text:p>29827</text:p>
          </table:table-cell>
          <table:table-cell office:value-type="float" office:value="30118" calcext:value-type="float">
            <text:p>30118</text:p>
          </table:table-cell>
          <table:table-cell office:value-type="float" office:value="30404" calcext:value-type="float">
            <text:p>30404</text:p>
          </table:table-cell>
          <table:table-cell office:value-type="float" office:value="13602638.81" calcext:value-type="float">
            <text:p>13602638.81</text:p>
          </table:table-cell>
          <table:table-cell office:value-type="float" office:value="16090234.41" calcext:value-type="float">
            <text:p>16090234.41</text:p>
          </table:table-cell>
          <table:table-cell office:value-type="float" office:value="18751538.63" calcext:value-type="float">
            <text:p>18751538.63</text:p>
          </table:table-cell>
          <table:table-cell office:value-type="float" office:value="20632711.6" calcext:value-type="float">
            <text:p>20632711.6</text:p>
          </table:table-cell>
          <table:table-cell office:value-type="float" office:value="24361100.14" calcext:value-type="float">
            <text:p>24361100.14</text:p>
          </table:table-cell>
          <table:table-cell office:value-type="float" office:value="26109642.5" calcext:value-type="float">
            <text:p>26109642.5</text:p>
          </table:table-cell>
          <table:table-cell office:value-type="float" office:value="28203499.47" calcext:value-type="float">
            <text:p>28203499.47</text:p>
          </table:table-cell>
          <table:table-cell office:value-type="float" office:value="28154135.66" calcext:value-type="float">
            <text:p>28154135.66</text:p>
          </table:table-cell>
          <table:table-cell office:value-type="float" office:value="28297701.94" calcext:value-type="float">
            <text:p>28297701.94</text:p>
          </table:table-cell>
          <table:table-cell office:value-type="float" office:value="29056637.85" calcext:value-type="float">
            <text:p>29056637.85</text:p>
          </table:table-cell>
          <table:table-cell office:value-type="float" office:value="28355373.36" calcext:value-type="float">
            <text:p>28355373.36</text:p>
          </table:table-cell>
          <table:table-cell office:value-type="float" office:value="931963600" calcext:value-type="float">
            <text:p>931963600</text:p>
          </table:table-cell>
          <table:table-cell office:value-type="float" office:value="1065079000" calcext:value-type="float">
            <text:p>1065079000</text:p>
          </table:table-cell>
          <table:table-cell office:value-type="float" office:value="1091513000" calcext:value-type="float">
            <text:p>1091513000</text:p>
          </table:table-cell>
          <table:table-cell office:value-type="float" office:value="1156722000" calcext:value-type="float">
            <text:p>1156722000</text:p>
          </table:table-cell>
          <table:table-cell office:value-type="float" office:value="1419826000" calcext:value-type="float">
            <text:p>1419826000</text:p>
          </table:table-cell>
          <table:table-cell office:value-type="float" office:value="1470374000" calcext:value-type="float">
            <text:p>1470374000</text:p>
          </table:table-cell>
          <table:table-cell office:value-type="float" office:value="1488682000" calcext:value-type="float">
            <text:p>1488682000</text:p>
          </table:table-cell>
          <table:table-cell office:value-type="float" office:value="1577136000" calcext:value-type="float">
            <text:p>1577136000</text:p>
          </table:table-cell>
          <table:table-cell office:value-type="float" office:value="1929064000" calcext:value-type="float">
            <text:p>1929064000</text:p>
          </table:table-cell>
          <table:table-cell office:value-type="float" office:value="1806708000" calcext:value-type="float">
            <text:p>1806708000</text:p>
          </table:table-cell>
          <table:table-cell office:value-type="float" office:value="1953779000" calcext:value-type="float">
            <text:p>1953779000</text:p>
          </table:table-cell>
          <table:table-cell office:value-type="float" office:value="12903" calcext:value-type="float">
            <text:p>12903</text:p>
          </table:table-cell>
          <table:table-cell office:value-type="float" office:value="13561" calcext:value-type="float">
            <text:p>13561</text:p>
          </table:table-cell>
          <table:table-cell office:value-type="float" office:value="14280" calcext:value-type="float">
            <text:p>14280</text:p>
          </table:table-cell>
          <table:table-cell office:value-type="float" office:value="14315" calcext:value-type="float">
            <text:p>14315</text:p>
          </table:table-cell>
          <table:table-cell office:value-type="float" office:value="15407" calcext:value-type="float">
            <text:p>15407</text:p>
          </table:table-cell>
          <table:table-cell office:value-type="float" office:value="14938" calcext:value-type="float">
            <text:p>14938</text:p>
          </table:table-cell>
          <table:table-cell office:value-type="float" office:value="14499" calcext:value-type="float">
            <text:p>14499</text:p>
          </table:table-cell>
          <table:table-cell office:value-type="float" office:value="13365" calcext:value-type="float">
            <text:p>13365</text:p>
          </table:table-cell>
          <table:table-cell office:value-type="float" office:value="12973" calcext:value-type="float">
            <text:p>12973</text:p>
          </table:table-cell>
          <table:table-cell office:value-type="float" office:value="13630" calcext:value-type="float">
            <text:p>13630</text:p>
          </table:table-cell>
          <table:table-cell office:value-type="float" office:value="12395" calcext:value-type="float">
            <text:p>1239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JOINVIL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20905" calcext:value-type="float">
            <text:p>520905</text:p>
          </table:table-cell>
          <table:table-cell office:value-type="float" office:value="526338" calcext:value-type="float">
            <text:p>526338</text:p>
          </table:table-cell>
          <table:table-cell office:value-type="float" office:value="546981" calcext:value-type="float">
            <text:p>546981</text:p>
          </table:table-cell>
          <table:table-cell office:value-type="float" office:value="554601" calcext:value-type="float">
            <text:p>554601</text:p>
          </table:table-cell>
          <table:table-cell office:value-type="float" office:value="562151" calcext:value-type="float">
            <text:p>562151</text:p>
          </table:table-cell>
          <table:table-cell office:value-type="float" office:value="569645" calcext:value-type="float">
            <text:p>569645</text:p>
          </table:table-cell>
          <table:table-cell office:value-type="float" office:value="577077" calcext:value-type="float">
            <text:p>577077</text:p>
          </table:table-cell>
          <table:table-cell office:value-type="float" office:value="583144" calcext:value-type="float">
            <text:p>583144</text:p>
          </table:table-cell>
          <table:table-cell office:value-type="float" office:value="590466" calcext:value-type="float">
            <text:p>590466</text:p>
          </table:table-cell>
          <table:table-cell office:value-type="float" office:value="597658" calcext:value-type="float">
            <text:p>597658</text:p>
          </table:table-cell>
          <table:table-cell office:value-type="float" office:value="246371206.38" calcext:value-type="float">
            <text:p>246371206.38</text:p>
          </table:table-cell>
          <table:table-cell office:value-type="float" office:value="278152956.96" calcext:value-type="float">
            <text:p>278152956.96</text:p>
          </table:table-cell>
          <table:table-cell office:value-type="float" office:value="306723575.69" calcext:value-type="float">
            <text:p>306723575.69</text:p>
          </table:table-cell>
          <table:table-cell office:value-type="float" office:value="351418386.29" calcext:value-type="float">
            <text:p>351418386.29</text:p>
          </table:table-cell>
          <table:table-cell office:value-type="float" office:value="384567456.55" calcext:value-type="float">
            <text:p>384567456.55</text:p>
          </table:table-cell>
          <table:table-cell office:value-type="float" office:value="393857847.39" calcext:value-type="float">
            <text:p>393857847.39</text:p>
          </table:table-cell>
          <table:table-cell office:value-type="float" office:value="403711650.36" calcext:value-type="float">
            <text:p>403711650.36</text:p>
          </table:table-cell>
          <table:table-cell office:value-type="float" office:value="442590309.01" calcext:value-type="float">
            <text:p>442590309.01</text:p>
          </table:table-cell>
          <table:table-cell office:value-type="float" office:value="472498209.11" calcext:value-type="float">
            <text:p>472498209.11</text:p>
          </table:table-cell>
          <table:table-cell office:value-type="float" office:value="473093418.51" calcext:value-type="float">
            <text:p>473093418.51</text:p>
          </table:table-cell>
          <table:table-cell office:value-type="float" office:value="471822148.84" calcext:value-type="float">
            <text:p>471822148.84</text:p>
          </table:table-cell>
          <table:table-cell office:value-type="float" office:value="18252540000" calcext:value-type="float">
            <text:p>18252540000</text:p>
          </table:table-cell>
          <table:table-cell office:value-type="float" office:value="18675103000" calcext:value-type="float">
            <text:p>18675103000</text:p>
          </table:table-cell>
          <table:table-cell office:value-type="float" office:value="20472881000" calcext:value-type="float">
            <text:p>20472881000</text:p>
          </table:table-cell>
          <table:table-cell office:value-type="float" office:value="22049703000" calcext:value-type="float">
            <text:p>22049703000</text:p>
          </table:table-cell>
          <table:table-cell office:value-type="float" office:value="25136137000" calcext:value-type="float">
            <text:p>25136137000</text:p>
          </table:table-cell>
          <table:table-cell office:value-type="float" office:value="26552124000" calcext:value-type="float">
            <text:p>26552124000</text:p>
          </table:table-cell>
          <table:table-cell office:value-type="float" office:value="25236074000" calcext:value-type="float">
            <text:p>25236074000</text:p>
          </table:table-cell>
          <table:table-cell office:value-type="float" office:value="27388124000" calcext:value-type="float">
            <text:p>27388124000</text:p>
          </table:table-cell>
          <table:table-cell office:value-type="float" office:value="30785682000" calcext:value-type="float">
            <text:p>30785682000</text:p>
          </table:table-cell>
          <table:table-cell office:value-type="float" office:value="34528619000" calcext:value-type="float">
            <text:p>34528619000</text:p>
          </table:table-cell>
          <table:table-cell office:value-type="float" office:value="36391912000" calcext:value-type="float">
            <text:p>36391912000</text:p>
          </table:table-cell>
          <table:table-cell office:value-type="float" office:value="161119" calcext:value-type="float">
            <text:p>161119</text:p>
          </table:table-cell>
          <table:table-cell office:value-type="float" office:value="168768" calcext:value-type="float">
            <text:p>168768</text:p>
          </table:table-cell>
          <table:table-cell office:value-type="float" office:value="171200" calcext:value-type="float">
            <text:p>171200</text:p>
          </table:table-cell>
          <table:table-cell office:value-type="float" office:value="176991" calcext:value-type="float">
            <text:p>176991</text:p>
          </table:table-cell>
          <table:table-cell office:value-type="float" office:value="182756" calcext:value-type="float">
            <text:p>182756</text:p>
          </table:table-cell>
          <table:table-cell office:value-type="float" office:value="174166" calcext:value-type="float">
            <text:p>174166</text:p>
          </table:table-cell>
          <table:table-cell office:value-type="float" office:value="167699" calcext:value-type="float">
            <text:p>167699</text:p>
          </table:table-cell>
          <table:table-cell office:value-type="float" office:value="173546" calcext:value-type="float">
            <text:p>173546</text:p>
          </table:table-cell>
          <table:table-cell office:value-type="float" office:value="188388" calcext:value-type="float">
            <text:p>188388</text:p>
          </table:table-cell>
          <table:table-cell office:value-type="float" office:value="188096" calcext:value-type="float">
            <text:p>188096</text:p>
          </table:table-cell>
          <table:table-cell office:value-type="float" office:value="188843" calcext:value-type="float">
            <text:p>188843</text:p>
          </table:table-cell>
          <table:table-cell office:value-type="float" office:value="20668" calcext:value-type="float">
            <text:p>20668</text:p>
          </table:table-cell>
        </table:table-row>
        <table:table-row table:style-name="ro1">
          <table:table-cell office:value-type="string" calcext:value-type="string">
            <text:p>JOSÉ BOITEU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31" calcext:value-type="float">
            <text:p>4731</text:p>
          </table:table-cell>
          <table:table-cell office:value-type="float" office:value="4741" calcext:value-type="float">
            <text:p>4741</text:p>
          </table:table-cell>
          <table:table-cell office:value-type="float" office:value="4837" calcext:value-type="float">
            <text:p>4837</text:p>
          </table:table-cell>
          <table:table-cell office:value-type="float" office:value="4850" calcext:value-type="float">
            <text:p>4850</text:p>
          </table:table-cell>
          <table:table-cell office:value-type="float" office:value="4862" calcext:value-type="float">
            <text:p>4862</text:p>
          </table:table-cell>
          <table:table-cell office:value-type="float" office:value="4874" calcext:value-type="float">
            <text:p>4874</text:p>
          </table:table-cell>
          <table:table-cell office:value-type="float" office:value="4887" calcext:value-type="float">
            <text:p>4887</text:p>
          </table:table-cell>
          <table:table-cell office:value-type="float" office:value="4985" calcext:value-type="float">
            <text:p>4985</text:p>
          </table:table-cell>
          <table:table-cell office:value-type="float" office:value="4997" calcext:value-type="float">
            <text:p>4997</text:p>
          </table:table-cell>
          <table:table-cell office:value-type="float" office:value="5007" calcext:value-type="float">
            <text:p>5007</text:p>
          </table:table-cell>
          <table:table-cell office:value-type="float" office:value="409677.25" calcext:value-type="float">
            <text:p>409677.25</text:p>
          </table:table-cell>
          <table:table-cell office:value-type="float" office:value="500230.03" calcext:value-type="float">
            <text:p>500230.03</text:p>
          </table:table-cell>
          <table:table-cell office:value-type="float" office:value="626991.52" calcext:value-type="float">
            <text:p>626991.52</text:p>
          </table:table-cell>
          <table:table-cell office:value-type="float" office:value="722761.45" calcext:value-type="float">
            <text:p>722761.45</text:p>
          </table:table-cell>
          <table:table-cell office:value-type="float" office:value="841796.68" calcext:value-type="float">
            <text:p>841796.68</text:p>
          </table:table-cell>
          <table:table-cell office:value-type="float" office:value="856082.54" calcext:value-type="float">
            <text:p>856082.54</text:p>
          </table:table-cell>
          <table:table-cell office:value-type="float" office:value="977487.43" calcext:value-type="float">
            <text:p>977487.43</text:p>
          </table:table-cell>
          <table:table-cell office:value-type="float" office:value="1070593.31" calcext:value-type="float">
            <text:p>1070593.31</text:p>
          </table:table-cell>
          <table:table-cell office:value-type="float" office:value="1096735.65" calcext:value-type="float">
            <text:p>1096735.65</text:p>
          </table:table-cell>
          <table:table-cell office:value-type="float" office:value="1175259.84" calcext:value-type="float">
            <text:p>1175259.84</text:p>
          </table:table-cell>
          <table:table-cell office:value-type="float" office:value="1201491.11" calcext:value-type="float">
            <text:p>1201491.11</text:p>
          </table:table-cell>
          <table:table-cell office:value-type="float" office:value="69613540" calcext:value-type="float">
            <text:p>69613540</text:p>
          </table:table-cell>
          <table:table-cell office:value-type="float" office:value="61882700" calcext:value-type="float">
            <text:p>61882700</text:p>
          </table:table-cell>
          <table:table-cell office:value-type="float" office:value="68036790" calcext:value-type="float">
            <text:p>68036790</text:p>
          </table:table-cell>
          <table:table-cell office:value-type="float" office:value="80304570" calcext:value-type="float">
            <text:p>80304570</text:p>
          </table:table-cell>
          <table:table-cell office:value-type="float" office:value="81174900" calcext:value-type="float">
            <text:p>81174900</text:p>
          </table:table-cell>
          <table:table-cell office:value-type="float" office:value="88012000" calcext:value-type="float">
            <text:p>88012000</text:p>
          </table:table-cell>
          <table:table-cell office:value-type="float" office:value="98297210" calcext:value-type="float">
            <text:p>98297210</text:p>
          </table:table-cell>
          <table:table-cell office:value-type="float" office:value="108763900" calcext:value-type="float">
            <text:p>108763900</text:p>
          </table:table-cell>
          <table:table-cell office:value-type="float" office:value="102234400" calcext:value-type="float">
            <text:p>102234400</text:p>
          </table:table-cell>
          <table:table-cell office:value-type="float" office:value="106904000" calcext:value-type="float">
            <text:p>106904000</text:p>
          </table:table-cell>
          <table:table-cell office:value-type="float" office:value="117421000" calcext:value-type="float">
            <text:p>117421000</text:p>
          </table:table-cell>
          <table:table-cell office:value-type="float" office:value="552" calcext:value-type="float">
            <text:p>552</text:p>
          </table:table-cell>
          <table:table-cell office:value-type="float" office:value="615" calcext:value-type="float">
            <text:p>615</text:p>
          </table:table-cell>
          <table:table-cell office:value-type="float" office:value="681" calcext:value-type="float">
            <text:p>681</text:p>
          </table:table-cell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42" calcext:value-type="float">
            <text:p>742</text:p>
          </table:table-cell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JUPIÁ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2138" calcext:value-type="float">
            <text:p>2138</text:p>
          </table:table-cell>
          <table:table-cell office:value-type="float" office:value="2158" calcext:value-type="float">
            <text:p>2158</text:p>
          </table:table-cell>
          <table:table-cell office:value-type="float" office:value="2150" calcext:value-type="float">
            <text:p>2150</text:p>
          </table:table-cell>
          <table:table-cell office:value-type="float" office:value="2142" calcext:value-type="float">
            <text:p>2142</text:p>
          </table:table-cell>
          <table:table-cell office:value-type="float" office:value="2134" calcext:value-type="float">
            <text:p>2134</text:p>
          </table:table-cell>
          <table:table-cell office:value-type="float" office:value="2127" calcext:value-type="float">
            <text:p>2127</text:p>
          </table:table-cell>
          <table:table-cell office:value-type="float" office:value="2110" calcext:value-type="float">
            <text:p>2110</text:p>
          </table:table-cell>
          <table:table-cell office:value-type="float" office:value="2101" calcext:value-type="float">
            <text:p>2101</text:p>
          </table:table-cell>
          <table:table-cell office:value-type="float" office:value="2092" calcext:value-type="float">
            <text:p>2092</text:p>
          </table:table-cell>
          <table:table-cell office:value-type="float" office:value="69492.17" calcext:value-type="float">
            <text:p>69492.17</text:p>
          </table:table-cell>
          <table:table-cell office:value-type="float" office:value="69392.03" calcext:value-type="float">
            <text:p>69392.03</text:p>
          </table:table-cell>
          <table:table-cell office:value-type="float" office:value="111035.89" calcext:value-type="float">
            <text:p>111035.89</text:p>
          </table:table-cell>
          <table:table-cell office:value-type="float" office:value="154356.34" calcext:value-type="float">
            <text:p>154356.34</text:p>
          </table:table-cell>
          <table:table-cell office:value-type="float" office:value="170266.6" calcext:value-type="float">
            <text:p>170266.6</text:p>
          </table:table-cell>
          <table:table-cell office:value-type="float" office:value="212420.82" calcext:value-type="float">
            <text:p>212420.82</text:p>
          </table:table-cell>
          <table:table-cell office:value-type="float" office:value="254609.08" calcext:value-type="float">
            <text:p>254609.08</text:p>
          </table:table-cell>
          <table:table-cell office:value-type="float" office:value="248438.21" calcext:value-type="float">
            <text:p>248438.21</text:p>
          </table:table-cell>
          <table:table-cell office:value-type="float" office:value="226264.74" calcext:value-type="float">
            <text:p>226264.74</text:p>
          </table:table-cell>
          <table:table-cell office:value-type="float" office:value="168689.42" calcext:value-type="float">
            <text:p>168689.42</text:p>
          </table:table-cell>
          <table:table-cell office:value-type="float" office:value="263851.46" calcext:value-type="float">
            <text:p>263851.46</text:p>
          </table:table-cell>
          <table:table-cell office:value-type="float" office:value="25787690" calcext:value-type="float">
            <text:p>25787690</text:p>
          </table:table-cell>
          <table:table-cell office:value-type="float" office:value="40971070" calcext:value-type="float">
            <text:p>40971070</text:p>
          </table:table-cell>
          <table:table-cell office:value-type="float" office:value="32214860" calcext:value-type="float">
            <text:p>32214860</text:p>
          </table:table-cell>
          <table:table-cell office:value-type="float" office:value="44110150" calcext:value-type="float">
            <text:p>44110150</text:p>
          </table:table-cell>
          <table:table-cell office:value-type="float" office:value="42958560" calcext:value-type="float">
            <text:p>42958560</text:p>
          </table:table-cell>
          <table:table-cell office:value-type="float" office:value="44649760" calcext:value-type="float">
            <text:p>44649760</text:p>
          </table:table-cell>
          <table:table-cell office:value-type="float" office:value="53191630" calcext:value-type="float">
            <text:p>53191630</text:p>
          </table:table-cell>
          <table:table-cell office:value-type="float" office:value="52780970" calcext:value-type="float">
            <text:p>52780970</text:p>
          </table:table-cell>
          <table:table-cell office:value-type="float" office:value="56788340" calcext:value-type="float">
            <text:p>56788340</text:p>
          </table:table-cell>
          <table:table-cell office:value-type="float" office:value="54054000" calcext:value-type="float">
            <text:p>54054000</text:p>
          </table:table-cell>
          <table:table-cell office:value-type="float" office:value="69669000" calcext:value-type="float">
            <text:p>6966900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LACERDÓPO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1" calcext:value-type="float">
            <text:p>2201</text:p>
          </table:table-cell>
          <table:table-cell office:value-type="float" office:value="2203" calcext:value-type="float">
            <text:p>2203</text:p>
          </table:table-cell>
          <table:table-cell office:value-type="float" office:value="2242" calcext:value-type="float">
            <text:p>2242</text:p>
          </table:table-cell>
          <table:table-cell office:value-type="float" office:value="2244" calcext:value-type="float">
            <text:p>2244</text:p>
          </table:table-cell>
          <table:table-cell office:value-type="float" office:value="2246" calcext:value-type="float">
            <text:p>2246</text:p>
          </table:table-cell>
          <table:table-cell office:value-type="float" office:value="2249" calcext:value-type="float">
            <text:p>2249</text:p>
          </table:table-cell>
          <table:table-cell office:value-type="float" office:value="2251" calcext:value-type="float">
            <text:p>2251</text:p>
          </table:table-cell>
          <table:table-cell office:value-type="float" office:value="2245" calcext:value-type="float">
            <text:p>2245</text:p>
          </table:table-cell>
          <table:table-cell office:value-type="float" office:value="2246" calcext:value-type="float">
            <text:p>2246</text:p>
          </table:table-cell>
          <table:table-cell office:value-type="float" office:value="2247" calcext:value-type="float">
            <text:p>2247</text:p>
          </table:table-cell>
          <table:table-cell office:value-type="float" office:value="260542.76" calcext:value-type="float">
            <text:p>260542.76</text:p>
          </table:table-cell>
          <table:table-cell office:value-type="float" office:value="318461.25" calcext:value-type="float">
            <text:p>318461.25</text:p>
          </table:table-cell>
          <table:table-cell office:value-type="float" office:value="368450.7" calcext:value-type="float">
            <text:p>368450.7</text:p>
          </table:table-cell>
          <table:table-cell office:value-type="float" office:value="472261.12" calcext:value-type="float">
            <text:p>472261.12</text:p>
          </table:table-cell>
          <table:table-cell office:value-type="float" office:value="531077.28" calcext:value-type="float">
            <text:p>531077.28</text:p>
          </table:table-cell>
          <table:table-cell office:value-type="float" office:value="595535.73" calcext:value-type="float">
            <text:p>595535.73</text:p>
          </table:table-cell>
          <table:table-cell office:value-type="float" office:value="660762.92" calcext:value-type="float">
            <text:p>660762.92</text:p>
          </table:table-cell>
          <table:table-cell office:value-type="float" office:value="750687.82" calcext:value-type="float">
            <text:p>750687.82</text:p>
          </table:table-cell>
          <table:table-cell office:value-type="float" office:value="844809.74" calcext:value-type="float">
            <text:p>844809.74</text:p>
          </table:table-cell>
          <table:table-cell office:value-type="float" office:value="883905.38" calcext:value-type="float">
            <text:p>883905.38</text:p>
          </table:table-cell>
          <table:table-cell office:value-type="float" office:value="1022305.24" calcext:value-type="float">
            <text:p>1022305.24</text:p>
          </table:table-cell>
          <table:table-cell office:value-type="float" office:value="77672770" calcext:value-type="float">
            <text:p>77672770</text:p>
          </table:table-cell>
          <table:table-cell office:value-type="float" office:value="93819630" calcext:value-type="float">
            <text:p>93819630</text:p>
          </table:table-cell>
          <table:table-cell office:value-type="float" office:value="98424030" calcext:value-type="float">
            <text:p>98424030</text:p>
          </table:table-cell>
          <table:table-cell office:value-type="float" office:value="109678000" calcext:value-type="float">
            <text:p>109678000</text:p>
          </table:table-cell>
          <table:table-cell office:value-type="float" office:value="80256450" calcext:value-type="float">
            <text:p>80256450</text:p>
          </table:table-cell>
          <table:table-cell office:value-type="float" office:value="82188400" calcext:value-type="float">
            <text:p>82188400</text:p>
          </table:table-cell>
          <table:table-cell office:value-type="float" office:value="88769100" calcext:value-type="float">
            <text:p>88769100</text:p>
          </table:table-cell>
          <table:table-cell office:value-type="float" office:value="93047460" calcext:value-type="float">
            <text:p>93047460</text:p>
          </table:table-cell>
          <table:table-cell office:value-type="float" office:value="92184200" calcext:value-type="float">
            <text:p>92184200</text:p>
          </table:table-cell>
          <table:table-cell office:value-type="float" office:value="105174000" calcext:value-type="float">
            <text:p>105174000</text:p>
          </table:table-cell>
          <table:table-cell office:value-type="float" office:value="138061000" calcext:value-type="float">
            <text:p>138061000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77" calcext:value-type="float">
            <text:p>477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LAG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665" calcext:value-type="float">
            <text:p>156665</text:p>
          </table:table-cell>
          <table:table-cell office:value-type="float" office:value="156604" calcext:value-type="float">
            <text:p>156604</text:p>
          </table:table-cell>
          <table:table-cell office:value-type="float" office:value="158961" calcext:value-type="float">
            <text:p>158961</text:p>
          </table:table-cell>
          <table:table-cell office:value-type="float" office:value="158846" calcext:value-type="float">
            <text:p>158846</text:p>
          </table:table-cell>
          <table:table-cell office:value-type="float" office:value="158732" calcext:value-type="float">
            <text:p>158732</text:p>
          </table:table-cell>
          <table:table-cell office:value-type="float" office:value="158620" calcext:value-type="float">
            <text:p>158620</text:p>
          </table:table-cell>
          <table:table-cell office:value-type="float" office:value="158508" calcext:value-type="float">
            <text:p>158508</text:p>
          </table:table-cell>
          <table:table-cell office:value-type="float" office:value="157743" calcext:value-type="float">
            <text:p>157743</text:p>
          </table:table-cell>
          <table:table-cell office:value-type="float" office:value="157544" calcext:value-type="float">
            <text:p>157544</text:p>
          </table:table-cell>
          <table:table-cell office:value-type="float" office:value="157349" calcext:value-type="float">
            <text:p>157349</text:p>
          </table:table-cell>
          <table:table-cell office:value-type="float" office:value="31928545.31" calcext:value-type="float">
            <text:p>31928545.31</text:p>
          </table:table-cell>
          <table:table-cell office:value-type="float" office:value="36288791.02" calcext:value-type="float">
            <text:p>36288791.02</text:p>
          </table:table-cell>
          <table:table-cell office:value-type="float" office:value="41049509.69" calcext:value-type="float">
            <text:p>41049509.69</text:p>
          </table:table-cell>
          <table:table-cell office:value-type="float" office:value="46855451.47" calcext:value-type="float">
            <text:p>46855451.47</text:p>
          </table:table-cell>
          <table:table-cell office:value-type="float" office:value="52894114.07" calcext:value-type="float">
            <text:p>52894114.07</text:p>
          </table:table-cell>
          <table:table-cell office:value-type="float" office:value="56507926.33" calcext:value-type="float">
            <text:p>56507926.33</text:p>
          </table:table-cell>
          <table:table-cell office:value-type="float" office:value="59820308.1" calcext:value-type="float">
            <text:p>59820308.1</text:p>
          </table:table-cell>
          <table:table-cell office:value-type="float" office:value="65444453.07" calcext:value-type="float">
            <text:p>65444453.07</text:p>
          </table:table-cell>
          <table:table-cell office:value-type="float" office:value="68436768.96" calcext:value-type="float">
            <text:p>68436768.96</text:p>
          </table:table-cell>
          <table:table-cell office:value-type="float" office:value="66464426.1" calcext:value-type="float">
            <text:p>66464426.1</text:p>
          </table:table-cell>
          <table:table-cell office:value-type="float" office:value="68801988.18" calcext:value-type="float">
            <text:p>68801988.18</text:p>
          </table:table-cell>
          <table:table-cell office:value-type="float" office:value="2771856000" calcext:value-type="float">
            <text:p>2771856000</text:p>
          </table:table-cell>
          <table:table-cell office:value-type="float" office:value="2922302000" calcext:value-type="float">
            <text:p>2922302000</text:p>
          </table:table-cell>
          <table:table-cell office:value-type="float" office:value="4083720000" calcext:value-type="float">
            <text:p>4083720000</text:p>
          </table:table-cell>
          <table:table-cell office:value-type="float" office:value="3595196000" calcext:value-type="float">
            <text:p>3595196000</text:p>
          </table:table-cell>
          <table:table-cell office:value-type="float" office:value="4379587000" calcext:value-type="float">
            <text:p>4379587000</text:p>
          </table:table-cell>
          <table:table-cell office:value-type="float" office:value="4746496000" calcext:value-type="float">
            <text:p>4746496000</text:p>
          </table:table-cell>
          <table:table-cell office:value-type="float" office:value="4749124000" calcext:value-type="float">
            <text:p>4749124000</text:p>
          </table:table-cell>
          <table:table-cell office:value-type="float" office:value="5075586000" calcext:value-type="float">
            <text:p>5075586000</text:p>
          </table:table-cell>
          <table:table-cell office:value-type="float" office:value="5103843000" calcext:value-type="float">
            <text:p>5103843000</text:p>
          </table:table-cell>
          <table:table-cell office:value-type="float" office:value="5571758000" calcext:value-type="float">
            <text:p>5571758000</text:p>
          </table:table-cell>
          <table:table-cell office:value-type="float" office:value="5880007000" calcext:value-type="float">
            <text:p>5880007000</text:p>
          </table:table-cell>
          <table:table-cell office:value-type="float" office:value="30613" calcext:value-type="float">
            <text:p>30613</text:p>
          </table:table-cell>
          <table:table-cell office:value-type="float" office:value="30934" calcext:value-type="float">
            <text:p>30934</text:p>
          </table:table-cell>
          <table:table-cell office:value-type="float" office:value="32339" calcext:value-type="float">
            <text:p>32339</text:p>
          </table:table-cell>
          <table:table-cell office:value-type="float" office:value="33642" calcext:value-type="float">
            <text:p>33642</text:p>
          </table:table-cell>
          <table:table-cell office:value-type="float" office:value="34657" calcext:value-type="float">
            <text:p>34657</text:p>
          </table:table-cell>
          <table:table-cell office:value-type="float" office:value="34483" calcext:value-type="float">
            <text:p>34483</text:p>
          </table:table-cell>
          <table:table-cell office:value-type="float" office:value="33634" calcext:value-type="float">
            <text:p>33634</text:p>
          </table:table-cell>
          <table:table-cell office:value-type="float" office:value="35092" calcext:value-type="float">
            <text:p>35092</text:p>
          </table:table-cell>
          <table:table-cell office:value-type="float" office:value="35232" calcext:value-type="float">
            <text:p>35232</text:p>
          </table:table-cell>
          <table:table-cell office:value-type="float" office:value="34866" calcext:value-type="float">
            <text:p>34866</text:p>
          </table:table-cell>
          <table:table-cell office:value-type="float" office:value="34958" calcext:value-type="float">
            <text:p>34958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LAGU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869" calcext:value-type="float">
            <text:p>51869</text:p>
          </table:table-cell>
          <table:table-cell office:value-type="float" office:value="42750" calcext:value-type="float">
            <text:p>42750</text:p>
          </table:table-cell>
          <table:table-cell office:value-type="float" office:value="43979" calcext:value-type="float">
            <text:p>43979</text:p>
          </table:table-cell>
          <table:table-cell office:value-type="float" office:value="44316" calcext:value-type="float">
            <text:p>44316</text:p>
          </table:table-cell>
          <table:table-cell office:value-type="float" office:value="44650" calcext:value-type="float">
            <text:p>44650</text:p>
          </table:table-cell>
          <table:table-cell office:value-type="float" office:value="44982" calcext:value-type="float">
            <text:p>44982</text:p>
          </table:table-cell>
          <table:table-cell office:value-type="float" office:value="45311" calcext:value-type="float">
            <text:p>45311</text:p>
          </table:table-cell>
          <table:table-cell office:value-type="float" office:value="45500" calcext:value-type="float">
            <text:p>45500</text:p>
          </table:table-cell>
          <table:table-cell office:value-type="float" office:value="45814" calcext:value-type="float">
            <text:p>45814</text:p>
          </table:table-cell>
          <table:table-cell office:value-type="float" office:value="46122" calcext:value-type="float">
            <text:p>46122</text:p>
          </table:table-cell>
          <table:table-cell office:value-type="float" office:value="4143784.31" calcext:value-type="float">
            <text:p>4143784.31</text:p>
          </table:table-cell>
          <table:table-cell office:value-type="float" office:value="4835850.01" calcext:value-type="float">
            <text:p>4835850.01</text:p>
          </table:table-cell>
          <table:table-cell office:value-type="float" office:value="6409406.93" calcext:value-type="float">
            <text:p>6409406.93</text:p>
          </table:table-cell>
          <table:table-cell office:value-type="float" office:value="8714941.9" calcext:value-type="float">
            <text:p>8714941.9</text:p>
          </table:table-cell>
          <table:table-cell office:value-type="float" office:value="9298555.92" calcext:value-type="float">
            <text:p>9298555.92</text:p>
          </table:table-cell>
          <table:table-cell office:value-type="float" office:value="7614425.53" calcext:value-type="float">
            <text:p>7614425.53</text:p>
          </table:table-cell>
          <table:table-cell office:value-type="float" office:value="7991097.13" calcext:value-type="float">
            <text:p>7991097.13</text:p>
          </table:table-cell>
          <table:table-cell office:value-type="float" office:value="8301916.28" calcext:value-type="float">
            <text:p>8301916.28</text:p>
          </table:table-cell>
          <table:table-cell office:value-type="float" office:value="8208387.06" calcext:value-type="float">
            <text:p>8208387.06</text:p>
          </table:table-cell>
          <table:table-cell office:value-type="float" office:value="7287567.67" calcext:value-type="float">
            <text:p>7287567.67</text:p>
          </table:table-cell>
          <table:table-cell office:value-type="float" office:value="7378818.9" calcext:value-type="float">
            <text:p>7378818.9</text:p>
          </table:table-cell>
          <table:table-cell office:value-type="float" office:value="474495200" calcext:value-type="float">
            <text:p>474495200</text:p>
          </table:table-cell>
          <table:table-cell office:value-type="float" office:value="526835800" calcext:value-type="float">
            <text:p>526835800</text:p>
          </table:table-cell>
          <table:table-cell office:value-type="float" office:value="686312200" calcext:value-type="float">
            <text:p>686312200</text:p>
          </table:table-cell>
          <table:table-cell office:value-type="float" office:value="668180300" calcext:value-type="float">
            <text:p>668180300</text:p>
          </table:table-cell>
          <table:table-cell office:value-type="float" office:value="748635900" calcext:value-type="float">
            <text:p>748635900</text:p>
          </table:table-cell>
          <table:table-cell office:value-type="float" office:value="757677900" calcext:value-type="float">
            <text:p>757677900</text:p>
          </table:table-cell>
          <table:table-cell office:value-type="float" office:value="784301600" calcext:value-type="float">
            <text:p>784301600</text:p>
          </table:table-cell>
          <table:table-cell office:value-type="float" office:value="841741800" calcext:value-type="float">
            <text:p>841741800</text:p>
          </table:table-cell>
          <table:table-cell office:value-type="float" office:value="900499100" calcext:value-type="float">
            <text:p>900499100</text:p>
          </table:table-cell>
          <table:table-cell office:value-type="float" office:value="891933000" calcext:value-type="float">
            <text:p>891933000</text:p>
          </table:table-cell>
          <table:table-cell office:value-type="float" office:value="962895000" calcext:value-type="float">
            <text:p>962895000</text:p>
          </table:table-cell>
          <table:table-cell office:value-type="float" office:value="4698" calcext:value-type="float">
            <text:p>4698</text:p>
          </table:table-cell>
          <table:table-cell office:value-type="float" office:value="4989" calcext:value-type="float">
            <text:p>4989</text:p>
          </table:table-cell>
          <table:table-cell office:value-type="float" office:value="5647" calcext:value-type="float">
            <text:p>5647</text:p>
          </table:table-cell>
          <table:table-cell office:value-type="float" office:value="6453" calcext:value-type="float">
            <text:p>6453</text:p>
          </table:table-cell>
          <table:table-cell office:value-type="float" office:value="6404" calcext:value-type="float">
            <text:p>6404</text:p>
          </table:table-cell>
          <table:table-cell office:value-type="float" office:value="5319" calcext:value-type="float">
            <text:p>5319</text:p>
          </table:table-cell>
          <table:table-cell office:value-type="float" office:value="5280" calcext:value-type="float">
            <text:p>5280</text:p>
          </table:table-cell>
          <table:table-cell office:value-type="float" office:value="5249" calcext:value-type="float">
            <text:p>5249</text:p>
          </table:table-cell>
          <table:table-cell office:value-type="float" office:value="5052" calcext:value-type="float">
            <text:p>5052</text:p>
          </table:table-cell>
          <table:table-cell office:value-type="float" office:value="4556" calcext:value-type="float">
            <text:p>4556</text:p>
          </table:table-cell>
          <table:table-cell office:value-type="float" office:value="4731" calcext:value-type="float">
            <text:p>473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LAJEADO GRAN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4" calcext:value-type="float">
            <text:p>1484</text:p>
          </table:table-cell>
          <table:table-cell office:value-type="float" office:value="1478" calcext:value-type="float">
            <text:p>1478</text:p>
          </table:table-cell>
          <table:table-cell office:value-type="float" office:value="1488" calcext:value-type="float">
            <text:p>1488</text:p>
          </table:table-cell>
          <table:table-cell office:value-type="float" office:value="1479" calcext:value-type="float">
            <text:p>1479</text:p>
          </table:table-cell>
          <table:table-cell office:value-type="float" office:value="1470" calcext:value-type="float">
            <text:p>1470</text:p>
          </table:table-cell>
          <table:table-cell office:value-type="float" office:value="1461" calcext:value-type="float">
            <text:p>1461</text:p>
          </table:table-cell>
          <table:table-cell office:value-type="float" office:value="1453" calcext:value-type="float">
            <text:p>1453</text:p>
          </table:table-cell>
          <table:table-cell office:value-type="float" office:value="1437" calcext:value-type="float">
            <text:p>1437</text:p>
          </table:table-cell>
          <table:table-cell office:value-type="float" office:value="1427" calcext:value-type="float">
            <text:p>1427</text:p>
          </table:table-cell>
          <table:table-cell office:value-type="float" office:value="1418" calcext:value-type="float">
            <text:p>1418</text:p>
          </table:table-cell>
          <table:table-cell office:value-type="float" office:value="129709.52" calcext:value-type="float">
            <text:p>129709.52</text:p>
          </table:table-cell>
          <table:table-cell office:value-type="float" office:value="142029.13" calcext:value-type="float">
            <text:p>142029.13</text:p>
          </table:table-cell>
          <table:table-cell office:value-type="float" office:value="173648.74" calcext:value-type="float">
            <text:p>173648.74</text:p>
          </table:table-cell>
          <table:table-cell office:value-type="float" office:value="142285.27" calcext:value-type="float">
            <text:p>142285.27</text:p>
          </table:table-cell>
          <table:table-cell office:value-type="float" office:value="96741.97" calcext:value-type="float">
            <text:p>96741.97</text:p>
          </table:table-cell>
          <table:table-cell office:value-type="float" office:value="149444.87" calcext:value-type="float">
            <text:p>149444.87</text:p>
          </table:table-cell>
          <table:table-cell office:value-type="float" office:value="219599.35" calcext:value-type="float">
            <text:p>219599.35</text:p>
          </table:table-cell>
          <table:table-cell office:value-type="float" office:value="211938.38" calcext:value-type="float">
            <text:p>211938.38</text:p>
          </table:table-cell>
          <table:table-cell office:value-type="float" office:value="256384.41" calcext:value-type="float">
            <text:p>256384.41</text:p>
          </table:table-cell>
          <table:table-cell office:value-type="float" office:value="281409.56" calcext:value-type="float">
            <text:p>281409.56</text:p>
          </table:table-cell>
          <table:table-cell office:value-type="float" office:value="288025.07" calcext:value-type="float">
            <text:p>288025.07</text:p>
          </table:table-cell>
          <table:table-cell office:value-type="float" office:value="22752250" calcext:value-type="float">
            <text:p>22752250</text:p>
          </table:table-cell>
          <table:table-cell office:value-type="float" office:value="25538830" calcext:value-type="float">
            <text:p>25538830</text:p>
          </table:table-cell>
          <table:table-cell office:value-type="float" office:value="80508950" calcext:value-type="float">
            <text:p>80508950</text:p>
          </table:table-cell>
          <table:table-cell office:value-type="float" office:value="91100260" calcext:value-type="float">
            <text:p>91100260</text:p>
          </table:table-cell>
          <table:table-cell office:value-type="float" office:value="41946640" calcext:value-type="float">
            <text:p>41946640</text:p>
          </table:table-cell>
          <table:table-cell office:value-type="float" office:value="35116120" calcext:value-type="float">
            <text:p>35116120</text:p>
          </table:table-cell>
          <table:table-cell office:value-type="float" office:value="38097990" calcext:value-type="float">
            <text:p>38097990</text:p>
          </table:table-cell>
          <table:table-cell office:value-type="float" office:value="39368980" calcext:value-type="float">
            <text:p>39368980</text:p>
          </table:table-cell>
          <table:table-cell office:value-type="float" office:value="41354510" calcext:value-type="float">
            <text:p>41354510</text:p>
          </table:table-cell>
          <table:table-cell office:value-type="float" office:value="50350000" calcext:value-type="float">
            <text:p>50350000</text:p>
          </table:table-cell>
          <table:table-cell office:value-type="float" office:value="60932000" calcext:value-type="float">
            <text:p>6093200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LAURENT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77" calcext:value-type="float">
            <text:p>6077</text:p>
          </table:table-cell>
          <table:table-cell office:value-type="float" office:value="6147" calcext:value-type="float">
            <text:p>6147</text:p>
          </table:table-cell>
          <table:table-cell office:value-type="float" office:value="6402" calcext:value-type="float">
            <text:p>6402</text:p>
          </table:table-cell>
          <table:table-cell office:value-type="float" office:value="6500" calcext:value-type="float">
            <text:p>6500</text:p>
          </table:table-cell>
          <table:table-cell office:value-type="float" office:value="6598" calcext:value-type="float">
            <text:p>6598</text:p>
          </table:table-cell>
          <table:table-cell office:value-type="float" office:value="6694" calcext:value-type="float">
            <text:p>6694</text:p>
          </table:table-cell>
          <table:table-cell office:value-type="float" office:value="6790" calcext:value-type="float">
            <text:p>6790</text:p>
          </table:table-cell>
          <table:table-cell office:value-type="float" office:value="6875" calcext:value-type="float">
            <text:p>6875</text:p>
          </table:table-cell>
          <table:table-cell office:value-type="float" office:value="6970" calcext:value-type="float">
            <text:p>6970</text:p>
          </table:table-cell>
          <table:table-cell office:value-type="float" office:value="7063" calcext:value-type="float">
            <text:p>7063</text:p>
          </table:table-cell>
          <table:table-cell office:value-type="float" office:value="1493401.25" calcext:value-type="float">
            <text:p>1493401.25</text:p>
          </table:table-cell>
          <table:table-cell office:value-type="float" office:value="1670158.55" calcext:value-type="float">
            <text:p>1670158.55</text:p>
          </table:table-cell>
          <table:table-cell office:value-type="float" office:value="1955300.57" calcext:value-type="float">
            <text:p>1955300.57</text:p>
          </table:table-cell>
          <table:table-cell office:value-type="float" office:value="2238365.92" calcext:value-type="float">
            <text:p>2238365.92</text:p>
          </table:table-cell>
          <table:table-cell office:value-type="float" office:value="2852090.6" calcext:value-type="float">
            <text:p>2852090.6</text:p>
          </table:table-cell>
          <table:table-cell office:value-type="float" office:value="2823439.1" calcext:value-type="float">
            <text:p>2823439.1</text:p>
          </table:table-cell>
          <table:table-cell office:value-type="float" office:value="3175985.69" calcext:value-type="float">
            <text:p>3175985.69</text:p>
          </table:table-cell>
          <table:table-cell office:value-type="float" office:value="3182157.76" calcext:value-type="float">
            <text:p>3182157.76</text:p>
          </table:table-cell>
          <table:table-cell office:value-type="float" office:value="3384922.73" calcext:value-type="float">
            <text:p>3384922.73</text:p>
          </table:table-cell>
          <table:table-cell office:value-type="float" office:value="3536546.58" calcext:value-type="float">
            <text:p>3536546.58</text:p>
          </table:table-cell>
          <table:table-cell office:value-type="float" office:value="3721231.62" calcext:value-type="float">
            <text:p>3721231.62</text:p>
          </table:table-cell>
          <table:table-cell office:value-type="float" office:value="121033500" calcext:value-type="float">
            <text:p>121033500</text:p>
          </table:table-cell>
          <table:table-cell office:value-type="float" office:value="131989200" calcext:value-type="float">
            <text:p>131989200</text:p>
          </table:table-cell>
          <table:table-cell office:value-type="float" office:value="141875200" calcext:value-type="float">
            <text:p>141875200</text:p>
          </table:table-cell>
          <table:table-cell office:value-type="float" office:value="165059500" calcext:value-type="float">
            <text:p>165059500</text:p>
          </table:table-cell>
          <table:table-cell office:value-type="float" office:value="214231400" calcext:value-type="float">
            <text:p>214231400</text:p>
          </table:table-cell>
          <table:table-cell office:value-type="float" office:value="218288200" calcext:value-type="float">
            <text:p>218288200</text:p>
          </table:table-cell>
          <table:table-cell office:value-type="float" office:value="252520300" calcext:value-type="float">
            <text:p>252520300</text:p>
          </table:table-cell>
          <table:table-cell office:value-type="float" office:value="257563500" calcext:value-type="float">
            <text:p>257563500</text:p>
          </table:table-cell>
          <table:table-cell office:value-type="float" office:value="267676000" calcext:value-type="float">
            <text:p>267676000</text:p>
          </table:table-cell>
          <table:table-cell office:value-type="float" office:value="290054000" calcext:value-type="float">
            <text:p>290054000</text:p>
          </table:table-cell>
          <table:table-cell office:value-type="float" office:value="337187000" calcext:value-type="float">
            <text:p>337187000</text:p>
          </table:table-cell>
          <table:table-cell office:value-type="float" office:value="1423" calcext:value-type="float">
            <text:p>1423</text:p>
          </table:table-cell>
          <table:table-cell office:value-type="float" office:value="1448" calcext:value-type="float">
            <text:p>1448</text:p>
          </table:table-cell>
          <table:table-cell office:value-type="float" office:value="1532" calcext:value-type="float">
            <text:p>1532</text:p>
          </table:table-cell>
          <table:table-cell office:value-type="float" office:value="1568" calcext:value-type="float">
            <text:p>1568</text:p>
          </table:table-cell>
          <table:table-cell office:value-type="float" office:value="1717" calcext:value-type="float">
            <text:p>1717</text:p>
          </table:table-cell>
          <table:table-cell office:value-type="float" office:value="1584" calcext:value-type="float">
            <text:p>1584</text:p>
          </table:table-cell>
          <table:table-cell office:value-type="float" office:value="1661" calcext:value-type="float">
            <text:p>1661</text:p>
          </table:table-cell>
          <table:table-cell office:value-type="float" office:value="1586" calcext:value-type="float">
            <text:p>1586</text:p>
          </table:table-cell>
          <table:table-cell office:value-type="float" office:value="1633" calcext:value-type="float">
            <text:p>1633</text:p>
          </table:table-cell>
          <table:table-cell office:value-type="float" office:value="1655" calcext:value-type="float">
            <text:p>1655</text:p>
          </table:table-cell>
          <table:table-cell office:value-type="float" office:value="1693" calcext:value-type="float">
            <text:p>169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LAURO MUL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26" calcext:value-type="float">
            <text:p>144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841" calcext:value-type="float">
            <text:p>14841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6" calcext:value-type="float">
            <text:p>14996</text:p>
          </table:table-cell>
          <table:table-cell office:value-type="float" office:value="15073" calcext:value-type="float">
            <text:p>15073</text:p>
          </table:table-cell>
          <table:table-cell office:value-type="float" office:value="15149" calcext:value-type="float">
            <text:p>15149</text:p>
          </table:table-cell>
          <table:table-cell office:value-type="float" office:value="15174" calcext:value-type="float">
            <text:p>15174</text:p>
          </table:table-cell>
          <table:table-cell office:value-type="float" office:value="15244" calcext:value-type="float">
            <text:p>15244</text:p>
          </table:table-cell>
          <table:table-cell office:value-type="float" office:value="15313" calcext:value-type="float">
            <text:p>15313</text:p>
          </table:table-cell>
          <table:table-cell office:value-type="float" office:value="2546494.45" calcext:value-type="float">
            <text:p>2546494.45</text:p>
          </table:table-cell>
          <table:table-cell office:value-type="float" office:value="2904779.9" calcext:value-type="float">
            <text:p>2904779.9</text:p>
          </table:table-cell>
          <table:table-cell office:value-type="float" office:value="3112025.16" calcext:value-type="float">
            <text:p>3112025.16</text:p>
          </table:table-cell>
          <table:table-cell office:value-type="float" office:value="3807157.9" calcext:value-type="float">
            <text:p>3807157.9</text:p>
          </table:table-cell>
          <table:table-cell office:value-type="float" office:value="4896897.04" calcext:value-type="float">
            <text:p>4896897.04</text:p>
          </table:table-cell>
          <table:table-cell office:value-type="float" office:value="5687995.25" calcext:value-type="float">
            <text:p>5687995.25</text:p>
          </table:table-cell>
          <table:table-cell office:value-type="float" office:value="6372375.5" calcext:value-type="float">
            <text:p>6372375.5</text:p>
          </table:table-cell>
          <table:table-cell office:value-type="float" office:value="6600584.2" calcext:value-type="float">
            <text:p>6600584.2</text:p>
          </table:table-cell>
          <table:table-cell office:value-type="float" office:value="7192371.96" calcext:value-type="float">
            <text:p>7192371.96</text:p>
          </table:table-cell>
          <table:table-cell office:value-type="float" office:value="7751383.69" calcext:value-type="float">
            <text:p>7751383.69</text:p>
          </table:table-cell>
          <table:table-cell office:value-type="float" office:value="8281401.95" calcext:value-type="float">
            <text:p>8281401.95</text:p>
          </table:table-cell>
          <table:table-cell office:value-type="float" office:value="172087500" calcext:value-type="float">
            <text:p>172087500</text:p>
          </table:table-cell>
          <table:table-cell office:value-type="float" office:value="207233100" calcext:value-type="float">
            <text:p>207233100</text:p>
          </table:table-cell>
          <table:table-cell office:value-type="float" office:value="219013000" calcext:value-type="float">
            <text:p>219013000</text:p>
          </table:table-cell>
          <table:table-cell office:value-type="float" office:value="237244600" calcext:value-type="float">
            <text:p>237244600</text:p>
          </table:table-cell>
          <table:table-cell office:value-type="float" office:value="263646400" calcext:value-type="float">
            <text:p>263646400</text:p>
          </table:table-cell>
          <table:table-cell office:value-type="float" office:value="278881800" calcext:value-type="float">
            <text:p>278881800</text:p>
          </table:table-cell>
          <table:table-cell office:value-type="float" office:value="324999400" calcext:value-type="float">
            <text:p>324999400</text:p>
          </table:table-cell>
          <table:table-cell office:value-type="float" office:value="355273800" calcext:value-type="float">
            <text:p>355273800</text:p>
          </table:table-cell>
          <table:table-cell office:value-type="float" office:value="373986900" calcext:value-type="float">
            <text:p>373986900</text:p>
          </table:table-cell>
          <table:table-cell office:value-type="float" office:value="386608000" calcext:value-type="float">
            <text:p>386608000</text:p>
          </table:table-cell>
          <table:table-cell office:value-type="float" office:value="412318000" calcext:value-type="float">
            <text:p>412318000</text:p>
          </table:table-cell>
          <table:table-cell office:value-type="float" office:value="2070" calcext:value-type="float">
            <text:p>2070</text:p>
          </table:table-cell>
          <table:table-cell office:value-type="float" office:value="2255" calcext:value-type="float">
            <text:p>2255</text:p>
          </table:table-cell>
          <table:table-cell office:value-type="float" office:value="2177" calcext:value-type="float">
            <text:p>2177</text:p>
          </table:table-cell>
          <table:table-cell office:value-type="float" office:value="2245" calcext:value-type="float">
            <text:p>2245</text:p>
          </table:table-cell>
          <table:table-cell office:value-type="float" office:value="2516" calcext:value-type="float">
            <text:p>2516</text:p>
          </table:table-cell>
          <table:table-cell office:value-type="float" office:value="2593" calcext:value-type="float">
            <text:p>2593</text:p>
          </table:table-cell>
          <table:table-cell office:value-type="float" office:value="2617" calcext:value-type="float">
            <text:p>2617</text:p>
          </table:table-cell>
          <table:table-cell office:value-type="float" office:value="2562" calcext:value-type="float">
            <text:p>2562</text:p>
          </table:table-cell>
          <table:table-cell office:value-type="float" office:value="2682" calcext:value-type="float">
            <text:p>2682</text:p>
          </table:table-cell>
          <table:table-cell office:value-type="float" office:value="2864" calcext:value-type="float">
            <text:p>2864</text:p>
          </table:table-cell>
          <table:table-cell office:value-type="float" office:value="2921" calcext:value-type="float">
            <text:p>2921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LEBON RÉG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50" calcext:value-type="float">
            <text:p>11850</text:p>
          </table:table-cell>
          <table:table-cell office:value-type="float" office:value="11862" calcext:value-type="float">
            <text:p>11862</text:p>
          </table:table-cell>
          <table:table-cell office:value-type="float" office:value="12077" calcext:value-type="float">
            <text:p>12077</text:p>
          </table:table-cell>
          <table:table-cell office:value-type="float" office:value="12091" calcext:value-type="float">
            <text:p>12091</text:p>
          </table:table-cell>
          <table:table-cell office:value-type="float" office:value="12105" calcext:value-type="float">
            <text:p>12105</text:p>
          </table:table-cell>
          <table:table-cell office:value-type="float" office:value="12119" calcext:value-type="float">
            <text:p>12119</text:p>
          </table:table-cell>
          <table:table-cell office:value-type="float" office:value="12133" calcext:value-type="float">
            <text:p>12133</text:p>
          </table:table-cell>
          <table:table-cell office:value-type="float" office:value="12099" calcext:value-type="float">
            <text:p>12099</text:p>
          </table:table-cell>
          <table:table-cell office:value-type="float" office:value="12107" calcext:value-type="float">
            <text:p>12107</text:p>
          </table:table-cell>
          <table:table-cell office:value-type="float" office:value="12115" calcext:value-type="float">
            <text:p>12115</text:p>
          </table:table-cell>
          <table:table-cell office:value-type="float" office:value="953623.8" calcext:value-type="float">
            <text:p>953623.8</text:p>
          </table:table-cell>
          <table:table-cell office:value-type="float" office:value="1132496.35" calcext:value-type="float">
            <text:p>1132496.35</text:p>
          </table:table-cell>
          <table:table-cell office:value-type="float" office:value="1225370.33" calcext:value-type="float">
            <text:p>1225370.33</text:p>
          </table:table-cell>
          <table:table-cell office:value-type="float" office:value="1317902.48" calcext:value-type="float">
            <text:p>1317902.48</text:p>
          </table:table-cell>
          <table:table-cell office:value-type="float" office:value="1444506.79" calcext:value-type="float">
            <text:p>1444506.79</text:p>
          </table:table-cell>
          <table:table-cell office:value-type="float" office:value="1311706.07" calcext:value-type="float">
            <text:p>1311706.07</text:p>
          </table:table-cell>
          <table:table-cell office:value-type="float" office:value="1795274.68" calcext:value-type="float">
            <text:p>1795274.68</text:p>
          </table:table-cell>
          <table:table-cell office:value-type="float" office:value="2007476.42" calcext:value-type="float">
            <text:p>2007476.42</text:p>
          </table:table-cell>
          <table:table-cell office:value-type="float" office:value="2110499.3" calcext:value-type="float">
            <text:p>2110499.3</text:p>
          </table:table-cell>
          <table:table-cell office:value-type="float" office:value="2176467.71" calcext:value-type="float">
            <text:p>2176467.71</text:p>
          </table:table-cell>
          <table:table-cell office:value-type="float" office:value="2174189.17" calcext:value-type="float">
            <text:p>2174189.17</text:p>
          </table:table-cell>
          <table:table-cell office:value-type="float" office:value="185263500" calcext:value-type="float">
            <text:p>185263500</text:p>
          </table:table-cell>
          <table:table-cell office:value-type="float" office:value="152471300" calcext:value-type="float">
            <text:p>152471300</text:p>
          </table:table-cell>
          <table:table-cell office:value-type="float" office:value="170447400" calcext:value-type="float">
            <text:p>170447400</text:p>
          </table:table-cell>
          <table:table-cell office:value-type="float" office:value="181963300" calcext:value-type="float">
            <text:p>181963300</text:p>
          </table:table-cell>
          <table:table-cell office:value-type="float" office:value="193065000" calcext:value-type="float">
            <text:p>193065000</text:p>
          </table:table-cell>
          <table:table-cell office:value-type="float" office:value="216199900" calcext:value-type="float">
            <text:p>216199900</text:p>
          </table:table-cell>
          <table:table-cell office:value-type="float" office:value="248571000" calcext:value-type="float">
            <text:p>248571000</text:p>
          </table:table-cell>
          <table:table-cell office:value-type="float" office:value="223593100" calcext:value-type="float">
            <text:p>223593100</text:p>
          </table:table-cell>
          <table:table-cell office:value-type="float" office:value="246848600" calcext:value-type="float">
            <text:p>246848600</text:p>
          </table:table-cell>
          <table:table-cell office:value-type="float" office:value="319479000" calcext:value-type="float">
            <text:p>319479000</text:p>
          </table:table-cell>
          <table:table-cell office:value-type="float" office:value="365967000" calcext:value-type="float">
            <text:p>365967000</text:p>
          </table:table-cell>
          <table:table-cell office:value-type="float" office:value="1368" calcext:value-type="float">
            <text:p>1368</text:p>
          </table:table-cell>
          <table:table-cell office:value-type="float" office:value="1526" calcext:value-type="float">
            <text:p>1526</text:p>
          </table:table-cell>
          <table:table-cell office:value-type="float" office:value="1431" calcext:value-type="float">
            <text:p>1431</text:p>
          </table:table-cell>
          <table:table-cell office:value-type="float" office:value="1417" calcext:value-type="float">
            <text:p>1417</text:p>
          </table:table-cell>
          <table:table-cell office:value-type="float" office:value="1430" calcext:value-type="float">
            <text:p>1430</text:p>
          </table:table-cell>
          <table:table-cell office:value-type="float" office:value="1324" calcext:value-type="float">
            <text:p>1324</text:p>
          </table:table-cell>
          <table:table-cell office:value-type="float" office:value="1424" calcext:value-type="float">
            <text:p>1424</text:p>
          </table:table-cell>
          <table:table-cell office:value-type="float" office:value="1468" calcext:value-type="float">
            <text:p>1468</text:p>
          </table:table-cell>
          <table:table-cell office:value-type="float" office:value="1514" calcext:value-type="float">
            <text:p>1514</text:p>
          </table:table-cell>
          <table:table-cell office:value-type="float" office:value="1411" calcext:value-type="float">
            <text:p>1411</text:p>
          </table:table-cell>
          <table:table-cell office:value-type="float" office:value="1368" calcext:value-type="float">
            <text:p>136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LEOBERTO L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37" calcext:value-type="float">
            <text:p>3337</text:p>
          </table:table-cell>
          <table:table-cell office:value-type="float" office:value="3309" calcext:value-type="float">
            <text:p>3309</text:p>
          </table:table-cell>
          <table:table-cell office:value-type="float" office:value="3298" calcext:value-type="float">
            <text:p>3298</text:p>
          </table:table-cell>
          <table:table-cell office:value-type="float" office:value="3258" calcext:value-type="float">
            <text:p>3258</text:p>
          </table:table-cell>
          <table:table-cell office:value-type="float" office:value="3218" calcext:value-type="float">
            <text:p>3218</text:p>
          </table:table-cell>
          <table:table-cell office:value-type="float" office:value="3179" calcext:value-type="float">
            <text:p>3179</text:p>
          </table:table-cell>
          <table:table-cell office:value-type="float" office:value="3140" calcext:value-type="float">
            <text:p>3140</text:p>
          </table:table-cell>
          <table:table-cell office:value-type="float" office:value="3083" calcext:value-type="float">
            <text:p>3083</text:p>
          </table:table-cell>
          <table:table-cell office:value-type="float" office:value="3041" calcext:value-type="float">
            <text:p>3041</text:p>
          </table:table-cell>
          <table:table-cell office:value-type="float" office:value="3000" calcext:value-type="float">
            <text:p>3000</text:p>
          </table:table-cell>
          <table:table-cell office:value-type="float" office:value="96749.2" calcext:value-type="float">
            <text:p>96749.2</text:p>
          </table:table-cell>
          <table:table-cell office:value-type="float" office:value="95459.08" calcext:value-type="float">
            <text:p>95459.08</text:p>
          </table:table-cell>
          <table:table-cell office:value-type="float" office:value="149617.82" calcext:value-type="float">
            <text:p>149617.82</text:p>
          </table:table-cell>
          <table:table-cell office:value-type="float" office:value="144030.77" calcext:value-type="float">
            <text:p>144030.77</text:p>
          </table:table-cell>
          <table:table-cell office:value-type="float" office:value="203287.59" calcext:value-type="float">
            <text:p>203287.59</text:p>
          </table:table-cell>
          <table:table-cell office:value-type="float" office:value="201642.17" calcext:value-type="float">
            <text:p>201642.17</text:p>
          </table:table-cell>
          <table:table-cell office:value-type="float" office:value="207541.63" calcext:value-type="float">
            <text:p>207541.63</text:p>
          </table:table-cell>
          <table:table-cell office:value-type="float" office:value="232119.47" calcext:value-type="float">
            <text:p>232119.47</text:p>
          </table:table-cell>
          <table:table-cell office:value-type="float" office:value="219876.05" calcext:value-type="float">
            <text:p>219876.05</text:p>
          </table:table-cell>
          <table:table-cell office:value-type="float" office:value="253461.72" calcext:value-type="float">
            <text:p>253461.72</text:p>
          </table:table-cell>
          <table:table-cell office:value-type="float" office:value="278112.6" calcext:value-type="float">
            <text:p>278112.6</text:p>
          </table:table-cell>
          <table:table-cell office:value-type="float" office:value="52035540" calcext:value-type="float">
            <text:p>52035540</text:p>
          </table:table-cell>
          <table:table-cell office:value-type="float" office:value="50949740" calcext:value-type="float">
            <text:p>50949740</text:p>
          </table:table-cell>
          <table:table-cell office:value-type="float" office:value="64310210" calcext:value-type="float">
            <text:p>64310210</text:p>
          </table:table-cell>
          <table:table-cell office:value-type="float" office:value="72563670" calcext:value-type="float">
            <text:p>72563670</text:p>
          </table:table-cell>
          <table:table-cell office:value-type="float" office:value="72190620" calcext:value-type="float">
            <text:p>72190620</text:p>
          </table:table-cell>
          <table:table-cell office:value-type="float" office:value="68717650" calcext:value-type="float">
            <text:p>68717650</text:p>
          </table:table-cell>
          <table:table-cell office:value-type="float" office:value="78299200" calcext:value-type="float">
            <text:p>78299200</text:p>
          </table:table-cell>
          <table:table-cell office:value-type="float" office:value="93076480" calcext:value-type="float">
            <text:p>93076480</text:p>
          </table:table-cell>
          <table:table-cell office:value-type="float" office:value="93972260" calcext:value-type="float">
            <text:p>93972260</text:p>
          </table:table-cell>
          <table:table-cell office:value-type="float" office:value="97975000" calcext:value-type="float">
            <text:p>97975000</text:p>
          </table:table-cell>
          <table:table-cell office:value-type="float" office:value="119876000" calcext:value-type="float">
            <text:p>11987600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LINDÓIA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32" calcext:value-type="float">
            <text:p>4632</text:p>
          </table:table-cell>
          <table:table-cell office:value-type="float" office:value="4622" calcext:value-type="float">
            <text:p>4622</text:p>
          </table:table-cell>
          <table:table-cell office:value-type="float" office:value="4674" calcext:value-type="float">
            <text:p>4674</text:p>
          </table:table-cell>
          <table:table-cell office:value-type="float" office:value="4659" calcext:value-type="float">
            <text:p>4659</text:p>
          </table:table-cell>
          <table:table-cell office:value-type="float" office:value="4644" calcext:value-type="float">
            <text:p>4644</text:p>
          </table:table-cell>
          <table:table-cell office:value-type="float" office:value="4630" calcext:value-type="float">
            <text:p>4630</text:p>
          </table:table-cell>
          <table:table-cell office:value-type="float" office:value="4615" calcext:value-type="float">
            <text:p>4615</text:p>
          </table:table-cell>
          <table:table-cell office:value-type="float" office:value="4580" calcext:value-type="float">
            <text:p>4580</text:p>
          </table:table-cell>
          <table:table-cell office:value-type="float" office:value="4563" calcext:value-type="float">
            <text:p>4563</text:p>
          </table:table-cell>
          <table:table-cell office:value-type="float" office:value="4546" calcext:value-type="float">
            <text:p>4546</text:p>
          </table:table-cell>
          <table:table-cell office:value-type="float" office:value="758277.36" calcext:value-type="float">
            <text:p>758277.36</text:p>
          </table:table-cell>
          <table:table-cell office:value-type="float" office:value="943426.84" calcext:value-type="float">
            <text:p>943426.84</text:p>
          </table:table-cell>
          <table:table-cell office:value-type="float" office:value="879378.16" calcext:value-type="float">
            <text:p>879378.16</text:p>
          </table:table-cell>
          <table:table-cell office:value-type="float" office:value="1062136.74" calcext:value-type="float">
            <text:p>1062136.74</text:p>
          </table:table-cell>
          <table:table-cell office:value-type="float" office:value="1289720.86" calcext:value-type="float">
            <text:p>1289720.86</text:p>
          </table:table-cell>
          <table:table-cell office:value-type="float" office:value="1415652.46" calcext:value-type="float">
            <text:p>1415652.46</text:p>
          </table:table-cell>
          <table:table-cell office:value-type="float" office:value="1000885.76" calcext:value-type="float">
            <text:p>1000885.76</text:p>
          </table:table-cell>
          <table:table-cell office:value-type="float" office:value="657000.09" calcext:value-type="float">
            <text:p>657000.09</text:p>
          </table:table-cell>
          <table:table-cell office:value-type="float" office:value="649787.16" calcext:value-type="float">
            <text:p>649787.16</text:p>
          </table:table-cell>
          <table:table-cell office:value-type="float" office:value="703239.27" calcext:value-type="float">
            <text:p>703239.27</text:p>
          </table:table-cell>
          <table:table-cell office:value-type="float" office:value="711985.44" calcext:value-type="float">
            <text:p>711985.44</text:p>
          </table:table-cell>
          <table:table-cell office:value-type="float" office:value="83560030" calcext:value-type="float">
            <text:p>83560030</text:p>
          </table:table-cell>
          <table:table-cell office:value-type="float" office:value="96083500" calcext:value-type="float">
            <text:p>96083500</text:p>
          </table:table-cell>
          <table:table-cell office:value-type="float" office:value="121091900" calcext:value-type="float">
            <text:p>121091900</text:p>
          </table:table-cell>
          <table:table-cell office:value-type="float" office:value="110010700" calcext:value-type="float">
            <text:p>110010700</text:p>
          </table:table-cell>
          <table:table-cell office:value-type="float" office:value="145483200" calcext:value-type="float">
            <text:p>145483200</text:p>
          </table:table-cell>
          <table:table-cell office:value-type="float" office:value="154728400" calcext:value-type="float">
            <text:p>154728400</text:p>
          </table:table-cell>
          <table:table-cell office:value-type="float" office:value="130152500" calcext:value-type="float">
            <text:p>130152500</text:p>
          </table:table-cell>
          <table:table-cell office:value-type="float" office:value="109275400" calcext:value-type="float">
            <text:p>109275400</text:p>
          </table:table-cell>
          <table:table-cell office:value-type="float" office:value="107264400" calcext:value-type="float">
            <text:p>107264400</text:p>
          </table:table-cell>
          <table:table-cell office:value-type="float" office:value="115298000" calcext:value-type="float">
            <text:p>115298000</text:p>
          </table:table-cell>
          <table:table-cell office:value-type="float" office:value="139204000" calcext:value-type="float">
            <text:p>139204000</text:p>
          </table:table-cell>
          <table:table-cell office:value-type="float" office:value="947" calcext:value-type="float">
            <text:p>947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906" calcext:value-type="float">
            <text:p>906</text:p>
          </table:table-cell>
          <table:table-cell office:value-type="float" office:value="1070" calcext:value-type="float">
            <text:p>1070</text:p>
          </table:table-cell>
          <table:table-cell office:value-type="float" office:value="1095" calcext:value-type="float">
            <text:p>1095</text:p>
          </table:table-cell>
          <table:table-cell office:value-type="float" office:value="772" calcext:value-type="float">
            <text:p>772</text:p>
          </table:table-cell>
          <table:table-cell office:value-type="float" office:value="457" calcext:value-type="float">
            <text:p>457</text:p>
          </table:table-cell>
          <table:table-cell office:value-type="float" office:value="425" calcext:value-type="float">
            <text:p>425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LONTR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87" calcext:value-type="float">
            <text:p>10387</text:p>
          </table:table-cell>
          <table:table-cell office:value-type="float" office:value="10526" calcext:value-type="float">
            <text:p>10526</text:p>
          </table:table-cell>
          <table:table-cell office:value-type="float" office:value="11005" calcext:value-type="float">
            <text:p>11005</text:p>
          </table:table-cell>
          <table:table-cell office:value-type="float" office:value="11200" calcext:value-type="float">
            <text:p>11200</text:p>
          </table:table-cell>
          <table:table-cell office:value-type="float" office:value="11393" calcext:value-type="float">
            <text:p>11393</text:p>
          </table:table-cell>
          <table:table-cell office:value-type="float" office:value="11584" calcext:value-type="float">
            <text:p>11584</text:p>
          </table:table-cell>
          <table:table-cell office:value-type="float" office:value="11774" calcext:value-type="float">
            <text:p>11774</text:p>
          </table:table-cell>
          <table:table-cell office:value-type="float" office:value="11942" calcext:value-type="float">
            <text:p>11942</text:p>
          </table:table-cell>
          <table:table-cell office:value-type="float" office:value="12130" calcext:value-type="float">
            <text:p>12130</text:p>
          </table:table-cell>
          <table:table-cell office:value-type="float" office:value="12315" calcext:value-type="float">
            <text:p>12315</text:p>
          </table:table-cell>
          <table:table-cell office:value-type="float" office:value="2148811.87" calcext:value-type="float">
            <text:p>2148811.87</text:p>
          </table:table-cell>
          <table:table-cell office:value-type="float" office:value="2407841.96" calcext:value-type="float">
            <text:p>2407841.96</text:p>
          </table:table-cell>
          <table:table-cell office:value-type="float" office:value="2933070.38" calcext:value-type="float">
            <text:p>2933070.38</text:p>
          </table:table-cell>
          <table:table-cell office:value-type="float" office:value="3556835.43" calcext:value-type="float">
            <text:p>3556835.43</text:p>
          </table:table-cell>
          <table:table-cell office:value-type="float" office:value="3809898.54" calcext:value-type="float">
            <text:p>3809898.54</text:p>
          </table:table-cell>
          <table:table-cell office:value-type="float" office:value="4057987.34" calcext:value-type="float">
            <text:p>4057987.34</text:p>
          </table:table-cell>
          <table:table-cell office:value-type="float" office:value="4627820.45" calcext:value-type="float">
            <text:p>4627820.45</text:p>
          </table:table-cell>
          <table:table-cell office:value-type="float" office:value="5469766.74" calcext:value-type="float">
            <text:p>5469766.74</text:p>
          </table:table-cell>
          <table:table-cell office:value-type="float" office:value="5477257.45" calcext:value-type="float">
            <text:p>5477257.45</text:p>
          </table:table-cell>
          <table:table-cell office:value-type="float" office:value="5862959.29" calcext:value-type="float">
            <text:p>5862959.29</text:p>
          </table:table-cell>
          <table:table-cell office:value-type="float" office:value="6347916.65" calcext:value-type="float">
            <text:p>6347916.65</text:p>
          </table:table-cell>
          <table:table-cell office:value-type="float" office:value="133035500" calcext:value-type="float">
            <text:p>133035500</text:p>
          </table:table-cell>
          <table:table-cell office:value-type="float" office:value="190931300" calcext:value-type="float">
            <text:p>190931300</text:p>
          </table:table-cell>
          <table:table-cell office:value-type="float" office:value="213552400" calcext:value-type="float">
            <text:p>213552400</text:p>
          </table:table-cell>
          <table:table-cell office:value-type="float" office:value="203323500" calcext:value-type="float">
            <text:p>203323500</text:p>
          </table:table-cell>
          <table:table-cell office:value-type="float" office:value="232101200" calcext:value-type="float">
            <text:p>232101200</text:p>
          </table:table-cell>
          <table:table-cell office:value-type="float" office:value="234860500" calcext:value-type="float">
            <text:p>234860500</text:p>
          </table:table-cell>
          <table:table-cell office:value-type="float" office:value="268475100" calcext:value-type="float">
            <text:p>268475100</text:p>
          </table:table-cell>
          <table:table-cell office:value-type="float" office:value="314283300" calcext:value-type="float">
            <text:p>314283300</text:p>
          </table:table-cell>
          <table:table-cell office:value-type="float" office:value="322170000" calcext:value-type="float">
            <text:p>322170000</text:p>
          </table:table-cell>
          <table:table-cell office:value-type="float" office:value="357625000" calcext:value-type="float">
            <text:p>357625000</text:p>
          </table:table-cell>
          <table:table-cell office:value-type="float" office:value="395109000" calcext:value-type="float">
            <text:p>395109000</text:p>
          </table:table-cell>
          <table:table-cell office:value-type="float" office:value="2100" calcext:value-type="float">
            <text:p>2100</text:p>
          </table:table-cell>
          <table:table-cell office:value-type="float" office:value="2189" calcext:value-type="float">
            <text:p>2189</text:p>
          </table:table-cell>
          <table:table-cell office:value-type="float" office:value="2302" calcext:value-type="float">
            <text:p>2302</text:p>
          </table:table-cell>
          <table:table-cell office:value-type="float" office:value="2452" calcext:value-type="float">
            <text:p>2452</text:p>
          </table:table-cell>
          <table:table-cell office:value-type="float" office:value="2443" calcext:value-type="float">
            <text:p>2443</text:p>
          </table:table-cell>
          <table:table-cell office:value-type="float" office:value="2410" calcext:value-type="float">
            <text:p>2410</text:p>
          </table:table-cell>
          <table:table-cell office:value-type="float" office:value="2522" calcext:value-type="float">
            <text:p>2522</text:p>
          </table:table-cell>
          <table:table-cell office:value-type="float" office:value="2764" calcext:value-type="float">
            <text:p>2764</text:p>
          </table:table-cell>
          <table:table-cell office:value-type="float" office:value="2663" calcext:value-type="float">
            <text:p>2663</text:p>
          </table:table-cell>
          <table:table-cell office:value-type="float" office:value="2629" calcext:value-type="float">
            <text:p>2629</text:p>
          </table:table-cell>
          <table:table-cell office:value-type="float" office:value="2880" calcext:value-type="float">
            <text:p>2880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string" calcext:value-type="string">
            <text:p>LUIZ ALV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28" calcext:value-type="float">
            <text:p>10628</text:p>
          </table:table-cell>
          <table:table-cell office:value-type="float" office:value="10811" calcext:value-type="float">
            <text:p>10811</text:p>
          </table:table-cell>
          <table:table-cell office:value-type="float" office:value="11395" calcext:value-type="float">
            <text:p>11395</text:p>
          </table:table-cell>
          <table:table-cell office:value-type="float" office:value="11653" calcext:value-type="float">
            <text:p>11653</text:p>
          </table:table-cell>
          <table:table-cell office:value-type="float" office:value="11908" calcext:value-type="float">
            <text:p>11908</text:p>
          </table:table-cell>
          <table:table-cell office:value-type="float" office:value="12162" calcext:value-type="float">
            <text:p>12162</text:p>
          </table:table-cell>
          <table:table-cell office:value-type="float" office:value="12413" calcext:value-type="float">
            <text:p>12413</text:p>
          </table:table-cell>
          <table:table-cell office:value-type="float" office:value="12609" calcext:value-type="float">
            <text:p>12609</text:p>
          </table:table-cell>
          <table:table-cell office:value-type="float" office:value="12859" calcext:value-type="float">
            <text:p>12859</text:p>
          </table:table-cell>
          <table:table-cell office:value-type="float" office:value="13107" calcext:value-type="float">
            <text:p>13107</text:p>
          </table:table-cell>
          <table:table-cell office:value-type="float" office:value="4014299.72" calcext:value-type="float">
            <text:p>4014299.72</text:p>
          </table:table-cell>
          <table:table-cell office:value-type="float" office:value="4707577.41" calcext:value-type="float">
            <text:p>4707577.41</text:p>
          </table:table-cell>
          <table:table-cell office:value-type="float" office:value="5248291.01" calcext:value-type="float">
            <text:p>5248291.01</text:p>
          </table:table-cell>
          <table:table-cell office:value-type="float" office:value="5870240.12" calcext:value-type="float">
            <text:p>5870240.12</text:p>
          </table:table-cell>
          <table:table-cell office:value-type="float" office:value="6558658.78" calcext:value-type="float">
            <text:p>6558658.78</text:p>
          </table:table-cell>
          <table:table-cell office:value-type="float" office:value="7105009.08" calcext:value-type="float">
            <text:p>7105009.08</text:p>
          </table:table-cell>
          <table:table-cell office:value-type="float" office:value="7818891.93" calcext:value-type="float">
            <text:p>7818891.93</text:p>
          </table:table-cell>
          <table:table-cell office:value-type="float" office:value="8615761.13" calcext:value-type="float">
            <text:p>8615761.13</text:p>
          </table:table-cell>
          <table:table-cell office:value-type="float" office:value="8590558.88" calcext:value-type="float">
            <text:p>8590558.88</text:p>
          </table:table-cell>
          <table:table-cell office:value-type="float" office:value="9313219.01" calcext:value-type="float">
            <text:p>9313219.01</text:p>
          </table:table-cell>
          <table:table-cell office:value-type="float" office:value="9377106.88" calcext:value-type="float">
            <text:p>9377106.88</text:p>
          </table:table-cell>
          <table:table-cell office:value-type="float" office:value="326048200" calcext:value-type="float">
            <text:p>326048200</text:p>
          </table:table-cell>
          <table:table-cell office:value-type="float" office:value="322167600" calcext:value-type="float">
            <text:p>322167600</text:p>
          </table:table-cell>
          <table:table-cell office:value-type="float" office:value="353865500" calcext:value-type="float">
            <text:p>353865500</text:p>
          </table:table-cell>
          <table:table-cell office:value-type="float" office:value="406346700" calcext:value-type="float">
            <text:p>406346700</text:p>
          </table:table-cell>
          <table:table-cell office:value-type="float" office:value="479091900" calcext:value-type="float">
            <text:p>479091900</text:p>
          </table:table-cell>
          <table:table-cell office:value-type="float" office:value="482012400" calcext:value-type="float">
            <text:p>482012400</text:p>
          </table:table-cell>
          <table:table-cell office:value-type="float" office:value="538355200" calcext:value-type="float">
            <text:p>538355200</text:p>
          </table:table-cell>
          <table:table-cell office:value-type="float" office:value="575786900" calcext:value-type="float">
            <text:p>575786900</text:p>
          </table:table-cell>
          <table:table-cell office:value-type="float" office:value="581065500" calcext:value-type="float">
            <text:p>581065500</text:p>
          </table:table-cell>
          <table:table-cell office:value-type="float" office:value="495951000" calcext:value-type="float">
            <text:p>495951000</text:p>
          </table:table-cell>
          <table:table-cell office:value-type="float" office:value="593037000" calcext:value-type="float">
            <text:p>593037000</text:p>
          </table:table-cell>
          <table:table-cell office:value-type="float" office:value="3490" calcext:value-type="float">
            <text:p>3490</text:p>
          </table:table-cell>
          <table:table-cell office:value-type="float" office:value="3663" calcext:value-type="float">
            <text:p>3663</text:p>
          </table:table-cell>
          <table:table-cell office:value-type="float" office:value="3813" calcext:value-type="float">
            <text:p>3813</text:p>
          </table:table-cell>
          <table:table-cell office:value-type="float" office:value="3777" calcext:value-type="float">
            <text:p>3777</text:p>
          </table:table-cell>
          <table:table-cell office:value-type="float" office:value="3889" calcext:value-type="float">
            <text:p>3889</text:p>
          </table:table-cell>
          <table:table-cell office:value-type="float" office:value="3882" calcext:value-type="float">
            <text:p>3882</text:p>
          </table:table-cell>
          <table:table-cell office:value-type="float" office:value="3937" calcext:value-type="float">
            <text:p>3937</text:p>
          </table:table-cell>
          <table:table-cell office:value-type="float" office:value="4134" calcext:value-type="float">
            <text:p>4134</text:p>
          </table:table-cell>
          <table:table-cell office:value-type="float" office:value="3957" calcext:value-type="float">
            <text:p>3957</text:p>
          </table:table-cell>
          <table:table-cell office:value-type="float" office:value="4075" calcext:value-type="float">
            <text:p>4075</text:p>
          </table:table-cell>
          <table:table-cell office:value-type="float" office:value="4133" calcext:value-type="float">
            <text:p>413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LUZER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03" calcext:value-type="float">
            <text:p>5603</text:p>
          </table:table-cell>
          <table:table-cell office:value-type="float" office:value="5605" calcext:value-type="float">
            <text:p>5605</text:p>
          </table:table-cell>
          <table:table-cell office:value-type="float" office:value="5698" calcext:value-type="float">
            <text:p>5698</text:p>
          </table:table-cell>
          <table:table-cell office:value-type="float" office:value="5700" calcext:value-type="float">
            <text:p>5700</text:p>
          </table:table-cell>
          <table:table-cell office:value-type="float" office:value="5701" calcext:value-type="float">
            <text:p>5701</text:p>
          </table:table-cell>
          <table:table-cell office:value-type="float" office:value="5703" calcext:value-type="float">
            <text:p>5703</text:p>
          </table:table-cell>
          <table:table-cell office:value-type="float" office:value="5705" calcext:value-type="float">
            <text:p>5705</text:p>
          </table:table-cell>
          <table:table-cell office:value-type="float" office:value="5686" calcext:value-type="float">
            <text:p>5686</text:p>
          </table:table-cell>
          <table:table-cell office:value-type="float" office:value="5685" calcext:value-type="float">
            <text:p>5685</text:p>
          </table:table-cell>
          <table:table-cell office:value-type="float" office:value="5684" calcext:value-type="float">
            <text:p>5684</text:p>
          </table:table-cell>
          <table:table-cell office:value-type="float" office:value="1423730.88" calcext:value-type="float">
            <text:p>1423730.88</text:p>
          </table:table-cell>
          <table:table-cell office:value-type="float" office:value="1766230.94" calcext:value-type="float">
            <text:p>1766230.94</text:p>
          </table:table-cell>
          <table:table-cell office:value-type="float" office:value="2083530.24" calcext:value-type="float">
            <text:p>2083530.24</text:p>
          </table:table-cell>
          <table:table-cell office:value-type="float" office:value="2432431.79" calcext:value-type="float">
            <text:p>2432431.79</text:p>
          </table:table-cell>
          <table:table-cell office:value-type="float" office:value="2861892.53" calcext:value-type="float">
            <text:p>2861892.53</text:p>
          </table:table-cell>
          <table:table-cell office:value-type="float" office:value="3175059.8" calcext:value-type="float">
            <text:p>3175059.8</text:p>
          </table:table-cell>
          <table:table-cell office:value-type="float" office:value="2981018.42" calcext:value-type="float">
            <text:p>2981018.42</text:p>
          </table:table-cell>
          <table:table-cell office:value-type="float" office:value="2933355.11" calcext:value-type="float">
            <text:p>2933355.11</text:p>
          </table:table-cell>
          <table:table-cell office:value-type="float" office:value="3301300.65" calcext:value-type="float">
            <text:p>3301300.65</text:p>
          </table:table-cell>
          <table:table-cell office:value-type="float" office:value="3295634.59" calcext:value-type="float">
            <text:p>3295634.59</text:p>
          </table:table-cell>
          <table:table-cell office:value-type="float" office:value="4136401.5" calcext:value-type="float">
            <text:p>4136401.5</text:p>
          </table:table-cell>
          <table:table-cell office:value-type="float" office:value="99750280" calcext:value-type="float">
            <text:p>99750280</text:p>
          </table:table-cell>
          <table:table-cell office:value-type="float" office:value="116023900" calcext:value-type="float">
            <text:p>116023900</text:p>
          </table:table-cell>
          <table:table-cell office:value-type="float" office:value="133726300" calcext:value-type="float">
            <text:p>133726300</text:p>
          </table:table-cell>
          <table:table-cell office:value-type="float" office:value="145242100" calcext:value-type="float">
            <text:p>145242100</text:p>
          </table:table-cell>
          <table:table-cell office:value-type="float" office:value="183467800" calcext:value-type="float">
            <text:p>183467800</text:p>
          </table:table-cell>
          <table:table-cell office:value-type="float" office:value="150950800" calcext:value-type="float">
            <text:p>150950800</text:p>
          </table:table-cell>
          <table:table-cell office:value-type="float" office:value="155686600" calcext:value-type="float">
            <text:p>155686600</text:p>
          </table:table-cell>
          <table:table-cell office:value-type="float" office:value="158733100" calcext:value-type="float">
            <text:p>158733100</text:p>
          </table:table-cell>
          <table:table-cell office:value-type="float" office:value="170821900" calcext:value-type="float">
            <text:p>170821900</text:p>
          </table:table-cell>
          <table:table-cell office:value-type="float" office:value="190779000" calcext:value-type="float">
            <text:p>190779000</text:p>
          </table:table-cell>
          <table:table-cell office:value-type="float" office:value="238302000" calcext:value-type="float">
            <text:p>238302000</text:p>
          </table:table-cell>
          <table:table-cell office:value-type="float" office:value="1089" calcext:value-type="float">
            <text:p>1089</text:p>
          </table:table-cell>
          <table:table-cell office:value-type="float" office:value="1217" calcext:value-type="float">
            <text:p>1217</text:p>
          </table:table-cell>
          <table:table-cell office:value-type="float" office:value="1275" calcext:value-type="float">
            <text:p>1275</text:p>
          </table:table-cell>
          <table:table-cell office:value-type="float" office:value="1381" calcext:value-type="float">
            <text:p>1381</text:p>
          </table:table-cell>
          <table:table-cell office:value-type="float" office:value="1394" calcext:value-type="float">
            <text:p>1394</text:p>
          </table:table-cell>
          <table:table-cell office:value-type="float" office:value="1411" calcext:value-type="float">
            <text:p>1411</text:p>
          </table:table-cell>
          <table:table-cell office:value-type="float" office:value="1275" calcext:value-type="float">
            <text:p>1275</text:p>
          </table:table-cell>
          <table:table-cell office:value-type="float" office:value="1200" calcext:value-type="float">
            <text:p>1200</text:p>
          </table:table-cell>
          <table:table-cell office:value-type="float" office:value="1280" calcext:value-type="float">
            <text:p>1280</text:p>
          </table:table-cell>
          <table:table-cell office:value-type="float" office:value="1361" calcext:value-type="float">
            <text:p>1361</text:p>
          </table:table-cell>
          <table:table-cell office:value-type="float" office:value="1506" calcext:value-type="float">
            <text:p>15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MACIEI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1" calcext:value-type="float">
            <text:p>1821</text:p>
          </table:table-cell>
          <table:table-cell office:value-type="float" office:value="1815" calcext:value-type="float">
            <text:p>1815</text:p>
          </table:table-cell>
          <table:table-cell office:value-type="float" office:value="1831" calcext:value-type="float">
            <text:p>1831</text:p>
          </table:table-cell>
          <table:table-cell office:value-type="float" office:value="1823" calcext:value-type="float">
            <text:p>1823</text:p>
          </table:table-cell>
          <table:table-cell office:value-type="float" office:value="1815" calcext:value-type="float">
            <text:p>1815</text:p>
          </table:table-cell>
          <table:table-cell office:value-type="float" office:value="1807" calcext:value-type="float">
            <text:p>1807</text:p>
          </table:table-cell>
          <table:table-cell office:value-type="float" office:value="1799" calcext:value-type="float">
            <text:p>1799</text:p>
          </table:table-cell>
          <table:table-cell office:value-type="float" office:value="1784" calcext:value-type="float">
            <text:p>1784</text:p>
          </table:table-cell>
          <table:table-cell office:value-type="float" office:value="1775" calcext:value-type="float">
            <text:p>1775</text:p>
          </table:table-cell>
          <table:table-cell office:value-type="float" office:value="1766" calcext:value-type="float">
            <text:p>1766</text:p>
          </table:table-cell>
          <table:table-cell office:value-type="float" office:value="145972.46" calcext:value-type="float">
            <text:p>145972.46</text:p>
          </table:table-cell>
          <table:table-cell office:value-type="float" office:value="157181.24" calcext:value-type="float">
            <text:p>157181.24</text:p>
          </table:table-cell>
          <table:table-cell office:value-type="float" office:value="95608.48" calcext:value-type="float">
            <text:p>95608.48</text:p>
          </table:table-cell>
          <table:table-cell office:value-type="float" office:value="168086.99" calcext:value-type="float">
            <text:p>168086.99</text:p>
          </table:table-cell>
          <table:table-cell office:value-type="float" office:value="209614.7" calcext:value-type="float">
            <text:p>209614.7</text:p>
          </table:table-cell>
          <table:table-cell office:value-type="float" office:value="227133.39" calcext:value-type="float">
            <text:p>227133.39</text:p>
          </table:table-cell>
          <table:table-cell office:value-type="float" office:value="277324.05" calcext:value-type="float">
            <text:p>277324.05</text:p>
          </table:table-cell>
          <table:table-cell office:value-type="float" office:value="257173.03" calcext:value-type="float">
            <text:p>257173.03</text:p>
          </table:table-cell>
          <table:table-cell office:value-type="float" office:value="305594.84" calcext:value-type="float">
            <text:p>305594.84</text:p>
          </table:table-cell>
          <table:table-cell office:value-type="float" office:value="346143.99" calcext:value-type="float">
            <text:p>346143.99</text:p>
          </table:table-cell>
          <table:table-cell office:value-type="float" office:value="305721.94" calcext:value-type="float">
            <text:p>305721.94</text:p>
          </table:table-cell>
          <table:table-cell office:value-type="float" office:value="32335480" calcext:value-type="float">
            <text:p>32335480</text:p>
          </table:table-cell>
          <table:table-cell office:value-type="float" office:value="30324480" calcext:value-type="float">
            <text:p>30324480</text:p>
          </table:table-cell>
          <table:table-cell office:value-type="float" office:value="34290570" calcext:value-type="float">
            <text:p>34290570</text:p>
          </table:table-cell>
          <table:table-cell office:value-type="float" office:value="45725070" calcext:value-type="float">
            <text:p>45725070</text:p>
          </table:table-cell>
          <table:table-cell office:value-type="float" office:value="41469540" calcext:value-type="float">
            <text:p>41469540</text:p>
          </table:table-cell>
          <table:table-cell office:value-type="float" office:value="41389820" calcext:value-type="float">
            <text:p>41389820</text:p>
          </table:table-cell>
          <table:table-cell office:value-type="float" office:value="56742850" calcext:value-type="float">
            <text:p>56742850</text:p>
          </table:table-cell>
          <table:table-cell office:value-type="float" office:value="43147450" calcext:value-type="float">
            <text:p>43147450</text:p>
          </table:table-cell>
          <table:table-cell office:value-type="float" office:value="48700960" calcext:value-type="float">
            <text:p>48700960</text:p>
          </table:table-cell>
          <table:table-cell office:value-type="float" office:value="53714000" calcext:value-type="float">
            <text:p>53714000</text:p>
          </table:table-cell>
          <table:table-cell office:value-type="float" office:value="54908000" calcext:value-type="float">
            <text:p>54908000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206" calcext:value-type="float">
            <text:p>20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141" calcext:value-type="float">
            <text:p>53141</text:p>
          </table:table-cell>
          <table:table-cell office:value-type="float" office:value="53361" calcext:value-type="float">
            <text:p>53361</text:p>
          </table:table-cell>
          <table:table-cell office:value-type="float" office:value="54708" calcext:value-type="float">
            <text:p>54708</text:p>
          </table:table-cell>
          <table:table-cell office:value-type="float" office:value="55012" calcext:value-type="float">
            <text:p>55012</text:p>
          </table:table-cell>
          <table:table-cell office:value-type="float" office:value="55313" calcext:value-type="float">
            <text:p>55313</text:p>
          </table:table-cell>
          <table:table-cell office:value-type="float" office:value="55611" calcext:value-type="float">
            <text:p>55611</text:p>
          </table:table-cell>
          <table:table-cell office:value-type="float" office:value="55907" calcext:value-type="float">
            <text:p>55907</text:p>
          </table:table-cell>
          <table:table-cell office:value-type="float" office:value="56017" calcext:value-type="float">
            <text:p>56017</text:p>
          </table:table-cell>
          <table:table-cell office:value-type="float" office:value="56292" calcext:value-type="float">
            <text:p>56292</text:p>
          </table:table-cell>
          <table:table-cell office:value-type="float" office:value="56561" calcext:value-type="float">
            <text:p>56561</text:p>
          </table:table-cell>
          <table:table-cell office:value-type="float" office:value="8915046.85" calcext:value-type="float">
            <text:p>8915046.85</text:p>
          </table:table-cell>
          <table:table-cell office:value-type="float" office:value="9891912.75" calcext:value-type="float">
            <text:p>9891912.75</text:p>
          </table:table-cell>
          <table:table-cell office:value-type="float" office:value="11622285.52" calcext:value-type="float">
            <text:p>11622285.52</text:p>
          </table:table-cell>
          <table:table-cell office:value-type="float" office:value="13643507.95" calcext:value-type="float">
            <text:p>13643507.95</text:p>
          </table:table-cell>
          <table:table-cell office:value-type="float" office:value="14900315.38" calcext:value-type="float">
            <text:p>14900315.38</text:p>
          </table:table-cell>
          <table:table-cell office:value-type="float" office:value="15800579.12" calcext:value-type="float">
            <text:p>15800579.12</text:p>
          </table:table-cell>
          <table:table-cell office:value-type="float" office:value="17037844.73" calcext:value-type="float">
            <text:p>17037844.73</text:p>
          </table:table-cell>
          <table:table-cell office:value-type="float" office:value="20695271.67" calcext:value-type="float">
            <text:p>20695271.67</text:p>
          </table:table-cell>
          <table:table-cell office:value-type="float" office:value="21458035.98" calcext:value-type="float">
            <text:p>21458035.98</text:p>
          </table:table-cell>
          <table:table-cell office:value-type="float" office:value="21308273.68" calcext:value-type="float">
            <text:p>21308273.68</text:p>
          </table:table-cell>
          <table:table-cell office:value-type="float" office:value="21559099.92" calcext:value-type="float">
            <text:p>21559099.92</text:p>
          </table:table-cell>
          <table:table-cell office:value-type="float" office:value="1001513000" calcext:value-type="float">
            <text:p>1001513000</text:p>
          </table:table-cell>
          <table:table-cell office:value-type="float" office:value="1056708000" calcext:value-type="float">
            <text:p>1056708000</text:p>
          </table:table-cell>
          <table:table-cell office:value-type="float" office:value="1194126000" calcext:value-type="float">
            <text:p>1194126000</text:p>
          </table:table-cell>
          <table:table-cell office:value-type="float" office:value="1254306000" calcext:value-type="float">
            <text:p>1254306000</text:p>
          </table:table-cell>
          <table:table-cell office:value-type="float" office:value="1444661000" calcext:value-type="float">
            <text:p>1444661000</text:p>
          </table:table-cell>
          <table:table-cell office:value-type="float" office:value="1356313000" calcext:value-type="float">
            <text:p>1356313000</text:p>
          </table:table-cell>
          <table:table-cell office:value-type="float" office:value="1447452000" calcext:value-type="float">
            <text:p>1447452000</text:p>
          </table:table-cell>
          <table:table-cell office:value-type="float" office:value="1660261000" calcext:value-type="float">
            <text:p>1660261000</text:p>
          </table:table-cell>
          <table:table-cell office:value-type="float" office:value="1960223000" calcext:value-type="float">
            <text:p>1960223000</text:p>
          </table:table-cell>
          <table:table-cell office:value-type="float" office:value="1974377000" calcext:value-type="float">
            <text:p>1974377000</text:p>
          </table:table-cell>
          <table:table-cell office:value-type="float" office:value="2106806000" calcext:value-type="float">
            <text:p>2106806000</text:p>
          </table:table-cell>
          <table:table-cell office:value-type="float" office:value="8871" calcext:value-type="float">
            <text:p>8871</text:p>
          </table:table-cell>
          <table:table-cell office:value-type="float" office:value="8920" calcext:value-type="float">
            <text:p>8920</text:p>
          </table:table-cell>
          <table:table-cell office:value-type="float" office:value="9308" calcext:value-type="float">
            <text:p>9308</text:p>
          </table:table-cell>
          <table:table-cell office:value-type="float" office:value="9752" calcext:value-type="float">
            <text:p>9752</text:p>
          </table:table-cell>
          <table:table-cell office:value-type="float" office:value="9784" calcext:value-type="float">
            <text:p>9784</text:p>
          </table:table-cell>
          <table:table-cell office:value-type="float" office:value="9591" calcext:value-type="float">
            <text:p>9591</text:p>
          </table:table-cell>
          <table:table-cell office:value-type="float" office:value="9527" calcext:value-type="float">
            <text:p>9527</text:p>
          </table:table-cell>
          <table:table-cell office:value-type="float" office:value="10896" calcext:value-type="float">
            <text:p>10896</text:p>
          </table:table-cell>
          <table:table-cell office:value-type="float" office:value="10864" calcext:value-type="float">
            <text:p>10864</text:p>
          </table:table-cell>
          <table:table-cell office:value-type="float" office:value="10310" calcext:value-type="float">
            <text:p>10310</text:p>
          </table:table-cell>
          <table:table-cell office:value-type="float" office:value="10346" calcext:value-type="float">
            <text:p>10346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string" calcext:value-type="string">
            <text:p>MAJOR GERCI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 office:value-type="float" office:value="3375" calcext:value-type="float">
            <text:p>3375</text:p>
          </table:table-cell>
          <table:table-cell office:value-type="float" office:value="3389" calcext:value-type="float">
            <text:p>3389</text:p>
          </table:table-cell>
          <table:table-cell office:value-type="float" office:value="3402" calcext:value-type="float">
            <text:p>3402</text:p>
          </table:table-cell>
          <table:table-cell office:value-type="float" office:value="3416" calcext:value-type="float">
            <text:p>3416</text:p>
          </table:table-cell>
          <table:table-cell office:value-type="float" office:value="3429" calcext:value-type="float">
            <text:p>3429</text:p>
          </table:table-cell>
          <table:table-cell office:value-type="float" office:value="3430" calcext:value-type="float">
            <text:p>3430</text:p>
          </table:table-cell>
          <table:table-cell office:value-type="float" office:value="3442" calcext:value-type="float">
            <text:p>3442</text:p>
          </table:table-cell>
          <table:table-cell office:value-type="float" office:value="3454" calcext:value-type="float">
            <text:p>3454</text:p>
          </table:table-cell>
          <table:table-cell office:value-type="float" office:value="267357.58" calcext:value-type="float">
            <text:p>267357.58</text:p>
          </table:table-cell>
          <table:table-cell office:value-type="float" office:value="364040.42" calcext:value-type="float">
            <text:p>364040.42</text:p>
          </table:table-cell>
          <table:table-cell office:value-type="float" office:value="348632.48" calcext:value-type="float">
            <text:p>348632.48</text:p>
          </table:table-cell>
          <table:table-cell office:value-type="float" office:value="292776.68" calcext:value-type="float">
            <text:p>292776.68</text:p>
          </table:table-cell>
          <table:table-cell office:value-type="float" office:value="443547.68" calcext:value-type="float">
            <text:p>443547.68</text:p>
          </table:table-cell>
          <table:table-cell office:value-type="float" office:value="382933.05" calcext:value-type="float">
            <text:p>382933.05</text:p>
          </table:table-cell>
          <table:table-cell office:value-type="float" office:value="404479.13" calcext:value-type="float">
            <text:p>404479.13</text:p>
          </table:table-cell>
          <table:table-cell office:value-type="float" office:value="388868.31" calcext:value-type="float">
            <text:p>388868.31</text:p>
          </table:table-cell>
          <table:table-cell office:value-type="float" office:value="406648.36" calcext:value-type="float">
            <text:p>406648.36</text:p>
          </table:table-cell>
          <table:table-cell office:value-type="float" office:value="424353.02" calcext:value-type="float">
            <text:p>424353.02</text:p>
          </table:table-cell>
          <table:table-cell office:value-type="float" office:value="361966.04" calcext:value-type="float">
            <text:p>361966.04</text:p>
          </table:table-cell>
          <table:table-cell office:value-type="float" office:value="34688820" calcext:value-type="float">
            <text:p>34688820</text:p>
          </table:table-cell>
          <table:table-cell office:value-type="float" office:value="39827150" calcext:value-type="float">
            <text:p>39827150</text:p>
          </table:table-cell>
          <table:table-cell office:value-type="float" office:value="42499180" calcext:value-type="float">
            <text:p>42499180</text:p>
          </table:table-cell>
          <table:table-cell office:value-type="float" office:value="35019050" calcext:value-type="float">
            <text:p>35019050</text:p>
          </table:table-cell>
          <table:table-cell office:value-type="float" office:value="41893520" calcext:value-type="float">
            <text:p>41893520</text:p>
          </table:table-cell>
          <table:table-cell office:value-type="float" office:value="41576220" calcext:value-type="float">
            <text:p>41576220</text:p>
          </table:table-cell>
          <table:table-cell office:value-type="float" office:value="46315430" calcext:value-type="float">
            <text:p>46315430</text:p>
          </table:table-cell>
          <table:table-cell office:value-type="float" office:value="46447180" calcext:value-type="float">
            <text:p>46447180</text:p>
          </table:table-cell>
          <table:table-cell office:value-type="float" office:value="49334110" calcext:value-type="float">
            <text:p>49334110</text:p>
          </table:table-cell>
          <table:table-cell office:value-type="float" office:value="52370000" calcext:value-type="float">
            <text:p>52370000</text:p>
          </table:table-cell>
          <table:table-cell office:value-type="float" office:value="53895000" calcext:value-type="float">
            <text:p>53895000</text:p>
          </table:table-cell>
          <table:table-cell office:value-type="float" office:value="322" calcext:value-type="float">
            <text:p>322</text:p>
          </table:table-cell>
          <table:table-cell office:value-type="float" office:value="400" calcext:value-type="float">
            <text:p>400</text:p>
          </table:table-cell>
          <table:table-cell office:value-type="float" office:value="349" calcext:value-type="float">
            <text:p>349</text:p>
          </table:table-cell>
          <table:table-cell office:value-type="float" office:value="289" calcext:value-type="float">
            <text:p>289</text:p>
          </table:table-cell>
          <table:table-cell office:value-type="float" office:value="350" calcext:value-type="float">
            <text:p>350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MAJOR VIEI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23" calcext:value-type="float">
            <text:p>7523</text:p>
          </table:table-cell>
          <table:table-cell office:value-type="float" office:value="7566" calcext:value-type="float">
            <text:p>7566</text:p>
          </table:table-cell>
          <table:table-cell office:value-type="float" office:value="7782" calcext:value-type="float">
            <text:p>7782</text:p>
          </table:table-cell>
          <table:table-cell office:value-type="float" office:value="7841" calcext:value-type="float">
            <text:p>7841</text:p>
          </table:table-cell>
          <table:table-cell office:value-type="float" office:value="7899" calcext:value-type="float">
            <text:p>7899</text:p>
          </table:table-cell>
          <table:table-cell office:value-type="float" office:value="7957" calcext:value-type="float">
            <text:p>7957</text:p>
          </table:table-cell>
          <table:table-cell office:value-type="float" office:value="8015" calcext:value-type="float">
            <text:p>8015</text:p>
          </table:table-cell>
          <table:table-cell office:value-type="float" office:value="8048" calcext:value-type="float">
            <text:p>8048</text:p>
          </table:table-cell>
          <table:table-cell office:value-type="float" office:value="8103" calcext:value-type="float">
            <text:p>8103</text:p>
          </table:table-cell>
          <table:table-cell office:value-type="float" office:value="8156" calcext:value-type="float">
            <text:p>8156</text:p>
          </table:table-cell>
          <table:table-cell office:value-type="float" office:value="317944.04" calcext:value-type="float">
            <text:p>317944.04</text:p>
          </table:table-cell>
          <table:table-cell office:value-type="float" office:value="359964.65" calcext:value-type="float">
            <text:p>359964.65</text:p>
          </table:table-cell>
          <table:table-cell office:value-type="float" office:value="396927.29" calcext:value-type="float">
            <text:p>396927.29</text:p>
          </table:table-cell>
          <table:table-cell office:value-type="float" office:value="470316.45" calcext:value-type="float">
            <text:p>470316.45</text:p>
          </table:table-cell>
          <table:table-cell office:value-type="float" office:value="521081.75" calcext:value-type="float">
            <text:p>521081.75</text:p>
          </table:table-cell>
          <table:table-cell office:value-type="float" office:value="497479.05" calcext:value-type="float">
            <text:p>497479.05</text:p>
          </table:table-cell>
          <table:table-cell office:value-type="float" office:value="555556.53" calcext:value-type="float">
            <text:p>555556.53</text:p>
          </table:table-cell>
          <table:table-cell office:value-type="float" office:value="701839.44" calcext:value-type="float">
            <text:p>701839.44</text:p>
          </table:table-cell>
          <table:table-cell office:value-type="float" office:value="822144.54" calcext:value-type="float">
            <text:p>822144.54</text:p>
          </table:table-cell>
          <table:table-cell office:value-type="float" office:value="1013887.92" calcext:value-type="float">
            <text:p>1013887.92</text:p>
          </table:table-cell>
          <table:table-cell office:value-type="float" office:value="1081076.53" calcext:value-type="float">
            <text:p>1081076.53</text:p>
          </table:table-cell>
          <table:table-cell office:value-type="float" office:value="106677000" calcext:value-type="float">
            <text:p>106677000</text:p>
          </table:table-cell>
          <table:table-cell office:value-type="float" office:value="109000700" calcext:value-type="float">
            <text:p>109000700</text:p>
          </table:table-cell>
          <table:table-cell office:value-type="float" office:value="121812900" calcext:value-type="float">
            <text:p>121812900</text:p>
          </table:table-cell>
          <table:table-cell office:value-type="float" office:value="155859500" calcext:value-type="float">
            <text:p>155859500</text:p>
          </table:table-cell>
          <table:table-cell office:value-type="float" office:value="185158700" calcext:value-type="float">
            <text:p>185158700</text:p>
          </table:table-cell>
          <table:table-cell office:value-type="float" office:value="173020400" calcext:value-type="float">
            <text:p>173020400</text:p>
          </table:table-cell>
          <table:table-cell office:value-type="float" office:value="185939200" calcext:value-type="float">
            <text:p>185939200</text:p>
          </table:table-cell>
          <table:table-cell office:value-type="float" office:value="185873800" calcext:value-type="float">
            <text:p>185873800</text:p>
          </table:table-cell>
          <table:table-cell office:value-type="float" office:value="210905000" calcext:value-type="float">
            <text:p>210905000</text:p>
          </table:table-cell>
          <table:table-cell office:value-type="float" office:value="210561000" calcext:value-type="float">
            <text:p>210561000</text:p>
          </table:table-cell>
          <table:table-cell office:value-type="float" office:value="241225000" calcext:value-type="float">
            <text:p>241225000</text:p>
          </table:table-cell>
          <table:table-cell office:value-type="float" office:value="393" calcext:value-type="float">
            <text:p>393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office:value-type="float" office:value="443" calcext:value-type="float">
            <text:p>443</text:p>
          </table:table-cell>
          <table:table-cell office:value-type="float" office:value="426" calcext:value-type="float">
            <text:p>426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474" calcext:value-type="float">
            <text:p>474</text:p>
          </table:table-cell>
          <table:table-cell office:value-type="float" office:value="506" calcext:value-type="float">
            <text:p>506</text:p>
          </table:table-cell>
          <table:table-cell office:value-type="float" office:value="583" calcext:value-type="float">
            <text:p>583</text:p>
          </table:table-cell>
          <table:table-cell office:value-type="float" office:value="609" calcext:value-type="float">
            <text:p>609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MARACAJÁ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71" calcext:value-type="float">
            <text:p>6471</text:p>
          </table:table-cell>
          <table:table-cell office:value-type="float" office:value="6535" calcext:value-type="float">
            <text:p>6535</text:p>
          </table:table-cell>
          <table:table-cell office:value-type="float" office:value="6784" calcext:value-type="float">
            <text:p>6784</text:p>
          </table:table-cell>
          <table:table-cell office:value-type="float" office:value="6873" calcext:value-type="float">
            <text:p>6873</text:p>
          </table:table-cell>
          <table:table-cell office:value-type="float" office:value="6963" calcext:value-type="float">
            <text:p>6963</text:p>
          </table:table-cell>
          <table:table-cell office:value-type="float" office:value="7051" calcext:value-type="float">
            <text:p>7051</text:p>
          </table:table-cell>
          <table:table-cell office:value-type="float" office:value="7139" calcext:value-type="float">
            <text:p>7139</text:p>
          </table:table-cell>
          <table:table-cell office:value-type="float" office:value="7207" calcext:value-type="float">
            <text:p>7207</text:p>
          </table:table-cell>
          <table:table-cell office:value-type="float" office:value="7293" calcext:value-type="float">
            <text:p>7293</text:p>
          </table:table-cell>
          <table:table-cell office:value-type="float" office:value="7378" calcext:value-type="float">
            <text:p>7378</text:p>
          </table:table-cell>
          <table:table-cell office:value-type="float" office:value="1199610.52" calcext:value-type="float">
            <text:p>1199610.52</text:p>
          </table:table-cell>
          <table:table-cell office:value-type="float" office:value="1321711.56" calcext:value-type="float">
            <text:p>1321711.56</text:p>
          </table:table-cell>
          <table:table-cell office:value-type="float" office:value="1615957.25" calcext:value-type="float">
            <text:p>1615957.25</text:p>
          </table:table-cell>
          <table:table-cell office:value-type="float" office:value="1823486.73" calcext:value-type="float">
            <text:p>1823486.73</text:p>
          </table:table-cell>
          <table:table-cell office:value-type="float" office:value="2053938.58" calcext:value-type="float">
            <text:p>2053938.58</text:p>
          </table:table-cell>
          <table:table-cell office:value-type="float" office:value="2385127.56" calcext:value-type="float">
            <text:p>2385127.56</text:p>
          </table:table-cell>
          <table:table-cell office:value-type="float" office:value="2429422.57" calcext:value-type="float">
            <text:p>2429422.57</text:p>
          </table:table-cell>
          <table:table-cell office:value-type="float" office:value="2629119.67" calcext:value-type="float">
            <text:p>2629119.67</text:p>
          </table:table-cell>
          <table:table-cell office:value-type="float" office:value="2727931.88" calcext:value-type="float">
            <text:p>2727931.88</text:p>
          </table:table-cell>
          <table:table-cell office:value-type="float" office:value="2668325.28" calcext:value-type="float">
            <text:p>2668325.28</text:p>
          </table:table-cell>
          <table:table-cell office:value-type="float" office:value="3038978.04" calcext:value-type="float">
            <text:p>3038978.04</text:p>
          </table:table-cell>
          <table:table-cell office:value-type="float" office:value="108124000" calcext:value-type="float">
            <text:p>108124000</text:p>
          </table:table-cell>
          <table:table-cell office:value-type="float" office:value="103485600" calcext:value-type="float">
            <text:p>103485600</text:p>
          </table:table-cell>
          <table:table-cell office:value-type="float" office:value="119645000" calcext:value-type="float">
            <text:p>119645000</text:p>
          </table:table-cell>
          <table:table-cell office:value-type="float" office:value="158260500" calcext:value-type="float">
            <text:p>158260500</text:p>
          </table:table-cell>
          <table:table-cell office:value-type="float" office:value="169527900" calcext:value-type="float">
            <text:p>169527900</text:p>
          </table:table-cell>
          <table:table-cell office:value-type="float" office:value="168241300" calcext:value-type="float">
            <text:p>168241300</text:p>
          </table:table-cell>
          <table:table-cell office:value-type="float" office:value="170123600" calcext:value-type="float">
            <text:p>170123600</text:p>
          </table:table-cell>
          <table:table-cell office:value-type="float" office:value="181050700" calcext:value-type="float">
            <text:p>181050700</text:p>
          </table:table-cell>
          <table:table-cell office:value-type="float" office:value="197366300" calcext:value-type="float">
            <text:p>197366300</text:p>
          </table:table-cell>
          <table:table-cell office:value-type="float" office:value="199860000" calcext:value-type="float">
            <text:p>199860000</text:p>
          </table:table-cell>
          <table:table-cell office:value-type="float" office:value="221955000" calcext:value-type="float">
            <text:p>221955000</text:p>
          </table:table-cell>
          <table:table-cell office:value-type="float" office:value="1222" calcext:value-type="float">
            <text:p>1222</text:p>
          </table:table-cell>
          <table:table-cell office:value-type="float" office:value="1288" calcext:value-type="float">
            <text:p>1288</text:p>
          </table:table-cell>
          <table:table-cell office:value-type="float" office:value="1384" calcext:value-type="float">
            <text:p>1384</text:p>
          </table:table-cell>
          <table:table-cell office:value-type="float" office:value="1374" calcext:value-type="float">
            <text:p>1374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1374" calcext:value-type="float">
            <text:p>1374</text:p>
          </table:table-cell>
          <table:table-cell office:value-type="float" office:value="1382" calcext:value-type="float">
            <text:p>1382</text:p>
          </table:table-cell>
          <table:table-cell office:value-type="float" office:value="1413" calcext:value-type="float">
            <text:p>1413</text:p>
          </table:table-cell>
          <table:table-cell office:value-type="float" office:value="1400" calcext:value-type="float">
            <text:p>1400</text:p>
          </table:table-cell>
          <table:table-cell office:value-type="float" office:value="1463" calcext:value-type="float">
            <text:p>146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MARAVILH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376" calcext:value-type="float">
            <text:p>22376</text:p>
          </table:table-cell>
          <table:table-cell office:value-type="float" office:value="22642" calcext:value-type="float">
            <text:p>22642</text:p>
          </table:table-cell>
          <table:table-cell office:value-type="float" office:value="23602" calcext:value-type="float">
            <text:p>23602</text:p>
          </table:table-cell>
          <table:table-cell office:value-type="float" office:value="23975" calcext:value-type="float">
            <text:p>23975</text:p>
          </table:table-cell>
          <table:table-cell office:value-type="float" office:value="24345" calcext:value-type="float">
            <text:p>24345</text:p>
          </table:table-cell>
          <table:table-cell office:value-type="float" office:value="24712" calcext:value-type="float">
            <text:p>24712</text:p>
          </table:table-cell>
          <table:table-cell office:value-type="float" office:value="25076" calcext:value-type="float">
            <text:p>25076</text:p>
          </table:table-cell>
          <table:table-cell office:value-type="float" office:value="25403" calcext:value-type="float">
            <text:p>25403</text:p>
          </table:table-cell>
          <table:table-cell office:value-type="float" office:value="25762" calcext:value-type="float">
            <text:p>25762</text:p>
          </table:table-cell>
          <table:table-cell office:value-type="float" office:value="26116" calcext:value-type="float">
            <text:p>26116</text:p>
          </table:table-cell>
          <table:table-cell office:value-type="float" office:value="5853211.36" calcext:value-type="float">
            <text:p>5853211.36</text:p>
          </table:table-cell>
          <table:table-cell office:value-type="float" office:value="7214849.62" calcext:value-type="float">
            <text:p>7214849.62</text:p>
          </table:table-cell>
          <table:table-cell office:value-type="float" office:value="8418537.06" calcext:value-type="float">
            <text:p>8418537.06</text:p>
          </table:table-cell>
          <table:table-cell office:value-type="float" office:value="9724105.15" calcext:value-type="float">
            <text:p>9724105.15</text:p>
          </table:table-cell>
          <table:table-cell office:value-type="float" office:value="11444347.29" calcext:value-type="float">
            <text:p>11444347.29</text:p>
          </table:table-cell>
          <table:table-cell office:value-type="float" office:value="11945339.05" calcext:value-type="float">
            <text:p>11945339.05</text:p>
          </table:table-cell>
          <table:table-cell office:value-type="float" office:value="13270900.5" calcext:value-type="float">
            <text:p>13270900.5</text:p>
          </table:table-cell>
          <table:table-cell office:value-type="float" office:value="14936722.51" calcext:value-type="float">
            <text:p>14936722.51</text:p>
          </table:table-cell>
          <table:table-cell office:value-type="float" office:value="15618551.08" calcext:value-type="float">
            <text:p>15618551.08</text:p>
          </table:table-cell>
          <table:table-cell office:value-type="float" office:value="16622637.17" calcext:value-type="float">
            <text:p>16622637.17</text:p>
          </table:table-cell>
          <table:table-cell office:value-type="float" office:value="18422928.51" calcext:value-type="float">
            <text:p>18422928.51</text:p>
          </table:table-cell>
          <table:table-cell office:value-type="float" office:value="627703200" calcext:value-type="float">
            <text:p>627703200</text:p>
          </table:table-cell>
          <table:table-cell office:value-type="float" office:value="739630400" calcext:value-type="float">
            <text:p>739630400</text:p>
          </table:table-cell>
          <table:table-cell office:value-type="float" office:value="769284900" calcext:value-type="float">
            <text:p>769284900</text:p>
          </table:table-cell>
          <table:table-cell office:value-type="float" office:value="862931500" calcext:value-type="float">
            <text:p>862931500</text:p>
          </table:table-cell>
          <table:table-cell office:value-type="float" office:value="882541100" calcext:value-type="float">
            <text:p>882541100</text:p>
          </table:table-cell>
          <table:table-cell office:value-type="float" office:value="863128400" calcext:value-type="float">
            <text:p>863128400</text:p>
          </table:table-cell>
          <table:table-cell office:value-type="float" office:value="960798500" calcext:value-type="float">
            <text:p>960798500</text:p>
          </table:table-cell>
          <table:table-cell office:value-type="float" office:value="1055389000" calcext:value-type="float">
            <text:p>1055389000</text:p>
          </table:table-cell>
          <table:table-cell office:value-type="float" office:value="1288638000" calcext:value-type="float">
            <text:p>1288638000</text:p>
          </table:table-cell>
          <table:table-cell office:value-type="float" office:value="1401082000" calcext:value-type="float">
            <text:p>1401082000</text:p>
          </table:table-cell>
          <table:table-cell office:value-type="float" office:value="1612801000" calcext:value-type="float">
            <text:p>1612801000</text:p>
          </table:table-cell>
          <table:table-cell office:value-type="float" office:value="6683" calcext:value-type="float">
            <text:p>6683</text:p>
          </table:table-cell>
          <table:table-cell office:value-type="float" office:value="7206" calcext:value-type="float">
            <text:p>7206</text:p>
          </table:table-cell>
          <table:table-cell office:value-type="float" office:value="7598" calcext:value-type="float">
            <text:p>7598</text:p>
          </table:table-cell>
          <table:table-cell office:value-type="float" office:value="7515" calcext:value-type="float">
            <text:p>7515</text:p>
          </table:table-cell>
          <table:table-cell office:value-type="float" office:value="7514" calcext:value-type="float">
            <text:p>7514</text:p>
          </table:table-cell>
          <table:table-cell office:value-type="float" office:value="7387" calcext:value-type="float">
            <text:p>7387</text:p>
          </table:table-cell>
          <table:table-cell office:value-type="float" office:value="7475" calcext:value-type="float">
            <text:p>7475</text:p>
          </table:table-cell>
          <table:table-cell office:value-type="float" office:value="7586" calcext:value-type="float">
            <text:p>7586</text:p>
          </table:table-cell>
          <table:table-cell office:value-type="float" office:value="7924" calcext:value-type="float">
            <text:p>7924</text:p>
          </table:table-cell>
          <table:table-cell office:value-type="float" office:value="8499" calcext:value-type="float">
            <text:p>8499</text:p>
          </table:table-cell>
          <table:table-cell office:value-type="float" office:value="9140" calcext:value-type="float">
            <text:p>914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MARE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69" calcext:value-type="float">
            <text:p>2169</text:p>
          </table:table-cell>
          <table:table-cell office:value-type="float" office:value="2136" calcext:value-type="float">
            <text:p>2136</text:p>
          </table:table-cell>
          <table:table-cell office:value-type="float" office:value="2094" calcext:value-type="float">
            <text:p>2094</text:p>
          </table:table-cell>
          <table:table-cell office:value-type="float" office:value="2046" calcext:value-type="float">
            <text:p>2046</text:p>
          </table:table-cell>
          <table:table-cell office:value-type="float" office:value="1999" calcext:value-type="float">
            <text:p>1999</text:p>
          </table:table-cell>
          <table:table-cell office:value-type="float" office:value="1952" calcext:value-type="float">
            <text:p>1952</text:p>
          </table:table-cell>
          <table:table-cell office:value-type="float" office:value="1906" calcext:value-type="float">
            <text:p>1906</text:p>
          </table:table-cell>
          <table:table-cell office:value-type="float" office:value="1846" calcext:value-type="float">
            <text:p>1846</text:p>
          </table:table-cell>
          <table:table-cell office:value-type="float" office:value="1797" calcext:value-type="float">
            <text:p>1797</text:p>
          </table:table-cell>
          <table:table-cell office:value-type="float" office:value="1750" calcext:value-type="float">
            <text:p>1750</text:p>
          </table:table-cell>
          <table:table-cell office:value-type="float" office:value="69073.28" calcext:value-type="float">
            <text:p>69073.28</text:p>
          </table:table-cell>
          <table:table-cell office:value-type="float" office:value="82819.02" calcext:value-type="float">
            <text:p>82819.02</text:p>
          </table:table-cell>
          <table:table-cell office:value-type="float" office:value="89832.79" calcext:value-type="float">
            <text:p>89832.79</text:p>
          </table:table-cell>
          <table:table-cell office:value-type="float" office:value="123256.95" calcext:value-type="float">
            <text:p>123256.95</text:p>
          </table:table-cell>
          <table:table-cell office:value-type="float" office:value="162310.04" calcext:value-type="float">
            <text:p>162310.04</text:p>
          </table:table-cell>
          <table:table-cell office:value-type="float" office:value="165958.16" calcext:value-type="float">
            <text:p>165958.16</text:p>
          </table:table-cell>
          <table:table-cell office:value-type="float" office:value="170230.91" calcext:value-type="float">
            <text:p>170230.91</text:p>
          </table:table-cell>
          <table:table-cell office:value-type="float" office:value="215819.81" calcext:value-type="float">
            <text:p>215819.81</text:p>
          </table:table-cell>
          <table:table-cell office:value-type="float" office:value="188035.55" calcext:value-type="float">
            <text:p>188035.55</text:p>
          </table:table-cell>
          <table:table-cell office:value-type="float" office:value="201311.97" calcext:value-type="float">
            <text:p>201311.97</text:p>
          </table:table-cell>
          <table:table-cell office:value-type="float" office:value="174133.7" calcext:value-type="float">
            <text:p>174133.7</text:p>
          </table:table-cell>
          <table:table-cell office:value-type="float" office:value="67583190" calcext:value-type="float">
            <text:p>67583190</text:p>
          </table:table-cell>
          <table:table-cell office:value-type="float" office:value="80498100" calcext:value-type="float">
            <text:p>80498100</text:p>
          </table:table-cell>
          <table:table-cell office:value-type="float" office:value="88633310" calcext:value-type="float">
            <text:p>88633310</text:p>
          </table:table-cell>
          <table:table-cell office:value-type="float" office:value="103745500" calcext:value-type="float">
            <text:p>103745500</text:p>
          </table:table-cell>
          <table:table-cell office:value-type="float" office:value="58497050" calcext:value-type="float">
            <text:p>58497050</text:p>
          </table:table-cell>
          <table:table-cell office:value-type="float" office:value="57508390" calcext:value-type="float">
            <text:p>57508390</text:p>
          </table:table-cell>
          <table:table-cell office:value-type="float" office:value="60091320" calcext:value-type="float">
            <text:p>60091320</text:p>
          </table:table-cell>
          <table:table-cell office:value-type="float" office:value="60465040" calcext:value-type="float">
            <text:p>60465040</text:p>
          </table:table-cell>
          <table:table-cell office:value-type="float" office:value="57669570" calcext:value-type="float">
            <text:p>57669570</text:p>
          </table:table-cell>
          <table:table-cell office:value-type="float" office:value="64467000" calcext:value-type="float">
            <text:p>64467000</text:p>
          </table:table-cell>
          <table:table-cell office:value-type="float" office:value="76098000" calcext:value-type="float">
            <text:p>7609800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ASSARANDU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37" calcext:value-type="float">
            <text:p>14837</text:p>
          </table:table-cell>
          <table:table-cell office:value-type="float" office:value="14993" calcext:value-type="float">
            <text:p>14993</text:p>
          </table:table-cell>
          <table:table-cell office:value-type="float" office:value="15586" calcext:value-type="float">
            <text:p>15586</text:p>
          </table:table-cell>
          <table:table-cell office:value-type="float" office:value="15806" calcext:value-type="float">
            <text:p>15806</text:p>
          </table:table-cell>
          <table:table-cell office:value-type="float" office:value="16024" calcext:value-type="float">
            <text:p>16024</text:p>
          </table:table-cell>
          <table:table-cell office:value-type="float" office:value="16240" calcext:value-type="float">
            <text:p>16240</text:p>
          </table:table-cell>
          <table:table-cell office:value-type="float" office:value="16455" calcext:value-type="float">
            <text:p>16455</text:p>
          </table:table-cell>
          <table:table-cell office:value-type="float" office:value="16704" calcext:value-type="float">
            <text:p>16704</text:p>
          </table:table-cell>
          <table:table-cell office:value-type="float" office:value="16916" calcext:value-type="float">
            <text:p>16916</text:p>
          </table:table-cell>
          <table:table-cell office:value-type="float" office:value="17125" calcext:value-type="float">
            <text:p>17125</text:p>
          </table:table-cell>
          <table:table-cell office:value-type="float" office:value="5428475.17" calcext:value-type="float">
            <text:p>5428475.17</text:p>
          </table:table-cell>
          <table:table-cell office:value-type="float" office:value="5775021.88" calcext:value-type="float">
            <text:p>5775021.88</text:p>
          </table:table-cell>
          <table:table-cell office:value-type="float" office:value="6889076.22" calcext:value-type="float">
            <text:p>6889076.22</text:p>
          </table:table-cell>
          <table:table-cell office:value-type="float" office:value="7810043.47" calcext:value-type="float">
            <text:p>7810043.47</text:p>
          </table:table-cell>
          <table:table-cell office:value-type="float" office:value="8934444.95" calcext:value-type="float">
            <text:p>8934444.95</text:p>
          </table:table-cell>
          <table:table-cell office:value-type="float" office:value="9410426.95" calcext:value-type="float">
            <text:p>9410426.95</text:p>
          </table:table-cell>
          <table:table-cell office:value-type="float" office:value="9414155.81" calcext:value-type="float">
            <text:p>9414155.81</text:p>
          </table:table-cell>
          <table:table-cell office:value-type="float" office:value="9524936.71" calcext:value-type="float">
            <text:p>9524936.71</text:p>
          </table:table-cell>
          <table:table-cell office:value-type="float" office:value="9982037.23" calcext:value-type="float">
            <text:p>9982037.23</text:p>
          </table:table-cell>
          <table:table-cell office:value-type="float" office:value="10397842.5" calcext:value-type="float">
            <text:p>10397842.5</text:p>
          </table:table-cell>
          <table:table-cell office:value-type="float" office:value="10364762.63" calcext:value-type="float">
            <text:p>10364762.63</text:p>
          </table:table-cell>
          <table:table-cell office:value-type="float" office:value="295805600" calcext:value-type="float">
            <text:p>295805600</text:p>
          </table:table-cell>
          <table:table-cell office:value-type="float" office:value="377699100" calcext:value-type="float">
            <text:p>377699100</text:p>
          </table:table-cell>
          <table:table-cell office:value-type="float" office:value="360988200" calcext:value-type="float">
            <text:p>360988200</text:p>
          </table:table-cell>
          <table:table-cell office:value-type="float" office:value="400563000" calcext:value-type="float">
            <text:p>400563000</text:p>
          </table:table-cell>
          <table:table-cell office:value-type="float" office:value="507765800" calcext:value-type="float">
            <text:p>507765800</text:p>
          </table:table-cell>
          <table:table-cell office:value-type="float" office:value="510937300" calcext:value-type="float">
            <text:p>510937300</text:p>
          </table:table-cell>
          <table:table-cell office:value-type="float" office:value="510608700" calcext:value-type="float">
            <text:p>510608700</text:p>
          </table:table-cell>
          <table:table-cell office:value-type="float" office:value="579639800" calcext:value-type="float">
            <text:p>579639800</text:p>
          </table:table-cell>
          <table:table-cell office:value-type="float" office:value="548048300" calcext:value-type="float">
            <text:p>548048300</text:p>
          </table:table-cell>
          <table:table-cell office:value-type="float" office:value="554347000" calcext:value-type="float">
            <text:p>554347000</text:p>
          </table:table-cell>
          <table:table-cell office:value-type="float" office:value="650008000" calcext:value-type="float">
            <text:p>650008000</text:p>
          </table:table-cell>
          <table:table-cell office:value-type="float" office:value="4499" calcext:value-type="float">
            <text:p>4499</text:p>
          </table:table-cell>
          <table:table-cell office:value-type="float" office:value="4359" calcext:value-type="float">
            <text:p>4359</text:p>
          </table:table-cell>
          <table:table-cell office:value-type="float" office:value="4597" calcext:value-type="float">
            <text:p>4597</text:p>
          </table:table-cell>
          <table:table-cell office:value-type="float" office:value="4596" calcext:value-type="float">
            <text:p>4596</text:p>
          </table:table-cell>
          <table:table-cell office:value-type="float" office:value="4862" calcext:value-type="float">
            <text:p>4862</text:p>
          </table:table-cell>
          <table:table-cell office:value-type="float" office:value="4725" calcext:value-type="float">
            <text:p>4725</text:p>
          </table:table-cell>
          <table:table-cell office:value-type="float" office:value="4484" calcext:value-type="float">
            <text:p>4484</text:p>
          </table:table-cell>
          <table:table-cell office:value-type="float" office:value="4334" calcext:value-type="float">
            <text:p>4334</text:p>
          </table:table-cell>
          <table:table-cell office:value-type="float" office:value="4355" calcext:value-type="float">
            <text:p>4355</text:p>
          </table:table-cell>
          <table:table-cell office:value-type="float" office:value="4361" calcext:value-type="float">
            <text:p>4361</text:p>
          </table:table-cell>
          <table:table-cell office:value-type="float" office:value="4342" calcext:value-type="float">
            <text:p>434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MATOS CO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float" office:value="2784" calcext:value-type="float">
            <text:p>2784</text:p>
          </table:table-cell>
          <table:table-cell office:value-type="float" office:value="2767" calcext:value-type="float">
            <text:p>2767</text:p>
          </table:table-cell>
          <table:table-cell office:value-type="float" office:value="2729" calcext:value-type="float">
            <text:p>2729</text:p>
          </table:table-cell>
          <table:table-cell office:value-type="float" office:value="2690" calcext:value-type="float">
            <text:p>2690</text:p>
          </table:table-cell>
          <table:table-cell office:value-type="float" office:value="2652" calcext:value-type="float">
            <text:p>2652</text:p>
          </table:table-cell>
          <table:table-cell office:value-type="float" office:value="2614" calcext:value-type="float">
            <text:p>2614</text:p>
          </table:table-cell>
          <table:table-cell office:value-type="float" office:value="2560" calcext:value-type="float">
            <text:p>2560</text:p>
          </table:table-cell>
          <table:table-cell office:value-type="float" office:value="2520" calcext:value-type="float">
            <text:p>2520</text:p>
          </table:table-cell>
          <table:table-cell office:value-type="float" office:value="2480" calcext:value-type="float">
            <text:p>2480</text:p>
          </table:table-cell>
          <table:table-cell office:value-type="float" office:value="277199.91" calcext:value-type="float">
            <text:p>277199.91</text:p>
          </table:table-cell>
          <table:table-cell office:value-type="float" office:value="288283.8" calcext:value-type="float">
            <text:p>288283.8</text:p>
          </table:table-cell>
          <table:table-cell office:value-type="float" office:value="315118.33" calcext:value-type="float">
            <text:p>315118.33</text:p>
          </table:table-cell>
          <table:table-cell office:value-type="float" office:value="382021.25" calcext:value-type="float">
            <text:p>382021.25</text:p>
          </table:table-cell>
          <table:table-cell office:value-type="float" office:value="392676.78" calcext:value-type="float">
            <text:p>392676.78</text:p>
          </table:table-cell>
          <table:table-cell office:value-type="float" office:value="402725.82" calcext:value-type="float">
            <text:p>402725.82</text:p>
          </table:table-cell>
          <table:table-cell office:value-type="float" office:value="410704.01" calcext:value-type="float">
            <text:p>410704.01</text:p>
          </table:table-cell>
          <table:table-cell office:value-type="float" office:value="295563.56" calcext:value-type="float">
            <text:p>295563.56</text:p>
          </table:table-cell>
          <table:table-cell office:value-type="float" office:value="265171.28" calcext:value-type="float">
            <text:p>265171.28</text:p>
          </table:table-cell>
          <table:table-cell office:value-type="float" office:value="248725.88" calcext:value-type="float">
            <text:p>248725.88</text:p>
          </table:table-cell>
          <table:table-cell office:value-type="float" office:value="241201.89" calcext:value-type="float">
            <text:p>241201.89</text:p>
          </table:table-cell>
          <table:table-cell office:value-type="float" office:value="26335400" calcext:value-type="float">
            <text:p>26335400</text:p>
          </table:table-cell>
          <table:table-cell office:value-type="float" office:value="28931780" calcext:value-type="float">
            <text:p>28931780</text:p>
          </table:table-cell>
          <table:table-cell office:value-type="float" office:value="36257260" calcext:value-type="float">
            <text:p>36257260</text:p>
          </table:table-cell>
          <table:table-cell office:value-type="float" office:value="31959410" calcext:value-type="float">
            <text:p>31959410</text:p>
          </table:table-cell>
          <table:table-cell office:value-type="float" office:value="36160550" calcext:value-type="float">
            <text:p>36160550</text:p>
          </table:table-cell>
          <table:table-cell office:value-type="float" office:value="36734370" calcext:value-type="float">
            <text:p>36734370</text:p>
          </table:table-cell>
          <table:table-cell office:value-type="float" office:value="45871050" calcext:value-type="float">
            <text:p>45871050</text:p>
          </table:table-cell>
          <table:table-cell office:value-type="float" office:value="48419200" calcext:value-type="float">
            <text:p>48419200</text:p>
          </table:table-cell>
          <table:table-cell office:value-type="float" office:value="51802760" calcext:value-type="float">
            <text:p>51802760</text:p>
          </table:table-cell>
          <table:table-cell office:value-type="float" office:value="51446000" calcext:value-type="float">
            <text:p>51446000</text:p>
          </table:table-cell>
          <table:table-cell office:value-type="float" office:value="51603000" calcext:value-type="float">
            <text:p>51603000</text:p>
          </table:table-cell>
          <table:table-cell office:value-type="float" office:value="351" calcext:value-type="float">
            <text:p>351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MELEI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94" calcext:value-type="float">
            <text:p>6994</text:p>
          </table:table-cell>
          <table:table-cell office:value-type="float" office:value="6988" calcext:value-type="float">
            <text:p>6988</text:p>
          </table:table-cell>
          <table:table-cell office:value-type="float" office:value="7085" calcext:value-type="float">
            <text:p>7085</text:p>
          </table:table-cell>
          <table:table-cell office:value-type="float" office:value="7076" calcext:value-type="float">
            <text:p>7076</text:p>
          </table:table-cell>
          <table:table-cell office:value-type="float" office:value="7066" calcext:value-type="float">
            <text:p>7066</text:p>
          </table:table-cell>
          <table:table-cell office:value-type="float" office:value="7056" calcext:value-type="float">
            <text:p>7056</text:p>
          </table:table-cell>
          <table:table-cell office:value-type="float" office:value="7047" calcext:value-type="float">
            <text:p>7047</text:p>
          </table:table-cell>
          <table:table-cell office:value-type="float" office:value="7028" calcext:value-type="float">
            <text:p>7028</text:p>
          </table:table-cell>
          <table:table-cell office:value-type="float" office:value="7015" calcext:value-type="float">
            <text:p>7015</text:p>
          </table:table-cell>
          <table:table-cell office:value-type="float" office:value="7001" calcext:value-type="float">
            <text:p>7001</text:p>
          </table:table-cell>
          <table:table-cell office:value-type="float" office:value="935600.5" calcext:value-type="float">
            <text:p>935600.5</text:p>
          </table:table-cell>
          <table:table-cell office:value-type="float" office:value="1212302.05" calcext:value-type="float">
            <text:p>1212302.05</text:p>
          </table:table-cell>
          <table:table-cell office:value-type="float" office:value="1316814.73" calcext:value-type="float">
            <text:p>1316814.73</text:p>
          </table:table-cell>
          <table:table-cell office:value-type="float" office:value="1431054.77" calcext:value-type="float">
            <text:p>1431054.77</text:p>
          </table:table-cell>
          <table:table-cell office:value-type="float" office:value="1609156.14" calcext:value-type="float">
            <text:p>1609156.14</text:p>
          </table:table-cell>
          <table:table-cell office:value-type="float" office:value="1704584.68" calcext:value-type="float">
            <text:p>1704584.68</text:p>
          </table:table-cell>
          <table:table-cell office:value-type="float" office:value="1752087.19" calcext:value-type="float">
            <text:p>1752087.19</text:p>
          </table:table-cell>
          <table:table-cell office:value-type="float" office:value="1909543.65" calcext:value-type="float">
            <text:p>1909543.65</text:p>
          </table:table-cell>
          <table:table-cell office:value-type="float" office:value="1931348.05" calcext:value-type="float">
            <text:p>1931348.05</text:p>
          </table:table-cell>
          <table:table-cell office:value-type="float" office:value="1987068.05" calcext:value-type="float">
            <text:p>1987068.05</text:p>
          </table:table-cell>
          <table:table-cell office:value-type="float" office:value="1884385.45" calcext:value-type="float">
            <text:p>1884385.45</text:p>
          </table:table-cell>
          <table:table-cell office:value-type="float" office:value="129313200" calcext:value-type="float">
            <text:p>129313200</text:p>
          </table:table-cell>
          <table:table-cell office:value-type="float" office:value="119802200" calcext:value-type="float">
            <text:p>119802200</text:p>
          </table:table-cell>
          <table:table-cell office:value-type="float" office:value="143967700" calcext:value-type="float">
            <text:p>143967700</text:p>
          </table:table-cell>
          <table:table-cell office:value-type="float" office:value="146700900" calcext:value-type="float">
            <text:p>146700900</text:p>
          </table:table-cell>
          <table:table-cell office:value-type="float" office:value="194174800" calcext:value-type="float">
            <text:p>194174800</text:p>
          </table:table-cell>
          <table:table-cell office:value-type="float" office:value="203186600" calcext:value-type="float">
            <text:p>203186600</text:p>
          </table:table-cell>
          <table:table-cell office:value-type="float" office:value="226210300" calcext:value-type="float">
            <text:p>226210300</text:p>
          </table:table-cell>
          <table:table-cell office:value-type="float" office:value="242069100" calcext:value-type="float">
            <text:p>242069100</text:p>
          </table:table-cell>
          <table:table-cell office:value-type="float" office:value="239695200" calcext:value-type="float">
            <text:p>239695200</text:p>
          </table:table-cell>
          <table:table-cell office:value-type="float" office:value="267369000" calcext:value-type="float">
            <text:p>267369000</text:p>
          </table:table-cell>
          <table:table-cell office:value-type="float" office:value="272827000" calcext:value-type="float">
            <text:p>272827000</text:p>
          </table:table-cell>
          <table:table-cell office:value-type="float" office:value="894" calcext:value-type="float">
            <text:p>894</text:p>
          </table:table-cell>
          <table:table-cell office:value-type="float" office:value="1080" calcext:value-type="float">
            <text:p>1080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47" calcext:value-type="float">
            <text:p>1047</text:p>
          </table:table-cell>
          <table:table-cell office:value-type="float" office:value="1024" calcext:value-type="float">
            <text:p>1024</text:p>
          </table:table-cell>
          <table:table-cell office:value-type="float" office:value="984" calcext:value-type="float">
            <text:p>984</text:p>
          </table:table-cell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office:value-type="float" office:value="981" calcext:value-type="float">
            <text:p>981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MIRIM DO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5" calcext:value-type="float">
            <text:p>2495</text:p>
          </table:table-cell>
          <table:table-cell office:value-type="float" office:value="2477" calcext:value-type="float">
            <text:p>2477</text:p>
          </table:table-cell>
          <table:table-cell office:value-type="float" office:value="2476" calcext:value-type="float">
            <text:p>2476</text:p>
          </table:table-cell>
          <table:table-cell office:value-type="float" office:value="2450" calcext:value-type="float">
            <text:p>2450</text:p>
          </table:table-cell>
          <table:table-cell office:value-type="float" office:value="2424" calcext:value-type="float">
            <text:p>2424</text:p>
          </table:table-cell>
          <table:table-cell office:value-type="float" office:value="2399" calcext:value-type="float">
            <text:p>2399</text:p>
          </table:table-cell>
          <table:table-cell office:value-type="float" office:value="2374" calcext:value-type="float">
            <text:p>2374</text:p>
          </table:table-cell>
          <table:table-cell office:value-type="float" office:value="2336" calcext:value-type="float">
            <text:p>2336</text:p>
          </table:table-cell>
          <table:table-cell office:value-type="float" office:value="2309" calcext:value-type="float">
            <text:p>2309</text:p>
          </table:table-cell>
          <table:table-cell office:value-type="float" office:value="2283" calcext:value-type="float">
            <text:p>2283</text:p>
          </table:table-cell>
          <table:table-cell office:value-type="float" office:value="252576.66" calcext:value-type="float">
            <text:p>252576.66</text:p>
          </table:table-cell>
          <table:table-cell office:value-type="float" office:value="284621.2" calcext:value-type="float">
            <text:p>284621.2</text:p>
          </table:table-cell>
          <table:table-cell office:value-type="float" office:value="353046.75" calcext:value-type="float">
            <text:p>353046.75</text:p>
          </table:table-cell>
          <table:table-cell office:value-type="float" office:value="327750.39" calcext:value-type="float">
            <text:p>327750.39</text:p>
          </table:table-cell>
          <table:table-cell office:value-type="float" office:value="463991.52" calcext:value-type="float">
            <text:p>463991.52</text:p>
          </table:table-cell>
          <table:table-cell office:value-type="float" office:value="485351.85" calcext:value-type="float">
            <text:p>485351.85</text:p>
          </table:table-cell>
          <table:table-cell office:value-type="float" office:value="499470.96" calcext:value-type="float">
            <text:p>499470.96</text:p>
          </table:table-cell>
          <table:table-cell office:value-type="float" office:value="417188.11" calcext:value-type="float">
            <text:p>417188.11</text:p>
          </table:table-cell>
          <table:table-cell office:value-type="float" office:value="471258.24" calcext:value-type="float">
            <text:p>471258.24</text:p>
          </table:table-cell>
          <table:table-cell office:value-type="float" office:value="640140.45" calcext:value-type="float">
            <text:p>640140.45</text:p>
          </table:table-cell>
          <table:table-cell office:value-type="float" office:value="680520.65" calcext:value-type="float">
            <text:p>680520.65</text:p>
          </table:table-cell>
          <table:table-cell office:value-type="float" office:value="32661480" calcext:value-type="float">
            <text:p>32661480</text:p>
          </table:table-cell>
          <table:table-cell office:value-type="float" office:value="31731400" calcext:value-type="float">
            <text:p>31731400</text:p>
          </table:table-cell>
          <table:table-cell office:value-type="float" office:value="40132560" calcext:value-type="float">
            <text:p>40132560</text:p>
          </table:table-cell>
          <table:table-cell office:value-type="float" office:value="51864650" calcext:value-type="float">
            <text:p>51864650</text:p>
          </table:table-cell>
          <table:table-cell office:value-type="float" office:value="46819900" calcext:value-type="float">
            <text:p>46819900</text:p>
          </table:table-cell>
          <table:table-cell office:value-type="float" office:value="48110500" calcext:value-type="float">
            <text:p>48110500</text:p>
          </table:table-cell>
          <table:table-cell office:value-type="float" office:value="49677190" calcext:value-type="float">
            <text:p>49677190</text:p>
          </table:table-cell>
          <table:table-cell office:value-type="float" office:value="55134490" calcext:value-type="float">
            <text:p>55134490</text:p>
          </table:table-cell>
          <table:table-cell office:value-type="float" office:value="52962450" calcext:value-type="float">
            <text:p>52962450</text:p>
          </table:table-cell>
          <table:table-cell office:value-type="float" office:value="58474000" calcext:value-type="float">
            <text:p>58474000</text:p>
          </table:table-cell>
          <table:table-cell office:value-type="float" office:value="74834000" calcext:value-type="float">
            <text:p>74834000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333" calcext:value-type="float">
            <text:p>333</text:p>
          </table:table-cell>
          <table:table-cell office:value-type="float" office:value="298" calcext:value-type="float">
            <text:p>298</text:p>
          </table:table-cell>
          <table:table-cell office:value-type="float" office:value="354" calcext:value-type="float">
            <text:p>354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office:value-type="float" office:value="349" calcext:value-type="float">
            <text:p>349</text:p>
          </table:table-cell>
          <table:table-cell office:value-type="float" office:value="364" calcext:value-type="float">
            <text:p>36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54" calcext:value-type="float">
            <text:p>4054</text:p>
          </table:table-cell>
          <table:table-cell office:value-type="float" office:value="4063" calcext:value-type="float">
            <text:p>4063</text:p>
          </table:table-cell>
          <table:table-cell office:value-type="float" office:value="4147" calcext:value-type="float">
            <text:p>4147</text:p>
          </table:table-cell>
          <table:table-cell office:value-type="float" office:value="4158" calcext:value-type="float">
            <text:p>4158</text:p>
          </table:table-cell>
          <table:table-cell office:value-type="float" office:value="4169" calcext:value-type="float">
            <text:p>4169</text:p>
          </table:table-cell>
          <table:table-cell office:value-type="float" office:value="4181" calcext:value-type="float">
            <text:p>4181</text:p>
          </table:table-cell>
          <table:table-cell office:value-type="float" office:value="4192" calcext:value-type="float">
            <text:p>4192</text:p>
          </table:table-cell>
          <table:table-cell office:value-type="float" office:value="4200" calcext:value-type="float">
            <text:p>4200</text:p>
          </table:table-cell>
          <table:table-cell office:value-type="float" office:value="4209" calcext:value-type="float">
            <text:p>4209</text:p>
          </table:table-cell>
          <table:table-cell office:value-type="float" office:value="4218" calcext:value-type="float">
            <text:p>4218</text:p>
          </table:table-cell>
          <table:table-cell office:value-type="float" office:value="600736.55" calcext:value-type="float">
            <text:p>600736.55</text:p>
          </table:table-cell>
          <table:table-cell office:value-type="float" office:value="742091.61" calcext:value-type="float">
            <text:p>742091.61</text:p>
          </table:table-cell>
          <table:table-cell office:value-type="float" office:value="814188.36" calcext:value-type="float">
            <text:p>814188.36</text:p>
          </table:table-cell>
          <table:table-cell office:value-type="float" office:value="1129648.83" calcext:value-type="float">
            <text:p>1129648.83</text:p>
          </table:table-cell>
          <table:table-cell office:value-type="float" office:value="1276183.88" calcext:value-type="float">
            <text:p>1276183.88</text:p>
          </table:table-cell>
          <table:table-cell office:value-type="float" office:value="1151038.13" calcext:value-type="float">
            <text:p>1151038.13</text:p>
          </table:table-cell>
          <table:table-cell office:value-type="float" office:value="1282536.77" calcext:value-type="float">
            <text:p>1282536.77</text:p>
          </table:table-cell>
          <table:table-cell office:value-type="float" office:value="1227242.66" calcext:value-type="float">
            <text:p>1227242.66</text:p>
          </table:table-cell>
          <table:table-cell office:value-type="float" office:value="1199589.56" calcext:value-type="float">
            <text:p>1199589.56</text:p>
          </table:table-cell>
          <table:table-cell office:value-type="float" office:value="1336960.22" calcext:value-type="float">
            <text:p>1336960.22</text:p>
          </table:table-cell>
          <table:table-cell office:value-type="float" office:value="1359868.63" calcext:value-type="float">
            <text:p>1359868.63</text:p>
          </table:table-cell>
          <table:table-cell office:value-type="float" office:value="92868760" calcext:value-type="float">
            <text:p>92868760</text:p>
          </table:table-cell>
          <table:table-cell office:value-type="float" office:value="106845100" calcext:value-type="float">
            <text:p>106845100</text:p>
          </table:table-cell>
          <table:table-cell office:value-type="float" office:value="113810400" calcext:value-type="float">
            <text:p>113810400</text:p>
          </table:table-cell>
          <table:table-cell office:value-type="float" office:value="128214300" calcext:value-type="float">
            <text:p>128214300</text:p>
          </table:table-cell>
          <table:table-cell office:value-type="float" office:value="90761560" calcext:value-type="float">
            <text:p>90761560</text:p>
          </table:table-cell>
          <table:table-cell office:value-type="float" office:value="95556280" calcext:value-type="float">
            <text:p>95556280</text:p>
          </table:table-cell>
          <table:table-cell office:value-type="float" office:value="112413600" calcext:value-type="float">
            <text:p>112413600</text:p>
          </table:table-cell>
          <table:table-cell office:value-type="float" office:value="108067800" calcext:value-type="float">
            <text:p>108067800</text:p>
          </table:table-cell>
          <table:table-cell office:value-type="float" office:value="115056400" calcext:value-type="float">
            <text:p>115056400</text:p>
          </table:table-cell>
          <table:table-cell office:value-type="float" office:value="118948000" calcext:value-type="float">
            <text:p>118948000</text:p>
          </table:table-cell>
          <table:table-cell office:value-type="float" office:value="133991000" calcext:value-type="float">
            <text:p>133991000</text:p>
          </table:table-cell>
          <table:table-cell office:value-type="float" office:value="718" calcext:value-type="float">
            <text:p>718</text:p>
          </table:table-cell>
          <table:table-cell office:value-type="float" office:value="816" calcext:value-type="float">
            <text:p>816</text:p>
          </table:table-cell>
          <table:table-cell office:value-type="float" office:value="785" calcext:value-type="float">
            <text:p>785</text:p>
          </table:table-cell>
          <table:table-cell office:value-type="float" office:value="906" calcext:value-type="float">
            <text:p>906</text:p>
          </table:table-cell>
          <table:table-cell office:value-type="float" office:value="891" calcext:value-type="float">
            <text:p>891</text:p>
          </table:table-cell>
          <table:table-cell office:value-type="float" office:value="874" calcext:value-type="float">
            <text:p>874</text:p>
          </table:table-cell>
          <table:table-cell office:value-type="float" office:value="863" calcext:value-type="float">
            <text:p>863</text:p>
          </table:table-cell>
          <table:table-cell office:value-type="float" office:value="746" calcext:value-type="float">
            <text:p>746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ONDAÍ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47" calcext:value-type="float">
            <text:p>10347</text:p>
          </table:table-cell>
          <table:table-cell office:value-type="float" office:value="10458" calcext:value-type="float">
            <text:p>10458</text:p>
          </table:table-cell>
          <table:table-cell office:value-type="float" office:value="10877" calcext:value-type="float">
            <text:p>10877</text:p>
          </table:table-cell>
          <table:table-cell office:value-type="float" office:value="11034" calcext:value-type="float">
            <text:p>11034</text:p>
          </table:table-cell>
          <table:table-cell office:value-type="float" office:value="11189" calcext:value-type="float">
            <text:p>11189</text:p>
          </table:table-cell>
          <table:table-cell office:value-type="float" office:value="11343" calcext:value-type="float">
            <text:p>11343</text:p>
          </table:table-cell>
          <table:table-cell office:value-type="float" office:value="11496" calcext:value-type="float">
            <text:p>11496</text:p>
          </table:table-cell>
          <table:table-cell office:value-type="float" office:value="11592" calcext:value-type="float">
            <text:p>11592</text:p>
          </table:table-cell>
          <table:table-cell office:value-type="float" office:value="11742" calcext:value-type="float">
            <text:p>11742</text:p>
          </table:table-cell>
          <table:table-cell office:value-type="float" office:value="11889" calcext:value-type="float">
            <text:p>11889</text:p>
          </table:table-cell>
          <table:table-cell office:value-type="float" office:value="1841802.24" calcext:value-type="float">
            <text:p>1841802.24</text:p>
          </table:table-cell>
          <table:table-cell office:value-type="float" office:value="2259446.87" calcext:value-type="float">
            <text:p>2259446.87</text:p>
          </table:table-cell>
          <table:table-cell office:value-type="float" office:value="2742030.67" calcext:value-type="float">
            <text:p>2742030.67</text:p>
          </table:table-cell>
          <table:table-cell office:value-type="float" office:value="3254008.82" calcext:value-type="float">
            <text:p>3254008.82</text:p>
          </table:table-cell>
          <table:table-cell office:value-type="float" office:value="3133268.17" calcext:value-type="float">
            <text:p>3133268.17</text:p>
          </table:table-cell>
          <table:table-cell office:value-type="float" office:value="3191804.45" calcext:value-type="float">
            <text:p>3191804.45</text:p>
          </table:table-cell>
          <table:table-cell office:value-type="float" office:value="3491716.49" calcext:value-type="float">
            <text:p>3491716.49</text:p>
          </table:table-cell>
          <table:table-cell office:value-type="float" office:value="3980960.12" calcext:value-type="float">
            <text:p>3980960.12</text:p>
          </table:table-cell>
          <table:table-cell office:value-type="float" office:value="4195382.07" calcext:value-type="float">
            <text:p>4195382.07</text:p>
          </table:table-cell>
          <table:table-cell office:value-type="float" office:value="4368723.59" calcext:value-type="float">
            <text:p>4368723.59</text:p>
          </table:table-cell>
          <table:table-cell office:value-type="float" office:value="4805370.76" calcext:value-type="float">
            <text:p>4805370.76</text:p>
          </table:table-cell>
          <table:table-cell office:value-type="float" office:value="256172000" calcext:value-type="float">
            <text:p>256172000</text:p>
          </table:table-cell>
          <table:table-cell office:value-type="float" office:value="345812800" calcext:value-type="float">
            <text:p>345812800</text:p>
          </table:table-cell>
          <table:table-cell office:value-type="float" office:value="359101000" calcext:value-type="float">
            <text:p>359101000</text:p>
          </table:table-cell>
          <table:table-cell office:value-type="float" office:value="415832800" calcext:value-type="float">
            <text:p>415832800</text:p>
          </table:table-cell>
          <table:table-cell office:value-type="float" office:value="537624800" calcext:value-type="float">
            <text:p>537624800</text:p>
          </table:table-cell>
          <table:table-cell office:value-type="float" office:value="491166700" calcext:value-type="float">
            <text:p>491166700</text:p>
          </table:table-cell>
          <table:table-cell office:value-type="float" office:value="517118700" calcext:value-type="float">
            <text:p>517118700</text:p>
          </table:table-cell>
          <table:table-cell office:value-type="float" office:value="581365900" calcext:value-type="float">
            <text:p>581365900</text:p>
          </table:table-cell>
          <table:table-cell office:value-type="float" office:value="656579600" calcext:value-type="float">
            <text:p>656579600</text:p>
          </table:table-cell>
          <table:table-cell office:value-type="float" office:value="713677000" calcext:value-type="float">
            <text:p>713677000</text:p>
          </table:table-cell>
          <table:table-cell office:value-type="float" office:value="873779000" calcext:value-type="float">
            <text:p>873779000</text:p>
          </table:table-cell>
          <table:table-cell office:value-type="float" office:value="1897" calcext:value-type="float">
            <text:p>1897</text:p>
          </table:table-cell>
          <table:table-cell office:value-type="float" office:value="2085" calcext:value-type="float">
            <text:p>2085</text:p>
          </table:table-cell>
          <table:table-cell office:value-type="float" office:value="2304" calcext:value-type="float">
            <text:p>2304</text:p>
          </table:table-cell>
          <table:table-cell office:value-type="float" office:value="2377" calcext:value-type="float">
            <text:p>2377</text:p>
          </table:table-cell>
          <table:table-cell office:value-type="float" office:value="2152" calcext:value-type="float">
            <text:p>2152</text:p>
          </table:table-cell>
          <table:table-cell office:value-type="float" office:value="2043" calcext:value-type="float">
            <text:p>2043</text:p>
          </table:table-cell>
          <table:table-cell office:value-type="float" office:value="2062" calcext:value-type="float">
            <text:p>2062</text:p>
          </table:table-cell>
          <table:table-cell office:value-type="float" office:value="2197" calcext:value-type="float">
            <text:p>2197</text:p>
          </table:table-cell>
          <table:table-cell office:value-type="float" office:value="2248" calcext:value-type="float">
            <text:p>2248</text:p>
          </table:table-cell>
          <table:table-cell office:value-type="float" office:value="2310" calcext:value-type="float">
            <text:p>2310</text:p>
          </table:table-cell>
          <table:table-cell office:value-type="float" office:value="2507" calcext:value-type="float">
            <text:p>2507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MONTE CARL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47" calcext:value-type="float">
            <text:p>9347</text:p>
          </table:table-cell>
          <table:table-cell office:value-type="float" office:value="9381" calcext:value-type="float">
            <text:p>9381</text:p>
          </table:table-cell>
          <table:table-cell office:value-type="float" office:value="9604" calcext:value-type="float">
            <text:p>9604</text:p>
          </table:table-cell>
          <table:table-cell office:value-type="float" office:value="9650" calcext:value-type="float">
            <text:p>9650</text:p>
          </table:table-cell>
          <table:table-cell office:value-type="float" office:value="9695" calcext:value-type="float">
            <text:p>9695</text:p>
          </table:table-cell>
          <table:table-cell office:value-type="float" office:value="9740" calcext:value-type="float">
            <text:p>9740</text:p>
          </table:table-cell>
          <table:table-cell office:value-type="float" office:value="9785" calcext:value-type="float">
            <text:p>9785</text:p>
          </table:table-cell>
          <table:table-cell office:value-type="float" office:value="9824" calcext:value-type="float">
            <text:p>9824</text:p>
          </table:table-cell>
          <table:table-cell office:value-type="float" office:value="9866" calcext:value-type="float">
            <text:p>9866</text:p>
          </table:table-cell>
          <table:table-cell office:value-type="float" office:value="9906" calcext:value-type="float">
            <text:p>9906</text:p>
          </table:table-cell>
          <table:table-cell office:value-type="float" office:value="1330890.22" calcext:value-type="float">
            <text:p>1330890.22</text:p>
          </table:table-cell>
          <table:table-cell office:value-type="float" office:value="1502819.92" calcext:value-type="float">
            <text:p>1502819.92</text:p>
          </table:table-cell>
          <table:table-cell office:value-type="float" office:value="1590107.95" calcext:value-type="float">
            <text:p>1590107.95</text:p>
          </table:table-cell>
          <table:table-cell office:value-type="float" office:value="1773911.39" calcext:value-type="float">
            <text:p>1773911.39</text:p>
          </table:table-cell>
          <table:table-cell office:value-type="float" office:value="1807525.19" calcext:value-type="float">
            <text:p>1807525.19</text:p>
          </table:table-cell>
          <table:table-cell office:value-type="float" office:value="2009535.9" calcext:value-type="float">
            <text:p>2009535.9</text:p>
          </table:table-cell>
          <table:table-cell office:value-type="float" office:value="2155818.58" calcext:value-type="float">
            <text:p>2155818.58</text:p>
          </table:table-cell>
          <table:table-cell office:value-type="float" office:value="2179010.48" calcext:value-type="float">
            <text:p>2179010.48</text:p>
          </table:table-cell>
          <table:table-cell office:value-type="float" office:value="2216672.86" calcext:value-type="float">
            <text:p>2216672.86</text:p>
          </table:table-cell>
          <table:table-cell office:value-type="float" office:value="2089261.59" calcext:value-type="float">
            <text:p>2089261.59</text:p>
          </table:table-cell>
          <table:table-cell office:value-type="float" office:value="2494671.61" calcext:value-type="float">
            <text:p>2494671.61</text:p>
          </table:table-cell>
          <table:table-cell office:value-type="float" office:value="158004100" calcext:value-type="float">
            <text:p>158004100</text:p>
          </table:table-cell>
          <table:table-cell office:value-type="float" office:value="124556100" calcext:value-type="float">
            <text:p>124556100</text:p>
          </table:table-cell>
          <table:table-cell office:value-type="float" office:value="131226700" calcext:value-type="float">
            <text:p>131226700</text:p>
          </table:table-cell>
          <table:table-cell office:value-type="float" office:value="156632400" calcext:value-type="float">
            <text:p>156632400</text:p>
          </table:table-cell>
          <table:table-cell office:value-type="float" office:value="136726800" calcext:value-type="float">
            <text:p>136726800</text:p>
          </table:table-cell>
          <table:table-cell office:value-type="float" office:value="147953000" calcext:value-type="float">
            <text:p>147953000</text:p>
          </table:table-cell>
          <table:table-cell office:value-type="float" office:value="160076400" calcext:value-type="float">
            <text:p>160076400</text:p>
          </table:table-cell>
          <table:table-cell office:value-type="float" office:value="137058800" calcext:value-type="float">
            <text:p>137058800</text:p>
          </table:table-cell>
          <table:table-cell office:value-type="float" office:value="158881400" calcext:value-type="float">
            <text:p>158881400</text:p>
          </table:table-cell>
          <table:table-cell office:value-type="float" office:value="175406000" calcext:value-type="float">
            <text:p>175406000</text:p>
          </table:table-cell>
          <table:table-cell office:value-type="float" office:value="194817000" calcext:value-type="float">
            <text:p>194817000</text:p>
          </table:table-cell>
          <table:table-cell office:value-type="float" office:value="1722" calcext:value-type="float">
            <text:p>1722</text:p>
          </table:table-cell>
          <table:table-cell office:value-type="float" office:value="1877" calcext:value-type="float">
            <text:p>1877</text:p>
          </table:table-cell>
          <table:table-cell office:value-type="float" office:value="1762" calcext:value-type="float">
            <text:p>1762</text:p>
          </table:table-cell>
          <table:table-cell office:value-type="float" office:value="1765" calcext:value-type="float">
            <text:p>1765</text:p>
          </table:table-cell>
          <table:table-cell office:value-type="float" office:value="1601" calcext:value-type="float">
            <text:p>1601</text:p>
          </table:table-cell>
          <table:table-cell office:value-type="float" office:value="1588" calcext:value-type="float">
            <text:p>1588</text:p>
          </table:table-cell>
          <table:table-cell office:value-type="float" office:value="1473" calcext:value-type="float">
            <text:p>1473</text:p>
          </table:table-cell>
          <table:table-cell office:value-type="float" office:value="1464" calcext:value-type="float">
            <text:p>1464</text:p>
          </table:table-cell>
          <table:table-cell office:value-type="float" office:value="1474" calcext:value-type="float">
            <text:p>1474</text:p>
          </table:table-cell>
          <table:table-cell office:value-type="float" office:value="1249" calcext:value-type="float">
            <text:p>1249</text:p>
          </table:table-cell>
          <table:table-cell office:value-type="float" office:value="1574" calcext:value-type="float">
            <text:p>1574</text:p>
          </table:table-cell>
          <table:table-cell office:value-type="float" office:value="12967" calcext:value-type="float">
            <text:p>12967</text:p>
          </table:table-cell>
        </table:table-row>
        <table:table-row table:style-name="ro1">
          <table:table-cell office:value-type="string" calcext:value-type="string">
            <text:p>MONTE CASTEL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346" calcext:value-type="float">
            <text:p>8346</text:p>
          </table:table-cell>
          <table:table-cell office:value-type="float" office:value="8478" calcext:value-type="float">
            <text:p>8478</text:p>
          </table:table-cell>
          <table:table-cell office:value-type="float" office:value="8476" calcext:value-type="float">
            <text:p>8476</text:p>
          </table:table-cell>
          <table:table-cell office:value-type="float" office:value="8475" calcext:value-type="float">
            <text:p>8475</text:p>
          </table:table-cell>
          <table:table-cell office:value-type="float" office:value="8473" calcext:value-type="float">
            <text:p>8473</text:p>
          </table:table-cell>
          <table:table-cell office:value-type="float" office:value="8471" calcext:value-type="float">
            <text:p>8471</text:p>
          </table:table-cell>
          <table:table-cell office:value-type="float" office:value="8280" calcext:value-type="float">
            <text:p>8280</text:p>
          </table:table-cell>
          <table:table-cell office:value-type="float" office:value="8275" calcext:value-type="float">
            <text:p>8275</text:p>
          </table:table-cell>
          <table:table-cell office:value-type="float" office:value="8269" calcext:value-type="float">
            <text:p>8269</text:p>
          </table:table-cell>
          <table:table-cell office:value-type="float" office:value="505072.9" calcext:value-type="float">
            <text:p>505072.9</text:p>
          </table:table-cell>
          <table:table-cell office:value-type="float" office:value="571601.67" calcext:value-type="float">
            <text:p>571601.67</text:p>
          </table:table-cell>
          <table:table-cell office:value-type="float" office:value="672181.54" calcext:value-type="float">
            <text:p>672181.54</text:p>
          </table:table-cell>
          <table:table-cell office:value-type="float" office:value="767651.25" calcext:value-type="float">
            <text:p>767651.25</text:p>
          </table:table-cell>
          <table:table-cell office:value-type="float" office:value="842086.44" calcext:value-type="float">
            <text:p>842086.44</text:p>
          </table:table-cell>
          <table:table-cell office:value-type="float" office:value="867176.79" calcext:value-type="float">
            <text:p>867176.79</text:p>
          </table:table-cell>
          <table:table-cell office:value-type="float" office:value="977527.53" calcext:value-type="float">
            <text:p>977527.53</text:p>
          </table:table-cell>
          <table:table-cell office:value-type="float" office:value="1133159.02" calcext:value-type="float">
            <text:p>1133159.02</text:p>
          </table:table-cell>
          <table:table-cell office:value-type="float" office:value="1226977.24" calcext:value-type="float">
            <text:p>1226977.24</text:p>
          </table:table-cell>
          <table:table-cell office:value-type="float" office:value="1141540.29" calcext:value-type="float">
            <text:p>1141540.29</text:p>
          </table:table-cell>
          <table:table-cell office:value-type="float" office:value="1320716.27" calcext:value-type="float">
            <text:p>1320716.27</text:p>
          </table:table-cell>
          <table:table-cell office:value-type="float" office:value="121676900" calcext:value-type="float">
            <text:p>121676900</text:p>
          </table:table-cell>
          <table:table-cell office:value-type="float" office:value="130485000" calcext:value-type="float">
            <text:p>130485000</text:p>
          </table:table-cell>
          <table:table-cell office:value-type="float" office:value="140884800" calcext:value-type="float">
            <text:p>140884800</text:p>
          </table:table-cell>
          <table:table-cell office:value-type="float" office:value="152818500" calcext:value-type="float">
            <text:p>152818500</text:p>
          </table:table-cell>
          <table:table-cell office:value-type="float" office:value="178007900" calcext:value-type="float">
            <text:p>178007900</text:p>
          </table:table-cell>
          <table:table-cell office:value-type="float" office:value="174366300" calcext:value-type="float">
            <text:p>174366300</text:p>
          </table:table-cell>
          <table:table-cell office:value-type="float" office:value="164595200" calcext:value-type="float">
            <text:p>164595200</text:p>
          </table:table-cell>
          <table:table-cell office:value-type="float" office:value="158881500" calcext:value-type="float">
            <text:p>158881500</text:p>
          </table:table-cell>
          <table:table-cell office:value-type="float" office:value="176188300" calcext:value-type="float">
            <text:p>176188300</text:p>
          </table:table-cell>
          <table:table-cell office:value-type="float" office:value="174402000" calcext:value-type="float">
            <text:p>174402000</text:p>
          </table:table-cell>
          <table:table-cell office:value-type="float" office:value="201302000" calcext:value-type="float">
            <text:p>201302000</text:p>
          </table:table-cell>
          <table:table-cell office:value-type="float" office:value="674" calcext:value-type="float">
            <text:p>674</text:p>
          </table:table-cell>
          <table:table-cell office:value-type="float" office:value="703" calcext:value-type="float">
            <text:p>703</text:p>
          </table:table-cell>
          <table:table-cell office:value-type="float" office:value="694" calcext:value-type="float">
            <text:p>694</text:p>
          </table:table-cell>
          <table:table-cell office:value-type="float" office:value="743" calcext:value-type="float">
            <text:p>743</text:p>
          </table:table-cell>
          <table:table-cell office:value-type="float" office:value="736" calcext:value-type="float">
            <text:p>736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759" calcext:value-type="float">
            <text:p>759</text:p>
          </table:table-cell>
          <table:table-cell office:value-type="float" office:value="789" calcext:value-type="float">
            <text:p>789</text:p>
          </table:table-cell>
          <table:table-cell office:value-type="float" office:value="786" calcext:value-type="float">
            <text:p>786</text:p>
          </table:table-cell>
          <table:table-cell office:value-type="float" office:value="850" calcext:value-type="float">
            <text:p>85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MORRO DA FUMAÇ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47" calcext:value-type="float">
            <text:p>16247</text:p>
          </table:table-cell>
          <table:table-cell office:value-type="float" office:value="16364" calcext:value-type="float">
            <text:p>16364</text:p>
          </table:table-cell>
          <table:table-cell office:value-type="float" office:value="16888" calcext:value-type="float">
            <text:p>16888</text:p>
          </table:table-cell>
          <table:table-cell office:value-type="float" office:value="17052" calcext:value-type="float">
            <text:p>17052</text:p>
          </table:table-cell>
          <table:table-cell office:value-type="float" office:value="17213" calcext:value-type="float">
            <text:p>17213</text:p>
          </table:table-cell>
          <table:table-cell office:value-type="float" office:value="17373" calcext:value-type="float">
            <text:p>17373</text:p>
          </table:table-cell>
          <table:table-cell office:value-type="float" office:value="17532" calcext:value-type="float">
            <text:p>17532</text:p>
          </table:table-cell>
          <table:table-cell office:value-type="float" office:value="17642" calcext:value-type="float">
            <text:p>17642</text:p>
          </table:table-cell>
          <table:table-cell office:value-type="float" office:value="17796" calcext:value-type="float">
            <text:p>17796</text:p>
          </table:table-cell>
          <table:table-cell office:value-type="float" office:value="17947" calcext:value-type="float">
            <text:p>17947</text:p>
          </table:table-cell>
          <table:table-cell office:value-type="float" office:value="6140223.35" calcext:value-type="float">
            <text:p>6140223.35</text:p>
          </table:table-cell>
          <table:table-cell office:value-type="float" office:value="9071901.51" calcext:value-type="float">
            <text:p>9071901.51</text:p>
          </table:table-cell>
          <table:table-cell office:value-type="float" office:value="8393689.81" calcext:value-type="float">
            <text:p>8393689.81</text:p>
          </table:table-cell>
          <table:table-cell office:value-type="float" office:value="9043211.55" calcext:value-type="float">
            <text:p>9043211.55</text:p>
          </table:table-cell>
          <table:table-cell office:value-type="float" office:value="10509124.96" calcext:value-type="float">
            <text:p>10509124.96</text:p>
          </table:table-cell>
          <table:table-cell office:value-type="float" office:value="11334666.77" calcext:value-type="float">
            <text:p>11334666.77</text:p>
          </table:table-cell>
          <table:table-cell office:value-type="float" office:value="11386515.71" calcext:value-type="float">
            <text:p>11386515.71</text:p>
          </table:table-cell>
          <table:table-cell office:value-type="float" office:value="11679535.72" calcext:value-type="float">
            <text:p>11679535.72</text:p>
          </table:table-cell>
          <table:table-cell office:value-type="float" office:value="11691306.86" calcext:value-type="float">
            <text:p>11691306.86</text:p>
          </table:table-cell>
          <table:table-cell office:value-type="float" office:value="11739914.04" calcext:value-type="float">
            <text:p>11739914.04</text:p>
          </table:table-cell>
          <table:table-cell office:value-type="float" office:value="12407711.02" calcext:value-type="float">
            <text:p>12407711.02</text:p>
          </table:table-cell>
          <table:table-cell office:value-type="float" office:value="355613100" calcext:value-type="float">
            <text:p>355613100</text:p>
          </table:table-cell>
          <table:table-cell office:value-type="float" office:value="440667400" calcext:value-type="float">
            <text:p>440667400</text:p>
          </table:table-cell>
          <table:table-cell office:value-type="float" office:value="451809200" calcext:value-type="float">
            <text:p>451809200</text:p>
          </table:table-cell>
          <table:table-cell office:value-type="float" office:value="514468100" calcext:value-type="float">
            <text:p>514468100</text:p>
          </table:table-cell>
          <table:table-cell office:value-type="float" office:value="605329200" calcext:value-type="float">
            <text:p>605329200</text:p>
          </table:table-cell>
          <table:table-cell office:value-type="float" office:value="609470100" calcext:value-type="float">
            <text:p>609470100</text:p>
          </table:table-cell>
          <table:table-cell office:value-type="float" office:value="592134300" calcext:value-type="float">
            <text:p>592134300</text:p>
          </table:table-cell>
          <table:table-cell office:value-type="float" office:value="635539300" calcext:value-type="float">
            <text:p>635539300</text:p>
          </table:table-cell>
          <table:table-cell office:value-type="float" office:value="642829100" calcext:value-type="float">
            <text:p>642829100</text:p>
          </table:table-cell>
          <table:table-cell office:value-type="float" office:value="666246000" calcext:value-type="float">
            <text:p>666246000</text:p>
          </table:table-cell>
          <table:table-cell office:value-type="float" office:value="708245000" calcext:value-type="float">
            <text:p>708245000</text:p>
          </table:table-cell>
          <table:table-cell office:value-type="float" office:value="5170" calcext:value-type="float">
            <text:p>5170</text:p>
          </table:table-cell>
          <table:table-cell office:value-type="float" office:value="5806" calcext:value-type="float">
            <text:p>5806</text:p>
          </table:table-cell>
          <table:table-cell office:value-type="float" office:value="5882" calcext:value-type="float">
            <text:p>5882</text:p>
          </table:table-cell>
          <table:table-cell office:value-type="float" office:value="6001" calcext:value-type="float">
            <text:p>6001</text:p>
          </table:table-cell>
          <table:table-cell office:value-type="float" office:value="6246" calcext:value-type="float">
            <text:p>6246</text:p>
          </table:table-cell>
          <table:table-cell office:value-type="float" office:value="5960" calcext:value-type="float">
            <text:p>5960</text:p>
          </table:table-cell>
          <table:table-cell office:value-type="float" office:value="5604" calcext:value-type="float">
            <text:p>5604</text:p>
          </table:table-cell>
          <table:table-cell office:value-type="float" office:value="5467" calcext:value-type="float">
            <text:p>5467</text:p>
          </table:table-cell>
          <table:table-cell office:value-type="float" office:value="5287" calcext:value-type="float">
            <text:p>5287</text:p>
          </table:table-cell>
          <table:table-cell office:value-type="float" office:value="5436" calcext:value-type="float">
            <text:p>5436</text:p>
          </table:table-cell>
          <table:table-cell office:value-type="float" office:value="5315" calcext:value-type="float">
            <text:p>531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ORRO GRAN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88" calcext:value-type="float">
            <text:p>2888</text:p>
          </table:table-cell>
          <table:table-cell office:value-type="float" office:value="2886" calcext:value-type="float">
            <text:p>2886</text:p>
          </table:table-cell>
          <table:table-cell office:value-type="float" office:value="2928" calcext:value-type="float">
            <text:p>2928</text:p>
          </table:table-cell>
          <table:table-cell office:value-type="float" office:value="2925" calcext:value-type="float">
            <text:p>2925</text:p>
          </table:table-cell>
          <table:table-cell office:value-type="float" office:value="2921" calcext:value-type="float">
            <text:p>2921</text:p>
          </table:table-cell>
          <table:table-cell office:value-type="float" office:value="2918" calcext:value-type="float">
            <text:p>2918</text:p>
          </table:table-cell>
          <table:table-cell office:value-type="float" office:value="2915" calcext:value-type="float">
            <text:p>2915</text:p>
          </table:table-cell>
          <table:table-cell office:value-type="float" office:value="2898" calcext:value-type="float">
            <text:p>2898</text:p>
          </table:table-cell>
          <table:table-cell office:value-type="float" office:value="2893" calcext:value-type="float">
            <text:p>2893</text:p>
          </table:table-cell>
          <table:table-cell office:value-type="float" office:value="2888" calcext:value-type="float">
            <text:p>2888</text:p>
          </table:table-cell>
          <table:table-cell office:value-type="float" office:value="1470943.5" calcext:value-type="float">
            <text:p>1470943.5</text:p>
          </table:table-cell>
          <table:table-cell office:value-type="float" office:value="2125493.84" calcext:value-type="float">
            <text:p>2125493.84</text:p>
          </table:table-cell>
          <table:table-cell office:value-type="float" office:value="2134702.41" calcext:value-type="float">
            <text:p>2134702.41</text:p>
          </table:table-cell>
          <table:table-cell office:value-type="float" office:value="2231304.96" calcext:value-type="float">
            <text:p>2231304.96</text:p>
          </table:table-cell>
          <table:table-cell office:value-type="float" office:value="3087150.02" calcext:value-type="float">
            <text:p>3087150.02</text:p>
          </table:table-cell>
          <table:table-cell office:value-type="float" office:value="2861978.55" calcext:value-type="float">
            <text:p>2861978.55</text:p>
          </table:table-cell>
          <table:table-cell office:value-type="float" office:value="2323032.6" calcext:value-type="float">
            <text:p>2323032.6</text:p>
          </table:table-cell>
          <table:table-cell office:value-type="float" office:value="557608.9" calcext:value-type="float">
            <text:p>557608.9</text:p>
          </table:table-cell>
          <table:table-cell office:value-type="float" office:value="462553.33" calcext:value-type="float">
            <text:p>462553.33</text:p>
          </table:table-cell>
          <table:table-cell office:value-type="float" office:value="538893.59" calcext:value-type="float">
            <text:p>538893.59</text:p>
          </table:table-cell>
          <table:table-cell office:value-type="float" office:value="498921.36" calcext:value-type="float">
            <text:p>498921.36</text:p>
          </table:table-cell>
          <table:table-cell office:value-type="float" office:value="62462790" calcext:value-type="float">
            <text:p>62462790</text:p>
          </table:table-cell>
          <table:table-cell office:value-type="float" office:value="88698780" calcext:value-type="float">
            <text:p>88698780</text:p>
          </table:table-cell>
          <table:table-cell office:value-type="float" office:value="67667170" calcext:value-type="float">
            <text:p>67667170</text:p>
          </table:table-cell>
          <table:table-cell office:value-type="float" office:value="92853200" calcext:value-type="float">
            <text:p>92853200</text:p>
          </table:table-cell>
          <table:table-cell office:value-type="float" office:value="169260000" calcext:value-type="float">
            <text:p>169260000</text:p>
          </table:table-cell>
          <table:table-cell office:value-type="float" office:value="171920900" calcext:value-type="float">
            <text:p>171920900</text:p>
          </table:table-cell>
          <table:table-cell office:value-type="float" office:value="176242800" calcext:value-type="float">
            <text:p>176242800</text:p>
          </table:table-cell>
          <table:table-cell office:value-type="float" office:value="133370600" calcext:value-type="float">
            <text:p>133370600</text:p>
          </table:table-cell>
          <table:table-cell office:value-type="float" office:value="104794300" calcext:value-type="float">
            <text:p>104794300</text:p>
          </table:table-cell>
          <table:table-cell office:value-type="float" office:value="101086000" calcext:value-type="float">
            <text:p>101086000</text:p>
          </table:table-cell>
          <table:table-cell office:value-type="float" office:value="114931000" calcext:value-type="float">
            <text:p>114931000</text:p>
          </table:table-cell>
          <table:table-cell office:value-type="float" office:value="1715" calcext:value-type="float">
            <text:p>1715</text:p>
          </table:table-cell>
          <table:table-cell office:value-type="float" office:value="2184" calcext:value-type="float">
            <text:p>2184</text:p>
          </table:table-cell>
          <table:table-cell office:value-type="float" office:value="1950" calcext:value-type="float">
            <text:p>1950</text:p>
          </table:table-cell>
          <table:table-cell office:value-type="float" office:value="1778" calcext:value-type="float">
            <text:p>1778</text:p>
          </table:table-cell>
          <table:table-cell office:value-type="float" office:value="1866" calcext:value-type="float">
            <text:p>1866</text:p>
          </table:table-cell>
          <table:table-cell office:value-type="float" office:value="1905" calcext:value-type="float">
            <text:p>1905</text:p>
          </table:table-cell>
          <table:table-cell office:value-type="float" office:value="1278" calcext:value-type="float">
            <text:p>1278</text:p>
          </table:table-cell>
          <table:table-cell office:value-type="float" office:value="360" calcext:value-type="float">
            <text:p>360</text:p>
          </table:table-cell>
          <table:table-cell office:value-type="float" office:value="298" calcext:value-type="float">
            <text:p>298</text:p>
          </table:table-cell>
          <table:table-cell office:value-type="float" office:value="324" calcext:value-type="float">
            <text:p>324</text:p>
          </table:table-cell>
          <table:table-cell office:value-type="float" office:value="311" calcext:value-type="float">
            <text:p>3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NAVEGANT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187" calcext:value-type="float">
            <text:p>62187</text:p>
          </table:table-cell>
          <table:table-cell office:value-type="float" office:value="63764" calcext:value-type="float">
            <text:p>63764</text:p>
          </table:table-cell>
          <table:table-cell office:value-type="float" office:value="68337" calcext:value-type="float">
            <text:p>68337</text:p>
          </table:table-cell>
          <table:table-cell office:value-type="float" office:value="70565" calcext:value-type="float">
            <text:p>70565</text:p>
          </table:table-cell>
          <table:table-cell office:value-type="float" office:value="72772" calcext:value-type="float">
            <text:p>72772</text:p>
          </table:table-cell>
          <table:table-cell office:value-type="float" office:value="74964" calcext:value-type="float">
            <text:p>74964</text:p>
          </table:table-cell>
          <table:table-cell office:value-type="float" office:value="77137" calcext:value-type="float">
            <text:p>77137</text:p>
          </table:table-cell>
          <table:table-cell office:value-type="float" office:value="79285" calcext:value-type="float">
            <text:p>79285</text:p>
          </table:table-cell>
          <table:table-cell office:value-type="float" office:value="81475" calcext:value-type="float">
            <text:p>81475</text:p>
          </table:table-cell>
          <table:table-cell office:value-type="float" office:value="83626" calcext:value-type="float">
            <text:p>83626</text:p>
          </table:table-cell>
          <table:table-cell office:value-type="float" office:value="13796622.73" calcext:value-type="float">
            <text:p>13796622.73</text:p>
          </table:table-cell>
          <table:table-cell office:value-type="float" office:value="17791884.47" calcext:value-type="float">
            <text:p>17791884.47</text:p>
          </table:table-cell>
          <table:table-cell office:value-type="float" office:value="25621494.21" calcext:value-type="float">
            <text:p>25621494.21</text:p>
          </table:table-cell>
          <table:table-cell office:value-type="float" office:value="32458174.64" calcext:value-type="float">
            <text:p>32458174.64</text:p>
          </table:table-cell>
          <table:table-cell office:value-type="float" office:value="38775498.23" calcext:value-type="float">
            <text:p>38775498.23</text:p>
          </table:table-cell>
          <table:table-cell office:value-type="float" office:value="35463308" calcext:value-type="float">
            <text:p>35463308</text:p>
          </table:table-cell>
          <table:table-cell office:value-type="float" office:value="36219049.08" calcext:value-type="float">
            <text:p>36219049.08</text:p>
          </table:table-cell>
          <table:table-cell office:value-type="float" office:value="38738100.49" calcext:value-type="float">
            <text:p>38738100.49</text:p>
          </table:table-cell>
          <table:table-cell office:value-type="float" office:value="39166190.89" calcext:value-type="float">
            <text:p>39166190.89</text:p>
          </table:table-cell>
          <table:table-cell office:value-type="float" office:value="41664629.63" calcext:value-type="float">
            <text:p>41664629.63</text:p>
          </table:table-cell>
          <table:table-cell office:value-type="float" office:value="44290043.37" calcext:value-type="float">
            <text:p>44290043.37</text:p>
          </table:table-cell>
          <table:table-cell office:value-type="float" office:value="1423383000" calcext:value-type="float">
            <text:p>1423383000</text:p>
          </table:table-cell>
          <table:table-cell office:value-type="float" office:value="1392480000" calcext:value-type="float">
            <text:p>1392480000</text:p>
          </table:table-cell>
          <table:table-cell office:value-type="float" office:value="2314770000" calcext:value-type="float">
            <text:p>2314770000</text:p>
          </table:table-cell>
          <table:table-cell office:value-type="float" office:value="2711377000" calcext:value-type="float">
            <text:p>2711377000</text:p>
          </table:table-cell>
          <table:table-cell office:value-type="float" office:value="3292421000" calcext:value-type="float">
            <text:p>3292421000</text:p>
          </table:table-cell>
          <table:table-cell office:value-type="float" office:value="3258291000" calcext:value-type="float">
            <text:p>3258291000</text:p>
          </table:table-cell>
          <table:table-cell office:value-type="float" office:value="3287283000" calcext:value-type="float">
            <text:p>3287283000</text:p>
          </table:table-cell>
          <table:table-cell office:value-type="float" office:value="4108477000" calcext:value-type="float">
            <text:p>4108477000</text:p>
          </table:table-cell>
          <table:table-cell office:value-type="float" office:value="3820584000" calcext:value-type="float">
            <text:p>3820584000</text:p>
          </table:table-cell>
          <table:table-cell office:value-type="float" office:value="4685199000" calcext:value-type="float">
            <text:p>4685199000</text:p>
          </table:table-cell>
          <table:table-cell office:value-type="float" office:value="4971219000" calcext:value-type="float">
            <text:p>4971219000</text:p>
          </table:table-cell>
          <table:table-cell office:value-type="float" office:value="10565" calcext:value-type="float">
            <text:p>10565</text:p>
          </table:table-cell>
          <table:table-cell office:value-type="float" office:value="12591" calcext:value-type="float">
            <text:p>12591</text:p>
          </table:table-cell>
          <table:table-cell office:value-type="float" office:value="15703" calcext:value-type="float">
            <text:p>15703</text:p>
          </table:table-cell>
          <table:table-cell office:value-type="float" office:value="17792" calcext:value-type="float">
            <text:p>17792</text:p>
          </table:table-cell>
          <table:table-cell office:value-type="float" office:value="18936" calcext:value-type="float">
            <text:p>18936</text:p>
          </table:table-cell>
          <table:table-cell office:value-type="float" office:value="16557" calcext:value-type="float">
            <text:p>16557</text:p>
          </table:table-cell>
          <table:table-cell office:value-type="float" office:value="15801" calcext:value-type="float">
            <text:p>15801</text:p>
          </table:table-cell>
          <table:table-cell office:value-type="float" office:value="16271" calcext:value-type="float">
            <text:p>16271</text:p>
          </table:table-cell>
          <table:table-cell office:value-type="float" office:value="16513" calcext:value-type="float">
            <text:p>16513</text:p>
          </table:table-cell>
          <table:table-cell office:value-type="float" office:value="18231" calcext:value-type="float">
            <text:p>18231</text:p>
          </table:table-cell>
          <table:table-cell office:value-type="float" office:value="18780" calcext:value-type="float">
            <text:p>1878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string" calcext:value-type="string">
            <text:p>NOVA ERECH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32" calcext:value-type="float">
            <text:p>4332</text:p>
          </table:table-cell>
          <table:table-cell office:value-type="float" office:value="4386" calcext:value-type="float">
            <text:p>4386</text:p>
          </table:table-cell>
          <table:table-cell office:value-type="float" office:value="4577" calcext:value-type="float">
            <text:p>4577</text:p>
          </table:table-cell>
          <table:table-cell office:value-type="float" office:value="4654" calcext:value-type="float">
            <text:p>4654</text:p>
          </table:table-cell>
          <table:table-cell office:value-type="float" office:value="4729" calcext:value-type="float">
            <text:p>4729</text:p>
          </table:table-cell>
          <table:table-cell office:value-type="float" office:value="4804" calcext:value-type="float">
            <text:p>4804</text:p>
          </table:table-cell>
          <table:table-cell office:value-type="float" office:value="4879" calcext:value-type="float">
            <text:p>4879</text:p>
          </table:table-cell>
          <table:table-cell office:value-type="float" office:value="4945" calcext:value-type="float">
            <text:p>4945</text:p>
          </table:table-cell>
          <table:table-cell office:value-type="float" office:value="5019" calcext:value-type="float">
            <text:p>5019</text:p>
          </table:table-cell>
          <table:table-cell office:value-type="float" office:value="5092" calcext:value-type="float">
            <text:p>5092</text:p>
          </table:table-cell>
          <table:table-cell office:value-type="float" office:value="679196.43" calcext:value-type="float">
            <text:p>679196.43</text:p>
          </table:table-cell>
          <table:table-cell office:value-type="float" office:value="808879.53" calcext:value-type="float">
            <text:p>808879.53</text:p>
          </table:table-cell>
          <table:table-cell office:value-type="float" office:value="1009490.2" calcext:value-type="float">
            <text:p>1009490.2</text:p>
          </table:table-cell>
          <table:table-cell office:value-type="float" office:value="1118134" calcext:value-type="float">
            <text:p>1118134</text:p>
          </table:table-cell>
          <table:table-cell office:value-type="float" office:value="1367482.11" calcext:value-type="float">
            <text:p>1367482.11</text:p>
          </table:table-cell>
          <table:table-cell office:value-type="float" office:value="1516390.53" calcext:value-type="float">
            <text:p>1516390.53</text:p>
          </table:table-cell>
          <table:table-cell office:value-type="float" office:value="1653002.04" calcext:value-type="float">
            <text:p>1653002.04</text:p>
          </table:table-cell>
          <table:table-cell office:value-type="float" office:value="1715703.38" calcext:value-type="float">
            <text:p>1715703.38</text:p>
          </table:table-cell>
          <table:table-cell office:value-type="float" office:value="1780767.49" calcext:value-type="float">
            <text:p>1780767.49</text:p>
          </table:table-cell>
          <table:table-cell office:value-type="float" office:value="1925063.08" calcext:value-type="float">
            <text:p>1925063.08</text:p>
          </table:table-cell>
          <table:table-cell office:value-type="float" office:value="2185011.78" calcext:value-type="float">
            <text:p>2185011.78</text:p>
          </table:table-cell>
          <table:table-cell office:value-type="float" office:value="80481330" calcext:value-type="float">
            <text:p>80481330</text:p>
          </table:table-cell>
          <table:table-cell office:value-type="float" office:value="142919100" calcext:value-type="float">
            <text:p>142919100</text:p>
          </table:table-cell>
          <table:table-cell office:value-type="float" office:value="147693700" calcext:value-type="float">
            <text:p>147693700</text:p>
          </table:table-cell>
          <table:table-cell office:value-type="float" office:value="135042300" calcext:value-type="float">
            <text:p>135042300</text:p>
          </table:table-cell>
          <table:table-cell office:value-type="float" office:value="134630800" calcext:value-type="float">
            <text:p>134630800</text:p>
          </table:table-cell>
          <table:table-cell office:value-type="float" office:value="135388300" calcext:value-type="float">
            <text:p>135388300</text:p>
          </table:table-cell>
          <table:table-cell office:value-type="float" office:value="161167800" calcext:value-type="float">
            <text:p>161167800</text:p>
          </table:table-cell>
          <table:table-cell office:value-type="float" office:value="154516400" calcext:value-type="float">
            <text:p>154516400</text:p>
          </table:table-cell>
          <table:table-cell office:value-type="float" office:value="163898700" calcext:value-type="float">
            <text:p>163898700</text:p>
          </table:table-cell>
          <table:table-cell office:value-type="float" office:value="184231000" calcext:value-type="float">
            <text:p>184231000</text:p>
          </table:table-cell>
          <table:table-cell office:value-type="float" office:value="215969000" calcext:value-type="float">
            <text:p>215969000</text:p>
          </table:table-cell>
          <table:table-cell office:value-type="float" office:value="923" calcext:value-type="float">
            <text:p>923</text:p>
          </table:table-cell>
          <table:table-cell office:value-type="float" office:value="1027" calcext:value-type="float">
            <text:p>1027</text:p>
          </table:table-cell>
          <table:table-cell office:value-type="float" office:value="1032" calcext:value-type="float">
            <text:p>1032</text:p>
          </table:table-cell>
          <table:table-cell office:value-type="float" office:value="1049" calcext:value-type="float">
            <text:p>1049</text:p>
          </table:table-cell>
          <table:table-cell office:value-type="float" office:value="1102" calcext:value-type="float">
            <text:p>1102</text:p>
          </table:table-cell>
          <table:table-cell office:value-type="float" office:value="1174" calcext:value-type="float">
            <text:p>1174</text:p>
          </table:table-cell>
          <table:table-cell office:value-type="float" office:value="1102" calcext:value-type="float">
            <text:p>1102</text:p>
          </table:table-cell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office:value-type="float" office:value="1140" calcext:value-type="float">
            <text:p>1140</text:p>
          </table:table-cell>
          <table:table-cell office:value-type="float" office:value="1224" calcext:value-type="float">
            <text:p>12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NOVA ITABERA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68" calcext:value-type="float">
            <text:p>4268</text:p>
          </table:table-cell>
          <table:table-cell office:value-type="float" office:value="4269" calcext:value-type="float">
            <text:p>4269</text:p>
          </table:table-cell>
          <table:table-cell table:number-columns-repeated="2" office:value-type="float" office:value="4338" calcext:value-type="float">
            <text:p>4338</text:p>
          </table:table-cell>
          <table:table-cell table:number-columns-repeated="3" office:value-type="float" office:value="4339" calcext:value-type="float">
            <text:p>4339</text:p>
          </table:table-cell>
          <table:table-cell office:value-type="float" office:value="4333" calcext:value-type="float">
            <text:p>4333</text:p>
          </table:table-cell>
          <table:table-cell office:value-type="float" office:value="4331" calcext:value-type="float">
            <text:p>4331</text:p>
          </table:table-cell>
          <table:table-cell office:value-type="float" office:value="4329" calcext:value-type="float">
            <text:p>4329</text:p>
          </table:table-cell>
          <table:table-cell office:value-type="float" office:value="336255.53" calcext:value-type="float">
            <text:p>336255.53</text:p>
          </table:table-cell>
          <table:table-cell office:value-type="float" office:value="396957.42" calcext:value-type="float">
            <text:p>396957.42</text:p>
          </table:table-cell>
          <table:table-cell office:value-type="float" office:value="476752.89" calcext:value-type="float">
            <text:p>476752.89</text:p>
          </table:table-cell>
          <table:table-cell office:value-type="float" office:value="603826.19" calcext:value-type="float">
            <text:p>603826.19</text:p>
          </table:table-cell>
          <table:table-cell office:value-type="float" office:value="845502.72" calcext:value-type="float">
            <text:p>845502.72</text:p>
          </table:table-cell>
          <table:table-cell office:value-type="float" office:value="816668.12" calcext:value-type="float">
            <text:p>816668.12</text:p>
          </table:table-cell>
          <table:table-cell office:value-type="float" office:value="957353.76" calcext:value-type="float">
            <text:p>957353.76</text:p>
          </table:table-cell>
          <table:table-cell office:value-type="float" office:value="993196.41" calcext:value-type="float">
            <text:p>993196.41</text:p>
          </table:table-cell>
          <table:table-cell office:value-type="float" office:value="1039341.71" calcext:value-type="float">
            <text:p>1039341.71</text:p>
          </table:table-cell>
          <table:table-cell office:value-type="float" office:value="1038651.06" calcext:value-type="float">
            <text:p>1038651.06</text:p>
          </table:table-cell>
          <table:table-cell office:value-type="float" office:value="1081304.35" calcext:value-type="float">
            <text:p>1081304.35</text:p>
          </table:table-cell>
          <table:table-cell office:value-type="float" office:value="95314130" calcext:value-type="float">
            <text:p>95314130</text:p>
          </table:table-cell>
          <table:table-cell office:value-type="float" office:value="119364100" calcext:value-type="float">
            <text:p>119364100</text:p>
          </table:table-cell>
          <table:table-cell office:value-type="float" office:value="69982020" calcext:value-type="float">
            <text:p>69982020</text:p>
          </table:table-cell>
          <table:table-cell office:value-type="float" office:value="138655900" calcext:value-type="float">
            <text:p>138655900</text:p>
          </table:table-cell>
          <table:table-cell office:value-type="float" office:value="97412170" calcext:value-type="float">
            <text:p>97412170</text:p>
          </table:table-cell>
          <table:table-cell office:value-type="float" office:value="98888860" calcext:value-type="float">
            <text:p>98888860</text:p>
          </table:table-cell>
          <table:table-cell office:value-type="float" office:value="107925000" calcext:value-type="float">
            <text:p>107925000</text:p>
          </table:table-cell>
          <table:table-cell office:value-type="float" office:value="104948700" calcext:value-type="float">
            <text:p>104948700</text:p>
          </table:table-cell>
          <table:table-cell office:value-type="float" office:value="107210800" calcext:value-type="float">
            <text:p>107210800</text:p>
          </table:table-cell>
          <table:table-cell office:value-type="float" office:value="134297000" calcext:value-type="float">
            <text:p>134297000</text:p>
          </table:table-cell>
          <table:table-cell office:value-type="float" office:value="145013000" calcext:value-type="float">
            <text:p>145013000</text:p>
          </table:table-cell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  <table:table-cell office:value-type="float" office:value="405" calcext:value-type="float">
            <text:p>405</text:p>
          </table:table-cell>
          <table:table-cell office:value-type="float" office:value="467" calcext:value-type="float">
            <text:p>467</text:p>
          </table:table-cell>
          <table:table-cell office:value-type="float" office:value="580" calcext:value-type="float">
            <text:p>580</text:p>
          </table:table-cell>
          <table:table-cell office:value-type="float" office:value="495" calcext:value-type="float">
            <text:p>495</text:p>
          </table:table-cell>
          <table:table-cell office:value-type="float" office:value="527" calcext:value-type="float">
            <text:p>527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477" calcext:value-type="float">
            <text:p>477</text:p>
          </table:table-cell>
          <table:table-cell office:value-type="float" office:value="504" calcext:value-type="float">
            <text:p>504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NOVA TREN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370" calcext:value-type="float">
            <text:p>12370</text:p>
          </table:table-cell>
          <table:table-cell office:value-type="float" office:value="12544" calcext:value-type="float">
            <text:p>12544</text:p>
          </table:table-cell>
          <table:table-cell office:value-type="float" office:value="13135" calcext:value-type="float">
            <text:p>13135</text:p>
          </table:table-cell>
          <table:table-cell office:value-type="float" office:value="13379" calcext:value-type="float">
            <text:p>13379</text:p>
          </table:table-cell>
          <table:table-cell office:value-type="float" office:value="13621" calcext:value-type="float">
            <text:p>13621</text:p>
          </table:table-cell>
          <table:table-cell office:value-type="float" office:value="13861" calcext:value-type="float">
            <text:p>13861</text:p>
          </table:table-cell>
          <table:table-cell office:value-type="float" office:value="14099" calcext:value-type="float">
            <text:p>14099</text:p>
          </table:table-cell>
          <table:table-cell office:value-type="float" office:value="14312" calcext:value-type="float">
            <text:p>14312</text:p>
          </table:table-cell>
          <table:table-cell office:value-type="float" office:value="14549" calcext:value-type="float">
            <text:p>14549</text:p>
          </table:table-cell>
          <table:table-cell office:value-type="float" office:value="14782" calcext:value-type="float">
            <text:p>14782</text:p>
          </table:table-cell>
          <table:table-cell office:value-type="float" office:value="3827006.16" calcext:value-type="float">
            <text:p>3827006.16</text:p>
          </table:table-cell>
          <table:table-cell office:value-type="float" office:value="4600835.84" calcext:value-type="float">
            <text:p>4600835.84</text:p>
          </table:table-cell>
          <table:table-cell office:value-type="float" office:value="5401949.43" calcext:value-type="float">
            <text:p>5401949.43</text:p>
          </table:table-cell>
          <table:table-cell office:value-type="float" office:value="6731265.62" calcext:value-type="float">
            <text:p>6731265.62</text:p>
          </table:table-cell>
          <table:table-cell office:value-type="float" office:value="8147782.65" calcext:value-type="float">
            <text:p>8147782.65</text:p>
          </table:table-cell>
          <table:table-cell office:value-type="float" office:value="7879597.2" calcext:value-type="float">
            <text:p>7879597.2</text:p>
          </table:table-cell>
          <table:table-cell office:value-type="float" office:value="8173244.65" calcext:value-type="float">
            <text:p>8173244.65</text:p>
          </table:table-cell>
          <table:table-cell office:value-type="float" office:value="9094214.36" calcext:value-type="float">
            <text:p>9094214.36</text:p>
          </table:table-cell>
          <table:table-cell office:value-type="float" office:value="10322843.17" calcext:value-type="float">
            <text:p>10322843.17</text:p>
          </table:table-cell>
          <table:table-cell office:value-type="float" office:value="10867784.24" calcext:value-type="float">
            <text:p>10867784.24</text:p>
          </table:table-cell>
          <table:table-cell office:value-type="float" office:value="11098844.62" calcext:value-type="float">
            <text:p>11098844.62</text:p>
          </table:table-cell>
          <table:table-cell office:value-type="float" office:value="286074500" calcext:value-type="float">
            <text:p>286074500</text:p>
          </table:table-cell>
          <table:table-cell office:value-type="float" office:value="300700200" calcext:value-type="float">
            <text:p>300700200</text:p>
          </table:table-cell>
          <table:table-cell office:value-type="float" office:value="325477900" calcext:value-type="float">
            <text:p>325477900</text:p>
          </table:table-cell>
          <table:table-cell office:value-type="float" office:value="388389900" calcext:value-type="float">
            <text:p>388389900</text:p>
          </table:table-cell>
          <table:table-cell office:value-type="float" office:value="468000300" calcext:value-type="float">
            <text:p>468000300</text:p>
          </table:table-cell>
          <table:table-cell office:value-type="float" office:value="479663600" calcext:value-type="float">
            <text:p>479663600</text:p>
          </table:table-cell>
          <table:table-cell office:value-type="float" office:value="508093600" calcext:value-type="float">
            <text:p>508093600</text:p>
          </table:table-cell>
          <table:table-cell office:value-type="float" office:value="523649100" calcext:value-type="float">
            <text:p>523649100</text:p>
          </table:table-cell>
          <table:table-cell office:value-type="float" office:value="591684700" calcext:value-type="float">
            <text:p>591684700</text:p>
          </table:table-cell>
          <table:table-cell office:value-type="float" office:value="630774000" calcext:value-type="float">
            <text:p>630774000</text:p>
          </table:table-cell>
          <table:table-cell office:value-type="float" office:value="626292000" calcext:value-type="float">
            <text:p>626292000</text:p>
          </table:table-cell>
          <table:table-cell office:value-type="float" office:value="4066" calcext:value-type="float">
            <text:p>4066</text:p>
          </table:table-cell>
          <table:table-cell office:value-type="float" office:value="4422" calcext:value-type="float">
            <text:p>4422</text:p>
          </table:table-cell>
          <table:table-cell office:value-type="float" office:value="4585" calcext:value-type="float">
            <text:p>4585</text:p>
          </table:table-cell>
          <table:table-cell office:value-type="float" office:value="5015" calcext:value-type="float">
            <text:p>5015</text:p>
          </table:table-cell>
          <table:table-cell office:value-type="float" office:value="5221" calcext:value-type="float">
            <text:p>5221</text:p>
          </table:table-cell>
          <table:table-cell office:value-type="float" office:value="4639" calcext:value-type="float">
            <text:p>4639</text:p>
          </table:table-cell>
          <table:table-cell office:value-type="float" office:value="4483" calcext:value-type="float">
            <text:p>4483</text:p>
          </table:table-cell>
          <table:table-cell office:value-type="float" office:value="4732" calcext:value-type="float">
            <text:p>4732</text:p>
          </table:table-cell>
          <table:table-cell office:value-type="float" office:value="5093" calcext:value-type="float">
            <text:p>5093</text:p>
          </table:table-cell>
          <table:table-cell office:value-type="float" office:value="5459" calcext:value-type="float">
            <text:p>5459</text:p>
          </table:table-cell>
          <table:table-cell office:value-type="float" office:value="5301" calcext:value-type="float">
            <text:p>53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NOVA VENEZ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448" calcext:value-type="float">
            <text:p>13448</text:p>
          </table:table-cell>
          <table:table-cell office:value-type="float" office:value="13581" calcext:value-type="float">
            <text:p>13581</text:p>
          </table:table-cell>
          <table:table-cell office:value-type="float" office:value="14098" calcext:value-type="float">
            <text:p>14098</text:p>
          </table:table-cell>
          <table:table-cell office:value-type="float" office:value="14285" calcext:value-type="float">
            <text:p>14285</text:p>
          </table:table-cell>
          <table:table-cell office:value-type="float" office:value="14470" calcext:value-type="float">
            <text:p>14470</text:p>
          </table:table-cell>
          <table:table-cell office:value-type="float" office:value="14654" calcext:value-type="float">
            <text:p>14654</text:p>
          </table:table-cell>
          <table:table-cell office:value-type="float" office:value="14837" calcext:value-type="float">
            <text:p>14837</text:p>
          </table:table-cell>
          <table:table-cell office:value-type="float" office:value="14987" calcext:value-type="float">
            <text:p>14987</text:p>
          </table:table-cell>
          <table:table-cell office:value-type="float" office:value="15166" calcext:value-type="float">
            <text:p>15166</text:p>
          </table:table-cell>
          <table:table-cell office:value-type="float" office:value="15342" calcext:value-type="float">
            <text:p>15342</text:p>
          </table:table-cell>
          <table:table-cell office:value-type="float" office:value="6684311.78" calcext:value-type="float">
            <text:p>6684311.78</text:p>
          </table:table-cell>
          <table:table-cell office:value-type="float" office:value="8150409.22" calcext:value-type="float">
            <text:p>8150409.22</text:p>
          </table:table-cell>
          <table:table-cell office:value-type="float" office:value="8094592.54" calcext:value-type="float">
            <text:p>8094592.54</text:p>
          </table:table-cell>
          <table:table-cell office:value-type="float" office:value="9222788" calcext:value-type="float">
            <text:p>9222788</text:p>
          </table:table-cell>
          <table:table-cell office:value-type="float" office:value="9572210.72" calcext:value-type="float">
            <text:p>9572210.72</text:p>
          </table:table-cell>
          <table:table-cell office:value-type="float" office:value="11687154.39" calcext:value-type="float">
            <text:p>11687154.39</text:p>
          </table:table-cell>
          <table:table-cell office:value-type="float" office:value="11877510.95" calcext:value-type="float">
            <text:p>11877510.95</text:p>
          </table:table-cell>
          <table:table-cell office:value-type="float" office:value="12640520.84" calcext:value-type="float">
            <text:p>12640520.84</text:p>
          </table:table-cell>
          <table:table-cell office:value-type="float" office:value="13392272.54" calcext:value-type="float">
            <text:p>13392272.54</text:p>
          </table:table-cell>
          <table:table-cell office:value-type="float" office:value="13651787.42" calcext:value-type="float">
            <text:p>13651787.42</text:p>
          </table:table-cell>
          <table:table-cell office:value-type="float" office:value="14597053" calcext:value-type="float">
            <text:p>14597053</text:p>
          </table:table-cell>
          <table:table-cell office:value-type="float" office:value="361663700" calcext:value-type="float">
            <text:p>361663700</text:p>
          </table:table-cell>
          <table:table-cell office:value-type="float" office:value="435542000" calcext:value-type="float">
            <text:p>435542000</text:p>
          </table:table-cell>
          <table:table-cell office:value-type="float" office:value="449246100" calcext:value-type="float">
            <text:p>449246100</text:p>
          </table:table-cell>
          <table:table-cell office:value-type="float" office:value="471296500" calcext:value-type="float">
            <text:p>471296500</text:p>
          </table:table-cell>
          <table:table-cell office:value-type="float" office:value="632706300" calcext:value-type="float">
            <text:p>632706300</text:p>
          </table:table-cell>
          <table:table-cell office:value-type="float" office:value="640970600" calcext:value-type="float">
            <text:p>640970600</text:p>
          </table:table-cell>
          <table:table-cell office:value-type="float" office:value="728262300" calcext:value-type="float">
            <text:p>728262300</text:p>
          </table:table-cell>
          <table:table-cell office:value-type="float" office:value="716228900" calcext:value-type="float">
            <text:p>716228900</text:p>
          </table:table-cell>
          <table:table-cell office:value-type="float" office:value="725540100" calcext:value-type="float">
            <text:p>725540100</text:p>
          </table:table-cell>
          <table:table-cell office:value-type="float" office:value="761312000" calcext:value-type="float">
            <text:p>761312000</text:p>
          </table:table-cell>
          <table:table-cell office:value-type="float" office:value="810190000" calcext:value-type="float">
            <text:p>810190000</text:p>
          </table:table-cell>
          <table:table-cell office:value-type="float" office:value="6047" calcext:value-type="float">
            <text:p>6047</text:p>
          </table:table-cell>
          <table:table-cell office:value-type="float" office:value="6557" calcext:value-type="float">
            <text:p>6557</text:p>
          </table:table-cell>
          <table:table-cell office:value-type="float" office:value="5742" calcext:value-type="float">
            <text:p>5742</text:p>
          </table:table-cell>
          <table:table-cell office:value-type="float" office:value="7755" calcext:value-type="float">
            <text:p>7755</text:p>
          </table:table-cell>
          <table:table-cell office:value-type="float" office:value="5789" calcext:value-type="float">
            <text:p>5789</text:p>
          </table:table-cell>
          <table:table-cell office:value-type="float" office:value="6406" calcext:value-type="float">
            <text:p>6406</text:p>
          </table:table-cell>
          <table:table-cell office:value-type="float" office:value="6022" calcext:value-type="float">
            <text:p>6022</text:p>
          </table:table-cell>
          <table:table-cell office:value-type="float" office:value="6402" calcext:value-type="float">
            <text:p>6402</text:p>
          </table:table-cell>
          <table:table-cell office:value-type="float" office:value="6177" calcext:value-type="float">
            <text:p>6177</text:p>
          </table:table-cell>
          <table:table-cell office:value-type="float" office:value="6220" calcext:value-type="float">
            <text:p>6220</text:p>
          </table:table-cell>
          <table:table-cell office:value-type="float" office:value="6465" calcext:value-type="float">
            <text:p>646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OVO HORIZO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4" calcext:value-type="float">
            <text:p>2724</text:p>
          </table:table-cell>
          <table:table-cell office:value-type="float" office:value="2697" calcext:value-type="float">
            <text:p>2697</text:p>
          </table:table-cell>
          <table:table-cell office:value-type="float" office:value="2681" calcext:value-type="float">
            <text:p>2681</text:p>
          </table:table-cell>
          <table:table-cell office:value-type="float" office:value="2643" calcext:value-type="float">
            <text:p>2643</text:p>
          </table:table-cell>
          <table:table-cell office:value-type="float" office:value="2606" calcext:value-type="float">
            <text:p>2606</text:p>
          </table:table-cell>
          <table:table-cell office:value-type="float" office:value="2569" calcext:value-type="float">
            <text:p>2569</text:p>
          </table:table-cell>
          <table:table-cell office:value-type="float" office:value="2532" calcext:value-type="float">
            <text:p>2532</text:p>
          </table:table-cell>
          <table:table-cell office:value-type="float" office:value="2481" calcext:value-type="float">
            <text:p>2481</text:p>
          </table:table-cell>
          <table:table-cell office:value-type="float" office:value="2442" calcext:value-type="float">
            <text:p>2442</text:p>
          </table:table-cell>
          <table:table-cell office:value-type="float" office:value="2404" calcext:value-type="float">
            <text:p>2404</text:p>
          </table:table-cell>
          <table:table-cell office:value-type="float" office:value="71194.25" calcext:value-type="float">
            <text:p>71194.25</text:p>
          </table:table-cell>
          <table:table-cell office:value-type="float" office:value="233169.81" calcext:value-type="float">
            <text:p>233169.81</text:p>
          </table:table-cell>
          <table:table-cell office:value-type="float" office:value="96235.07" calcext:value-type="float">
            <text:p>96235.07</text:p>
          </table:table-cell>
          <table:table-cell office:value-type="float" office:value="121768.08" calcext:value-type="float">
            <text:p>121768.08</text:p>
          </table:table-cell>
          <table:table-cell office:value-type="float" office:value="141976.66" calcext:value-type="float">
            <text:p>141976.66</text:p>
          </table:table-cell>
          <table:table-cell office:value-type="float" office:value="501223.48" calcext:value-type="float">
            <text:p>501223.48</text:p>
          </table:table-cell>
          <table:table-cell office:value-type="float" office:value="218971.11" calcext:value-type="float">
            <text:p>218971.11</text:p>
          </table:table-cell>
          <table:table-cell office:value-type="float" office:value="592783.42" calcext:value-type="float">
            <text:p>592783.42</text:p>
          </table:table-cell>
          <table:table-cell office:value-type="float" office:value="264953.67" calcext:value-type="float">
            <text:p>264953.67</text:p>
          </table:table-cell>
          <table:table-cell office:value-type="float" office:value="633108.35" calcext:value-type="float">
            <text:p>633108.35</text:p>
          </table:table-cell>
          <table:table-cell office:value-type="float" office:value="723142.41" calcext:value-type="float">
            <text:p>723142.41</text:p>
          </table:table-cell>
          <table:table-cell office:value-type="float" office:value="45609560" calcext:value-type="float">
            <text:p>45609560</text:p>
          </table:table-cell>
          <table:table-cell office:value-type="float" office:value="55402410" calcext:value-type="float">
            <text:p>55402410</text:p>
          </table:table-cell>
          <table:table-cell office:value-type="float" office:value="55378160" calcext:value-type="float">
            <text:p>55378160</text:p>
          </table:table-cell>
          <table:table-cell office:value-type="float" office:value="68808230" calcext:value-type="float">
            <text:p>68808230</text:p>
          </table:table-cell>
          <table:table-cell office:value-type="float" office:value="76126250" calcext:value-type="float">
            <text:p>76126250</text:p>
          </table:table-cell>
          <table:table-cell office:value-type="float" office:value="75372190" calcext:value-type="float">
            <text:p>75372190</text:p>
          </table:table-cell>
          <table:table-cell office:value-type="float" office:value="86601340" calcext:value-type="float">
            <text:p>86601340</text:p>
          </table:table-cell>
          <table:table-cell office:value-type="float" office:value="81118720" calcext:value-type="float">
            <text:p>81118720</text:p>
          </table:table-cell>
          <table:table-cell office:value-type="float" office:value="91411330" calcext:value-type="float">
            <text:p>91411330</text:p>
          </table:table-cell>
          <table:table-cell office:value-type="float" office:value="90215000" calcext:value-type="float">
            <text:p>90215000</text:p>
          </table:table-cell>
          <table:table-cell office:value-type="float" office:value="114276000" calcext:value-type="float">
            <text:p>114276000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312" calcext:value-type="float">
            <text:p>312</text:p>
          </table:table-cell>
          <table:table-cell office:value-type="float" office:value="141" calcext:value-type="float">
            <text:p>141</text:p>
          </table:table-cell>
          <table:table-cell office:value-type="float" office:value="308" calcext:value-type="float">
            <text:p>308</text:p>
          </table:table-cell>
          <table:table-cell office:value-type="float" office:value="161" calcext:value-type="float">
            <text:p>161</text:p>
          </table:table-cell>
          <table:table-cell office:value-type="float" office:value="325" calcext:value-type="float">
            <text:p>325</text:p>
          </table:table-cell>
          <table:table-cell office:value-type="float" office:value="342" calcext:value-type="float">
            <text:p>34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498" calcext:value-type="float">
            <text:p>21498</text:p>
          </table:table-cell>
          <table:table-cell office:value-type="float" office:value="21599" calcext:value-type="float">
            <text:p>21599</text:p>
          </table:table-cell>
          <table:table-cell office:value-type="float" office:value="22171" calcext:value-type="float">
            <text:p>22171</text:p>
          </table:table-cell>
          <table:table-cell office:value-type="float" office:value="22311" calcext:value-type="float">
            <text:p>22311</text:p>
          </table:table-cell>
          <table:table-cell office:value-type="float" office:value="22449" calcext:value-type="float">
            <text:p>22449</text:p>
          </table:table-cell>
          <table:table-cell office:value-type="float" office:value="22587" calcext:value-type="float">
            <text:p>22587</text:p>
          </table:table-cell>
          <table:table-cell office:value-type="float" office:value="22723" calcext:value-type="float">
            <text:p>22723</text:p>
          </table:table-cell>
          <table:table-cell office:value-type="float" office:value="22785" calcext:value-type="float">
            <text:p>22785</text:p>
          </table:table-cell>
          <table:table-cell office:value-type="float" office:value="22912" calcext:value-type="float">
            <text:p>22912</text:p>
          </table:table-cell>
          <table:table-cell office:value-type="float" office:value="23038" calcext:value-type="float">
            <text:p>23038</text:p>
          </table:table-cell>
          <table:table-cell office:value-type="float" office:value="5783144.01" calcext:value-type="float">
            <text:p>5783144.01</text:p>
          </table:table-cell>
          <table:table-cell office:value-type="float" office:value="6967083.69" calcext:value-type="float">
            <text:p>6967083.69</text:p>
          </table:table-cell>
          <table:table-cell office:value-type="float" office:value="8483363.97" calcext:value-type="float">
            <text:p>8483363.97</text:p>
          </table:table-cell>
          <table:table-cell office:value-type="float" office:value="10116899.23" calcext:value-type="float">
            <text:p>10116899.23</text:p>
          </table:table-cell>
          <table:table-cell office:value-type="float" office:value="10890527.22" calcext:value-type="float">
            <text:p>10890527.22</text:p>
          </table:table-cell>
          <table:table-cell office:value-type="float" office:value="10861609.92" calcext:value-type="float">
            <text:p>10861609.92</text:p>
          </table:table-cell>
          <table:table-cell office:value-type="float" office:value="10658786.72" calcext:value-type="float">
            <text:p>10658786.72</text:p>
          </table:table-cell>
          <table:table-cell office:value-type="float" office:value="11728433.93" calcext:value-type="float">
            <text:p>11728433.93</text:p>
          </table:table-cell>
          <table:table-cell office:value-type="float" office:value="11478297.16" calcext:value-type="float">
            <text:p>11478297.16</text:p>
          </table:table-cell>
          <table:table-cell office:value-type="float" office:value="12818081.03" calcext:value-type="float">
            <text:p>12818081.03</text:p>
          </table:table-cell>
          <table:table-cell office:value-type="float" office:value="13477904.93" calcext:value-type="float">
            <text:p>13477904.93</text:p>
          </table:table-cell>
          <table:table-cell office:value-type="float" office:value="570471700" calcext:value-type="float">
            <text:p>570471700</text:p>
          </table:table-cell>
          <table:table-cell office:value-type="float" office:value="671187700" calcext:value-type="float">
            <text:p>671187700</text:p>
          </table:table-cell>
          <table:table-cell office:value-type="float" office:value="742140900" calcext:value-type="float">
            <text:p>742140900</text:p>
          </table:table-cell>
          <table:table-cell office:value-type="float" office:value="863828700" calcext:value-type="float">
            <text:p>863828700</text:p>
          </table:table-cell>
          <table:table-cell office:value-type="float" office:value="835088700" calcext:value-type="float">
            <text:p>835088700</text:p>
          </table:table-cell>
          <table:table-cell office:value-type="float" office:value="833869100" calcext:value-type="float">
            <text:p>833869100</text:p>
          </table:table-cell>
          <table:table-cell office:value-type="float" office:value="845354000" calcext:value-type="float">
            <text:p>845354000</text:p>
          </table:table-cell>
          <table:table-cell office:value-type="float" office:value="972736100" calcext:value-type="float">
            <text:p>972736100</text:p>
          </table:table-cell>
          <table:table-cell office:value-type="float" office:value="907251800" calcext:value-type="float">
            <text:p>907251800</text:p>
          </table:table-cell>
          <table:table-cell office:value-type="float" office:value="906562000" calcext:value-type="float">
            <text:p>906562000</text:p>
          </table:table-cell>
          <table:table-cell office:value-type="float" office:value="977865000" calcext:value-type="float">
            <text:p>977865000</text:p>
          </table:table-cell>
          <table:table-cell office:value-type="float" office:value="5330" calcext:value-type="float">
            <text:p>5330</text:p>
          </table:table-cell>
          <table:table-cell office:value-type="float" office:value="5578" calcext:value-type="float">
            <text:p>5578</text:p>
          </table:table-cell>
          <table:table-cell office:value-type="float" office:value="5972" calcext:value-type="float">
            <text:p>5972</text:p>
          </table:table-cell>
          <table:table-cell office:value-type="float" office:value="6304" calcext:value-type="float">
            <text:p>6304</text:p>
          </table:table-cell>
          <table:table-cell office:value-type="float" office:value="6173" calcext:value-type="float">
            <text:p>6173</text:p>
          </table:table-cell>
          <table:table-cell office:value-type="float" office:value="5788" calcext:value-type="float">
            <text:p>5788</text:p>
          </table:table-cell>
          <table:table-cell office:value-type="float" office:value="5521" calcext:value-type="float">
            <text:p>5521</text:p>
          </table:table-cell>
          <table:table-cell office:value-type="float" office:value="5641" calcext:value-type="float">
            <text:p>5641</text:p>
          </table:table-cell>
          <table:table-cell office:value-type="float" office:value="5570" calcext:value-type="float">
            <text:p>5570</text:p>
          </table:table-cell>
          <table:table-cell office:value-type="float" office:value="6208" calcext:value-type="float">
            <text:p>6208</text:p>
          </table:table-cell>
          <table:table-cell office:value-type="float" office:value="6242" calcext:value-type="float">
            <text:p>624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TACÍLIO CO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517" calcext:value-type="float">
            <text:p>16517</text:p>
          </table:table-cell>
          <table:table-cell office:value-type="float" office:value="16691" calcext:value-type="float">
            <text:p>16691</text:p>
          </table:table-cell>
          <table:table-cell office:value-type="float" office:value="17349" calcext:value-type="float">
            <text:p>17349</text:p>
          </table:table-cell>
          <table:table-cell office:value-type="float" office:value="17593" calcext:value-type="float">
            <text:p>17593</text:p>
          </table:table-cell>
          <table:table-cell office:value-type="float" office:value="17835" calcext:value-type="float">
            <text:p>17835</text:p>
          </table:table-cell>
          <table:table-cell office:value-type="float" office:value="18075" calcext:value-type="float">
            <text:p>18075</text:p>
          </table:table-cell>
          <table:table-cell office:value-type="float" office:value="18313" calcext:value-type="float">
            <text:p>18313</text:p>
          </table:table-cell>
          <table:table-cell office:value-type="float" office:value="18510" calcext:value-type="float">
            <text:p>18510</text:p>
          </table:table-cell>
          <table:table-cell office:value-type="float" office:value="18744" calcext:value-type="float">
            <text:p>18744</text:p>
          </table:table-cell>
          <table:table-cell office:value-type="float" office:value="18975" calcext:value-type="float">
            <text:p>18975</text:p>
          </table:table-cell>
          <table:table-cell office:value-type="float" office:value="6123142.15" calcext:value-type="float">
            <text:p>6123142.15</text:p>
          </table:table-cell>
          <table:table-cell office:value-type="float" office:value="7284709.87" calcext:value-type="float">
            <text:p>7284709.87</text:p>
          </table:table-cell>
          <table:table-cell office:value-type="float" office:value="8961632.04" calcext:value-type="float">
            <text:p>8961632.04</text:p>
          </table:table-cell>
          <table:table-cell office:value-type="float" office:value="8209691.22" calcext:value-type="float">
            <text:p>8209691.22</text:p>
          </table:table-cell>
          <table:table-cell office:value-type="float" office:value="8678522.02" calcext:value-type="float">
            <text:p>8678522.02</text:p>
          </table:table-cell>
          <table:table-cell office:value-type="float" office:value="9567843.62" calcext:value-type="float">
            <text:p>9567843.62</text:p>
          </table:table-cell>
          <table:table-cell office:value-type="float" office:value="9995423.3" calcext:value-type="float">
            <text:p>9995423.3</text:p>
          </table:table-cell>
          <table:table-cell office:value-type="float" office:value="9754841.27" calcext:value-type="float">
            <text:p>9754841.27</text:p>
          </table:table-cell>
          <table:table-cell office:value-type="float" office:value="10407054.65" calcext:value-type="float">
            <text:p>10407054.65</text:p>
          </table:table-cell>
          <table:table-cell office:value-type="float" office:value="11322044.11" calcext:value-type="float">
            <text:p>11322044.11</text:p>
          </table:table-cell>
          <table:table-cell office:value-type="float" office:value="11588280.29" calcext:value-type="float">
            <text:p>11588280.29</text:p>
          </table:table-cell>
          <table:table-cell office:value-type="float" office:value="468841900" calcext:value-type="float">
            <text:p>468841900</text:p>
          </table:table-cell>
          <table:table-cell office:value-type="float" office:value="490915400" calcext:value-type="float">
            <text:p>490915400</text:p>
          </table:table-cell>
          <table:table-cell office:value-type="float" office:value="528923600" calcext:value-type="float">
            <text:p>528923600</text:p>
          </table:table-cell>
          <table:table-cell office:value-type="float" office:value="540927800" calcext:value-type="float">
            <text:p>540927800</text:p>
          </table:table-cell>
          <table:table-cell office:value-type="float" office:value="554071300" calcext:value-type="float">
            <text:p>554071300</text:p>
          </table:table-cell>
          <table:table-cell office:value-type="float" office:value="621609900" calcext:value-type="float">
            <text:p>621609900</text:p>
          </table:table-cell>
          <table:table-cell office:value-type="float" office:value="643086800" calcext:value-type="float">
            <text:p>643086800</text:p>
          </table:table-cell>
          <table:table-cell office:value-type="float" office:value="695720200" calcext:value-type="float">
            <text:p>695720200</text:p>
          </table:table-cell>
          <table:table-cell office:value-type="float" office:value="755962700" calcext:value-type="float">
            <text:p>755962700</text:p>
          </table:table-cell>
          <table:table-cell office:value-type="float" office:value="771457000" calcext:value-type="float">
            <text:p>771457000</text:p>
          </table:table-cell>
          <table:table-cell office:value-type="float" office:value="854180000" calcext:value-type="float">
            <text:p>854180000</text:p>
          </table:table-cell>
          <table:table-cell office:value-type="float" office:value="3501" calcext:value-type="float">
            <text:p>3501</text:p>
          </table:table-cell>
          <table:table-cell office:value-type="float" office:value="3749" calcext:value-type="float">
            <text:p>3749</text:p>
          </table:table-cell>
          <table:table-cell office:value-type="float" office:value="4270" calcext:value-type="float">
            <text:p>4270</text:p>
          </table:table-cell>
          <table:table-cell office:value-type="float" office:value="4294" calcext:value-type="float">
            <text:p>4294</text:p>
          </table:table-cell>
          <table:table-cell office:value-type="float" office:value="4310" calcext:value-type="float">
            <text:p>4310</text:p>
          </table:table-cell>
          <table:table-cell office:value-type="float" office:value="4329" calcext:value-type="float">
            <text:p>4329</text:p>
          </table:table-cell>
          <table:table-cell office:value-type="float" office:value="4212" calcext:value-type="float">
            <text:p>4212</text:p>
          </table:table-cell>
          <table:table-cell office:value-type="float" office:value="3937" calcext:value-type="float">
            <text:p>3937</text:p>
          </table:table-cell>
          <table:table-cell office:value-type="float" office:value="4010" calcext:value-type="float">
            <text:p>4010</text:p>
          </table:table-cell>
          <table:table-cell office:value-type="float" office:value="4204" calcext:value-type="float">
            <text:p>4204</text:p>
          </table:table-cell>
          <table:table-cell office:value-type="float" office:value="4251" calcext:value-type="float">
            <text:p>42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U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60" calcext:value-type="float">
            <text:p>7360</text:p>
          </table:table-cell>
          <table:table-cell office:value-type="float" office:value="7348" calcext:value-type="float">
            <text:p>7348</text:p>
          </table:table-cell>
          <table:table-cell office:value-type="float" office:value="7436" calcext:value-type="float">
            <text:p>7436</text:p>
          </table:table-cell>
          <table:table-cell office:value-type="float" office:value="7418" calcext:value-type="float">
            <text:p>7418</text:p>
          </table:table-cell>
          <table:table-cell office:value-type="float" office:value="7399" calcext:value-type="float">
            <text:p>7399</text:p>
          </table:table-cell>
          <table:table-cell office:value-type="float" office:value="7381" calcext:value-type="float">
            <text:p>7381</text:p>
          </table:table-cell>
          <table:table-cell office:value-type="float" office:value="7363" calcext:value-type="float">
            <text:p>7363</text:p>
          </table:table-cell>
          <table:table-cell office:value-type="float" office:value="7317" calcext:value-type="float">
            <text:p>7317</text:p>
          </table:table-cell>
          <table:table-cell office:value-type="float" office:value="7295" calcext:value-type="float">
            <text:p>7295</text:p>
          </table:table-cell>
          <table:table-cell office:value-type="float" office:value="7272" calcext:value-type="float">
            <text:p>7272</text:p>
          </table:table-cell>
          <table:table-cell office:value-type="float" office:value="590252.52" calcext:value-type="float">
            <text:p>590252.52</text:p>
          </table:table-cell>
          <table:table-cell office:value-type="float" office:value="683247.29" calcext:value-type="float">
            <text:p>683247.29</text:p>
          </table:table-cell>
          <table:table-cell office:value-type="float" office:value="759506.72" calcext:value-type="float">
            <text:p>759506.72</text:p>
          </table:table-cell>
          <table:table-cell office:value-type="float" office:value="849444.55" calcext:value-type="float">
            <text:p>849444.55</text:p>
          </table:table-cell>
          <table:table-cell office:value-type="float" office:value="1032325.26" calcext:value-type="float">
            <text:p>1032325.26</text:p>
          </table:table-cell>
          <table:table-cell office:value-type="float" office:value="1129972.45" calcext:value-type="float">
            <text:p>1129972.45</text:p>
          </table:table-cell>
          <table:table-cell office:value-type="float" office:value="1119139.43" calcext:value-type="float">
            <text:p>1119139.43</text:p>
          </table:table-cell>
          <table:table-cell office:value-type="float" office:value="1245009.48" calcext:value-type="float">
            <text:p>1245009.48</text:p>
          </table:table-cell>
          <table:table-cell office:value-type="float" office:value="1286004.58" calcext:value-type="float">
            <text:p>1286004.58</text:p>
          </table:table-cell>
          <table:table-cell office:value-type="float" office:value="1520579.63" calcext:value-type="float">
            <text:p>1520579.63</text:p>
          </table:table-cell>
          <table:table-cell office:value-type="float" office:value="1592675.08" calcext:value-type="float">
            <text:p>1592675.08</text:p>
          </table:table-cell>
          <table:table-cell office:value-type="float" office:value="86414180" calcext:value-type="float">
            <text:p>86414180</text:p>
          </table:table-cell>
          <table:table-cell office:value-type="float" office:value="97325160" calcext:value-type="float">
            <text:p>97325160</text:p>
          </table:table-cell>
          <table:table-cell office:value-type="float" office:value="100525600" calcext:value-type="float">
            <text:p>100525600</text:p>
          </table:table-cell>
          <table:table-cell office:value-type="float" office:value="119382300" calcext:value-type="float">
            <text:p>119382300</text:p>
          </table:table-cell>
          <table:table-cell office:value-type="float" office:value="135537200" calcext:value-type="float">
            <text:p>135537200</text:p>
          </table:table-cell>
          <table:table-cell office:value-type="float" office:value="139204400" calcext:value-type="float">
            <text:p>139204400</text:p>
          </table:table-cell>
          <table:table-cell office:value-type="float" office:value="149795600" calcext:value-type="float">
            <text:p>149795600</text:p>
          </table:table-cell>
          <table:table-cell office:value-type="float" office:value="159748900" calcext:value-type="float">
            <text:p>159748900</text:p>
          </table:table-cell>
          <table:table-cell office:value-type="float" office:value="166184300" calcext:value-type="float">
            <text:p>166184300</text:p>
          </table:table-cell>
          <table:table-cell office:value-type="float" office:value="195951000" calcext:value-type="float">
            <text:p>195951000</text:p>
          </table:table-cell>
          <table:table-cell office:value-type="float" office:value="216569000" calcext:value-type="float">
            <text:p>216569000</text:p>
          </table:table-cell>
          <table:table-cell office:value-type="float" office:value="685" calcext:value-type="float">
            <text:p>685</text:p>
          </table:table-cell>
          <table:table-cell office:value-type="float" office:value="708" calcext:value-type="float">
            <text:p>708</text:p>
          </table:table-cell>
          <table:table-cell office:value-type="float" office:value="726" calcext:value-type="float">
            <text:p>726</text:p>
          </table:table-cell>
          <table:table-cell office:value-type="float" office:value="734" calcext:value-type="float">
            <text:p>734</text:p>
          </table:table-cell>
          <table:table-cell office:value-type="float" office:value="766" calcext:value-type="float">
            <text:p>766</text:p>
          </table:table-cell>
          <table:table-cell office:value-type="float" office:value="749" calcext:value-type="float">
            <text:p>749</text:p>
          </table:table-cell>
          <table:table-cell office:value-type="float" office:value="691" calcext:value-type="float">
            <text:p>691</text:p>
          </table:table-cell>
          <table:table-cell office:value-type="float" office:value="726" calcext:value-type="float">
            <text:p>726</text:p>
          </table:table-cell>
          <table:table-cell office:value-type="float" office:value="734" calcext:value-type="float">
            <text:p>734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36556" calcext:value-type="float">
            <text:p>36556</text:p>
          </table:table-cell>
        </table:table-row>
        <table:table-row table:style-name="ro1">
          <table:table-cell office:value-type="string" calcext:value-type="string">
            <text:p>OURO VER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5" calcext:value-type="float">
            <text:p>2265</text:p>
          </table:table-cell>
          <table:table-cell office:value-type="float" office:value="2259" calcext:value-type="float">
            <text:p>2259</text:p>
          </table:table-cell>
          <table:table-cell office:value-type="float" office:value="2281" calcext:value-type="float">
            <text:p>2281</text:p>
          </table:table-cell>
          <table:table-cell office:value-type="float" office:value="2272" calcext:value-type="float">
            <text:p>2272</text:p>
          </table:table-cell>
          <table:table-cell office:value-type="float" office:value="2263" calcext:value-type="float">
            <text:p>2263</text:p>
          </table:table-cell>
          <table:table-cell office:value-type="float" office:value="2254" calcext:value-type="float">
            <text:p>2254</text:p>
          </table:table-cell>
          <table:table-cell office:value-type="float" office:value="2245" calcext:value-type="float">
            <text:p>2245</text:p>
          </table:table-cell>
          <table:table-cell office:value-type="float" office:value="2227" calcext:value-type="float">
            <text:p>2227</text:p>
          </table:table-cell>
          <table:table-cell office:value-type="float" office:value="2217" calcext:value-type="float">
            <text:p>2217</text:p>
          </table:table-cell>
          <table:table-cell office:value-type="float" office:value="2207" calcext:value-type="float">
            <text:p>2207</text:p>
          </table:table-cell>
          <table:table-cell office:value-type="float" office:value="102501.8" calcext:value-type="float">
            <text:p>102501.8</text:p>
          </table:table-cell>
          <table:table-cell office:value-type="float" office:value="136149.01" calcext:value-type="float">
            <text:p>136149.01</text:p>
          </table:table-cell>
          <table:table-cell office:value-type="float" office:value="119897.91" calcext:value-type="float">
            <text:p>119897.91</text:p>
          </table:table-cell>
          <table:table-cell office:value-type="float" office:value="163284.01" calcext:value-type="float">
            <text:p>163284.01</text:p>
          </table:table-cell>
          <table:table-cell office:value-type="float" office:value="194849.11" calcext:value-type="float">
            <text:p>194849.11</text:p>
          </table:table-cell>
          <table:table-cell office:value-type="float" office:value="229416.95" calcext:value-type="float">
            <text:p>229416.95</text:p>
          </table:table-cell>
          <table:table-cell office:value-type="float" office:value="244203.94" calcext:value-type="float">
            <text:p>244203.94</text:p>
          </table:table-cell>
          <table:table-cell office:value-type="float" office:value="227822.62" calcext:value-type="float">
            <text:p>227822.62</text:p>
          </table:table-cell>
          <table:table-cell office:value-type="float" office:value="246381.88" calcext:value-type="float">
            <text:p>246381.88</text:p>
          </table:table-cell>
          <table:table-cell office:value-type="float" office:value="258132.3" calcext:value-type="float">
            <text:p>258132.3</text:p>
          </table:table-cell>
          <table:table-cell office:value-type="float" office:value="279221.13" calcext:value-type="float">
            <text:p>279221.13</text:p>
          </table:table-cell>
          <table:table-cell office:value-type="float" office:value="45047460" calcext:value-type="float">
            <text:p>45047460</text:p>
          </table:table-cell>
          <table:table-cell office:value-type="float" office:value="62228380" calcext:value-type="float">
            <text:p>62228380</text:p>
          </table:table-cell>
          <table:table-cell office:value-type="float" office:value="65355960" calcext:value-type="float">
            <text:p>65355960</text:p>
          </table:table-cell>
          <table:table-cell office:value-type="float" office:value="84813240" calcext:value-type="float">
            <text:p>84813240</text:p>
          </table:table-cell>
          <table:table-cell office:value-type="float" office:value="69211880" calcext:value-type="float">
            <text:p>69211880</text:p>
          </table:table-cell>
          <table:table-cell office:value-type="float" office:value="68587130" calcext:value-type="float">
            <text:p>68587130</text:p>
          </table:table-cell>
          <table:table-cell office:value-type="float" office:value="87366540" calcext:value-type="float">
            <text:p>87366540</text:p>
          </table:table-cell>
          <table:table-cell office:value-type="float" office:value="86255150" calcext:value-type="float">
            <text:p>86255150</text:p>
          </table:table-cell>
          <table:table-cell office:value-type="float" office:value="87127700" calcext:value-type="float">
            <text:p>87127700</text:p>
          </table:table-cell>
          <table:table-cell office:value-type="float" office:value="93752000" calcext:value-type="float">
            <text:p>93752000</text:p>
          </table:table-cell>
          <table:table-cell office:value-type="float" office:value="118065000" calcext:value-type="float">
            <text:p>118065000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PA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1" calcext:value-type="float">
            <text:p>1741</text:p>
          </table:table-cell>
          <table:table-cell office:value-type="float" office:value="1720" calcext:value-type="float">
            <text:p>1720</text:p>
          </table:table-cell>
          <table:table-cell office:value-type="float" office:value="1698" calcext:value-type="float">
            <text:p>1698</text:p>
          </table:table-cell>
          <table:table-cell office:value-type="float" office:value="1668" calcext:value-type="float">
            <text:p>1668</text:p>
          </table:table-cell>
          <table:table-cell office:value-type="float" office:value="1637" calcext:value-type="float">
            <text:p>1637</text:p>
          </table:table-cell>
          <table:table-cell office:value-type="float" office:value="1607" calcext:value-type="float">
            <text:p>1607</text:p>
          </table:table-cell>
          <table:table-cell office:value-type="float" office:value="1577" calcext:value-type="float">
            <text:p>1577</text:p>
          </table:table-cell>
          <table:table-cell office:value-type="float" office:value="1537" calcext:value-type="float">
            <text:p>1537</text:p>
          </table:table-cell>
          <table:table-cell office:value-type="float" office:value="1505" calcext:value-type="float">
            <text:p>1505</text:p>
          </table:table-cell>
          <table:table-cell office:value-type="float" office:value="1474" calcext:value-type="float">
            <text:p>1474</text:p>
          </table:table-cell>
          <table:table-cell office:value-type="float" office:value="42587.63" calcext:value-type="float">
            <text:p>42587.63</text:p>
          </table:table-cell>
          <table:table-cell office:value-type="float" office:value="41881.61" calcext:value-type="float">
            <text:p>41881.61</text:p>
          </table:table-cell>
          <table:table-cell office:value-type="float" office:value="57419.91" calcext:value-type="float">
            <text:p>57419.91</text:p>
          </table:table-cell>
          <table:table-cell office:value-type="float" office:value="74972.04" calcext:value-type="float">
            <text:p>74972.04</text:p>
          </table:table-cell>
          <table:table-cell office:value-type="float" office:value="63888.65" calcext:value-type="float">
            <text:p>63888.65</text:p>
          </table:table-cell>
          <table:table-cell office:value-type="float" office:value="77106.38" calcext:value-type="float">
            <text:p>77106.38</text:p>
          </table:table-cell>
          <table:table-cell office:value-type="float" office:value="102225.09" calcext:value-type="float">
            <text:p>102225.09</text:p>
          </table:table-cell>
          <table:table-cell office:value-type="float" office:value="124866.98" calcext:value-type="float">
            <text:p>124866.98</text:p>
          </table:table-cell>
          <table:table-cell office:value-type="float" office:value="163198.37" calcext:value-type="float">
            <text:p>163198.37</text:p>
          </table:table-cell>
          <table:table-cell office:value-type="float" office:value="192848.52" calcext:value-type="float">
            <text:p>192848.52</text:p>
          </table:table-cell>
          <table:table-cell office:value-type="float" office:value="266081.19" calcext:value-type="float">
            <text:p>266081.19</text:p>
          </table:table-cell>
          <table:table-cell office:value-type="float" office:value="22301720" calcext:value-type="float">
            <text:p>22301720</text:p>
          </table:table-cell>
          <table:table-cell office:value-type="float" office:value="67636600" calcext:value-type="float">
            <text:p>67636600</text:p>
          </table:table-cell>
          <table:table-cell office:value-type="float" office:value="71284330" calcext:value-type="float">
            <text:p>71284330</text:p>
          </table:table-cell>
          <table:table-cell office:value-type="float" office:value="74154910" calcext:value-type="float">
            <text:p>74154910</text:p>
          </table:table-cell>
          <table:table-cell office:value-type="float" office:value="30107670" calcext:value-type="float">
            <text:p>30107670</text:p>
          </table:table-cell>
          <table:table-cell office:value-type="float" office:value="31551250" calcext:value-type="float">
            <text:p>31551250</text:p>
          </table:table-cell>
          <table:table-cell office:value-type="float" office:value="36124940" calcext:value-type="float">
            <text:p>36124940</text:p>
          </table:table-cell>
          <table:table-cell office:value-type="float" office:value="38921210" calcext:value-type="float">
            <text:p>38921210</text:p>
          </table:table-cell>
          <table:table-cell office:value-type="float" office:value="41073830" calcext:value-type="float">
            <text:p>41073830</text:p>
          </table:table-cell>
          <table:table-cell office:value-type="float" office:value="41043000" calcext:value-type="float">
            <text:p>41043000</text:p>
          </table:table-cell>
          <table:table-cell office:value-type="float" office:value="47599000" calcext:value-type="float">
            <text:p>4759900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PAIN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float" office:value="2351" calcext:value-type="float">
            <text:p>2351</text:p>
          </table:table-cell>
          <table:table-cell office:value-type="float" office:value="2385" calcext:value-type="float">
            <text:p>2385</text:p>
          </table:table-cell>
          <table:table-cell office:value-type="float" office:value="2383" calcext:value-type="float">
            <text:p>2383</text:p>
          </table:table-cell>
          <table:table-cell office:value-type="float" office:value="2381" calcext:value-type="float">
            <text:p>2381</text:p>
          </table:table-cell>
          <table:table-cell office:value-type="float" office:value="2378" calcext:value-type="float">
            <text:p>2378</text:p>
          </table:table-cell>
          <table:table-cell office:value-type="float" office:value="2376" calcext:value-type="float">
            <text:p>2376</text:p>
          </table:table-cell>
          <table:table-cell office:value-type="float" office:value="2363" calcext:value-type="float">
            <text:p>2363</text:p>
          </table:table-cell>
          <table:table-cell office:value-type="float" office:value="2359" calcext:value-type="float">
            <text:p>2359</text:p>
          </table:table-cell>
          <table:table-cell office:value-type="float" office:value="2356" calcext:value-type="float">
            <text:p>2356</text:p>
          </table:table-cell>
          <table:table-cell office:value-type="float" office:value="72364.79" calcext:value-type="float">
            <text:p>72364.79</text:p>
          </table:table-cell>
          <table:table-cell office:value-type="float" office:value="76534.1" calcext:value-type="float">
            <text:p>76534.1</text:p>
          </table:table-cell>
          <table:table-cell office:value-type="float" office:value="62166.81" calcext:value-type="float">
            <text:p>62166.81</text:p>
          </table:table-cell>
          <table:table-cell office:value-type="float" office:value="198336.56" calcext:value-type="float">
            <text:p>198336.56</text:p>
          </table:table-cell>
          <table:table-cell office:value-type="float" office:value="229824.97" calcext:value-type="float">
            <text:p>229824.97</text:p>
          </table:table-cell>
          <table:table-cell office:value-type="float" office:value="216705.55" calcext:value-type="float">
            <text:p>216705.55</text:p>
          </table:table-cell>
          <table:table-cell office:value-type="float" office:value="337051.33" calcext:value-type="float">
            <text:p>337051.33</text:p>
          </table:table-cell>
          <table:table-cell office:value-type="float" office:value="310190.18" calcext:value-type="float">
            <text:p>310190.18</text:p>
          </table:table-cell>
          <table:table-cell office:value-type="float" office:value="309079.38" calcext:value-type="float">
            <text:p>309079.38</text:p>
          </table:table-cell>
          <table:table-cell office:value-type="float" office:value="276523.24" calcext:value-type="float">
            <text:p>276523.24</text:p>
          </table:table-cell>
          <table:table-cell office:value-type="float" office:value="392442.42" calcext:value-type="float">
            <text:p>392442.42</text:p>
          </table:table-cell>
          <table:table-cell office:value-type="float" office:value="44087770" calcext:value-type="float">
            <text:p>44087770</text:p>
          </table:table-cell>
          <table:table-cell office:value-type="float" office:value="32746420" calcext:value-type="float">
            <text:p>32746420</text:p>
          </table:table-cell>
          <table:table-cell office:value-type="float" office:value="34749310" calcext:value-type="float">
            <text:p>34749310</text:p>
          </table:table-cell>
          <table:table-cell office:value-type="float" office:value="40403360" calcext:value-type="float">
            <text:p>40403360</text:p>
          </table:table-cell>
          <table:table-cell office:value-type="float" office:value="40869820" calcext:value-type="float">
            <text:p>40869820</text:p>
          </table:table-cell>
          <table:table-cell office:value-type="float" office:value="44323470" calcext:value-type="float">
            <text:p>44323470</text:p>
          </table:table-cell>
          <table:table-cell office:value-type="float" office:value="58010900" calcext:value-type="float">
            <text:p>58010900</text:p>
          </table:table-cell>
          <table:table-cell office:value-type="float" office:value="57572680" calcext:value-type="float">
            <text:p>57572680</text:p>
          </table:table-cell>
          <table:table-cell office:value-type="float" office:value="47342200" calcext:value-type="float">
            <text:p>47342200</text:p>
          </table:table-cell>
          <table:table-cell office:value-type="float" office:value="59911000" calcext:value-type="float">
            <text:p>59911000</text:p>
          </table:table-cell>
          <table:table-cell office:value-type="float" office:value="66513000" calcext:value-type="float">
            <text:p>6651300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193" calcext:value-type="float">
            <text:p>193</text:p>
          </table:table-cell>
          <table:table-cell office:value-type="float" office:value="276" calcext:value-type="float">
            <text:p>276</text:p>
          </table:table-cell>
          <table:table-cell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262" calcext:value-type="float">
            <text:p>262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PALHOÇ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990" calcext:value-type="float">
            <text:p>139990</text:p>
          </table:table-cell>
          <table:table-cell office:value-type="float" office:value="142558" calcext:value-type="float">
            <text:p>142558</text:p>
          </table:table-cell>
          <table:table-cell office:value-type="float" office:value="150623" calcext:value-type="float">
            <text:p>150623</text:p>
          </table:table-cell>
          <table:table-cell office:value-type="float" office:value="154244" calcext:value-type="float">
            <text:p>154244</text:p>
          </table:table-cell>
          <table:table-cell office:value-type="float" office:value="157833" calcext:value-type="float">
            <text:p>157833</text:p>
          </table:table-cell>
          <table:table-cell office:value-type="float" office:value="161395" calcext:value-type="float">
            <text:p>161395</text:p>
          </table:table-cell>
          <table:table-cell office:value-type="float" office:value="164926" calcext:value-type="float">
            <text:p>164926</text:p>
          </table:table-cell>
          <table:table-cell office:value-type="float" office:value="168259" calcext:value-type="float">
            <text:p>168259</text:p>
          </table:table-cell>
          <table:table-cell office:value-type="float" office:value="171797" calcext:value-type="float">
            <text:p>171797</text:p>
          </table:table-cell>
          <table:table-cell office:value-type="float" office:value="175272" calcext:value-type="float">
            <text:p>175272</text:p>
          </table:table-cell>
          <table:table-cell office:value-type="float" office:value="27449838.85" calcext:value-type="float">
            <text:p>27449838.85</text:p>
          </table:table-cell>
          <table:table-cell office:value-type="float" office:value="33962299.51" calcext:value-type="float">
            <text:p>33962299.51</text:p>
          </table:table-cell>
          <table:table-cell office:value-type="float" office:value="40323091.35" calcext:value-type="float">
            <text:p>40323091.35</text:p>
          </table:table-cell>
          <table:table-cell office:value-type="float" office:value="46482953.08" calcext:value-type="float">
            <text:p>46482953.08</text:p>
          </table:table-cell>
          <table:table-cell office:value-type="float" office:value="54460851.1" calcext:value-type="float">
            <text:p>54460851.1</text:p>
          </table:table-cell>
          <table:table-cell office:value-type="float" office:value="58697717.22" calcext:value-type="float">
            <text:p>58697717.22</text:p>
          </table:table-cell>
          <table:table-cell office:value-type="float" office:value="62639093.55" calcext:value-type="float">
            <text:p>62639093.55</text:p>
          </table:table-cell>
          <table:table-cell office:value-type="float" office:value="67394914.68" calcext:value-type="float">
            <text:p>67394914.68</text:p>
          </table:table-cell>
          <table:table-cell office:value-type="float" office:value="76264853.26" calcext:value-type="float">
            <text:p>76264853.26</text:p>
          </table:table-cell>
          <table:table-cell office:value-type="float" office:value="78630922.28" calcext:value-type="float">
            <text:p>78630922.28</text:p>
          </table:table-cell>
          <table:table-cell office:value-type="float" office:value="82777729.8" calcext:value-type="float">
            <text:p>82777729.8</text:p>
          </table:table-cell>
          <table:table-cell office:value-type="float" office:value="2685689000" calcext:value-type="float">
            <text:p>2685689000</text:p>
          </table:table-cell>
          <table:table-cell office:value-type="float" office:value="3133473000" calcext:value-type="float">
            <text:p>3133473000</text:p>
          </table:table-cell>
          <table:table-cell office:value-type="float" office:value="3846978000" calcext:value-type="float">
            <text:p>3846978000</text:p>
          </table:table-cell>
          <table:table-cell office:value-type="float" office:value="3990380000" calcext:value-type="float">
            <text:p>3990380000</text:p>
          </table:table-cell>
          <table:table-cell office:value-type="float" office:value="4694889000" calcext:value-type="float">
            <text:p>4694889000</text:p>
          </table:table-cell>
          <table:table-cell office:value-type="float" office:value="5104686000" calcext:value-type="float">
            <text:p>5104686000</text:p>
          </table:table-cell>
          <table:table-cell office:value-type="float" office:value="4375512000" calcext:value-type="float">
            <text:p>4375512000</text:p>
          </table:table-cell>
          <table:table-cell office:value-type="float" office:value="4834031000" calcext:value-type="float">
            <text:p>4834031000</text:p>
          </table:table-cell>
          <table:table-cell office:value-type="float" office:value="5489676000" calcext:value-type="float">
            <text:p>5489676000</text:p>
          </table:table-cell>
          <table:table-cell office:value-type="float" office:value="5985390000" calcext:value-type="float">
            <text:p>5985390000</text:p>
          </table:table-cell>
          <table:table-cell office:value-type="float" office:value="6530836000" calcext:value-type="float">
            <text:p>6530836000</text:p>
          </table:table-cell>
          <table:table-cell office:value-type="float" office:value="26622" calcext:value-type="float">
            <text:p>26622</text:p>
          </table:table-cell>
          <table:table-cell office:value-type="float" office:value="28726" calcext:value-type="float">
            <text:p>28726</text:p>
          </table:table-cell>
          <table:table-cell office:value-type="float" office:value="30927" calcext:value-type="float">
            <text:p>30927</text:p>
          </table:table-cell>
          <table:table-cell office:value-type="float" office:value="32041" calcext:value-type="float">
            <text:p>32041</text:p>
          </table:table-cell>
          <table:table-cell office:value-type="float" office:value="33701" calcext:value-type="float">
            <text:p>33701</text:p>
          </table:table-cell>
          <table:table-cell office:value-type="float" office:value="32763" calcext:value-type="float">
            <text:p>32763</text:p>
          </table:table-cell>
          <table:table-cell office:value-type="float" office:value="31762" calcext:value-type="float">
            <text:p>31762</text:p>
          </table:table-cell>
          <table:table-cell office:value-type="float" office:value="32329" calcext:value-type="float">
            <text:p>32329</text:p>
          </table:table-cell>
          <table:table-cell office:value-type="float" office:value="35785" calcext:value-type="float">
            <text:p>35785</text:p>
          </table:table-cell>
          <table:table-cell office:value-type="float" office:value="37545" calcext:value-type="float">
            <text:p>37545</text:p>
          </table:table-cell>
          <table:table-cell office:value-type="float" office:value="40187" calcext:value-type="float">
            <text:p>40187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PALMA SO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32" calcext:value-type="float">
            <text:p>7732</text:p>
          </table:table-cell>
          <table:table-cell office:value-type="float" office:value="7699" calcext:value-type="float">
            <text:p>7699</text:p>
          </table:table-cell>
          <table:table-cell office:value-type="float" office:value="7747" calcext:value-type="float">
            <text:p>7747</text:p>
          </table:table-cell>
          <table:table-cell office:value-type="float" office:value="7699" calcext:value-type="float">
            <text:p>7699</text:p>
          </table:table-cell>
          <table:table-cell office:value-type="float" office:value="7652" calcext:value-type="float">
            <text:p>7652</text:p>
          </table:table-cell>
          <table:table-cell office:value-type="float" office:value="7604" calcext:value-type="float">
            <text:p>7604</text:p>
          </table:table-cell>
          <table:table-cell office:value-type="float" office:value="7558" calcext:value-type="float">
            <text:p>7558</text:p>
          </table:table-cell>
          <table:table-cell office:value-type="float" office:value="7475" calcext:value-type="float">
            <text:p>7475</text:p>
          </table:table-cell>
          <table:table-cell office:value-type="float" office:value="7423" calcext:value-type="float">
            <text:p>7423</text:p>
          </table:table-cell>
          <table:table-cell office:value-type="float" office:value="7372" calcext:value-type="float">
            <text:p>7372</text:p>
          </table:table-cell>
          <table:table-cell office:value-type="float" office:value="1113828.61" calcext:value-type="float">
            <text:p>1113828.61</text:p>
          </table:table-cell>
          <table:table-cell office:value-type="float" office:value="1281976.69" calcext:value-type="float">
            <text:p>1281976.69</text:p>
          </table:table-cell>
          <table:table-cell office:value-type="float" office:value="1395497.24" calcext:value-type="float">
            <text:p>1395497.24</text:p>
          </table:table-cell>
          <table:table-cell office:value-type="float" office:value="1703763.21" calcext:value-type="float">
            <text:p>1703763.21</text:p>
          </table:table-cell>
          <table:table-cell office:value-type="float" office:value="1781550.77" calcext:value-type="float">
            <text:p>1781550.77</text:p>
          </table:table-cell>
          <table:table-cell office:value-type="float" office:value="1982210.95" calcext:value-type="float">
            <text:p>1982210.95</text:p>
          </table:table-cell>
          <table:table-cell office:value-type="float" office:value="2139216.99" calcext:value-type="float">
            <text:p>2139216.99</text:p>
          </table:table-cell>
          <table:table-cell office:value-type="float" office:value="2066598.22" calcext:value-type="float">
            <text:p>2066598.22</text:p>
          </table:table-cell>
          <table:table-cell office:value-type="float" office:value="2343048.72" calcext:value-type="float">
            <text:p>2343048.72</text:p>
          </table:table-cell>
          <table:table-cell office:value-type="float" office:value="2454303.52" calcext:value-type="float">
            <text:p>2454303.52</text:p>
          </table:table-cell>
          <table:table-cell office:value-type="float" office:value="2650325.45" calcext:value-type="float">
            <text:p>2650325.45</text:p>
          </table:table-cell>
          <table:table-cell office:value-type="float" office:value="131638800" calcext:value-type="float">
            <text:p>131638800</text:p>
          </table:table-cell>
          <table:table-cell office:value-type="float" office:value="165264200" calcext:value-type="float">
            <text:p>165264200</text:p>
          </table:table-cell>
          <table:table-cell office:value-type="float" office:value="205832400" calcext:value-type="float">
            <text:p>205832400</text:p>
          </table:table-cell>
          <table:table-cell office:value-type="float" office:value="234034700" calcext:value-type="float">
            <text:p>234034700</text:p>
          </table:table-cell>
          <table:table-cell office:value-type="float" office:value="187566900" calcext:value-type="float">
            <text:p>187566900</text:p>
          </table:table-cell>
          <table:table-cell office:value-type="float" office:value="174701600" calcext:value-type="float">
            <text:p>174701600</text:p>
          </table:table-cell>
          <table:table-cell office:value-type="float" office:value="219710500" calcext:value-type="float">
            <text:p>219710500</text:p>
          </table:table-cell>
          <table:table-cell office:value-type="float" office:value="201937300" calcext:value-type="float">
            <text:p>201937300</text:p>
          </table:table-cell>
          <table:table-cell office:value-type="float" office:value="224912900" calcext:value-type="float">
            <text:p>224912900</text:p>
          </table:table-cell>
          <table:table-cell office:value-type="float" office:value="210067000" calcext:value-type="float">
            <text:p>210067000</text:p>
          </table:table-cell>
          <table:table-cell office:value-type="float" office:value="250727000" calcext:value-type="float">
            <text:p>250727000</text:p>
          </table:table-cell>
          <table:table-cell office:value-type="float" office:value="1130" calcext:value-type="float">
            <text:p>1130</text:p>
          </table:table-cell>
          <table:table-cell office:value-type="float" office:value="1203" calcext:value-type="float">
            <text:p>1203</text:p>
          </table:table-cell>
          <table:table-cell office:value-type="float" office:value="1179" calcext:value-type="float">
            <text:p>1179</text:p>
          </table:table-cell>
          <table:table-cell office:value-type="float" office:value="1308" calcext:value-type="float">
            <text:p>1308</text:p>
          </table:table-cell>
          <table:table-cell office:value-type="float" office:value="1241" calcext:value-type="float">
            <text:p>1241</text:p>
          </table:table-cell>
          <table:table-cell office:value-type="float" office:value="1287" calcext:value-type="float">
            <text:p>1287</text:p>
          </table:table-cell>
          <table:table-cell office:value-type="float" office:value="1239" calcext:value-type="float">
            <text:p>1239</text:p>
          </table:table-cell>
          <table:table-cell office:value-type="float" office:value="1207" calcext:value-type="float">
            <text:p>1207</text:p>
          </table:table-cell>
          <table:table-cell office:value-type="float" office:value="1363" calcext:value-type="float">
            <text:p>1363</text:p>
          </table:table-cell>
          <table:table-cell office:value-type="float" office:value="1346" calcext:value-type="float">
            <text:p>1346</text:p>
          </table:table-cell>
          <table:table-cell office:value-type="float" office:value="1376" calcext:value-type="float">
            <text:p>137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PALMEIRA</text:p>
          </table:table-cell>
          <table:table-cell office:value-type="float" office:value="0" calcext:value-type="float">
            <text:p>0</text:p>
          </table:table-cell>
          <table:table-cell office:value-type="float" office:value="33757" calcext:value-type="float">
            <text:p>33757</text:p>
          </table:table-cell>
          <table:table-cell office:value-type="float" office:value="36269" calcext:value-type="float">
            <text:p>36269</text:p>
          </table:table-cell>
          <table:table-cell office:value-type="float" office:value="2410" calcext:value-type="float">
            <text:p>2410</text:p>
          </table:table-cell>
          <table:table-cell office:value-type="float" office:value="2488" calcext:value-type="float">
            <text:p>2488</text:p>
          </table:table-cell>
          <table:table-cell office:value-type="float" office:value="2512" calcext:value-type="float">
            <text:p>2512</text:p>
          </table:table-cell>
          <table:table-cell office:value-type="float" office:value="2537" calcext:value-type="float">
            <text:p>2537</text:p>
          </table:table-cell>
          <table:table-cell office:value-type="float" office:value="2562" calcext:value-type="float">
            <text:p>2562</text:p>
          </table:table-cell>
          <table:table-cell office:value-type="float" office:value="2586" calcext:value-type="float">
            <text:p>2586</text:p>
          </table:table-cell>
          <table:table-cell office:value-type="float" office:value="2603" calcext:value-type="float">
            <text:p>2603</text:p>
          </table:table-cell>
          <table:table-cell office:value-type="float" office:value="34859" calcext:value-type="float">
            <text:p>34859</text:p>
          </table:table-cell>
          <table:table-cell office:value-type="float" office:value="34976" calcext:value-type="float">
            <text:p>34976</text:p>
          </table:table-cell>
          <table:table-cell office:value-type="float" office:value="520366.03" calcext:value-type="float">
            <text:p>520366.03</text:p>
          </table:table-cell>
          <table:table-cell office:value-type="float" office:value="593517.43" calcext:value-type="float">
            <text:p>593517.43</text:p>
          </table:table-cell>
          <table:table-cell office:value-type="float" office:value="676823.66" calcext:value-type="float">
            <text:p>676823.66</text:p>
          </table:table-cell>
          <table:table-cell office:value-type="float" office:value="834910.79" calcext:value-type="float">
            <text:p>834910.79</text:p>
          </table:table-cell>
          <table:table-cell office:value-type="float" office:value="982275.73" calcext:value-type="float">
            <text:p>982275.73</text:p>
          </table:table-cell>
          <table:table-cell office:value-type="float" office:value="1106875.22" calcext:value-type="float">
            <text:p>1106875.22</text:p>
          </table:table-cell>
          <table:table-cell office:value-type="float" office:value="972784.18" calcext:value-type="float">
            <text:p>972784.18</text:p>
          </table:table-cell>
          <table:table-cell office:value-type="float" office:value="1086589.85" calcext:value-type="float">
            <text:p>1086589.85</text:p>
          </table:table-cell>
          <table:table-cell office:value-type="float" office:value="1024912.24" calcext:value-type="float">
            <text:p>1024912.24</text:p>
          </table:table-cell>
          <table:table-cell office:value-type="float" office:value="1067055.37" calcext:value-type="float">
            <text:p>1067055.37</text:p>
          </table:table-cell>
          <table:table-cell office:value-type="float" office:value="1242278.35" calcext:value-type="float">
            <text:p>1242278.35</text:p>
          </table:table-cell>
          <table:table-cell office:value-type="float" office:value="54260290" calcext:value-type="float">
            <text:p>54260290</text:p>
          </table:table-cell>
          <table:table-cell office:value-type="float" office:value="71027390" calcext:value-type="float">
            <text:p>71027390</text:p>
          </table:table-cell>
          <table:table-cell office:value-type="float" office:value="77561430" calcext:value-type="float">
            <text:p>77561430</text:p>
          </table:table-cell>
          <table:table-cell office:value-type="float" office:value="83684660" calcext:value-type="float">
            <text:p>83684660</text:p>
          </table:table-cell>
          <table:table-cell office:value-type="float" office:value="72130760" calcext:value-type="float">
            <text:p>72130760</text:p>
          </table:table-cell>
          <table:table-cell office:value-type="float" office:value="95126390" calcext:value-type="float">
            <text:p>95126390</text:p>
          </table:table-cell>
          <table:table-cell office:value-type="float" office:value="101942500" calcext:value-type="float">
            <text:p>101942500</text:p>
          </table:table-cell>
          <table:table-cell office:value-type="float" office:value="106429500" calcext:value-type="float">
            <text:p>106429500</text:p>
          </table:table-cell>
          <table:table-cell office:value-type="float" office:value="102077500" calcext:value-type="float">
            <text:p>102077500</text:p>
          </table:table-cell>
          <table:table-cell office:value-type="float" office:value="110986000" calcext:value-type="float">
            <text:p>110986000</text:p>
          </table:table-cell>
          <table:table-cell office:value-type="float" office:value="127899000" calcext:value-type="float">
            <text:p>127899000</text:p>
          </table:table-cell>
          <table:table-cell office:value-type="float" office:value="313" calcext:value-type="float">
            <text:p>313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office:value-type="float" office:value="400" calcext:value-type="float">
            <text:p>400</text:p>
          </table:table-cell>
          <table:table-cell office:value-type="float" office:value="417" calcext:value-type="float">
            <text:p>417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38" calcext:value-type="float">
            <text:p>438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office:value-type="float" office:value="484" calcext:value-type="float">
            <text:p>484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PALMIT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19" calcext:value-type="float">
            <text:p>16019</text:p>
          </table:table-cell>
          <table:table-cell office:value-type="float" office:value="16018" calcext:value-type="float">
            <text:p>16018</text:p>
          </table:table-cell>
          <table:table-cell office:value-type="float" office:value="16270" calcext:value-type="float">
            <text:p>16270</text:p>
          </table:table-cell>
          <table:table-cell office:value-type="float" office:value="16266" calcext:value-type="float">
            <text:p>16266</text:p>
          </table:table-cell>
          <table:table-cell office:value-type="float" office:value="16262" calcext:value-type="float">
            <text:p>16262</text:p>
          </table:table-cell>
          <table:table-cell office:value-type="float" office:value="16257" calcext:value-type="float">
            <text:p>16257</text:p>
          </table:table-cell>
          <table:table-cell office:value-type="float" office:value="16253" calcext:value-type="float">
            <text:p>16253</text:p>
          </table:table-cell>
          <table:table-cell office:value-type="float" office:value="16182" calcext:value-type="float">
            <text:p>16182</text:p>
          </table:table-cell>
          <table:table-cell office:value-type="float" office:value="16169" calcext:value-type="float">
            <text:p>16169</text:p>
          </table:table-cell>
          <table:table-cell office:value-type="float" office:value="16157" calcext:value-type="float">
            <text:p>16157</text:p>
          </table:table-cell>
          <table:table-cell office:value-type="float" office:value="2252039.8" calcext:value-type="float">
            <text:p>2252039.8</text:p>
          </table:table-cell>
          <table:table-cell office:value-type="float" office:value="2574138.95" calcext:value-type="float">
            <text:p>2574138.95</text:p>
          </table:table-cell>
          <table:table-cell office:value-type="float" office:value="3232892.2" calcext:value-type="float">
            <text:p>3232892.2</text:p>
          </table:table-cell>
          <table:table-cell office:value-type="float" office:value="3887351.13" calcext:value-type="float">
            <text:p>3887351.13</text:p>
          </table:table-cell>
          <table:table-cell office:value-type="float" office:value="4205853.62" calcext:value-type="float">
            <text:p>4205853.62</text:p>
          </table:table-cell>
          <table:table-cell office:value-type="float" office:value="4763781.92" calcext:value-type="float">
            <text:p>4763781.92</text:p>
          </table:table-cell>
          <table:table-cell office:value-type="float" office:value="6173724.22" calcext:value-type="float">
            <text:p>6173724.22</text:p>
          </table:table-cell>
          <table:table-cell office:value-type="float" office:value="6412772.93" calcext:value-type="float">
            <text:p>6412772.93</text:p>
          </table:table-cell>
          <table:table-cell office:value-type="float" office:value="7437999.35" calcext:value-type="float">
            <text:p>7437999.35</text:p>
          </table:table-cell>
          <table:table-cell office:value-type="float" office:value="7734135.41" calcext:value-type="float">
            <text:p>7734135.41</text:p>
          </table:table-cell>
          <table:table-cell office:value-type="float" office:value="8350862.54" calcext:value-type="float">
            <text:p>8350862.54</text:p>
          </table:table-cell>
          <table:table-cell office:value-type="float" office:value="324931000" calcext:value-type="float">
            <text:p>324931000</text:p>
          </table:table-cell>
          <table:table-cell office:value-type="float" office:value="420119400" calcext:value-type="float">
            <text:p>420119400</text:p>
          </table:table-cell>
          <table:table-cell office:value-type="float" office:value="482453400" calcext:value-type="float">
            <text:p>482453400</text:p>
          </table:table-cell>
          <table:table-cell office:value-type="float" office:value="547051500" calcext:value-type="float">
            <text:p>547051500</text:p>
          </table:table-cell>
          <table:table-cell office:value-type="float" office:value="511738600" calcext:value-type="float">
            <text:p>511738600</text:p>
          </table:table-cell>
          <table:table-cell office:value-type="float" office:value="501812000" calcext:value-type="float">
            <text:p>501812000</text:p>
          </table:table-cell>
          <table:table-cell office:value-type="float" office:value="543968100" calcext:value-type="float">
            <text:p>543968100</text:p>
          </table:table-cell>
          <table:table-cell office:value-type="float" office:value="575111600" calcext:value-type="float">
            <text:p>575111600</text:p>
          </table:table-cell>
          <table:table-cell office:value-type="float" office:value="621045500" calcext:value-type="float">
            <text:p>621045500</text:p>
          </table:table-cell>
          <table:table-cell office:value-type="float" office:value="691110000" calcext:value-type="float">
            <text:p>691110000</text:p>
          </table:table-cell>
          <table:table-cell office:value-type="float" office:value="762021000" calcext:value-type="float">
            <text:p>762021000</text:p>
          </table:table-cell>
          <table:table-cell office:value-type="float" office:value="2161" calcext:value-type="float">
            <text:p>2161</text:p>
          </table:table-cell>
          <table:table-cell office:value-type="float" office:value="2289" calcext:value-type="float">
            <text:p>2289</text:p>
          </table:table-cell>
          <table:table-cell office:value-type="float" office:value="2476" calcext:value-type="float">
            <text:p>2476</text:p>
          </table:table-cell>
          <table:table-cell office:value-type="float" office:value="2705" calcext:value-type="float">
            <text:p>2705</text:p>
          </table:table-cell>
          <table:table-cell office:value-type="float" office:value="2687" calcext:value-type="float">
            <text:p>2687</text:p>
          </table:table-cell>
          <table:table-cell office:value-type="float" office:value="2718" calcext:value-type="float">
            <text:p>2718</text:p>
          </table:table-cell>
          <table:table-cell office:value-type="float" office:value="3039" calcext:value-type="float">
            <text:p>3039</text:p>
          </table:table-cell>
          <table:table-cell office:value-type="float" office:value="3245" calcext:value-type="float">
            <text:p>3245</text:p>
          </table:table-cell>
          <table:table-cell office:value-type="float" office:value="3390" calcext:value-type="float">
            <text:p>3390</text:p>
          </table:table-cell>
          <table:table-cell office:value-type="float" office:value="3657" calcext:value-type="float">
            <text:p>3657</text:p>
          </table:table-cell>
          <table:table-cell office:value-type="float" office:value="3832" calcext:value-type="float">
            <text:p>383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PAPANDU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13" calcext:value-type="float">
            <text:p>18013</text:p>
          </table:table-cell>
          <table:table-cell office:value-type="float" office:value="18096" calcext:value-type="float">
            <text:p>18096</text:p>
          </table:table-cell>
          <table:table-cell office:value-type="float" office:value="18568" calcext:value-type="float">
            <text:p>18568</text:p>
          </table:table-cell>
          <table:table-cell office:value-type="float" office:value="18681" calcext:value-type="float">
            <text:p>18681</text:p>
          </table:table-cell>
          <table:table-cell office:value-type="float" office:value="18793" calcext:value-type="float">
            <text:p>18793</text:p>
          </table:table-cell>
          <table:table-cell office:value-type="float" office:value="18905" calcext:value-type="float">
            <text:p>18905</text:p>
          </table:table-cell>
          <table:table-cell office:value-type="float" office:value="19015" calcext:value-type="float">
            <text:p>19015</text:p>
          </table:table-cell>
          <table:table-cell office:value-type="float" office:value="19218" calcext:value-type="float">
            <text:p>19218</text:p>
          </table:table-cell>
          <table:table-cell office:value-type="float" office:value="19320" calcext:value-type="float">
            <text:p>19320</text:p>
          </table:table-cell>
          <table:table-cell office:value-type="float" office:value="19422" calcext:value-type="float">
            <text:p>19422</text:p>
          </table:table-cell>
          <table:table-cell office:value-type="float" office:value="1745207.03" calcext:value-type="float">
            <text:p>1745207.03</text:p>
          </table:table-cell>
          <table:table-cell office:value-type="float" office:value="2058251.05" calcext:value-type="float">
            <text:p>2058251.05</text:p>
          </table:table-cell>
          <table:table-cell office:value-type="float" office:value="2577274.63" calcext:value-type="float">
            <text:p>2577274.63</text:p>
          </table:table-cell>
          <table:table-cell office:value-type="float" office:value="3675712.8" calcext:value-type="float">
            <text:p>3675712.8</text:p>
          </table:table-cell>
          <table:table-cell office:value-type="float" office:value="4055254.77" calcext:value-type="float">
            <text:p>4055254.77</text:p>
          </table:table-cell>
          <table:table-cell office:value-type="float" office:value="4380870.68" calcext:value-type="float">
            <text:p>4380870.68</text:p>
          </table:table-cell>
          <table:table-cell office:value-type="float" office:value="4636095.75" calcext:value-type="float">
            <text:p>4636095.75</text:p>
          </table:table-cell>
          <table:table-cell office:value-type="float" office:value="5172431.27" calcext:value-type="float">
            <text:p>5172431.27</text:p>
          </table:table-cell>
          <table:table-cell office:value-type="float" office:value="5577748.58" calcext:value-type="float">
            <text:p>5577748.58</text:p>
          </table:table-cell>
          <table:table-cell office:value-type="float" office:value="5246911.63" calcext:value-type="float">
            <text:p>5246911.63</text:p>
          </table:table-cell>
          <table:table-cell office:value-type="float" office:value="6113940.05" calcext:value-type="float">
            <text:p>6113940.05</text:p>
          </table:table-cell>
          <table:table-cell office:value-type="float" office:value="376154000" calcext:value-type="float">
            <text:p>376154000</text:p>
          </table:table-cell>
          <table:table-cell office:value-type="float" office:value="375731400" calcext:value-type="float">
            <text:p>375731400</text:p>
          </table:table-cell>
          <table:table-cell office:value-type="float" office:value="431413300" calcext:value-type="float">
            <text:p>431413300</text:p>
          </table:table-cell>
          <table:table-cell office:value-type="float" office:value="827141900" calcext:value-type="float">
            <text:p>827141900</text:p>
          </table:table-cell>
          <table:table-cell office:value-type="float" office:value="451506200" calcext:value-type="float">
            <text:p>451506200</text:p>
          </table:table-cell>
          <table:table-cell office:value-type="float" office:value="444032500" calcext:value-type="float">
            <text:p>444032500</text:p>
          </table:table-cell>
          <table:table-cell office:value-type="float" office:value="485294400" calcext:value-type="float">
            <text:p>485294400</text:p>
          </table:table-cell>
          <table:table-cell office:value-type="float" office:value="543671800" calcext:value-type="float">
            <text:p>543671800</text:p>
          </table:table-cell>
          <table:table-cell office:value-type="float" office:value="599304600" calcext:value-type="float">
            <text:p>599304600</text:p>
          </table:table-cell>
          <table:table-cell office:value-type="float" office:value="608301000" calcext:value-type="float">
            <text:p>608301000</text:p>
          </table:table-cell>
          <table:table-cell office:value-type="float" office:value="726454000" calcext:value-type="float">
            <text:p>726454000</text:p>
          </table:table-cell>
          <table:table-cell office:value-type="float" office:value="2120" calcext:value-type="float">
            <text:p>2120</text:p>
          </table:table-cell>
          <table:table-cell office:value-type="float" office:value="2238" calcext:value-type="float">
            <text:p>2238</text:p>
          </table:table-cell>
          <table:table-cell office:value-type="float" office:value="2376" calcext:value-type="float">
            <text:p>2376</text:p>
          </table:table-cell>
          <table:table-cell office:value-type="float" office:value="2719" calcext:value-type="float">
            <text:p>2719</text:p>
          </table:table-cell>
          <table:table-cell office:value-type="float" office:value="3021" calcext:value-type="float">
            <text:p>3021</text:p>
          </table:table-cell>
          <table:table-cell office:value-type="float" office:value="2955" calcext:value-type="float">
            <text:p>2955</text:p>
          </table:table-cell>
          <table:table-cell office:value-type="float" office:value="2970" calcext:value-type="float">
            <text:p>2970</text:p>
          </table:table-cell>
          <table:table-cell office:value-type="float" office:value="3127" calcext:value-type="float">
            <text:p>3127</text:p>
          </table:table-cell>
          <table:table-cell office:value-type="float" office:value="3124" calcext:value-type="float">
            <text:p>3124</text:p>
          </table:table-cell>
          <table:table-cell office:value-type="float" office:value="2892" calcext:value-type="float">
            <text:p>2892</text:p>
          </table:table-cell>
          <table:table-cell office:value-type="float" office:value="3278" calcext:value-type="float">
            <text:p>3278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PARAÍ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26" calcext:value-type="float">
            <text:p>4026</text:p>
          </table:table-cell>
          <table:table-cell office:value-type="float" office:value="3972" calcext:value-type="float">
            <text:p>3972</text:p>
          </table:table-cell>
          <table:table-cell office:value-type="float" office:value="3915" calcext:value-type="float">
            <text:p>3915</text:p>
          </table:table-cell>
          <table:table-cell office:value-type="float" office:value="3838" calcext:value-type="float">
            <text:p>3838</text:p>
          </table:table-cell>
          <table:table-cell office:value-type="float" office:value="3763" calcext:value-type="float">
            <text:p>3763</text:p>
          </table:table-cell>
          <table:table-cell office:value-type="float" office:value="3688" calcext:value-type="float">
            <text:p>3688</text:p>
          </table:table-cell>
          <table:table-cell office:value-type="float" office:value="3613" calcext:value-type="float">
            <text:p>3613</text:p>
          </table:table-cell>
          <table:table-cell office:value-type="float" office:value="3515" calcext:value-type="float">
            <text:p>3515</text:p>
          </table:table-cell>
          <table:table-cell office:value-type="float" office:value="3437" calcext:value-type="float">
            <text:p>3437</text:p>
          </table:table-cell>
          <table:table-cell office:value-type="float" office:value="3360" calcext:value-type="float">
            <text:p>3360</text:p>
          </table:table-cell>
          <table:table-cell office:value-type="float" office:value="121454.35" calcext:value-type="float">
            <text:p>121454.35</text:p>
          </table:table-cell>
          <table:table-cell office:value-type="float" office:value="183156.43" calcext:value-type="float">
            <text:p>183156.43</text:p>
          </table:table-cell>
          <table:table-cell office:value-type="float" office:value="377721.49" calcext:value-type="float">
            <text:p>377721.49</text:p>
          </table:table-cell>
          <table:table-cell office:value-type="float" office:value="493363.62" calcext:value-type="float">
            <text:p>493363.62</text:p>
          </table:table-cell>
          <table:table-cell office:value-type="float" office:value="363803.24" calcext:value-type="float">
            <text:p>363803.24</text:p>
          </table:table-cell>
          <table:table-cell office:value-type="float" office:value="592622.2" calcext:value-type="float">
            <text:p>592622.2</text:p>
          </table:table-cell>
          <table:table-cell office:value-type="float" office:value="717862.26" calcext:value-type="float">
            <text:p>717862.26</text:p>
          </table:table-cell>
          <table:table-cell office:value-type="float" office:value="730654.56" calcext:value-type="float">
            <text:p>730654.56</text:p>
          </table:table-cell>
          <table:table-cell office:value-type="float" office:value="831536.78" calcext:value-type="float">
            <text:p>831536.78</text:p>
          </table:table-cell>
          <table:table-cell office:value-type="float" office:value="872362.23" calcext:value-type="float">
            <text:p>872362.23</text:p>
          </table:table-cell>
          <table:table-cell office:value-type="float" office:value="940839.55" calcext:value-type="float">
            <text:p>940839.55</text:p>
          </table:table-cell>
          <table:table-cell office:value-type="float" office:value="74686780" calcext:value-type="float">
            <text:p>74686780</text:p>
          </table:table-cell>
          <table:table-cell office:value-type="float" office:value="85848750" calcext:value-type="float">
            <text:p>85848750</text:p>
          </table:table-cell>
          <table:table-cell office:value-type="float" office:value="107728600" calcext:value-type="float">
            <text:p>107728600</text:p>
          </table:table-cell>
          <table:table-cell office:value-type="float" office:value="128955100" calcext:value-type="float">
            <text:p>128955100</text:p>
          </table:table-cell>
          <table:table-cell office:value-type="float" office:value="80657950" calcext:value-type="float">
            <text:p>80657950</text:p>
          </table:table-cell>
          <table:table-cell office:value-type="float" office:value="78747720" calcext:value-type="float">
            <text:p>78747720</text:p>
          </table:table-cell>
          <table:table-cell office:value-type="float" office:value="91895100" calcext:value-type="float">
            <text:p>91895100</text:p>
          </table:table-cell>
          <table:table-cell office:value-type="float" office:value="88844590" calcext:value-type="float">
            <text:p>88844590</text:p>
          </table:table-cell>
          <table:table-cell office:value-type="float" office:value="101002700" calcext:value-type="float">
            <text:p>101002700</text:p>
          </table:table-cell>
          <table:table-cell office:value-type="float" office:value="114062000" calcext:value-type="float">
            <text:p>114062000</text:p>
          </table:table-cell>
          <table:table-cell office:value-type="float" office:value="135596000" calcext:value-type="float">
            <text:p>135596000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349" calcext:value-type="float">
            <text:p>349</text:p>
          </table:table-cell>
          <table:table-cell office:value-type="float" office:value="405" calcext:value-type="float">
            <text:p>405</text:p>
          </table:table-cell>
          <table:table-cell office:value-type="float" office:value="250" calcext:value-type="float">
            <text:p>250</text:p>
          </table:table-cell>
          <table:table-cell office:value-type="float" office:value="433" calcext:value-type="float">
            <text:p>433</text:p>
          </table:table-cell>
          <table:table-cell office:value-type="float" office:value="440" calcext:value-type="float">
            <text:p>440</text:p>
          </table:table-cell>
          <table:table-cell office:value-type="float" office:value="427" calcext:value-type="float">
            <text:p>427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PASSO DE TOR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98" calcext:value-type="float">
            <text:p>6798</text:p>
          </table:table-cell>
          <table:table-cell office:value-type="float" office:value="6964" calcext:value-type="float">
            <text:p>6964</text:p>
          </table:table-cell>
          <table:table-cell office:value-type="float" office:value="7447" calcext:value-type="float">
            <text:p>7447</text:p>
          </table:table-cell>
          <table:table-cell office:value-type="float" office:value="7681" calcext:value-type="float">
            <text:p>7681</text:p>
          </table:table-cell>
          <table:table-cell office:value-type="float" office:value="7912" calcext:value-type="float">
            <text:p>7912</text:p>
          </table:table-cell>
          <table:table-cell office:value-type="float" office:value="8142" calcext:value-type="float">
            <text:p>8142</text:p>
          </table:table-cell>
          <table:table-cell office:value-type="float" office:value="8370" calcext:value-type="float">
            <text:p>8370</text:p>
          </table:table-cell>
          <table:table-cell office:value-type="float" office:value="8594" calcext:value-type="float">
            <text:p>8594</text:p>
          </table:table-cell>
          <table:table-cell office:value-type="float" office:value="8823" calcext:value-type="float">
            <text:p>8823</text:p>
          </table:table-cell>
          <table:table-cell office:value-type="float" office:value="9048" calcext:value-type="float">
            <text:p>9048</text:p>
          </table:table-cell>
          <table:table-cell office:value-type="float" office:value="364836.47" calcext:value-type="float">
            <text:p>364836.47</text:p>
          </table:table-cell>
          <table:table-cell office:value-type="float" office:value="400152.12" calcext:value-type="float">
            <text:p>400152.12</text:p>
          </table:table-cell>
          <table:table-cell office:value-type="float" office:value="561271.07" calcext:value-type="float">
            <text:p>561271.07</text:p>
          </table:table-cell>
          <table:table-cell office:value-type="float" office:value="664153.76" calcext:value-type="float">
            <text:p>664153.76</text:p>
          </table:table-cell>
          <table:table-cell office:value-type="float" office:value="795259.38" calcext:value-type="float">
            <text:p>795259.38</text:p>
          </table:table-cell>
          <table:table-cell office:value-type="float" office:value="947952.72" calcext:value-type="float">
            <text:p>947952.72</text:p>
          </table:table-cell>
          <table:table-cell office:value-type="float" office:value="1108714.14" calcext:value-type="float">
            <text:p>1108714.14</text:p>
          </table:table-cell>
          <table:table-cell office:value-type="float" office:value="1271374.38" calcext:value-type="float">
            <text:p>1271374.38</text:p>
          </table:table-cell>
          <table:table-cell office:value-type="float" office:value="1303987.11" calcext:value-type="float">
            <text:p>1303987.11</text:p>
          </table:table-cell>
          <table:table-cell office:value-type="float" office:value="1325451.87" calcext:value-type="float">
            <text:p>1325451.87</text:p>
          </table:table-cell>
          <table:table-cell office:value-type="float" office:value="1451236.08" calcext:value-type="float">
            <text:p>1451236.08</text:p>
          </table:table-cell>
          <table:table-cell office:value-type="float" office:value="60171640" calcext:value-type="float">
            <text:p>60171640</text:p>
          </table:table-cell>
          <table:table-cell office:value-type="float" office:value="57442530" calcext:value-type="float">
            <text:p>57442530</text:p>
          </table:table-cell>
          <table:table-cell office:value-type="float" office:value="61715630" calcext:value-type="float">
            <text:p>61715630</text:p>
          </table:table-cell>
          <table:table-cell office:value-type="float" office:value="75292480" calcext:value-type="float">
            <text:p>75292480</text:p>
          </table:table-cell>
          <table:table-cell office:value-type="float" office:value="93660370" calcext:value-type="float">
            <text:p>93660370</text:p>
          </table:table-cell>
          <table:table-cell office:value-type="float" office:value="126099900" calcext:value-type="float">
            <text:p>126099900</text:p>
          </table:table-cell>
          <table:table-cell office:value-type="float" office:value="123272300" calcext:value-type="float">
            <text:p>123272300</text:p>
          </table:table-cell>
          <table:table-cell office:value-type="float" office:value="140034000" calcext:value-type="float">
            <text:p>140034000</text:p>
          </table:table-cell>
          <table:table-cell office:value-type="float" office:value="164527100" calcext:value-type="float">
            <text:p>164527100</text:p>
          </table:table-cell>
          <table:table-cell office:value-type="float" office:value="176771000" calcext:value-type="float">
            <text:p>176771000</text:p>
          </table:table-cell>
          <table:table-cell office:value-type="float" office:value="201419000" calcext:value-type="float">
            <text:p>201419000</text:p>
          </table:table-cell>
          <table:table-cell office:value-type="float" office:value="396" calcext:value-type="float">
            <text:p>396</text:p>
          </table:table-cell>
          <table:table-cell office:value-type="float" office:value="423" calcext:value-type="float">
            <text:p>423</text:p>
          </table:table-cell>
          <table:table-cell office:value-type="float" office:value="493" calcext:value-type="float">
            <text:p>493</text:p>
          </table:table-cell>
          <table:table-cell office:value-type="float" office:value="523" calcext:value-type="float">
            <text:p>523</text:p>
          </table:table-cell>
          <table:table-cell office:value-type="float" office:value="563" calcext:value-type="float">
            <text:p>563</text:p>
          </table:table-cell>
          <table:table-cell office:value-type="float" office:value="619" calcext:value-type="float">
            <text:p>619</text:p>
          </table:table-cell>
          <table:table-cell office:value-type="float" office:value="659" calcext:value-type="float">
            <text:p>659</text:p>
          </table:table-cell>
          <table:table-cell office:value-type="float" office:value="735" calcext:value-type="float">
            <text:p>735</text:p>
          </table:table-cell>
          <table:table-cell office:value-type="float" office:value="754" calcext:value-type="float">
            <text:p>754</text:p>
          </table:table-cell>
          <table:table-cell office:value-type="float" office:value="788" calcext:value-type="float">
            <text:p>788</text:p>
          </table:table-cell>
          <table:table-cell office:value-type="float" office:value="853" calcext:value-type="float">
            <text:p>853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string" calcext:value-type="string">
            <text:p>PASSOS MA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00" calcext:value-type="float">
            <text:p>4400</text:p>
          </table:table-cell>
          <table:table-cell office:value-type="float" office:value="4374" calcext:value-type="float">
            <text:p>4374</text:p>
          </table:table-cell>
          <table:table-cell office:value-type="float" office:value="4387" calcext:value-type="float">
            <text:p>4387</text:p>
          </table:table-cell>
          <table:table-cell office:value-type="float" office:value="4351" calcext:value-type="float">
            <text:p>4351</text:p>
          </table:table-cell>
          <table:table-cell office:value-type="float" office:value="4314" calcext:value-type="float">
            <text:p>4314</text:p>
          </table:table-cell>
          <table:table-cell office:value-type="float" office:value="4279" calcext:value-type="float">
            <text:p>4279</text:p>
          </table:table-cell>
          <table:table-cell office:value-type="float" office:value="4243" calcext:value-type="float">
            <text:p>4243</text:p>
          </table:table-cell>
          <table:table-cell office:value-type="float" office:value="4186" calcext:value-type="float">
            <text:p>4186</text:p>
          </table:table-cell>
          <table:table-cell office:value-type="float" office:value="4147" calcext:value-type="float">
            <text:p>4147</text:p>
          </table:table-cell>
          <table:table-cell office:value-type="float" office:value="4109" calcext:value-type="float">
            <text:p>4109</text:p>
          </table:table-cell>
          <table:table-cell office:value-type="float" office:value="376472.42" calcext:value-type="float">
            <text:p>376472.42</text:p>
          </table:table-cell>
          <table:table-cell office:value-type="float" office:value="475196.13" calcext:value-type="float">
            <text:p>475196.13</text:p>
          </table:table-cell>
          <table:table-cell office:value-type="float" office:value="545753.8" calcext:value-type="float">
            <text:p>545753.8</text:p>
          </table:table-cell>
          <table:table-cell office:value-type="float" office:value="621511.33" calcext:value-type="float">
            <text:p>621511.33</text:p>
          </table:table-cell>
          <table:table-cell office:value-type="float" office:value="793564.4" calcext:value-type="float">
            <text:p>793564.4</text:p>
          </table:table-cell>
          <table:table-cell office:value-type="float" office:value="872218.25" calcext:value-type="float">
            <text:p>872218.25</text:p>
          </table:table-cell>
          <table:table-cell office:value-type="float" office:value="954284.52" calcext:value-type="float">
            <text:p>954284.52</text:p>
          </table:table-cell>
          <table:table-cell office:value-type="float" office:value="1001976.94" calcext:value-type="float">
            <text:p>1001976.94</text:p>
          </table:table-cell>
          <table:table-cell office:value-type="float" office:value="1128444.84" calcext:value-type="float">
            <text:p>1128444.84</text:p>
          </table:table-cell>
          <table:table-cell office:value-type="float" office:value="1166406.68" calcext:value-type="float">
            <text:p>1166406.68</text:p>
          </table:table-cell>
          <table:table-cell office:value-type="float" office:value="1187629.23" calcext:value-type="float">
            <text:p>1187629.23</text:p>
          </table:table-cell>
          <table:table-cell office:value-type="float" office:value="98126340" calcext:value-type="float">
            <text:p>98126340</text:p>
          </table:table-cell>
          <table:table-cell office:value-type="float" office:value="76164800" calcext:value-type="float">
            <text:p>76164800</text:p>
          </table:table-cell>
          <table:table-cell office:value-type="float" office:value="80698900" calcext:value-type="float">
            <text:p>80698900</text:p>
          </table:table-cell>
          <table:table-cell office:value-type="float" office:value="98778540" calcext:value-type="float">
            <text:p>98778540</text:p>
          </table:table-cell>
          <table:table-cell office:value-type="float" office:value="98577400" calcext:value-type="float">
            <text:p>98577400</text:p>
          </table:table-cell>
          <table:table-cell office:value-type="float" office:value="107379800" calcext:value-type="float">
            <text:p>107379800</text:p>
          </table:table-cell>
          <table:table-cell office:value-type="float" office:value="123801000" calcext:value-type="float">
            <text:p>123801000</text:p>
          </table:table-cell>
          <table:table-cell office:value-type="float" office:value="136167000" calcext:value-type="float">
            <text:p>136167000</text:p>
          </table:table-cell>
          <table:table-cell office:value-type="float" office:value="138416700" calcext:value-type="float">
            <text:p>138416700</text:p>
          </table:table-cell>
          <table:table-cell office:value-type="float" office:value="133265000" calcext:value-type="float">
            <text:p>133265000</text:p>
          </table:table-cell>
          <table:table-cell office:value-type="float" office:value="145979000" calcext:value-type="float">
            <text:p>145979000</text:p>
          </table:table-cell>
          <table:table-cell office:value-type="float" office:value="468" calcext:value-type="float">
            <text:p>468</text:p>
          </table:table-cell>
          <table:table-cell office:value-type="float" office:value="539" calcext:value-type="float">
            <text:p>539</text:p>
          </table:table-cell>
          <table:table-cell office:value-type="float" office:value="569" calcext:value-type="float">
            <text:p>569</text:p>
          </table:table-cell>
          <table:table-cell office:value-type="float" office:value="586" calcext:value-type="float">
            <text:p>586</text:p>
          </table:table-cell>
          <table:table-cell office:value-type="float" office:value="656" calcext:value-type="float">
            <text:p>656</text:p>
          </table:table-cell>
          <table:table-cell office:value-type="float" office:value="687" calcext:value-type="float">
            <text:p>687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  <table:table-cell office:value-type="float" office:value="686" calcext:value-type="float">
            <text:p>686</text:p>
          </table:table-cell>
          <table:table-cell office:value-type="float" office:value="666" calcext:value-type="float">
            <text:p>666</text:p>
          </table:table-cell>
          <table:table-cell office:value-type="float" office:value="622" calcext:value-type="float">
            <text:p>62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AULO LOP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51" calcext:value-type="float">
            <text:p>6751</text:p>
          </table:table-cell>
          <table:table-cell office:value-type="float" office:value="6808" calcext:value-type="float">
            <text:p>6808</text:p>
          </table:table-cell>
          <table:table-cell office:value-type="float" office:value="7045" calcext:value-type="float">
            <text:p>7045</text:p>
          </table:table-cell>
          <table:table-cell office:value-type="float" office:value="7124" calcext:value-type="float">
            <text:p>7124</text:p>
          </table:table-cell>
          <table:table-cell office:value-type="float" office:value="7203" calcext:value-type="float">
            <text:p>7203</text:p>
          </table:table-cell>
          <table:table-cell office:value-type="float" office:value="7282" calcext:value-type="float">
            <text:p>7282</text:p>
          </table:table-cell>
          <table:table-cell office:value-type="float" office:value="7360" calcext:value-type="float">
            <text:p>7360</text:p>
          </table:table-cell>
          <table:table-cell office:value-type="float" office:value="7418" calcext:value-type="float">
            <text:p>7418</text:p>
          </table:table-cell>
          <table:table-cell office:value-type="float" office:value="7494" calcext:value-type="float">
            <text:p>7494</text:p>
          </table:table-cell>
          <table:table-cell office:value-type="float" office:value="7569" calcext:value-type="float">
            <text:p>7569</text:p>
          </table:table-cell>
          <table:table-cell office:value-type="float" office:value="1375521.47" calcext:value-type="float">
            <text:p>1375521.47</text:p>
          </table:table-cell>
          <table:table-cell office:value-type="float" office:value="1523020.74" calcext:value-type="float">
            <text:p>1523020.74</text:p>
          </table:table-cell>
          <table:table-cell office:value-type="float" office:value="1616974.55" calcext:value-type="float">
            <text:p>1616974.55</text:p>
          </table:table-cell>
          <table:table-cell office:value-type="float" office:value="1979181.06" calcext:value-type="float">
            <text:p>1979181.06</text:p>
          </table:table-cell>
          <table:table-cell office:value-type="float" office:value="2275203.47" calcext:value-type="float">
            <text:p>2275203.47</text:p>
          </table:table-cell>
          <table:table-cell office:value-type="float" office:value="2328851.45" calcext:value-type="float">
            <text:p>2328851.45</text:p>
          </table:table-cell>
          <table:table-cell office:value-type="float" office:value="2430322.04" calcext:value-type="float">
            <text:p>2430322.04</text:p>
          </table:table-cell>
          <table:table-cell office:value-type="float" office:value="2566048.6" calcext:value-type="float">
            <text:p>2566048.6</text:p>
          </table:table-cell>
          <table:table-cell office:value-type="float" office:value="2532009.58" calcext:value-type="float">
            <text:p>2532009.58</text:p>
          </table:table-cell>
          <table:table-cell office:value-type="float" office:value="2628638.03" calcext:value-type="float">
            <text:p>2628638.03</text:p>
          </table:table-cell>
          <table:table-cell office:value-type="float" office:value="2685109.44" calcext:value-type="float">
            <text:p>2685109.44</text:p>
          </table:table-cell>
          <table:table-cell office:value-type="float" office:value="130616200" calcext:value-type="float">
            <text:p>130616200</text:p>
          </table:table-cell>
          <table:table-cell office:value-type="float" office:value="140022600" calcext:value-type="float">
            <text:p>140022600</text:p>
          </table:table-cell>
          <table:table-cell office:value-type="float" office:value="158650100" calcext:value-type="float">
            <text:p>158650100</text:p>
          </table:table-cell>
          <table:table-cell office:value-type="float" office:value="175388300" calcext:value-type="float">
            <text:p>175388300</text:p>
          </table:table-cell>
          <table:table-cell office:value-type="float" office:value="196747700" calcext:value-type="float">
            <text:p>196747700</text:p>
          </table:table-cell>
          <table:table-cell office:value-type="float" office:value="166876600" calcext:value-type="float">
            <text:p>166876600</text:p>
          </table:table-cell>
          <table:table-cell office:value-type="float" office:value="173173000" calcext:value-type="float">
            <text:p>173173000</text:p>
          </table:table-cell>
          <table:table-cell office:value-type="float" office:value="181154500" calcext:value-type="float">
            <text:p>181154500</text:p>
          </table:table-cell>
          <table:table-cell office:value-type="float" office:value="190304200" calcext:value-type="float">
            <text:p>190304200</text:p>
          </table:table-cell>
          <table:table-cell office:value-type="float" office:value="200456000" calcext:value-type="float">
            <text:p>200456000</text:p>
          </table:table-cell>
          <table:table-cell office:value-type="float" office:value="227628000" calcext:value-type="float">
            <text:p>227628000</text:p>
          </table:table-cell>
          <table:table-cell office:value-type="float" office:value="1212" calcext:value-type="float">
            <text:p>1212</text:p>
          </table:table-cell>
          <table:table-cell office:value-type="float" office:value="1225" calcext:value-type="float">
            <text:p>1225</text:p>
          </table:table-cell>
          <table:table-cell office:value-type="float" office:value="1215" calcext:value-type="float">
            <text:p>1215</text:p>
          </table:table-cell>
          <table:table-cell office:value-type="float" office:value="1367" calcext:value-type="float">
            <text:p>1367</text:p>
          </table:table-cell>
          <table:table-cell office:value-type="float" office:value="1440" calcext:value-type="float">
            <text:p>1440</text:p>
          </table:table-cell>
          <table:table-cell office:value-type="float" office:value="1403" calcext:value-type="float">
            <text:p>1403</text:p>
          </table:table-cell>
          <table:table-cell office:value-type="float" office:value="1323" calcext:value-type="float">
            <text:p>1323</text:p>
          </table:table-cell>
          <table:table-cell office:value-type="float" office:value="1317" calcext:value-type="float">
            <text:p>1317</text:p>
          </table:table-cell>
          <table:table-cell office:value-type="float" office:value="1288" calcext:value-type="float">
            <text:p>1288</text:p>
          </table:table-cell>
          <table:table-cell office:value-type="float" office:value="1265" calcext:value-type="float">
            <text:p>1265</text:p>
          </table:table-cell>
          <table:table-cell office:value-type="float" office:value="1292" calcext:value-type="float">
            <text:p>129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PEDRAS GRAND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93" calcext:value-type="float">
            <text:p>4093</text:p>
          </table:table-cell>
          <table:table-cell office:value-type="float" office:value="4078" calcext:value-type="float">
            <text:p>4078</text:p>
          </table:table-cell>
          <table:table-cell office:value-type="float" office:value="4110" calcext:value-type="float">
            <text:p>4110</text:p>
          </table:table-cell>
          <table:table-cell office:value-type="float" office:value="4089" calcext:value-type="float">
            <text:p>4089</text:p>
          </table:table-cell>
          <table:table-cell office:value-type="float" office:value="4068" calcext:value-type="float">
            <text:p>4068</text:p>
          </table:table-cell>
          <table:table-cell office:value-type="float" office:value="4047" calcext:value-type="float">
            <text:p>4047</text:p>
          </table:table-cell>
          <table:table-cell office:value-type="float" office:value="4026" calcext:value-type="float">
            <text:p>4026</text:p>
          </table:table-cell>
          <table:table-cell office:value-type="float" office:value="4000" calcext:value-type="float">
            <text:p>4000</text:p>
          </table:table-cell>
          <table:table-cell office:value-type="float" office:value="3976" calcext:value-type="float">
            <text:p>3976</text:p>
          </table:table-cell>
          <table:table-cell office:value-type="float" office:value="3953" calcext:value-type="float">
            <text:p>3953</text:p>
          </table:table-cell>
          <table:table-cell office:value-type="float" office:value="556625.53" calcext:value-type="float">
            <text:p>556625.53</text:p>
          </table:table-cell>
          <table:table-cell office:value-type="float" office:value="761176.86" calcext:value-type="float">
            <text:p>761176.86</text:p>
          </table:table-cell>
          <table:table-cell office:value-type="float" office:value="803617.96" calcext:value-type="float">
            <text:p>803617.96</text:p>
          </table:table-cell>
          <table:table-cell office:value-type="float" office:value="756714.72" calcext:value-type="float">
            <text:p>756714.72</text:p>
          </table:table-cell>
          <table:table-cell office:value-type="float" office:value="886208.35" calcext:value-type="float">
            <text:p>886208.35</text:p>
          </table:table-cell>
          <table:table-cell office:value-type="float" office:value="968323.91" calcext:value-type="float">
            <text:p>968323.91</text:p>
          </table:table-cell>
          <table:table-cell office:value-type="float" office:value="1369596.81" calcext:value-type="float">
            <text:p>1369596.81</text:p>
          </table:table-cell>
          <table:table-cell office:value-type="float" office:value="1462602.81" calcext:value-type="float">
            <text:p>1462602.81</text:p>
          </table:table-cell>
          <table:table-cell office:value-type="float" office:value="1573563.07" calcext:value-type="float">
            <text:p>1573563.07</text:p>
          </table:table-cell>
          <table:table-cell office:value-type="float" office:value="1556939.23" calcext:value-type="float">
            <text:p>1556939.23</text:p>
          </table:table-cell>
          <table:table-cell office:value-type="float" office:value="2023352.07" calcext:value-type="float">
            <text:p>2023352.07</text:p>
          </table:table-cell>
          <table:table-cell office:value-type="float" office:value="71907680" calcext:value-type="float">
            <text:p>71907680</text:p>
          </table:table-cell>
          <table:table-cell office:value-type="float" office:value="85235520" calcext:value-type="float">
            <text:p>85235520</text:p>
          </table:table-cell>
          <table:table-cell office:value-type="float" office:value="68087570" calcext:value-type="float">
            <text:p>68087570</text:p>
          </table:table-cell>
          <table:table-cell office:value-type="float" office:value="85093020" calcext:value-type="float">
            <text:p>85093020</text:p>
          </table:table-cell>
          <table:table-cell office:value-type="float" office:value="106380700" calcext:value-type="float">
            <text:p>106380700</text:p>
          </table:table-cell>
          <table:table-cell office:value-type="float" office:value="111493400" calcext:value-type="float">
            <text:p>111493400</text:p>
          </table:table-cell>
          <table:table-cell office:value-type="float" office:value="133547100" calcext:value-type="float">
            <text:p>133547100</text:p>
          </table:table-cell>
          <table:table-cell office:value-type="float" office:value="138811100" calcext:value-type="float">
            <text:p>138811100</text:p>
          </table:table-cell>
          <table:table-cell office:value-type="float" office:value="132720800" calcext:value-type="float">
            <text:p>132720800</text:p>
          </table:table-cell>
          <table:table-cell office:value-type="float" office:value="144921000" calcext:value-type="float">
            <text:p>144921000</text:p>
          </table:table-cell>
          <table:table-cell office:value-type="float" office:value="215609000" calcext:value-type="float">
            <text:p>215609000</text:p>
          </table:table-cell>
          <table:table-cell office:value-type="float" office:value="598" calcext:value-type="float">
            <text:p>598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office:value-type="float" office:value="614" calcext:value-type="float">
            <text:p>614</text:p>
          </table:table-cell>
          <table:table-cell office:value-type="float" office:value="636" calcext:value-type="float">
            <text:p>636</text:p>
          </table:table-cell>
          <table:table-cell office:value-type="float" office:value="648" calcext:value-type="float">
            <text:p>648</text:p>
          </table:table-cell>
          <table:table-cell office:value-type="float" office:value="841" calcext:value-type="float">
            <text:p>841</text:p>
          </table:table-cell>
          <table:table-cell office:value-type="float" office:value="829" calcext:value-type="float">
            <text:p>829</text:p>
          </table:table-cell>
          <table:table-cell office:value-type="float" office:value="864" calcext:value-type="float">
            <text:p>864</text:p>
          </table:table-cell>
          <table:table-cell office:value-type="float" office:value="833" calcext:value-type="float">
            <text:p>833</text:p>
          </table:table-cell>
          <table:table-cell office:value-type="float" office:value="1063" calcext:value-type="float">
            <text:p>106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PENH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714" calcext:value-type="float">
            <text:p>25714</text:p>
          </table:table-cell>
          <table:table-cell office:value-type="float" office:value="26268" calcext:value-type="float">
            <text:p>26268</text:p>
          </table:table-cell>
          <table:table-cell office:value-type="float" office:value="27936" calcext:value-type="float">
            <text:p>27936</text:p>
          </table:table-cell>
          <table:table-cell office:value-type="float" office:value="28718" calcext:value-type="float">
            <text:p>28718</text:p>
          </table:table-cell>
          <table:table-cell office:value-type="float" office:value="29493" calcext:value-type="float">
            <text:p>29493</text:p>
          </table:table-cell>
          <table:table-cell office:value-type="float" office:value="30262" calcext:value-type="float">
            <text:p>30262</text:p>
          </table:table-cell>
          <table:table-cell office:value-type="float" office:value="31025" calcext:value-type="float">
            <text:p>31025</text:p>
          </table:table-cell>
          <table:table-cell office:value-type="float" office:value="31764" calcext:value-type="float">
            <text:p>31764</text:p>
          </table:table-cell>
          <table:table-cell office:value-type="float" office:value="32531" calcext:value-type="float">
            <text:p>32531</text:p>
          </table:table-cell>
          <table:table-cell office:value-type="float" office:value="33284" calcext:value-type="float">
            <text:p>33284</text:p>
          </table:table-cell>
          <table:table-cell office:value-type="float" office:value="4007238.85" calcext:value-type="float">
            <text:p>4007238.85</text:p>
          </table:table-cell>
          <table:table-cell office:value-type="float" office:value="4730747.14" calcext:value-type="float">
            <text:p>4730747.14</text:p>
          </table:table-cell>
          <table:table-cell office:value-type="float" office:value="5775487.57" calcext:value-type="float">
            <text:p>5775487.57</text:p>
          </table:table-cell>
          <table:table-cell office:value-type="float" office:value="7203429.6" calcext:value-type="float">
            <text:p>7203429.6</text:p>
          </table:table-cell>
          <table:table-cell office:value-type="float" office:value="7665182.02" calcext:value-type="float">
            <text:p>7665182.02</text:p>
          </table:table-cell>
          <table:table-cell office:value-type="float" office:value="8771090.41" calcext:value-type="float">
            <text:p>8771090.41</text:p>
          </table:table-cell>
          <table:table-cell office:value-type="float" office:value="9424600.23" calcext:value-type="float">
            <text:p>9424600.23</text:p>
          </table:table-cell>
          <table:table-cell office:value-type="float" office:value="10713916.7" calcext:value-type="float">
            <text:p>10713916.7</text:p>
          </table:table-cell>
          <table:table-cell office:value-type="float" office:value="11458102.58" calcext:value-type="float">
            <text:p>11458102.58</text:p>
          </table:table-cell>
          <table:table-cell office:value-type="float" office:value="11891492.55" calcext:value-type="float">
            <text:p>11891492.55</text:p>
          </table:table-cell>
          <table:table-cell office:value-type="float" office:value="11781825.65" calcext:value-type="float">
            <text:p>11781825.65</text:p>
          </table:table-cell>
          <table:table-cell office:value-type="float" office:value="278810300" calcext:value-type="float">
            <text:p>278810300</text:p>
          </table:table-cell>
          <table:table-cell office:value-type="float" office:value="334466600" calcext:value-type="float">
            <text:p>334466600</text:p>
          </table:table-cell>
          <table:table-cell office:value-type="float" office:value="386263400" calcext:value-type="float">
            <text:p>386263400</text:p>
          </table:table-cell>
          <table:table-cell office:value-type="float" office:value="452573600" calcext:value-type="float">
            <text:p>452573600</text:p>
          </table:table-cell>
          <table:table-cell office:value-type="float" office:value="521145300" calcext:value-type="float">
            <text:p>521145300</text:p>
          </table:table-cell>
          <table:table-cell office:value-type="float" office:value="593902500" calcext:value-type="float">
            <text:p>593902500</text:p>
          </table:table-cell>
          <table:table-cell office:value-type="float" office:value="625840900" calcext:value-type="float">
            <text:p>625840900</text:p>
          </table:table-cell>
          <table:table-cell office:value-type="float" office:value="673740600" calcext:value-type="float">
            <text:p>673740600</text:p>
          </table:table-cell>
          <table:table-cell office:value-type="float" office:value="743895500" calcext:value-type="float">
            <text:p>743895500</text:p>
          </table:table-cell>
          <table:table-cell office:value-type="float" office:value="819067000" calcext:value-type="float">
            <text:p>819067000</text:p>
          </table:table-cell>
          <table:table-cell office:value-type="float" office:value="912953000" calcext:value-type="float">
            <text:p>912953000</text:p>
          </table:table-cell>
          <table:table-cell office:value-type="float" office:value="3841" calcext:value-type="float">
            <text:p>3841</text:p>
          </table:table-cell>
          <table:table-cell office:value-type="float" office:value="3990" calcext:value-type="float">
            <text:p>3990</text:p>
          </table:table-cell>
          <table:table-cell office:value-type="float" office:value="4339" calcext:value-type="float">
            <text:p>4339</text:p>
          </table:table-cell>
          <table:table-cell office:value-type="float" office:value="4844" calcext:value-type="float">
            <text:p>4844</text:p>
          </table:table-cell>
          <table:table-cell office:value-type="float" office:value="4764" calcext:value-type="float">
            <text:p>4764</text:p>
          </table:table-cell>
          <table:table-cell office:value-type="float" office:value="5021" calcext:value-type="float">
            <text:p>5021</text:p>
          </table:table-cell>
          <table:table-cell office:value-type="float" office:value="4917" calcext:value-type="float">
            <text:p>4917</text:p>
          </table:table-cell>
          <table:table-cell office:value-type="float" office:value="5301" calcext:value-type="float">
            <text:p>5301</text:p>
          </table:table-cell>
          <table:table-cell office:value-type="float" office:value="5553" calcext:value-type="float">
            <text:p>5553</text:p>
          </table:table-cell>
          <table:table-cell office:value-type="float" office:value="5777" calcext:value-type="float">
            <text:p>5777</text:p>
          </table:table-cell>
          <table:table-cell office:value-type="float" office:value="6031" calcext:value-type="float">
            <text:p>6031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PERITI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2952" calcext:value-type="float">
            <text:p>2952</text:p>
          </table:table-cell>
          <table:table-cell office:value-type="float" office:value="2958" calcext:value-type="float">
            <text:p>2958</text:p>
          </table:table-cell>
          <table:table-cell office:value-type="float" office:value="2931" calcext:value-type="float">
            <text:p>2931</text:p>
          </table:table-cell>
          <table:table-cell office:value-type="float" office:value="2906" calcext:value-type="float">
            <text:p>2906</text:p>
          </table:table-cell>
          <table:table-cell office:value-type="float" office:value="2880" calcext:value-type="float">
            <text:p>2880</text:p>
          </table:table-cell>
          <table:table-cell office:value-type="float" office:value="2855" calcext:value-type="float">
            <text:p>2855</text:p>
          </table:table-cell>
          <table:table-cell office:value-type="float" office:value="2814" calcext:value-type="float">
            <text:p>2814</text:p>
          </table:table-cell>
          <table:table-cell office:value-type="float" office:value="2787" calcext:value-type="float">
            <text:p>2787</text:p>
          </table:table-cell>
          <table:table-cell office:value-type="float" office:value="2760" calcext:value-type="float">
            <text:p>2760</text:p>
          </table:table-cell>
          <table:table-cell office:value-type="float" office:value="271420.35" calcext:value-type="float">
            <text:p>271420.35</text:p>
          </table:table-cell>
          <table:table-cell office:value-type="float" office:value="300872.74" calcext:value-type="float">
            <text:p>300872.74</text:p>
          </table:table-cell>
          <table:table-cell office:value-type="float" office:value="327165.12" calcext:value-type="float">
            <text:p>327165.12</text:p>
          </table:table-cell>
          <table:table-cell office:value-type="float" office:value="414101.49" calcext:value-type="float">
            <text:p>414101.49</text:p>
          </table:table-cell>
          <table:table-cell office:value-type="float" office:value="475596.21" calcext:value-type="float">
            <text:p>475596.21</text:p>
          </table:table-cell>
          <table:table-cell office:value-type="float" office:value="565204.97" calcext:value-type="float">
            <text:p>565204.97</text:p>
          </table:table-cell>
          <table:table-cell office:value-type="float" office:value="632408.72" calcext:value-type="float">
            <text:p>632408.72</text:p>
          </table:table-cell>
          <table:table-cell office:value-type="float" office:value="624180.92" calcext:value-type="float">
            <text:p>624180.92</text:p>
          </table:table-cell>
          <table:table-cell office:value-type="float" office:value="710976.61" calcext:value-type="float">
            <text:p>710976.61</text:p>
          </table:table-cell>
          <table:table-cell office:value-type="float" office:value="735584.95" calcext:value-type="float">
            <text:p>735584.95</text:p>
          </table:table-cell>
          <table:table-cell office:value-type="float" office:value="776855.42" calcext:value-type="float">
            <text:p>776855.42</text:p>
          </table:table-cell>
          <table:table-cell office:value-type="float" office:value="46449910" calcext:value-type="float">
            <text:p>46449910</text:p>
          </table:table-cell>
          <table:table-cell office:value-type="float" office:value="49054040" calcext:value-type="float">
            <text:p>49054040</text:p>
          </table:table-cell>
          <table:table-cell office:value-type="float" office:value="50816530" calcext:value-type="float">
            <text:p>50816530</text:p>
          </table:table-cell>
          <table:table-cell office:value-type="float" office:value="60576930" calcext:value-type="float">
            <text:p>60576930</text:p>
          </table:table-cell>
          <table:table-cell office:value-type="float" office:value="73455380" calcext:value-type="float">
            <text:p>73455380</text:p>
          </table:table-cell>
          <table:table-cell office:value-type="float" office:value="71839180" calcext:value-type="float">
            <text:p>71839180</text:p>
          </table:table-cell>
          <table:table-cell office:value-type="float" office:value="80987420" calcext:value-type="float">
            <text:p>80987420</text:p>
          </table:table-cell>
          <table:table-cell office:value-type="float" office:value="83670260" calcext:value-type="float">
            <text:p>83670260</text:p>
          </table:table-cell>
          <table:table-cell office:value-type="float" office:value="85035430" calcext:value-type="float">
            <text:p>85035430</text:p>
          </table:table-cell>
          <table:table-cell office:value-type="float" office:value="93906000" calcext:value-type="float">
            <text:p>93906000</text:p>
          </table:table-cell>
          <table:table-cell office:value-type="float" office:value="105796000" calcext:value-type="float">
            <text:p>105796000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343" calcext:value-type="float">
            <text:p>343</text:p>
          </table:table-cell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387" calcext:value-type="float">
            <text:p>387</text:p>
          </table:table-cell>
          <table:table-cell office:value-type="float" office:value="406" calcext:value-type="float">
            <text:p>40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ESCARIA BRAV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416" calcext:value-type="float">
            <text:p>9416</text:p>
          </table:table-cell>
          <table:table-cell office:value-type="float" office:value="9687" calcext:value-type="float">
            <text:p>9687</text:p>
          </table:table-cell>
          <table:table-cell office:value-type="float" office:value="9761" calcext:value-type="float">
            <text:p>9761</text:p>
          </table:table-cell>
          <table:table-cell office:value-type="float" office:value="9835" calcext:value-type="float">
            <text:p>9835</text:p>
          </table:table-cell>
          <table:table-cell office:value-type="float" office:value="9908" calcext:value-type="float">
            <text:p>9908</text:p>
          </table:table-cell>
          <table:table-cell office:value-type="float" office:value="9980" calcext:value-type="float">
            <text:p>9980</text:p>
          </table:table-cell>
          <table:table-cell office:value-type="float" office:value="10022" calcext:value-type="float">
            <text:p>10022</text:p>
          </table:table-cell>
          <table:table-cell office:value-type="float" office:value="10091" calcext:value-type="float">
            <text:p>10091</text:p>
          </table:table-cell>
          <table:table-cell office:value-type="float" office:value="10159" calcext:value-type="float">
            <text:p>10159</text:p>
          </table:table-cell>
          <table:table-cell table:number-columns-repeated="4" office:value-type="float" office:value="92471.37" calcext:value-type="float">
            <text:p>92471.37</text:p>
          </table:table-cell>
          <table:table-cell office:value-type="float" office:value="278365.71" calcext:value-type="float">
            <text:p>278365.71</text:p>
          </table:table-cell>
          <table:table-cell office:value-type="float" office:value="408011.31" calcext:value-type="float">
            <text:p>408011.31</text:p>
          </table:table-cell>
          <table:table-cell office:value-type="float" office:value="345999.73" calcext:value-type="float">
            <text:p>345999.73</text:p>
          </table:table-cell>
          <table:table-cell office:value-type="float" office:value="344687.5" calcext:value-type="float">
            <text:p>344687.5</text:p>
          </table:table-cell>
          <table:table-cell office:value-type="float" office:value="492465.34" calcext:value-type="float">
            <text:p>492465.34</text:p>
          </table:table-cell>
          <table:table-cell office:value-type="float" office:value="547636.03" calcext:value-type="float">
            <text:p>547636.03</text:p>
          </table:table-cell>
          <table:table-cell office:value-type="float" office:value="638634.14" calcext:value-type="float">
            <text:p>638634.14</text:p>
          </table:table-cell>
          <table:table-cell table:number-columns-repeated="4" office:value-type="float" office:value="44993180" calcext:value-type="float">
            <text:p>44993180</text:p>
          </table:table-cell>
          <table:table-cell office:value-type="float" office:value="65824450" calcext:value-type="float">
            <text:p>65824450</text:p>
          </table:table-cell>
          <table:table-cell office:value-type="float" office:value="80053080" calcext:value-type="float">
            <text:p>80053080</text:p>
          </table:table-cell>
          <table:table-cell office:value-type="float" office:value="82656820" calcext:value-type="float">
            <text:p>82656820</text:p>
          </table:table-cell>
          <table:table-cell office:value-type="float" office:value="92402710" calcext:value-type="float">
            <text:p>92402710</text:p>
          </table:table-cell>
          <table:table-cell office:value-type="float" office:value="100328700" calcext:value-type="float">
            <text:p>100328700</text:p>
          </table:table-cell>
          <table:table-cell office:value-type="float" office:value="96819000" calcext:value-type="float">
            <text:p>96819000</text:p>
          </table:table-cell>
          <table:table-cell office:value-type="float" office:value="107685000" calcext:value-type="float">
            <text:p>107685000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289" calcext:value-type="float">
            <text:p>289</text:p>
          </table:table-cell>
          <table:table-cell office:value-type="float" office:value="332" calcext:value-type="float">
            <text:p>332</text:p>
          </table:table-cell>
          <table:table-cell office:value-type="float" office:value="359" calcext:value-type="float">
            <text:p>359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PETROLÂND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10" calcext:value-type="float">
            <text:p>6110</text:p>
          </table:table-cell>
          <table:table-cell office:value-type="float" office:value="6090" calcext:value-type="float">
            <text:p>6090</text:p>
          </table:table-cell>
          <table:table-cell office:value-type="float" office:value="6140" calcext:value-type="float">
            <text:p>6140</text:p>
          </table:table-cell>
          <table:table-cell office:value-type="float" office:value="6110" calcext:value-type="float">
            <text:p>6110</text:p>
          </table:table-cell>
          <table:table-cell office:value-type="float" office:value="6080" calcext:value-type="float">
            <text:p>6080</text:p>
          </table:table-cell>
          <table:table-cell office:value-type="float" office:value="6051" calcext:value-type="float">
            <text:p>6051</text:p>
          </table:table-cell>
          <table:table-cell office:value-type="float" office:value="6021" calcext:value-type="float">
            <text:p>6021</text:p>
          </table:table-cell>
          <table:table-cell office:value-type="float" office:value="5971" calcext:value-type="float">
            <text:p>5971</text:p>
          </table:table-cell>
          <table:table-cell office:value-type="float" office:value="5937" calcext:value-type="float">
            <text:p>5937</text:p>
          </table:table-cell>
          <table:table-cell office:value-type="float" office:value="5905" calcext:value-type="float">
            <text:p>5905</text:p>
          </table:table-cell>
          <table:table-cell office:value-type="float" office:value="561317.5" calcext:value-type="float">
            <text:p>561317.5</text:p>
          </table:table-cell>
          <table:table-cell office:value-type="float" office:value="581790.93" calcext:value-type="float">
            <text:p>581790.93</text:p>
          </table:table-cell>
          <table:table-cell office:value-type="float" office:value="667184.83" calcext:value-type="float">
            <text:p>667184.83</text:p>
          </table:table-cell>
          <table:table-cell office:value-type="float" office:value="778538.81" calcext:value-type="float">
            <text:p>778538.81</text:p>
          </table:table-cell>
          <table:table-cell office:value-type="float" office:value="876316.3" calcext:value-type="float">
            <text:p>876316.3</text:p>
          </table:table-cell>
          <table:table-cell office:value-type="float" office:value="989472.06" calcext:value-type="float">
            <text:p>989472.06</text:p>
          </table:table-cell>
          <table:table-cell office:value-type="float" office:value="1122614.19" calcext:value-type="float">
            <text:p>1122614.19</text:p>
          </table:table-cell>
          <table:table-cell office:value-type="float" office:value="1244398.07" calcext:value-type="float">
            <text:p>1244398.07</text:p>
          </table:table-cell>
          <table:table-cell office:value-type="float" office:value="1203662.47" calcext:value-type="float">
            <text:p>1203662.47</text:p>
          </table:table-cell>
          <table:table-cell office:value-type="float" office:value="1241868.58" calcext:value-type="float">
            <text:p>1241868.58</text:p>
          </table:table-cell>
          <table:table-cell office:value-type="float" office:value="1383427.65" calcext:value-type="float">
            <text:p>1383427.65</text:p>
          </table:table-cell>
          <table:table-cell office:value-type="float" office:value="101149700" calcext:value-type="float">
            <text:p>101149700</text:p>
          </table:table-cell>
          <table:table-cell office:value-type="float" office:value="104640300" calcext:value-type="float">
            <text:p>104640300</text:p>
          </table:table-cell>
          <table:table-cell office:value-type="float" office:value="181674500" calcext:value-type="float">
            <text:p>181674500</text:p>
          </table:table-cell>
          <table:table-cell office:value-type="float" office:value="162824500" calcext:value-type="float">
            <text:p>162824500</text:p>
          </table:table-cell>
          <table:table-cell office:value-type="float" office:value="133835500" calcext:value-type="float">
            <text:p>133835500</text:p>
          </table:table-cell>
          <table:table-cell office:value-type="float" office:value="139087400" calcext:value-type="float">
            <text:p>139087400</text:p>
          </table:table-cell>
          <table:table-cell office:value-type="float" office:value="163443000" calcext:value-type="float">
            <text:p>163443000</text:p>
          </table:table-cell>
          <table:table-cell office:value-type="float" office:value="167194100" calcext:value-type="float">
            <text:p>167194100</text:p>
          </table:table-cell>
          <table:table-cell office:value-type="float" office:value="173692500" calcext:value-type="float">
            <text:p>173692500</text:p>
          </table:table-cell>
          <table:table-cell office:value-type="float" office:value="180715000" calcext:value-type="float">
            <text:p>180715000</text:p>
          </table:table-cell>
          <table:table-cell office:value-type="float" office:value="188304000" calcext:value-type="float">
            <text:p>188304000</text:p>
          </table:table-cell>
          <table:table-cell office:value-type="float" office:value="641" calcext:value-type="float">
            <text:p>641</text:p>
          </table:table-cell>
          <table:table-cell office:value-type="float" office:value="609" calcext:value-type="float">
            <text:p>609</text:p>
          </table:table-cell>
          <table:table-cell office:value-type="float" office:value="641" calcext:value-type="float">
            <text:p>641</text:p>
          </table:table-cell>
          <table:table-cell office:value-type="float" office:value="671" calcext:value-type="float">
            <text:p>671</text:p>
          </table:table-cell>
          <table:table-cell office:value-type="float" office:value="689" calcext:value-type="float">
            <text:p>689</text:p>
          </table:table-cell>
          <table:table-cell office:value-type="float" office:value="700" calcext:value-type="float">
            <text:p>700</text:p>
          </table:table-cell>
          <table:table-cell office:value-type="float" office:value="730" calcext:value-type="float">
            <text:p>730</text:p>
          </table:table-cell>
          <table:table-cell office:value-type="float" office:value="746" calcext:value-type="float">
            <text:p>746</text:p>
          </table:table-cell>
          <table:table-cell office:value-type="float" office:value="687" calcext:value-type="float">
            <text:p>687</text:p>
          </table:table-cell>
          <table:table-cell office:value-type="float" office:value="694" calcext:value-type="float">
            <text:p>694</text:p>
          </table:table-cell>
          <table:table-cell office:value-type="float" office:value="743" calcext:value-type="float">
            <text:p>74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INHALZINH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638" calcext:value-type="float">
            <text:p>16638</text:p>
          </table:table-cell>
          <table:table-cell office:value-type="float" office:value="16933" calcext:value-type="float">
            <text:p>16933</text:p>
          </table:table-cell>
          <table:table-cell office:value-type="float" office:value="17868" calcext:value-type="float">
            <text:p>17868</text:p>
          </table:table-cell>
          <table:table-cell office:value-type="float" office:value="18284" calcext:value-type="float">
            <text:p>18284</text:p>
          </table:table-cell>
          <table:table-cell office:value-type="float" office:value="18696" calcext:value-type="float">
            <text:p>18696</text:p>
          </table:table-cell>
          <table:table-cell office:value-type="float" office:value="19105" calcext:value-type="float">
            <text:p>19105</text:p>
          </table:table-cell>
          <table:table-cell office:value-type="float" office:value="19511" calcext:value-type="float">
            <text:p>19511</text:p>
          </table:table-cell>
          <table:table-cell office:value-type="float" office:value="19906" calcext:value-type="float">
            <text:p>19906</text:p>
          </table:table-cell>
          <table:table-cell office:value-type="float" office:value="20313" calcext:value-type="float">
            <text:p>20313</text:p>
          </table:table-cell>
          <table:table-cell office:value-type="float" office:value="20712" calcext:value-type="float">
            <text:p>20712</text:p>
          </table:table-cell>
          <table:table-cell office:value-type="float" office:value="4452839.32" calcext:value-type="float">
            <text:p>4452839.32</text:p>
          </table:table-cell>
          <table:table-cell office:value-type="float" office:value="5290160.94" calcext:value-type="float">
            <text:p>5290160.94</text:p>
          </table:table-cell>
          <table:table-cell office:value-type="float" office:value="6482856.09" calcext:value-type="float">
            <text:p>6482856.09</text:p>
          </table:table-cell>
          <table:table-cell office:value-type="float" office:value="7856195.03" calcext:value-type="float">
            <text:p>7856195.03</text:p>
          </table:table-cell>
          <table:table-cell office:value-type="float" office:value="9321648.01" calcext:value-type="float">
            <text:p>9321648.01</text:p>
          </table:table-cell>
          <table:table-cell office:value-type="float" office:value="10596430.03" calcext:value-type="float">
            <text:p>10596430.03</text:p>
          </table:table-cell>
          <table:table-cell office:value-type="float" office:value="11322607.42" calcext:value-type="float">
            <text:p>11322607.42</text:p>
          </table:table-cell>
          <table:table-cell office:value-type="float" office:value="12277613.16" calcext:value-type="float">
            <text:p>12277613.16</text:p>
          </table:table-cell>
          <table:table-cell office:value-type="float" office:value="13196998.04" calcext:value-type="float">
            <text:p>13196998.04</text:p>
          </table:table-cell>
          <table:table-cell office:value-type="float" office:value="14021161.32" calcext:value-type="float">
            <text:p>14021161.32</text:p>
          </table:table-cell>
          <table:table-cell office:value-type="float" office:value="16252117.32" calcext:value-type="float">
            <text:p>16252117.32</text:p>
          </table:table-cell>
          <table:table-cell office:value-type="float" office:value="546579000" calcext:value-type="float">
            <text:p>546579000</text:p>
          </table:table-cell>
          <table:table-cell office:value-type="float" office:value="702058000" calcext:value-type="float">
            <text:p>702058000</text:p>
          </table:table-cell>
          <table:table-cell office:value-type="float" office:value="713808600" calcext:value-type="float">
            <text:p>713808600</text:p>
          </table:table-cell>
          <table:table-cell office:value-type="float" office:value="848487000" calcext:value-type="float">
            <text:p>848487000</text:p>
          </table:table-cell>
          <table:table-cell office:value-type="float" office:value="876975100" calcext:value-type="float">
            <text:p>876975100</text:p>
          </table:table-cell>
          <table:table-cell office:value-type="float" office:value="852944800" calcext:value-type="float">
            <text:p>852944800</text:p>
          </table:table-cell>
          <table:table-cell office:value-type="float" office:value="941667300" calcext:value-type="float">
            <text:p>941667300</text:p>
          </table:table-cell>
          <table:table-cell office:value-type="float" office:value="1019819000" calcext:value-type="float">
            <text:p>1019819000</text:p>
          </table:table-cell>
          <table:table-cell office:value-type="float" office:value="1122662000" calcext:value-type="float">
            <text:p>1122662000</text:p>
          </table:table-cell>
          <table:table-cell office:value-type="float" office:value="1142191000" calcext:value-type="float">
            <text:p>1142191000</text:p>
          </table:table-cell>
          <table:table-cell office:value-type="float" office:value="1346174000" calcext:value-type="float">
            <text:p>1346174000</text:p>
          </table:table-cell>
          <table:table-cell office:value-type="float" office:value="4508" calcext:value-type="float">
            <text:p>4508</text:p>
          </table:table-cell>
          <table:table-cell office:value-type="float" office:value="4984" calcext:value-type="float">
            <text:p>4984</text:p>
          </table:table-cell>
          <table:table-cell office:value-type="float" office:value="5154" calcext:value-type="float">
            <text:p>5154</text:p>
          </table:table-cell>
          <table:table-cell office:value-type="float" office:value="5538" calcext:value-type="float">
            <text:p>5538</text:p>
          </table:table-cell>
          <table:table-cell office:value-type="float" office:value="6039" calcext:value-type="float">
            <text:p>6039</text:p>
          </table:table-cell>
          <table:table-cell office:value-type="float" office:value="6104" calcext:value-type="float">
            <text:p>6104</text:p>
          </table:table-cell>
          <table:table-cell office:value-type="float" office:value="5915" calcext:value-type="float">
            <text:p>5915</text:p>
          </table:table-cell>
          <table:table-cell office:value-type="float" office:value="5953" calcext:value-type="float">
            <text:p>5953</text:p>
          </table:table-cell>
          <table:table-cell office:value-type="float" office:value="6078" calcext:value-type="float">
            <text:p>6078</text:p>
          </table:table-cell>
          <table:table-cell office:value-type="float" office:value="6467" calcext:value-type="float">
            <text:p>6467</text:p>
          </table:table-cell>
          <table:table-cell office:value-type="float" office:value="7078" calcext:value-type="float">
            <text:p>707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PINHEIRO PRE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80" calcext:value-type="float">
            <text:p>3180</text:p>
          </table:table-cell>
          <table:table-cell office:value-type="float" office:value="3190" calcext:value-type="float">
            <text:p>3190</text:p>
          </table:table-cell>
          <table:table-cell office:value-type="float" office:value="3310" calcext:value-type="float">
            <text:p>3310</text:p>
          </table:table-cell>
          <table:table-cell office:value-type="float" office:value="3353" calcext:value-type="float">
            <text:p>3353</text:p>
          </table:table-cell>
          <table:table-cell office:value-type="float" office:value="3396" calcext:value-type="float">
            <text:p>3396</text:p>
          </table:table-cell>
          <table:table-cell office:value-type="float" office:value="3438" calcext:value-type="float">
            <text:p>3438</text:p>
          </table:table-cell>
          <table:table-cell office:value-type="float" office:value="3480" calcext:value-type="float">
            <text:p>3480</text:p>
          </table:table-cell>
          <table:table-cell office:value-type="float" office:value="3513" calcext:value-type="float">
            <text:p>3513</text:p>
          </table:table-cell>
          <table:table-cell office:value-type="float" office:value="3555" calcext:value-type="float">
            <text:p>3555</text:p>
          </table:table-cell>
          <table:table-cell office:value-type="float" office:value="3596" calcext:value-type="float">
            <text:p>3596</text:p>
          </table:table-cell>
          <table:table-cell office:value-type="float" office:value="630847.92" calcext:value-type="float">
            <text:p>630847.92</text:p>
          </table:table-cell>
          <table:table-cell office:value-type="float" office:value="902391.8" calcext:value-type="float">
            <text:p>902391.8</text:p>
          </table:table-cell>
          <table:table-cell office:value-type="float" office:value="1049139.42" calcext:value-type="float">
            <text:p>1049139.42</text:p>
          </table:table-cell>
          <table:table-cell office:value-type="float" office:value="1165159.58" calcext:value-type="float">
            <text:p>1165159.58</text:p>
          </table:table-cell>
          <table:table-cell office:value-type="float" office:value="1401912.21" calcext:value-type="float">
            <text:p>1401912.21</text:p>
          </table:table-cell>
          <table:table-cell office:value-type="float" office:value="1610766.11" calcext:value-type="float">
            <text:p>1610766.11</text:p>
          </table:table-cell>
          <table:table-cell office:value-type="float" office:value="1886708.57" calcext:value-type="float">
            <text:p>1886708.57</text:p>
          </table:table-cell>
          <table:table-cell office:value-type="float" office:value="2181466.16" calcext:value-type="float">
            <text:p>2181466.16</text:p>
          </table:table-cell>
          <table:table-cell office:value-type="float" office:value="2522060.14" calcext:value-type="float">
            <text:p>2522060.14</text:p>
          </table:table-cell>
          <table:table-cell office:value-type="float" office:value="2643171.08" calcext:value-type="float">
            <text:p>2643171.08</text:p>
          </table:table-cell>
          <table:table-cell office:value-type="float" office:value="3100208.97" calcext:value-type="float">
            <text:p>3100208.97</text:p>
          </table:table-cell>
          <table:table-cell office:value-type="float" office:value="77811040" calcext:value-type="float">
            <text:p>77811040</text:p>
          </table:table-cell>
          <table:table-cell office:value-type="float" office:value="85191100" calcext:value-type="float">
            <text:p>85191100</text:p>
          </table:table-cell>
          <table:table-cell office:value-type="float" office:value="85761680" calcext:value-type="float">
            <text:p>85761680</text:p>
          </table:table-cell>
          <table:table-cell office:value-type="float" office:value="97048870" calcext:value-type="float">
            <text:p>97048870</text:p>
          </table:table-cell>
          <table:table-cell office:value-type="float" office:value="129647800" calcext:value-type="float">
            <text:p>129647800</text:p>
          </table:table-cell>
          <table:table-cell office:value-type="float" office:value="135817000" calcext:value-type="float">
            <text:p>135817000</text:p>
          </table:table-cell>
          <table:table-cell office:value-type="float" office:value="149760600" calcext:value-type="float">
            <text:p>149760600</text:p>
          </table:table-cell>
          <table:table-cell office:value-type="float" office:value="165771600" calcext:value-type="float">
            <text:p>165771600</text:p>
          </table:table-cell>
          <table:table-cell office:value-type="float" office:value="161558700" calcext:value-type="float">
            <text:p>161558700</text:p>
          </table:table-cell>
          <table:table-cell office:value-type="float" office:value="185387000" calcext:value-type="float">
            <text:p>185387000</text:p>
          </table:table-cell>
          <table:table-cell office:value-type="float" office:value="229679000" calcext:value-type="float">
            <text:p>229679000</text:p>
          </table:table-cell>
          <table:table-cell office:value-type="float" office:value="720" calcext:value-type="float">
            <text:p>720</text:p>
          </table:table-cell>
          <table:table-cell office:value-type="float" office:value="887" calcext:value-type="float">
            <text:p>887</text:p>
          </table:table-cell>
          <table:table-cell office:value-type="float" office:value="916" calcext:value-type="float">
            <text:p>916</text:p>
          </table:table-cell>
          <table:table-cell office:value-type="float" office:value="904" calcext:value-type="float">
            <text:p>904</text:p>
          </table:table-cell>
          <table:table-cell office:value-type="float" office:value="931" calcext:value-type="float">
            <text:p>931</text:p>
          </table:table-cell>
          <table:table-cell office:value-type="float" office:value="965" calcext:value-type="float">
            <text:p>965</text:p>
          </table:table-cell>
          <table:table-cell office:value-type="float" office:value="1031" calcext:value-type="float">
            <text:p>1031</text:p>
          </table:table-cell>
          <table:table-cell office:value-type="float" office:value="1115" calcext:value-type="float">
            <text:p>1115</text:p>
          </table:table-cell>
          <table:table-cell office:value-type="float" office:value="1232" calcext:value-type="float">
            <text:p>1232</text:p>
          </table:table-cell>
          <table:table-cell office:value-type="float" office:value="1229" calcext:value-type="float">
            <text:p>1229</text:p>
          </table:table-cell>
          <table:table-cell office:value-type="float" office:value="1426" calcext:value-type="float">
            <text:p>142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IRATU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08" calcext:value-type="float">
            <text:p>4708</text:p>
          </table:table-cell>
          <table:table-cell office:value-type="float" office:value="4632" calcext:value-type="float">
            <text:p>4632</text:p>
          </table:table-cell>
          <table:table-cell office:value-type="float" office:value="4533" calcext:value-type="float">
            <text:p>4533</text:p>
          </table:table-cell>
          <table:table-cell office:value-type="float" office:value="4424" calcext:value-type="float">
            <text:p>4424</text:p>
          </table:table-cell>
          <table:table-cell office:value-type="float" office:value="4316" calcext:value-type="float">
            <text:p>4316</text:p>
          </table:table-cell>
          <table:table-cell office:value-type="float" office:value="4209" calcext:value-type="float">
            <text:p>4209</text:p>
          </table:table-cell>
          <table:table-cell office:value-type="float" office:value="4102" calcext:value-type="float">
            <text:p>4102</text:p>
          </table:table-cell>
          <table:table-cell office:value-type="float" office:value="3965" calcext:value-type="float">
            <text:p>3965</text:p>
          </table:table-cell>
          <table:table-cell office:value-type="float" office:value="3854" calcext:value-type="float">
            <text:p>3854</text:p>
          </table:table-cell>
          <table:table-cell office:value-type="float" office:value="3745" calcext:value-type="float">
            <text:p>3745</text:p>
          </table:table-cell>
          <table:table-cell office:value-type="float" office:value="977662.47" calcext:value-type="float">
            <text:p>977662.47</text:p>
          </table:table-cell>
          <table:table-cell office:value-type="float" office:value="1125406.44" calcext:value-type="float">
            <text:p>1125406.44</text:p>
          </table:table-cell>
          <table:table-cell office:value-type="float" office:value="1348154.78" calcext:value-type="float">
            <text:p>1348154.78</text:p>
          </table:table-cell>
          <table:table-cell office:value-type="float" office:value="1550229.22" calcext:value-type="float">
            <text:p>1550229.22</text:p>
          </table:table-cell>
          <table:table-cell office:value-type="float" office:value="1794071.3" calcext:value-type="float">
            <text:p>1794071.3</text:p>
          </table:table-cell>
          <table:table-cell office:value-type="float" office:value="1911673.44" calcext:value-type="float">
            <text:p>1911673.44</text:p>
          </table:table-cell>
          <table:table-cell office:value-type="float" office:value="2005880.13" calcext:value-type="float">
            <text:p>2005880.13</text:p>
          </table:table-cell>
          <table:table-cell office:value-type="float" office:value="2156665.27" calcext:value-type="float">
            <text:p>2156665.27</text:p>
          </table:table-cell>
          <table:table-cell office:value-type="float" office:value="2208122.27" calcext:value-type="float">
            <text:p>2208122.27</text:p>
          </table:table-cell>
          <table:table-cell office:value-type="float" office:value="2355546.24" calcext:value-type="float">
            <text:p>2355546.24</text:p>
          </table:table-cell>
          <table:table-cell office:value-type="float" office:value="1787754.79" calcext:value-type="float">
            <text:p>1787754.79</text:p>
          </table:table-cell>
          <table:table-cell office:value-type="float" office:value="528933000" calcext:value-type="float">
            <text:p>528933000</text:p>
          </table:table-cell>
          <table:table-cell office:value-type="float" office:value="605428800" calcext:value-type="float">
            <text:p>605428800</text:p>
          </table:table-cell>
          <table:table-cell office:value-type="float" office:value="344033300" calcext:value-type="float">
            <text:p>344033300</text:p>
          </table:table-cell>
          <table:table-cell office:value-type="float" office:value="474688800" calcext:value-type="float">
            <text:p>474688800</text:p>
          </table:table-cell>
          <table:table-cell office:value-type="float" office:value="512852000" calcext:value-type="float">
            <text:p>512852000</text:p>
          </table:table-cell>
          <table:table-cell office:value-type="float" office:value="718590900" calcext:value-type="float">
            <text:p>718590900</text:p>
          </table:table-cell>
          <table:table-cell office:value-type="float" office:value="761258700" calcext:value-type="float">
            <text:p>761258700</text:p>
          </table:table-cell>
          <table:table-cell office:value-type="float" office:value="653928000" calcext:value-type="float">
            <text:p>653928000</text:p>
          </table:table-cell>
          <table:table-cell office:value-type="float" office:value="615049900" calcext:value-type="float">
            <text:p>615049900</text:p>
          </table:table-cell>
          <table:table-cell office:value-type="float" office:value="744193000" calcext:value-type="float">
            <text:p>744193000</text:p>
          </table:table-cell>
          <table:table-cell office:value-type="float" office:value="744967000" calcext:value-type="float">
            <text:p>744967000</text:p>
          </table:table-cell>
          <table:table-cell office:value-type="float" office:value="1056" calcext:value-type="float">
            <text:p>1056</text:p>
          </table:table-cell>
          <table:table-cell office:value-type="float" office:value="1113" calcext:value-type="float">
            <text:p>1113</text:p>
          </table:table-cell>
          <table:table-cell office:value-type="float" office:value="1164" calcext:value-type="float">
            <text:p>1164</text:p>
          </table:table-cell>
          <table:table-cell office:value-type="float" office:value="1269" calcext:value-type="float">
            <text:p>1269</text:p>
          </table:table-cell>
          <table:table-cell office:value-type="float" office:value="1296" calcext:value-type="float">
            <text:p>1296</text:p>
          </table:table-cell>
          <table:table-cell office:value-type="float" office:value="1270" calcext:value-type="float">
            <text:p>1270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13" calcext:value-type="float">
            <text:p>1213</text:p>
          </table:table-cell>
          <table:table-cell office:value-type="float" office:value="1261" calcext:value-type="float">
            <text:p>1261</text:p>
          </table:table-cell>
          <table:table-cell office:value-type="float" office:value="1028" calcext:value-type="float">
            <text:p>102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PLANALTO ALE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 office:value-type="float" office:value="2761" calcext:value-type="float">
            <text:p>2761</text:p>
          </table:table-cell>
          <table:table-cell office:value-type="float" office:value="2782" calcext:value-type="float">
            <text:p>2782</text:p>
          </table:table-cell>
          <table:table-cell office:value-type="float" office:value="2803" calcext:value-type="float">
            <text:p>2803</text:p>
          </table:table-cell>
          <table:table-cell office:value-type="float" office:value="2823" calcext:value-type="float">
            <text:p>2823</text:p>
          </table:table-cell>
          <table:table-cell office:value-type="float" office:value="2844" calcext:value-type="float">
            <text:p>2844</text:p>
          </table:table-cell>
          <table:table-cell office:value-type="float" office:value="2850" calcext:value-type="float">
            <text:p>2850</text:p>
          </table:table-cell>
          <table:table-cell office:value-type="float" office:value="2870" calcext:value-type="float">
            <text:p>2870</text:p>
          </table:table-cell>
          <table:table-cell office:value-type="float" office:value="2888" calcext:value-type="float">
            <text:p>2888</text:p>
          </table:table-cell>
          <table:table-cell office:value-type="float" office:value="183819.15" calcext:value-type="float">
            <text:p>183819.15</text:p>
          </table:table-cell>
          <table:table-cell office:value-type="float" office:value="232662.89" calcext:value-type="float">
            <text:p>232662.89</text:p>
          </table:table-cell>
          <table:table-cell office:value-type="float" office:value="257000.08" calcext:value-type="float">
            <text:p>257000.08</text:p>
          </table:table-cell>
          <table:table-cell office:value-type="float" office:value="299709.63" calcext:value-type="float">
            <text:p>299709.63</text:p>
          </table:table-cell>
          <table:table-cell office:value-type="float" office:value="329545.77" calcext:value-type="float">
            <text:p>329545.77</text:p>
          </table:table-cell>
          <table:table-cell office:value-type="float" office:value="399758.79" calcext:value-type="float">
            <text:p>399758.79</text:p>
          </table:table-cell>
          <table:table-cell office:value-type="float" office:value="488001.78" calcext:value-type="float">
            <text:p>488001.78</text:p>
          </table:table-cell>
          <table:table-cell office:value-type="float" office:value="685004.31" calcext:value-type="float">
            <text:p>685004.31</text:p>
          </table:table-cell>
          <table:table-cell office:value-type="float" office:value="714618.43" calcext:value-type="float">
            <text:p>714618.43</text:p>
          </table:table-cell>
          <table:table-cell office:value-type="float" office:value="756190.82" calcext:value-type="float">
            <text:p>756190.82</text:p>
          </table:table-cell>
          <table:table-cell office:value-type="float" office:value="800637.63" calcext:value-type="float">
            <text:p>800637.63</text:p>
          </table:table-cell>
          <table:table-cell office:value-type="float" office:value="67546930" calcext:value-type="float">
            <text:p>67546930</text:p>
          </table:table-cell>
          <table:table-cell office:value-type="float" office:value="87083840" calcext:value-type="float">
            <text:p>87083840</text:p>
          </table:table-cell>
          <table:table-cell office:value-type="float" office:value="94956810" calcext:value-type="float">
            <text:p>94956810</text:p>
          </table:table-cell>
          <table:table-cell office:value-type="float" office:value="105150200" calcext:value-type="float">
            <text:p>105150200</text:p>
          </table:table-cell>
          <table:table-cell office:value-type="float" office:value="55732080" calcext:value-type="float">
            <text:p>55732080</text:p>
          </table:table-cell>
          <table:table-cell office:value-type="float" office:value="56450360" calcext:value-type="float">
            <text:p>56450360</text:p>
          </table:table-cell>
          <table:table-cell office:value-type="float" office:value="54973730" calcext:value-type="float">
            <text:p>54973730</text:p>
          </table:table-cell>
          <table:table-cell office:value-type="float" office:value="88616350" calcext:value-type="float">
            <text:p>88616350</text:p>
          </table:table-cell>
          <table:table-cell office:value-type="float" office:value="94867180" calcext:value-type="float">
            <text:p>94867180</text:p>
          </table:table-cell>
          <table:table-cell office:value-type="float" office:value="110961000" calcext:value-type="float">
            <text:p>110961000</text:p>
          </table:table-cell>
          <table:table-cell office:value-type="float" office:value="115407000" calcext:value-type="float">
            <text:p>115407000</text:p>
          </table:table-cell>
          <table:table-cell office:value-type="float" office:value="209" calcext:value-type="float">
            <text:p>209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304" calcext:value-type="float">
            <text:p>304</text:p>
          </table:table-cell>
          <table:table-cell office:value-type="float" office:value="327" calcext:value-type="float">
            <text:p>327</text:p>
          </table:table-cell>
          <table:table-cell office:value-type="float" office:value="397" calcext:value-type="float">
            <text:p>397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POMER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92" calcext:value-type="float">
            <text:p>28192</text:p>
          </table:table-cell>
          <table:table-cell office:value-type="float" office:value="28610" calcext:value-type="float">
            <text:p>28610</text:p>
          </table:table-cell>
          <table:table-cell office:value-type="float" office:value="30009" calcext:value-type="float">
            <text:p>30009</text:p>
          </table:table-cell>
          <table:table-cell office:value-type="float" office:value="30598" calcext:value-type="float">
            <text:p>30598</text:p>
          </table:table-cell>
          <table:table-cell office:value-type="float" office:value="31181" calcext:value-type="float">
            <text:p>31181</text:p>
          </table:table-cell>
          <table:table-cell office:value-type="float" office:value="31760" calcext:value-type="float">
            <text:p>31760</text:p>
          </table:table-cell>
          <table:table-cell office:value-type="float" office:value="32334" calcext:value-type="float">
            <text:p>32334</text:p>
          </table:table-cell>
          <table:table-cell office:value-type="float" office:value="32874" calcext:value-type="float">
            <text:p>32874</text:p>
          </table:table-cell>
          <table:table-cell office:value-type="float" office:value="33447" calcext:value-type="float">
            <text:p>33447</text:p>
          </table:table-cell>
          <table:table-cell office:value-type="float" office:value="34010" calcext:value-type="float">
            <text:p>34010</text:p>
          </table:table-cell>
          <table:table-cell office:value-type="float" office:value="17939005.48" calcext:value-type="float">
            <text:p>17939005.48</text:p>
          </table:table-cell>
          <table:table-cell office:value-type="float" office:value="20337829.2" calcext:value-type="float">
            <text:p>20337829.2</text:p>
          </table:table-cell>
          <table:table-cell office:value-type="float" office:value="22925578.29" calcext:value-type="float">
            <text:p>22925578.29</text:p>
          </table:table-cell>
          <table:table-cell office:value-type="float" office:value="26147837.09" calcext:value-type="float">
            <text:p>26147837.09</text:p>
          </table:table-cell>
          <table:table-cell office:value-type="float" office:value="28635781.14" calcext:value-type="float">
            <text:p>28635781.14</text:p>
          </table:table-cell>
          <table:table-cell office:value-type="float" office:value="29714663.43" calcext:value-type="float">
            <text:p>29714663.43</text:p>
          </table:table-cell>
          <table:table-cell office:value-type="float" office:value="31855973.57" calcext:value-type="float">
            <text:p>31855973.57</text:p>
          </table:table-cell>
          <table:table-cell office:value-type="float" office:value="34006928.89" calcext:value-type="float">
            <text:p>34006928.89</text:p>
          </table:table-cell>
          <table:table-cell office:value-type="float" office:value="35676491.63" calcext:value-type="float">
            <text:p>35676491.63</text:p>
          </table:table-cell>
          <table:table-cell office:value-type="float" office:value="34730018.77" calcext:value-type="float">
            <text:p>34730018.77</text:p>
          </table:table-cell>
          <table:table-cell office:value-type="float" office:value="35014907.1" calcext:value-type="float">
            <text:p>35014907.1</text:p>
          </table:table-cell>
          <table:table-cell office:value-type="float" office:value="979887800" calcext:value-type="float">
            <text:p>979887800</text:p>
          </table:table-cell>
          <table:table-cell office:value-type="float" office:value="1191074000" calcext:value-type="float">
            <text:p>1191074000</text:p>
          </table:table-cell>
          <table:table-cell office:value-type="float" office:value="1269274000" calcext:value-type="float">
            <text:p>1269274000</text:p>
          </table:table-cell>
          <table:table-cell office:value-type="float" office:value="1460079000" calcext:value-type="float">
            <text:p>1460079000</text:p>
          </table:table-cell>
          <table:table-cell office:value-type="float" office:value="2149149000" calcext:value-type="float">
            <text:p>2149149000</text:p>
          </table:table-cell>
          <table:table-cell office:value-type="float" office:value="1708490000" calcext:value-type="float">
            <text:p>1708490000</text:p>
          </table:table-cell>
          <table:table-cell office:value-type="float" office:value="1712404000" calcext:value-type="float">
            <text:p>1712404000</text:p>
          </table:table-cell>
          <table:table-cell office:value-type="float" office:value="1919219000" calcext:value-type="float">
            <text:p>1919219000</text:p>
          </table:table-cell>
          <table:table-cell office:value-type="float" office:value="2026616000" calcext:value-type="float">
            <text:p>2026616000</text:p>
          </table:table-cell>
          <table:table-cell office:value-type="float" office:value="2119307000" calcext:value-type="float">
            <text:p>2119307000</text:p>
          </table:table-cell>
          <table:table-cell office:value-type="float" office:value="2197112000" calcext:value-type="float">
            <text:p>2197112000</text:p>
          </table:table-cell>
          <table:table-cell office:value-type="float" office:value="11214" calcext:value-type="float">
            <text:p>11214</text:p>
          </table:table-cell>
          <table:table-cell office:value-type="float" office:value="11441" calcext:value-type="float">
            <text:p>11441</text:p>
          </table:table-cell>
          <table:table-cell office:value-type="float" office:value="11823" calcext:value-type="float">
            <text:p>11823</text:p>
          </table:table-cell>
          <table:table-cell office:value-type="float" office:value="12326" calcext:value-type="float">
            <text:p>12326</text:p>
          </table:table-cell>
          <table:table-cell office:value-type="float" office:value="12516" calcext:value-type="float">
            <text:p>12516</text:p>
          </table:table-cell>
          <table:table-cell office:value-type="float" office:value="12045" calcext:value-type="float">
            <text:p>12045</text:p>
          </table:table-cell>
          <table:table-cell office:value-type="float" office:value="12008" calcext:value-type="float">
            <text:p>12008</text:p>
          </table:table-cell>
          <table:table-cell office:value-type="float" office:value="12610" calcext:value-type="float">
            <text:p>12610</text:p>
          </table:table-cell>
          <table:table-cell office:value-type="float" office:value="12791" calcext:value-type="float">
            <text:p>12791</text:p>
          </table:table-cell>
          <table:table-cell office:value-type="float" office:value="12388" calcext:value-type="float">
            <text:p>12388</text:p>
          </table:table-cell>
          <table:table-cell office:value-type="float" office:value="12092" calcext:value-type="float">
            <text:p>12092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PONTE AL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73" calcext:value-type="float">
            <text:p>4873</text:p>
          </table:table-cell>
          <table:table-cell office:value-type="float" office:value="4853" calcext:value-type="float">
            <text:p>4853</text:p>
          </table:table-cell>
          <table:table-cell office:value-type="float" office:value="4885" calcext:value-type="float">
            <text:p>4885</text:p>
          </table:table-cell>
          <table:table-cell office:value-type="float" office:value="4855" calcext:value-type="float">
            <text:p>4855</text:p>
          </table:table-cell>
          <table:table-cell office:value-type="float" office:value="4825" calcext:value-type="float">
            <text:p>4825</text:p>
          </table:table-cell>
          <table:table-cell office:value-type="float" office:value="4796" calcext:value-type="float">
            <text:p>4796</text:p>
          </table:table-cell>
          <table:table-cell office:value-type="float" office:value="4767" calcext:value-type="float">
            <text:p>4767</text:p>
          </table:table-cell>
          <table:table-cell office:value-type="float" office:value="4714" calcext:value-type="float">
            <text:p>4714</text:p>
          </table:table-cell>
          <table:table-cell office:value-type="float" office:value="4682" calcext:value-type="float">
            <text:p>4682</text:p>
          </table:table-cell>
          <table:table-cell office:value-type="float" office:value="4650" calcext:value-type="float">
            <text:p>4650</text:p>
          </table:table-cell>
          <table:table-cell office:value-type="float" office:value="314948.5" calcext:value-type="float">
            <text:p>314948.5</text:p>
          </table:table-cell>
          <table:table-cell office:value-type="float" office:value="378194.58" calcext:value-type="float">
            <text:p>378194.58</text:p>
          </table:table-cell>
          <table:table-cell office:value-type="float" office:value="407469.34" calcext:value-type="float">
            <text:p>407469.34</text:p>
          </table:table-cell>
          <table:table-cell office:value-type="float" office:value="488249.37" calcext:value-type="float">
            <text:p>488249.37</text:p>
          </table:table-cell>
          <table:table-cell office:value-type="float" office:value="540292.64" calcext:value-type="float">
            <text:p>540292.64</text:p>
          </table:table-cell>
          <table:table-cell office:value-type="float" office:value="532095.16" calcext:value-type="float">
            <text:p>532095.16</text:p>
          </table:table-cell>
          <table:table-cell office:value-type="float" office:value="531193.01" calcext:value-type="float">
            <text:p>531193.01</text:p>
          </table:table-cell>
          <table:table-cell office:value-type="float" office:value="586680.47" calcext:value-type="float">
            <text:p>586680.47</text:p>
          </table:table-cell>
          <table:table-cell office:value-type="float" office:value="676251.84" calcext:value-type="float">
            <text:p>676251.84</text:p>
          </table:table-cell>
          <table:table-cell office:value-type="float" office:value="784257.04" calcext:value-type="float">
            <text:p>784257.04</text:p>
          </table:table-cell>
          <table:table-cell office:value-type="float" office:value="728449.77" calcext:value-type="float">
            <text:p>728449.77</text:p>
          </table:table-cell>
          <table:table-cell office:value-type="float" office:value="64019980" calcext:value-type="float">
            <text:p>64019980</text:p>
          </table:table-cell>
          <table:table-cell office:value-type="float" office:value="73851310" calcext:value-type="float">
            <text:p>73851310</text:p>
          </table:table-cell>
          <table:table-cell office:value-type="float" office:value="75788910" calcext:value-type="float">
            <text:p>75788910</text:p>
          </table:table-cell>
          <table:table-cell office:value-type="float" office:value="77993570" calcext:value-type="float">
            <text:p>77993570</text:p>
          </table:table-cell>
          <table:table-cell office:value-type="float" office:value="107711200" calcext:value-type="float">
            <text:p>107711200</text:p>
          </table:table-cell>
          <table:table-cell office:value-type="float" office:value="93544470" calcext:value-type="float">
            <text:p>93544470</text:p>
          </table:table-cell>
          <table:table-cell office:value-type="float" office:value="104401800" calcext:value-type="float">
            <text:p>104401800</text:p>
          </table:table-cell>
          <table:table-cell office:value-type="float" office:value="109887900" calcext:value-type="float">
            <text:p>109887900</text:p>
          </table:table-cell>
          <table:table-cell office:value-type="float" office:value="114165200" calcext:value-type="float">
            <text:p>114165200</text:p>
          </table:table-cell>
          <table:table-cell office:value-type="float" office:value="130943000" calcext:value-type="float">
            <text:p>130943000</text:p>
          </table:table-cell>
          <table:table-cell office:value-type="float" office:value="146048000" calcext:value-type="float">
            <text:p>146048000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70" calcext:value-type="float">
            <text:p>470</text:p>
          </table:table-cell>
          <table:table-cell office:value-type="float" office:value="494" calcext:value-type="float">
            <text:p>494</text:p>
          </table:table-cell>
          <table:table-cell office:value-type="float" office:value="531" calcext:value-type="float">
            <text:p>531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446" calcext:value-type="float">
            <text:p>446</text:p>
          </table:table-cell>
          <table:table-cell office:value-type="float" office:value="486" calcext:value-type="float">
            <text:p>486</text:p>
          </table:table-cell>
          <table:table-cell office:value-type="float" office:value="474" calcext:value-type="float">
            <text:p>474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string" calcext:value-type="string">
            <text:p>PONTE ALTA DO NOR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0" calcext:value-type="float">
            <text:p>3310</text:p>
          </table:table-cell>
          <table:table-cell office:value-type="float" office:value="3316" calcext:value-type="float">
            <text:p>3316</text:p>
          </table:table-cell>
          <table:table-cell office:value-type="float" office:value="3381" calcext:value-type="float">
            <text:p>3381</text:p>
          </table:table-cell>
          <table:table-cell office:value-type="float" office:value="3389" calcext:value-type="float">
            <text:p>3389</text:p>
          </table:table-cell>
          <table:table-cell office:value-type="float" office:value="3397" calcext:value-type="float">
            <text:p>3397</text:p>
          </table:table-cell>
          <table:table-cell office:value-type="float" office:value="3405" calcext:value-type="float">
            <text:p>3405</text:p>
          </table:table-cell>
          <table:table-cell office:value-type="float" office:value="3413" calcext:value-type="float">
            <text:p>3413</text:p>
          </table:table-cell>
          <table:table-cell office:value-type="float" office:value="3408" calcext:value-type="float">
            <text:p>3408</text:p>
          </table:table-cell>
          <table:table-cell office:value-type="float" office:value="3414" calcext:value-type="float">
            <text:p>3414</text:p>
          </table:table-cell>
          <table:table-cell office:value-type="float" office:value="3420" calcext:value-type="float">
            <text:p>3420</text:p>
          </table:table-cell>
          <table:table-cell office:value-type="float" office:value="461805.76" calcext:value-type="float">
            <text:p>461805.76</text:p>
          </table:table-cell>
          <table:table-cell office:value-type="float" office:value="564102.18" calcext:value-type="float">
            <text:p>564102.18</text:p>
          </table:table-cell>
          <table:table-cell office:value-type="float" office:value="555996.85" calcext:value-type="float">
            <text:p>555996.85</text:p>
          </table:table-cell>
          <table:table-cell office:value-type="float" office:value="632251.39" calcext:value-type="float">
            <text:p>632251.39</text:p>
          </table:table-cell>
          <table:table-cell office:value-type="float" office:value="685061.84" calcext:value-type="float">
            <text:p>685061.84</text:p>
          </table:table-cell>
          <table:table-cell office:value-type="float" office:value="808824.2" calcext:value-type="float">
            <text:p>808824.2</text:p>
          </table:table-cell>
          <table:table-cell office:value-type="float" office:value="951980.59" calcext:value-type="float">
            <text:p>951980.59</text:p>
          </table:table-cell>
          <table:table-cell office:value-type="float" office:value="1110955.41" calcext:value-type="float">
            <text:p>1110955.41</text:p>
          </table:table-cell>
          <table:table-cell office:value-type="float" office:value="1099309.7" calcext:value-type="float">
            <text:p>1099309.7</text:p>
          </table:table-cell>
          <table:table-cell office:value-type="float" office:value="1085414.37" calcext:value-type="float">
            <text:p>1085414.37</text:p>
          </table:table-cell>
          <table:table-cell office:value-type="float" office:value="1114865.97" calcext:value-type="float">
            <text:p>1114865.97</text:p>
          </table:table-cell>
          <table:table-cell office:value-type="float" office:value="74258700" calcext:value-type="float">
            <text:p>74258700</text:p>
          </table:table-cell>
          <table:table-cell office:value-type="float" office:value="78833360" calcext:value-type="float">
            <text:p>78833360</text:p>
          </table:table-cell>
          <table:table-cell office:value-type="float" office:value="87405410" calcext:value-type="float">
            <text:p>87405410</text:p>
          </table:table-cell>
          <table:table-cell office:value-type="float" office:value="95619900" calcext:value-type="float">
            <text:p>95619900</text:p>
          </table:table-cell>
          <table:table-cell office:value-type="float" office:value="81083470" calcext:value-type="float">
            <text:p>81083470</text:p>
          </table:table-cell>
          <table:table-cell office:value-type="float" office:value="74608880" calcext:value-type="float">
            <text:p>74608880</text:p>
          </table:table-cell>
          <table:table-cell office:value-type="float" office:value="79705740" calcext:value-type="float">
            <text:p>79705740</text:p>
          </table:table-cell>
          <table:table-cell office:value-type="float" office:value="110203600" calcext:value-type="float">
            <text:p>110203600</text:p>
          </table:table-cell>
          <table:table-cell office:value-type="float" office:value="115306000" calcext:value-type="float">
            <text:p>115306000</text:p>
          </table:table-cell>
          <table:table-cell office:value-type="float" office:value="114123000" calcext:value-type="float">
            <text:p>114123000</text:p>
          </table:table-cell>
          <table:table-cell office:value-type="float" office:value="138328000" calcext:value-type="float">
            <text:p>138328000</text:p>
          </table:table-cell>
          <table:table-cell office:value-type="float" office:value="549" calcext:value-type="float">
            <text:p>549</text:p>
          </table:table-cell>
          <table:table-cell office:value-type="float" office:value="584" calcext:value-type="float">
            <text:p>584</text:p>
          </table:table-cell>
          <table:table-cell office:value-type="float" office:value="535" calcext:value-type="float">
            <text:p>535</text:p>
          </table:table-cell>
          <table:table-cell office:value-type="float" office:value="588" calcext:value-type="float">
            <text:p>588</text:p>
          </table:table-cell>
          <table:table-cell office:value-type="float" office:value="596" calcext:value-type="float">
            <text:p>596</text:p>
          </table:table-cell>
          <table:table-cell office:value-type="float" office:value="592" calcext:value-type="float">
            <text:p>592</text:p>
          </table:table-cell>
          <table:table-cell office:value-type="float" office:value="630" calcext:value-type="float">
            <text:p>630</text:p>
          </table:table-cell>
          <table:table-cell office:value-type="float" office:value="668" calcext:value-type="float">
            <text:p>668</text:p>
          </table:table-cell>
          <table:table-cell office:value-type="float" office:value="705" calcext:value-type="float">
            <text:p>705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PONTE SERRA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68" calcext:value-type="float">
            <text:p>11068</text:p>
          </table:table-cell>
          <table:table-cell office:value-type="float" office:value="11102" calcext:value-type="float">
            <text:p>11102</text:p>
          </table:table-cell>
          <table:table-cell office:value-type="float" office:value="11358" calcext:value-type="float">
            <text:p>11358</text:p>
          </table:table-cell>
          <table:table-cell office:value-type="float" office:value="11405" calcext:value-type="float">
            <text:p>11405</text:p>
          </table:table-cell>
          <table:table-cell office:value-type="float" office:value="11452" calcext:value-type="float">
            <text:p>11452</text:p>
          </table:table-cell>
          <table:table-cell office:value-type="float" office:value="11499" calcext:value-type="float">
            <text:p>11499</text:p>
          </table:table-cell>
          <table:table-cell office:value-type="float" office:value="11545" calcext:value-type="float">
            <text:p>11545</text:p>
          </table:table-cell>
          <table:table-cell office:value-type="float" office:value="11552" calcext:value-type="float">
            <text:p>11552</text:p>
          </table:table-cell>
          <table:table-cell office:value-type="float" office:value="11593" calcext:value-type="float">
            <text:p>11593</text:p>
          </table:table-cell>
          <table:table-cell office:value-type="float" office:value="11634" calcext:value-type="float">
            <text:p>11634</text:p>
          </table:table-cell>
          <table:table-cell office:value-type="float" office:value="1332077.76" calcext:value-type="float">
            <text:p>1332077.76</text:p>
          </table:table-cell>
          <table:table-cell office:value-type="float" office:value="1604278.72" calcext:value-type="float">
            <text:p>1604278.72</text:p>
          </table:table-cell>
          <table:table-cell office:value-type="float" office:value="1817151.25" calcext:value-type="float">
            <text:p>1817151.25</text:p>
          </table:table-cell>
          <table:table-cell office:value-type="float" office:value="2045681.18" calcext:value-type="float">
            <text:p>2045681.18</text:p>
          </table:table-cell>
          <table:table-cell office:value-type="float" office:value="2262180.74" calcext:value-type="float">
            <text:p>2262180.74</text:p>
          </table:table-cell>
          <table:table-cell office:value-type="float" office:value="2476155.43" calcext:value-type="float">
            <text:p>2476155.43</text:p>
          </table:table-cell>
          <table:table-cell office:value-type="float" office:value="2643090.3" calcext:value-type="float">
            <text:p>2643090.3</text:p>
          </table:table-cell>
          <table:table-cell office:value-type="float" office:value="2446913.98" calcext:value-type="float">
            <text:p>2446913.98</text:p>
          </table:table-cell>
          <table:table-cell office:value-type="float" office:value="2418392.23" calcext:value-type="float">
            <text:p>2418392.23</text:p>
          </table:table-cell>
          <table:table-cell office:value-type="float" office:value="2499764.43" calcext:value-type="float">
            <text:p>2499764.43</text:p>
          </table:table-cell>
          <table:table-cell office:value-type="float" office:value="2501944.27" calcext:value-type="float">
            <text:p>2501944.27</text:p>
          </table:table-cell>
          <table:table-cell office:value-type="float" office:value="154028400" calcext:value-type="float">
            <text:p>154028400</text:p>
          </table:table-cell>
          <table:table-cell office:value-type="float" office:value="176063900" calcext:value-type="float">
            <text:p>176063900</text:p>
          </table:table-cell>
          <table:table-cell office:value-type="float" office:value="203200200" calcext:value-type="float">
            <text:p>203200200</text:p>
          </table:table-cell>
          <table:table-cell office:value-type="float" office:value="245046300" calcext:value-type="float">
            <text:p>245046300</text:p>
          </table:table-cell>
          <table:table-cell office:value-type="float" office:value="210409500" calcext:value-type="float">
            <text:p>210409500</text:p>
          </table:table-cell>
          <table:table-cell office:value-type="float" office:value="206329300" calcext:value-type="float">
            <text:p>206329300</text:p>
          </table:table-cell>
          <table:table-cell office:value-type="float" office:value="218210600" calcext:value-type="float">
            <text:p>218210600</text:p>
          </table:table-cell>
          <table:table-cell office:value-type="float" office:value="225477700" calcext:value-type="float">
            <text:p>225477700</text:p>
          </table:table-cell>
          <table:table-cell office:value-type="float" office:value="226904700" calcext:value-type="float">
            <text:p>226904700</text:p>
          </table:table-cell>
          <table:table-cell office:value-type="float" office:value="226671000" calcext:value-type="float">
            <text:p>226671000</text:p>
          </table:table-cell>
          <table:table-cell office:value-type="float" office:value="249948000" calcext:value-type="float">
            <text:p>249948000</text:p>
          </table:table-cell>
          <table:table-cell office:value-type="float" office:value="1655" calcext:value-type="float">
            <text:p>1655</text:p>
          </table:table-cell>
          <table:table-cell office:value-type="float" office:value="1816" calcext:value-type="float">
            <text:p>1816</text:p>
          </table:table-cell>
          <table:table-cell office:value-type="float" office:value="1832" calcext:value-type="float">
            <text:p>1832</text:p>
          </table:table-cell>
          <table:table-cell office:value-type="float" office:value="1765" calcext:value-type="float">
            <text:p>1765</text:p>
          </table:table-cell>
          <table:table-cell office:value-type="float" office:value="1829" calcext:value-type="float">
            <text:p>1829</text:p>
          </table:table-cell>
          <table:table-cell office:value-type="float" office:value="1819" calcext:value-type="float">
            <text:p>1819</text:p>
          </table:table-cell>
          <table:table-cell office:value-type="float" office:value="1764" calcext:value-type="float">
            <text:p>1764</text:p>
          </table:table-cell>
          <table:table-cell office:value-type="float" office:value="1579" calcext:value-type="float">
            <text:p>1579</text:p>
          </table:table-cell>
          <table:table-cell office:value-type="float" office:value="1471" calcext:value-type="float">
            <text:p>1471</text:p>
          </table:table-cell>
          <table:table-cell office:value-type="float" office:value="1431" calcext:value-type="float">
            <text:p>1431</text:p>
          </table:table-cell>
          <table:table-cell office:value-type="float" office:value="1471" calcext:value-type="float">
            <text:p>147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PORTO BEL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496" calcext:value-type="float">
            <text:p>16496</text:p>
          </table:table-cell>
          <table:table-cell office:value-type="float" office:value="16896" calcext:value-type="float">
            <text:p>16896</text:p>
          </table:table-cell>
          <table:table-cell office:value-type="float" office:value="18066" calcext:value-type="float">
            <text:p>18066</text:p>
          </table:table-cell>
          <table:table-cell office:value-type="float" office:value="18630" calcext:value-type="float">
            <text:p>18630</text:p>
          </table:table-cell>
          <table:table-cell office:value-type="float" office:value="19189" calcext:value-type="float">
            <text:p>19189</text:p>
          </table:table-cell>
          <table:table-cell office:value-type="float" office:value="19744" calcext:value-type="float">
            <text:p>19744</text:p>
          </table:table-cell>
          <table:table-cell office:value-type="float" office:value="20294" calcext:value-type="float">
            <text:p>20294</text:p>
          </table:table-cell>
          <table:table-cell office:value-type="float" office:value="20834" calcext:value-type="float">
            <text:p>20834</text:p>
          </table:table-cell>
          <table:table-cell office:value-type="float" office:value="21388" calcext:value-type="float">
            <text:p>21388</text:p>
          </table:table-cell>
          <table:table-cell office:value-type="float" office:value="21932" calcext:value-type="float">
            <text:p>21932</text:p>
          </table:table-cell>
          <table:table-cell office:value-type="float" office:value="2749579.49" calcext:value-type="float">
            <text:p>2749579.49</text:p>
          </table:table-cell>
          <table:table-cell office:value-type="float" office:value="3410449.3" calcext:value-type="float">
            <text:p>3410449.3</text:p>
          </table:table-cell>
          <table:table-cell office:value-type="float" office:value="4150475.3" calcext:value-type="float">
            <text:p>4150475.3</text:p>
          </table:table-cell>
          <table:table-cell office:value-type="float" office:value="5285807.52" calcext:value-type="float">
            <text:p>5285807.52</text:p>
          </table:table-cell>
          <table:table-cell office:value-type="float" office:value="6357329.44" calcext:value-type="float">
            <text:p>6357329.44</text:p>
          </table:table-cell>
          <table:table-cell office:value-type="float" office:value="6717352.63" calcext:value-type="float">
            <text:p>6717352.63</text:p>
          </table:table-cell>
          <table:table-cell office:value-type="float" office:value="6799298.99" calcext:value-type="float">
            <text:p>6799298.99</text:p>
          </table:table-cell>
          <table:table-cell office:value-type="float" office:value="8760655.34" calcext:value-type="float">
            <text:p>8760655.34</text:p>
          </table:table-cell>
          <table:table-cell office:value-type="float" office:value="10426179.24" calcext:value-type="float">
            <text:p>10426179.24</text:p>
          </table:table-cell>
          <table:table-cell office:value-type="float" office:value="10859110.15" calcext:value-type="float">
            <text:p>10859110.15</text:p>
          </table:table-cell>
          <table:table-cell office:value-type="float" office:value="11351733.08" calcext:value-type="float">
            <text:p>11351733.08</text:p>
          </table:table-cell>
          <table:table-cell office:value-type="float" office:value="567926000" calcext:value-type="float">
            <text:p>567926000</text:p>
          </table:table-cell>
          <table:table-cell office:value-type="float" office:value="604122400" calcext:value-type="float">
            <text:p>604122400</text:p>
          </table:table-cell>
          <table:table-cell office:value-type="float" office:value="666258200" calcext:value-type="float">
            <text:p>666258200</text:p>
          </table:table-cell>
          <table:table-cell office:value-type="float" office:value="735349800" calcext:value-type="float">
            <text:p>735349800</text:p>
          </table:table-cell>
          <table:table-cell office:value-type="float" office:value="831065300" calcext:value-type="float">
            <text:p>831065300</text:p>
          </table:table-cell>
          <table:table-cell office:value-type="float" office:value="878271800" calcext:value-type="float">
            <text:p>878271800</text:p>
          </table:table-cell>
          <table:table-cell office:value-type="float" office:value="884185500" calcext:value-type="float">
            <text:p>884185500</text:p>
          </table:table-cell>
          <table:table-cell office:value-type="float" office:value="945196000" calcext:value-type="float">
            <text:p>945196000</text:p>
          </table:table-cell>
          <table:table-cell office:value-type="float" office:value="1177910000" calcext:value-type="float">
            <text:p>1177910000</text:p>
          </table:table-cell>
          <table:table-cell office:value-type="float" office:value="1262672000" calcext:value-type="float">
            <text:p>1262672000</text:p>
          </table:table-cell>
          <table:table-cell office:value-type="float" office:value="1334187000" calcext:value-type="float">
            <text:p>1334187000</text:p>
          </table:table-cell>
          <table:table-cell office:value-type="float" office:value="2959" calcext:value-type="float">
            <text:p>2959</text:p>
          </table:table-cell>
          <table:table-cell office:value-type="float" office:value="3302" calcext:value-type="float">
            <text:p>3302</text:p>
          </table:table-cell>
          <table:table-cell office:value-type="float" office:value="3495" calcext:value-type="float">
            <text:p>3495</text:p>
          </table:table-cell>
          <table:table-cell office:value-type="float" office:value="3948" calcext:value-type="float">
            <text:p>3948</text:p>
          </table:table-cell>
          <table:table-cell office:value-type="float" office:value="4259" calcext:value-type="float">
            <text:p>4259</text:p>
          </table:table-cell>
          <table:table-cell office:value-type="float" office:value="4198" calcext:value-type="float">
            <text:p>4198</text:p>
          </table:table-cell>
          <table:table-cell office:value-type="float" office:value="4002" calcext:value-type="float">
            <text:p>4002</text:p>
          </table:table-cell>
          <table:table-cell office:value-type="float" office:value="4807" calcext:value-type="float">
            <text:p>4807</text:p>
          </table:table-cell>
          <table:table-cell office:value-type="float" office:value="5544" calcext:value-type="float">
            <text:p>5544</text:p>
          </table:table-cell>
          <table:table-cell office:value-type="float" office:value="5496" calcext:value-type="float">
            <text:p>5496</text:p>
          </table:table-cell>
          <table:table-cell office:value-type="float" office:value="5985" calcext:value-type="float">
            <text:p>5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ORTO UNIÃ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619" calcext:value-type="float">
            <text:p>33619</text:p>
          </table:table-cell>
          <table:table-cell office:value-type="float" office:value="33740" calcext:value-type="float">
            <text:p>33740</text:p>
          </table:table-cell>
          <table:table-cell office:value-type="float" office:value="34551" calcext:value-type="float">
            <text:p>34551</text:p>
          </table:table-cell>
          <table:table-cell office:value-type="float" office:value="34717" calcext:value-type="float">
            <text:p>34717</text:p>
          </table:table-cell>
          <table:table-cell office:value-type="float" office:value="34882" calcext:value-type="float">
            <text:p>34882</text:p>
          </table:table-cell>
          <table:table-cell office:value-type="float" office:value="35045" calcext:value-type="float">
            <text:p>35045</text:p>
          </table:table-cell>
          <table:table-cell office:value-type="float" office:value="35207" calcext:value-type="float">
            <text:p>35207</text:p>
          </table:table-cell>
          <table:table-cell office:value-type="float" office:value="35250" calcext:value-type="float">
            <text:p>35250</text:p>
          </table:table-cell>
          <table:table-cell office:value-type="float" office:value="35398" calcext:value-type="float">
            <text:p>35398</text:p>
          </table:table-cell>
          <table:table-cell office:value-type="float" office:value="35543" calcext:value-type="float">
            <text:p>35543</text:p>
          </table:table-cell>
          <table:table-cell office:value-type="float" office:value="3411621" calcext:value-type="float">
            <text:p>3411621</text:p>
          </table:table-cell>
          <table:table-cell office:value-type="float" office:value="4005169.61" calcext:value-type="float">
            <text:p>4005169.61</text:p>
          </table:table-cell>
          <table:table-cell office:value-type="float" office:value="4914967.77" calcext:value-type="float">
            <text:p>4914967.77</text:p>
          </table:table-cell>
          <table:table-cell office:value-type="float" office:value="5442215.18" calcext:value-type="float">
            <text:p>5442215.18</text:p>
          </table:table-cell>
          <table:table-cell office:value-type="float" office:value="6356249.52" calcext:value-type="float">
            <text:p>6356249.52</text:p>
          </table:table-cell>
          <table:table-cell office:value-type="float" office:value="6612707.68" calcext:value-type="float">
            <text:p>6612707.68</text:p>
          </table:table-cell>
          <table:table-cell office:value-type="float" office:value="7011549.29" calcext:value-type="float">
            <text:p>7011549.29</text:p>
          </table:table-cell>
          <table:table-cell office:value-type="float" office:value="7599444.2" calcext:value-type="float">
            <text:p>7599444.2</text:p>
          </table:table-cell>
          <table:table-cell office:value-type="float" office:value="8325761.96" calcext:value-type="float">
            <text:p>8325761.96</text:p>
          </table:table-cell>
          <table:table-cell office:value-type="float" office:value="9182822.95" calcext:value-type="float">
            <text:p>9182822.95</text:p>
          </table:table-cell>
          <table:table-cell office:value-type="float" office:value="9837455.31" calcext:value-type="float">
            <text:p>9837455.31</text:p>
          </table:table-cell>
          <table:table-cell office:value-type="float" office:value="381850600" calcext:value-type="float">
            <text:p>381850600</text:p>
          </table:table-cell>
          <table:table-cell office:value-type="float" office:value="428640000" calcext:value-type="float">
            <text:p>428640000</text:p>
          </table:table-cell>
          <table:table-cell office:value-type="float" office:value="478946800" calcext:value-type="float">
            <text:p>478946800</text:p>
          </table:table-cell>
          <table:table-cell office:value-type="float" office:value="507225100" calcext:value-type="float">
            <text:p>507225100</text:p>
          </table:table-cell>
          <table:table-cell office:value-type="float" office:value="575418300" calcext:value-type="float">
            <text:p>575418300</text:p>
          </table:table-cell>
          <table:table-cell office:value-type="float" office:value="574460700" calcext:value-type="float">
            <text:p>574460700</text:p>
          </table:table-cell>
          <table:table-cell office:value-type="float" office:value="611652400" calcext:value-type="float">
            <text:p>611652400</text:p>
          </table:table-cell>
          <table:table-cell office:value-type="float" office:value="703089800" calcext:value-type="float">
            <text:p>703089800</text:p>
          </table:table-cell>
          <table:table-cell office:value-type="float" office:value="755314100" calcext:value-type="float">
            <text:p>755314100</text:p>
          </table:table-cell>
          <table:table-cell office:value-type="float" office:value="778430000" calcext:value-type="float">
            <text:p>778430000</text:p>
          </table:table-cell>
          <table:table-cell office:value-type="float" office:value="913881000" calcext:value-type="float">
            <text:p>913881000</text:p>
          </table:table-cell>
          <table:table-cell office:value-type="float" office:value="3743" calcext:value-type="float">
            <text:p>3743</text:p>
          </table:table-cell>
          <table:table-cell office:value-type="float" office:value="3953" calcext:value-type="float">
            <text:p>3953</text:p>
          </table:table-cell>
          <table:table-cell office:value-type="float" office:value="4328" calcext:value-type="float">
            <text:p>4328</text:p>
          </table:table-cell>
          <table:table-cell office:value-type="float" office:value="4439" calcext:value-type="float">
            <text:p>4439</text:p>
          </table:table-cell>
          <table:table-cell office:value-type="float" office:value="4571" calcext:value-type="float">
            <text:p>4571</text:p>
          </table:table-cell>
          <table:table-cell office:value-type="float" office:value="4405" calcext:value-type="float">
            <text:p>4405</text:p>
          </table:table-cell>
          <table:table-cell office:value-type="float" office:value="4398" calcext:value-type="float">
            <text:p>4398</text:p>
          </table:table-cell>
          <table:table-cell office:value-type="float" office:value="4464" calcext:value-type="float">
            <text:p>4464</text:p>
          </table:table-cell>
          <table:table-cell office:value-type="float" office:value="4666" calcext:value-type="float">
            <text:p>4666</text:p>
          </table:table-cell>
          <table:table-cell office:value-type="float" office:value="5078" calcext:value-type="float">
            <text:p>5078</text:p>
          </table:table-cell>
          <table:table-cell office:value-type="float" office:value="5385" calcext:value-type="float">
            <text:p>5385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POUSO REDON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11" calcext:value-type="float">
            <text:p>15011</text:p>
          </table:table-cell>
          <table:table-cell office:value-type="float" office:value="15204" calcext:value-type="float">
            <text:p>15204</text:p>
          </table:table-cell>
          <table:table-cell office:value-type="float" office:value="15882" calcext:value-type="float">
            <text:p>15882</text:p>
          </table:table-cell>
          <table:table-cell office:value-type="float" office:value="16154" calcext:value-type="float">
            <text:p>16154</text:p>
          </table:table-cell>
          <table:table-cell office:value-type="float" office:value="16424" calcext:value-type="float">
            <text:p>16424</text:p>
          </table:table-cell>
          <table:table-cell office:value-type="float" office:value="16692" calcext:value-type="float">
            <text:p>16692</text:p>
          </table:table-cell>
          <table:table-cell office:value-type="float" office:value="16957" calcext:value-type="float">
            <text:p>16957</text:p>
          </table:table-cell>
          <table:table-cell office:value-type="float" office:value="17189" calcext:value-type="float">
            <text:p>17189</text:p>
          </table:table-cell>
          <table:table-cell office:value-type="float" office:value="17453" calcext:value-type="float">
            <text:p>17453</text:p>
          </table:table-cell>
          <table:table-cell office:value-type="float" office:value="17712" calcext:value-type="float">
            <text:p>17712</text:p>
          </table:table-cell>
          <table:table-cell office:value-type="float" office:value="3147633.85" calcext:value-type="float">
            <text:p>3147633.85</text:p>
          </table:table-cell>
          <table:table-cell office:value-type="float" office:value="3843679.32" calcext:value-type="float">
            <text:p>3843679.32</text:p>
          </table:table-cell>
          <table:table-cell office:value-type="float" office:value="4624173.03" calcext:value-type="float">
            <text:p>4624173.03</text:p>
          </table:table-cell>
          <table:table-cell office:value-type="float" office:value="5486094.33" calcext:value-type="float">
            <text:p>5486094.33</text:p>
          </table:table-cell>
          <table:table-cell office:value-type="float" office:value="6553561.34" calcext:value-type="float">
            <text:p>6553561.34</text:p>
          </table:table-cell>
          <table:table-cell office:value-type="float" office:value="7043557.62" calcext:value-type="float">
            <text:p>7043557.62</text:p>
          </table:table-cell>
          <table:table-cell office:value-type="float" office:value="7592911.12" calcext:value-type="float">
            <text:p>7592911.12</text:p>
          </table:table-cell>
          <table:table-cell office:value-type="float" office:value="8083524.53" calcext:value-type="float">
            <text:p>8083524.53</text:p>
          </table:table-cell>
          <table:table-cell office:value-type="float" office:value="8364500.63" calcext:value-type="float">
            <text:p>8364500.63</text:p>
          </table:table-cell>
          <table:table-cell office:value-type="float" office:value="9176232.1" calcext:value-type="float">
            <text:p>9176232.1</text:p>
          </table:table-cell>
          <table:table-cell office:value-type="float" office:value="9543992.27" calcext:value-type="float">
            <text:p>9543992.27</text:p>
          </table:table-cell>
          <table:table-cell office:value-type="float" office:value="235415000" calcext:value-type="float">
            <text:p>235415000</text:p>
          </table:table-cell>
          <table:table-cell office:value-type="float" office:value="258642900" calcext:value-type="float">
            <text:p>258642900</text:p>
          </table:table-cell>
          <table:table-cell office:value-type="float" office:value="291830900" calcext:value-type="float">
            <text:p>291830900</text:p>
          </table:table-cell>
          <table:table-cell office:value-type="float" office:value="404286500" calcext:value-type="float">
            <text:p>404286500</text:p>
          </table:table-cell>
          <table:table-cell office:value-type="float" office:value="483464600" calcext:value-type="float">
            <text:p>483464600</text:p>
          </table:table-cell>
          <table:table-cell office:value-type="float" office:value="435330700" calcext:value-type="float">
            <text:p>435330700</text:p>
          </table:table-cell>
          <table:table-cell office:value-type="float" office:value="490796100" calcext:value-type="float">
            <text:p>490796100</text:p>
          </table:table-cell>
          <table:table-cell office:value-type="float" office:value="520724300" calcext:value-type="float">
            <text:p>520724300</text:p>
          </table:table-cell>
          <table:table-cell office:value-type="float" office:value="483992200" calcext:value-type="float">
            <text:p>483992200</text:p>
          </table:table-cell>
          <table:table-cell office:value-type="float" office:value="552798000" calcext:value-type="float">
            <text:p>552798000</text:p>
          </table:table-cell>
          <table:table-cell office:value-type="float" office:value="643935000" calcext:value-type="float">
            <text:p>643935000</text:p>
          </table:table-cell>
          <table:table-cell office:value-type="float" office:value="3225" calcext:value-type="float">
            <text:p>3225</text:p>
          </table:table-cell>
          <table:table-cell office:value-type="float" office:value="3286" calcext:value-type="float">
            <text:p>3286</text:p>
          </table:table-cell>
          <table:table-cell office:value-type="float" office:value="3505" calcext:value-type="float">
            <text:p>3505</text:p>
          </table:table-cell>
          <table:table-cell office:value-type="float" office:value="3682" calcext:value-type="float">
            <text:p>3682</text:p>
          </table:table-cell>
          <table:table-cell office:value-type="float" office:value="4006" calcext:value-type="float">
            <text:p>4006</text:p>
          </table:table-cell>
          <table:table-cell office:value-type="float" office:value="3888" calcext:value-type="float">
            <text:p>3888</text:p>
          </table:table-cell>
          <table:table-cell office:value-type="float" office:value="3861" calcext:value-type="float">
            <text:p>3861</text:p>
          </table:table-cell>
          <table:table-cell office:value-type="float" office:value="3993" calcext:value-type="float">
            <text:p>3993</text:p>
          </table:table-cell>
          <table:table-cell office:value-type="float" office:value="3952" calcext:value-type="float">
            <text:p>3952</text:p>
          </table:table-cell>
          <table:table-cell office:value-type="float" office:value="4161" calcext:value-type="float">
            <text:p>4161</text:p>
          </table:table-cell>
          <table:table-cell office:value-type="float" office:value="4301" calcext:value-type="float">
            <text:p>43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RAIA GRAN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66" calcext:value-type="float">
            <text:p>7266</text:p>
          </table:table-cell>
          <table:table-cell office:value-type="float" office:value="7265" calcext:value-type="float">
            <text:p>7265</text:p>
          </table:table-cell>
          <table:table-cell office:value-type="float" office:value="7377" calcext:value-type="float">
            <text:p>7377</text:p>
          </table:table-cell>
          <table:table-cell office:value-type="float" office:value="7374" calcext:value-type="float">
            <text:p>7374</text:p>
          </table:table-cell>
          <table:table-cell office:value-type="float" office:value="7370" calcext:value-type="float">
            <text:p>7370</text:p>
          </table:table-cell>
          <table:table-cell office:value-type="float" office:value="7367" calcext:value-type="float">
            <text:p>7367</text:p>
          </table:table-cell>
          <table:table-cell office:value-type="float" office:value="7364" calcext:value-type="float">
            <text:p>7364</text:p>
          </table:table-cell>
          <table:table-cell office:value-type="float" office:value="7326" calcext:value-type="float">
            <text:p>7326</text:p>
          </table:table-cell>
          <table:table-cell office:value-type="float" office:value="7319" calcext:value-type="float">
            <text:p>7319</text:p>
          </table:table-cell>
          <table:table-cell office:value-type="float" office:value="7312" calcext:value-type="float">
            <text:p>7312</text:p>
          </table:table-cell>
          <table:table-cell office:value-type="float" office:value="882526.26" calcext:value-type="float">
            <text:p>882526.26</text:p>
          </table:table-cell>
          <table:table-cell office:value-type="float" office:value="1036560.86" calcext:value-type="float">
            <text:p>1036560.86</text:p>
          </table:table-cell>
          <table:table-cell office:value-type="float" office:value="1227151.03" calcext:value-type="float">
            <text:p>1227151.03</text:p>
          </table:table-cell>
          <table:table-cell office:value-type="float" office:value="1405297.69" calcext:value-type="float">
            <text:p>1405297.69</text:p>
          </table:table-cell>
          <table:table-cell office:value-type="float" office:value="1551270.56" calcext:value-type="float">
            <text:p>1551270.56</text:p>
          </table:table-cell>
          <table:table-cell office:value-type="float" office:value="1535842.07" calcext:value-type="float">
            <text:p>1535842.07</text:p>
          </table:table-cell>
          <table:table-cell office:value-type="float" office:value="1571666.89" calcext:value-type="float">
            <text:p>1571666.89</text:p>
          </table:table-cell>
          <table:table-cell office:value-type="float" office:value="1608064.55" calcext:value-type="float">
            <text:p>1608064.55</text:p>
          </table:table-cell>
          <table:table-cell office:value-type="float" office:value="1721910.97" calcext:value-type="float">
            <text:p>1721910.97</text:p>
          </table:table-cell>
          <table:table-cell office:value-type="float" office:value="1999771.54" calcext:value-type="float">
            <text:p>1999771.54</text:p>
          </table:table-cell>
          <table:table-cell office:value-type="float" office:value="1969233.83" calcext:value-type="float">
            <text:p>1969233.83</text:p>
          </table:table-cell>
          <table:table-cell office:value-type="float" office:value="87287440" calcext:value-type="float">
            <text:p>87287440</text:p>
          </table:table-cell>
          <table:table-cell office:value-type="float" office:value="85439550" calcext:value-type="float">
            <text:p>85439550</text:p>
          </table:table-cell>
          <table:table-cell office:value-type="float" office:value="146742400" calcext:value-type="float">
            <text:p>146742400</text:p>
          </table:table-cell>
          <table:table-cell office:value-type="float" office:value="114635200" calcext:value-type="float">
            <text:p>114635200</text:p>
          </table:table-cell>
          <table:table-cell office:value-type="float" office:value="128769500" calcext:value-type="float">
            <text:p>128769500</text:p>
          </table:table-cell>
          <table:table-cell office:value-type="float" office:value="129246100" calcext:value-type="float">
            <text:p>129246100</text:p>
          </table:table-cell>
          <table:table-cell office:value-type="float" office:value="140105600" calcext:value-type="float">
            <text:p>140105600</text:p>
          </table:table-cell>
          <table:table-cell office:value-type="float" office:value="155813600" calcext:value-type="float">
            <text:p>155813600</text:p>
          </table:table-cell>
          <table:table-cell office:value-type="float" office:value="160285800" calcext:value-type="float">
            <text:p>160285800</text:p>
          </table:table-cell>
          <table:table-cell office:value-type="float" office:value="169487000" calcext:value-type="float">
            <text:p>169487000</text:p>
          </table:table-cell>
          <table:table-cell office:value-type="float" office:value="190251000" calcext:value-type="float">
            <text:p>190251000</text:p>
          </table:table-cell>
          <table:table-cell office:value-type="float" office:value="953" calcext:value-type="float">
            <text:p>953</text:p>
          </table:table-cell>
          <table:table-cell office:value-type="float" office:value="1038" calcext:value-type="float">
            <text:p>1038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office:value-type="float" office:value="1159" calcext:value-type="float">
            <text:p>1159</text:p>
          </table:table-cell>
          <table:table-cell office:value-type="float" office:value="1036" calcext:value-type="float">
            <text:p>1036</text:p>
          </table:table-cell>
          <table:table-cell office:value-type="float" office:value="981" calcext:value-type="float">
            <text:p>981</text:p>
          </table:table-cell>
          <table:table-cell office:value-type="float" office:value="978" calcext:value-type="float">
            <text:p>978</text:p>
          </table:table-cell>
          <table:table-cell office:value-type="float" office:value="989" calcext:value-type="float">
            <text:p>989</text:p>
          </table:table-cell>
          <table:table-cell office:value-type="float" office:value="1101" calcext:value-type="float">
            <text:p>1101</text:p>
          </table:table-cell>
          <table:table-cell office:value-type="float" office:value="1079" calcext:value-type="float">
            <text:p>107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RESIDENTE CASTELLO BRAN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1" calcext:value-type="float">
            <text:p>1711</text:p>
          </table:table-cell>
          <table:table-cell office:value-type="float" office:value="1697" calcext:value-type="float">
            <text:p>1697</text:p>
          </table:table-cell>
          <table:table-cell office:value-type="float" office:value="1691" calcext:value-type="float">
            <text:p>1691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  <table:table-cell office:value-type="float" office:value="1630" calcext:value-type="float">
            <text:p>1630</text:p>
          </table:table-cell>
          <table:table-cell office:value-type="float" office:value="1610" calcext:value-type="float">
            <text:p>1610</text:p>
          </table:table-cell>
          <table:table-cell office:value-type="float" office:value="1590" calcext:value-type="float">
            <text:p>1590</text:p>
          </table:table-cell>
          <table:table-cell office:value-type="float" office:value="1568" calcext:value-type="float">
            <text:p>1568</text:p>
          </table:table-cell>
          <table:table-cell office:value-type="float" office:value="1547" calcext:value-type="float">
            <text:p>1547</text:p>
          </table:table-cell>
          <table:table-cell office:value-type="float" office:value="36983.73" calcext:value-type="float">
            <text:p>36983.73</text:p>
          </table:table-cell>
          <table:table-cell office:value-type="float" office:value="48371.88" calcext:value-type="float">
            <text:p>48371.88</text:p>
          </table:table-cell>
          <table:table-cell office:value-type="float" office:value="65236.36" calcext:value-type="float">
            <text:p>65236.36</text:p>
          </table:table-cell>
          <table:table-cell office:value-type="float" office:value="79165.07" calcext:value-type="float">
            <text:p>79165.07</text:p>
          </table:table-cell>
          <table:table-cell office:value-type="float" office:value="77978.6" calcext:value-type="float">
            <text:p>77978.6</text:p>
          </table:table-cell>
          <table:table-cell office:value-type="float" office:value="118329.94" calcext:value-type="float">
            <text:p>118329.94</text:p>
          </table:table-cell>
          <table:table-cell office:value-type="float" office:value="139682.35" calcext:value-type="float">
            <text:p>139682.35</text:p>
          </table:table-cell>
          <table:table-cell office:value-type="float" office:value="144419.02" calcext:value-type="float">
            <text:p>144419.02</text:p>
          </table:table-cell>
          <table:table-cell office:value-type="float" office:value="155762.21" calcext:value-type="float">
            <text:p>155762.21</text:p>
          </table:table-cell>
          <table:table-cell office:value-type="float" office:value="207523.65" calcext:value-type="float">
            <text:p>207523.65</text:p>
          </table:table-cell>
          <table:table-cell office:value-type="float" office:value="219330.59" calcext:value-type="float">
            <text:p>219330.59</text:p>
          </table:table-cell>
          <table:table-cell office:value-type="float" office:value="27283150" calcext:value-type="float">
            <text:p>27283150</text:p>
          </table:table-cell>
          <table:table-cell office:value-type="float" office:value="28889630" calcext:value-type="float">
            <text:p>28889630</text:p>
          </table:table-cell>
          <table:table-cell office:value-type="float" office:value="29260620" calcext:value-type="float">
            <text:p>29260620</text:p>
          </table:table-cell>
          <table:table-cell office:value-type="float" office:value="36484630" calcext:value-type="float">
            <text:p>36484630</text:p>
          </table:table-cell>
          <table:table-cell office:value-type="float" office:value="42485650" calcext:value-type="float">
            <text:p>42485650</text:p>
          </table:table-cell>
          <table:table-cell office:value-type="float" office:value="43463330" calcext:value-type="float">
            <text:p>43463330</text:p>
          </table:table-cell>
          <table:table-cell office:value-type="float" office:value="47984320" calcext:value-type="float">
            <text:p>47984320</text:p>
          </table:table-cell>
          <table:table-cell office:value-type="float" office:value="45854850" calcext:value-type="float">
            <text:p>45854850</text:p>
          </table:table-cell>
          <table:table-cell office:value-type="float" office:value="45954360" calcext:value-type="float">
            <text:p>45954360</text:p>
          </table:table-cell>
          <table:table-cell office:value-type="float" office:value="54908000" calcext:value-type="float">
            <text:p>54908000</text:p>
          </table:table-cell>
          <table:table-cell office:value-type="float" office:value="70785000" calcext:value-type="float">
            <text:p>7078500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PRESIDENTE GETÚL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84" calcext:value-type="float">
            <text:p>15084</text:p>
          </table:table-cell>
          <table:table-cell office:value-type="float" office:value="15273" calcext:value-type="float">
            <text:p>15273</text:p>
          </table:table-cell>
          <table:table-cell office:value-type="float" office:value="15943" calcext:value-type="float">
            <text:p>15943</text:p>
          </table:table-cell>
          <table:table-cell office:value-type="float" office:value="16210" calcext:value-type="float">
            <text:p>16210</text:p>
          </table:table-cell>
          <table:table-cell office:value-type="float" office:value="16474" calcext:value-type="float">
            <text:p>16474</text:p>
          </table:table-cell>
          <table:table-cell office:value-type="float" office:value="16736" calcext:value-type="float">
            <text:p>16736</text:p>
          </table:table-cell>
          <table:table-cell office:value-type="float" office:value="16996" calcext:value-type="float">
            <text:p>16996</text:p>
          </table:table-cell>
          <table:table-cell office:value-type="float" office:value="17215" calcext:value-type="float">
            <text:p>17215</text:p>
          </table:table-cell>
          <table:table-cell office:value-type="float" office:value="17471" calcext:value-type="float">
            <text:p>17471</text:p>
          </table:table-cell>
          <table:table-cell office:value-type="float" office:value="17726" calcext:value-type="float">
            <text:p>17726</text:p>
          </table:table-cell>
          <table:table-cell office:value-type="float" office:value="4457902.5" calcext:value-type="float">
            <text:p>4457902.5</text:p>
          </table:table-cell>
          <table:table-cell office:value-type="float" office:value="5166846.09" calcext:value-type="float">
            <text:p>5166846.09</text:p>
          </table:table-cell>
          <table:table-cell office:value-type="float" office:value="6281581.29" calcext:value-type="float">
            <text:p>6281581.29</text:p>
          </table:table-cell>
          <table:table-cell office:value-type="float" office:value="6966149.15" calcext:value-type="float">
            <text:p>6966149.15</text:p>
          </table:table-cell>
          <table:table-cell office:value-type="float" office:value="8222269.22" calcext:value-type="float">
            <text:p>8222269.22</text:p>
          </table:table-cell>
          <table:table-cell office:value-type="float" office:value="9048221.35" calcext:value-type="float">
            <text:p>9048221.35</text:p>
          </table:table-cell>
          <table:table-cell office:value-type="float" office:value="9755935.64" calcext:value-type="float">
            <text:p>9755935.64</text:p>
          </table:table-cell>
          <table:table-cell office:value-type="float" office:value="10210775.5" calcext:value-type="float">
            <text:p>10210775.5</text:p>
          </table:table-cell>
          <table:table-cell office:value-type="float" office:value="10974037.57" calcext:value-type="float">
            <text:p>10974037.57</text:p>
          </table:table-cell>
          <table:table-cell office:value-type="float" office:value="11745233.04" calcext:value-type="float">
            <text:p>11745233.04</text:p>
          </table:table-cell>
          <table:table-cell office:value-type="float" office:value="11773232.15" calcext:value-type="float">
            <text:p>11773232.15</text:p>
          </table:table-cell>
          <table:table-cell office:value-type="float" office:value="294793400" calcext:value-type="float">
            <text:p>294793400</text:p>
          </table:table-cell>
          <table:table-cell office:value-type="float" office:value="290084400" calcext:value-type="float">
            <text:p>290084400</text:p>
          </table:table-cell>
          <table:table-cell office:value-type="float" office:value="358208500" calcext:value-type="float">
            <text:p>358208500</text:p>
          </table:table-cell>
          <table:table-cell office:value-type="float" office:value="357778400" calcext:value-type="float">
            <text:p>357778400</text:p>
          </table:table-cell>
          <table:table-cell office:value-type="float" office:value="493962100" calcext:value-type="float">
            <text:p>493962100</text:p>
          </table:table-cell>
          <table:table-cell office:value-type="float" office:value="491715000" calcext:value-type="float">
            <text:p>491715000</text:p>
          </table:table-cell>
          <table:table-cell office:value-type="float" office:value="512337400" calcext:value-type="float">
            <text:p>512337400</text:p>
          </table:table-cell>
          <table:table-cell office:value-type="float" office:value="625811100" calcext:value-type="float">
            <text:p>625811100</text:p>
          </table:table-cell>
          <table:table-cell office:value-type="float" office:value="712052200" calcext:value-type="float">
            <text:p>712052200</text:p>
          </table:table-cell>
          <table:table-cell office:value-type="float" office:value="721514000" calcext:value-type="float">
            <text:p>721514000</text:p>
          </table:table-cell>
          <table:table-cell office:value-type="float" office:value="774707000" calcext:value-type="float">
            <text:p>774707000</text:p>
          </table:table-cell>
          <table:table-cell office:value-type="float" office:value="4500" calcext:value-type="float">
            <text:p>4500</text:p>
          </table:table-cell>
          <table:table-cell office:value-type="float" office:value="4873" calcext:value-type="float">
            <text:p>4873</text:p>
          </table:table-cell>
          <table:table-cell office:value-type="float" office:value="5197" calcext:value-type="float">
            <text:p>5197</text:p>
          </table:table-cell>
          <table:table-cell office:value-type="float" office:value="5331" calcext:value-type="float">
            <text:p>5331</text:p>
          </table:table-cell>
          <table:table-cell office:value-type="float" office:value="5603" calcext:value-type="float">
            <text:p>5603</text:p>
          </table:table-cell>
          <table:table-cell office:value-type="float" office:value="5757" calcext:value-type="float">
            <text:p>5757</text:p>
          </table:table-cell>
          <table:table-cell office:value-type="float" office:value="5847" calcext:value-type="float">
            <text:p>5847</text:p>
          </table:table-cell>
          <table:table-cell office:value-type="float" office:value="6001" calcext:value-type="float">
            <text:p>6001</text:p>
          </table:table-cell>
          <table:table-cell office:value-type="float" office:value="6187" calcext:value-type="float">
            <text:p>6187</text:p>
          </table:table-cell>
          <table:table-cell office:value-type="float" office:value="6378" calcext:value-type="float">
            <text:p>6378</text:p>
          </table:table-cell>
          <table:table-cell office:value-type="float" office:value="6379" calcext:value-type="float">
            <text:p>637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PRESIDENTE NERE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83" calcext:value-type="float">
            <text:p>2283</text:p>
          </table:table-cell>
          <table:table-cell office:value-type="float" office:value="2281" calcext:value-type="float">
            <text:p>2281</text:p>
          </table:table-cell>
          <table:table-cell office:value-type="float" office:value="2314" calcext:value-type="float">
            <text:p>2314</text:p>
          </table:table-cell>
          <table:table-cell office:value-type="float" office:value="2312" calcext:value-type="float">
            <text:p>2312</text:p>
          </table:table-cell>
          <table:table-cell office:value-type="float" office:value="2309" calcext:value-type="float">
            <text:p>2309</text:p>
          </table:table-cell>
          <table:table-cell office:value-type="float" office:value="2306" calcext:value-type="float">
            <text:p>2306</text:p>
          </table:table-cell>
          <table:table-cell office:value-type="float" office:value="2304" calcext:value-type="float">
            <text:p>2304</text:p>
          </table:table-cell>
          <table:table-cell office:value-type="float" office:value="2290" calcext:value-type="float">
            <text:p>2290</text:p>
          </table:table-cell>
          <table:table-cell office:value-type="float" office:value="2287" calcext:value-type="float">
            <text:p>2287</text:p>
          </table:table-cell>
          <table:table-cell office:value-type="float" office:value="2283" calcext:value-type="float">
            <text:p>2283</text:p>
          </table:table-cell>
          <table:table-cell office:value-type="float" office:value="98089.14" calcext:value-type="float">
            <text:p>98089.14</text:p>
          </table:table-cell>
          <table:table-cell office:value-type="float" office:value="96873.33" calcext:value-type="float">
            <text:p>96873.33</text:p>
          </table:table-cell>
          <table:table-cell office:value-type="float" office:value="111111.9" calcext:value-type="float">
            <text:p>111111.9</text:p>
          </table:table-cell>
          <table:table-cell office:value-type="float" office:value="139674.25" calcext:value-type="float">
            <text:p>139674.25</text:p>
          </table:table-cell>
          <table:table-cell office:value-type="float" office:value="162961.66" calcext:value-type="float">
            <text:p>162961.66</text:p>
          </table:table-cell>
          <table:table-cell office:value-type="float" office:value="196128.89" calcext:value-type="float">
            <text:p>196128.89</text:p>
          </table:table-cell>
          <table:table-cell office:value-type="float" office:value="193792.98" calcext:value-type="float">
            <text:p>193792.98</text:p>
          </table:table-cell>
          <table:table-cell office:value-type="float" office:value="202471.5" calcext:value-type="float">
            <text:p>202471.5</text:p>
          </table:table-cell>
          <table:table-cell office:value-type="float" office:value="200267.29" calcext:value-type="float">
            <text:p>200267.29</text:p>
          </table:table-cell>
          <table:table-cell office:value-type="float" office:value="251094.21" calcext:value-type="float">
            <text:p>251094.21</text:p>
          </table:table-cell>
          <table:table-cell office:value-type="float" office:value="229354.77" calcext:value-type="float">
            <text:p>229354.77</text:p>
          </table:table-cell>
          <table:table-cell office:value-type="float" office:value="32089340" calcext:value-type="float">
            <text:p>32089340</text:p>
          </table:table-cell>
          <table:table-cell office:value-type="float" office:value="31336700" calcext:value-type="float">
            <text:p>31336700</text:p>
          </table:table-cell>
          <table:table-cell office:value-type="float" office:value="36299990" calcext:value-type="float">
            <text:p>36299990</text:p>
          </table:table-cell>
          <table:table-cell office:value-type="float" office:value="42621000" calcext:value-type="float">
            <text:p>42621000</text:p>
          </table:table-cell>
          <table:table-cell office:value-type="float" office:value="45065830" calcext:value-type="float">
            <text:p>45065830</text:p>
          </table:table-cell>
          <table:table-cell office:value-type="float" office:value="44773600" calcext:value-type="float">
            <text:p>44773600</text:p>
          </table:table-cell>
          <table:table-cell office:value-type="float" office:value="53222240" calcext:value-type="float">
            <text:p>53222240</text:p>
          </table:table-cell>
          <table:table-cell office:value-type="float" office:value="55113190" calcext:value-type="float">
            <text:p>55113190</text:p>
          </table:table-cell>
          <table:table-cell office:value-type="float" office:value="52784350" calcext:value-type="float">
            <text:p>52784350</text:p>
          </table:table-cell>
          <table:table-cell office:value-type="float" office:value="51275000" calcext:value-type="float">
            <text:p>51275000</text:p>
          </table:table-cell>
          <table:table-cell office:value-type="float" office:value="57694000" calcext:value-type="float">
            <text:p>5769400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PRINC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70" calcext:value-type="float">
            <text:p>2770</text:p>
          </table:table-cell>
          <table:table-cell office:value-type="float" office:value="2780" calcext:value-type="float">
            <text:p>2780</text:p>
          </table:table-cell>
          <table:table-cell office:value-type="float" office:value="2848" calcext:value-type="float">
            <text:p>2848</text:p>
          </table:table-cell>
          <table:table-cell office:value-type="float" office:value="2862" calcext:value-type="float">
            <text:p>2862</text:p>
          </table:table-cell>
          <table:table-cell office:value-type="float" office:value="2877" calcext:value-type="float">
            <text:p>2877</text:p>
          </table:table-cell>
          <table:table-cell office:value-type="float" office:value="2891" calcext:value-type="float">
            <text:p>2891</text:p>
          </table:table-cell>
          <table:table-cell office:value-type="float" office:value="2906" calcext:value-type="float">
            <text:p>2906</text:p>
          </table:table-cell>
          <table:table-cell office:value-type="float" office:value="2911" calcext:value-type="float">
            <text:p>2911</text:p>
          </table:table-cell>
          <table:table-cell office:value-type="float" office:value="2924" calcext:value-type="float">
            <text:p>2924</text:p>
          </table:table-cell>
          <table:table-cell office:value-type="float" office:value="2937" calcext:value-type="float">
            <text:p>2937</text:p>
          </table:table-cell>
          <table:table-cell office:value-type="float" office:value="164467.57" calcext:value-type="float">
            <text:p>164467.57</text:p>
          </table:table-cell>
          <table:table-cell office:value-type="float" office:value="229763.88" calcext:value-type="float">
            <text:p>229763.88</text:p>
          </table:table-cell>
          <table:table-cell office:value-type="float" office:value="351702.2" calcext:value-type="float">
            <text:p>351702.2</text:p>
          </table:table-cell>
          <table:table-cell office:value-type="float" office:value="414302.44" calcext:value-type="float">
            <text:p>414302.44</text:p>
          </table:table-cell>
          <table:table-cell office:value-type="float" office:value="538811.03" calcext:value-type="float">
            <text:p>538811.03</text:p>
          </table:table-cell>
          <table:table-cell office:value-type="float" office:value="597740.17" calcext:value-type="float">
            <text:p>597740.17</text:p>
          </table:table-cell>
          <table:table-cell office:value-type="float" office:value="732264.76" calcext:value-type="float">
            <text:p>732264.76</text:p>
          </table:table-cell>
          <table:table-cell office:value-type="float" office:value="867918.03" calcext:value-type="float">
            <text:p>867918.03</text:p>
          </table:table-cell>
          <table:table-cell office:value-type="float" office:value="1005560.99" calcext:value-type="float">
            <text:p>1005560.99</text:p>
          </table:table-cell>
          <table:table-cell office:value-type="float" office:value="1011448.72" calcext:value-type="float">
            <text:p>1011448.72</text:p>
          </table:table-cell>
          <table:table-cell office:value-type="float" office:value="1131906.56" calcext:value-type="float">
            <text:p>1131906.56</text:p>
          </table:table-cell>
          <table:table-cell office:value-type="float" office:value="26722400" calcext:value-type="float">
            <text:p>26722400</text:p>
          </table:table-cell>
          <table:table-cell office:value-type="float" office:value="30618960" calcext:value-type="float">
            <text:p>30618960</text:p>
          </table:table-cell>
          <table:table-cell office:value-type="float" office:value="34906730" calcext:value-type="float">
            <text:p>34906730</text:p>
          </table:table-cell>
          <table:table-cell office:value-type="float" office:value="53005420" calcext:value-type="float">
            <text:p>53005420</text:p>
          </table:table-cell>
          <table:table-cell office:value-type="float" office:value="57682200" calcext:value-type="float">
            <text:p>57682200</text:p>
          </table:table-cell>
          <table:table-cell office:value-type="float" office:value="52504030" calcext:value-type="float">
            <text:p>52504030</text:p>
          </table:table-cell>
          <table:table-cell office:value-type="float" office:value="66161960" calcext:value-type="float">
            <text:p>66161960</text:p>
          </table:table-cell>
          <table:table-cell office:value-type="float" office:value="66929040" calcext:value-type="float">
            <text:p>66929040</text:p>
          </table:table-cell>
          <table:table-cell office:value-type="float" office:value="71458820" calcext:value-type="float">
            <text:p>71458820</text:p>
          </table:table-cell>
          <table:table-cell office:value-type="float" office:value="74087000" calcext:value-type="float">
            <text:p>74087000</text:p>
          </table:table-cell>
          <table:table-cell office:value-type="float" office:value="105012000" calcext:value-type="float">
            <text:p>105012000</text:p>
          </table:table-cell>
          <table:table-cell office:value-type="float" office:value="291" calcext:value-type="float">
            <text:p>291</text:p>
          </table:table-cell>
          <table:table-cell office:value-type="float" office:value="321" calcext:value-type="float">
            <text:p>321</text:p>
          </table:table-cell>
          <table:table-cell office:value-type="float" office:value="355" calcext:value-type="float">
            <text:p>355</text:p>
          </table:table-cell>
          <table:table-cell office:value-type="float" office:value="396" calcext:value-type="float">
            <text:p>396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12" calcext:value-type="float">
            <text:p>512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QUILOMB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11" calcext:value-type="float">
            <text:p>1021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55" calcext:value-type="float">
            <text:p>10255</text:p>
          </table:table-cell>
          <table:table-cell office:value-type="float" office:value="10201" calcext:value-type="float">
            <text:p>10201</text:p>
          </table:table-cell>
          <table:table-cell office:value-type="float" office:value="10149" calcext:value-type="float">
            <text:p>10149</text:p>
          </table:table-cell>
          <table:table-cell office:value-type="float" office:value="10096" calcext:value-type="float">
            <text:p>10096</text:p>
          </table:table-cell>
          <table:table-cell office:value-type="float" office:value="10044" calcext:value-type="float">
            <text:p>10044</text:p>
          </table:table-cell>
          <table:table-cell office:value-type="float" office:value="9946" calcext:value-type="float">
            <text:p>9946</text:p>
          </table:table-cell>
          <table:table-cell office:value-type="float" office:value="9887" calcext:value-type="float">
            <text:p>9887</text:p>
          </table:table-cell>
          <table:table-cell office:value-type="float" office:value="9829" calcext:value-type="float">
            <text:p>9829</text:p>
          </table:table-cell>
          <table:table-cell office:value-type="float" office:value="2094462.9" calcext:value-type="float">
            <text:p>2094462.9</text:p>
          </table:table-cell>
          <table:table-cell office:value-type="float" office:value="2635356.72" calcext:value-type="float">
            <text:p>2635356.72</text:p>
          </table:table-cell>
          <table:table-cell office:value-type="float" office:value="2912725.21" calcext:value-type="float">
            <text:p>2912725.21</text:p>
          </table:table-cell>
          <table:table-cell office:value-type="float" office:value="3279416.91" calcext:value-type="float">
            <text:p>3279416.91</text:p>
          </table:table-cell>
          <table:table-cell office:value-type="float" office:value="3718241.47" calcext:value-type="float">
            <text:p>3718241.47</text:p>
          </table:table-cell>
          <table:table-cell office:value-type="float" office:value="4066778.69" calcext:value-type="float">
            <text:p>4066778.69</text:p>
          </table:table-cell>
          <table:table-cell office:value-type="float" office:value="4301897.9" calcext:value-type="float">
            <text:p>4301897.9</text:p>
          </table:table-cell>
          <table:table-cell office:value-type="float" office:value="4817619.64" calcext:value-type="float">
            <text:p>4817619.64</text:p>
          </table:table-cell>
          <table:table-cell office:value-type="float" office:value="4607077.57" calcext:value-type="float">
            <text:p>4607077.57</text:p>
          </table:table-cell>
          <table:table-cell office:value-type="float" office:value="5007131.39" calcext:value-type="float">
            <text:p>5007131.39</text:p>
          </table:table-cell>
          <table:table-cell office:value-type="float" office:value="5828355.06" calcext:value-type="float">
            <text:p>5828355.06</text:p>
          </table:table-cell>
          <table:table-cell office:value-type="float" office:value="366185200" calcext:value-type="float">
            <text:p>366185200</text:p>
          </table:table-cell>
          <table:table-cell office:value-type="float" office:value="493518800" calcext:value-type="float">
            <text:p>493518800</text:p>
          </table:table-cell>
          <table:table-cell office:value-type="float" office:value="530080300" calcext:value-type="float">
            <text:p>530080300</text:p>
          </table:table-cell>
          <table:table-cell office:value-type="float" office:value="454933500" calcext:value-type="float">
            <text:p>454933500</text:p>
          </table:table-cell>
          <table:table-cell office:value-type="float" office:value="331593400" calcext:value-type="float">
            <text:p>331593400</text:p>
          </table:table-cell>
          <table:table-cell office:value-type="float" office:value="338345900" calcext:value-type="float">
            <text:p>338345900</text:p>
          </table:table-cell>
          <table:table-cell office:value-type="float" office:value="356785400" calcext:value-type="float">
            <text:p>356785400</text:p>
          </table:table-cell>
          <table:table-cell office:value-type="float" office:value="347609400" calcext:value-type="float">
            <text:p>347609400</text:p>
          </table:table-cell>
          <table:table-cell office:value-type="float" office:value="352659400" calcext:value-type="float">
            <text:p>352659400</text:p>
          </table:table-cell>
          <table:table-cell office:value-type="float" office:value="364898000" calcext:value-type="float">
            <text:p>364898000</text:p>
          </table:table-cell>
          <table:table-cell office:value-type="float" office:value="406964000" calcext:value-type="float">
            <text:p>406964000</text:p>
          </table:table-cell>
          <table:table-cell office:value-type="float" office:value="2089" calcext:value-type="float">
            <text:p>2089</text:p>
          </table:table-cell>
          <table:table-cell office:value-type="float" office:value="2245" calcext:value-type="float">
            <text:p>2245</text:p>
          </table:table-cell>
          <table:table-cell office:value-type="float" office:value="2355" calcext:value-type="float">
            <text:p>2355</text:p>
          </table:table-cell>
          <table:table-cell office:value-type="float" office:value="2435" calcext:value-type="float">
            <text:p>2435</text:p>
          </table:table-cell>
          <table:table-cell office:value-type="float" office:value="2425" calcext:value-type="float">
            <text:p>2425</text:p>
          </table:table-cell>
          <table:table-cell office:value-type="float" office:value="2431" calcext:value-type="float">
            <text:p>2431</text:p>
          </table:table-cell>
          <table:table-cell office:value-type="float" office:value="2373" calcext:value-type="float">
            <text:p>2373</text:p>
          </table:table-cell>
          <table:table-cell office:value-type="float" office:value="2405" calcext:value-type="float">
            <text:p>2405</text:p>
          </table:table-cell>
          <table:table-cell office:value-type="float" office:value="2286" calcext:value-type="float">
            <text:p>2286</text:p>
          </table:table-cell>
          <table:table-cell office:value-type="float" office:value="2371" calcext:value-type="float">
            <text:p>2371</text:p>
          </table:table-cell>
          <table:table-cell office:value-type="float" office:value="2852" calcext:value-type="float">
            <text:p>285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RANCHO QUEIMA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7" calcext:value-type="float">
            <text:p>2757</text:p>
          </table:table-cell>
          <table:table-cell office:value-type="float" office:value="2765" calcext:value-type="float">
            <text:p>2765</text:p>
          </table:table-cell>
          <table:table-cell office:value-type="float" office:value="2827" calcext:value-type="float">
            <text:p>2827</text:p>
          </table:table-cell>
          <table:table-cell office:value-type="float" office:value="2838" calcext:value-type="float">
            <text:p>2838</text:p>
          </table:table-cell>
          <table:table-cell office:value-type="float" office:value="2849" calcext:value-type="float">
            <text:p>2849</text:p>
          </table:table-cell>
          <table:table-cell office:value-type="float" office:value="2860" calcext:value-type="float">
            <text:p>2860</text:p>
          </table:table-cell>
          <table:table-cell office:value-type="float" office:value="2871" calcext:value-type="float">
            <text:p>2871</text:p>
          </table:table-cell>
          <table:table-cell office:value-type="float" office:value="2868" calcext:value-type="float">
            <text:p>2868</text:p>
          </table:table-cell>
          <table:table-cell office:value-type="float" office:value="2878" calcext:value-type="float">
            <text:p>2878</text:p>
          </table:table-cell>
          <table:table-cell office:value-type="float" office:value="2887" calcext:value-type="float">
            <text:p>2887</text:p>
          </table:table-cell>
          <table:table-cell office:value-type="float" office:value="270671.05" calcext:value-type="float">
            <text:p>270671.05</text:p>
          </table:table-cell>
          <table:table-cell office:value-type="float" office:value="350372.89" calcext:value-type="float">
            <text:p>350372.89</text:p>
          </table:table-cell>
          <table:table-cell office:value-type="float" office:value="382340.82" calcext:value-type="float">
            <text:p>382340.82</text:p>
          </table:table-cell>
          <table:table-cell office:value-type="float" office:value="415108.19" calcext:value-type="float">
            <text:p>415108.19</text:p>
          </table:table-cell>
          <table:table-cell office:value-type="float" office:value="532105.44" calcext:value-type="float">
            <text:p>532105.44</text:p>
          </table:table-cell>
          <table:table-cell office:value-type="float" office:value="660789.59" calcext:value-type="float">
            <text:p>660789.59</text:p>
          </table:table-cell>
          <table:table-cell office:value-type="float" office:value="744735.53" calcext:value-type="float">
            <text:p>744735.53</text:p>
          </table:table-cell>
          <table:table-cell office:value-type="float" office:value="823534.15" calcext:value-type="float">
            <text:p>823534.15</text:p>
          </table:table-cell>
          <table:table-cell office:value-type="float" office:value="879133.49" calcext:value-type="float">
            <text:p>879133.49</text:p>
          </table:table-cell>
          <table:table-cell office:value-type="float" office:value="946680.1" calcext:value-type="float">
            <text:p>946680.1</text:p>
          </table:table-cell>
          <table:table-cell office:value-type="float" office:value="975835.56" calcext:value-type="float">
            <text:p>975835.56</text:p>
          </table:table-cell>
          <table:table-cell office:value-type="float" office:value="63321100" calcext:value-type="float">
            <text:p>63321100</text:p>
          </table:table-cell>
          <table:table-cell office:value-type="float" office:value="68498910" calcext:value-type="float">
            <text:p>68498910</text:p>
          </table:table-cell>
          <table:table-cell office:value-type="float" office:value="60445180" calcext:value-type="float">
            <text:p>60445180</text:p>
          </table:table-cell>
          <table:table-cell office:value-type="float" office:value="91739930" calcext:value-type="float">
            <text:p>91739930</text:p>
          </table:table-cell>
          <table:table-cell office:value-type="float" office:value="92018360" calcext:value-type="float">
            <text:p>92018360</text:p>
          </table:table-cell>
          <table:table-cell office:value-type="float" office:value="102234600" calcext:value-type="float">
            <text:p>102234600</text:p>
          </table:table-cell>
          <table:table-cell office:value-type="float" office:value="107406800" calcext:value-type="float">
            <text:p>107406800</text:p>
          </table:table-cell>
          <table:table-cell office:value-type="float" office:value="102976300" calcext:value-type="float">
            <text:p>102976300</text:p>
          </table:table-cell>
          <table:table-cell office:value-type="float" office:value="117584500" calcext:value-type="float">
            <text:p>117584500</text:p>
          </table:table-cell>
          <table:table-cell office:value-type="float" office:value="137068000" calcext:value-type="float">
            <text:p>137068000</text:p>
          </table:table-cell>
          <table:table-cell office:value-type="float" office:value="145895000" calcext:value-type="float">
            <text:p>145895000</text:p>
          </table:table-cell>
          <table:table-cell office:value-type="float" office:value="274" calcext:value-type="float">
            <text:p>274</text:p>
          </table:table-cell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RIO DAS ANT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45" calcext:value-type="float">
            <text:p>6145</text:p>
          </table:table-cell>
          <table:table-cell office:value-type="float" office:value="6146" calcext:value-type="float">
            <text:p>6146</text:p>
          </table:table-cell>
          <table:table-cell table:number-columns-repeated="2" office:value-type="float" office:value="6245" calcext:value-type="float">
            <text:p>6245</text:p>
          </table:table-cell>
          <table:table-cell table:number-columns-repeated="3" office:value-type="float" office:value="6246" calcext:value-type="float">
            <text:p>6246</text:p>
          </table:table-cell>
          <table:table-cell office:value-type="float" office:value="6208" calcext:value-type="float">
            <text:p>6208</text:p>
          </table:table-cell>
          <table:table-cell office:value-type="float" office:value="6205" calcext:value-type="float">
            <text:p>6205</text:p>
          </table:table-cell>
          <table:table-cell office:value-type="float" office:value="6202" calcext:value-type="float">
            <text:p>6202</text:p>
          </table:table-cell>
          <table:table-cell office:value-type="float" office:value="780549.53" calcext:value-type="float">
            <text:p>780549.53</text:p>
          </table:table-cell>
          <table:table-cell office:value-type="float" office:value="883576.18" calcext:value-type="float">
            <text:p>883576.18</text:p>
          </table:table-cell>
          <table:table-cell office:value-type="float" office:value="1033300.53" calcext:value-type="float">
            <text:p>1033300.53</text:p>
          </table:table-cell>
          <table:table-cell office:value-type="float" office:value="1129205.07" calcext:value-type="float">
            <text:p>1129205.07</text:p>
          </table:table-cell>
          <table:table-cell office:value-type="float" office:value="1219397.15" calcext:value-type="float">
            <text:p>1219397.15</text:p>
          </table:table-cell>
          <table:table-cell office:value-type="float" office:value="1260507.84" calcext:value-type="float">
            <text:p>1260507.84</text:p>
          </table:table-cell>
          <table:table-cell office:value-type="float" office:value="1432809.45" calcext:value-type="float">
            <text:p>1432809.45</text:p>
          </table:table-cell>
          <table:table-cell office:value-type="float" office:value="1386431.88" calcext:value-type="float">
            <text:p>1386431.88</text:p>
          </table:table-cell>
          <table:table-cell office:value-type="float" office:value="1313177.88" calcext:value-type="float">
            <text:p>1313177.88</text:p>
          </table:table-cell>
          <table:table-cell office:value-type="float" office:value="1327018.87" calcext:value-type="float">
            <text:p>1327018.87</text:p>
          </table:table-cell>
          <table:table-cell office:value-type="float" office:value="1470926.11" calcext:value-type="float">
            <text:p>1470926.11</text:p>
          </table:table-cell>
          <table:table-cell office:value-type="float" office:value="95049950" calcext:value-type="float">
            <text:p>95049950</text:p>
          </table:table-cell>
          <table:table-cell office:value-type="float" office:value="98488350" calcext:value-type="float">
            <text:p>98488350</text:p>
          </table:table-cell>
          <table:table-cell office:value-type="float" office:value="99622640" calcext:value-type="float">
            <text:p>99622640</text:p>
          </table:table-cell>
          <table:table-cell office:value-type="float" office:value="123850000" calcext:value-type="float">
            <text:p>123850000</text:p>
          </table:table-cell>
          <table:table-cell office:value-type="float" office:value="149216700" calcext:value-type="float">
            <text:p>149216700</text:p>
          </table:table-cell>
          <table:table-cell office:value-type="float" office:value="145211100" calcext:value-type="float">
            <text:p>145211100</text:p>
          </table:table-cell>
          <table:table-cell office:value-type="float" office:value="173948500" calcext:value-type="float">
            <text:p>173948500</text:p>
          </table:table-cell>
          <table:table-cell office:value-type="float" office:value="176863800" calcext:value-type="float">
            <text:p>176863800</text:p>
          </table:table-cell>
          <table:table-cell office:value-type="float" office:value="191048000" calcext:value-type="float">
            <text:p>191048000</text:p>
          </table:table-cell>
          <table:table-cell office:value-type="float" office:value="218674000" calcext:value-type="float">
            <text:p>218674000</text:p>
          </table:table-cell>
          <table:table-cell office:value-type="float" office:value="255999000" calcext:value-type="float">
            <text:p>255999000</text:p>
          </table:table-cell>
          <table:table-cell office:value-type="float" office:value="887" calcext:value-type="float">
            <text:p>887</text:p>
          </table:table-cell>
          <table:table-cell office:value-type="float" office:value="930" calcext:value-type="float">
            <text:p>930</text:p>
          </table:table-cell>
          <table:table-cell office:value-type="float" office:value="913" calcext:value-type="float">
            <text:p>913</text:p>
          </table:table-cell>
          <table:table-cell office:value-type="float" office:value="953" calcext:value-type="float">
            <text:p>953</text:p>
          </table:table-cell>
          <table:table-cell office:value-type="float" office:value="963" calcext:value-type="float">
            <text:p>963</text:p>
          </table:table-cell>
          <table:table-cell office:value-type="float" office:value="935" calcext:value-type="float">
            <text:p>935</text:p>
          </table:table-cell>
          <table:table-cell office:value-type="float" office:value="1012" calcext:value-type="float">
            <text:p>1012</text:p>
          </table:table-cell>
          <table:table-cell office:value-type="float" office:value="917" calcext:value-type="float">
            <text:p>917</text:p>
          </table:table-cell>
          <table:table-cell office:value-type="float" office:value="789" calcext:value-type="float">
            <text:p>789</text:p>
          </table:table-cell>
          <table:table-cell office:value-type="float" office:value="758" calcext:value-type="float">
            <text:p>758</text:p>
          </table:table-cell>
          <table:table-cell office:value-type="float" office:value="842" calcext:value-type="float">
            <text:p>84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RIO DO CAMP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67" calcext:value-type="float">
            <text:p>6167</text:p>
          </table:table-cell>
          <table:table-cell office:value-type="float" office:value="6143" calcext:value-type="float">
            <text:p>6143</text:p>
          </table:table-cell>
          <table:table-cell office:value-type="float" office:value="6185" calcext:value-type="float">
            <text:p>6185</text:p>
          </table:table-cell>
          <table:table-cell office:value-type="float" office:value="6149" calcext:value-type="float">
            <text:p>6149</text:p>
          </table:table-cell>
          <table:table-cell office:value-type="float" office:value="6113" calcext:value-type="float">
            <text:p>6113</text:p>
          </table:table-cell>
          <table:table-cell office:value-type="float" office:value="6078" calcext:value-type="float">
            <text:p>6078</text:p>
          </table:table-cell>
          <table:table-cell office:value-type="float" office:value="6043" calcext:value-type="float">
            <text:p>6043</text:p>
          </table:table-cell>
          <table:table-cell office:value-type="float" office:value="5979" calcext:value-type="float">
            <text:p>5979</text:p>
          </table:table-cell>
          <table:table-cell office:value-type="float" office:value="5940" calcext:value-type="float">
            <text:p>5940</text:p>
          </table:table-cell>
          <table:table-cell office:value-type="float" office:value="5902" calcext:value-type="float">
            <text:p>5902</text:p>
          </table:table-cell>
          <table:table-cell office:value-type="float" office:value="563626.72" calcext:value-type="float">
            <text:p>563626.72</text:p>
          </table:table-cell>
          <table:table-cell office:value-type="float" office:value="683552.24" calcext:value-type="float">
            <text:p>683552.24</text:p>
          </table:table-cell>
          <table:table-cell office:value-type="float" office:value="848918.47" calcext:value-type="float">
            <text:p>848918.47</text:p>
          </table:table-cell>
          <table:table-cell office:value-type="float" office:value="1127000.88" calcext:value-type="float">
            <text:p>1127000.88</text:p>
          </table:table-cell>
          <table:table-cell office:value-type="float" office:value="1244783.77" calcext:value-type="float">
            <text:p>1244783.77</text:p>
          </table:table-cell>
          <table:table-cell office:value-type="float" office:value="1325036.19" calcext:value-type="float">
            <text:p>1325036.19</text:p>
          </table:table-cell>
          <table:table-cell office:value-type="float" office:value="1430284.05" calcext:value-type="float">
            <text:p>1430284.05</text:p>
          </table:table-cell>
          <table:table-cell office:value-type="float" office:value="1386894.63" calcext:value-type="float">
            <text:p>1386894.63</text:p>
          </table:table-cell>
          <table:table-cell office:value-type="float" office:value="1455168.4" calcext:value-type="float">
            <text:p>1455168.4</text:p>
          </table:table-cell>
          <table:table-cell office:value-type="float" office:value="1569256.81" calcext:value-type="float">
            <text:p>1569256.81</text:p>
          </table:table-cell>
          <table:table-cell office:value-type="float" office:value="1613819.15" calcext:value-type="float">
            <text:p>1613819.15</text:p>
          </table:table-cell>
          <table:table-cell office:value-type="float" office:value="95858850" calcext:value-type="float">
            <text:p>95858850</text:p>
          </table:table-cell>
          <table:table-cell office:value-type="float" office:value="96970090" calcext:value-type="float">
            <text:p>96970090</text:p>
          </table:table-cell>
          <table:table-cell office:value-type="float" office:value="108343900" calcext:value-type="float">
            <text:p>108343900</text:p>
          </table:table-cell>
          <table:table-cell office:value-type="float" office:value="129977500" calcext:value-type="float">
            <text:p>129977500</text:p>
          </table:table-cell>
          <table:table-cell office:value-type="float" office:value="138500700" calcext:value-type="float">
            <text:p>138500700</text:p>
          </table:table-cell>
          <table:table-cell office:value-type="float" office:value="137502800" calcext:value-type="float">
            <text:p>137502800</text:p>
          </table:table-cell>
          <table:table-cell office:value-type="float" office:value="145613800" calcext:value-type="float">
            <text:p>145613800</text:p>
          </table:table-cell>
          <table:table-cell office:value-type="float" office:value="162919900" calcext:value-type="float">
            <text:p>162919900</text:p>
          </table:table-cell>
          <table:table-cell office:value-type="float" office:value="148568800" calcext:value-type="float">
            <text:p>148568800</text:p>
          </table:table-cell>
          <table:table-cell office:value-type="float" office:value="160482000" calcext:value-type="float">
            <text:p>160482000</text:p>
          </table:table-cell>
          <table:table-cell office:value-type="float" office:value="184121000" calcext:value-type="float">
            <text:p>184121000</text:p>
          </table:table-cell>
          <table:table-cell office:value-type="float" office:value="680" calcext:value-type="float">
            <text:p>680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1082" calcext:value-type="float">
            <text:p>1082</text:p>
          </table:table-cell>
          <table:table-cell office:value-type="float" office:value="919" calcext:value-type="float">
            <text:p>919</text:p>
          </table:table-cell>
          <table:table-cell office:value-type="float" office:value="856" calcext:value-type="float">
            <text:p>856</text:p>
          </table:table-cell>
          <table:table-cell office:value-type="float" office:value="879" calcext:value-type="float">
            <text:p>879</text:p>
          </table:table-cell>
          <table:table-cell office:value-type="float" office:value="797" calcext:value-type="float">
            <text:p>797</text:p>
          </table:table-cell>
          <table:table-cell office:value-type="float" office:value="803" calcext:value-type="float">
            <text:p>803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RIO DO 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18" calcext:value-type="float">
            <text:p>7118</text:p>
          </table:table-cell>
          <table:table-cell office:value-type="float" office:value="7145" calcext:value-type="float">
            <text:p>7145</text:p>
          </table:table-cell>
          <table:table-cell office:value-type="float" office:value="7319" calcext:value-type="float">
            <text:p>7319</text:p>
          </table:table-cell>
          <table:table-cell office:value-type="float" office:value="7355" calcext:value-type="float">
            <text:p>7355</text:p>
          </table:table-cell>
          <table:table-cell office:value-type="float" office:value="7392" calcext:value-type="float">
            <text:p>7392</text:p>
          </table:table-cell>
          <table:table-cell office:value-type="float" office:value="7428" calcext:value-type="float">
            <text:p>7428</text:p>
          </table:table-cell>
          <table:table-cell office:value-type="float" office:value="7463" calcext:value-type="float">
            <text:p>7463</text:p>
          </table:table-cell>
          <table:table-cell office:value-type="float" office:value="7456" calcext:value-type="float">
            <text:p>7456</text:p>
          </table:table-cell>
          <table:table-cell office:value-type="float" office:value="7489" calcext:value-type="float">
            <text:p>7489</text:p>
          </table:table-cell>
          <table:table-cell office:value-type="float" office:value="7520" calcext:value-type="float">
            <text:p>7520</text:p>
          </table:table-cell>
          <table:table-cell office:value-type="float" office:value="868456.12" calcext:value-type="float">
            <text:p>868456.12</text:p>
          </table:table-cell>
          <table:table-cell office:value-type="float" office:value="1108818.11" calcext:value-type="float">
            <text:p>1108818.11</text:p>
          </table:table-cell>
          <table:table-cell office:value-type="float" office:value="1290670.61" calcext:value-type="float">
            <text:p>1290670.61</text:p>
          </table:table-cell>
          <table:table-cell office:value-type="float" office:value="1381896.24" calcext:value-type="float">
            <text:p>1381896.24</text:p>
          </table:table-cell>
          <table:table-cell office:value-type="float" office:value="1657005.49" calcext:value-type="float">
            <text:p>1657005.49</text:p>
          </table:table-cell>
          <table:table-cell office:value-type="float" office:value="1741287.4" calcext:value-type="float">
            <text:p>1741287.4</text:p>
          </table:table-cell>
          <table:table-cell office:value-type="float" office:value="1814192.28" calcext:value-type="float">
            <text:p>1814192.28</text:p>
          </table:table-cell>
          <table:table-cell office:value-type="float" office:value="1940023.11" calcext:value-type="float">
            <text:p>1940023.11</text:p>
          </table:table-cell>
          <table:table-cell office:value-type="float" office:value="1944549.37" calcext:value-type="float">
            <text:p>1944549.37</text:p>
          </table:table-cell>
          <table:table-cell office:value-type="float" office:value="2052586.67" calcext:value-type="float">
            <text:p>2052586.67</text:p>
          </table:table-cell>
          <table:table-cell office:value-type="float" office:value="1961424.71" calcext:value-type="float">
            <text:p>1961424.71</text:p>
          </table:table-cell>
          <table:table-cell office:value-type="float" office:value="118700200" calcext:value-type="float">
            <text:p>118700200</text:p>
          </table:table-cell>
          <table:table-cell office:value-type="float" office:value="111281000" calcext:value-type="float">
            <text:p>111281000</text:p>
          </table:table-cell>
          <table:table-cell office:value-type="float" office:value="132319800" calcext:value-type="float">
            <text:p>132319800</text:p>
          </table:table-cell>
          <table:table-cell office:value-type="float" office:value="156434500" calcext:value-type="float">
            <text:p>156434500</text:p>
          </table:table-cell>
          <table:table-cell office:value-type="float" office:value="173004100" calcext:value-type="float">
            <text:p>173004100</text:p>
          </table:table-cell>
          <table:table-cell office:value-type="float" office:value="166332000" calcext:value-type="float">
            <text:p>166332000</text:p>
          </table:table-cell>
          <table:table-cell office:value-type="float" office:value="196289600" calcext:value-type="float">
            <text:p>196289600</text:p>
          </table:table-cell>
          <table:table-cell office:value-type="float" office:value="194684900" calcext:value-type="float">
            <text:p>194684900</text:p>
          </table:table-cell>
          <table:table-cell office:value-type="float" office:value="185465300" calcext:value-type="float">
            <text:p>185465300</text:p>
          </table:table-cell>
          <table:table-cell office:value-type="float" office:value="207600000" calcext:value-type="float">
            <text:p>207600000</text:p>
          </table:table-cell>
          <table:table-cell office:value-type="float" office:value="236317000" calcext:value-type="float">
            <text:p>236317000</text:p>
          </table:table-cell>
          <table:table-cell office:value-type="float" office:value="975" calcext:value-type="float">
            <text:p>975</text:p>
          </table:table-cell>
          <table:table-cell office:value-type="float" office:value="1130" calcext:value-type="float">
            <text:p>1130</text:p>
          </table:table-cell>
          <table:table-cell office:value-type="float" office:value="1212" calcext:value-type="float">
            <text:p>1212</text:p>
          </table:table-cell>
          <table:table-cell office:value-type="float" office:value="1255" calcext:value-type="float">
            <text:p>1255</text:p>
          </table:table-cell>
          <table:table-cell office:value-type="float" office:value="1243" calcext:value-type="float">
            <text:p>1243</text:p>
          </table:table-cell>
          <table:table-cell office:value-type="float" office:value="1203" calcext:value-type="float">
            <text:p>1203</text:p>
          </table:table-cell>
          <table:table-cell office:value-type="float" office:value="1182" calcext:value-type="float">
            <text:p>1182</text:p>
          </table:table-cell>
          <table:table-cell office:value-type="float" office:value="1201" calcext:value-type="float">
            <text:p>1201</text:p>
          </table:table-cell>
          <table:table-cell office:value-type="float" office:value="1151" calcext:value-type="float">
            <text:p>1151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2651" calcext:value-type="float">
            <text:p>12651</text:p>
          </table:table-cell>
        </table:table-row>
        <table:table-row table:style-name="ro1">
          <table:table-cell office:value-type="string" calcext:value-type="string">
            <text:p>RIO DO SU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931" calcext:value-type="float">
            <text:p>61931</text:p>
          </table:table-cell>
          <table:table-cell office:value-type="float" office:value="62658" calcext:value-type="float">
            <text:p>62658</text:p>
          </table:table-cell>
          <table:table-cell office:value-type="float" office:value="65256" calcext:value-type="float">
            <text:p>65256</text:p>
          </table:table-cell>
          <table:table-cell office:value-type="float" office:value="66251" calcext:value-type="float">
            <text:p>66251</text:p>
          </table:table-cell>
          <table:table-cell office:value-type="float" office:value="67237" calcext:value-type="float">
            <text:p>67237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8" calcext:value-type="float">
            <text:p>69188</text:p>
          </table:table-cell>
          <table:table-cell office:value-type="float" office:value="70100" calcext:value-type="float">
            <text:p>70100</text:p>
          </table:table-cell>
          <table:table-cell office:value-type="float" office:value="71061" calcext:value-type="float">
            <text:p>71061</text:p>
          </table:table-cell>
          <table:table-cell office:value-type="float" office:value="72006" calcext:value-type="float">
            <text:p>72006</text:p>
          </table:table-cell>
          <table:table-cell office:value-type="float" office:value="28553728.64" calcext:value-type="float">
            <text:p>28553728.64</text:p>
          </table:table-cell>
          <table:table-cell office:value-type="float" office:value="31765840.64" calcext:value-type="float">
            <text:p>31765840.64</text:p>
          </table:table-cell>
          <table:table-cell office:value-type="float" office:value="33962279.6" calcext:value-type="float">
            <text:p>33962279.6</text:p>
          </table:table-cell>
          <table:table-cell office:value-type="float" office:value="37267533.71" calcext:value-type="float">
            <text:p>37267533.71</text:p>
          </table:table-cell>
          <table:table-cell office:value-type="float" office:value="40340493" calcext:value-type="float">
            <text:p>40340493</text:p>
          </table:table-cell>
          <table:table-cell office:value-type="float" office:value="40927391.76" calcext:value-type="float">
            <text:p>40927391.76</text:p>
          </table:table-cell>
          <table:table-cell office:value-type="float" office:value="43177045.74" calcext:value-type="float">
            <text:p>43177045.74</text:p>
          </table:table-cell>
          <table:table-cell office:value-type="float" office:value="46270593.08" calcext:value-type="float">
            <text:p>46270593.08</text:p>
          </table:table-cell>
          <table:table-cell office:value-type="float" office:value="49015825.78" calcext:value-type="float">
            <text:p>49015825.78</text:p>
          </table:table-cell>
          <table:table-cell office:value-type="float" office:value="50420413.03" calcext:value-type="float">
            <text:p>50420413.03</text:p>
          </table:table-cell>
          <table:table-cell office:value-type="float" office:value="52690908.36" calcext:value-type="float">
            <text:p>52690908.36</text:p>
          </table:table-cell>
          <table:table-cell office:value-type="float" office:value="1548685000" calcext:value-type="float">
            <text:p>1548685000</text:p>
          </table:table-cell>
          <table:table-cell office:value-type="float" office:value="1787319000" calcext:value-type="float">
            <text:p>1787319000</text:p>
          </table:table-cell>
          <table:table-cell office:value-type="float" office:value="1949443000" calcext:value-type="float">
            <text:p>1949443000</text:p>
          </table:table-cell>
          <table:table-cell office:value-type="float" office:value="2076656000" calcext:value-type="float">
            <text:p>2076656000</text:p>
          </table:table-cell>
          <table:table-cell office:value-type="float" office:value="2502192000" calcext:value-type="float">
            <text:p>2502192000</text:p>
          </table:table-cell>
          <table:table-cell office:value-type="float" office:value="2305880000" calcext:value-type="float">
            <text:p>2305880000</text:p>
          </table:table-cell>
          <table:table-cell office:value-type="float" office:value="2269859000" calcext:value-type="float">
            <text:p>2269859000</text:p>
          </table:table-cell>
          <table:table-cell office:value-type="float" office:value="2572166000" calcext:value-type="float">
            <text:p>2572166000</text:p>
          </table:table-cell>
          <table:table-cell office:value-type="float" office:value="2719646000" calcext:value-type="float">
            <text:p>2719646000</text:p>
          </table:table-cell>
          <table:table-cell office:value-type="float" office:value="2894102000" calcext:value-type="float">
            <text:p>2894102000</text:p>
          </table:table-cell>
          <table:table-cell office:value-type="float" office:value="3115478000" calcext:value-type="float">
            <text:p>3115478000</text:p>
          </table:table-cell>
          <table:table-cell office:value-type="float" office:value="24575" calcext:value-type="float">
            <text:p>24575</text:p>
          </table:table-cell>
          <table:table-cell office:value-type="float" office:value="25024" calcext:value-type="float">
            <text:p>25024</text:p>
          </table:table-cell>
          <table:table-cell office:value-type="float" office:value="22286" calcext:value-type="float">
            <text:p>22286</text:p>
          </table:table-cell>
          <table:table-cell office:value-type="float" office:value="22127" calcext:value-type="float">
            <text:p>22127</text:p>
          </table:table-cell>
          <table:table-cell office:value-type="float" office:value="21233" calcext:value-type="float">
            <text:p>21233</text:p>
          </table:table-cell>
          <table:table-cell office:value-type="float" office:value="20107" calcext:value-type="float">
            <text:p>20107</text:p>
          </table:table-cell>
          <table:table-cell office:value-type="float" office:value="19572" calcext:value-type="float">
            <text:p>19572</text:p>
          </table:table-cell>
          <table:table-cell office:value-type="float" office:value="19876" calcext:value-type="float">
            <text:p>19876</text:p>
          </table:table-cell>
          <table:table-cell office:value-type="float" office:value="20017" calcext:value-type="float">
            <text:p>20017</text:p>
          </table:table-cell>
          <table:table-cell office:value-type="float" office:value="20204" calcext:value-type="float">
            <text:p>20204</text:p>
          </table:table-cell>
          <table:table-cell office:value-type="float" office:value="21133" calcext:value-type="float">
            <text:p>2113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RIO DOS CED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88" calcext:value-type="float">
            <text:p>10388</text:p>
          </table:table-cell>
          <table:table-cell office:value-type="float" office:value="10488" calcext:value-type="float">
            <text:p>10488</text:p>
          </table:table-cell>
          <table:table-cell office:value-type="float" office:value="10879" calcext:value-type="float">
            <text:p>10879</text:p>
          </table:table-cell>
          <table:table-cell office:value-type="float" office:value="11019" calcext:value-type="float">
            <text:p>11019</text:p>
          </table:table-cell>
          <table:table-cell office:value-type="float" office:value="11157" calcext:value-type="float">
            <text:p>11157</text:p>
          </table:table-cell>
          <table:table-cell office:value-type="float" office:value="11295" calcext:value-type="float">
            <text:p>11295</text:p>
          </table:table-cell>
          <table:table-cell office:value-type="float" office:value="11431" calcext:value-type="float">
            <text:p>11431</text:p>
          </table:table-cell>
          <table:table-cell office:value-type="float" office:value="11542" calcext:value-type="float">
            <text:p>11542</text:p>
          </table:table-cell>
          <table:table-cell office:value-type="float" office:value="11676" calcext:value-type="float">
            <text:p>11676</text:p>
          </table:table-cell>
          <table:table-cell office:value-type="float" office:value="11808" calcext:value-type="float">
            <text:p>11808</text:p>
          </table:table-cell>
          <table:table-cell office:value-type="float" office:value="2799744.54" calcext:value-type="float">
            <text:p>2799744.54</text:p>
          </table:table-cell>
          <table:table-cell office:value-type="float" office:value="2999196.37" calcext:value-type="float">
            <text:p>2999196.37</text:p>
          </table:table-cell>
          <table:table-cell office:value-type="float" office:value="3282250.84" calcext:value-type="float">
            <text:p>3282250.84</text:p>
          </table:table-cell>
          <table:table-cell office:value-type="float" office:value="3711011.91" calcext:value-type="float">
            <text:p>3711011.91</text:p>
          </table:table-cell>
          <table:table-cell office:value-type="float" office:value="4408336.54" calcext:value-type="float">
            <text:p>4408336.54</text:p>
          </table:table-cell>
          <table:table-cell office:value-type="float" office:value="4822302.33" calcext:value-type="float">
            <text:p>4822302.33</text:p>
          </table:table-cell>
          <table:table-cell office:value-type="float" office:value="5065248.6" calcext:value-type="float">
            <text:p>5065248.6</text:p>
          </table:table-cell>
          <table:table-cell office:value-type="float" office:value="5091703.94" calcext:value-type="float">
            <text:p>5091703.94</text:p>
          </table:table-cell>
          <table:table-cell office:value-type="float" office:value="5752492.7" calcext:value-type="float">
            <text:p>5752492.7</text:p>
          </table:table-cell>
          <table:table-cell office:value-type="float" office:value="6334903.15" calcext:value-type="float">
            <text:p>6334903.15</text:p>
          </table:table-cell>
          <table:table-cell office:value-type="float" office:value="6907528.94" calcext:value-type="float">
            <text:p>6907528.94</text:p>
          </table:table-cell>
          <table:table-cell office:value-type="float" office:value="176187100" calcext:value-type="float">
            <text:p>176187100</text:p>
          </table:table-cell>
          <table:table-cell office:value-type="float" office:value="228944200" calcext:value-type="float">
            <text:p>228944200</text:p>
          </table:table-cell>
          <table:table-cell office:value-type="float" office:value="243541700" calcext:value-type="float">
            <text:p>243541700</text:p>
          </table:table-cell>
          <table:table-cell office:value-type="float" office:value="219963100" calcext:value-type="float">
            <text:p>219963100</text:p>
          </table:table-cell>
          <table:table-cell office:value-type="float" office:value="251337200" calcext:value-type="float">
            <text:p>251337200</text:p>
          </table:table-cell>
          <table:table-cell office:value-type="float" office:value="258773000" calcext:value-type="float">
            <text:p>258773000</text:p>
          </table:table-cell>
          <table:table-cell office:value-type="float" office:value="276834300" calcext:value-type="float">
            <text:p>276834300</text:p>
          </table:table-cell>
          <table:table-cell office:value-type="float" office:value="310345700" calcext:value-type="float">
            <text:p>310345700</text:p>
          </table:table-cell>
          <table:table-cell office:value-type="float" office:value="331819900" calcext:value-type="float">
            <text:p>331819900</text:p>
          </table:table-cell>
          <table:table-cell office:value-type="float" office:value="337173000" calcext:value-type="float">
            <text:p>337173000</text:p>
          </table:table-cell>
          <table:table-cell office:value-type="float" office:value="389944000" calcext:value-type="float">
            <text:p>389944000</text:p>
          </table:table-cell>
          <table:table-cell office:value-type="float" office:value="2585" calcext:value-type="float">
            <text:p>2585</text:p>
          </table:table-cell>
          <table:table-cell office:value-type="float" office:value="2522" calcext:value-type="float">
            <text:p>2522</text:p>
          </table:table-cell>
          <table:table-cell office:value-type="float" office:value="2631" calcext:value-type="float">
            <text:p>2631</text:p>
          </table:table-cell>
          <table:table-cell office:value-type="float" office:value="2734" calcext:value-type="float">
            <text:p>2734</text:p>
          </table:table-cell>
          <table:table-cell office:value-type="float" office:value="2916" calcext:value-type="float">
            <text:p>2916</text:p>
          </table:table-cell>
          <table:table-cell office:value-type="float" office:value="2923" calcext:value-type="float">
            <text:p>2923</text:p>
          </table:table-cell>
          <table:table-cell office:value-type="float" office:value="2814" calcext:value-type="float">
            <text:p>2814</text:p>
          </table:table-cell>
          <table:table-cell office:value-type="float" office:value="2752" calcext:value-type="float">
            <text:p>2752</text:p>
          </table:table-cell>
          <table:table-cell office:value-type="float" office:value="2889" calcext:value-type="float">
            <text:p>2889</text:p>
          </table:table-cell>
          <table:table-cell office:value-type="float" office:value="3056" calcext:value-type="float">
            <text:p>3056</text:p>
          </table:table-cell>
          <table:table-cell office:value-type="float" office:value="3213" calcext:value-type="float">
            <text:p>321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RIO FORTU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4466" calcext:value-type="float">
            <text:p>4466</text:p>
          </table:table-cell>
          <table:table-cell office:value-type="float" office:value="4557" calcext:value-type="float">
            <text:p>4557</text:p>
          </table:table-cell>
          <table:table-cell office:value-type="float" office:value="4569" calcext:value-type="float">
            <text:p>4569</text:p>
          </table:table-cell>
          <table:table-cell office:value-type="float" office:value="4582" calcext:value-type="float">
            <text:p>4582</text:p>
          </table:table-cell>
          <table:table-cell office:value-type="float" office:value="4594" calcext:value-type="float">
            <text:p>4594</text:p>
          </table:table-cell>
          <table:table-cell office:value-type="float" office:value="4606" calcext:value-type="float">
            <text:p>4606</text:p>
          </table:table-cell>
          <table:table-cell office:value-type="float" office:value="4601" calcext:value-type="float">
            <text:p>4601</text:p>
          </table:table-cell>
          <table:table-cell office:value-type="float" office:value="4611" calcext:value-type="float">
            <text:p>4611</text:p>
          </table:table-cell>
          <table:table-cell office:value-type="float" office:value="4620" calcext:value-type="float">
            <text:p>4620</text:p>
          </table:table-cell>
          <table:table-cell office:value-type="float" office:value="531309.91" calcext:value-type="float">
            <text:p>531309.91</text:p>
          </table:table-cell>
          <table:table-cell office:value-type="float" office:value="641454.34" calcext:value-type="float">
            <text:p>641454.34</text:p>
          </table:table-cell>
          <table:table-cell office:value-type="float" office:value="755470.24" calcext:value-type="float">
            <text:p>755470.24</text:p>
          </table:table-cell>
          <table:table-cell office:value-type="float" office:value="948866.06" calcext:value-type="float">
            <text:p>948866.06</text:p>
          </table:table-cell>
          <table:table-cell office:value-type="float" office:value="1140253.55" calcext:value-type="float">
            <text:p>1140253.55</text:p>
          </table:table-cell>
          <table:table-cell office:value-type="float" office:value="1201742.9" calcext:value-type="float">
            <text:p>1201742.9</text:p>
          </table:table-cell>
          <table:table-cell office:value-type="float" office:value="1202262.46" calcext:value-type="float">
            <text:p>1202262.46</text:p>
          </table:table-cell>
          <table:table-cell office:value-type="float" office:value="1272716.01" calcext:value-type="float">
            <text:p>1272716.01</text:p>
          </table:table-cell>
          <table:table-cell office:value-type="float" office:value="1253280.19" calcext:value-type="float">
            <text:p>1253280.19</text:p>
          </table:table-cell>
          <table:table-cell office:value-type="float" office:value="1287536.23" calcext:value-type="float">
            <text:p>1287536.23</text:p>
          </table:table-cell>
          <table:table-cell office:value-type="float" office:value="1398741.97" calcext:value-type="float">
            <text:p>1398741.97</text:p>
          </table:table-cell>
          <table:table-cell office:value-type="float" office:value="72256300" calcext:value-type="float">
            <text:p>72256300</text:p>
          </table:table-cell>
          <table:table-cell office:value-type="float" office:value="86172280" calcext:value-type="float">
            <text:p>86172280</text:p>
          </table:table-cell>
          <table:table-cell office:value-type="float" office:value="91755270" calcext:value-type="float">
            <text:p>91755270</text:p>
          </table:table-cell>
          <table:table-cell office:value-type="float" office:value="212814900" calcext:value-type="float">
            <text:p>212814900</text:p>
          </table:table-cell>
          <table:table-cell office:value-type="float" office:value="236880500" calcext:value-type="float">
            <text:p>236880500</text:p>
          </table:table-cell>
          <table:table-cell office:value-type="float" office:value="229424100" calcext:value-type="float">
            <text:p>229424100</text:p>
          </table:table-cell>
          <table:table-cell office:value-type="float" office:value="230649900" calcext:value-type="float">
            <text:p>230649900</text:p>
          </table:table-cell>
          <table:table-cell office:value-type="float" office:value="237809200" calcext:value-type="float">
            <text:p>237809200</text:p>
          </table:table-cell>
          <table:table-cell office:value-type="float" office:value="238298000" calcext:value-type="float">
            <text:p>238298000</text:p>
          </table:table-cell>
          <table:table-cell office:value-type="float" office:value="244949000" calcext:value-type="float">
            <text:p>244949000</text:p>
          </table:table-cell>
          <table:table-cell office:value-type="float" office:value="227717000" calcext:value-type="float">
            <text:p>227717000</text:p>
          </table:table-cell>
          <table:table-cell office:value-type="float" office:value="601" calcext:value-type="float">
            <text:p>601</text:p>
          </table:table-cell>
          <table:table-cell office:value-type="float" office:value="649" calcext:value-type="float">
            <text:p>649</text:p>
          </table:table-cell>
          <table:table-cell office:value-type="float" office:value="699" calcext:value-type="float">
            <text:p>699</text:p>
          </table:table-cell>
          <table:table-cell office:value-type="float" office:value="789" calcext:value-type="float">
            <text:p>789</text:p>
          </table:table-cell>
          <table:table-cell office:value-type="float" office:value="834" calcext:value-type="float">
            <text:p>834</text:p>
          </table:table-cell>
          <table:table-cell office:value-type="float" office:value="845" calcext:value-type="float">
            <text:p>845</text:p>
          </table:table-cell>
          <table:table-cell office:value-type="float" office:value="798" calcext:value-type="float">
            <text:p>798</text:p>
          </table:table-cell>
          <table:table-cell office:value-type="float" office:value="797" calcext:value-type="float">
            <text:p>797</text:p>
          </table:table-cell>
          <table:table-cell office:value-type="float" office:value="758" calcext:value-type="float">
            <text:p>758</text:p>
          </table:table-cell>
          <table:table-cell office:value-type="float" office:value="788" calcext:value-type="float">
            <text:p>788</text:p>
          </table:table-cell>
          <table:table-cell office:value-type="float" office:value="854" calcext:value-type="float">
            <text:p>854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RIO NEGRINH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011" calcext:value-type="float">
            <text:p>40011</text:p>
          </table:table-cell>
          <table:table-cell office:value-type="float" office:value="40169" calcext:value-type="float">
            <text:p>40169</text:p>
          </table:table-cell>
          <table:table-cell office:value-type="float" office:value="41167" calcext:value-type="float">
            <text:p>41167</text:p>
          </table:table-cell>
          <table:table-cell office:value-type="float" office:value="41386" calcext:value-type="float">
            <text:p>41386</text:p>
          </table:table-cell>
          <table:table-cell office:value-type="float" office:value="41602" calcext:value-type="float">
            <text:p>41602</text:p>
          </table:table-cell>
          <table:table-cell office:value-type="float" office:value="41817" calcext:value-type="float">
            <text:p>41817</text:p>
          </table:table-cell>
          <table:table-cell office:value-type="float" office:value="42029" calcext:value-type="float">
            <text:p>42029</text:p>
          </table:table-cell>
          <table:table-cell office:value-type="float" office:value="42106" calcext:value-type="float">
            <text:p>42106</text:p>
          </table:table-cell>
          <table:table-cell office:value-type="float" office:value="42302" calcext:value-type="float">
            <text:p>42302</text:p>
          </table:table-cell>
          <table:table-cell office:value-type="float" office:value="42495" calcext:value-type="float">
            <text:p>42495</text:p>
          </table:table-cell>
          <table:table-cell office:value-type="float" office:value="9571491.26" calcext:value-type="float">
            <text:p>9571491.26</text:p>
          </table:table-cell>
          <table:table-cell office:value-type="float" office:value="10480979.89" calcext:value-type="float">
            <text:p>10480979.89</text:p>
          </table:table-cell>
          <table:table-cell office:value-type="float" office:value="11700973.76" calcext:value-type="float">
            <text:p>11700973.76</text:p>
          </table:table-cell>
          <table:table-cell office:value-type="float" office:value="13238737.32" calcext:value-type="float">
            <text:p>13238737.32</text:p>
          </table:table-cell>
          <table:table-cell office:value-type="float" office:value="14616389.61" calcext:value-type="float">
            <text:p>14616389.61</text:p>
          </table:table-cell>
          <table:table-cell office:value-type="float" office:value="15831297.31" calcext:value-type="float">
            <text:p>15831297.31</text:p>
          </table:table-cell>
          <table:table-cell office:value-type="float" office:value="16559813.74" calcext:value-type="float">
            <text:p>16559813.74</text:p>
          </table:table-cell>
          <table:table-cell office:value-type="float" office:value="17427693.58" calcext:value-type="float">
            <text:p>17427693.58</text:p>
          </table:table-cell>
          <table:table-cell office:value-type="float" office:value="19417999" calcext:value-type="float">
            <text:p>19417999</text:p>
          </table:table-cell>
          <table:table-cell office:value-type="float" office:value="20563222.62" calcext:value-type="float">
            <text:p>20563222.62</text:p>
          </table:table-cell>
          <table:table-cell office:value-type="float" office:value="21397971.52" calcext:value-type="float">
            <text:p>21397971.52</text:p>
          </table:table-cell>
          <table:table-cell office:value-type="float" office:value="653645800" calcext:value-type="float">
            <text:p>653645800</text:p>
          </table:table-cell>
          <table:table-cell office:value-type="float" office:value="735430100" calcext:value-type="float">
            <text:p>735430100</text:p>
          </table:table-cell>
          <table:table-cell office:value-type="float" office:value="795632000" calcext:value-type="float">
            <text:p>795632000</text:p>
          </table:table-cell>
          <table:table-cell office:value-type="float" office:value="869022500" calcext:value-type="float">
            <text:p>869022500</text:p>
          </table:table-cell>
          <table:table-cell office:value-type="float" office:value="971603000" calcext:value-type="float">
            <text:p>971603000</text:p>
          </table:table-cell>
          <table:table-cell office:value-type="float" office:value="986804200" calcext:value-type="float">
            <text:p>986804200</text:p>
          </table:table-cell>
          <table:table-cell office:value-type="float" office:value="997977600" calcext:value-type="float">
            <text:p>997977600</text:p>
          </table:table-cell>
          <table:table-cell office:value-type="float" office:value="1092653000" calcext:value-type="float">
            <text:p>1092653000</text:p>
          </table:table-cell>
          <table:table-cell office:value-type="float" office:value="1158012000" calcext:value-type="float">
            <text:p>1158012000</text:p>
          </table:table-cell>
          <table:table-cell office:value-type="float" office:value="1232353000" calcext:value-type="float">
            <text:p>1232353000</text:p>
          </table:table-cell>
          <table:table-cell office:value-type="float" office:value="1388843000" calcext:value-type="float">
            <text:p>1388843000</text:p>
          </table:table-cell>
          <table:table-cell office:value-type="float" office:value="9084" calcext:value-type="float">
            <text:p>9084</text:p>
          </table:table-cell>
          <table:table-cell office:value-type="float" office:value="9322" calcext:value-type="float">
            <text:p>9322</text:p>
          </table:table-cell>
          <table:table-cell office:value-type="float" office:value="9644" calcext:value-type="float">
            <text:p>9644</text:p>
          </table:table-cell>
          <table:table-cell office:value-type="float" office:value="9818" calcext:value-type="float">
            <text:p>9818</text:p>
          </table:table-cell>
          <table:table-cell office:value-type="float" office:value="9925" calcext:value-type="float">
            <text:p>9925</text:p>
          </table:table-cell>
          <table:table-cell office:value-type="float" office:value="9722" calcext:value-type="float">
            <text:p>9722</text:p>
          </table:table-cell>
          <table:table-cell office:value-type="float" office:value="9560" calcext:value-type="float">
            <text:p>9560</text:p>
          </table:table-cell>
          <table:table-cell office:value-type="float" office:value="9614" calcext:value-type="float">
            <text:p>9614</text:p>
          </table:table-cell>
          <table:table-cell office:value-type="float" office:value="10049" calcext:value-type="float">
            <text:p>10049</text:p>
          </table:table-cell>
          <table:table-cell office:value-type="float" office:value="10307" calcext:value-type="float">
            <text:p>10307</text:p>
          </table:table-cell>
          <table:table-cell office:value-type="float" office:value="10533" calcext:value-type="float">
            <text:p>1053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RIO RUF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38" calcext:value-type="float">
            <text:p>2438</text:p>
          </table:table-cell>
          <table:table-cell office:value-type="float" office:value="2440" calcext:value-type="float">
            <text:p>2440</text:p>
          </table:table-cell>
          <table:table-cell office:value-type="float" office:value="2482" calcext:value-type="float">
            <text:p>2482</text:p>
          </table:table-cell>
          <table:table-cell office:value-type="float" office:value="2484" calcext:value-type="float">
            <text:p>2484</text:p>
          </table:table-cell>
          <table:table-cell office:value-type="float" office:value="2485" calcext:value-type="float">
            <text:p>2485</text:p>
          </table:table-cell>
          <table:table-cell office:value-type="float" office:value="2487" calcext:value-type="float">
            <text:p>2487</text:p>
          </table:table-cell>
          <table:table-cell office:value-type="float" office:value="2489" calcext:value-type="float">
            <text:p>2489</text:p>
          </table:table-cell>
          <table:table-cell office:value-type="float" office:value="2482" calcext:value-type="float">
            <text:p>2482</text:p>
          </table:table-cell>
          <table:table-cell table:number-columns-repeated="2" office:value-type="float" office:value="2483" calcext:value-type="float">
            <text:p>2483</text:p>
          </table:table-cell>
          <table:table-cell office:value-type="float" office:value="76963.17" calcext:value-type="float">
            <text:p>76963.17</text:p>
          </table:table-cell>
          <table:table-cell office:value-type="float" office:value="120713.55" calcext:value-type="float">
            <text:p>120713.55</text:p>
          </table:table-cell>
          <table:table-cell office:value-type="float" office:value="111189.58" calcext:value-type="float">
            <text:p>111189.58</text:p>
          </table:table-cell>
          <table:table-cell office:value-type="float" office:value="129987.76" calcext:value-type="float">
            <text:p>129987.76</text:p>
          </table:table-cell>
          <table:table-cell office:value-type="float" office:value="160562.55" calcext:value-type="float">
            <text:p>160562.55</text:p>
          </table:table-cell>
          <table:table-cell office:value-type="float" office:value="147861.52" calcext:value-type="float">
            <text:p>147861.52</text:p>
          </table:table-cell>
          <table:table-cell office:value-type="float" office:value="187623.55" calcext:value-type="float">
            <text:p>187623.55</text:p>
          </table:table-cell>
          <table:table-cell office:value-type="float" office:value="320457.95" calcext:value-type="float">
            <text:p>320457.95</text:p>
          </table:table-cell>
          <table:table-cell office:value-type="float" office:value="339787.48" calcext:value-type="float">
            <text:p>339787.48</text:p>
          </table:table-cell>
          <table:table-cell office:value-type="float" office:value="322965.86" calcext:value-type="float">
            <text:p>322965.86</text:p>
          </table:table-cell>
          <table:table-cell office:value-type="float" office:value="405185.74" calcext:value-type="float">
            <text:p>405185.74</text:p>
          </table:table-cell>
          <table:table-cell office:value-type="float" office:value="27392220" calcext:value-type="float">
            <text:p>27392220</text:p>
          </table:table-cell>
          <table:table-cell office:value-type="float" office:value="30788900" calcext:value-type="float">
            <text:p>30788900</text:p>
          </table:table-cell>
          <table:table-cell office:value-type="float" office:value="34194420" calcext:value-type="float">
            <text:p>34194420</text:p>
          </table:table-cell>
          <table:table-cell office:value-type="float" office:value="39431930" calcext:value-type="float">
            <text:p>39431930</text:p>
          </table:table-cell>
          <table:table-cell office:value-type="float" office:value="37585540" calcext:value-type="float">
            <text:p>37585540</text:p>
          </table:table-cell>
          <table:table-cell office:value-type="float" office:value="41445300" calcext:value-type="float">
            <text:p>41445300</text:p>
          </table:table-cell>
          <table:table-cell office:value-type="float" office:value="50193960" calcext:value-type="float">
            <text:p>50193960</text:p>
          </table:table-cell>
          <table:table-cell office:value-type="float" office:value="50133410" calcext:value-type="float">
            <text:p>50133410</text:p>
          </table:table-cell>
          <table:table-cell office:value-type="float" office:value="48524940" calcext:value-type="float">
            <text:p>48524940</text:p>
          </table:table-cell>
          <table:table-cell office:value-type="float" office:value="59284000" calcext:value-type="float">
            <text:p>59284000</text:p>
          </table:table-cell>
          <table:table-cell office:value-type="float" office:value="67621000" calcext:value-type="float">
            <text:p>67621000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13" calcext:value-type="float">
            <text:p>4813</text:p>
          </table:table-cell>
          <table:table-cell office:value-type="float" office:value="4789" calcext:value-type="float">
            <text:p>4789</text:p>
          </table:table-cell>
          <table:table-cell office:value-type="float" office:value="4810" calcext:value-type="float">
            <text:p>4810</text:p>
          </table:table-cell>
          <table:table-cell office:value-type="float" office:value="4775" calcext:value-type="float">
            <text:p>4775</text:p>
          </table:table-cell>
          <table:table-cell office:value-type="float" office:value="4740" calcext:value-type="float">
            <text:p>4740</text:p>
          </table:table-cell>
          <table:table-cell office:value-type="float" office:value="4705" calcext:value-type="float">
            <text:p>4705</text:p>
          </table:table-cell>
          <table:table-cell office:value-type="float" office:value="4670" calcext:value-type="float">
            <text:p>4670</text:p>
          </table:table-cell>
          <table:table-cell office:value-type="float" office:value="4636" calcext:value-type="float">
            <text:p>4636</text:p>
          </table:table-cell>
          <table:table-cell office:value-type="float" office:value="4598" calcext:value-type="float">
            <text:p>4598</text:p>
          </table:table-cell>
          <table:table-cell office:value-type="float" office:value="4561" calcext:value-type="float">
            <text:p>4561</text:p>
          </table:table-cell>
          <table:table-cell office:value-type="float" office:value="277522.4" calcext:value-type="float">
            <text:p>277522.4</text:p>
          </table:table-cell>
          <table:table-cell office:value-type="float" office:value="327317.86" calcext:value-type="float">
            <text:p>327317.86</text:p>
          </table:table-cell>
          <table:table-cell office:value-type="float" office:value="405204.78" calcext:value-type="float">
            <text:p>405204.78</text:p>
          </table:table-cell>
          <table:table-cell office:value-type="float" office:value="468218.98" calcext:value-type="float">
            <text:p>468218.98</text:p>
          </table:table-cell>
          <table:table-cell office:value-type="float" office:value="506715.62" calcext:value-type="float">
            <text:p>506715.62</text:p>
          </table:table-cell>
          <table:table-cell office:value-type="float" office:value="556922.63" calcext:value-type="float">
            <text:p>556922.63</text:p>
          </table:table-cell>
          <table:table-cell office:value-type="float" office:value="604710.19" calcext:value-type="float">
            <text:p>604710.19</text:p>
          </table:table-cell>
          <table:table-cell office:value-type="float" office:value="671048.83" calcext:value-type="float">
            <text:p>671048.83</text:p>
          </table:table-cell>
          <table:table-cell office:value-type="float" office:value="657053.96" calcext:value-type="float">
            <text:p>657053.96</text:p>
          </table:table-cell>
          <table:table-cell office:value-type="float" office:value="722805.66" calcext:value-type="float">
            <text:p>722805.66</text:p>
          </table:table-cell>
          <table:table-cell office:value-type="float" office:value="924183.27" calcext:value-type="float">
            <text:p>924183.27</text:p>
          </table:table-cell>
          <table:table-cell office:value-type="float" office:value="47390250" calcext:value-type="float">
            <text:p>47390250</text:p>
          </table:table-cell>
          <table:table-cell office:value-type="float" office:value="53773460" calcext:value-type="float">
            <text:p>53773460</text:p>
          </table:table-cell>
          <table:table-cell office:value-type="float" office:value="57254920" calcext:value-type="float">
            <text:p>57254920</text:p>
          </table:table-cell>
          <table:table-cell office:value-type="float" office:value="69196550" calcext:value-type="float">
            <text:p>69196550</text:p>
          </table:table-cell>
          <table:table-cell office:value-type="float" office:value="87296860" calcext:value-type="float">
            <text:p>87296860</text:p>
          </table:table-cell>
          <table:table-cell office:value-type="float" office:value="84656050" calcext:value-type="float">
            <text:p>84656050</text:p>
          </table:table-cell>
          <table:table-cell office:value-type="float" office:value="91140230" calcext:value-type="float">
            <text:p>91140230</text:p>
          </table:table-cell>
          <table:table-cell office:value-type="float" office:value="99924650" calcext:value-type="float">
            <text:p>99924650</text:p>
          </table:table-cell>
          <table:table-cell office:value-type="float" office:value="113274100" calcext:value-type="float">
            <text:p>113274100</text:p>
          </table:table-cell>
          <table:table-cell office:value-type="float" office:value="125266000" calcext:value-type="float">
            <text:p>125266000</text:p>
          </table:table-cell>
          <table:table-cell office:value-type="float" office:value="127591000" calcext:value-type="float">
            <text:p>127591000</text:p>
          </table:table-cell>
          <table:table-cell office:value-type="float" office:value="364" calcext:value-type="float">
            <text:p>364</text:p>
          </table:table-cell>
          <table:table-cell office:value-type="float" office:value="396" calcext:value-type="float">
            <text:p>396</text:p>
          </table:table-cell>
          <table:table-cell office:value-type="float" office:value="423" calcext:value-type="float">
            <text:p>423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20" calcext:value-type="float">
            <text:p>420</text:p>
          </table:table-cell>
          <table:table-cell office:value-type="float" office:value="456" calcext:value-type="float">
            <text:p>456</text:p>
          </table:table-cell>
          <table:table-cell office:value-type="float" office:value="531" calcext:value-type="float">
            <text:p>53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ODE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64" calcext:value-type="float">
            <text:p>10964</text:p>
          </table:table-cell>
          <table:table-cell office:value-type="float" office:value="11004" calcext:value-type="float">
            <text:p>11004</text:p>
          </table:table-cell>
          <table:table-cell office:value-type="float" office:value="11270" calcext:value-type="float">
            <text:p>11270</text:p>
          </table:table-cell>
          <table:table-cell office:value-type="float" office:value="11325" calcext:value-type="float">
            <text:p>11325</text:p>
          </table:table-cell>
          <table:table-cell office:value-type="float" office:value="11380" calcext:value-type="float">
            <text:p>11380</text:p>
          </table:table-cell>
          <table:table-cell office:value-type="float" office:value="11434" calcext:value-type="float">
            <text:p>11434</text:p>
          </table:table-cell>
          <table:table-cell office:value-type="float" office:value="11488" calcext:value-type="float">
            <text:p>11488</text:p>
          </table:table-cell>
          <table:table-cell office:value-type="float" office:value="11502" calcext:value-type="float">
            <text:p>11502</text:p>
          </table:table-cell>
          <table:table-cell office:value-type="float" office:value="11551" calcext:value-type="float">
            <text:p>11551</text:p>
          </table:table-cell>
          <table:table-cell office:value-type="float" office:value="11600" calcext:value-type="float">
            <text:p>11600</text:p>
          </table:table-cell>
          <table:table-cell office:value-type="float" office:value="3067054.75" calcext:value-type="float">
            <text:p>3067054.75</text:p>
          </table:table-cell>
          <table:table-cell office:value-type="float" office:value="3523148.71" calcext:value-type="float">
            <text:p>3523148.71</text:p>
          </table:table-cell>
          <table:table-cell office:value-type="float" office:value="3792051.83" calcext:value-type="float">
            <text:p>3792051.83</text:p>
          </table:table-cell>
          <table:table-cell office:value-type="float" office:value="4486742.41" calcext:value-type="float">
            <text:p>4486742.41</text:p>
          </table:table-cell>
          <table:table-cell office:value-type="float" office:value="4573083.98" calcext:value-type="float">
            <text:p>4573083.98</text:p>
          </table:table-cell>
          <table:table-cell office:value-type="float" office:value="4550613.39" calcext:value-type="float">
            <text:p>4550613.39</text:p>
          </table:table-cell>
          <table:table-cell office:value-type="float" office:value="4901164.14" calcext:value-type="float">
            <text:p>4901164.14</text:p>
          </table:table-cell>
          <table:table-cell office:value-type="float" office:value="5061742.11" calcext:value-type="float">
            <text:p>5061742.11</text:p>
          </table:table-cell>
          <table:table-cell office:value-type="float" office:value="4798669.94" calcext:value-type="float">
            <text:p>4798669.94</text:p>
          </table:table-cell>
          <table:table-cell office:value-type="float" office:value="4944473.31" calcext:value-type="float">
            <text:p>4944473.31</text:p>
          </table:table-cell>
          <table:table-cell office:value-type="float" office:value="4626932.42" calcext:value-type="float">
            <text:p>4626932.42</text:p>
          </table:table-cell>
          <table:table-cell office:value-type="float" office:value="158760700" calcext:value-type="float">
            <text:p>158760700</text:p>
          </table:table-cell>
          <table:table-cell office:value-type="float" office:value="174914100" calcext:value-type="float">
            <text:p>174914100</text:p>
          </table:table-cell>
          <table:table-cell office:value-type="float" office:value="246585500" calcext:value-type="float">
            <text:p>246585500</text:p>
          </table:table-cell>
          <table:table-cell office:value-type="float" office:value="232646700" calcext:value-type="float">
            <text:p>232646700</text:p>
          </table:table-cell>
          <table:table-cell office:value-type="float" office:value="284532200" calcext:value-type="float">
            <text:p>284532200</text:p>
          </table:table-cell>
          <table:table-cell office:value-type="float" office:value="248128000" calcext:value-type="float">
            <text:p>248128000</text:p>
          </table:table-cell>
          <table:table-cell office:value-type="float" office:value="259406800" calcext:value-type="float">
            <text:p>259406800</text:p>
          </table:table-cell>
          <table:table-cell office:value-type="float" office:value="273991100" calcext:value-type="float">
            <text:p>273991100</text:p>
          </table:table-cell>
          <table:table-cell office:value-type="float" office:value="285412900" calcext:value-type="float">
            <text:p>285412900</text:p>
          </table:table-cell>
          <table:table-cell office:value-type="float" office:value="305814000" calcext:value-type="float">
            <text:p>305814000</text:p>
          </table:table-cell>
          <table:table-cell office:value-type="float" office:value="324949000" calcext:value-type="float">
            <text:p>324949000</text:p>
          </table:table-cell>
          <table:table-cell office:value-type="float" office:value="2974" calcext:value-type="float">
            <text:p>2974</text:p>
          </table:table-cell>
          <table:table-cell office:value-type="float" office:value="3124" calcext:value-type="float">
            <text:p>3124</text:p>
          </table:table-cell>
          <table:table-cell office:value-type="float" office:value="3059" calcext:value-type="float">
            <text:p>3059</text:p>
          </table:table-cell>
          <table:table-cell office:value-type="float" office:value="3139" calcext:value-type="float">
            <text:p>3139</text:p>
          </table:table-cell>
          <table:table-cell office:value-type="float" office:value="3011" calcext:value-type="float">
            <text:p>3011</text:p>
          </table:table-cell>
          <table:table-cell office:value-type="float" office:value="2782" calcext:value-type="float">
            <text:p>2782</text:p>
          </table:table-cell>
          <table:table-cell office:value-type="float" office:value="2735" calcext:value-type="float">
            <text:p>2735</text:p>
          </table:table-cell>
          <table:table-cell office:value-type="float" office:value="2664" calcext:value-type="float">
            <text:p>2664</text:p>
          </table:table-cell>
          <table:table-cell table:number-columns-repeated="2" office:value-type="float" office:value="2451" calcext:value-type="float">
            <text:p>2451</text:p>
          </table:table-cell>
          <table:table-cell office:value-type="float" office:value="2372" calcext:value-type="float">
            <text:p>237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ROMELÂND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5494" calcext:value-type="float">
            <text:p>5494</text:p>
          </table:table-cell>
          <table:table-cell office:value-type="float" office:value="5421" calcext:value-type="float">
            <text:p>5421</text:p>
          </table:table-cell>
          <table:table-cell office:value-type="float" office:value="5320" calcext:value-type="float">
            <text:p>5320</text:p>
          </table:table-cell>
          <table:table-cell office:value-type="float" office:value="5220" calcext:value-type="float">
            <text:p>5220</text:p>
          </table:table-cell>
          <table:table-cell office:value-type="float" office:value="5120" calcext:value-type="float">
            <text:p>5120</text:p>
          </table:table-cell>
          <table:table-cell office:value-type="float" office:value="5022" calcext:value-type="float">
            <text:p>5022</text:p>
          </table:table-cell>
          <table:table-cell office:value-type="float" office:value="4890" calcext:value-type="float">
            <text:p>4890</text:p>
          </table:table-cell>
          <table:table-cell office:value-type="float" office:value="4786" calcext:value-type="float">
            <text:p>4786</text:p>
          </table:table-cell>
          <table:table-cell office:value-type="float" office:value="4684" calcext:value-type="float">
            <text:p>4684</text:p>
          </table:table-cell>
          <table:table-cell office:value-type="float" office:value="115611.38" calcext:value-type="float">
            <text:p>115611.38</text:p>
          </table:table-cell>
          <table:table-cell office:value-type="float" office:value="133516.66" calcext:value-type="float">
            <text:p>133516.66</text:p>
          </table:table-cell>
          <table:table-cell office:value-type="float" office:value="147206.08" calcext:value-type="float">
            <text:p>147206.08</text:p>
          </table:table-cell>
          <table:table-cell office:value-type="float" office:value="236553.26" calcext:value-type="float">
            <text:p>236553.26</text:p>
          </table:table-cell>
          <table:table-cell office:value-type="float" office:value="234263.26" calcext:value-type="float">
            <text:p>234263.26</text:p>
          </table:table-cell>
          <table:table-cell office:value-type="float" office:value="221083.42" calcext:value-type="float">
            <text:p>221083.42</text:p>
          </table:table-cell>
          <table:table-cell office:value-type="float" office:value="253865.06" calcext:value-type="float">
            <text:p>253865.06</text:p>
          </table:table-cell>
          <table:table-cell office:value-type="float" office:value="350397.22" calcext:value-type="float">
            <text:p>350397.22</text:p>
          </table:table-cell>
          <table:table-cell office:value-type="float" office:value="202699.6" calcext:value-type="float">
            <text:p>202699.6</text:p>
          </table:table-cell>
          <table:table-cell office:value-type="float" office:value="194434.91" calcext:value-type="float">
            <text:p>194434.91</text:p>
          </table:table-cell>
          <table:table-cell office:value-type="float" office:value="239059.56" calcext:value-type="float">
            <text:p>239059.56</text:p>
          </table:table-cell>
          <table:table-cell office:value-type="float" office:value="81548190" calcext:value-type="float">
            <text:p>81548190</text:p>
          </table:table-cell>
          <table:table-cell office:value-type="float" office:value="101304900" calcext:value-type="float">
            <text:p>101304900</text:p>
          </table:table-cell>
          <table:table-cell office:value-type="float" office:value="111605300" calcext:value-type="float">
            <text:p>111605300</text:p>
          </table:table-cell>
          <table:table-cell office:value-type="float" office:value="119907200" calcext:value-type="float">
            <text:p>119907200</text:p>
          </table:table-cell>
          <table:table-cell office:value-type="float" office:value="78405790" calcext:value-type="float">
            <text:p>78405790</text:p>
          </table:table-cell>
          <table:table-cell office:value-type="float" office:value="72056540" calcext:value-type="float">
            <text:p>72056540</text:p>
          </table:table-cell>
          <table:table-cell office:value-type="float" office:value="80286060" calcext:value-type="float">
            <text:p>80286060</text:p>
          </table:table-cell>
          <table:table-cell office:value-type="float" office:value="82298450" calcext:value-type="float">
            <text:p>82298450</text:p>
          </table:table-cell>
          <table:table-cell office:value-type="float" office:value="84613460" calcext:value-type="float">
            <text:p>84613460</text:p>
          </table:table-cell>
          <table:table-cell office:value-type="float" office:value="89444000" calcext:value-type="float">
            <text:p>89444000</text:p>
          </table:table-cell>
          <table:table-cell office:value-type="float" office:value="105862000" calcext:value-type="float">
            <text:p>10586200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212" calcext:value-type="float">
            <text:p>212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SALE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86" calcext:value-type="float">
            <text:p>7386</text:p>
          </table:table-cell>
          <table:table-cell office:value-type="float" office:value="7402" calcext:value-type="float">
            <text:p>7402</text:p>
          </table:table-cell>
          <table:table-cell office:value-type="float" office:value="7553" calcext:value-type="float">
            <text:p>7553</text:p>
          </table:table-cell>
          <table:table-cell office:value-type="float" office:value="7573" calcext:value-type="float">
            <text:p>7573</text:p>
          </table:table-cell>
          <table:table-cell office:value-type="float" office:value="7594" calcext:value-type="float">
            <text:p>7594</text:p>
          </table:table-cell>
          <table:table-cell office:value-type="float" office:value="7614" calcext:value-type="float">
            <text:p>7614</text:p>
          </table:table-cell>
          <table:table-cell office:value-type="float" office:value="7634" calcext:value-type="float">
            <text:p>7634</text:p>
          </table:table-cell>
          <table:table-cell office:value-type="float" office:value="7626" calcext:value-type="float">
            <text:p>7626</text:p>
          </table:table-cell>
          <table:table-cell office:value-type="float" office:value="7642" calcext:value-type="float">
            <text:p>7642</text:p>
          </table:table-cell>
          <table:table-cell office:value-type="float" office:value="7659" calcext:value-type="float">
            <text:p>7659</text:p>
          </table:table-cell>
          <table:table-cell office:value-type="float" office:value="1618452.25" calcext:value-type="float">
            <text:p>1618452.25</text:p>
          </table:table-cell>
          <table:table-cell office:value-type="float" office:value="1794999.61" calcext:value-type="float">
            <text:p>1794999.61</text:p>
          </table:table-cell>
          <table:table-cell office:value-type="float" office:value="2047973.12" calcext:value-type="float">
            <text:p>2047973.12</text:p>
          </table:table-cell>
          <table:table-cell office:value-type="float" office:value="2484186.65" calcext:value-type="float">
            <text:p>2484186.65</text:p>
          </table:table-cell>
          <table:table-cell office:value-type="float" office:value="3011307.13" calcext:value-type="float">
            <text:p>3011307.13</text:p>
          </table:table-cell>
          <table:table-cell office:value-type="float" office:value="2907125.54" calcext:value-type="float">
            <text:p>2907125.54</text:p>
          </table:table-cell>
          <table:table-cell office:value-type="float" office:value="3213539.83" calcext:value-type="float">
            <text:p>3213539.83</text:p>
          </table:table-cell>
          <table:table-cell office:value-type="float" office:value="3303781.37" calcext:value-type="float">
            <text:p>3303781.37</text:p>
          </table:table-cell>
          <table:table-cell office:value-type="float" office:value="3648718.59" calcext:value-type="float">
            <text:p>3648718.59</text:p>
          </table:table-cell>
          <table:table-cell office:value-type="float" office:value="3754933.72" calcext:value-type="float">
            <text:p>3754933.72</text:p>
          </table:table-cell>
          <table:table-cell office:value-type="float" office:value="3505839.23" calcext:value-type="float">
            <text:p>3505839.23</text:p>
          </table:table-cell>
          <table:table-cell office:value-type="float" office:value="97466510" calcext:value-type="float">
            <text:p>97466510</text:p>
          </table:table-cell>
          <table:table-cell office:value-type="float" office:value="110160800" calcext:value-type="float">
            <text:p>110160800</text:p>
          </table:table-cell>
          <table:table-cell office:value-type="float" office:value="114483400" calcext:value-type="float">
            <text:p>114483400</text:p>
          </table:table-cell>
          <table:table-cell office:value-type="float" office:value="131622300" calcext:value-type="float">
            <text:p>131622300</text:p>
          </table:table-cell>
          <table:table-cell office:value-type="float" office:value="166657900" calcext:value-type="float">
            <text:p>166657900</text:p>
          </table:table-cell>
          <table:table-cell office:value-type="float" office:value="160171900" calcext:value-type="float">
            <text:p>160171900</text:p>
          </table:table-cell>
          <table:table-cell office:value-type="float" office:value="165733300" calcext:value-type="float">
            <text:p>165733300</text:p>
          </table:table-cell>
          <table:table-cell office:value-type="float" office:value="180699000" calcext:value-type="float">
            <text:p>180699000</text:p>
          </table:table-cell>
          <table:table-cell office:value-type="float" office:value="197595800" calcext:value-type="float">
            <text:p>197595800</text:p>
          </table:table-cell>
          <table:table-cell office:value-type="float" office:value="217401000" calcext:value-type="float">
            <text:p>217401000</text:p>
          </table:table-cell>
          <table:table-cell office:value-type="float" office:value="290851000" calcext:value-type="float">
            <text:p>290851000</text:p>
          </table:table-cell>
          <table:table-cell office:value-type="float" office:value="1631" calcext:value-type="float">
            <text:p>1631</text:p>
          </table:table-cell>
          <table:table-cell office:value-type="float" office:value="1568" calcext:value-type="float">
            <text:p>1568</text:p>
          </table:table-cell>
          <table:table-cell office:value-type="float" office:value="1612" calcext:value-type="float">
            <text:p>1612</text:p>
          </table:table-cell>
          <table:table-cell office:value-type="float" office:value="1755" calcext:value-type="float">
            <text:p>1755</text:p>
          </table:table-cell>
          <table:table-cell office:value-type="float" office:value="1853" calcext:value-type="float">
            <text:p>1853</text:p>
          </table:table-cell>
          <table:table-cell office:value-type="float" office:value="1811" calcext:value-type="float">
            <text:p>1811</text:p>
          </table:table-cell>
          <table:table-cell office:value-type="float" office:value="1770" calcext:value-type="float">
            <text:p>1770</text:p>
          </table:table-cell>
          <table:table-cell office:value-type="float" office:value="1742" calcext:value-type="float">
            <text:p>1742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1694" calcext:value-type="float">
            <text:p>1694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SALTINH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43" calcext:value-type="float">
            <text:p>3943</text:p>
          </table:table-cell>
          <table:table-cell office:value-type="float" office:value="3926" calcext:value-type="float">
            <text:p>3926</text:p>
          </table:table-cell>
          <table:table-cell office:value-type="float" office:value="3948" calcext:value-type="float">
            <text:p>3948</text:p>
          </table:table-cell>
          <table:table-cell office:value-type="float" office:value="3923" calcext:value-type="float">
            <text:p>3923</text:p>
          </table:table-cell>
          <table:table-cell office:value-type="float" office:value="3897" calcext:value-type="float">
            <text:p>3897</text:p>
          </table:table-cell>
          <table:table-cell office:value-type="float" office:value="3872" calcext:value-type="float">
            <text:p>3872</text:p>
          </table:table-cell>
          <table:table-cell office:value-type="float" office:value="3847" calcext:value-type="float">
            <text:p>3847</text:p>
          </table:table-cell>
          <table:table-cell office:value-type="float" office:value="3808" calcext:value-type="float">
            <text:p>3808</text:p>
          </table:table-cell>
          <table:table-cell office:value-type="float" office:value="3781" calcext:value-type="float">
            <text:p>3781</text:p>
          </table:table-cell>
          <table:table-cell office:value-type="float" office:value="3754" calcext:value-type="float">
            <text:p>3754</text:p>
          </table:table-cell>
          <table:table-cell office:value-type="float" office:value="121289.36" calcext:value-type="float">
            <text:p>121289.36</text:p>
          </table:table-cell>
          <table:table-cell office:value-type="float" office:value="164098.4" calcext:value-type="float">
            <text:p>164098.4</text:p>
          </table:table-cell>
          <table:table-cell office:value-type="float" office:value="173955.75" calcext:value-type="float">
            <text:p>173955.75</text:p>
          </table:table-cell>
          <table:table-cell office:value-type="float" office:value="145939.08" calcext:value-type="float">
            <text:p>145939.08</text:p>
          </table:table-cell>
          <table:table-cell office:value-type="float" office:value="225050.01" calcext:value-type="float">
            <text:p>225050.01</text:p>
          </table:table-cell>
          <table:table-cell office:value-type="float" office:value="260884.27" calcext:value-type="float">
            <text:p>260884.27</text:p>
          </table:table-cell>
          <table:table-cell office:value-type="float" office:value="303202.59" calcext:value-type="float">
            <text:p>303202.59</text:p>
          </table:table-cell>
          <table:table-cell office:value-type="float" office:value="394666.2" calcext:value-type="float">
            <text:p>394666.2</text:p>
          </table:table-cell>
          <table:table-cell office:value-type="float" office:value="437981.55" calcext:value-type="float">
            <text:p>437981.55</text:p>
          </table:table-cell>
          <table:table-cell office:value-type="float" office:value="549411.73" calcext:value-type="float">
            <text:p>549411.73</text:p>
          </table:table-cell>
          <table:table-cell office:value-type="float" office:value="558914.98" calcext:value-type="float">
            <text:p>558914.98</text:p>
          </table:table-cell>
          <table:table-cell office:value-type="float" office:value="45179230" calcext:value-type="float">
            <text:p>45179230</text:p>
          </table:table-cell>
          <table:table-cell office:value-type="float" office:value="41564630" calcext:value-type="float">
            <text:p>41564630</text:p>
          </table:table-cell>
          <table:table-cell office:value-type="float" office:value="90153510" calcext:value-type="float">
            <text:p>90153510</text:p>
          </table:table-cell>
          <table:table-cell office:value-type="float" office:value="60303520" calcext:value-type="float">
            <text:p>60303520</text:p>
          </table:table-cell>
          <table:table-cell office:value-type="float" office:value="55490570" calcext:value-type="float">
            <text:p>55490570</text:p>
          </table:table-cell>
          <table:table-cell office:value-type="float" office:value="58471270" calcext:value-type="float">
            <text:p>58471270</text:p>
          </table:table-cell>
          <table:table-cell office:value-type="float" office:value="67081990" calcext:value-type="float">
            <text:p>67081990</text:p>
          </table:table-cell>
          <table:table-cell office:value-type="float" office:value="71691080" calcext:value-type="float">
            <text:p>71691080</text:p>
          </table:table-cell>
          <table:table-cell office:value-type="float" office:value="70321890" calcext:value-type="float">
            <text:p>70321890</text:p>
          </table:table-cell>
          <table:table-cell office:value-type="float" office:value="70206000" calcext:value-type="float">
            <text:p>70206000</text:p>
          </table:table-cell>
          <table:table-cell office:value-type="float" office:value="80393000" calcext:value-type="float">
            <text:p>80393000</text:p>
          </table:table-cell>
          <table:table-cell office:value-type="float" office:value="168" calcext:value-type="float">
            <text:p>168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ALTO VELO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32" calcext:value-type="float">
            <text:p>4332</text:p>
          </table:table-cell>
          <table:table-cell office:value-type="float" office:value="4361" calcext:value-type="float">
            <text:p>4361</text:p>
          </table:table-cell>
          <table:table-cell office:value-type="float" office:value="4495" calcext:value-type="float">
            <text:p>4495</text:p>
          </table:table-cell>
          <table:table-cell office:value-type="float" office:value="4536" calcext:value-type="float">
            <text:p>4536</text:p>
          </table:table-cell>
          <table:table-cell office:value-type="float" office:value="4576" calcext:value-type="float">
            <text:p>4576</text:p>
          </table:table-cell>
          <table:table-cell office:value-type="float" office:value="4616" calcext:value-type="float">
            <text:p>4616</text:p>
          </table:table-cell>
          <table:table-cell office:value-type="float" office:value="4655" calcext:value-type="float">
            <text:p>4655</text:p>
          </table:table-cell>
          <table:table-cell office:value-type="float" office:value="4680" calcext:value-type="float">
            <text:p>4680</text:p>
          </table:table-cell>
          <table:table-cell office:value-type="float" office:value="4718" calcext:value-type="float">
            <text:p>4718</text:p>
          </table:table-cell>
          <table:table-cell office:value-type="float" office:value="4756" calcext:value-type="float">
            <text:p>4756</text:p>
          </table:table-cell>
          <table:table-cell office:value-type="float" office:value="1259552.47" calcext:value-type="float">
            <text:p>1259552.47</text:p>
          </table:table-cell>
          <table:table-cell office:value-type="float" office:value="1414137.78" calcext:value-type="float">
            <text:p>1414137.78</text:p>
          </table:table-cell>
          <table:table-cell office:value-type="float" office:value="1370991.11" calcext:value-type="float">
            <text:p>1370991.11</text:p>
          </table:table-cell>
          <table:table-cell office:value-type="float" office:value="1562170.62" calcext:value-type="float">
            <text:p>1562170.62</text:p>
          </table:table-cell>
          <table:table-cell office:value-type="float" office:value="2111929.63" calcext:value-type="float">
            <text:p>2111929.63</text:p>
          </table:table-cell>
          <table:table-cell office:value-type="float" office:value="2046536.43" calcext:value-type="float">
            <text:p>2046536.43</text:p>
          </table:table-cell>
          <table:table-cell office:value-type="float" office:value="2017598.96" calcext:value-type="float">
            <text:p>2017598.96</text:p>
          </table:table-cell>
          <table:table-cell office:value-type="float" office:value="2301045.74" calcext:value-type="float">
            <text:p>2301045.74</text:p>
          </table:table-cell>
          <table:table-cell office:value-type="float" office:value="2480886.05" calcext:value-type="float">
            <text:p>2480886.05</text:p>
          </table:table-cell>
          <table:table-cell office:value-type="float" office:value="2510313.4" calcext:value-type="float">
            <text:p>2510313.4</text:p>
          </table:table-cell>
          <table:table-cell office:value-type="float" office:value="3028844.24" calcext:value-type="float">
            <text:p>3028844.24</text:p>
          </table:table-cell>
          <table:table-cell office:value-type="float" office:value="97550970" calcext:value-type="float">
            <text:p>97550970</text:p>
          </table:table-cell>
          <table:table-cell office:value-type="float" office:value="187128900" calcext:value-type="float">
            <text:p>187128900</text:p>
          </table:table-cell>
          <table:table-cell office:value-type="float" office:value="107317900" calcext:value-type="float">
            <text:p>107317900</text:p>
          </table:table-cell>
          <table:table-cell office:value-type="float" office:value="112113800" calcext:value-type="float">
            <text:p>112113800</text:p>
          </table:table-cell>
          <table:table-cell office:value-type="float" office:value="163560100" calcext:value-type="float">
            <text:p>163560100</text:p>
          </table:table-cell>
          <table:table-cell office:value-type="float" office:value="186638100" calcext:value-type="float">
            <text:p>186638100</text:p>
          </table:table-cell>
          <table:table-cell office:value-type="float" office:value="177396800" calcext:value-type="float">
            <text:p>177396800</text:p>
          </table:table-cell>
          <table:table-cell office:value-type="float" office:value="171636200" calcext:value-type="float">
            <text:p>171636200</text:p>
          </table:table-cell>
          <table:table-cell office:value-type="float" office:value="171645900" calcext:value-type="float">
            <text:p>171645900</text:p>
          </table:table-cell>
          <table:table-cell office:value-type="float" office:value="201505000" calcext:value-type="float">
            <text:p>201505000</text:p>
          </table:table-cell>
          <table:table-cell office:value-type="float" office:value="239199000" calcext:value-type="float">
            <text:p>239199000</text:p>
          </table:table-cell>
          <table:table-cell office:value-type="float" office:value="1235" calcext:value-type="float">
            <text:p>1235</text:p>
          </table:table-cell>
          <table:table-cell office:value-type="float" office:value="1265" calcext:value-type="float">
            <text:p>1265</text:p>
          </table:table-cell>
          <table:table-cell office:value-type="float" office:value="1272" calcext:value-type="float">
            <text:p>1272</text:p>
          </table:table-cell>
          <table:table-cell office:value-type="float" office:value="1253" calcext:value-type="float">
            <text:p>1253</text:p>
          </table:table-cell>
          <table:table-cell office:value-type="float" office:value="1334" calcext:value-type="float">
            <text:p>1334</text:p>
          </table:table-cell>
          <table:table-cell office:value-type="float" office:value="1189" calcext:value-type="float">
            <text:p>1189</text:p>
          </table:table-cell>
          <table:table-cell office:value-type="float" office:value="1166" calcext:value-type="float">
            <text:p>1166</text:p>
          </table:table-cell>
          <table:table-cell office:value-type="float" office:value="1234" calcext:value-type="float">
            <text:p>1234</text:p>
          </table:table-cell>
          <table:table-cell office:value-type="float" office:value="1315" calcext:value-type="float">
            <text:p>1315</text:p>
          </table:table-cell>
          <table:table-cell office:value-type="float" office:value="1341" calcext:value-type="float">
            <text:p>1341</text:p>
          </table:table-cell>
          <table:table-cell office:value-type="float" office:value="1446" calcext:value-type="float">
            <text:p>144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ANGÃ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75" calcext:value-type="float">
            <text:p>10575</text:p>
          </table:table-cell>
          <table:table-cell office:value-type="float" office:value="10744" calcext:value-type="float">
            <text:p>10744</text:p>
          </table:table-cell>
          <table:table-cell office:value-type="float" office:value="11294" calcext:value-type="float">
            <text:p>11294</text:p>
          </table:table-cell>
          <table:table-cell office:value-type="float" office:value="11532" calcext:value-type="float">
            <text:p>11532</text:p>
          </table:table-cell>
          <table:table-cell office:value-type="float" office:value="11767" calcext:value-type="float">
            <text:p>11767</text:p>
          </table:table-cell>
          <table:table-cell office:value-type="float" office:value="12001" calcext:value-type="float">
            <text:p>12001</text:p>
          </table:table-cell>
          <table:table-cell office:value-type="float" office:value="12233" calcext:value-type="float">
            <text:p>12233</text:p>
          </table:table-cell>
          <table:table-cell office:value-type="float" office:value="12446" calcext:value-type="float">
            <text:p>12446</text:p>
          </table:table-cell>
          <table:table-cell office:value-type="float" office:value="12678" calcext:value-type="float">
            <text:p>12678</text:p>
          </table:table-cell>
          <table:table-cell office:value-type="float" office:value="12905" calcext:value-type="float">
            <text:p>12905</text:p>
          </table:table-cell>
          <table:table-cell office:value-type="float" office:value="3176554.09" calcext:value-type="float">
            <text:p>3176554.09</text:p>
          </table:table-cell>
          <table:table-cell office:value-type="float" office:value="3823025.01" calcext:value-type="float">
            <text:p>3823025.01</text:p>
          </table:table-cell>
          <table:table-cell office:value-type="float" office:value="4301011.25" calcext:value-type="float">
            <text:p>4301011.25</text:p>
          </table:table-cell>
          <table:table-cell office:value-type="float" office:value="4803009.32" calcext:value-type="float">
            <text:p>4803009.32</text:p>
          </table:table-cell>
          <table:table-cell office:value-type="float" office:value="5132568.09" calcext:value-type="float">
            <text:p>5132568.09</text:p>
          </table:table-cell>
          <table:table-cell office:value-type="float" office:value="5316385.58" calcext:value-type="float">
            <text:p>5316385.58</text:p>
          </table:table-cell>
          <table:table-cell office:value-type="float" office:value="5547701.65" calcext:value-type="float">
            <text:p>5547701.65</text:p>
          </table:table-cell>
          <table:table-cell office:value-type="float" office:value="5843889.93" calcext:value-type="float">
            <text:p>5843889.93</text:p>
          </table:table-cell>
          <table:table-cell office:value-type="float" office:value="6328233.54" calcext:value-type="float">
            <text:p>6328233.54</text:p>
          </table:table-cell>
          <table:table-cell office:value-type="float" office:value="6695492.68" calcext:value-type="float">
            <text:p>6695492.68</text:p>
          </table:table-cell>
          <table:table-cell office:value-type="float" office:value="6818776.76" calcext:value-type="float">
            <text:p>6818776.76</text:p>
          </table:table-cell>
          <table:table-cell office:value-type="float" office:value="161084400" calcext:value-type="float">
            <text:p>161084400</text:p>
          </table:table-cell>
          <table:table-cell office:value-type="float" office:value="180337500" calcext:value-type="float">
            <text:p>180337500</text:p>
          </table:table-cell>
          <table:table-cell office:value-type="float" office:value="240565200" calcext:value-type="float">
            <text:p>240565200</text:p>
          </table:table-cell>
          <table:table-cell office:value-type="float" office:value="223246100" calcext:value-type="float">
            <text:p>223246100</text:p>
          </table:table-cell>
          <table:table-cell office:value-type="float" office:value="233719100" calcext:value-type="float">
            <text:p>233719100</text:p>
          </table:table-cell>
          <table:table-cell office:value-type="float" office:value="249050300" calcext:value-type="float">
            <text:p>249050300</text:p>
          </table:table-cell>
          <table:table-cell office:value-type="float" office:value="249404000" calcext:value-type="float">
            <text:p>249404000</text:p>
          </table:table-cell>
          <table:table-cell office:value-type="float" office:value="280614600" calcext:value-type="float">
            <text:p>280614600</text:p>
          </table:table-cell>
          <table:table-cell office:value-type="float" office:value="319406600" calcext:value-type="float">
            <text:p>319406600</text:p>
          </table:table-cell>
          <table:table-cell office:value-type="float" office:value="334671000" calcext:value-type="float">
            <text:p>334671000</text:p>
          </table:table-cell>
          <table:table-cell office:value-type="float" office:value="362559000" calcext:value-type="float">
            <text:p>362559000</text:p>
          </table:table-cell>
          <table:table-cell office:value-type="float" office:value="3580" calcext:value-type="float">
            <text:p>3580</text:p>
          </table:table-cell>
          <table:table-cell office:value-type="float" office:value="3891" calcext:value-type="float">
            <text:p>3891</text:p>
          </table:table-cell>
          <table:table-cell office:value-type="float" office:value="3941" calcext:value-type="float">
            <text:p>3941</text:p>
          </table:table-cell>
          <table:table-cell office:value-type="float" office:value="4068" calcext:value-type="float">
            <text:p>4068</text:p>
          </table:table-cell>
          <table:table-cell office:value-type="float" office:value="3849" calcext:value-type="float">
            <text:p>3849</text:p>
          </table:table-cell>
          <table:table-cell office:value-type="float" office:value="3629" calcext:value-type="float">
            <text:p>3629</text:p>
          </table:table-cell>
          <table:table-cell office:value-type="float" office:value="3364" calcext:value-type="float">
            <text:p>3364</text:p>
          </table:table-cell>
          <table:table-cell office:value-type="float" office:value="3337" calcext:value-type="float">
            <text:p>3337</text:p>
          </table:table-cell>
          <table:table-cell office:value-type="float" office:value="3427" calcext:value-type="float">
            <text:p>3427</text:p>
          </table:table-cell>
          <table:table-cell office:value-type="float" office:value="3471" calcext:value-type="float">
            <text:p>3471</text:p>
          </table:table-cell>
          <table:table-cell office:value-type="float" office:value="3534" calcext:value-type="float">
            <text:p>353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SANTA CECÍL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831" calcext:value-type="float">
            <text:p>15831</text:p>
          </table:table-cell>
          <table:table-cell office:value-type="float" office:value="15902" calcext:value-type="float">
            <text:p>15902</text:p>
          </table:table-cell>
          <table:table-cell office:value-type="float" office:value="16315" calcext:value-type="float">
            <text:p>16315</text:p>
          </table:table-cell>
          <table:table-cell office:value-type="float" office:value="16413" calcext:value-type="float">
            <text:p>16413</text:p>
          </table:table-cell>
          <table:table-cell office:value-type="float" office:value="16510" calcext:value-type="float">
            <text:p>16510</text:p>
          </table:table-cell>
          <table:table-cell office:value-type="float" office:value="16606" calcext:value-type="float">
            <text:p>16606</text:p>
          </table:table-cell>
          <table:table-cell office:value-type="float" office:value="16701" calcext:value-type="float">
            <text:p>16701</text:p>
          </table:table-cell>
          <table:table-cell office:value-type="float" office:value="16741" calcext:value-type="float">
            <text:p>16741</text:p>
          </table:table-cell>
          <table:table-cell office:value-type="float" office:value="16830" calcext:value-type="float">
            <text:p>16830</text:p>
          </table:table-cell>
          <table:table-cell office:value-type="float" office:value="16918" calcext:value-type="float">
            <text:p>16918</text:p>
          </table:table-cell>
          <table:table-cell office:value-type="float" office:value="3613249.2" calcext:value-type="float">
            <text:p>3613249.2</text:p>
          </table:table-cell>
          <table:table-cell office:value-type="float" office:value="3785216.94" calcext:value-type="float">
            <text:p>3785216.94</text:p>
          </table:table-cell>
          <table:table-cell office:value-type="float" office:value="4235313.75" calcext:value-type="float">
            <text:p>4235313.75</text:p>
          </table:table-cell>
          <table:table-cell office:value-type="float" office:value="5028833.52" calcext:value-type="float">
            <text:p>5028833.52</text:p>
          </table:table-cell>
          <table:table-cell office:value-type="float" office:value="5190845.48" calcext:value-type="float">
            <text:p>5190845.48</text:p>
          </table:table-cell>
          <table:table-cell office:value-type="float" office:value="5690655.5" calcext:value-type="float">
            <text:p>5690655.5</text:p>
          </table:table-cell>
          <table:table-cell office:value-type="float" office:value="6224438.04" calcext:value-type="float">
            <text:p>6224438.04</text:p>
          </table:table-cell>
          <table:table-cell office:value-type="float" office:value="6628383.47" calcext:value-type="float">
            <text:p>6628383.47</text:p>
          </table:table-cell>
          <table:table-cell office:value-type="float" office:value="6968155.81" calcext:value-type="float">
            <text:p>6968155.81</text:p>
          </table:table-cell>
          <table:table-cell office:value-type="float" office:value="6952611.05" calcext:value-type="float">
            <text:p>6952611.05</text:p>
          </table:table-cell>
          <table:table-cell office:value-type="float" office:value="7228884.17" calcext:value-type="float">
            <text:p>7228884.17</text:p>
          </table:table-cell>
          <table:table-cell office:value-type="float" office:value="240264600" calcext:value-type="float">
            <text:p>240264600</text:p>
          </table:table-cell>
          <table:table-cell office:value-type="float" office:value="236905800" calcext:value-type="float">
            <text:p>236905800</text:p>
          </table:table-cell>
          <table:table-cell office:value-type="float" office:value="274449400" calcext:value-type="float">
            <text:p>274449400</text:p>
          </table:table-cell>
          <table:table-cell office:value-type="float" office:value="307268500" calcext:value-type="float">
            <text:p>307268500</text:p>
          </table:table-cell>
          <table:table-cell office:value-type="float" office:value="351765900" calcext:value-type="float">
            <text:p>351765900</text:p>
          </table:table-cell>
          <table:table-cell office:value-type="float" office:value="362796400" calcext:value-type="float">
            <text:p>362796400</text:p>
          </table:table-cell>
          <table:table-cell office:value-type="float" office:value="375231500" calcext:value-type="float">
            <text:p>375231500</text:p>
          </table:table-cell>
          <table:table-cell office:value-type="float" office:value="419310400" calcext:value-type="float">
            <text:p>419310400</text:p>
          </table:table-cell>
          <table:table-cell office:value-type="float" office:value="470773300" calcext:value-type="float">
            <text:p>470773300</text:p>
          </table:table-cell>
          <table:table-cell office:value-type="float" office:value="481577000" calcext:value-type="float">
            <text:p>481577000</text:p>
          </table:table-cell>
          <table:table-cell office:value-type="float" office:value="545063000" calcext:value-type="float">
            <text:p>545063000</text:p>
          </table:table-cell>
          <table:table-cell office:value-type="float" office:value="3675" calcext:value-type="float">
            <text:p>3675</text:p>
          </table:table-cell>
          <table:table-cell office:value-type="float" office:value="3609" calcext:value-type="float">
            <text:p>3609</text:p>
          </table:table-cell>
          <table:table-cell office:value-type="float" office:value="3568" calcext:value-type="float">
            <text:p>3568</text:p>
          </table:table-cell>
          <table:table-cell office:value-type="float" office:value="4009" calcext:value-type="float">
            <text:p>4009</text:p>
          </table:table-cell>
          <table:table-cell office:value-type="float" office:value="3848" calcext:value-type="float">
            <text:p>3848</text:p>
          </table:table-cell>
          <table:table-cell office:value-type="float" office:value="3772" calcext:value-type="float">
            <text:p>3772</text:p>
          </table:table-cell>
          <table:table-cell office:value-type="float" office:value="3855" calcext:value-type="float">
            <text:p>3855</text:p>
          </table:table-cell>
          <table:table-cell office:value-type="float" office:value="3887" calcext:value-type="float">
            <text:p>3887</text:p>
          </table:table-cell>
          <table:table-cell office:value-type="float" office:value="3829" calcext:value-type="float">
            <text:p>3829</text:p>
          </table:table-cell>
          <table:table-cell office:value-type="float" office:value="3689" calcext:value-type="float">
            <text:p>3689</text:p>
          </table:table-cell>
          <table:table-cell office:value-type="float" office:value="3768" calcext:value-type="float">
            <text:p>37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float" office:value="0" calcext:value-type="float">
            <text:p>0</text:p>
          </table:table-cell>
          <table:table-cell office:value-type="float" office:value="26206" calcext:value-type="float">
            <text:p>26206</text:p>
          </table:table-cell>
          <table:table-cell office:value-type="float" office:value="28857" calcext:value-type="float">
            <text:p>28857</text:p>
          </table:table-cell>
          <table:table-cell office:value-type="float" office:value="2351" calcext:value-type="float">
            <text:p>2351</text:p>
          </table:table-cell>
          <table:table-cell office:value-type="float" office:value="2354" calcext:value-type="float">
            <text:p>2354</text:p>
          </table:table-cell>
          <table:table-cell office:value-type="float" office:value="2331" calcext:value-type="float">
            <text:p>2331</text:p>
          </table:table-cell>
          <table:table-cell office:value-type="float" office:value="2309" calcext:value-type="float">
            <text:p>2309</text:p>
          </table:table-cell>
          <table:table-cell office:value-type="float" office:value="2288" calcext:value-type="float">
            <text:p>2288</text:p>
          </table:table-cell>
          <table:table-cell office:value-type="float" office:value="2266" calcext:value-type="float">
            <text:p>2266</text:p>
          </table:table-cell>
          <table:table-cell office:value-type="float" office:value="2247" calcext:value-type="float">
            <text:p>2247</text:p>
          </table:table-cell>
          <table:table-cell office:value-type="float" office:value="25861" calcext:value-type="float">
            <text:p>25861</text:p>
          </table:table-cell>
          <table:table-cell office:value-type="float" office:value="26055" calcext:value-type="float">
            <text:p>26055</text:p>
          </table:table-cell>
          <table:table-cell office:value-type="float" office:value="154580.75" calcext:value-type="float">
            <text:p>154580.75</text:p>
          </table:table-cell>
          <table:table-cell office:value-type="float" office:value="177492.38" calcext:value-type="float">
            <text:p>177492.38</text:p>
          </table:table-cell>
          <table:table-cell office:value-type="float" office:value="191993.47" calcext:value-type="float">
            <text:p>191993.47</text:p>
          </table:table-cell>
          <table:table-cell office:value-type="float" office:value="232877.61" calcext:value-type="float">
            <text:p>232877.61</text:p>
          </table:table-cell>
          <table:table-cell office:value-type="float" office:value="284699.24" calcext:value-type="float">
            <text:p>284699.24</text:p>
          </table:table-cell>
          <table:table-cell office:value-type="float" office:value="342199.95" calcext:value-type="float">
            <text:p>342199.95</text:p>
          </table:table-cell>
          <table:table-cell office:value-type="float" office:value="364975.52" calcext:value-type="float">
            <text:p>364975.52</text:p>
          </table:table-cell>
          <table:table-cell office:value-type="float" office:value="434024.74" calcext:value-type="float">
            <text:p>434024.74</text:p>
          </table:table-cell>
          <table:table-cell office:value-type="float" office:value="438607.24" calcext:value-type="float">
            <text:p>438607.24</text:p>
          </table:table-cell>
          <table:table-cell office:value-type="float" office:value="512748.65" calcext:value-type="float">
            <text:p>512748.65</text:p>
          </table:table-cell>
          <table:table-cell office:value-type="float" office:value="562273.74" calcext:value-type="float">
            <text:p>562273.74</text:p>
          </table:table-cell>
          <table:table-cell office:value-type="float" office:value="31905690" calcext:value-type="float">
            <text:p>31905690</text:p>
          </table:table-cell>
          <table:table-cell office:value-type="float" office:value="38058510" calcext:value-type="float">
            <text:p>38058510</text:p>
          </table:table-cell>
          <table:table-cell office:value-type="float" office:value="38871120" calcext:value-type="float">
            <text:p>38871120</text:p>
          </table:table-cell>
          <table:table-cell office:value-type="float" office:value="47867870" calcext:value-type="float">
            <text:p>47867870</text:p>
          </table:table-cell>
          <table:table-cell office:value-type="float" office:value="56747940" calcext:value-type="float">
            <text:p>56747940</text:p>
          </table:table-cell>
          <table:table-cell office:value-type="float" office:value="53881450" calcext:value-type="float">
            <text:p>53881450</text:p>
          </table:table-cell>
          <table:table-cell office:value-type="float" office:value="65998550" calcext:value-type="float">
            <text:p>65998550</text:p>
          </table:table-cell>
          <table:table-cell office:value-type="float" office:value="64421230" calcext:value-type="float">
            <text:p>64421230</text:p>
          </table:table-cell>
          <table:table-cell office:value-type="float" office:value="70074610" calcext:value-type="float">
            <text:p>70074610</text:p>
          </table:table-cell>
          <table:table-cell office:value-type="float" office:value="75557000" calcext:value-type="float">
            <text:p>75557000</text:p>
          </table:table-cell>
          <table:table-cell office:value-type="float" office:value="92098000" calcext:value-type="float">
            <text:p>92098000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SANTA ROSA DE L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70" calcext:value-type="float">
            <text:p>2070</text:p>
          </table:table-cell>
          <table:table-cell office:value-type="float" office:value="2074" calcext:value-type="float">
            <text:p>2074</text:p>
          </table:table-cell>
          <table:table-cell office:value-type="float" office:value="2116" calcext:value-type="float">
            <text:p>2116</text:p>
          </table:table-cell>
          <table:table-cell office:value-type="float" office:value="2122" calcext:value-type="float">
            <text:p>2122</text:p>
          </table:table-cell>
          <table:table-cell office:value-type="float" office:value="2128" calcext:value-type="float">
            <text:p>2128</text:p>
          </table:table-cell>
          <table:table-cell office:value-type="float" office:value="2133" calcext:value-type="float">
            <text:p>2133</text:p>
          </table:table-cell>
          <table:table-cell office:value-type="float" office:value="2139" calcext:value-type="float">
            <text:p>2139</text:p>
          </table:table-cell>
          <table:table-cell office:value-type="float" office:value="2137" calcext:value-type="float">
            <text:p>2137</text:p>
          </table:table-cell>
          <table:table-cell office:value-type="float" office:value="2142" calcext:value-type="float">
            <text:p>2142</text:p>
          </table:table-cell>
          <table:table-cell office:value-type="float" office:value="2147" calcext:value-type="float">
            <text:p>2147</text:p>
          </table:table-cell>
          <table:table-cell office:value-type="float" office:value="80702.02" calcext:value-type="float">
            <text:p>80702.02</text:p>
          </table:table-cell>
          <table:table-cell office:value-type="float" office:value="138797.86" calcext:value-type="float">
            <text:p>138797.86</text:p>
          </table:table-cell>
          <table:table-cell office:value-type="float" office:value="171635.8" calcext:value-type="float">
            <text:p>171635.8</text:p>
          </table:table-cell>
          <table:table-cell office:value-type="float" office:value="199671.94" calcext:value-type="float">
            <text:p>199671.94</text:p>
          </table:table-cell>
          <table:table-cell office:value-type="float" office:value="215948.85" calcext:value-type="float">
            <text:p>215948.85</text:p>
          </table:table-cell>
          <table:table-cell office:value-type="float" office:value="259586.74" calcext:value-type="float">
            <text:p>259586.74</text:p>
          </table:table-cell>
          <table:table-cell office:value-type="float" office:value="282628.29" calcext:value-type="float">
            <text:p>282628.29</text:p>
          </table:table-cell>
          <table:table-cell office:value-type="float" office:value="253183.29" calcext:value-type="float">
            <text:p>253183.29</text:p>
          </table:table-cell>
          <table:table-cell office:value-type="float" office:value="307855.24" calcext:value-type="float">
            <text:p>307855.24</text:p>
          </table:table-cell>
          <table:table-cell office:value-type="float" office:value="288925.63" calcext:value-type="float">
            <text:p>288925.63</text:p>
          </table:table-cell>
          <table:table-cell office:value-type="float" office:value="306018.15" calcext:value-type="float">
            <text:p>306018.15</text:p>
          </table:table-cell>
          <table:table-cell office:value-type="float" office:value="31270380" calcext:value-type="float">
            <text:p>31270380</text:p>
          </table:table-cell>
          <table:table-cell office:value-type="float" office:value="34910060" calcext:value-type="float">
            <text:p>34910060</text:p>
          </table:table-cell>
          <table:table-cell office:value-type="float" office:value="32538570" calcext:value-type="float">
            <text:p>32538570</text:p>
          </table:table-cell>
          <table:table-cell office:value-type="float" office:value="39067950" calcext:value-type="float">
            <text:p>39067950</text:p>
          </table:table-cell>
          <table:table-cell office:value-type="float" office:value="44702490" calcext:value-type="float">
            <text:p>44702490</text:p>
          </table:table-cell>
          <table:table-cell office:value-type="float" office:value="48547250" calcext:value-type="float">
            <text:p>48547250</text:p>
          </table:table-cell>
          <table:table-cell office:value-type="float" office:value="47267870" calcext:value-type="float">
            <text:p>47267870</text:p>
          </table:table-cell>
          <table:table-cell office:value-type="float" office:value="48274020" calcext:value-type="float">
            <text:p>48274020</text:p>
          </table:table-cell>
          <table:table-cell office:value-type="float" office:value="50667770" calcext:value-type="float">
            <text:p>50667770</text:p>
          </table:table-cell>
          <table:table-cell office:value-type="float" office:value="57497000" calcext:value-type="float">
            <text:p>57497000</text:p>
          </table:table-cell>
          <table:table-cell office:value-type="float" office:value="64953000" calcext:value-type="float">
            <text:p>64953000</text:p>
          </table:table-cell>
          <table:table-cell office:value-type="float" office:value="96" calcext:value-type="float">
            <text:p>9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ANTA ROSA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73" calcext:value-type="float">
            <text:p>8073</text:p>
          </table:table-cell>
          <table:table-cell office:value-type="float" office:value="8091" calcext:value-type="float">
            <text:p>8091</text:p>
          </table:table-cell>
          <table:table-cell office:value-type="float" office:value="8261" calcext:value-type="float">
            <text:p>8261</text:p>
          </table:table-cell>
          <table:table-cell office:value-type="float" office:value="8285" calcext:value-type="float">
            <text:p>8285</text:p>
          </table:table-cell>
          <table:table-cell office:value-type="float" office:value="8309" calcext:value-type="float">
            <text:p>8309</text:p>
          </table:table-cell>
          <table:table-cell office:value-type="float" office:value="8333" calcext:value-type="float">
            <text:p>8333</text:p>
          </table:table-cell>
          <table:table-cell office:value-type="float" office:value="8356" calcext:value-type="float">
            <text:p>8356</text:p>
          </table:table-cell>
          <table:table-cell office:value-type="float" office:value="8338" calcext:value-type="float">
            <text:p>8338</text:p>
          </table:table-cell>
          <table:table-cell office:value-type="float" office:value="8358" calcext:value-type="float">
            <text:p>8358</text:p>
          </table:table-cell>
          <table:table-cell office:value-type="float" office:value="8378" calcext:value-type="float">
            <text:p>8378</text:p>
          </table:table-cell>
          <table:table-cell office:value-type="float" office:value="564783.88" calcext:value-type="float">
            <text:p>564783.88</text:p>
          </table:table-cell>
          <table:table-cell office:value-type="float" office:value="680752.35" calcext:value-type="float">
            <text:p>680752.35</text:p>
          </table:table-cell>
          <table:table-cell office:value-type="float" office:value="838952.17" calcext:value-type="float">
            <text:p>838952.17</text:p>
          </table:table-cell>
          <table:table-cell office:value-type="float" office:value="1013795.91" calcext:value-type="float">
            <text:p>1013795.91</text:p>
          </table:table-cell>
          <table:table-cell office:value-type="float" office:value="1082017.79" calcext:value-type="float">
            <text:p>1082017.79</text:p>
          </table:table-cell>
          <table:table-cell office:value-type="float" office:value="1143151.21" calcext:value-type="float">
            <text:p>1143151.21</text:p>
          </table:table-cell>
          <table:table-cell office:value-type="float" office:value="1172731.04" calcext:value-type="float">
            <text:p>1172731.04</text:p>
          </table:table-cell>
          <table:table-cell office:value-type="float" office:value="1060807.31" calcext:value-type="float">
            <text:p>1060807.31</text:p>
          </table:table-cell>
          <table:table-cell office:value-type="float" office:value="1180518.8" calcext:value-type="float">
            <text:p>1180518.8</text:p>
          </table:table-cell>
          <table:table-cell office:value-type="float" office:value="1299759.47" calcext:value-type="float">
            <text:p>1299759.47</text:p>
          </table:table-cell>
          <table:table-cell office:value-type="float" office:value="1335718.6" calcext:value-type="float">
            <text:p>1335718.6</text:p>
          </table:table-cell>
          <table:table-cell office:value-type="float" office:value="79754730" calcext:value-type="float">
            <text:p>79754730</text:p>
          </table:table-cell>
          <table:table-cell office:value-type="float" office:value="70875780" calcext:value-type="float">
            <text:p>70875780</text:p>
          </table:table-cell>
          <table:table-cell office:value-type="float" office:value="82305880" calcext:value-type="float">
            <text:p>82305880</text:p>
          </table:table-cell>
          <table:table-cell office:value-type="float" office:value="106114000" calcext:value-type="float">
            <text:p>106114000</text:p>
          </table:table-cell>
          <table:table-cell office:value-type="float" office:value="113629900" calcext:value-type="float">
            <text:p>113629900</text:p>
          </table:table-cell>
          <table:table-cell office:value-type="float" office:value="112838000" calcext:value-type="float">
            <text:p>112838000</text:p>
          </table:table-cell>
          <table:table-cell office:value-type="float" office:value="129200900" calcext:value-type="float">
            <text:p>129200900</text:p>
          </table:table-cell>
          <table:table-cell office:value-type="float" office:value="138941500" calcext:value-type="float">
            <text:p>138941500</text:p>
          </table:table-cell>
          <table:table-cell office:value-type="float" office:value="132838000" calcext:value-type="float">
            <text:p>132838000</text:p>
          </table:table-cell>
          <table:table-cell office:value-type="float" office:value="152035000" calcext:value-type="float">
            <text:p>152035000</text:p>
          </table:table-cell>
          <table:table-cell office:value-type="float" office:value="152707000" calcext:value-type="float">
            <text:p>152707000</text:p>
          </table:table-cell>
          <table:table-cell office:value-type="float" office:value="693" calcext:value-type="float">
            <text:p>693</text:p>
          </table:table-cell>
          <table:table-cell office:value-type="float" office:value="704" calcext:value-type="float">
            <text:p>704</text:p>
          </table:table-cell>
          <table:table-cell office:value-type="float" office:value="785" calcext:value-type="float">
            <text:p>785</text:p>
          </table:table-cell>
          <table:table-cell office:value-type="float" office:value="834" calcext:value-type="float">
            <text:p>834</text:p>
          </table:table-cell>
          <table:table-cell office:value-type="float" office:value="860" calcext:value-type="float">
            <text:p>860</text:p>
          </table:table-cell>
          <table:table-cell office:value-type="float" office:value="817" calcext:value-type="float">
            <text:p>817</text:p>
          </table:table-cell>
          <table:table-cell office:value-type="float" office:value="743" calcext:value-type="float">
            <text:p>743</text:p>
          </table:table-cell>
          <table:table-cell office:value-type="float" office:value="666" calcext:value-type="float">
            <text:p>666</text:p>
          </table:table-cell>
          <table:table-cell office:value-type="float" office:value="710" calcext:value-type="float">
            <text:p>710</text:p>
          </table:table-cell>
          <table:table-cell office:value-type="float" office:value="753" calcext:value-type="float">
            <text:p>753</text:p>
          </table:table-cell>
          <table:table-cell office:value-type="float" office:value="758" calcext:value-type="float">
            <text:p>758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string" calcext:value-type="string">
            <text:p>SANTA TEREZINH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62" calcext:value-type="float">
            <text:p>8762</text:p>
          </table:table-cell>
          <table:table-cell office:value-type="float" office:value="8756" calcext:value-type="float">
            <text:p>8756</text:p>
          </table:table-cell>
          <table:table-cell office:value-type="float" office:value="8883" calcext:value-type="float">
            <text:p>8883</text:p>
          </table:table-cell>
          <table:table-cell office:value-type="float" office:value="8873" calcext:value-type="float">
            <text:p>8873</text:p>
          </table:table-cell>
          <table:table-cell office:value-type="float" office:value="8864" calcext:value-type="float">
            <text:p>8864</text:p>
          </table:table-cell>
          <table:table-cell office:value-type="float" office:value="8855" calcext:value-type="float">
            <text:p>8855</text:p>
          </table:table-cell>
          <table:table-cell office:value-type="float" office:value="8846" calcext:value-type="float">
            <text:p>8846</text:p>
          </table:table-cell>
          <table:table-cell office:value-type="float" office:value="8801" calcext:value-type="float">
            <text:p>8801</text:p>
          </table:table-cell>
          <table:table-cell office:value-type="float" office:value="8787" calcext:value-type="float">
            <text:p>8787</text:p>
          </table:table-cell>
          <table:table-cell office:value-type="float" office:value="8773" calcext:value-type="float">
            <text:p>8773</text:p>
          </table:table-cell>
          <table:table-cell office:value-type="float" office:value="177575" calcext:value-type="float">
            <text:p>177575</text:p>
          </table:table-cell>
          <table:table-cell office:value-type="float" office:value="197777.07" calcext:value-type="float">
            <text:p>197777.07</text:p>
          </table:table-cell>
          <table:table-cell office:value-type="float" office:value="232192.97" calcext:value-type="float">
            <text:p>232192.97</text:p>
          </table:table-cell>
          <table:table-cell office:value-type="float" office:value="303858.76" calcext:value-type="float">
            <text:p>303858.76</text:p>
          </table:table-cell>
          <table:table-cell office:value-type="float" office:value="338140.54" calcext:value-type="float">
            <text:p>338140.54</text:p>
          </table:table-cell>
          <table:table-cell office:value-type="float" office:value="399465.07" calcext:value-type="float">
            <text:p>399465.07</text:p>
          </table:table-cell>
          <table:table-cell office:value-type="float" office:value="458711.36" calcext:value-type="float">
            <text:p>458711.36</text:p>
          </table:table-cell>
          <table:table-cell office:value-type="float" office:value="494855.18" calcext:value-type="float">
            <text:p>494855.18</text:p>
          </table:table-cell>
          <table:table-cell office:value-type="float" office:value="549817.86" calcext:value-type="float">
            <text:p>549817.86</text:p>
          </table:table-cell>
          <table:table-cell office:value-type="float" office:value="638145.03" calcext:value-type="float">
            <text:p>638145.03</text:p>
          </table:table-cell>
          <table:table-cell office:value-type="float" office:value="761611.04" calcext:value-type="float">
            <text:p>761611.04</text:p>
          </table:table-cell>
          <table:table-cell office:value-type="float" office:value="120713000" calcext:value-type="float">
            <text:p>120713000</text:p>
          </table:table-cell>
          <table:table-cell office:value-type="float" office:value="123193200" calcext:value-type="float">
            <text:p>123193200</text:p>
          </table:table-cell>
          <table:table-cell office:value-type="float" office:value="142896700" calcext:value-type="float">
            <text:p>142896700</text:p>
          </table:table-cell>
          <table:table-cell office:value-type="float" office:value="164156900" calcext:value-type="float">
            <text:p>164156900</text:p>
          </table:table-cell>
          <table:table-cell office:value-type="float" office:value="179002200" calcext:value-type="float">
            <text:p>179002200</text:p>
          </table:table-cell>
          <table:table-cell office:value-type="float" office:value="162945400" calcext:value-type="float">
            <text:p>162945400</text:p>
          </table:table-cell>
          <table:table-cell office:value-type="float" office:value="188062100" calcext:value-type="float">
            <text:p>188062100</text:p>
          </table:table-cell>
          <table:table-cell office:value-type="float" office:value="192739600" calcext:value-type="float">
            <text:p>192739600</text:p>
          </table:table-cell>
          <table:table-cell office:value-type="float" office:value="181327900" calcext:value-type="float">
            <text:p>181327900</text:p>
          </table:table-cell>
          <table:table-cell office:value-type="float" office:value="193936000" calcext:value-type="float">
            <text:p>193936000</text:p>
          </table:table-cell>
          <table:table-cell office:value-type="float" office:value="192847000" calcext:value-type="float">
            <text:p>192847000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  <table:table-cell office:value-type="float" office:value="313" calcext:value-type="float">
            <text:p>313</text:p>
          </table:table-cell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40" calcext:value-type="float">
            <text:p>44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SANTA TEREZINHA DO PROGRES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57" calcext:value-type="float">
            <text:p>2857</text:p>
          </table:table-cell>
          <table:table-cell office:value-type="float" office:value="2818" calcext:value-type="float">
            <text:p>2818</text:p>
          </table:table-cell>
          <table:table-cell office:value-type="float" office:value="2776" calcext:value-type="float">
            <text:p>2776</text:p>
          </table:table-cell>
          <table:table-cell office:value-type="float" office:value="2720" calcext:value-type="float">
            <text:p>2720</text:p>
          </table:table-cell>
          <table:table-cell office:value-type="float" office:value="2666" calcext:value-type="float">
            <text:p>2666</text:p>
          </table:table-cell>
          <table:table-cell office:value-type="float" office:value="2611" calcext:value-type="float">
            <text:p>2611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28" calcext:value-type="float">
            <text:p>2428</text:p>
          </table:table-cell>
          <table:table-cell office:value-type="float" office:value="2372" calcext:value-type="float">
            <text:p>2372</text:p>
          </table:table-cell>
          <table:table-cell office:value-type="float" office:value="32441.52" calcext:value-type="float">
            <text:p>32441.52</text:p>
          </table:table-cell>
          <table:table-cell office:value-type="float" office:value="51004.11" calcext:value-type="float">
            <text:p>51004.11</text:p>
          </table:table-cell>
          <table:table-cell office:value-type="float" office:value="76487.41" calcext:value-type="float">
            <text:p>76487.41</text:p>
          </table:table-cell>
          <table:table-cell office:value-type="float" office:value="85675.37" calcext:value-type="float">
            <text:p>85675.37</text:p>
          </table:table-cell>
          <table:table-cell office:value-type="float" office:value="113367.51" calcext:value-type="float">
            <text:p>113367.51</text:p>
          </table:table-cell>
          <table:table-cell office:value-type="float" office:value="131909.78" calcext:value-type="float">
            <text:p>131909.78</text:p>
          </table:table-cell>
          <table:table-cell office:value-type="float" office:value="148925.08" calcext:value-type="float">
            <text:p>148925.08</text:p>
          </table:table-cell>
          <table:table-cell office:value-type="float" office:value="136392.08" calcext:value-type="float">
            <text:p>136392.08</text:p>
          </table:table-cell>
          <table:table-cell office:value-type="float" office:value="164310.5" calcext:value-type="float">
            <text:p>164310.5</text:p>
          </table:table-cell>
          <table:table-cell office:value-type="float" office:value="182962.48" calcext:value-type="float">
            <text:p>182962.48</text:p>
          </table:table-cell>
          <table:table-cell office:value-type="float" office:value="196875.11" calcext:value-type="float">
            <text:p>196875.11</text:p>
          </table:table-cell>
          <table:table-cell office:value-type="float" office:value="29677380" calcext:value-type="float">
            <text:p>29677380</text:p>
          </table:table-cell>
          <table:table-cell office:value-type="float" office:value="32269370" calcext:value-type="float">
            <text:p>32269370</text:p>
          </table:table-cell>
          <table:table-cell office:value-type="float" office:value="29326530" calcext:value-type="float">
            <text:p>29326530</text:p>
          </table:table-cell>
          <table:table-cell office:value-type="float" office:value="37491780" calcext:value-type="float">
            <text:p>37491780</text:p>
          </table:table-cell>
          <table:table-cell office:value-type="float" office:value="40080470" calcext:value-type="float">
            <text:p>40080470</text:p>
          </table:table-cell>
          <table:table-cell office:value-type="float" office:value="41400680" calcext:value-type="float">
            <text:p>41400680</text:p>
          </table:table-cell>
          <table:table-cell office:value-type="float" office:value="46817700" calcext:value-type="float">
            <text:p>46817700</text:p>
          </table:table-cell>
          <table:table-cell office:value-type="float" office:value="49384190" calcext:value-type="float">
            <text:p>49384190</text:p>
          </table:table-cell>
          <table:table-cell office:value-type="float" office:value="52365040" calcext:value-type="float">
            <text:p>52365040</text:p>
          </table:table-cell>
          <table:table-cell office:value-type="float" office:value="52317000" calcext:value-type="float">
            <text:p>52317000</text:p>
          </table:table-cell>
          <table:table-cell office:value-type="float" office:value="58261000" calcext:value-type="float">
            <text:p>58261000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SANTIAGO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8" calcext:value-type="float">
            <text:p>1448</text:p>
          </table:table-cell>
          <table:table-cell office:value-type="float" office:value="1431" calcext:value-type="float">
            <text:p>1431</text:p>
          </table:table-cell>
          <table:table-cell office:value-type="float" office:value="1414" calcext:value-type="float">
            <text:p>1414</text:p>
          </table:table-cell>
          <table:table-cell office:value-type="float" office:value="1389" calcext:value-type="float">
            <text:p>1389</text:p>
          </table:table-cell>
          <table:table-cell office:value-type="float" office:value="1365" calcext:value-type="float">
            <text:p>1365</text:p>
          </table:table-cell>
          <table:table-cell office:value-type="float" office:value="1341" calcext:value-type="float">
            <text:p>1341</text:p>
          </table:table-cell>
          <table:table-cell office:value-type="float" office:value="1317" calcext:value-type="float">
            <text:p>1317</text:p>
          </table:table-cell>
          <table:table-cell office:value-type="float" office:value="1286" calcext:value-type="float">
            <text:p>1286</text:p>
          </table:table-cell>
          <table:table-cell office:value-type="float" office:value="1260" calcext:value-type="float">
            <text:p>1260</text:p>
          </table:table-cell>
          <table:table-cell office:value-type="float" office:value="1235" calcext:value-type="float">
            <text:p>1235</text:p>
          </table:table-cell>
          <table:table-cell office:value-type="float" office:value="61023.59" calcext:value-type="float">
            <text:p>61023.59</text:p>
          </table:table-cell>
          <table:table-cell office:value-type="float" office:value="78700.04" calcext:value-type="float">
            <text:p>78700.04</text:p>
          </table:table-cell>
          <table:table-cell office:value-type="float" office:value="105469.97" calcext:value-type="float">
            <text:p>105469.97</text:p>
          </table:table-cell>
          <table:table-cell office:value-type="float" office:value="187370.54" calcext:value-type="float">
            <text:p>187370.54</text:p>
          </table:table-cell>
          <table:table-cell office:value-type="float" office:value="156202.39" calcext:value-type="float">
            <text:p>156202.39</text:p>
          </table:table-cell>
          <table:table-cell office:value-type="float" office:value="175099.72" calcext:value-type="float">
            <text:p>175099.72</text:p>
          </table:table-cell>
          <table:table-cell office:value-type="float" office:value="179970.68" calcext:value-type="float">
            <text:p>179970.68</text:p>
          </table:table-cell>
          <table:table-cell office:value-type="float" office:value="158537.63" calcext:value-type="float">
            <text:p>158537.63</text:p>
          </table:table-cell>
          <table:table-cell office:value-type="float" office:value="171563.66" calcext:value-type="float">
            <text:p>171563.66</text:p>
          </table:table-cell>
          <table:table-cell office:value-type="float" office:value="212260.46" calcext:value-type="float">
            <text:p>212260.46</text:p>
          </table:table-cell>
          <table:table-cell office:value-type="float" office:value="280636.83" calcext:value-type="float">
            <text:p>280636.83</text:p>
          </table:table-cell>
          <table:table-cell office:value-type="float" office:value="27220850" calcext:value-type="float">
            <text:p>27220850</text:p>
          </table:table-cell>
          <table:table-cell office:value-type="float" office:value="29556300" calcext:value-type="float">
            <text:p>29556300</text:p>
          </table:table-cell>
          <table:table-cell office:value-type="float" office:value="28921920" calcext:value-type="float">
            <text:p>28921920</text:p>
          </table:table-cell>
          <table:table-cell office:value-type="float" office:value="40773740" calcext:value-type="float">
            <text:p>40773740</text:p>
          </table:table-cell>
          <table:table-cell office:value-type="float" office:value="27791890" calcext:value-type="float">
            <text:p>27791890</text:p>
          </table:table-cell>
          <table:table-cell office:value-type="float" office:value="29932020" calcext:value-type="float">
            <text:p>29932020</text:p>
          </table:table-cell>
          <table:table-cell office:value-type="float" office:value="32110940" calcext:value-type="float">
            <text:p>32110940</text:p>
          </table:table-cell>
          <table:table-cell office:value-type="float" office:value="32320850" calcext:value-type="float">
            <text:p>32320850</text:p>
          </table:table-cell>
          <table:table-cell office:value-type="float" office:value="33849480" calcext:value-type="float">
            <text:p>33849480</text:p>
          </table:table-cell>
          <table:table-cell office:value-type="float" office:value="35092000" calcext:value-type="float">
            <text:p>35092000</text:p>
          </table:table-cell>
          <table:table-cell office:value-type="float" office:value="38537000" calcext:value-type="float">
            <text:p>38537000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SANTO AMARO DA IMPERATRIZ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82" calcext:value-type="float">
            <text:p>20082</text:p>
          </table:table-cell>
          <table:table-cell office:value-type="float" office:value="20332" calcext:value-type="float">
            <text:p>20332</text:p>
          </table:table-cell>
          <table:table-cell office:value-type="float" office:value="21221" calcext:value-type="float">
            <text:p>21221</text:p>
          </table:table-cell>
          <table:table-cell office:value-type="float" office:value="21572" calcext:value-type="float">
            <text:p>21572</text:p>
          </table:table-cell>
          <table:table-cell office:value-type="float" office:value="21920" calcext:value-type="float">
            <text:p>21920</text:p>
          </table:table-cell>
          <table:table-cell office:value-type="float" office:value="22266" calcext:value-type="float">
            <text:p>22266</text:p>
          </table:table-cell>
          <table:table-cell office:value-type="float" office:value="22609" calcext:value-type="float">
            <text:p>22609</text:p>
          </table:table-cell>
          <table:table-cell office:value-type="float" office:value="22905" calcext:value-type="float">
            <text:p>22905</text:p>
          </table:table-cell>
          <table:table-cell office:value-type="float" office:value="23245" calcext:value-type="float">
            <text:p>23245</text:p>
          </table:table-cell>
          <table:table-cell office:value-type="float" office:value="23579" calcext:value-type="float">
            <text:p>23579</text:p>
          </table:table-cell>
          <table:table-cell office:value-type="float" office:value="3654403.5" calcext:value-type="float">
            <text:p>3654403.5</text:p>
          </table:table-cell>
          <table:table-cell office:value-type="float" office:value="4077881.54" calcext:value-type="float">
            <text:p>4077881.54</text:p>
          </table:table-cell>
          <table:table-cell office:value-type="float" office:value="4691916.18" calcext:value-type="float">
            <text:p>4691916.18</text:p>
          </table:table-cell>
          <table:table-cell office:value-type="float" office:value="5892716.57" calcext:value-type="float">
            <text:p>5892716.57</text:p>
          </table:table-cell>
          <table:table-cell office:value-type="float" office:value="6971937.32" calcext:value-type="float">
            <text:p>6971937.32</text:p>
          </table:table-cell>
          <table:table-cell office:value-type="float" office:value="7313657.01" calcext:value-type="float">
            <text:p>7313657.01</text:p>
          </table:table-cell>
          <table:table-cell office:value-type="float" office:value="7552826.7" calcext:value-type="float">
            <text:p>7552826.7</text:p>
          </table:table-cell>
          <table:table-cell office:value-type="float" office:value="7673930.73" calcext:value-type="float">
            <text:p>7673930.73</text:p>
          </table:table-cell>
          <table:table-cell office:value-type="float" office:value="8293838.73" calcext:value-type="float">
            <text:p>8293838.73</text:p>
          </table:table-cell>
          <table:table-cell office:value-type="float" office:value="8168704.87" calcext:value-type="float">
            <text:p>8168704.87</text:p>
          </table:table-cell>
          <table:table-cell office:value-type="float" office:value="9163214.64" calcext:value-type="float">
            <text:p>9163214.64</text:p>
          </table:table-cell>
          <table:table-cell office:value-type="float" office:value="427862700" calcext:value-type="float">
            <text:p>427862700</text:p>
          </table:table-cell>
          <table:table-cell office:value-type="float" office:value="476204200" calcext:value-type="float">
            <text:p>476204200</text:p>
          </table:table-cell>
          <table:table-cell office:value-type="float" office:value="498947200" calcext:value-type="float">
            <text:p>498947200</text:p>
          </table:table-cell>
          <table:table-cell office:value-type="float" office:value="587584900" calcext:value-type="float">
            <text:p>587584900</text:p>
          </table:table-cell>
          <table:table-cell office:value-type="float" office:value="643747600" calcext:value-type="float">
            <text:p>643747600</text:p>
          </table:table-cell>
          <table:table-cell office:value-type="float" office:value="656335700" calcext:value-type="float">
            <text:p>656335700</text:p>
          </table:table-cell>
          <table:table-cell office:value-type="float" office:value="745982700" calcext:value-type="float">
            <text:p>745982700</text:p>
          </table:table-cell>
          <table:table-cell office:value-type="float" office:value="753918700" calcext:value-type="float">
            <text:p>753918700</text:p>
          </table:table-cell>
          <table:table-cell office:value-type="float" office:value="848974200" calcext:value-type="float">
            <text:p>848974200</text:p>
          </table:table-cell>
          <table:table-cell office:value-type="float" office:value="926587000" calcext:value-type="float">
            <text:p>926587000</text:p>
          </table:table-cell>
          <table:table-cell office:value-type="float" office:value="1032573000" calcext:value-type="float">
            <text:p>1032573000</text:p>
          </table:table-cell>
          <table:table-cell office:value-type="float" office:value="3910" calcext:value-type="float">
            <text:p>3910</text:p>
          </table:table-cell>
          <table:table-cell office:value-type="float" office:value="3960" calcext:value-type="float">
            <text:p>3960</text:p>
          </table:table-cell>
          <table:table-cell office:value-type="float" office:value="4016" calcext:value-type="float">
            <text:p>4016</text:p>
          </table:table-cell>
          <table:table-cell office:value-type="float" office:value="4589" calcext:value-type="float">
            <text:p>4589</text:p>
          </table:table-cell>
          <table:table-cell office:value-type="float" office:value="4843" calcext:value-type="float">
            <text:p>4843</text:p>
          </table:table-cell>
          <table:table-cell office:value-type="float" office:value="4514" calcext:value-type="float">
            <text:p>4514</text:p>
          </table:table-cell>
          <table:table-cell office:value-type="float" office:value="4273" calcext:value-type="float">
            <text:p>4273</text:p>
          </table:table-cell>
          <table:table-cell office:value-type="float" office:value="4130" calcext:value-type="float">
            <text:p>4130</text:p>
          </table:table-cell>
          <table:table-cell office:value-type="float" office:value="4430" calcext:value-type="float">
            <text:p>4430</text:p>
          </table:table-cell>
          <table:table-cell office:value-type="float" office:value="4871" calcext:value-type="float">
            <text:p>4871</text:p>
          </table:table-cell>
          <table:table-cell office:value-type="float" office:value="4942" calcext:value-type="float">
            <text:p>494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SÃO BENTO DO SU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520" calcext:value-type="float">
            <text:p>75520</text:p>
          </table:table-cell>
          <table:table-cell office:value-type="float" office:value="76215" calcext:value-type="float">
            <text:p>76215</text:p>
          </table:table-cell>
          <table:table-cell office:value-type="float" office:value="78998" calcext:value-type="float">
            <text:p>78998</text:p>
          </table:table-cell>
          <table:table-cell office:value-type="float" office:value="79971" calcext:value-type="float">
            <text:p>79971</text:p>
          </table:table-cell>
          <table:table-cell office:value-type="float" office:value="80936" calcext:value-type="float">
            <text:p>80936</text:p>
          </table:table-cell>
          <table:table-cell office:value-type="float" office:value="81893" calcext:value-type="float">
            <text:p>81893</text:p>
          </table:table-cell>
          <table:table-cell office:value-type="float" office:value="82842" calcext:value-type="float">
            <text:p>82842</text:p>
          </table:table-cell>
          <table:table-cell office:value-type="float" office:value="83576" calcext:value-type="float">
            <text:p>83576</text:p>
          </table:table-cell>
          <table:table-cell office:value-type="float" office:value="84507" calcext:value-type="float">
            <text:p>84507</text:p>
          </table:table-cell>
          <table:table-cell office:value-type="float" office:value="85421" calcext:value-type="float">
            <text:p>85421</text:p>
          </table:table-cell>
          <table:table-cell office:value-type="float" office:value="28503918.84" calcext:value-type="float">
            <text:p>28503918.84</text:p>
          </table:table-cell>
          <table:table-cell office:value-type="float" office:value="31742511.42" calcext:value-type="float">
            <text:p>31742511.42</text:p>
          </table:table-cell>
          <table:table-cell office:value-type="float" office:value="36820541.63" calcext:value-type="float">
            <text:p>36820541.63</text:p>
          </table:table-cell>
          <table:table-cell office:value-type="float" office:value="42350737.65" calcext:value-type="float">
            <text:p>42350737.65</text:p>
          </table:table-cell>
          <table:table-cell office:value-type="float" office:value="47633576" calcext:value-type="float">
            <text:p>47633576</text:p>
          </table:table-cell>
          <table:table-cell office:value-type="float" office:value="48282518.12" calcext:value-type="float">
            <text:p>48282518.12</text:p>
          </table:table-cell>
          <table:table-cell office:value-type="float" office:value="50847280.44" calcext:value-type="float">
            <text:p>50847280.44</text:p>
          </table:table-cell>
          <table:table-cell office:value-type="float" office:value="51603191.82" calcext:value-type="float">
            <text:p>51603191.82</text:p>
          </table:table-cell>
          <table:table-cell office:value-type="float" office:value="55163789.78" calcext:value-type="float">
            <text:p>55163789.78</text:p>
          </table:table-cell>
          <table:table-cell office:value-type="float" office:value="56434566.19" calcext:value-type="float">
            <text:p>56434566.19</text:p>
          </table:table-cell>
          <table:table-cell office:value-type="float" office:value="61477925.94" calcext:value-type="float">
            <text:p>61477925.94</text:p>
          </table:table-cell>
          <table:table-cell office:value-type="float" office:value="1889164000" calcext:value-type="float">
            <text:p>1889164000</text:p>
          </table:table-cell>
          <table:table-cell office:value-type="float" office:value="2265017000" calcext:value-type="float">
            <text:p>2265017000</text:p>
          </table:table-cell>
          <table:table-cell office:value-type="float" office:value="2496922000" calcext:value-type="float">
            <text:p>2496922000</text:p>
          </table:table-cell>
          <table:table-cell office:value-type="float" office:value="2690098000" calcext:value-type="float">
            <text:p>2690098000</text:p>
          </table:table-cell>
          <table:table-cell office:value-type="float" office:value="3129774000" calcext:value-type="float">
            <text:p>3129774000</text:p>
          </table:table-cell>
          <table:table-cell office:value-type="float" office:value="2828572000" calcext:value-type="float">
            <text:p>2828572000</text:p>
          </table:table-cell>
          <table:table-cell office:value-type="float" office:value="2652536000" calcext:value-type="float">
            <text:p>2652536000</text:p>
          </table:table-cell>
          <table:table-cell office:value-type="float" office:value="2994813000" calcext:value-type="float">
            <text:p>2994813000</text:p>
          </table:table-cell>
          <table:table-cell office:value-type="float" office:value="3198188000" calcext:value-type="float">
            <text:p>3198188000</text:p>
          </table:table-cell>
          <table:table-cell office:value-type="float" office:value="3323764000" calcext:value-type="float">
            <text:p>3323764000</text:p>
          </table:table-cell>
          <table:table-cell office:value-type="float" office:value="3644559000" calcext:value-type="float">
            <text:p>3644559000</text:p>
          </table:table-cell>
          <table:table-cell office:value-type="float" office:value="23076" calcext:value-type="float">
            <text:p>23076</text:p>
          </table:table-cell>
          <table:table-cell office:value-type="float" office:value="23316" calcext:value-type="float">
            <text:p>23316</text:p>
          </table:table-cell>
          <table:table-cell office:value-type="float" office:value="23902" calcext:value-type="float">
            <text:p>23902</text:p>
          </table:table-cell>
          <table:table-cell office:value-type="float" office:value="24645" calcext:value-type="float">
            <text:p>24645</text:p>
          </table:table-cell>
          <table:table-cell office:value-type="float" office:value="25260" calcext:value-type="float">
            <text:p>25260</text:p>
          </table:table-cell>
          <table:table-cell office:value-type="float" office:value="24284" calcext:value-type="float">
            <text:p>24284</text:p>
          </table:table-cell>
          <table:table-cell office:value-type="float" office:value="23539" calcext:value-type="float">
            <text:p>23539</text:p>
          </table:table-cell>
          <table:table-cell office:value-type="float" office:value="22921" calcext:value-type="float">
            <text:p>22921</text:p>
          </table:table-cell>
          <table:table-cell office:value-type="float" office:value="23792" calcext:value-type="float">
            <text:p>23792</text:p>
          </table:table-cell>
          <table:table-cell office:value-type="float" office:value="24162" calcext:value-type="float">
            <text:p>24162</text:p>
          </table:table-cell>
          <table:table-cell office:value-type="float" office:value="25420" calcext:value-type="float">
            <text:p>2542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SÃO BERNARDI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42" calcext:value-type="float">
            <text:p>2642</text:p>
          </table:table-cell>
          <table:table-cell office:value-type="float" office:value="2676" calcext:value-type="float">
            <text:p>2676</text:p>
          </table:table-cell>
          <table:table-cell office:value-type="float" office:value="2641" calcext:value-type="float">
            <text:p>2641</text:p>
          </table:table-cell>
          <table:table-cell office:value-type="float" office:value="2593" calcext:value-type="float">
            <text:p>2593</text:p>
          </table:table-cell>
          <table:table-cell office:value-type="float" office:value="2545" calcext:value-type="float">
            <text:p>2545</text:p>
          </table:table-cell>
          <table:table-cell office:value-type="float" office:value="2496" calcext:value-type="float">
            <text:p>2496</text:p>
          </table:table-cell>
          <table:table-cell office:value-type="float" office:value="2449" calcext:value-type="float">
            <text:p>2449</text:p>
          </table:table-cell>
          <table:table-cell office:value-type="float" office:value="2386" calcext:value-type="float">
            <text:p>2386</text:p>
          </table:table-cell>
          <table:table-cell office:value-type="float" office:value="2336" calcext:value-type="float">
            <text:p>2336</text:p>
          </table:table-cell>
          <table:table-cell office:value-type="float" office:value="2287" calcext:value-type="float">
            <text:p>2287</text:p>
          </table:table-cell>
          <table:table-cell office:value-type="float" office:value="60550.34" calcext:value-type="float">
            <text:p>60550.34</text:p>
          </table:table-cell>
          <table:table-cell office:value-type="float" office:value="95397.41" calcext:value-type="float">
            <text:p>95397.41</text:p>
          </table:table-cell>
          <table:table-cell office:value-type="float" office:value="120381.77" calcext:value-type="float">
            <text:p>120381.77</text:p>
          </table:table-cell>
          <table:table-cell office:value-type="float" office:value="120273.16" calcext:value-type="float">
            <text:p>120273.16</text:p>
          </table:table-cell>
          <table:table-cell office:value-type="float" office:value="202234.3" calcext:value-type="float">
            <text:p>202234.3</text:p>
          </table:table-cell>
          <table:table-cell office:value-type="float" office:value="253237.02" calcext:value-type="float">
            <text:p>253237.02</text:p>
          </table:table-cell>
          <table:table-cell office:value-type="float" office:value="206000.3" calcext:value-type="float">
            <text:p>206000.3</text:p>
          </table:table-cell>
          <table:table-cell office:value-type="float" office:value="327401.68" calcext:value-type="float">
            <text:p>327401.68</text:p>
          </table:table-cell>
          <table:table-cell office:value-type="float" office:value="399878.81" calcext:value-type="float">
            <text:p>399878.81</text:p>
          </table:table-cell>
          <table:table-cell office:value-type="float" office:value="433203.9" calcext:value-type="float">
            <text:p>433203.9</text:p>
          </table:table-cell>
          <table:table-cell office:value-type="float" office:value="415234.66" calcext:value-type="float">
            <text:p>415234.66</text:p>
          </table:table-cell>
          <table:table-cell office:value-type="float" office:value="67575860" calcext:value-type="float">
            <text:p>67575860</text:p>
          </table:table-cell>
          <table:table-cell office:value-type="float" office:value="44868330" calcext:value-type="float">
            <text:p>44868330</text:p>
          </table:table-cell>
          <table:table-cell office:value-type="float" office:value="94767740" calcext:value-type="float">
            <text:p>94767740</text:p>
          </table:table-cell>
          <table:table-cell office:value-type="float" office:value="53266010" calcext:value-type="float">
            <text:p>53266010</text:p>
          </table:table-cell>
          <table:table-cell office:value-type="float" office:value="48999590" calcext:value-type="float">
            <text:p>48999590</text:p>
          </table:table-cell>
          <table:table-cell office:value-type="float" office:value="49929060" calcext:value-type="float">
            <text:p>49929060</text:p>
          </table:table-cell>
          <table:table-cell office:value-type="float" office:value="58747470" calcext:value-type="float">
            <text:p>58747470</text:p>
          </table:table-cell>
          <table:table-cell office:value-type="float" office:value="57874680" calcext:value-type="float">
            <text:p>57874680</text:p>
          </table:table-cell>
          <table:table-cell office:value-type="float" office:value="63725680" calcext:value-type="float">
            <text:p>63725680</text:p>
          </table:table-cell>
          <table:table-cell office:value-type="float" office:value="64038000" calcext:value-type="float">
            <text:p>64038000</text:p>
          </table:table-cell>
          <table:table-cell office:value-type="float" office:value="78394000" calcext:value-type="float">
            <text:p>78394000</text:p>
          </table:table-cell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string" calcext:value-type="string">
            <text:p>SÃO BONIFÁ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2977" calcext:value-type="float">
            <text:p>2977</text:p>
          </table:table-cell>
          <table:table-cell office:value-type="float" office:value="2989" calcext:value-type="float">
            <text:p>2989</text:p>
          </table:table-cell>
          <table:table-cell office:value-type="float" office:value="2966" calcext:value-type="float">
            <text:p>2966</text:p>
          </table:table-cell>
          <table:table-cell office:value-type="float" office:value="2944" calcext:value-type="float">
            <text:p>2944</text:p>
          </table:table-cell>
          <table:table-cell office:value-type="float" office:value="2922" calcext:value-type="float">
            <text:p>2922</text:p>
          </table:table-cell>
          <table:table-cell office:value-type="float" office:value="2899" calcext:value-type="float">
            <text:p>2899</text:p>
          </table:table-cell>
          <table:table-cell office:value-type="float" office:value="2862" calcext:value-type="float">
            <text:p>2862</text:p>
          </table:table-cell>
          <table:table-cell office:value-type="float" office:value="2838" calcext:value-type="float">
            <text:p>2838</text:p>
          </table:table-cell>
          <table:table-cell office:value-type="float" office:value="2814" calcext:value-type="float">
            <text:p>2814</text:p>
          </table:table-cell>
          <table:table-cell office:value-type="float" office:value="163278.46" calcext:value-type="float">
            <text:p>163278.46</text:p>
          </table:table-cell>
          <table:table-cell office:value-type="float" office:value="193918.02" calcext:value-type="float">
            <text:p>193918.02</text:p>
          </table:table-cell>
          <table:table-cell office:value-type="float" office:value="203915.94" calcext:value-type="float">
            <text:p>203915.94</text:p>
          </table:table-cell>
          <table:table-cell office:value-type="float" office:value="239864.35" calcext:value-type="float">
            <text:p>239864.35</text:p>
          </table:table-cell>
          <table:table-cell office:value-type="float" office:value="273188.63" calcext:value-type="float">
            <text:p>273188.63</text:p>
          </table:table-cell>
          <table:table-cell office:value-type="float" office:value="302472.34" calcext:value-type="float">
            <text:p>302472.34</text:p>
          </table:table-cell>
          <table:table-cell office:value-type="float" office:value="339322.45" calcext:value-type="float">
            <text:p>339322.45</text:p>
          </table:table-cell>
          <table:table-cell office:value-type="float" office:value="362488.7" calcext:value-type="float">
            <text:p>362488.7</text:p>
          </table:table-cell>
          <table:table-cell office:value-type="float" office:value="388408.4" calcext:value-type="float">
            <text:p>388408.4</text:p>
          </table:table-cell>
          <table:table-cell office:value-type="float" office:value="398722.88" calcext:value-type="float">
            <text:p>398722.88</text:p>
          </table:table-cell>
          <table:table-cell office:value-type="float" office:value="429453.72" calcext:value-type="float">
            <text:p>429453.72</text:p>
          </table:table-cell>
          <table:table-cell office:value-type="float" office:value="35464200" calcext:value-type="float">
            <text:p>35464200</text:p>
          </table:table-cell>
          <table:table-cell office:value-type="float" office:value="34906100" calcext:value-type="float">
            <text:p>34906100</text:p>
          </table:table-cell>
          <table:table-cell office:value-type="float" office:value="38539050" calcext:value-type="float">
            <text:p>38539050</text:p>
          </table:table-cell>
          <table:table-cell office:value-type="float" office:value="46080930" calcext:value-type="float">
            <text:p>46080930</text:p>
          </table:table-cell>
          <table:table-cell office:value-type="float" office:value="50858970" calcext:value-type="float">
            <text:p>50858970</text:p>
          </table:table-cell>
          <table:table-cell office:value-type="float" office:value="50098530" calcext:value-type="float">
            <text:p>50098530</text:p>
          </table:table-cell>
          <table:table-cell office:value-type="float" office:value="55551720" calcext:value-type="float">
            <text:p>55551720</text:p>
          </table:table-cell>
          <table:table-cell office:value-type="float" office:value="61837120" calcext:value-type="float">
            <text:p>61837120</text:p>
          </table:table-cell>
          <table:table-cell office:value-type="float" office:value="71441340" calcext:value-type="float">
            <text:p>71441340</text:p>
          </table:table-cell>
          <table:table-cell office:value-type="float" office:value="73682000" calcext:value-type="float">
            <text:p>73682000</text:p>
          </table:table-cell>
          <table:table-cell office:value-type="float" office:value="81195000" calcext:value-type="float">
            <text:p>81195000</text:p>
          </table:table-cell>
          <table:table-cell office:value-type="float" office:value="216" calcext:value-type="float">
            <text:p>216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ÃO CARL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63" calcext:value-type="float">
            <text:p>10363</text:p>
          </table:table-cell>
          <table:table-cell office:value-type="float" office:value="10431" calcext:value-type="float">
            <text:p>10431</text:p>
          </table:table-cell>
          <table:table-cell office:value-type="float" office:value="10753" calcext:value-type="float">
            <text:p>10753</text:p>
          </table:table-cell>
          <table:table-cell office:value-type="float" office:value="10849" calcext:value-type="float">
            <text:p>10849</text:p>
          </table:table-cell>
          <table:table-cell office:value-type="float" office:value="10944" calcext:value-type="float">
            <text:p>10944</text:p>
          </table:table-cell>
          <table:table-cell office:value-type="float" office:value="11038" calcext:value-type="float">
            <text:p>11038</text:p>
          </table:table-cell>
          <table:table-cell office:value-type="float" office:value="11132" calcext:value-type="float">
            <text:p>11132</text:p>
          </table:table-cell>
          <table:table-cell office:value-type="float" office:value="11191" calcext:value-type="float">
            <text:p>11191</text:p>
          </table:table-cell>
          <table:table-cell office:value-type="float" office:value="11281" calcext:value-type="float">
            <text:p>11281</text:p>
          </table:table-cell>
          <table:table-cell office:value-type="float" office:value="11369" calcext:value-type="float">
            <text:p>11369</text:p>
          </table:table-cell>
          <table:table-cell office:value-type="float" office:value="1419176.31" calcext:value-type="float">
            <text:p>1419176.31</text:p>
          </table:table-cell>
          <table:table-cell office:value-type="float" office:value="1740516.72" calcext:value-type="float">
            <text:p>1740516.72</text:p>
          </table:table-cell>
          <table:table-cell office:value-type="float" office:value="2104266.53" calcext:value-type="float">
            <text:p>2104266.53</text:p>
          </table:table-cell>
          <table:table-cell office:value-type="float" office:value="2571422.87" calcext:value-type="float">
            <text:p>2571422.87</text:p>
          </table:table-cell>
          <table:table-cell office:value-type="float" office:value="2718546.44" calcext:value-type="float">
            <text:p>2718546.44</text:p>
          </table:table-cell>
          <table:table-cell office:value-type="float" office:value="3031688.5" calcext:value-type="float">
            <text:p>3031688.5</text:p>
          </table:table-cell>
          <table:table-cell office:value-type="float" office:value="3166784.44" calcext:value-type="float">
            <text:p>3166784.44</text:p>
          </table:table-cell>
          <table:table-cell office:value-type="float" office:value="3545602.7" calcext:value-type="float">
            <text:p>3545602.7</text:p>
          </table:table-cell>
          <table:table-cell office:value-type="float" office:value="3720854.96" calcext:value-type="float">
            <text:p>3720854.96</text:p>
          </table:table-cell>
          <table:table-cell office:value-type="float" office:value="4250008.77" calcext:value-type="float">
            <text:p>4250008.77</text:p>
          </table:table-cell>
          <table:table-cell office:value-type="float" office:value="4029138.83" calcext:value-type="float">
            <text:p>4029138.83</text:p>
          </table:table-cell>
          <table:table-cell office:value-type="float" office:value="196063700" calcext:value-type="float">
            <text:p>196063700</text:p>
          </table:table-cell>
          <table:table-cell office:value-type="float" office:value="224192200" calcext:value-type="float">
            <text:p>224192200</text:p>
          </table:table-cell>
          <table:table-cell office:value-type="float" office:value="228822400" calcext:value-type="float">
            <text:p>228822400</text:p>
          </table:table-cell>
          <table:table-cell office:value-type="float" office:value="283377200" calcext:value-type="float">
            <text:p>283377200</text:p>
          </table:table-cell>
          <table:table-cell office:value-type="float" office:value="265725000" calcext:value-type="float">
            <text:p>265725000</text:p>
          </table:table-cell>
          <table:table-cell office:value-type="float" office:value="268754100" calcext:value-type="float">
            <text:p>268754100</text:p>
          </table:table-cell>
          <table:table-cell office:value-type="float" office:value="294553400" calcext:value-type="float">
            <text:p>294553400</text:p>
          </table:table-cell>
          <table:table-cell office:value-type="float" office:value="340075200" calcext:value-type="float">
            <text:p>340075200</text:p>
          </table:table-cell>
          <table:table-cell office:value-type="float" office:value="424613800" calcext:value-type="float">
            <text:p>424613800</text:p>
          </table:table-cell>
          <table:table-cell office:value-type="float" office:value="431403000" calcext:value-type="float">
            <text:p>431403000</text:p>
          </table:table-cell>
          <table:table-cell office:value-type="float" office:value="439744000" calcext:value-type="float">
            <text:p>439744000</text:p>
          </table:table-cell>
          <table:table-cell office:value-type="float" office:value="1799" calcext:value-type="float">
            <text:p>1799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  <table:table-cell office:value-type="float" office:value="2036" calcext:value-type="float">
            <text:p>2036</text:p>
          </table:table-cell>
          <table:table-cell office:value-type="float" office:value="1882" calcext:value-type="float">
            <text:p>1882</text:p>
          </table:table-cell>
          <table:table-cell office:value-type="float" office:value="1925" calcext:value-type="float">
            <text:p>1925</text:p>
          </table:table-cell>
          <table:table-cell office:value-type="float" office:value="1917" calcext:value-type="float">
            <text:p>1917</text:p>
          </table:table-cell>
          <table:table-cell office:value-type="float" office:value="2019" calcext:value-type="float">
            <text:p>2019</text:p>
          </table:table-cell>
          <table:table-cell office:value-type="float" office:value="2112" calcext:value-type="float">
            <text:p>2112</text:p>
          </table:table-cell>
          <table:table-cell office:value-type="float" office:value="2277" calcext:value-type="float">
            <text:p>2277</text:p>
          </table:table-cell>
          <table:table-cell office:value-type="float" office:value="2100" calcext:value-type="float">
            <text:p>2100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string" calcext:value-type="string">
            <text:p>SÃO CRISTOVÃO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51" calcext:value-type="float">
            <text:p>5051</text:p>
          </table:table-cell>
          <table:table-cell office:value-type="float" office:value="5089" calcext:value-type="float">
            <text:p>5089</text:p>
          </table:table-cell>
          <table:table-cell office:value-type="float" office:value="5255" calcext:value-type="float">
            <text:p>5255</text:p>
          </table:table-cell>
          <table:table-cell office:value-type="float" office:value="5308" calcext:value-type="float">
            <text:p>5308</text:p>
          </table:table-cell>
          <table:table-cell office:value-type="float" office:value="5360" calcext:value-type="float">
            <text:p>5360</text:p>
          </table:table-cell>
          <table:table-cell office:value-type="float" office:value="5412" calcext:value-type="float">
            <text:p>5412</text:p>
          </table:table-cell>
          <table:table-cell office:value-type="float" office:value="5464" calcext:value-type="float">
            <text:p>5464</text:p>
          </table:table-cell>
          <table:table-cell office:value-type="float" office:value="5499" calcext:value-type="float">
            <text:p>5499</text:p>
          </table:table-cell>
          <table:table-cell office:value-type="float" office:value="5549" calcext:value-type="float">
            <text:p>5549</text:p>
          </table:table-cell>
          <table:table-cell office:value-type="float" office:value="5598" calcext:value-type="float">
            <text:p>5598</text:p>
          </table:table-cell>
          <table:table-cell office:value-type="float" office:value="765342.85" calcext:value-type="float">
            <text:p>765342.85</text:p>
          </table:table-cell>
          <table:table-cell office:value-type="float" office:value="944820.64" calcext:value-type="float">
            <text:p>944820.64</text:p>
          </table:table-cell>
          <table:table-cell office:value-type="float" office:value="1131719.23" calcext:value-type="float">
            <text:p>1131719.23</text:p>
          </table:table-cell>
          <table:table-cell office:value-type="float" office:value="1340664.15" calcext:value-type="float">
            <text:p>1340664.15</text:p>
          </table:table-cell>
          <table:table-cell office:value-type="float" office:value="1456089" calcext:value-type="float">
            <text:p>1456089</text:p>
          </table:table-cell>
          <table:table-cell office:value-type="float" office:value="1648689.5" calcext:value-type="float">
            <text:p>1648689.5</text:p>
          </table:table-cell>
          <table:table-cell office:value-type="float" office:value="2060156.13" calcext:value-type="float">
            <text:p>2060156.13</text:p>
          </table:table-cell>
          <table:table-cell office:value-type="float" office:value="2252193.86" calcext:value-type="float">
            <text:p>2252193.86</text:p>
          </table:table-cell>
          <table:table-cell office:value-type="float" office:value="2369092.52" calcext:value-type="float">
            <text:p>2369092.52</text:p>
          </table:table-cell>
          <table:table-cell office:value-type="float" office:value="2232502.69" calcext:value-type="float">
            <text:p>2232502.69</text:p>
          </table:table-cell>
          <table:table-cell office:value-type="float" office:value="2586492.72" calcext:value-type="float">
            <text:p>2586492.72</text:p>
          </table:table-cell>
          <table:table-cell office:value-type="float" office:value="71357650" calcext:value-type="float">
            <text:p>71357650</text:p>
          </table:table-cell>
          <table:table-cell office:value-type="float" office:value="75770610" calcext:value-type="float">
            <text:p>75770610</text:p>
          </table:table-cell>
          <table:table-cell office:value-type="float" office:value="79620090" calcext:value-type="float">
            <text:p>79620090</text:p>
          </table:table-cell>
          <table:table-cell office:value-type="float" office:value="107766900" calcext:value-type="float">
            <text:p>107766900</text:p>
          </table:table-cell>
          <table:table-cell office:value-type="float" office:value="112661600" calcext:value-type="float">
            <text:p>112661600</text:p>
          </table:table-cell>
          <table:table-cell office:value-type="float" office:value="115524100" calcext:value-type="float">
            <text:p>115524100</text:p>
          </table:table-cell>
          <table:table-cell office:value-type="float" office:value="120723700" calcext:value-type="float">
            <text:p>120723700</text:p>
          </table:table-cell>
          <table:table-cell office:value-type="float" office:value="147729000" calcext:value-type="float">
            <text:p>147729000</text:p>
          </table:table-cell>
          <table:table-cell office:value-type="float" office:value="158741400" calcext:value-type="float">
            <text:p>158741400</text:p>
          </table:table-cell>
          <table:table-cell office:value-type="float" office:value="159871000" calcext:value-type="float">
            <text:p>159871000</text:p>
          </table:table-cell>
          <table:table-cell office:value-type="float" office:value="161077000" calcext:value-type="float">
            <text:p>161077000</text:p>
          </table:table-cell>
          <table:table-cell office:value-type="float" office:value="839" calcext:value-type="float">
            <text:p>839</text:p>
          </table:table-cell>
          <table:table-cell office:value-type="float" office:value="899" calcext:value-type="float">
            <text:p>899</text:p>
          </table:table-cell>
          <table:table-cell office:value-type="float" office:value="999" calcext:value-type="float">
            <text:p>999</text:p>
          </table:table-cell>
          <table:table-cell office:value-type="float" office:value="1031" calcext:value-type="float">
            <text:p>1031</text:p>
          </table:table-cell>
          <table:table-cell office:value-type="float" office:value="994" calcext:value-type="float">
            <text:p>994</text:p>
          </table:table-cell>
          <table:table-cell office:value-type="float" office:value="1022" calcext:value-type="float">
            <text:p>1022</text:p>
          </table:table-cell>
          <table:table-cell office:value-type="float" office:value="1105" calcext:value-type="float">
            <text:p>1105</text:p>
          </table:table-cell>
          <table:table-cell office:value-type="float" office:value="1200" calcext:value-type="float">
            <text:p>1200</text:p>
          </table:table-cell>
          <table:table-cell office:value-type="float" office:value="1231" calcext:value-type="float">
            <text:p>1231</text:p>
          </table:table-cell>
          <table:table-cell office:value-type="float" office:value="1153" calcext:value-type="float">
            <text:p>1153</text:p>
          </table:table-cell>
          <table:table-cell office:value-type="float" office:value="1292" calcext:value-type="float">
            <text:p>129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88" calcext:value-type="float">
            <text:p>9488</text:p>
          </table:table-cell>
          <table:table-cell office:value-type="float" office:value="9389" calcext:value-type="float">
            <text:p>9389</text:p>
          </table:table-cell>
          <table:table-cell office:value-type="float" office:value="9530" calcext:value-type="float">
            <text:p>9530</text:p>
          </table:table-cell>
          <table:table-cell office:value-type="float" office:value="9523" calcext:value-type="float">
            <text:p>9523</text:p>
          </table:table-cell>
          <table:table-cell office:value-type="float" office:value="9516" calcext:value-type="float">
            <text:p>9516</text:p>
          </table:table-cell>
          <table:table-cell office:value-type="float" office:value="9509" calcext:value-type="float">
            <text:p>9509</text:p>
          </table:table-cell>
          <table:table-cell office:value-type="float" office:value="9502" calcext:value-type="float">
            <text:p>9502</text:p>
          </table:table-cell>
          <table:table-cell office:value-type="float" office:value="9457" calcext:value-type="float">
            <text:p>9457</text:p>
          </table:table-cell>
          <table:table-cell office:value-type="float" office:value="9445" calcext:value-type="float">
            <text:p>9445</text:p>
          </table:table-cell>
          <table:table-cell office:value-type="float" office:value="9434" calcext:value-type="float">
            <text:p>9434</text:p>
          </table:table-cell>
          <table:table-cell office:value-type="float" office:value="1528351.54" calcext:value-type="float">
            <text:p>1528351.54</text:p>
          </table:table-cell>
          <table:table-cell office:value-type="float" office:value="1030435.69" calcext:value-type="float">
            <text:p>1030435.69</text:p>
          </table:table-cell>
          <table:table-cell office:value-type="float" office:value="1178310.16" calcext:value-type="float">
            <text:p>1178310.16</text:p>
          </table:table-cell>
          <table:table-cell office:value-type="float" office:value="1366917.53" calcext:value-type="float">
            <text:p>1366917.53</text:p>
          </table:table-cell>
          <table:table-cell office:value-type="float" office:value="1535659.97" calcext:value-type="float">
            <text:p>1535659.97</text:p>
          </table:table-cell>
          <table:table-cell office:value-type="float" office:value="1657490.63" calcext:value-type="float">
            <text:p>1657490.63</text:p>
          </table:table-cell>
          <table:table-cell office:value-type="float" office:value="1804594.51" calcext:value-type="float">
            <text:p>1804594.51</text:p>
          </table:table-cell>
          <table:table-cell office:value-type="float" office:value="1963707.9" calcext:value-type="float">
            <text:p>1963707.9</text:p>
          </table:table-cell>
          <table:table-cell office:value-type="float" office:value="1951035.86" calcext:value-type="float">
            <text:p>1951035.86</text:p>
          </table:table-cell>
          <table:table-cell office:value-type="float" office:value="2014042.15" calcext:value-type="float">
            <text:p>2014042.15</text:p>
          </table:table-cell>
          <table:table-cell office:value-type="float" office:value="2032481.78" calcext:value-type="float">
            <text:p>2032481.78</text:p>
          </table:table-cell>
          <table:table-cell office:value-type="float" office:value="183389500" calcext:value-type="float">
            <text:p>183389500</text:p>
          </table:table-cell>
          <table:table-cell office:value-type="float" office:value="227783900" calcext:value-type="float">
            <text:p>227783900</text:p>
          </table:table-cell>
          <table:table-cell office:value-type="float" office:value="235305200" calcext:value-type="float">
            <text:p>235305200</text:p>
          </table:table-cell>
          <table:table-cell office:value-type="float" office:value="290966400" calcext:value-type="float">
            <text:p>290966400</text:p>
          </table:table-cell>
          <table:table-cell office:value-type="float" office:value="247676000" calcext:value-type="float">
            <text:p>247676000</text:p>
          </table:table-cell>
          <table:table-cell office:value-type="float" office:value="280101400" calcext:value-type="float">
            <text:p>280101400</text:p>
          </table:table-cell>
          <table:table-cell office:value-type="float" office:value="326513100" calcext:value-type="float">
            <text:p>326513100</text:p>
          </table:table-cell>
          <table:table-cell office:value-type="float" office:value="309647800" calcext:value-type="float">
            <text:p>309647800</text:p>
          </table:table-cell>
          <table:table-cell office:value-type="float" office:value="327326300" calcext:value-type="float">
            <text:p>327326300</text:p>
          </table:table-cell>
          <table:table-cell office:value-type="float" office:value="310516000" calcext:value-type="float">
            <text:p>310516000</text:p>
          </table:table-cell>
          <table:table-cell office:value-type="float" office:value="338958000" calcext:value-type="float">
            <text:p>338958000</text:p>
          </table:table-cell>
          <table:table-cell office:value-type="float" office:value="1399" calcext:value-type="float">
            <text:p>1399</text:p>
          </table:table-cell>
          <table:table-cell office:value-type="float" office:value="1074" calcext:value-type="float">
            <text:p>1074</text:p>
          </table:table-cell>
          <table:table-cell office:value-type="float" office:value="1061" calcext:value-type="float">
            <text:p>1061</text:p>
          </table:table-cell>
          <table:table-cell office:value-type="float" office:value="1129" calcext:value-type="float">
            <text:p>1129</text:p>
          </table:table-cell>
          <table:table-cell office:value-type="float" office:value="1157" calcext:value-type="float">
            <text:p>1157</text:p>
          </table:table-cell>
          <table:table-cell office:value-type="float" office:value="1129" calcext:value-type="float">
            <text:p>1129</text:p>
          </table:table-cell>
          <table:table-cell office:value-type="float" office:value="1151" calcext:value-type="float">
            <text:p>1151</text:p>
          </table:table-cell>
          <table:table-cell office:value-type="float" office:value="1162" calcext:value-type="float">
            <text:p>1162</text:p>
          </table:table-cell>
          <table:table-cell office:value-type="float" office:value="1119" calcext:value-type="float">
            <text:p>1119</text:p>
          </table:table-cell>
          <table:table-cell office:value-type="float" office:value="1078" calcext:value-type="float">
            <text:p>1078</text:p>
          </table:table-cell>
          <table:table-cell office:value-type="float" office:value="1094" calcext:value-type="float">
            <text:p>109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ÃO FRANCISCO DO SU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3305" calcext:value-type="float">
            <text:p>43305</text:p>
          </table:table-cell>
          <table:table-cell office:value-type="float" office:value="44064" calcext:value-type="float">
            <text:p>44064</text:p>
          </table:table-cell>
          <table:table-cell office:value-type="float" office:value="46477" calcext:value-type="float">
            <text:p>46477</text:p>
          </table:table-cell>
          <table:table-cell office:value-type="float" office:value="47547" calcext:value-type="float">
            <text:p>47547</text:p>
          </table:table-cell>
          <table:table-cell office:value-type="float" office:value="48606" calcext:value-type="float">
            <text:p>48606</text:p>
          </table:table-cell>
          <table:table-cell office:value-type="float" office:value="49658" calcext:value-type="float">
            <text:p>49658</text:p>
          </table:table-cell>
          <table:table-cell office:value-type="float" office:value="50701" calcext:value-type="float">
            <text:p>50701</text:p>
          </table:table-cell>
          <table:table-cell office:value-type="float" office:value="51677" calcext:value-type="float">
            <text:p>51677</text:p>
          </table:table-cell>
          <table:table-cell office:value-type="float" office:value="52721" calcext:value-type="float">
            <text:p>52721</text:p>
          </table:table-cell>
          <table:table-cell office:value-type="float" office:value="53746" calcext:value-type="float">
            <text:p>53746</text:p>
          </table:table-cell>
          <table:table-cell office:value-type="float" office:value="10935078.1" calcext:value-type="float">
            <text:p>10935078.1</text:p>
          </table:table-cell>
          <table:table-cell office:value-type="float" office:value="12708943.67" calcext:value-type="float">
            <text:p>12708943.67</text:p>
          </table:table-cell>
          <table:table-cell office:value-type="float" office:value="14071024.57" calcext:value-type="float">
            <text:p>14071024.57</text:p>
          </table:table-cell>
          <table:table-cell office:value-type="float" office:value="16748637.93" calcext:value-type="float">
            <text:p>16748637.93</text:p>
          </table:table-cell>
          <table:table-cell office:value-type="float" office:value="17926414.86" calcext:value-type="float">
            <text:p>17926414.86</text:p>
          </table:table-cell>
          <table:table-cell office:value-type="float" office:value="19776425.29" calcext:value-type="float">
            <text:p>19776425.29</text:p>
          </table:table-cell>
          <table:table-cell office:value-type="float" office:value="19532406.77" calcext:value-type="float">
            <text:p>19532406.77</text:p>
          </table:table-cell>
          <table:table-cell office:value-type="float" office:value="19711326.28" calcext:value-type="float">
            <text:p>19711326.28</text:p>
          </table:table-cell>
          <table:table-cell office:value-type="float" office:value="20833374.74" calcext:value-type="float">
            <text:p>20833374.74</text:p>
          </table:table-cell>
          <table:table-cell office:value-type="float" office:value="21988397.16" calcext:value-type="float">
            <text:p>21988397.16</text:p>
          </table:table-cell>
          <table:table-cell office:value-type="float" office:value="21722607.97" calcext:value-type="float">
            <text:p>21722607.97</text:p>
          </table:table-cell>
          <table:table-cell office:value-type="float" office:value="2107730000" calcext:value-type="float">
            <text:p>2107730000</text:p>
          </table:table-cell>
          <table:table-cell office:value-type="float" office:value="2656569000" calcext:value-type="float">
            <text:p>2656569000</text:p>
          </table:table-cell>
          <table:table-cell office:value-type="float" office:value="2892368000" calcext:value-type="float">
            <text:p>2892368000</text:p>
          </table:table-cell>
          <table:table-cell office:value-type="float" office:value="3279382000" calcext:value-type="float">
            <text:p>3279382000</text:p>
          </table:table-cell>
          <table:table-cell office:value-type="float" office:value="3566016000" calcext:value-type="float">
            <text:p>3566016000</text:p>
          </table:table-cell>
          <table:table-cell office:value-type="float" office:value="3673351000" calcext:value-type="float">
            <text:p>3673351000</text:p>
          </table:table-cell>
          <table:table-cell office:value-type="float" office:value="3589664000" calcext:value-type="float">
            <text:p>3589664000</text:p>
          </table:table-cell>
          <table:table-cell office:value-type="float" office:value="3996444000" calcext:value-type="float">
            <text:p>3996444000</text:p>
          </table:table-cell>
          <table:table-cell office:value-type="float" office:value="4142714000" calcext:value-type="float">
            <text:p>4142714000</text:p>
          </table:table-cell>
          <table:table-cell office:value-type="float" office:value="4237319000" calcext:value-type="float">
            <text:p>4237319000</text:p>
          </table:table-cell>
          <table:table-cell office:value-type="float" office:value="4758498000" calcext:value-type="float">
            <text:p>4758498000</text:p>
          </table:table-cell>
          <table:table-cell office:value-type="float" office:value="6309" calcext:value-type="float">
            <text:p>6309</text:p>
          </table:table-cell>
          <table:table-cell office:value-type="float" office:value="6705" calcext:value-type="float">
            <text:p>6705</text:p>
          </table:table-cell>
          <table:table-cell office:value-type="float" office:value="7090" calcext:value-type="float">
            <text:p>7090</text:p>
          </table:table-cell>
          <table:table-cell office:value-type="float" office:value="7454" calcext:value-type="float">
            <text:p>7454</text:p>
          </table:table-cell>
          <table:table-cell office:value-type="float" office:value="7749" calcext:value-type="float">
            <text:p>7749</text:p>
          </table:table-cell>
          <table:table-cell office:value-type="float" office:value="7765" calcext:value-type="float">
            <text:p>7765</text:p>
          </table:table-cell>
          <table:table-cell office:value-type="float" office:value="7239" calcext:value-type="float">
            <text:p>7239</text:p>
          </table:table-cell>
          <table:table-cell office:value-type="float" office:value="7237" calcext:value-type="float">
            <text:p>7237</text:p>
          </table:table-cell>
          <table:table-cell office:value-type="float" office:value="7619" calcext:value-type="float">
            <text:p>7619</text:p>
          </table:table-cell>
          <table:table-cell office:value-type="float" office:value="7992" calcext:value-type="float">
            <text:p>7992</text:p>
          </table:table-cell>
          <table:table-cell office:value-type="float" office:value="8094" calcext:value-type="float">
            <text:p>8094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SÃO JOÃO BAT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135" calcext:value-type="float">
            <text:p>27135</text:p>
          </table:table-cell>
          <table:table-cell office:value-type="float" office:value="27982" calcext:value-type="float">
            <text:p>27982</text:p>
          </table:table-cell>
          <table:table-cell office:value-type="float" office:value="30337" calcext:value-type="float">
            <text:p>30337</text:p>
          </table:table-cell>
          <table:table-cell office:value-type="float" office:value="31534" calcext:value-type="float">
            <text:p>31534</text:p>
          </table:table-cell>
          <table:table-cell office:value-type="float" office:value="32720" calcext:value-type="float">
            <text:p>32720</text:p>
          </table:table-cell>
          <table:table-cell office:value-type="float" office:value="33897" calcext:value-type="float">
            <text:p>33897</text:p>
          </table:table-cell>
          <table:table-cell office:value-type="float" office:value="35065" calcext:value-type="float">
            <text:p>35065</text:p>
          </table:table-cell>
          <table:table-cell office:value-type="float" office:value="36244" calcext:value-type="float">
            <text:p>36244</text:p>
          </table:table-cell>
          <table:table-cell office:value-type="float" office:value="37424" calcext:value-type="float">
            <text:p>37424</text:p>
          </table:table-cell>
          <table:table-cell office:value-type="float" office:value="38583" calcext:value-type="float">
            <text:p>38583</text:p>
          </table:table-cell>
          <table:table-cell office:value-type="float" office:value="8786162.46" calcext:value-type="float">
            <text:p>8786162.46</text:p>
          </table:table-cell>
          <table:table-cell office:value-type="float" office:value="9006024.82" calcext:value-type="float">
            <text:p>9006024.82</text:p>
          </table:table-cell>
          <table:table-cell office:value-type="float" office:value="10448630.52" calcext:value-type="float">
            <text:p>10448630.52</text:p>
          </table:table-cell>
          <table:table-cell office:value-type="float" office:value="12127849.62" calcext:value-type="float">
            <text:p>12127849.62</text:p>
          </table:table-cell>
          <table:table-cell office:value-type="float" office:value="12341473.92" calcext:value-type="float">
            <text:p>12341473.92</text:p>
          </table:table-cell>
          <table:table-cell office:value-type="float" office:value="12379847.68" calcext:value-type="float">
            <text:p>12379847.68</text:p>
          </table:table-cell>
          <table:table-cell office:value-type="float" office:value="13743593.94" calcext:value-type="float">
            <text:p>13743593.94</text:p>
          </table:table-cell>
          <table:table-cell office:value-type="float" office:value="14936280.14" calcext:value-type="float">
            <text:p>14936280.14</text:p>
          </table:table-cell>
          <table:table-cell office:value-type="float" office:value="15587150.82" calcext:value-type="float">
            <text:p>15587150.82</text:p>
          </table:table-cell>
          <table:table-cell office:value-type="float" office:value="12913294.42" calcext:value-type="float">
            <text:p>12913294.42</text:p>
          </table:table-cell>
          <table:table-cell office:value-type="float" office:value="12320544.51" calcext:value-type="float">
            <text:p>12320544.51</text:p>
          </table:table-cell>
          <table:table-cell office:value-type="float" office:value="477647700" calcext:value-type="float">
            <text:p>477647700</text:p>
          </table:table-cell>
          <table:table-cell office:value-type="float" office:value="467623000" calcext:value-type="float">
            <text:p>467623000</text:p>
          </table:table-cell>
          <table:table-cell office:value-type="float" office:value="479604500" calcext:value-type="float">
            <text:p>479604500</text:p>
          </table:table-cell>
          <table:table-cell office:value-type="float" office:value="550950400" calcext:value-type="float">
            <text:p>550950400</text:p>
          </table:table-cell>
          <table:table-cell office:value-type="float" office:value="690230100" calcext:value-type="float">
            <text:p>690230100</text:p>
          </table:table-cell>
          <table:table-cell office:value-type="float" office:value="688817100" calcext:value-type="float">
            <text:p>688817100</text:p>
          </table:table-cell>
          <table:table-cell office:value-type="float" office:value="753071100" calcext:value-type="float">
            <text:p>753071100</text:p>
          </table:table-cell>
          <table:table-cell office:value-type="float" office:value="860361200" calcext:value-type="float">
            <text:p>860361200</text:p>
          </table:table-cell>
          <table:table-cell office:value-type="float" office:value="898813600" calcext:value-type="float">
            <text:p>898813600</text:p>
          </table:table-cell>
          <table:table-cell office:value-type="float" office:value="922115000" calcext:value-type="float">
            <text:p>922115000</text:p>
          </table:table-cell>
          <table:table-cell office:value-type="float" office:value="882425000" calcext:value-type="float">
            <text:p>882425000</text:p>
          </table:table-cell>
          <table:table-cell office:value-type="float" office:value="8112" calcext:value-type="float">
            <text:p>8112</text:p>
          </table:table-cell>
          <table:table-cell office:value-type="float" office:value="7733" calcext:value-type="float">
            <text:p>7733</text:p>
          </table:table-cell>
          <table:table-cell office:value-type="float" office:value="7924" calcext:value-type="float">
            <text:p>7924</text:p>
          </table:table-cell>
          <table:table-cell office:value-type="float" office:value="8298" calcext:value-type="float">
            <text:p>8298</text:p>
          </table:table-cell>
          <table:table-cell office:value-type="float" office:value="7822" calcext:value-type="float">
            <text:p>7822</text:p>
          </table:table-cell>
          <table:table-cell office:value-type="float" office:value="7329" calcext:value-type="float">
            <text:p>7329</text:p>
          </table:table-cell>
          <table:table-cell office:value-type="float" office:value="7541" calcext:value-type="float">
            <text:p>7541</text:p>
          </table:table-cell>
          <table:table-cell office:value-type="float" office:value="7863" calcext:value-type="float">
            <text:p>7863</text:p>
          </table:table-cell>
          <table:table-cell office:value-type="float" office:value="7951" calcext:value-type="float">
            <text:p>7951</text:p>
          </table:table-cell>
          <table:table-cell office:value-type="float" office:value="8238" calcext:value-type="float">
            <text:p>8238</text:p>
          </table:table-cell>
          <table:table-cell office:value-type="float" office:value="6982" calcext:value-type="float">
            <text:p>698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ÃO JOÃO DO ITAPERI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7" calcext:value-type="float">
            <text:p>3457</text:p>
          </table:table-cell>
          <table:table-cell office:value-type="float" office:value="3477" calcext:value-type="float">
            <text:p>3477</text:p>
          </table:table-cell>
          <table:table-cell office:value-type="float" office:value="3578" calcext:value-type="float">
            <text:p>3578</text:p>
          </table:table-cell>
          <table:table-cell office:value-type="float" office:value="3606" calcext:value-type="float">
            <text:p>3606</text:p>
          </table:table-cell>
          <table:table-cell office:value-type="float" office:value="3634" calcext:value-type="float">
            <text:p>3634</text:p>
          </table:table-cell>
          <table:table-cell office:value-type="float" office:value="3662" calcext:value-type="float">
            <text:p>3662</text:p>
          </table:table-cell>
          <table:table-cell office:value-type="float" office:value="3690" calcext:value-type="float">
            <text:p>3690</text:p>
          </table:table-cell>
          <table:table-cell office:value-type="float" office:value="3707" calcext:value-type="float">
            <text:p>3707</text:p>
          </table:table-cell>
          <table:table-cell office:value-type="float" office:value="3733" calcext:value-type="float">
            <text:p>3733</text:p>
          </table:table-cell>
          <table:table-cell office:value-type="float" office:value="3759" calcext:value-type="float">
            <text:p>3759</text:p>
          </table:table-cell>
          <table:table-cell office:value-type="float" office:value="454537.62" calcext:value-type="float">
            <text:p>454537.62</text:p>
          </table:table-cell>
          <table:table-cell office:value-type="float" office:value="595707.4" calcext:value-type="float">
            <text:p>595707.4</text:p>
          </table:table-cell>
          <table:table-cell office:value-type="float" office:value="760704.93" calcext:value-type="float">
            <text:p>760704.93</text:p>
          </table:table-cell>
          <table:table-cell office:value-type="float" office:value="972120.73" calcext:value-type="float">
            <text:p>972120.73</text:p>
          </table:table-cell>
          <table:table-cell office:value-type="float" office:value="1380039.89" calcext:value-type="float">
            <text:p>1380039.89</text:p>
          </table:table-cell>
          <table:table-cell office:value-type="float" office:value="1551543.92" calcext:value-type="float">
            <text:p>1551543.92</text:p>
          </table:table-cell>
          <table:table-cell office:value-type="float" office:value="1784474.71" calcext:value-type="float">
            <text:p>1784474.71</text:p>
          </table:table-cell>
          <table:table-cell office:value-type="float" office:value="2233533.02" calcext:value-type="float">
            <text:p>2233533.02</text:p>
          </table:table-cell>
          <table:table-cell office:value-type="float" office:value="2384697.1" calcext:value-type="float">
            <text:p>2384697.1</text:p>
          </table:table-cell>
          <table:table-cell office:value-type="float" office:value="2451127.05" calcext:value-type="float">
            <text:p>2451127.05</text:p>
          </table:table-cell>
          <table:table-cell office:value-type="float" office:value="2624151.41" calcext:value-type="float">
            <text:p>2624151.41</text:p>
          </table:table-cell>
          <table:table-cell office:value-type="float" office:value="59225450" calcext:value-type="float">
            <text:p>59225450</text:p>
          </table:table-cell>
          <table:table-cell office:value-type="float" office:value="59767910" calcext:value-type="float">
            <text:p>59767910</text:p>
          </table:table-cell>
          <table:table-cell office:value-type="float" office:value="58595400" calcext:value-type="float">
            <text:p>58595400</text:p>
          </table:table-cell>
          <table:table-cell office:value-type="float" office:value="79394490" calcext:value-type="float">
            <text:p>79394490</text:p>
          </table:table-cell>
          <table:table-cell office:value-type="float" office:value="131208300" calcext:value-type="float">
            <text:p>131208300</text:p>
          </table:table-cell>
          <table:table-cell office:value-type="float" office:value="136165300" calcext:value-type="float">
            <text:p>136165300</text:p>
          </table:table-cell>
          <table:table-cell office:value-type="float" office:value="148741300" calcext:value-type="float">
            <text:p>148741300</text:p>
          </table:table-cell>
          <table:table-cell office:value-type="float" office:value="169132400" calcext:value-type="float">
            <text:p>169132400</text:p>
          </table:table-cell>
          <table:table-cell office:value-type="float" office:value="170373600" calcext:value-type="float">
            <text:p>170373600</text:p>
          </table:table-cell>
          <table:table-cell office:value-type="float" office:value="206272000" calcext:value-type="float">
            <text:p>206272000</text:p>
          </table:table-cell>
          <table:table-cell office:value-type="float" office:value="241954000" calcext:value-type="float">
            <text:p>241954000</text:p>
          </table:table-cell>
          <table:table-cell office:value-type="float" office:value="450" calcext:value-type="float">
            <text:p>450</text:p>
          </table:table-cell>
          <table:table-cell office:value-type="float" office:value="504" calcext:value-type="float">
            <text:p>504</text:p>
          </table:table-cell>
          <table:table-cell office:value-type="float" office:value="609" calcext:value-type="float">
            <text:p>609</text:p>
          </table:table-cell>
          <table:table-cell office:value-type="float" office:value="680" calcext:value-type="float">
            <text:p>680</text:p>
          </table:table-cell>
          <table:table-cell office:value-type="float" office:value="812" calcext:value-type="float">
            <text:p>812</text:p>
          </table:table-cell>
          <table:table-cell office:value-type="float" office:value="849" calcext:value-type="float">
            <text:p>849</text:p>
          </table:table-cell>
          <table:table-cell office:value-type="float" office:value="882" calcext:value-type="float">
            <text:p>882</text:p>
          </table:table-cell>
          <table:table-cell office:value-type="float" office:value="1041" calcext:value-type="float">
            <text:p>1041</text:p>
          </table:table-cell>
          <table:table-cell office:value-type="float" office:value="1085" calcext:value-type="float">
            <text:p>1085</text:p>
          </table:table-cell>
          <table:table-cell office:value-type="float" office:value="1088" calcext:value-type="float">
            <text:p>1088</text:p>
          </table:table-cell>
          <table:table-cell office:value-type="float" office:value="1135" calcext:value-type="float">
            <text:p>113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SÃO JOÃO DO 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55" calcext:value-type="float">
            <text:p>6055</text:p>
          </table:table-cell>
          <table:table-cell office:value-type="float" office:value="6074" calcext:value-type="float">
            <text:p>6074</text:p>
          </table:table-cell>
          <table:table-cell office:value-type="float" office:value="6211" calcext:value-type="float">
            <text:p>6211</text:p>
          </table:table-cell>
          <table:table-cell office:value-type="float" office:value="6235" calcext:value-type="float">
            <text:p>6235</text:p>
          </table:table-cell>
          <table:table-cell office:value-type="float" office:value="6260" calcext:value-type="float">
            <text:p>6260</text:p>
          </table:table-cell>
          <table:table-cell office:value-type="float" office:value="6285" calcext:value-type="float">
            <text:p>6285</text:p>
          </table:table-cell>
          <table:table-cell office:value-type="float" office:value="6309" calcext:value-type="float">
            <text:p>6309</text:p>
          </table:table-cell>
          <table:table-cell office:value-type="float" office:value="6359" calcext:value-type="float">
            <text:p>6359</text:p>
          </table:table-cell>
          <table:table-cell office:value-type="float" office:value="6381" calcext:value-type="float">
            <text:p>6381</text:p>
          </table:table-cell>
          <table:table-cell office:value-type="float" office:value="6402" calcext:value-type="float">
            <text:p>6402</text:p>
          </table:table-cell>
          <table:table-cell office:value-type="float" office:value="539626.67" calcext:value-type="float">
            <text:p>539626.67</text:p>
          </table:table-cell>
          <table:table-cell office:value-type="float" office:value="679923.21" calcext:value-type="float">
            <text:p>679923.21</text:p>
          </table:table-cell>
          <table:table-cell office:value-type="float" office:value="830316.53" calcext:value-type="float">
            <text:p>830316.53</text:p>
          </table:table-cell>
          <table:table-cell office:value-type="float" office:value="983293.69" calcext:value-type="float">
            <text:p>983293.69</text:p>
          </table:table-cell>
          <table:table-cell office:value-type="float" office:value="1210414.82" calcext:value-type="float">
            <text:p>1210414.82</text:p>
          </table:table-cell>
          <table:table-cell office:value-type="float" office:value="1414760.92" calcext:value-type="float">
            <text:p>1414760.92</text:p>
          </table:table-cell>
          <table:table-cell office:value-type="float" office:value="1560821.22" calcext:value-type="float">
            <text:p>1560821.22</text:p>
          </table:table-cell>
          <table:table-cell office:value-type="float" office:value="1764188.29" calcext:value-type="float">
            <text:p>1764188.29</text:p>
          </table:table-cell>
          <table:table-cell office:value-type="float" office:value="2213855.88" calcext:value-type="float">
            <text:p>2213855.88</text:p>
          </table:table-cell>
          <table:table-cell office:value-type="float" office:value="2587060.56" calcext:value-type="float">
            <text:p>2587060.56</text:p>
          </table:table-cell>
          <table:table-cell office:value-type="float" office:value="2963454.61" calcext:value-type="float">
            <text:p>2963454.61</text:p>
          </table:table-cell>
          <table:table-cell office:value-type="float" office:value="104737500" calcext:value-type="float">
            <text:p>104737500</text:p>
          </table:table-cell>
          <table:table-cell office:value-type="float" office:value="107303800" calcext:value-type="float">
            <text:p>107303800</text:p>
          </table:table-cell>
          <table:table-cell office:value-type="float" office:value="116730500" calcext:value-type="float">
            <text:p>116730500</text:p>
          </table:table-cell>
          <table:table-cell office:value-type="float" office:value="151127800" calcext:value-type="float">
            <text:p>151127800</text:p>
          </table:table-cell>
          <table:table-cell office:value-type="float" office:value="180311500" calcext:value-type="float">
            <text:p>180311500</text:p>
          </table:table-cell>
          <table:table-cell office:value-type="float" office:value="176409300" calcext:value-type="float">
            <text:p>176409300</text:p>
          </table:table-cell>
          <table:table-cell office:value-type="float" office:value="203104800" calcext:value-type="float">
            <text:p>203104800</text:p>
          </table:table-cell>
          <table:table-cell office:value-type="float" office:value="213293800" calcext:value-type="float">
            <text:p>213293800</text:p>
          </table:table-cell>
          <table:table-cell office:value-type="float" office:value="221149500" calcext:value-type="float">
            <text:p>221149500</text:p>
          </table:table-cell>
          <table:table-cell office:value-type="float" office:value="273811000" calcext:value-type="float">
            <text:p>273811000</text:p>
          </table:table-cell>
          <table:table-cell office:value-type="float" office:value="316607000" calcext:value-type="float">
            <text:p>316607000</text:p>
          </table:table-cell>
          <table:table-cell office:value-type="float" office:value="642" calcext:value-type="float">
            <text:p>642</text:p>
          </table:table-cell>
          <table:table-cell office:value-type="float" office:value="736" calcext:value-type="float">
            <text:p>736</text:p>
          </table:table-cell>
          <table:table-cell office:value-type="float" office:value="763" calcext:value-type="float">
            <text:p>763</text:p>
          </table:table-cell>
          <table:table-cell office:value-type="float" office:value="802" calcext:value-type="float">
            <text:p>802</text:p>
          </table:table-cell>
          <table:table-cell office:value-type="float" office:value="861" calcext:value-type="float">
            <text:p>861</text:p>
          </table:table-cell>
          <table:table-cell office:value-type="float" office:value="916" calcext:value-type="float">
            <text:p>916</text:p>
          </table:table-cell>
          <table:table-cell office:value-type="float" office:value="946" calcext:value-type="float">
            <text:p>946</text:p>
          </table:table-cell>
          <table:table-cell office:value-type="float" office:value="1001" calcext:value-type="float">
            <text:p>1001</text:p>
          </table:table-cell>
          <table:table-cell office:value-type="float" office:value="1092" calcext:value-type="float">
            <text:p>1092</text:p>
          </table:table-cell>
          <table:table-cell office:value-type="float" office:value="1252" calcext:value-type="float">
            <text:p>1252</text:p>
          </table:table-cell>
          <table:table-cell office:value-type="float" office:value="1346" calcext:value-type="float">
            <text:p>1346</text:p>
          </table:table-cell>
          <table:table-cell office:value-type="float" office:value="7739" calcext:value-type="float">
            <text:p>7739</text:p>
          </table:table-cell>
        </table:table-row>
        <table:table-row table:style-name="ro1">
          <table:table-cell office:value-type="string" calcext:value-type="string">
            <text:p>SÃO JOÃO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19" calcext:value-type="float">
            <text:p>7019</text:p>
          </table:table-cell>
          <table:table-cell office:value-type="float" office:value="7035" calcext:value-type="float">
            <text:p>7035</text:p>
          </table:table-cell>
          <table:table-cell office:value-type="float" office:value="7183" calcext:value-type="float">
            <text:p>7183</text:p>
          </table:table-cell>
          <table:table-cell office:value-type="float" office:value="7205" calcext:value-type="float">
            <text:p>7205</text:p>
          </table:table-cell>
          <table:table-cell office:value-type="float" office:value="7226" calcext:value-type="float">
            <text:p>7226</text:p>
          </table:table-cell>
          <table:table-cell office:value-type="float" office:value="7247" calcext:value-type="float">
            <text:p>7247</text:p>
          </table:table-cell>
          <table:table-cell office:value-type="float" office:value="7268" calcext:value-type="float">
            <text:p>7268</text:p>
          </table:table-cell>
          <table:table-cell office:value-type="float" office:value="7280" calcext:value-type="float">
            <text:p>7280</text:p>
          </table:table-cell>
          <table:table-cell office:value-type="float" office:value="7297" calcext:value-type="float">
            <text:p>7297</text:p>
          </table:table-cell>
          <table:table-cell office:value-type="float" office:value="7315" calcext:value-type="float">
            <text:p>7315</text:p>
          </table:table-cell>
          <table:table-cell office:value-type="float" office:value="258363.05" calcext:value-type="float">
            <text:p>258363.05</text:p>
          </table:table-cell>
          <table:table-cell office:value-type="float" office:value="293147.07" calcext:value-type="float">
            <text:p>293147.07</text:p>
          </table:table-cell>
          <table:table-cell office:value-type="float" office:value="403123.13" calcext:value-type="float">
            <text:p>403123.13</text:p>
          </table:table-cell>
          <table:table-cell office:value-type="float" office:value="884683.72" calcext:value-type="float">
            <text:p>884683.72</text:p>
          </table:table-cell>
          <table:table-cell office:value-type="float" office:value="1140104.29" calcext:value-type="float">
            <text:p>1140104.29</text:p>
          </table:table-cell>
          <table:table-cell office:value-type="float" office:value="1184220.36" calcext:value-type="float">
            <text:p>1184220.36</text:p>
          </table:table-cell>
          <table:table-cell office:value-type="float" office:value="1247005.57" calcext:value-type="float">
            <text:p>1247005.57</text:p>
          </table:table-cell>
          <table:table-cell office:value-type="float" office:value="1288443.44" calcext:value-type="float">
            <text:p>1288443.44</text:p>
          </table:table-cell>
          <table:table-cell office:value-type="float" office:value="1280676.4" calcext:value-type="float">
            <text:p>1280676.4</text:p>
          </table:table-cell>
          <table:table-cell office:value-type="float" office:value="1255583.77" calcext:value-type="float">
            <text:p>1255583.77</text:p>
          </table:table-cell>
          <table:table-cell office:value-type="float" office:value="1231044.55" calcext:value-type="float">
            <text:p>1231044.55</text:p>
          </table:table-cell>
          <table:table-cell office:value-type="float" office:value="83266530" calcext:value-type="float">
            <text:p>83266530</text:p>
          </table:table-cell>
          <table:table-cell office:value-type="float" office:value="76706300" calcext:value-type="float">
            <text:p>76706300</text:p>
          </table:table-cell>
          <table:table-cell office:value-type="float" office:value="88204700" calcext:value-type="float">
            <text:p>88204700</text:p>
          </table:table-cell>
          <table:table-cell office:value-type="float" office:value="107977000" calcext:value-type="float">
            <text:p>107977000</text:p>
          </table:table-cell>
          <table:table-cell office:value-type="float" office:value="129394300" calcext:value-type="float">
            <text:p>129394300</text:p>
          </table:table-cell>
          <table:table-cell office:value-type="float" office:value="137587600" calcext:value-type="float">
            <text:p>137587600</text:p>
          </table:table-cell>
          <table:table-cell office:value-type="float" office:value="158620000" calcext:value-type="float">
            <text:p>158620000</text:p>
          </table:table-cell>
          <table:table-cell office:value-type="float" office:value="188923900" calcext:value-type="float">
            <text:p>188923900</text:p>
          </table:table-cell>
          <table:table-cell office:value-type="float" office:value="192692600" calcext:value-type="float">
            <text:p>192692600</text:p>
          </table:table-cell>
          <table:table-cell office:value-type="float" office:value="204292000" calcext:value-type="float">
            <text:p>204292000</text:p>
          </table:table-cell>
          <table:table-cell office:value-type="float" office:value="238741000" calcext:value-type="float">
            <text:p>238741000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office:value-type="float" office:value="424" calcext:value-type="float">
            <text:p>424</text:p>
          </table:table-cell>
          <table:table-cell office:value-type="float" office:value="696" calcext:value-type="float">
            <text:p>696</text:p>
          </table:table-cell>
          <table:table-cell office:value-type="float" office:value="796" calcext:value-type="float">
            <text:p>796</text:p>
          </table:table-cell>
          <table:table-cell office:value-type="float" office:value="789" calcext:value-type="float">
            <text:p>789</text:p>
          </table:table-cell>
          <table:table-cell office:value-type="float" office:value="779" calcext:value-type="float">
            <text:p>779</text:p>
          </table:table-cell>
          <table:table-cell office:value-type="float" office:value="770" calcext:value-type="float">
            <text:p>770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735" calcext:value-type="float">
            <text:p>735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SÃO JOAQUI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64" calcext:value-type="float">
            <text:p>24964</text:p>
          </table:table-cell>
          <table:table-cell office:value-type="float" office:value="25111" calcext:value-type="float">
            <text:p>25111</text:p>
          </table:table-cell>
          <table:table-cell office:value-type="float" office:value="25841" calcext:value-type="float">
            <text:p>25841</text:p>
          </table:table-cell>
          <table:table-cell office:value-type="float" office:value="26045" calcext:value-type="float">
            <text:p>26045</text:p>
          </table:table-cell>
          <table:table-cell office:value-type="float" office:value="26247" calcext:value-type="float">
            <text:p>26247</text:p>
          </table:table-cell>
          <table:table-cell office:value-type="float" office:value="26447" calcext:value-type="float">
            <text:p>26447</text:p>
          </table:table-cell>
          <table:table-cell office:value-type="float" office:value="26646" calcext:value-type="float">
            <text:p>26646</text:p>
          </table:table-cell>
          <table:table-cell office:value-type="float" office:value="26763" calcext:value-type="float">
            <text:p>26763</text:p>
          </table:table-cell>
          <table:table-cell office:value-type="float" office:value="26952" calcext:value-type="float">
            <text:p>26952</text:p>
          </table:table-cell>
          <table:table-cell office:value-type="float" office:value="27139" calcext:value-type="float">
            <text:p>27139</text:p>
          </table:table-cell>
          <table:table-cell office:value-type="float" office:value="3888655.55" calcext:value-type="float">
            <text:p>3888655.55</text:p>
          </table:table-cell>
          <table:table-cell office:value-type="float" office:value="4128378.59" calcext:value-type="float">
            <text:p>4128378.59</text:p>
          </table:table-cell>
          <table:table-cell office:value-type="float" office:value="4754357.08" calcext:value-type="float">
            <text:p>4754357.08</text:p>
          </table:table-cell>
          <table:table-cell office:value-type="float" office:value="5290573.04" calcext:value-type="float">
            <text:p>5290573.04</text:p>
          </table:table-cell>
          <table:table-cell office:value-type="float" office:value="5986315.33" calcext:value-type="float">
            <text:p>5986315.33</text:p>
          </table:table-cell>
          <table:table-cell office:value-type="float" office:value="6419415.57" calcext:value-type="float">
            <text:p>6419415.57</text:p>
          </table:table-cell>
          <table:table-cell office:value-type="float" office:value="7150885.82" calcext:value-type="float">
            <text:p>7150885.82</text:p>
          </table:table-cell>
          <table:table-cell office:value-type="float" office:value="7854554.54" calcext:value-type="float">
            <text:p>7854554.54</text:p>
          </table:table-cell>
          <table:table-cell office:value-type="float" office:value="8114699.34" calcext:value-type="float">
            <text:p>8114699.34</text:p>
          </table:table-cell>
          <table:table-cell office:value-type="float" office:value="8134898.61" calcext:value-type="float">
            <text:p>8134898.61</text:p>
          </table:table-cell>
          <table:table-cell office:value-type="float" office:value="8252686.96" calcext:value-type="float">
            <text:p>8252686.96</text:p>
          </table:table-cell>
          <table:table-cell office:value-type="float" office:value="390207300" calcext:value-type="float">
            <text:p>390207300</text:p>
          </table:table-cell>
          <table:table-cell office:value-type="float" office:value="392015200" calcext:value-type="float">
            <text:p>392015200</text:p>
          </table:table-cell>
          <table:table-cell office:value-type="float" office:value="416983400" calcext:value-type="float">
            <text:p>416983400</text:p>
          </table:table-cell>
          <table:table-cell office:value-type="float" office:value="500244700" calcext:value-type="float">
            <text:p>500244700</text:p>
          </table:table-cell>
          <table:table-cell office:value-type="float" office:value="672560900" calcext:value-type="float">
            <text:p>672560900</text:p>
          </table:table-cell>
          <table:table-cell office:value-type="float" office:value="669566600" calcext:value-type="float">
            <text:p>669566600</text:p>
          </table:table-cell>
          <table:table-cell office:value-type="float" office:value="880562700" calcext:value-type="float">
            <text:p>880562700</text:p>
          </table:table-cell>
          <table:table-cell office:value-type="float" office:value="858627100" calcext:value-type="float">
            <text:p>858627100</text:p>
          </table:table-cell>
          <table:table-cell office:value-type="float" office:value="747203500" calcext:value-type="float">
            <text:p>747203500</text:p>
          </table:table-cell>
          <table:table-cell office:value-type="float" office:value="894980000" calcext:value-type="float">
            <text:p>894980000</text:p>
          </table:table-cell>
          <table:table-cell office:value-type="float" office:value="917828000" calcext:value-type="float">
            <text:p>917828000</text:p>
          </table:table-cell>
          <table:table-cell office:value-type="float" office:value="4904" calcext:value-type="float">
            <text:p>4904</text:p>
          </table:table-cell>
          <table:table-cell office:value-type="float" office:value="4816" calcext:value-type="float">
            <text:p>4816</text:p>
          </table:table-cell>
          <table:table-cell office:value-type="float" office:value="4914" calcext:value-type="float">
            <text:p>4914</text:p>
          </table:table-cell>
          <table:table-cell office:value-type="float" office:value="4968" calcext:value-type="float">
            <text:p>4968</text:p>
          </table:table-cell>
          <table:table-cell office:value-type="float" office:value="4979" calcext:value-type="float">
            <text:p>4979</text:p>
          </table:table-cell>
          <table:table-cell office:value-type="float" office:value="4872" calcext:value-type="float">
            <text:p>4872</text:p>
          </table:table-cell>
          <table:table-cell office:value-type="float" office:value="4986" calcext:value-type="float">
            <text:p>4986</text:p>
          </table:table-cell>
          <table:table-cell office:value-type="float" office:value="5105" calcext:value-type="float">
            <text:p>5105</text:p>
          </table:table-cell>
          <table:table-cell office:value-type="float" office:value="5125" calcext:value-type="float">
            <text:p>5125</text:p>
          </table:table-cell>
          <table:table-cell office:value-type="float" office:value="5468" calcext:value-type="float">
            <text:p>5468</text:p>
          </table:table-cell>
          <table:table-cell office:value-type="float" office:value="5200" calcext:value-type="float">
            <text:p>5200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587" calcext:value-type="float">
            <text:p>212587</text:p>
          </table:table-cell>
          <table:table-cell office:value-type="float" office:value="215278" calcext:value-type="float">
            <text:p>215278</text:p>
          </table:table-cell>
          <table:table-cell office:value-type="float" office:value="224779" calcext:value-type="float">
            <text:p>224779</text:p>
          </table:table-cell>
          <table:table-cell office:value-type="float" office:value="228561" calcext:value-type="float">
            <text:p>228561</text:p>
          </table:table-cell>
          <table:table-cell office:value-type="float" office:value="232309" calcext:value-type="float">
            <text:p>232309</text:p>
          </table:table-cell>
          <table:table-cell office:value-type="float" office:value="236029" calcext:value-type="float">
            <text:p>236029</text:p>
          </table:table-cell>
          <table:table-cell office:value-type="float" office:value="239718" calcext:value-type="float">
            <text:p>239718</text:p>
          </table:table-cell>
          <table:table-cell office:value-type="float" office:value="242927" calcext:value-type="float">
            <text:p>242927</text:p>
          </table:table-cell>
          <table:table-cell office:value-type="float" office:value="246586" calcext:value-type="float">
            <text:p>246586</text:p>
          </table:table-cell>
          <table:table-cell office:value-type="float" office:value="250181" calcext:value-type="float">
            <text:p>250181</text:p>
          </table:table-cell>
          <table:table-cell office:value-type="float" office:value="75332443.67" calcext:value-type="float">
            <text:p>75332443.67</text:p>
          </table:table-cell>
          <table:table-cell office:value-type="float" office:value="90235947.47" calcext:value-type="float">
            <text:p>90235947.47</text:p>
          </table:table-cell>
          <table:table-cell office:value-type="float" office:value="113738453.63" calcext:value-type="float">
            <text:p>113738453.63</text:p>
          </table:table-cell>
          <table:table-cell office:value-type="float" office:value="138771874.95" calcext:value-type="float">
            <text:p>138771874.95</text:p>
          </table:table-cell>
          <table:table-cell office:value-type="float" office:value="149931109.67" calcext:value-type="float">
            <text:p>149931109.67</text:p>
          </table:table-cell>
          <table:table-cell office:value-type="float" office:value="164246642.9" calcext:value-type="float">
            <text:p>164246642.9</text:p>
          </table:table-cell>
          <table:table-cell office:value-type="float" office:value="168931448.15" calcext:value-type="float">
            <text:p>168931448.15</text:p>
          </table:table-cell>
          <table:table-cell office:value-type="float" office:value="181452431.56" calcext:value-type="float">
            <text:p>181452431.56</text:p>
          </table:table-cell>
          <table:table-cell office:value-type="float" office:value="181906419.43" calcext:value-type="float">
            <text:p>181906419.43</text:p>
          </table:table-cell>
          <table:table-cell office:value-type="float" office:value="191383651.13" calcext:value-type="float">
            <text:p>191383651.13</text:p>
          </table:table-cell>
          <table:table-cell office:value-type="float" office:value="200964972.72" calcext:value-type="float">
            <text:p>200964972.72</text:p>
          </table:table-cell>
          <table:table-cell office:value-type="float" office:value="5115255000" calcext:value-type="float">
            <text:p>5115255000</text:p>
          </table:table-cell>
          <table:table-cell office:value-type="float" office:value="6043045000" calcext:value-type="float">
            <text:p>6043045000</text:p>
          </table:table-cell>
          <table:table-cell office:value-type="float" office:value="6491228000" calcext:value-type="float">
            <text:p>6491228000</text:p>
          </table:table-cell>
          <table:table-cell office:value-type="float" office:value="7661755000" calcext:value-type="float">
            <text:p>7661755000</text:p>
          </table:table-cell>
          <table:table-cell office:value-type="float" office:value="8720751000" calcext:value-type="float">
            <text:p>8720751000</text:p>
          </table:table-cell>
          <table:table-cell office:value-type="float" office:value="9102994000" calcext:value-type="float">
            <text:p>9102994000</text:p>
          </table:table-cell>
          <table:table-cell office:value-type="float" office:value="9885438000" calcext:value-type="float">
            <text:p>9885438000</text:p>
          </table:table-cell>
          <table:table-cell office:value-type="float" office:value="10136637000" calcext:value-type="float">
            <text:p>10136637000</text:p>
          </table:table-cell>
          <table:table-cell office:value-type="float" office:value="10607483000" calcext:value-type="float">
            <text:p>10607483000</text:p>
          </table:table-cell>
          <table:table-cell office:value-type="float" office:value="11290448000" calcext:value-type="float">
            <text:p>11290448000</text:p>
          </table:table-cell>
          <table:table-cell office:value-type="float" office:value="11503140000" calcext:value-type="float">
            <text:p>11503140000</text:p>
          </table:table-cell>
          <table:table-cell office:value-type="float" office:value="72600" calcext:value-type="float">
            <text:p>72600</text:p>
          </table:table-cell>
          <table:table-cell office:value-type="float" office:value="78819" calcext:value-type="float">
            <text:p>78819</text:p>
          </table:table-cell>
          <table:table-cell office:value-type="float" office:value="87189" calcext:value-type="float">
            <text:p>87189</text:p>
          </table:table-cell>
          <table:table-cell office:value-type="float" office:value="95863" calcext:value-type="float">
            <text:p>95863</text:p>
          </table:table-cell>
          <table:table-cell office:value-type="float" office:value="96667" calcext:value-type="float">
            <text:p>96667</text:p>
          </table:table-cell>
          <table:table-cell office:value-type="float" office:value="95212" calcext:value-type="float">
            <text:p>95212</text:p>
          </table:table-cell>
          <table:table-cell office:value-type="float" office:value="90642" calcext:value-type="float">
            <text:p>90642</text:p>
          </table:table-cell>
          <table:table-cell office:value-type="float" office:value="91762" calcext:value-type="float">
            <text:p>91762</text:p>
          </table:table-cell>
          <table:table-cell office:value-type="float" office:value="88243" calcext:value-type="float">
            <text:p>88243</text:p>
          </table:table-cell>
          <table:table-cell office:value-type="float" office:value="93792" calcext:value-type="float">
            <text:p>93792</text:p>
          </table:table-cell>
          <table:table-cell office:value-type="float" office:value="102221" calcext:value-type="float">
            <text:p>10222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SÃO JOSÉ DO CEDR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685" calcext:value-type="float">
            <text:p>13685</text:p>
          </table:table-cell>
          <table:table-cell office:value-type="float" office:value="13904" calcext:value-type="float">
            <text:p>13904</text:p>
          </table:table-cell>
          <table:table-cell office:value-type="float" office:value="13902" calcext:value-type="float">
            <text:p>13902</text:p>
          </table:table-cell>
          <table:table-cell office:value-type="float" office:value="13901" calcext:value-type="float">
            <text:p>13901</text:p>
          </table:table-cell>
          <table:table-cell office:value-type="float" office:value="13899" calcext:value-type="float">
            <text:p>13899</text:p>
          </table:table-cell>
          <table:table-cell office:value-type="float" office:value="13897" calcext:value-type="float">
            <text:p>13897</text:p>
          </table:table-cell>
          <table:table-cell office:value-type="float" office:value="13838" calcext:value-type="float">
            <text:p>13838</text:p>
          </table:table-cell>
          <table:table-cell office:value-type="float" office:value="13829" calcext:value-type="float">
            <text:p>13829</text:p>
          </table:table-cell>
          <table:table-cell office:value-type="float" office:value="13820" calcext:value-type="float">
            <text:p>13820</text:p>
          </table:table-cell>
          <table:table-cell office:value-type="float" office:value="1833541.27" calcext:value-type="float">
            <text:p>1833541.27</text:p>
          </table:table-cell>
          <table:table-cell office:value-type="float" office:value="2180688.47" calcext:value-type="float">
            <text:p>2180688.47</text:p>
          </table:table-cell>
          <table:table-cell office:value-type="float" office:value="2361791.14" calcext:value-type="float">
            <text:p>2361791.14</text:p>
          </table:table-cell>
          <table:table-cell office:value-type="float" office:value="2587977.79" calcext:value-type="float">
            <text:p>2587977.79</text:p>
          </table:table-cell>
          <table:table-cell office:value-type="float" office:value="2913662.93" calcext:value-type="float">
            <text:p>2913662.93</text:p>
          </table:table-cell>
          <table:table-cell office:value-type="float" office:value="3133143.22" calcext:value-type="float">
            <text:p>3133143.22</text:p>
          </table:table-cell>
          <table:table-cell office:value-type="float" office:value="3446025.4" calcext:value-type="float">
            <text:p>3446025.4</text:p>
          </table:table-cell>
          <table:table-cell office:value-type="float" office:value="3656454.91" calcext:value-type="float">
            <text:p>3656454.91</text:p>
          </table:table-cell>
          <table:table-cell office:value-type="float" office:value="4048340.47" calcext:value-type="float">
            <text:p>4048340.47</text:p>
          </table:table-cell>
          <table:table-cell office:value-type="float" office:value="3920912.59" calcext:value-type="float">
            <text:p>3920912.59</text:p>
          </table:table-cell>
          <table:table-cell office:value-type="float" office:value="3875612.78" calcext:value-type="float">
            <text:p>3875612.78</text:p>
          </table:table-cell>
          <table:table-cell office:value-type="float" office:value="238780700" calcext:value-type="float">
            <text:p>238780700</text:p>
          </table:table-cell>
          <table:table-cell office:value-type="float" office:value="267327200" calcext:value-type="float">
            <text:p>267327200</text:p>
          </table:table-cell>
          <table:table-cell office:value-type="float" office:value="288646300" calcext:value-type="float">
            <text:p>288646300</text:p>
          </table:table-cell>
          <table:table-cell office:value-type="float" office:value="332574500" calcext:value-type="float">
            <text:p>332574500</text:p>
          </table:table-cell>
          <table:table-cell office:value-type="float" office:value="319664800" calcext:value-type="float">
            <text:p>319664800</text:p>
          </table:table-cell>
          <table:table-cell office:value-type="float" office:value="323367400" calcext:value-type="float">
            <text:p>323367400</text:p>
          </table:table-cell>
          <table:table-cell office:value-type="float" office:value="386050900" calcext:value-type="float">
            <text:p>386050900</text:p>
          </table:table-cell>
          <table:table-cell office:value-type="float" office:value="389555600" calcext:value-type="float">
            <text:p>389555600</text:p>
          </table:table-cell>
          <table:table-cell office:value-type="float" office:value="409457900" calcext:value-type="float">
            <text:p>409457900</text:p>
          </table:table-cell>
          <table:table-cell office:value-type="float" office:value="418052000" calcext:value-type="float">
            <text:p>418052000</text:p>
          </table:table-cell>
          <table:table-cell office:value-type="float" office:value="485964000" calcext:value-type="float">
            <text:p>485964000</text:p>
          </table:table-cell>
          <table:table-cell office:value-type="float" office:value="2290" calcext:value-type="float">
            <text:p>2290</text:p>
          </table:table-cell>
          <table:table-cell office:value-type="float" office:value="2408" calcext:value-type="float">
            <text:p>2408</text:p>
          </table:table-cell>
          <table:table-cell office:value-type="float" office:value="2448" calcext:value-type="float">
            <text:p>2448</text:p>
          </table:table-cell>
          <table:table-cell office:value-type="float" office:value="2472" calcext:value-type="float">
            <text:p>2472</text:p>
          </table:table-cell>
          <table:table-cell office:value-type="float" office:value="2544" calcext:value-type="float">
            <text:p>2544</text:p>
          </table:table-cell>
          <table:table-cell office:value-type="float" office:value="2521" calcext:value-type="float">
            <text:p>2521</text:p>
          </table:table-cell>
          <table:table-cell office:value-type="float" office:value="2508" calcext:value-type="float">
            <text:p>2508</text:p>
          </table:table-cell>
          <table:table-cell office:value-type="float" office:value="2519" calcext:value-type="float">
            <text:p>2519</text:p>
          </table:table-cell>
          <table:table-cell office:value-type="float" office:value="2597" calcext:value-type="float">
            <text:p>2597</text:p>
          </table:table-cell>
          <table:table-cell office:value-type="float" office:value="2502" calcext:value-type="float">
            <text:p>2502</text:p>
          </table:table-cell>
          <table:table-cell office:value-type="float" office:value="2429" calcext:value-type="float">
            <text:p>2429</text:p>
          </table:table-cell>
          <table:table-cell office:value-type="float" office:value="45627" calcext:value-type="float">
            <text:p>45627</text:p>
          </table:table-cell>
        </table:table-row>
        <table:table-row table:style-name="ro1">
          <table:table-cell office:value-type="string" calcext:value-type="string">
            <text:p>SÃO JOSÉ DO CERR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88" calcext:value-type="float">
            <text:p>9188</text:p>
          </table:table-cell>
          <table:table-cell office:value-type="float" office:value="9104" calcext:value-type="float">
            <text:p>9104</text:p>
          </table:table-cell>
          <table:table-cell office:value-type="float" office:value="9061" calcext:value-type="float">
            <text:p>9061</text:p>
          </table:table-cell>
          <table:table-cell office:value-type="float" office:value="8941" calcext:value-type="float">
            <text:p>8941</text:p>
          </table:table-cell>
          <table:table-cell office:value-type="float" office:value="8823" calcext:value-type="float">
            <text:p>8823</text:p>
          </table:table-cell>
          <table:table-cell office:value-type="float" office:value="8705" calcext:value-type="float">
            <text:p>8705</text:p>
          </table:table-cell>
          <table:table-cell office:value-type="float" office:value="8588" calcext:value-type="float">
            <text:p>8588</text:p>
          </table:table-cell>
          <table:table-cell office:value-type="float" office:value="8421" calcext:value-type="float">
            <text:p>8421</text:p>
          </table:table-cell>
          <table:table-cell office:value-type="float" office:value="8295" calcext:value-type="float">
            <text:p>8295</text:p>
          </table:table-cell>
          <table:table-cell office:value-type="float" office:value="8173" calcext:value-type="float">
            <text:p>8173</text:p>
          </table:table-cell>
          <table:table-cell office:value-type="float" office:value="290265.05" calcext:value-type="float">
            <text:p>290265.05</text:p>
          </table:table-cell>
          <table:table-cell office:value-type="float" office:value="318376.35" calcext:value-type="float">
            <text:p>318376.35</text:p>
          </table:table-cell>
          <table:table-cell office:value-type="float" office:value="385363.4" calcext:value-type="float">
            <text:p>385363.4</text:p>
          </table:table-cell>
          <table:table-cell office:value-type="float" office:value="449298.32" calcext:value-type="float">
            <text:p>449298.32</text:p>
          </table:table-cell>
          <table:table-cell office:value-type="float" office:value="540367.06" calcext:value-type="float">
            <text:p>540367.06</text:p>
          </table:table-cell>
          <table:table-cell office:value-type="float" office:value="571517.67" calcext:value-type="float">
            <text:p>571517.67</text:p>
          </table:table-cell>
          <table:table-cell office:value-type="float" office:value="642045.38" calcext:value-type="float">
            <text:p>642045.38</text:p>
          </table:table-cell>
          <table:table-cell office:value-type="float" office:value="722348.74" calcext:value-type="float">
            <text:p>722348.74</text:p>
          </table:table-cell>
          <table:table-cell office:value-type="float" office:value="913918.54" calcext:value-type="float">
            <text:p>913918.54</text:p>
          </table:table-cell>
          <table:table-cell office:value-type="float" office:value="959169.38" calcext:value-type="float">
            <text:p>959169.38</text:p>
          </table:table-cell>
          <table:table-cell office:value-type="float" office:value="996108.47" calcext:value-type="float">
            <text:p>996108.47</text:p>
          </table:table-cell>
          <table:table-cell office:value-type="float" office:value="92018620" calcext:value-type="float">
            <text:p>92018620</text:p>
          </table:table-cell>
          <table:table-cell office:value-type="float" office:value="88958730" calcext:value-type="float">
            <text:p>88958730</text:p>
          </table:table-cell>
          <table:table-cell office:value-type="float" office:value="105519600" calcext:value-type="float">
            <text:p>105519600</text:p>
          </table:table-cell>
          <table:table-cell office:value-type="float" office:value="238406600" calcext:value-type="float">
            <text:p>238406600</text:p>
          </table:table-cell>
          <table:table-cell office:value-type="float" office:value="229292200" calcext:value-type="float">
            <text:p>229292200</text:p>
          </table:table-cell>
          <table:table-cell office:value-type="float" office:value="198892600" calcext:value-type="float">
            <text:p>198892600</text:p>
          </table:table-cell>
          <table:table-cell office:value-type="float" office:value="282672800" calcext:value-type="float">
            <text:p>282672800</text:p>
          </table:table-cell>
          <table:table-cell office:value-type="float" office:value="228025000" calcext:value-type="float">
            <text:p>228025000</text:p>
          </table:table-cell>
          <table:table-cell office:value-type="float" office:value="249339600" calcext:value-type="float">
            <text:p>249339600</text:p>
          </table:table-cell>
          <table:table-cell office:value-type="float" office:value="262282000" calcext:value-type="float">
            <text:p>262282000</text:p>
          </table:table-cell>
          <table:table-cell office:value-type="float" office:value="194120000" calcext:value-type="float">
            <text:p>194120000</text:p>
          </table:table-cell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office:value-type="float" office:value="388" calcext:value-type="float">
            <text:p>388</text:p>
          </table:table-cell>
          <table:table-cell office:value-type="float" office:value="385" calcext:value-type="float">
            <text:p>385</text:p>
          </table:table-cell>
          <table:table-cell office:value-type="float" office:value="418" calcext:value-type="float">
            <text:p>418</text:p>
          </table:table-cell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office:value-type="float" office:value="423" calcext:value-type="float">
            <text:p>423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462" calcext:value-type="float">
            <text:p>462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string" calcext:value-type="string">
            <text:p>SÃO LOURENÇO DO 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64" calcext:value-type="float">
            <text:p>21964</text:p>
          </table:table-cell>
          <table:table-cell office:value-type="float" office:value="22062" calcext:value-type="float">
            <text:p>22062</text:p>
          </table:table-cell>
          <table:table-cell office:value-type="float" office:value="22786" calcext:value-type="float">
            <text:p>22786</text:p>
          </table:table-cell>
          <table:table-cell office:value-type="float" office:value="23017" calcext:value-type="float">
            <text:p>23017</text:p>
          </table:table-cell>
          <table:table-cell office:value-type="float" office:value="23245" calcext:value-type="float">
            <text:p>23245</text:p>
          </table:table-cell>
          <table:table-cell office:value-type="float" office:value="23473" calcext:value-type="float">
            <text:p>23473</text:p>
          </table:table-cell>
          <table:table-cell office:value-type="float" office:value="23698" calcext:value-type="float">
            <text:p>23698</text:p>
          </table:table-cell>
          <table:table-cell office:value-type="float" office:value="23857" calcext:value-type="float">
            <text:p>23857</text:p>
          </table:table-cell>
          <table:table-cell office:value-type="float" office:value="24076" calcext:value-type="float">
            <text:p>24076</text:p>
          </table:table-cell>
          <table:table-cell office:value-type="float" office:value="24291" calcext:value-type="float">
            <text:p>24291</text:p>
          </table:table-cell>
          <table:table-cell office:value-type="float" office:value="7532890.69" calcext:value-type="float">
            <text:p>7532890.69</text:p>
          </table:table-cell>
          <table:table-cell office:value-type="float" office:value="8620911.97" calcext:value-type="float">
            <text:p>8620911.97</text:p>
          </table:table-cell>
          <table:table-cell office:value-type="float" office:value="10019019.77" calcext:value-type="float">
            <text:p>10019019.77</text:p>
          </table:table-cell>
          <table:table-cell office:value-type="float" office:value="11698319.21" calcext:value-type="float">
            <text:p>11698319.21</text:p>
          </table:table-cell>
          <table:table-cell office:value-type="float" office:value="13353148.91" calcext:value-type="float">
            <text:p>13353148.91</text:p>
          </table:table-cell>
          <table:table-cell office:value-type="float" office:value="14060169.55" calcext:value-type="float">
            <text:p>14060169.55</text:p>
          </table:table-cell>
          <table:table-cell office:value-type="float" office:value="16046777.06" calcext:value-type="float">
            <text:p>16046777.06</text:p>
          </table:table-cell>
          <table:table-cell office:value-type="float" office:value="16962182.83" calcext:value-type="float">
            <text:p>16962182.83</text:p>
          </table:table-cell>
          <table:table-cell office:value-type="float" office:value="20218739.48" calcext:value-type="float">
            <text:p>20218739.48</text:p>
          </table:table-cell>
          <table:table-cell office:value-type="float" office:value="21785621.72" calcext:value-type="float">
            <text:p>21785621.72</text:p>
          </table:table-cell>
          <table:table-cell office:value-type="float" office:value="21809083.49" calcext:value-type="float">
            <text:p>21809083.49</text:p>
          </table:table-cell>
          <table:table-cell office:value-type="float" office:value="450919800" calcext:value-type="float">
            <text:p>450919800</text:p>
          </table:table-cell>
          <table:table-cell office:value-type="float" office:value="580336700" calcext:value-type="float">
            <text:p>580336700</text:p>
          </table:table-cell>
          <table:table-cell office:value-type="float" office:value="593782400" calcext:value-type="float">
            <text:p>593782400</text:p>
          </table:table-cell>
          <table:table-cell office:value-type="float" office:value="708563900" calcext:value-type="float">
            <text:p>708563900</text:p>
          </table:table-cell>
          <table:table-cell office:value-type="float" office:value="762481100" calcext:value-type="float">
            <text:p>762481100</text:p>
          </table:table-cell>
          <table:table-cell office:value-type="float" office:value="739851000" calcext:value-type="float">
            <text:p>739851000</text:p>
          </table:table-cell>
          <table:table-cell office:value-type="float" office:value="806590700" calcext:value-type="float">
            <text:p>806590700</text:p>
          </table:table-cell>
          <table:table-cell office:value-type="float" office:value="839371200" calcext:value-type="float">
            <text:p>839371200</text:p>
          </table:table-cell>
          <table:table-cell office:value-type="float" office:value="960833900" calcext:value-type="float">
            <text:p>960833900</text:p>
          </table:table-cell>
          <table:table-cell office:value-type="float" office:value="1112706000" calcext:value-type="float">
            <text:p>1112706000</text:p>
          </table:table-cell>
          <table:table-cell office:value-type="float" office:value="1192246000" calcext:value-type="float">
            <text:p>1192246000</text:p>
          </table:table-cell>
          <table:table-cell office:value-type="float" office:value="6899" calcext:value-type="float">
            <text:p>6899</text:p>
          </table:table-cell>
          <table:table-cell office:value-type="float" office:value="6991" calcext:value-type="float">
            <text:p>6991</text:p>
          </table:table-cell>
          <table:table-cell office:value-type="float" office:value="7310" calcext:value-type="float">
            <text:p>7310</text:p>
          </table:table-cell>
          <table:table-cell office:value-type="float" office:value="7597" calcext:value-type="float">
            <text:p>7597</text:p>
          </table:table-cell>
          <table:table-cell office:value-type="float" office:value="7792" calcext:value-type="float">
            <text:p>7792</text:p>
          </table:table-cell>
          <table:table-cell office:value-type="float" office:value="7472" calcext:value-type="float">
            <text:p>7472</text:p>
          </table:table-cell>
          <table:table-cell office:value-type="float" office:value="7681" calcext:value-type="float">
            <text:p>7681</text:p>
          </table:table-cell>
          <table:table-cell office:value-type="float" office:value="7595" calcext:value-type="float">
            <text:p>7595</text:p>
          </table:table-cell>
          <table:table-cell office:value-type="float" office:value="8495" calcext:value-type="float">
            <text:p>8495</text:p>
          </table:table-cell>
          <table:table-cell office:value-type="float" office:value="9146" calcext:value-type="float">
            <text:p>9146</text:p>
          </table:table-cell>
          <table:table-cell office:value-type="float" office:value="8907" calcext:value-type="float">
            <text:p>890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SÃO LUDGE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78" calcext:value-type="float">
            <text:p>11178</text:p>
          </table:table-cell>
          <table:table-cell office:value-type="float" office:value="11357" calcext:value-type="float">
            <text:p>11357</text:p>
          </table:table-cell>
          <table:table-cell office:value-type="float" office:value="11940" calcext:value-type="float">
            <text:p>11940</text:p>
          </table:table-cell>
          <table:table-cell office:value-type="float" office:value="12192" calcext:value-type="float">
            <text:p>12192</text:p>
          </table:table-cell>
          <table:table-cell office:value-type="float" office:value="12441" calcext:value-type="float">
            <text:p>12441</text:p>
          </table:table-cell>
          <table:table-cell office:value-type="float" office:value="12688" calcext:value-type="float">
            <text:p>12688</text:p>
          </table:table-cell>
          <table:table-cell office:value-type="float" office:value="12934" calcext:value-type="float">
            <text:p>12934</text:p>
          </table:table-cell>
          <table:table-cell office:value-type="float" office:value="13165" calcext:value-type="float">
            <text:p>13165</text:p>
          </table:table-cell>
          <table:table-cell office:value-type="float" office:value="13410" calcext:value-type="float">
            <text:p>13410</text:p>
          </table:table-cell>
          <table:table-cell office:value-type="float" office:value="13650" calcext:value-type="float">
            <text:p>13650</text:p>
          </table:table-cell>
          <table:table-cell office:value-type="float" office:value="3710353.19" calcext:value-type="float">
            <text:p>3710353.19</text:p>
          </table:table-cell>
          <table:table-cell office:value-type="float" office:value="4273962.94" calcext:value-type="float">
            <text:p>4273962.94</text:p>
          </table:table-cell>
          <table:table-cell office:value-type="float" office:value="5275341.14" calcext:value-type="float">
            <text:p>5275341.14</text:p>
          </table:table-cell>
          <table:table-cell office:value-type="float" office:value="6096134.99" calcext:value-type="float">
            <text:p>6096134.99</text:p>
          </table:table-cell>
          <table:table-cell office:value-type="float" office:value="7245169.72" calcext:value-type="float">
            <text:p>7245169.72</text:p>
          </table:table-cell>
          <table:table-cell office:value-type="float" office:value="8259641.24" calcext:value-type="float">
            <text:p>8259641.24</text:p>
          </table:table-cell>
          <table:table-cell office:value-type="float" office:value="8432265.69" calcext:value-type="float">
            <text:p>8432265.69</text:p>
          </table:table-cell>
          <table:table-cell office:value-type="float" office:value="9313868.02" calcext:value-type="float">
            <text:p>9313868.02</text:p>
          </table:table-cell>
          <table:table-cell office:value-type="float" office:value="10045611.48" calcext:value-type="float">
            <text:p>10045611.48</text:p>
          </table:table-cell>
          <table:table-cell office:value-type="float" office:value="10572035.71" calcext:value-type="float">
            <text:p>10572035.71</text:p>
          </table:table-cell>
          <table:table-cell office:value-type="float" office:value="11641583.52" calcext:value-type="float">
            <text:p>11641583.52</text:p>
          </table:table-cell>
          <table:table-cell office:value-type="float" office:value="337295800" calcext:value-type="float">
            <text:p>337295800</text:p>
          </table:table-cell>
          <table:table-cell office:value-type="float" office:value="395682800" calcext:value-type="float">
            <text:p>395682800</text:p>
          </table:table-cell>
          <table:table-cell office:value-type="float" office:value="430404100" calcext:value-type="float">
            <text:p>430404100</text:p>
          </table:table-cell>
          <table:table-cell office:value-type="float" office:value="558071600" calcext:value-type="float">
            <text:p>558071600</text:p>
          </table:table-cell>
          <table:table-cell office:value-type="float" office:value="583232100" calcext:value-type="float">
            <text:p>583232100</text:p>
          </table:table-cell>
          <table:table-cell office:value-type="float" office:value="596577800" calcext:value-type="float">
            <text:p>596577800</text:p>
          </table:table-cell>
          <table:table-cell office:value-type="float" office:value="588317700" calcext:value-type="float">
            <text:p>588317700</text:p>
          </table:table-cell>
          <table:table-cell office:value-type="float" office:value="582933900" calcext:value-type="float">
            <text:p>582933900</text:p>
          </table:table-cell>
          <table:table-cell office:value-type="float" office:value="636350300" calcext:value-type="float">
            <text:p>636350300</text:p>
          </table:table-cell>
          <table:table-cell office:value-type="float" office:value="694910000" calcext:value-type="float">
            <text:p>694910000</text:p>
          </table:table-cell>
          <table:table-cell office:value-type="float" office:value="772368000" calcext:value-type="float">
            <text:p>772368000</text:p>
          </table:table-cell>
          <table:table-cell office:value-type="float" office:value="3325" calcext:value-type="float">
            <text:p>3325</text:p>
          </table:table-cell>
          <table:table-cell office:value-type="float" office:value="3396" calcext:value-type="float">
            <text:p>3396</text:p>
          </table:table-cell>
          <table:table-cell office:value-type="float" office:value="3787" calcext:value-type="float">
            <text:p>3787</text:p>
          </table:table-cell>
          <table:table-cell office:value-type="float" office:value="3867" calcext:value-type="float">
            <text:p>3867</text:p>
          </table:table-cell>
          <table:table-cell office:value-type="float" office:value="3983" calcext:value-type="float">
            <text:p>3983</text:p>
          </table:table-cell>
          <table:table-cell office:value-type="float" office:value="3930" calcext:value-type="float">
            <text:p>3930</text:p>
          </table:table-cell>
          <table:table-cell office:value-type="float" office:value="3927" calcext:value-type="float">
            <text:p>3927</text:p>
          </table:table-cell>
          <table:table-cell office:value-type="float" office:value="4104" calcext:value-type="float">
            <text:p>4104</text:p>
          </table:table-cell>
          <table:table-cell office:value-type="float" office:value="4310" calcext:value-type="float">
            <text:p>4310</text:p>
          </table:table-cell>
          <table:table-cell office:value-type="float" office:value="4547" calcext:value-type="float">
            <text:p>4547</text:p>
          </table:table-cell>
          <table:table-cell office:value-type="float" office:value="4659" calcext:value-type="float">
            <text:p>465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ÃO MARTINH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05" calcext:value-type="float">
            <text:p>3205</text:p>
          </table:table-cell>
          <table:table-cell office:value-type="float" office:value="3200" calcext:value-type="float">
            <text:p>3200</text:p>
          </table:table-cell>
          <table:table-cell office:value-type="float" office:value="3239" calcext:value-type="float">
            <text:p>3239</text:p>
          </table:table-cell>
          <table:table-cell office:value-type="float" office:value="3232" calcext:value-type="float">
            <text:p>3232</text:p>
          </table:table-cell>
          <table:table-cell office:value-type="float" office:value="3224" calcext:value-type="float">
            <text:p>3224</text:p>
          </table:table-cell>
          <table:table-cell office:value-type="float" office:value="3217" calcext:value-type="float">
            <text:p>3217</text:p>
          </table:table-cell>
          <table:table-cell office:value-type="float" office:value="3210" calcext:value-type="float">
            <text:p>3210</text:p>
          </table:table-cell>
          <table:table-cell office:value-type="float" office:value="3189" calcext:value-type="float">
            <text:p>3189</text:p>
          </table:table-cell>
          <table:table-cell office:value-type="float" office:value="3180" calcext:value-type="float">
            <text:p>3180</text:p>
          </table:table-cell>
          <table:table-cell office:value-type="float" office:value="3171" calcext:value-type="float">
            <text:p>3171</text:p>
          </table:table-cell>
          <table:table-cell office:value-type="float" office:value="336393.27" calcext:value-type="float">
            <text:p>336393.27</text:p>
          </table:table-cell>
          <table:table-cell office:value-type="float" office:value="397897.36" calcext:value-type="float">
            <text:p>397897.36</text:p>
          </table:table-cell>
          <table:table-cell office:value-type="float" office:value="469138.44" calcext:value-type="float">
            <text:p>469138.44</text:p>
          </table:table-cell>
          <table:table-cell office:value-type="float" office:value="550739.33" calcext:value-type="float">
            <text:p>550739.33</text:p>
          </table:table-cell>
          <table:table-cell office:value-type="float" office:value="678966.59" calcext:value-type="float">
            <text:p>678966.59</text:p>
          </table:table-cell>
          <table:table-cell office:value-type="float" office:value="781571.7" calcext:value-type="float">
            <text:p>781571.7</text:p>
          </table:table-cell>
          <table:table-cell office:value-type="float" office:value="805638.39" calcext:value-type="float">
            <text:p>805638.39</text:p>
          </table:table-cell>
          <table:table-cell office:value-type="float" office:value="912917.61" calcext:value-type="float">
            <text:p>912917.61</text:p>
          </table:table-cell>
          <table:table-cell office:value-type="float" office:value="848173.35" calcext:value-type="float">
            <text:p>848173.35</text:p>
          </table:table-cell>
          <table:table-cell office:value-type="float" office:value="891436.5" calcext:value-type="float">
            <text:p>891436.5</text:p>
          </table:table-cell>
          <table:table-cell office:value-type="float" office:value="904172.21" calcext:value-type="float">
            <text:p>904172.21</text:p>
          </table:table-cell>
          <table:table-cell office:value-type="float" office:value="47951090" calcext:value-type="float">
            <text:p>47951090</text:p>
          </table:table-cell>
          <table:table-cell office:value-type="float" office:value="55134560" calcext:value-type="float">
            <text:p>55134560</text:p>
          </table:table-cell>
          <table:table-cell office:value-type="float" office:value="60013850" calcext:value-type="float">
            <text:p>60013850</text:p>
          </table:table-cell>
          <table:table-cell office:value-type="float" office:value="63676070" calcext:value-type="float">
            <text:p>63676070</text:p>
          </table:table-cell>
          <table:table-cell office:value-type="float" office:value="70528450" calcext:value-type="float">
            <text:p>70528450</text:p>
          </table:table-cell>
          <table:table-cell office:value-type="float" office:value="68371260" calcext:value-type="float">
            <text:p>68371260</text:p>
          </table:table-cell>
          <table:table-cell office:value-type="float" office:value="76439180" calcext:value-type="float">
            <text:p>76439180</text:p>
          </table:table-cell>
          <table:table-cell office:value-type="float" office:value="75106770" calcext:value-type="float">
            <text:p>75106770</text:p>
          </table:table-cell>
          <table:table-cell office:value-type="float" office:value="81324960" calcext:value-type="float">
            <text:p>81324960</text:p>
          </table:table-cell>
          <table:table-cell office:value-type="float" office:value="81160000" calcext:value-type="float">
            <text:p>81160000</text:p>
          </table:table-cell>
          <table:table-cell office:value-type="float" office:value="89609000" calcext:value-type="float">
            <text:p>89609000</text:p>
          </table:table-cell>
          <table:table-cell office:value-type="float" office:value="399" calcext:value-type="float">
            <text:p>399</text:p>
          </table:table-cell>
          <table:table-cell office:value-type="float" office:value="433" calcext:value-type="float">
            <text:p>433</text:p>
          </table:table-cell>
          <table:table-cell office:value-type="float" office:value="455" calcext:value-type="float">
            <text:p>455</text:p>
          </table:table-cell>
          <table:table-cell office:value-type="float" office:value="479" calcext:value-type="float">
            <text:p>479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05" calcext:value-type="float">
            <text:p>505</text:p>
          </table:table-cell>
          <table:table-cell office:value-type="float" office:value="531" calcext:value-type="float">
            <text:p>531</text:p>
          </table:table-cell>
          <table:table-cell office:value-type="float" office:value="493" calcext:value-type="float">
            <text:p>493</text:p>
          </table:table-cell>
          <table:table-cell office:value-type="float" office:value="533" calcext:value-type="float">
            <text:p>533</text:p>
          </table:table-cell>
          <table:table-cell office:value-type="float" office:value="549" calcext:value-type="float">
            <text:p>54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SÃO MIGUEL DA BOA V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96" calcext:value-type="float">
            <text:p>1896</text:p>
          </table:table-cell>
          <table:table-cell office:value-type="float" office:value="1887" calcext:value-type="float">
            <text:p>1887</text:p>
          </table:table-cell>
          <table:table-cell office:value-type="float" office:value="1897" calcext:value-type="float">
            <text:p>1897</text:p>
          </table:table-cell>
          <table:table-cell office:value-type="float" office:value="1885" calcext:value-type="float">
            <text:p>1885</text:p>
          </table:table-cell>
          <table:table-cell office:value-type="float" office:value="1872" calcext:value-type="float">
            <text:p>1872</text:p>
          </table:table-cell>
          <table:table-cell office:value-type="float" office:value="1860" calcext:value-type="float">
            <text:p>1860</text:p>
          </table:table-cell>
          <table:table-cell office:value-type="float" office:value="1848" calcext:value-type="float">
            <text:p>1848</text:p>
          </table:table-cell>
          <table:table-cell office:value-type="float" office:value="1833" calcext:value-type="float">
            <text:p>1833</text:p>
          </table:table-cell>
          <table:table-cell office:value-type="float" office:value="1820" calcext:value-type="float">
            <text:p>1820</text:p>
          </table:table-cell>
          <table:table-cell office:value-type="float" office:value="1807" calcext:value-type="float">
            <text:p>1807</text:p>
          </table:table-cell>
          <table:table-cell office:value-type="float" office:value="24823.25" calcext:value-type="float">
            <text:p>24823.25</text:p>
          </table:table-cell>
          <table:table-cell office:value-type="float" office:value="25216.9" calcext:value-type="float">
            <text:p>25216.9</text:p>
          </table:table-cell>
          <table:table-cell office:value-type="float" office:value="31293.06" calcext:value-type="float">
            <text:p>31293.06</text:p>
          </table:table-cell>
          <table:table-cell office:value-type="float" office:value="49402.13" calcext:value-type="float">
            <text:p>49402.13</text:p>
          </table:table-cell>
          <table:table-cell office:value-type="float" office:value="42323.02" calcext:value-type="float">
            <text:p>42323.02</text:p>
          </table:table-cell>
          <table:table-cell office:value-type="float" office:value="48350.62" calcext:value-type="float">
            <text:p>48350.62</text:p>
          </table:table-cell>
          <table:table-cell office:value-type="float" office:value="51879.95" calcext:value-type="float">
            <text:p>51879.95</text:p>
          </table:table-cell>
          <table:table-cell office:value-type="float" office:value="56346.01" calcext:value-type="float">
            <text:p>56346.01</text:p>
          </table:table-cell>
          <table:table-cell office:value-type="float" office:value="49586.06" calcext:value-type="float">
            <text:p>49586.06</text:p>
          </table:table-cell>
          <table:table-cell office:value-type="float" office:value="55864.47" calcext:value-type="float">
            <text:p>55864.47</text:p>
          </table:table-cell>
          <table:table-cell office:value-type="float" office:value="55784.56" calcext:value-type="float">
            <text:p>55784.56</text:p>
          </table:table-cell>
          <table:table-cell office:value-type="float" office:value="22193440" calcext:value-type="float">
            <text:p>22193440</text:p>
          </table:table-cell>
          <table:table-cell office:value-type="float" office:value="20326000" calcext:value-type="float">
            <text:p>20326000</text:p>
          </table:table-cell>
          <table:table-cell office:value-type="float" office:value="22164920" calcext:value-type="float">
            <text:p>22164920</text:p>
          </table:table-cell>
          <table:table-cell office:value-type="float" office:value="27242710" calcext:value-type="float">
            <text:p>27242710</text:p>
          </table:table-cell>
          <table:table-cell office:value-type="float" office:value="30576270" calcext:value-type="float">
            <text:p>30576270</text:p>
          </table:table-cell>
          <table:table-cell office:value-type="float" office:value="29729490" calcext:value-type="float">
            <text:p>29729490</text:p>
          </table:table-cell>
          <table:table-cell office:value-type="float" office:value="34731750" calcext:value-type="float">
            <text:p>34731750</text:p>
          </table:table-cell>
          <table:table-cell office:value-type="float" office:value="34044230" calcext:value-type="float">
            <text:p>34044230</text:p>
          </table:table-cell>
          <table:table-cell office:value-type="float" office:value="36642240" calcext:value-type="float">
            <text:p>36642240</text:p>
          </table:table-cell>
          <table:table-cell office:value-type="float" office:value="39544000" calcext:value-type="float">
            <text:p>39544000</text:p>
          </table:table-cell>
          <table:table-cell office:value-type="float" office:value="47545000" calcext:value-type="float">
            <text:p>47545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string" calcext:value-type="string">
            <text:p>SÃO MIGUEL DO 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612" calcext:value-type="float">
            <text:p>36612</text:p>
          </table:table-cell>
          <table:table-cell office:value-type="float" office:value="36908" calcext:value-type="float">
            <text:p>36908</text:p>
          </table:table-cell>
          <table:table-cell office:value-type="float" office:value="38162" calcext:value-type="float">
            <text:p>38162</text:p>
          </table:table-cell>
          <table:table-cell office:value-type="float" office:value="38575" calcext:value-type="float">
            <text:p>38575</text:p>
          </table:table-cell>
          <table:table-cell office:value-type="float" office:value="38984" calcext:value-type="float">
            <text:p>38984</text:p>
          </table:table-cell>
          <table:table-cell office:value-type="float" office:value="39390" calcext:value-type="float">
            <text:p>39390</text:p>
          </table:table-cell>
          <table:table-cell office:value-type="float" office:value="39793" calcext:value-type="float">
            <text:p>39793</text:p>
          </table:table-cell>
          <table:table-cell office:value-type="float" office:value="40090" calcext:value-type="float">
            <text:p>40090</text:p>
          </table:table-cell>
          <table:table-cell office:value-type="float" office:value="40482" calcext:value-type="float">
            <text:p>40482</text:p>
          </table:table-cell>
          <table:table-cell office:value-type="float" office:value="40868" calcext:value-type="float">
            <text:p>40868</text:p>
          </table:table-cell>
          <table:table-cell office:value-type="float" office:value="8465072.02" calcext:value-type="float">
            <text:p>8465072.02</text:p>
          </table:table-cell>
          <table:table-cell office:value-type="float" office:value="10051716.27" calcext:value-type="float">
            <text:p>10051716.27</text:p>
          </table:table-cell>
          <table:table-cell office:value-type="float" office:value="11488496.91" calcext:value-type="float">
            <text:p>11488496.91</text:p>
          </table:table-cell>
          <table:table-cell office:value-type="float" office:value="13720454.64" calcext:value-type="float">
            <text:p>13720454.64</text:p>
          </table:table-cell>
          <table:table-cell office:value-type="float" office:value="16050626.14" calcext:value-type="float">
            <text:p>16050626.14</text:p>
          </table:table-cell>
          <table:table-cell office:value-type="float" office:value="17475502.49" calcext:value-type="float">
            <text:p>17475502.49</text:p>
          </table:table-cell>
          <table:table-cell office:value-type="float" office:value="19695605.65" calcext:value-type="float">
            <text:p>19695605.65</text:p>
          </table:table-cell>
          <table:table-cell office:value-type="float" office:value="21088420.07" calcext:value-type="float">
            <text:p>21088420.07</text:p>
          </table:table-cell>
          <table:table-cell office:value-type="float" office:value="22945812.17" calcext:value-type="float">
            <text:p>22945812.17</text:p>
          </table:table-cell>
          <table:table-cell office:value-type="float" office:value="24850125.61" calcext:value-type="float">
            <text:p>24850125.61</text:p>
          </table:table-cell>
          <table:table-cell office:value-type="float" office:value="26875555.97" calcext:value-type="float">
            <text:p>26875555.97</text:p>
          </table:table-cell>
          <table:table-cell office:value-type="float" office:value="898067100" calcext:value-type="float">
            <text:p>898067100</text:p>
          </table:table-cell>
          <table:table-cell office:value-type="float" office:value="1024749000" calcext:value-type="float">
            <text:p>1024749000</text:p>
          </table:table-cell>
          <table:table-cell office:value-type="float" office:value="1146401000" calcext:value-type="float">
            <text:p>1146401000</text:p>
          </table:table-cell>
          <table:table-cell office:value-type="float" office:value="1286907000" calcext:value-type="float">
            <text:p>1286907000</text:p>
          </table:table-cell>
          <table:table-cell office:value-type="float" office:value="1292020000" calcext:value-type="float">
            <text:p>1292020000</text:p>
          </table:table-cell>
          <table:table-cell office:value-type="float" office:value="1276724000" calcext:value-type="float">
            <text:p>1276724000</text:p>
          </table:table-cell>
          <table:table-cell office:value-type="float" office:value="1356167000" calcext:value-type="float">
            <text:p>1356167000</text:p>
          </table:table-cell>
          <table:table-cell office:value-type="float" office:value="1449729000" calcext:value-type="float">
            <text:p>1449729000</text:p>
          </table:table-cell>
          <table:table-cell office:value-type="float" office:value="1521972000" calcext:value-type="float">
            <text:p>1521972000</text:p>
          </table:table-cell>
          <table:table-cell office:value-type="float" office:value="1675133000" calcext:value-type="float">
            <text:p>1675133000</text:p>
          </table:table-cell>
          <table:table-cell office:value-type="float" office:value="1810750000" calcext:value-type="float">
            <text:p>1810750000</text:p>
          </table:table-cell>
          <table:table-cell office:value-type="float" office:value="8706" calcext:value-type="float">
            <text:p>8706</text:p>
          </table:table-cell>
          <table:table-cell office:value-type="float" office:value="9198" calcext:value-type="float">
            <text:p>9198</text:p>
          </table:table-cell>
          <table:table-cell office:value-type="float" office:value="9281" calcext:value-type="float">
            <text:p>9281</text:p>
          </table:table-cell>
          <table:table-cell office:value-type="float" office:value="9795" calcext:value-type="float">
            <text:p>9795</text:p>
          </table:table-cell>
          <table:table-cell office:value-type="float" office:value="10508" calcext:value-type="float">
            <text:p>10508</text:p>
          </table:table-cell>
          <table:table-cell office:value-type="float" office:value="10445" calcext:value-type="float">
            <text:p>10445</text:p>
          </table:table-cell>
          <table:table-cell office:value-type="float" office:value="10577" calcext:value-type="float">
            <text:p>10577</text:p>
          </table:table-cell>
          <table:table-cell office:value-type="float" office:value="10720" calcext:value-type="float">
            <text:p>10720</text:p>
          </table:table-cell>
          <table:table-cell office:value-type="float" office:value="11089" calcext:value-type="float">
            <text:p>11089</text:p>
          </table:table-cell>
          <table:table-cell office:value-type="float" office:value="11628" calcext:value-type="float">
            <text:p>11628</text:p>
          </table:table-cell>
          <table:table-cell office:value-type="float" office:value="12036" calcext:value-type="float">
            <text:p>12036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SÃO PEDRO DE ALCÂNTA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90" calcext:value-type="float">
            <text:p>4790</text:p>
          </table:table-cell>
          <table:table-cell office:value-type="float" office:value="4874" calcext:value-type="float">
            <text:p>4874</text:p>
          </table:table-cell>
          <table:table-cell office:value-type="float" office:value="5139" calcext:value-type="float">
            <text:p>5139</text:p>
          </table:table-cell>
          <table:table-cell office:value-type="float" office:value="5256" calcext:value-type="float">
            <text:p>5256</text:p>
          </table:table-cell>
          <table:table-cell office:value-type="float" office:value="5373" calcext:value-type="float">
            <text:p>5373</text:p>
          </table:table-cell>
          <table:table-cell office:value-type="float" office:value="5488" calcext:value-type="float">
            <text:p>5488</text:p>
          </table:table-cell>
          <table:table-cell office:value-type="float" office:value="5602" calcext:value-type="float">
            <text:p>5602</text:p>
          </table:table-cell>
          <table:table-cell office:value-type="float" office:value="5709" calcext:value-type="float">
            <text:p>5709</text:p>
          </table:table-cell>
          <table:table-cell office:value-type="float" office:value="5823" calcext:value-type="float">
            <text:p>5823</text:p>
          </table:table-cell>
          <table:table-cell office:value-type="float" office:value="5935" calcext:value-type="float">
            <text:p>5935</text:p>
          </table:table-cell>
          <table:table-cell office:value-type="float" office:value="475794.34" calcext:value-type="float">
            <text:p>475794.34</text:p>
          </table:table-cell>
          <table:table-cell office:value-type="float" office:value="612783.44" calcext:value-type="float">
            <text:p>612783.44</text:p>
          </table:table-cell>
          <table:table-cell office:value-type="float" office:value="691635.34" calcext:value-type="float">
            <text:p>691635.34</text:p>
          </table:table-cell>
          <table:table-cell office:value-type="float" office:value="317296.65" calcext:value-type="float">
            <text:p>317296.65</text:p>
          </table:table-cell>
          <table:table-cell office:value-type="float" office:value="420600.94" calcext:value-type="float">
            <text:p>420600.94</text:p>
          </table:table-cell>
          <table:table-cell office:value-type="float" office:value="484651.11" calcext:value-type="float">
            <text:p>484651.11</text:p>
          </table:table-cell>
          <table:table-cell office:value-type="float" office:value="562979.96" calcext:value-type="float">
            <text:p>562979.96</text:p>
          </table:table-cell>
          <table:table-cell office:value-type="float" office:value="545695.95" calcext:value-type="float">
            <text:p>545695.95</text:p>
          </table:table-cell>
          <table:table-cell office:value-type="float" office:value="459781.87" calcext:value-type="float">
            <text:p>459781.87</text:p>
          </table:table-cell>
          <table:table-cell office:value-type="float" office:value="491831.24" calcext:value-type="float">
            <text:p>491831.24</text:p>
          </table:table-cell>
          <table:table-cell office:value-type="float" office:value="522440.45" calcext:value-type="float">
            <text:p>522440.45</text:p>
          </table:table-cell>
          <table:table-cell office:value-type="float" office:value="41325210" calcext:value-type="float">
            <text:p>41325210</text:p>
          </table:table-cell>
          <table:table-cell office:value-type="float" office:value="43798600" calcext:value-type="float">
            <text:p>43798600</text:p>
          </table:table-cell>
          <table:table-cell office:value-type="float" office:value="49626860" calcext:value-type="float">
            <text:p>49626860</text:p>
          </table:table-cell>
          <table:table-cell office:value-type="float" office:value="52531500" calcext:value-type="float">
            <text:p>52531500</text:p>
          </table:table-cell>
          <table:table-cell office:value-type="float" office:value="57104940" calcext:value-type="float">
            <text:p>57104940</text:p>
          </table:table-cell>
          <table:table-cell office:value-type="float" office:value="68109630" calcext:value-type="float">
            <text:p>68109630</text:p>
          </table:table-cell>
          <table:table-cell office:value-type="float" office:value="73636710" calcext:value-type="float">
            <text:p>73636710</text:p>
          </table:table-cell>
          <table:table-cell office:value-type="float" office:value="71308840" calcext:value-type="float">
            <text:p>71308840</text:p>
          </table:table-cell>
          <table:table-cell office:value-type="float" office:value="80862720" calcext:value-type="float">
            <text:p>80862720</text:p>
          </table:table-cell>
          <table:table-cell office:value-type="float" office:value="87589000" calcext:value-type="float">
            <text:p>87589000</text:p>
          </table:table-cell>
          <table:table-cell office:value-type="float" office:value="93152000" calcext:value-type="float">
            <text:p>93152000</text:p>
          </table:table-cell>
          <table:table-cell office:value-type="float" office:value="658" calcext:value-type="float">
            <text:p>658</text:p>
          </table:table-cell>
          <table:table-cell office:value-type="float" office:value="765" calcext:value-type="float">
            <text:p>765</text:p>
          </table:table-cell>
          <table:table-cell office:value-type="float" office:value="785" calcext:value-type="float">
            <text:p>785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UDAD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70" calcext:value-type="float">
            <text:p>9070</text:p>
          </table:table-cell>
          <table:table-cell office:value-type="float" office:value="9121" calcext:value-type="float">
            <text:p>9121</text:p>
          </table:table-cell>
          <table:table-cell office:value-type="float" office:value="9382" calcext:value-type="float">
            <text:p>9382</text:p>
          </table:table-cell>
          <table:table-cell office:value-type="float" office:value="9454" calcext:value-type="float">
            <text:p>9454</text:p>
          </table:table-cell>
          <table:table-cell office:value-type="float" office:value="9524" calcext:value-type="float">
            <text:p>9524</text:p>
          </table:table-cell>
          <table:table-cell office:value-type="float" office:value="9594" calcext:value-type="float">
            <text:p>9594</text:p>
          </table:table-cell>
          <table:table-cell office:value-type="float" office:value="9664" calcext:value-type="float">
            <text:p>9664</text:p>
          </table:table-cell>
          <table:table-cell office:value-type="float" office:value="9679" calcext:value-type="float">
            <text:p>9679</text:p>
          </table:table-cell>
          <table:table-cell office:value-type="float" office:value="9745" calcext:value-type="float">
            <text:p>9745</text:p>
          </table:table-cell>
          <table:table-cell office:value-type="float" office:value="9810" calcext:value-type="float">
            <text:p>9810</text:p>
          </table:table-cell>
          <table:table-cell office:value-type="float" office:value="2365815.37" calcext:value-type="float">
            <text:p>2365815.37</text:p>
          </table:table-cell>
          <table:table-cell office:value-type="float" office:value="2653366.52" calcext:value-type="float">
            <text:p>2653366.52</text:p>
          </table:table-cell>
          <table:table-cell office:value-type="float" office:value="2844575.54" calcext:value-type="float">
            <text:p>2844575.54</text:p>
          </table:table-cell>
          <table:table-cell office:value-type="float" office:value="3993739.26" calcext:value-type="float">
            <text:p>3993739.26</text:p>
          </table:table-cell>
          <table:table-cell office:value-type="float" office:value="4569764.4" calcext:value-type="float">
            <text:p>4569764.4</text:p>
          </table:table-cell>
          <table:table-cell office:value-type="float" office:value="4847373.25" calcext:value-type="float">
            <text:p>4847373.25</text:p>
          </table:table-cell>
          <table:table-cell office:value-type="float" office:value="4747010.19" calcext:value-type="float">
            <text:p>4747010.19</text:p>
          </table:table-cell>
          <table:table-cell office:value-type="float" office:value="4893669.82" calcext:value-type="float">
            <text:p>4893669.82</text:p>
          </table:table-cell>
          <table:table-cell office:value-type="float" office:value="5463538.88" calcext:value-type="float">
            <text:p>5463538.88</text:p>
          </table:table-cell>
          <table:table-cell office:value-type="float" office:value="5242456.59" calcext:value-type="float">
            <text:p>5242456.59</text:p>
          </table:table-cell>
          <table:table-cell office:value-type="float" office:value="6484057.36" calcext:value-type="float">
            <text:p>6484057.36</text:p>
          </table:table-cell>
          <table:table-cell office:value-type="float" office:value="190421000" calcext:value-type="float">
            <text:p>190421000</text:p>
          </table:table-cell>
          <table:table-cell office:value-type="float" office:value="214263500" calcext:value-type="float">
            <text:p>214263500</text:p>
          </table:table-cell>
          <table:table-cell office:value-type="float" office:value="242754500" calcext:value-type="float">
            <text:p>242754500</text:p>
          </table:table-cell>
          <table:table-cell office:value-type="float" office:value="270974400" calcext:value-type="float">
            <text:p>270974400</text:p>
          </table:table-cell>
          <table:table-cell office:value-type="float" office:value="248760800" calcext:value-type="float">
            <text:p>248760800</text:p>
          </table:table-cell>
          <table:table-cell office:value-type="float" office:value="267730800" calcext:value-type="float">
            <text:p>267730800</text:p>
          </table:table-cell>
          <table:table-cell office:value-type="float" office:value="282391700" calcext:value-type="float">
            <text:p>282391700</text:p>
          </table:table-cell>
          <table:table-cell office:value-type="float" office:value="324686900" calcext:value-type="float">
            <text:p>324686900</text:p>
          </table:table-cell>
          <table:table-cell office:value-type="float" office:value="321903400" calcext:value-type="float">
            <text:p>321903400</text:p>
          </table:table-cell>
          <table:table-cell office:value-type="float" office:value="384604000" calcext:value-type="float">
            <text:p>384604000</text:p>
          </table:table-cell>
          <table:table-cell office:value-type="float" office:value="411702000" calcext:value-type="float">
            <text:p>411702000</text:p>
          </table:table-cell>
          <table:table-cell office:value-type="float" office:value="2438" calcext:value-type="float">
            <text:p>2438</text:p>
          </table:table-cell>
          <table:table-cell office:value-type="float" office:value="2429" calcext:value-type="float">
            <text:p>2429</text:p>
          </table:table-cell>
          <table:table-cell office:value-type="float" office:value="2229" calcext:value-type="float">
            <text:p>2229</text:p>
          </table:table-cell>
          <table:table-cell office:value-type="float" office:value="2551" calcext:value-type="float">
            <text:p>2551</text:p>
          </table:table-cell>
          <table:table-cell office:value-type="float" office:value="2646" calcext:value-type="float">
            <text:p>2646</text:p>
          </table:table-cell>
          <table:table-cell office:value-type="float" office:value="2684" calcext:value-type="float">
            <text:p>2684</text:p>
          </table:table-cell>
          <table:table-cell office:value-type="float" office:value="2403" calcext:value-type="float">
            <text:p>2403</text:p>
          </table:table-cell>
          <table:table-cell office:value-type="float" office:value="2431" calcext:value-type="float">
            <text:p>2431</text:p>
          </table:table-cell>
          <table:table-cell office:value-type="float" office:value="2620" calcext:value-type="float">
            <text:p>2620</text:p>
          </table:table-cell>
          <table:table-cell office:value-type="float" office:value="2646" calcext:value-type="float">
            <text:p>2646</text:p>
          </table:table-cell>
          <table:table-cell office:value-type="float" office:value="2767" calcext:value-type="float">
            <text:p>27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HROE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90" calcext:value-type="float">
            <text:p>15790</text:p>
          </table:table-cell>
          <table:table-cell office:value-type="float" office:value="16248" calcext:value-type="float">
            <text:p>16248</text:p>
          </table:table-cell>
          <table:table-cell office:value-type="float" office:value="17538" calcext:value-type="float">
            <text:p>17538</text:p>
          </table:table-cell>
          <table:table-cell office:value-type="float" office:value="18186" calcext:value-type="float">
            <text:p>18186</text:p>
          </table:table-cell>
          <table:table-cell office:value-type="float" office:value="18827" calcext:value-type="float">
            <text:p>18827</text:p>
          </table:table-cell>
          <table:table-cell office:value-type="float" office:value="19463" calcext:value-type="float">
            <text:p>19463</text:p>
          </table:table-cell>
          <table:table-cell office:value-type="float" office:value="20095" calcext:value-type="float">
            <text:p>20095</text:p>
          </table:table-cell>
          <table:table-cell office:value-type="float" office:value="20728" calcext:value-type="float">
            <text:p>20728</text:p>
          </table:table-cell>
          <table:table-cell office:value-type="float" office:value="21365" calcext:value-type="float">
            <text:p>21365</text:p>
          </table:table-cell>
          <table:table-cell office:value-type="float" office:value="21991" calcext:value-type="float">
            <text:p>21991</text:p>
          </table:table-cell>
          <table:table-cell office:value-type="float" office:value="4658742.34" calcext:value-type="float">
            <text:p>4658742.34</text:p>
          </table:table-cell>
          <table:table-cell office:value-type="float" office:value="5554036.34" calcext:value-type="float">
            <text:p>5554036.34</text:p>
          </table:table-cell>
          <table:table-cell office:value-type="float" office:value="5770205.42" calcext:value-type="float">
            <text:p>5770205.42</text:p>
          </table:table-cell>
          <table:table-cell office:value-type="float" office:value="6503822.09" calcext:value-type="float">
            <text:p>6503822.09</text:p>
          </table:table-cell>
          <table:table-cell office:value-type="float" office:value="7662859.45" calcext:value-type="float">
            <text:p>7662859.45</text:p>
          </table:table-cell>
          <table:table-cell office:value-type="float" office:value="7548467.25" calcext:value-type="float">
            <text:p>7548467.25</text:p>
          </table:table-cell>
          <table:table-cell office:value-type="float" office:value="7545250.85" calcext:value-type="float">
            <text:p>7545250.85</text:p>
          </table:table-cell>
          <table:table-cell office:value-type="float" office:value="8212080.55" calcext:value-type="float">
            <text:p>8212080.55</text:p>
          </table:table-cell>
          <table:table-cell office:value-type="float" office:value="8305169.75" calcext:value-type="float">
            <text:p>8305169.75</text:p>
          </table:table-cell>
          <table:table-cell office:value-type="float" office:value="8834900.17" calcext:value-type="float">
            <text:p>8834900.17</text:p>
          </table:table-cell>
          <table:table-cell office:value-type="float" office:value="8906309.92" calcext:value-type="float">
            <text:p>8906309.92</text:p>
          </table:table-cell>
          <table:table-cell office:value-type="float" office:value="267424200" calcext:value-type="float">
            <text:p>267424200</text:p>
          </table:table-cell>
          <table:table-cell office:value-type="float" office:value="312350200" calcext:value-type="float">
            <text:p>312350200</text:p>
          </table:table-cell>
          <table:table-cell office:value-type="float" office:value="333701400" calcext:value-type="float">
            <text:p>333701400</text:p>
          </table:table-cell>
          <table:table-cell office:value-type="float" office:value="390321700" calcext:value-type="float">
            <text:p>390321700</text:p>
          </table:table-cell>
          <table:table-cell office:value-type="float" office:value="425795700" calcext:value-type="float">
            <text:p>425795700</text:p>
          </table:table-cell>
          <table:table-cell office:value-type="float" office:value="392659500" calcext:value-type="float">
            <text:p>392659500</text:p>
          </table:table-cell>
          <table:table-cell office:value-type="float" office:value="424299700" calcext:value-type="float">
            <text:p>424299700</text:p>
          </table:table-cell>
          <table:table-cell office:value-type="float" office:value="483796100" calcext:value-type="float">
            <text:p>483796100</text:p>
          </table:table-cell>
          <table:table-cell office:value-type="float" office:value="499669800" calcext:value-type="float">
            <text:p>499669800</text:p>
          </table:table-cell>
          <table:table-cell office:value-type="float" office:value="524879000" calcext:value-type="float">
            <text:p>524879000</text:p>
          </table:table-cell>
          <table:table-cell office:value-type="float" office:value="608470000" calcext:value-type="float">
            <text:p>608470000</text:p>
          </table:table-cell>
          <table:table-cell office:value-type="float" office:value="3366" calcext:value-type="float">
            <text:p>3366</text:p>
          </table:table-cell>
          <table:table-cell office:value-type="float" office:value="3549" calcext:value-type="float">
            <text:p>3549</text:p>
          </table:table-cell>
          <table:table-cell office:value-type="float" office:value="3409" calcext:value-type="float">
            <text:p>3409</text:p>
          </table:table-cell>
          <table:table-cell office:value-type="float" office:value="3427" calcext:value-type="float">
            <text:p>3427</text:p>
          </table:table-cell>
          <table:table-cell office:value-type="float" office:value="3749" calcext:value-type="float">
            <text:p>3749</text:p>
          </table:table-cell>
          <table:table-cell office:value-type="float" office:value="3424" calcext:value-type="float">
            <text:p>3424</text:p>
          </table:table-cell>
          <table:table-cell office:value-type="float" office:value="3318" calcext:value-type="float">
            <text:p>3318</text:p>
          </table:table-cell>
          <table:table-cell office:value-type="float" office:value="3489" calcext:value-type="float">
            <text:p>3489</text:p>
          </table:table-cell>
          <table:table-cell office:value-type="float" office:value="3378" calcext:value-type="float">
            <text:p>3378</text:p>
          </table:table-cell>
          <table:table-cell office:value-type="float" office:value="3451" calcext:value-type="float">
            <text:p>3451</text:p>
          </table:table-cell>
          <table:table-cell office:value-type="float" office:value="3562" calcext:value-type="float">
            <text:p>3562</text:p>
          </table:table-cell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string" calcext:value-type="string">
            <text:p>SEA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71" calcext:value-type="float">
            <text:p>16971</text:p>
          </table:table-cell>
          <table:table-cell office:value-type="float" office:value="17005" calcext:value-type="float">
            <text:p>17005</text:p>
          </table:table-cell>
          <table:table-cell office:value-type="float" office:value="17351" calcext:value-type="float">
            <text:p>17351</text:p>
          </table:table-cell>
          <table:table-cell office:value-type="float" office:value="17395" calcext:value-type="float">
            <text:p>17395</text:p>
          </table:table-cell>
          <table:table-cell office:value-type="float" office:value="17439" calcext:value-type="float">
            <text:p>17439</text:p>
          </table:table-cell>
          <table:table-cell office:value-type="float" office:value="17483" calcext:value-type="float">
            <text:p>17483</text:p>
          </table:table-cell>
          <table:table-cell office:value-type="float" office:value="17526" calcext:value-type="float">
            <text:p>17526</text:p>
          </table:table-cell>
          <table:table-cell office:value-type="float" office:value="17506" calcext:value-type="float">
            <text:p>17506</text:p>
          </table:table-cell>
          <table:table-cell office:value-type="float" office:value="17541" calcext:value-type="float">
            <text:p>17541</text:p>
          </table:table-cell>
          <table:table-cell office:value-type="float" office:value="17576" calcext:value-type="float">
            <text:p>17576</text:p>
          </table:table-cell>
          <table:table-cell office:value-type="float" office:value="5063423.7" calcext:value-type="float">
            <text:p>5063423.7</text:p>
          </table:table-cell>
          <table:table-cell office:value-type="float" office:value="5624441.24" calcext:value-type="float">
            <text:p>5624441.24</text:p>
          </table:table-cell>
          <table:table-cell office:value-type="float" office:value="6148419.19" calcext:value-type="float">
            <text:p>6148419.19</text:p>
          </table:table-cell>
          <table:table-cell office:value-type="float" office:value="6477637.85" calcext:value-type="float">
            <text:p>6477637.85</text:p>
          </table:table-cell>
          <table:table-cell office:value-type="float" office:value="7441091.09" calcext:value-type="float">
            <text:p>7441091.09</text:p>
          </table:table-cell>
          <table:table-cell office:value-type="float" office:value="9000521.74" calcext:value-type="float">
            <text:p>9000521.74</text:p>
          </table:table-cell>
          <table:table-cell office:value-type="float" office:value="9825999.13" calcext:value-type="float">
            <text:p>9825999.13</text:p>
          </table:table-cell>
          <table:table-cell office:value-type="float" office:value="10481268.9" calcext:value-type="float">
            <text:p>10481268.9</text:p>
          </table:table-cell>
          <table:table-cell office:value-type="float" office:value="10859331.63" calcext:value-type="float">
            <text:p>10859331.63</text:p>
          </table:table-cell>
          <table:table-cell office:value-type="float" office:value="12237826.49" calcext:value-type="float">
            <text:p>12237826.49</text:p>
          </table:table-cell>
          <table:table-cell office:value-type="float" office:value="13887712.59" calcext:value-type="float">
            <text:p>13887712.59</text:p>
          </table:table-cell>
          <table:table-cell office:value-type="float" office:value="474759200" calcext:value-type="float">
            <text:p>474759200</text:p>
          </table:table-cell>
          <table:table-cell office:value-type="float" office:value="453236500" calcext:value-type="float">
            <text:p>453236500</text:p>
          </table:table-cell>
          <table:table-cell office:value-type="float" office:value="504659100" calcext:value-type="float">
            <text:p>504659100</text:p>
          </table:table-cell>
          <table:table-cell office:value-type="float" office:value="534295800" calcext:value-type="float">
            <text:p>534295800</text:p>
          </table:table-cell>
          <table:table-cell office:value-type="float" office:value="736786100" calcext:value-type="float">
            <text:p>736786100</text:p>
          </table:table-cell>
          <table:table-cell office:value-type="float" office:value="756414900" calcext:value-type="float">
            <text:p>756414900</text:p>
          </table:table-cell>
          <table:table-cell office:value-type="float" office:value="756693700" calcext:value-type="float">
            <text:p>756693700</text:p>
          </table:table-cell>
          <table:table-cell office:value-type="float" office:value="812914100" calcext:value-type="float">
            <text:p>812914100</text:p>
          </table:table-cell>
          <table:table-cell office:value-type="float" office:value="799912600" calcext:value-type="float">
            <text:p>799912600</text:p>
          </table:table-cell>
          <table:table-cell office:value-type="float" office:value="896557000" calcext:value-type="float">
            <text:p>896557000</text:p>
          </table:table-cell>
          <table:table-cell office:value-type="float" office:value="1014880000" calcext:value-type="float">
            <text:p>1014880000</text:p>
          </table:table-cell>
          <table:table-cell office:value-type="float" office:value="5342" calcext:value-type="float">
            <text:p>5342</text:p>
          </table:table-cell>
          <table:table-cell table:number-columns-repeated="2" office:value-type="float" office:value="5268" calcext:value-type="float">
            <text:p>5268</text:p>
          </table:table-cell>
          <table:table-cell office:value-type="float" office:value="4978" calcext:value-type="float">
            <text:p>4978</text:p>
          </table:table-cell>
          <table:table-cell office:value-type="float" office:value="5032" calcext:value-type="float">
            <text:p>5032</text:p>
          </table:table-cell>
          <table:table-cell office:value-type="float" office:value="5674" calcext:value-type="float">
            <text:p>5674</text:p>
          </table:table-cell>
          <table:table-cell office:value-type="float" office:value="5790" calcext:value-type="float">
            <text:p>5790</text:p>
          </table:table-cell>
          <table:table-cell office:value-type="float" office:value="5921" calcext:value-type="float">
            <text:p>5921</text:p>
          </table:table-cell>
          <table:table-cell office:value-type="float" office:value="6153" calcext:value-type="float">
            <text:p>6153</text:p>
          </table:table-cell>
          <table:table-cell office:value-type="float" office:value="6381" calcext:value-type="float">
            <text:p>6381</text:p>
          </table:table-cell>
          <table:table-cell office:value-type="float" office:value="7641" calcext:value-type="float">
            <text:p>764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ERRA AL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3279" calcext:value-type="float">
            <text:p>3279</text:p>
          </table:table-cell>
          <table:table-cell office:value-type="float" office:value="3323" calcext:value-type="float">
            <text:p>3323</text:p>
          </table:table-cell>
          <table:table-cell office:value-type="float" office:value="3317" calcext:value-type="float">
            <text:p>3317</text:p>
          </table:table-cell>
          <table:table-cell office:value-type="float" office:value="3312" calcext:value-type="float">
            <text:p>3312</text:p>
          </table:table-cell>
          <table:table-cell office:value-type="float" office:value="3307" calcext:value-type="float">
            <text:p>3307</text:p>
          </table:table-cell>
          <table:table-cell office:value-type="float" office:value="3301" calcext:value-type="float">
            <text:p>3301</text:p>
          </table:table-cell>
          <table:table-cell office:value-type="float" office:value="3270" calcext:value-type="float">
            <text:p>3270</text:p>
          </table:table-cell>
          <table:table-cell office:value-type="float" office:value="3263" calcext:value-type="float">
            <text:p>3263</text:p>
          </table:table-cell>
          <table:table-cell office:value-type="float" office:value="3256" calcext:value-type="float">
            <text:p>3256</text:p>
          </table:table-cell>
          <table:table-cell office:value-type="float" office:value="463754.87" calcext:value-type="float">
            <text:p>463754.87</text:p>
          </table:table-cell>
          <table:table-cell office:value-type="float" office:value="517310.33" calcext:value-type="float">
            <text:p>517310.33</text:p>
          </table:table-cell>
          <table:table-cell office:value-type="float" office:value="604319.55" calcext:value-type="float">
            <text:p>604319.55</text:p>
          </table:table-cell>
          <table:table-cell office:value-type="float" office:value="739062.36" calcext:value-type="float">
            <text:p>739062.36</text:p>
          </table:table-cell>
          <table:table-cell office:value-type="float" office:value="795300.11" calcext:value-type="float">
            <text:p>795300.11</text:p>
          </table:table-cell>
          <table:table-cell office:value-type="float" office:value="842350.31" calcext:value-type="float">
            <text:p>842350.31</text:p>
          </table:table-cell>
          <table:table-cell office:value-type="float" office:value="880379.3" calcext:value-type="float">
            <text:p>880379.3</text:p>
          </table:table-cell>
          <table:table-cell office:value-type="float" office:value="899469.89" calcext:value-type="float">
            <text:p>899469.89</text:p>
          </table:table-cell>
          <table:table-cell office:value-type="float" office:value="950682.25" calcext:value-type="float">
            <text:p>950682.25</text:p>
          </table:table-cell>
          <table:table-cell office:value-type="float" office:value="979714.36" calcext:value-type="float">
            <text:p>979714.36</text:p>
          </table:table-cell>
          <table:table-cell office:value-type="float" office:value="1135259.72" calcext:value-type="float">
            <text:p>1135259.72</text:p>
          </table:table-cell>
          <table:table-cell office:value-type="float" office:value="77421010" calcext:value-type="float">
            <text:p>77421010</text:p>
          </table:table-cell>
          <table:table-cell office:value-type="float" office:value="100814200" calcext:value-type="float">
            <text:p>100814200</text:p>
          </table:table-cell>
          <table:table-cell office:value-type="float" office:value="103339900" calcext:value-type="float">
            <text:p>103339900</text:p>
          </table:table-cell>
          <table:table-cell office:value-type="float" office:value="109336000" calcext:value-type="float">
            <text:p>109336000</text:p>
          </table:table-cell>
          <table:table-cell office:value-type="float" office:value="89135670" calcext:value-type="float">
            <text:p>89135670</text:p>
          </table:table-cell>
          <table:table-cell office:value-type="float" office:value="100351100" calcext:value-type="float">
            <text:p>100351100</text:p>
          </table:table-cell>
          <table:table-cell office:value-type="float" office:value="109147500" calcext:value-type="float">
            <text:p>109147500</text:p>
          </table:table-cell>
          <table:table-cell office:value-type="float" office:value="77387950" calcext:value-type="float">
            <text:p>77387950</text:p>
          </table:table-cell>
          <table:table-cell office:value-type="float" office:value="81305770" calcext:value-type="float">
            <text:p>81305770</text:p>
          </table:table-cell>
          <table:table-cell office:value-type="float" office:value="87123000" calcext:value-type="float">
            <text:p>87123000</text:p>
          </table:table-cell>
          <table:table-cell office:value-type="float" office:value="97517000" calcext:value-type="float">
            <text:p>97517000</text:p>
          </table:table-cell>
          <table:table-cell office:value-type="float" office:value="555" calcext:value-type="float">
            <text:p>555</text:p>
          </table:table-cell>
          <table:table-cell office:value-type="float" office:value="551" calcext:value-type="float">
            <text:p>551</text:p>
          </table:table-cell>
          <table:table-cell office:value-type="float" office:value="579" calcext:value-type="float">
            <text:p>579</text:p>
          </table:table-cell>
          <table:table-cell office:value-type="float" office:value="641" calcext:value-type="float">
            <text:p>641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office:value-type="float" office:value="607" calcext:value-type="float">
            <text:p>607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  <table:table-cell office:value-type="float" office:value="603" calcext:value-type="float">
            <text:p>603</text:p>
          </table:table-cell>
          <table:table-cell office:value-type="float" office:value="609" calcext:value-type="float">
            <text:p>609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SIDERÓPOL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69" calcext:value-type="float">
            <text:p>13069</text:p>
          </table:table-cell>
          <table:table-cell office:value-type="float" office:value="13137" calcext:value-type="float">
            <text:p>13137</text:p>
          </table:table-cell>
          <table:table-cell office:value-type="float" office:value="13499" calcext:value-type="float">
            <text:p>13499</text:p>
          </table:table-cell>
          <table:table-cell office:value-type="float" office:value="13593" calcext:value-type="float">
            <text:p>13593</text:p>
          </table:table-cell>
          <table:table-cell office:value-type="float" office:value="13686" calcext:value-type="float">
            <text:p>13686</text:p>
          </table:table-cell>
          <table:table-cell office:value-type="float" office:value="13778" calcext:value-type="float">
            <text:p>13778</text:p>
          </table:table-cell>
          <table:table-cell office:value-type="float" office:value="13870" calcext:value-type="float">
            <text:p>13870</text:p>
          </table:table-cell>
          <table:table-cell office:value-type="float" office:value="13920" calcext:value-type="float">
            <text:p>13920</text:p>
          </table:table-cell>
          <table:table-cell office:value-type="float" office:value="14007" calcext:value-type="float">
            <text:p>14007</text:p>
          </table:table-cell>
          <table:table-cell office:value-type="float" office:value="14092" calcext:value-type="float">
            <text:p>14092</text:p>
          </table:table-cell>
          <table:table-cell office:value-type="float" office:value="3713728.66" calcext:value-type="float">
            <text:p>3713728.66</text:p>
          </table:table-cell>
          <table:table-cell office:value-type="float" office:value="4081545.26" calcext:value-type="float">
            <text:p>4081545.26</text:p>
          </table:table-cell>
          <table:table-cell office:value-type="float" office:value="4163094.79" calcext:value-type="float">
            <text:p>4163094.79</text:p>
          </table:table-cell>
          <table:table-cell office:value-type="float" office:value="4978091.11" calcext:value-type="float">
            <text:p>4978091.11</text:p>
          </table:table-cell>
          <table:table-cell office:value-type="float" office:value="5190758.77" calcext:value-type="float">
            <text:p>5190758.77</text:p>
          </table:table-cell>
          <table:table-cell office:value-type="float" office:value="5469486.87" calcext:value-type="float">
            <text:p>5469486.87</text:p>
          </table:table-cell>
          <table:table-cell office:value-type="float" office:value="5547236.15" calcext:value-type="float">
            <text:p>5547236.15</text:p>
          </table:table-cell>
          <table:table-cell office:value-type="float" office:value="5901542.85" calcext:value-type="float">
            <text:p>5901542.85</text:p>
          </table:table-cell>
          <table:table-cell office:value-type="float" office:value="6071408.5" calcext:value-type="float">
            <text:p>6071408.5</text:p>
          </table:table-cell>
          <table:table-cell office:value-type="float" office:value="7176713.44" calcext:value-type="float">
            <text:p>7176713.44</text:p>
          </table:table-cell>
          <table:table-cell office:value-type="float" office:value="7629236.7" calcext:value-type="float">
            <text:p>7629236.7</text:p>
          </table:table-cell>
          <table:table-cell office:value-type="float" office:value="276478200" calcext:value-type="float">
            <text:p>276478200</text:p>
          </table:table-cell>
          <table:table-cell office:value-type="float" office:value="293505800" calcext:value-type="float">
            <text:p>293505800</text:p>
          </table:table-cell>
          <table:table-cell office:value-type="float" office:value="261649300" calcext:value-type="float">
            <text:p>261649300</text:p>
          </table:table-cell>
          <table:table-cell office:value-type="float" office:value="416706400" calcext:value-type="float">
            <text:p>416706400</text:p>
          </table:table-cell>
          <table:table-cell office:value-type="float" office:value="477141400" calcext:value-type="float">
            <text:p>477141400</text:p>
          </table:table-cell>
          <table:table-cell office:value-type="float" office:value="503538600" calcext:value-type="float">
            <text:p>503538600</text:p>
          </table:table-cell>
          <table:table-cell office:value-type="float" office:value="407226700" calcext:value-type="float">
            <text:p>407226700</text:p>
          </table:table-cell>
          <table:table-cell office:value-type="float" office:value="458519200" calcext:value-type="float">
            <text:p>458519200</text:p>
          </table:table-cell>
          <table:table-cell office:value-type="float" office:value="466716900" calcext:value-type="float">
            <text:p>466716900</text:p>
          </table:table-cell>
          <table:table-cell office:value-type="float" office:value="525771000" calcext:value-type="float">
            <text:p>525771000</text:p>
          </table:table-cell>
          <table:table-cell office:value-type="float" office:value="615207000" calcext:value-type="float">
            <text:p>615207000</text:p>
          </table:table-cell>
          <table:table-cell office:value-type="float" office:value="3087" calcext:value-type="float">
            <text:p>3087</text:p>
          </table:table-cell>
          <table:table-cell office:value-type="float" office:value="3250" calcext:value-type="float">
            <text:p>3250</text:p>
          </table:table-cell>
          <table:table-cell office:value-type="float" office:value="3145" calcext:value-type="float">
            <text:p>3145</text:p>
          </table:table-cell>
          <table:table-cell office:value-type="float" office:value="3288" calcext:value-type="float">
            <text:p>3288</text:p>
          </table:table-cell>
          <table:table-cell office:value-type="float" office:value="3009" calcext:value-type="float">
            <text:p>3009</text:p>
          </table:table-cell>
          <table:table-cell office:value-type="float" office:value="2896" calcext:value-type="float">
            <text:p>2896</text:p>
          </table:table-cell>
          <table:table-cell office:value-type="float" office:value="2706" calcext:value-type="float">
            <text:p>2706</text:p>
          </table:table-cell>
          <table:table-cell office:value-type="float" office:value="2658" calcext:value-type="float">
            <text:p>2658</text:p>
          </table:table-cell>
          <table:table-cell office:value-type="float" office:value="2703" calcext:value-type="float">
            <text:p>2703</text:p>
          </table:table-cell>
          <table:table-cell office:value-type="float" office:value="2994" calcext:value-type="float">
            <text:p>2994</text:p>
          </table:table-cell>
          <table:table-cell office:value-type="float" office:value="3019" calcext:value-type="float">
            <text:p>301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SOMBR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894" calcext:value-type="float">
            <text:p>26894</text:p>
          </table:table-cell>
          <table:table-cell office:value-type="float" office:value="27165" calcext:value-type="float">
            <text:p>27165</text:p>
          </table:table-cell>
          <table:table-cell office:value-type="float" office:value="28209" calcext:value-type="float">
            <text:p>28209</text:p>
          </table:table-cell>
          <table:table-cell office:value-type="float" office:value="28589" calcext:value-type="float">
            <text:p>28589</text:p>
          </table:table-cell>
          <table:table-cell office:value-type="float" office:value="28966" calcext:value-type="float">
            <text:p>28966</text:p>
          </table:table-cell>
          <table:table-cell office:value-type="float" office:value="29340" calcext:value-type="float">
            <text:p>29340</text:p>
          </table:table-cell>
          <table:table-cell office:value-type="float" office:value="29710" calcext:value-type="float">
            <text:p>29710</text:p>
          </table:table-cell>
          <table:table-cell office:value-type="float" office:value="30010" calcext:value-type="float">
            <text:p>30010</text:p>
          </table:table-cell>
          <table:table-cell office:value-type="float" office:value="30374" calcext:value-type="float">
            <text:p>30374</text:p>
          </table:table-cell>
          <table:table-cell office:value-type="float" office:value="30733" calcext:value-type="float">
            <text:p>30733</text:p>
          </table:table-cell>
          <table:table-cell office:value-type="float" office:value="4481147.8" calcext:value-type="float">
            <text:p>4481147.8</text:p>
          </table:table-cell>
          <table:table-cell office:value-type="float" office:value="5139096.61" calcext:value-type="float">
            <text:p>5139096.61</text:p>
          </table:table-cell>
          <table:table-cell office:value-type="float" office:value="6054806.06" calcext:value-type="float">
            <text:p>6054806.06</text:p>
          </table:table-cell>
          <table:table-cell office:value-type="float" office:value="6999162.76" calcext:value-type="float">
            <text:p>6999162.76</text:p>
          </table:table-cell>
          <table:table-cell office:value-type="float" office:value="7666808.06" calcext:value-type="float">
            <text:p>7666808.06</text:p>
          </table:table-cell>
          <table:table-cell office:value-type="float" office:value="8155455.1" calcext:value-type="float">
            <text:p>8155455.1</text:p>
          </table:table-cell>
          <table:table-cell office:value-type="float" office:value="9032389.16" calcext:value-type="float">
            <text:p>9032389.16</text:p>
          </table:table-cell>
          <table:table-cell office:value-type="float" office:value="9932778.89" calcext:value-type="float">
            <text:p>9932778.89</text:p>
          </table:table-cell>
          <table:table-cell office:value-type="float" office:value="10425272.94" calcext:value-type="float">
            <text:p>10425272.94</text:p>
          </table:table-cell>
          <table:table-cell office:value-type="float" office:value="10293181.85" calcext:value-type="float">
            <text:p>10293181.85</text:p>
          </table:table-cell>
          <table:table-cell office:value-type="float" office:value="9474321.1" calcext:value-type="float">
            <text:p>9474321.1</text:p>
          </table:table-cell>
          <table:table-cell office:value-type="float" office:value="439222300" calcext:value-type="float">
            <text:p>439222300</text:p>
          </table:table-cell>
          <table:table-cell office:value-type="float" office:value="473403300" calcext:value-type="float">
            <text:p>473403300</text:p>
          </table:table-cell>
          <table:table-cell office:value-type="float" office:value="504671700" calcext:value-type="float">
            <text:p>504671700</text:p>
          </table:table-cell>
          <table:table-cell office:value-type="float" office:value="526865900" calcext:value-type="float">
            <text:p>526865900</text:p>
          </table:table-cell>
          <table:table-cell office:value-type="float" office:value="589341800" calcext:value-type="float">
            <text:p>589341800</text:p>
          </table:table-cell>
          <table:table-cell office:value-type="float" office:value="615206100" calcext:value-type="float">
            <text:p>615206100</text:p>
          </table:table-cell>
          <table:table-cell office:value-type="float" office:value="675326100" calcext:value-type="float">
            <text:p>675326100</text:p>
          </table:table-cell>
          <table:table-cell office:value-type="float" office:value="752081700" calcext:value-type="float">
            <text:p>752081700</text:p>
          </table:table-cell>
          <table:table-cell office:value-type="float" office:value="785293200" calcext:value-type="float">
            <text:p>785293200</text:p>
          </table:table-cell>
          <table:table-cell office:value-type="float" office:value="803393000" calcext:value-type="float">
            <text:p>803393000</text:p>
          </table:table-cell>
          <table:table-cell office:value-type="float" office:value="783607000" calcext:value-type="float">
            <text:p>783607000</text:p>
          </table:table-cell>
          <table:table-cell office:value-type="float" office:value="5573" calcext:value-type="float">
            <text:p>5573</text:p>
          </table:table-cell>
          <table:table-cell office:value-type="float" office:value="5714" calcext:value-type="float">
            <text:p>5714</text:p>
          </table:table-cell>
          <table:table-cell office:value-type="float" office:value="5959" calcext:value-type="float">
            <text:p>5959</text:p>
          </table:table-cell>
          <table:table-cell office:value-type="float" office:value="5990" calcext:value-type="float">
            <text:p>5990</text:p>
          </table:table-cell>
          <table:table-cell office:value-type="float" office:value="6005" calcext:value-type="float">
            <text:p>6005</text:p>
          </table:table-cell>
          <table:table-cell office:value-type="float" office:value="5787" calcext:value-type="float">
            <text:p>5787</text:p>
          </table:table-cell>
          <table:table-cell office:value-type="float" office:value="5905" calcext:value-type="float">
            <text:p>5905</text:p>
          </table:table-cell>
          <table:table-cell office:value-type="float" office:value="5920" calcext:value-type="float">
            <text:p>5920</text:p>
          </table:table-cell>
          <table:table-cell office:value-type="float" office:value="5936" calcext:value-type="float">
            <text:p>5936</text:p>
          </table:table-cell>
          <table:table-cell office:value-type="float" office:value="6089" calcext:value-type="float">
            <text:p>6089</text:p>
          </table:table-cell>
          <table:table-cell office:value-type="float" office:value="5562" calcext:value-type="float">
            <text:p>55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UL BRAS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40" calcext:value-type="float">
            <text:p>2740</text:p>
          </table:table-cell>
          <table:table-cell office:value-type="float" office:value="2714" calcext:value-type="float">
            <text:p>2714</text:p>
          </table:table-cell>
          <table:table-cell office:value-type="float" office:value="2698" calcext:value-type="float">
            <text:p>2698</text:p>
          </table:table-cell>
          <table:table-cell office:value-type="float" office:value="2661" calcext:value-type="float">
            <text:p>2661</text:p>
          </table:table-cell>
          <table:table-cell office:value-type="float" office:value="2624" calcext:value-type="float">
            <text:p>2624</text:p>
          </table:table-cell>
          <table:table-cell office:value-type="float" office:value="2587" calcext:value-type="float">
            <text:p>2587</text:p>
          </table:table-cell>
          <table:table-cell office:value-type="float" office:value="2551" calcext:value-type="float">
            <text:p>2551</text:p>
          </table:table-cell>
          <table:table-cell office:value-type="float" office:value="2500" calcext:value-type="float">
            <text:p>2500</text:p>
          </table:table-cell>
          <table:table-cell office:value-type="float" office:value="2461" calcext:value-type="float">
            <text:p>2461</text:p>
          </table:table-cell>
          <table:table-cell office:value-type="float" office:value="2423" calcext:value-type="float">
            <text:p>2423</text:p>
          </table:table-cell>
          <table:table-cell office:value-type="float" office:value="143862.25" calcext:value-type="float">
            <text:p>143862.25</text:p>
          </table:table-cell>
          <table:table-cell office:value-type="float" office:value="178948.11" calcext:value-type="float">
            <text:p>178948.11</text:p>
          </table:table-cell>
          <table:table-cell office:value-type="float" office:value="237031.03" calcext:value-type="float">
            <text:p>237031.03</text:p>
          </table:table-cell>
          <table:table-cell office:value-type="float" office:value="223912.86" calcext:value-type="float">
            <text:p>223912.86</text:p>
          </table:table-cell>
          <table:table-cell office:value-type="float" office:value="251078.45" calcext:value-type="float">
            <text:p>251078.45</text:p>
          </table:table-cell>
          <table:table-cell office:value-type="float" office:value="265441.13" calcext:value-type="float">
            <text:p>265441.13</text:p>
          </table:table-cell>
          <table:table-cell office:value-type="float" office:value="259155.86" calcext:value-type="float">
            <text:p>259155.86</text:p>
          </table:table-cell>
          <table:table-cell office:value-type="float" office:value="244613.55" calcext:value-type="float">
            <text:p>244613.55</text:p>
          </table:table-cell>
          <table:table-cell office:value-type="float" office:value="256291.66" calcext:value-type="float">
            <text:p>256291.66</text:p>
          </table:table-cell>
          <table:table-cell office:value-type="float" office:value="343030.54" calcext:value-type="float">
            <text:p>343030.54</text:p>
          </table:table-cell>
          <table:table-cell office:value-type="float" office:value="372624.46" calcext:value-type="float">
            <text:p>372624.46</text:p>
          </table:table-cell>
          <table:table-cell office:value-type="float" office:value="69654860" calcext:value-type="float">
            <text:p>69654860</text:p>
          </table:table-cell>
          <table:table-cell office:value-type="float" office:value="75311320" calcext:value-type="float">
            <text:p>75311320</text:p>
          </table:table-cell>
          <table:table-cell office:value-type="float" office:value="78097580" calcext:value-type="float">
            <text:p>78097580</text:p>
          </table:table-cell>
          <table:table-cell office:value-type="float" office:value="85060740" calcext:value-type="float">
            <text:p>85060740</text:p>
          </table:table-cell>
          <table:table-cell office:value-type="float" office:value="59862290" calcext:value-type="float">
            <text:p>59862290</text:p>
          </table:table-cell>
          <table:table-cell office:value-type="float" office:value="74191370" calcext:value-type="float">
            <text:p>74191370</text:p>
          </table:table-cell>
          <table:table-cell office:value-type="float" office:value="82098320" calcext:value-type="float">
            <text:p>82098320</text:p>
          </table:table-cell>
          <table:table-cell office:value-type="float" office:value="51487240" calcext:value-type="float">
            <text:p>51487240</text:p>
          </table:table-cell>
          <table:table-cell office:value-type="float" office:value="56385680" calcext:value-type="float">
            <text:p>56385680</text:p>
          </table:table-cell>
          <table:table-cell office:value-type="float" office:value="63196000" calcext:value-type="float">
            <text:p>63196000</text:p>
          </table:table-cell>
          <table:table-cell office:value-type="float" office:value="75279000" calcext:value-type="float">
            <text:p>75279000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string" calcext:value-type="string">
            <text:p>TAIÓ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37" calcext:value-type="float">
            <text:p>17337</text:p>
          </table:table-cell>
          <table:table-cell office:value-type="float" office:value="17412" calcext:value-type="float">
            <text:p>17412</text:p>
          </table:table-cell>
          <table:table-cell office:value-type="float" office:value="17856" calcext:value-type="float">
            <text:p>17856</text:p>
          </table:table-cell>
          <table:table-cell office:value-type="float" office:value="17959" calcext:value-type="float">
            <text:p>17959</text:p>
          </table:table-cell>
          <table:table-cell office:value-type="float" office:value="18060" calcext:value-type="float">
            <text:p>18060</text:p>
          </table:table-cell>
          <table:table-cell office:value-type="float" office:value="18161" calcext:value-type="float">
            <text:p>18161</text:p>
          </table:table-cell>
          <table:table-cell office:value-type="float" office:value="18261" calcext:value-type="float">
            <text:p>18261</text:p>
          </table:table-cell>
          <table:table-cell office:value-type="float" office:value="18302" calcext:value-type="float">
            <text:p>18302</text:p>
          </table:table-cell>
          <table:table-cell office:value-type="float" office:value="18395" calcext:value-type="float">
            <text:p>18395</text:p>
          </table:table-cell>
          <table:table-cell office:value-type="float" office:value="18486" calcext:value-type="float">
            <text:p>18486</text:p>
          </table:table-cell>
          <table:table-cell office:value-type="float" office:value="4205190.04" calcext:value-type="float">
            <text:p>4205190.04</text:p>
          </table:table-cell>
          <table:table-cell office:value-type="float" office:value="4954458.51" calcext:value-type="float">
            <text:p>4954458.51</text:p>
          </table:table-cell>
          <table:table-cell office:value-type="float" office:value="5698304.85" calcext:value-type="float">
            <text:p>5698304.85</text:p>
          </table:table-cell>
          <table:table-cell office:value-type="float" office:value="6203065.35" calcext:value-type="float">
            <text:p>6203065.35</text:p>
          </table:table-cell>
          <table:table-cell office:value-type="float" office:value="6992207.61" calcext:value-type="float">
            <text:p>6992207.61</text:p>
          </table:table-cell>
          <table:table-cell office:value-type="float" office:value="7749813.71" calcext:value-type="float">
            <text:p>7749813.71</text:p>
          </table:table-cell>
          <table:table-cell office:value-type="float" office:value="8491245.54" calcext:value-type="float">
            <text:p>8491245.54</text:p>
          </table:table-cell>
          <table:table-cell office:value-type="float" office:value="8886184.67" calcext:value-type="float">
            <text:p>8886184.67</text:p>
          </table:table-cell>
          <table:table-cell office:value-type="float" office:value="9407847.62" calcext:value-type="float">
            <text:p>9407847.62</text:p>
          </table:table-cell>
          <table:table-cell office:value-type="float" office:value="10293150.88" calcext:value-type="float">
            <text:p>10293150.88</text:p>
          </table:table-cell>
          <table:table-cell office:value-type="float" office:value="9964486.31" calcext:value-type="float">
            <text:p>9964486.31</text:p>
          </table:table-cell>
          <table:table-cell office:value-type="float" office:value="343181500" calcext:value-type="float">
            <text:p>343181500</text:p>
          </table:table-cell>
          <table:table-cell office:value-type="float" office:value="366092900" calcext:value-type="float">
            <text:p>366092900</text:p>
          </table:table-cell>
          <table:table-cell office:value-type="float" office:value="439863200" calcext:value-type="float">
            <text:p>439863200</text:p>
          </table:table-cell>
          <table:table-cell office:value-type="float" office:value="413939200" calcext:value-type="float">
            <text:p>413939200</text:p>
          </table:table-cell>
          <table:table-cell office:value-type="float" office:value="479103000" calcext:value-type="float">
            <text:p>479103000</text:p>
          </table:table-cell>
          <table:table-cell office:value-type="float" office:value="493008700" calcext:value-type="float">
            <text:p>493008700</text:p>
          </table:table-cell>
          <table:table-cell office:value-type="float" office:value="525021900" calcext:value-type="float">
            <text:p>525021900</text:p>
          </table:table-cell>
          <table:table-cell office:value-type="float" office:value="573678500" calcext:value-type="float">
            <text:p>573678500</text:p>
          </table:table-cell>
          <table:table-cell office:value-type="float" office:value="599958700" calcext:value-type="float">
            <text:p>599958700</text:p>
          </table:table-cell>
          <table:table-cell office:value-type="float" office:value="667409000" calcext:value-type="float">
            <text:p>667409000</text:p>
          </table:table-cell>
          <table:table-cell office:value-type="float" office:value="718776000" calcext:value-type="float">
            <text:p>718776000</text:p>
          </table:table-cell>
          <table:table-cell office:value-type="float" office:value="3871" calcext:value-type="float">
            <text:p>3871</text:p>
          </table:table-cell>
          <table:table-cell office:value-type="float" office:value="4062" calcext:value-type="float">
            <text:p>4062</text:p>
          </table:table-cell>
          <table:table-cell office:value-type="float" office:value="4351" calcext:value-type="float">
            <text:p>4351</text:p>
          </table:table-cell>
          <table:table-cell office:value-type="float" office:value="4329" calcext:value-type="float">
            <text:p>4329</text:p>
          </table:table-cell>
          <table:table-cell office:value-type="float" office:value="4141" calcext:value-type="float">
            <text:p>4141</text:p>
          </table:table-cell>
          <table:table-cell office:value-type="float" office:value="4155" calcext:value-type="float">
            <text:p>4155</text:p>
          </table:table-cell>
          <table:table-cell office:value-type="float" office:value="4215" calcext:value-type="float">
            <text:p>4215</text:p>
          </table:table-cell>
          <table:table-cell office:value-type="float" office:value="4185" calcext:value-type="float">
            <text:p>4185</text:p>
          </table:table-cell>
          <table:table-cell office:value-type="float" office:value="4270" calcext:value-type="float">
            <text:p>4270</text:p>
          </table:table-cell>
          <table:table-cell office:value-type="float" office:value="4454" calcext:value-type="float">
            <text:p>4454</text:p>
          </table:table-cell>
          <table:table-cell office:value-type="float" office:value="4438" calcext:value-type="float">
            <text:p>443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TANGARÁ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68" calcext:value-type="float">
            <text:p>8668</text:p>
          </table:table-cell>
          <table:table-cell office:value-type="float" office:value="8653" calcext:value-type="float">
            <text:p>8653</text:p>
          </table:table-cell>
          <table:table-cell office:value-type="float" office:value="8777" calcext:value-type="float">
            <text:p>8777</text:p>
          </table:table-cell>
          <table:table-cell office:value-type="float" office:value="8767" calcext:value-type="float">
            <text:p>8767</text:p>
          </table:table-cell>
          <table:table-cell office:value-type="float" office:value="8757" calcext:value-type="float">
            <text:p>8757</text:p>
          </table:table-cell>
          <table:table-cell office:value-type="float" office:value="8748" calcext:value-type="float">
            <text:p>8748</text:p>
          </table:table-cell>
          <table:table-cell office:value-type="float" office:value="8738" calcext:value-type="float">
            <text:p>8738</text:p>
          </table:table-cell>
          <table:table-cell office:value-type="float" office:value="8691" calcext:value-type="float">
            <text:p>8691</text:p>
          </table:table-cell>
          <table:table-cell office:value-type="float" office:value="8676" calcext:value-type="float">
            <text:p>8676</text:p>
          </table:table-cell>
          <table:table-cell office:value-type="float" office:value="8662" calcext:value-type="float">
            <text:p>8662</text:p>
          </table:table-cell>
          <table:table-cell office:value-type="float" office:value="1915902.25" calcext:value-type="float">
            <text:p>1915902.25</text:p>
          </table:table-cell>
          <table:table-cell office:value-type="float" office:value="2270649.95" calcext:value-type="float">
            <text:p>2270649.95</text:p>
          </table:table-cell>
          <table:table-cell office:value-type="float" office:value="2490239.55" calcext:value-type="float">
            <text:p>2490239.55</text:p>
          </table:table-cell>
          <table:table-cell office:value-type="float" office:value="2800018.58" calcext:value-type="float">
            <text:p>2800018.58</text:p>
          </table:table-cell>
          <table:table-cell office:value-type="float" office:value="3256131.57" calcext:value-type="float">
            <text:p>3256131.57</text:p>
          </table:table-cell>
          <table:table-cell office:value-type="float" office:value="3546365.7" calcext:value-type="float">
            <text:p>3546365.7</text:p>
          </table:table-cell>
          <table:table-cell office:value-type="float" office:value="3701730.4" calcext:value-type="float">
            <text:p>3701730.4</text:p>
          </table:table-cell>
          <table:table-cell office:value-type="float" office:value="4014589.94" calcext:value-type="float">
            <text:p>4014589.94</text:p>
          </table:table-cell>
          <table:table-cell office:value-type="float" office:value="4327267.73" calcext:value-type="float">
            <text:p>4327267.73</text:p>
          </table:table-cell>
          <table:table-cell office:value-type="float" office:value="4384670.52" calcext:value-type="float">
            <text:p>4384670.52</text:p>
          </table:table-cell>
          <table:table-cell office:value-type="float" office:value="4521828.21" calcext:value-type="float">
            <text:p>4521828.21</text:p>
          </table:table-cell>
          <table:table-cell office:value-type="float" office:value="230221000" calcext:value-type="float">
            <text:p>230221000</text:p>
          </table:table-cell>
          <table:table-cell office:value-type="float" office:value="253416700" calcext:value-type="float">
            <text:p>253416700</text:p>
          </table:table-cell>
          <table:table-cell office:value-type="float" office:value="251501600" calcext:value-type="float">
            <text:p>251501600</text:p>
          </table:table-cell>
          <table:table-cell office:value-type="float" office:value="292343000" calcext:value-type="float">
            <text:p>292343000</text:p>
          </table:table-cell>
          <table:table-cell office:value-type="float" office:value="348965100" calcext:value-type="float">
            <text:p>348965100</text:p>
          </table:table-cell>
          <table:table-cell office:value-type="float" office:value="355578600" calcext:value-type="float">
            <text:p>355578600</text:p>
          </table:table-cell>
          <table:table-cell office:value-type="float" office:value="394759800" calcext:value-type="float">
            <text:p>394759800</text:p>
          </table:table-cell>
          <table:table-cell office:value-type="float" office:value="411972100" calcext:value-type="float">
            <text:p>411972100</text:p>
          </table:table-cell>
          <table:table-cell office:value-type="float" office:value="409469400" calcext:value-type="float">
            <text:p>409469400</text:p>
          </table:table-cell>
          <table:table-cell office:value-type="float" office:value="437886000" calcext:value-type="float">
            <text:p>437886000</text:p>
          </table:table-cell>
          <table:table-cell office:value-type="float" office:value="478595000" calcext:value-type="float">
            <text:p>478595000</text:p>
          </table:table-cell>
          <table:table-cell office:value-type="float" office:value="1622" calcext:value-type="float">
            <text:p>1622</text:p>
          </table:table-cell>
          <table:table-cell office:value-type="float" office:value="1757" calcext:value-type="float">
            <text:p>1757</text:p>
          </table:table-cell>
          <table:table-cell office:value-type="float" office:value="1697" calcext:value-type="float">
            <text:p>1697</text:p>
          </table:table-cell>
          <table:table-cell office:value-type="float" office:value="1724" calcext:value-type="float">
            <text:p>1724</text:p>
          </table:table-cell>
          <table:table-cell office:value-type="float" office:value="1845" calcext:value-type="float">
            <text:p>1845</text:p>
          </table:table-cell>
          <table:table-cell office:value-type="float" office:value="1795" calcext:value-type="float">
            <text:p>1795</text:p>
          </table:table-cell>
          <table:table-cell office:value-type="float" office:value="1820" calcext:value-type="float">
            <text:p>1820</text:p>
          </table:table-cell>
          <table:table-cell office:value-type="float" office:value="1869" calcext:value-type="float">
            <text:p>1869</text:p>
          </table:table-cell>
          <table:table-cell office:value-type="float" office:value="1906" calcext:value-type="float">
            <text:p>1906</text:p>
          </table:table-cell>
          <table:table-cell office:value-type="float" office:value="1882" calcext:value-type="float">
            <text:p>1882</text:p>
          </table:table-cell>
          <table:table-cell office:value-type="float" office:value="1897" calcext:value-type="float">
            <text:p>189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TIGRINH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48" calcext:value-type="float">
            <text:p>1748</text:p>
          </table:table-cell>
          <table:table-cell office:value-type="float" office:value="1739" calcext:value-type="float">
            <text:p>1739</text:p>
          </table:table-cell>
          <table:table-cell office:value-type="float" office:value="1746" calcext:value-type="float">
            <text:p>1746</text:p>
          </table:table-cell>
          <table:table-cell office:value-type="float" office:value="1733" calcext:value-type="float">
            <text:p>1733</text:p>
          </table:table-cell>
          <table:table-cell office:value-type="float" office:value="1720" calcext:value-type="float">
            <text:p>1720</text:p>
          </table:table-cell>
          <table:table-cell office:value-type="float" office:value="1707" calcext:value-type="float">
            <text:p>1707</text:p>
          </table:table-cell>
          <table:table-cell office:value-type="float" office:value="1695" calcext:value-type="float">
            <text:p>1695</text:p>
          </table:table-cell>
          <table:table-cell office:value-type="float" office:value="1646" calcext:value-type="float">
            <text:p>1646</text:p>
          </table:table-cell>
          <table:table-cell office:value-type="float" office:value="1633" calcext:value-type="float">
            <text:p>1633</text:p>
          </table:table-cell>
          <table:table-cell office:value-type="float" office:value="1619" calcext:value-type="float">
            <text:p>1619</text:p>
          </table:table-cell>
          <table:table-cell office:value-type="float" office:value="22435.84" calcext:value-type="float">
            <text:p>22435.84</text:p>
          </table:table-cell>
          <table:table-cell office:value-type="float" office:value="32242.25" calcext:value-type="float">
            <text:p>32242.25</text:p>
          </table:table-cell>
          <table:table-cell office:value-type="float" office:value="47405.42" calcext:value-type="float">
            <text:p>47405.42</text:p>
          </table:table-cell>
          <table:table-cell office:value-type="float" office:value="54713.53" calcext:value-type="float">
            <text:p>54713.53</text:p>
          </table:table-cell>
          <table:table-cell office:value-type="float" office:value="64842.02" calcext:value-type="float">
            <text:p>64842.02</text:p>
          </table:table-cell>
          <table:table-cell office:value-type="float" office:value="72369.71" calcext:value-type="float">
            <text:p>72369.71</text:p>
          </table:table-cell>
          <table:table-cell office:value-type="float" office:value="67742.11" calcext:value-type="float">
            <text:p>67742.11</text:p>
          </table:table-cell>
          <table:table-cell office:value-type="float" office:value="97377.56" calcext:value-type="float">
            <text:p>97377.56</text:p>
          </table:table-cell>
          <table:table-cell office:value-type="float" office:value="130946.26" calcext:value-type="float">
            <text:p>130946.26</text:p>
          </table:table-cell>
          <table:table-cell office:value-type="float" office:value="161485.08" calcext:value-type="float">
            <text:p>161485.08</text:p>
          </table:table-cell>
          <table:table-cell office:value-type="float" office:value="193806.63" calcext:value-type="float">
            <text:p>193806.63</text:p>
          </table:table-cell>
          <table:table-cell office:value-type="float" office:value="18899250" calcext:value-type="float">
            <text:p>18899250</text:p>
          </table:table-cell>
          <table:table-cell office:value-type="float" office:value="22231340" calcext:value-type="float">
            <text:p>22231340</text:p>
          </table:table-cell>
          <table:table-cell office:value-type="float" office:value="22477970" calcext:value-type="float">
            <text:p>22477970</text:p>
          </table:table-cell>
          <table:table-cell office:value-type="float" office:value="29125490" calcext:value-type="float">
            <text:p>29125490</text:p>
          </table:table-cell>
          <table:table-cell office:value-type="float" office:value="30170850" calcext:value-type="float">
            <text:p>30170850</text:p>
          </table:table-cell>
          <table:table-cell office:value-type="float" office:value="32105470" calcext:value-type="float">
            <text:p>32105470</text:p>
          </table:table-cell>
          <table:table-cell office:value-type="float" office:value="36463090" calcext:value-type="float">
            <text:p>36463090</text:p>
          </table:table-cell>
          <table:table-cell office:value-type="float" office:value="37668010" calcext:value-type="float">
            <text:p>37668010</text:p>
          </table:table-cell>
          <table:table-cell office:value-type="float" office:value="42286820" calcext:value-type="float">
            <text:p>42286820</text:p>
          </table:table-cell>
          <table:table-cell office:value-type="float" office:value="60606000" calcext:value-type="float">
            <text:p>60606000</text:p>
          </table:table-cell>
          <table:table-cell office:value-type="float" office:value="50565000" calcext:value-type="float">
            <text:p>5056500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string" calcext:value-type="string">
            <text:p>TIJUC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33" calcext:value-type="float">
            <text:p>31533</text:p>
          </table:table-cell>
          <table:table-cell office:value-type="float" office:value="32087" calcext:value-type="float">
            <text:p>32087</text:p>
          </table:table-cell>
          <table:table-cell office:value-type="float" office:value="33847" calcext:value-type="float">
            <text:p>33847</text:p>
          </table:table-cell>
          <table:table-cell office:value-type="float" office:value="34628" calcext:value-type="float">
            <text:p>34628</text:p>
          </table:table-cell>
          <table:table-cell office:value-type="float" office:value="35402" calcext:value-type="float">
            <text:p>35402</text:p>
          </table:table-cell>
          <table:table-cell office:value-type="float" office:value="36170" calcext:value-type="float">
            <text:p>36170</text:p>
          </table:table-cell>
          <table:table-cell office:value-type="float" office:value="36931" calcext:value-type="float">
            <text:p>36931</text:p>
          </table:table-cell>
          <table:table-cell office:value-type="float" office:value="37645" calcext:value-type="float">
            <text:p>37645</text:p>
          </table:table-cell>
          <table:table-cell office:value-type="float" office:value="38407" calcext:value-type="float">
            <text:p>38407</text:p>
          </table:table-cell>
          <table:table-cell office:value-type="float" office:value="39155" calcext:value-type="float">
            <text:p>39155</text:p>
          </table:table-cell>
          <table:table-cell office:value-type="float" office:value="10425029.64" calcext:value-type="float">
            <text:p>10425029.64</text:p>
          </table:table-cell>
          <table:table-cell office:value-type="float" office:value="12006135.31" calcext:value-type="float">
            <text:p>12006135.31</text:p>
          </table:table-cell>
          <table:table-cell office:value-type="float" office:value="14529455" calcext:value-type="float">
            <text:p>14529455</text:p>
          </table:table-cell>
          <table:table-cell office:value-type="float" office:value="17899547.32" calcext:value-type="float">
            <text:p>17899547.32</text:p>
          </table:table-cell>
          <table:table-cell office:value-type="float" office:value="20756386.64" calcext:value-type="float">
            <text:p>20756386.64</text:p>
          </table:table-cell>
          <table:table-cell office:value-type="float" office:value="22612865.51" calcext:value-type="float">
            <text:p>22612865.51</text:p>
          </table:table-cell>
          <table:table-cell office:value-type="float" office:value="24221231.68" calcext:value-type="float">
            <text:p>24221231.68</text:p>
          </table:table-cell>
          <table:table-cell office:value-type="float" office:value="25299639.04" calcext:value-type="float">
            <text:p>25299639.04</text:p>
          </table:table-cell>
          <table:table-cell office:value-type="float" office:value="28854631.09" calcext:value-type="float">
            <text:p>28854631.09</text:p>
          </table:table-cell>
          <table:table-cell office:value-type="float" office:value="29610275.47" calcext:value-type="float">
            <text:p>29610275.47</text:p>
          </table:table-cell>
          <table:table-cell office:value-type="float" office:value="32433691.38" calcext:value-type="float">
            <text:p>32433691.38</text:p>
          </table:table-cell>
          <table:table-cell office:value-type="float" office:value="692919900" calcext:value-type="float">
            <text:p>692919900</text:p>
          </table:table-cell>
          <table:table-cell office:value-type="float" office:value="831267200" calcext:value-type="float">
            <text:p>831267200</text:p>
          </table:table-cell>
          <table:table-cell office:value-type="float" office:value="954874900" calcext:value-type="float">
            <text:p>954874900</text:p>
          </table:table-cell>
          <table:table-cell office:value-type="float" office:value="1188294000" calcext:value-type="float">
            <text:p>1188294000</text:p>
          </table:table-cell>
          <table:table-cell office:value-type="float" office:value="1359737000" calcext:value-type="float">
            <text:p>1359737000</text:p>
          </table:table-cell>
          <table:table-cell office:value-type="float" office:value="1400274000" calcext:value-type="float">
            <text:p>1400274000</text:p>
          </table:table-cell>
          <table:table-cell office:value-type="float" office:value="1391976000" calcext:value-type="float">
            <text:p>1391976000</text:p>
          </table:table-cell>
          <table:table-cell office:value-type="float" office:value="1467125000" calcext:value-type="float">
            <text:p>1467125000</text:p>
          </table:table-cell>
          <table:table-cell office:value-type="float" office:value="1539749000" calcext:value-type="float">
            <text:p>1539749000</text:p>
          </table:table-cell>
          <table:table-cell office:value-type="float" office:value="1735631000" calcext:value-type="float">
            <text:p>1735631000</text:p>
          </table:table-cell>
          <table:table-cell office:value-type="float" office:value="1893895000" calcext:value-type="float">
            <text:p>1893895000</text:p>
          </table:table-cell>
          <table:table-cell office:value-type="float" office:value="8171" calcext:value-type="float">
            <text:p>8171</text:p>
          </table:table-cell>
          <table:table-cell office:value-type="float" office:value="8373" calcext:value-type="float">
            <text:p>8373</text:p>
          </table:table-cell>
          <table:table-cell office:value-type="float" office:value="8989" calcext:value-type="float">
            <text:p>8989</text:p>
          </table:table-cell>
          <table:table-cell office:value-type="float" office:value="9785" calcext:value-type="float">
            <text:p>9785</text:p>
          </table:table-cell>
          <table:table-cell office:value-type="float" office:value="10327" calcext:value-type="float">
            <text:p>10327</text:p>
          </table:table-cell>
          <table:table-cell office:value-type="float" office:value="10268" calcext:value-type="float">
            <text:p>10268</text:p>
          </table:table-cell>
          <table:table-cell office:value-type="float" office:value="10295" calcext:value-type="float">
            <text:p>10295</text:p>
          </table:table-cell>
          <table:table-cell office:value-type="float" office:value="10380" calcext:value-type="float">
            <text:p>10380</text:p>
          </table:table-cell>
          <table:table-cell office:value-type="float" office:value="11489" calcext:value-type="float">
            <text:p>11489</text:p>
          </table:table-cell>
          <table:table-cell office:value-type="float" office:value="11958" calcext:value-type="float">
            <text:p>11958</text:p>
          </table:table-cell>
          <table:table-cell office:value-type="float" office:value="12755" calcext:value-type="float">
            <text:p>1275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TIMBÉ DO SU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07" calcext:value-type="float">
            <text:p>5307</text:p>
          </table:table-cell>
          <table:table-cell office:value-type="float" office:value="5306" calcext:value-type="float">
            <text:p>5306</text:p>
          </table:table-cell>
          <table:table-cell office:value-type="float" office:value="5387" calcext:value-type="float">
            <text:p>5387</text:p>
          </table:table-cell>
          <table:table-cell office:value-type="float" office:value="5385" calcext:value-type="float">
            <text:p>5385</text:p>
          </table:table-cell>
          <table:table-cell office:value-type="float" office:value="5382" calcext:value-type="float">
            <text:p>5382</text:p>
          </table:table-cell>
          <table:table-cell office:value-type="float" office:value="5379" calcext:value-type="float">
            <text:p>5379</text:p>
          </table:table-cell>
          <table:table-cell office:value-type="float" office:value="5377" calcext:value-type="float">
            <text:p>5377</text:p>
          </table:table-cell>
          <table:table-cell office:value-type="float" office:value="5354" calcext:value-type="float">
            <text:p>5354</text:p>
          </table:table-cell>
          <table:table-cell office:value-type="float" office:value="5348" calcext:value-type="float">
            <text:p>5348</text:p>
          </table:table-cell>
          <table:table-cell office:value-type="float" office:value="5343" calcext:value-type="float">
            <text:p>5343</text:p>
          </table:table-cell>
          <table:table-cell office:value-type="float" office:value="300566.93" calcext:value-type="float">
            <text:p>300566.93</text:p>
          </table:table-cell>
          <table:table-cell office:value-type="float" office:value="348898.64" calcext:value-type="float">
            <text:p>348898.64</text:p>
          </table:table-cell>
          <table:table-cell office:value-type="float" office:value="451593.68" calcext:value-type="float">
            <text:p>451593.68</text:p>
          </table:table-cell>
          <table:table-cell office:value-type="float" office:value="525440.44" calcext:value-type="float">
            <text:p>525440.44</text:p>
          </table:table-cell>
          <table:table-cell office:value-type="float" office:value="515802.76" calcext:value-type="float">
            <text:p>515802.76</text:p>
          </table:table-cell>
          <table:table-cell office:value-type="float" office:value="508817.98" calcext:value-type="float">
            <text:p>508817.98</text:p>
          </table:table-cell>
          <table:table-cell office:value-type="float" office:value="610782.64" calcext:value-type="float">
            <text:p>610782.64</text:p>
          </table:table-cell>
          <table:table-cell office:value-type="float" office:value="818759.52" calcext:value-type="float">
            <text:p>818759.52</text:p>
          </table:table-cell>
          <table:table-cell office:value-type="float" office:value="788726.19" calcext:value-type="float">
            <text:p>788726.19</text:p>
          </table:table-cell>
          <table:table-cell office:value-type="float" office:value="751184.74" calcext:value-type="float">
            <text:p>751184.74</text:p>
          </table:table-cell>
          <table:table-cell office:value-type="float" office:value="733930.61" calcext:value-type="float">
            <text:p>733930.61</text:p>
          </table:table-cell>
          <table:table-cell office:value-type="float" office:value="74484980" calcext:value-type="float">
            <text:p>74484980</text:p>
          </table:table-cell>
          <table:table-cell office:value-type="float" office:value="65261650" calcext:value-type="float">
            <text:p>65261650</text:p>
          </table:table-cell>
          <table:table-cell office:value-type="float" office:value="80990260" calcext:value-type="float">
            <text:p>80990260</text:p>
          </table:table-cell>
          <table:table-cell office:value-type="float" office:value="85231570" calcext:value-type="float">
            <text:p>85231570</text:p>
          </table:table-cell>
          <table:table-cell office:value-type="float" office:value="90984720" calcext:value-type="float">
            <text:p>90984720</text:p>
          </table:table-cell>
          <table:table-cell office:value-type="float" office:value="90814880" calcext:value-type="float">
            <text:p>90814880</text:p>
          </table:table-cell>
          <table:table-cell office:value-type="float" office:value="108889100" calcext:value-type="float">
            <text:p>108889100</text:p>
          </table:table-cell>
          <table:table-cell office:value-type="float" office:value="115360400" calcext:value-type="float">
            <text:p>115360400</text:p>
          </table:table-cell>
          <table:table-cell office:value-type="float" office:value="128869600" calcext:value-type="float">
            <text:p>128869600</text:p>
          </table:table-cell>
          <table:table-cell office:value-type="float" office:value="129154000" calcext:value-type="float">
            <text:p>129154000</text:p>
          </table:table-cell>
          <table:table-cell office:value-type="float" office:value="142580000" calcext:value-type="float">
            <text:p>142580000</text:p>
          </table:table-cell>
          <table:table-cell office:value-type="float" office:value="380" calcext:value-type="float">
            <text:p>380</text:p>
          </table:table-cell>
          <table:table-cell office:value-type="float" office:value="406" calcext:value-type="float">
            <text:p>406</text:p>
          </table:table-cell>
          <table:table-cell office:value-type="float" office:value="463" calcext:value-type="float">
            <text:p>463</text:p>
          </table:table-cell>
          <table:table-cell office:value-type="float" office:value="489" calcext:value-type="float">
            <text:p>489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432" calcext:value-type="float">
            <text:p>432</text:p>
          </table:table-cell>
          <table:table-cell office:value-type="float" office:value="412" calcext:value-type="float">
            <text:p>412</text:p>
          </table:table-cell>
          <table:table-cell office:value-type="float" office:value="401" calcext:value-type="float">
            <text:p>40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TIMBÓ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344" calcext:value-type="float">
            <text:p>37344</text:p>
          </table:table-cell>
          <table:table-cell office:value-type="float" office:value="37894" calcext:value-type="float">
            <text:p>37894</text:p>
          </table:table-cell>
          <table:table-cell office:value-type="float" office:value="39740" calcext:value-type="float">
            <text:p>39740</text:p>
          </table:table-cell>
          <table:table-cell office:value-type="float" office:value="40515" calcext:value-type="float">
            <text:p>40515</text:p>
          </table:table-cell>
          <table:table-cell office:value-type="float" office:value="41283" calcext:value-type="float">
            <text:p>41283</text:p>
          </table:table-cell>
          <table:table-cell office:value-type="float" office:value="42045" calcext:value-type="float">
            <text:p>42045</text:p>
          </table:table-cell>
          <table:table-cell office:value-type="float" office:value="42801" calcext:value-type="float">
            <text:p>42801</text:p>
          </table:table-cell>
          <table:table-cell office:value-type="float" office:value="43484" calcext:value-type="float">
            <text:p>43484</text:p>
          </table:table-cell>
          <table:table-cell office:value-type="float" office:value="44238" calcext:value-type="float">
            <text:p>44238</text:p>
          </table:table-cell>
          <table:table-cell office:value-type="float" office:value="44977" calcext:value-type="float">
            <text:p>44977</text:p>
          </table:table-cell>
          <table:table-cell office:value-type="float" office:value="19827432.21" calcext:value-type="float">
            <text:p>19827432.21</text:p>
          </table:table-cell>
          <table:table-cell office:value-type="float" office:value="21049374.09" calcext:value-type="float">
            <text:p>21049374.09</text:p>
          </table:table-cell>
          <table:table-cell office:value-type="float" office:value="23875821.25" calcext:value-type="float">
            <text:p>23875821.25</text:p>
          </table:table-cell>
          <table:table-cell office:value-type="float" office:value="26827097.93" calcext:value-type="float">
            <text:p>26827097.93</text:p>
          </table:table-cell>
          <table:table-cell office:value-type="float" office:value="29101507.39" calcext:value-type="float">
            <text:p>29101507.39</text:p>
          </table:table-cell>
          <table:table-cell office:value-type="float" office:value="30362608.72" calcext:value-type="float">
            <text:p>30362608.72</text:p>
          </table:table-cell>
          <table:table-cell office:value-type="float" office:value="33046401.58" calcext:value-type="float">
            <text:p>33046401.58</text:p>
          </table:table-cell>
          <table:table-cell office:value-type="float" office:value="35221753.46" calcext:value-type="float">
            <text:p>35221753.46</text:p>
          </table:table-cell>
          <table:table-cell office:value-type="float" office:value="36911943.78" calcext:value-type="float">
            <text:p>36911943.78</text:p>
          </table:table-cell>
          <table:table-cell office:value-type="float" office:value="39987720.66" calcext:value-type="float">
            <text:p>39987720.66</text:p>
          </table:table-cell>
          <table:table-cell office:value-type="float" office:value="41092621.8" calcext:value-type="float">
            <text:p>41092621.8</text:p>
          </table:table-cell>
          <table:table-cell office:value-type="float" office:value="1000350000" calcext:value-type="float">
            <text:p>1000350000</text:p>
          </table:table-cell>
          <table:table-cell office:value-type="float" office:value="1179960000" calcext:value-type="float">
            <text:p>1179960000</text:p>
          </table:table-cell>
          <table:table-cell office:value-type="float" office:value="1247230000" calcext:value-type="float">
            <text:p>1247230000</text:p>
          </table:table-cell>
          <table:table-cell office:value-type="float" office:value="1379036000" calcext:value-type="float">
            <text:p>1379036000</text:p>
          </table:table-cell>
          <table:table-cell office:value-type="float" office:value="1745717000" calcext:value-type="float">
            <text:p>1745717000</text:p>
          </table:table-cell>
          <table:table-cell office:value-type="float" office:value="1598015000" calcext:value-type="float">
            <text:p>1598015000</text:p>
          </table:table-cell>
          <table:table-cell office:value-type="float" office:value="1701695000" calcext:value-type="float">
            <text:p>1701695000</text:p>
          </table:table-cell>
          <table:table-cell office:value-type="float" office:value="1832567000" calcext:value-type="float">
            <text:p>1832567000</text:p>
          </table:table-cell>
          <table:table-cell office:value-type="float" office:value="1858869000" calcext:value-type="float">
            <text:p>1858869000</text:p>
          </table:table-cell>
          <table:table-cell office:value-type="float" office:value="1967801000" calcext:value-type="float">
            <text:p>1967801000</text:p>
          </table:table-cell>
          <table:table-cell office:value-type="float" office:value="2092793000" calcext:value-type="float">
            <text:p>2092793000</text:p>
          </table:table-cell>
          <table:table-cell office:value-type="float" office:value="14505" calcext:value-type="float">
            <text:p>14505</text:p>
          </table:table-cell>
          <table:table-cell office:value-type="float" office:value="14434" calcext:value-type="float">
            <text:p>14434</text:p>
          </table:table-cell>
          <table:table-cell office:value-type="float" office:value="14877" calcext:value-type="float">
            <text:p>14877</text:p>
          </table:table-cell>
          <table:table-cell office:value-type="float" office:value="15118" calcext:value-type="float">
            <text:p>15118</text:p>
          </table:table-cell>
          <table:table-cell office:value-type="float" office:value="15202" calcext:value-type="float">
            <text:p>15202</text:p>
          </table:table-cell>
          <table:table-cell office:value-type="float" office:value="14641" calcext:value-type="float">
            <text:p>14641</text:p>
          </table:table-cell>
          <table:table-cell office:value-type="float" office:value="14627" calcext:value-type="float">
            <text:p>14627</text:p>
          </table:table-cell>
          <table:table-cell office:value-type="float" office:value="15059" calcext:value-type="float">
            <text:p>15059</text:p>
          </table:table-cell>
          <table:table-cell office:value-type="float" office:value="15088" calcext:value-type="float">
            <text:p>15088</text:p>
          </table:table-cell>
          <table:table-cell office:value-type="float" office:value="15878" calcext:value-type="float">
            <text:p>15878</text:p>
          </table:table-cell>
          <table:table-cell office:value-type="float" office:value="16486" calcext:value-type="float">
            <text:p>1648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TIMBÓ GRAN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19" calcext:value-type="float">
            <text:p>7219</text:p>
          </table:table-cell>
          <table:table-cell office:value-type="float" office:value="7268" calcext:value-type="float">
            <text:p>7268</text:p>
          </table:table-cell>
          <table:table-cell office:value-type="float" office:value="7495" calcext:value-type="float">
            <text:p>7495</text:p>
          </table:table-cell>
          <table:table-cell office:value-type="float" office:value="7563" calcext:value-type="float">
            <text:p>7563</text:p>
          </table:table-cell>
          <table:table-cell office:value-type="float" office:value="7632" calcext:value-type="float">
            <text:p>7632</text:p>
          </table:table-cell>
          <table:table-cell office:value-type="float" office:value="7699" calcext:value-type="float">
            <text:p>7699</text:p>
          </table:table-cell>
          <table:table-cell office:value-type="float" office:value="7767" calcext:value-type="float">
            <text:p>7767</text:p>
          </table:table-cell>
          <table:table-cell office:value-type="float" office:value="7812" calcext:value-type="float">
            <text:p>7812</text:p>
          </table:table-cell>
          <table:table-cell office:value-type="float" office:value="7877" calcext:value-type="float">
            <text:p>7877</text:p>
          </table:table-cell>
          <table:table-cell office:value-type="float" office:value="7941" calcext:value-type="float">
            <text:p>7941</text:p>
          </table:table-cell>
          <table:table-cell office:value-type="float" office:value="680651.57" calcext:value-type="float">
            <text:p>680651.57</text:p>
          </table:table-cell>
          <table:table-cell office:value-type="float" office:value="1139879.69" calcext:value-type="float">
            <text:p>1139879.69</text:p>
          </table:table-cell>
          <table:table-cell office:value-type="float" office:value="902928.56" calcext:value-type="float">
            <text:p>902928.56</text:p>
          </table:table-cell>
          <table:table-cell office:value-type="float" office:value="1477493.44" calcext:value-type="float">
            <text:p>1477493.44</text:p>
          </table:table-cell>
          <table:table-cell office:value-type="float" office:value="1650787.87" calcext:value-type="float">
            <text:p>1650787.87</text:p>
          </table:table-cell>
          <table:table-cell office:value-type="float" office:value="1739110.59" calcext:value-type="float">
            <text:p>1739110.59</text:p>
          </table:table-cell>
          <table:table-cell office:value-type="float" office:value="1878476.7" calcext:value-type="float">
            <text:p>1878476.7</text:p>
          </table:table-cell>
          <table:table-cell office:value-type="float" office:value="2130745.31" calcext:value-type="float">
            <text:p>2130745.31</text:p>
          </table:table-cell>
          <table:table-cell office:value-type="float" office:value="2206964.81" calcext:value-type="float">
            <text:p>2206964.81</text:p>
          </table:table-cell>
          <table:table-cell office:value-type="float" office:value="2163736.2" calcext:value-type="float">
            <text:p>2163736.2</text:p>
          </table:table-cell>
          <table:table-cell office:value-type="float" office:value="2308184.44" calcext:value-type="float">
            <text:p>2308184.44</text:p>
          </table:table-cell>
          <table:table-cell office:value-type="float" office:value="91348910" calcext:value-type="float">
            <text:p>91348910</text:p>
          </table:table-cell>
          <table:table-cell office:value-type="float" office:value="107143700" calcext:value-type="float">
            <text:p>107143700</text:p>
          </table:table-cell>
          <table:table-cell office:value-type="float" office:value="114925200" calcext:value-type="float">
            <text:p>114925200</text:p>
          </table:table-cell>
          <table:table-cell office:value-type="float" office:value="142164500" calcext:value-type="float">
            <text:p>142164500</text:p>
          </table:table-cell>
          <table:table-cell office:value-type="float" office:value="156634900" calcext:value-type="float">
            <text:p>156634900</text:p>
          </table:table-cell>
          <table:table-cell office:value-type="float" office:value="171692600" calcext:value-type="float">
            <text:p>171692600</text:p>
          </table:table-cell>
          <table:table-cell office:value-type="float" office:value="169886400" calcext:value-type="float">
            <text:p>169886400</text:p>
          </table:table-cell>
          <table:table-cell office:value-type="float" office:value="187298400" calcext:value-type="float">
            <text:p>187298400</text:p>
          </table:table-cell>
          <table:table-cell office:value-type="float" office:value="197331000" calcext:value-type="float">
            <text:p>197331000</text:p>
          </table:table-cell>
          <table:table-cell office:value-type="float" office:value="190140000" calcext:value-type="float">
            <text:p>190140000</text:p>
          </table:table-cell>
          <table:table-cell office:value-type="float" office:value="217023000" calcext:value-type="float">
            <text:p>217023000</text:p>
          </table:table-cell>
          <table:table-cell office:value-type="float" office:value="860" calcext:value-type="float">
            <text:p>860</text:p>
          </table:table-cell>
          <table:table-cell office:value-type="float" office:value="1111" calcext:value-type="float">
            <text:p>1111</text:p>
          </table:table-cell>
          <table:table-cell office:value-type="float" office:value="981" calcext:value-type="float">
            <text:p>981</text:p>
          </table:table-cell>
          <table:table-cell office:value-type="float" office:value="1242" calcext:value-type="float">
            <text:p>1242</text:p>
          </table:table-cell>
          <table:table-cell office:value-type="float" office:value="1240" calcext:value-type="float">
            <text:p>1240</text:p>
          </table:table-cell>
          <table:table-cell office:value-type="float" office:value="1202" calcext:value-type="float">
            <text:p>1202</text:p>
          </table:table-cell>
          <table:table-cell office:value-type="float" office:value="1191" calcext:value-type="float">
            <text:p>1191</text:p>
          </table:table-cell>
          <table:table-cell office:value-type="float" office:value="1277" calcext:value-type="float">
            <text:p>1277</text:p>
          </table:table-cell>
          <table:table-cell office:value-type="float" office:value="1255" calcext:value-type="float">
            <text:p>1255</text:p>
          </table:table-cell>
          <table:table-cell office:value-type="float" office:value="1258" calcext:value-type="float">
            <text:p>1258</text:p>
          </table:table-cell>
          <table:table-cell office:value-type="float" office:value="1224" calcext:value-type="float">
            <text:p>1224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TRÊS BARR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07" calcext:value-type="float">
            <text:p>18207</text:p>
          </table:table-cell>
          <table:table-cell office:value-type="float" office:value="18281" calcext:value-type="float">
            <text:p>18281</text:p>
          </table:table-cell>
          <table:table-cell office:value-type="float" office:value="18740" calcext:value-type="float">
            <text:p>18740</text:p>
          </table:table-cell>
          <table:table-cell office:value-type="float" office:value="18843" calcext:value-type="float">
            <text:p>18843</text:p>
          </table:table-cell>
          <table:table-cell office:value-type="float" office:value="18945" calcext:value-type="float">
            <text:p>18945</text:p>
          </table:table-cell>
          <table:table-cell office:value-type="float" office:value="19046" calcext:value-type="float">
            <text:p>19046</text:p>
          </table:table-cell>
          <table:table-cell office:value-type="float" office:value="19146" calcext:value-type="float">
            <text:p>19146</text:p>
          </table:table-cell>
          <table:table-cell office:value-type="float" office:value="19183" calcext:value-type="float">
            <text:p>19183</text:p>
          </table:table-cell>
          <table:table-cell office:value-type="float" office:value="19275" calcext:value-type="float">
            <text:p>19275</text:p>
          </table:table-cell>
          <table:table-cell office:value-type="float" office:value="19366" calcext:value-type="float">
            <text:p>19366</text:p>
          </table:table-cell>
          <table:table-cell office:value-type="float" office:value="5154042.28" calcext:value-type="float">
            <text:p>5154042.28</text:p>
          </table:table-cell>
          <table:table-cell office:value-type="float" office:value="6713557.84" calcext:value-type="float">
            <text:p>6713557.84</text:p>
          </table:table-cell>
          <table:table-cell office:value-type="float" office:value="7720504.09" calcext:value-type="float">
            <text:p>7720504.09</text:p>
          </table:table-cell>
          <table:table-cell office:value-type="float" office:value="8152259.84" calcext:value-type="float">
            <text:p>8152259.84</text:p>
          </table:table-cell>
          <table:table-cell office:value-type="float" office:value="10273393.88" calcext:value-type="float">
            <text:p>10273393.88</text:p>
          </table:table-cell>
          <table:table-cell office:value-type="float" office:value="10664348.46" calcext:value-type="float">
            <text:p>10664348.46</text:p>
          </table:table-cell>
          <table:table-cell office:value-type="float" office:value="11379322.63" calcext:value-type="float">
            <text:p>11379322.63</text:p>
          </table:table-cell>
          <table:table-cell office:value-type="float" office:value="12027558.91" calcext:value-type="float">
            <text:p>12027558.91</text:p>
          </table:table-cell>
          <table:table-cell office:value-type="float" office:value="12884001.88" calcext:value-type="float">
            <text:p>12884001.88</text:p>
          </table:table-cell>
          <table:table-cell office:value-type="float" office:value="14526771.39" calcext:value-type="float">
            <text:p>14526771.39</text:p>
          </table:table-cell>
          <table:table-cell office:value-type="float" office:value="14954475.44" calcext:value-type="float">
            <text:p>14954475.44</text:p>
          </table:table-cell>
          <table:table-cell office:value-type="float" office:value="392282300" calcext:value-type="float">
            <text:p>392282300</text:p>
          </table:table-cell>
          <table:table-cell office:value-type="float" office:value="467909500" calcext:value-type="float">
            <text:p>467909500</text:p>
          </table:table-cell>
          <table:table-cell office:value-type="float" office:value="587472500" calcext:value-type="float">
            <text:p>587472500</text:p>
          </table:table-cell>
          <table:table-cell office:value-type="float" office:value="684588200" calcext:value-type="float">
            <text:p>684588200</text:p>
          </table:table-cell>
          <table:table-cell office:value-type="float" office:value="889662700" calcext:value-type="float">
            <text:p>889662700</text:p>
          </table:table-cell>
          <table:table-cell office:value-type="float" office:value="833137800" calcext:value-type="float">
            <text:p>833137800</text:p>
          </table:table-cell>
          <table:table-cell office:value-type="float" office:value="906489500" calcext:value-type="float">
            <text:p>906489500</text:p>
          </table:table-cell>
          <table:table-cell office:value-type="float" office:value="1043119000" calcext:value-type="float">
            <text:p>1043119000</text:p>
          </table:table-cell>
          <table:table-cell office:value-type="float" office:value="1113578000" calcext:value-type="float">
            <text:p>1113578000</text:p>
          </table:table-cell>
          <table:table-cell office:value-type="float" office:value="1150828000" calcext:value-type="float">
            <text:p>1150828000</text:p>
          </table:table-cell>
          <table:table-cell office:value-type="float" office:value="1305543000" calcext:value-type="float">
            <text:p>1305543000</text:p>
          </table:table-cell>
          <table:table-cell office:value-type="float" office:value="3359" calcext:value-type="float">
            <text:p>3359</text:p>
          </table:table-cell>
          <table:table-cell office:value-type="float" office:value="3608" calcext:value-type="float">
            <text:p>3608</text:p>
          </table:table-cell>
          <table:table-cell office:value-type="float" office:value="3784" calcext:value-type="float">
            <text:p>3784</text:p>
          </table:table-cell>
          <table:table-cell office:value-type="float" office:value="4020" calcext:value-type="float">
            <text:p>4020</text:p>
          </table:table-cell>
          <table:table-cell office:value-type="float" office:value="4347" calcext:value-type="float">
            <text:p>4347</text:p>
          </table:table-cell>
          <table:table-cell office:value-type="float" office:value="4121" calcext:value-type="float">
            <text:p>4121</text:p>
          </table:table-cell>
          <table:table-cell office:value-type="float" office:value="4170" calcext:value-type="float">
            <text:p>4170</text:p>
          </table:table-cell>
          <table:table-cell office:value-type="float" office:value="4273" calcext:value-type="float">
            <text:p>4273</text:p>
          </table:table-cell>
          <table:table-cell office:value-type="float" office:value="4482" calcext:value-type="float">
            <text:p>4482</text:p>
          </table:table-cell>
          <table:table-cell office:value-type="float" office:value="4792" calcext:value-type="float">
            <text:p>4792</text:p>
          </table:table-cell>
          <table:table-cell office:value-type="float" office:value="4725" calcext:value-type="float">
            <text:p>472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TREVIS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57" calcext:value-type="float">
            <text:p>3557</text:p>
          </table:table-cell>
          <table:table-cell office:value-type="float" office:value="3585" calcext:value-type="float">
            <text:p>3585</text:p>
          </table:table-cell>
          <table:table-cell office:value-type="float" office:value="3706" calcext:value-type="float">
            <text:p>3706</text:p>
          </table:table-cell>
          <table:table-cell office:value-type="float" office:value="3746" calcext:value-type="float">
            <text:p>3746</text:p>
          </table:table-cell>
          <table:table-cell office:value-type="float" office:value="3785" calcext:value-type="float">
            <text:p>3785</text:p>
          </table:table-cell>
          <table:table-cell office:value-type="float" office:value="3824" calcext:value-type="float">
            <text:p>3824</text:p>
          </table:table-cell>
          <table:table-cell office:value-type="float" office:value="3863" calcext:value-type="float">
            <text:p>3863</text:p>
          </table:table-cell>
          <table:table-cell office:value-type="float" office:value="3891" calcext:value-type="float">
            <text:p>3891</text:p>
          </table:table-cell>
          <table:table-cell office:value-type="float" office:value="3929" calcext:value-type="float">
            <text:p>3929</text:p>
          </table:table-cell>
          <table:table-cell office:value-type="float" office:value="3966" calcext:value-type="float">
            <text:p>3966</text:p>
          </table:table-cell>
          <table:table-cell office:value-type="float" office:value="2236695.36" calcext:value-type="float">
            <text:p>2236695.36</text:p>
          </table:table-cell>
          <table:table-cell office:value-type="float" office:value="2480367.47" calcext:value-type="float">
            <text:p>2480367.47</text:p>
          </table:table-cell>
          <table:table-cell office:value-type="float" office:value="2272402.62" calcext:value-type="float">
            <text:p>2272402.62</text:p>
          </table:table-cell>
          <table:table-cell office:value-type="float" office:value="3670714.2" calcext:value-type="float">
            <text:p>3670714.2</text:p>
          </table:table-cell>
          <table:table-cell office:value-type="float" office:value="4315020.98" calcext:value-type="float">
            <text:p>4315020.98</text:p>
          </table:table-cell>
          <table:table-cell office:value-type="float" office:value="4260267.21" calcext:value-type="float">
            <text:p>4260267.21</text:p>
          </table:table-cell>
          <table:table-cell office:value-type="float" office:value="4450925.94" calcext:value-type="float">
            <text:p>4450925.94</text:p>
          </table:table-cell>
          <table:table-cell office:value-type="float" office:value="4533581.31" calcext:value-type="float">
            <text:p>4533581.31</text:p>
          </table:table-cell>
          <table:table-cell office:value-type="float" office:value="5062038.12" calcext:value-type="float">
            <text:p>5062038.12</text:p>
          </table:table-cell>
          <table:table-cell office:value-type="float" office:value="4683713.63" calcext:value-type="float">
            <text:p>4683713.63</text:p>
          </table:table-cell>
          <table:table-cell office:value-type="float" office:value="5081096.63" calcext:value-type="float">
            <text:p>5081096.63</text:p>
          </table:table-cell>
          <table:table-cell office:value-type="float" office:value="139646100" calcext:value-type="float">
            <text:p>139646100</text:p>
          </table:table-cell>
          <table:table-cell office:value-type="float" office:value="143041200" calcext:value-type="float">
            <text:p>143041200</text:p>
          </table:table-cell>
          <table:table-cell office:value-type="float" office:value="159451300" calcext:value-type="float">
            <text:p>159451300</text:p>
          </table:table-cell>
          <table:table-cell office:value-type="float" office:value="243688400" calcext:value-type="float">
            <text:p>243688400</text:p>
          </table:table-cell>
          <table:table-cell office:value-type="float" office:value="223315000" calcext:value-type="float">
            <text:p>223315000</text:p>
          </table:table-cell>
          <table:table-cell office:value-type="float" office:value="254366900" calcext:value-type="float">
            <text:p>254366900</text:p>
          </table:table-cell>
          <table:table-cell office:value-type="float" office:value="218282600" calcext:value-type="float">
            <text:p>218282600</text:p>
          </table:table-cell>
          <table:table-cell office:value-type="float" office:value="215595300" calcext:value-type="float">
            <text:p>215595300</text:p>
          </table:table-cell>
          <table:table-cell office:value-type="float" office:value="204543700" calcext:value-type="float">
            <text:p>204543700</text:p>
          </table:table-cell>
          <table:table-cell office:value-type="float" office:value="211614000" calcext:value-type="float">
            <text:p>211614000</text:p>
          </table:table-cell>
          <table:table-cell office:value-type="float" office:value="245279000" calcext:value-type="float">
            <text:p>245279000</text:p>
          </table:table-cell>
          <table:table-cell office:value-type="float" office:value="1354" calcext:value-type="float">
            <text:p>1354</text:p>
          </table:table-cell>
          <table:table-cell office:value-type="float" office:value="1408" calcext:value-type="float">
            <text:p>1408</text:p>
          </table:table-cell>
          <table:table-cell office:value-type="float" office:value="1240" calcext:value-type="float">
            <text:p>1240</text:p>
          </table:table-cell>
          <table:table-cell office:value-type="float" office:value="1624" calcext:value-type="float">
            <text:p>1624</text:p>
          </table:table-cell>
          <table:table-cell office:value-type="float" office:value="1680" calcext:value-type="float">
            <text:p>1680</text:p>
          </table:table-cell>
          <table:table-cell office:value-type="float" office:value="1521" calcext:value-type="float">
            <text:p>1521</text:p>
          </table:table-cell>
          <table:table-cell office:value-type="float" office:value="1436" calcext:value-type="float">
            <text:p>1436</text:p>
          </table:table-cell>
          <table:table-cell office:value-type="float" office:value="1461" calcext:value-type="float">
            <text:p>1461</text:p>
          </table:table-cell>
          <table:table-cell office:value-type="float" office:value="1443" calcext:value-type="float">
            <text:p>1443</text:p>
          </table:table-cell>
          <table:table-cell office:value-type="float" office:value="1358" calcext:value-type="float">
            <text:p>1358</text:p>
          </table:table-cell>
          <table:table-cell office:value-type="float" office:value="1374" calcext:value-type="float">
            <text:p>1374</text:p>
          </table:table-cell>
          <table:table-cell office:value-type="float" office:value="18720" calcext:value-type="float">
            <text:p>18720</text:p>
          </table:table-cell>
        </table:table-row>
        <table:table-row table:style-name="ro1">
          <table:table-cell office:value-type="string" calcext:value-type="string">
            <text:p>TREZE DE MA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89" calcext:value-type="float">
            <text:p>6889</text:p>
          </table:table-cell>
          <table:table-cell office:value-type="float" office:value="6901" calcext:value-type="float">
            <text:p>6901</text:p>
          </table:table-cell>
          <table:table-cell office:value-type="float" office:value="7036" calcext:value-type="float">
            <text:p>7036</text:p>
          </table:table-cell>
          <table:table-cell office:value-type="float" office:value="7052" calcext:value-type="float">
            <text:p>7052</text:p>
          </table:table-cell>
          <table:table-cell office:value-type="float" office:value="7067" calcext:value-type="float">
            <text:p>7067</text:p>
          </table:table-cell>
          <table:table-cell office:value-type="float" office:value="7082" calcext:value-type="float">
            <text:p>7082</text:p>
          </table:table-cell>
          <table:table-cell office:value-type="float" office:value="7098" calcext:value-type="float">
            <text:p>7098</text:p>
          </table:table-cell>
          <table:table-cell office:value-type="float" office:value="7070" calcext:value-type="float">
            <text:p>7070</text:p>
          </table:table-cell>
          <table:table-cell office:value-type="float" office:value="7081" calcext:value-type="float">
            <text:p>7081</text:p>
          </table:table-cell>
          <table:table-cell office:value-type="float" office:value="7093" calcext:value-type="float">
            <text:p>7093</text:p>
          </table:table-cell>
          <table:table-cell office:value-type="float" office:value="1120265.1" calcext:value-type="float">
            <text:p>1120265.1</text:p>
          </table:table-cell>
          <table:table-cell office:value-type="float" office:value="1337722.96" calcext:value-type="float">
            <text:p>1337722.96</text:p>
          </table:table-cell>
          <table:table-cell office:value-type="float" office:value="1531577.25" calcext:value-type="float">
            <text:p>1531577.25</text:p>
          </table:table-cell>
          <table:table-cell office:value-type="float" office:value="1783484.71" calcext:value-type="float">
            <text:p>1783484.71</text:p>
          </table:table-cell>
          <table:table-cell office:value-type="float" office:value="1822585.17" calcext:value-type="float">
            <text:p>1822585.17</text:p>
          </table:table-cell>
          <table:table-cell office:value-type="float" office:value="1898196.35" calcext:value-type="float">
            <text:p>1898196.35</text:p>
          </table:table-cell>
          <table:table-cell office:value-type="float" office:value="2306644.7" calcext:value-type="float">
            <text:p>2306644.7</text:p>
          </table:table-cell>
          <table:table-cell office:value-type="float" office:value="2369872.17" calcext:value-type="float">
            <text:p>2369872.17</text:p>
          </table:table-cell>
          <table:table-cell office:value-type="float" office:value="2600883.76" calcext:value-type="float">
            <text:p>2600883.76</text:p>
          </table:table-cell>
          <table:table-cell office:value-type="float" office:value="2741618.16" calcext:value-type="float">
            <text:p>2741618.16</text:p>
          </table:table-cell>
          <table:table-cell office:value-type="float" office:value="2561686.18" calcext:value-type="float">
            <text:p>2561686.18</text:p>
          </table:table-cell>
          <table:table-cell office:value-type="float" office:value="88247840" calcext:value-type="float">
            <text:p>88247840</text:p>
          </table:table-cell>
          <table:table-cell office:value-type="float" office:value="86310200" calcext:value-type="float">
            <text:p>86310200</text:p>
          </table:table-cell>
          <table:table-cell office:value-type="float" office:value="89980740" calcext:value-type="float">
            <text:p>89980740</text:p>
          </table:table-cell>
          <table:table-cell office:value-type="float" office:value="111235100" calcext:value-type="float">
            <text:p>111235100</text:p>
          </table:table-cell>
          <table:table-cell office:value-type="float" office:value="113165100" calcext:value-type="float">
            <text:p>113165100</text:p>
          </table:table-cell>
          <table:table-cell office:value-type="float" office:value="125473600" calcext:value-type="float">
            <text:p>125473600</text:p>
          </table:table-cell>
          <table:table-cell office:value-type="float" office:value="142827300" calcext:value-type="float">
            <text:p>142827300</text:p>
          </table:table-cell>
          <table:table-cell office:value-type="float" office:value="143733800" calcext:value-type="float">
            <text:p>143733800</text:p>
          </table:table-cell>
          <table:table-cell office:value-type="float" office:value="147503900" calcext:value-type="float">
            <text:p>147503900</text:p>
          </table:table-cell>
          <table:table-cell office:value-type="float" office:value="164576000" calcext:value-type="float">
            <text:p>164576000</text:p>
          </table:table-cell>
          <table:table-cell office:value-type="float" office:value="166853000" calcext:value-type="float">
            <text:p>166853000</text:p>
          </table:table-cell>
          <table:table-cell office:value-type="float" office:value="1252" calcext:value-type="float">
            <text:p>1252</text:p>
          </table:table-cell>
          <table:table-cell office:value-type="float" office:value="1425" calcext:value-type="float">
            <text:p>1425</text:p>
          </table:table-cell>
          <table:table-cell office:value-type="float" office:value="1479" calcext:value-type="float">
            <text:p>1479</text:p>
          </table:table-cell>
          <table:table-cell office:value-type="float" office:value="1545" calcext:value-type="float">
            <text:p>1545</text:p>
          </table:table-cell>
          <table:table-cell office:value-type="float" office:value="1505" calcext:value-type="float">
            <text:p>1505</text:p>
          </table:table-cell>
          <table:table-cell office:value-type="float" office:value="1519" calcext:value-type="float">
            <text:p>1519</text:p>
          </table:table-cell>
          <table:table-cell office:value-type="float" office:value="1610" calcext:value-type="float">
            <text:p>1610</text:p>
          </table:table-cell>
          <table:table-cell office:value-type="float" office:value="1568" calcext:value-type="float">
            <text:p>1568</text:p>
          </table:table-cell>
          <table:table-cell office:value-type="float" office:value="1607" calcext:value-type="float">
            <text:p>1607</text:p>
          </table:table-cell>
          <table:table-cell office:value-type="float" office:value="1646" calcext:value-type="float">
            <text:p>1646</text:p>
          </table:table-cell>
          <table:table-cell office:value-type="float" office:value="1561" calcext:value-type="float">
            <text:p>156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TREZE TÍL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57" calcext:value-type="float">
            <text:p>6457</text:p>
          </table:table-cell>
          <table:table-cell office:value-type="float" office:value="6568" calcext:value-type="float">
            <text:p>6568</text:p>
          </table:table-cell>
          <table:table-cell office:value-type="float" office:value="6925" calcext:value-type="float">
            <text:p>6925</text:p>
          </table:table-cell>
          <table:table-cell office:value-type="float" office:value="7082" calcext:value-type="float">
            <text:p>7082</text:p>
          </table:table-cell>
          <table:table-cell office:value-type="float" office:value="7237" calcext:value-type="float">
            <text:p>7237</text:p>
          </table:table-cell>
          <table:table-cell office:value-type="float" office:value="7392" calcext:value-type="float">
            <text:p>7392</text:p>
          </table:table-cell>
          <table:table-cell office:value-type="float" office:value="7545" calcext:value-type="float">
            <text:p>7545</text:p>
          </table:table-cell>
          <table:table-cell office:value-type="float" office:value="7687" calcext:value-type="float">
            <text:p>7687</text:p>
          </table:table-cell>
          <table:table-cell office:value-type="float" office:value="7840" calcext:value-type="float">
            <text:p>7840</text:p>
          </table:table-cell>
          <table:table-cell office:value-type="float" office:value="7991" calcext:value-type="float">
            <text:p>7991</text:p>
          </table:table-cell>
          <table:table-cell office:value-type="float" office:value="2156462.37" calcext:value-type="float">
            <text:p>2156462.37</text:p>
          </table:table-cell>
          <table:table-cell office:value-type="float" office:value="2713323.04" calcext:value-type="float">
            <text:p>2713323.04</text:p>
          </table:table-cell>
          <table:table-cell office:value-type="float" office:value="3260616.27" calcext:value-type="float">
            <text:p>3260616.27</text:p>
          </table:table-cell>
          <table:table-cell office:value-type="float" office:value="4212924.47" calcext:value-type="float">
            <text:p>4212924.47</text:p>
          </table:table-cell>
          <table:table-cell office:value-type="float" office:value="5138365.2" calcext:value-type="float">
            <text:p>5138365.2</text:p>
          </table:table-cell>
          <table:table-cell office:value-type="float" office:value="6067845.7" calcext:value-type="float">
            <text:p>6067845.7</text:p>
          </table:table-cell>
          <table:table-cell office:value-type="float" office:value="6762679.03" calcext:value-type="float">
            <text:p>6762679.03</text:p>
          </table:table-cell>
          <table:table-cell office:value-type="float" office:value="7329436.42" calcext:value-type="float">
            <text:p>7329436.42</text:p>
          </table:table-cell>
          <table:table-cell office:value-type="float" office:value="8312754.86" calcext:value-type="float">
            <text:p>8312754.86</text:p>
          </table:table-cell>
          <table:table-cell office:value-type="float" office:value="8893382.66" calcext:value-type="float">
            <text:p>8893382.66</text:p>
          </table:table-cell>
          <table:table-cell office:value-type="float" office:value="9149168.71" calcext:value-type="float">
            <text:p>9149168.71</text:p>
          </table:table-cell>
          <table:table-cell office:value-type="float" office:value="199684500" calcext:value-type="float">
            <text:p>199684500</text:p>
          </table:table-cell>
          <table:table-cell office:value-type="float" office:value="241047500" calcext:value-type="float">
            <text:p>241047500</text:p>
          </table:table-cell>
          <table:table-cell office:value-type="float" office:value="327664300" calcext:value-type="float">
            <text:p>327664300</text:p>
          </table:table-cell>
          <table:table-cell office:value-type="float" office:value="337485800" calcext:value-type="float">
            <text:p>337485800</text:p>
          </table:table-cell>
          <table:table-cell office:value-type="float" office:value="533596600" calcext:value-type="float">
            <text:p>533596600</text:p>
          </table:table-cell>
          <table:table-cell office:value-type="float" office:value="475913400" calcext:value-type="float">
            <text:p>475913400</text:p>
          </table:table-cell>
          <table:table-cell office:value-type="float" office:value="547182300" calcext:value-type="float">
            <text:p>547182300</text:p>
          </table:table-cell>
          <table:table-cell office:value-type="float" office:value="614882400" calcext:value-type="float">
            <text:p>614882400</text:p>
          </table:table-cell>
          <table:table-cell office:value-type="float" office:value="613122700" calcext:value-type="float">
            <text:p>613122700</text:p>
          </table:table-cell>
          <table:table-cell office:value-type="float" office:value="711248000" calcext:value-type="float">
            <text:p>711248000</text:p>
          </table:table-cell>
          <table:table-cell office:value-type="float" office:value="773110000" calcext:value-type="float">
            <text:p>773110000</text:p>
          </table:table-cell>
          <table:table-cell office:value-type="float" office:value="1866" calcext:value-type="float">
            <text:p>1866</text:p>
          </table:table-cell>
          <table:table-cell office:value-type="float" office:value="2057" calcext:value-type="float">
            <text:p>2057</text:p>
          </table:table-cell>
          <table:table-cell office:value-type="float" office:value="2296" calcext:value-type="float">
            <text:p>2296</text:p>
          </table:table-cell>
          <table:table-cell office:value-type="float" office:value="2642" calcext:value-type="float">
            <text:p>2642</text:p>
          </table:table-cell>
          <table:table-cell office:value-type="float" office:value="2843" calcext:value-type="float">
            <text:p>2843</text:p>
          </table:table-cell>
          <table:table-cell office:value-type="float" office:value="3110" calcext:value-type="float">
            <text:p>3110</text:p>
          </table:table-cell>
          <table:table-cell office:value-type="float" office:value="3142" calcext:value-type="float">
            <text:p>3142</text:p>
          </table:table-cell>
          <table:table-cell office:value-type="float" office:value="3269" calcext:value-type="float">
            <text:p>3269</text:p>
          </table:table-cell>
          <table:table-cell office:value-type="float" office:value="3438" calcext:value-type="float">
            <text:p>3438</text:p>
          </table:table-cell>
          <table:table-cell office:value-type="float" office:value="3620" calcext:value-type="float">
            <text:p>3620</text:p>
          </table:table-cell>
          <table:table-cell office:value-type="float" office:value="3762" calcext:value-type="float">
            <text:p>3762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TROMBUDO CENT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12" calcext:value-type="float">
            <text:p>6612</text:p>
          </table:table-cell>
          <table:table-cell office:value-type="float" office:value="6668" calcext:value-type="float">
            <text:p>6668</text:p>
          </table:table-cell>
          <table:table-cell office:value-type="float" office:value="6901" calcext:value-type="float">
            <text:p>6901</text:p>
          </table:table-cell>
          <table:table-cell office:value-type="float" office:value="6979" calcext:value-type="float">
            <text:p>6979</text:p>
          </table:table-cell>
          <table:table-cell office:value-type="float" office:value="7057" calcext:value-type="float">
            <text:p>7057</text:p>
          </table:table-cell>
          <table:table-cell office:value-type="float" office:value="7135" calcext:value-type="float">
            <text:p>7135</text:p>
          </table:table-cell>
          <table:table-cell office:value-type="float" office:value="7211" calcext:value-type="float">
            <text:p>7211</text:p>
          </table:table-cell>
          <table:table-cell office:value-type="float" office:value="7284" calcext:value-type="float">
            <text:p>7284</text:p>
          </table:table-cell>
          <table:table-cell office:value-type="float" office:value="7360" calcext:value-type="float">
            <text:p>7360</text:p>
          </table:table-cell>
          <table:table-cell office:value-type="float" office:value="7434" calcext:value-type="float">
            <text:p>7434</text:p>
          </table:table-cell>
          <table:table-cell office:value-type="float" office:value="2272664.12" calcext:value-type="float">
            <text:p>2272664.12</text:p>
          </table:table-cell>
          <table:table-cell office:value-type="float" office:value="2379362.37" calcext:value-type="float">
            <text:p>2379362.37</text:p>
          </table:table-cell>
          <table:table-cell office:value-type="float" office:value="2724413.38" calcext:value-type="float">
            <text:p>2724413.38</text:p>
          </table:table-cell>
          <table:table-cell office:value-type="float" office:value="3233183.68" calcext:value-type="float">
            <text:p>3233183.68</text:p>
          </table:table-cell>
          <table:table-cell office:value-type="float" office:value="3596729.73" calcext:value-type="float">
            <text:p>3596729.73</text:p>
          </table:table-cell>
          <table:table-cell office:value-type="float" office:value="3642260.25" calcext:value-type="float">
            <text:p>3642260.25</text:p>
          </table:table-cell>
          <table:table-cell office:value-type="float" office:value="3519574.06" calcext:value-type="float">
            <text:p>3519574.06</text:p>
          </table:table-cell>
          <table:table-cell office:value-type="float" office:value="3542788.33" calcext:value-type="float">
            <text:p>3542788.33</text:p>
          </table:table-cell>
          <table:table-cell office:value-type="float" office:value="3953759.7" calcext:value-type="float">
            <text:p>3953759.7</text:p>
          </table:table-cell>
          <table:table-cell office:value-type="float" office:value="4405327.66" calcext:value-type="float">
            <text:p>4405327.66</text:p>
          </table:table-cell>
          <table:table-cell office:value-type="float" office:value="4546554.17" calcext:value-type="float">
            <text:p>4546554.17</text:p>
          </table:table-cell>
          <table:table-cell office:value-type="float" office:value="149526200" calcext:value-type="float">
            <text:p>149526200</text:p>
          </table:table-cell>
          <table:table-cell office:value-type="float" office:value="167705000" calcext:value-type="float">
            <text:p>167705000</text:p>
          </table:table-cell>
          <table:table-cell office:value-type="float" office:value="179295000" calcext:value-type="float">
            <text:p>179295000</text:p>
          </table:table-cell>
          <table:table-cell office:value-type="float" office:value="214704100" calcext:value-type="float">
            <text:p>214704100</text:p>
          </table:table-cell>
          <table:table-cell office:value-type="float" office:value="257457500" calcext:value-type="float">
            <text:p>257457500</text:p>
          </table:table-cell>
          <table:table-cell office:value-type="float" office:value="212757800" calcext:value-type="float">
            <text:p>212757800</text:p>
          </table:table-cell>
          <table:table-cell office:value-type="float" office:value="222096100" calcext:value-type="float">
            <text:p>222096100</text:p>
          </table:table-cell>
          <table:table-cell office:value-type="float" office:value="232396400" calcext:value-type="float">
            <text:p>232396400</text:p>
          </table:table-cell>
          <table:table-cell office:value-type="float" office:value="254268500" calcext:value-type="float">
            <text:p>254268500</text:p>
          </table:table-cell>
          <table:table-cell office:value-type="float" office:value="277000000" calcext:value-type="float">
            <text:p>277000000</text:p>
          </table:table-cell>
          <table:table-cell office:value-type="float" office:value="312661000" calcext:value-type="float">
            <text:p>312661000</text:p>
          </table:table-cell>
          <table:table-cell office:value-type="float" office:value="1742" calcext:value-type="float">
            <text:p>1742</text:p>
          </table:table-cell>
          <table:table-cell office:value-type="float" office:value="1643" calcext:value-type="float">
            <text:p>1643</text:p>
          </table:table-cell>
          <table:table-cell office:value-type="float" office:value="1724" calcext:value-type="float">
            <text:p>1724</text:p>
          </table:table-cell>
          <table:table-cell office:value-type="float" office:value="1817" calcext:value-type="float">
            <text:p>1817</text:p>
          </table:table-cell>
          <table:table-cell office:value-type="float" office:value="1791" calcext:value-type="float">
            <text:p>1791</text:p>
          </table:table-cell>
          <table:table-cell office:value-type="float" office:value="1658" calcext:value-type="float">
            <text:p>1658</text:p>
          </table:table-cell>
          <table:table-cell office:value-type="float" office:value="1565" calcext:value-type="float">
            <text:p>1565</text:p>
          </table:table-cell>
          <table:table-cell office:value-type="float" office:value="1531" calcext:value-type="float">
            <text:p>1531</text:p>
          </table:table-cell>
          <table:table-cell office:value-type="float" office:value="1604" calcext:value-type="float">
            <text:p>1604</text:p>
          </table:table-cell>
          <table:table-cell office:value-type="float" office:value="1705" calcext:value-type="float">
            <text:p>1705</text:p>
          </table:table-cell>
          <table:table-cell office:value-type="float" office:value="1803" calcext:value-type="float">
            <text:p>18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TUBARÃ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833" calcext:value-type="float">
            <text:p>97833</text:p>
          </table:table-cell>
          <table:table-cell office:value-type="float" office:value="98412" calcext:value-type="float">
            <text:p>98412</text:p>
          </table:table-cell>
          <table:table-cell office:value-type="float" office:value="101284" calcext:value-type="float">
            <text:p>101284</text:p>
          </table:table-cell>
          <table:table-cell office:value-type="float" office:value="102087" calcext:value-type="float">
            <text:p>102087</text:p>
          </table:table-cell>
          <table:table-cell office:value-type="float" office:value="102883" calcext:value-type="float">
            <text:p>102883</text:p>
          </table:table-cell>
          <table:table-cell office:value-type="float" office:value="103674" calcext:value-type="float">
            <text:p>103674</text:p>
          </table:table-cell>
          <table:table-cell office:value-type="float" office:value="104457" calcext:value-type="float">
            <text:p>104457</text:p>
          </table:table-cell>
          <table:table-cell office:value-type="float" office:value="104937" calcext:value-type="float">
            <text:p>104937</text:p>
          </table:table-cell>
          <table:table-cell office:value-type="float" office:value="105686" calcext:value-type="float">
            <text:p>105686</text:p>
          </table:table-cell>
          <table:table-cell office:value-type="float" office:value="106422" calcext:value-type="float">
            <text:p>106422</text:p>
          </table:table-cell>
          <table:table-cell office:value-type="float" office:value="30780180.08" calcext:value-type="float">
            <text:p>30780180.08</text:p>
          </table:table-cell>
          <table:table-cell office:value-type="float" office:value="34955740.18" calcext:value-type="float">
            <text:p>34955740.18</text:p>
          </table:table-cell>
          <table:table-cell office:value-type="float" office:value="40321336.71" calcext:value-type="float">
            <text:p>40321336.71</text:p>
          </table:table-cell>
          <table:table-cell office:value-type="float" office:value="46764256.89" calcext:value-type="float">
            <text:p>46764256.89</text:p>
          </table:table-cell>
          <table:table-cell office:value-type="float" office:value="50955514.93" calcext:value-type="float">
            <text:p>50955514.93</text:p>
          </table:table-cell>
          <table:table-cell office:value-type="float" office:value="53192032.7" calcext:value-type="float">
            <text:p>53192032.7</text:p>
          </table:table-cell>
          <table:table-cell office:value-type="float" office:value="54685887.86" calcext:value-type="float">
            <text:p>54685887.86</text:p>
          </table:table-cell>
          <table:table-cell office:value-type="float" office:value="58007517.87" calcext:value-type="float">
            <text:p>58007517.87</text:p>
          </table:table-cell>
          <table:table-cell office:value-type="float" office:value="59118829.24" calcext:value-type="float">
            <text:p>59118829.24</text:p>
          </table:table-cell>
          <table:table-cell office:value-type="float" office:value="62210680.37" calcext:value-type="float">
            <text:p>62210680.37</text:p>
          </table:table-cell>
          <table:table-cell office:value-type="float" office:value="59640179.57" calcext:value-type="float">
            <text:p>59640179.57</text:p>
          </table:table-cell>
          <table:table-cell office:value-type="float" office:value="1980404000" calcext:value-type="float">
            <text:p>1980404000</text:p>
          </table:table-cell>
          <table:table-cell office:value-type="float" office:value="2256208000" calcext:value-type="float">
            <text:p>2256208000</text:p>
          </table:table-cell>
          <table:table-cell office:value-type="float" office:value="2502550000" calcext:value-type="float">
            <text:p>2502550000</text:p>
          </table:table-cell>
          <table:table-cell office:value-type="float" office:value="2791737000" calcext:value-type="float">
            <text:p>2791737000</text:p>
          </table:table-cell>
          <table:table-cell office:value-type="float" office:value="3317474000" calcext:value-type="float">
            <text:p>3317474000</text:p>
          </table:table-cell>
          <table:table-cell office:value-type="float" office:value="3237605000" calcext:value-type="float">
            <text:p>3237605000</text:p>
          </table:table-cell>
          <table:table-cell office:value-type="float" office:value="3405754000" calcext:value-type="float">
            <text:p>3405754000</text:p>
          </table:table-cell>
          <table:table-cell office:value-type="float" office:value="3516205000" calcext:value-type="float">
            <text:p>3516205000</text:p>
          </table:table-cell>
          <table:table-cell office:value-type="float" office:value="3741552000" calcext:value-type="float">
            <text:p>3741552000</text:p>
          </table:table-cell>
          <table:table-cell office:value-type="float" office:value="3961862000" calcext:value-type="float">
            <text:p>3961862000</text:p>
          </table:table-cell>
          <table:table-cell office:value-type="float" office:value="4043575000" calcext:value-type="float">
            <text:p>4043575000</text:p>
          </table:table-cell>
          <table:table-cell office:value-type="float" office:value="28448" calcext:value-type="float">
            <text:p>28448</text:p>
          </table:table-cell>
          <table:table-cell office:value-type="float" office:value="29957" calcext:value-type="float">
            <text:p>29957</text:p>
          </table:table-cell>
          <table:table-cell office:value-type="float" office:value="30746" calcext:value-type="float">
            <text:p>30746</text:p>
          </table:table-cell>
          <table:table-cell office:value-type="float" office:value="31841" calcext:value-type="float">
            <text:p>31841</text:p>
          </table:table-cell>
          <table:table-cell office:value-type="float" office:value="32146" calcext:value-type="float">
            <text:p>32146</text:p>
          </table:table-cell>
          <table:table-cell office:value-type="float" office:value="30021" calcext:value-type="float">
            <text:p>30021</text:p>
          </table:table-cell>
          <table:table-cell office:value-type="float" office:value="29198" calcext:value-type="float">
            <text:p>29198</text:p>
          </table:table-cell>
          <table:table-cell office:value-type="float" office:value="29288" calcext:value-type="float">
            <text:p>29288</text:p>
          </table:table-cell>
          <table:table-cell office:value-type="float" office:value="28875" calcext:value-type="float">
            <text:p>28875</text:p>
          </table:table-cell>
          <table:table-cell office:value-type="float" office:value="30469" calcext:value-type="float">
            <text:p>30469</text:p>
          </table:table-cell>
          <table:table-cell office:value-type="float" office:value="29702" calcext:value-type="float">
            <text:p>2970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TUNÁPOL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22" calcext:value-type="float">
            <text:p>4622</text:p>
          </table:table-cell>
          <table:table-cell office:value-type="float" office:value="4612" calcext:value-type="float">
            <text:p>4612</text:p>
          </table:table-cell>
          <table:table-cell office:value-type="float" office:value="4660" calcext:value-type="float">
            <text:p>4660</text:p>
          </table:table-cell>
          <table:table-cell office:value-type="float" office:value="4644" calcext:value-type="float">
            <text:p>4644</text:p>
          </table:table-cell>
          <table:table-cell office:value-type="float" office:value="4628" calcext:value-type="float">
            <text:p>4628</text:p>
          </table:table-cell>
          <table:table-cell office:value-type="float" office:value="4612" calcext:value-type="float">
            <text:p>4612</text:p>
          </table:table-cell>
          <table:table-cell office:value-type="float" office:value="4597" calcext:value-type="float">
            <text:p>4597</text:p>
          </table:table-cell>
          <table:table-cell office:value-type="float" office:value="4561" calcext:value-type="float">
            <text:p>4561</text:p>
          </table:table-cell>
          <table:table-cell office:value-type="float" office:value="4543" calcext:value-type="float">
            <text:p>4543</text:p>
          </table:table-cell>
          <table:table-cell office:value-type="float" office:value="4525" calcext:value-type="float">
            <text:p>4525</text:p>
          </table:table-cell>
          <table:table-cell office:value-type="float" office:value="247583.36" calcext:value-type="float">
            <text:p>247583.36</text:p>
          </table:table-cell>
          <table:table-cell office:value-type="float" office:value="337926.27" calcext:value-type="float">
            <text:p>337926.27</text:p>
          </table:table-cell>
          <table:table-cell office:value-type="float" office:value="386910.43" calcext:value-type="float">
            <text:p>386910.43</text:p>
          </table:table-cell>
          <table:table-cell office:value-type="float" office:value="522366.44" calcext:value-type="float">
            <text:p>522366.44</text:p>
          </table:table-cell>
          <table:table-cell office:value-type="float" office:value="619602.94" calcext:value-type="float">
            <text:p>619602.94</text:p>
          </table:table-cell>
          <table:table-cell office:value-type="float" office:value="659022.77" calcext:value-type="float">
            <text:p>659022.77</text:p>
          </table:table-cell>
          <table:table-cell office:value-type="float" office:value="731230.44" calcext:value-type="float">
            <text:p>731230.44</text:p>
          </table:table-cell>
          <table:table-cell office:value-type="float" office:value="825286.93" calcext:value-type="float">
            <text:p>825286.93</text:p>
          </table:table-cell>
          <table:table-cell office:value-type="float" office:value="884433.77" calcext:value-type="float">
            <text:p>884433.77</text:p>
          </table:table-cell>
          <table:table-cell office:value-type="float" office:value="961482.28" calcext:value-type="float">
            <text:p>961482.28</text:p>
          </table:table-cell>
          <table:table-cell office:value-type="float" office:value="1030929.63" calcext:value-type="float">
            <text:p>1030929.63</text:p>
          </table:table-cell>
          <table:table-cell office:value-type="float" office:value="60452070" calcext:value-type="float">
            <text:p>60452070</text:p>
          </table:table-cell>
          <table:table-cell office:value-type="float" office:value="67617240" calcext:value-type="float">
            <text:p>67617240</text:p>
          </table:table-cell>
          <table:table-cell office:value-type="float" office:value="72570200" calcext:value-type="float">
            <text:p>72570200</text:p>
          </table:table-cell>
          <table:table-cell office:value-type="float" office:value="90271740" calcext:value-type="float">
            <text:p>90271740</text:p>
          </table:table-cell>
          <table:table-cell office:value-type="float" office:value="99683450" calcext:value-type="float">
            <text:p>99683450</text:p>
          </table:table-cell>
          <table:table-cell office:value-type="float" office:value="99724760" calcext:value-type="float">
            <text:p>99724760</text:p>
          </table:table-cell>
          <table:table-cell office:value-type="float" office:value="113141600" calcext:value-type="float">
            <text:p>113141600</text:p>
          </table:table-cell>
          <table:table-cell office:value-type="float" office:value="119101800" calcext:value-type="float">
            <text:p>119101800</text:p>
          </table:table-cell>
          <table:table-cell office:value-type="float" office:value="124217800" calcext:value-type="float">
            <text:p>124217800</text:p>
          </table:table-cell>
          <table:table-cell office:value-type="float" office:value="142135000" calcext:value-type="float">
            <text:p>142135000</text:p>
          </table:table-cell>
          <table:table-cell office:value-type="float" office:value="172055000" calcext:value-type="float">
            <text:p>172055000</text:p>
          </table:table-cell>
          <table:table-cell office:value-type="float" office:value="328" calcext:value-type="float">
            <text:p>328</text:p>
          </table:table-cell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 office:value-type="float" office:value="549" calcext:value-type="float">
            <text:p>549</text:p>
          </table:table-cell>
          <table:table-cell office:value-type="float" office:value="537" calcext:value-type="float">
            <text:p>537</text:p>
          </table:table-cell>
          <table:table-cell office:value-type="float" office:value="577" calcext:value-type="float">
            <text:p>577</text:p>
          </table:table-cell>
          <table:table-cell office:value-type="float" office:value="591" calcext:value-type="float">
            <text:p>591</text:p>
          </table:table-cell>
          <table:table-cell office:value-type="float" office:value="602" calcext:value-type="float">
            <text:p>602</text:p>
          </table:table-cell>
          <table:table-cell office:value-type="float" office:value="628" calcext:value-type="float">
            <text:p>62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TURVO</text:p>
          </table:table-cell>
          <table:table-cell office:value-type="float" office:value="0" calcext:value-type="float">
            <text:p>0</text:p>
          </table:table-cell>
          <table:table-cell office:value-type="float" office:value="13340" calcext:value-type="float">
            <text:p>13340</text:p>
          </table:table-cell>
          <table:table-cell office:value-type="float" office:value="25144" calcext:value-type="float">
            <text:p>25144</text:p>
          </table:table-cell>
          <table:table-cell office:value-type="float" office:value="12001" calcext:value-type="float">
            <text:p>12001</text:p>
          </table:table-cell>
          <table:table-cell office:value-type="float" office:value="12353" calcext:value-type="float">
            <text:p>12353</text:p>
          </table:table-cell>
          <table:table-cell office:value-type="float" office:value="12452" calcext:value-type="float">
            <text:p>12452</text:p>
          </table:table-cell>
          <table:table-cell office:value-type="float" office:value="12551" calcext:value-type="float">
            <text:p>12551</text:p>
          </table:table-cell>
          <table:table-cell office:value-type="float" office:value="12649" calcext:value-type="float">
            <text:p>12649</text:p>
          </table:table-cell>
          <table:table-cell office:value-type="float" office:value="12746" calcext:value-type="float">
            <text:p>12746</text:p>
          </table:table-cell>
          <table:table-cell office:value-type="float" office:value="12806" calcext:value-type="float">
            <text:p>12806</text:p>
          </table:table-cell>
          <table:table-cell office:value-type="float" office:value="26616" calcext:value-type="float">
            <text:p>26616</text:p>
          </table:table-cell>
          <table:table-cell office:value-type="float" office:value="26618" calcext:value-type="float">
            <text:p>26618</text:p>
          </table:table-cell>
          <table:table-cell office:value-type="float" office:value="3373441.87" calcext:value-type="float">
            <text:p>3373441.87</text:p>
          </table:table-cell>
          <table:table-cell office:value-type="float" office:value="3977178.06" calcext:value-type="float">
            <text:p>3977178.06</text:p>
          </table:table-cell>
          <table:table-cell office:value-type="float" office:value="4816054.47" calcext:value-type="float">
            <text:p>4816054.47</text:p>
          </table:table-cell>
          <table:table-cell office:value-type="float" office:value="5412875.03" calcext:value-type="float">
            <text:p>5412875.03</text:p>
          </table:table-cell>
          <table:table-cell office:value-type="float" office:value="6470406.9" calcext:value-type="float">
            <text:p>6470406.9</text:p>
          </table:table-cell>
          <table:table-cell office:value-type="float" office:value="7175702.13" calcext:value-type="float">
            <text:p>7175702.13</text:p>
          </table:table-cell>
          <table:table-cell office:value-type="float" office:value="7288611.1" calcext:value-type="float">
            <text:p>7288611.1</text:p>
          </table:table-cell>
          <table:table-cell office:value-type="float" office:value="7541224.89" calcext:value-type="float">
            <text:p>7541224.89</text:p>
          </table:table-cell>
          <table:table-cell office:value-type="float" office:value="8431785.05" calcext:value-type="float">
            <text:p>8431785.05</text:p>
          </table:table-cell>
          <table:table-cell office:value-type="float" office:value="7666000.27" calcext:value-type="float">
            <text:p>7666000.27</text:p>
          </table:table-cell>
          <table:table-cell office:value-type="float" office:value="8162186.31" calcext:value-type="float">
            <text:p>8162186.31</text:p>
          </table:table-cell>
          <table:table-cell office:value-type="float" office:value="304084800" calcext:value-type="float">
            <text:p>304084800</text:p>
          </table:table-cell>
          <table:table-cell office:value-type="float" office:value="283355800" calcext:value-type="float">
            <text:p>283355800</text:p>
          </table:table-cell>
          <table:table-cell office:value-type="float" office:value="338854100" calcext:value-type="float">
            <text:p>338854100</text:p>
          </table:table-cell>
          <table:table-cell office:value-type="float" office:value="336794300" calcext:value-type="float">
            <text:p>336794300</text:p>
          </table:table-cell>
          <table:table-cell office:value-type="float" office:value="462459300" calcext:value-type="float">
            <text:p>462459300</text:p>
          </table:table-cell>
          <table:table-cell office:value-type="float" office:value="457173700" calcext:value-type="float">
            <text:p>457173700</text:p>
          </table:table-cell>
          <table:table-cell office:value-type="float" office:value="495430700" calcext:value-type="float">
            <text:p>495430700</text:p>
          </table:table-cell>
          <table:table-cell office:value-type="float" office:value="518351300" calcext:value-type="float">
            <text:p>518351300</text:p>
          </table:table-cell>
          <table:table-cell office:value-type="float" office:value="538191700" calcext:value-type="float">
            <text:p>538191700</text:p>
          </table:table-cell>
          <table:table-cell office:value-type="float" office:value="535770000" calcext:value-type="float">
            <text:p>535770000</text:p>
          </table:table-cell>
          <table:table-cell office:value-type="float" office:value="644540000" calcext:value-type="float">
            <text:p>644540000</text:p>
          </table:table-cell>
          <table:table-cell office:value-type="float" office:value="3284" calcext:value-type="float">
            <text:p>3284</text:p>
          </table:table-cell>
          <table:table-cell office:value-type="float" office:value="3468" calcext:value-type="float">
            <text:p>3468</text:p>
          </table:table-cell>
          <table:table-cell office:value-type="float" office:value="3674" calcext:value-type="float">
            <text:p>3674</text:p>
          </table:table-cell>
          <table:table-cell office:value-type="float" office:value="3655" calcext:value-type="float">
            <text:p>3655</text:p>
          </table:table-cell>
          <table:table-cell office:value-type="float" office:value="3946" calcext:value-type="float">
            <text:p>3946</text:p>
          </table:table-cell>
          <table:table-cell office:value-type="float" office:value="3932" calcext:value-type="float">
            <text:p>3932</text:p>
          </table:table-cell>
          <table:table-cell office:value-type="float" office:value="3645" calcext:value-type="float">
            <text:p>3645</text:p>
          </table:table-cell>
          <table:table-cell office:value-type="float" office:value="3722" calcext:value-type="float">
            <text:p>3722</text:p>
          </table:table-cell>
          <table:table-cell office:value-type="float" office:value="3917" calcext:value-type="float">
            <text:p>3917</text:p>
          </table:table-cell>
          <table:table-cell office:value-type="float" office:value="3825" calcext:value-type="float">
            <text:p>3825</text:p>
          </table:table-cell>
          <table:table-cell office:value-type="float" office:value="3819" calcext:value-type="float">
            <text:p>3819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UNIÃO DO OES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4" calcext:value-type="float">
            <text:p>2874</text:p>
          </table:table-cell>
          <table:table-cell office:value-type="float" office:value="2838" calcext:value-type="float">
            <text:p>2838</text:p>
          </table:table-cell>
          <table:table-cell office:value-type="float" office:value="2802" calcext:value-type="float">
            <text:p>2802</text:p>
          </table:table-cell>
          <table:table-cell office:value-type="float" office:value="2751" calcext:value-type="float">
            <text:p>2751</text:p>
          </table:table-cell>
          <table:table-cell office:value-type="float" office:value="2700" calcext:value-type="float">
            <text:p>2700</text:p>
          </table:table-cell>
          <table:table-cell office:value-type="float" office:value="2650" calcext:value-type="float">
            <text:p>2650</text:p>
          </table:table-cell>
          <table:table-cell office:value-type="float" office:value="2600" calcext:value-type="float">
            <text:p>2600</text:p>
          </table:table-cell>
          <table:table-cell office:value-type="float" office:value="2517" calcext:value-type="float">
            <text:p>2517</text:p>
          </table:table-cell>
          <table:table-cell office:value-type="float" office:value="2464" calcext:value-type="float">
            <text:p>2464</text:p>
          </table:table-cell>
          <table:table-cell office:value-type="float" office:value="2412" calcext:value-type="float">
            <text:p>2412</text:p>
          </table:table-cell>
          <table:table-cell office:value-type="float" office:value="121601.62" calcext:value-type="float">
            <text:p>121601.62</text:p>
          </table:table-cell>
          <table:table-cell office:value-type="float" office:value="141976.16" calcext:value-type="float">
            <text:p>141976.16</text:p>
          </table:table-cell>
          <table:table-cell office:value-type="float" office:value="177542.3" calcext:value-type="float">
            <text:p>177542.3</text:p>
          </table:table-cell>
          <table:table-cell office:value-type="float" office:value="178786.05" calcext:value-type="float">
            <text:p>178786.05</text:p>
          </table:table-cell>
          <table:table-cell office:value-type="float" office:value="209369.53" calcext:value-type="float">
            <text:p>209369.53</text:p>
          </table:table-cell>
          <table:table-cell office:value-type="float" office:value="198875.63" calcext:value-type="float">
            <text:p>198875.63</text:p>
          </table:table-cell>
          <table:table-cell office:value-type="float" office:value="251291.09" calcext:value-type="float">
            <text:p>251291.09</text:p>
          </table:table-cell>
          <table:table-cell office:value-type="float" office:value="244271.68" calcext:value-type="float">
            <text:p>244271.68</text:p>
          </table:table-cell>
          <table:table-cell office:value-type="float" office:value="270699.88" calcext:value-type="float">
            <text:p>270699.88</text:p>
          </table:table-cell>
          <table:table-cell office:value-type="float" office:value="288482.57" calcext:value-type="float">
            <text:p>288482.57</text:p>
          </table:table-cell>
          <table:table-cell office:value-type="float" office:value="312351.7" calcext:value-type="float">
            <text:p>312351.7</text:p>
          </table:table-cell>
          <table:table-cell office:value-type="float" office:value="69791040" calcext:value-type="float">
            <text:p>69791040</text:p>
          </table:table-cell>
          <table:table-cell office:value-type="float" office:value="87910810" calcext:value-type="float">
            <text:p>87910810</text:p>
          </table:table-cell>
          <table:table-cell office:value-type="float" office:value="94104660" calcext:value-type="float">
            <text:p>94104660</text:p>
          </table:table-cell>
          <table:table-cell office:value-type="float" office:value="105939700" calcext:value-type="float">
            <text:p>105939700</text:p>
          </table:table-cell>
          <table:table-cell office:value-type="float" office:value="50152110" calcext:value-type="float">
            <text:p>50152110</text:p>
          </table:table-cell>
          <table:table-cell office:value-type="float" office:value="51960610" calcext:value-type="float">
            <text:p>51960610</text:p>
          </table:table-cell>
          <table:table-cell office:value-type="float" office:value="56905230" calcext:value-type="float">
            <text:p>56905230</text:p>
          </table:table-cell>
          <table:table-cell office:value-type="float" office:value="60672370" calcext:value-type="float">
            <text:p>60672370</text:p>
          </table:table-cell>
          <table:table-cell office:value-type="float" office:value="59537440" calcext:value-type="float">
            <text:p>59537440</text:p>
          </table:table-cell>
          <table:table-cell office:value-type="float" office:value="65785000" calcext:value-type="float">
            <text:p>65785000</text:p>
          </table:table-cell>
          <table:table-cell office:value-type="float" office:value="76590000" calcext:value-type="float">
            <text:p>765900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URUBICI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734" calcext:value-type="float">
            <text:p>10734</text:p>
          </table:table-cell>
          <table:table-cell office:value-type="float" office:value="10767" calcext:value-type="float">
            <text:p>10767</text:p>
          </table:table-cell>
          <table:table-cell office:value-type="float" office:value="11012" calcext:value-type="float">
            <text:p>11012</text:p>
          </table:table-cell>
          <table:table-cell office:value-type="float" office:value="11058" calcext:value-type="float">
            <text:p>11058</text:p>
          </table:table-cell>
          <table:table-cell office:value-type="float" office:value="11102" calcext:value-type="float">
            <text:p>11102</text:p>
          </table:table-cell>
          <table:table-cell office:value-type="float" office:value="11147" calcext:value-type="float">
            <text:p>11147</text:p>
          </table:table-cell>
          <table:table-cell office:value-type="float" office:value="11191" calcext:value-type="float">
            <text:p>11191</text:p>
          </table:table-cell>
          <table:table-cell office:value-type="float" office:value="11195" calcext:value-type="float">
            <text:p>11195</text:p>
          </table:table-cell>
          <table:table-cell office:value-type="float" office:value="11235" calcext:value-type="float">
            <text:p>11235</text:p>
          </table:table-cell>
          <table:table-cell office:value-type="float" office:value="11273" calcext:value-type="float">
            <text:p>11273</text:p>
          </table:table-cell>
          <table:table-cell office:value-type="float" office:value="636336.06" calcext:value-type="float">
            <text:p>636336.06</text:p>
          </table:table-cell>
          <table:table-cell office:value-type="float" office:value="685457.35" calcext:value-type="float">
            <text:p>685457.35</text:p>
          </table:table-cell>
          <table:table-cell office:value-type="float" office:value="785912.91" calcext:value-type="float">
            <text:p>785912.91</text:p>
          </table:table-cell>
          <table:table-cell office:value-type="float" office:value="975084.2" calcext:value-type="float">
            <text:p>975084.2</text:p>
          </table:table-cell>
          <table:table-cell office:value-type="float" office:value="1175810.13" calcext:value-type="float">
            <text:p>1175810.13</text:p>
          </table:table-cell>
          <table:table-cell office:value-type="float" office:value="1281781.53" calcext:value-type="float">
            <text:p>1281781.53</text:p>
          </table:table-cell>
          <table:table-cell office:value-type="float" office:value="1398457.14" calcext:value-type="float">
            <text:p>1398457.14</text:p>
          </table:table-cell>
          <table:table-cell office:value-type="float" office:value="1512029.69" calcext:value-type="float">
            <text:p>1512029.69</text:p>
          </table:table-cell>
          <table:table-cell office:value-type="float" office:value="1644778.33" calcext:value-type="float">
            <text:p>1644778.33</text:p>
          </table:table-cell>
          <table:table-cell office:value-type="float" office:value="1673130.07" calcext:value-type="float">
            <text:p>1673130.07</text:p>
          </table:table-cell>
          <table:table-cell office:value-type="float" office:value="1764582.54" calcext:value-type="float">
            <text:p>1764582.54</text:p>
          </table:table-cell>
          <table:table-cell office:value-type="float" office:value="149489100" calcext:value-type="float">
            <text:p>149489100</text:p>
          </table:table-cell>
          <table:table-cell office:value-type="float" office:value="155357100" calcext:value-type="float">
            <text:p>155357100</text:p>
          </table:table-cell>
          <table:table-cell office:value-type="float" office:value="154540500" calcext:value-type="float">
            <text:p>154540500</text:p>
          </table:table-cell>
          <table:table-cell office:value-type="float" office:value="209063600" calcext:value-type="float">
            <text:p>209063600</text:p>
          </table:table-cell>
          <table:table-cell office:value-type="float" office:value="208630400" calcext:value-type="float">
            <text:p>208630400</text:p>
          </table:table-cell>
          <table:table-cell office:value-type="float" office:value="219599000" calcext:value-type="float">
            <text:p>219599000</text:p>
          </table:table-cell>
          <table:table-cell office:value-type="float" office:value="260335500" calcext:value-type="float">
            <text:p>260335500</text:p>
          </table:table-cell>
          <table:table-cell office:value-type="float" office:value="232355900" calcext:value-type="float">
            <text:p>232355900</text:p>
          </table:table-cell>
          <table:table-cell office:value-type="float" office:value="250464500" calcext:value-type="float">
            <text:p>250464500</text:p>
          </table:table-cell>
          <table:table-cell office:value-type="float" office:value="296615000" calcext:value-type="float">
            <text:p>296615000</text:p>
          </table:table-cell>
          <table:table-cell office:value-type="float" office:value="328777000" calcext:value-type="float">
            <text:p>328777000</text:p>
          </table:table-cell>
          <table:table-cell office:value-type="float" office:value="848" calcext:value-type="float">
            <text:p>848</text:p>
          </table:table-cell>
          <table:table-cell office:value-type="float" office:value="828" calcext:value-type="float">
            <text:p>828</text:p>
          </table:table-cell>
          <table:table-cell office:value-type="float" office:value="870" calcext:value-type="float">
            <text:p>870</text:p>
          </table:table-cell>
          <table:table-cell office:value-type="float" office:value="958" calcext:value-type="float">
            <text:p>958</text:p>
          </table:table-cell>
          <table:table-cell office:value-type="float" office:value="1007" calcext:value-type="float">
            <text:p>1007</text:p>
          </table:table-cell>
          <table:table-cell office:value-type="float" office:value="992" calcext:value-type="float">
            <text:p>992</text:p>
          </table:table-cell>
          <table:table-cell office:value-type="float" office:value="989" calcext:value-type="float">
            <text:p>989</text:p>
          </table:table-cell>
          <table:table-cell office:value-type="float" office:value="1055" calcext:value-type="float">
            <text:p>1055</text:p>
          </table:table-cell>
          <table:table-cell office:value-type="float" office:value="1043" calcext:value-type="float">
            <text:p>1043</text:p>
          </table:table-cell>
          <table:table-cell office:value-type="float" office:value="1101" calcext:value-type="float">
            <text:p>1101</text:p>
          </table:table-cell>
          <table:table-cell office:value-type="float" office:value="1151" calcext:value-type="float">
            <text:p>11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URUPEM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79" calcext:value-type="float">
            <text:p>2479</text:p>
          </table:table-cell>
          <table:table-cell office:value-type="float" office:value="2476" calcext:value-type="float">
            <text:p>2476</text:p>
          </table:table-cell>
          <table:table-cell office:value-type="float" office:value="2507" calcext:value-type="float">
            <text:p>2507</text:p>
          </table:table-cell>
          <table:table-cell office:value-type="float" office:value="2502" calcext:value-type="float">
            <text:p>2502</text:p>
          </table:table-cell>
          <table:table-cell office:value-type="float" office:value="2497" calcext:value-type="float">
            <text:p>2497</text:p>
          </table:table-cell>
          <table:table-cell office:value-type="float" office:value="2492" calcext:value-type="float">
            <text:p>2492</text:p>
          </table:table-cell>
          <table:table-cell office:value-type="float" office:value="2487" calcext:value-type="float">
            <text:p>2487</text:p>
          </table:table-cell>
          <table:table-cell office:value-type="float" office:value="2472" calcext:value-type="float">
            <text:p>2472</text:p>
          </table:table-cell>
          <table:table-cell office:value-type="float" office:value="2465" calcext:value-type="float">
            <text:p>2465</text:p>
          </table:table-cell>
          <table:table-cell office:value-type="float" office:value="2459" calcext:value-type="float">
            <text:p>2459</text:p>
          </table:table-cell>
          <table:table-cell office:value-type="float" office:value="123743.07" calcext:value-type="float">
            <text:p>123743.07</text:p>
          </table:table-cell>
          <table:table-cell office:value-type="float" office:value="185468.86" calcext:value-type="float">
            <text:p>185468.86</text:p>
          </table:table-cell>
          <table:table-cell office:value-type="float" office:value="172036.88" calcext:value-type="float">
            <text:p>172036.88</text:p>
          </table:table-cell>
          <table:table-cell office:value-type="float" office:value="233810.7" calcext:value-type="float">
            <text:p>233810.7</text:p>
          </table:table-cell>
          <table:table-cell office:value-type="float" office:value="256856.04" calcext:value-type="float">
            <text:p>256856.04</text:p>
          </table:table-cell>
          <table:table-cell office:value-type="float" office:value="249114.32" calcext:value-type="float">
            <text:p>249114.32</text:p>
          </table:table-cell>
          <table:table-cell office:value-type="float" office:value="291128.03" calcext:value-type="float">
            <text:p>291128.03</text:p>
          </table:table-cell>
          <table:table-cell office:value-type="float" office:value="336241.24" calcext:value-type="float">
            <text:p>336241.24</text:p>
          </table:table-cell>
          <table:table-cell office:value-type="float" office:value="327754.79" calcext:value-type="float">
            <text:p>327754.79</text:p>
          </table:table-cell>
          <table:table-cell office:value-type="float" office:value="335473.88" calcext:value-type="float">
            <text:p>335473.88</text:p>
          </table:table-cell>
          <table:table-cell office:value-type="float" office:value="484397.39" calcext:value-type="float">
            <text:p>484397.39</text:p>
          </table:table-cell>
          <table:table-cell office:value-type="float" office:value="32839930" calcext:value-type="float">
            <text:p>32839930</text:p>
          </table:table-cell>
          <table:table-cell office:value-type="float" office:value="34524900" calcext:value-type="float">
            <text:p>34524900</text:p>
          </table:table-cell>
          <table:table-cell office:value-type="float" office:value="37811650" calcext:value-type="float">
            <text:p>37811650</text:p>
          </table:table-cell>
          <table:table-cell office:value-type="float" office:value="42607370" calcext:value-type="float">
            <text:p>42607370</text:p>
          </table:table-cell>
          <table:table-cell office:value-type="float" office:value="51616980" calcext:value-type="float">
            <text:p>51616980</text:p>
          </table:table-cell>
          <table:table-cell office:value-type="float" office:value="49490940" calcext:value-type="float">
            <text:p>49490940</text:p>
          </table:table-cell>
          <table:table-cell office:value-type="float" office:value="66077240" calcext:value-type="float">
            <text:p>66077240</text:p>
          </table:table-cell>
          <table:table-cell office:value-type="float" office:value="68706940" calcext:value-type="float">
            <text:p>68706940</text:p>
          </table:table-cell>
          <table:table-cell office:value-type="float" office:value="54676740" calcext:value-type="float">
            <text:p>54676740</text:p>
          </table:table-cell>
          <table:table-cell office:value-type="float" office:value="66614000" calcext:value-type="float">
            <text:p>66614000</text:p>
          </table:table-cell>
          <table:table-cell office:value-type="float" office:value="75587000" calcext:value-type="float">
            <text:p>75587000</text:p>
          </table:table-cell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243" calcext:value-type="float">
            <text:p>24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URUSSAN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91" calcext:value-type="float">
            <text:p>20291</text:p>
          </table:table-cell>
          <table:table-cell office:value-type="float" office:value="20356" calcext:value-type="float">
            <text:p>20356</text:p>
          </table:table-cell>
          <table:table-cell office:value-type="float" office:value="20826" calcext:value-type="float">
            <text:p>20826</text:p>
          </table:table-cell>
          <table:table-cell office:value-type="float" office:value="20915" calcext:value-type="float">
            <text:p>20915</text:p>
          </table:table-cell>
          <table:table-cell office:value-type="float" office:value="21003" calcext:value-type="float">
            <text:p>21003</text:p>
          </table:table-cell>
          <table:table-cell office:value-type="float" office:value="21090" calcext:value-type="float">
            <text:p>21090</text:p>
          </table:table-cell>
          <table:table-cell office:value-type="float" office:value="21177" calcext:value-type="float">
            <text:p>21177</text:p>
          </table:table-cell>
          <table:table-cell office:value-type="float" office:value="21190" calcext:value-type="float">
            <text:p>21190</text:p>
          </table:table-cell>
          <table:table-cell office:value-type="float" office:value="21268" calcext:value-type="float">
            <text:p>21268</text:p>
          </table:table-cell>
          <table:table-cell office:value-type="float" office:value="21344" calcext:value-type="float">
            <text:p>21344</text:p>
          </table:table-cell>
          <table:table-cell office:value-type="float" office:value="6654782.47" calcext:value-type="float">
            <text:p>6654782.47</text:p>
          </table:table-cell>
          <table:table-cell office:value-type="float" office:value="7763488.46" calcext:value-type="float">
            <text:p>7763488.46</text:p>
          </table:table-cell>
          <table:table-cell office:value-type="float" office:value="8786735.68" calcext:value-type="float">
            <text:p>8786735.68</text:p>
          </table:table-cell>
          <table:table-cell office:value-type="float" office:value="10532053.57" calcext:value-type="float">
            <text:p>10532053.57</text:p>
          </table:table-cell>
          <table:table-cell office:value-type="float" office:value="11199752.54" calcext:value-type="float">
            <text:p>11199752.54</text:p>
          </table:table-cell>
          <table:table-cell office:value-type="float" office:value="11727613.71" calcext:value-type="float">
            <text:p>11727613.71</text:p>
          </table:table-cell>
          <table:table-cell office:value-type="float" office:value="12000748.42" calcext:value-type="float">
            <text:p>12000748.42</text:p>
          </table:table-cell>
          <table:table-cell office:value-type="float" office:value="11388253.22" calcext:value-type="float">
            <text:p>11388253.22</text:p>
          </table:table-cell>
          <table:table-cell office:value-type="float" office:value="13346916.58" calcext:value-type="float">
            <text:p>13346916.58</text:p>
          </table:table-cell>
          <table:table-cell office:value-type="float" office:value="13399060.99" calcext:value-type="float">
            <text:p>13399060.99</text:p>
          </table:table-cell>
          <table:table-cell office:value-type="float" office:value="15280584.89" calcext:value-type="float">
            <text:p>15280584.89</text:p>
          </table:table-cell>
          <table:table-cell office:value-type="float" office:value="446479600" calcext:value-type="float">
            <text:p>446479600</text:p>
          </table:table-cell>
          <table:table-cell office:value-type="float" office:value="527613400" calcext:value-type="float">
            <text:p>527613400</text:p>
          </table:table-cell>
          <table:table-cell office:value-type="float" office:value="542993000" calcext:value-type="float">
            <text:p>542993000</text:p>
          </table:table-cell>
          <table:table-cell office:value-type="float" office:value="613146500" calcext:value-type="float">
            <text:p>613146500</text:p>
          </table:table-cell>
          <table:table-cell office:value-type="float" office:value="760681400" calcext:value-type="float">
            <text:p>760681400</text:p>
          </table:table-cell>
          <table:table-cell office:value-type="float" office:value="737693600" calcext:value-type="float">
            <text:p>737693600</text:p>
          </table:table-cell>
          <table:table-cell office:value-type="float" office:value="739256700" calcext:value-type="float">
            <text:p>739256700</text:p>
          </table:table-cell>
          <table:table-cell office:value-type="float" office:value="794659000" calcext:value-type="float">
            <text:p>794659000</text:p>
          </table:table-cell>
          <table:table-cell office:value-type="float" office:value="835696600" calcext:value-type="float">
            <text:p>835696600</text:p>
          </table:table-cell>
          <table:table-cell office:value-type="float" office:value="834663000" calcext:value-type="float">
            <text:p>834663000</text:p>
          </table:table-cell>
          <table:table-cell office:value-type="float" office:value="913785000" calcext:value-type="float">
            <text:p>913785000</text:p>
          </table:table-cell>
          <table:table-cell office:value-type="float" office:value="5460" calcext:value-type="float">
            <text:p>5460</text:p>
          </table:table-cell>
          <table:table-cell office:value-type="float" office:value="5706" calcext:value-type="float">
            <text:p>5706</text:p>
          </table:table-cell>
          <table:table-cell office:value-type="float" office:value="5991" calcext:value-type="float">
            <text:p>5991</text:p>
          </table:table-cell>
          <table:table-cell office:value-type="float" office:value="6540" calcext:value-type="float">
            <text:p>6540</text:p>
          </table:table-cell>
          <table:table-cell office:value-type="float" office:value="6334" calcext:value-type="float">
            <text:p>6334</text:p>
          </table:table-cell>
          <table:table-cell office:value-type="float" office:value="5824" calcext:value-type="float">
            <text:p>5824</text:p>
          </table:table-cell>
          <table:table-cell office:value-type="float" office:value="5490" calcext:value-type="float">
            <text:p>5490</text:p>
          </table:table-cell>
          <table:table-cell office:value-type="float" office:value="5274" calcext:value-type="float">
            <text:p>5274</text:p>
          </table:table-cell>
          <table:table-cell office:value-type="float" office:value="5574" calcext:value-type="float">
            <text:p>5574</text:p>
          </table:table-cell>
          <table:table-cell office:value-type="float" office:value="5627" calcext:value-type="float">
            <text:p>5627</text:p>
          </table:table-cell>
          <table:table-cell office:value-type="float" office:value="6268" calcext:value-type="float">
            <text:p>626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VARGEÃ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533" calcext:value-type="float">
            <text:p>3533</text:p>
          </table:table-cell>
          <table:table-cell table:number-columns-repeated="5" office:value-type="float" office:value="3590" calcext:value-type="float">
            <text:p>3590</text:p>
          </table:table-cell>
          <table:table-cell office:value-type="float" office:value="3575" calcext:value-type="float">
            <text:p>3575</text:p>
          </table:table-cell>
          <table:table-cell office:value-type="float" office:value="3573" calcext:value-type="float">
            <text:p>3573</text:p>
          </table:table-cell>
          <table:table-cell office:value-type="float" office:value="3571" calcext:value-type="float">
            <text:p>3571</text:p>
          </table:table-cell>
          <table:table-cell office:value-type="float" office:value="718388.21" calcext:value-type="float">
            <text:p>718388.21</text:p>
          </table:table-cell>
          <table:table-cell office:value-type="float" office:value="714893.62" calcext:value-type="float">
            <text:p>714893.62</text:p>
          </table:table-cell>
          <table:table-cell office:value-type="float" office:value="778142.58" calcext:value-type="float">
            <text:p>778142.58</text:p>
          </table:table-cell>
          <table:table-cell office:value-type="float" office:value="1013145.25" calcext:value-type="float">
            <text:p>1013145.25</text:p>
          </table:table-cell>
          <table:table-cell office:value-type="float" office:value="1164459.97" calcext:value-type="float">
            <text:p>1164459.97</text:p>
          </table:table-cell>
          <table:table-cell office:value-type="float" office:value="1212497.23" calcext:value-type="float">
            <text:p>1212497.23</text:p>
          </table:table-cell>
          <table:table-cell office:value-type="float" office:value="1330282.48" calcext:value-type="float">
            <text:p>1330282.48</text:p>
          </table:table-cell>
          <table:table-cell office:value-type="float" office:value="1542073.51" calcext:value-type="float">
            <text:p>1542073.51</text:p>
          </table:table-cell>
          <table:table-cell office:value-type="float" office:value="1716565.56" calcext:value-type="float">
            <text:p>1716565.56</text:p>
          </table:table-cell>
          <table:table-cell office:value-type="float" office:value="1881244.97" calcext:value-type="float">
            <text:p>1881244.97</text:p>
          </table:table-cell>
          <table:table-cell office:value-type="float" office:value="1971453.71" calcext:value-type="float">
            <text:p>1971453.71</text:p>
          </table:table-cell>
          <table:table-cell office:value-type="float" office:value="168042700" calcext:value-type="float">
            <text:p>168042700</text:p>
          </table:table-cell>
          <table:table-cell office:value-type="float" office:value="257596800" calcext:value-type="float">
            <text:p>257596800</text:p>
          </table:table-cell>
          <table:table-cell office:value-type="float" office:value="316382800" calcext:value-type="float">
            <text:p>316382800</text:p>
          </table:table-cell>
          <table:table-cell office:value-type="float" office:value="294680000" calcext:value-type="float">
            <text:p>294680000</text:p>
          </table:table-cell>
          <table:table-cell office:value-type="float" office:value="112765600" calcext:value-type="float">
            <text:p>112765600</text:p>
          </table:table-cell>
          <table:table-cell office:value-type="float" office:value="112412700" calcext:value-type="float">
            <text:p>112412700</text:p>
          </table:table-cell>
          <table:table-cell office:value-type="float" office:value="115015900" calcext:value-type="float">
            <text:p>115015900</text:p>
          </table:table-cell>
          <table:table-cell office:value-type="float" office:value="133068600" calcext:value-type="float">
            <text:p>133068600</text:p>
          </table:table-cell>
          <table:table-cell office:value-type="float" office:value="131915700" calcext:value-type="float">
            <text:p>131915700</text:p>
          </table:table-cell>
          <table:table-cell office:value-type="float" office:value="141077000" calcext:value-type="float">
            <text:p>141077000</text:p>
          </table:table-cell>
          <table:table-cell office:value-type="float" office:value="166921000" calcext:value-type="float">
            <text:p>166921000</text:p>
          </table:table-cell>
          <table:table-cell office:value-type="float" office:value="737" calcext:value-type="float">
            <text:p>737</text:p>
          </table:table-cell>
          <table:table-cell office:value-type="float" office:value="770" calcext:value-type="float">
            <text:p>770</text:p>
          </table:table-cell>
          <table:table-cell office:value-type="float" office:value="784" calcext:value-type="float">
            <text:p>784</text:p>
          </table:table-cell>
          <table:table-cell office:value-type="float" office:value="872" calcext:value-type="float">
            <text:p>872</text:p>
          </table:table-cell>
          <table:table-cell office:value-type="float" office:value="863" calcext:value-type="float">
            <text:p>863</text:p>
          </table:table-cell>
          <table:table-cell office:value-type="float" office:value="818" calcext:value-type="float">
            <text:p>818</text:p>
          </table:table-cell>
          <table:table-cell office:value-type="float" office:value="800" calcext:value-type="float">
            <text:p>800</text:p>
          </table:table-cell>
          <table:table-cell office:value-type="float" office:value="871" calcext:value-type="float">
            <text:p>871</text:p>
          </table:table-cell>
          <table:table-cell office:value-type="float" office:value="887" calcext:value-type="float">
            <text:p>887</text:p>
          </table:table-cell>
          <table:table-cell office:value-type="float" office:value="944" calcext:value-type="float">
            <text:p>944</text:p>
          </table:table-cell>
          <table:table-cell office:value-type="float" office:value="947" calcext:value-type="float">
            <text:p>947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string" calcext:value-type="string">
            <text:p>VARG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76" calcext:value-type="float">
            <text:p>2776</text:p>
          </table:table-cell>
          <table:table-cell office:value-type="float" office:value="2746" calcext:value-type="float">
            <text:p>2746</text:p>
          </table:table-cell>
          <table:table-cell office:value-type="float" office:value="2718" calcext:value-type="float">
            <text:p>2718</text:p>
          </table:table-cell>
          <table:table-cell office:value-type="float" office:value="2674" calcext:value-type="float">
            <text:p>2674</text:p>
          </table:table-cell>
          <table:table-cell office:value-type="float" office:value="2630" calcext:value-type="float">
            <text:p>2630</text:p>
          </table:table-cell>
          <table:table-cell office:value-type="float" office:value="2586" calcext:value-type="float">
            <text:p>2586</text:p>
          </table:table-cell>
          <table:table-cell office:value-type="float" office:value="2543" calcext:value-type="float">
            <text:p>2543</text:p>
          </table:table-cell>
          <table:table-cell office:value-type="float" office:value="2522" calcext:value-type="float">
            <text:p>2522</text:p>
          </table:table-cell>
          <table:table-cell office:value-type="float" office:value="2477" calcext:value-type="float">
            <text:p>2477</text:p>
          </table:table-cell>
          <table:table-cell office:value-type="float" office:value="2432" calcext:value-type="float">
            <text:p>2432</text:p>
          </table:table-cell>
          <table:table-cell office:value-type="float" office:value="100421.88" calcext:value-type="float">
            <text:p>100421.88</text:p>
          </table:table-cell>
          <table:table-cell office:value-type="float" office:value="110913.96" calcext:value-type="float">
            <text:p>110913.96</text:p>
          </table:table-cell>
          <table:table-cell office:value-type="float" office:value="112036.77" calcext:value-type="float">
            <text:p>112036.77</text:p>
          </table:table-cell>
          <table:table-cell office:value-type="float" office:value="196607.11" calcext:value-type="float">
            <text:p>196607.11</text:p>
          </table:table-cell>
          <table:table-cell office:value-type="float" office:value="2183248.7" calcext:value-type="float">
            <text:p>2183248.7</text:p>
          </table:table-cell>
          <table:table-cell office:value-type="float" office:value="1984859.1" calcext:value-type="float">
            <text:p>1984859.1</text:p>
          </table:table-cell>
          <table:table-cell office:value-type="float" office:value="348669.45" calcext:value-type="float">
            <text:p>348669.45</text:p>
          </table:table-cell>
          <table:table-cell office:value-type="float" office:value="293902.38" calcext:value-type="float">
            <text:p>293902.38</text:p>
          </table:table-cell>
          <table:table-cell office:value-type="float" office:value="273464.34" calcext:value-type="float">
            <text:p>273464.34</text:p>
          </table:table-cell>
          <table:table-cell office:value-type="float" office:value="327554.82" calcext:value-type="float">
            <text:p>327554.82</text:p>
          </table:table-cell>
          <table:table-cell office:value-type="float" office:value="280826.23" calcext:value-type="float">
            <text:p>280826.23</text:p>
          </table:table-cell>
          <table:table-cell office:value-type="float" office:value="31532610" calcext:value-type="float">
            <text:p>31532610</text:p>
          </table:table-cell>
          <table:table-cell office:value-type="float" office:value="34088130" calcext:value-type="float">
            <text:p>34088130</text:p>
          </table:table-cell>
          <table:table-cell office:value-type="float" office:value="39160460" calcext:value-type="float">
            <text:p>39160460</text:p>
          </table:table-cell>
          <table:table-cell office:value-type="float" office:value="47188180" calcext:value-type="float">
            <text:p>47188180</text:p>
          </table:table-cell>
          <table:table-cell office:value-type="float" office:value="110495000" calcext:value-type="float">
            <text:p>110495000</text:p>
          </table:table-cell>
          <table:table-cell office:value-type="float" office:value="111497600" calcext:value-type="float">
            <text:p>111497600</text:p>
          </table:table-cell>
          <table:table-cell office:value-type="float" office:value="58995210" calcext:value-type="float">
            <text:p>58995210</text:p>
          </table:table-cell>
          <table:table-cell office:value-type="float" office:value="59496340" calcext:value-type="float">
            <text:p>59496340</text:p>
          </table:table-cell>
          <table:table-cell office:value-type="float" office:value="61414170" calcext:value-type="float">
            <text:p>61414170</text:p>
          </table:table-cell>
          <table:table-cell office:value-type="float" office:value="65731000" calcext:value-type="float">
            <text:p>65731000</text:p>
          </table:table-cell>
          <table:table-cell office:value-type="float" office:value="64360000" calcext:value-type="float">
            <text:p>64360000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078" calcext:value-type="float">
            <text:p>1078</text:p>
          </table:table-cell>
          <table:table-cell office:value-type="float" office:value="976" calcext:value-type="float">
            <text:p>976</text:p>
          </table:table-cell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VARGEM BON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5" calcext:value-type="float">
            <text:p>4765</text:p>
          </table:table-cell>
          <table:table-cell office:value-type="float" office:value="4738" calcext:value-type="float">
            <text:p>4738</text:p>
          </table:table-cell>
          <table:table-cell office:value-type="float" office:value="4752" calcext:value-type="float">
            <text:p>4752</text:p>
          </table:table-cell>
          <table:table-cell office:value-type="float" office:value="4713" calcext:value-type="float">
            <text:p>4713</text:p>
          </table:table-cell>
          <table:table-cell office:value-type="float" office:value="4674" calcext:value-type="float">
            <text:p>4674</text:p>
          </table:table-cell>
          <table:table-cell office:value-type="float" office:value="4635" calcext:value-type="float">
            <text:p>4635</text:p>
          </table:table-cell>
          <table:table-cell office:value-type="float" office:value="4597" calcext:value-type="float">
            <text:p>4597</text:p>
          </table:table-cell>
          <table:table-cell office:value-type="float" office:value="4534" calcext:value-type="float">
            <text:p>4534</text:p>
          </table:table-cell>
          <table:table-cell office:value-type="float" office:value="4492" calcext:value-type="float">
            <text:p>4492</text:p>
          </table:table-cell>
          <table:table-cell office:value-type="float" office:value="4451" calcext:value-type="float">
            <text:p>4451</text:p>
          </table:table-cell>
          <table:table-cell office:value-type="float" office:value="2160629.68" calcext:value-type="float">
            <text:p>2160629.68</text:p>
          </table:table-cell>
          <table:table-cell office:value-type="float" office:value="2492952.71" calcext:value-type="float">
            <text:p>2492952.71</text:p>
          </table:table-cell>
          <table:table-cell office:value-type="float" office:value="2578419.31" calcext:value-type="float">
            <text:p>2578419.31</text:p>
          </table:table-cell>
          <table:table-cell office:value-type="float" office:value="2932095.26" calcext:value-type="float">
            <text:p>2932095.26</text:p>
          </table:table-cell>
          <table:table-cell office:value-type="float" office:value="3372143.15" calcext:value-type="float">
            <text:p>3372143.15</text:p>
          </table:table-cell>
          <table:table-cell office:value-type="float" office:value="3734200.31" calcext:value-type="float">
            <text:p>3734200.31</text:p>
          </table:table-cell>
          <table:table-cell office:value-type="float" office:value="3724386.43" calcext:value-type="float">
            <text:p>3724386.43</text:p>
          </table:table-cell>
          <table:table-cell office:value-type="float" office:value="3890812.52" calcext:value-type="float">
            <text:p>3890812.52</text:p>
          </table:table-cell>
          <table:table-cell office:value-type="float" office:value="4209131.69" calcext:value-type="float">
            <text:p>4209131.69</text:p>
          </table:table-cell>
          <table:table-cell office:value-type="float" office:value="4251963.28" calcext:value-type="float">
            <text:p>4251963.28</text:p>
          </table:table-cell>
          <table:table-cell office:value-type="float" office:value="4601436.68" calcext:value-type="float">
            <text:p>4601436.68</text:p>
          </table:table-cell>
          <table:table-cell office:value-type="float" office:value="227434200" calcext:value-type="float">
            <text:p>227434200</text:p>
          </table:table-cell>
          <table:table-cell office:value-type="float" office:value="246402200" calcext:value-type="float">
            <text:p>246402200</text:p>
          </table:table-cell>
          <table:table-cell office:value-type="float" office:value="241763100" calcext:value-type="float">
            <text:p>241763100</text:p>
          </table:table-cell>
          <table:table-cell office:value-type="float" office:value="253574100" calcext:value-type="float">
            <text:p>253574100</text:p>
          </table:table-cell>
          <table:table-cell office:value-type="float" office:value="315448100" calcext:value-type="float">
            <text:p>315448100</text:p>
          </table:table-cell>
          <table:table-cell office:value-type="float" office:value="326300000" calcext:value-type="float">
            <text:p>326300000</text:p>
          </table:table-cell>
          <table:table-cell office:value-type="float" office:value="338264600" calcext:value-type="float">
            <text:p>338264600</text:p>
          </table:table-cell>
          <table:table-cell office:value-type="float" office:value="383954400" calcext:value-type="float">
            <text:p>383954400</text:p>
          </table:table-cell>
          <table:table-cell office:value-type="float" office:value="392371400" calcext:value-type="float">
            <text:p>392371400</text:p>
          </table:table-cell>
          <table:table-cell office:value-type="float" office:value="444100000" calcext:value-type="float">
            <text:p>444100000</text:p>
          </table:table-cell>
          <table:table-cell office:value-type="float" office:value="517713000" calcext:value-type="float">
            <text:p>517713000</text:p>
          </table:table-cell>
          <table:table-cell office:value-type="float" office:value="1385" calcext:value-type="float">
            <text:p>1385</text:p>
          </table:table-cell>
          <table:table-cell office:value-type="float" office:value="1412" calcext:value-type="float">
            <text:p>1412</text:p>
          </table:table-cell>
          <table:table-cell office:value-type="float" office:value="1300" calcext:value-type="float">
            <text:p>1300</text:p>
          </table:table-cell>
          <table:table-cell office:value-type="float" office:value="1325" calcext:value-type="float">
            <text:p>1325</text:p>
          </table:table-cell>
          <table:table-cell office:value-type="float" office:value="1418" calcext:value-type="float">
            <text:p>1418</text:p>
          </table:table-cell>
          <table:table-cell office:value-type="float" office:value="1469" calcext:value-type="float">
            <text:p>1469</text:p>
          </table:table-cell>
          <table:table-cell office:value-type="float" office:value="1422" calcext:value-type="float">
            <text:p>1422</text:p>
          </table:table-cell>
          <table:table-cell office:value-type="float" office:value="1468" calcext:value-type="float">
            <text:p>1468</text:p>
          </table:table-cell>
          <table:table-cell office:value-type="float" office:value="1500" calcext:value-type="float">
            <text:p>1500</text:p>
          </table:table-cell>
          <table:table-cell office:value-type="float" office:value="1461" calcext:value-type="float">
            <text:p>1461</text:p>
          </table:table-cell>
          <table:table-cell office:value-type="float" office:value="1592" calcext:value-type="float">
            <text:p>159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VIDAL RAM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287" calcext:value-type="float">
            <text:p>6287</text:p>
          </table:table-cell>
          <table:table-cell office:value-type="float" office:value="6284" calcext:value-type="float">
            <text:p>6284</text:p>
          </table:table-cell>
          <table:table-cell office:value-type="float" office:value="6377" calcext:value-type="float">
            <text:p>6377</text:p>
          </table:table-cell>
          <table:table-cell office:value-type="float" office:value="6372" calcext:value-type="float">
            <text:p>6372</text:p>
          </table:table-cell>
          <table:table-cell office:value-type="float" office:value="6366" calcext:value-type="float">
            <text:p>6366</text:p>
          </table:table-cell>
          <table:table-cell office:value-type="float" office:value="6361" calcext:value-type="float">
            <text:p>6361</text:p>
          </table:table-cell>
          <table:table-cell office:value-type="float" office:value="6356" calcext:value-type="float">
            <text:p>6356</text:p>
          </table:table-cell>
          <table:table-cell office:value-type="float" office:value="6347" calcext:value-type="float">
            <text:p>6347</text:p>
          </table:table-cell>
          <table:table-cell office:value-type="float" office:value="6338" calcext:value-type="float">
            <text:p>6338</text:p>
          </table:table-cell>
          <table:table-cell office:value-type="float" office:value="6329" calcext:value-type="float">
            <text:p>6329</text:p>
          </table:table-cell>
          <table:table-cell office:value-type="float" office:value="539261.27" calcext:value-type="float">
            <text:p>539261.27</text:p>
          </table:table-cell>
          <table:table-cell office:value-type="float" office:value="796673.32" calcext:value-type="float">
            <text:p>796673.32</text:p>
          </table:table-cell>
          <table:table-cell office:value-type="float" office:value="874689.88" calcext:value-type="float">
            <text:p>874689.88</text:p>
          </table:table-cell>
          <table:table-cell office:value-type="float" office:value="965478.8" calcext:value-type="float">
            <text:p>965478.8</text:p>
          </table:table-cell>
          <table:table-cell office:value-type="float" office:value="1109994.46" calcext:value-type="float">
            <text:p>1109994.46</text:p>
          </table:table-cell>
          <table:table-cell office:value-type="float" office:value="1100176.49" calcext:value-type="float">
            <text:p>1100176.49</text:p>
          </table:table-cell>
          <table:table-cell office:value-type="float" office:value="1152776.72" calcext:value-type="float">
            <text:p>1152776.72</text:p>
          </table:table-cell>
          <table:table-cell office:value-type="float" office:value="1246096.49" calcext:value-type="float">
            <text:p>1246096.49</text:p>
          </table:table-cell>
          <table:table-cell office:value-type="float" office:value="1351628.51" calcext:value-type="float">
            <text:p>1351628.51</text:p>
          </table:table-cell>
          <table:table-cell office:value-type="float" office:value="1326747.7" calcext:value-type="float">
            <text:p>1326747.7</text:p>
          </table:table-cell>
          <table:table-cell office:value-type="float" office:value="1435753.5" calcext:value-type="float">
            <text:p>1435753.5</text:p>
          </table:table-cell>
          <table:table-cell office:value-type="float" office:value="112126600" calcext:value-type="float">
            <text:p>112126600</text:p>
          </table:table-cell>
          <table:table-cell office:value-type="float" office:value="133762900" calcext:value-type="float">
            <text:p>133762900</text:p>
          </table:table-cell>
          <table:table-cell office:value-type="float" office:value="185620800" calcext:value-type="float">
            <text:p>185620800</text:p>
          </table:table-cell>
          <table:table-cell office:value-type="float" office:value="211483500" calcext:value-type="float">
            <text:p>211483500</text:p>
          </table:table-cell>
          <table:table-cell office:value-type="float" office:value="229270300" calcext:value-type="float">
            <text:p>229270300</text:p>
          </table:table-cell>
          <table:table-cell office:value-type="float" office:value="242840400" calcext:value-type="float">
            <text:p>242840400</text:p>
          </table:table-cell>
          <table:table-cell office:value-type="float" office:value="244270900" calcext:value-type="float">
            <text:p>244270900</text:p>
          </table:table-cell>
          <table:table-cell office:value-type="float" office:value="262229800" calcext:value-type="float">
            <text:p>262229800</text:p>
          </table:table-cell>
          <table:table-cell office:value-type="float" office:value="287462300" calcext:value-type="float">
            <text:p>287462300</text:p>
          </table:table-cell>
          <table:table-cell office:value-type="float" office:value="286152000" calcext:value-type="float">
            <text:p>286152000</text:p>
          </table:table-cell>
          <table:table-cell office:value-type="float" office:value="322853000" calcext:value-type="float">
            <text:p>322853000</text:p>
          </table:table-cell>
          <table:table-cell office:value-type="float" office:value="503" calcext:value-type="float">
            <text:p>503</text:p>
          </table:table-cell>
          <table:table-cell office:value-type="float" office:value="592" calcext:value-type="float">
            <text:p>592</text:p>
          </table:table-cell>
          <table:table-cell office:value-type="float" office:value="611" calcext:value-type="float">
            <text:p>611</text:p>
          </table:table-cell>
          <table:table-cell office:value-type="float" office:value="623" calcext:value-type="float">
            <text:p>623</text:p>
          </table:table-cell>
          <table:table-cell office:value-type="float" office:value="662" calcext:value-type="float">
            <text:p>662</text:p>
          </table:table-cell>
          <table:table-cell office:value-type="float" office:value="619" calcext:value-type="float">
            <text:p>619</text:p>
          </table:table-cell>
          <table:table-cell office:value-type="float" office:value="593" calcext:value-type="float">
            <text:p>593</text:p>
          </table:table-cell>
          <table:table-cell office:value-type="float" office:value="631" calcext:value-type="float">
            <text:p>631</text:p>
          </table:table-cell>
          <table:table-cell office:value-type="float" office:value="654" calcext:value-type="float">
            <text:p>654</text:p>
          </table:table-cell>
          <table:table-cell office:value-type="float" office:value="625" calcext:value-type="float">
            <text:p>625</text:p>
          </table:table-cell>
          <table:table-cell office:value-type="float" office:value="621" calcext:value-type="float">
            <text:p>621</text:p>
          </table:table-cell>
          <table:table-cell office:value-type="float" office:value="9354" calcext:value-type="float">
            <text:p>9354</text:p>
          </table:table-cell>
        </table:table-row>
        <table:table-row table:style-name="ro1">
          <table:table-cell office:value-type="string" calcext:value-type="string">
            <text:p>VIDEI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18" calcext:value-type="float">
            <text:p>47618</text:p>
          </table:table-cell>
          <table:table-cell office:value-type="float" office:value="48064" calcext:value-type="float">
            <text:p>48064</text:p>
          </table:table-cell>
          <table:table-cell office:value-type="float" office:value="49768" calcext:value-type="float">
            <text:p>49768</text:p>
          </table:table-cell>
          <table:table-cell office:value-type="float" office:value="50349" calcext:value-type="float">
            <text:p>50349</text:p>
          </table:table-cell>
          <table:table-cell office:value-type="float" office:value="50926" calcext:value-type="float">
            <text:p>50926</text:p>
          </table:table-cell>
          <table:table-cell office:value-type="float" office:value="51499" calcext:value-type="float">
            <text:p>51499</text:p>
          </table:table-cell>
          <table:table-cell office:value-type="float" office:value="52066" calcext:value-type="float">
            <text:p>52066</text:p>
          </table:table-cell>
          <table:table-cell office:value-type="float" office:value="52510" calcext:value-type="float">
            <text:p>52510</text:p>
          </table:table-cell>
          <table:table-cell office:value-type="float" office:value="53065" calcext:value-type="float">
            <text:p>53065</text:p>
          </table:table-cell>
          <table:table-cell office:value-type="float" office:value="53610" calcext:value-type="float">
            <text:p>53610</text:p>
          </table:table-cell>
          <table:table-cell office:value-type="float" office:value="19706029.47" calcext:value-type="float">
            <text:p>19706029.47</text:p>
          </table:table-cell>
          <table:table-cell office:value-type="float" office:value="21689059.46" calcext:value-type="float">
            <text:p>21689059.46</text:p>
          </table:table-cell>
          <table:table-cell office:value-type="float" office:value="23525393.82" calcext:value-type="float">
            <text:p>23525393.82</text:p>
          </table:table-cell>
          <table:table-cell office:value-type="float" office:value="26783429.48" calcext:value-type="float">
            <text:p>26783429.48</text:p>
          </table:table-cell>
          <table:table-cell office:value-type="float" office:value="29904379.05" calcext:value-type="float">
            <text:p>29904379.05</text:p>
          </table:table-cell>
          <table:table-cell office:value-type="float" office:value="32558559" calcext:value-type="float">
            <text:p>32558559</text:p>
          </table:table-cell>
          <table:table-cell office:value-type="float" office:value="33965084.78" calcext:value-type="float">
            <text:p>33965084.78</text:p>
          </table:table-cell>
          <table:table-cell office:value-type="float" office:value="35926013.12" calcext:value-type="float">
            <text:p>35926013.12</text:p>
          </table:table-cell>
          <table:table-cell office:value-type="float" office:value="39015442.09" calcext:value-type="float">
            <text:p>39015442.09</text:p>
          </table:table-cell>
          <table:table-cell office:value-type="float" office:value="41362404.75" calcext:value-type="float">
            <text:p>41362404.75</text:p>
          </table:table-cell>
          <table:table-cell office:value-type="float" office:value="44312474.29" calcext:value-type="float">
            <text:p>44312474.29</text:p>
          </table:table-cell>
          <table:table-cell office:value-type="float" office:value="1321930000" calcext:value-type="float">
            <text:p>1321930000</text:p>
          </table:table-cell>
          <table:table-cell office:value-type="float" office:value="1481946000" calcext:value-type="float">
            <text:p>1481946000</text:p>
          </table:table-cell>
          <table:table-cell office:value-type="float" office:value="1558188000" calcext:value-type="float">
            <text:p>1558188000</text:p>
          </table:table-cell>
          <table:table-cell office:value-type="float" office:value="1654509000" calcext:value-type="float">
            <text:p>1654509000</text:p>
          </table:table-cell>
          <table:table-cell office:value-type="float" office:value="2052274000" calcext:value-type="float">
            <text:p>2052274000</text:p>
          </table:table-cell>
          <table:table-cell office:value-type="float" office:value="2055978000" calcext:value-type="float">
            <text:p>2055978000</text:p>
          </table:table-cell>
          <table:table-cell office:value-type="float" office:value="2145344000" calcext:value-type="float">
            <text:p>2145344000</text:p>
          </table:table-cell>
          <table:table-cell office:value-type="float" office:value="2230367000" calcext:value-type="float">
            <text:p>2230367000</text:p>
          </table:table-cell>
          <table:table-cell office:value-type="float" office:value="2427864000" calcext:value-type="float">
            <text:p>2427864000</text:p>
          </table:table-cell>
          <table:table-cell office:value-type="float" office:value="2702064000" calcext:value-type="float">
            <text:p>2702064000</text:p>
          </table:table-cell>
          <table:table-cell office:value-type="float" office:value="2967393000" calcext:value-type="float">
            <text:p>2967393000</text:p>
          </table:table-cell>
          <table:table-cell office:value-type="float" office:value="16989" calcext:value-type="float">
            <text:p>16989</text:p>
          </table:table-cell>
          <table:table-cell office:value-type="float" office:value="16994" calcext:value-type="float">
            <text:p>16994</text:p>
          </table:table-cell>
          <table:table-cell office:value-type="float" office:value="16792" calcext:value-type="float">
            <text:p>16792</text:p>
          </table:table-cell>
          <table:table-cell office:value-type="float" office:value="17213" calcext:value-type="float">
            <text:p>17213</text:p>
          </table:table-cell>
          <table:table-cell office:value-type="float" office:value="17306" calcext:value-type="float">
            <text:p>17306</text:p>
          </table:table-cell>
          <table:table-cell office:value-type="float" office:value="17246" calcext:value-type="float">
            <text:p>17246</text:p>
          </table:table-cell>
          <table:table-cell office:value-type="float" office:value="16590" calcext:value-type="float">
            <text:p>16590</text:p>
          </table:table-cell>
          <table:table-cell office:value-type="float" office:value="16762" calcext:value-type="float">
            <text:p>16762</text:p>
          </table:table-cell>
          <table:table-cell office:value-type="float" office:value="17657" calcext:value-type="float">
            <text:p>17657</text:p>
          </table:table-cell>
          <table:table-cell office:value-type="float" office:value="18647" calcext:value-type="float">
            <text:p>18647</text:p>
          </table:table-cell>
          <table:table-cell office:value-type="float" office:value="19463" calcext:value-type="float">
            <text:p>1946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VITOR MEIRE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84" calcext:value-type="float">
            <text:p>5184</text:p>
          </table:table-cell>
          <table:table-cell office:value-type="float" office:value="5160" calcext:value-type="float">
            <text:p>5160</text:p>
          </table:table-cell>
          <table:table-cell office:value-type="float" office:value="5190" calcext:value-type="float">
            <text:p>5190</text:p>
          </table:table-cell>
          <table:table-cell office:value-type="float" office:value="5156" calcext:value-type="float">
            <text:p>5156</text:p>
          </table:table-cell>
          <table:table-cell office:value-type="float" office:value="5123" calcext:value-type="float">
            <text:p>5123</text:p>
          </table:table-cell>
          <table:table-cell office:value-type="float" office:value="5089" calcext:value-type="float">
            <text:p>5089</text:p>
          </table:table-cell>
          <table:table-cell office:value-type="float" office:value="5056" calcext:value-type="float">
            <text:p>5056</text:p>
          </table:table-cell>
          <table:table-cell office:value-type="float" office:value="5014" calcext:value-type="float">
            <text:p>5014</text:p>
          </table:table-cell>
          <table:table-cell office:value-type="float" office:value="4979" calcext:value-type="float">
            <text:p>4979</text:p>
          </table:table-cell>
          <table:table-cell office:value-type="float" office:value="4943" calcext:value-type="float">
            <text:p>4943</text:p>
          </table:table-cell>
          <table:table-cell office:value-type="float" office:value="606307.33" calcext:value-type="float">
            <text:p>606307.33</text:p>
          </table:table-cell>
          <table:table-cell office:value-type="float" office:value="659976.26" calcext:value-type="float">
            <text:p>659976.26</text:p>
          </table:table-cell>
          <table:table-cell office:value-type="float" office:value="827786.99" calcext:value-type="float">
            <text:p>827786.99</text:p>
          </table:table-cell>
          <table:table-cell office:value-type="float" office:value="1024760.17" calcext:value-type="float">
            <text:p>1024760.17</text:p>
          </table:table-cell>
          <table:table-cell office:value-type="float" office:value="1156264.31" calcext:value-type="float">
            <text:p>1156264.31</text:p>
          </table:table-cell>
          <table:table-cell office:value-type="float" office:value="1235935.95" calcext:value-type="float">
            <text:p>1235935.95</text:p>
          </table:table-cell>
          <table:table-cell office:value-type="float" office:value="1333946.64" calcext:value-type="float">
            <text:p>1333946.64</text:p>
          </table:table-cell>
          <table:table-cell office:value-type="float" office:value="1406766.18" calcext:value-type="float">
            <text:p>1406766.18</text:p>
          </table:table-cell>
          <table:table-cell office:value-type="float" office:value="1364416.72" calcext:value-type="float">
            <text:p>1364416.72</text:p>
          </table:table-cell>
          <table:table-cell office:value-type="float" office:value="1490401.63" calcext:value-type="float">
            <text:p>1490401.63</text:p>
          </table:table-cell>
          <table:table-cell office:value-type="float" office:value="1391417.62" calcext:value-type="float">
            <text:p>1391417.62</text:p>
          </table:table-cell>
          <table:table-cell office:value-type="float" office:value="70884620" calcext:value-type="float">
            <text:p>70884620</text:p>
          </table:table-cell>
          <table:table-cell office:value-type="float" office:value="67576190" calcext:value-type="float">
            <text:p>67576190</text:p>
          </table:table-cell>
          <table:table-cell office:value-type="float" office:value="76631820" calcext:value-type="float">
            <text:p>76631820</text:p>
          </table:table-cell>
          <table:table-cell office:value-type="float" office:value="83634660" calcext:value-type="float">
            <text:p>83634660</text:p>
          </table:table-cell>
          <table:table-cell office:value-type="float" office:value="92504600" calcext:value-type="float">
            <text:p>92504600</text:p>
          </table:table-cell>
          <table:table-cell office:value-type="float" office:value="94528440" calcext:value-type="float">
            <text:p>94528440</text:p>
          </table:table-cell>
          <table:table-cell office:value-type="float" office:value="102761000" calcext:value-type="float">
            <text:p>102761000</text:p>
          </table:table-cell>
          <table:table-cell office:value-type="float" office:value="117875700" calcext:value-type="float">
            <text:p>117875700</text:p>
          </table:table-cell>
          <table:table-cell office:value-type="float" office:value="118550500" calcext:value-type="float">
            <text:p>118550500</text:p>
          </table:table-cell>
          <table:table-cell office:value-type="float" office:value="118888000" calcext:value-type="float">
            <text:p>118888000</text:p>
          </table:table-cell>
          <table:table-cell office:value-type="float" office:value="128682000" calcext:value-type="float">
            <text:p>128682000</text:p>
          </table:table-cell>
          <table:table-cell office:value-type="float" office:value="582" calcext:value-type="float">
            <text:p>582</text:p>
          </table:table-cell>
          <table:table-cell office:value-type="float" office:value="602" calcext:value-type="float">
            <text:p>602</text:p>
          </table:table-cell>
          <table:table-cell office:value-type="float" office:value="676" calcext:value-type="float">
            <text:p>676</text:p>
          </table:table-cell>
          <table:table-cell office:value-type="float" office:value="745" calcext:value-type="float">
            <text:p>745</text:p>
          </table:table-cell>
          <table:table-cell office:value-type="float" office:value="776" calcext:value-type="float">
            <text:p>776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827" calcext:value-type="float">
            <text:p>827</text:p>
          </table:table-cell>
          <table:table-cell office:value-type="float" office:value="794" calcext:value-type="float">
            <text:p>794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WITMARS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7" calcext:value-type="float">
            <text:p>3627</text:p>
          </table:table-cell>
          <table:table-cell office:value-type="float" office:value="3653" calcext:value-type="float">
            <text:p>3653</text:p>
          </table:table-cell>
          <table:table-cell office:value-type="float" office:value="3769" calcext:value-type="float">
            <text:p>3769</text:p>
          </table:table-cell>
          <table:table-cell office:value-type="float" office:value="3805" calcext:value-type="float">
            <text:p>3805</text:p>
          </table:table-cell>
          <table:table-cell office:value-type="float" office:value="3841" calcext:value-type="float">
            <text:p>3841</text:p>
          </table:table-cell>
          <table:table-cell office:value-type="float" office:value="3876" calcext:value-type="float">
            <text:p>3876</text:p>
          </table:table-cell>
          <table:table-cell office:value-type="float" office:value="3912" calcext:value-type="float">
            <text:p>3912</text:p>
          </table:table-cell>
          <table:table-cell office:value-type="float" office:value="3932" calcext:value-type="float">
            <text:p>3932</text:p>
          </table:table-cell>
          <table:table-cell office:value-type="float" office:value="3965" calcext:value-type="float">
            <text:p>3965</text:p>
          </table:table-cell>
          <table:table-cell office:value-type="float" office:value="3998" calcext:value-type="float">
            <text:p>3998</text:p>
          </table:table-cell>
          <table:table-cell office:value-type="float" office:value="677475.44" calcext:value-type="float">
            <text:p>677475.44</text:p>
          </table:table-cell>
          <table:table-cell office:value-type="float" office:value="755527.79" calcext:value-type="float">
            <text:p>755527.79</text:p>
          </table:table-cell>
          <table:table-cell office:value-type="float" office:value="967219.76" calcext:value-type="float">
            <text:p>967219.76</text:p>
          </table:table-cell>
          <table:table-cell office:value-type="float" office:value="1212159.04" calcext:value-type="float">
            <text:p>1212159.04</text:p>
          </table:table-cell>
          <table:table-cell office:value-type="float" office:value="1532836.25" calcext:value-type="float">
            <text:p>1532836.25</text:p>
          </table:table-cell>
          <table:table-cell office:value-type="float" office:value="1600320.24" calcext:value-type="float">
            <text:p>1600320.24</text:p>
          </table:table-cell>
          <table:table-cell office:value-type="float" office:value="1790592.23" calcext:value-type="float">
            <text:p>1790592.23</text:p>
          </table:table-cell>
          <table:table-cell office:value-type="float" office:value="1888695.31" calcext:value-type="float">
            <text:p>1888695.31</text:p>
          </table:table-cell>
          <table:table-cell office:value-type="float" office:value="2069808.82" calcext:value-type="float">
            <text:p>2069808.82</text:p>
          </table:table-cell>
          <table:table-cell office:value-type="float" office:value="2206656.64" calcext:value-type="float">
            <text:p>2206656.64</text:p>
          </table:table-cell>
          <table:table-cell office:value-type="float" office:value="2156702.57" calcext:value-type="float">
            <text:p>2156702.57</text:p>
          </table:table-cell>
          <table:table-cell office:value-type="float" office:value="66342250" calcext:value-type="float">
            <text:p>66342250</text:p>
          </table:table-cell>
          <table:table-cell office:value-type="float" office:value="67950760" calcext:value-type="float">
            <text:p>67950760</text:p>
          </table:table-cell>
          <table:table-cell office:value-type="float" office:value="72938520" calcext:value-type="float">
            <text:p>72938520</text:p>
          </table:table-cell>
          <table:table-cell office:value-type="float" office:value="84680440" calcext:value-type="float">
            <text:p>84680440</text:p>
          </table:table-cell>
          <table:table-cell office:value-type="float" office:value="95820720" calcext:value-type="float">
            <text:p>95820720</text:p>
          </table:table-cell>
          <table:table-cell office:value-type="float" office:value="95988600" calcext:value-type="float">
            <text:p>95988600</text:p>
          </table:table-cell>
          <table:table-cell office:value-type="float" office:value="108866000" calcext:value-type="float">
            <text:p>108866000</text:p>
          </table:table-cell>
          <table:table-cell office:value-type="float" office:value="120885500" calcext:value-type="float">
            <text:p>120885500</text:p>
          </table:table-cell>
          <table:table-cell office:value-type="float" office:value="129232600" calcext:value-type="float">
            <text:p>129232600</text:p>
          </table:table-cell>
          <table:table-cell office:value-type="float" office:value="131465000" calcext:value-type="float">
            <text:p>131465000</text:p>
          </table:table-cell>
          <table:table-cell office:value-type="float" office:value="143671000" calcext:value-type="float">
            <text:p>143671000</text:p>
          </table:table-cell>
          <table:table-cell office:value-type="float" office:value="705" calcext:value-type="float">
            <text:p>705</text:p>
          </table:table-cell>
          <table:table-cell office:value-type="float" office:value="733" calcext:value-type="float">
            <text:p>733</text:p>
          </table:table-cell>
          <table:table-cell office:value-type="float" office:value="818" calcext:value-type="float">
            <text:p>818</text:p>
          </table:table-cell>
          <table:table-cell office:value-type="float" office:value="873" calcext:value-type="float">
            <text:p>873</text:p>
          </table:table-cell>
          <table:table-cell office:value-type="float" office:value="1022" calcext:value-type="float">
            <text:p>1022</text:p>
          </table:table-cell>
          <table:table-cell office:value-type="float" office:value="1005" calcext:value-type="float">
            <text:p>1005</text:p>
          </table:table-cell>
          <table:table-cell office:value-type="float" office:value="988" calcext:value-type="float">
            <text:p>988</text:p>
          </table:table-cell>
          <table:table-cell office:value-type="float" office:value="1014" calcext:value-type="float">
            <text:p>1014</text:p>
          </table:table-cell>
          <table:table-cell office:value-type="float" office:value="1040" calcext:value-type="float">
            <text:p>1040</text:p>
          </table:table-cell>
          <table:table-cell office:value-type="float" office:value="1054" calcext:value-type="float">
            <text:p>1054</text:p>
          </table:table-cell>
          <table:table-cell office:value-type="float" office:value="1063" calcext:value-type="float">
            <text:p>106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XANXERÊ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643" calcext:value-type="float">
            <text:p>44643</text:p>
          </table:table-cell>
          <table:table-cell office:value-type="float" office:value="45140" calcext:value-type="float">
            <text:p>45140</text:p>
          </table:table-cell>
          <table:table-cell office:value-type="float" office:value="46981" calcext:value-type="float">
            <text:p>46981</text:p>
          </table:table-cell>
          <table:table-cell office:value-type="float" office:value="47679" calcext:value-type="float">
            <text:p>47679</text:p>
          </table:table-cell>
          <table:table-cell office:value-type="float" office:value="48370" calcext:value-type="float">
            <text:p>48370</text:p>
          </table:table-cell>
          <table:table-cell office:value-type="float" office:value="49057" calcext:value-type="float">
            <text:p>49057</text:p>
          </table:table-cell>
          <table:table-cell office:value-type="float" office:value="49738" calcext:value-type="float">
            <text:p>49738</text:p>
          </table:table-cell>
          <table:table-cell office:value-type="float" office:value="50309" calcext:value-type="float">
            <text:p>50309</text:p>
          </table:table-cell>
          <table:table-cell office:value-type="float" office:value="50982" calcext:value-type="float">
            <text:p>50982</text:p>
          </table:table-cell>
          <table:table-cell office:value-type="float" office:value="51642" calcext:value-type="float">
            <text:p>51642</text:p>
          </table:table-cell>
          <table:table-cell office:value-type="float" office:value="11536317.38" calcext:value-type="float">
            <text:p>11536317.38</text:p>
          </table:table-cell>
          <table:table-cell office:value-type="float" office:value="13186858.68" calcext:value-type="float">
            <text:p>13186858.68</text:p>
          </table:table-cell>
          <table:table-cell office:value-type="float" office:value="15277349.68" calcext:value-type="float">
            <text:p>15277349.68</text:p>
          </table:table-cell>
          <table:table-cell office:value-type="float" office:value="16303473.3" calcext:value-type="float">
            <text:p>16303473.3</text:p>
          </table:table-cell>
          <table:table-cell office:value-type="float" office:value="19312896.03" calcext:value-type="float">
            <text:p>19312896.03</text:p>
          </table:table-cell>
          <table:table-cell office:value-type="float" office:value="20965992.53" calcext:value-type="float">
            <text:p>20965992.53</text:p>
          </table:table-cell>
          <table:table-cell office:value-type="float" office:value="23321483.35" calcext:value-type="float">
            <text:p>23321483.35</text:p>
          </table:table-cell>
          <table:table-cell office:value-type="float" office:value="23903521.61" calcext:value-type="float">
            <text:p>23903521.61</text:p>
          </table:table-cell>
          <table:table-cell office:value-type="float" office:value="24733365.72" calcext:value-type="float">
            <text:p>24733365.72</text:p>
          </table:table-cell>
          <table:table-cell office:value-type="float" office:value="25516778.81" calcext:value-type="float">
            <text:p>25516778.81</text:p>
          </table:table-cell>
          <table:table-cell office:value-type="float" office:value="26379365.15" calcext:value-type="float">
            <text:p>26379365.15</text:p>
          </table:table-cell>
          <table:table-cell office:value-type="float" office:value="1041491000" calcext:value-type="float">
            <text:p>1041491000</text:p>
          </table:table-cell>
          <table:table-cell office:value-type="float" office:value="1242075000" calcext:value-type="float">
            <text:p>1242075000</text:p>
          </table:table-cell>
          <table:table-cell office:value-type="float" office:value="1318268000" calcext:value-type="float">
            <text:p>1318268000</text:p>
          </table:table-cell>
          <table:table-cell office:value-type="float" office:value="1319706000" calcext:value-type="float">
            <text:p>1319706000</text:p>
          </table:table-cell>
          <table:table-cell office:value-type="float" office:value="1477791000" calcext:value-type="float">
            <text:p>1477791000</text:p>
          </table:table-cell>
          <table:table-cell office:value-type="float" office:value="1458213000" calcext:value-type="float">
            <text:p>1458213000</text:p>
          </table:table-cell>
          <table:table-cell office:value-type="float" office:value="1530245000" calcext:value-type="float">
            <text:p>1530245000</text:p>
          </table:table-cell>
          <table:table-cell office:value-type="float" office:value="1604050000" calcext:value-type="float">
            <text:p>1604050000</text:p>
          </table:table-cell>
          <table:table-cell office:value-type="float" office:value="1703710000" calcext:value-type="float">
            <text:p>1703710000</text:p>
          </table:table-cell>
          <table:table-cell office:value-type="float" office:value="1896873000" calcext:value-type="float">
            <text:p>1896873000</text:p>
          </table:table-cell>
          <table:table-cell office:value-type="float" office:value="2185610000" calcext:value-type="float">
            <text:p>2185610000</text:p>
          </table:table-cell>
          <table:table-cell office:value-type="float" office:value="10389" calcext:value-type="float">
            <text:p>10389</text:p>
          </table:table-cell>
          <table:table-cell office:value-type="float" office:value="10776" calcext:value-type="float">
            <text:p>10776</text:p>
          </table:table-cell>
          <table:table-cell office:value-type="float" office:value="11218" calcext:value-type="float">
            <text:p>11218</text:p>
          </table:table-cell>
          <table:table-cell office:value-type="float" office:value="11025" calcext:value-type="float">
            <text:p>11025</text:p>
          </table:table-cell>
          <table:table-cell office:value-type="float" office:value="11636" calcext:value-type="float">
            <text:p>11636</text:p>
          </table:table-cell>
          <table:table-cell office:value-type="float" office:value="11804" calcext:value-type="float">
            <text:p>11804</text:p>
          </table:table-cell>
          <table:table-cell office:value-type="float" office:value="12045" calcext:value-type="float">
            <text:p>12045</text:p>
          </table:table-cell>
          <table:table-cell office:value-type="float" office:value="11826" calcext:value-type="float">
            <text:p>11826</text:p>
          </table:table-cell>
          <table:table-cell office:value-type="float" office:value="11703" calcext:value-type="float">
            <text:p>11703</text:p>
          </table:table-cell>
          <table:table-cell office:value-type="float" office:value="12004" calcext:value-type="float">
            <text:p>12004</text:p>
          </table:table-cell>
          <table:table-cell office:value-type="float" office:value="11884" calcext:value-type="float">
            <text:p>1188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XAVANT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22" calcext:value-type="float">
            <text:p>4122</text:p>
          </table:table-cell>
          <table:table-cell office:value-type="float" office:value="4103" calcext:value-type="float">
            <text:p>4103</text:p>
          </table:table-cell>
          <table:table-cell office:value-type="float" office:value="4124" calcext:value-type="float">
            <text:p>4124</text:p>
          </table:table-cell>
          <table:table-cell office:value-type="float" office:value="4095" calcext:value-type="float">
            <text:p>4095</text:p>
          </table:table-cell>
          <table:table-cell office:value-type="float" office:value="4067" calcext:value-type="float">
            <text:p>4067</text:p>
          </table:table-cell>
          <table:table-cell office:value-type="float" office:value="4039" calcext:value-type="float">
            <text:p>4039</text:p>
          </table:table-cell>
          <table:table-cell office:value-type="float" office:value="4012" calcext:value-type="float">
            <text:p>4012</text:p>
          </table:table-cell>
          <table:table-cell office:value-type="float" office:value="3963" calcext:value-type="float">
            <text:p>3963</text:p>
          </table:table-cell>
          <table:table-cell office:value-type="float" office:value="3933" calcext:value-type="float">
            <text:p>3933</text:p>
          </table:table-cell>
          <table:table-cell office:value-type="float" office:value="3903" calcext:value-type="float">
            <text:p>3903</text:p>
          </table:table-cell>
          <table:table-cell office:value-type="float" office:value="223404.39" calcext:value-type="float">
            <text:p>223404.39</text:p>
          </table:table-cell>
          <table:table-cell office:value-type="float" office:value="314145.94" calcext:value-type="float">
            <text:p>314145.94</text:p>
          </table:table-cell>
          <table:table-cell office:value-type="float" office:value="293282.98" calcext:value-type="float">
            <text:p>293282.98</text:p>
          </table:table-cell>
          <table:table-cell office:value-type="float" office:value="376485.36" calcext:value-type="float">
            <text:p>376485.36</text:p>
          </table:table-cell>
          <table:table-cell office:value-type="float" office:value="455984.15" calcext:value-type="float">
            <text:p>455984.15</text:p>
          </table:table-cell>
          <table:table-cell office:value-type="float" office:value="522347.86" calcext:value-type="float">
            <text:p>522347.86</text:p>
          </table:table-cell>
          <table:table-cell office:value-type="float" office:value="538000.05" calcext:value-type="float">
            <text:p>538000.05</text:p>
          </table:table-cell>
          <table:table-cell office:value-type="float" office:value="526671.15" calcext:value-type="float">
            <text:p>526671.15</text:p>
          </table:table-cell>
          <table:table-cell office:value-type="float" office:value="479223.4" calcext:value-type="float">
            <text:p>479223.4</text:p>
          </table:table-cell>
          <table:table-cell office:value-type="float" office:value="565453.7" calcext:value-type="float">
            <text:p>565453.7</text:p>
          </table:table-cell>
          <table:table-cell office:value-type="float" office:value="343038.61" calcext:value-type="float">
            <text:p>343038.61</text:p>
          </table:table-cell>
          <table:table-cell office:value-type="float" office:value="91944330" calcext:value-type="float">
            <text:p>91944330</text:p>
          </table:table-cell>
          <table:table-cell office:value-type="float" office:value="97463230" calcext:value-type="float">
            <text:p>97463230</text:p>
          </table:table-cell>
          <table:table-cell office:value-type="float" office:value="92486740" calcext:value-type="float">
            <text:p>92486740</text:p>
          </table:table-cell>
          <table:table-cell office:value-type="float" office:value="112955900" calcext:value-type="float">
            <text:p>112955900</text:p>
          </table:table-cell>
          <table:table-cell office:value-type="float" office:value="141825300" calcext:value-type="float">
            <text:p>141825300</text:p>
          </table:table-cell>
          <table:table-cell office:value-type="float" office:value="171769900" calcext:value-type="float">
            <text:p>171769900</text:p>
          </table:table-cell>
          <table:table-cell office:value-type="float" office:value="185723600" calcext:value-type="float">
            <text:p>185723600</text:p>
          </table:table-cell>
          <table:table-cell office:value-type="float" office:value="183022300" calcext:value-type="float">
            <text:p>183022300</text:p>
          </table:table-cell>
          <table:table-cell office:value-type="float" office:value="216185400" calcext:value-type="float">
            <text:p>216185400</text:p>
          </table:table-cell>
          <table:table-cell office:value-type="float" office:value="157893000" calcext:value-type="float">
            <text:p>157893000</text:p>
          </table:table-cell>
          <table:table-cell office:value-type="float" office:value="175583000" calcext:value-type="float">
            <text:p>175583000</text:p>
          </table:table-cell>
          <table:table-cell office:value-type="float" office:value="261" calcext:value-type="float">
            <text:p>261</text:p>
          </table:table-cell>
          <table:table-cell office:value-type="float" office:value="342" calcext:value-type="float">
            <text:p>342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278" calcext:value-type="float">
            <text:p>278</text:p>
          </table:table-cell>
          <table:table-cell office:value-type="float" office:value="314" calcext:value-type="float">
            <text:p>314</text:p>
          </table:table-cell>
          <table:table-cell office:value-type="float" office:value="189" calcext:value-type="float">
            <text:p>18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XAX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33" calcext:value-type="float">
            <text:p>25933</text:p>
          </table:table-cell>
          <table:table-cell office:value-type="float" office:value="26145" calcext:value-type="float">
            <text:p>26145</text:p>
          </table:table-cell>
          <table:table-cell office:value-type="float" office:value="27039" calcext:value-type="float">
            <text:p>27039</text:p>
          </table:table-cell>
          <table:table-cell office:value-type="float" office:value="27336" calcext:value-type="float">
            <text:p>27336</text:p>
          </table:table-cell>
          <table:table-cell office:value-type="float" office:value="27630" calcext:value-type="float">
            <text:p>27630</text:p>
          </table:table-cell>
          <table:table-cell office:value-type="float" office:value="27921" calcext:value-type="float">
            <text:p>27921</text:p>
          </table:table-cell>
          <table:table-cell office:value-type="float" office:value="28210" calcext:value-type="float">
            <text:p>28210</text:p>
          </table:table-cell>
          <table:table-cell office:value-type="float" office:value="28424" calcext:value-type="float">
            <text:p>28424</text:p>
          </table:table-cell>
          <table:table-cell office:value-type="float" office:value="28706" calcext:value-type="float">
            <text:p>28706</text:p>
          </table:table-cell>
          <table:table-cell office:value-type="float" office:value="28983" calcext:value-type="float">
            <text:p>28983</text:p>
          </table:table-cell>
          <table:table-cell office:value-type="float" office:value="6778227.43" calcext:value-type="float">
            <text:p>6778227.43</text:p>
          </table:table-cell>
          <table:table-cell office:value-type="float" office:value="7906581.45" calcext:value-type="float">
            <text:p>7906581.45</text:p>
          </table:table-cell>
          <table:table-cell office:value-type="float" office:value="7192216.13" calcext:value-type="float">
            <text:p>7192216.13</text:p>
          </table:table-cell>
          <table:table-cell office:value-type="float" office:value="9334057.69" calcext:value-type="float">
            <text:p>9334057.69</text:p>
          </table:table-cell>
          <table:table-cell office:value-type="float" office:value="12058124.65" calcext:value-type="float">
            <text:p>12058124.65</text:p>
          </table:table-cell>
          <table:table-cell office:value-type="float" office:value="13451102.95" calcext:value-type="float">
            <text:p>13451102.95</text:p>
          </table:table-cell>
          <table:table-cell office:value-type="float" office:value="14863316.52" calcext:value-type="float">
            <text:p>14863316.52</text:p>
          </table:table-cell>
          <table:table-cell office:value-type="float" office:value="16419971.57" calcext:value-type="float">
            <text:p>16419971.57</text:p>
          </table:table-cell>
          <table:table-cell office:value-type="float" office:value="17698568.85" calcext:value-type="float">
            <text:p>17698568.85</text:p>
          </table:table-cell>
          <table:table-cell office:value-type="float" office:value="19079055.11" calcext:value-type="float">
            <text:p>19079055.11</text:p>
          </table:table-cell>
          <table:table-cell office:value-type="float" office:value="20765663.52" calcext:value-type="float">
            <text:p>20765663.52</text:p>
          </table:table-cell>
          <table:table-cell office:value-type="float" office:value="579348900" calcext:value-type="float">
            <text:p>579348900</text:p>
          </table:table-cell>
          <table:table-cell office:value-type="float" office:value="594177600" calcext:value-type="float">
            <text:p>594177600</text:p>
          </table:table-cell>
          <table:table-cell office:value-type="float" office:value="595003400" calcext:value-type="float">
            <text:p>595003400</text:p>
          </table:table-cell>
          <table:table-cell office:value-type="float" office:value="778413800" calcext:value-type="float">
            <text:p>778413800</text:p>
          </table:table-cell>
          <table:table-cell office:value-type="float" office:value="779071100" calcext:value-type="float">
            <text:p>779071100</text:p>
          </table:table-cell>
          <table:table-cell office:value-type="float" office:value="812945200" calcext:value-type="float">
            <text:p>812945200</text:p>
          </table:table-cell>
          <table:table-cell office:value-type="float" office:value="845678200" calcext:value-type="float">
            <text:p>845678200</text:p>
          </table:table-cell>
          <table:table-cell office:value-type="float" office:value="927591700" calcext:value-type="float">
            <text:p>927591700</text:p>
          </table:table-cell>
          <table:table-cell office:value-type="float" office:value="947824800" calcext:value-type="float">
            <text:p>947824800</text:p>
          </table:table-cell>
          <table:table-cell office:value-type="float" office:value="1038423000" calcext:value-type="float">
            <text:p>1038423000</text:p>
          </table:table-cell>
          <table:table-cell office:value-type="float" office:value="1108167000" calcext:value-type="float">
            <text:p>1108167000</text:p>
          </table:table-cell>
          <table:table-cell office:value-type="float" office:value="7314" calcext:value-type="float">
            <text:p>7314</text:p>
          </table:table-cell>
          <table:table-cell office:value-type="float" office:value="7737" calcext:value-type="float">
            <text:p>7737</text:p>
          </table:table-cell>
          <table:table-cell office:value-type="float" office:value="6623" calcext:value-type="float">
            <text:p>6623</text:p>
          </table:table-cell>
          <table:table-cell office:value-type="float" office:value="7295" calcext:value-type="float">
            <text:p>7295</text:p>
          </table:table-cell>
          <table:table-cell office:value-type="float" office:value="8327" calcext:value-type="float">
            <text:p>8327</text:p>
          </table:table-cell>
          <table:table-cell office:value-type="float" office:value="8363" calcext:value-type="float">
            <text:p>8363</text:p>
          </table:table-cell>
          <table:table-cell office:value-type="float" office:value="8531" calcext:value-type="float">
            <text:p>8531</text:p>
          </table:table-cell>
          <table:table-cell office:value-type="float" office:value="8608" calcext:value-type="float">
            <text:p>8608</text:p>
          </table:table-cell>
          <table:table-cell office:value-type="float" office:value="9129" calcext:value-type="float">
            <text:p>9129</text:p>
          </table:table-cell>
          <table:table-cell office:value-type="float" office:value="9381" calcext:value-type="float">
            <text:p>9381</text:p>
          </table:table-cell>
          <table:table-cell office:value-type="float" office:value="10109" calcext:value-type="float">
            <text:p>10109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ZORTÉ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19" calcext:value-type="float">
            <text:p>3019</text:p>
          </table:table-cell>
          <table:table-cell office:value-type="float" office:value="3046" calcext:value-type="float">
            <text:p>3046</text:p>
          </table:table-cell>
          <table:table-cell office:value-type="float" office:value="3153" calcext:value-type="float">
            <text:p>3153</text:p>
          </table:table-cell>
          <table:table-cell office:value-type="float" office:value="3190" calcext:value-type="float">
            <text:p>3190</text:p>
          </table:table-cell>
          <table:table-cell office:value-type="float" office:value="3227" calcext:value-type="float">
            <text:p>3227</text:p>
          </table:table-cell>
          <table:table-cell office:value-type="float" office:value="3264" calcext:value-type="float">
            <text:p>3264</text:p>
          </table:table-cell>
          <table:table-cell office:value-type="float" office:value="3300" calcext:value-type="float">
            <text:p>3300</text:p>
          </table:table-cell>
          <table:table-cell office:value-type="float" office:value="3328" calcext:value-type="float">
            <text:p>3328</text:p>
          </table:table-cell>
          <table:table-cell office:value-type="float" office:value="3363" calcext:value-type="float">
            <text:p>3363</text:p>
          </table:table-cell>
          <table:table-cell office:value-type="float" office:value="3398" calcext:value-type="float">
            <text:p>3398</text:p>
          </table:table-cell>
          <table:table-cell office:value-type="float" office:value="105464.19" calcext:value-type="float">
            <text:p>105464.19</text:p>
          </table:table-cell>
          <table:table-cell office:value-type="float" office:value="103652.9" calcext:value-type="float">
            <text:p>103652.9</text:p>
          </table:table-cell>
          <table:table-cell office:value-type="float" office:value="124856.47" calcext:value-type="float">
            <text:p>124856.47</text:p>
          </table:table-cell>
          <table:table-cell office:value-type="float" office:value="147279.12" calcext:value-type="float">
            <text:p>147279.12</text:p>
          </table:table-cell>
          <table:table-cell office:value-type="float" office:value="155165.35" calcext:value-type="float">
            <text:p>155165.35</text:p>
          </table:table-cell>
          <table:table-cell office:value-type="float" office:value="179045.2" calcext:value-type="float">
            <text:p>179045.2</text:p>
          </table:table-cell>
          <table:table-cell office:value-type="float" office:value="199117.11" calcext:value-type="float">
            <text:p>199117.11</text:p>
          </table:table-cell>
          <table:table-cell office:value-type="float" office:value="245893.62" calcext:value-type="float">
            <text:p>245893.62</text:p>
          </table:table-cell>
          <table:table-cell office:value-type="float" office:value="272943.49" calcext:value-type="float">
            <text:p>272943.49</text:p>
          </table:table-cell>
          <table:table-cell office:value-type="float" office:value="276073.45" calcext:value-type="float">
            <text:p>276073.45</text:p>
          </table:table-cell>
          <table:table-cell office:value-type="float" office:value="234291.32" calcext:value-type="float">
            <text:p>234291.32</text:p>
          </table:table-cell>
          <table:table-cell office:value-type="float" office:value="35327220" calcext:value-type="float">
            <text:p>35327220</text:p>
          </table:table-cell>
          <table:table-cell office:value-type="float" office:value="40530800" calcext:value-type="float">
            <text:p>40530800</text:p>
          </table:table-cell>
          <table:table-cell office:value-type="float" office:value="41102530" calcext:value-type="float">
            <text:p>41102530</text:p>
          </table:table-cell>
          <table:table-cell office:value-type="float" office:value="52344880" calcext:value-type="float">
            <text:p>52344880</text:p>
          </table:table-cell>
          <table:table-cell office:value-type="float" office:value="59500900" calcext:value-type="float">
            <text:p>59500900</text:p>
          </table:table-cell>
          <table:table-cell office:value-type="float" office:value="61737490" calcext:value-type="float">
            <text:p>61737490</text:p>
          </table:table-cell>
          <table:table-cell office:value-type="float" office:value="66969360" calcext:value-type="float">
            <text:p>66969360</text:p>
          </table:table-cell>
          <table:table-cell office:value-type="float" office:value="69088820" calcext:value-type="float">
            <text:p>69088820</text:p>
          </table:table-cell>
          <table:table-cell office:value-type="float" office:value="71184890" calcext:value-type="float">
            <text:p>71184890</text:p>
          </table:table-cell>
          <table:table-cell office:value-type="float" office:value="82422000" calcext:value-type="float">
            <text:p>82422000</text:p>
          </table:table-cell>
          <table:table-cell office:value-type="float" office:value="81851000" calcext:value-type="float">
            <text:p>81851000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490" calcext:value-type="float">
            <text:p>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4:30:20.777922607</meta:creation-date>
    <dc:date>2024-09-08T16:11:57.080571572</dc:date>
    <meta:editing-duration>PT48M41S</meta:editing-duration>
    <meta:editing-cycles>7</meta:editing-cycles>
    <meta:generator>LibreOffice/7.3.7.2$Linux_X86_64 LibreOffice_project/30$Build-2</meta:generator>
    <meta:document-statistic meta:table-count="1" meta:cell-count="13864" meta:object-count="0"/>
  </office:meta>
</office:document-meta>
</file>